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728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568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xport-tokenholders-for-contract-0xb6ed7644c69416d67b522e20bc294a9a9b405b3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HolderAddress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PendingBalanceUpdate</text:p>
          </table:table-cell>
        </table:table-row>
        <table:table-row table:style-name="ro1">
          <table:table-cell office:value-type="string" calcext:value-type="string">
            <text:p>0xcc297f8c64c7c7894a9c731fa5b0a8333a39beec</text:p>
          </table:table-cell>
          <table:table-cell office:value-type="float" office:value="992.88966273" calcext:value-type="float">
            <text:p>992.8896627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460f7df082cdec87d3d6fef2ecb101a7a1eb65f</text:p>
          </table:table-cell>
          <table:table-cell office:value-type="float" office:value="991.6" calcext:value-type="float">
            <text:p>991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067573b0b00627fe21492f1b95e7955a482aa7a</text:p>
          </table:table-cell>
          <table:table-cell office:value-type="float" office:value="986.8" calcext:value-type="float">
            <text:p>986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61b2b45312e5193ea118b490ddba71372c387dc</text:p>
          </table:table-cell>
          <table:table-cell office:value-type="float" office:value="985.80090647" calcext:value-type="float">
            <text:p>985.800906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da91fdafc84fd5909cf9ce5f6f3acf37bb16173</text:p>
          </table:table-cell>
          <table:table-cell office:value-type="float" office:value="984.72411607" calcext:value-type="float">
            <text:p>984.7241160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1319357e1abac14c7012626ab01992ffda57123</text:p>
          </table:table-cell>
          <table:table-cell office:value-type="float" office:value="980.53647924" calcext:value-type="float">
            <text:p>980.5364792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fb5ab02b67be98f78506dc3f9de32c81a447307</text:p>
          </table:table-cell>
          <table:table-cell office:value-type="float" office:value="974.07202238" calcext:value-type="float">
            <text:p>974.0720223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0a37fd544e321ee83c38aa7f5776d069fa4445f</text:p>
          </table:table-cell>
          <table:table-cell office:value-type="float" office:value="972.77887895" calcext:value-type="float">
            <text:p>972.7788789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a40cdbd97e2762e3fa030270b30048c652cafa6</text:p>
          </table:table-cell>
          <table:table-cell office:value-type="float" office:value="967.554866" calcext:value-type="float">
            <text:p>967.55486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360597abf1f0ee25cb9ad374b9e250428681a4e</text:p>
          </table:table-cell>
          <table:table-cell office:value-type="float" office:value="955.74240088" calcext:value-type="float">
            <text:p>955.7424008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ce6fcc9989ffbb6ad4e3f3a236e159548771718</text:p>
          </table:table-cell>
          <table:table-cell office:value-type="float" office:value="955.11656134" calcext:value-type="float">
            <text:p>955.1165613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563195d5c7afa1f888d9b98a5cee1cfc9c872dd</text:p>
          </table:table-cell>
          <table:table-cell office:value-type="float" office:value="950.0005102" calcext:value-type="float">
            <text:p>950.000510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4d5a8a75b9915f785229a94bbb74f4dfc646802</text:p>
          </table:table-cell>
          <table:table-cell office:value-type="float" office:value="949.91422132" calcext:value-type="float">
            <text:p>949.914221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753efd4c72c0a9cd4aea4c3e15784fa5c46c7a0</text:p>
          </table:table-cell>
          <table:table-cell office:value-type="float" office:value="949.51992834" calcext:value-type="float">
            <text:p>949.5199283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9d4f18d1f8340921892e0cd9e6a9947bf586f06</text:p>
          </table:table-cell>
          <table:table-cell office:value-type="float" office:value="940.72920978" calcext:value-type="float">
            <text:p>940.7292097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91a2c442ce9687d8a297fe6ba474397eba4cbae</text:p>
          </table:table-cell>
          <table:table-cell office:value-type="float" office:value="939.58990534" calcext:value-type="float">
            <text:p>939.5899053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d30e8a0dcd3dbd0a87ea3da7e7832cc7c05d064</text:p>
          </table:table-cell>
          <table:table-cell office:value-type="float" office:value="933.28793867" calcext:value-type="float">
            <text:p>933.2879386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41c69fe42579665f18d9f0ea44ac53b0e872276</text:p>
          </table:table-cell>
          <table:table-cell office:value-type="float" office:value="932.54901461" calcext:value-type="float">
            <text:p>932.5490146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cce8fe4f72836d001c6f25757a29c9d79fd0211</text:p>
          </table:table-cell>
          <table:table-cell office:value-type="float" office:value="926.21845768" calcext:value-type="float">
            <text:p>926.2184576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71396b868343e5894e39614d2ff66ef1a4400fd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490afd73d6004484be7211715ea3efed9c2edf5</text:p>
          </table:table-cell>
          <table:table-cell office:value-type="float" office:value="918.78346583" calcext:value-type="float">
            <text:p>918.7834658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48d7a89c75b494c6643cce5fa8910ff1300a240</text:p>
          </table:table-cell>
          <table:table-cell office:value-type="float" office:value="915.55705106" calcext:value-type="float">
            <text:p>915.5570510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d0aebba89c840aebe086fd8a9cd9542be0e251b</text:p>
          </table:table-cell>
          <table:table-cell office:value-type="float" office:value="903.21200354" calcext:value-type="float">
            <text:p>903.2120035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e0634a1f956df8580f18c955b3e9ee957e552c6</text:p>
          </table:table-cell>
          <table:table-cell office:value-type="float" office:value="901.21007104" calcext:value-type="float">
            <text:p>901.2100710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5786944ca4245a4ce9a2f1366e5e00cea0d228a</text:p>
          </table:table-cell>
          <table:table-cell office:value-type="float" office:value="898.67337773" calcext:value-type="float">
            <text:p>898.6733777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756d5567939745f79dc85b45f8bc4d59351db7f</text:p>
          </table:table-cell>
          <table:table-cell office:value-type="float" office:value="897.77" calcext:value-type="float">
            <text:p>897.7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6c90374144bd92a6a2789d5a09fa68ab82ba261</text:p>
          </table:table-cell>
          <table:table-cell office:value-type="float" office:value="893.79056113" calcext:value-type="float">
            <text:p>893.790561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9e4f6271287beb35a7bcd38940c616984a21ca4</text:p>
          </table:table-cell>
          <table:table-cell office:value-type="float" office:value="891.51017648" calcext:value-type="float">
            <text:p>891.5101764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cbff17d29628840913628c1c34ae64bbc84e0de</text:p>
          </table:table-cell>
          <table:table-cell office:value-type="float" office:value="890.13818259" calcext:value-type="float">
            <text:p>890.1381825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f76e8c83ae6b22e4eed09142035e07fcb62497d</text:p>
          </table:table-cell>
          <table:table-cell office:value-type="float" office:value="884.91006916" calcext:value-type="float">
            <text:p>884.910069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7d36939109924072c9000dbdf4e4af62b8d5bd3</text:p>
          </table:table-cell>
          <table:table-cell office:value-type="float" office:value="884.65286654" calcext:value-type="float">
            <text:p>884.6528665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348ccd3e09f0bdd520afd7adf155e241ad4e1df</text:p>
          </table:table-cell>
          <table:table-cell office:value-type="float" office:value="875.10019123" calcext:value-type="float">
            <text:p>875.100191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a2dd7616c04eae77465fb6f61ec5ef260ce6ae6</text:p>
          </table:table-cell>
          <table:table-cell office:value-type="float" office:value="873.40177645" calcext:value-type="float">
            <text:p>873.4017764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7613c80db14a17642f78c7808f75172079f0c3d</text:p>
          </table:table-cell>
          <table:table-cell office:value-type="float" office:value="863.94095447" calcext:value-type="float">
            <text:p>863.940954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0f3eee31f525f67c52aff39e3dffd2ec0a7910a</text:p>
          </table:table-cell>
          <table:table-cell office:value-type="float" office:value="863.18623594" calcext:value-type="float">
            <text:p>863.1862359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2109241b164f49d0ecf8395ade96223abf611ac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6efb17c234b47ec36be7402e0b8d7118ada550b</text:p>
          </table:table-cell>
          <table:table-cell office:value-type="float" office:value="860.74113538" calcext:value-type="float">
            <text:p>860.7411353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8a048c6c546d50893855c7e54df79bfc97f1bd1</text:p>
          </table:table-cell>
          <table:table-cell office:value-type="float" office:value="857.60837507" calcext:value-type="float">
            <text:p>857.6083750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165cb222d513f6e2af84ccdc706557799b72582</text:p>
          </table:table-cell>
          <table:table-cell office:value-type="float" office:value="855.9379596" calcext:value-type="float">
            <text:p>855.937959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c1efcd8f0c1b9953654b9f70c87b3e388cb5e92</text:p>
          </table:table-cell>
          <table:table-cell office:value-type="float" office:value="854.76806001" calcext:value-type="float">
            <text:p>854.768060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c7822ebbb7cc2d4ddae107ffe6b283df95a4c5d</text:p>
          </table:table-cell>
          <table:table-cell office:value-type="float" office:value="854.62047525" calcext:value-type="float">
            <text:p>854.620475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3b7d980335c85c496d8ee6f3119a9e5243e6376</text:p>
          </table:table-cell>
          <table:table-cell office:value-type="float" office:value="850.14440177" calcext:value-type="float">
            <text:p>850.1444017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f8cb429413bc0348748bc687007e28cb13cf62e</text:p>
          </table:table-cell>
          <table:table-cell office:value-type="float" office:value="848.93555692" calcext:value-type="float">
            <text:p>848.9355569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7160a1b984fa6b86e53bf09d96baee185d7cd52</text:p>
          </table:table-cell>
          <table:table-cell office:value-type="float" office:value="846.40574085" calcext:value-type="float">
            <text:p>846.4057408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55ddc2b1d8ff58836643da264bcbefb1dd9f8b4</text:p>
          </table:table-cell>
          <table:table-cell office:value-type="float" office:value="844.48717341" calcext:value-type="float">
            <text:p>844.4871734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ad53451f190411e131ab7cff0965615a1b98333</text:p>
          </table:table-cell>
          <table:table-cell office:value-type="float" office:value="842.22268839" calcext:value-type="float">
            <text:p>842.2226883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4bfd3bf03439ca715899daa5ca7b48a2244b67f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0996727e713a8815c19129f2514315274d24cde</text:p>
          </table:table-cell>
          <table:table-cell office:value-type="float" office:value="837.96389537" calcext:value-type="float">
            <text:p>837.9638953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55561ec3c2cb0510d211575f922a2aae1e7666f</text:p>
          </table:table-cell>
          <table:table-cell office:value-type="float" office:value="836.33515349" calcext:value-type="float">
            <text:p>836.3351534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a758f9aaa89bd3a9d0d60303c704d81d4a68fcd</text:p>
          </table:table-cell>
          <table:table-cell office:value-type="float" office:value="835.58058245" calcext:value-type="float">
            <text:p>835.5805824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3b0dab9c2fb3561f031a6a2c2a18e5df305cbc1</text:p>
          </table:table-cell>
          <table:table-cell office:value-type="float" office:value="834.00981929" calcext:value-type="float">
            <text:p>834.0098192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c88677dfa4522e13847f3fc098884b31c870f34</text:p>
          </table:table-cell>
          <table:table-cell office:value-type="float" office:value="830.00647367" calcext:value-type="float">
            <text:p>830.0064736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c9fd210f5efd839e9dcb4e09ee0d46e34dce002</text:p>
          </table:table-cell>
          <table:table-cell office:value-type="float" office:value="829.59418627" calcext:value-type="float">
            <text:p>829.594186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e0e0c3512708cf1ae79413982e61be42e9dac91</text:p>
          </table:table-cell>
          <table:table-cell office:value-type="float" office:value="828.51860527" calcext:value-type="float">
            <text:p>828.518605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f163cc9dc4180e43ad3caccc08932e7b5517a63</text:p>
          </table:table-cell>
          <table:table-cell office:value-type="float" office:value="828.06233092" calcext:value-type="float">
            <text:p>828.0623309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8724afa95ec4eab1c2b7698af4c7c2647c8d445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8b516f10bd2e9b7c8d49c326a49e63d3f87ac53</text:p>
          </table:table-cell>
          <table:table-cell office:value-type="float" office:value="821.00794765" calcext:value-type="float">
            <text:p>821.0079476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d6315d3a38efdb586ad9403aaa41c01f02bc403</text:p>
          </table:table-cell>
          <table:table-cell office:value-type="float" office:value="812.63652947" calcext:value-type="float">
            <text:p>812.636529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e630e342cd117f828bfa298dda7df839292fb1b</text:p>
          </table:table-cell>
          <table:table-cell office:value-type="float" office:value="810.82238995" calcext:value-type="float">
            <text:p>810.8223899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01435e578eb3182cabe05f11db2bea493dbe7ca</text:p>
          </table:table-cell>
          <table:table-cell office:value-type="float" office:value="805.96116158" calcext:value-type="float">
            <text:p>805.9611615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c2d516c2eb8741f12df5b82e73a593c25e7f2da</text:p>
          </table:table-cell>
          <table:table-cell office:value-type="float" office:value="803.5053325" calcext:value-type="float">
            <text:p>803.50533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cccb1a3a8635b46845eba5938de97d373b0348b</text:p>
          </table:table-cell>
          <table:table-cell office:value-type="float" office:value="801.76814472" calcext:value-type="float">
            <text:p>801.7681447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04eeebb5c61af09b16a6d467562cca361693270</text:p>
          </table:table-cell>
          <table:table-cell office:value-type="float" office:value="794.26926894" calcext:value-type="float">
            <text:p>794.2692689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f3c6af794693ed19104016a20b46405e9bfb9e7</text:p>
          </table:table-cell>
          <table:table-cell office:value-type="float" office:value="793.4304838" calcext:value-type="float">
            <text:p>793.430483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be48b877aa1d6f8c7616671c0c99f18155ea0e4</text:p>
          </table:table-cell>
          <table:table-cell office:value-type="float" office:value="793.28410304" calcext:value-type="float">
            <text:p>793.2841030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a42fc9cb17c5034e9293e0ad960c7592de3f580</text:p>
          </table:table-cell>
          <table:table-cell office:value-type="float" office:value="792.41302392" calcext:value-type="float">
            <text:p>792.4130239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7f998572d4b4b1b1e108127d51fd21a97774ef1</text:p>
          </table:table-cell>
          <table:table-cell office:value-type="float" office:value="789.87660109" calcext:value-type="float">
            <text:p>789.876601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7312bfbfd1deb36a69edd67cd0d2f92aa200d41</text:p>
          </table:table-cell>
          <table:table-cell office:value-type="float" office:value="785.11610603" calcext:value-type="float">
            <text:p>785.1161060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d97e41161f30e6d15626d4bce3e28548181edbe</text:p>
          </table:table-cell>
          <table:table-cell office:value-type="float" office:value="785.08624269" calcext:value-type="float">
            <text:p>785.0862426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171e2f0a9bcba8c33895c84f22629dfa8de6d2a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22de0c09f731ae036aef07374de5ed9e9018ca7</text:p>
          </table:table-cell>
          <table:table-cell office:value-type="float" office:value="782.57047682" calcext:value-type="float">
            <text:p>782.5704768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fdbb186cb14a090fb9136c7a6400282356e5e22</text:p>
          </table:table-cell>
          <table:table-cell office:value-type="float" office:value="777.30672379" calcext:value-type="float">
            <text:p>777.3067237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ffc2213c40d4047067b336eb69f7c8472dca57c</text:p>
          </table:table-cell>
          <table:table-cell office:value-type="float" office:value="768.52372225" calcext:value-type="float">
            <text:p>768.523722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d394172ddc02f8163ba7ac932670c3050b7b9ee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978846242ba88fea3441fa31d752fb3f7d923be</text:p>
          </table:table-cell>
          <table:table-cell office:value-type="float" office:value="761.53507422" calcext:value-type="float">
            <text:p>761.5350742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1920f0e3664e40ad72a2b21920d9c09418fa137</text:p>
          </table:table-cell>
          <table:table-cell office:value-type="float" office:value="759.72625805" calcext:value-type="float">
            <text:p>759.7262580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c936a0b643ed675b2e16aba0d6902794cf3452b</text:p>
          </table:table-cell>
          <table:table-cell office:value-type="float" office:value="752.38808554" calcext:value-type="float">
            <text:p>752.3880855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37642900ce6ad344e3cd27e89608acb6b191907</text:p>
          </table:table-cell>
          <table:table-cell office:value-type="float" office:value="748.36289713" calcext:value-type="float">
            <text:p>748.362897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88251c12d6db307c1a9e93280d90b98215f585b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a350b4a84af3b8c3d50d11c8d080fa615127914</text:p>
          </table:table-cell>
          <table:table-cell office:value-type="float" office:value="745.40077849" calcext:value-type="float">
            <text:p>745.4007784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57d39b67964b54512f94d4d3af8cdf55f726ef1</text:p>
          </table:table-cell>
          <table:table-cell office:value-type="float" office:value="741.39286549" calcext:value-type="float">
            <text:p>741.3928654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bfd327f9f15846b8af24fe5fe327cf526c77992</text:p>
          </table:table-cell>
          <table:table-cell office:value-type="float" office:value="738.351" calcext:value-type="float">
            <text:p>738.35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7614815548a08b6794c9db112bbd433c33cf5f7</text:p>
          </table:table-cell>
          <table:table-cell office:value-type="float" office:value="735.75718933" calcext:value-type="float">
            <text:p>735.757189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a415e2b57f57b333a84605e7c5f266bf9be4248</text:p>
          </table:table-cell>
          <table:table-cell office:value-type="float" office:value="734.60826147" calcext:value-type="float">
            <text:p>734.608261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0f3f05926968e87ad138f1d47de25aabb203566</text:p>
          </table:table-cell>
          <table:table-cell office:value-type="float" office:value="730.99529001" calcext:value-type="float">
            <text:p>730.995290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7e63aafa1ef71ede6c4648ee5e855b54569ab20</text:p>
          </table:table-cell>
          <table:table-cell office:value-type="float" office:value="726.84944453" calcext:value-type="float">
            <text:p>726.8494445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19d9bd4e27143fc2fa2dc88ad8c90756430523b</text:p>
          </table:table-cell>
          <table:table-cell office:value-type="float" office:value="726.09002538" calcext:value-type="float">
            <text:p>726.0900253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1978f343e5d783d324d8dd2d799bb9d179088d7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d5675a1d2d4455544fd6f53bc480cb8e4743ce1</text:p>
          </table:table-cell>
          <table:table-cell office:value-type="float" office:value="721.89212128" calcext:value-type="float">
            <text:p>721.8921212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16d7636b791ed93bfd56bf696b35a14115416ab</text:p>
          </table:table-cell>
          <table:table-cell office:value-type="float" office:value="715.00293242" calcext:value-type="float">
            <text:p>715.0029324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b01721f0244e7c5b5f63c20942850e447f5a5ee</text:p>
          </table:table-cell>
          <table:table-cell office:value-type="float" office:value="714.7435786" calcext:value-type="float">
            <text:p>714.743578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fb9099238dbfd7a884fb2b6ee70e6b3593a8d0e</text:p>
          </table:table-cell>
          <table:table-cell office:value-type="float" office:value="712.38926647" calcext:value-type="float">
            <text:p>712.389266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9b07734cd36d1f07de9520015586d9422965fcc</text:p>
          </table:table-cell>
          <table:table-cell office:value-type="float" office:value="709.76138718" calcext:value-type="float">
            <text:p>709.7613871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b74cfe2e67381cdea0651856902bb02b9f3abbc</text:p>
          </table:table-cell>
          <table:table-cell office:value-type="float" office:value="704.05367541" calcext:value-type="float">
            <text:p>704.0536754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9a1ed06127d9e7588686837c559d3c94459f965</text:p>
          </table:table-cell>
          <table:table-cell office:value-type="float" office:value="700.53838058" calcext:value-type="float">
            <text:p>700.5383805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aa5a23321796eefb563bd6a970c1695cc1af22a</text:p>
          </table:table-cell>
          <table:table-cell office:value-type="float" office:value="700.25939834" calcext:value-type="float">
            <text:p>700.2593983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779476b251696372ac6ee0bf502e1fc374040eb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6100e93cedbd4fb7c2a585f82ef51c0b612ff06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a0474070bd71fcc84a364de4f8a8848f6c4f816</text:p>
          </table:table-cell>
          <table:table-cell office:value-type="float" office:value="698.83381477" calcext:value-type="float">
            <text:p>698.8338147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67e733de0861f0d61b179d3d1891e6b90587732</text:p>
          </table:table-cell>
          <table:table-cell office:value-type="float" office:value="696.47352584" calcext:value-type="float">
            <text:p>696.4735258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78d290559234d51a36d52cf3312963787c72061</text:p>
          </table:table-cell>
          <table:table-cell office:value-type="float" office:value="695.21196377" calcext:value-type="float">
            <text:p>695.2119637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60b049dbfbd25231deb88d7f6c54e5a196b2450</text:p>
          </table:table-cell>
          <table:table-cell office:value-type="float" office:value="689.66344124" calcext:value-type="float">
            <text:p>689.6634412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efd5c530bc1287af1bc88749a55ca50bcf9a9e0</text:p>
          </table:table-cell>
          <table:table-cell office:value-type="float" office:value="689.62167241" calcext:value-type="float">
            <text:p>689.6216724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f9c28e918374648d835015fb1cbe088bac021c5</text:p>
          </table:table-cell>
          <table:table-cell office:value-type="float" office:value="688.98544721" calcext:value-type="float">
            <text:p>688.9854472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8d4635ec2588de43585ca514e0ea0201c52f689</text:p>
          </table:table-cell>
          <table:table-cell office:value-type="float" office:value="688.36920856" calcext:value-type="float">
            <text:p>688.3692085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790ffb2130509e5d66148fbaf1dacdcba2b7feb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b1eff5df8b9b8ecb94d333e0bbd803799279b89</text:p>
          </table:table-cell>
          <table:table-cell office:value-type="float" office:value="687.31491789" calcext:value-type="float">
            <text:p>687.3149178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91fb738cd45f4f32dfd82fd2c88c67ce425134a</text:p>
          </table:table-cell>
          <table:table-cell office:value-type="float" office:value="679.42" calcext:value-type="float">
            <text:p>679.4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b9a76ca1e78f8a1481f630d35daf7a7ce798ea2</text:p>
          </table:table-cell>
          <table:table-cell office:value-type="float" office:value="678.37400676" calcext:value-type="float">
            <text:p>678.3740067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a99d939f1ee01c52d287dbcf46363c2cd8ffacb</text:p>
          </table:table-cell>
          <table:table-cell office:value-type="float" office:value="676.47033252" calcext:value-type="float">
            <text:p>676.4703325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08208d1da84dbe0b93e899687a92285dfac2b08</text:p>
          </table:table-cell>
          <table:table-cell office:value-type="float" office:value="676.46409048" calcext:value-type="float">
            <text:p>676.4640904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d9f24efc84d93deef3c8745c837ab63e80abd27</text:p>
          </table:table-cell>
          <table:table-cell office:value-type="float" office:value="675.96707691" calcext:value-type="float">
            <text:p>675.9670769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6ab846eab1db8ed6f410cbc7c5497de0b7b4536</text:p>
          </table:table-cell>
          <table:table-cell office:value-type="float" office:value="669.4563925" calcext:value-type="float">
            <text:p>669.45639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1a9c098446c6b4a2a5e91d3bf147aa2c5a0cb55</text:p>
          </table:table-cell>
          <table:table-cell office:value-type="float" office:value="665.60402903" calcext:value-type="float">
            <text:p>665.6040290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31789090ea8a2910d4dbb2bb5ec335304c35fc9</text:p>
          </table:table-cell>
          <table:table-cell office:value-type="float" office:value="664.24845394" calcext:value-type="float">
            <text:p>664.2484539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25195bbfbc60dbdbca00e823639540b8aa9467d</text:p>
          </table:table-cell>
          <table:table-cell office:value-type="float" office:value="653.4208089" calcext:value-type="float">
            <text:p>653.420808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0D6Da02Cc4618C0843a625aeA2739BEE9473526</text:p>
          </table:table-cell>
          <table:table-cell office:value-type="float" office:value="650.35646201" calcext:value-type="float">
            <text:p>650.356462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6c737432034ece8ceaefd30ae6258ff371b696e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8f62b9135a55bbd367a36ef4b6b86cce3ac1791</text:p>
          </table:table-cell>
          <table:table-cell office:value-type="float" office:value="648.42193643" calcext:value-type="float">
            <text:p>648.4219364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3e9a788dad5a631db6458b495a41a513cc4267c</text:p>
          </table:table-cell>
          <table:table-cell office:value-type="float" office:value="647.28106924" calcext:value-type="float">
            <text:p>647.2810692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750ecf5e0536d04dd3858173ab571a0dcbdf7e0</text:p>
          </table:table-cell>
          <table:table-cell office:value-type="float" office:value="644.66382662" calcext:value-type="float">
            <text:p>644.6638266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ea7f848b417eca70ee8f9208e13caf53cbcb9d7</text:p>
          </table:table-cell>
          <table:table-cell office:value-type="float" office:value="641.82521326" calcext:value-type="float">
            <text:p>641.825213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43f0552db48b37f733899897b5a52a4ea6da386</text:p>
          </table:table-cell>
          <table:table-cell office:value-type="float" office:value="637.915" calcext:value-type="float">
            <text:p>637.91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81a82abce6d2e467a90defd42ff515b596b3492</text:p>
          </table:table-cell>
          <table:table-cell office:value-type="float" office:value="636.93642586" calcext:value-type="float">
            <text:p>636.9364258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4efa4d43a47f133f5372e4c284aef7cf5e18680</text:p>
          </table:table-cell>
          <table:table-cell office:value-type="float" office:value="636.6619517" calcext:value-type="float">
            <text:p>636.66195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da66d8ab42c6461aac9916bf0e7efedd822aae7</text:p>
          </table:table-cell>
          <table:table-cell office:value-type="float" office:value="634.16277791" calcext:value-type="float">
            <text:p>634.1627779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6f56cdf5ff5faafbfd4cc78f88e4adcc9f7a045</text:p>
          </table:table-cell>
          <table:table-cell office:value-type="float" office:value="629.72130776" calcext:value-type="float">
            <text:p>629.7213077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e49b27925af56b9f8d685176e80772cd54a91b4</text:p>
          </table:table-cell>
          <table:table-cell office:value-type="float" office:value="627.69315935" calcext:value-type="float">
            <text:p>627.6931593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b18dcde59d6535f78e8cf4bea8a4318c0abaef1</text:p>
          </table:table-cell>
          <table:table-cell office:value-type="float" office:value="627.43729736" calcext:value-type="float">
            <text:p>627.4372973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0234c374ad613ef04749d1be16ef713ab78ea0c</text:p>
          </table:table-cell>
          <table:table-cell office:value-type="float" office:value="627.29769363" calcext:value-type="float">
            <text:p>627.2976936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b2ed20bd432c91a2ff8a8e21453f4bfeb56cd08</text:p>
          </table:table-cell>
          <table:table-cell office:value-type="float" office:value="618.85601141" calcext:value-type="float">
            <text:p>618.8560114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c1dfd923111dc259eae75a645a3dbf4b0481773</text:p>
          </table:table-cell>
          <table:table-cell office:value-type="float" office:value="618.18549841" calcext:value-type="float">
            <text:p>618.1854984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73250f6c4a1cd2b604d59636ede5d1d3312af83</text:p>
          </table:table-cell>
          <table:table-cell office:value-type="float" office:value="615.3625975" calcext:value-type="float">
            <text:p>615.362597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e59ad76f3eb8e2920dded26c902f8b9d26bdc20</text:p>
          </table:table-cell>
          <table:table-cell office:value-type="float" office:value="610.58815533" calcext:value-type="float">
            <text:p>610.588155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54d3d6655bbca86ba1de4316579937247c5a3ae</text:p>
          </table:table-cell>
          <table:table-cell office:value-type="float" office:value="610.51397769" calcext:value-type="float">
            <text:p>610.5139776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1cda441ffa203eca692e3398f3c3346ee2b786e</text:p>
          </table:table-cell>
          <table:table-cell office:value-type="float" office:value="608.43750887" calcext:value-type="float">
            <text:p>608.4375088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9f6174ffaa7227478323086473d39d5920ca04f</text:p>
          </table:table-cell>
          <table:table-cell office:value-type="float" office:value="607.69835929" calcext:value-type="float">
            <text:p>607.6983592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3f2ed3d1790e535d364b152392f31ca0bdbf966</text:p>
          </table:table-cell>
          <table:table-cell office:value-type="float" office:value="607.62911227" calcext:value-type="float">
            <text:p>607.629112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9414694bc995f252b8b134ebf7efc8aa8b10932</text:p>
          </table:table-cell>
          <table:table-cell office:value-type="float" office:value="606.24279554" calcext:value-type="float">
            <text:p>606.2427955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4f585685bbc9534ee41635409c27c079718a665</text:p>
          </table:table-cell>
          <table:table-cell office:value-type="float" office:value="600.95684069" calcext:value-type="float">
            <text:p>600.9568406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c2e85d6fa005ba1ffbddbf05ceafaba26703f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c5112e3c4c93ca1c26a804865fde50a68b73f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830052e19a9daadd067eb40313d7dfee7a01584</text:p>
          </table:table-cell>
          <table:table-cell office:value-type="float" office:value="595.06445547" calcext:value-type="float">
            <text:p>595.064455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4f7b5eaa0e9e3c16c70766c4f110b1268b0d1bb</text:p>
          </table:table-cell>
          <table:table-cell office:value-type="float" office:value="594.60112132" calcext:value-type="float">
            <text:p>594.601121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e90042d115a276e2d22c3da2e72d47935296825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c46facafd2589999494793aeb68597fddde0500</text:p>
          </table:table-cell>
          <table:table-cell office:value-type="float" office:value="585.21591206" calcext:value-type="float">
            <text:p>585.2159120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bb91a5cd898c69e9fa33c062b787eb68c8fec6a</text:p>
          </table:table-cell>
          <table:table-cell office:value-type="float" office:value="580.07599596" calcext:value-type="float">
            <text:p>580.0759959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d3533bcb8edfdfd1d430747c487c3d4e9f6bb17</text:p>
          </table:table-cell>
          <table:table-cell office:value-type="float" office:value="579.18863499" calcext:value-type="float">
            <text:p>579.188634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ef91651b341c96b43c9fcf59441d2b9c2a8f618</text:p>
          </table:table-cell>
          <table:table-cell office:value-type="float" office:value="578.85018648" calcext:value-type="float">
            <text:p>578.8501864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43f5d57ad68cbc2083fa013bd25d82826dcc6d6</text:p>
          </table:table-cell>
          <table:table-cell office:value-type="float" office:value="578.66466137" calcext:value-type="float">
            <text:p>578.6646613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bac0fc70e5cbf775d12a5abcf4bf705995b18da</text:p>
          </table:table-cell>
          <table:table-cell office:value-type="float" office:value="577.25262791" calcext:value-type="float">
            <text:p>577.2526279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078660eb8f4fca66a37d0fb9a8aa2ea0c55b1c4</text:p>
          </table:table-cell>
          <table:table-cell office:value-type="float" office:value="577.01699667" calcext:value-type="float">
            <text:p>577.0169966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b0a14f44d296693f968e21fc9dcfd77d8071104</text:p>
          </table:table-cell>
          <table:table-cell office:value-type="float" office:value="576.6980176" calcext:value-type="float">
            <text:p>576.698017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d42fc29610248e5c07e82c1938517861c92769a</text:p>
          </table:table-cell>
          <table:table-cell office:value-type="float" office:value="576.592" calcext:value-type="float">
            <text:p>576.59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f015905263772958598d82fefd6fe4f4bd96100</text:p>
          </table:table-cell>
          <table:table-cell office:value-type="float" office:value="575.7211243" calcext:value-type="float">
            <text:p>575.721124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bf993a8b666ed327a7868b8cbfc8a6bcb422fb9</text:p>
          </table:table-cell>
          <table:table-cell office:value-type="float" office:value="574.2812521" calcext:value-type="float">
            <text:p>574.281252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d6d913051122c4e551f70839caa65ba2262cd47</text:p>
          </table:table-cell>
          <table:table-cell office:value-type="float" office:value="573.755" calcext:value-type="float">
            <text:p>573.75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cc5980dd3dfc672312ab78c5cd30c3c23fbaf9c</text:p>
          </table:table-cell>
          <table:table-cell office:value-type="float" office:value="570.05768081" calcext:value-type="float">
            <text:p>570.0576808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cf9f27c7e4754ffec8b5a0a07893c866205b09b</text:p>
          </table:table-cell>
          <table:table-cell office:value-type="float" office:value="568.62404966" calcext:value-type="float">
            <text:p>568.6240496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3d095d33ef8395f48b12956d2f4f9d73a37bb73</text:p>
          </table:table-cell>
          <table:table-cell office:value-type="float" office:value="566.81030449" calcext:value-type="float">
            <text:p>566.8103044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11632364016d90e6a1f885c46f2d9bdf0298c8a</text:p>
          </table:table-cell>
          <table:table-cell office:value-type="float" office:value="562.5452296" calcext:value-type="float">
            <text:p>562.545229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7092754333711f95c0c073a895b6ca0671188da</text:p>
          </table:table-cell>
          <table:table-cell office:value-type="float" office:value="557.9559" calcext:value-type="float">
            <text:p>557.955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a029d8f89dcead5876d9a04a8982da83c59cfa4</text:p>
          </table:table-cell>
          <table:table-cell office:value-type="float" office:value="555.3977" calcext:value-type="float">
            <text:p>555.397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8587fc21f6cfc84ed2dbde3155264dc51f16047</text:p>
          </table:table-cell>
          <table:table-cell office:value-type="float" office:value="555.29253203" calcext:value-type="float">
            <text:p>555.2925320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e07982f851f4726031b4bedb51d1dbbb8b406ae</text:p>
          </table:table-cell>
          <table:table-cell office:value-type="float" office:value="554.96918924" calcext:value-type="float">
            <text:p>554.9691892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ffb1314918cfb31e9817047490e7fcb61ab2b93</text:p>
          </table:table-cell>
          <table:table-cell office:value-type="float" office:value="551.34509625" calcext:value-type="float">
            <text:p>551.345096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224129279fa2b9720b51dbe1c19485aa4fb529c</text:p>
          </table:table-cell>
          <table:table-cell office:value-type="float" office:value="551.21402868" calcext:value-type="float">
            <text:p>551.2140286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ee38b6fe2c10aab32f785870061d263f50645ca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496f6f34f7bd669e5e9e5975b3f46f7f2b94c3d</text:p>
          </table:table-cell>
          <table:table-cell office:value-type="float" office:value="547.646949" calcext:value-type="float">
            <text:p>547.64694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dd25b4d3de1df98882a2b4802595ec6d2561e63</text:p>
          </table:table-cell>
          <table:table-cell office:value-type="float" office:value="545.46623471" calcext:value-type="float">
            <text:p>545.4662347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877e4edea728204ec1077d0c3e35562534655de</text:p>
          </table:table-cell>
          <table:table-cell office:value-type="float" office:value="544.846" calcext:value-type="float">
            <text:p>544.84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ad0dc024a8141088dbf7e5c4d4fb320eddb0371</text:p>
          </table:table-cell>
          <table:table-cell office:value-type="float" office:value="544.05472821" calcext:value-type="float">
            <text:p>544.0547282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3336843a629e98e36e2c70ddcb027af0d329233</text:p>
          </table:table-cell>
          <table:table-cell office:value-type="float" office:value="541.12975583" calcext:value-type="float">
            <text:p>541.1297558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aae5193d618640b172e35eb35007425442edc8f</text:p>
          </table:table-cell>
          <table:table-cell office:value-type="float" office:value="540.81984198" calcext:value-type="float">
            <text:p>540.8198419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0282a76f4af9ff8cb85122ae306980d3ff557aa</text:p>
          </table:table-cell>
          <table:table-cell office:value-type="float" office:value="540.70577951" calcext:value-type="float">
            <text:p>540.7057795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039fa3bffe5be4b615246d7e2ede533a21a85e8</text:p>
          </table:table-cell>
          <table:table-cell office:value-type="float" office:value="538.36612919" calcext:value-type="float">
            <text:p>538.3661291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7bb27d18010eb0b1e402b60c0de03ca3b675e35</text:p>
          </table:table-cell>
          <table:table-cell office:value-type="float" office:value="538.12652223" calcext:value-type="float">
            <text:p>538.126522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938d17ab345f33dfebbd64c6622b57495789255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0920a0414746e2ae92acd7a1199dc13265cbf0f</text:p>
          </table:table-cell>
          <table:table-cell office:value-type="float" office:value="536.59972062" calcext:value-type="float">
            <text:p>536.5997206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cde5b9fbaea5a52b03f6b003f8673f59b7f5649</text:p>
          </table:table-cell>
          <table:table-cell office:value-type="float" office:value="533.91999174" calcext:value-type="float">
            <text:p>533.9199917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7c2c565a60812fdbc7e59fa851d45505f43cc3d</text:p>
          </table:table-cell>
          <table:table-cell office:value-type="float" office:value="532.74245781" calcext:value-type="float">
            <text:p>532.7424578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15313d949570f626ee15574d535e77bb6f2da0f</text:p>
          </table:table-cell>
          <table:table-cell office:value-type="float" office:value="530.6927806" calcext:value-type="float">
            <text:p>530.692780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8b90d668c71f358ad5fc72856e7b3214b966928</text:p>
          </table:table-cell>
          <table:table-cell office:value-type="float" office:value="530.4828942" calcext:value-type="float">
            <text:p>530.482894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6f1aa17a8aa4c801a4300e5641e980ed63739db</text:p>
          </table:table-cell>
          <table:table-cell office:value-type="float" office:value="528.57324249" calcext:value-type="float">
            <text:p>528.5732424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fe40d93f9b77b74f97ed00ab8ae3ea48620e65b</text:p>
          </table:table-cell>
          <table:table-cell office:value-type="float" office:value="528.50257714" calcext:value-type="float">
            <text:p>528.5025771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13e94b807d8b0b05aa0ea2a61f9f9534af1952e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c2e45ea3f784fb35056b3e7f652ea007df36815</text:p>
          </table:table-cell>
          <table:table-cell office:value-type="float" office:value="527.36357208" calcext:value-type="float">
            <text:p>527.3635720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1303fabd8e63382c03e2ececaa307559614d4f2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caabe7d8ac33d3d1b2d6f144a38cf722ae83baf</text:p>
          </table:table-cell>
          <table:table-cell office:value-type="float" office:value="523.79631279" calcext:value-type="float">
            <text:p>523.7963127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564d1c2aa49c01a5df1ce597c3d63e480b88102</text:p>
          </table:table-cell>
          <table:table-cell office:value-type="float" office:value="523.37890499" calcext:value-type="float">
            <text:p>523.378904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a35ba06e6e8685c3900abef9f45aac2bcb0bff8</text:p>
          </table:table-cell>
          <table:table-cell office:value-type="float" office:value="522.22161551" calcext:value-type="float">
            <text:p>522.2216155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0a2543d6ec4b50adf8deac8ce5bb9fdf833e1bf</text:p>
          </table:table-cell>
          <table:table-cell office:value-type="float" office:value="519.7686541" calcext:value-type="float">
            <text:p>519.768654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0ea4a0a6f11ac9a799cdfa34c701ef5e3ac13b9</text:p>
          </table:table-cell>
          <table:table-cell office:value-type="float" office:value="513.67810728" calcext:value-type="float">
            <text:p>513.6781072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60675903ae5245b53d0f305dea91a52e5f824f4</text:p>
          </table:table-cell>
          <table:table-cell office:value-type="float" office:value="513.50935181" calcext:value-type="float">
            <text:p>513.5093518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6bd875f8fec6a539566fa41b118b4380067154c</text:p>
          </table:table-cell>
          <table:table-cell office:value-type="float" office:value="511.88346889" calcext:value-type="float">
            <text:p>511.8834688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09d6e62f919d0c856f0a144073b85ac8a9e5c75</text:p>
          </table:table-cell>
          <table:table-cell office:value-type="float" office:value="511.46935673" calcext:value-type="float">
            <text:p>511.4693567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ce0e1ded53387bbd84cd0c01114cd7eaedb5a11</text:p>
          </table:table-cell>
          <table:table-cell office:value-type="float" office:value="510.83415291" calcext:value-type="float">
            <text:p>510.8341529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43611423b822e8cf5046fec6206f9d18a017a6c</text:p>
          </table:table-cell>
          <table:table-cell office:value-type="float" office:value="510.02651089" calcext:value-type="float">
            <text:p>510.0265108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a035e3c97d006fae171cd9b4d4f1c86aaa8d6c7</text:p>
          </table:table-cell>
          <table:table-cell office:value-type="float" office:value="507.9160869" calcext:value-type="float">
            <text:p>507.916086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4f8e2ea8be0aca517136b38d3474998be6d53a8</text:p>
          </table:table-cell>
          <table:table-cell office:value-type="float" office:value="507.18444991" calcext:value-type="float">
            <text:p>507.1844499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4fc7cab96a314ce1ab4309f33d4b54d3ae05b4f</text:p>
          </table:table-cell>
          <table:table-cell office:value-type="float" office:value="507.15944761" calcext:value-type="float">
            <text:p>507.1594476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1ea62106ef05d240d3e111eb6297e8a1a228359</text:p>
          </table:table-cell>
          <table:table-cell office:value-type="float" office:value="507.07492204" calcext:value-type="float">
            <text:p>507.0749220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532a4882c8ac463acda49251426656a00722319</text:p>
          </table:table-cell>
          <table:table-cell office:value-type="float" office:value="504.4488859" calcext:value-type="float">
            <text:p>504.448885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bf7b4a4229d2d3157b4b957a0a529e33d58d424</text:p>
          </table:table-cell>
          <table:table-cell office:value-type="float" office:value="502.95495205" calcext:value-type="float">
            <text:p>502.9549520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9495320da1b4aae058008ddb6fd497dc123b4cf</text:p>
          </table:table-cell>
          <table:table-cell office:value-type="float" office:value="502.65162176" calcext:value-type="float">
            <text:p>502.6516217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353ca79113f06764f2c226dfaeb061216a1062d</text:p>
          </table:table-cell>
          <table:table-cell office:value-type="float" office:value="500.00088957" calcext:value-type="float">
            <text:p>500.0008895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11aa5b6832d5711eec3c7625eaa232978cbf6e0</text:p>
          </table:table-cell>
          <table:table-cell office:value-type="float" office:value="500.00000131" calcext:value-type="float">
            <text:p>500.0000013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111011110b787d19f663f14191cc2e78aee2b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9ae3e399d81f908a8c0b0f7b4c0c6babf999aa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9a3100a92206477fd4e28ece3bebc55becd9cd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1e086679429227d2597c7ebe42b9d6a0f562c0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1096c0344f8c6ad050ee775c9948c90f1655f8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f9f5d8b4c3dcdd9e94823e13d83373b79280b6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f70e7a613a81b78927bda45a22d83687083f8d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0523201547d94ddb8125b43365dea3df5d23bcf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958db51a0b4c458d0aa183e8cfb4f2e95cf6e75</text:p>
          </table:table-cell>
          <table:table-cell office:value-type="float" office:value="498.97849654" calcext:value-type="float">
            <text:p>498.9784965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15fda37086fe005be9ce591e6551b9a90104873</text:p>
          </table:table-cell>
          <table:table-cell office:value-type="float" office:value="497.99311933" calcext:value-type="float">
            <text:p>497.993119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f62d4e99b8d42fc871cb3211e6e1bc125386daa</text:p>
          </table:table-cell>
          <table:table-cell office:value-type="float" office:value="497.16777077" calcext:value-type="float">
            <text:p>497.1677707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91c1e4f989afae678a61e4ad957ef1e4d4f2f06</text:p>
          </table:table-cell>
          <table:table-cell office:value-type="float" office:value="496.32938416" calcext:value-type="float">
            <text:p>496.329384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6b024192d457f14359dcbe7912618146f2547b7</text:p>
          </table:table-cell>
          <table:table-cell office:value-type="float" office:value="496.20603772" calcext:value-type="float">
            <text:p>496.2060377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f211f05141703af4cddb78fa02c2f30924c8a7a</text:p>
          </table:table-cell>
          <table:table-cell office:value-type="float" office:value="495.68969691" calcext:value-type="float">
            <text:p>495.6896969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1a5a927721eb14279098e4fc40c9becc8ce8c97</text:p>
          </table:table-cell>
          <table:table-cell office:value-type="float" office:value="495.1322155" calcext:value-type="float">
            <text:p>495.132215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3f2b59051c281291eee4cbbdd32932d8d4fb2f2</text:p>
          </table:table-cell>
          <table:table-cell office:value-type="float" office:value="493.65736347" calcext:value-type="float">
            <text:p>493.657363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d66de83821fde2a2ee1befd59e67f3b731db706</text:p>
          </table:table-cell>
          <table:table-cell office:value-type="float" office:value="492.38453295" calcext:value-type="float">
            <text:p>492.3845329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cd050d293610d034ba0191a4e62cbe2de750c3a</text:p>
          </table:table-cell>
          <table:table-cell office:value-type="float" office:value="491.15302273" calcext:value-type="float">
            <text:p>491.1530227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a1a4d2227491cfdd4ac4b2c7f9d72d05480ec26</text:p>
          </table:table-cell>
          <table:table-cell office:value-type="float" office:value="488.74498728" calcext:value-type="float">
            <text:p>488.7449872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63ebee72c7c2fa29552b4339bbb09077d809942</text:p>
          </table:table-cell>
          <table:table-cell office:value-type="float" office:value="488.6771833" calcext:value-type="float">
            <text:p>488.67718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299c5ff91baab1c6e07ff8e4c45eec7a30d84cd</text:p>
          </table:table-cell>
          <table:table-cell office:value-type="float" office:value="481.89259604" calcext:value-type="float">
            <text:p>481.8925960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7a2cdeee240e05c3c048dc03ccdae309d657162</text:p>
          </table:table-cell>
          <table:table-cell office:value-type="float" office:value="481.79" calcext:value-type="float">
            <text:p>481.7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cec50b8d0160fd6ad7ddf2fc5a706a216ea91dc</text:p>
          </table:table-cell>
          <table:table-cell office:value-type="float" office:value="480.87021519" calcext:value-type="float">
            <text:p>480.8702151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7a7852cb8d61f247d67de55a6bd42dcef2ca44c</text:p>
          </table:table-cell>
          <table:table-cell office:value-type="float" office:value="476.78339033" calcext:value-type="float">
            <text:p>476.783390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63deac6b49152af12019ae816c2e2e1b6150940</text:p>
          </table:table-cell>
          <table:table-cell office:value-type="float" office:value="473.26390636" calcext:value-type="float">
            <text:p>473.2639063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48538b0619bac2a43414a7b6dfc1df35ce9b223</text:p>
          </table:table-cell>
          <table:table-cell office:value-type="float" office:value="472.97952187" calcext:value-type="float">
            <text:p>472.9795218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fc12b84c542704788313d98ed7543b7c8afd886</text:p>
          </table:table-cell>
          <table:table-cell office:value-type="float" office:value="472.96250231" calcext:value-type="float">
            <text:p>472.9625023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5b4bd9431b0a245feb8009984040e338a52661c</text:p>
          </table:table-cell>
          <table:table-cell office:value-type="float" office:value="472.54172501" calcext:value-type="float">
            <text:p>472.541725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10cefa3d041e48d2889f34c0341560929b43e3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287b9136f5bfad539ac8f60299cfce2a2b74015</text:p>
          </table:table-cell>
          <table:table-cell office:value-type="float" office:value="469.53129026" calcext:value-type="float">
            <text:p>469.531290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f08af8a69e9247bf9475b2b000779f79a97b0be</text:p>
          </table:table-cell>
          <table:table-cell office:value-type="float" office:value="468.4839023" calcext:value-type="float">
            <text:p>468.48390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f3f35a800ee8987dc13123d71bb2f2e3355ce8c</text:p>
          </table:table-cell>
          <table:table-cell office:value-type="float" office:value="468.43084388" calcext:value-type="float">
            <text:p>468.4308438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69f5b15510978fd1d0e0c55953182b442791f7a</text:p>
          </table:table-cell>
          <table:table-cell office:value-type="float" office:value="467.36506891" calcext:value-type="float">
            <text:p>467.3650689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a5af1996493c5557a61c0b02f8d5dfcaf3cb8ed</text:p>
          </table:table-cell>
          <table:table-cell office:value-type="float" office:value="465.64219525" calcext:value-type="float">
            <text:p>465.642195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08e35fa7821f4970f03ebd3b133f52860add740</text:p>
          </table:table-cell>
          <table:table-cell office:value-type="float" office:value="462.66990748" calcext:value-type="float">
            <text:p>462.6699074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1c7a1813bb63fcf2c7e8bbaaae313fba705f046</text:p>
          </table:table-cell>
          <table:table-cell office:value-type="float" office:value="458.63204584" calcext:value-type="float">
            <text:p>458.6320458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490b4f7a3ec7db3a4e78b5c737d2177863ec70d</text:p>
          </table:table-cell>
          <table:table-cell office:value-type="float" office:value="458.60611514" calcext:value-type="float">
            <text:p>458.6061151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7ce55b6df2980d7c1ea3276f35ae7294e427ca0</text:p>
          </table:table-cell>
          <table:table-cell office:value-type="float" office:value="458.09384363" calcext:value-type="float">
            <text:p>458.0938436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9022c09d2405bb015c707697885e672dc8a5007</text:p>
          </table:table-cell>
          <table:table-cell office:value-type="float" office:value="456.44066608" calcext:value-type="float">
            <text:p>456.4406660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4cfa5c8ffc06096b3819f56f4561ca458b07560</text:p>
          </table:table-cell>
          <table:table-cell office:value-type="float" office:value="453.61574995" calcext:value-type="float">
            <text:p>453.6157499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63eec7a9f51ebb4b128693eb237f96cae4b0ed8</text:p>
          </table:table-cell>
          <table:table-cell office:value-type="float" office:value="453.34637106" calcext:value-type="float">
            <text:p>453.3463710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690cb61c48579c700eb3f39f2326cbe60083935</text:p>
          </table:table-cell>
          <table:table-cell office:value-type="float" office:value="452.13710785" calcext:value-type="float">
            <text:p>452.1371078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7373be0ee8b8c73f2c0ea7d5c02e3054f3cd543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03aa0ebe2fcef3fadee43cc1d949a583db8f185</text:p>
          </table:table-cell>
          <table:table-cell office:value-type="float" office:value="447.17203155" calcext:value-type="float">
            <text:p>447.1720315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e80306382c0b4015bef0503037c84fb7ce13cc7</text:p>
          </table:table-cell>
          <table:table-cell office:value-type="float" office:value="447.05882352" calcext:value-type="float">
            <text:p>447.0588235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48a9868fa27ab0a8d430174e702501450b5cac3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60a10d59ea58c68dbad1422a734723f715a69fc</text:p>
          </table:table-cell>
          <table:table-cell office:value-type="float" office:value="444.81850569" calcext:value-type="float">
            <text:p>444.8185056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cd874b77ec4feca32efab84f59672ad9737d743</text:p>
          </table:table-cell>
          <table:table-cell office:value-type="float" office:value="442.82887114" calcext:value-type="float">
            <text:p>442.8288711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afce0b7ca212fcd4fd9ea54749c6c48e715c60f</text:p>
          </table:table-cell>
          <table:table-cell office:value-type="float" office:value="442.6284946" calcext:value-type="float">
            <text:p>442.628494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9cec11d268d61305e53524a55f8e94733c98d96</text:p>
          </table:table-cell>
          <table:table-cell office:value-type="float" office:value="439.39938869" calcext:value-type="float">
            <text:p>439.3993886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032f572274fb4f3ca2df8dbf5dac279835f2d7b</text:p>
          </table:table-cell>
          <table:table-cell office:value-type="float" office:value="438.52503931" calcext:value-type="float">
            <text:p>438.5250393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c9f3794f4308ea8227faed5c3ac5908fa9884e1</text:p>
          </table:table-cell>
          <table:table-cell office:value-type="float" office:value="437.22761932" calcext:value-type="float">
            <text:p>437.227619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a34425ee3dc31a190050c50bd2cf9611c4a1497</text:p>
          </table:table-cell>
          <table:table-cell office:value-type="float" office:value="436.15728255" calcext:value-type="float">
            <text:p>436.1572825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5aea6260536bafa8d9640e7c0c26c99dd2cba05</text:p>
          </table:table-cell>
          <table:table-cell office:value-type="float" office:value="435.55599827" calcext:value-type="float">
            <text:p>435.555998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e81d4090a1986b385a5dd36f02c73fbef07615b</text:p>
          </table:table-cell>
          <table:table-cell office:value-type="float" office:value="434.77145016" calcext:value-type="float">
            <text:p>434.771450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97fcdea199abcb66da4990140aaa194b88924e6</text:p>
          </table:table-cell>
          <table:table-cell office:value-type="float" office:value="433.93972314" calcext:value-type="float">
            <text:p>433.9397231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adfcdeaf2d811ca81c644e53366657eaa016c9c</text:p>
          </table:table-cell>
          <table:table-cell office:value-type="float" office:value="433.43791402" calcext:value-type="float">
            <text:p>433.4379140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d68f2bebee9b4b0eeba5fcfd90342bd25a717e5</text:p>
          </table:table-cell>
          <table:table-cell office:value-type="float" office:value="431.65961837" calcext:value-type="float">
            <text:p>431.6596183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8474c36fa79fe94ffdba6e0943805c36b8d5491</text:p>
          </table:table-cell>
          <table:table-cell office:value-type="float" office:value="430.46994084" calcext:value-type="float">
            <text:p>430.4699408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bd177e6d738807a6c93723499e7a25f7f6fcbd5</text:p>
          </table:table-cell>
          <table:table-cell office:value-type="float" office:value="430.12655468" calcext:value-type="float">
            <text:p>430.1265546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f8bb19e5f3f6b8592d099ea9c427bda1bab28b9</text:p>
          </table:table-cell>
          <table:table-cell office:value-type="float" office:value="429.84446843" calcext:value-type="float">
            <text:p>429.8444684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3967b662d097be2ffe0eab61d55ee4b32a69fa4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f2f9599c19cddd869d0bbf7bc3bfe354dd5b40a</text:p>
          </table:table-cell>
          <table:table-cell office:value-type="float" office:value="427.85973527" calcext:value-type="float">
            <text:p>427.859735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c6080cd34ef4e2742f91b26c851cadae2cf1e05</text:p>
          </table:table-cell>
          <table:table-cell office:value-type="float" office:value="426.79337661" calcext:value-type="float">
            <text:p>426.7933766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99e1c514e19dcfd3274156a34356ae51feb0266</text:p>
          </table:table-cell>
          <table:table-cell office:value-type="float" office:value="425.8694872" calcext:value-type="float">
            <text:p>425.869487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b40ba31b226d4721149bc6d7314acc73efd7480</text:p>
          </table:table-cell>
          <table:table-cell office:value-type="float" office:value="424.59859142" calcext:value-type="float">
            <text:p>424.5985914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cacdf51e8336e5ac8ccdd2bbd0e76c0a2949476</text:p>
          </table:table-cell>
          <table:table-cell office:value-type="float" office:value="424.28691886" calcext:value-type="float">
            <text:p>424.2869188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86f4d5cf1a2578a1ecce556a40ccc5d2443b5b1</text:p>
          </table:table-cell>
          <table:table-cell office:value-type="float" office:value="424.24986589" calcext:value-type="float">
            <text:p>424.2498658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2cef7c90a93ea29af69e63de35fa853587bbfa4</text:p>
          </table:table-cell>
          <table:table-cell office:value-type="float" office:value="423.47209417" calcext:value-type="float">
            <text:p>423.472094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0e65172af94149038ff8a03b4c3bad0a5f398fd</text:p>
          </table:table-cell>
          <table:table-cell office:value-type="float" office:value="421.88987534" calcext:value-type="float">
            <text:p>421.8898753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2371c0c12d79d787311240ff75d864d88b3cab1</text:p>
          </table:table-cell>
          <table:table-cell office:value-type="float" office:value="420.20786933" calcext:value-type="float">
            <text:p>420.207869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8e8b3e1c5207cf6c4aab0cb94099c9f42d6eb82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aabc6bbe56b5a4f8d1d262a80336ccfd2c35609</text:p>
          </table:table-cell>
          <table:table-cell office:value-type="float" office:value="419.03573976" calcext:value-type="float">
            <text:p>419.0357397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8a45c8a0bb03a48b698dae646df2879ad820f4d</text:p>
          </table:table-cell>
          <table:table-cell office:value-type="float" office:value="418.6079144" calcext:value-type="float">
            <text:p>418.607914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8aef706a7d151166e8de8d1374545beae114ef7</text:p>
          </table:table-cell>
          <table:table-cell office:value-type="float" office:value="418.40712986" calcext:value-type="float">
            <text:p>418.4071298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2cea61099c03f8c98647b76171577bc65dca07c</text:p>
          </table:table-cell>
          <table:table-cell office:value-type="float" office:value="417.29960991" calcext:value-type="float">
            <text:p>417.2996099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423baa1169b4cbdc1e8d784713087954236904e</text:p>
          </table:table-cell>
          <table:table-cell office:value-type="float" office:value="414.74566362" calcext:value-type="float">
            <text:p>414.7456636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871433cd29b87885c005e45503b13be6ad80f87</text:p>
          </table:table-cell>
          <table:table-cell office:value-type="float" office:value="413.32366211" calcext:value-type="float">
            <text:p>413.323662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fe04156a0b47a8eb6298eea6a0e00fe47cb9b3b</text:p>
          </table:table-cell>
          <table:table-cell office:value-type="float" office:value="410.73729592" calcext:value-type="float">
            <text:p>410.7372959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9bcfb26297cdc94411306844d7ca0c18e8317ac</text:p>
          </table:table-cell>
          <table:table-cell office:value-type="float" office:value="410.25527082" calcext:value-type="float">
            <text:p>410.2552708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67de00e1b881bc7e26bef7ce5f62dc4b8df209b</text:p>
          </table:table-cell>
          <table:table-cell office:value-type="float" office:value="407.56910265" calcext:value-type="float">
            <text:p>407.5691026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1c0d535941adf96f90c81546241bc79e7c0f0e4</text:p>
          </table:table-cell>
          <table:table-cell office:value-type="float" office:value="407.30784126" calcext:value-type="float">
            <text:p>407.307841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ee3ae37eba54e7e44d10c039036c29783fe5349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fcd5fe9fe66327e0319eed1f9e2f65fa7e0fca5</text:p>
          </table:table-cell>
          <table:table-cell office:value-type="float" office:value="403.35792363" calcext:value-type="float">
            <text:p>403.3579236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f6eb24a59a03e22ac0298e9bc5d0ea3c2551791</text:p>
          </table:table-cell>
          <table:table-cell office:value-type="float" office:value="402.31679778" calcext:value-type="float">
            <text:p>402.3167977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72a45b888b0f0c7ddc4726e496f716451e0020b</text:p>
          </table:table-cell>
          <table:table-cell office:value-type="float" office:value="402.18403929" calcext:value-type="float">
            <text:p>402.1840392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496a7c608645ca702010d6286dea34637d08e92</text:p>
          </table:table-cell>
          <table:table-cell office:value-type="float" office:value="401.97585274" calcext:value-type="float">
            <text:p>401.9758527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cf8bdda69aa9c994a274145f3e1e1b7c211d36d</text:p>
          </table:table-cell>
          <table:table-cell office:value-type="float" office:value="401.92070354" calcext:value-type="float">
            <text:p>401.9207035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4734fde02d9afb4ac66c4daaa4b6b8327a8ded8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be2880226ddd9d6089a807e70995be34e163362</text:p>
          </table:table-cell>
          <table:table-cell office:value-type="float" office:value="400.72272005" calcext:value-type="float">
            <text:p>400.7227200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7a0af3b01eb56f321732393a30d78e76d97f91e</text:p>
          </table:table-cell>
          <table:table-cell office:value-type="float" office:value="400.413" calcext:value-type="float">
            <text:p>400.4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590c068817dc9e9eba4238a2eb527723334f286</text:p>
          </table:table-cell>
          <table:table-cell office:value-type="float" office:value="400.09255317" calcext:value-type="float">
            <text:p>400.092553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536464f90a3846c832fa3a2ee9dcfe8895b15d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cf7d9b3351e3d572eb13f87256d65d932a565e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56e275d1c924b26f3a5b45cd4de2f94efa9fc9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8099b795d7ffbfe3db9c61626475b5f6d6faa0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395fb449238286ebce2e8346e38805e643dc49f</text:p>
          </table:table-cell>
          <table:table-cell office:value-type="float" office:value="398.20353872" calcext:value-type="float">
            <text:p>398.2035387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b22136d1dde8644719fa4da2fc93d60b2e05ff4</text:p>
          </table:table-cell>
          <table:table-cell office:value-type="float" office:value="397.71649608" calcext:value-type="float">
            <text:p>397.7164960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8a55eae5b2f642f4e24643faf510565e29a0646</text:p>
          </table:table-cell>
          <table:table-cell office:value-type="float" office:value="395.25652096" calcext:value-type="float">
            <text:p>395.2565209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901246d56366ff1c658ad4abe6738bcd7a02f05</text:p>
          </table:table-cell>
          <table:table-cell office:value-type="float" office:value="393.91972958" calcext:value-type="float">
            <text:p>393.9197295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4d7669b0919fc50cead1630781a6c591e30b18c</text:p>
          </table:table-cell>
          <table:table-cell office:value-type="float" office:value="393.65874316" calcext:value-type="float">
            <text:p>393.658743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6a39c5f5784100e95e7c75529cbfa33ef2cfbbd</text:p>
          </table:table-cell>
          <table:table-cell office:value-type="float" office:value="392.45061359" calcext:value-type="float">
            <text:p>392.4506135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db744f9e054d552b93fe429f2ef56a99305145d</text:p>
          </table:table-cell>
          <table:table-cell office:value-type="float" office:value="391.06647129" calcext:value-type="float">
            <text:p>391.0664712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07d6da90fbe246fd192db700726ff88555b56ac</text:p>
          </table:table-cell>
          <table:table-cell office:value-type="float" office:value="389.45557024" calcext:value-type="float">
            <text:p>389.4555702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bf6245689194a6e43096551567827c6726ede0b</text:p>
          </table:table-cell>
          <table:table-cell office:value-type="float" office:value="388.10766541" calcext:value-type="float">
            <text:p>388.1076654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b6c998b11c8d886f795c38e0be1ad435e95cd83</text:p>
          </table:table-cell>
          <table:table-cell office:value-type="float" office:value="387.06879039" calcext:value-type="float">
            <text:p>387.0687903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58d76e8dc2963728a57fd76b840ee94f1c56c87</text:p>
          </table:table-cell>
          <table:table-cell office:value-type="float" office:value="384.28543426" calcext:value-type="float">
            <text:p>384.285434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75d29fca129556fcd3840c843980708bc411424</text:p>
          </table:table-cell>
          <table:table-cell office:value-type="float" office:value="383.80743965" calcext:value-type="float">
            <text:p>383.8074396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07e1e2a5d053276eb663038e9e4db35512e99d8</text:p>
          </table:table-cell>
          <table:table-cell office:value-type="float" office:value="383.26844701" calcext:value-type="float">
            <text:p>383.268447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111011110ea81fe61f345c735e4ddf4dcd3fe47</text:p>
          </table:table-cell>
          <table:table-cell office:value-type="float" office:value="382.91992051" calcext:value-type="float">
            <text:p>382.9199205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3ed325b8d26fbf94410eff31cb5ef7b95972c56</text:p>
          </table:table-cell>
          <table:table-cell office:value-type="float" office:value="381.20164291" calcext:value-type="float">
            <text:p>381.2016429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5e239da8bf11925d4a90bda65a24ea11dcf1b8b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d7760daa1dcda1196709fe16ed107e493e192a1</text:p>
          </table:table-cell>
          <table:table-cell office:value-type="float" office:value="379.90788963" calcext:value-type="float">
            <text:p>379.9078896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a4dd62195f4dcc3d3c2517f2bc699594fe2cbb9</text:p>
          </table:table-cell>
          <table:table-cell office:value-type="float" office:value="378.34599999" calcext:value-type="float">
            <text:p>378.345999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b6752885d628461d629f7fc716e5b3c9ac7ca5d</text:p>
          </table:table-cell>
          <table:table-cell office:value-type="float" office:value="377.95895083" calcext:value-type="float">
            <text:p>377.9589508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cfa8a9b320f4fcc22f3504b7d0cc8098f3857a0</text:p>
          </table:table-cell>
          <table:table-cell office:value-type="float" office:value="376.9055103" calcext:value-type="float">
            <text:p>376.905510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7ccf6325a1a1623713a9296ef81baab7c81785c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49ebe4e865289634ea8c12d5a7682714255e16e</text:p>
          </table:table-cell>
          <table:table-cell office:value-type="float" office:value="374.71806023" calcext:value-type="float">
            <text:p>374.718060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d7b96343ed0da8b1d239afe7c4668a70bca2577</text:p>
          </table:table-cell>
          <table:table-cell office:value-type="float" office:value="374.44693629" calcext:value-type="float">
            <text:p>374.4469362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65cd37b4c644c2921454429e7f9358d18a45e14</text:p>
          </table:table-cell>
          <table:table-cell office:value-type="float" office:value="374.24598653" calcext:value-type="float">
            <text:p>374.2459865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a5acaf0d5237b7cb1227f05ac7591d9f86b44a5</text:p>
          </table:table-cell>
          <table:table-cell office:value-type="float" office:value="370.38724276" calcext:value-type="float">
            <text:p>370.3872427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e0dbcf4d96be68ae6de30cf4692c64791a33e78</text:p>
          </table:table-cell>
          <table:table-cell office:value-type="float" office:value="370.21727019" calcext:value-type="float">
            <text:p>370.2172701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4ce14ff7546693d8cc4de387c1be4c2948d495a</text:p>
          </table:table-cell>
          <table:table-cell office:value-type="float" office:value="370.01210835" calcext:value-type="float">
            <text:p>370.0121083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a913ff6509b5a4e9e8d28147707136b117ac2af</text:p>
          </table:table-cell>
          <table:table-cell office:value-type="float" office:value="367.40500259" calcext:value-type="float">
            <text:p>367.4050025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035ca9156619fe4a163f953e10a174406999731</text:p>
          </table:table-cell>
          <table:table-cell office:value-type="float" office:value="365.55360784" calcext:value-type="float">
            <text:p>365.5536078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f239476301d2f5ccce1db2fce6dda704517afc6</text:p>
          </table:table-cell>
          <table:table-cell office:value-type="float" office:value="364.73558764" calcext:value-type="float">
            <text:p>364.7355876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b31d5822409c6faaef1e0e6f278cd70d0972f41</text:p>
          </table:table-cell>
          <table:table-cell office:value-type="float" office:value="363.77622382" calcext:value-type="float">
            <text:p>363.7762238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93ec3dfb0a06db9f02cfdcf301b2c33de31dfff</text:p>
          </table:table-cell>
          <table:table-cell office:value-type="float" office:value="363.37521847" calcext:value-type="float">
            <text:p>363.375218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5ed86be31ae90708071d19bd14709e1bbb9d8b1</text:p>
          </table:table-cell>
          <table:table-cell office:value-type="float" office:value="363.03522282" calcext:value-type="float">
            <text:p>363.0352228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aa808170712086aec8aa9b39ac80ed0cc55e221</text:p>
          </table:table-cell>
          <table:table-cell office:value-type="float" office:value="362.93106255" calcext:value-type="float">
            <text:p>362.9310625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1ddd40c4fce771408a4fc0590209cbb3f006f5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1956dfa8c3e98438123bc576c12c21f7a6b37bd</text:p>
          </table:table-cell>
          <table:table-cell office:value-type="float" office:value="360.43712093" calcext:value-type="float">
            <text:p>360.4371209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b38e01ba0d515ef152c79155f19e338cd823a56</text:p>
          </table:table-cell>
          <table:table-cell office:value-type="float" office:value="360.02493891" calcext:value-type="float">
            <text:p>360.0249389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4859572b26ec5d1bd917c74d8a35825434a7e20</text:p>
          </table:table-cell>
          <table:table-cell office:value-type="float" office:value="359.55192364" calcext:value-type="float">
            <text:p>359.5519236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b8807549930b94cf13fe22746f51e2813380987</text:p>
          </table:table-cell>
          <table:table-cell office:value-type="float" office:value="359.07600055" calcext:value-type="float">
            <text:p>359.0760005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5f2ee53f38aacd4487918e61666a784a401d6ae</text:p>
          </table:table-cell>
          <table:table-cell office:value-type="float" office:value="358.69950628" calcext:value-type="float">
            <text:p>358.6995062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232580a826ebc621d47658a3fe508bb43081739</text:p>
          </table:table-cell>
          <table:table-cell office:value-type="float" office:value="358.46355302" calcext:value-type="float">
            <text:p>358.4635530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944492e2fb7bf93601b22ea59c49ebd6d185faa</text:p>
          </table:table-cell>
          <table:table-cell office:value-type="float" office:value="358.21363892" calcext:value-type="float">
            <text:p>358.2136389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71e7670ebed1e3ea1536b12d1e6d319da5d6fd9</text:p>
          </table:table-cell>
          <table:table-cell office:value-type="float" office:value="356.7627899" calcext:value-type="float">
            <text:p>356.76278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da950f79d8bd7e7f815e1bbc43ecee2c7e7f5d3</text:p>
          </table:table-cell>
          <table:table-cell office:value-type="float" office:value="355.3050911" calcext:value-type="float">
            <text:p>355.30509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da1a4d25691d9ffa62b07c5675d4839356cbeb0</text:p>
          </table:table-cell>
          <table:table-cell office:value-type="float" office:value="354.7313845" calcext:value-type="float">
            <text:p>354.731384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3bac6725a7608978381008ec83d0d6e63aeff07</text:p>
          </table:table-cell>
          <table:table-cell office:value-type="float" office:value="354.34554659" calcext:value-type="float">
            <text:p>354.3455465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aa7c516cb0be3c38a842065fa883aba84e384c8</text:p>
          </table:table-cell>
          <table:table-cell office:value-type="float" office:value="351.29839393" calcext:value-type="float">
            <text:p>351.2983939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e44b98e08df3e61c0b7af4f8ea8ea41d8deb309</text:p>
          </table:table-cell>
          <table:table-cell office:value-type="float" office:value="350.5704506" calcext:value-type="float">
            <text:p>350.570450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31f6bcad59e7f4d6f00bcc9c786981d7b10abfb</text:p>
          </table:table-cell>
          <table:table-cell office:value-type="float" office:value="350.37837402" calcext:value-type="float">
            <text:p>350.3783740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1f075cd82f8120a47a482f248b0d8254ddd9b2e</text:p>
          </table:table-cell>
          <table:table-cell office:value-type="float" office:value="350.3669923" calcext:value-type="float">
            <text:p>350.36699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5bb49591265085eb80c3d03d9281a3be11b355c</text:p>
          </table:table-cell>
          <table:table-cell office:value-type="float" office:value="350.30069381" calcext:value-type="float">
            <text:p>350.3006938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09c7c68c1f10330bb5f50035f3777eee1fc3cb3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fd8511aaea3913f16bcf639cef7988c37ef707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7efa1eebe1acedc0dd10e6335d829b7c144072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7d0b64a9c82097d7e47a7060cd75bda14b9e262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00a3976bb6f6cc1439aefdd7debcebad020cbe7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e0a92f3218383d201fceac30cd7a3a3d716a38f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60ed8beba26ee577c35ef5d67398b01e8a06866</text:p>
          </table:table-cell>
          <table:table-cell office:value-type="float" office:value="349.48342713" calcext:value-type="float">
            <text:p>349.483427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b6715f70b85473ee50404d58839b17cf7e4ec53</text:p>
          </table:table-cell>
          <table:table-cell office:value-type="float" office:value="348.31246795" calcext:value-type="float">
            <text:p>348.3124679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e2916abbb5a9018aeb4e92921b99b215f7a2e45</text:p>
          </table:table-cell>
          <table:table-cell office:value-type="float" office:value="347.83393551" calcext:value-type="float">
            <text:p>347.8339355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608bce0a9d819eaeeca779aa0925487d75eabf6</text:p>
          </table:table-cell>
          <table:table-cell office:value-type="float" office:value="347.23463602" calcext:value-type="float">
            <text:p>347.2346360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6e2d81f10902f5cb20cbfe81e42208b132b0a17</text:p>
          </table:table-cell>
          <table:table-cell office:value-type="float" office:value="346.5" calcext:value-type="float">
            <text:p>346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d6b5ca41736c4b76696b217127d8af488920024</text:p>
          </table:table-cell>
          <table:table-cell office:value-type="float" office:value="345.77053991" calcext:value-type="float">
            <text:p>345.7705399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4519a7df76de724c4a3be377b7dffe44a18915b</text:p>
          </table:table-cell>
          <table:table-cell office:value-type="float" office:value="344.98990368" calcext:value-type="float">
            <text:p>344.9899036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f6955595b24b4e530860baea1a92a15cc226aab</text:p>
          </table:table-cell>
          <table:table-cell office:value-type="float" office:value="344.43422237" calcext:value-type="float">
            <text:p>344.4342223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9740327e50d724bcc2b61b7f30eccf9b27aafb9</text:p>
          </table:table-cell>
          <table:table-cell office:value-type="float" office:value="344.40504114" calcext:value-type="float">
            <text:p>344.4050411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176d7f9479fa80ffeecd625de27050cfdda99fd</text:p>
          </table:table-cell>
          <table:table-cell office:value-type="float" office:value="343.77942196" calcext:value-type="float">
            <text:p>343.7794219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bc4a0eaa560236176f85c7a57ac1e7c9b0846f5</text:p>
          </table:table-cell>
          <table:table-cell office:value-type="float" office:value="341.08837597" calcext:value-type="float">
            <text:p>341.0883759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87376f263eef1858e3663d63e68a096a6ded3a3</text:p>
          </table:table-cell>
          <table:table-cell office:value-type="float" office:value="340.40114835" calcext:value-type="float">
            <text:p>340.4011483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c963e3f25dafbff3f133339a1115642ada71ad8</text:p>
          </table:table-cell>
          <table:table-cell office:value-type="float" office:value="339.65933455" calcext:value-type="float">
            <text:p>339.6593345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03c40ae6be2891d14ed6e19dc1d47bb9462b8d0</text:p>
          </table:table-cell>
          <table:table-cell office:value-type="float" office:value="339.0999561" calcext:value-type="float">
            <text:p>339.099956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54e7ee670233f92106137458d5385f4369702a3</text:p>
          </table:table-cell>
          <table:table-cell office:value-type="float" office:value="338.85020103" calcext:value-type="float">
            <text:p>338.8502010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886fea558dfd941bed22c0250570f7557d0032c</text:p>
          </table:table-cell>
          <table:table-cell office:value-type="float" office:value="336.39025246" calcext:value-type="float">
            <text:p>336.3902524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bba2d4bd7fbfdf4c6345dd354953207f2f977be</text:p>
          </table:table-cell>
          <table:table-cell office:value-type="float" office:value="336.2088441" calcext:value-type="float">
            <text:p>336.208844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6e5b46b85de9cb2c4fa8d5e0bcb72c3b7cbb76b</text:p>
          </table:table-cell>
          <table:table-cell office:value-type="float" office:value="335.77813453" calcext:value-type="float">
            <text:p>335.7781345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8d4163c55ddcf49e7b1583d69a2c072cbe560bd</text:p>
          </table:table-cell>
          <table:table-cell office:value-type="float" office:value="335.5094125" calcext:value-type="float">
            <text:p>335.50941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a2ecb1b7e2f3dc5ab378721d2ffa1f398aa6d46</text:p>
          </table:table-cell>
          <table:table-cell office:value-type="float" office:value="335.12419274" calcext:value-type="float">
            <text:p>335.1241927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f5bbbe97968b0412715f8ce80c66405677b2be8</text:p>
          </table:table-cell>
          <table:table-cell office:value-type="float" office:value="335.09544557" calcext:value-type="float">
            <text:p>335.0954455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5907cf476998d2f58591c6d0a10ecbbe249a8eb</text:p>
          </table:table-cell>
          <table:table-cell office:value-type="float" office:value="333.09551099" calcext:value-type="float">
            <text:p>333.095510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dcdb021103a8ef31649044b85619313291b2341</text:p>
          </table:table-cell>
          <table:table-cell office:value-type="float" office:value="332.32703544" calcext:value-type="float">
            <text:p>332.3270354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c5f4c7e63e1fe5a34f23b43c089454b7b049196</text:p>
          </table:table-cell>
          <table:table-cell office:value-type="float" office:value="331.98857512" calcext:value-type="float">
            <text:p>331.988575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835367ae1cafcea58a10a51b17fea25d16c3dab</text:p>
          </table:table-cell>
          <table:table-cell office:value-type="float" office:value="329.89717203" calcext:value-type="float">
            <text:p>329.8971720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b72843404898b3b168e4c7d23837d550187ec2f</text:p>
          </table:table-cell>
          <table:table-cell office:value-type="float" office:value="329.83141244" calcext:value-type="float">
            <text:p>329.8314124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f607978c76ba75512faaebc56e2e1cede49ff8c</text:p>
          </table:table-cell>
          <table:table-cell office:value-type="float" office:value="329.61174953" calcext:value-type="float">
            <text:p>329.6117495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fb87a694c5636429a940ec7433827c83083b269</text:p>
          </table:table-cell>
          <table:table-cell office:value-type="float" office:value="329.5612559" calcext:value-type="float">
            <text:p>329.561255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edc503b99a1565e36d4404f014ba02d54f9a9f8</text:p>
          </table:table-cell>
          <table:table-cell office:value-type="float" office:value="329.50718193" calcext:value-type="float">
            <text:p>329.5071819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8616721555244bd5e5e21cba381a2be01300301</text:p>
          </table:table-cell>
          <table:table-cell office:value-type="float" office:value="328.99995803" calcext:value-type="float">
            <text:p>328.9999580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c1620bc69071e823c213ca02c6372a043fdc5f4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99539d93aca3430b28f31ded4f67437e735e239</text:p>
          </table:table-cell>
          <table:table-cell office:value-type="float" office:value="327.28706604" calcext:value-type="float">
            <text:p>327.2870660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e198c3fa520051a68dac97fa94a4221ddac11df</text:p>
          </table:table-cell>
          <table:table-cell office:value-type="float" office:value="327.04364102" calcext:value-type="float">
            <text:p>327.0436410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6157479a2c70e936e54970c61aba50f8c7f09c9</text:p>
          </table:table-cell>
          <table:table-cell office:value-type="float" office:value="327.03886243" calcext:value-type="float">
            <text:p>327.0388624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20abab7e8f9e972c89d3bca07a812f11310adba</text:p>
          </table:table-cell>
          <table:table-cell office:value-type="float" office:value="326.86355188" calcext:value-type="float">
            <text:p>326.8635518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49b145d6384baa7bcb1226484ee0f776ae5d344</text:p>
          </table:table-cell>
          <table:table-cell office:value-type="float" office:value="326.84517178" calcext:value-type="float">
            <text:p>326.8451717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050facd2c04930257438b213fe9e132a26e5a29</text:p>
          </table:table-cell>
          <table:table-cell office:value-type="float" office:value="326.24563072" calcext:value-type="float">
            <text:p>326.2456307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cb6098ec527d64617b11c924e6c1fc6467bd1e3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beddfe35cd0d6e4c08d07485aa64cfce7205953</text:p>
          </table:table-cell>
          <table:table-cell office:value-type="float" office:value="324.68123796" calcext:value-type="float">
            <text:p>324.6812379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b9e9aa6487736f413644d9a5a87fdecc35076fc</text:p>
          </table:table-cell>
          <table:table-cell office:value-type="float" office:value="324.64452644" calcext:value-type="float">
            <text:p>324.6445264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c73c2f11ebca0f88a75f1c8401af99688c67632</text:p>
          </table:table-cell>
          <table:table-cell office:value-type="float" office:value="323.73182851" calcext:value-type="float">
            <text:p>323.7318285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e43a38234a9ef7e2713b07c1305ee34c887519d</text:p>
          </table:table-cell>
          <table:table-cell office:value-type="float" office:value="323.42213666" calcext:value-type="float">
            <text:p>323.4221366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ead1ddaed62f6f36e5f45d4be5b154c9806ea16</text:p>
          </table:table-cell>
          <table:table-cell office:value-type="float" office:value="322.40686188" calcext:value-type="float">
            <text:p>322.4068618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ae06b67b4952d422e526432e7e9cd450889fdb3</text:p>
          </table:table-cell>
          <table:table-cell office:value-type="float" office:value="322.03620432" calcext:value-type="float">
            <text:p>322.036204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e5a26523aa5ce5f663bc46d8f093e763cb76dac</text:p>
          </table:table-cell>
          <table:table-cell office:value-type="float" office:value="321.34007935" calcext:value-type="float">
            <text:p>321.3400793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cc01bd3fa028bb1f23ead376aaceff53235b3ca</text:p>
          </table:table-cell>
          <table:table-cell office:value-type="float" office:value="321.03723993" calcext:value-type="float">
            <text:p>321.0372399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5f4c2207e36e9918f8da433dd0e263b2a6b9d8e</text:p>
          </table:table-cell>
          <table:table-cell office:value-type="float" office:value="321.01138171" calcext:value-type="float">
            <text:p>321.0113817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aade1a54cc2765b5905c3f72de18ea6f5d7873f</text:p>
          </table:table-cell>
          <table:table-cell office:value-type="float" office:value="320.755555" calcext:value-type="float">
            <text:p>320.75555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7504da78d3c1c7e8d5e7b792c1dbf112a0c6d10</text:p>
          </table:table-cell>
          <table:table-cell office:value-type="float" office:value="320.38037697" calcext:value-type="float">
            <text:p>320.3803769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3196b340a9fa2693d50f8205a5116436ded0c3c</text:p>
          </table:table-cell>
          <table:table-cell office:value-type="float" office:value="320.17027905" calcext:value-type="float">
            <text:p>320.1702790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da5781828f7105e8cbea83dfc2221a5ea8938e6</text:p>
          </table:table-cell>
          <table:table-cell office:value-type="float" office:value="320.17007141" calcext:value-type="float">
            <text:p>320.1700714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e50aaaaeeefc5a7c8f71703d1c77285e08e4417</text:p>
          </table:table-cell>
          <table:table-cell office:value-type="float" office:value="318.50452273" calcext:value-type="float">
            <text:p>318.5045227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d3330cafc20fb832f716677dcdeb347821a319d</text:p>
          </table:table-cell>
          <table:table-cell office:value-type="float" office:value="318.448438" calcext:value-type="float">
            <text:p>318.44843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65f517a1e939b0e1d5fa428dd7e2578b151074b</text:p>
          </table:table-cell>
          <table:table-cell office:value-type="float" office:value="317.811933" calcext:value-type="float">
            <text:p>317.8119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651aa54f3d5df572dcae2dabf6a49e2e56f4103</text:p>
          </table:table-cell>
          <table:table-cell office:value-type="float" office:value="317.34444876" calcext:value-type="float">
            <text:p>317.3444487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39aa81403def2c32e088ac103bf52b9a8422ba3</text:p>
          </table:table-cell>
          <table:table-cell office:value-type="float" office:value="315.56799489" calcext:value-type="float">
            <text:p>315.5679948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cdf2ac4041084790b4feb28e095877f70fd1d4f</text:p>
          </table:table-cell>
          <table:table-cell office:value-type="float" office:value="313.47047203" calcext:value-type="float">
            <text:p>313.4704720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72fd76891ce57c9af797308789959f634a3e680</text:p>
          </table:table-cell>
          <table:table-cell office:value-type="float" office:value="313.37310806" calcext:value-type="float">
            <text:p>313.3731080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dc322ee4f01f5a8545a2a15acf44219215180ee</text:p>
          </table:table-cell>
          <table:table-cell office:value-type="float" office:value="312.81359084" calcext:value-type="float">
            <text:p>312.8135908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c0ab5a8da0c6058730142b03c81ff4ccf82abb5</text:p>
          </table:table-cell>
          <table:table-cell office:value-type="float" office:value="312.3308254" calcext:value-type="float">
            <text:p>312.330825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6f9b46fb3db82ba3aadad40832b24fabdf436e3</text:p>
          </table:table-cell>
          <table:table-cell office:value-type="float" office:value="312.02343706" calcext:value-type="float">
            <text:p>312.0234370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2d5b8fffbd5a1966dfb7525dbbef7698029f7a7</text:p>
          </table:table-cell>
          <table:table-cell office:value-type="float" office:value="311.85684169" calcext:value-type="float">
            <text:p>311.8568416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aa8474806041d2b17709456acf6b0f6e1c02d84</text:p>
          </table:table-cell>
          <table:table-cell office:value-type="float" office:value="311.08153352" calcext:value-type="float">
            <text:p>311.0815335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ce766022a1b6d791056cbc089e23577812bc50b</text:p>
          </table:table-cell>
          <table:table-cell office:value-type="float" office:value="310.0477478" calcext:value-type="float">
            <text:p>310.047747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34f075ba59c238e0ece76773f68a43b1289de58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98e3c75f6bbdd51c4fedb1f38b839b2be7acf27</text:p>
          </table:table-cell>
          <table:table-cell office:value-type="float" office:value="309.96274466" calcext:value-type="float">
            <text:p>309.9627446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7b76afe8c983bf98bbb0d84ff6aa7bb65368f58</text:p>
          </table:table-cell>
          <table:table-cell office:value-type="float" office:value="309.91230041" calcext:value-type="float">
            <text:p>309.9123004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a84d0b0c1d5f36b6f3c7ae5a583b74247b7e0c1</text:p>
          </table:table-cell>
          <table:table-cell office:value-type="float" office:value="309.05875882" calcext:value-type="float">
            <text:p>309.0587588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4f994ad7469f300bd3ebdf4f0dc2f5561f92b25</text:p>
          </table:table-cell>
          <table:table-cell office:value-type="float" office:value="308.92333474" calcext:value-type="float">
            <text:p>308.9233347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ffc62a2e1fdba6330446d0c67db9b5b6dd1357b</text:p>
          </table:table-cell>
          <table:table-cell office:value-type="float" office:value="308.71741484" calcext:value-type="float">
            <text:p>308.7174148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7d2e623dcb6c71fa05060cd5dfb72d96465f228</text:p>
          </table:table-cell>
          <table:table-cell office:value-type="float" office:value="307.63157854" calcext:value-type="float">
            <text:p>307.6315785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260092ce752c43ad96cd5ff21eada514a23f4a0</text:p>
          </table:table-cell>
          <table:table-cell office:value-type="float" office:value="306.75186035" calcext:value-type="float">
            <text:p>306.7518603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45a4ed48baddabae2ab6a5790efd020a4279115</text:p>
          </table:table-cell>
          <table:table-cell office:value-type="float" office:value="306.16484689" calcext:value-type="float">
            <text:p>306.1648468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8323cf8175939deed0442917e151c9f039ec7fe</text:p>
          </table:table-cell>
          <table:table-cell office:value-type="float" office:value="306.04514604" calcext:value-type="float">
            <text:p>306.0451460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958f77b27ae574130d97d5879d1f72b08eed089</text:p>
          </table:table-cell>
          <table:table-cell office:value-type="float" office:value="305.48435327" calcext:value-type="float">
            <text:p>305.484353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9e663caab2c6f84b583df3527d55d7f0b40917b</text:p>
          </table:table-cell>
          <table:table-cell office:value-type="float" office:value="304.72477222" calcext:value-type="float">
            <text:p>304.7247722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d53b312e3b2b7a608a3b161869b6aa35654cebe</text:p>
          </table:table-cell>
          <table:table-cell office:value-type="float" office:value="304.16051272" calcext:value-type="float">
            <text:p>304.1605127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5f749ff9f7c69a89b80d6d0217b011e79faf7b0</text:p>
          </table:table-cell>
          <table:table-cell office:value-type="float" office:value="303.64079138" calcext:value-type="float">
            <text:p>303.6407913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d93cfb9abb42f21f8c6d9e9bef2c4f94d7c898a</text:p>
          </table:table-cell>
          <table:table-cell office:value-type="float" office:value="303.27628494" calcext:value-type="float">
            <text:p>303.2762849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e1d8fb1900ceac3a2ee63ae1dbd3339d13ed194</text:p>
          </table:table-cell>
          <table:table-cell office:value-type="float" office:value="302.7814" calcext:value-type="float">
            <text:p>302.781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392f1e82a44bfdaa79531023a6230e6f0fdaeeb</text:p>
          </table:table-cell>
          <table:table-cell office:value-type="float" office:value="302.31906298" calcext:value-type="float">
            <text:p>302.3190629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1955ef7e276ffaa993ff1182b0918ee4dc6040f</text:p>
          </table:table-cell>
          <table:table-cell office:value-type="float" office:value="301.99254877" calcext:value-type="float">
            <text:p>301.9925487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133b16add084cb99a4915d589a2c43c475ba068</text:p>
          </table:table-cell>
          <table:table-cell office:value-type="float" office:value="301.47771546" calcext:value-type="float">
            <text:p>301.4777154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c04bca50dcfa49b25490d969961bfc081f9552f</text:p>
          </table:table-cell>
          <table:table-cell office:value-type="float" office:value="300.76859035" calcext:value-type="float">
            <text:p>300.7685903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4c61dab2461d2465aded3ead28f0c390de10843</text:p>
          </table:table-cell>
          <table:table-cell office:value-type="float" office:value="300.66689267" calcext:value-type="float">
            <text:p>300.6668926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31e15084e5fa592258f14c78ac276cb887752ef</text:p>
          </table:table-cell>
          <table:table-cell office:value-type="float" office:value="300.30044712" calcext:value-type="float">
            <text:p>300.300447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84f2f05a3fab1f62dd0f51bc1eeb6d435bf2b0a</text:p>
          </table:table-cell>
          <table:table-cell office:value-type="float" office:value="300.14437794" calcext:value-type="float">
            <text:p>300.1443779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a20625e96deeab449bb89979c6ba7801dc0ed9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760ef16041619f0ec3891632e4ae79218981f6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94cf2c35f752ea1e0b8e5e4f1a04698ff8b133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34a40f9ed05a837e5ac91728c47323d4e35893d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10e5b9da20ea663f8b179a3bf38c2322ab8260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28325a626ef65b5ecff44310c6808b3736c686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d410a4c25e659934ccf8cec4df8684073900d6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744444bad94d7db8b185e41d0a6b8fdc675fe47</text:p>
          </table:table-cell>
          <table:table-cell office:value-type="float" office:value="299.55959304" calcext:value-type="float">
            <text:p>299.5595930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64919ee4501b74ebe1ed955dec5200699055ade</text:p>
          </table:table-cell>
          <table:table-cell office:value-type="float" office:value="298.97674942" calcext:value-type="float">
            <text:p>298.9767494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63725f18b5e04d6f844ad8d219c6a82db3cdf98</text:p>
          </table:table-cell>
          <table:table-cell office:value-type="float" office:value="298.82446446" calcext:value-type="float">
            <text:p>298.8244644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256a70fded9eb15948607d95ea9ecfabaaaa217</text:p>
          </table:table-cell>
          <table:table-cell office:value-type="float" office:value="298.40245775" calcext:value-type="float">
            <text:p>298.4024577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cc96119b2ecbfbeac6f4080ca54cd5c49f6a7e0</text:p>
          </table:table-cell>
          <table:table-cell office:value-type="float" office:value="296.91023073" calcext:value-type="float">
            <text:p>296.9102307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51b928ebef11b342ed11ec2048ec709280b3c1e</text:p>
          </table:table-cell>
          <table:table-cell office:value-type="float" office:value="296.8200559" calcext:value-type="float">
            <text:p>296.820055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9c1420794ef8f6bb84e097adff4670205485bbb</text:p>
          </table:table-cell>
          <table:table-cell office:value-type="float" office:value="296.38849705" calcext:value-type="float">
            <text:p>296.3884970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29f76122faae82a75eacd6a80206b1a66c64fde</text:p>
          </table:table-cell>
          <table:table-cell office:value-type="float" office:value="296.2348122" calcext:value-type="float">
            <text:p>296.234812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d53da4431c1dfe656635d844e0db44ec901c1a2</text:p>
          </table:table-cell>
          <table:table-cell office:value-type="float" office:value="295.74041708" calcext:value-type="float">
            <text:p>295.7404170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2d4dd31b1c314c1f59ace974f34a81f7f75b86c</text:p>
          </table:table-cell>
          <table:table-cell office:value-type="float" office:value="295.39721518" calcext:value-type="float">
            <text:p>295.3972151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0c40c4528826a6181ed7a7306b37e972d0a389b</text:p>
          </table:table-cell>
          <table:table-cell office:value-type="float" office:value="295.31283653" calcext:value-type="float">
            <text:p>295.3128365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c512e289935fbbb416bf1e2fc09ae80dc44634b</text:p>
          </table:table-cell>
          <table:table-cell office:value-type="float" office:value="294.3317" calcext:value-type="float">
            <text:p>294.33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255df0086fbfc6b6a0d0af4ec4e0046e7e9537b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c6cbbf40b0609f8340cc29e1438b7c84e6a4837</text:p>
          </table:table-cell>
          <table:table-cell office:value-type="float" office:value="293.20737932" calcext:value-type="float">
            <text:p>293.207379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6e5f1e5aede232ee237f057da846b5d51426c56</text:p>
          </table:table-cell>
          <table:table-cell office:value-type="float" office:value="291.7963052" calcext:value-type="float">
            <text:p>291.796305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24461724204746a922a65ff3683cececfef47c1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6b54e5753fef422c0bd3ab8bfd49476f542256e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e509ba9089ebe71793bc53544b982b59e1f23c3</text:p>
          </table:table-cell>
          <table:table-cell office:value-type="float" office:value="289.75585016" calcext:value-type="float">
            <text:p>289.755850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89f9032795a448168a82719cef6e70feb9a4e58</text:p>
          </table:table-cell>
          <table:table-cell office:value-type="float" office:value="286.88819549" calcext:value-type="float">
            <text:p>286.8881954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16a8aa62e7a1ae89aebd16dc2598458fef40647</text:p>
          </table:table-cell>
          <table:table-cell office:value-type="float" office:value="286.14817975" calcext:value-type="float">
            <text:p>286.1481797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3669f15ed78bbbb9e6bb7edd5049e068d14afba</text:p>
          </table:table-cell>
          <table:table-cell office:value-type="float" office:value="285.22063294" calcext:value-type="float">
            <text:p>285.2206329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018f598fcc8aa5acc17c1f133e4679dfcd8274a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e55e815e7717d6956518a8e432f84b70c4e8270</text:p>
          </table:table-cell>
          <table:table-cell office:value-type="float" office:value="283.17983991" calcext:value-type="float">
            <text:p>283.1798399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c69705d0f70727c59dc7c5813bf310e4ee4df2e</text:p>
          </table:table-cell>
          <table:table-cell office:value-type="float" office:value="283.1460731" calcext:value-type="float">
            <text:p>283.146073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895158cb72ad39b3fd0ad6f055523d722365699</text:p>
          </table:table-cell>
          <table:table-cell office:value-type="float" office:value="282.9895102" calcext:value-type="float">
            <text:p>282.989510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50d1dc4d947195fdfe54a949fe2d2a90a22e944</text:p>
          </table:table-cell>
          <table:table-cell office:value-type="float" office:value="281.19519419" calcext:value-type="float">
            <text:p>281.1951941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1af13b2e4be55ca69829a23c09a1f5663adf8d0</text:p>
          </table:table-cell>
          <table:table-cell office:value-type="float" office:value="281.12865622" calcext:value-type="float">
            <text:p>281.1286562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bfd7a09c80d990e811ef5a66b6d8e1f571457c4</text:p>
          </table:table-cell>
          <table:table-cell office:value-type="float" office:value="281.11844856" calcext:value-type="float">
            <text:p>281.1184485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099f92821703c16f6d727a8c7c71500c74a34df</text:p>
          </table:table-cell>
          <table:table-cell office:value-type="float" office:value="279.7085165" calcext:value-type="float">
            <text:p>279.708516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6b5b7cbeb1d04eea03ed8b03bed0f6dd352c571</text:p>
          </table:table-cell>
          <table:table-cell office:value-type="float" office:value="279.62666658" calcext:value-type="float">
            <text:p>279.6266665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a9fe696335319ce61d9cdfb29e837e0f07d4495</text:p>
          </table:table-cell>
          <table:table-cell office:value-type="float" office:value="277.7877592" calcext:value-type="float">
            <text:p>277.787759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1b46bb724a3b4f777eb6f649a03da2a53e7e249</text:p>
          </table:table-cell>
          <table:table-cell office:value-type="float" office:value="277.37899308" calcext:value-type="float">
            <text:p>277.3789930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0cde54667a29236903a3f7a23d026c5b6773822</text:p>
          </table:table-cell>
          <table:table-cell office:value-type="float" office:value="276.58538624" calcext:value-type="float">
            <text:p>276.5853862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b8faf24a306ec21a9ef761ede90898124d8cb43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7eac824046dff95fdb4639c63c3d29434367e41</text:p>
          </table:table-cell>
          <table:table-cell office:value-type="float" office:value="275.209" calcext:value-type="float">
            <text:p>275.2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d89a516cfb6f6dc9a943425591ba6caa565f948</text:p>
          </table:table-cell>
          <table:table-cell office:value-type="float" office:value="274.90346189" calcext:value-type="float">
            <text:p>274.9034618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8c4790827ed104f61775d19879a8a9834d1ec88</text:p>
          </table:table-cell>
          <table:table-cell office:value-type="float" office:value="274.36263879" calcext:value-type="float">
            <text:p>274.3626387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49fb9b118408e91a1c5b7e05820484402375f6d</text:p>
          </table:table-cell>
          <table:table-cell office:value-type="float" office:value="273.89740926" calcext:value-type="float">
            <text:p>273.897409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ecc23ba2e48f4938c02ac89fbce49033acfb486</text:p>
          </table:table-cell>
          <table:table-cell office:value-type="float" office:value="272.06862611" calcext:value-type="float">
            <text:p>272.068626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d2242fd00af0f767f53422d22d09286403ea017</text:p>
          </table:table-cell>
          <table:table-cell office:value-type="float" office:value="270.93956265" calcext:value-type="float">
            <text:p>270.9395626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bed90fbf3199af512006e2a48bbc9f1634cfec8</text:p>
          </table:table-cell>
          <table:table-cell office:value-type="float" office:value="268.47870687" calcext:value-type="float">
            <text:p>268.4787068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12deeef09e8a8bbc4a6ce2b3fcb395813be09df</text:p>
          </table:table-cell>
          <table:table-cell office:value-type="float" office:value="268.46005552" calcext:value-type="float">
            <text:p>268.4600555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021ae2aeae78392f98f7365c2e5770adc1c46a1</text:p>
          </table:table-cell>
          <table:table-cell office:value-type="float" office:value="268.4477532" calcext:value-type="float">
            <text:p>268.44775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75ae1c627796482cc7a5a8aa1aff8bb909deba8</text:p>
          </table:table-cell>
          <table:table-cell office:value-type="float" office:value="266.04292886" calcext:value-type="float">
            <text:p>266.0429288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6dfa831da1c6a134e69dd584f966fbd3b43410b</text:p>
          </table:table-cell>
          <table:table-cell office:value-type="float" office:value="265.5432" calcext:value-type="float">
            <text:p>265.54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9933dd10943e3ef1f2a70d31eda3cba12ecfc7c</text:p>
          </table:table-cell>
          <table:table-cell office:value-type="float" office:value="265.44425526" calcext:value-type="float">
            <text:p>265.444255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a674a97b5e66dd09b8a333d0bd1f45405731fcf</text:p>
          </table:table-cell>
          <table:table-cell office:value-type="float" office:value="265.28357862" calcext:value-type="float">
            <text:p>265.2835786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ca4d035f80d9ac12a675d7b7dc8b399cd4a61c3</text:p>
          </table:table-cell>
          <table:table-cell office:value-type="float" office:value="264.64540184" calcext:value-type="float">
            <text:p>264.6454018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3d534b3296908b122c60b9db298e58ecd1b0f09</text:p>
          </table:table-cell>
          <table:table-cell office:value-type="float" office:value="264.22735755" calcext:value-type="float">
            <text:p>264.2273575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cf6876f317b78f6913c98e512de3e1572b34120</text:p>
          </table:table-cell>
          <table:table-cell office:value-type="float" office:value="263.85938396" calcext:value-type="float">
            <text:p>263.8593839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66459808296c7e9092f6031ba354682a53cd28d</text:p>
          </table:table-cell>
          <table:table-cell office:value-type="float" office:value="263.6592296" calcext:value-type="float">
            <text:p>263.659229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189be3796c6d5fbe5a93ec6b6e3d23d17682e09</text:p>
          </table:table-cell>
          <table:table-cell office:value-type="float" office:value="263.12897447" calcext:value-type="float">
            <text:p>263.128974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64bbeda42fdb85b881b47b6a3cb842185397cbe</text:p>
          </table:table-cell>
          <table:table-cell office:value-type="float" office:value="263.1056258" calcext:value-type="float">
            <text:p>263.105625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c756e62461093382ad0aca60cb2f1bc9a52bb97</text:p>
          </table:table-cell>
          <table:table-cell office:value-type="float" office:value="263.05284221" calcext:value-type="float">
            <text:p>263.0528422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eb5015d4cb7b4905324739111a3c8c53917dbc3</text:p>
          </table:table-cell>
          <table:table-cell office:value-type="float" office:value="262.94729147" calcext:value-type="float">
            <text:p>262.947291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cc9bde7524b71e93af6572559452f5dc69fe85a</text:p>
          </table:table-cell>
          <table:table-cell office:value-type="float" office:value="261.49548538" calcext:value-type="float">
            <text:p>261.4954853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3c1aada397f79cfae5b23c43ec46420c91c418d</text:p>
          </table:table-cell>
          <table:table-cell office:value-type="float" office:value="259.64663781" calcext:value-type="float">
            <text:p>259.6466378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38bab3c37a910e2262f0b580580925f142ebe65</text:p>
          </table:table-cell>
          <table:table-cell office:value-type="float" office:value="259.01388984" calcext:value-type="float">
            <text:p>259.0138898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755865624377194e5e10934bfd3c6d9265c7e2b</text:p>
          </table:table-cell>
          <table:table-cell office:value-type="float" office:value="258.8525" calcext:value-type="float">
            <text:p>258.85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f61ed67b141eccbc24df163e5deb8140e7b7600</text:p>
          </table:table-cell>
          <table:table-cell office:value-type="float" office:value="256.08582357" calcext:value-type="float">
            <text:p>256.0858235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10b894f55cb51da93fc934e21338782d8e06ed9</text:p>
          </table:table-cell>
          <table:table-cell office:value-type="float" office:value="255.00863598" calcext:value-type="float">
            <text:p>255.0086359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3a71a4ca2e151c1d7e1f5401bb3532292564786</text:p>
          </table:table-cell>
          <table:table-cell office:value-type="float" office:value="254.03335983" calcext:value-type="float">
            <text:p>254.0333598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2901d4fe237dd8154a502d282100f5b11cdd6fb</text:p>
          </table:table-cell>
          <table:table-cell office:value-type="float" office:value="252.76365956" calcext:value-type="float">
            <text:p>252.7636595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1fccfa917bb4e1abed5b4b3583654853dea1314</text:p>
          </table:table-cell>
          <table:table-cell office:value-type="float" office:value="252.1714818" calcext:value-type="float">
            <text:p>252.171481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998dc08d20a608926825d18ed2878562c91c0da</text:p>
          </table:table-cell>
          <table:table-cell office:value-type="float" office:value="251.633" calcext:value-type="float">
            <text:p>251.6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df985751c613fce4d241991156cb620d671c3ed</text:p>
          </table:table-cell>
          <table:table-cell office:value-type="float" office:value="250.65694903" calcext:value-type="float">
            <text:p>250.6569490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fa344092bcca779841161ee041c3bdd3b577326</text:p>
          </table:table-cell>
          <table:table-cell office:value-type="float" office:value="250.53242136" calcext:value-type="float">
            <text:p>250.5324213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b04fae81f45711d3b9b60927228940e6d87e343</text:p>
          </table:table-cell>
          <table:table-cell office:value-type="float" office:value="250.518336" calcext:value-type="float">
            <text:p>250.51833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f6ca49f0f6c186f469ca3c9adb1aa2354c2134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aad911830b99953bd5dbe7c0ed94f45cb19054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298e663517593284ad4fe199b21815bd48a996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70d585d68fa790a840117a29960faa2db62b36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5ff04a8470824ded263fe695607858a6f6489d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850771a21795dd2217b43e68e07b879733877af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ab0125723182e63ea183753c7d5cfbae1f777b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57bcdf00c99fa701f59f83df0ab7bbefb03c0a4</text:p>
          </table:table-cell>
          <table:table-cell office:value-type="float" office:value="249.38683819" calcext:value-type="float">
            <text:p>249.3868381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e4583ddc2e3047c83a4349bea0e802c20483ddb</text:p>
          </table:table-cell>
          <table:table-cell office:value-type="float" office:value="249.25343823" calcext:value-type="float">
            <text:p>249.253438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0e7dd1cadedd62a28e400719f7f660086e5bd6b</text:p>
          </table:table-cell>
          <table:table-cell office:value-type="float" office:value="248.99794493" calcext:value-type="float">
            <text:p>248.9979449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c634233f886e73356698357a0f663744e684d35</text:p>
          </table:table-cell>
          <table:table-cell office:value-type="float" office:value="248.74904054" calcext:value-type="float">
            <text:p>248.7490405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48d6b0193703160857e278bdfed4bca2fc03cee</text:p>
          </table:table-cell>
          <table:table-cell office:value-type="float" office:value="248.36953181" calcext:value-type="float">
            <text:p>248.3695318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48d4efa050fec0b9ba60789e1ffb1c68f412d4c</text:p>
          </table:table-cell>
          <table:table-cell office:value-type="float" office:value="247.88283368" calcext:value-type="float">
            <text:p>247.8828336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b24f81617a2a4fb2a428c3ce50a3b434f1b2831</text:p>
          </table:table-cell>
          <table:table-cell office:value-type="float" office:value="245.94477106" calcext:value-type="float">
            <text:p>245.9447710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707f86bbf83b713ea12be3cdbda03a630deac5c</text:p>
          </table:table-cell>
          <table:table-cell office:value-type="float" office:value="245.80000093" calcext:value-type="float">
            <text:p>245.8000009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d2614507065581b11831bb8661555402feb0722</text:p>
          </table:table-cell>
          <table:table-cell office:value-type="float" office:value="244.56908298" calcext:value-type="float">
            <text:p>244.5690829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ff296c8893fe90bc7777fb68507f916ec850b6f</text:p>
          </table:table-cell>
          <table:table-cell office:value-type="float" office:value="244.31835159" calcext:value-type="float">
            <text:p>244.3183515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5bd5b99bf8cbd34aef10ed283508c395b23fdb7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b740c6e1559c0f59c11adbd20508308affec827</text:p>
          </table:table-cell>
          <table:table-cell office:value-type="float" office:value="242.80540764" calcext:value-type="float">
            <text:p>242.8054076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410abb8a055eae945e1e48f5b4f07663cdd0821</text:p>
          </table:table-cell>
          <table:table-cell office:value-type="float" office:value="242.51406073" calcext:value-type="float">
            <text:p>242.5140607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df725a7ab1c6fe443c313c7a8cf92966b58efe7</text:p>
          </table:table-cell>
          <table:table-cell office:value-type="float" office:value="242.5" calcext:value-type="float">
            <text:p>24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5e9b30ec4aa9078422f8e6485c229ff758a9623</text:p>
          </table:table-cell>
          <table:table-cell office:value-type="float" office:value="241.89504118" calcext:value-type="float">
            <text:p>241.8950411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9d66f7a7480e171e590734525847052fcc1c191</text:p>
          </table:table-cell>
          <table:table-cell office:value-type="float" office:value="241.8573136" calcext:value-type="float">
            <text:p>241.857313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258355010cced4b3e563e22868689aabbbdd728</text:p>
          </table:table-cell>
          <table:table-cell office:value-type="float" office:value="241.32270153" calcext:value-type="float">
            <text:p>241.3227015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2e5e263250062e6b8fa900d1a7c5ec1939b30ac</text:p>
          </table:table-cell>
          <table:table-cell office:value-type="float" office:value="240.82533368" calcext:value-type="float">
            <text:p>240.8253336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f82e00cbb8f4dc2b816ec7c12ea1cbe41aabc1f</text:p>
          </table:table-cell>
          <table:table-cell office:value-type="float" office:value="239.97520099" calcext:value-type="float">
            <text:p>239.975200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60d1015e0e815be01872c8f71b75c8b733339ca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3bf7f3ceeec25830ce179f3ba72726cd0a24a6f</text:p>
          </table:table-cell>
          <table:table-cell office:value-type="float" office:value="238.94050399" calcext:value-type="float">
            <text:p>238.940503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5ea3291a3ea6eaeaaceb1d2f55177211fe3a27b</text:p>
          </table:table-cell>
          <table:table-cell office:value-type="float" office:value="238.57168199" calcext:value-type="float">
            <text:p>238.571681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ac099183b41c101841254e94f480eedfae21f68</text:p>
          </table:table-cell>
          <table:table-cell office:value-type="float" office:value="238.31555226" calcext:value-type="float">
            <text:p>238.315552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cf674dca312cc2f906b9376f0d720e5d030d464</text:p>
          </table:table-cell>
          <table:table-cell office:value-type="float" office:value="238.00977187" calcext:value-type="float">
            <text:p>238.0097718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de5898734d93f72ce1003382a90e1bd511d9067</text:p>
          </table:table-cell>
          <table:table-cell office:value-type="float" office:value="237.91641884" calcext:value-type="float">
            <text:p>237.9164188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8e693ea320bad71a76ac86e35fba1c7c86ebede</text:p>
          </table:table-cell>
          <table:table-cell office:value-type="float" office:value="237.54057491" calcext:value-type="float">
            <text:p>237.5405749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99acbeb70e2e52536139b2a8b2bca708f5f75e3</text:p>
          </table:table-cell>
          <table:table-cell office:value-type="float" office:value="237.28032601" calcext:value-type="float">
            <text:p>237.280326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9571eb0b63025da6e0e71172ef65a25e2debd6b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488d02f4eefa024522d4d641904c51a2be92f31</text:p>
          </table:table-cell>
          <table:table-cell office:value-type="float" office:value="235.11816738" calcext:value-type="float">
            <text:p>235.1181673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ff61f4e84eb274636d60d83b191801e21b67700</text:p>
          </table:table-cell>
          <table:table-cell office:value-type="float" office:value="234.77790057" calcext:value-type="float">
            <text:p>234.7779005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97b6b24a38664e662556594d35a8e108a34f139</text:p>
          </table:table-cell>
          <table:table-cell office:value-type="float" office:value="233.48768373" calcext:value-type="float">
            <text:p>233.4876837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a19cfe15ee6efb5ae9b1d033bf8a36bf99a2df3</text:p>
          </table:table-cell>
          <table:table-cell office:value-type="float" office:value="233.34842189" calcext:value-type="float">
            <text:p>233.3484218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21c6bca87a6b81aa38082882d259d735cc9effe</text:p>
          </table:table-cell>
          <table:table-cell office:value-type="float" office:value="232.27358929" calcext:value-type="float">
            <text:p>232.2735892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b13ac2a86986445c6104395bcee9f9f31b8324b</text:p>
          </table:table-cell>
          <table:table-cell office:value-type="float" office:value="231.40125181" calcext:value-type="float">
            <text:p>231.4012518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986d16186e5a2eddc5f0d36868a1362b3f60dfd</text:p>
          </table:table-cell>
          <table:table-cell office:value-type="float" office:value="231.28528812" calcext:value-type="float">
            <text:p>231.285288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3651b5268079bd4a2173c92cc732e8513bc92a4</text:p>
          </table:table-cell>
          <table:table-cell office:value-type="float" office:value="231.02926963" calcext:value-type="float">
            <text:p>231.0292696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737b43c264d7250c68e1a7801b6ff027c908a35</text:p>
          </table:table-cell>
          <table:table-cell office:value-type="float" office:value="229.83550108" calcext:value-type="float">
            <text:p>229.8355010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e1826afa0bdc4e08abbf8b47e22078ca2efea19</text:p>
          </table:table-cell>
          <table:table-cell office:value-type="float" office:value="229.60447698" calcext:value-type="float">
            <text:p>229.6044769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21739eb485b01945f019045239f89db66aea06f</text:p>
          </table:table-cell>
          <table:table-cell office:value-type="float" office:value="228.42110167" calcext:value-type="float">
            <text:p>228.4211016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382470f0d58cef9d531a14723f1d7d9d6baa847</text:p>
          </table:table-cell>
          <table:table-cell office:value-type="float" office:value="227.96976767" calcext:value-type="float">
            <text:p>227.9697676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1c753bc90ae6cc015d9bcbac0647f9dce07dabb</text:p>
          </table:table-cell>
          <table:table-cell office:value-type="float" office:value="227.78130521" calcext:value-type="float">
            <text:p>227.7813052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4349392aaa34b0b4b83fc8bde50905d315bcc12</text:p>
          </table:table-cell>
          <table:table-cell office:value-type="float" office:value="227.66524059" calcext:value-type="float">
            <text:p>227.6652405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b814233894cd227f561b78cc65891aa55c62ad2</text:p>
          </table:table-cell>
          <table:table-cell office:value-type="float" office:value="227.45075" calcext:value-type="float">
            <text:p>227.4507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044c5ae34305784c9918d5e5fbea5ab3251d3aa</text:p>
          </table:table-cell>
          <table:table-cell office:value-type="float" office:value="226.79998164" calcext:value-type="float">
            <text:p>226.7999816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a9bf46053f9e48085743832747f7ad50a5c58ff</text:p>
          </table:table-cell>
          <table:table-cell office:value-type="float" office:value="226.63431746" calcext:value-type="float">
            <text:p>226.6343174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40668eeb9da5f0a2f7fe644360bf8baa8f0a12c</text:p>
          </table:table-cell>
          <table:table-cell office:value-type="float" office:value="225.62008512" calcext:value-type="float">
            <text:p>225.620085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103d4b9a5fd9ca8a5ff12df0c5bca3fafe423fc</text:p>
          </table:table-cell>
          <table:table-cell office:value-type="float" office:value="225.45282429" calcext:value-type="float">
            <text:p>225.4528242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79d0e7aae486da24b4eb3961f13980d34747a19</text:p>
          </table:table-cell>
          <table:table-cell office:value-type="float" office:value="225.13470323" calcext:value-type="float">
            <text:p>225.134703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3da7b2830e3932d906749e67a7ce1fbf3a5366d</text:p>
          </table:table-cell>
          <table:table-cell office:value-type="float" office:value="224.98856875" calcext:value-type="float">
            <text:p>224.9885687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f9d75350579e152787791d9449128c461c2ce95</text:p>
          </table:table-cell>
          <table:table-cell office:value-type="float" office:value="224.98529437" calcext:value-type="float">
            <text:p>224.9852943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6ceae2756f2af0a2f825b6e3ca8a9cfb4d082e2</text:p>
          </table:table-cell>
          <table:table-cell office:value-type="float" office:value="224.57736574" calcext:value-type="float">
            <text:p>224.5773657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1ebe95db3c6272f2d8747d0ccd675a438d1dc12</text:p>
          </table:table-cell>
          <table:table-cell office:value-type="float" office:value="224.3672468" calcext:value-type="float">
            <text:p>224.367246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be7a27b44063b20e3af6f77611a0bc06b860853</text:p>
          </table:table-cell>
          <table:table-cell office:value-type="float" office:value="222.09726512" calcext:value-type="float">
            <text:p>222.097265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3fa2c9cc4f07015476f55aaf384a2678b7d29f3</text:p>
          </table:table-cell>
          <table:table-cell office:value-type="float" office:value="221.82741243" calcext:value-type="float">
            <text:p>221.8274124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f14b9c74147ea98234ea408887424e4290eb08a</text:p>
          </table:table-cell>
          <table:table-cell office:value-type="float" office:value="221.55429121" calcext:value-type="float">
            <text:p>221.5542912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99c1f71aea3038bb1810469c25b6a01fb546371</text:p>
          </table:table-cell>
          <table:table-cell office:value-type="float" office:value="221.15441737" calcext:value-type="float">
            <text:p>221.1544173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d2221948bf991ef3be560f9159e58417d8c370a</text:p>
          </table:table-cell>
          <table:table-cell office:value-type="float" office:value="221.0378338" calcext:value-type="float">
            <text:p>221.037833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66b4d7f9384f35e7bd053ff427192ef877c98be</text:p>
          </table:table-cell>
          <table:table-cell office:value-type="float" office:value="220.86786603" calcext:value-type="float">
            <text:p>220.8678660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1e0381a9456f3bfdec08f283f31b49c0a22dd75</text:p>
          </table:table-cell>
          <table:table-cell office:value-type="float" office:value="220.56114082" calcext:value-type="float">
            <text:p>220.5611408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ce490728ffb49fec9d9ab57b55dfcf182f6dd48</text:p>
          </table:table-cell>
          <table:table-cell office:value-type="float" office:value="220.10173443" calcext:value-type="float">
            <text:p>220.1017344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4a3e31125fd9c460d3228b39925eea3b0225c8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07cbab5a71ef9e3d72aa0e1c7876b13c566947f</text:p>
          </table:table-cell>
          <table:table-cell office:value-type="float" office:value="219.2808525" calcext:value-type="float">
            <text:p>219.28085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e441ae7c80f77920f0a4c5be7dfcbb59981adcb</text:p>
          </table:table-cell>
          <table:table-cell office:value-type="float" office:value="219.04615705" calcext:value-type="float">
            <text:p>219.0461570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c53196ee491d0deef80771bb66819346550a700</text:p>
          </table:table-cell>
          <table:table-cell office:value-type="float" office:value="218.87788255" calcext:value-type="float">
            <text:p>218.8778825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391c631ebc83f7f48749ec7560b47e53bc6d1d7</text:p>
          </table:table-cell>
          <table:table-cell office:value-type="float" office:value="218.6160671" calcext:value-type="float">
            <text:p>218.616067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0428402f30495517c513b338815e61c0fccdb5f</text:p>
          </table:table-cell>
          <table:table-cell office:value-type="float" office:value="218.12592308" calcext:value-type="float">
            <text:p>218.1259230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d53ddd8d74d0590b7fb21b2535a18b9a97aa48a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09b35090b92363d0cf8ac189fba035d5a1453b8</text:p>
          </table:table-cell>
          <table:table-cell office:value-type="float" office:value="216.84507538" calcext:value-type="float">
            <text:p>216.8450753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118ddd72f1d0a8eb42de4fbb6232aa37e0abe86</text:p>
          </table:table-cell>
          <table:table-cell office:value-type="float" office:value="216.78860567" calcext:value-type="float">
            <text:p>216.7886056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be1e5d46e4192f799739e4b32431d4bbec88575</text:p>
          </table:table-cell>
          <table:table-cell office:value-type="float" office:value="216.36244754" calcext:value-type="float">
            <text:p>216.3624475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45bcc8c7c29de0e012a5190127869f8f8f8a32e</text:p>
          </table:table-cell>
          <table:table-cell office:value-type="float" office:value="215.54860989" calcext:value-type="float">
            <text:p>215.5486098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8b6b0b84a7d628c41a7e7448aef686963800ec1</text:p>
          </table:table-cell>
          <table:table-cell office:value-type="float" office:value="214.94474512" calcext:value-type="float">
            <text:p>214.944745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702a9fe02e90eee75846d23ba66aea09f28c208</text:p>
          </table:table-cell>
          <table:table-cell office:value-type="float" office:value="214.69903786" calcext:value-type="float">
            <text:p>214.6990378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a1193bcdeb9fc158d55d04ba10c5fbfde5e861a</text:p>
          </table:table-cell>
          <table:table-cell office:value-type="float" office:value="213.92458322" calcext:value-type="float">
            <text:p>213.9245832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aebad8b77568b15856cf24d6d566a154ecba42e</text:p>
          </table:table-cell>
          <table:table-cell office:value-type="float" office:value="213.78376632" calcext:value-type="float">
            <text:p>213.783766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ce65e09c1191d995595c26c86402f06aa574309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5cdb94682fb41e4088dcd5ee921fb75b23f2424</text:p>
          </table:table-cell>
          <table:table-cell office:value-type="float" office:value="212.8276674" calcext:value-type="float">
            <text:p>212.827667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dfe743b16a6869a6ebe5582b04e69a110ed0119</text:p>
          </table:table-cell>
          <table:table-cell office:value-type="float" office:value="212.58511671" calcext:value-type="float">
            <text:p>212.5851167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56038e97cee7c095673f7b9fad695b323a6f098</text:p>
          </table:table-cell>
          <table:table-cell office:value-type="float" office:value="212.40697512" calcext:value-type="float">
            <text:p>212.406975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d468e6b8c66d2d063d5e6ce7c3b700915821a59</text:p>
          </table:table-cell>
          <table:table-cell office:value-type="float" office:value="212.28133" calcext:value-type="float">
            <text:p>212.281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a50b37904d9bebc2ac9734f12f652014d7c15f9</text:p>
          </table:table-cell>
          <table:table-cell office:value-type="float" office:value="212.07507222" calcext:value-type="float">
            <text:p>212.0750722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724e403a474fb04b0580449f6fcf8cbb1c8ce1d</text:p>
          </table:table-cell>
          <table:table-cell office:value-type="float" office:value="211.45798442" calcext:value-type="float">
            <text:p>211.4579844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6e3f4bde24169f2b05fdca944959d6fcff03cd1</text:p>
          </table:table-cell>
          <table:table-cell office:value-type="float" office:value="211.32135774" calcext:value-type="float">
            <text:p>211.3213577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732ff136332b54dbb6ac7496eee4f9ec16ec3b0</text:p>
          </table:table-cell>
          <table:table-cell office:value-type="float" office:value="211.20574465" calcext:value-type="float">
            <text:p>211.2057446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107f780671b0a5026c3a8afef77ce16420cb639</text:p>
          </table:table-cell>
          <table:table-cell office:value-type="float" office:value="210.94519303" calcext:value-type="float">
            <text:p>210.9451930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b4b2182413713869b4ff29b7bfe9be715400ce1</text:p>
          </table:table-cell>
          <table:table-cell office:value-type="float" office:value="210.91284422" calcext:value-type="float">
            <text:p>210.9128442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53e720722b8b8b61216c5f6a5c9e547ba4a4357</text:p>
          </table:table-cell>
          <table:table-cell office:value-type="float" office:value="210.71883999" calcext:value-type="float">
            <text:p>210.718839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34c80e3a3e9136ee3558950385b66ac5e7d9bf7</text:p>
          </table:table-cell>
          <table:table-cell office:value-type="float" office:value="210.0005518" calcext:value-type="float">
            <text:p>210.000551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9b275714fe964f06e204f2d0d11c55269231a6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7fea0312b9971712604c57f021c33593b002dff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5b6f9d8ceac082382cb204eb726669a2439d21e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729fc3f4fa351349db74f27232f2029a13ad7a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322c32b6d07d5e4db4a96e0385cf8ea22eec7b4</text:p>
          </table:table-cell>
          <table:table-cell office:value-type="float" office:value="209.98830491" calcext:value-type="float">
            <text:p>209.9883049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70044006be1d7a8be8e49ba68401ea6762d4580</text:p>
          </table:table-cell>
          <table:table-cell office:value-type="float" office:value="209.463" calcext:value-type="float">
            <text:p>209.46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9d0692cbeccde767314fca913240f4de0115da7</text:p>
          </table:table-cell>
          <table:table-cell office:value-type="float" office:value="208.63081294" calcext:value-type="float">
            <text:p>208.6308129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1b8147f871f7aa31d3d324c65ba6be92df79cd5</text:p>
          </table:table-cell>
          <table:table-cell office:value-type="float" office:value="207.99718831" calcext:value-type="float">
            <text:p>207.9971883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d21c90bbee9af68bdafd973669798d15b502122</text:p>
          </table:table-cell>
          <table:table-cell office:value-type="float" office:value="207.56102775" calcext:value-type="float">
            <text:p>207.5610277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e2a960e66527826ea323e6173ab296b2b2a47f5</text:p>
          </table:table-cell>
          <table:table-cell office:value-type="float" office:value="206.79227195" calcext:value-type="float">
            <text:p>206.7922719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30f3c00d8c86a3bd97c0308c514dd4cf82790c7</text:p>
          </table:table-cell>
          <table:table-cell office:value-type="float" office:value="206.52814309" calcext:value-type="float">
            <text:p>206.528143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0ec7509182ed43c59877ece2bfb4916399de648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d9b8424d6f855ce54d287a0ab89c3512eb87d0f</text:p>
          </table:table-cell>
          <table:table-cell office:value-type="float" office:value="205.0026891" calcext:value-type="float">
            <text:p>205.002689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0cbd09e8e4c93349a7eba3e854fc732c70d29fa</text:p>
          </table:table-cell>
          <table:table-cell office:value-type="float" office:value="204.9370959" calcext:value-type="float">
            <text:p>204.937095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1cd4492f926f3ba9df29d5fc5e2cdc5870250c1</text:p>
          </table:table-cell>
          <table:table-cell office:value-type="float" office:value="204.46480405" calcext:value-type="float">
            <text:p>204.4648040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88d1a3ecd62b3b98172c7b4dd289410df1e1edb</text:p>
          </table:table-cell>
          <table:table-cell office:value-type="float" office:value="204.4163495" calcext:value-type="float">
            <text:p>204.416349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47fb79efb194fd90a4df3dab5a66b1e14409848</text:p>
          </table:table-cell>
          <table:table-cell office:value-type="float" office:value="203.934" calcext:value-type="float">
            <text:p>203.93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22bfe4b1138e0e1190e467f1517771b5848d0b4</text:p>
          </table:table-cell>
          <table:table-cell office:value-type="float" office:value="203.76938689" calcext:value-type="float">
            <text:p>203.7693868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ad06b9ac39c956f2450f4f348b490926d05ff3b</text:p>
          </table:table-cell>
          <table:table-cell office:value-type="float" office:value="202.68612294" calcext:value-type="float">
            <text:p>202.6861229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bad0b51a67fd5078aa964ef42b176abcd4399aa</text:p>
          </table:table-cell>
          <table:table-cell office:value-type="float" office:value="202.63466332" calcext:value-type="float">
            <text:p>202.634663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a290ea5a944450f9431542f220b4db4a9a99bf9</text:p>
          </table:table-cell>
          <table:table-cell office:value-type="float" office:value="201.889" calcext:value-type="float">
            <text:p>201.88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5da3fd14a2a6e64cf3a94dfd834ee5494cca537</text:p>
          </table:table-cell>
          <table:table-cell office:value-type="float" office:value="201.23681502" calcext:value-type="float">
            <text:p>201.2368150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0fffe43e69e868d24df55b35789d052180540e6</text:p>
          </table:table-cell>
          <table:table-cell office:value-type="float" office:value="200.825" calcext:value-type="float">
            <text:p>200.8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e03250e2937d20b7afa4dbd5d0761fa90fc3c95</text:p>
          </table:table-cell>
          <table:table-cell office:value-type="float" office:value="200.8" calcext:value-type="float">
            <text:p>200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c42771b23683cc8545c285d72765e512eb28da8</text:p>
          </table:table-cell>
          <table:table-cell office:value-type="float" office:value="200.64273552" calcext:value-type="float">
            <text:p>200.6427355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d025f4b065beac10eea658e794370b26dda1285</text:p>
          </table:table-cell>
          <table:table-cell office:value-type="float" office:value="200.5893231" calcext:value-type="float">
            <text:p>200.589323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0759a6f09cc7c12704ddaa5716544ca0c1e9bf4</text:p>
          </table:table-cell>
          <table:table-cell office:value-type="float" office:value="200.30178725" calcext:value-type="float">
            <text:p>200.301787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3d465eb6ad80a1ed4e2a131f088c6632bdf0170</text:p>
          </table:table-cell>
          <table:table-cell office:value-type="float" office:value="200.18032572" calcext:value-type="float">
            <text:p>200.1803257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98733a634ef21ec265e82a343089355b4701750</text:p>
          </table:table-cell>
          <table:table-cell office:value-type="float" office:value="200.06428168" calcext:value-type="float">
            <text:p>200.0642816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60e8b181ff896d7d32618df05a73fc390fe2b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b3f450a539116260856e55e858edddea1a7434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156e851e64e62a8d2ef4a36e5809802c0e3e83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c076672ef23e7d512ab9e3f38d286d869f57a9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1877bbaac231d9b4902951823e95abe178610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2de70ad8bd911e5f5b7e83e30248092365f99c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945c5b60c95d3b7b77446e6ea64a222d1748b1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c68c0843e11c62473a9a1d7d1f438d3abfdea8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4e03d7ed6ab7c564fa9ee5fcab2bb74bb22f7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3a23314f6210cbc4544dd4cfede22776dbb610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8ed53dadc0bfdc784763ed03f7ed2db16d7b1b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130e14e487cc538ecc4c9830acdc2d430465cc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c704b873485d9403168575ed4ef8307e8e9eb71</text:p>
          </table:table-cell>
          <table:table-cell office:value-type="float" office:value="199.73508499" calcext:value-type="float">
            <text:p>199.735084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9170a4ca3b8f16aa7be54db0fb8c4bcd30b0788</text:p>
          </table:table-cell>
          <table:table-cell office:value-type="float" office:value="199.705" calcext:value-type="float">
            <text:p>199.70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d900ea8549ec8c37d30d542aa7a233832428f9c</text:p>
          </table:table-cell>
          <table:table-cell office:value-type="float" office:value="199.54457049" calcext:value-type="float">
            <text:p>199.5445704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3c152b9f7b62f5bfec503642a7ee175ca81ce07</text:p>
          </table:table-cell>
          <table:table-cell office:value-type="float" office:value="199.53146357" calcext:value-type="float">
            <text:p>199.5314635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48e1ccf81f9d46e8b1c90cdf39904d8afc7c2e2</text:p>
          </table:table-cell>
          <table:table-cell office:value-type="float" office:value="199.37300818" calcext:value-type="float">
            <text:p>199.3730081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0fc218fd25bf4f2dc6a8f14f547598f07d720bc</text:p>
          </table:table-cell>
          <table:table-cell office:value-type="float" office:value="199.16829171" calcext:value-type="float">
            <text:p>199.1682917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49913dc43d70024a47a8fb8350c813fc60e9278</text:p>
          </table:table-cell>
          <table:table-cell office:value-type="float" office:value="199.10542388" calcext:value-type="float">
            <text:p>199.1054238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74f7a631fe4010bf2e9ab77d6b8b68c66d41958</text:p>
          </table:table-cell>
          <table:table-cell office:value-type="float" office:value="198.26748818" calcext:value-type="float">
            <text:p>198.2674881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7adbb51a5b9c71bc28c18305829b18c17d32842</text:p>
          </table:table-cell>
          <table:table-cell office:value-type="float" office:value="198.15" calcext:value-type="float">
            <text:p>198.1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6e96c4699145451c1f7e54095a795674b65c7b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5e78d6b32f020690376806674aa92635ca56092</text:p>
          </table:table-cell>
          <table:table-cell office:value-type="float" office:value="197.96461209" calcext:value-type="float">
            <text:p>197.964612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9702d5fc53e31288db4b2970958fca1650f368a</text:p>
          </table:table-cell>
          <table:table-cell office:value-type="float" office:value="197.40954904" calcext:value-type="float">
            <text:p>197.4095490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5169e66cff142fc4f46a14ec3114be06568cb8b</text:p>
          </table:table-cell>
          <table:table-cell office:value-type="float" office:value="196.7109778" calcext:value-type="float">
            <text:p>196.710977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39f0fd637b0d1a64c7768d411d942c40c810a45</text:p>
          </table:table-cell>
          <table:table-cell office:value-type="float" office:value="196.01676271" calcext:value-type="float">
            <text:p>196.0167627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ec2be5b446209c8b063fdcdb4c4c00cb8afaf42</text:p>
          </table:table-cell>
          <table:table-cell office:value-type="float" office:value="195.475" calcext:value-type="float">
            <text:p>195.47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a83dbc4e37fbe84478713f4689fcc0b444d8499</text:p>
          </table:table-cell>
          <table:table-cell office:value-type="float" office:value="195.32" calcext:value-type="float">
            <text:p>195.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edea38b519eec6de80d8f419a8ff6dfe93cd527</text:p>
          </table:table-cell>
          <table:table-cell office:value-type="float" office:value="195.18638018" calcext:value-type="float">
            <text:p>195.1863801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5fa9b572ea9a3d40b50a4e0a3bd9b4adbd73513</text:p>
          </table:table-cell>
          <table:table-cell office:value-type="float" office:value="194.46908808" calcext:value-type="float">
            <text:p>194.4690880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4f7981c0eeb4ca473f81618fc3f01c80cc57f0e</text:p>
          </table:table-cell>
          <table:table-cell office:value-type="float" office:value="194.18843183" calcext:value-type="float">
            <text:p>194.1884318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b326cf10c8541bcf2cbba46e1e8112b0fc7f125</text:p>
          </table:table-cell>
          <table:table-cell office:value-type="float" office:value="194.05363187" calcext:value-type="float">
            <text:p>194.0536318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ea196011005d0214630b04dae024117bb429a62</text:p>
          </table:table-cell>
          <table:table-cell office:value-type="float" office:value="194.02993027" calcext:value-type="float">
            <text:p>194.029930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2bb73ac955980cf2a99fb8603efdad8f57492bd</text:p>
          </table:table-cell>
          <table:table-cell office:value-type="float" office:value="191.40537734" calcext:value-type="float">
            <text:p>191.4053773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6cbd68fbd5506a37d61d9b6cdab4036486ea3ca</text:p>
          </table:table-cell>
          <table:table-cell office:value-type="float" office:value="191.35363966" calcext:value-type="float">
            <text:p>191.3536396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98ac03fb6cd6dd37d53ca4813070bf5be5719d4</text:p>
          </table:table-cell>
          <table:table-cell office:value-type="float" office:value="191.3029962" calcext:value-type="float">
            <text:p>191.302996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d64c731f0a0303e741d37796d38f3eb0768873a</text:p>
          </table:table-cell>
          <table:table-cell office:value-type="float" office:value="190.67720369" calcext:value-type="float">
            <text:p>190.6772036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6bbb339d42cf476e1e20d637bc382ee3e65be45</text:p>
          </table:table-cell>
          <table:table-cell office:value-type="float" office:value="190.49297982" calcext:value-type="float">
            <text:p>190.4929798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1e8dcab08519b56e015260d93e098e64f13a78b</text:p>
          </table:table-cell>
          <table:table-cell office:value-type="float" office:value="189.54154387" calcext:value-type="float">
            <text:p>189.5415438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2c1f48ad7ef2ae00801620325af996f843293a3</text:p>
          </table:table-cell>
          <table:table-cell office:value-type="float" office:value="189.1734585" calcext:value-type="float">
            <text:p>189.173458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000000000000000000000000000000000000000</text:p>
          </table:table-cell>
          <table:table-cell office:value-type="float" office:value="189.02923061" calcext:value-type="float">
            <text:p>189.0292306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e3ca464db06ef577270e11e1b2d75b552099336</text:p>
          </table:table-cell>
          <table:table-cell office:value-type="float" office:value="188.76621809" calcext:value-type="float">
            <text:p>188.766218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bcc46e668d1a043b0485dc64f3460e4c37c26b3</text:p>
          </table:table-cell>
          <table:table-cell office:value-type="float" office:value="188.32497159" calcext:value-type="float">
            <text:p>188.3249715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127fcd93b2dd0be1d6b5ea2bd631a61471b0f9b</text:p>
          </table:table-cell>
          <table:table-cell office:value-type="float" office:value="188.03307398" calcext:value-type="float">
            <text:p>188.0330739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65c9aa0eed9ac07d29b8d7e995df17b9ddfd149</text:p>
          </table:table-cell>
          <table:table-cell office:value-type="float" office:value="187.20113057" calcext:value-type="float">
            <text:p>187.2011305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e24d4aa4392a53bfe1cbb3277f680423d22e390</text:p>
          </table:table-cell>
          <table:table-cell office:value-type="float" office:value="187.17424168" calcext:value-type="float">
            <text:p>187.1742416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3e84cc194e595b43dcedfbffc3e0358366307f1</text:p>
          </table:table-cell>
          <table:table-cell office:value-type="float" office:value="186.85542501" calcext:value-type="float">
            <text:p>186.855425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53cbdecb2445804cc66c9e3369bef6011583398</text:p>
          </table:table-cell>
          <table:table-cell office:value-type="float" office:value="186.84960578" calcext:value-type="float">
            <text:p>186.8496057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50e1ff01f46811664486d62cfab88be26a39201</text:p>
          </table:table-cell>
          <table:table-cell office:value-type="float" office:value="186.6497941" calcext:value-type="float">
            <text:p>186.649794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54106ae2119f74ade2cb4094e3137ebc9440b39</text:p>
          </table:table-cell>
          <table:table-cell office:value-type="float" office:value="185.88733053" calcext:value-type="float">
            <text:p>185.8873305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5826111c39399af687318505758c56ab675f997</text:p>
          </table:table-cell>
          <table:table-cell office:value-type="float" office:value="185.5" calcext:value-type="float">
            <text:p>185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bb9cf7ae3891ebf753f30beb792550f0ebf14b1</text:p>
          </table:table-cell>
          <table:table-cell office:value-type="float" office:value="185.24678208" calcext:value-type="float">
            <text:p>185.2467820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5de7aa51b47ad95c8e9796c635e3ca27f873de4</text:p>
          </table:table-cell>
          <table:table-cell office:value-type="float" office:value="184.40248929" calcext:value-type="float">
            <text:p>184.4024892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387aa404cdf08efe74b9ab7c517aaab5bc4c919</text:p>
          </table:table-cell>
          <table:table-cell office:value-type="float" office:value="184.30992759" calcext:value-type="float">
            <text:p>184.3099275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b3c4708dc734a373d5d6618d8a3f580b9eec9c6</text:p>
          </table:table-cell>
          <table:table-cell office:value-type="float" office:value="183.87385626" calcext:value-type="float">
            <text:p>183.873856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8e5b59614ff8fcaa18b0871e0e795675b619ead</text:p>
          </table:table-cell>
          <table:table-cell office:value-type="float" office:value="183.72757964" calcext:value-type="float">
            <text:p>183.7275796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7cc8da2a472612aeb25218a4fb9d995fa3472a6</text:p>
          </table:table-cell>
          <table:table-cell office:value-type="float" office:value="183.62696779" calcext:value-type="float">
            <text:p>183.6269677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d56fc70d03d923ec6cdb5593021edeae48cc12b</text:p>
          </table:table-cell>
          <table:table-cell office:value-type="float" office:value="182.3851202" calcext:value-type="float">
            <text:p>182.385120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90fda9e7365fe4951a6da514820a04f4f826551</text:p>
          </table:table-cell>
          <table:table-cell office:value-type="float" office:value="182.0099" calcext:value-type="float">
            <text:p>182.00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e14feb4a976491352284c0e3c69e7d6ae7d87f1</text:p>
          </table:table-cell>
          <table:table-cell office:value-type="float" office:value="181.330829" calcext:value-type="float">
            <text:p>181.33082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c24092bb23394f83cdd7520ff42c437e25a3c39</text:p>
          </table:table-cell>
          <table:table-cell office:value-type="float" office:value="181.0281608" calcext:value-type="float">
            <text:p>181.028160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00b5cd39bcd30376ef5d76a7b80fb04156c2cc7</text:p>
          </table:table-cell>
          <table:table-cell office:value-type="float" office:value="180.10080209" calcext:value-type="float">
            <text:p>180.100802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112bf182b897df71abb86adbdebce96bc76488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b601c92f6e63d4d61bb7d6c309cad8bbc1dae1e</text:p>
          </table:table-cell>
          <table:table-cell office:value-type="float" office:value="179.8555839" calcext:value-type="float">
            <text:p>179.855583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2ae5be6351fe4c265f22f554f6a84563249810d</text:p>
          </table:table-cell>
          <table:table-cell office:value-type="float" office:value="179.37247509" calcext:value-type="float">
            <text:p>179.372475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36971c5f0206ffcddf2d8db2661186f7cba900d</text:p>
          </table:table-cell>
          <table:table-cell office:value-type="float" office:value="178.72430643" calcext:value-type="float">
            <text:p>178.7243064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b2f922391fc527d1fa8d27c322e216d67503f4e</text:p>
          </table:table-cell>
          <table:table-cell office:value-type="float" office:value="178.56932541" calcext:value-type="float">
            <text:p>178.5693254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f7dd09a8743b4112f3f58cd09a76c420cf01f88</text:p>
          </table:table-cell>
          <table:table-cell office:value-type="float" office:value="177.56296646" calcext:value-type="float">
            <text:p>177.5629664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13bc6bc322e07371c124912e6e80e62b9948541</text:p>
          </table:table-cell>
          <table:table-cell office:value-type="float" office:value="177.23518405" calcext:value-type="float">
            <text:p>177.2351840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a0917a040045200f5c88554188b3556f7dc4c37</text:p>
          </table:table-cell>
          <table:table-cell office:value-type="float" office:value="176.8732852" calcext:value-type="float">
            <text:p>176.873285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dca41eeb0f638a49f6976d34899f90149d85a35</text:p>
          </table:table-cell>
          <table:table-cell office:value-type="float" office:value="176.53929634" calcext:value-type="float">
            <text:p>176.5392963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a2c0d09610d090f7994ab779a04ca58fede3fc4</text:p>
          </table:table-cell>
          <table:table-cell office:value-type="float" office:value="176.29933946" calcext:value-type="float">
            <text:p>176.2993394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ba814f9ff210496a7298e0e1a63c67d98142e95</text:p>
          </table:table-cell>
          <table:table-cell office:value-type="float" office:value="176.20150756" calcext:value-type="float">
            <text:p>176.2015075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615998b62731e6fc8bdae77028bad5bcedc3aa3</text:p>
          </table:table-cell>
          <table:table-cell office:value-type="float" office:value="176.06944688" calcext:value-type="float">
            <text:p>176.0694468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681b528b4092534e886512ae004b03167f535a3</text:p>
          </table:table-cell>
          <table:table-cell office:value-type="float" office:value="175.52431981" calcext:value-type="float">
            <text:p>175.5243198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525eb20017b9c6d7b00ddd1ef4b5b8980c032cc</text:p>
          </table:table-cell>
          <table:table-cell office:value-type="float" office:value="175.20283046" calcext:value-type="float">
            <text:p>175.2028304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2ef324a534ba9aa0d060c92294fdd0fc4aca065</text:p>
          </table:table-cell>
          <table:table-cell office:value-type="float" office:value="174.91276511" calcext:value-type="float">
            <text:p>174.912765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2ac579ca4324c216731c0cace0a9101a1c8411d</text:p>
          </table:table-cell>
          <table:table-cell office:value-type="float" office:value="174.83380574" calcext:value-type="float">
            <text:p>174.8338057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f1d6965cd0929e2a9a7d553aaa9cfa57db76c54</text:p>
          </table:table-cell>
          <table:table-cell office:value-type="float" office:value="174.31822674" calcext:value-type="float">
            <text:p>174.3182267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999e9d6aa903cf62882e18181d2008e48af691c</text:p>
          </table:table-cell>
          <table:table-cell office:value-type="float" office:value="174.12558947" calcext:value-type="float">
            <text:p>174.125589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1f973cbf41934d4f08aef62723750b0ca234010</text:p>
          </table:table-cell>
          <table:table-cell office:value-type="float" office:value="173.65314654" calcext:value-type="float">
            <text:p>173.6531465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be37a99ad74e5c7fb138a2b390fb2612a5c059f</text:p>
          </table:table-cell>
          <table:table-cell office:value-type="float" office:value="173.49360116" calcext:value-type="float">
            <text:p>173.493601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40c816cc9def641465fc784d9dbc492cf4d6ec6</text:p>
          </table:table-cell>
          <table:table-cell office:value-type="float" office:value="173.36837528" calcext:value-type="float">
            <text:p>173.3683752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7a38edde7bb03305101322411bc379200d7bc24</text:p>
          </table:table-cell>
          <table:table-cell office:value-type="float" office:value="172.43900723" calcext:value-type="float">
            <text:p>172.439007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e12b94789113163f97f756ea2190c3f71dd55c5</text:p>
          </table:table-cell>
          <table:table-cell office:value-type="float" office:value="171.91497869" calcext:value-type="float">
            <text:p>171.9149786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4a53733f3ca04eddec84b3298ac0df17f178491</text:p>
          </table:table-cell>
          <table:table-cell office:value-type="float" office:value="171.25433708" calcext:value-type="float">
            <text:p>171.2543370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1e4694c01aaf107fe7054724a91961ba93aff2b</text:p>
          </table:table-cell>
          <table:table-cell office:value-type="float" office:value="170.66619195" calcext:value-type="float">
            <text:p>170.6661919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63eba9ee46fe3a4f330017e4daea0f538901c7b</text:p>
          </table:table-cell>
          <table:table-cell office:value-type="float" office:value="170.22404725" calcext:value-type="float">
            <text:p>170.224047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9cc048e4f62c542c1fb0ccab4cbc195dc2e077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a869e46ca63634420201eb00382a637c4547b3d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f11969bc64356d42194495b7f156564286a55c7</text:p>
          </table:table-cell>
          <table:table-cell office:value-type="float" office:value="169.5974701" calcext:value-type="float">
            <text:p>169.59747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82707b73864deee1421fe476cb9d8678e8dff96</text:p>
          </table:table-cell>
          <table:table-cell office:value-type="float" office:value="169.33399556" calcext:value-type="float">
            <text:p>169.3339955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ae350b4c59e755c55c217c629b7b2392956cc20</text:p>
          </table:table-cell>
          <table:table-cell office:value-type="float" office:value="168.90527805" calcext:value-type="float">
            <text:p>168.9052780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521b403d9be4ae32710ffc0e030b6c900b05561</text:p>
          </table:table-cell>
          <table:table-cell office:value-type="float" office:value="168.59856644" calcext:value-type="float">
            <text:p>168.5985664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4e2a3c2d6248611bcd1b7623326b4ca1124f664</text:p>
          </table:table-cell>
          <table:table-cell office:value-type="float" office:value="168.38652268" calcext:value-type="float">
            <text:p>168.3865226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cc409b5c88aa40e8725b7b133fa246b971cf5e6</text:p>
          </table:table-cell>
          <table:table-cell office:value-type="float" office:value="167.69298046" calcext:value-type="float">
            <text:p>167.6929804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3151e9195fc31c720d549ed04b37e1ae0f5f731</text:p>
          </table:table-cell>
          <table:table-cell office:value-type="float" office:value="167.00158527" calcext:value-type="float">
            <text:p>167.001585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c37daf30ae978b1259ebefc2959de01b052d53e</text:p>
          </table:table-cell>
          <table:table-cell office:value-type="float" office:value="166.65902711" calcext:value-type="float">
            <text:p>166.659027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3786a970e84b4c7dcdad2269478d01c6f8e6174</text:p>
          </table:table-cell>
          <table:table-cell office:value-type="float" office:value="165.94299999" calcext:value-type="float">
            <text:p>165.942999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b50fd87ac700b6caa07a6743e515521beff2520</text:p>
          </table:table-cell>
          <table:table-cell office:value-type="float" office:value="165.05011228" calcext:value-type="float">
            <text:p>165.0501122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f34d5f3b25b582fc05b2c6552a1ebb475fe2b3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91ccbf07942af8868029599629cd6564c4c6c7a</text:p>
          </table:table-cell>
          <table:table-cell office:value-type="float" office:value="163.44987159" calcext:value-type="float">
            <text:p>163.4498715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879cf858515f7e956688fabda4a0baafd9af7dc</text:p>
          </table:table-cell>
          <table:table-cell office:value-type="float" office:value="163.06997686" calcext:value-type="float">
            <text:p>163.0699768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6fb8e41851daf7f90a628b644c9d29d5cd8cf18</text:p>
          </table:table-cell>
          <table:table-cell office:value-type="float" office:value="161.88919817" calcext:value-type="float">
            <text:p>161.889198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3bd7221e670d1894629467cc4e5d32a0f0759ea</text:p>
          </table:table-cell>
          <table:table-cell office:value-type="float" office:value="161.35126783" calcext:value-type="float">
            <text:p>161.3512678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41c8e9fb13fe0a1065cda51a5248df2cc8f2af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9126411b0ff5f7a79899c88f3c8c01d955a03c5</text:p>
          </table:table-cell>
          <table:table-cell office:value-type="float" office:value="160.83741025" calcext:value-type="float">
            <text:p>160.837410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e27b6642942945573d59f50e80456d0421fbc11</text:p>
          </table:table-cell>
          <table:table-cell office:value-type="float" office:value="160.37" calcext:value-type="float">
            <text:p>160.3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aafeab1aa7378339b0add1313b2c8bdb76fea83</text:p>
          </table:table-cell>
          <table:table-cell office:value-type="float" office:value="160.2836887" calcext:value-type="float">
            <text:p>160.283688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672f6f22cc1307e4854e292e7f27323e63225af</text:p>
          </table:table-cell>
          <table:table-cell office:value-type="float" office:value="160.15369287" calcext:value-type="float">
            <text:p>160.1536928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2c7ebb161380ae163a18e9c736b2b33309d7102</text:p>
          </table:table-cell>
          <table:table-cell office:value-type="float" office:value="160.09053036" calcext:value-type="float">
            <text:p>160.0905303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d7fa577c74f8d7aa419d19f1a3f9802f7c6d734</text:p>
          </table:table-cell>
          <table:table-cell office:value-type="float" office:value="160.04712529" calcext:value-type="float">
            <text:p>160.0471252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42f188404b6c57316cd5b1811727006a66d37ad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3eab297ce41ff1a56e7fbb36bb6c9544e70fc95</text:p>
          </table:table-cell>
          <table:table-cell office:value-type="float" office:value="159.19332337" calcext:value-type="float">
            <text:p>159.1933233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1f29054e7c0bc59a8af10f3a6e7c0e53b334e05</text:p>
          </table:table-cell>
          <table:table-cell office:value-type="float" office:value="159.0816225" calcext:value-type="float">
            <text:p>159.08162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663e4ea6a65d3d957d893a27e51c7ea43e3811c</text:p>
          </table:table-cell>
          <table:table-cell office:value-type="float" office:value="158.42599666" calcext:value-type="float">
            <text:p>158.4259966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0b75a66387e93920a168f82044f38f7b94d1cd7</text:p>
          </table:table-cell>
          <table:table-cell office:value-type="float" office:value="158.0587073" calcext:value-type="float">
            <text:p>158.058707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c242d88d6f8d7baa21d107371ee4ba421abbdb9</text:p>
          </table:table-cell>
          <table:table-cell office:value-type="float" office:value="157.91157612" calcext:value-type="float">
            <text:p>157.911576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c05fa4f53595da405d00dcc80e8ae94618f9a42</text:p>
          </table:table-cell>
          <table:table-cell office:value-type="float" office:value="157.55275368" calcext:value-type="float">
            <text:p>157.5527536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851db01b3244052b7d409e42dc91e6b67129423</text:p>
          </table:table-cell>
          <table:table-cell office:value-type="float" office:value="157.45515723" calcext:value-type="float">
            <text:p>157.455157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fb23a19d01a7084b927c895a75d3e40eadda9a3</text:p>
          </table:table-cell>
          <table:table-cell office:value-type="float" office:value="157.20746049" calcext:value-type="float">
            <text:p>157.2074604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46f7420558ce3258d865872cbb2f17b9acaf4a7</text:p>
          </table:table-cell>
          <table:table-cell office:value-type="float" office:value="157.17259694" calcext:value-type="float">
            <text:p>157.1725969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041fa83d4c5118bfe2af1215111b4db97495411</text:p>
          </table:table-cell>
          <table:table-cell office:value-type="float" office:value="157.03607395" calcext:value-type="float">
            <text:p>157.0360739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bb92d48ca82dd138245a4589f110c884c0ec61d</text:p>
          </table:table-cell>
          <table:table-cell office:value-type="float" office:value="156.54038834" calcext:value-type="float">
            <text:p>156.5403883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c0cb03981135074da4dccb9cc0c55aec6d91fa4</text:p>
          </table:table-cell>
          <table:table-cell office:value-type="float" office:value="156.38708236" calcext:value-type="float">
            <text:p>156.3870823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e45a6e4618fd497181d91bb57138b04100083ae</text:p>
          </table:table-cell>
          <table:table-cell office:value-type="float" office:value="156.18115061" calcext:value-type="float">
            <text:p>156.1811506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5475ffc5d5bae0938b5a39f6b363ea0294b686d</text:p>
          </table:table-cell>
          <table:table-cell office:value-type="float" office:value="155.26599149" calcext:value-type="float">
            <text:p>155.2659914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b0ae1903d83f075844fb217ef5f9cc1cfe96ecc</text:p>
          </table:table-cell>
          <table:table-cell office:value-type="float" office:value="155.20749291" calcext:value-type="float">
            <text:p>155.2074929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b911f3eb29ff482e3eb6dd9df1469ed1c1490cb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8f178b8057cf6813411fa99e345989061daf9b8</text:p>
          </table:table-cell>
          <table:table-cell office:value-type="float" office:value="154.96849287" calcext:value-type="float">
            <text:p>154.9684928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e77ff8b895e3280c61e5c0e1d7de73ce1bb7d53</text:p>
          </table:table-cell>
          <table:table-cell office:value-type="float" office:value="154.57099729" calcext:value-type="float">
            <text:p>154.5709972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f8141ceab3352ae368459a883af3e31398789a7</text:p>
          </table:table-cell>
          <table:table-cell office:value-type="float" office:value="154.43757126" calcext:value-type="float">
            <text:p>154.437571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24f047297d8d1ee55eb7260665bed3af407ed0d</text:p>
          </table:table-cell>
          <table:table-cell office:value-type="float" office:value="154.09164144" calcext:value-type="float">
            <text:p>154.0916414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c94085cd6614ff35303050f52e2636f15591686</text:p>
          </table:table-cell>
          <table:table-cell office:value-type="float" office:value="154.08860213" calcext:value-type="float">
            <text:p>154.088602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a66f834821abb0ffff6f6a32a27ff830992be39</text:p>
          </table:table-cell>
          <table:table-cell office:value-type="float" office:value="153.94884369" calcext:value-type="float">
            <text:p>153.9488436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1bbcbc64bae6de2e1c724f398c460fb4ce45d63</text:p>
          </table:table-cell>
          <table:table-cell office:value-type="float" office:value="153.11487433" calcext:value-type="float">
            <text:p>153.114874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cfbd1271c5c51c8ecb2f2f96631eeefa04871fa</text:p>
          </table:table-cell>
          <table:table-cell office:value-type="float" office:value="152.84068668" calcext:value-type="float">
            <text:p>152.8406866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5c2c813540af8b3f090dfa2de917001c04bbcc2</text:p>
          </table:table-cell>
          <table:table-cell office:value-type="float" office:value="152.35087199" calcext:value-type="float">
            <text:p>152.350871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c2cc011e19810227acd4d512373b8d6b57258fd</text:p>
          </table:table-cell>
          <table:table-cell office:value-type="float" office:value="152.23116367" calcext:value-type="float">
            <text:p>152.2311636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dd99cf5151f68db5cb7b7840abbecd3c5943441</text:p>
          </table:table-cell>
          <table:table-cell office:value-type="float" office:value="151.65788468" calcext:value-type="float">
            <text:p>151.6578846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204cd998674eddbb3205a4e6488fdca7e96a231</text:p>
          </table:table-cell>
          <table:table-cell office:value-type="float" office:value="151.41649432" calcext:value-type="float">
            <text:p>151.416494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06ae6fcb4ffdcb4eead91eeae0986eb74069ad8</text:p>
          </table:table-cell>
          <table:table-cell office:value-type="float" office:value="151.24603111" calcext:value-type="float">
            <text:p>151.246031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8ab583add72b5b28a72e37585225d53c424de70</text:p>
          </table:table-cell>
          <table:table-cell office:value-type="float" office:value="151.119" calcext:value-type="float">
            <text:p>151.11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9d1b67f0a9f598d4385acefa87fcc8931be3b53</text:p>
          </table:table-cell>
          <table:table-cell office:value-type="float" office:value="150.01434725" calcext:value-type="float">
            <text:p>150.014347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f8b61fb12e80093043dc3cd981421a6087e382f</text:p>
          </table:table-cell>
          <table:table-cell office:value-type="float" office:value="150.0002348" calcext:value-type="float">
            <text:p>150.000234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6a72f3c79dd84c6fefd5af93591210d9a037a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4459b40f2a457490abb7f7bcb81d435ebf1ead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a4aa5b4246bde799ec0c6bd3ab1545d8e60fd6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1f5a46d1baae7f692bb835599afd6d7bc99fb5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60ea9b1f348aff179d9bf5b02b50cc04abd344c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b78ccd3d6553887358458b0cffc03989692799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7f63eba2a4dc296237ffc11192c1f9769a646a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7543b1c51f0a21366a7494f27acdf68d9d62bf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b25053d86433a7da1731639cfc306d412a9686f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6b30b0c263a202410a841f23b5c3e6f62fbdd8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066c06426dd30938541ea9a206ebd072979283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f2bebd1059446f3fc83203c24364e65bd42d10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745933a87825647c8633048cf0a11c76b39010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5860583266f6c6cad540ef07b4d36ec0d925916</text:p>
          </table:table-cell>
          <table:table-cell office:value-type="float" office:value="149.86600226" calcext:value-type="float">
            <text:p>149.866002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96441b388d1ef7265a27f39443462104099545d</text:p>
          </table:table-cell>
          <table:table-cell office:value-type="float" office:value="149.74785171" calcext:value-type="float">
            <text:p>149.7478517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5fe1bd1166a3462eb99d9c3be1e8af8653c2e50</text:p>
          </table:table-cell>
          <table:table-cell office:value-type="float" office:value="149.3249187" calcext:value-type="float">
            <text:p>149.324918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4a778ee23f14877a4173971579715c7b3ee08a4</text:p>
          </table:table-cell>
          <table:table-cell office:value-type="float" office:value="149.11361927" calcext:value-type="float">
            <text:p>149.113619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83963a53eb0598c948071b3485bf0f9c40d6893</text:p>
          </table:table-cell>
          <table:table-cell office:value-type="float" office:value="149.08007626" calcext:value-type="float">
            <text:p>149.080076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8cb61210d6ec81439cb2f3c6bcf1e7cfeb64c88</text:p>
          </table:table-cell>
          <table:table-cell office:value-type="float" office:value="148.8646809" calcext:value-type="float">
            <text:p>148.86468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2e1a64edd2999f339c0b3aa2af3a7b5079411af</text:p>
          </table:table-cell>
          <table:table-cell office:value-type="float" office:value="148.65645826" calcext:value-type="float">
            <text:p>148.656458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93c0d62b523c2a1e518f0a53822805a784f41a2</text:p>
          </table:table-cell>
          <table:table-cell office:value-type="float" office:value="148.25688444" calcext:value-type="float">
            <text:p>148.2568844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30cf036ed4fa58f7301a9c788c9806624cefd19</text:p>
          </table:table-cell>
          <table:table-cell office:value-type="float" office:value="148.22751812" calcext:value-type="float">
            <text:p>148.227518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b81a603668f0e5d8a6c6f03ca084bfcbe6db4f6</text:p>
          </table:table-cell>
          <table:table-cell office:value-type="float" office:value="148.0470927" calcext:value-type="float">
            <text:p>148.04709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0162707066aa5871716b1b19b673a29bf80af81</text:p>
          </table:table-cell>
          <table:table-cell office:value-type="float" office:value="147.5432627" calcext:value-type="float">
            <text:p>147.54326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8c872e0f3d78b2c95cad1b9ff6183556f7a6fa1</text:p>
          </table:table-cell>
          <table:table-cell office:value-type="float" office:value="147.24971479" calcext:value-type="float">
            <text:p>147.2497147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14174092ec0cff60c4f628e7b31affef4104c1a</text:p>
          </table:table-cell>
          <table:table-cell office:value-type="float" office:value="147.0858459" calcext:value-type="float">
            <text:p>147.085845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3e906bef90ba7d99747af0628c7cc0df5b61d1a</text:p>
          </table:table-cell>
          <table:table-cell office:value-type="float" office:value="147.06723617" calcext:value-type="float">
            <text:p>147.067236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7d15260a477b7e3bb4494978f6527e005e1484e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ee2b696fc07efa7df84fb31f522ba9a125169ab</text:p>
          </table:table-cell>
          <table:table-cell office:value-type="float" office:value="146.97076634" calcext:value-type="float">
            <text:p>146.9707663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54422220ef2cbc3fdac131489f68401af00e575</text:p>
          </table:table-cell>
          <table:table-cell office:value-type="float" office:value="146.95092105" calcext:value-type="float">
            <text:p>146.9509210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cbc9406c36e1e2e0b09ea2eec3a1223d190fe6f</text:p>
          </table:table-cell>
          <table:table-cell office:value-type="float" office:value="146.89281128" calcext:value-type="float">
            <text:p>146.8928112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0c945800de43394f70d789874a4dac9cfa57451</text:p>
          </table:table-cell>
          <table:table-cell office:value-type="float" office:value="146.6040693" calcext:value-type="float">
            <text:p>146.604069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975abddb897daaefe509521c960224a2197382d</text:p>
          </table:table-cell>
          <table:table-cell office:value-type="float" office:value="146.50343019" calcext:value-type="float">
            <text:p>146.5034301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719a54de839f754daa5ec12e36bc9398614026c</text:p>
          </table:table-cell>
          <table:table-cell office:value-type="float" office:value="146.25" calcext:value-type="float">
            <text:p>146.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681c23eafd5aeb03f39b3da19c84bb3c1dbe7dc</text:p>
          </table:table-cell>
          <table:table-cell office:value-type="float" office:value="146.22994227" calcext:value-type="float">
            <text:p>146.229942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bbf982063e1efeb950892efdc262062467700ab</text:p>
          </table:table-cell>
          <table:table-cell office:value-type="float" office:value="145.97122875" calcext:value-type="float">
            <text:p>145.9712287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57dce7344839a2f12c9b223b77ac575358c1d56</text:p>
          </table:table-cell>
          <table:table-cell office:value-type="float" office:value="145.87405641" calcext:value-type="float">
            <text:p>145.8740564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4ded4340b4febee5df5337e159bf512918b1f97</text:p>
          </table:table-cell>
          <table:table-cell office:value-type="float" office:value="145.7339341" calcext:value-type="float">
            <text:p>145.733934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2b61654874c230252463725b6a21b62e78a47d7</text:p>
          </table:table-cell>
          <table:table-cell office:value-type="float" office:value="145.4499592" calcext:value-type="float">
            <text:p>145.449959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37a18c2f59e5cec792e324a32263e87ca094e7c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ee7eefad1475ae5de402898f6c00441ab22044e</text:p>
          </table:table-cell>
          <table:table-cell office:value-type="float" office:value="144.82900934" calcext:value-type="float">
            <text:p>144.8290093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8b40766b023841573a35e4b78071029ff300577</text:p>
          </table:table-cell>
          <table:table-cell office:value-type="float" office:value="144.72827469" calcext:value-type="float">
            <text:p>144.7282746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c8a87b8b4c978a817f968ac39584fbf9a1ddd62</text:p>
          </table:table-cell>
          <table:table-cell office:value-type="float" office:value="144.72097528" calcext:value-type="float">
            <text:p>144.7209752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a0f2fa430c42cc622a49e0dffea2eb10e98ffa5</text:p>
          </table:table-cell>
          <table:table-cell office:value-type="float" office:value="144.43579542" calcext:value-type="float">
            <text:p>144.4357954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995e48507d91d6b2f15500806fdc25d23da7f43</text:p>
          </table:table-cell>
          <table:table-cell office:value-type="float" office:value="143.69266468" calcext:value-type="float">
            <text:p>143.6926646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9c39580189bca714021c411b689caa0f2b2a3a0</text:p>
          </table:table-cell>
          <table:table-cell office:value-type="float" office:value="143.25413118" calcext:value-type="float">
            <text:p>143.2541311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207ab1abe3bbedee6d48669e9b809f541c874fe</text:p>
          </table:table-cell>
          <table:table-cell office:value-type="float" office:value="143.09535086" calcext:value-type="float">
            <text:p>143.0953508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6411509973e39cdff55cd2b255c609aa103e558</text:p>
          </table:table-cell>
          <table:table-cell office:value-type="float" office:value="142.79706983" calcext:value-type="float">
            <text:p>142.7970698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fbc0abc11f3bf57507e2aa0fa08734a9442919c</text:p>
          </table:table-cell>
          <table:table-cell office:value-type="float" office:value="142.72928607" calcext:value-type="float">
            <text:p>142.7292860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7fb51141dd7fabf5f8f3c3706023234d51ecbe8</text:p>
          </table:table-cell>
          <table:table-cell office:value-type="float" office:value="142.39634457" calcext:value-type="float">
            <text:p>142.3963445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d815a79eccccec71c7527b715143411648ac49c</text:p>
          </table:table-cell>
          <table:table-cell office:value-type="float" office:value="142.30473948" calcext:value-type="float">
            <text:p>142.3047394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a4df879ab52aed464ccafe989f6ea0a5022354f</text:p>
          </table:table-cell>
          <table:table-cell office:value-type="float" office:value="142.10120274" calcext:value-type="float">
            <text:p>142.1012027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0855171548dbe486c3f33eaa345ae11df1cdfa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f49657f75aabec8e0453280c3d93addef87b2ec</text:p>
          </table:table-cell>
          <table:table-cell office:value-type="float" office:value="141.84277447" calcext:value-type="float">
            <text:p>141.842774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9d33a2267f9889d152963763a5bab80618147ef</text:p>
          </table:table-cell>
          <table:table-cell office:value-type="float" office:value="141.74343825" calcext:value-type="float">
            <text:p>141.743438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ff1c7b7f3942c5d6bdab415f71b470a226a72f7</text:p>
          </table:table-cell>
          <table:table-cell office:value-type="float" office:value="141.20366702" calcext:value-type="float">
            <text:p>141.2036670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ebc3f5c03f43c2817e7ed09cd042e612c43d74f</text:p>
          </table:table-cell>
          <table:table-cell office:value-type="float" office:value="140.41619315" calcext:value-type="float">
            <text:p>140.4161931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4bbd3dd99d12e665d9e3380c0e0972554484446</text:p>
          </table:table-cell>
          <table:table-cell office:value-type="float" office:value="140.32119357" calcext:value-type="float">
            <text:p>140.3211935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53693ca7f651544e8796a6cd0affccec76ba29e</text:p>
          </table:table-cell>
          <table:table-cell office:value-type="float" office:value="140.179316" calcext:value-type="float">
            <text:p>140.1793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1014caa695ba7275d393af9f3c6f9775740ea28</text:p>
          </table:table-cell>
          <table:table-cell office:value-type="float" office:value="140.07803513" calcext:value-type="float">
            <text:p>140.078035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46b681854ee87308bd610be097cb2b34eaa97a9</text:p>
          </table:table-cell>
          <table:table-cell office:value-type="float" office:value="140.05774063" calcext:value-type="float">
            <text:p>140.0577406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2193d26d1e1985bb5a008269fe119c11c72085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bd60ab3c79f41883e83f8e91bd7b6d910a9087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1f0cf824b5598b36543c2eb6cb9a43f1a726b2f</text:p>
          </table:table-cell>
          <table:table-cell office:value-type="float" office:value="139.67342421" calcext:value-type="float">
            <text:p>139.6734242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56377aee9afbcf45cedb776ed91402650fb1812</text:p>
          </table:table-cell>
          <table:table-cell office:value-type="float" office:value="139.28263481" calcext:value-type="float">
            <text:p>139.2826348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ddd7e0d950abd902f18068e92f61cefe58d9180</text:p>
          </table:table-cell>
          <table:table-cell office:value-type="float" office:value="139.26131153" calcext:value-type="float">
            <text:p>139.2613115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67534441316535eb381a748258fd3d2d30f5a3a</text:p>
          </table:table-cell>
          <table:table-cell office:value-type="float" office:value="139.19111425" calcext:value-type="float">
            <text:p>139.191114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617d6f8b425bcd0436139c3d4c348b97b1b739e</text:p>
          </table:table-cell>
          <table:table-cell office:value-type="float" office:value="139.16765522" calcext:value-type="float">
            <text:p>139.1676552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0b7b8613d517679c84cf7ca1117f7edfa25e4c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8adbdaf3c5762cd70bd74a28f877bcfb9c66150</text:p>
          </table:table-cell>
          <table:table-cell office:value-type="float" office:value="138.2106849" calcext:value-type="float">
            <text:p>138.210684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77af75ccad414bc2f70c8c332212eb076e23033</text:p>
          </table:table-cell>
          <table:table-cell office:value-type="float" office:value="138.10804142" calcext:value-type="float">
            <text:p>138.1080414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0fb34b6502e11a8cc8a03fc8edbbb9cf8cc3a64</text:p>
          </table:table-cell>
          <table:table-cell office:value-type="float" office:value="138.07563483" calcext:value-type="float">
            <text:p>138.0756348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c395dac996cf6c06b7722a1e567b0aaf1e95351</text:p>
          </table:table-cell>
          <table:table-cell office:value-type="float" office:value="137.62143297" calcext:value-type="float">
            <text:p>137.6214329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fd3b7e38ad31181a59b259870dcea2542362f05</text:p>
          </table:table-cell>
          <table:table-cell office:value-type="float" office:value="137.58729623" calcext:value-type="float">
            <text:p>137.587296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a48600ea9c5718200516cb889ff5c5376614cfa</text:p>
          </table:table-cell>
          <table:table-cell office:value-type="float" office:value="137.4924271" calcext:value-type="float">
            <text:p>137.492427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b4b5a7365724b93efb22fadeea2927cc9a2091f</text:p>
          </table:table-cell>
          <table:table-cell office:value-type="float" office:value="136.11757276" calcext:value-type="float">
            <text:p>136.1175727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b454e800175e099be6b263d65cdd3a44e460526</text:p>
          </table:table-cell>
          <table:table-cell office:value-type="float" office:value="135.41" calcext:value-type="float">
            <text:p>135.4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67081120de94460bd309f4757fb5481c5e4d3b0</text:p>
          </table:table-cell>
          <table:table-cell office:value-type="float" office:value="135.37262006" calcext:value-type="float">
            <text:p>135.3726200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15a3e9c6fdaac91335d6dfbad830dd142fe9224</text:p>
          </table:table-cell>
          <table:table-cell office:value-type="float" office:value="135.19069989" calcext:value-type="float">
            <text:p>135.1906998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f49c7470dde2c262a7531afbe80653601e07c01</text:p>
          </table:table-cell>
          <table:table-cell office:value-type="float" office:value="134.96166322" calcext:value-type="float">
            <text:p>134.9616632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98d069adb69915be17e545049c623d9eea8a599</text:p>
          </table:table-cell>
          <table:table-cell office:value-type="float" office:value="134.10963452" calcext:value-type="float">
            <text:p>134.1096345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109b557eadb698bc309810857312064d404c784</text:p>
          </table:table-cell>
          <table:table-cell office:value-type="float" office:value="133.77670838" calcext:value-type="float">
            <text:p>133.7767083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45b050415166348c2b825792b7b58c5c87e789a</text:p>
          </table:table-cell>
          <table:table-cell office:value-type="float" office:value="133.60219326" calcext:value-type="float">
            <text:p>133.602193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bfc8fd1150790698063ec3d86b1f4050246f713</text:p>
          </table:table-cell>
          <table:table-cell office:value-type="float" office:value="133.2600781" calcext:value-type="float">
            <text:p>133.260078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9ab4dfa12c9bca713facc05ce5fbc59d10fc584</text:p>
          </table:table-cell>
          <table:table-cell office:value-type="float" office:value="133.02055138" calcext:value-type="float">
            <text:p>133.0205513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c17a402548bb112eb610e61f4a9c5844c5f322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1635ff30669cf84f273fefbec889530dd325d82</text:p>
          </table:table-cell>
          <table:table-cell office:value-type="float" office:value="132.84215329" calcext:value-type="float">
            <text:p>132.8421532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d9888945b103abc50042483efb8d19c5ae3c6a8</text:p>
          </table:table-cell>
          <table:table-cell office:value-type="float" office:value="132.42643617" calcext:value-type="float">
            <text:p>132.426436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82579f93dc13e6b434e38b5a0447ca543d88a46</text:p>
          </table:table-cell>
          <table:table-cell office:value-type="float" office:value="131.92897068" calcext:value-type="float">
            <text:p>131.9289706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189247d19cea73bd9fd3e85cbecb9c4e2c65f5f</text:p>
          </table:table-cell>
          <table:table-cell office:value-type="float" office:value="131.39411677" calcext:value-type="float">
            <text:p>131.3941167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c06d7e59d645b9dcc6e681dde34da5162886206</text:p>
          </table:table-cell>
          <table:table-cell office:value-type="float" office:value="130.77704445" calcext:value-type="float">
            <text:p>130.7770444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e19e3715661ba3c1f45022f1389fbaa153507b3</text:p>
          </table:table-cell>
          <table:table-cell office:value-type="float" office:value="130.47278185" calcext:value-type="float">
            <text:p>130.4727818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ed87df7938a51da6edf7c41a5869d21e2336055</text:p>
          </table:table-cell>
          <table:table-cell office:value-type="float" office:value="130.33116654" calcext:value-type="float">
            <text:p>130.3311665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595306252f6a288a73f297ade02c5f970ac9d9f</text:p>
          </table:table-cell>
          <table:table-cell office:value-type="float" office:value="130.21879004" calcext:value-type="float">
            <text:p>130.2187900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81d40237659c251811cec9c364ef91dc08d300c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775d46b021b27955d1377ae2e489f961f5db68c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e8d8ad640491cca648c89d8f970c924c8370ab4</text:p>
          </table:table-cell>
          <table:table-cell office:value-type="float" office:value="129.98406928" calcext:value-type="float">
            <text:p>129.9840692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3c50e1e3bb81d983390cce4b86cdd0e30288678</text:p>
          </table:table-cell>
          <table:table-cell office:value-type="float" office:value="129.65990015" calcext:value-type="float">
            <text:p>129.6599001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38731f6c3334022e4116c087e50c336aa0498f8</text:p>
          </table:table-cell>
          <table:table-cell office:value-type="float" office:value="128.31515304" calcext:value-type="float">
            <text:p>128.3151530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518881100465a05877e1f382c816dc1d4aa3e8a</text:p>
          </table:table-cell>
          <table:table-cell office:value-type="float" office:value="127.81884611" calcext:value-type="float">
            <text:p>127.818846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214c3d2832ac52f8e9e18dcb291d68cbbf86563</text:p>
          </table:table-cell>
          <table:table-cell office:value-type="float" office:value="127.77614552" calcext:value-type="float">
            <text:p>127.7761455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d48cd7fde230a8276dfd2637b6ee43b8aee68e6</text:p>
          </table:table-cell>
          <table:table-cell office:value-type="float" office:value="127.5" calcext:value-type="float">
            <text:p>127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6db9326f384fec2b2bbb9827d565503b3449c44</text:p>
          </table:table-cell>
          <table:table-cell office:value-type="float" office:value="126.84954629" calcext:value-type="float">
            <text:p>126.8495462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2191426d6fa25a8ef1edb83d18a4cb6cef76838</text:p>
          </table:table-cell>
          <table:table-cell office:value-type="float" office:value="126.83950627" calcext:value-type="float">
            <text:p>126.839506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3db3b4e48dcd037230a688e7a83d23a231b3f59</text:p>
          </table:table-cell>
          <table:table-cell office:value-type="float" office:value="126.64224311" calcext:value-type="float">
            <text:p>126.642243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f821627cfb3b2ab19e0b27f8c76a5bdf55e34e2</text:p>
          </table:table-cell>
          <table:table-cell office:value-type="float" office:value="126.40071955" calcext:value-type="float">
            <text:p>126.4007195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c188bf2e9c7b49058191d99782e81707d06a875</text:p>
          </table:table-cell>
          <table:table-cell office:value-type="float" office:value="126.24813943" calcext:value-type="float">
            <text:p>126.2481394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9e10c72cbea417680aaa037afaf9fb496726674</text:p>
          </table:table-cell>
          <table:table-cell office:value-type="float" office:value="125.97006211" calcext:value-type="float">
            <text:p>125.970062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eea78b4d017f790a10710e33503a7905933e8f7</text:p>
          </table:table-cell>
          <table:table-cell office:value-type="float" office:value="125.47737147" calcext:value-type="float">
            <text:p>125.477371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97d7ae166b03c23e22a78381839c6f468bd0cae</text:p>
          </table:table-cell>
          <table:table-cell office:value-type="float" office:value="125.40914161" calcext:value-type="float">
            <text:p>125.4091416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9a6a30307ec5dee1963c00c3136f6d10ae3d80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bfa54a615be90ce9f7330c406bae5ae545ca40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5efa13819495e8c115e0c8d777edf309c4c77a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8536ca7a25cbf70df754fa310079ada4c6114c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da176eadc5406323ce2d4653bd8306685d25c5e</text:p>
          </table:table-cell>
          <table:table-cell office:value-type="float" office:value="124.54214282" calcext:value-type="float">
            <text:p>124.5421428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0a3ccebfd0b7a0936d04237843e845a3f9ac021</text:p>
          </table:table-cell>
          <table:table-cell office:value-type="float" office:value="124.26924949" calcext:value-type="float">
            <text:p>124.2692494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39e639f1e99fad826da92ec5496d69aac88d3da</text:p>
          </table:table-cell>
          <table:table-cell office:value-type="float" office:value="124.16895149" calcext:value-type="float">
            <text:p>124.1689514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ee5aa365401d3f4c00770a3a8a426477b256e6b</text:p>
          </table:table-cell>
          <table:table-cell office:value-type="float" office:value="124.03050589" calcext:value-type="float">
            <text:p>124.0305058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5a0c08b05edf10b603111532ef032ee7d6f19f3</text:p>
          </table:table-cell>
          <table:table-cell office:value-type="float" office:value="123.84647558" calcext:value-type="float">
            <text:p>123.8464755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a14bb09119596fc2f8220ea32a64c1721b556ad</text:p>
          </table:table-cell>
          <table:table-cell office:value-type="float" office:value="123.70588637" calcext:value-type="float">
            <text:p>123.7058863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b117e8d1573565dff68be56cb6c84fe625e713d</text:p>
          </table:table-cell>
          <table:table-cell office:value-type="float" office:value="123.49657923" calcext:value-type="float">
            <text:p>123.496579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3b0c49593800aec8847f395b6480f2cb3a991ba</text:p>
          </table:table-cell>
          <table:table-cell office:value-type="float" office:value="123.4397232" calcext:value-type="float">
            <text:p>123.43972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ece9ae8e5e0f92bae61b681ae81dbf535859f0a</text:p>
          </table:table-cell>
          <table:table-cell office:value-type="float" office:value="123.21017266" calcext:value-type="float">
            <text:p>123.2101726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e9422e9159df27f77165c6c81dd142ce5502d87</text:p>
          </table:table-cell>
          <table:table-cell office:value-type="float" office:value="122.83030642" calcext:value-type="float">
            <text:p>122.8303064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11613b1a07079024b7881b3784809b393efcce8</text:p>
          </table:table-cell>
          <table:table-cell office:value-type="float" office:value="122.75554983" calcext:value-type="float">
            <text:p>122.7555498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3e780f03a535794d76dab7102da45d2c3eea926</text:p>
          </table:table-cell>
          <table:table-cell office:value-type="float" office:value="122.65023983" calcext:value-type="float">
            <text:p>122.6502398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2311b405cdf08a2e48e9e11ecc4ed637e0f6437</text:p>
          </table:table-cell>
          <table:table-cell office:value-type="float" office:value="122.47889639" calcext:value-type="float">
            <text:p>122.4788963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e9ef88f8d7deaa49d70e382db530200c5b27397</text:p>
          </table:table-cell>
          <table:table-cell office:value-type="float" office:value="122.39822573" calcext:value-type="float">
            <text:p>122.3982257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e6db37899d8053ce307c989028694f3a86e4098</text:p>
          </table:table-cell>
          <table:table-cell office:value-type="float" office:value="121.93047194" calcext:value-type="float">
            <text:p>121.9304719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3550243b7bc12ea7da52e0acf33d9ecb7904b2d</text:p>
          </table:table-cell>
          <table:table-cell office:value-type="float" office:value="121.78143389" calcext:value-type="float">
            <text:p>121.7814338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53f57e2a321b57e6256b445d3a34bd49ec057d8</text:p>
          </table:table-cell>
          <table:table-cell office:value-type="float" office:value="121.71172585" calcext:value-type="float">
            <text:p>121.7117258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154e2f08facdab35f2a981707784e1a0670609b</text:p>
          </table:table-cell>
          <table:table-cell office:value-type="float" office:value="121.26886218" calcext:value-type="float">
            <text:p>121.2688621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875f3760f099008bfeb904a8926d41764dba05f</text:p>
          </table:table-cell>
          <table:table-cell office:value-type="float" office:value="121.14176662" calcext:value-type="float">
            <text:p>121.1417666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28661bab1320dc1536cf845f06f580ac346e06f</text:p>
          </table:table-cell>
          <table:table-cell office:value-type="float" office:value="120.99463306" calcext:value-type="float">
            <text:p>120.9946330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2003c15e37f018ced20fafe20a873bbdda70121</text:p>
          </table:table-cell>
          <table:table-cell office:value-type="float" office:value="120.86049457" calcext:value-type="float">
            <text:p>120.8604945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922fdecc563a5d827768257641bd4a041f32f9d</text:p>
          </table:table-cell>
          <table:table-cell office:value-type="float" office:value="120.39112931" calcext:value-type="float">
            <text:p>120.3911293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75b3bee451460baafc8f304da22e937151ace02</text:p>
          </table:table-cell>
          <table:table-cell office:value-type="float" office:value="119.90907514" calcext:value-type="float">
            <text:p>119.9090751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008d19f58aabd9ed0d60971565aa8510560ab41</text:p>
          </table:table-cell>
          <table:table-cell office:value-type="float" office:value="119.7583147" calcext:value-type="float">
            <text:p>119.75831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7fd6ff4b76bd4b9e46ce0617a28f3fa3df3166d</text:p>
          </table:table-cell>
          <table:table-cell office:value-type="float" office:value="119.46527414" calcext:value-type="float">
            <text:p>119.4652741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124ec1d2f302e9e7a8bc6013ea9d425dacdf609</text:p>
          </table:table-cell>
          <table:table-cell office:value-type="float" office:value="119.23647026" calcext:value-type="float">
            <text:p>119.236470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eaedba627bb77c33ea30d4b6f0b4d6a42ea7a4f</text:p>
          </table:table-cell>
          <table:table-cell office:value-type="float" office:value="119.06513055" calcext:value-type="float">
            <text:p>119.0651305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4531411f16a6315b771257d391b442cf521cdf6</text:p>
          </table:table-cell>
          <table:table-cell office:value-type="float" office:value="119.00575072" calcext:value-type="float">
            <text:p>119.0057507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3738a356838a78d5003bef6aefa763fe0e414de</text:p>
          </table:table-cell>
          <table:table-cell office:value-type="float" office:value="118.53613544" calcext:value-type="float">
            <text:p>118.5361354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6908b54a0f80b5fc8b08babcbefa8a51d4ffff4</text:p>
          </table:table-cell>
          <table:table-cell office:value-type="float" office:value="118.22212062" calcext:value-type="float">
            <text:p>118.2221206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61b4b1fa5a714bc80d7cdf129ebcbb4326ea9f4</text:p>
          </table:table-cell>
          <table:table-cell office:value-type="float" office:value="117.94211356" calcext:value-type="float">
            <text:p>117.9421135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ebff141b8d323d5a0aa255261967fa314302fae</text:p>
          </table:table-cell>
          <table:table-cell office:value-type="float" office:value="117.64094581" calcext:value-type="float">
            <text:p>117.6409458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986596af2f76c8050c07096ae1209ad2ede735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a24db462cf2a3a798d4c4dbf598afadb45c026b</text:p>
          </table:table-cell>
          <table:table-cell office:value-type="float" office:value="116.58804143" calcext:value-type="float">
            <text:p>116.5880414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a1287ff1e35c71a01adbb6dc1f0f178f23acffd</text:p>
          </table:table-cell>
          <table:table-cell office:value-type="float" office:value="116.29009045" calcext:value-type="float">
            <text:p>116.2900904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6fac9f426939a9aae65e1b7ba50e548f198ff58</text:p>
          </table:table-cell>
          <table:table-cell office:value-type="float" office:value="116.16485746" calcext:value-type="float">
            <text:p>116.1648574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915246ce4430cb893757bc5908990921344f02d</text:p>
          </table:table-cell>
          <table:table-cell office:value-type="float" office:value="115.83837455" calcext:value-type="float">
            <text:p>115.8383745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7c082a2bfc62bfb2cc3d9d2a101d2d7c0d52152</text:p>
          </table:table-cell>
          <table:table-cell office:value-type="float" office:value="115.58599714" calcext:value-type="float">
            <text:p>115.5859971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5b27f0370da9a55b65f3e110ac30c6a7beccda5</text:p>
          </table:table-cell>
          <table:table-cell office:value-type="float" office:value="115.37291418" calcext:value-type="float">
            <text:p>115.3729141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16f34dd2c7d7c1a4bbc64c7be8ed184db985468</text:p>
          </table:table-cell>
          <table:table-cell office:value-type="float" office:value="115.05637276" calcext:value-type="float">
            <text:p>115.0563727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ce7ae555139c5ef5a57cc8d814a867ee6ee33d8</text:p>
          </table:table-cell>
          <table:table-cell office:value-type="float" office:value="114.63712559" calcext:value-type="float">
            <text:p>114.6371255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7a4f29ec7161f51391dff6266b3fb68ab5c7ffa</text:p>
          </table:table-cell>
          <table:table-cell office:value-type="float" office:value="114.48491504" calcext:value-type="float">
            <text:p>114.4849150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7b9b80689462b71d60dc694876538782f5b9091</text:p>
          </table:table-cell>
          <table:table-cell office:value-type="float" office:value="114.07781828" calcext:value-type="float">
            <text:p>114.0778182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e7f305eb22e87c54fc7604933d52b7f2b393891</text:p>
          </table:table-cell>
          <table:table-cell office:value-type="float" office:value="113.932" calcext:value-type="float">
            <text:p>113.9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1d10363d1c2ad366f102e9954ce19ad5ce25c21</text:p>
          </table:table-cell>
          <table:table-cell office:value-type="float" office:value="113.84319401" calcext:value-type="float">
            <text:p>113.843194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dcca9d6adfd1622a23ecd003cfff74bd797d772</text:p>
          </table:table-cell>
          <table:table-cell office:value-type="float" office:value="113.53866931" calcext:value-type="float">
            <text:p>113.5386693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06fdac88618f945a11eeffd36b79b94e04a1870</text:p>
          </table:table-cell>
          <table:table-cell office:value-type="float" office:value="113.39519136" calcext:value-type="float">
            <text:p>113.3951913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52047d4ab1edc78f1d5747569a3ff709c26a429</text:p>
          </table:table-cell>
          <table:table-cell office:value-type="float" office:value="113.35695538" calcext:value-type="float">
            <text:p>113.3569553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e5ed3d5ab788878e63777ed4c41a0c34c8b60e8</text:p>
          </table:table-cell>
          <table:table-cell office:value-type="float" office:value="113.09886247" calcext:value-type="float">
            <text:p>113.098862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d9f11d1dd6d202243473a0cdae606308ab243b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502c096059e6f2186264c78a327c500baa73cce</text:p>
          </table:table-cell>
          <table:table-cell office:value-type="float" office:value="112.80700866" calcext:value-type="float">
            <text:p>112.8070086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d4dddf8a6e0e7be3a8845e6019e353e273dda21</text:p>
          </table:table-cell>
          <table:table-cell office:value-type="float" office:value="112.67248218" calcext:value-type="float">
            <text:p>112.6724821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5b6085e7bbe995fc1bb502f010a41ce1e8a477c</text:p>
          </table:table-cell>
          <table:table-cell office:value-type="float" office:value="112.5" calcext:value-type="float">
            <text:p>11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bdf748399c83f875956cde9adfd85cd44b6afde</text:p>
          </table:table-cell>
          <table:table-cell office:value-type="float" office:value="112.2677108" calcext:value-type="float">
            <text:p>112.267710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ce2051f1beed7f983287ca9450278898e5173f0</text:p>
          </table:table-cell>
          <table:table-cell office:value-type="float" office:value="112.05245117" calcext:value-type="float">
            <text:p>112.052451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3800baeac643fef7bec3c1a95de2e6558e3b90f</text:p>
          </table:table-cell>
          <table:table-cell office:value-type="float" office:value="111.85584916" calcext:value-type="float">
            <text:p>111.855849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01564aa6e26816147d4fa211a0779f1b774bb9b</text:p>
          </table:table-cell>
          <table:table-cell office:value-type="float" office:value="111.68019548" calcext:value-type="float">
            <text:p>111.6801954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6ae4f4150c9894992cb24a49cc95b76adac01d4</text:p>
          </table:table-cell>
          <table:table-cell office:value-type="float" office:value="111.63523368" calcext:value-type="float">
            <text:p>111.6352336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aeb1266ead7047dc61a31513bfd0213500311fa</text:p>
          </table:table-cell>
          <table:table-cell office:value-type="float" office:value="111.33735286" calcext:value-type="float">
            <text:p>111.3373528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0773c8300d07f4afe94317315f155f9e552b358</text:p>
          </table:table-cell>
          <table:table-cell office:value-type="float" office:value="111.2083853" calcext:value-type="float">
            <text:p>111.208385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608fb23b4567186e9d78b1312f3b56d491ed009</text:p>
          </table:table-cell>
          <table:table-cell office:value-type="float" office:value="111.13241197" calcext:value-type="float">
            <text:p>111.1324119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f94cae1a59de755ec15a6c2b0059543766d9fef</text:p>
          </table:table-cell>
          <table:table-cell office:value-type="float" office:value="111.02756015" calcext:value-type="float">
            <text:p>111.0275601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25cfae64574fce7733304941e0132ab504869e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eb28e693ff9ec67ee2dc53ce70d2f5a7b36c947</text:p>
          </table:table-cell>
          <table:table-cell office:value-type="float" office:value="110.8760958" calcext:value-type="float">
            <text:p>110.876095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afce70ec854058731067a4c41d00fedbea93624</text:p>
          </table:table-cell>
          <table:table-cell office:value-type="float" office:value="110.717481" calcext:value-type="float">
            <text:p>110.71748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d6bd680c8ee19422725e32782c7f5d67d12b9f2</text:p>
          </table:table-cell>
          <table:table-cell office:value-type="float" office:value="110.62581547" calcext:value-type="float">
            <text:p>110.625815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cf63dd65e07fcf7e7aee50b7c96c70e8b00d4bc</text:p>
          </table:table-cell>
          <table:table-cell office:value-type="float" office:value="110.57623512" calcext:value-type="float">
            <text:p>110.576235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e3af82efaf0b93759dc8ce10131f627d6588f8d</text:p>
          </table:table-cell>
          <table:table-cell office:value-type="float" office:value="110.51160839" calcext:value-type="float">
            <text:p>110.5116083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f3bfd73fca8cbfac804932fca91014f1493226f</text:p>
          </table:table-cell>
          <table:table-cell office:value-type="float" office:value="110.46940762" calcext:value-type="float">
            <text:p>110.4694076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1701e1fd50cfb43e9dbff95c4b45e15bca36bf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f35462bf5f42f874570909851dd6a2c2130004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2dcaaf4816b8bb635ae81f1dd8682f2cad11491</text:p>
          </table:table-cell>
          <table:table-cell office:value-type="float" office:value="109.92427883" calcext:value-type="float">
            <text:p>109.9242788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957b80a39028088e2e971c924fd2a3739ba69a0</text:p>
          </table:table-cell>
          <table:table-cell office:value-type="float" office:value="109.91222855" calcext:value-type="float">
            <text:p>109.9122285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b57c009585ae5dfd9700588cdbda02a54760c9d</text:p>
          </table:table-cell>
          <table:table-cell office:value-type="float" office:value="109.86609587" calcext:value-type="float">
            <text:p>109.8660958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8ee29ff9c552ba1787247e235d12b188de740e5</text:p>
          </table:table-cell>
          <table:table-cell office:value-type="float" office:value="109.73123622" calcext:value-type="float">
            <text:p>109.7312362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9c856bd2e9fe603238d37033f9d348590b04fb2</text:p>
          </table:table-cell>
          <table:table-cell office:value-type="float" office:value="109.54262317" calcext:value-type="float">
            <text:p>109.542623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674d9c99735b01c5cdd6e606e28c7da26bdd904</text:p>
          </table:table-cell>
          <table:table-cell office:value-type="float" office:value="109.46192238" calcext:value-type="float">
            <text:p>109.4619223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7f73b3775bbaaa67163243ac12c76296983383b</text:p>
          </table:table-cell>
          <table:table-cell office:value-type="float" office:value="109.375" calcext:value-type="float">
            <text:p>109.37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84aed611804d2b472f08a49ea33798f2e6acf9e</text:p>
          </table:table-cell>
          <table:table-cell office:value-type="float" office:value="109.35240126" calcext:value-type="float">
            <text:p>109.352401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8be29aba5a322a21342b6b4ced7aa3e4d655ed1</text:p>
          </table:table-cell>
          <table:table-cell office:value-type="float" office:value="109.23165" calcext:value-type="float">
            <text:p>109.2316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ab07b5b090ce9b77f6936040b3394ce2180151a</text:p>
          </table:table-cell>
          <table:table-cell office:value-type="float" office:value="109.04325397" calcext:value-type="float">
            <text:p>109.0432539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ec91adb0bb8e321e68cae29577d58a4405594d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edaf50b4cec38c4600129714aa9098818a2220b</text:p>
          </table:table-cell>
          <table:table-cell office:value-type="float" office:value="108.90911657" calcext:value-type="float">
            <text:p>108.9091165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7bb4ca74f91549d550e2c93dbf7133557958329</text:p>
          </table:table-cell>
          <table:table-cell office:value-type="float" office:value="108.85483879" calcext:value-type="float">
            <text:p>108.8548387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ea996bfa30964012f6f6fddacde0025b32014f2</text:p>
          </table:table-cell>
          <table:table-cell office:value-type="float" office:value="108.66354357" calcext:value-type="float">
            <text:p>108.6635435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d563e2ab14348d11bb117addabe4ff01ae431c5</text:p>
          </table:table-cell>
          <table:table-cell office:value-type="float" office:value="108.48621004" calcext:value-type="float">
            <text:p>108.4862100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752dee4b96608271af331b2aa2ff4f41968347b</text:p>
          </table:table-cell>
          <table:table-cell office:value-type="float" office:value="108.17866965" calcext:value-type="float">
            <text:p>108.1786696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0150f4e2e603bd29b049d5bf778b9fc5f6f0a27</text:p>
          </table:table-cell>
          <table:table-cell office:value-type="float" office:value="108.07633509" calcext:value-type="float">
            <text:p>108.076335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df3b3f20861985477e6501931f6776084cb554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0b40b2323f00c20fc75c1f33f5e23e91a8538fd</text:p>
          </table:table-cell>
          <table:table-cell office:value-type="float" office:value="107.67956843" calcext:value-type="float">
            <text:p>107.6795684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ba491d9ed35a7c66e0d5992c7faec52f5593003</text:p>
          </table:table-cell>
          <table:table-cell office:value-type="float" office:value="107.59903753" calcext:value-type="float">
            <text:p>107.5990375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0d33bee212e1d09c8e39a71590e06f91fe16691</text:p>
          </table:table-cell>
          <table:table-cell office:value-type="float" office:value="107.59007777" calcext:value-type="float">
            <text:p>107.5900777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d05727a0ae3e9c1860c15af22a677cfe9110f16</text:p>
          </table:table-cell>
          <table:table-cell office:value-type="float" office:value="107.14391991" calcext:value-type="float">
            <text:p>107.1439199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8665978111f21a6ffe37f5b455ba6e89b75e7b6</text:p>
          </table:table-cell>
          <table:table-cell office:value-type="float" office:value="106.48980767" calcext:value-type="float">
            <text:p>106.4898076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2b34462909d568a832e6e69a2421fa88119d569</text:p>
          </table:table-cell>
          <table:table-cell office:value-type="float" office:value="106.3907" calcext:value-type="float">
            <text:p>106.390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43b554c9984259d320cf53c13aae95317be7420</text:p>
          </table:table-cell>
          <table:table-cell office:value-type="float" office:value="106.2857927" calcext:value-type="float">
            <text:p>106.28579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ffbfa962616e5f2176ac8e631e44c069fb59de3</text:p>
          </table:table-cell>
          <table:table-cell office:value-type="float" office:value="106.25859318" calcext:value-type="float">
            <text:p>106.2585931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44a89f226629274564ca4058450c7a94a9c984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ec0d15ce9d6a27872a99946ef4ef3ade912b1c6</text:p>
          </table:table-cell>
          <table:table-cell office:value-type="float" office:value="105.46015472" calcext:value-type="float">
            <text:p>105.4601547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f863dcb1af9a262f8d31873a773376d69aeda14</text:p>
          </table:table-cell>
          <table:table-cell office:value-type="float" office:value="105.09889776" calcext:value-type="float">
            <text:p>105.0988977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6e16f9bc6fe6744aa1e94eb1b8208b3edfc9b7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4835038f177fe4036a876ca9d9bbabca56f1fb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0035d49d4ef5c23cfb93af6a6b0dfbc369e182a</text:p>
          </table:table-cell>
          <table:table-cell office:value-type="float" office:value="104.96063316" calcext:value-type="float">
            <text:p>104.960633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7a1f08924aede6565be592adaedda07ae5bbfab</text:p>
          </table:table-cell>
          <table:table-cell office:value-type="float" office:value="104.63235377" calcext:value-type="float">
            <text:p>104.6323537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c11f75f91fbb4f285d74033bf3412a042e1a81c</text:p>
          </table:table-cell>
          <table:table-cell office:value-type="float" office:value="104.01587379" calcext:value-type="float">
            <text:p>104.0158737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aae41f41451a83b048d36807f7d29c9686c181b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0f5fd0e0acd39a42771f0916df95280eaa9d623</text:p>
          </table:table-cell>
          <table:table-cell office:value-type="float" office:value="103.96812596" calcext:value-type="float">
            <text:p>103.9681259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060f5ce20fb7590e6e4402565f94782a263cee5</text:p>
          </table:table-cell>
          <table:table-cell office:value-type="float" office:value="103.52861046" calcext:value-type="float">
            <text:p>103.5286104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2a596eb2d5a5d728d46ea024d3286b8b54d3731</text:p>
          </table:table-cell>
          <table:table-cell office:value-type="float" office:value="103.49758067" calcext:value-type="float">
            <text:p>103.4975806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ced7d99bb1ea51afba078aeac5946b51e3426b9</text:p>
          </table:table-cell>
          <table:table-cell office:value-type="float" office:value="103.37911504" calcext:value-type="float">
            <text:p>103.3791150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dbdd25518cd59fdeaa4b432197aaa53b754cf5c</text:p>
          </table:table-cell>
          <table:table-cell office:value-type="float" office:value="103.3" calcext:value-type="float">
            <text:p>103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d00ffffb205cc0c5a51e7c77a7668a8b90bbb90</text:p>
          </table:table-cell>
          <table:table-cell office:value-type="float" office:value="103.28529838" calcext:value-type="float">
            <text:p>103.2852983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e30a8ee27f5fe862d5f83893561b2954b598c4f</text:p>
          </table:table-cell>
          <table:table-cell office:value-type="float" office:value="103.2" calcext:value-type="float">
            <text:p>103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bd95f0016d6086ad0cb1170bd3e5b53718ed320</text:p>
          </table:table-cell>
          <table:table-cell office:value-type="float" office:value="102.90720459" calcext:value-type="float">
            <text:p>102.9072045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c84ae6d772bbf10dcdba9406f11588c11e1d29b</text:p>
          </table:table-cell>
          <table:table-cell office:value-type="float" office:value="102.7873385" calcext:value-type="float">
            <text:p>102.787338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2dfb50210c0936137a4c2b106c3274c0f321af9</text:p>
          </table:table-cell>
          <table:table-cell office:value-type="float" office:value="102.76969503" calcext:value-type="float">
            <text:p>102.7696950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3865637bf769ec6cbc443f73e3cd0168456911d</text:p>
          </table:table-cell>
          <table:table-cell office:value-type="float" office:value="102.74781427" calcext:value-type="float">
            <text:p>102.747814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87c66024676f481e34f764ff4644818779cefd0</text:p>
          </table:table-cell>
          <table:table-cell office:value-type="float" office:value="102.722352" calcext:value-type="float">
            <text:p>102.72235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1f99be999d52585e5427c6c40df2d0c1b9fb482</text:p>
          </table:table-cell>
          <table:table-cell office:value-type="float" office:value="102.63093" calcext:value-type="float">
            <text:p>102.6309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c314e6d4c20e4e58ca205bfd8f0567f94e39a4f</text:p>
          </table:table-cell>
          <table:table-cell office:value-type="float" office:value="102.62530669" calcext:value-type="float">
            <text:p>102.6253066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ce14405e88b6b811a0af9f5598c687f7cdba83f</text:p>
          </table:table-cell>
          <table:table-cell office:value-type="float" office:value="102.50662454" calcext:value-type="float">
            <text:p>102.5066245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cd342c9ce4773495331583fa50fda2e7c8fd519</text:p>
          </table:table-cell>
          <table:table-cell office:value-type="float" office:value="102.32493612" calcext:value-type="float">
            <text:p>102.324936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2d607beb4f017eeeff254717c1e1c23ab5faa6f</text:p>
          </table:table-cell>
          <table:table-cell office:value-type="float" office:value="102.23309189" calcext:value-type="float">
            <text:p>102.2330918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9c8263f7730cc22538d72dde832034f4a016733</text:p>
          </table:table-cell>
          <table:table-cell office:value-type="float" office:value="102.22898601" calcext:value-type="float">
            <text:p>102.228986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6b13fe49426ee8df78e7d11a482c5df38508303</text:p>
          </table:table-cell>
          <table:table-cell office:value-type="float" office:value="102.13705777" calcext:value-type="float">
            <text:p>102.1370577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82ffce2287252f930e1c8dc9328dac5bf282ba1</text:p>
          </table:table-cell>
          <table:table-cell office:value-type="float" office:value="102.02434344" calcext:value-type="float">
            <text:p>102.0243434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7166d3e53885e9626e70cbef35c5868f105568d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8687716b87b0745041a2fe21a47611ab197e85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38f7f06cb6b87efc3e97b0ac355e78b34b6073c</text:p>
          </table:table-cell>
          <table:table-cell office:value-type="float" office:value="101.48567783" calcext:value-type="float">
            <text:p>101.4856778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e95840405926ea1ef8af78cd44e0079f8b41eb3</text:p>
          </table:table-cell>
          <table:table-cell office:value-type="float" office:value="101.27494543" calcext:value-type="float">
            <text:p>101.2749454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00995a10db2e58a1a90270485056629134b151b</text:p>
          </table:table-cell>
          <table:table-cell office:value-type="float" office:value="101.25" calcext:value-type="float">
            <text:p>101.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e6be006576b4f97dc17bf7d5e173b1878d6ef5a</text:p>
          </table:table-cell>
          <table:table-cell office:value-type="float" office:value="101.13941173" calcext:value-type="float">
            <text:p>101.1394117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8e6404ecc921b3f98f5649d2d39f0fdefeabd63</text:p>
          </table:table-cell>
          <table:table-cell office:value-type="float" office:value="101.05868554" calcext:value-type="float">
            <text:p>101.0586855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074709077b8ae5a245e4ed161c971dc4c3c8e2b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bdbf63d173ade5836944b981bbfefcf9c62c33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d6e7e31d4692f3234c3b7859629470f7b66e0ab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0c3596600dde8ec99a681fe4fcd33bf8bca25c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409d635f7c2260976c2ab84b18cdbcaa94cf76c</text:p>
          </table:table-cell>
          <table:table-cell office:value-type="float" office:value="100.99348541" calcext:value-type="float">
            <text:p>100.9934854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a642c951593df6f930d4d0d988ecadf75627a8f</text:p>
          </table:table-cell>
          <table:table-cell office:value-type="float" office:value="100.91222959" calcext:value-type="float">
            <text:p>100.9122295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68b5b0f64ddd153b7efa4e7e6e02643c0253c9e</text:p>
          </table:table-cell>
          <table:table-cell office:value-type="float" office:value="100.896" calcext:value-type="float">
            <text:p>100.89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722874e4f9fe7189025c11f300df6565a61f1ab</text:p>
          </table:table-cell>
          <table:table-cell office:value-type="float" office:value="100.645" calcext:value-type="float">
            <text:p>100.64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e824baa064c2174490d4363a76ac5f9d6254322</text:p>
          </table:table-cell>
          <table:table-cell office:value-type="float" office:value="100.60040742" calcext:value-type="float">
            <text:p>100.6004074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5d88f32027192d6447708976c901cb309f0041c</text:p>
          </table:table-cell>
          <table:table-cell office:value-type="float" office:value="100.52155275" calcext:value-type="float">
            <text:p>100.5215527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766a169e7bcf48b91677cd58c5bc7ee3e7a5a14</text:p>
          </table:table-cell>
          <table:table-cell office:value-type="float" office:value="100.47468507" calcext:value-type="float">
            <text:p>100.4746850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76a8f5ec3f72b54686009d2309953d54ed80e59</text:p>
          </table:table-cell>
          <table:table-cell office:value-type="float" office:value="100.46632375" calcext:value-type="float">
            <text:p>100.4663237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1dd258279b818643823d206139505c618ea7ba7</text:p>
          </table:table-cell>
          <table:table-cell office:value-type="float" office:value="100.45069465" calcext:value-type="float">
            <text:p>100.4506946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69efb645616cc108c9586e4a895daac4f700885</text:p>
          </table:table-cell>
          <table:table-cell office:value-type="float" office:value="100.39783577" calcext:value-type="float">
            <text:p>100.3978357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1f543c2b035b1801c990a9faaa69d2ba77834e1</text:p>
          </table:table-cell>
          <table:table-cell office:value-type="float" office:value="100.39301918" calcext:value-type="float">
            <text:p>100.3930191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282d28c488d9c8f2e4e6efc5db22d1d75dc9b50</text:p>
          </table:table-cell>
          <table:table-cell office:value-type="float" office:value="100.38759931" calcext:value-type="float">
            <text:p>100.3875993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876cb20ea8438a629a6065d3b3db5321aa1d3d0</text:p>
          </table:table-cell>
          <table:table-cell office:value-type="float" office:value="100.37219784" calcext:value-type="float">
            <text:p>100.3721978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7b72a56f3f7d18707d7d1c20ed06909fabf40e8</text:p>
          </table:table-cell>
          <table:table-cell office:value-type="float" office:value="100.10761808" calcext:value-type="float">
            <text:p>100.1076180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74ea1ee36ab6eeaa58805e5952211a57fecb8ed</text:p>
          </table:table-cell>
          <table:table-cell office:value-type="float" office:value="100.06266679" calcext:value-type="float">
            <text:p>100.0626667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9721392430489db9c2371bdfb6ff4ee8e107a48</text:p>
          </table:table-cell>
          <table:table-cell office:value-type="float" office:value="100.01900371" calcext:value-type="float">
            <text:p>100.0190037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0000087c4cebffb95746d1935de7fbcab092f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1ba9094d21dac35c39d5686c8e620cb4e40a3d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1c4901f4a80553cd13fd4ba58f2d70a486fa3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799d6268e9a59d8ead4b02a1e00ad67cacb1fb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d0dc4cbe293625d1c4382dd11f88e7c3e0362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1356fe866d6960e1db23b117c005cf4ba845f9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1e4857bb9993a50c685a79afad4e6f65d518dd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27291ad482385192d8def859585df23dd4ceca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ceb672ea9cb63b73e771341645fad0d4f82a90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3c3d14d6a799f8c27a0861c124da01a494a8e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dda3872707cab04ecf40af40896e9b6bb5d4a4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73e4bb546590c223833fa3d1883481e055f392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e400e8fac3361c240aa746a6ecfd9533c404e2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ed61895bc00f43d6dafb573d942eb672035edc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080c53636a33651bd3385965abfc988f8e1c9d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382acf7d254c89e270be1afc8f283586bd8c9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9468f702436d1e590895ffa7155bcd393ce52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efedc2af51ac927a785a353dc7b44a3f0f5e5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d4272799d45c325c115442e54688a416de8709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780ba5b0251b22f111e9af6e832e366bc6d0f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8e5db24502384cd4f1c3bd48ad796afa76330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d28ac006038f15b641549aff385f254cf2061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d6d90d91dc0c0f77fb8571184a684cf310dc6c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0278a3452a5818ac550a5893764c13b8a061cc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487e57abf8cc1f38d3a27fda4c1e520a016de1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f9bee1eb810ef5e69444358ccbe31d3b45198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2551a1372040b6771951c2d99f1d80a3938bad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58a1ba1c0df773b1ad8dc11a30e0da1a55ae47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8635fc794d554a8adf8461ae853a0abb4c930d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20c07f94a127fd76e61fbea1019cce7592250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980a11e702764f81075d4d4b811ca0e17ccd22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ca2f95976b2f570a414a176f1f33e6b403549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d3bf0298126e4f3fc23130788f9c0f0b1fffaa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fffea57eb1100064f3a64a0f854673b2954142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1adceddb2941033a090dd166a462fe1c202948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920411c5ac0ef971bfb3316fe9cf2aa5c263dc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3ad46dbffefa7ddba2e4774650eb55cfab5056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3e62daeb84894097e13086fcd6011f4fbabcde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67e0d364ff029f3002807fc2cd3843948d620a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c078cc4b1ca506e92d2eb31ad0c46a4e960a9f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c8dd9785ad299b4433b762cd5cce83569ed7ba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1ab10ea23535fb2a5c5395278634ff66caeb0c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7cfb9c0a45c648bd0aa83c4d84cfb3c7f5b3ba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c68e2375d960b2a302968532f19d284334459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d76d9d940c551da926d604a62648ed752938ac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468dadb9d7111295e6e0715b441c78ea8d7788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7762b431bacfd043e522616456ef72e19ad70c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860cda91f306def6ceeba23fa12ee7e838e16a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c53fe7c430c0053f89f6ee89f06c4fa0e9234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5aee805365f55307740b64ff510a6bff846e4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cb66ad873dc79eaafeab1b3577e47c8f927db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ef063b0d197e9e242d369f1e912c9f3c38ecd67</text:p>
          </table:table-cell>
          <table:table-cell office:value-type="float" office:value="99.94405496" calcext:value-type="float">
            <text:p>99.9440549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dcf4641b156eaec6d1eba4f3431f6a88164d5f7</text:p>
          </table:table-cell>
          <table:table-cell office:value-type="float" office:value="99.48587034" calcext:value-type="float">
            <text:p>99.4858703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051407edbee1a980dbb4f4bb8978c5534703a79</text:p>
          </table:table-cell>
          <table:table-cell office:value-type="float" office:value="99.36070391" calcext:value-type="float">
            <text:p>99.3607039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5ebc4a2560017907b7cbe4e138a8e081463d829</text:p>
          </table:table-cell>
          <table:table-cell office:value-type="float" office:value="99.2175628" calcext:value-type="float">
            <text:p>99.217562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f86afeac09a5d540d644afaa1a08ac1970d068f</text:p>
          </table:table-cell>
          <table:table-cell office:value-type="float" office:value="99.16922297" calcext:value-type="float">
            <text:p>99.1692229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36babe885453c3d9d62b09dbe8870fe5ca4d018</text:p>
          </table:table-cell>
          <table:table-cell office:value-type="float" office:value="99.14490641" calcext:value-type="float">
            <text:p>99.1449064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8ce71a531c3b2a066b939866624919798124b36</text:p>
          </table:table-cell>
          <table:table-cell office:value-type="float" office:value="99.11683409" calcext:value-type="float">
            <text:p>99.116834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52bd0d2b825e11e434fd17934e5fb7a49c2327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aee35e1b00281acf1b057e9c9b5df2d4c0c64a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5cfe9823b2cd199891d0590b021d54c7d6f1f26</text:p>
          </table:table-cell>
          <table:table-cell office:value-type="float" office:value="98.98022423" calcext:value-type="float">
            <text:p>98.980224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2db8d141cf218dc06fa226f4ba6d4a278f6d8d1</text:p>
          </table:table-cell>
          <table:table-cell office:value-type="float" office:value="98.84678422" calcext:value-type="float">
            <text:p>98.8467842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f43fbe6c3c130c98168ea440199536fc5736334</text:p>
          </table:table-cell>
          <table:table-cell office:value-type="float" office:value="98.79236399" calcext:value-type="float">
            <text:p>98.792363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663a10eb295b77279da57debdcbcf0670e60d79</text:p>
          </table:table-cell>
          <table:table-cell office:value-type="float" office:value="98.76187947" calcext:value-type="float">
            <text:p>98.761879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42dd653d6f2f32ae80339dae178cbaf8ca9d815</text:p>
          </table:table-cell>
          <table:table-cell office:value-type="float" office:value="98.59825083" calcext:value-type="float">
            <text:p>98.5982508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a72b7b2f0d79bd0aefc484cd07a12eb49659490</text:p>
          </table:table-cell>
          <table:table-cell office:value-type="float" office:value="98.42107124" calcext:value-type="float">
            <text:p>98.4210712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d3952f820c199fef535b7947b21ceac3cba5335</text:p>
          </table:table-cell>
          <table:table-cell office:value-type="float" office:value="98.25109007" calcext:value-type="float">
            <text:p>98.2510900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e9983ec7c2084fbb4d17e5b972a179d0fc0afa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98798f038fe77f6563dbfa9929655bcb94621c1</text:p>
          </table:table-cell>
          <table:table-cell office:value-type="float" office:value="97.87580194" calcext:value-type="float">
            <text:p>97.8758019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490c5929f303d51475729287e570c5754ab52d8</text:p>
          </table:table-cell>
          <table:table-cell office:value-type="float" office:value="97.3899283" calcext:value-type="float">
            <text:p>97.389928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266492a1b668c291bc9b955f3b23969bb3cf515</text:p>
          </table:table-cell>
          <table:table-cell office:value-type="float" office:value="96.76683612" calcext:value-type="float">
            <text:p>96.766836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958857279a32d0edbae46304df2bdeb582596e4</text:p>
          </table:table-cell>
          <table:table-cell office:value-type="float" office:value="96.69900989" calcext:value-type="float">
            <text:p>96.6990098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ccd7f7c34350bd36c32d72d94072c2b9c7678f2</text:p>
          </table:table-cell>
          <table:table-cell office:value-type="float" office:value="96.60873232" calcext:value-type="float">
            <text:p>96.608732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7c232da397b1c755a8a1869d62a4c4952b85271</text:p>
          </table:table-cell>
          <table:table-cell office:value-type="float" office:value="96.55355725" calcext:value-type="float">
            <text:p>96.553557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3ed8749814efebb643731899bf71db5a8ab213a</text:p>
          </table:table-cell>
          <table:table-cell office:value-type="float" office:value="96.35061029" calcext:value-type="float">
            <text:p>96.3506102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1a62f1b2e43f7236d493e7e81db96d2862856a8</text:p>
          </table:table-cell>
          <table:table-cell office:value-type="float" office:value="96.33879985" calcext:value-type="float">
            <text:p>96.3387998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9d3f0a280961114b5c522784dad640b57fd9229</text:p>
          </table:table-cell>
          <table:table-cell office:value-type="float" office:value="96.31392366" calcext:value-type="float">
            <text:p>96.3139236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d670d3cf94007639d0bd3f9286cea62f6271093</text:p>
          </table:table-cell>
          <table:table-cell office:value-type="float" office:value="95.98200157" calcext:value-type="float">
            <text:p>95.9820015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45c4a45e16200316a8a99004ff707d8f0214729</text:p>
          </table:table-cell>
          <table:table-cell office:value-type="float" office:value="95.9038716" calcext:value-type="float">
            <text:p>95.90387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6f057a3eaf79e0f3701a6623d66471eefbf1a7b</text:p>
          </table:table-cell>
          <table:table-cell office:value-type="float" office:value="95.88529136" calcext:value-type="float">
            <text:p>95.8852913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76f8daa0dcd02a3dfe9d2b3b92ab195fd104586</text:p>
          </table:table-cell>
          <table:table-cell office:value-type="float" office:value="95.51671087" calcext:value-type="float">
            <text:p>95.5167108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d68527cfa74ada1c14342fef45eb8f574fd5b1b</text:p>
          </table:table-cell>
          <table:table-cell office:value-type="float" office:value="95.46520161" calcext:value-type="float">
            <text:p>95.4652016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0eb36ebbe032347b55daa298e7fa42cd5ef4f11</text:p>
          </table:table-cell>
          <table:table-cell office:value-type="float" office:value="95.46153069" calcext:value-type="float">
            <text:p>95.4615306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8f741e45a0c28943f4e14b49807d154350dde19</text:p>
          </table:table-cell>
          <table:table-cell office:value-type="float" office:value="95.43960014" calcext:value-type="float">
            <text:p>95.4396001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505661ea6f487316d09f9a8f3b67246cc5ad798</text:p>
          </table:table-cell>
          <table:table-cell office:value-type="float" office:value="95.39359331" calcext:value-type="float">
            <text:p>95.3935933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4353abb8a61bc905e32db127536ad0489deb3c9</text:p>
          </table:table-cell>
          <table:table-cell office:value-type="float" office:value="95.35819938" calcext:value-type="float">
            <text:p>95.3581993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cb34661d59f2e0422a991a0c891aa60fcc218c8</text:p>
          </table:table-cell>
          <table:table-cell office:value-type="float" office:value="94.99067901" calcext:value-type="float">
            <text:p>94.990679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82d9aaa4c79646d0263a7979222736e2a5936d7</text:p>
          </table:table-cell>
          <table:table-cell office:value-type="float" office:value="94.84658974" calcext:value-type="float">
            <text:p>94.8465897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823ee8fa87d212208ac1dde03fdfe0ad93f8f02</text:p>
          </table:table-cell>
          <table:table-cell office:value-type="float" office:value="94.72991818" calcext:value-type="float">
            <text:p>94.7299181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56ecf53971ba16df5368d3ea98a4ad127865698</text:p>
          </table:table-cell>
          <table:table-cell office:value-type="float" office:value="94.70049817" calcext:value-type="float">
            <text:p>94.700498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f91476b9c0062722a6451d5c3745b5070449693</text:p>
          </table:table-cell>
          <table:table-cell office:value-type="float" office:value="94.38107664" calcext:value-type="float">
            <text:p>94.3810766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6f617da6ec48785ead5bea30c025344df1f16ce</text:p>
          </table:table-cell>
          <table:table-cell office:value-type="float" office:value="94.36745088" calcext:value-type="float">
            <text:p>94.3674508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2277fd35b522f38df95a0fb98902257a02d8a62</text:p>
          </table:table-cell>
          <table:table-cell office:value-type="float" office:value="94.29455165" calcext:value-type="float">
            <text:p>94.2945516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87121003dbdb02a62633f3300342cc00b48632b</text:p>
          </table:table-cell>
          <table:table-cell office:value-type="float" office:value="94.10283769" calcext:value-type="float">
            <text:p>94.1028376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eab483dbbe6f15717f61b966184c8d84f5fbf4b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c92b52c48dc5c2f601bb52962e52bb035b53982</text:p>
          </table:table-cell>
          <table:table-cell office:value-type="float" office:value="93.3520686" calcext:value-type="float">
            <text:p>93.352068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53aec7c6085daacb91f575eda8dbd34fd7251a7</text:p>
          </table:table-cell>
          <table:table-cell office:value-type="float" office:value="93.30521475" calcext:value-type="float">
            <text:p>93.3052147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69a4b7924b80f8c03272099377468cf92026d86</text:p>
          </table:table-cell>
          <table:table-cell office:value-type="float" office:value="93.10612433" calcext:value-type="float">
            <text:p>93.106124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3372b22d86c158b5153b2983c89fb4c871a2008</text:p>
          </table:table-cell>
          <table:table-cell office:value-type="float" office:value="93.05570951" calcext:value-type="float">
            <text:p>93.0557095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3661342713cbe1670ab7b6be00581e51ebd1b58</text:p>
          </table:table-cell>
          <table:table-cell office:value-type="float" office:value="92.7352621" calcext:value-type="float">
            <text:p>92.735262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1a5fc2e38b985ef3b0fea5a390fbb89029b57cc</text:p>
          </table:table-cell>
          <table:table-cell office:value-type="float" office:value="92.24721909" calcext:value-type="float">
            <text:p>92.247219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e6e9077ad2d05bb082afedbd3079d16b7846a3b</text:p>
          </table:table-cell>
          <table:table-cell office:value-type="float" office:value="92.20116755" calcext:value-type="float">
            <text:p>92.2011675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2dd48e23fce63ec78c0a1e0f198495c4cb7f70e</text:p>
          </table:table-cell>
          <table:table-cell office:value-type="float" office:value="91.72756426" calcext:value-type="float">
            <text:p>91.727564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a793acb40ba7e83e1fc57509c8445a43d305f28</text:p>
          </table:table-cell>
          <table:table-cell office:value-type="float" office:value="91.25354723" calcext:value-type="float">
            <text:p>91.253547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8a4ecaec1d55d245981e28308160957c2b04438</text:p>
          </table:table-cell>
          <table:table-cell office:value-type="float" office:value="91.15796187" calcext:value-type="float">
            <text:p>91.1579618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6706eb2ab3a635e76a76e1af8d4a04af123b11d</text:p>
          </table:table-cell>
          <table:table-cell office:value-type="float" office:value="91.01357309" calcext:value-type="float">
            <text:p>91.013573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ac67775f5e0658c44b6f6dad9d9e4c09d54d48b</text:p>
          </table:table-cell>
          <table:table-cell office:value-type="float" office:value="90.89066335" calcext:value-type="float">
            <text:p>90.8906633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1d6c2911cba8780fa70973fd1ed6da256ea5cc7</text:p>
          </table:table-cell>
          <table:table-cell office:value-type="float" office:value="90.65204077" calcext:value-type="float">
            <text:p>90.6520407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9b75a59003cd0a7366745efefa4d66244d31e81</text:p>
          </table:table-cell>
          <table:table-cell office:value-type="float" office:value="90.59941166" calcext:value-type="float">
            <text:p>90.5994116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d08556542a4145fa35eb081451248fa236fd4af</text:p>
          </table:table-cell>
          <table:table-cell office:value-type="float" office:value="90.50772621" calcext:value-type="float">
            <text:p>90.5077262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89cf5e1d4d7f1afcd4bf06d9ef5b2f235ff9466</text:p>
          </table:table-cell>
          <table:table-cell office:value-type="float" office:value="90.17249212" calcext:value-type="float">
            <text:p>90.172492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430e15902c45933fb169af81553d2e84655885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8360bb4a4ad6ba58e75943ccf021911523f9172</text:p>
          </table:table-cell>
          <table:table-cell office:value-type="float" office:value="89.96322153" calcext:value-type="float">
            <text:p>89.9632215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8cbb23a737e8562e7a446804b0d2458e1a3d0a7</text:p>
          </table:table-cell>
          <table:table-cell office:value-type="float" office:value="89.6172485" calcext:value-type="float">
            <text:p>89.617248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c53188b9173fe2b80025f31181d63f62916aa39</text:p>
          </table:table-cell>
          <table:table-cell office:value-type="float" office:value="89.39627561" calcext:value-type="float">
            <text:p>89.3962756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b99bb1394da781e620819c93d1e41d0261b1808</text:p>
          </table:table-cell>
          <table:table-cell office:value-type="float" office:value="89.2277923" calcext:value-type="float">
            <text:p>89.22779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6603891a95d7df3586785a263d3aebc1cf1bf92</text:p>
          </table:table-cell>
          <table:table-cell office:value-type="float" office:value="89.14823783" calcext:value-type="float">
            <text:p>89.1482378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eca1dc2a604a4ea1cac25cf4c5dd4668b4829da</text:p>
          </table:table-cell>
          <table:table-cell office:value-type="float" office:value="88.59426817" calcext:value-type="float">
            <text:p>88.594268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8e7d3ba4d11bd2996dc23f2ca389ed9e919a16a</text:p>
          </table:table-cell>
          <table:table-cell office:value-type="float" office:value="88.57581443" calcext:value-type="float">
            <text:p>88.5758144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30c14c0c3b56608189b5872951908efe18773f0</text:p>
          </table:table-cell>
          <table:table-cell office:value-type="float" office:value="88.47799597" calcext:value-type="float">
            <text:p>88.4779959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bfd03afe71ed8217e7769069cd7c21cd001cfec</text:p>
          </table:table-cell>
          <table:table-cell office:value-type="float" office:value="87.72295325" calcext:value-type="float">
            <text:p>87.722953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a34f155198b31b771a19cffe01d817b4ee2c569</text:p>
          </table:table-cell>
          <table:table-cell office:value-type="float" office:value="87.51973203" calcext:value-type="float">
            <text:p>87.5197320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ae394141e56b27c176e1b482976fbb91e335ed1</text:p>
          </table:table-cell>
          <table:table-cell office:value-type="float" office:value="87.05224468" calcext:value-type="float">
            <text:p>87.0522446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98b701774fb4d84621f15a084891e1e4058ff98</text:p>
          </table:table-cell>
          <table:table-cell office:value-type="float" office:value="87.02219433" calcext:value-type="float">
            <text:p>87.022194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f0ca7f8e497b2dfa046e4cad4729f8c97400ad1</text:p>
          </table:table-cell>
          <table:table-cell office:value-type="float" office:value="86.94502748" calcext:value-type="float">
            <text:p>86.9450274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82e1b20687c733045a00c735dcbb1a2c430836d</text:p>
          </table:table-cell>
          <table:table-cell office:value-type="float" office:value="86.37788631" calcext:value-type="float">
            <text:p>86.3778863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33774402aec5f934a9e73e85768d714905986d3</text:p>
          </table:table-cell>
          <table:table-cell office:value-type="float" office:value="86.18324255" calcext:value-type="float">
            <text:p>86.1832425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879b7a0107d74b4eb7186745468275909ba1ead</text:p>
          </table:table-cell>
          <table:table-cell office:value-type="float" office:value="86.00654776" calcext:value-type="float">
            <text:p>86.0065477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b15eef14cbc51c7c9070ddb34732af29777f8fb</text:p>
          </table:table-cell>
          <table:table-cell office:value-type="float" office:value="85.96928233" calcext:value-type="float">
            <text:p>85.969282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18d2ba3f1c42b8eb13e9b66cb8477f6fea121a8</text:p>
          </table:table-cell>
          <table:table-cell office:value-type="float" office:value="85.66718138" calcext:value-type="float">
            <text:p>85.6671813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eefe2d42ccecd9980349c2189ddbfa9a47935af</text:p>
          </table:table-cell>
          <table:table-cell office:value-type="float" office:value="85.62566505" calcext:value-type="float">
            <text:p>85.6256650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2c0c17fcb617052445f85afb8c4a8fc245ddabd</text:p>
          </table:table-cell>
          <table:table-cell office:value-type="float" office:value="85.55839111" calcext:value-type="float">
            <text:p>85.558391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6758d7c42321ca085af3d702e54b6e35e62875a</text:p>
          </table:table-cell>
          <table:table-cell office:value-type="float" office:value="85.51987003" calcext:value-type="float">
            <text:p>85.5198700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5a50381d65c0eb0e33ab1c244d2ea295102b8b7</text:p>
          </table:table-cell>
          <table:table-cell office:value-type="float" office:value="85.49724676" calcext:value-type="float">
            <text:p>85.4972467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5abcb4298065de60815af23cadfb721c2b359c9</text:p>
          </table:table-cell>
          <table:table-cell office:value-type="float" office:value="85.42150296" calcext:value-type="float">
            <text:p>85.4215029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e439ebc3ffafd7203a5d7ad4ea68d9dfc9b8759</text:p>
          </table:table-cell>
          <table:table-cell office:value-type="float" office:value="85.23272336" calcext:value-type="float">
            <text:p>85.2327233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ec751f86e3adff24db54822dd70fa4f5f763fc7</text:p>
          </table:table-cell>
          <table:table-cell office:value-type="float" office:value="85.0245528" calcext:value-type="float">
            <text:p>85.024552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0fbb8086d796021305f096af93941dcb03e8847</text:p>
          </table:table-cell>
          <table:table-cell office:value-type="float" office:value="84.79265297" calcext:value-type="float">
            <text:p>84.7926529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a86613d98f65d08b38f73884586f16de1a39978</text:p>
          </table:table-cell>
          <table:table-cell office:value-type="float" office:value="84.65150179" calcext:value-type="float">
            <text:p>84.6515017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9a8dc59af30488e71315a302f4e0e7bcf6973b1</text:p>
          </table:table-cell>
          <table:table-cell office:value-type="float" office:value="84.622905" calcext:value-type="float">
            <text:p>84.62290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32943b731c4a133a6935881dfdc3576d138115e</text:p>
          </table:table-cell>
          <table:table-cell office:value-type="float" office:value="84.61733167" calcext:value-type="float">
            <text:p>84.6173316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0000000219ab540356cbb839cbe05303d7705fa</text:p>
          </table:table-cell>
          <table:table-cell office:value-type="float" office:value="84.14380243" calcext:value-type="float">
            <text:p>84.1438024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c8db5773ab3ec1f18a331cfcb92e84ce8f4662a</text:p>
          </table:table-cell>
          <table:table-cell office:value-type="float" office:value="84.05702542" calcext:value-type="float">
            <text:p>84.0570254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9b6c1dd836a0a6455ada4073c27dbea60dfc82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13d10a8982c15cd11c23907913ac10f3a56efc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629421c75d9c6ccd3a04f8170131d019567b54e</text:p>
          </table:table-cell>
          <table:table-cell office:value-type="float" office:value="83.93707389" calcext:value-type="float">
            <text:p>83.9370738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6ae6ff6925de5725273b280f45632bcc06baf9d</text:p>
          </table:table-cell>
          <table:table-cell office:value-type="float" office:value="83.58520543" calcext:value-type="float">
            <text:p>83.5852054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075753de1839846909a5ca965eab164d4fafcfe</text:p>
          </table:table-cell>
          <table:table-cell office:value-type="float" office:value="83.53403727" calcext:value-type="float">
            <text:p>83.534037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07b97d5ada8f1075c7f577fba1e2c4acae5e3d2</text:p>
          </table:table-cell>
          <table:table-cell office:value-type="float" office:value="83.37556121" calcext:value-type="float">
            <text:p>83.3755612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eea8df2d656f6e9842a9183c860f36a83fa3f9e</text:p>
          </table:table-cell>
          <table:table-cell office:value-type="float" office:value="83.31965103" calcext:value-type="float">
            <text:p>83.3196510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85b63156112dcfb5003b0ae74d72c99a18c82ab</text:p>
          </table:table-cell>
          <table:table-cell office:value-type="float" office:value="83.31504794" calcext:value-type="float">
            <text:p>83.3150479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dd7056299486b5f4a0f6d5f53cd3990446b30cc</text:p>
          </table:table-cell>
          <table:table-cell office:value-type="float" office:value="83.16762525" calcext:value-type="float">
            <text:p>83.167625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9fecc5d4136f420413157513545dacb71847b36</text:p>
          </table:table-cell>
          <table:table-cell office:value-type="float" office:value="83.12614809" calcext:value-type="float">
            <text:p>83.126148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b9c39b748444ada91e5e60e9c7246353fb03b06</text:p>
          </table:table-cell>
          <table:table-cell office:value-type="float" office:value="83.03644114" calcext:value-type="float">
            <text:p>83.0364411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ae9641a70dec73c69edfe40d0a7f2fd5eb83f41</text:p>
          </table:table-cell>
          <table:table-cell office:value-type="float" office:value="82.93796982" calcext:value-type="float">
            <text:p>82.9379698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6dae9c4e602cfadbbdc4afa9f9fb2c26338382f</text:p>
          </table:table-cell>
          <table:table-cell office:value-type="float" office:value="82.5897062" calcext:value-type="float">
            <text:p>82.589706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6ca5b541b7811490ca3f39327b37363403c188e</text:p>
          </table:table-cell>
          <table:table-cell office:value-type="float" office:value="82.39458957" calcext:value-type="float">
            <text:p>82.3945895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4f9bb4d2abcd71331c11355a9501f69f3a93b7b</text:p>
          </table:table-cell>
          <table:table-cell office:value-type="float" office:value="82.29033884" calcext:value-type="float">
            <text:p>82.2903388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e4c633e2a6c39a8f352d78800dbdafb43d09c0b</text:p>
          </table:table-cell>
          <table:table-cell office:value-type="float" office:value="82.02650504" calcext:value-type="float">
            <text:p>82.0265050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2019fb96730b2a9253a0dbddf652eec77ac9633</text:p>
          </table:table-cell>
          <table:table-cell office:value-type="float" office:value="82.01972984" calcext:value-type="float">
            <text:p>82.0197298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70a75b1fb166525d156d7399be33ba288877454</text:p>
          </table:table-cell>
          <table:table-cell office:value-type="float" office:value="81.86871831" calcext:value-type="float">
            <text:p>81.8687183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06e7d2ca98f827779b5bc7189b2b1b717ac6a91</text:p>
          </table:table-cell>
          <table:table-cell office:value-type="float" office:value="81.8416045" calcext:value-type="float">
            <text:p>81.841604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b042aa2c9b9ccadb5caff059eda2793aba1773e</text:p>
          </table:table-cell>
          <table:table-cell office:value-type="float" office:value="81.67631735" calcext:value-type="float">
            <text:p>81.6763173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84540548e973cf6a97d707361d684cb997bc612</text:p>
          </table:table-cell>
          <table:table-cell office:value-type="float" office:value="81.23432474" calcext:value-type="float">
            <text:p>81.2343247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94a621ac261974bd947f7f2ddbb2c51a07b7a8c</text:p>
          </table:table-cell>
          <table:table-cell office:value-type="float" office:value="81.1927" calcext:value-type="float">
            <text:p>81.19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cfa7eca595cb386fde7525b254110e5db71fc3f</text:p>
          </table:table-cell>
          <table:table-cell office:value-type="float" office:value="81.11209126" calcext:value-type="float">
            <text:p>81.112091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a2e6ea2fa4b73e2d8494960b8137287cb849e85</text:p>
          </table:table-cell>
          <table:table-cell office:value-type="float" office:value="80.67490095" calcext:value-type="float">
            <text:p>80.6749009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35bba4859ca91fd728c1ca52e7da03db4e61631</text:p>
          </table:table-cell>
          <table:table-cell office:value-type="float" office:value="80.47646329" calcext:value-type="float">
            <text:p>80.4764632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4db0d06dd73fec05c7bc997565aaff39e975952</text:p>
          </table:table-cell>
          <table:table-cell office:value-type="float" office:value="80.35443275" calcext:value-type="float">
            <text:p>80.3544327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3c7a4343be2a443b9f2729a540d826950fa2cbe</text:p>
          </table:table-cell>
          <table:table-cell office:value-type="float" office:value="80.33700772" calcext:value-type="float">
            <text:p>80.3370077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2a1aca8fb1c7eecf6c0728674e2f9e21e2b194a</text:p>
          </table:table-cell>
          <table:table-cell office:value-type="float" office:value="80.32701517" calcext:value-type="float">
            <text:p>80.327015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000b959a4f660853e14db6fab11e5fcef12ee9d</text:p>
          </table:table-cell>
          <table:table-cell office:value-type="float" office:value="80.13162808" calcext:value-type="float">
            <text:p>80.1316280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3df19801432f930deb4bf0d9bf16f510ba20f07</text:p>
          </table:table-cell>
          <table:table-cell office:value-type="float" office:value="80.05606973" calcext:value-type="float">
            <text:p>80.0560697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07528b42f6e0a44eb8ba91137c825269ddb091b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3d037a562099a4c2c95b1e2120cc4305445062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00b52042979d0f06fb1dd7b47fe3b80a9a15092</text:p>
          </table:table-cell>
          <table:table-cell office:value-type="float" office:value="79.97404577" calcext:value-type="float">
            <text:p>79.9740457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d09a1ebdd57162713459d186461e752e5c86024</text:p>
          </table:table-cell>
          <table:table-cell office:value-type="float" office:value="79.8689032" calcext:value-type="float">
            <text:p>79.86890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9c62f3a43929143690b974a08f2ea9d5aea9aaf</text:p>
          </table:table-cell>
          <table:table-cell office:value-type="float" office:value="79.58553105" calcext:value-type="float">
            <text:p>79.5855310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5ec35a88a13f885b727eaf18633930e180774b4</text:p>
          </table:table-cell>
          <table:table-cell office:value-type="float" office:value="79.44660902" calcext:value-type="float">
            <text:p>79.4466090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718613c37acd5b2df09bef6e5ea29ffff8f456d</text:p>
          </table:table-cell>
          <table:table-cell office:value-type="float" office:value="79.29235379" calcext:value-type="float">
            <text:p>79.2923537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a5bbd5a177a588b9f213505ca3740b444dbd586</text:p>
          </table:table-cell>
          <table:table-cell office:value-type="float" office:value="79.14605711" calcext:value-type="float">
            <text:p>79.146057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35427f9a10b41f5156dbfe1084dcc253d4a8602</text:p>
          </table:table-cell>
          <table:table-cell office:value-type="float" office:value="78.96986317" calcext:value-type="float">
            <text:p>78.969863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a41b1d59d1d7241e1ed499afca0229fabccd3dd</text:p>
          </table:table-cell>
          <table:table-cell office:value-type="float" office:value="78.88520084" calcext:value-type="float">
            <text:p>78.8852008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3e40511c03afd782cdd3af998db19467c33d730</text:p>
          </table:table-cell>
          <table:table-cell office:value-type="float" office:value="78.88374962" calcext:value-type="float">
            <text:p>78.8837496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35882d88f5cc6c84cdae90a330f7ca7357d2fbe</text:p>
          </table:table-cell>
          <table:table-cell office:value-type="float" office:value="78.73566364" calcext:value-type="float">
            <text:p>78.7356636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e1b66005b9cf847b043a76188e713b08db0b6c8</text:p>
          </table:table-cell>
          <table:table-cell office:value-type="float" office:value="78.44803092" calcext:value-type="float">
            <text:p>78.4480309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603cebe2e6316c1d693aaec374de262fd6c7e1d</text:p>
          </table:table-cell>
          <table:table-cell office:value-type="float" office:value="78.44340637" calcext:value-type="float">
            <text:p>78.4434063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eef83f4192d3d6545093f458cca293cdfba7fad</text:p>
          </table:table-cell>
          <table:table-cell office:value-type="float" office:value="78.33128106" calcext:value-type="float">
            <text:p>78.3312810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7904c05e87ecd730a4e49c44bbd56bb76c5da75</text:p>
          </table:table-cell>
          <table:table-cell office:value-type="float" office:value="78.07472563" calcext:value-type="float">
            <text:p>78.0747256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0f6fb8d02ba0a1cf81615abba939d912263f9f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d11021c0ac901bcd04b5a796744cb8f22fb2b41</text:p>
          </table:table-cell>
          <table:table-cell office:value-type="float" office:value="77.79386556" calcext:value-type="float">
            <text:p>77.7938655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3a15ee0501a5988ec17ac0ab752c6f5bea9a2ed</text:p>
          </table:table-cell>
          <table:table-cell office:value-type="float" office:value="77.4670076" calcext:value-type="float">
            <text:p>77.467007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abe0113092a1c7d7924708391dc750b480600ca</text:p>
          </table:table-cell>
          <table:table-cell office:value-type="float" office:value="77.35669225" calcext:value-type="float">
            <text:p>77.356692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0612bd2f897a7e443ff6688256a8ac57f82a9d7</text:p>
          </table:table-cell>
          <table:table-cell office:value-type="float" office:value="77.32686449" calcext:value-type="float">
            <text:p>77.3268644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77fed36f01248d5d146b29723ab7836508636a5</text:p>
          </table:table-cell>
          <table:table-cell office:value-type="float" office:value="76.86785319" calcext:value-type="float">
            <text:p>76.8678531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6f6e6a45108d0e7fa86ff49f73edd33d529c0ab</text:p>
          </table:table-cell>
          <table:table-cell office:value-type="float" office:value="76.61582491" calcext:value-type="float">
            <text:p>76.6158249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a11f9805ab8da72e68a5ee3915617a257ee9634</text:p>
          </table:table-cell>
          <table:table-cell office:value-type="float" office:value="76.54912363" calcext:value-type="float">
            <text:p>76.5491236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cedba7d6ee6ffe8fc66470a16218c3642cc0e3d</text:p>
          </table:table-cell>
          <table:table-cell office:value-type="float" office:value="76.47166178" calcext:value-type="float">
            <text:p>76.4716617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4498520eff1e05624023541e20950938593d1a7</text:p>
          </table:table-cell>
          <table:table-cell office:value-type="float" office:value="76.20469063" calcext:value-type="float">
            <text:p>76.2046906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7937872c5a186c2b9739fb54bb220e09611c5e6</text:p>
          </table:table-cell>
          <table:table-cell office:value-type="float" office:value="75.81099038" calcext:value-type="float">
            <text:p>75.8109903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4b3a429570ae2d28bcf2752f5f2787ec8c7dc69</text:p>
          </table:table-cell>
          <table:table-cell office:value-type="float" office:value="75.68953887" calcext:value-type="float">
            <text:p>75.6895388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008da2ca951ffbf295c63ec6b7af54b9ac1473e</text:p>
          </table:table-cell>
          <table:table-cell office:value-type="float" office:value="75.65035788" calcext:value-type="float">
            <text:p>75.6503578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7bc05989a9f86734abef91a26c46de665d96c1c</text:p>
          </table:table-cell>
          <table:table-cell office:value-type="float" office:value="75.55122073" calcext:value-type="float">
            <text:p>75.5512207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0ab825d23f5f61ac15768e5d10e9fa75334a59d</text:p>
          </table:table-cell>
          <table:table-cell office:value-type="float" office:value="75.47169811" calcext:value-type="float">
            <text:p>75.471698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f8e7bf10c77bb98c760d90ea56f894a50f33ae3</text:p>
          </table:table-cell>
          <table:table-cell office:value-type="float" office:value="75.36987777" calcext:value-type="float">
            <text:p>75.3698777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343561fc1167bc39c320e9f2ac6391685b7c3ae</text:p>
          </table:table-cell>
          <table:table-cell office:value-type="float" office:value="75.25292537" calcext:value-type="float">
            <text:p>75.2529253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e2722af118ec3359a6a67f2f825bd375c92634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8f2fb197c3bb236554616cb8cbe70d3ac87e2bf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d4413b80769bb45e2e43747b321bc8a69536713</text:p>
          </table:table-cell>
          <table:table-cell office:value-type="float" office:value="74.95873383" calcext:value-type="float">
            <text:p>74.9587338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635be321c5bb57d86b6c7be06afb8476fc07ec0</text:p>
          </table:table-cell>
          <table:table-cell office:value-type="float" office:value="74.94639046" calcext:value-type="float">
            <text:p>74.9463904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a538f93e24140a6752d0fd875c5139baabb9426</text:p>
          </table:table-cell>
          <table:table-cell office:value-type="float" office:value="74.89619314" calcext:value-type="float">
            <text:p>74.8961931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d45ef69c7d0d43624191f0cc481e4b88b563854</text:p>
          </table:table-cell>
          <table:table-cell office:value-type="float" office:value="74.80356648" calcext:value-type="float">
            <text:p>74.8035664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2c8832baf93380562b0c8ce18e2f709d6514c60</text:p>
          </table:table-cell>
          <table:table-cell office:value-type="float" office:value="74.6792319" calcext:value-type="float">
            <text:p>74.679231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d5f72216edf555373d53ffc57f80a538898fd53</text:p>
          </table:table-cell>
          <table:table-cell office:value-type="float" office:value="74.65816412" calcext:value-type="float">
            <text:p>74.658164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aef563b80a804ae862ff88be404673e56b68abd</text:p>
          </table:table-cell>
          <table:table-cell office:value-type="float" office:value="74.6496825" calcext:value-type="float">
            <text:p>74.64968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2a0510f42ca253ae267153a7a2bdbc17d1fcf6d</text:p>
          </table:table-cell>
          <table:table-cell office:value-type="float" office:value="74.6370277" calcext:value-type="float">
            <text:p>74.637027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caec11bd9edf6921b66ec0f803fe53e1c3be2da</text:p>
          </table:table-cell>
          <table:table-cell office:value-type="float" office:value="74.57094449" calcext:value-type="float">
            <text:p>74.5709444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69af2a796a737a103f12d2f0bcc563a13900e6f</text:p>
          </table:table-cell>
          <table:table-cell office:value-type="float" office:value="74.45645227" calcext:value-type="float">
            <text:p>74.456452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91018a95c66b10dea35081abcad5ecdc2aede71</text:p>
          </table:table-cell>
          <table:table-cell office:value-type="float" office:value="74.43368871" calcext:value-type="float">
            <text:p>74.4336887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c7be310ea0456cadc2e016a5fa7aa50d1eaab91</text:p>
          </table:table-cell>
          <table:table-cell office:value-type="float" office:value="74.39091135" calcext:value-type="float">
            <text:p>74.3909113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ca469ae3b3fcae72dcbc1e8c362ea77d1023c03</text:p>
          </table:table-cell>
          <table:table-cell office:value-type="float" office:value="74.28857599" calcext:value-type="float">
            <text:p>74.288575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6f2f1ec01e467fb7a4490c777a29b602e8a9d41</text:p>
          </table:table-cell>
          <table:table-cell office:value-type="float" office:value="74.1" calcext:value-type="float">
            <text:p>74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0d49357f28ce10cb841fcc83bc028ffe63d9ae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2b828cbc558ae3f270288aa41f794fe65c4338f</text:p>
          </table:table-cell>
          <table:table-cell office:value-type="float" office:value="73.8149846" calcext:value-type="float">
            <text:p>73.814984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adc1d74b220c1cf1a45d70ce427486255a83d6a</text:p>
          </table:table-cell>
          <table:table-cell office:value-type="float" office:value="73.56314699" calcext:value-type="float">
            <text:p>73.563146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90c700d05f5c0685d669b469b1a9acfb8ce24eb</text:p>
          </table:table-cell>
          <table:table-cell office:value-type="float" office:value="73.28957892" calcext:value-type="float">
            <text:p>73.2895789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ee5800dccf50477fa7bb14a901b791f9c2aced2</text:p>
          </table:table-cell>
          <table:table-cell office:value-type="float" office:value="72.98763807" calcext:value-type="float">
            <text:p>72.9876380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bebccb13afb630cb64425e366ebe27b8f329201</text:p>
          </table:table-cell>
          <table:table-cell office:value-type="float" office:value="72.92275716" calcext:value-type="float">
            <text:p>72.922757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3a168a76fb598c66dda34620d69b6fe21beb6bd</text:p>
          </table:table-cell>
          <table:table-cell office:value-type="float" office:value="72.88129293" calcext:value-type="float">
            <text:p>72.8812929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973535542ff2b6eae25eb16c2bc6edd071475ad</text:p>
          </table:table-cell>
          <table:table-cell office:value-type="float" office:value="72.87209724" calcext:value-type="float">
            <text:p>72.8720972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1582c275aba12eb32561240a543f90d4d8fb997</text:p>
          </table:table-cell>
          <table:table-cell office:value-type="float" office:value="72.76608587" calcext:value-type="float">
            <text:p>72.7660858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a8e599da62d284f2e066a1853a51417abae97c2</text:p>
          </table:table-cell>
          <table:table-cell office:value-type="float" office:value="72.45147307" calcext:value-type="float">
            <text:p>72.4514730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7441dd0aa9b4c49ae4c4562fe635698a88f3f35</text:p>
          </table:table-cell>
          <table:table-cell office:value-type="float" office:value="72.26670509" calcext:value-type="float">
            <text:p>72.266705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d0305825b4ec07f2a4bd2ab4dbcfc2d404df64f</text:p>
          </table:table-cell>
          <table:table-cell office:value-type="float" office:value="72.19854811" calcext:value-type="float">
            <text:p>72.198548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c28857b4e059f54141ef9a5527b3bc68ab71f9b</text:p>
          </table:table-cell>
          <table:table-cell office:value-type="float" office:value="72.19639988" calcext:value-type="float">
            <text:p>72.1963998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3e359c93e3e3a21a70a9f89ae9659e107abcac1</text:p>
          </table:table-cell>
          <table:table-cell office:value-type="float" office:value="72.16180525" calcext:value-type="float">
            <text:p>72.161805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03afd058ad990a317ff12d28634d6840cec46e9</text:p>
          </table:table-cell>
          <table:table-cell office:value-type="float" office:value="72.055" calcext:value-type="float">
            <text:p>72.05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dbbc0d7fd19e2f150fd135e73bdd10a0a577072</text:p>
          </table:table-cell>
          <table:table-cell office:value-type="float" office:value="71.95390376" calcext:value-type="float">
            <text:p>71.9539037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593c23c0efc75e6bd8b321741d79afe9e7e5b4a</text:p>
          </table:table-cell>
          <table:table-cell office:value-type="float" office:value="71.878" calcext:value-type="float">
            <text:p>71.87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70b5841c3d26208abde4129ca507061c1e94d6b</text:p>
          </table:table-cell>
          <table:table-cell office:value-type="float" office:value="71.55976623" calcext:value-type="float">
            <text:p>71.559766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147e5b2ce92c94bb21d7458f82d8b954ee31e84</text:p>
          </table:table-cell>
          <table:table-cell office:value-type="float" office:value="71.53496913" calcext:value-type="float">
            <text:p>71.534969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6d9c113d212273897e2e306e0f9aea4b8619f00</text:p>
          </table:table-cell>
          <table:table-cell office:value-type="float" office:value="71.43664506" calcext:value-type="float">
            <text:p>71.4366450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d17e3a069bf96e344707be2dad87f3b03a93604</text:p>
          </table:table-cell>
          <table:table-cell office:value-type="float" office:value="71.38023092" calcext:value-type="float">
            <text:p>71.3802309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241cc5dd63b7bab39f0d7e65e51eae07a5f1999</text:p>
          </table:table-cell>
          <table:table-cell office:value-type="float" office:value="71.28642598" calcext:value-type="float">
            <text:p>71.2864259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07105811824c35e62169a689bec237b5111a0e4</text:p>
          </table:table-cell>
          <table:table-cell office:value-type="float" office:value="71.26579492" calcext:value-type="float">
            <text:p>71.2657949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5ea78b28581850dad0d6173ed7e6963c20a4395</text:p>
          </table:table-cell>
          <table:table-cell office:value-type="float" office:value="71.12055413" calcext:value-type="float">
            <text:p>71.120554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c8f6ff1a4cd7ea75a5a8e08eb2de802b2a47ea7</text:p>
          </table:table-cell>
          <table:table-cell office:value-type="float" office:value="71.11190452" calcext:value-type="float">
            <text:p>71.1119045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4da17787a14cf3fa54af619c98ef6d634d76120</text:p>
          </table:table-cell>
          <table:table-cell office:value-type="float" office:value="71.0263632" calcext:value-type="float">
            <text:p>71.02636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71fcfef7f92bf88a2f61a1a5874ec3d4214706c</text:p>
          </table:table-cell>
          <table:table-cell office:value-type="float" office:value="71.01017354" calcext:value-type="float">
            <text:p>71.0101735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f4ede419c069ea9b7aa4a1a5fc110fcd0289d2f</text:p>
          </table:table-cell>
          <table:table-cell office:value-type="float" office:value="70.9526015" calcext:value-type="float">
            <text:p>70.952601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70a744f62b79088dbbe8abc09259118c4e16285</text:p>
          </table:table-cell>
          <table:table-cell office:value-type="float" office:value="70.89150819" calcext:value-type="float">
            <text:p>70.8915081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1561d288862032b2a63d87e8e6104412fc83dbe</text:p>
          </table:table-cell>
          <table:table-cell office:value-type="float" office:value="70.8892924" calcext:value-type="float">
            <text:p>70.889292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0189721631ea4342fd99b84f1f60d79ed7613dd</text:p>
          </table:table-cell>
          <table:table-cell office:value-type="float" office:value="70.81215765" calcext:value-type="float">
            <text:p>70.8121576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42c4b292704ff8ee5031e412f1c29c261b5a354</text:p>
          </table:table-cell>
          <table:table-cell office:value-type="float" office:value="70.79160838" calcext:value-type="float">
            <text:p>70.7916083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b2e6d16bdf56475c81e654926eda7dc95a6cd31</text:p>
          </table:table-cell>
          <table:table-cell office:value-type="float" office:value="70.71111313" calcext:value-type="float">
            <text:p>70.711113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f04d1cd70c5ace40654ef2bc2e600206573f32d</text:p>
          </table:table-cell>
          <table:table-cell office:value-type="float" office:value="70.56239345" calcext:value-type="float">
            <text:p>70.5623934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f65a751787c68074852c0e868974f217b75697f</text:p>
          </table:table-cell>
          <table:table-cell office:value-type="float" office:value="70.33463299" calcext:value-type="float">
            <text:p>70.334632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35df0790c078c0328446364af0c34eebe5fd0bf</text:p>
          </table:table-cell>
          <table:table-cell office:value-type="float" office:value="70.18362069" calcext:value-type="float">
            <text:p>70.1836206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4a1eb392322da097af0f391b1d71158896a0a2c</text:p>
          </table:table-cell>
          <table:table-cell office:value-type="float" office:value="70.13224616" calcext:value-type="float">
            <text:p>70.132246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0b55c9155ad3a5ab0fa671deb5ad1b049450104</text:p>
          </table:table-cell>
          <table:table-cell office:value-type="float" office:value="70.0961434" calcext:value-type="float">
            <text:p>70.096143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12afed20f99d5a9e7bc6b16491577b3816a85dd</text:p>
          </table:table-cell>
          <table:table-cell office:value-type="float" office:value="70.00125497" calcext:value-type="float">
            <text:p>70.0012549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0ca0d6fe51d06946f5cc90f9f4f297d398dd6db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9349654ba6fde2ea55106a1e830ad3c952d932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afa2bcf35b60939c179f2ba6847be4d97b573b3</text:p>
          </table:table-cell>
          <table:table-cell office:value-type="float" office:value="69.82569123" calcext:value-type="float">
            <text:p>69.825691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70bdf5c325bbc5590a5819874a8b9694220bd89</text:p>
          </table:table-cell>
          <table:table-cell office:value-type="float" office:value="69.66273614" calcext:value-type="float">
            <text:p>69.6627361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047237b16c918d94db3d1a9a86d7a2a605cdfe7</text:p>
          </table:table-cell>
          <table:table-cell office:value-type="float" office:value="69.4798692" calcext:value-type="float">
            <text:p>69.479869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2520cf366d35f4cd272a7b317686eb51372c260</text:p>
          </table:table-cell>
          <table:table-cell office:value-type="float" office:value="69.39200701" calcext:value-type="float">
            <text:p>69.392007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917235ccd71d584a566cb958f12b6090f2c2831</text:p>
          </table:table-cell>
          <table:table-cell office:value-type="float" office:value="69.22249845" calcext:value-type="float">
            <text:p>69.2224984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57b64b3ff3a71f59a951f6dfa83f3fb927820d9</text:p>
          </table:table-cell>
          <table:table-cell office:value-type="float" office:value="69.06501477" calcext:value-type="float">
            <text:p>69.0650147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9a5493513ba2378ed57ae5ecfb8a027e9d8036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c8bd0c70092c49a5879c07e8868fe2a9b2afc3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d727911b54c455b0071a7b682fcf4bc444b559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4baa0dfa632e07041fca3f6472af74de9b5bcb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6400a5584db71e41b0e5dfbdc769b54b91256c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5b245604d1562406ebc925673e39ea35337a46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c177d66b4785119287812cb5d0690861adf1e7e</text:p>
          </table:table-cell>
          <table:table-cell office:value-type="float" office:value="68.97290434" calcext:value-type="float">
            <text:p>68.9729043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128ef46c934b8a2106aa10de464d57d6464bef4</text:p>
          </table:table-cell>
          <table:table-cell office:value-type="float" office:value="68.92967312" calcext:value-type="float">
            <text:p>68.929673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30b927e1e5efb78afc9c4e5794a92e5ced6fe4d</text:p>
          </table:table-cell>
          <table:table-cell office:value-type="float" office:value="68.86078118" calcext:value-type="float">
            <text:p>68.8607811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f0dde8fe0d3008b62b9a272787a10cb23af100b</text:p>
          </table:table-cell>
          <table:table-cell office:value-type="float" office:value="68.64445263" calcext:value-type="float">
            <text:p>68.6444526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fbd8e02acbd3f11effb45136e4fb6654c20c9f2</text:p>
          </table:table-cell>
          <table:table-cell office:value-type="float" office:value="68.47921958" calcext:value-type="float">
            <text:p>68.4792195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13ef521ef092b148c36cc0a577a692ae4bd881c</text:p>
          </table:table-cell>
          <table:table-cell office:value-type="float" office:value="68.45993625" calcext:value-type="float">
            <text:p>68.459936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6ec95aea5d2c2c863c25e4753a0ff464d52bec2</text:p>
          </table:table-cell>
          <table:table-cell office:value-type="float" office:value="68.42854042" calcext:value-type="float">
            <text:p>68.4285404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f42070a073658f601a831e9a8092549ce2a49c0</text:p>
          </table:table-cell>
          <table:table-cell office:value-type="float" office:value="68.4156898" calcext:value-type="float">
            <text:p>68.415689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429cd91a6d33ee013050e2c1aba97ed6f864fd1</text:p>
          </table:table-cell>
          <table:table-cell office:value-type="float" office:value="68.34607109" calcext:value-type="float">
            <text:p>68.346071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d2a63d9e5f9489d0f2eb2cbab34cbc8136c2b81</text:p>
          </table:table-cell>
          <table:table-cell office:value-type="float" office:value="68.25162704" calcext:value-type="float">
            <text:p>68.2516270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c5c99d2fbfaff0a112fd4ab9f8133e402bdfbb7</text:p>
          </table:table-cell>
          <table:table-cell office:value-type="float" office:value="68.23334086" calcext:value-type="float">
            <text:p>68.2333408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9a2018d27274789f344566903265d6c207d259f</text:p>
          </table:table-cell>
          <table:table-cell office:value-type="float" office:value="68.0968" calcext:value-type="float">
            <text:p>68.096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d1fc1eaba6f2bec02e8af840f7afc4ea01b04ec</text:p>
          </table:table-cell>
          <table:table-cell office:value-type="float" office:value="68.04722123" calcext:value-type="float">
            <text:p>68.047221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a62fee07dba2a31494714be313477a89199267f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baf9fd5f1635f2717fd6a395e0908ea2453c586</text:p>
          </table:table-cell>
          <table:table-cell office:value-type="float" office:value="67.82495554" calcext:value-type="float">
            <text:p>67.8249555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8915f5955099578c4f95203eea6170416365091</text:p>
          </table:table-cell>
          <table:table-cell office:value-type="float" office:value="67.67832977" calcext:value-type="float">
            <text:p>67.6783297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737a520818e3edf03848b6210137bd4e738d6bb</text:p>
          </table:table-cell>
          <table:table-cell office:value-type="float" office:value="67.67419124" calcext:value-type="float">
            <text:p>67.6741912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8b1be5a17a6705febe81d2085ea078684ed1602</text:p>
          </table:table-cell>
          <table:table-cell office:value-type="float" office:value="67.44711509" calcext:value-type="float">
            <text:p>67.447115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406cdc0efccda549681c16c8530259608ca0df3</text:p>
          </table:table-cell>
          <table:table-cell office:value-type="float" office:value="67.39418188" calcext:value-type="float">
            <text:p>67.3941818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608c6f4ace5eaa1f93ca26e18d1269c9f564b34</text:p>
          </table:table-cell>
          <table:table-cell office:value-type="float" office:value="67.37137866" calcext:value-type="float">
            <text:p>67.3713786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fa98ce542f07bc790e9157d5c792226ca1347ed</text:p>
          </table:table-cell>
          <table:table-cell office:value-type="float" office:value="67.25378462" calcext:value-type="float">
            <text:p>67.2537846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f43d89bd3a5a1042d7183edb9fd80f491c4a62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d45065072c4f3d235302d8e3e46d74bfca521a4</text:p>
          </table:table-cell>
          <table:table-cell office:value-type="float" office:value="66.9619047" calcext:value-type="float">
            <text:p>66.96190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fd52f9b6dc844b0fd82f431a07801aea14a74c2</text:p>
          </table:table-cell>
          <table:table-cell office:value-type="float" office:value="66.85943224" calcext:value-type="float">
            <text:p>66.8594322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b16e140de6cda8fccf9b6ec92dbfb97b1bda6d8</text:p>
          </table:table-cell>
          <table:table-cell office:value-type="float" office:value="66.74929809" calcext:value-type="float">
            <text:p>66.749298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6f4434dedec8712a247bb29edb0c9d1ef488dfd</text:p>
          </table:table-cell>
          <table:table-cell office:value-type="float" office:value="66.6657074" calcext:value-type="float">
            <text:p>66.665707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a6eebbeb9205e6c78ec7acc9d68a0c2d96ef698</text:p>
          </table:table-cell>
          <table:table-cell office:value-type="float" office:value="66.66479232" calcext:value-type="float">
            <text:p>66.664792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3fb3a8249e1fb00e4dd042223b65bf40794cc6d</text:p>
          </table:table-cell>
          <table:table-cell office:value-type="float" office:value="66.55783163" calcext:value-type="float">
            <text:p>66.5578316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30563db19c5a6de2f0e2d849b4b4e63fff0ce4d</text:p>
          </table:table-cell>
          <table:table-cell office:value-type="float" office:value="66.49537575" calcext:value-type="float">
            <text:p>66.4953757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59ffb89c1104e81df2eb8efd21f144821810747</text:p>
          </table:table-cell>
          <table:table-cell office:value-type="float" office:value="66.46276536" calcext:value-type="float">
            <text:p>66.4627653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2c266b8013caa8230464cd5f9d01cabe96e7a2e</text:p>
          </table:table-cell>
          <table:table-cell office:value-type="float" office:value="66.43250609" calcext:value-type="float">
            <text:p>66.432506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a64f1cfdde76af9e43f7f033d59b70816a70c2a</text:p>
          </table:table-cell>
          <table:table-cell office:value-type="float" office:value="66.34594342" calcext:value-type="float">
            <text:p>66.3459434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5a5cf32a0f267efed0a6ef5d0d6174e9972b23e</text:p>
          </table:table-cell>
          <table:table-cell office:value-type="float" office:value="66.07789885" calcext:value-type="float">
            <text:p>66.0778988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646af6b6295bd85f8fceb7d6d813cf7001c2c87</text:p>
          </table:table-cell>
          <table:table-cell office:value-type="float" office:value="65.78972066" calcext:value-type="float">
            <text:p>65.7897206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9fff1b331dfa81f949b613e4eabac4f6204f31c</text:p>
          </table:table-cell>
          <table:table-cell office:value-type="float" office:value="65.78661674" calcext:value-type="float">
            <text:p>65.7866167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14e61ad47a07c913cfe2a8d450e40ee739661bd</text:p>
          </table:table-cell>
          <table:table-cell office:value-type="float" office:value="65.75350358" calcext:value-type="float">
            <text:p>65.7535035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134c429ab1781476ad6472bd1cc9378cf3f9caf</text:p>
          </table:table-cell>
          <table:table-cell office:value-type="float" office:value="65.67689669" calcext:value-type="float">
            <text:p>65.6768966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0aafd03605d4f9fe48990422cb505e1b545da2f</text:p>
          </table:table-cell>
          <table:table-cell office:value-type="float" office:value="65.40685905" calcext:value-type="float">
            <text:p>65.4068590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f7b70c2a4c28c8f3aa77f3849808453b20bb3e0</text:p>
          </table:table-cell>
          <table:table-cell office:value-type="float" office:value="65.24447361" calcext:value-type="float">
            <text:p>65.2444736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4cd30cb3aca4dd8776ebb1436fb2a011575991a</text:p>
          </table:table-cell>
          <table:table-cell office:value-type="float" office:value="65.22110577" calcext:value-type="float">
            <text:p>65.2211057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3f29059aa8746280f384c0f795b1fef439069c4</text:p>
          </table:table-cell>
          <table:table-cell office:value-type="float" office:value="65.08991354" calcext:value-type="float">
            <text:p>65.0899135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65fb912cd64fc3c3244c6d739d245a5deb416ab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a663c2f40439b18d7b35d884c3e334f2921947b</text:p>
          </table:table-cell>
          <table:table-cell office:value-type="float" office:value="64.925" calcext:value-type="float">
            <text:p>64.9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0678a30869430b7342bb363d48a7818fe7721b6</text:p>
          </table:table-cell>
          <table:table-cell office:value-type="float" office:value="64.57790332" calcext:value-type="float">
            <text:p>64.577903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3b19ee381713d552e75b1606da2ed4e5444eaf8</text:p>
          </table:table-cell>
          <table:table-cell office:value-type="float" office:value="64.55481471" calcext:value-type="float">
            <text:p>64.5548147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872f30eafd9327c5ec6eddf1802eb35e6327cca</text:p>
          </table:table-cell>
          <table:table-cell office:value-type="float" office:value="64.46832545" calcext:value-type="float">
            <text:p>64.4683254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efa13fd9e746422d9dfa8d69836c6565e05381b</text:p>
          </table:table-cell>
          <table:table-cell office:value-type="float" office:value="64.38452274" calcext:value-type="float">
            <text:p>64.3845227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9c92c4571e2fc0fb1df836767363416dfeb6d81</text:p>
          </table:table-cell>
          <table:table-cell office:value-type="float" office:value="64.36178" calcext:value-type="float">
            <text:p>64.3617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87d3e2decfefa4afdb1523fdc7f8c35740708a8</text:p>
          </table:table-cell>
          <table:table-cell office:value-type="float" office:value="64.3532" calcext:value-type="float">
            <text:p>64.35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91894ab882478dde766bac02fb1ce32dd201752</text:p>
          </table:table-cell>
          <table:table-cell office:value-type="float" office:value="64.29322439" calcext:value-type="float">
            <text:p>64.2932243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cc00f1c5e56f2b20d25e4f4cfe9c9ed11a7f7c0</text:p>
          </table:table-cell>
          <table:table-cell office:value-type="float" office:value="64.12176543" calcext:value-type="float">
            <text:p>64.1217654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3cf6d7fa661bdf866a96b5aa79a07c8570d93e8</text:p>
          </table:table-cell>
          <table:table-cell office:value-type="float" office:value="64.05306983" calcext:value-type="float">
            <text:p>64.0530698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7691a677334e38f260d4257be1b698e9b518e6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dc792a7b39434c9289fe8e5a151bdcf57e8f19b</text:p>
          </table:table-cell>
          <table:table-cell office:value-type="float" office:value="63.98810898" calcext:value-type="float">
            <text:p>63.9881089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f766fbf5e16736bd47cbe7058a25c8a914882f7</text:p>
          </table:table-cell>
          <table:table-cell office:value-type="float" office:value="63.87158137" calcext:value-type="float">
            <text:p>63.8715813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7d9d3096d6f1233cb2de4d3c97d2ad78947263a</text:p>
          </table:table-cell>
          <table:table-cell office:value-type="float" office:value="63.76127169" calcext:value-type="float">
            <text:p>63.7612716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7a84fe86508a8cd162ad97eb68026e164aeb00d</text:p>
          </table:table-cell>
          <table:table-cell office:value-type="float" office:value="63.45351711" calcext:value-type="float">
            <text:p>63.453517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c8b9fa2a8497e1ea120e813e67d9b650d7a8233</text:p>
          </table:table-cell>
          <table:table-cell office:value-type="float" office:value="63.43246817" calcext:value-type="float">
            <text:p>63.432468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08a746deed88138c0d8c87e72f7e7e0742ea0de</text:p>
          </table:table-cell>
          <table:table-cell office:value-type="float" office:value="63.36765314" calcext:value-type="float">
            <text:p>63.3676531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14dbbbeaf9b5c8c8ec35a2fa07302fa3cb60edf</text:p>
          </table:table-cell>
          <table:table-cell office:value-type="float" office:value="63.2727366" calcext:value-type="float">
            <text:p>63.272736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c5e3cd0922ab8afea577a4266bc6c280c4fcc7c</text:p>
          </table:table-cell>
          <table:table-cell office:value-type="float" office:value="63.17166943" calcext:value-type="float">
            <text:p>63.1716694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b994eaf708f2f5537539830ff1de35fd2770da2</text:p>
          </table:table-cell>
          <table:table-cell office:value-type="float" office:value="63.12411544" calcext:value-type="float">
            <text:p>63.1241154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81def574fbee17791e932e6696eef5d5a713974</text:p>
          </table:table-cell>
          <table:table-cell office:value-type="float" office:value="62.99171226" calcext:value-type="float">
            <text:p>62.991712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d4b1774f0c051aaece4402370f1b340809ff64b</text:p>
          </table:table-cell>
          <table:table-cell office:value-type="float" office:value="62.58199999" calcext:value-type="float">
            <text:p>62.581999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f3781bd21b7c1e4ddee0872ee4e0f20b352690b</text:p>
          </table:table-cell>
          <table:table-cell office:value-type="float" office:value="62.43556666" calcext:value-type="float">
            <text:p>62.4355666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eb8a6ff2c09d9041398d6b8a4a3a6962883e39f</text:p>
          </table:table-cell>
          <table:table-cell office:value-type="float" office:value="62.29719861" calcext:value-type="float">
            <text:p>62.2971986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48e399000dfc22f3e3251ab645e5cd83d772398</text:p>
          </table:table-cell>
          <table:table-cell office:value-type="float" office:value="61.93718539" calcext:value-type="float">
            <text:p>61.9371853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b1ee97cbe389cb83721f8c4f282618b0a3d8184</text:p>
          </table:table-cell>
          <table:table-cell office:value-type="float" office:value="61.85665729" calcext:value-type="float">
            <text:p>61.8566572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b7a03a64ae165f9de8232cbf1852c9fc44cb27d</text:p>
          </table:table-cell>
          <table:table-cell office:value-type="float" office:value="61.70395824" calcext:value-type="float">
            <text:p>61.7039582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4291d50a8df699c58353feb499dc616c9271c2a</text:p>
          </table:table-cell>
          <table:table-cell office:value-type="float" office:value="61.66126686" calcext:value-type="float">
            <text:p>61.6612668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f97638d71d49a48b81394f5a9409a0241339ec4</text:p>
          </table:table-cell>
          <table:table-cell office:value-type="float" office:value="61.5875613" calcext:value-type="float">
            <text:p>61.58756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b66c4bf7c7f5f05ee967561f2fdb849f2990e6d</text:p>
          </table:table-cell>
          <table:table-cell office:value-type="float" office:value="61.40604737" calcext:value-type="float">
            <text:p>61.4060473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95f528d7c25904f15d4154e45eab8e5d4b6c160</text:p>
          </table:table-cell>
          <table:table-cell office:value-type="float" office:value="61.40047722" calcext:value-type="float">
            <text:p>61.4004772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847f352c549776d4f0cc190160424d1be1da609</text:p>
          </table:table-cell>
          <table:table-cell office:value-type="float" office:value="61.23" calcext:value-type="float">
            <text:p>61.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c40ceaa9d9ee71cc50d24bc92e57dd044ea49f4</text:p>
          </table:table-cell>
          <table:table-cell office:value-type="float" office:value="61.08607012" calcext:value-type="float">
            <text:p>61.086070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0c94e3fde2fe90f0e5e58c0918b80842e731a98</text:p>
          </table:table-cell>
          <table:table-cell office:value-type="float" office:value="61.06265439" calcext:value-type="float">
            <text:p>61.0626543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1e1b84ec6e2809dad33652af6fb5d61bb2a0b6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6e4edaa00965389a0b86307b28b0c225572838e</text:p>
          </table:table-cell>
          <table:table-cell office:value-type="float" office:value="60.98398651" calcext:value-type="float">
            <text:p>60.9839865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9920bdf6aba50e31fb7094b63cf8397a8ca7ebf</text:p>
          </table:table-cell>
          <table:table-cell office:value-type="float" office:value="60.97406687" calcext:value-type="float">
            <text:p>60.9740668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08bafdb6e76accb89bbe11824236c23a061a514</text:p>
          </table:table-cell>
          <table:table-cell office:value-type="float" office:value="60.88897592" calcext:value-type="float">
            <text:p>60.8889759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3fae51f43a0f31af034b8c75272649a313b0970</text:p>
          </table:table-cell>
          <table:table-cell office:value-type="float" office:value="60.86542247" calcext:value-type="float">
            <text:p>60.865422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b886ffe8da9ac65960c7c4fc6c687a7f5197514</text:p>
          </table:table-cell>
          <table:table-cell office:value-type="float" office:value="60.71667352" calcext:value-type="float">
            <text:p>60.7166735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265cfa617ef772bcefaec058d82644c160a2196</text:p>
          </table:table-cell>
          <table:table-cell office:value-type="float" office:value="60.69" calcext:value-type="float">
            <text:p>60.6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d46f68857cb3267e6a92f2da6b73b962f2dd50c</text:p>
          </table:table-cell>
          <table:table-cell office:value-type="float" office:value="60.6815" calcext:value-type="float">
            <text:p>60.681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c34a840b3c90bcaebb12a26ba920248732191f5</text:p>
          </table:table-cell>
          <table:table-cell office:value-type="float" office:value="60.59069702" calcext:value-type="float">
            <text:p>60.5906970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44837a48f551ecb9c5527aab276b72370165486</text:p>
          </table:table-cell>
          <table:table-cell office:value-type="float" office:value="60.5169332" calcext:value-type="float">
            <text:p>60.51693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749d82cc82dbef48ccabc89bbebc4012e7d20aa</text:p>
          </table:table-cell>
          <table:table-cell office:value-type="float" office:value="60.51499277" calcext:value-type="float">
            <text:p>60.5149927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a1a66a63296adf173f2241266ccdc8a71d99925</text:p>
          </table:table-cell>
          <table:table-cell office:value-type="float" office:value="60.51132486" calcext:value-type="float">
            <text:p>60.5113248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82e692769d15f486b5181885ac96e1502b0e1d6</text:p>
          </table:table-cell>
          <table:table-cell office:value-type="float" office:value="60.49125988" calcext:value-type="float">
            <text:p>60.4912598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b1d486ce9c35e1148527fbb818384c349cdc5d7</text:p>
          </table:table-cell>
          <table:table-cell office:value-type="float" office:value="60.41289172" calcext:value-type="float">
            <text:p>60.4128917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7faff0ed2c3391caa777ca43ccbe67550fbaeb7</text:p>
          </table:table-cell>
          <table:table-cell office:value-type="float" office:value="60.36886887" calcext:value-type="float">
            <text:p>60.3688688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d540577c1f2aaa0b89a9bb5aee192b833a19bce</text:p>
          </table:table-cell>
          <table:table-cell office:value-type="float" office:value="60.1793723" calcext:value-type="float">
            <text:p>60.17937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e94df3c4f4fd0bad815deef50714a985e6b78d3</text:p>
          </table:table-cell>
          <table:table-cell office:value-type="float" office:value="60.12913466" calcext:value-type="float">
            <text:p>60.1291346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2ccac4b7f111f9392ff7b9ee23abd8fb13fa893</text:p>
          </table:table-cell>
          <table:table-cell office:value-type="float" office:value="60.1057124" calcext:value-type="float">
            <text:p>60.105712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27225110aba8c36de6e0e2c51d60a3a027c81d0</text:p>
          </table:table-cell>
          <table:table-cell office:value-type="float" office:value="60.09773489" calcext:value-type="float">
            <text:p>60.0977348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4da6cd59f9d1afc95fd774cd7c4ea0adfe0931a</text:p>
          </table:table-cell>
          <table:table-cell office:value-type="float" office:value="60.07707751" calcext:value-type="float">
            <text:p>60.0770775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c2fb2a2823678123ebd9fab8caac9c7bbd3da69</text:p>
          </table:table-cell>
          <table:table-cell office:value-type="float" office:value="60.008" calcext:value-type="float">
            <text:p>60.00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3db41c05819cf41a0cf385dba319885c8e95b7e</text:p>
          </table:table-cell>
          <table:table-cell office:value-type="float" office:value="60.00313093" calcext:value-type="float">
            <text:p>60.0031309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e5c59c1e774ea0ada6774f1541f5ee1bd0fe24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f264605cc2671dcc45b8135dbe5edae442dd14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64b6d758072779f753568b9f1c2ecdebe67eca6</text:p>
          </table:table-cell>
          <table:table-cell office:value-type="float" office:value="59.83864317" calcext:value-type="float">
            <text:p>59.838643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6f4b2a850a1fdb566d5b224ad4d7d1c5815d3ba</text:p>
          </table:table-cell>
          <table:table-cell office:value-type="float" office:value="59.71" calcext:value-type="float">
            <text:p>59.7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b1a14b824de50480c97b5808b8c3b7184168073</text:p>
          </table:table-cell>
          <table:table-cell office:value-type="float" office:value="59.44079071" calcext:value-type="float">
            <text:p>59.4407907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9eb9f8c869022301d9cf7b968db7b4fc2b12216</text:p>
          </table:table-cell>
          <table:table-cell office:value-type="float" office:value="59.42062051" calcext:value-type="float">
            <text:p>59.4206205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187485eae5a66755b32bfefd0682b6a3d301e29</text:p>
          </table:table-cell>
          <table:table-cell office:value-type="float" office:value="58.91685422" calcext:value-type="float">
            <text:p>58.9168542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2de18874306d670526926e207228c368eb4bba9</text:p>
          </table:table-cell>
          <table:table-cell office:value-type="float" office:value="58.88382785" calcext:value-type="float">
            <text:p>58.8838278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1fa6ce261cb8d867e0d3a725aafe14a0ec9b85e</text:p>
          </table:table-cell>
          <table:table-cell office:value-type="float" office:value="58.7871144" calcext:value-type="float">
            <text:p>58.787114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1611215149c369d717039c7545a32842b0162a4</text:p>
          </table:table-cell>
          <table:table-cell office:value-type="float" office:value="58.73562406" calcext:value-type="float">
            <text:p>58.7356240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9b67d758aafe8bee0befbb27e1731eb6af365bc</text:p>
          </table:table-cell>
          <table:table-cell office:value-type="float" office:value="58.6624112" calcext:value-type="float">
            <text:p>58.66241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1fb0827e8301e0c729601e43e762fcbdcf3af46</text:p>
          </table:table-cell>
          <table:table-cell office:value-type="float" office:value="58.59286619" calcext:value-type="float">
            <text:p>58.5928661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cdefefe7817ce73987eb3ecfb9eec1082f703d3</text:p>
          </table:table-cell>
          <table:table-cell office:value-type="float" office:value="58.39113993" calcext:value-type="float">
            <text:p>58.3911399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dd224732e873a42525c1e1996817445c7952aae</text:p>
          </table:table-cell>
          <table:table-cell office:value-type="float" office:value="58.33098978" calcext:value-type="float">
            <text:p>58.3309897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3fa442d8b04287fb6951b20a6e83d6eadd6ecc1</text:p>
          </table:table-cell>
          <table:table-cell office:value-type="float" office:value="58.30305342" calcext:value-type="float">
            <text:p>58.3030534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6fb77fbf546e2f156ce1c01a92708e7a57fe40f</text:p>
          </table:table-cell>
          <table:table-cell office:value-type="float" office:value="58.24506732" calcext:value-type="float">
            <text:p>58.245067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fc4a9a497930025e14aecf266999676743bcbd6</text:p>
          </table:table-cell>
          <table:table-cell office:value-type="float" office:value="58.201025" calcext:value-type="float">
            <text:p>58.2010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388bb32a8a2d3cf7853b84a5ede7aac72336a7e</text:p>
          </table:table-cell>
          <table:table-cell office:value-type="float" office:value="58.17466743" calcext:value-type="float">
            <text:p>58.1746674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e5434485606d154974ebe0586560a7b2dff0668</text:p>
          </table:table-cell>
          <table:table-cell office:value-type="float" office:value="58.01215809" calcext:value-type="float">
            <text:p>58.012158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8a3f9cb123de95440cd89a7bbbd7efb75e8643d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543288ce93b41ec0702196dde3b85288b03253f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47068e49be9aa2dfcd888fb85c3984f3a2fb3e8</text:p>
          </table:table-cell>
          <table:table-cell office:value-type="float" office:value="57.95697889" calcext:value-type="float">
            <text:p>57.9569788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305f28f453e4742525c10113d35faf63e7a84ea</text:p>
          </table:table-cell>
          <table:table-cell office:value-type="float" office:value="57.7057881" calcext:value-type="float">
            <text:p>57.705788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c9d3c4dd1c3d6a2190c7630add54a1f38ec2d54</text:p>
          </table:table-cell>
          <table:table-cell office:value-type="float" office:value="57.36122805" calcext:value-type="float">
            <text:p>57.3612280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cc3597655f3fb0e0255a7c12e3bdefb8a5432b2</text:p>
          </table:table-cell>
          <table:table-cell office:value-type="float" office:value="57.33130122" calcext:value-type="float">
            <text:p>57.3313012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3e82260972efbc8ef034204aaea4103b54d9b04</text:p>
          </table:table-cell>
          <table:table-cell office:value-type="float" office:value="57.29990284" calcext:value-type="float">
            <text:p>57.2999028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6f755908c957ace3d91f89d7c841e021ba1f838</text:p>
          </table:table-cell>
          <table:table-cell office:value-type="float" office:value="57.24215142" calcext:value-type="float">
            <text:p>57.2421514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bf8ee1ce710e49d3a076e9e700426d0ba9a6a29</text:p>
          </table:table-cell>
          <table:table-cell office:value-type="float" office:value="57.18105026" calcext:value-type="float">
            <text:p>57.181050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7eabff884b0dba359fe71e8b7ef56ffcd4dcba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d4a88daf375b409f38cccfa3fd420963cddbdc8</text:p>
          </table:table-cell>
          <table:table-cell office:value-type="float" office:value="56.94747212" calcext:value-type="float">
            <text:p>56.947472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a0062dfcf44de8330bf38e0bed3505c36cb1834</text:p>
          </table:table-cell>
          <table:table-cell office:value-type="float" office:value="56.91610752" calcext:value-type="float">
            <text:p>56.9161075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8620685b48e70047804870219def660fdfa5b70</text:p>
          </table:table-cell>
          <table:table-cell office:value-type="float" office:value="56.76786727" calcext:value-type="float">
            <text:p>56.767867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847ca447ef6ae956934c32b16010adafbbe2998</text:p>
          </table:table-cell>
          <table:table-cell office:value-type="float" office:value="56.76722033" calcext:value-type="float">
            <text:p>56.767220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881baea2b99b58d91fb6856da69aab2c455ed9f</text:p>
          </table:table-cell>
          <table:table-cell office:value-type="float" office:value="56.72551901" calcext:value-type="float">
            <text:p>56.725519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8c29c8c23053f9b9e288101196681fde6c25232</text:p>
          </table:table-cell>
          <table:table-cell office:value-type="float" office:value="56.62023571" calcext:value-type="float">
            <text:p>56.6202357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43686abd992d065abf746422305732860d476d9</text:p>
          </table:table-cell>
          <table:table-cell office:value-type="float" office:value="56.58082765" calcext:value-type="float">
            <text:p>56.5808276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652605f7a1cbaea78e9c86f21cbda25b7cd4e06</text:p>
          </table:table-cell>
          <table:table-cell office:value-type="float" office:value="56.57610316" calcext:value-type="float">
            <text:p>56.576103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a034e2d07931db48c6c7fb1a62a6fc854e73c07</text:p>
          </table:table-cell>
          <table:table-cell office:value-type="float" office:value="56.57028477" calcext:value-type="float">
            <text:p>56.5702847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4f9d3c485c1acd410d8a41d18b8e47a629c4e3a</text:p>
          </table:table-cell>
          <table:table-cell office:value-type="float" office:value="56.47893649" calcext:value-type="float">
            <text:p>56.4789364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b893c97f3e62304f82340dc1cefb5652a7b9d31</text:p>
          </table:table-cell>
          <table:table-cell office:value-type="float" office:value="56.46110705" calcext:value-type="float">
            <text:p>56.4611070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5c76b8110618f1ec1aac42b832cc3ee36b2e146</text:p>
          </table:table-cell>
          <table:table-cell office:value-type="float" office:value="56.42024001" calcext:value-type="float">
            <text:p>56.420240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a862170efd6c03d814e8d04cbcb02a901891e83</text:p>
          </table:table-cell>
          <table:table-cell office:value-type="float" office:value="56.36096259" calcext:value-type="float">
            <text:p>56.3609625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61d7e3464358df90e228bf85cbebf69af138d56</text:p>
          </table:table-cell>
          <table:table-cell office:value-type="float" office:value="56.13575847" calcext:value-type="float">
            <text:p>56.135758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1254db40957ef68d6af3e230ade6d69a08d78d0</text:p>
          </table:table-cell>
          <table:table-cell office:value-type="float" office:value="56.04615243" calcext:value-type="float">
            <text:p>56.0461524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f45d69a0b36e9b42375fcdcb6a3d78992d20f2b</text:p>
          </table:table-cell>
          <table:table-cell office:value-type="float" office:value="56.01542724" calcext:value-type="float">
            <text:p>56.0154272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56c313d9d71e3fbe449aef4eb366a8bab719604</text:p>
          </table:table-cell>
          <table:table-cell office:value-type="float" office:value="55.91546578" calcext:value-type="float">
            <text:p>55.9154657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93c8bc4a86ec7baa40fba4063a49872ecf0a6ae</text:p>
          </table:table-cell>
          <table:table-cell office:value-type="float" office:value="55.51859679" calcext:value-type="float">
            <text:p>55.5185967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dfd9839227d2156e545a39248edda85ce48660c</text:p>
          </table:table-cell>
          <table:table-cell office:value-type="float" office:value="55.5155693" calcext:value-type="float">
            <text:p>55.515569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a16a4706105aca248fca3cb8d2dca5ef0cbbdbe</text:p>
          </table:table-cell>
          <table:table-cell office:value-type="float" office:value="55.46775733" calcext:value-type="float">
            <text:p>55.467757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d598911ba77667df0638239bb1a812517ae44dd</text:p>
          </table:table-cell>
          <table:table-cell office:value-type="float" office:value="55.351937" calcext:value-type="float">
            <text:p>55.35193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57d796d9D47E50D73636348C4D22486Cf9F443f</text:p>
          </table:table-cell>
          <table:table-cell office:value-type="float" office:value="55.28569185" calcext:value-type="float">
            <text:p>55.2856918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49a82066d0ca6589886d34406a2d1a0d0bc0a11</text:p>
          </table:table-cell>
          <table:table-cell office:value-type="float" office:value="55.09548174" calcext:value-type="float">
            <text:p>55.0954817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7ae72e3f3ff2d29b407b4dd917becfc2d533dd8</text:p>
          </table:table-cell>
          <table:table-cell office:value-type="float" office:value="55.08036838" calcext:value-type="float">
            <text:p>55.0803683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f5ef9d376174891335039be2717bd1292101a1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2247fd7bffa3b0d620645ed1580d4f970fad77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2efbf502ab31686550bb3874b91765eb76a1831</text:p>
          </table:table-cell>
          <table:table-cell office:value-type="float" office:value="54.95843737" calcext:value-type="float">
            <text:p>54.9584373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1c8e96d52a9d6e8de1a1e2d7d0a4a65cd19904b</text:p>
          </table:table-cell>
          <table:table-cell office:value-type="float" office:value="54.83395565" calcext:value-type="float">
            <text:p>54.8339556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a87ef701805be265f4a5a2d526e92cc0af06175</text:p>
          </table:table-cell>
          <table:table-cell office:value-type="float" office:value="54.81891188" calcext:value-type="float">
            <text:p>54.8189118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b9204b5eca42f33963e8c2eb5c9d67ffd8a822e</text:p>
          </table:table-cell>
          <table:table-cell office:value-type="float" office:value="54.81339376" calcext:value-type="float">
            <text:p>54.8133937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e33cef6a45b10f091c7256cabf2a9bad1864b08</text:p>
          </table:table-cell>
          <table:table-cell office:value-type="float" office:value="54.64808953" calcext:value-type="float">
            <text:p>54.6480895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93ac0d5d490225f9f92c5360e2576816afbe05d</text:p>
          </table:table-cell>
          <table:table-cell office:value-type="float" office:value="54.5487935" calcext:value-type="float">
            <text:p>54.548793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499c0f90c334d86c5d006221b14c8b3ce1f1be2</text:p>
          </table:table-cell>
          <table:table-cell office:value-type="float" office:value="54.5355998" calcext:value-type="float">
            <text:p>54.535599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d77a07abf60eb8e6be1ac9828214574a8a00c0b</text:p>
          </table:table-cell>
          <table:table-cell office:value-type="float" office:value="54.46892978" calcext:value-type="float">
            <text:p>54.4689297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938a7f6f06e49d26f27dfd42155743cfd624f26</text:p>
          </table:table-cell>
          <table:table-cell office:value-type="float" office:value="54.4527902" calcext:value-type="float">
            <text:p>54.452790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e77bd90602342df797db7d5b3883e945625dc40</text:p>
          </table:table-cell>
          <table:table-cell office:value-type="float" office:value="54.37919783" calcext:value-type="float">
            <text:p>54.3791978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46ee23f06cff2d63910a762f749bc3c9e19ebc7</text:p>
          </table:table-cell>
          <table:table-cell office:value-type="float" office:value="54.33574579" calcext:value-type="float">
            <text:p>54.3357457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685f7201862f8c612f2d66251b7023c89a87eb2</text:p>
          </table:table-cell>
          <table:table-cell office:value-type="float" office:value="54.27815707" calcext:value-type="float">
            <text:p>54.2781570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b40f3a96be91497884fbce42e0a0eb9d9c03263</text:p>
          </table:table-cell>
          <table:table-cell office:value-type="float" office:value="54.21922917" calcext:value-type="float">
            <text:p>54.219229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3c7528f39c420a4bc7495d4b44f0ab1150f057e</text:p>
          </table:table-cell>
          <table:table-cell office:value-type="float" office:value="54.05851055" calcext:value-type="float">
            <text:p>54.0585105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368c4f06dc270f6670d41f3faada1f4fb691c4e</text:p>
          </table:table-cell>
          <table:table-cell office:value-type="float" office:value="54.00217352" calcext:value-type="float">
            <text:p>54.0021735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d2bb84faca318a3e62b07405f055fd1558ea6f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3f113f0c53985c69266bca8e1b82d9dd414cdbc</text:p>
          </table:table-cell>
          <table:table-cell office:value-type="float" office:value="53.9" calcext:value-type="float">
            <text:p>53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6df089da84413407dcdc4617980776489c58001</text:p>
          </table:table-cell>
          <table:table-cell office:value-type="float" office:value="53.68787357" calcext:value-type="float">
            <text:p>53.6878735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5f50c4ba13ff94e10e75a77d4acf094a9376a22</text:p>
          </table:table-cell>
          <table:table-cell office:value-type="float" office:value="53.65499172" calcext:value-type="float">
            <text:p>53.6549917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b70501c33d79e4e4be33b75eeea159a2872b56d</text:p>
          </table:table-cell>
          <table:table-cell office:value-type="float" office:value="53.6368247" calcext:value-type="float">
            <text:p>53.63682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d2c586a7140c8fe6b5c4c87c58ccc9b8ca029fc</text:p>
          </table:table-cell>
          <table:table-cell office:value-type="float" office:value="53.624468" calcext:value-type="float">
            <text:p>53.62446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4568418ff4aa4ee0f81d858e3463e835ae5094b</text:p>
          </table:table-cell>
          <table:table-cell office:value-type="float" office:value="53.59988261" calcext:value-type="float">
            <text:p>53.5998826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59e3b8bbd26fafa76158f3e784dc0f81a290549</text:p>
          </table:table-cell>
          <table:table-cell office:value-type="float" office:value="53.54510023" calcext:value-type="float">
            <text:p>53.545100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e097977fcce89c35ad4960dbbdbb9470928b2bc</text:p>
          </table:table-cell>
          <table:table-cell office:value-type="float" office:value="53.4961881" calcext:value-type="float">
            <text:p>53.496188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1629cde01037c38611122ba3cf2dd289f83c714</text:p>
          </table:table-cell>
          <table:table-cell office:value-type="float" office:value="53.46564994" calcext:value-type="float">
            <text:p>53.4656499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7ea7638d63b3f59b25cf216c8268f5e62aa4567</text:p>
          </table:table-cell>
          <table:table-cell office:value-type="float" office:value="53.44926221" calcext:value-type="float">
            <text:p>53.4492622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5505c6fdc32848a20fa7600a90c4c6c930ac902</text:p>
          </table:table-cell>
          <table:table-cell office:value-type="float" office:value="53.44271721" calcext:value-type="float">
            <text:p>53.4427172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c7e9620630335a3fac64406ea251f229b96d91a</text:p>
          </table:table-cell>
          <table:table-cell office:value-type="float" office:value="53.33662641" calcext:value-type="float">
            <text:p>53.3366264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58247e365be655f9144e1a0140d793984372ef3</text:p>
          </table:table-cell>
          <table:table-cell office:value-type="float" office:value="53.33049715" calcext:value-type="float">
            <text:p>53.3304971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295e4d3c2bff819219b07d6aa1d95710cc79c6c</text:p>
          </table:table-cell>
          <table:table-cell office:value-type="float" office:value="53.27418324" calcext:value-type="float">
            <text:p>53.2741832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d0feab879bb09a8d9a1512d3a564f1ad5a2d7c7</text:p>
          </table:table-cell>
          <table:table-cell office:value-type="float" office:value="53.26731495" calcext:value-type="float">
            <text:p>53.2673149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3b4d20dcd1ecb73bc8cdeb826a01ba9c858efa8</text:p>
          </table:table-cell>
          <table:table-cell office:value-type="float" office:value="53.11299" calcext:value-type="float">
            <text:p>53.112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f72448e852d89fbb098c5b21b4995264eadee0e</text:p>
          </table:table-cell>
          <table:table-cell office:value-type="float" office:value="53.04720367" calcext:value-type="float">
            <text:p>53.0472036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fb73ea6df4cb89572bbf6ca7c28f2042bc7efb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590d731c730c52b64eb06e680a08090a25978cf</text:p>
          </table:table-cell>
          <table:table-cell office:value-type="float" office:value="52.95222153" calcext:value-type="float">
            <text:p>52.9522215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1e314bcc7182dd6a5eb0db79a8ab48c6d0c1603</text:p>
          </table:table-cell>
          <table:table-cell office:value-type="float" office:value="52.9388889" calcext:value-type="float">
            <text:p>52.938888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5e2517db08f43c72b4e829a274550102b992c3f</text:p>
          </table:table-cell>
          <table:table-cell office:value-type="float" office:value="52.78783455" calcext:value-type="float">
            <text:p>52.7878345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3526525e94055c75bae390dd44b8fa8dbe94ed2</text:p>
          </table:table-cell>
          <table:table-cell office:value-type="float" office:value="52.68742292" calcext:value-type="float">
            <text:p>52.6874229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bee1e95bb7390d62bb8591b976fcf25a2fd1c40</text:p>
          </table:table-cell>
          <table:table-cell office:value-type="float" office:value="52.64335808" calcext:value-type="float">
            <text:p>52.6433580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400d7863b02aa19adc1406dafe15cd53f45d5b2</text:p>
          </table:table-cell>
          <table:table-cell office:value-type="float" office:value="52.25091446" calcext:value-type="float">
            <text:p>52.2509144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a3343836752bb09626c32f9c78f543a1be046ce</text:p>
          </table:table-cell>
          <table:table-cell office:value-type="float" office:value="52.00000089" calcext:value-type="float">
            <text:p>52.0000008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805cf87567a21cc9baefd6d42b74a1e9a104f8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50c4e19df33d28a1f401fee66a12cb1c672be6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29199855c596d3c4990be5ab3333b649d3a929d</text:p>
          </table:table-cell>
          <table:table-cell office:value-type="float" office:value="51.98446155" calcext:value-type="float">
            <text:p>51.9844615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e93b9cf941a60f53961163f07b8a0f8ac6317f0</text:p>
          </table:table-cell>
          <table:table-cell office:value-type="float" office:value="51.96928945" calcext:value-type="float">
            <text:p>51.9692894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71943997d579ca244515e57e8c5ab530715fc98</text:p>
          </table:table-cell>
          <table:table-cell office:value-type="float" office:value="51.95004066" calcext:value-type="float">
            <text:p>51.9500406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6f4ca01a9918b6892a8d2c27ece6ff271d9b60f</text:p>
          </table:table-cell>
          <table:table-cell office:value-type="float" office:value="51.93052915" calcext:value-type="float">
            <text:p>51.9305291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56dcfc72b4573dc843415b5569f9fad15de8428</text:p>
          </table:table-cell>
          <table:table-cell office:value-type="float" office:value="51.8904341" calcext:value-type="float">
            <text:p>51.890434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3fa44b0a65ec35574ce8760789073f536750915</text:p>
          </table:table-cell>
          <table:table-cell office:value-type="float" office:value="51.87011862" calcext:value-type="float">
            <text:p>51.8701186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4e1706a29d3dc5b40ba14980a757c6f4fc145e4</text:p>
          </table:table-cell>
          <table:table-cell office:value-type="float" office:value="51.62781701" calcext:value-type="float">
            <text:p>51.627817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414f92c1608A991C57f6C4954fb1d5a5eE794A0</text:p>
          </table:table-cell>
          <table:table-cell office:value-type="float" office:value="51.60175176" calcext:value-type="float">
            <text:p>51.6017517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c29bec583399c162b0fec1f2889167429d27eeb</text:p>
          </table:table-cell>
          <table:table-cell office:value-type="float" office:value="51.58490761" calcext:value-type="float">
            <text:p>51.5849076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24e44a5fac8b2e53b6793b4e285d774afd2d588</text:p>
          </table:table-cell>
          <table:table-cell office:value-type="float" office:value="51.53677925" calcext:value-type="float">
            <text:p>51.536779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4afe01ae9aecd5c671df2bd04c8d68733e470e7</text:p>
          </table:table-cell>
          <table:table-cell office:value-type="float" office:value="51.49756448" calcext:value-type="float">
            <text:p>51.4975644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62a6bf272004c634a7a7981d800a6bd91f75f43</text:p>
          </table:table-cell>
          <table:table-cell office:value-type="float" office:value="51.42241241" calcext:value-type="float">
            <text:p>51.4224124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d5781d76890df415f69c4638c779b44ce1c5d99</text:p>
          </table:table-cell>
          <table:table-cell office:value-type="float" office:value="51.39348889" calcext:value-type="float">
            <text:p>51.3934888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182e9c6a0a48349e2b73c9efbbc55945401ba46</text:p>
          </table:table-cell>
          <table:table-cell office:value-type="float" office:value="51.373" calcext:value-type="float">
            <text:p>51.37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c896f1416a3f471687617cefb21db90a3aa9436</text:p>
          </table:table-cell>
          <table:table-cell office:value-type="float" office:value="51.3629616" calcext:value-type="float">
            <text:p>51.36296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0de4b13153673bcae2616b67bf822500d325fc3</text:p>
          </table:table-cell>
          <table:table-cell office:value-type="float" office:value="51.3001" calcext:value-type="float">
            <text:p>51.30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343baf675e990baf450d08fa05bd9799de328d2</text:p>
          </table:table-cell>
          <table:table-cell office:value-type="float" office:value="51.26854291" calcext:value-type="float">
            <text:p>51.2685429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b5801a7d398351b8be11c439e05c5b3259aec9b</text:p>
          </table:table-cell>
          <table:table-cell office:value-type="float" office:value="51.001" calcext:value-type="float">
            <text:p>51.0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0b0b8315d436c94c623f63f7750c83d9717832f</text:p>
          </table:table-cell>
          <table:table-cell office:value-type="float" office:value="51.0006525" calcext:value-type="float">
            <text:p>51.00065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d5529bab4b7e432465933020579cab5581ea1cf</text:p>
          </table:table-cell>
          <table:table-cell office:value-type="float" office:value="50.98271654" calcext:value-type="float">
            <text:p>50.9827165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fd7d0625531c9ab04cb6e8eb4ae6b0b2face6bc</text:p>
          </table:table-cell>
          <table:table-cell office:value-type="float" office:value="50.86180579" calcext:value-type="float">
            <text:p>50.8618057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4326a897064d65165510fe8c55a2904fefd2fd7</text:p>
          </table:table-cell>
          <table:table-cell office:value-type="float" office:value="50.85241702" calcext:value-type="float">
            <text:p>50.8524170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f3593f6587c49e9a47319858f61129595e50751</text:p>
          </table:table-cell>
          <table:table-cell office:value-type="float" office:value="50.74090848" calcext:value-type="float">
            <text:p>50.7409084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c5bac0a86e394b0f48b58aa4dc548571aec3cac</text:p>
          </table:table-cell>
          <table:table-cell office:value-type="float" office:value="50.73213943" calcext:value-type="float">
            <text:p>50.7321394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676e8b70b7eb50fbbeb65b0435954e74db96df8</text:p>
          </table:table-cell>
          <table:table-cell office:value-type="float" office:value="50.71811981" calcext:value-type="float">
            <text:p>50.7181198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1384e03c9f53a0b80b4b4d50e7e63d234d3c8b9</text:p>
          </table:table-cell>
          <table:table-cell office:value-type="float" office:value="50.68447903" calcext:value-type="float">
            <text:p>50.6844790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6f77a9583eb0555c49bd5f2e8bd3c844cfff105</text:p>
          </table:table-cell>
          <table:table-cell office:value-type="float" office:value="50.63958565" calcext:value-type="float">
            <text:p>50.6395856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d26d13b497cdff6d27d210b17ec60a30ca1d356</text:p>
          </table:table-cell>
          <table:table-cell office:value-type="float" office:value="50.62542769" calcext:value-type="float">
            <text:p>50.6254276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3c0717034ac5d3fc7ed856837adab07dd35938d</text:p>
          </table:table-cell>
          <table:table-cell office:value-type="float" office:value="50.49819823" calcext:value-type="float">
            <text:p>50.498198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3e27f0710a5af44952907b0a8cd69d8bd59b5cc</text:p>
          </table:table-cell>
          <table:table-cell office:value-type="float" office:value="50.46318351" calcext:value-type="float">
            <text:p>50.4631835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2711e6c2d9afaa0536346356e8e66a01cf7cf44</text:p>
          </table:table-cell>
          <table:table-cell office:value-type="float" office:value="50.46000796" calcext:value-type="float">
            <text:p>50.4600079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44653ac276c34f59a3e3da6f50147d2cd1da308</text:p>
          </table:table-cell>
          <table:table-cell office:value-type="float" office:value="50.4160209" calcext:value-type="float">
            <text:p>50.41602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f6d7cbc905ff50131829fb898f1d6010bad9325</text:p>
          </table:table-cell>
          <table:table-cell office:value-type="float" office:value="50.34997236" calcext:value-type="float">
            <text:p>50.3499723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d15834787cbd296b15ce18af634d1c4a0ff834f</text:p>
          </table:table-cell>
          <table:table-cell office:value-type="float" office:value="50.31503817" calcext:value-type="float">
            <text:p>50.315038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360ee744b37bc845628af3f1c978b647480c50d</text:p>
          </table:table-cell>
          <table:table-cell office:value-type="float" office:value="50.29675417" calcext:value-type="float">
            <text:p>50.296754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810faba5f6fa343dbeac44dfc19666aaf49b35a</text:p>
          </table:table-cell>
          <table:table-cell office:value-type="float" office:value="50.2166447" calcext:value-type="float">
            <text:p>50.21664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73c7e7b9285932037936b97756b35855a522563</text:p>
          </table:table-cell>
          <table:table-cell office:value-type="float" office:value="50.21063599" calcext:value-type="float">
            <text:p>50.210635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2e918e0b86106b8ab2f61c0e60740ffe7f44ecd</text:p>
          </table:table-cell>
          <table:table-cell office:value-type="float" office:value="50.1057898" calcext:value-type="float">
            <text:p>50.105789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2b15d1aa50c2fdcdfb6d7660128780a38135dca</text:p>
          </table:table-cell>
          <table:table-cell office:value-type="float" office:value="50.04324295" calcext:value-type="float">
            <text:p>50.0432429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b6ff08dab5005240b7f328a020743c3431b68aa</text:p>
          </table:table-cell>
          <table:table-cell office:value-type="float" office:value="50.0187389" calcext:value-type="float">
            <text:p>50.018738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7d3442682caf7180e3f2fe5d4b17659f7eb55c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af8f445ec394986bc29d02a1003ba69eb7ad6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DA204E2B0B5210Ac1e770e8C7bD8A12621Ab63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0531E0f7A1a33D6F01F61813aBa71281845a91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2e24c2a9cbeaa80c5d7d7392ce70a056c2ebf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4d31e22d3d24deb795f21f6ee33c6626121d4c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581f83f496669f53480c26e241557ead409f49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75dd3fa646190527857d98d101460b860d5d03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0382ad6feb574e896bfbae20fce02a7797a247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1a81b6D3804775D5fc058DAf04d9fF6ef22035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20866b1a2219f40e72f5c628b65d54268ca3a9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2f41be47703f4a81b8843e510bc46e03e31a7b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88427f2b169e35f511d134c37c926358711ab5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b3c632df85e98185291270baa02ae1b76662a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ddfa8ec3052539b6c9549f12cea2c295cff529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ded3cf29bfda3dac4b199867d792479c00522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7cffe8703686116ccf13ed083ec122849d8993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e017ea7681756cd36b873cbd0c6fb7c1cd125b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01b03525defeb73ddfa8d441d0f6fd35da360a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169a46cf0b99c0c1e8d078d3b9f9b6ed9a215e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7355b89c0533d37f23c4e0c6069c857ceab80ac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dcf16600d8231847436e748f8d67bc2c45d3ce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021f35fe45fea6f6a69fb2f5ec17f23d68322c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6375291fca977d4122ba791cc8093cc63e60bf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9ded73bd88a72bd9d9ddfce228eadd05601edd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bc8f16353f087b731515c0f7d232d896c86bfb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df1dcb06932d690da9f45b2861c411640fafa5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20dc1e69fa4068e1237d5172cbf410488ffa99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23fa4939a75e0c7f7919cdf6f4d958b4deadeec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c4c12e1708862d2d63367170790c81cc49f8db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0cae1a9183e40efc8f79100e3d5cf0171624a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3156e04b881e57e23ff5ed62151140958a669a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45d4d7758f7dd68cf53afba386bed4a08b75b1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838228209375c844a18db995c73f0f19e00df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8f9a70715e34f4f4530c672e426b41ba7a3209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b39e0fb323d8b11c0717101bee2eaec3806fb7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d309e747c2b1d9ee5584279fab97e6eaa5ddc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b41d5319947865f446f2bc800490369365b325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e921ba9758b8e72619be55df4574be8019b6a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e96670971ec2e1e79d0d96688adba2ffd6f6c7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f987f23d02a05439474af7f96c5ecf3bfd341f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0644c3a1fcbf8d58afae4ac45394fb66a6288d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8da6bf26964af9d7eed9e03e53415d37aa9604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dbaae47fff77e71cc0f5dad5997e6e58b454ab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4045653741874b3dc24a23ea07e187ce333e0f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10efd52a9f9f434b316963a87dfd4104a33cad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d6be1247a5d32ee83aad9d1b09b5df9e2988d6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f7CaAE6D7bb558050787eECE5eF5ec3c70FB4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9bf67d2b2911da6aa76c591da3d3c674c18974b</text:p>
          </table:table-cell>
          <table:table-cell office:value-type="float" office:value="49.9" calcext:value-type="float">
            <text:p>49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1293bef9902c01ed02d95d009585694226c8b24</text:p>
          </table:table-cell>
          <table:table-cell office:value-type="float" office:value="49.71925215" calcext:value-type="float">
            <text:p>49.7192521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0d483d7782c2dd4b752432eb168921ab13dc4d7</text:p>
          </table:table-cell>
          <table:table-cell office:value-type="float" office:value="49.71797501" calcext:value-type="float">
            <text:p>49.717975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3b4af908b2defd6a441e6e9ca2cb015d43d5fde</text:p>
          </table:table-cell>
          <table:table-cell office:value-type="float" office:value="49.61242647" calcext:value-type="float">
            <text:p>49.612426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d430c3fd083949c3fcbcbecaf34568a82879708</text:p>
          </table:table-cell>
          <table:table-cell office:value-type="float" office:value="49.55409801" calcext:value-type="float">
            <text:p>49.554098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cfc888c74410e6bdbd03f0d88bc34510e2cb77d</text:p>
          </table:table-cell>
          <table:table-cell office:value-type="float" office:value="49.28233114" calcext:value-type="float">
            <text:p>49.2823311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456c5fc77ad8de784d3d49a2b640505897d4baa</text:p>
          </table:table-cell>
          <table:table-cell office:value-type="float" office:value="49.25443473" calcext:value-type="float">
            <text:p>49.2544347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181c0d1f8cbf5a6d5e4541ab10f9a4c9bd9c584</text:p>
          </table:table-cell>
          <table:table-cell office:value-type="float" office:value="49.164" calcext:value-type="float">
            <text:p>49.16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f8151e129a2a58b646763fefdee5acfe3519343</text:p>
          </table:table-cell>
          <table:table-cell office:value-type="float" office:value="49.1512343" calcext:value-type="float">
            <text:p>49.151234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cb05032a4bdd2015c8d11e6b4cdbdee8fe7e445</text:p>
          </table:table-cell>
          <table:table-cell office:value-type="float" office:value="49.13244319" calcext:value-type="float">
            <text:p>49.1324431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f8fbf2750fba164023c7d3abc0da522f9b39ea6</text:p>
          </table:table-cell>
          <table:table-cell office:value-type="float" office:value="49.00498465" calcext:value-type="float">
            <text:p>49.0049846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abc4eedb202610d22473ef80e20e59d795c62f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f118bbadf6e7543ad6e9fbd183872519ae994e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b756be680a5e2355998011f5354503a5448f487</text:p>
          </table:table-cell>
          <table:table-cell office:value-type="float" office:value="48.83863839" calcext:value-type="float">
            <text:p>48.8386383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ec1d077e1bf6ff6072ec21947fd21730055eb8a</text:p>
          </table:table-cell>
          <table:table-cell office:value-type="float" office:value="48.82345895" calcext:value-type="float">
            <text:p>48.8234589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a29805f684644cf9980105635f067ffc63b9825</text:p>
          </table:table-cell>
          <table:table-cell office:value-type="float" office:value="48.7559831" calcext:value-type="float">
            <text:p>48.755983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b4db0c01f40def5d65f238fa5883ecc6d8560dd</text:p>
          </table:table-cell>
          <table:table-cell office:value-type="float" office:value="48.7491663" calcext:value-type="float">
            <text:p>48.749166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8647880a6f9e4b609728ee78a73f817eb490634</text:p>
          </table:table-cell>
          <table:table-cell office:value-type="float" office:value="48.51495" calcext:value-type="float">
            <text:p>48.5149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03bc3304338a39c70c74aa650bda899a1546eaf</text:p>
          </table:table-cell>
          <table:table-cell office:value-type="float" office:value="48.43177835" calcext:value-type="float">
            <text:p>48.4317783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0f85758047033f3c338e40e756f1ce457a02fa9</text:p>
          </table:table-cell>
          <table:table-cell office:value-type="float" office:value="48.35470636" calcext:value-type="float">
            <text:p>48.3547063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3c7fb66a4b506a5d82157b4de5dd4f403328d54</text:p>
          </table:table-cell>
          <table:table-cell office:value-type="float" office:value="48.18288292" calcext:value-type="float">
            <text:p>48.1828829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1d64af40217bc0b4bc9cbd4fa7acdb7e0c9f289</text:p>
          </table:table-cell>
          <table:table-cell office:value-type="float" office:value="48.17153067" calcext:value-type="float">
            <text:p>48.1715306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159ef3bedd537d55f43125da555065e7fca1ff9</text:p>
          </table:table-cell>
          <table:table-cell office:value-type="float" office:value="48.14191094" calcext:value-type="float">
            <text:p>48.1419109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b5952c86441a121439080c9e68ac9f71ccef864</text:p>
          </table:table-cell>
          <table:table-cell office:value-type="float" office:value="48.08683656" calcext:value-type="float">
            <text:p>48.0868365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50fd40a7679f0671bf6d1dad64c28709870c5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bc6719807d44bb6954e51253a068b9a1ac9e38e</text:p>
          </table:table-cell>
          <table:table-cell office:value-type="float" office:value="47.93291165" calcext:value-type="float">
            <text:p>47.9329116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4fc358455febe425536fd1878be67ffdbdec59a</text:p>
          </table:table-cell>
          <table:table-cell office:value-type="float" office:value="47.800872" calcext:value-type="float">
            <text:p>47.80087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2e3ecc80c5d3678e41ac1593d1610b07953e42f</text:p>
          </table:table-cell>
          <table:table-cell office:value-type="float" office:value="47.67050509" calcext:value-type="float">
            <text:p>47.670505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4e7bcf4b65f6a8ba3fdc1242d8481e99c7bf80b</text:p>
          </table:table-cell>
          <table:table-cell office:value-type="float" office:value="47.60332607" calcext:value-type="float">
            <text:p>47.6033260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7ad8f7b6453aaf6dee2a82ce445830c9e764736</text:p>
          </table:table-cell>
          <table:table-cell office:value-type="float" office:value="47.47295558" calcext:value-type="float">
            <text:p>47.4729555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ab898a9622d66128e3da0f1e67659871f526d30</text:p>
          </table:table-cell>
          <table:table-cell office:value-type="float" office:value="47.46231754" calcext:value-type="float">
            <text:p>47.4623175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bb3081c0474256deb026bee2e44ea9b3ddd7b76</text:p>
          </table:table-cell>
          <table:table-cell office:value-type="float" office:value="47.38911517" calcext:value-type="float">
            <text:p>47.389115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0cbb856510c4d0e82ee2cad8edf132f5070192e</text:p>
          </table:table-cell>
          <table:table-cell office:value-type="float" office:value="47.37721424" calcext:value-type="float">
            <text:p>47.3772142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ee5aafa7da3e023ebf1faac59027bc9f8a2ada8</text:p>
          </table:table-cell>
          <table:table-cell office:value-type="float" office:value="47.28534884" calcext:value-type="float">
            <text:p>47.2853488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f9a03619e007a1aa7887f99b1b9bdf12c70a4d8</text:p>
          </table:table-cell>
          <table:table-cell office:value-type="float" office:value="47.26056997" calcext:value-type="float">
            <text:p>47.2605699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be5805b6a6db2643c485e8a8f9b35cd599bfd0d</text:p>
          </table:table-cell>
          <table:table-cell office:value-type="float" office:value="47.24129582" calcext:value-type="float">
            <text:p>47.2412958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e143947ff12d3adfd1c024e911ffa653b623f7c</text:p>
          </table:table-cell>
          <table:table-cell office:value-type="float" office:value="47.19205455" calcext:value-type="float">
            <text:p>47.1920545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59c51604bff6101eec41bddf0d81f18b05a664a</text:p>
          </table:table-cell>
          <table:table-cell office:value-type="float" office:value="47.11482441" calcext:value-type="float">
            <text:p>47.1148244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4feab1beaaa65701356a8de735149d8449b2121</text:p>
          </table:table-cell>
          <table:table-cell office:value-type="float" office:value="47.00073928" calcext:value-type="float">
            <text:p>47.0007392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6f12f4964b3383e063ca95a0084c89fdf4fcc5c</text:p>
          </table:table-cell>
          <table:table-cell office:value-type="float" office:value="46.89660317" calcext:value-type="float">
            <text:p>46.896603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1108f702ee900c21ec814d9fdb83a4b4fae8a21</text:p>
          </table:table-cell>
          <table:table-cell office:value-type="float" office:value="46.87479479" calcext:value-type="float">
            <text:p>46.8747947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2df32b86ed486339300edfd5573cfcb1030ad67</text:p>
          </table:table-cell>
          <table:table-cell office:value-type="float" office:value="46.83650892" calcext:value-type="float">
            <text:p>46.8365089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1f8f9097c27f95e741d77ff15089d16e635e9b3</text:p>
          </table:table-cell>
          <table:table-cell office:value-type="float" office:value="46.71658431" calcext:value-type="float">
            <text:p>46.7165843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f0664318e31d740abf651f7d440cf32b4fc1a66</text:p>
          </table:table-cell>
          <table:table-cell office:value-type="float" office:value="46.67610267" calcext:value-type="float">
            <text:p>46.6761026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283d97ff259b5caeef0b79a965b96e04d72e831</text:p>
          </table:table-cell>
          <table:table-cell office:value-type="float" office:value="46.55094285" calcext:value-type="float">
            <text:p>46.5509428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825e582a039e0d4af9861fed6857d0a36ac0f44</text:p>
          </table:table-cell>
          <table:table-cell office:value-type="float" office:value="46.52759357" calcext:value-type="float">
            <text:p>46.5275935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1927194856d40ba9242ad6df04cfdec5bb99323</text:p>
          </table:table-cell>
          <table:table-cell office:value-type="float" office:value="46.44858664" calcext:value-type="float">
            <text:p>46.4485866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f6bafc508202e59225db9a08d375845be4e4ed5</text:p>
          </table:table-cell>
          <table:table-cell office:value-type="float" office:value="46.41381773" calcext:value-type="float">
            <text:p>46.4138177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4c23909122e0de61555ce60057161c9234cbccd</text:p>
          </table:table-cell>
          <table:table-cell office:value-type="float" office:value="46.24291161" calcext:value-type="float">
            <text:p>46.2429116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864764f835799b45b0fd0ec577fdfe4097d31d7</text:p>
          </table:table-cell>
          <table:table-cell office:value-type="float" office:value="46.10667938" calcext:value-type="float">
            <text:p>46.1066793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665a72d49c98044eeab0fcf357b1e34b915dbd6</text:p>
          </table:table-cell>
          <table:table-cell office:value-type="float" office:value="45.84397561" calcext:value-type="float">
            <text:p>45.8439756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145930a4e2a738d5823c979b91460af41715fb6</text:p>
          </table:table-cell>
          <table:table-cell office:value-type="float" office:value="45.82120444" calcext:value-type="float">
            <text:p>45.8212044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ebb749f0716a2780f0373dc0512c601b333571d</text:p>
          </table:table-cell>
          <table:table-cell office:value-type="float" office:value="45.80646188" calcext:value-type="float">
            <text:p>45.8064618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0e077356f427b09906c970ee48446de339c594f</text:p>
          </table:table-cell>
          <table:table-cell office:value-type="float" office:value="45.7485762" calcext:value-type="float">
            <text:p>45.748576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4d52a8995bc784faa6f463ca5bc01daec6bbe32</text:p>
          </table:table-cell>
          <table:table-cell office:value-type="float" office:value="45.72386317" calcext:value-type="float">
            <text:p>45.723863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f89ca30b502b5a3275d89ef0e7b47dd73dcaa42</text:p>
          </table:table-cell>
          <table:table-cell office:value-type="float" office:value="45.71388943" calcext:value-type="float">
            <text:p>45.7138894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591ba81af7665c26a25f2fbd41d9096abb3d95c</text:p>
          </table:table-cell>
          <table:table-cell office:value-type="float" office:value="45.70413748" calcext:value-type="float">
            <text:p>45.7041374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7c77428fb55d56cb8bbd1c03431ff9e76eced80</text:p>
          </table:table-cell>
          <table:table-cell office:value-type="float" office:value="45.63578804" calcext:value-type="float">
            <text:p>45.6357880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00286a8551f94ed8b53d3390c7ff0b3717924aa</text:p>
          </table:table-cell>
          <table:table-cell office:value-type="float" office:value="45.61938823" calcext:value-type="float">
            <text:p>45.619388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7776e41fddf9a4b619fc3598a75849f4f55bb24</text:p>
          </table:table-cell>
          <table:table-cell office:value-type="float" office:value="45.58562006" calcext:value-type="float">
            <text:p>45.5856200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669e4bb325902b34a67b06173cc54a0ab5d6226</text:p>
          </table:table-cell>
          <table:table-cell office:value-type="float" office:value="45.57132517" calcext:value-type="float">
            <text:p>45.571325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fab513934568bab4671ab3d2799b9804d938482</text:p>
          </table:table-cell>
          <table:table-cell office:value-type="float" office:value="45.50754146" calcext:value-type="float">
            <text:p>45.5075414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d15b29c21644816bca1418d2abb3db5d31ae121</text:p>
          </table:table-cell>
          <table:table-cell office:value-type="float" office:value="45.39190733" calcext:value-type="float">
            <text:p>45.391907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e1db995f640a34926d6fa1622496d81bd5c6003</text:p>
          </table:table-cell>
          <table:table-cell office:value-type="float" office:value="45.3847" calcext:value-type="float">
            <text:p>45.38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06d03851f9ba68eb178ef8a9bbe925f1e8f4506</text:p>
          </table:table-cell>
          <table:table-cell office:value-type="float" office:value="45.34008803" calcext:value-type="float">
            <text:p>45.3400880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07dfa858e7bc5f2be9451c93df84c1aeca4e375</text:p>
          </table:table-cell>
          <table:table-cell office:value-type="float" office:value="45.11875733" calcext:value-type="float">
            <text:p>45.118757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1181b7c549042b1370c7a0cabd2660bc91bb46f</text:p>
          </table:table-cell>
          <table:table-cell office:value-type="float" office:value="45.09079168" calcext:value-type="float">
            <text:p>45.0907916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efde781c503d453f1bc1b4e6f925d0a7f9f798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fc610d751d6e4e102e17fa65736a5c9c6367aa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63b0e805b877203c4d958aee317a43feb378ad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b3558e45c8b929f45722875006baa04bb3bb7e9</text:p>
          </table:table-cell>
          <table:table-cell office:value-type="float" office:value="44.83497481" calcext:value-type="float">
            <text:p>44.8349748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c3435a1f22af70b286330e143f34bfa46be5f66</text:p>
          </table:table-cell>
          <table:table-cell office:value-type="float" office:value="44.78171984" calcext:value-type="float">
            <text:p>44.7817198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d4706a9663ae2ae7d32018ff1935e6962228a43</text:p>
          </table:table-cell>
          <table:table-cell office:value-type="float" office:value="44.60596358" calcext:value-type="float">
            <text:p>44.6059635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3e90baa36fabc9d110b4bea909377853e6d8b62</text:p>
          </table:table-cell>
          <table:table-cell office:value-type="float" office:value="44.58" calcext:value-type="float">
            <text:p>44.5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73f84a8eaa5abd166ab58d250333fea6c685681</text:p>
          </table:table-cell>
          <table:table-cell office:value-type="float" office:value="44.57969176" calcext:value-type="float">
            <text:p>44.5796917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d2abbdef0d7f65dae0cd3161bd1c55aa96ea357</text:p>
          </table:table-cell>
          <table:table-cell office:value-type="float" office:value="44.50768276" calcext:value-type="float">
            <text:p>44.5076827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4d68b7e390d1838a5a04721a97fef0ce2294486</text:p>
          </table:table-cell>
          <table:table-cell office:value-type="float" office:value="44.4700763" calcext:value-type="float">
            <text:p>44.470076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ab6db0b070bd6b387b15518bf4e8ab8368fb6ff</text:p>
          </table:table-cell>
          <table:table-cell office:value-type="float" office:value="44.30255678" calcext:value-type="float">
            <text:p>44.3025567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742505e9c51ab43ce54d35239d8063cda676d9a</text:p>
          </table:table-cell>
          <table:table-cell office:value-type="float" office:value="44.11685597" calcext:value-type="float">
            <text:p>44.1168559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5b6f3e98639cded256ce86659c5fd87ef403606</text:p>
          </table:table-cell>
          <table:table-cell office:value-type="float" office:value="43.9831958" calcext:value-type="float">
            <text:p>43.983195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9297769943e8f03d4b7b723520b1ebd23ac0d0c</text:p>
          </table:table-cell>
          <table:table-cell office:value-type="float" office:value="43.95258892" calcext:value-type="float">
            <text:p>43.9525889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d64cea2447ef4d540e818aa38e2f9efa38eed8a</text:p>
          </table:table-cell>
          <table:table-cell office:value-type="float" office:value="43.90455359" calcext:value-type="float">
            <text:p>43.9045535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6ba53dd44903521533e34d305b9e0ebfcb3ffa9</text:p>
          </table:table-cell>
          <table:table-cell office:value-type="float" office:value="43.88242246" calcext:value-type="float">
            <text:p>43.8824224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e04722703a24fa728237a9c189f6cf139b375cf</text:p>
          </table:table-cell>
          <table:table-cell office:value-type="float" office:value="43.71464588" calcext:value-type="float">
            <text:p>43.7146458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7741b851c61eed07d5e9c62f8ca467dc8cfc70b</text:p>
          </table:table-cell>
          <table:table-cell office:value-type="float" office:value="43.67498655" calcext:value-type="float">
            <text:p>43.6749865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a93ec1ea58a381210a465c8842e3187aade88e0</text:p>
          </table:table-cell>
          <table:table-cell office:value-type="float" office:value="43.62279852" calcext:value-type="float">
            <text:p>43.6227985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d2e8e721f025bf108db2a338f4a6c86fa19afdc</text:p>
          </table:table-cell>
          <table:table-cell office:value-type="float" office:value="43.55200138" calcext:value-type="float">
            <text:p>43.5520013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54253ffaa73a18a08af3200a70cbf7625e93210</text:p>
          </table:table-cell>
          <table:table-cell office:value-type="float" office:value="43.52368021" calcext:value-type="float">
            <text:p>43.5236802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b578DDdD23CB012bA021d68A72DC4d82D37F185</text:p>
          </table:table-cell>
          <table:table-cell office:value-type="float" office:value="43.26532168" calcext:value-type="float">
            <text:p>43.2653216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3f1ea2fc7dd096de6161c77dc60f571dc4cd892</text:p>
          </table:table-cell>
          <table:table-cell office:value-type="float" office:value="43.16380626" calcext:value-type="float">
            <text:p>43.163806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fe5a2626c94fd9a372849023907b93dab5ab021</text:p>
          </table:table-cell>
          <table:table-cell office:value-type="float" office:value="43.110052" calcext:value-type="float">
            <text:p>43.11005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878307ad1c7c9cd41511f2435ba39ce43c02c25</text:p>
          </table:table-cell>
          <table:table-cell office:value-type="float" office:value="43.09124645" calcext:value-type="float">
            <text:p>43.0912464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e24da5a12ea386ba77544d819a8218692733d4b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ba39ae38ce4e1d6cf72d74f8e2089304f89bb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35181804619797192ef7ae3ac2c6da3dc217181</text:p>
          </table:table-cell>
          <table:table-cell office:value-type="float" office:value="42.93439268" calcext:value-type="float">
            <text:p>42.9343926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3004515cf550fa4a47f844b176a32a2e3cf0ac6</text:p>
          </table:table-cell>
          <table:table-cell office:value-type="float" office:value="42.92272852" calcext:value-type="float">
            <text:p>42.9227285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672d48ee69236e91c4c67c0d5dceb70db49a227</text:p>
          </table:table-cell>
          <table:table-cell office:value-type="float" office:value="42.90077006" calcext:value-type="float">
            <text:p>42.9007700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a15f1fed563c9c815eb510dcb4a3475a087894d</text:p>
          </table:table-cell>
          <table:table-cell office:value-type="float" office:value="42.88307526" calcext:value-type="float">
            <text:p>42.883075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1eecadda922eeb5e277f2fd4239052fc3158395</text:p>
          </table:table-cell>
          <table:table-cell office:value-type="float" office:value="42.86408832" calcext:value-type="float">
            <text:p>42.864088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129dc6b3084a37c99fc7132cd0d10816a7d4f82</text:p>
          </table:table-cell>
          <table:table-cell office:value-type="float" office:value="42.82905773" calcext:value-type="float">
            <text:p>42.8290577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f076abaec306368c41bc82e366dda6192c99dbd</text:p>
          </table:table-cell>
          <table:table-cell office:value-type="float" office:value="42.75229336" calcext:value-type="float">
            <text:p>42.7522933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13a61a70a62f59b9b3efdf26afa699c7539a5bf</text:p>
          </table:table-cell>
          <table:table-cell office:value-type="float" office:value="42.72844791" calcext:value-type="float">
            <text:p>42.7284479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d264da04d12e0a4d1154c3ca942d48bf359f312</text:p>
          </table:table-cell>
          <table:table-cell office:value-type="float" office:value="42.69252861" calcext:value-type="float">
            <text:p>42.6925286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ea3e6c0284f91229c02c56a93c52dd5a06bc866</text:p>
          </table:table-cell>
          <table:table-cell office:value-type="float" office:value="42.54166875" calcext:value-type="float">
            <text:p>42.5416687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94cde59e8f748097e3e51ef787174f9bbfcfed1</text:p>
          </table:table-cell>
          <table:table-cell office:value-type="float" office:value="42.53565881" calcext:value-type="float">
            <text:p>42.5356588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c03c742ca7a3e607d5c082d3e4d9e4e340641ba</text:p>
          </table:table-cell>
          <table:table-cell office:value-type="float" office:value="42.50966271" calcext:value-type="float">
            <text:p>42.5096627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1c0c5d6e44d584a176a70d312aeb1867f914b91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1543fd79d11ce621143419a626ef36c1c81eb9c</text:p>
          </table:table-cell>
          <table:table-cell office:value-type="float" office:value="42.46816435" calcext:value-type="float">
            <text:p>42.4681643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2fc1e6787fa1301d8102a8eb9f92ab2aeae257c</text:p>
          </table:table-cell>
          <table:table-cell office:value-type="float" office:value="42.45290987" calcext:value-type="float">
            <text:p>42.4529098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e1ad0dab896395d5aa4c07f90a12d89ab027365</text:p>
          </table:table-cell>
          <table:table-cell office:value-type="float" office:value="42.41785624" calcext:value-type="float">
            <text:p>42.4178562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878e4d476b01f7165b7106b40899c6f3269da10</text:p>
          </table:table-cell>
          <table:table-cell office:value-type="float" office:value="42.37110224" calcext:value-type="float">
            <text:p>42.3711022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aad58f8fd6a0564cef9deae717ba2b57837066e</text:p>
          </table:table-cell>
          <table:table-cell office:value-type="float" office:value="42.31826175" calcext:value-type="float">
            <text:p>42.3182617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4029403d13c2e0cfee4a4ee1ba998e5b0367f03</text:p>
          </table:table-cell>
          <table:table-cell office:value-type="float" office:value="42.13376942" calcext:value-type="float">
            <text:p>42.1337694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f734db1e4ec39da6839b2973c83ed872f699016</text:p>
          </table:table-cell>
          <table:table-cell office:value-type="float" office:value="42.08083385" calcext:value-type="float">
            <text:p>42.0808338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a63c6ea3a9949a4742e37c022202fd648079b9a</text:p>
          </table:table-cell>
          <table:table-cell office:value-type="float" office:value="42.03234724" calcext:value-type="float">
            <text:p>42.0323472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8fc05ec43e11320070db31ee6d75c0fd95c7ba0</text:p>
          </table:table-cell>
          <table:table-cell office:value-type="float" office:value="42.00094381" calcext:value-type="float">
            <text:p>42.0009438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70d88b2fc9f04b7da0165aabf4f4fd745f17f3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44a0f55110195d70a60080dab5e7e422e4c009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c892b845f6f0fe8992a4af3b1687eab78c9280c</text:p>
          </table:table-cell>
          <table:table-cell office:value-type="float" office:value="41.84785252" calcext:value-type="float">
            <text:p>41.8478525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69f7d607c20e9385dcada9e0fbf090f7a9e0c36</text:p>
          </table:table-cell>
          <table:table-cell office:value-type="float" office:value="41.83086069" calcext:value-type="float">
            <text:p>41.8308606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2305b4dafd5a41f008ce8ca0fbabfa18b867358</text:p>
          </table:table-cell>
          <table:table-cell office:value-type="float" office:value="41.82324773" calcext:value-type="float">
            <text:p>41.8232477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ff8bb43a01d8774c7867fc1c87e7c84bd9ed05b</text:p>
          </table:table-cell>
          <table:table-cell office:value-type="float" office:value="41.8166191" calcext:value-type="float">
            <text:p>41.816619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993ef941b84f3fcb64b99c857850de9c431e98e</text:p>
          </table:table-cell>
          <table:table-cell office:value-type="float" office:value="41.72935005" calcext:value-type="float">
            <text:p>41.7293500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2e964b1a08fdc2d112736170bb32881d5319b1e</text:p>
          </table:table-cell>
          <table:table-cell office:value-type="float" office:value="41.7156" calcext:value-type="float">
            <text:p>41.715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b4f4c886b402c65ff6f619716efe9319ce40fcf</text:p>
          </table:table-cell>
          <table:table-cell office:value-type="float" office:value="41.63022396" calcext:value-type="float">
            <text:p>41.6302239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215148e011204991a9be72480d3d8cf5eb1d60b</text:p>
          </table:table-cell>
          <table:table-cell office:value-type="float" office:value="41.58775722" calcext:value-type="float">
            <text:p>41.5877572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fe03dbeb43f78d78729a79968a6c8cae5fba2fe</text:p>
          </table:table-cell>
          <table:table-cell office:value-type="float" office:value="41.55804919" calcext:value-type="float">
            <text:p>41.5580491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a3598a04f2aa7c210a3942e5aed97b259b58216</text:p>
          </table:table-cell>
          <table:table-cell office:value-type="float" office:value="41.50205444" calcext:value-type="float">
            <text:p>41.5020544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d29123ff5bc63c084b006da2b79827b5526300c</text:p>
          </table:table-cell>
          <table:table-cell office:value-type="float" office:value="41.36340548" calcext:value-type="float">
            <text:p>41.3634054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5bdedb06e7b5d200256bcdb1cea79ccc5df6f64</text:p>
          </table:table-cell>
          <table:table-cell office:value-type="float" office:value="41.24617878" calcext:value-type="float">
            <text:p>41.2461787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80b0f418ea8d3822741df3ab6138ba131f553bd</text:p>
          </table:table-cell>
          <table:table-cell office:value-type="float" office:value="41.23217031" calcext:value-type="float">
            <text:p>41.2321703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466eec9c44a19d81619593521a370c1187479ca</text:p>
          </table:table-cell>
          <table:table-cell office:value-type="float" office:value="41.07920585" calcext:value-type="float">
            <text:p>41.0792058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a745349b1cc68fd0989900437a0dc4c02cd7fac</text:p>
          </table:table-cell>
          <table:table-cell office:value-type="float" office:value="41.07401926" calcext:value-type="float">
            <text:p>41.074019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ccba254aeeb7bf451ea0b54af6a50186a38023c</text:p>
          </table:table-cell>
          <table:table-cell office:value-type="float" office:value="41.06655079" calcext:value-type="float">
            <text:p>41.0665507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bf3b38cb3e4b87850694919c5182bc4b74ace53</text:p>
          </table:table-cell>
          <table:table-cell office:value-type="float" office:value="41.02827837" calcext:value-type="float">
            <text:p>41.0282783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a9f0e01157b05e1798c9349cceb389eacc3d004</text:p>
          </table:table-cell>
          <table:table-cell office:value-type="float" office:value="40.92893185" calcext:value-type="float">
            <text:p>40.9289318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f73706c2c2582c1e45ded065996b87ae36c7c3f</text:p>
          </table:table-cell>
          <table:table-cell office:value-type="float" office:value="40.92273984" calcext:value-type="float">
            <text:p>40.9227398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580d9efbcadc99840eef955a30417884aab9c0a</text:p>
          </table:table-cell>
          <table:table-cell office:value-type="float" office:value="40.90565075" calcext:value-type="float">
            <text:p>40.9056507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0c7a3d239065cb1ea3a548ccb40dd1779e5c2cc</text:p>
          </table:table-cell>
          <table:table-cell office:value-type="float" office:value="40.89706189" calcext:value-type="float">
            <text:p>40.8970618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3380d016dfddbcdd753e7444eba395abd8e9264</text:p>
          </table:table-cell>
          <table:table-cell office:value-type="float" office:value="40.82991025" calcext:value-type="float">
            <text:p>40.829910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92386cd70abcc1838b544fc97cfa54c51d545c5</text:p>
          </table:table-cell>
          <table:table-cell office:value-type="float" office:value="40.7013892" calcext:value-type="float">
            <text:p>40.701389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ffbd3670ce1033028a78c5e02cf0651386fc807</text:p>
          </table:table-cell>
          <table:table-cell office:value-type="float" office:value="40.64711623" calcext:value-type="float">
            <text:p>40.647116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08d3349c84ae0d609d04fddc7051a1413b1c7ca</text:p>
          </table:table-cell>
          <table:table-cell office:value-type="float" office:value="40.47143075" calcext:value-type="float">
            <text:p>40.4714307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d0b37e16b9dbee4ab4700fbfeafe8bead1ec8f7</text:p>
          </table:table-cell>
          <table:table-cell office:value-type="float" office:value="40.45874215" calcext:value-type="float">
            <text:p>40.4587421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3d9accd97ec6bf92fe65306562c70bac72b9ded</text:p>
          </table:table-cell>
          <table:table-cell office:value-type="float" office:value="40.43032553" calcext:value-type="float">
            <text:p>40.4303255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a35b01b4d000372c6a94077fe35eb70c938bae2</text:p>
          </table:table-cell>
          <table:table-cell office:value-type="float" office:value="40.41944708" calcext:value-type="float">
            <text:p>40.4194470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02d85edd4cf19fcc17825140704c90bdfc25d50</text:p>
          </table:table-cell>
          <table:table-cell office:value-type="float" office:value="40.4125348" calcext:value-type="float">
            <text:p>40.412534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1b463f872c1e500c351006d77d80c449f343c82</text:p>
          </table:table-cell>
          <table:table-cell office:value-type="float" office:value="40.36669191" calcext:value-type="float">
            <text:p>40.3666919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83ad80be05a6e0ae43acf5bafa6c9addd567b1f</text:p>
          </table:table-cell>
          <table:table-cell office:value-type="float" office:value="40.35176162" calcext:value-type="float">
            <text:p>40.3517616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9be0acb838ab1d66df60a7cf91102568bbb5120</text:p>
          </table:table-cell>
          <table:table-cell office:value-type="float" office:value="40.32088997" calcext:value-type="float">
            <text:p>40.3208899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cf671b10dd54551ad0db2685e7e8325f02150d6</text:p>
          </table:table-cell>
          <table:table-cell office:value-type="float" office:value="40.28677852" calcext:value-type="float">
            <text:p>40.2867785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610be5bad9850c5b30b4504a43e018089475494</text:p>
          </table:table-cell>
          <table:table-cell office:value-type="float" office:value="40.20655144" calcext:value-type="float">
            <text:p>40.2065514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127c8d44affc893f7cc169091f74cea1fa4f6cb</text:p>
          </table:table-cell>
          <table:table-cell office:value-type="float" office:value="40.17304701" calcext:value-type="float">
            <text:p>40.173047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fd7d5cb9306b88489aaa76f658b88e48e4c0206</text:p>
          </table:table-cell>
          <table:table-cell office:value-type="float" office:value="40.13311632" calcext:value-type="float">
            <text:p>40.133116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239e16d9945000c11bf26d0f9ec280813ab109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0842678f1563360e867f63f2da4f1f8f4d39d8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8ff298629c2561365635ecc8bf65cc7b8d7543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1affdea569c190e09f84f916c2b40af632cdd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952a4447cf3ad1ef41f26519b021de26c4d7f0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383b1d52debedaa6db798eecb1b75ad5b2c0a38</text:p>
          </table:table-cell>
          <table:table-cell office:value-type="float" office:value="39.95105032" calcext:value-type="float">
            <text:p>39.951050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1e07562f2b1528915379554d14389c9c9126605</text:p>
          </table:table-cell>
          <table:table-cell office:value-type="float" office:value="39.876" calcext:value-type="float">
            <text:p>39.87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c86a3004f5bf20fafae861fc3e0867123d6478b</text:p>
          </table:table-cell>
          <table:table-cell office:value-type="float" office:value="39.65469654" calcext:value-type="float">
            <text:p>39.6546965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e05bd9fa3059ec69c15bc1a6f4d94f0ac26ce00</text:p>
          </table:table-cell>
          <table:table-cell office:value-type="float" office:value="39.63183784" calcext:value-type="float">
            <text:p>39.6318378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7ddd7e3563a29ced1c5670cb476b1cd56fa5260</text:p>
          </table:table-cell>
          <table:table-cell office:value-type="float" office:value="39.50083273" calcext:value-type="float">
            <text:p>39.5008327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112a29a140d7686c7ca30087aa37b522fd7dd13</text:p>
          </table:table-cell>
          <table:table-cell office:value-type="float" office:value="39.43795398" calcext:value-type="float">
            <text:p>39.4379539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8104d60c9007c0b31b8b709c69d133a0052eaba</text:p>
          </table:table-cell>
          <table:table-cell office:value-type="float" office:value="39.32838226" calcext:value-type="float">
            <text:p>39.328382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43aaa7ec6811d380d31bcb8248daaefe7b3f200</text:p>
          </table:table-cell>
          <table:table-cell office:value-type="float" office:value="39.29127279" calcext:value-type="float">
            <text:p>39.2912727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eb9f8de8ee3ca42ccb78ad576879a2d5f4e06bb</text:p>
          </table:table-cell>
          <table:table-cell office:value-type="float" office:value="39.25595044" calcext:value-type="float">
            <text:p>39.2559504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ae32c9f4983d4192331344367664577ab487d7a</text:p>
          </table:table-cell>
          <table:table-cell office:value-type="float" office:value="39.22865226" calcext:value-type="float">
            <text:p>39.228652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d8d44c0791c6040bfe17e9c3acb2a232ab9acad</text:p>
          </table:table-cell>
          <table:table-cell office:value-type="float" office:value="39.11783182" calcext:value-type="float">
            <text:p>39.1178318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9134d78e968cada9c1a891e4f95928369f24062</text:p>
          </table:table-cell>
          <table:table-cell office:value-type="float" office:value="39.05082053" calcext:value-type="float">
            <text:p>39.0508205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e18ad0ffae5d8a0292b2eec965207083de175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18ea88373c692b378c685be91e9a55c724abfc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1fe4543bd6d6f0f25b012a058a3edef856a9411</text:p>
          </table:table-cell>
          <table:table-cell office:value-type="float" office:value="38.85383498" calcext:value-type="float">
            <text:p>38.8538349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1272c71c6f73280bf882cf4d170dbbefb1a5a2f</text:p>
          </table:table-cell>
          <table:table-cell office:value-type="float" office:value="38.80458936" calcext:value-type="float">
            <text:p>38.8045893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2d8521427a99839e3dc67ab4f9d4e529becd036</text:p>
          </table:table-cell>
          <table:table-cell office:value-type="float" office:value="38.77846424" calcext:value-type="float">
            <text:p>38.7784642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2b21ffc1674fb9297f2cbbc7abbabe3fd7f5087</text:p>
          </table:table-cell>
          <table:table-cell office:value-type="float" office:value="38.59416028" calcext:value-type="float">
            <text:p>38.5941602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152bf0c2f6f1c27375cb039d7f8bb7b32bd970a</text:p>
          </table:table-cell>
          <table:table-cell office:value-type="float" office:value="38.56398586" calcext:value-type="float">
            <text:p>38.5639858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61704c32abca70b7fbbc257a2b2414f511997e7</text:p>
          </table:table-cell>
          <table:table-cell office:value-type="float" office:value="38.53261976" calcext:value-type="float">
            <text:p>38.5326197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10aceddf8238b940c0f9dfabe5a8c0a1344bef2</text:p>
          </table:table-cell>
          <table:table-cell office:value-type="float" office:value="38.48733849" calcext:value-type="float">
            <text:p>38.4873384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fed3b265d23e96bf0c2cfb253835863167c3c1f</text:p>
          </table:table-cell>
          <table:table-cell office:value-type="float" office:value="38.3796705" calcext:value-type="float">
            <text:p>38.379670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95ed4a6ba312a79ed9268b9890abb75c890fb9c</text:p>
          </table:table-cell>
          <table:table-cell office:value-type="float" office:value="38.28696838" calcext:value-type="float">
            <text:p>38.2869683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0ba47202cd09b5ad04b7052028bc79836e300a8</text:p>
          </table:table-cell>
          <table:table-cell office:value-type="float" office:value="38.24475382" calcext:value-type="float">
            <text:p>38.2447538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5907a2fed9b8e4136877c903e737816e7b3ebd3</text:p>
          </table:table-cell>
          <table:table-cell office:value-type="float" office:value="38.1555143" calcext:value-type="float">
            <text:p>38.155514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4734b9fe8f5aab836deb46d05947bbfc263aa7b</text:p>
          </table:table-cell>
          <table:table-cell office:value-type="float" office:value="38.13865312" calcext:value-type="float">
            <text:p>38.138653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fa6753c5c93048b36b4ac09f195990ee01f4e3e</text:p>
          </table:table-cell>
          <table:table-cell office:value-type="float" office:value="38.10305968" calcext:value-type="float">
            <text:p>38.1030596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0e103c67dcaa5ea7d856d644c710cc897dacb69</text:p>
          </table:table-cell>
          <table:table-cell office:value-type="float" office:value="37.98213805" calcext:value-type="float">
            <text:p>37.9821380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c9508711f749d469e771191a59d7fffc493643c</text:p>
          </table:table-cell>
          <table:table-cell office:value-type="float" office:value="37.96499413" calcext:value-type="float">
            <text:p>37.964994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fd1e29295ef9ea423e716cfbaa55b63c4815996</text:p>
          </table:table-cell>
          <table:table-cell office:value-type="float" office:value="37.86415779" calcext:value-type="float">
            <text:p>37.8641577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4c32a3a6c1900cdb821dcd5a6105f6d0715c93f</text:p>
          </table:table-cell>
          <table:table-cell office:value-type="float" office:value="37.76623473" calcext:value-type="float">
            <text:p>37.7662347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aad66d3dff1d5a6a39164c15095a3fd8f4200d1</text:p>
          </table:table-cell>
          <table:table-cell office:value-type="float" office:value="37.7289925" calcext:value-type="float">
            <text:p>37.72899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efb068354c10c070ddd64a0e8eaf8f054df7e26</text:p>
          </table:table-cell>
          <table:table-cell office:value-type="float" office:value="37.67843579" calcext:value-type="float">
            <text:p>37.6784357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4a5a28dd3f754f9e19fa557a977522d0694b44a</text:p>
          </table:table-cell>
          <table:table-cell office:value-type="float" office:value="37.62399047" calcext:value-type="float">
            <text:p>37.623990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a0452472841929f62710864e9ce3d8e18fda9bf</text:p>
          </table:table-cell>
          <table:table-cell office:value-type="float" office:value="37.62368915" calcext:value-type="float">
            <text:p>37.6236891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fda4ac09a12c10fae30e429f4d6b47c9a83c87e</text:p>
          </table:table-cell>
          <table:table-cell office:value-type="float" office:value="37.6" calcext:value-type="float">
            <text:p>37.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84b2af2143010b789c03beaeac4d85dc8b28773</text:p>
          </table:table-cell>
          <table:table-cell office:value-type="float" office:value="37.51792127" calcext:value-type="float">
            <text:p>37.517921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e5b975cf5f878e43ffdd1449622ca7c063cec4a</text:p>
          </table:table-cell>
          <table:table-cell office:value-type="float" office:value="37.46079377" calcext:value-type="float">
            <text:p>37.4607937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511582237d191cf5af8b103502044dede4c102f</text:p>
          </table:table-cell>
          <table:table-cell office:value-type="float" office:value="37.42627714" calcext:value-type="float">
            <text:p>37.4262771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0539a5a23cbe20c4c5a388e383c985f0281eff7</text:p>
          </table:table-cell>
          <table:table-cell office:value-type="float" office:value="37.37853635" calcext:value-type="float">
            <text:p>37.3785363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f660a6506aaa21f83b7af01f28c0fc6b2712dcb</text:p>
          </table:table-cell>
          <table:table-cell office:value-type="float" office:value="37.34572432" calcext:value-type="float">
            <text:p>37.345724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ac57146c8ead76bad223d88c0aa2d85a1f611f2</text:p>
          </table:table-cell>
          <table:table-cell office:value-type="float" office:value="37.31579343" calcext:value-type="float">
            <text:p>37.3157934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a7729842b7eb72926199b9353848864d43767a0</text:p>
          </table:table-cell>
          <table:table-cell office:value-type="float" office:value="37.2730501" calcext:value-type="float">
            <text:p>37.27305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e8a3496392820cdb158c814cb54f18152e51ab3</text:p>
          </table:table-cell>
          <table:table-cell office:value-type="float" office:value="37.24615376" calcext:value-type="float">
            <text:p>37.2461537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bceea142bb8554279bda56125aad4ce625a7529</text:p>
          </table:table-cell>
          <table:table-cell office:value-type="float" office:value="37.13430511" calcext:value-type="float">
            <text:p>37.134305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2722d239d2fe74d5bf06adbed522ebbde95fee8</text:p>
          </table:table-cell>
          <table:table-cell office:value-type="float" office:value="37.00249291" calcext:value-type="float">
            <text:p>37.0024929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d655fff331fb340b1136845988044ba868c6bb1</text:p>
          </table:table-cell>
          <table:table-cell office:value-type="float" office:value="36.98539427" calcext:value-type="float">
            <text:p>36.985394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34550afde3762b443ae8483f3f53e61a44f1c95</text:p>
          </table:table-cell>
          <table:table-cell office:value-type="float" office:value="36.96345889" calcext:value-type="float">
            <text:p>36.9634588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302d610f9c6b94560befb9a7118b4aa7f414ec3</text:p>
          </table:table-cell>
          <table:table-cell office:value-type="float" office:value="36.86682545" calcext:value-type="float">
            <text:p>36.8668254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a29436351a57f1e5194838ce7e3b71d0d7240f3</text:p>
          </table:table-cell>
          <table:table-cell office:value-type="float" office:value="36.8631121" calcext:value-type="float">
            <text:p>36.863112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793e7718b7d80d37da241b6cc606a1d919419ce</text:p>
          </table:table-cell>
          <table:table-cell office:value-type="float" office:value="36.78568773" calcext:value-type="float">
            <text:p>36.7856877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1a4732f5e12279f1d1a14c80050c979a3cd2296</text:p>
          </table:table-cell>
          <table:table-cell office:value-type="float" office:value="36.73150038" calcext:value-type="float">
            <text:p>36.7315003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c147973709a9f8f25b5f45021cab1ea030d3885</text:p>
          </table:table-cell>
          <table:table-cell office:value-type="float" office:value="36.69446801" calcext:value-type="float">
            <text:p>36.694468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d6660d18645ed20315887377815bb45967b426f</text:p>
          </table:table-cell>
          <table:table-cell office:value-type="float" office:value="36.68641161" calcext:value-type="float">
            <text:p>36.6864116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4fff6381ad2d1e9ef0cc30d216638b0b5fb8a09</text:p>
          </table:table-cell>
          <table:table-cell office:value-type="float" office:value="36.68345729" calcext:value-type="float">
            <text:p>36.6834572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97449c15cd654d02ba9a20379dc20ad780dd1ac</text:p>
          </table:table-cell>
          <table:table-cell office:value-type="float" office:value="36.67816956" calcext:value-type="float">
            <text:p>36.6781695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4c70e1160c265f7cba2a2d1cf74a57d8c3eb4fd</text:p>
          </table:table-cell>
          <table:table-cell office:value-type="float" office:value="36.67532197" calcext:value-type="float">
            <text:p>36.6753219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1479810521b7ef53a5af0daf3cb9440a37ca7f1</text:p>
          </table:table-cell>
          <table:table-cell office:value-type="float" office:value="36.58020336" calcext:value-type="float">
            <text:p>36.5802033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e51316945cd92c8d04b8a9640455c430380f9bc</text:p>
          </table:table-cell>
          <table:table-cell office:value-type="float" office:value="36.4640797" calcext:value-type="float">
            <text:p>36.464079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33a6283ab96dcf3860754bc01ec453a98ed0fd3</text:p>
          </table:table-cell>
          <table:table-cell office:value-type="float" office:value="36.44443166" calcext:value-type="float">
            <text:p>36.4444316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73657f7c91dc0b6d608565941aec805b2992cc9</text:p>
          </table:table-cell>
          <table:table-cell office:value-type="float" office:value="36.39523929" calcext:value-type="float">
            <text:p>36.3952392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c76902b3350d4d5386d5b58b2dcab8fe26e0f01</text:p>
          </table:table-cell>
          <table:table-cell office:value-type="float" office:value="36.32510048" calcext:value-type="float">
            <text:p>36.3251004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b9ba75beeb31340b59214e8622372c476e2cf99</text:p>
          </table:table-cell>
          <table:table-cell office:value-type="float" office:value="36.31176767" calcext:value-type="float">
            <text:p>36.3117676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667c29a83513f35cd94c4af22c3ce791afcc600</text:p>
          </table:table-cell>
          <table:table-cell office:value-type="float" office:value="36.28683257" calcext:value-type="float">
            <text:p>36.2868325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329fcc196c445009aac138b22d25543ed195888</text:p>
          </table:table-cell>
          <table:table-cell office:value-type="float" office:value="36.27433512" calcext:value-type="float">
            <text:p>36.274335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0408ffc99ae4fe312c33d6e1d2bad7bd0e9fd1f</text:p>
          </table:table-cell>
          <table:table-cell office:value-type="float" office:value="36.23357619" calcext:value-type="float">
            <text:p>36.2335761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16a5e6ecdefc40c026b5f5840f7d539c6a5610d</text:p>
          </table:table-cell>
          <table:table-cell office:value-type="float" office:value="36.22923992" calcext:value-type="float">
            <text:p>36.2292399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b5c4126dcc09dff650bee1226979fad846362ea</text:p>
          </table:table-cell>
          <table:table-cell office:value-type="float" office:value="36.12973684" calcext:value-type="float">
            <text:p>36.1297368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5d31b073385ba9e6767413643d4dc4db19dd6c5</text:p>
          </table:table-cell>
          <table:table-cell office:value-type="float" office:value="36.08979908" calcext:value-type="float">
            <text:p>36.0897990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9649d351d0725a299caaee2183279b26acb972f</text:p>
          </table:table-cell>
          <table:table-cell office:value-type="float" office:value="36.08118401" calcext:value-type="float">
            <text:p>36.081184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a73d818a778844400c086b2b4b9b55ea06459b2</text:p>
          </table:table-cell>
          <table:table-cell office:value-type="float" office:value="36.08051237" calcext:value-type="float">
            <text:p>36.0805123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93973d9f348474f2ed9e56b64f1df2c273022e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f7058f96e08d8bcebe30a6d118a8519c968b933</text:p>
          </table:table-cell>
          <table:table-cell office:value-type="float" office:value="35.95771718" calcext:value-type="float">
            <text:p>35.9577171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75272a625982f825384668746d639cce3d8644e</text:p>
          </table:table-cell>
          <table:table-cell office:value-type="float" office:value="35.8987414" calcext:value-type="float">
            <text:p>35.898741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3f68ada74ec143c5178e8abf8bb37df7cbdf1a8</text:p>
          </table:table-cell>
          <table:table-cell office:value-type="float" office:value="35.85900913" calcext:value-type="float">
            <text:p>35.859009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632174f9b08ef458a86bf771f93b9dc7ed7d2da</text:p>
          </table:table-cell>
          <table:table-cell office:value-type="float" office:value="35.7946836" calcext:value-type="float">
            <text:p>35.794683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afec2b085fefb2e2d17d5d4527eccb70497d639</text:p>
          </table:table-cell>
          <table:table-cell office:value-type="float" office:value="35.69427166" calcext:value-type="float">
            <text:p>35.6942716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1675c64a5d4fa140f61253c9cb1a5f4c413848f</text:p>
          </table:table-cell>
          <table:table-cell office:value-type="float" office:value="35.65311647" calcext:value-type="float">
            <text:p>35.653116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b16ce33debcb8a2a1d9e991a0c3ea9fbe02bdfe</text:p>
          </table:table-cell>
          <table:table-cell office:value-type="float" office:value="35.63164068" calcext:value-type="float">
            <text:p>35.6316406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6eefd83a8318a9538cd60b036a7f626652354d5</text:p>
          </table:table-cell>
          <table:table-cell office:value-type="float" office:value="35.62203545" calcext:value-type="float">
            <text:p>35.6220354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60ca0c46dfc3b62e484c67bd0903ff9114a8fbc</text:p>
          </table:table-cell>
          <table:table-cell office:value-type="float" office:value="35.61286284" calcext:value-type="float">
            <text:p>35.6128628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91046d4f3963d21aeb39d7f3381948b4b6f40eb</text:p>
          </table:table-cell>
          <table:table-cell office:value-type="float" office:value="35.60362487" calcext:value-type="float">
            <text:p>35.6036248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93ed26ab11b7aea831a2b0d95d3df8164b734eb</text:p>
          </table:table-cell>
          <table:table-cell office:value-type="float" office:value="35.5997392" calcext:value-type="float">
            <text:p>35.599739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dd788055b80d6358201ad7d56c309e5789e9963</text:p>
          </table:table-cell>
          <table:table-cell office:value-type="float" office:value="35.57952522" calcext:value-type="float">
            <text:p>35.5795252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8b590ff20999de57b40e0eee3c05d4b64fc5d74</text:p>
          </table:table-cell>
          <table:table-cell office:value-type="float" office:value="35.5687444" calcext:value-type="float">
            <text:p>35.568744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89909c3ccfae30ab5e120130da1c102b4a1ea3c</text:p>
          </table:table-cell>
          <table:table-cell office:value-type="float" office:value="35.54620937" calcext:value-type="float">
            <text:p>35.5462093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2efc343fdf46a39d6111ce284265b942271dab3</text:p>
          </table:table-cell>
          <table:table-cell office:value-type="float" office:value="35.54202546" calcext:value-type="float">
            <text:p>35.5420254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c606673e1fd9c7e1d1783f08122c5efe9f8ea82</text:p>
          </table:table-cell>
          <table:table-cell office:value-type="float" office:value="35.53900076" calcext:value-type="float">
            <text:p>35.5390007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0d970d02c6fab0251a8b2e82eefbb3446ef5566</text:p>
          </table:table-cell>
          <table:table-cell office:value-type="float" office:value="35.52574191" calcext:value-type="float">
            <text:p>35.5257419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5a01248d9beea8f6d0434882a055ae88f6d3478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7195065f2371993ddbd397198e79113d7c8fcd4</text:p>
          </table:table-cell>
          <table:table-cell office:value-type="float" office:value="35.48511205" calcext:value-type="float">
            <text:p>35.4851120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0f4832a4f0a3b4f8783e29babf2a5c30b70088d</text:p>
          </table:table-cell>
          <table:table-cell office:value-type="float" office:value="35.47315611" calcext:value-type="float">
            <text:p>35.473156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baf72b3d998a7cd2bb51e4da469b150fc8a0886</text:p>
          </table:table-cell>
          <table:table-cell office:value-type="float" office:value="35.34372755" calcext:value-type="float">
            <text:p>35.3437275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c36ee2adb1ecf46cbd6d5f4c305ad42a716a722</text:p>
          </table:table-cell>
          <table:table-cell office:value-type="float" office:value="35.3157897" calcext:value-type="float">
            <text:p>35.315789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9f90da6f2561e9e7d3c01f4bf4878a67a515a5b</text:p>
          </table:table-cell>
          <table:table-cell office:value-type="float" office:value="35.3" calcext:value-type="float">
            <text:p>35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4f9cae01420ecabcca7fea400846d966af52f65</text:p>
          </table:table-cell>
          <table:table-cell office:value-type="float" office:value="35.28848998" calcext:value-type="float">
            <text:p>35.2884899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0ead95b9ac9694c6dadc1a574d0ecc3fb75cd1d</text:p>
          </table:table-cell>
          <table:table-cell office:value-type="float" office:value="35.14166627" calcext:value-type="float">
            <text:p>35.141666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2abb94080a654915ae16375c5525a0357734e74</text:p>
          </table:table-cell>
          <table:table-cell office:value-type="float" office:value="35.04043911" calcext:value-type="float">
            <text:p>35.040439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1125c885308b5d0cb1a084ac0510a39d922cf01</text:p>
          </table:table-cell>
          <table:table-cell office:value-type="float" office:value="35.03358042" calcext:value-type="float">
            <text:p>35.0335804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4f48b9b1707977f85e9c232946f7efb9bd20bdb</text:p>
          </table:table-cell>
          <table:table-cell office:value-type="float" office:value="35.01884082" calcext:value-type="float">
            <text:p>35.0188408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ceb8eb4bc07095ea45de3b5d9b46febfd23c6a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d41f539c464a5a99e6d3b57cee58de843fd36b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24e0fe95f7aa640a59eb1874f53f13d130de66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c01113403508e3d1825fa059e9a94c93ba95b2b</text:p>
          </table:table-cell>
          <table:table-cell office:value-type="float" office:value="34.9573991" calcext:value-type="float">
            <text:p>34.957399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beb5ebd238198b286726167e8f7cf31358490af</text:p>
          </table:table-cell>
          <table:table-cell office:value-type="float" office:value="34.83336129" calcext:value-type="float">
            <text:p>34.8333612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9f10ef7b6c46398db548b5b89918643cc132d96</text:p>
          </table:table-cell>
          <table:table-cell office:value-type="float" office:value="34.82400954" calcext:value-type="float">
            <text:p>34.8240095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2692790a73ad7e18df15dc42dbd8f0aabfecee7</text:p>
          </table:table-cell>
          <table:table-cell office:value-type="float" office:value="34.77836764" calcext:value-type="float">
            <text:p>34.7783676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a04d42a55e7ac81fb6e0919de1108a2075589f0</text:p>
          </table:table-cell>
          <table:table-cell office:value-type="float" office:value="34.72943296" calcext:value-type="float">
            <text:p>34.7294329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8e09af47528fd41beac59e975725374570ae3e5</text:p>
          </table:table-cell>
          <table:table-cell office:value-type="float" office:value="34.702852" calcext:value-type="float">
            <text:p>34.70285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a40095b037ca41f1622d95b8368196ff4fb5e12</text:p>
          </table:table-cell>
          <table:table-cell office:value-type="float" office:value="34.64755191" calcext:value-type="float">
            <text:p>34.6475519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448e93c23e09706ba482311ea67232e66125ff5</text:p>
          </table:table-cell>
          <table:table-cell office:value-type="float" office:value="34.63835347" calcext:value-type="float">
            <text:p>34.638353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25a7d581e10b316d346790e277d7b955b82e107</text:p>
          </table:table-cell>
          <table:table-cell office:value-type="float" office:value="34.56623622" calcext:value-type="float">
            <text:p>34.5662362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ac5615310500592a2cf53dcbcc14f6b546c59ba</text:p>
          </table:table-cell>
          <table:table-cell office:value-type="float" office:value="34.49115886" calcext:value-type="float">
            <text:p>34.4911588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5a4861b7b13725e55de61a36f943e32a5f7c482</text:p>
          </table:table-cell>
          <table:table-cell office:value-type="float" office:value="34.48705509" calcext:value-type="float">
            <text:p>34.487055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92166b77b9142cb8dcc450cca4a56f0910d840a</text:p>
          </table:table-cell>
          <table:table-cell office:value-type="float" office:value="34.42043141" calcext:value-type="float">
            <text:p>34.4204314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19175f9036508e237bcf3c9b11dd872a2569ec7</text:p>
          </table:table-cell>
          <table:table-cell office:value-type="float" office:value="34.39650469" calcext:value-type="float">
            <text:p>34.3965046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e54469a82d4789330838eb1a23e86a78715242b</text:p>
          </table:table-cell>
          <table:table-cell office:value-type="float" office:value="34.3590649" calcext:value-type="float">
            <text:p>34.359064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b11391930a126b4772219836be5aa4edef55b9a</text:p>
          </table:table-cell>
          <table:table-cell office:value-type="float" office:value="34.23618616" calcext:value-type="float">
            <text:p>34.236186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7998740e02091461e55a4addfa57191fc8f8a70</text:p>
          </table:table-cell>
          <table:table-cell office:value-type="float" office:value="34.1492459" calcext:value-type="float">
            <text:p>34.149245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106cb37e4ec54e7a92496da9532f6d1b1cdd317</text:p>
          </table:table-cell>
          <table:table-cell office:value-type="float" office:value="34.131689" calcext:value-type="float">
            <text:p>34.13168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d27a93ba4b4f773502223ef3fdf9e0332cc20c3</text:p>
          </table:table-cell>
          <table:table-cell office:value-type="float" office:value="34.023279" calcext:value-type="float">
            <text:p>34.02327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9fceaee3f6299b49b21a52de37b9361da3353f8</text:p>
          </table:table-cell>
          <table:table-cell office:value-type="float" office:value="34.00913209" calcext:value-type="float">
            <text:p>34.009132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11afde1e3cb04d12e6fdc733c1a3ec87dd9837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6fbd040e8fd186803813fd8d5203581bfad6d35</text:p>
          </table:table-cell>
          <table:table-cell office:value-type="float" office:value="33.9952717" calcext:value-type="float">
            <text:p>33.99527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701d0bcac994df28cc02e2cc735d6469ba61494</text:p>
          </table:table-cell>
          <table:table-cell office:value-type="float" office:value="33.93578183" calcext:value-type="float">
            <text:p>33.9357818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ab800149016a19d2579abaa6c53d5ab3f93677d</text:p>
          </table:table-cell>
          <table:table-cell office:value-type="float" office:value="33.90093133" calcext:value-type="float">
            <text:p>33.900931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8a2eb0a0c2df197f43bcee3792812de9055429c</text:p>
          </table:table-cell>
          <table:table-cell office:value-type="float" office:value="33.86826356" calcext:value-type="float">
            <text:p>33.8682635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f9a8aa9b74e819c923312d227c49b09c3496b7a</text:p>
          </table:table-cell>
          <table:table-cell office:value-type="float" office:value="33.82147915" calcext:value-type="float">
            <text:p>33.8214791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9ffaaadd88a819bd76a4d679e833bbd32755ade</text:p>
          </table:table-cell>
          <table:table-cell office:value-type="float" office:value="33.80707294" calcext:value-type="float">
            <text:p>33.8070729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3ce50b0fcdcc7b8a13b5d546d51fe07d343e200</text:p>
          </table:table-cell>
          <table:table-cell office:value-type="float" office:value="33.77540604" calcext:value-type="float">
            <text:p>33.7754060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bc3b1236358d4cacd65a5160ae6f07b994b1822</text:p>
          </table:table-cell>
          <table:table-cell office:value-type="float" office:value="33.76581052" calcext:value-type="float">
            <text:p>33.7658105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aa97bacad567dc7128d47943995dcf1d3337203</text:p>
          </table:table-cell>
          <table:table-cell office:value-type="float" office:value="33.73319742" calcext:value-type="float">
            <text:p>33.7331974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b0957113214832d0f318833ac0775ce335d1448</text:p>
          </table:table-cell>
          <table:table-cell office:value-type="float" office:value="33.69630645" calcext:value-type="float">
            <text:p>33.6963064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b708b79cefa31b28d2304ef06abacbbd44af03d</text:p>
          </table:table-cell>
          <table:table-cell office:value-type="float" office:value="33.61658305" calcext:value-type="float">
            <text:p>33.6165830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de97c985bc9b71997e4ea8efe304e1e8901f6fe</text:p>
          </table:table-cell>
          <table:table-cell office:value-type="float" office:value="33.58893768" calcext:value-type="float">
            <text:p>33.5889376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93dc6510eabf8008313dec02389e83e1e05f65c</text:p>
          </table:table-cell>
          <table:table-cell office:value-type="float" office:value="33.56385112" calcext:value-type="float">
            <text:p>33.563851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989f3dcc5d37b1e66c89306fb883727666820b4</text:p>
          </table:table-cell>
          <table:table-cell office:value-type="float" office:value="33.5307926" calcext:value-type="float">
            <text:p>33.53079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e23df774db87af4c3e7c7461109fd021ff87cc7</text:p>
          </table:table-cell>
          <table:table-cell office:value-type="float" office:value="33.4678893" calcext:value-type="float">
            <text:p>33.467889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f73a93968a1faaa7416466e0c7226184b1be31e</text:p>
          </table:table-cell>
          <table:table-cell office:value-type="float" office:value="33.40221788" calcext:value-type="float">
            <text:p>33.4022178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88f50ad01a2111b95f397de465439423270afcd</text:p>
          </table:table-cell>
          <table:table-cell office:value-type="float" office:value="33.39629616" calcext:value-type="float">
            <text:p>33.396296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2276c8b2bae578830942dcd4bacc62a7192e16f</text:p>
          </table:table-cell>
          <table:table-cell office:value-type="float" office:value="33.27612471" calcext:value-type="float">
            <text:p>33.2761247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aff8bd61d9f8d8cffb47e9200ee34e4bd17f384</text:p>
          </table:table-cell>
          <table:table-cell office:value-type="float" office:value="33.21220265" calcext:value-type="float">
            <text:p>33.2122026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94caf23aa91ed201976e0e05e759cd7f94bf1a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0f99593761048f38e1b05ffc9807c50260ff57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664012062360f9d17acf5927232a862393a32c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ab6a60f4a1c91b0086c2fb82c6b2671184b98b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41707e99ab36fd2e10d64300007246446087534</text:p>
          </table:table-cell>
          <table:table-cell office:value-type="float" office:value="32.90668116" calcext:value-type="float">
            <text:p>32.906681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17b39a12a0dfcd3f86fb6185542dedace90da62</text:p>
          </table:table-cell>
          <table:table-cell office:value-type="float" office:value="32.82064046" calcext:value-type="float">
            <text:p>32.8206404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c84b38f1b1d6c5d3b8787611ca3c504ef22c1a3</text:p>
          </table:table-cell>
          <table:table-cell office:value-type="float" office:value="32.7049618" calcext:value-type="float">
            <text:p>32.704961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f723d8da95c8005182d7b5422c2dd146389d6bf</text:p>
          </table:table-cell>
          <table:table-cell office:value-type="float" office:value="32.64728723" calcext:value-type="float">
            <text:p>32.647287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433c92eb272c8af78ec19fdd59e7ac30c437d90</text:p>
          </table:table-cell>
          <table:table-cell office:value-type="float" office:value="32.63758663" calcext:value-type="float">
            <text:p>32.6375866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98d2fc4552cf933b088929264bcc70746205b0c</text:p>
          </table:table-cell>
          <table:table-cell office:value-type="float" office:value="32.62447463" calcext:value-type="float">
            <text:p>32.6244746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ac6ccdf34776def8147fbba6300398c8708e163</text:p>
          </table:table-cell>
          <table:table-cell office:value-type="float" office:value="32.58575055" calcext:value-type="float">
            <text:p>32.5857505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35694e02947835e34a8a80e96d0942cdf907a07</text:p>
          </table:table-cell>
          <table:table-cell office:value-type="float" office:value="32.55873181" calcext:value-type="float">
            <text:p>32.5587318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cb90bf21b3d492bb306625319fb62f09b604aae</text:p>
          </table:table-cell>
          <table:table-cell office:value-type="float" office:value="32.44024874" calcext:value-type="float">
            <text:p>32.4402487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a2cab08f08e779ac473500abf28d477ed1cad49</text:p>
          </table:table-cell>
          <table:table-cell office:value-type="float" office:value="32.42446672" calcext:value-type="float">
            <text:p>32.4244667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3e7a323d257d81d07c1c0dc92b448fd7fe8eca6</text:p>
          </table:table-cell>
          <table:table-cell office:value-type="float" office:value="32.39313726" calcext:value-type="float">
            <text:p>32.393137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a0af4a60ab015a2489c9e512f66cfa22cc89951</text:p>
          </table:table-cell>
          <table:table-cell office:value-type="float" office:value="32.23208257" calcext:value-type="float">
            <text:p>32.2320825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46e201222728ecd3787a0d6842fe4d291494f09</text:p>
          </table:table-cell>
          <table:table-cell office:value-type="float" office:value="32.21767812" calcext:value-type="float">
            <text:p>32.217678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aca242c892efbadcdca951a7a7f836d2f47099f</text:p>
          </table:table-cell>
          <table:table-cell office:value-type="float" office:value="32.14138062" calcext:value-type="float">
            <text:p>32.1413806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d61250503eb6ef6a7fb7cd3c9acc1d248ba865f</text:p>
          </table:table-cell>
          <table:table-cell office:value-type="float" office:value="32.1306236" calcext:value-type="float">
            <text:p>32.130623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b1eaca79fb8166a6dc8fceac73b083b87dca10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d7afe9e3b04d41289a5d98ac5fa31296ba16061</text:p>
          </table:table-cell>
          <table:table-cell office:value-type="float" office:value="31.99999999" calcext:value-type="float">
            <text:p>31.999999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be0acd94d6772fbeba3779efb0fc9f3bf02a22c</text:p>
          </table:table-cell>
          <table:table-cell office:value-type="float" office:value="31.96554499" calcext:value-type="float">
            <text:p>31.965544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8b3affa8747b9aea0f60ff97d7797942276fcda</text:p>
          </table:table-cell>
          <table:table-cell office:value-type="float" office:value="31.96467465" calcext:value-type="float">
            <text:p>31.9646746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8b32edee92624da4a964a06e23738022a73a4bd</text:p>
          </table:table-cell>
          <table:table-cell office:value-type="float" office:value="31.94024912" calcext:value-type="float">
            <text:p>31.940249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41ac0181d0312371068e3a82895d73b43fee593</text:p>
          </table:table-cell>
          <table:table-cell office:value-type="float" office:value="31.74684774" calcext:value-type="float">
            <text:p>31.7468477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dec07f1ce78779f86f9ac723230e3c40ac2f654</text:p>
          </table:table-cell>
          <table:table-cell office:value-type="float" office:value="31.70290083" calcext:value-type="float">
            <text:p>31.7029008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cda1ddbc0872cb96c29011aba0e06e0129d325c</text:p>
          </table:table-cell>
          <table:table-cell office:value-type="float" office:value="31.67466865" calcext:value-type="float">
            <text:p>31.6746686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766747e4b288f9a0a756339a76e9c67aa1d51d3</text:p>
          </table:table-cell>
          <table:table-cell office:value-type="float" office:value="31.62324263" calcext:value-type="float">
            <text:p>31.6232426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fe3378d75e93297a4cd9017b97fbc007fd7bed8</text:p>
          </table:table-cell>
          <table:table-cell office:value-type="float" office:value="31.56288193" calcext:value-type="float">
            <text:p>31.5628819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37a2cd566507216f08303cf73a886be6462d7a1</text:p>
          </table:table-cell>
          <table:table-cell office:value-type="float" office:value="31.55870813" calcext:value-type="float">
            <text:p>31.558708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b4122bf1c1e09d83f76b17340e919009ddd8f81</text:p>
          </table:table-cell>
          <table:table-cell office:value-type="float" office:value="31.55227614" calcext:value-type="float">
            <text:p>31.5522761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9764ed873f61c47edd8a3cc80b5455136506a51</text:p>
          </table:table-cell>
          <table:table-cell office:value-type="float" office:value="31.38418396" calcext:value-type="float">
            <text:p>31.3841839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f8d829b60e4493e0822776338fb1149b81c8ebc</text:p>
          </table:table-cell>
          <table:table-cell office:value-type="float" office:value="31.31094266" calcext:value-type="float">
            <text:p>31.3109426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062f432d8ed337cf77a23d48ac0caab110b659e</text:p>
          </table:table-cell>
          <table:table-cell office:value-type="float" office:value="31.30006817" calcext:value-type="float">
            <text:p>31.300068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d201f1fe38ecff7cf02b39948309b9382b07f5c</text:p>
          </table:table-cell>
          <table:table-cell office:value-type="float" office:value="31.25946004" calcext:value-type="float">
            <text:p>31.2594600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ddfbe547049a1dc1fb6892d1c792c71991d0cd1</text:p>
          </table:table-cell>
          <table:table-cell office:value-type="float" office:value="31.24279088" calcext:value-type="float">
            <text:p>31.2427908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9e47e8ca79c0159ddc970409d560361021d6a15</text:p>
          </table:table-cell>
          <table:table-cell office:value-type="float" office:value="31.21049468" calcext:value-type="float">
            <text:p>31.2104946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7dc933d3ee9eaf10beeb7156defef28ba82a065</text:p>
          </table:table-cell>
          <table:table-cell office:value-type="float" office:value="30.98729278" calcext:value-type="float">
            <text:p>30.9872927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53df3a95b11247dc5ef1bceede8001888b48b89</text:p>
          </table:table-cell>
          <table:table-cell office:value-type="float" office:value="30.94692363" calcext:value-type="float">
            <text:p>30.9469236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352095aab8468ca804abd7fdb3ba4ac8be1ec4b</text:p>
          </table:table-cell>
          <table:table-cell office:value-type="float" office:value="30.94270587" calcext:value-type="float">
            <text:p>30.9427058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6322441e403506397841a83cc69db6b6e693bbf</text:p>
          </table:table-cell>
          <table:table-cell office:value-type="float" office:value="30.94101197" calcext:value-type="float">
            <text:p>30.9410119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826bce35bc580f50a189c80ede2679f37406a26</text:p>
          </table:table-cell>
          <table:table-cell office:value-type="float" office:value="30.928693" calcext:value-type="float">
            <text:p>30.92869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fca1d40cc6eff489050cb06fc811f0e0800bb05</text:p>
          </table:table-cell>
          <table:table-cell office:value-type="float" office:value="30.9" calcext:value-type="float">
            <text:p>30.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6eb3d80528c8dde86b379e507287bccd310fcab</text:p>
          </table:table-cell>
          <table:table-cell office:value-type="float" office:value="30.86364798" calcext:value-type="float">
            <text:p>30.8636479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9f2b58494f087c4625ca4d1a6735086e3f7c79d</text:p>
          </table:table-cell>
          <table:table-cell office:value-type="float" office:value="30.8357634" calcext:value-type="float">
            <text:p>30.835763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0cedffc0519207cc1075232510d87cd7f7052b4</text:p>
          </table:table-cell>
          <table:table-cell office:value-type="float" office:value="30.83430127" calcext:value-type="float">
            <text:p>30.834301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ac7543be48ded2036159eed4e22da09f5e3ead4</text:p>
          </table:table-cell>
          <table:table-cell office:value-type="float" office:value="30.82156909" calcext:value-type="float">
            <text:p>30.821569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ed712aced7602dd28b9a211c0f96002a176b866</text:p>
          </table:table-cell>
          <table:table-cell office:value-type="float" office:value="30.81135245" calcext:value-type="float">
            <text:p>30.8113524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0fd3a54b0b692fd99a10762727c15d83c3fa83e</text:p>
          </table:table-cell>
          <table:table-cell office:value-type="float" office:value="30.7316136" calcext:value-type="float">
            <text:p>30.731613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0cc05b9e0caf3b403773751d356f7cd29309fc5</text:p>
          </table:table-cell>
          <table:table-cell office:value-type="float" office:value="30.66032654" calcext:value-type="float">
            <text:p>30.6603265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94b5c928a77fdb2242638eab59fa9252de235ca</text:p>
          </table:table-cell>
          <table:table-cell office:value-type="float" office:value="30.6265724" calcext:value-type="float">
            <text:p>30.626572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5209cde94231cf34cdb3600ee517fc482a075a4</text:p>
          </table:table-cell>
          <table:table-cell office:value-type="float" office:value="30.55026087" calcext:value-type="float">
            <text:p>30.5502608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072cb391d5321f6611300ee3aec3c9cfe15c676</text:p>
          </table:table-cell>
          <table:table-cell office:value-type="float" office:value="30.52691816" calcext:value-type="float">
            <text:p>30.526918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8387d61395cd949d974474c16926ecce25a8700</text:p>
          </table:table-cell>
          <table:table-cell office:value-type="float" office:value="30.52504011" calcext:value-type="float">
            <text:p>30.525040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4ab7aba4178e77ca9f158f497bae4ac873717d7</text:p>
          </table:table-cell>
          <table:table-cell office:value-type="float" office:value="30.50903271" calcext:value-type="float">
            <text:p>30.5090327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125ebb081c8f78cfa5b6478423284eea99fa600</text:p>
          </table:table-cell>
          <table:table-cell office:value-type="float" office:value="30.50154366" calcext:value-type="float">
            <text:p>30.5015436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12b035ac86a88ca576c136eeb331a939d9e33bf</text:p>
          </table:table-cell>
          <table:table-cell office:value-type="float" office:value="30.48587814" calcext:value-type="float">
            <text:p>30.4858781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9de7ea579d5dec5da3422c8dd8a69c6620bc27f</text:p>
          </table:table-cell>
          <table:table-cell office:value-type="float" office:value="30.48515869" calcext:value-type="float">
            <text:p>30.4851586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e57844f758a0a6a1910a4787ab2f7121c8978c3</text:p>
          </table:table-cell>
          <table:table-cell office:value-type="float" office:value="30.41457118" calcext:value-type="float">
            <text:p>30.4145711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f61131764ed64c6471b8342e5172f48fabbfea8</text:p>
          </table:table-cell>
          <table:table-cell office:value-type="float" office:value="30.39568045" calcext:value-type="float">
            <text:p>30.3956804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fe93f798a2bc2ed51c91378fe026cfb1bca9984</text:p>
          </table:table-cell>
          <table:table-cell office:value-type="float" office:value="30.37848433" calcext:value-type="float">
            <text:p>30.378484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f53e68c6792d1219b5704ac5b797d1e236418e1</text:p>
          </table:table-cell>
          <table:table-cell office:value-type="float" office:value="30.37092313" calcext:value-type="float">
            <text:p>30.370923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ea8fc7d9358ed85dd4393f5a077d7995bf0f303</text:p>
          </table:table-cell>
          <table:table-cell office:value-type="float" office:value="30.34315426" calcext:value-type="float">
            <text:p>30.343154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5f3201e4c54d682c4208ebbf3290b271020fb82</text:p>
          </table:table-cell>
          <table:table-cell office:value-type="float" office:value="30.28000246" calcext:value-type="float">
            <text:p>30.2800024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8b87f4a5be11ddec2479989503b13b5694f8362</text:p>
          </table:table-cell>
          <table:table-cell office:value-type="float" office:value="30.26809985" calcext:value-type="float">
            <text:p>30.2680998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ad3fcfde3d35254f8c6da7e266ad9f35b52a431</text:p>
          </table:table-cell>
          <table:table-cell office:value-type="float" office:value="30.18109141" calcext:value-type="float">
            <text:p>30.1810914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b0e275c669dbf6fb944045fdf4d51a7e27f300f</text:p>
          </table:table-cell>
          <table:table-cell office:value-type="float" office:value="30.14492296" calcext:value-type="float">
            <text:p>30.1449229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72817bf5c11460e0ff228c81c1e6f21cfa8447e</text:p>
          </table:table-cell>
          <table:table-cell office:value-type="float" office:value="30.13654585" calcext:value-type="float">
            <text:p>30.1365458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b68e137a0c1a122537c49f33d9dd55521aff806</text:p>
          </table:table-cell>
          <table:table-cell office:value-type="float" office:value="30.13524264" calcext:value-type="float">
            <text:p>30.1352426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d28f015f35ab6e292a4aee842c300fc13b39192</text:p>
          </table:table-cell>
          <table:table-cell office:value-type="float" office:value="30.10428282" calcext:value-type="float">
            <text:p>30.1042828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f2bfc3918cbd12f5c4211553680fffb013c46e0</text:p>
          </table:table-cell>
          <table:table-cell office:value-type="float" office:value="30.0614508" calcext:value-type="float">
            <text:p>30.061450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0db3ff8a8447bde38a4a7f91018804e8b100e51</text:p>
          </table:table-cell>
          <table:table-cell office:value-type="float" office:value="30.0530871" calcext:value-type="float">
            <text:p>30.053087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c98eb31f68ee6777c1bd29e6fcacfa9dc451ca3</text:p>
          </table:table-cell>
          <table:table-cell office:value-type="float" office:value="30.03881056" calcext:value-type="float">
            <text:p>30.0388105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4a305117ff7ff071c7cedefae3c5ed8b9d010eb</text:p>
          </table:table-cell>
          <table:table-cell office:value-type="float" office:value="30.02714633" calcext:value-type="float">
            <text:p>30.027146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342d42d06125a9c096df49edc159e57501baa0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f923913eb697c2c612b9f9c955ba336dcbb99e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a9c01c9f5cd3abd0e7844cdfbca9f6fda21ee5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b32dd25827754c6b2bc4300878105c10dcb4e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47529d41da7a68aced2a38fe51d2d123748bb8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59c0d8b4c4c84a888c43bb5a24fab52492f736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926e2a822f2a99312f24003e9498bd929537fd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ca7452033384e66edf5085e65f15afe0da36fe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aaab51d33acebd9a9b1d844945d8ebc847bba8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c8cbace963108e9c8b17e0e4147f08ca03c11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b33888d9f9438bd0ecc45306745ea964597821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ab62eba51599a2d7e85d1631284039471364c7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959c3c4d59c09aa7f22be08dcd5059c2bd32058</text:p>
          </table:table-cell>
          <table:table-cell office:value-type="float" office:value="29.99999999" calcext:value-type="float">
            <text:p>29.999999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17b7ebccfc6d0b67be7fc50acd6af851821d4d3</text:p>
          </table:table-cell>
          <table:table-cell office:value-type="float" office:value="29.9072874" calcext:value-type="float">
            <text:p>29.907287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53e89845fcb0c8bd0a8e7c8d4b6c8daf2ea2963</text:p>
          </table:table-cell>
          <table:table-cell office:value-type="float" office:value="29.87360042" calcext:value-type="float">
            <text:p>29.8736004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16b52b4badedcd1d2a69a3104a3c63991320b1a</text:p>
          </table:table-cell>
          <table:table-cell office:value-type="float" office:value="29.85306435" calcext:value-type="float">
            <text:p>29.8530643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8718c718297d47ba0acf15c5be54be95850a094</text:p>
          </table:table-cell>
          <table:table-cell office:value-type="float" office:value="29.81480069" calcext:value-type="float">
            <text:p>29.8148006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f75ba76f854afc110d068a8aee9fa5cf8113903</text:p>
          </table:table-cell>
          <table:table-cell office:value-type="float" office:value="29.79" calcext:value-type="float">
            <text:p>29.7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0eb8b4f88c5436a380e683e8655986b50ce1855</text:p>
          </table:table-cell>
          <table:table-cell office:value-type="float" office:value="29.71745765" calcext:value-type="float">
            <text:p>29.7174576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74f7db9a5aaf8006502c4113fc0cebcf9c162c3</text:p>
          </table:table-cell>
          <table:table-cell office:value-type="float" office:value="29.69734563" calcext:value-type="float">
            <text:p>29.6973456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88870b3b8f5391321fd2780f0dcd33640e85420</text:p>
          </table:table-cell>
          <table:table-cell office:value-type="float" office:value="29.68995141" calcext:value-type="float">
            <text:p>29.6899514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0c285facf59a55e3f517cd8d3ee2cf37d8dfb6b</text:p>
          </table:table-cell>
          <table:table-cell office:value-type="float" office:value="29.68701353" calcext:value-type="float">
            <text:p>29.6870135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0fc3b65380475df62c45b82f0a851a5d817db6c</text:p>
          </table:table-cell>
          <table:table-cell office:value-type="float" office:value="29.62782596" calcext:value-type="float">
            <text:p>29.6278259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2c394a66da2a170ebdf0e3bfff58964f9d6f5bb</text:p>
          </table:table-cell>
          <table:table-cell office:value-type="float" office:value="29.61709194" calcext:value-type="float">
            <text:p>29.6170919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0e209bdb5109bd05288409302a5cb01642c5ec1</text:p>
          </table:table-cell>
          <table:table-cell office:value-type="float" office:value="29.40892926" calcext:value-type="float">
            <text:p>29.408929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1e96ceb30ae7128a63ac1b5c5d9411845c52e75</text:p>
          </table:table-cell>
          <table:table-cell office:value-type="float" office:value="29.4" calcext:value-type="float">
            <text:p>29.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a7b9a1191c3388240c2456a5bfc5774656ca1d2</text:p>
          </table:table-cell>
          <table:table-cell office:value-type="float" office:value="29.37681976" calcext:value-type="float">
            <text:p>29.3768197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d0f9446ebbd3b056210980752a13c1a10e47dc0</text:p>
          </table:table-cell>
          <table:table-cell office:value-type="float" office:value="29.33716008" calcext:value-type="float">
            <text:p>29.3371600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3aca375e6d43213d2bb806f79117c9a2558df09</text:p>
          </table:table-cell>
          <table:table-cell office:value-type="float" office:value="29.2989" calcext:value-type="float">
            <text:p>29.298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7c3c1a2b113ecdc32d203c5fa4031b2bcd37291</text:p>
          </table:table-cell>
          <table:table-cell office:value-type="float" office:value="29.28434087" calcext:value-type="float">
            <text:p>29.2843408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1227b369fc91c0fb11e0db6d4f61f3a94ae190f</text:p>
          </table:table-cell>
          <table:table-cell office:value-type="float" office:value="29.2175213" calcext:value-type="float">
            <text:p>29.21752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386b45db9e1cb57762fae1ded2e924be331f66d</text:p>
          </table:table-cell>
          <table:table-cell office:value-type="float" office:value="29.10146983" calcext:value-type="float">
            <text:p>29.1014698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f407045d079cab93fb19c9434f3bf0f0aa210fc</text:p>
          </table:table-cell>
          <table:table-cell office:value-type="float" office:value="29.07602869" calcext:value-type="float">
            <text:p>29.0760286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21a06f8c380f58ca705e01de308d94ffb09932f</text:p>
          </table:table-cell>
          <table:table-cell office:value-type="float" office:value="28.85" calcext:value-type="float">
            <text:p>28.8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9d2e0bf81eb47fdb506775a93ffee6ae67f9e53</text:p>
          </table:table-cell>
          <table:table-cell office:value-type="float" office:value="28.81954776" calcext:value-type="float">
            <text:p>28.8195477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90f79755531d2a683f45e19ddf7d056d8d79dd1</text:p>
          </table:table-cell>
          <table:table-cell office:value-type="float" office:value="28.74040559" calcext:value-type="float">
            <text:p>28.7404055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c5e45cf386b38455b4282040e8bca1428ea11ee</text:p>
          </table:table-cell>
          <table:table-cell office:value-type="float" office:value="28.74026683" calcext:value-type="float">
            <text:p>28.7402668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f52a45c54518e5726dfd76d6472ce4f8cd3dc06</text:p>
          </table:table-cell>
          <table:table-cell office:value-type="float" office:value="28.64886058" calcext:value-type="float">
            <text:p>28.6488605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94fb5838b45356462bd4f6e338169d5e81eb34f</text:p>
          </table:table-cell>
          <table:table-cell office:value-type="float" office:value="28.54076039" calcext:value-type="float">
            <text:p>28.5407603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432948005fd8434e8960a1f719ea9b5dcf8cf6a</text:p>
          </table:table-cell>
          <table:table-cell office:value-type="float" office:value="28.50763096" calcext:value-type="float">
            <text:p>28.5076309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cA23a2b7c07f09d42b24aa260639ca55310b4e8</text:p>
          </table:table-cell>
          <table:table-cell office:value-type="float" office:value="28.48277701" calcext:value-type="float">
            <text:p>28.482777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ab32b77d9e60c36a6b3b5f7a9150e965b400c84</text:p>
          </table:table-cell>
          <table:table-cell office:value-type="float" office:value="28.44993402" calcext:value-type="float">
            <text:p>28.4499340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1903d09fed3eeb7df2ba398a468c6d59bb78c9d</text:p>
          </table:table-cell>
          <table:table-cell office:value-type="float" office:value="28.43346508" calcext:value-type="float">
            <text:p>28.4334650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4ef5bc198812ca9b58de65811ed7e863a746cfd</text:p>
          </table:table-cell>
          <table:table-cell office:value-type="float" office:value="28.42893726" calcext:value-type="float">
            <text:p>28.428937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edb3fdba64a5f73a4bf4b6829f48528c448a9ea</text:p>
          </table:table-cell>
          <table:table-cell office:value-type="float" office:value="28.30957833" calcext:value-type="float">
            <text:p>28.309578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158892464ab2a3ed2a1e06e7634dc2b726bf23e</text:p>
          </table:table-cell>
          <table:table-cell office:value-type="float" office:value="28.30798633" calcext:value-type="float">
            <text:p>28.307986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cabbe8f6bbc8128e5914a6b4d7163605abe3abe</text:p>
          </table:table-cell>
          <table:table-cell office:value-type="float" office:value="28.274612" calcext:value-type="float">
            <text:p>28.2746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d90d6ea705559ffc56827c1ff5acefefac47d2b</text:p>
          </table:table-cell>
          <table:table-cell office:value-type="float" office:value="28.27047722" calcext:value-type="float">
            <text:p>28.2704772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157126e9016b55e4e31262da6766d8d4ba0eccb</text:p>
          </table:table-cell>
          <table:table-cell office:value-type="float" office:value="28.24046518" calcext:value-type="float">
            <text:p>28.2404651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7fc385576667783002a46f7e907c1e109e75411</text:p>
          </table:table-cell>
          <table:table-cell office:value-type="float" office:value="28.21367156" calcext:value-type="float">
            <text:p>28.2136715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e40235ad6e3077ccbbcb9274b0c9fdd48f9a536</text:p>
          </table:table-cell>
          <table:table-cell office:value-type="float" office:value="28.09503944" calcext:value-type="float">
            <text:p>28.0950394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1600f14a1d523f1d72760c84cb27466a1cc5ea4</text:p>
          </table:table-cell>
          <table:table-cell office:value-type="float" office:value="28.03242733" calcext:value-type="float">
            <text:p>28.032427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af8f4ab3caeb28b840e468e2ef0bb63e00d7108</text:p>
          </table:table-cell>
          <table:table-cell office:value-type="float" office:value="28.0258827" calcext:value-type="float">
            <text:p>28.02588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91ff0cb43a09b7a99838af9ab0c89a6b5b9be9d</text:p>
          </table:table-cell>
          <table:table-cell office:value-type="float" office:value="28.00195032" calcext:value-type="float">
            <text:p>28.001950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bd56a65149fefb254cdfa93a23cdc81608ff52a</text:p>
          </table:table-cell>
          <table:table-cell office:value-type="float" office:value="28.00001908" calcext:value-type="float">
            <text:p>28.0000190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5af6ae0b372e392c00716c22dff557a1d4e33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79ce2c316a006a814f1b65a68a8fe249e766328</text:p>
          </table:table-cell>
          <table:table-cell office:value-type="float" office:value="27.93324589" calcext:value-type="float">
            <text:p>27.9332458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846836ce3832d9845641939436321207ea46497</text:p>
          </table:table-cell>
          <table:table-cell office:value-type="float" office:value="27.89354567" calcext:value-type="float">
            <text:p>27.8935456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140e7d9a7809d63e5ba6a0fd22ffe08d55774ec</text:p>
          </table:table-cell>
          <table:table-cell office:value-type="float" office:value="27.88775792" calcext:value-type="float">
            <text:p>27.8877579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9f1d00deb40a17123f091efede712942779ab75</text:p>
          </table:table-cell>
          <table:table-cell office:value-type="float" office:value="27.8" calcext:value-type="float">
            <text:p>27.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effb5b78e05cf87e5e614ef031598468782ff51</text:p>
          </table:table-cell>
          <table:table-cell office:value-type="float" office:value="27.66492939" calcext:value-type="float">
            <text:p>27.6649293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de406957cdbcf8b5c575b55029aee6bc40dd42b</text:p>
          </table:table-cell>
          <table:table-cell office:value-type="float" office:value="27.62004717" calcext:value-type="float">
            <text:p>27.620047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6c962e3af853f5224c32321583afd6040524421</text:p>
          </table:table-cell>
          <table:table-cell office:value-type="float" office:value="27.55585325" calcext:value-type="float">
            <text:p>27.555853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5012cedc928cb442887a4705ad369766347f7d6</text:p>
          </table:table-cell>
          <table:table-cell office:value-type="float" office:value="27.51070657" calcext:value-type="float">
            <text:p>27.5107065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0b492f12ea1b8040a73652cca9e8fbd186bb7cc</text:p>
          </table:table-cell>
          <table:table-cell office:value-type="float" office:value="27.48730443" calcext:value-type="float">
            <text:p>27.4873044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cb9dabd3419ebe33d2e24fbc0935452aa623601</text:p>
          </table:table-cell>
          <table:table-cell office:value-type="float" office:value="27.47" calcext:value-type="float">
            <text:p>27.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19030d5dec6c0c0b49715e03a9460883a90f224</text:p>
          </table:table-cell>
          <table:table-cell office:value-type="float" office:value="27.45467026" calcext:value-type="float">
            <text:p>27.454670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9498996c712500e0a2ba2a67bd11ebccfa8e556</text:p>
          </table:table-cell>
          <table:table-cell office:value-type="float" office:value="27.39535326" calcext:value-type="float">
            <text:p>27.395353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d3be75fa90aef7cfa3a49d09e8c71e085b2e365</text:p>
          </table:table-cell>
          <table:table-cell office:value-type="float" office:value="27.37927609" calcext:value-type="float">
            <text:p>27.379276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7c1f4aed13aae197a12e5ba3939aba5732cb66e</text:p>
          </table:table-cell>
          <table:table-cell office:value-type="float" office:value="27.27042403" calcext:value-type="float">
            <text:p>27.2704240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7f37111a760300ebfaa1f3aa67be9d9cb36fbc5</text:p>
          </table:table-cell>
          <table:table-cell office:value-type="float" office:value="27.22040125" calcext:value-type="float">
            <text:p>27.220401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72e234ea4d9781aefcdb63e9a99d39a3fcffc24</text:p>
          </table:table-cell>
          <table:table-cell office:value-type="float" office:value="27.05244823" calcext:value-type="float">
            <text:p>27.052448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5483a272ed4aa693de80c7506b59ad493a37345</text:p>
          </table:table-cell>
          <table:table-cell office:value-type="float" office:value="26.98428336" calcext:value-type="float">
            <text:p>26.9842833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6adff33f024a30b38ae9545de26c7620664eec9</text:p>
          </table:table-cell>
          <table:table-cell office:value-type="float" office:value="26.94371122" calcext:value-type="float">
            <text:p>26.9437112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da56624fcc4e5f917184fd6e284046e2a1454de</text:p>
          </table:table-cell>
          <table:table-cell office:value-type="float" office:value="26.65281008" calcext:value-type="float">
            <text:p>26.6528100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71053e0ffc0dd3eaef6f867d85c73f845e0f60e</text:p>
          </table:table-cell>
          <table:table-cell office:value-type="float" office:value="26.5523695" calcext:value-type="float">
            <text:p>26.552369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0dfb4b649b33046252ebae9b22d058657f71b60</text:p>
          </table:table-cell>
          <table:table-cell office:value-type="float" office:value="26.54652538" calcext:value-type="float">
            <text:p>26.5465253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2376c1a4173dd651b4b40251dcbdc7cc76c06b2</text:p>
          </table:table-cell>
          <table:table-cell office:value-type="float" office:value="26.50515997" calcext:value-type="float">
            <text:p>26.5051599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e308a0bf828ef5519118b55a53c3c6845bcd646</text:p>
          </table:table-cell>
          <table:table-cell office:value-type="float" office:value="26.48844109" calcext:value-type="float">
            <text:p>26.488441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6e2a060d29100ed2b7873add35769bd642c26d1</text:p>
          </table:table-cell>
          <table:table-cell office:value-type="float" office:value="26.4724884" calcext:value-type="float">
            <text:p>26.472488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19e91754f881107fe8d98b5d274de83494da99e</text:p>
          </table:table-cell>
          <table:table-cell office:value-type="float" office:value="26.46801139" calcext:value-type="float">
            <text:p>26.4680113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896135c0fc06b708a133f19d7cf3a6f6e961c40</text:p>
          </table:table-cell>
          <table:table-cell office:value-type="float" office:value="26.40282241" calcext:value-type="float">
            <text:p>26.4028224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52bd5496a26357afd1f0c27b0defee04e4d1d36</text:p>
          </table:table-cell>
          <table:table-cell office:value-type="float" office:value="26.33139256" calcext:value-type="float">
            <text:p>26.3313925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eae98789324eb5c90102676b155dfab70514b32</text:p>
          </table:table-cell>
          <table:table-cell office:value-type="float" office:value="26.31096276" calcext:value-type="float">
            <text:p>26.3109627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a732469b336831fcbe82bf96206a8f5403b2e9c</text:p>
          </table:table-cell>
          <table:table-cell office:value-type="float" office:value="26.30523518" calcext:value-type="float">
            <text:p>26.3052351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7d4ee30ad11bf2022ec13665ef2181fb013d575</text:p>
          </table:table-cell>
          <table:table-cell office:value-type="float" office:value="26.29470137" calcext:value-type="float">
            <text:p>26.2947013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87053623d63fe24643c3197233c4c294cf4c8f3</text:p>
          </table:table-cell>
          <table:table-cell office:value-type="float" office:value="26.22169975" calcext:value-type="float">
            <text:p>26.2216997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b15bed30ca613aeb84c16f0961a36d2e2c1bff4</text:p>
          </table:table-cell>
          <table:table-cell office:value-type="float" office:value="26.20023167" calcext:value-type="float">
            <text:p>26.2002316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dc16686e1d8a538e93fa3a0581d5759e90e9789</text:p>
          </table:table-cell>
          <table:table-cell office:value-type="float" office:value="26.1176163" calcext:value-type="float">
            <text:p>26.117616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65749335e21d2d5073a55b5821c4f90a412bd4b</text:p>
          </table:table-cell>
          <table:table-cell office:value-type="float" office:value="26.07325928" calcext:value-type="float">
            <text:p>26.0732592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be2ac42af1ca49e74ad25ac8b07f74919b103bc</text:p>
          </table:table-cell>
          <table:table-cell office:value-type="float" office:value="26.04491781" calcext:value-type="float">
            <text:p>26.0449178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c4e2aff24d52484707d15014dc6ebe56119179c</text:p>
          </table:table-cell>
          <table:table-cell office:value-type="float" office:value="26.01507288" calcext:value-type="float">
            <text:p>26.0150728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9a02e511e027e5c26d2fbe4192e45b41db328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28fd91d3e3a9ffa6305e78b9ae2cfbc5b5d9f6b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4e4d6158e17a681dc8a8326e64578b3c12ba3a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2863c518e2c0a893e760c79a35d8e744bd7376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d53d79e374a10a25852e8af975ed4e935cd232b</text:p>
          </table:table-cell>
          <table:table-cell office:value-type="float" office:value="25.99770428" calcext:value-type="float">
            <text:p>25.9977042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89db8e19090a8907d374430da7472ff021ee50a</text:p>
          </table:table-cell>
          <table:table-cell office:value-type="float" office:value="25.97183407" calcext:value-type="float">
            <text:p>25.9718340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62c14878cd4dd8dc47afcb701630a6dbfd57998</text:p>
          </table:table-cell>
          <table:table-cell office:value-type="float" office:value="25.96492961" calcext:value-type="float">
            <text:p>25.9649296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8a17b587caf4f9329f0e372e3a78d23a46de6b5</text:p>
          </table:table-cell>
          <table:table-cell office:value-type="float" office:value="25.94146903" calcext:value-type="float">
            <text:p>25.9414690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1cc036991dc8b782d476c67f9e9c689cb5e2a07</text:p>
          </table:table-cell>
          <table:table-cell office:value-type="float" office:value="25.93707559" calcext:value-type="float">
            <text:p>25.9370755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567be7ca71b0f5a0a9aa1ecb943b60a00a98398</text:p>
          </table:table-cell>
          <table:table-cell office:value-type="float" office:value="25.88656328" calcext:value-type="float">
            <text:p>25.8865632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431fb017976a4be23439fc9294eee99cffc56f3</text:p>
          </table:table-cell>
          <table:table-cell office:value-type="float" office:value="25.8641612" calcext:value-type="float">
            <text:p>25.86416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01ce2bfb1013343ea3e1f8de99be017018fef5f</text:p>
          </table:table-cell>
          <table:table-cell office:value-type="float" office:value="25.83160959" calcext:value-type="float">
            <text:p>25.8316095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16405550c78379bc3f9ad9f3919f6490609f814</text:p>
          </table:table-cell>
          <table:table-cell office:value-type="float" office:value="25.77705182" calcext:value-type="float">
            <text:p>25.7770518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4bf07a43b4189fd1597b6be63bdc727a7d33c61</text:p>
          </table:table-cell>
          <table:table-cell office:value-type="float" office:value="25.74110159" calcext:value-type="float">
            <text:p>25.7411015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b7f063f7cf0ff9eac2f4bf9921ec157134b17ef</text:p>
          </table:table-cell>
          <table:table-cell office:value-type="float" office:value="25.73184627" calcext:value-type="float">
            <text:p>25.731846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84ff9bfc1d921393fdebab425873bd59ccbb088</text:p>
          </table:table-cell>
          <table:table-cell office:value-type="float" office:value="25.73090651" calcext:value-type="float">
            <text:p>25.7309065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e82407d760ec791cc48319b3309bd0a7f96fe61</text:p>
          </table:table-cell>
          <table:table-cell office:value-type="float" office:value="25.72330797" calcext:value-type="float">
            <text:p>25.7233079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1a581a33896104038b2c38a4dccb74954db6848</text:p>
          </table:table-cell>
          <table:table-cell office:value-type="float" office:value="25.62344336" calcext:value-type="float">
            <text:p>25.6234433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48a7b51d40a8e3eea980c1f2bb19a197be4ea2c</text:p>
          </table:table-cell>
          <table:table-cell office:value-type="float" office:value="25.59193" calcext:value-type="float">
            <text:p>25.5919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6479cf58a5943a417de7ed329dbc9633f117a41</text:p>
          </table:table-cell>
          <table:table-cell office:value-type="float" office:value="25.58417771" calcext:value-type="float">
            <text:p>25.5841777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b17cf8cb43a8d31941e6c3178881482d78acdf2</text:p>
          </table:table-cell>
          <table:table-cell office:value-type="float" office:value="25.58279524" calcext:value-type="float">
            <text:p>25.5827952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665f8588fd4b7890d4a9ae8987b6052db935ea6</text:p>
          </table:table-cell>
          <table:table-cell office:value-type="float" office:value="25.56848858" calcext:value-type="float">
            <text:p>25.5684885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492bd070d01acffd7a6dfd4deb489315f345134</text:p>
          </table:table-cell>
          <table:table-cell office:value-type="float" office:value="25.56531622" calcext:value-type="float">
            <text:p>25.5653162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f8084c9de4be3d9063b1db00612128b2f07d042</text:p>
          </table:table-cell>
          <table:table-cell office:value-type="float" office:value="25.54410531" calcext:value-type="float">
            <text:p>25.5441053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29a02e58fad47c2f09030ef7f4ce0c89a390156</text:p>
          </table:table-cell>
          <table:table-cell office:value-type="float" office:value="25.53842575" calcext:value-type="float">
            <text:p>25.5384257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436c417c775affca1fc1c7a0492677eaa0a6036</text:p>
          </table:table-cell>
          <table:table-cell office:value-type="float" office:value="25.53465531" calcext:value-type="float">
            <text:p>25.5346553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4aa3813b5d3af88c934712c986194353b2e5f70</text:p>
          </table:table-cell>
          <table:table-cell office:value-type="float" office:value="25.52521055" calcext:value-type="float">
            <text:p>25.5252105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04fa654e576aa938659f28bbd6a603600f5219d</text:p>
          </table:table-cell>
          <table:table-cell office:value-type="float" office:value="25.51577104" calcext:value-type="float">
            <text:p>25.5157710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eb26ba6aa894b45e334e3a5c1bf8fa3f9c33bfe</text:p>
          </table:table-cell>
          <table:table-cell office:value-type="float" office:value="25.51371441" calcext:value-type="float">
            <text:p>25.5137144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5d6fe33d47eae5deb1ad9e53558145312a84015</text:p>
          </table:table-cell>
          <table:table-cell office:value-type="float" office:value="25.50633676" calcext:value-type="float">
            <text:p>25.5063367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3ff76c617cf333fd8534ba77e64840bc32539ee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1abe2f2ccb0bce6a64671683043263c6ef2a7e3</text:p>
          </table:table-cell>
          <table:table-cell office:value-type="float" office:value="25.49690772" calcext:value-type="float">
            <text:p>25.4969077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5a1b4103eba02aec4883c271ab61b8b8f10c6e1</text:p>
          </table:table-cell>
          <table:table-cell office:value-type="float" office:value="25.42606636" calcext:value-type="float">
            <text:p>25.4260663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621bcc9ae49448681a6ec046d91c46b59e0a5c0</text:p>
          </table:table-cell>
          <table:table-cell office:value-type="float" office:value="25.36253861" calcext:value-type="float">
            <text:p>25.3625386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1d761df72cdd87894284062560f57ddf0b686cc</text:p>
          </table:table-cell>
          <table:table-cell office:value-type="float" office:value="25.33937863" calcext:value-type="float">
            <text:p>25.3393786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b75b26975044849b3f367848681d175d4d3e5eb</text:p>
          </table:table-cell>
          <table:table-cell office:value-type="float" office:value="25.31321716" calcext:value-type="float">
            <text:p>25.313217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12242b012bef50b0cd34a3f0b593def6d30015e</text:p>
          </table:table-cell>
          <table:table-cell office:value-type="float" office:value="25.30923118" calcext:value-type="float">
            <text:p>25.3092311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4fd4e2198cf93213f6215da13b138c4e9c070cc</text:p>
          </table:table-cell>
          <table:table-cell office:value-type="float" office:value="25.28345251" calcext:value-type="float">
            <text:p>25.2834525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26aeb4d6315a9699d18f8a9811ec7970b66463a</text:p>
          </table:table-cell>
          <table:table-cell office:value-type="float" office:value="25.25654682" calcext:value-type="float">
            <text:p>25.2565468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12627ae7c148e9c8cd69a5cb0c63510583458f5</text:p>
          </table:table-cell>
          <table:table-cell office:value-type="float" office:value="25.22099558" calcext:value-type="float">
            <text:p>25.2209955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7f1428d9ce9dd2a130b7aadbcaf042a39c55636</text:p>
          </table:table-cell>
          <table:table-cell office:value-type="float" office:value="25.18654849" calcext:value-type="float">
            <text:p>25.1865484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c4ad0af35caf669c08f828bc7226e8adca64997</text:p>
          </table:table-cell>
          <table:table-cell office:value-type="float" office:value="25.15269662" calcext:value-type="float">
            <text:p>25.1526966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565407c68bb05378a404054480ee283fe954c1a</text:p>
          </table:table-cell>
          <table:table-cell office:value-type="float" office:value="25.13847171" calcext:value-type="float">
            <text:p>25.1384717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024467ad673aecc106e9bbe384e017b98ee9acf</text:p>
          </table:table-cell>
          <table:table-cell office:value-type="float" office:value="25.11691586" calcext:value-type="float">
            <text:p>25.1169158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13d5500827df53d947462bef913b4baec1ea7be</text:p>
          </table:table-cell>
          <table:table-cell office:value-type="float" office:value="25.09826866" calcext:value-type="float">
            <text:p>25.0982686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d3296aa86c354c58d988d3253b37d08028bd947</text:p>
          </table:table-cell>
          <table:table-cell office:value-type="float" office:value="25.08293067" calcext:value-type="float">
            <text:p>25.0829306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418c327e5b45523bde2110a5ea336f83c23f7a2</text:p>
          </table:table-cell>
          <table:table-cell office:value-type="float" office:value="25.02018891" calcext:value-type="float">
            <text:p>25.0201889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2746c711ce58f8cb7d9a3eef7421a5c284b6eb8</text:p>
          </table:table-cell>
          <table:table-cell office:value-type="float" office:value="25.01265409" calcext:value-type="float">
            <text:p>25.012654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3a0b2d7c675d1d02630d2d4717b8357ac10ea8c</text:p>
          </table:table-cell>
          <table:table-cell office:value-type="float" office:value="25.00353262" calcext:value-type="float">
            <text:p>25.0035326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acb43eee5316bc4f9210e56710d0754c494a9f5</text:p>
          </table:table-cell>
          <table:table-cell office:value-type="float" office:value="25.00048011" calcext:value-type="float">
            <text:p>25.000480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9391e8e67660200d38cde5f6efe0513d013ee9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3453434b2ffc5586e7b5dc09f0ea49458b868b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3fa0cfc1dd2de0c40e2df5f40dcb445ef76868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38a83fde936884e33cf3ead53cb1dd214ee44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112817331f4be354618864d042e0c988cbc4d7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82d3e5fdc2f7a4a46cc232cdb849b80c511bd6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73d9021f67931563fdfe3e8f66261086319a1f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dd5386854e73f45543136730faa9c27fe529d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2a77f5908244c32cae273c9d6c96488920468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48eaeacf8b083cb325420e2eab5f1f44de3ffe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ea619b3ce8cd63dac30fe52f2db9dd2f0cd419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909509bc4b77ff4c2d639e4f38a3defa718dedc</text:p>
          </table:table-cell>
          <table:table-cell office:value-type="float" office:value="24.99789846" calcext:value-type="float">
            <text:p>24.9978984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1770fd770ff2cbf914aae14a6b14b70fdc14719</text:p>
          </table:table-cell>
          <table:table-cell office:value-type="float" office:value="24.96678563" calcext:value-type="float">
            <text:p>24.9667856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049cfc4df2185ddc2724184d74dd2e0bc9fd80a</text:p>
          </table:table-cell>
          <table:table-cell office:value-type="float" office:value="24.90982668" calcext:value-type="float">
            <text:p>24.9098266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ca3b2b041d56cfe6cc4af7d5e8941c79567c68a</text:p>
          </table:table-cell>
          <table:table-cell office:value-type="float" office:value="24.90069754" calcext:value-type="float">
            <text:p>24.9006975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d3129bece80354053b283b3ee38cb0d31a148ea</text:p>
          </table:table-cell>
          <table:table-cell office:value-type="float" office:value="24.84778743" calcext:value-type="float">
            <text:p>24.8477874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499f96d10846c13c2a3ef0c534587eb9ab9f2f5</text:p>
          </table:table-cell>
          <table:table-cell office:value-type="float" office:value="24.81033004" calcext:value-type="float">
            <text:p>24.8103300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2a01ebe58b73bc4110c8ea3610f56c6424700a3</text:p>
          </table:table-cell>
          <table:table-cell office:value-type="float" office:value="24.80702692" calcext:value-type="float">
            <text:p>24.8070269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c5b31e33ba1c13593add1d2cf9a0854eafbe669</text:p>
          </table:table-cell>
          <table:table-cell office:value-type="float" office:value="24.8019292" calcext:value-type="float">
            <text:p>24.801929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f13664005aecd193b0d8c6e98ea2965ec95766a</text:p>
          </table:table-cell>
          <table:table-cell office:value-type="float" office:value="24.74601106" calcext:value-type="float">
            <text:p>24.7460110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7967bc51a2af199cb64f60d6fd6ee51e564986c</text:p>
          </table:table-cell>
          <table:table-cell office:value-type="float" office:value="24.69639916" calcext:value-type="float">
            <text:p>24.696399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8bcdd278ece1e5dd705aa5cebdbbd51b16f9fd3</text:p>
          </table:table-cell>
          <table:table-cell office:value-type="float" office:value="24.66541616" calcext:value-type="float">
            <text:p>24.665416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4c64df15fb3b564e966d3c604daa8fd63497afd</text:p>
          </table:table-cell>
          <table:table-cell office:value-type="float" office:value="24.65676272" calcext:value-type="float">
            <text:p>24.6567627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c93383768153c06a79d8e39a14c644ee3bedeff</text:p>
          </table:table-cell>
          <table:table-cell office:value-type="float" office:value="24.65041324" calcext:value-type="float">
            <text:p>24.6504132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1a8e9116c3d0cb73e838981b7dda7f7d3666377</text:p>
          </table:table-cell>
          <table:table-cell office:value-type="float" office:value="24.63344876" calcext:value-type="float">
            <text:p>24.6334487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d2b9f34d8dd21aafc8ec0e0534e2f12ca1a7867</text:p>
          </table:table-cell>
          <table:table-cell office:value-type="float" office:value="24.60170468" calcext:value-type="float">
            <text:p>24.6017046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18d30e87da88a3c95db01bf4f35a0ae711cc813</text:p>
          </table:table-cell>
          <table:table-cell office:value-type="float" office:value="24.45833796" calcext:value-type="float">
            <text:p>24.4583379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09a84b52ecafcb2e8bca85aec951f478ab5234b</text:p>
          </table:table-cell>
          <table:table-cell office:value-type="float" office:value="24.44808978" calcext:value-type="float">
            <text:p>24.4480897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a3b0f88396404f0a42bbe549132c2753a2631ce</text:p>
          </table:table-cell>
          <table:table-cell office:value-type="float" office:value="24.41428227" calcext:value-type="float">
            <text:p>24.414282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fb0df5f63f5ad57e8e848239706ad7912785cd2</text:p>
          </table:table-cell>
          <table:table-cell office:value-type="float" office:value="24.36651954" calcext:value-type="float">
            <text:p>24.3665195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258a588cf86e988e1b3187e9800efa475068767</text:p>
          </table:table-cell>
          <table:table-cell office:value-type="float" office:value="24.30900771" calcext:value-type="float">
            <text:p>24.3090077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e7858a5c9250ce24bd0862d2184a595e2d3cf0e</text:p>
          </table:table-cell>
          <table:table-cell office:value-type="float" office:value="24.17626924" calcext:value-type="float">
            <text:p>24.1762692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bd616850018006ef133623d2b93980758b32b77</text:p>
          </table:table-cell>
          <table:table-cell office:value-type="float" office:value="24.16429401" calcext:value-type="float">
            <text:p>24.164294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ba65975b1c66586bfe7910f32377e0ee55f783e</text:p>
          </table:table-cell>
          <table:table-cell office:value-type="float" office:value="24.12009" calcext:value-type="float">
            <text:p>24.120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ef0f2a687878e94028f59df2be3f2bca06c6bd8</text:p>
          </table:table-cell>
          <table:table-cell office:value-type="float" office:value="24.1089645" calcext:value-type="float">
            <text:p>24.108964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5fbc9ebad5b45ea0a7201383c46964a1737759e</text:p>
          </table:table-cell>
          <table:table-cell office:value-type="float" office:value="24.08849644" calcext:value-type="float">
            <text:p>24.0884964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24dee0f3e0b88cd84232871d6f4361849c3cc0b</text:p>
          </table:table-cell>
          <table:table-cell office:value-type="float" office:value="24.08733497" calcext:value-type="float">
            <text:p>24.0873349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6d2e5f0bcd95064a017c868506f56ac5c303b92</text:p>
          </table:table-cell>
          <table:table-cell office:value-type="float" office:value="24.07318911" calcext:value-type="float">
            <text:p>24.073189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b5b09d1603d0f7e6b1d89d4ff3088846495b597</text:p>
          </table:table-cell>
          <table:table-cell office:value-type="float" office:value="24.07" calcext:value-type="float">
            <text:p>24.0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8ecbc56dd84a61cbd655189bd4ed86fe1807af3</text:p>
          </table:table-cell>
          <table:table-cell office:value-type="float" office:value="24.03807411" calcext:value-type="float">
            <text:p>24.038074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5ff9ac121d238c76a05dad487f433ad30cd95b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2aaec59b60412867b686aa29e87ed698ac93342</text:p>
          </table:table-cell>
          <table:table-cell office:value-type="float" office:value="23.94089089" calcext:value-type="float">
            <text:p>23.9408908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ae7d537c0594864b095a1e0d3598e8115b9a503</text:p>
          </table:table-cell>
          <table:table-cell office:value-type="float" office:value="23.83142671" calcext:value-type="float">
            <text:p>23.8314267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cdfd0b56f8906554d6ed5ff17a351aa85b7fc3b</text:p>
          </table:table-cell>
          <table:table-cell office:value-type="float" office:value="23.83000051" calcext:value-type="float">
            <text:p>23.8300005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6177e57e03b2901866c11184739bd55d326cbd0</text:p>
          </table:table-cell>
          <table:table-cell office:value-type="float" office:value="23.81066335" calcext:value-type="float">
            <text:p>23.8106633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f3ad2ac5152ebaa956a2962d78ae018ae0b1fee</text:p>
          </table:table-cell>
          <table:table-cell office:value-type="float" office:value="23.79318333" calcext:value-type="float">
            <text:p>23.793183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09417b832fe80e02bcfe62ee00883d728382b97</text:p>
          </table:table-cell>
          <table:table-cell office:value-type="float" office:value="23.75493728" calcext:value-type="float">
            <text:p>23.7549372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fd77fb002fe88c544628b197068882394c0aa1b</text:p>
          </table:table-cell>
          <table:table-cell office:value-type="float" office:value="23.69229711" calcext:value-type="float">
            <text:p>23.692297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3e7dd30b0815cacebc73c285e23d7cdbc0492d8</text:p>
          </table:table-cell>
          <table:table-cell office:value-type="float" office:value="23.69050855" calcext:value-type="float">
            <text:p>23.6905085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497eefbdeed9124ad0f7808b0e181fc4d916ec4</text:p>
          </table:table-cell>
          <table:table-cell office:value-type="float" office:value="23.67001565" calcext:value-type="float">
            <text:p>23.6700156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5b0f735d005c11b55e4037c6395512070864c29</text:p>
          </table:table-cell>
          <table:table-cell office:value-type="float" office:value="23.6102989" calcext:value-type="float">
            <text:p>23.610298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46452e6851f221f6bd2835a62aec789621dc423</text:p>
          </table:table-cell>
          <table:table-cell office:value-type="float" office:value="23.49473426" calcext:value-type="float">
            <text:p>23.494734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3130aa4d20d57fa16a20a490730588606dad20e</text:p>
          </table:table-cell>
          <table:table-cell office:value-type="float" office:value="23.46644888" calcext:value-type="float">
            <text:p>23.4664488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41cf14d2314bd073cd5cb011f5fdd4026f628ea</text:p>
          </table:table-cell>
          <table:table-cell office:value-type="float" office:value="23.46046658" calcext:value-type="float">
            <text:p>23.4604665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76f83c7d56cd6174f5a1d10283b2dc9558e1924</text:p>
          </table:table-cell>
          <table:table-cell office:value-type="float" office:value="23.43868799" calcext:value-type="float">
            <text:p>23.438687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71339ba4eb69bbeb3757ffb157c8dc29047889f</text:p>
          </table:table-cell>
          <table:table-cell office:value-type="float" office:value="23.42251564" calcext:value-type="float">
            <text:p>23.4225156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6414cd7e16627f2e46fb1e14fcbf50eace5be9d</text:p>
          </table:table-cell>
          <table:table-cell office:value-type="float" office:value="23.39649914" calcext:value-type="float">
            <text:p>23.3964991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dc655793fdb39823edff56da69e2cbfa679487d</text:p>
          </table:table-cell>
          <table:table-cell office:value-type="float" office:value="23.23217357" calcext:value-type="float">
            <text:p>23.2321735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b3a99b975292c430dbf4047e3fd22015e6b9741</text:p>
          </table:table-cell>
          <table:table-cell office:value-type="float" office:value="23.22047654" calcext:value-type="float">
            <text:p>23.2204765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e39a0b13c59fe1492a97d17c4c0d170db92b5de</text:p>
          </table:table-cell>
          <table:table-cell office:value-type="float" office:value="23.10799781" calcext:value-type="float">
            <text:p>23.1079978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b779c9f8c267d40c76c0e4103fbfcf168dbf004</text:p>
          </table:table-cell>
          <table:table-cell office:value-type="float" office:value="23.10162114" calcext:value-type="float">
            <text:p>23.1016211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4d98853d3238a913113c8ca2d7c193ea05e9ab5</text:p>
          </table:table-cell>
          <table:table-cell office:value-type="float" office:value="23.06634069" calcext:value-type="float">
            <text:p>23.0663406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382725b43f750d16ded503606dbe2266554caea</text:p>
          </table:table-cell>
          <table:table-cell office:value-type="float" office:value="23.06513365" calcext:value-type="float">
            <text:p>23.0651336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821231f4f10244eceb906aeff49e951b2b3b16d</text:p>
          </table:table-cell>
          <table:table-cell office:value-type="float" office:value="23.0558951" calcext:value-type="float">
            <text:p>23.055895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25a66882b2c9deb8756e735acfa7480254c20d0</text:p>
          </table:table-cell>
          <table:table-cell office:value-type="float" office:value="23.05514618" calcext:value-type="float">
            <text:p>23.0551461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f48a221989661b7bf5a961c6620554a2a3b781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2f530500ced765b1336a143738522cfd3d7d1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159f5d72956cc66a6b9a45511e58cff683b5ef9</text:p>
          </table:table-cell>
          <table:table-cell office:value-type="float" office:value="22.99607459" calcext:value-type="float">
            <text:p>22.9960745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fe9eae47e205c707578d7950c0cf7133568b13c</text:p>
          </table:table-cell>
          <table:table-cell office:value-type="float" office:value="22.90112934" calcext:value-type="float">
            <text:p>22.9011293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c63328efc588cc8869aaa08a7eae7727ee31d77</text:p>
          </table:table-cell>
          <table:table-cell office:value-type="float" office:value="22.87250627" calcext:value-type="float">
            <text:p>22.872506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fecedf94fe551f6ae4a29ec7820113bff1d0a2d</text:p>
          </table:table-cell>
          <table:table-cell office:value-type="float" office:value="22.83497761" calcext:value-type="float">
            <text:p>22.8349776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c94bb6653a13bd980f92e30bf81dbfe38b66771</text:p>
          </table:table-cell>
          <table:table-cell office:value-type="float" office:value="22.83372137" calcext:value-type="float">
            <text:p>22.8337213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16ca97aacfb8b3e99a398f78919c11084ba5fe1</text:p>
          </table:table-cell>
          <table:table-cell office:value-type="float" office:value="22.74014846" calcext:value-type="float">
            <text:p>22.7401484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52563d88480decbc9bfb4428bb689af48dd92a9</text:p>
          </table:table-cell>
          <table:table-cell office:value-type="float" office:value="22.6001481" calcext:value-type="float">
            <text:p>22.600148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fe1a475256a94666796d6a0fda0f39a66c9081f</text:p>
          </table:table-cell>
          <table:table-cell office:value-type="float" office:value="22.54510384" calcext:value-type="float">
            <text:p>22.5451038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5ae16f974b66a28eedd930459e31609be3fd924</text:p>
          </table:table-cell>
          <table:table-cell office:value-type="float" office:value="22.51236469" calcext:value-type="float">
            <text:p>22.5123646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ef1f3520ed399d7f3fc763c975d1dcaeda0d00f</text:p>
          </table:table-cell>
          <table:table-cell office:value-type="float" office:value="22.41354592" calcext:value-type="float">
            <text:p>22.4135459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27bb893a4d9574378c4b1d089bdb6b9fce5099e</text:p>
          </table:table-cell>
          <table:table-cell office:value-type="float" office:value="22.4105662" calcext:value-type="float">
            <text:p>22.410566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c0745efd9df11a33ab5c0775b8c0308fb9b00a8</text:p>
          </table:table-cell>
          <table:table-cell office:value-type="float" office:value="22.39189416" calcext:value-type="float">
            <text:p>22.391894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553043e81fb7c97386089bda0c182128bb50f24</text:p>
          </table:table-cell>
          <table:table-cell office:value-type="float" office:value="22.29043241" calcext:value-type="float">
            <text:p>22.2904324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68dd016c28279ad70745246930b1232aeccf912</text:p>
          </table:table-cell>
          <table:table-cell office:value-type="float" office:value="22.27975458" calcext:value-type="float">
            <text:p>22.2797545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7835dd25bbcfd58852c6078beb436964dd430e5</text:p>
          </table:table-cell>
          <table:table-cell office:value-type="float" office:value="22.27097177" calcext:value-type="float">
            <text:p>22.2709717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009c0f1804dae4e5bfa7d288811684bb327505c</text:p>
          </table:table-cell>
          <table:table-cell office:value-type="float" office:value="22.2693679" calcext:value-type="float">
            <text:p>22.269367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4014742430eba7b2378550660d1492c5b5f154f</text:p>
          </table:table-cell>
          <table:table-cell office:value-type="float" office:value="22.21904077" calcext:value-type="float">
            <text:p>22.2190407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a98db58cfc87c056a8d08056cfb7fbaa8dec702</text:p>
          </table:table-cell>
          <table:table-cell office:value-type="float" office:value="22.21301981" calcext:value-type="float">
            <text:p>22.2130198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d8edb5d6697491f07592e47d341fda7ef813c4d</text:p>
          </table:table-cell>
          <table:table-cell office:value-type="float" office:value="22.19" calcext:value-type="float">
            <text:p>22.1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d26d96dfda1372036c0b2a5a58a46971f2d3272</text:p>
          </table:table-cell>
          <table:table-cell office:value-type="float" office:value="22.15328956" calcext:value-type="float">
            <text:p>22.1532895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858cdce7ef72f7d0951de47b210c526807fec2e</text:p>
          </table:table-cell>
          <table:table-cell office:value-type="float" office:value="22.12261381" calcext:value-type="float">
            <text:p>22.1226138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1808374f07ffa9874f2d192bd7a83833b19f52c</text:p>
          </table:table-cell>
          <table:table-cell office:value-type="float" office:value="22.08313847" calcext:value-type="float">
            <text:p>22.083138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def0264ed7b45dde362e61eb3ccd0cf00d22081</text:p>
          </table:table-cell>
          <table:table-cell office:value-type="float" office:value="22.07695498" calcext:value-type="float">
            <text:p>22.0769549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45245001877f2d573a4965ef2a3acccdeb8518c</text:p>
          </table:table-cell>
          <table:table-cell office:value-type="float" office:value="22.03226847" calcext:value-type="float">
            <text:p>22.032268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37c337ea75709192ab8803b2fb332fd170cc1ed</text:p>
          </table:table-cell>
          <table:table-cell office:value-type="float" office:value="22.03151024" calcext:value-type="float">
            <text:p>22.0315102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afb45ac4251f62c1cd90bba75e87e8f8fdfd17b</text:p>
          </table:table-cell>
          <table:table-cell office:value-type="float" office:value="22.0190852" calcext:value-type="float">
            <text:p>22.019085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0c283aefe58ad2efb3462765bed73d8c0c81626</text:p>
          </table:table-cell>
          <table:table-cell office:value-type="float" office:value="22.01475155" calcext:value-type="float">
            <text:p>22.0147515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b2442e2688fce3e9c69dbde0bf25eedf657fb1c</text:p>
          </table:table-cell>
          <table:table-cell office:value-type="float" office:value="21.93774458" calcext:value-type="float">
            <text:p>21.9377445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7a76fac4e5848d2cd30748ad32bec5c0a63bc33</text:p>
          </table:table-cell>
          <table:table-cell office:value-type="float" office:value="21.87826602" calcext:value-type="float">
            <text:p>21.8782660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8fde7b30488fad762b1cdb4f1c3eefe72638876</text:p>
          </table:table-cell>
          <table:table-cell office:value-type="float" office:value="21.7729139" calcext:value-type="float">
            <text:p>21.772913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15bcd75e04602fddd8e5e60560d994b8d37c7e5</text:p>
          </table:table-cell>
          <table:table-cell office:value-type="float" office:value="21.7435159" calcext:value-type="float">
            <text:p>21.743515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7feb69cf7d18339ac6207a80c3bd96e2d6cc941</text:p>
          </table:table-cell>
          <table:table-cell office:value-type="float" office:value="21.63048491" calcext:value-type="float">
            <text:p>21.6304849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255c400b8e921fe2d5ec904eca1373d3ff80b15</text:p>
          </table:table-cell>
          <table:table-cell office:value-type="float" office:value="21.61170459" calcext:value-type="float">
            <text:p>21.6117045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59c531cca9aca31c3ef26e517d5bdda48ea53eb</text:p>
          </table:table-cell>
          <table:table-cell office:value-type="float" office:value="21.53048532" calcext:value-type="float">
            <text:p>21.530485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80d68c425fe6c6716c854c1ea2a0a5d4fe6d1b7</text:p>
          </table:table-cell>
          <table:table-cell office:value-type="float" office:value="21.52430762" calcext:value-type="float">
            <text:p>21.5243076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0e4edf6fca011e2da7d473aafdfccd61cbaadfb</text:p>
          </table:table-cell>
          <table:table-cell office:value-type="float" office:value="21.51388648" calcext:value-type="float">
            <text:p>21.5138864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7c105f6230c819f005386d738693e5606543337</text:p>
          </table:table-cell>
          <table:table-cell office:value-type="float" office:value="21.39001156" calcext:value-type="float">
            <text:p>21.3900115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9cf6a50ac442424ed391fab71eca7f87dd27738</text:p>
          </table:table-cell>
          <table:table-cell office:value-type="float" office:value="21.33157586" calcext:value-type="float">
            <text:p>21.3315758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ab0501a793e2dc79e80ef507c50327a64c3a8a7</text:p>
          </table:table-cell>
          <table:table-cell office:value-type="float" office:value="21.32370047" calcext:value-type="float">
            <text:p>21.323700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eb8aba616e16d523b97ceee571aa70be91b9d65</text:p>
          </table:table-cell>
          <table:table-cell office:value-type="float" office:value="21.25325902" calcext:value-type="float">
            <text:p>21.2532590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ca008655f4ecf91577e913b525c909fd5d1fbf9</text:p>
          </table:table-cell>
          <table:table-cell office:value-type="float" office:value="21.22723249" calcext:value-type="float">
            <text:p>21.2272324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eab14783eade4362725a627e259d1afd52bdc7c</text:p>
          </table:table-cell>
          <table:table-cell office:value-type="float" office:value="21.22380793" calcext:value-type="float">
            <text:p>21.2238079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4e763ce20a3a82740287dbdd2153d1666ff9a12</text:p>
          </table:table-cell>
          <table:table-cell office:value-type="float" office:value="21.18559476" calcext:value-type="float">
            <text:p>21.1855947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d4462d261a33853866390d3566be8df5e062095</text:p>
          </table:table-cell>
          <table:table-cell office:value-type="float" office:value="21.17858484" calcext:value-type="float">
            <text:p>21.1785848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bb3b324f2b833835e29595b072beedf8ce10896</text:p>
          </table:table-cell>
          <table:table-cell office:value-type="float" office:value="21.16650524" calcext:value-type="float">
            <text:p>21.1665052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7cbe8ed381b73f0662c3ca0b56ca962699bab5f</text:p>
          </table:table-cell>
          <table:table-cell office:value-type="float" office:value="21.0943446" calcext:value-type="float">
            <text:p>21.094344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4a1d677250229f9bc1ee6b909d626d1696004d6</text:p>
          </table:table-cell>
          <table:table-cell office:value-type="float" office:value="21.08167295" calcext:value-type="float">
            <text:p>21.0816729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320898712a4626459187e28d7de2b6dd4943e72</text:p>
          </table:table-cell>
          <table:table-cell office:value-type="float" office:value="21.07769253" calcext:value-type="float">
            <text:p>21.0776925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bb5ea29b651460b8fc05d63cdb0f0b911ac5eb9</text:p>
          </table:table-cell>
          <table:table-cell office:value-type="float" office:value="21.01142217" calcext:value-type="float">
            <text:p>21.011422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9db7f688a0aea9a164236fc1c657ddc451fd5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2ad175ff519a7b1af369ef7b3575e797b335c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16f1e3b5d115d56f33c131351d46ac4aae1de5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8ce0b3a10b8c289f8ab44695e012443bdbd40d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fa47a7533c6dfbe11ad4f8b4755edaacb36163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f4b3221f2c22dfc8cea1db2ebc763a9497c287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4574c509f2bf119965c03826341da74727517a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a76e85128ea333bc4452e9f9572ac58c52354c2</text:p>
          </table:table-cell>
          <table:table-cell office:value-type="float" office:value="20.94293032" calcext:value-type="float">
            <text:p>20.942930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c28fc1a056dedfa4ac6944b4ed17a0ba87769bb</text:p>
          </table:table-cell>
          <table:table-cell office:value-type="float" office:value="20.90720312" calcext:value-type="float">
            <text:p>20.907203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c5b42e85846e69bc133c7f9c8e47428404e390c</text:p>
          </table:table-cell>
          <table:table-cell office:value-type="float" office:value="20.90485407" calcext:value-type="float">
            <text:p>20.9048540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d7e15a43b12c7242462fa64e98557933cadd865</text:p>
          </table:table-cell>
          <table:table-cell office:value-type="float" office:value="20.86802023" calcext:value-type="float">
            <text:p>20.868020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f4d86223b667fb867ed05d03867bb9c18e6b04c</text:p>
          </table:table-cell>
          <table:table-cell office:value-type="float" office:value="20.84774642" calcext:value-type="float">
            <text:p>20.8477464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188ca0cff0132f444739f20f56c231940dc5ed7</text:p>
          </table:table-cell>
          <table:table-cell office:value-type="float" office:value="20.78497186" calcext:value-type="float">
            <text:p>20.7849718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d346784fd2d763851edec319384ff915fe77524</text:p>
          </table:table-cell>
          <table:table-cell office:value-type="float" office:value="20.78152225" calcext:value-type="float">
            <text:p>20.781522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18b7c9632913db44ee0bbcf585f6e5f97a1a44a</text:p>
          </table:table-cell>
          <table:table-cell office:value-type="float" office:value="20.72915654" calcext:value-type="float">
            <text:p>20.7291565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db94f06e41ea9a3defeef5d72f49435bd0c9e0d</text:p>
          </table:table-cell>
          <table:table-cell office:value-type="float" office:value="20.7271408" calcext:value-type="float">
            <text:p>20.727140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9e7113a8f14f6add8ac3708e8a839698c5e38a8</text:p>
          </table:table-cell>
          <table:table-cell office:value-type="float" office:value="20.71358741" calcext:value-type="float">
            <text:p>20.7135874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fcaa66288c97fda5cd60be373908af0a2dda2d5</text:p>
          </table:table-cell>
          <table:table-cell office:value-type="float" office:value="20.64135263" calcext:value-type="float">
            <text:p>20.6413526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b7e64070d57dbd6987c9014104472e721c5810f</text:p>
          </table:table-cell>
          <table:table-cell office:value-type="float" office:value="20.59487643" calcext:value-type="float">
            <text:p>20.5948764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26005928cb37b04fdf0771becd68ca6c4672099</text:p>
          </table:table-cell>
          <table:table-cell office:value-type="float" office:value="20.59111751" calcext:value-type="float">
            <text:p>20.5911175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f01e79125823f87b70a77ea176afbbf1c461b98</text:p>
          </table:table-cell>
          <table:table-cell office:value-type="float" office:value="20.54090506" calcext:value-type="float">
            <text:p>20.5409050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45034b6469b34f1bda3f123abcef837c1602f03</text:p>
          </table:table-cell>
          <table:table-cell office:value-type="float" office:value="20.50546183" calcext:value-type="float">
            <text:p>20.5054618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95dc5fef5aa2aa7dd1f21b7979901bdab290ae5</text:p>
          </table:table-cell>
          <table:table-cell office:value-type="float" office:value="20.50065218" calcext:value-type="float">
            <text:p>20.5006521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78abc54f7f3a2bbf6a18f3253870d31b1ca58f6</text:p>
          </table:table-cell>
          <table:table-cell office:value-type="float" office:value="20.40702614" calcext:value-type="float">
            <text:p>20.4070261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50a1ce5f6b62ce01787171b685a107277d0d2e5</text:p>
          </table:table-cell>
          <table:table-cell office:value-type="float" office:value="20.36030548" calcext:value-type="float">
            <text:p>20.3603054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9ed92287c9dcf2691b312fb2d3713e1f2b54a89</text:p>
          </table:table-cell>
          <table:table-cell office:value-type="float" office:value="20.30432269" calcext:value-type="float">
            <text:p>20.3043226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28ebc8caf0294f80957cd165c9c65a8fe8e586a</text:p>
          </table:table-cell>
          <table:table-cell office:value-type="float" office:value="20.27761169" calcext:value-type="float">
            <text:p>20.2776116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bff7d305dc81a6c395ddc5df82082fe538a6cf1</text:p>
          </table:table-cell>
          <table:table-cell office:value-type="float" office:value="20.26244749" calcext:value-type="float">
            <text:p>20.2624474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3c6caea0a1325f4ef6368a6a2df2eccb87b8298</text:p>
          </table:table-cell>
          <table:table-cell office:value-type="float" office:value="20.24341642" calcext:value-type="float">
            <text:p>20.2434164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d20d493d37146faf6d7a9ecf1625d1a93babe83</text:p>
          </table:table-cell>
          <table:table-cell office:value-type="float" office:value="20.21741649" calcext:value-type="float">
            <text:p>20.2174164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79b585deae5c8944558a25c01605bb4d3131d58</text:p>
          </table:table-cell>
          <table:table-cell office:value-type="float" office:value="20.20992694" calcext:value-type="float">
            <text:p>20.2099269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434ec4948f2405cd823d2b09acfd4634abeeeba</text:p>
          </table:table-cell>
          <table:table-cell office:value-type="float" office:value="20.20449445" calcext:value-type="float">
            <text:p>20.2044944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e01f379ebf3ecf199492e69c89553d7a178c3b2</text:p>
          </table:table-cell>
          <table:table-cell office:value-type="float" office:value="20.16372996" calcext:value-type="float">
            <text:p>20.1637299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ecb6c57c1c949cbedbc63adea8c05cbe191e832</text:p>
          </table:table-cell>
          <table:table-cell office:value-type="float" office:value="20.15904845" calcext:value-type="float">
            <text:p>20.1590484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e962b91dd6ddd2eec8e7df5215ab3ed50e0793f</text:p>
          </table:table-cell>
          <table:table-cell office:value-type="float" office:value="20.15739957" calcext:value-type="float">
            <text:p>20.1573995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7d1c9a357235d902935be629217d262d296dfab</text:p>
          </table:table-cell>
          <table:table-cell office:value-type="float" office:value="20.12000094" calcext:value-type="float">
            <text:p>20.1200009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f5acb7eae53baff872698b71306952063168592</text:p>
          </table:table-cell>
          <table:table-cell office:value-type="float" office:value="20.11685894" calcext:value-type="float">
            <text:p>20.1168589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10a8389883e2d1e91fba7a6b5bf5389f98e7459</text:p>
          </table:table-cell>
          <table:table-cell office:value-type="float" office:value="20.11302173" calcext:value-type="float">
            <text:p>20.1130217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b62725ceea51a7def524ef7be6944875078f0fe</text:p>
          </table:table-cell>
          <table:table-cell office:value-type="float" office:value="20.11239971" calcext:value-type="float">
            <text:p>20.1123997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55e430f9ed874c09330fbacf629368efd162bd2</text:p>
          </table:table-cell>
          <table:table-cell office:value-type="float" office:value="20.11094339" calcext:value-type="float">
            <text:p>20.1109433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9de17860116527d151f318c5098aedd7a5c02bd</text:p>
          </table:table-cell>
          <table:table-cell office:value-type="float" office:value="20.10298318" calcext:value-type="float">
            <text:p>20.1029831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831ba5491389ef167d8f9ed4e71cdc1603c693e</text:p>
          </table:table-cell>
          <table:table-cell office:value-type="float" office:value="20.09971448" calcext:value-type="float">
            <text:p>20.0997144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6bae10c93bddef9beecefb6105fc24dcf44ed31</text:p>
          </table:table-cell>
          <table:table-cell office:value-type="float" office:value="20.08922286" calcext:value-type="float">
            <text:p>20.0892228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fc524b2b568437bc7e5c74ceea3f2c1d9cd7911</text:p>
          </table:table-cell>
          <table:table-cell office:value-type="float" office:value="20.08495973" calcext:value-type="float">
            <text:p>20.0849597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e90c7e60348805ada9a9e125950de8bc3efe4ee</text:p>
          </table:table-cell>
          <table:table-cell office:value-type="float" office:value="20.08324384" calcext:value-type="float">
            <text:p>20.0832438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965eadcacb57d485bb573a3ef4a046947c7698a</text:p>
          </table:table-cell>
          <table:table-cell office:value-type="float" office:value="20.04724692" calcext:value-type="float">
            <text:p>20.0472469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d4ba0a1c08e0af938a2b1ac06e8937c8535ec93</text:p>
          </table:table-cell>
          <table:table-cell office:value-type="float" office:value="20.02983362" calcext:value-type="float">
            <text:p>20.0298336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70807e29fc7ec2c2a466c68c4585719b48730ce</text:p>
          </table:table-cell>
          <table:table-cell office:value-type="float" office:value="20.02271356" calcext:value-type="float">
            <text:p>20.0227135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4beda021629d991e61dd02b19031766a0f01e8e</text:p>
          </table:table-cell>
          <table:table-cell office:value-type="float" office:value="20.00132986" calcext:value-type="float">
            <text:p>20.0013298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ae8973d60efcbcbefb06ae9350457612b82b9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525e1c31c25d52664f03c6acf11d9da87c4e0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b35a23f77349112ea2c0f7190e60e098d1c01d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f0474312b82189a545cf456fcaaf3350a5f7ce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3e24b5a836b3ca83666d2d957f6b725f5e3316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6dc2ae6531503f885a6c51bf60e291b95c1f0e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ad3379af6cc7343f18b69c96538b3d8845312e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58ed310e3aeeb85f54bc3bfac7e143fef77914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8cc17279b3905633cb44f3179e60641103327e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d7f0d765dda79962b4938495c3ecc8a2344c1a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ccb714be15deee5d721f2e1155de8bdb84ce0c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4cb4c8ea30551241232816a39a314424dc07a8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bf8d4c28e1d67f1f990da83b3253f415c55d25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cdacc2acc7c0bc076fa84e8ee55f0c23444059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925d2e4d8d33659b82bf6973b82e34ae88fbc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c35b60fd71bfc0c1a27d6a4c7e58a7793bd314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45bad313b42e77e46c225d18afa5e832d82b71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bfb902eaa675908d04aa02ed681d9944d67afc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75f5e2c81ed46745012c2f6056682c563ad33dc</text:p>
          </table:table-cell>
          <table:table-cell office:value-type="float" office:value="19.9991" calcext:value-type="float">
            <text:p>19.999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70e45810716ba2a3338c1a4d4aa1ba5cf79238b</text:p>
          </table:table-cell>
          <table:table-cell office:value-type="float" office:value="19.98419525" calcext:value-type="float">
            <text:p>19.984195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19168330e545aba8a0ad9e93e52bb203c46ee3a</text:p>
          </table:table-cell>
          <table:table-cell office:value-type="float" office:value="19.95909678" calcext:value-type="float">
            <text:p>19.9590967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0f16fa0690eb6cdb6b3877d42cf2af91f883b18</text:p>
          </table:table-cell>
          <table:table-cell office:value-type="float" office:value="19.9381916" calcext:value-type="float">
            <text:p>19.93819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b8c96832258382bd5573700781ab5234d8ba83b</text:p>
          </table:table-cell>
          <table:table-cell office:value-type="float" office:value="19.91370471" calcext:value-type="float">
            <text:p>19.9137047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1dd405ffa74a0343465e6c0af1b993022366ec8</text:p>
          </table:table-cell>
          <table:table-cell office:value-type="float" office:value="19.88" calcext:value-type="float">
            <text:p>19.8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40b061ff314b44174fe6c31cf12c81275e5ae09</text:p>
          </table:table-cell>
          <table:table-cell office:value-type="float" office:value="19.83473537" calcext:value-type="float">
            <text:p>19.8347353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6d6c38611c471c904f473c8ccdd38d676609fb1</text:p>
          </table:table-cell>
          <table:table-cell office:value-type="float" office:value="19.82678191" calcext:value-type="float">
            <text:p>19.8267819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3a8e46c586eefe2830094f18ee75f5a07d1a46b</text:p>
          </table:table-cell>
          <table:table-cell office:value-type="float" office:value="19.81752303" calcext:value-type="float">
            <text:p>19.8175230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54a3b70b9af0eec5dde71fc97074cb9ef9f4a25</text:p>
          </table:table-cell>
          <table:table-cell office:value-type="float" office:value="19.79767043" calcext:value-type="float">
            <text:p>19.7976704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d12368ec1d8aff507d0110fbc508f69773f5fd9</text:p>
          </table:table-cell>
          <table:table-cell office:value-type="float" office:value="19.75723305" calcext:value-type="float">
            <text:p>19.7572330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b11bb32ed49f8ee15ec62181a83038c8d08de67</text:p>
          </table:table-cell>
          <table:table-cell office:value-type="float" office:value="19.60828986" calcext:value-type="float">
            <text:p>19.6082898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82fa95caa66e22e8b5184e17fdf0825d4e92a95</text:p>
          </table:table-cell>
          <table:table-cell office:value-type="float" office:value="19.53825835" calcext:value-type="float">
            <text:p>19.5382583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fb035c3ab1ddaef58dd3a830ae55b3e57cce983</text:p>
          </table:table-cell>
          <table:table-cell office:value-type="float" office:value="19.48139714" calcext:value-type="float">
            <text:p>19.4813971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7fc9aaea38da5f551e2adffbb26689f0f104ba6</text:p>
          </table:table-cell>
          <table:table-cell office:value-type="float" office:value="19.46865776" calcext:value-type="float">
            <text:p>19.4686577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5db84bd7d037c23285fb0494c69f7a0d7f81f7b</text:p>
          </table:table-cell>
          <table:table-cell office:value-type="float" office:value="19.43435597" calcext:value-type="float">
            <text:p>19.4343559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ea15887d21e0a977a0ba796e6d27996efd5c766</text:p>
          </table:table-cell>
          <table:table-cell office:value-type="float" office:value="19.41285707" calcext:value-type="float">
            <text:p>19.4128570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30a9022952739fec496f94e26acaed54823f142</text:p>
          </table:table-cell>
          <table:table-cell office:value-type="float" office:value="19.38867579" calcext:value-type="float">
            <text:p>19.3886757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6f699c4c392544955b66d16942e61057ce43a3c</text:p>
          </table:table-cell>
          <table:table-cell office:value-type="float" office:value="19.33254079" calcext:value-type="float">
            <text:p>19.3325407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193da0160d347611b2cd4615834d76cb863cca1</text:p>
          </table:table-cell>
          <table:table-cell office:value-type="float" office:value="19.28466064" calcext:value-type="float">
            <text:p>19.2846606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44eb01bdb2da72f45fb595fefa5dfbd2db55261</text:p>
          </table:table-cell>
          <table:table-cell office:value-type="float" office:value="19.23844168" calcext:value-type="float">
            <text:p>19.2384416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8b9146e2aa257c307ecb59dc511bf699ebd073f</text:p>
          </table:table-cell>
          <table:table-cell office:value-type="float" office:value="19.23371698" calcext:value-type="float">
            <text:p>19.2337169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8496dd0bb932b060e9c7c4ddc8e1b72b1e39451</text:p>
          </table:table-cell>
          <table:table-cell office:value-type="float" office:value="19.2128905" calcext:value-type="float">
            <text:p>19.212890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9f1d05ebf394208014ac7a1b96db3364d31d175</text:p>
          </table:table-cell>
          <table:table-cell office:value-type="float" office:value="19.18519241" calcext:value-type="float">
            <text:p>19.1851924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65fb8525e21039a9d6e8e6215a989e8dd812309</text:p>
          </table:table-cell>
          <table:table-cell office:value-type="float" office:value="19.06354997" calcext:value-type="float">
            <text:p>19.0635499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5b749c98c08df842a84dc9f45a04ddfbf25dd74</text:p>
          </table:table-cell>
          <table:table-cell office:value-type="float" office:value="19.04668408" calcext:value-type="float">
            <text:p>19.0466840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b2bc450858b8a813b2e8ed30b8d8ad657fa8a76</text:p>
          </table:table-cell>
          <table:table-cell office:value-type="float" office:value="19.01708211" calcext:value-type="float">
            <text:p>19.017082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01bd428203fdd0f8f9168951136eb96a452394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62394631cbe9162670b9cf64062692a6f44776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4ec9d44e67caf7b15c95b72f432ba0988295aae</text:p>
          </table:table-cell>
          <table:table-cell office:value-type="float" office:value="18.99397802" calcext:value-type="float">
            <text:p>18.9939780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d06a8afb5b54b87b2b500f8e453f6687dceb36d</text:p>
          </table:table-cell>
          <table:table-cell office:value-type="float" office:value="18.98212014" calcext:value-type="float">
            <text:p>18.9821201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a99518b8a74d237e70d953a3046b96f61b1f70f</text:p>
          </table:table-cell>
          <table:table-cell office:value-type="float" office:value="18.98158417" calcext:value-type="float">
            <text:p>18.981584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d1ff964668dc6be742d11a18e1936f7dd711e0b</text:p>
          </table:table-cell>
          <table:table-cell office:value-type="float" office:value="18.96623549" calcext:value-type="float">
            <text:p>18.9662354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f63961e41f7c0df64a171a5eeabd2ccf10e1b28</text:p>
          </table:table-cell>
          <table:table-cell office:value-type="float" office:value="18.95157841" calcext:value-type="float">
            <text:p>18.9515784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f3eec5ae444cd5c36e95e845e1204884fa74bfe</text:p>
          </table:table-cell>
          <table:table-cell office:value-type="float" office:value="18.88261031" calcext:value-type="float">
            <text:p>18.8826103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71a76dae8c61664384e4664749a2da17f4cc837</text:p>
          </table:table-cell>
          <table:table-cell office:value-type="float" office:value="18.85228581" calcext:value-type="float">
            <text:p>18.8522858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a06792b9c19eb1f497bde0764392b38f70e8482</text:p>
          </table:table-cell>
          <table:table-cell office:value-type="float" office:value="18.83706496" calcext:value-type="float">
            <text:p>18.8370649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d4554c05509cdc3da04ca407b9b1499b5199840</text:p>
          </table:table-cell>
          <table:table-cell office:value-type="float" office:value="18.75409829" calcext:value-type="float">
            <text:p>18.7540982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d3f1e796d4cfee2f61acfa1d56f465a8dc710c9</text:p>
          </table:table-cell>
          <table:table-cell office:value-type="float" office:value="18.75034959" calcext:value-type="float">
            <text:p>18.7503495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57d446b219b3c898fe947addd3277d4924b147e</text:p>
          </table:table-cell>
          <table:table-cell office:value-type="float" office:value="18.5733789" calcext:value-type="float">
            <text:p>18.573378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eee66223ff94ea20867887c5203769bd96fbe70</text:p>
          </table:table-cell>
          <table:table-cell office:value-type="float" office:value="18.56006519" calcext:value-type="float">
            <text:p>18.5600651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e3ee09b24c66afe290b79cb3d52cc2d5cc524ca</text:p>
          </table:table-cell>
          <table:table-cell office:value-type="float" office:value="18.50346502" calcext:value-type="float">
            <text:p>18.5034650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aad072ae20f551079bb4ffef7785aad5bc75002</text:p>
          </table:table-cell>
          <table:table-cell office:value-type="float" office:value="18.39932172" calcext:value-type="float">
            <text:p>18.3993217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41a2804d4b6c8f67880b6fe326238c779151e95</text:p>
          </table:table-cell>
          <table:table-cell office:value-type="float" office:value="18.36592759" calcext:value-type="float">
            <text:p>18.3659275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84fd91cbba2fcddc22d96965158ae676dd61d28</text:p>
          </table:table-cell>
          <table:table-cell office:value-type="float" office:value="18.30311" calcext:value-type="float">
            <text:p>18.303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8cfd7a57f5023e2541d1f86d372a790ebde8d65</text:p>
          </table:table-cell>
          <table:table-cell office:value-type="float" office:value="18.30183856" calcext:value-type="float">
            <text:p>18.3018385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3040ccec2311a4574e01a836a5eeeed8054ad15</text:p>
          </table:table-cell>
          <table:table-cell office:value-type="float" office:value="18.29753375" calcext:value-type="float">
            <text:p>18.2975337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ff2158de13eff9f6ee6c06f34103dab9fd9708b</text:p>
          </table:table-cell>
          <table:table-cell office:value-type="float" office:value="18.26465353" calcext:value-type="float">
            <text:p>18.2646535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9022333c175bd23485bb15fa660884c73f1d312</text:p>
          </table:table-cell>
          <table:table-cell office:value-type="float" office:value="18.25626189" calcext:value-type="float">
            <text:p>18.2562618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32a231a6ac7fcb8345ffafce34fe0d30cfc56bc</text:p>
          </table:table-cell>
          <table:table-cell office:value-type="float" office:value="18.24218302" calcext:value-type="float">
            <text:p>18.2421830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b3cd3a10bb7b342b400e6ed7966cc1332083d3a</text:p>
          </table:table-cell>
          <table:table-cell office:value-type="float" office:value="18.22557874" calcext:value-type="float">
            <text:p>18.2255787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6db13942e8241ecb5dd59055eff870d4c67495e</text:p>
          </table:table-cell>
          <table:table-cell office:value-type="float" office:value="18.19409964" calcext:value-type="float">
            <text:p>18.1940996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2e664afc00accc4aaae933472851b0d17a5f75d</text:p>
          </table:table-cell>
          <table:table-cell office:value-type="float" office:value="18.18958202" calcext:value-type="float">
            <text:p>18.1895820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b6d84eb0e0b4d3a4daf8aa887dca4cfd7bab68f</text:p>
          </table:table-cell>
          <table:table-cell office:value-type="float" office:value="18.16305943" calcext:value-type="float">
            <text:p>18.1630594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a91ba1a860ff29a942b52c0e1e6b61635a77d09</text:p>
          </table:table-cell>
          <table:table-cell office:value-type="float" office:value="18.13362728" calcext:value-type="float">
            <text:p>18.1336272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23259fa96697ac10f2b267421c9e2d90104f275</text:p>
          </table:table-cell>
          <table:table-cell office:value-type="float" office:value="18.12774402" calcext:value-type="float">
            <text:p>18.1277440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312a43917c67ab06c3996592a393d0b4ae564b6</text:p>
          </table:table-cell>
          <table:table-cell office:value-type="float" office:value="18.08224752" calcext:value-type="float">
            <text:p>18.0822475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28456d090300fbecd9d4dad4beb4f40847f5411</text:p>
          </table:table-cell>
          <table:table-cell office:value-type="float" office:value="18.01019046" calcext:value-type="float">
            <text:p>18.0101904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6de222d37a7f1d374442b32531bef21603334ee</text:p>
          </table:table-cell>
          <table:table-cell office:value-type="float" office:value="17.96676898" calcext:value-type="float">
            <text:p>17.9667689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6d139cf84e9f6249166a8ac893992a9033737bd</text:p>
          </table:table-cell>
          <table:table-cell office:value-type="float" office:value="17.93629202" calcext:value-type="float">
            <text:p>17.9362920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0c25296ed3e68f169467efae56e5039f60cc825</text:p>
          </table:table-cell>
          <table:table-cell office:value-type="float" office:value="17.9288497" calcext:value-type="float">
            <text:p>17.928849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c06a96a9ebfb1703fc3296d956b30f03a4e3f4e</text:p>
          </table:table-cell>
          <table:table-cell office:value-type="float" office:value="17.88843143" calcext:value-type="float">
            <text:p>17.8884314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c8969b93c1d619fc0745258b027dfb40fbfbb19</text:p>
          </table:table-cell>
          <table:table-cell office:value-type="float" office:value="17.87142756" calcext:value-type="float">
            <text:p>17.8714275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875a21fba105341795ee0de98a3f1944b479bf7</text:p>
          </table:table-cell>
          <table:table-cell office:value-type="float" office:value="17.70906555" calcext:value-type="float">
            <text:p>17.7090655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20103bb2b263ab0a50a47f73140d218401541c0</text:p>
          </table:table-cell>
          <table:table-cell office:value-type="float" office:value="17.69744578" calcext:value-type="float">
            <text:p>17.6974457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8245bc36d40cd4732c44c1a52901b8d59f4b14d</text:p>
          </table:table-cell>
          <table:table-cell office:value-type="float" office:value="17.67437201" calcext:value-type="float">
            <text:p>17.674372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5d0ae485f72153a38c3b028d9bd1abb16d442f0</text:p>
          </table:table-cell>
          <table:table-cell office:value-type="float" office:value="17.63287955" calcext:value-type="float">
            <text:p>17.6328795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234ff10be217c44328f91cb17c54bd5fb6878d4</text:p>
          </table:table-cell>
          <table:table-cell office:value-type="float" office:value="17.54067009" calcext:value-type="float">
            <text:p>17.540670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b704d4aa6201af6783d058f1b2a2475e5f25be2</text:p>
          </table:table-cell>
          <table:table-cell office:value-type="float" office:value="17.51718735" calcext:value-type="float">
            <text:p>17.5171873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788c29b12b5504194cadb3ea75c885784b06ccb</text:p>
          </table:table-cell>
          <table:table-cell office:value-type="float" office:value="17.50618682" calcext:value-type="float">
            <text:p>17.5061868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bfbc06ade5e997889c45dd0e4de806c6aef4bb1</text:p>
          </table:table-cell>
          <table:table-cell office:value-type="float" office:value="17.50602223" calcext:value-type="float">
            <text:p>17.506022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1409e4c1a55c034ec86f64a75d18d911a8b007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12bdf1a46a467e7a3789678ebdb1cfe5859f0d6</text:p>
          </table:table-cell>
          <table:table-cell office:value-type="float" office:value="17.476548" calcext:value-type="float">
            <text:p>17.47654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06f4533b2f6209812d7ef9c7d69b8c54217c208</text:p>
          </table:table-cell>
          <table:table-cell office:value-type="float" office:value="17.44716107" calcext:value-type="float">
            <text:p>17.4471610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3c3810ac3a2d6ac0cbd0832d7b07a40ecff94ff</text:p>
          </table:table-cell>
          <table:table-cell office:value-type="float" office:value="17.417" calcext:value-type="float">
            <text:p>17.4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b9ee1ab4c3f704792483a56356ad0425a353555</text:p>
          </table:table-cell>
          <table:table-cell office:value-type="float" office:value="17.415" calcext:value-type="float">
            <text:p>17.41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94016a7b91a5e8484ccc7064236c8f7df52689b</text:p>
          </table:table-cell>
          <table:table-cell office:value-type="float" office:value="17.41020747" calcext:value-type="float">
            <text:p>17.410207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98865f8e7260c58ff8646ece35bc0617dc14a85</text:p>
          </table:table-cell>
          <table:table-cell office:value-type="float" office:value="17.3900259" calcext:value-type="float">
            <text:p>17.390025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294b9f7a71a97b703fa04ba3a415c8a136bdeb1</text:p>
          </table:table-cell>
          <table:table-cell office:value-type="float" office:value="17.38" calcext:value-type="float">
            <text:p>17.3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c5085e7b534dae7ceef840f2d7bf0935f56d996</text:p>
          </table:table-cell>
          <table:table-cell office:value-type="float" office:value="17.37758254" calcext:value-type="float">
            <text:p>17.3775825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fcd2bbba5aa5e53eab5e29f296627e91d0af401</text:p>
          </table:table-cell>
          <table:table-cell office:value-type="float" office:value="17.34995529" calcext:value-type="float">
            <text:p>17.3499552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dd4700385d4b239c1fc2510ad709dc5d24778ff</text:p>
          </table:table-cell>
          <table:table-cell office:value-type="float" office:value="17.32671453" calcext:value-type="float">
            <text:p>17.3267145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50289b170fc5e1e7398a2f5133173862cd43898</text:p>
          </table:table-cell>
          <table:table-cell office:value-type="float" office:value="17.31596864" calcext:value-type="float">
            <text:p>17.3159686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edccfbec91245bf554de99bbbad49256c2b9a35</text:p>
          </table:table-cell>
          <table:table-cell office:value-type="float" office:value="17.28384109" calcext:value-type="float">
            <text:p>17.283841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eec81376c683fcb8c05e67c65b1a53cd4f1fb36</text:p>
          </table:table-cell>
          <table:table-cell office:value-type="float" office:value="17.26227403" calcext:value-type="float">
            <text:p>17.2622740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dee11f4ea2533831d4309df10bfb6bc47d066ba</text:p>
          </table:table-cell>
          <table:table-cell office:value-type="float" office:value="17.22959641" calcext:value-type="float">
            <text:p>17.2295964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f6df8f93b3461c48983579cb62f5f8f063066fb</text:p>
          </table:table-cell>
          <table:table-cell office:value-type="float" office:value="17.1920492" calcext:value-type="float">
            <text:p>17.192049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a8bac0eaccd8601f5d61139659954ee15f923f2</text:p>
          </table:table-cell>
          <table:table-cell office:value-type="float" office:value="17.17490011" calcext:value-type="float">
            <text:p>17.174900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b3117df72155b305dbc8c4f40df6a2b4c06a461</text:p>
          </table:table-cell>
          <table:table-cell office:value-type="float" office:value="17.17154938" calcext:value-type="float">
            <text:p>17.1715493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e52786329b43cbe78675586f5b0c9c8744bfb5c</text:p>
          </table:table-cell>
          <table:table-cell office:value-type="float" office:value="17.15796208" calcext:value-type="float">
            <text:p>17.1579620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6a1de424b5a101e56f007fd7a8d4fd0c2a98b56</text:p>
          </table:table-cell>
          <table:table-cell office:value-type="float" office:value="17.143" calcext:value-type="float">
            <text:p>17.14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31eb5f417ac91f7874c7fad9555dc22ba59a662</text:p>
          </table:table-cell>
          <table:table-cell office:value-type="float" office:value="17.1354814" calcext:value-type="float">
            <text:p>17.135481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69921e1925d5c3dcea3079be520c1b2bc0dd489</text:p>
          </table:table-cell>
          <table:table-cell office:value-type="float" office:value="17.10798439" calcext:value-type="float">
            <text:p>17.1079843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89688a56007d6180bc192990ce1133ab0eb7bd8</text:p>
          </table:table-cell>
          <table:table-cell office:value-type="float" office:value="17.07963703" calcext:value-type="float">
            <text:p>17.0796370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f417a6f5887cf74379f7138bf6cc9237e1f750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0bbb8fb94c50d4f276e0d3530d60b34d1ee0872</text:p>
          </table:table-cell>
          <table:table-cell office:value-type="float" office:value="16.98621379" calcext:value-type="float">
            <text:p>16.9862137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f04cbc282a1e6f2bc4417f7c29fe478b7f77f35</text:p>
          </table:table-cell>
          <table:table-cell office:value-type="float" office:value="16.98150526" calcext:value-type="float">
            <text:p>16.981505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3733bd576ca263bdefc627f70ee0edb3cfb0c8d</text:p>
          </table:table-cell>
          <table:table-cell office:value-type="float" office:value="16.96" calcext:value-type="float">
            <text:p>16.9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1543636170257afaacc831dd28b7256549279a2</text:p>
          </table:table-cell>
          <table:table-cell office:value-type="float" office:value="16.91021663" calcext:value-type="float">
            <text:p>16.9102166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47714e2e6c2386e92f7e15a48fa900e51cb19d6</text:p>
          </table:table-cell>
          <table:table-cell office:value-type="float" office:value="16.90642586" calcext:value-type="float">
            <text:p>16.9064258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a984945e490cce66da4d0f7fe60378506467d3c</text:p>
          </table:table-cell>
          <table:table-cell office:value-type="float" office:value="16.90338783" calcext:value-type="float">
            <text:p>16.9033878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5f84488299fb2742c3f191d235d9257034efa4d</text:p>
          </table:table-cell>
          <table:table-cell office:value-type="float" office:value="16.85178705" calcext:value-type="float">
            <text:p>16.8517870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415608fa7d9eebbf805946afe1c88ccbdb5ebe8</text:p>
          </table:table-cell>
          <table:table-cell office:value-type="float" office:value="16.84582008" calcext:value-type="float">
            <text:p>16.8458200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3d7469e8edfb9db7cb23cbb4317ee9d1ed4c3c9</text:p>
          </table:table-cell>
          <table:table-cell office:value-type="float" office:value="16.82111236" calcext:value-type="float">
            <text:p>16.8211123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d87d056e22916f1dba6d21c637906ddef61df7f</text:p>
          </table:table-cell>
          <table:table-cell office:value-type="float" office:value="16.80009646" calcext:value-type="float">
            <text:p>16.8000964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fea4191741d8e3e0052b7ccac814c84023ff439</text:p>
          </table:table-cell>
          <table:table-cell office:value-type="float" office:value="16.7959635" calcext:value-type="float">
            <text:p>16.795963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8ee9e901a1ab31270cd4cf098bc1852a42616da</text:p>
          </table:table-cell>
          <table:table-cell office:value-type="float" office:value="16.78946839" calcext:value-type="float">
            <text:p>16.7894683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44fb36efa709c7543a504bc12499d3ea4ba0174</text:p>
          </table:table-cell>
          <table:table-cell office:value-type="float" office:value="16.787417" calcext:value-type="float">
            <text:p>16.7874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459c5d1d663bdd2f55f4867dc0d4d880b8bd366</text:p>
          </table:table-cell>
          <table:table-cell office:value-type="float" office:value="16.77641303" calcext:value-type="float">
            <text:p>16.7764130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23586b4a815394f53d556858f75e0e9656ceee5</text:p>
          </table:table-cell>
          <table:table-cell office:value-type="float" office:value="16.77509744" calcext:value-type="float">
            <text:p>16.7750974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d2d7d102c9af8b6951f7b04f7911a82a2e75799</text:p>
          </table:table-cell>
          <table:table-cell office:value-type="float" office:value="16.77493996" calcext:value-type="float">
            <text:p>16.7749399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08356f5e7ea348987651752673e91685762383f</text:p>
          </table:table-cell>
          <table:table-cell office:value-type="float" office:value="16.75959802" calcext:value-type="float">
            <text:p>16.7595980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96ae69a319604bda2cdcbdde00e854df0110ade</text:p>
          </table:table-cell>
          <table:table-cell office:value-type="float" office:value="16.71917663" calcext:value-type="float">
            <text:p>16.7191766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e807c6d75bcc4c6e196f2294754481bfeb80117</text:p>
          </table:table-cell>
          <table:table-cell office:value-type="float" office:value="16.70865872" calcext:value-type="float">
            <text:p>16.7086587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c020e014069df790d4f4e63fd297ba4e1c8e51f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56782651d8ccdb400eec866454c5e43bfa4d104</text:p>
          </table:table-cell>
          <table:table-cell office:value-type="float" office:value="16.69802811" calcext:value-type="float">
            <text:p>16.698028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dc5c845f3a7cab76d2ea07d3f08604667c0ccc9</text:p>
          </table:table-cell>
          <table:table-cell office:value-type="float" office:value="16.68573325" calcext:value-type="float">
            <text:p>16.685733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754d9ce37ee6e4f18474b8b34759010f8e0c144</text:p>
          </table:table-cell>
          <table:table-cell office:value-type="float" office:value="16.66828503" calcext:value-type="float">
            <text:p>16.6682850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27d5f5310184c98d41d80151487f997a386e880</text:p>
          </table:table-cell>
          <table:table-cell office:value-type="float" office:value="16.65303597" calcext:value-type="float">
            <text:p>16.6530359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8179cdc96ac78dd9a6a8e764ba8cee86188c422</text:p>
          </table:table-cell>
          <table:table-cell office:value-type="float" office:value="16.6328703" calcext:value-type="float">
            <text:p>16.632870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d42fe2d2277645ecd7426b3cef69bb5cebacc62</text:p>
          </table:table-cell>
          <table:table-cell office:value-type="float" office:value="16.63136613" calcext:value-type="float">
            <text:p>16.631366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3ba459dd43f357119d2a8538542d535fc666603</text:p>
          </table:table-cell>
          <table:table-cell office:value-type="float" office:value="16.55930108" calcext:value-type="float">
            <text:p>16.5593010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30a60b40f7a59ad0ff58448f4354dd7c112feed</text:p>
          </table:table-cell>
          <table:table-cell office:value-type="float" office:value="16.53408763" calcext:value-type="float">
            <text:p>16.5340876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622bf30106f99222254c9b87924033cd84d8905</text:p>
          </table:table-cell>
          <table:table-cell office:value-type="float" office:value="16.53191126" calcext:value-type="float">
            <text:p>16.531911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2c1e8b33394e0f526cd8aab9666734b92471e83</text:p>
          </table:table-cell>
          <table:table-cell office:value-type="float" office:value="16.51366133" calcext:value-type="float">
            <text:p>16.513661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ea95de05998bdb7f32a681e1f1ff720ce84cd91</text:p>
          </table:table-cell>
          <table:table-cell office:value-type="float" office:value="16.49673653" calcext:value-type="float">
            <text:p>16.4967365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44fdb2f74104cd0f7c66c805a92d5b7c5e6ea22</text:p>
          </table:table-cell>
          <table:table-cell office:value-type="float" office:value="16.49386272" calcext:value-type="float">
            <text:p>16.4938627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f649ca243917d75745b492ae071de91fafbbebd</text:p>
          </table:table-cell>
          <table:table-cell office:value-type="float" office:value="16.48870707" calcext:value-type="float">
            <text:p>16.4887070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fa195e3ce803e55784bfa6732c7e599f4975e92</text:p>
          </table:table-cell>
          <table:table-cell office:value-type="float" office:value="16.44346031" calcext:value-type="float">
            <text:p>16.4434603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edf32f840b37b2143c3902e053d74c6692e93d9</text:p>
          </table:table-cell>
          <table:table-cell office:value-type="float" office:value="16.32944522" calcext:value-type="float">
            <text:p>16.3294452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b823b638a3f24987caa3add609eb3144d848a3c</text:p>
          </table:table-cell>
          <table:table-cell office:value-type="float" office:value="16.31618708" calcext:value-type="float">
            <text:p>16.3161870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e1dc322afc9a17b775fd0afd3aa240f01bbe0fe</text:p>
          </table:table-cell>
          <table:table-cell office:value-type="float" office:value="16.26606995" calcext:value-type="float">
            <text:p>16.2660699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8be0199e5ea54cf679b59e605582ecef84e1b05</text:p>
          </table:table-cell>
          <table:table-cell office:value-type="float" office:value="16.24530405" calcext:value-type="float">
            <text:p>16.2453040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72010329bf6c18dca577259ebcd9de821af43cf</text:p>
          </table:table-cell>
          <table:table-cell office:value-type="float" office:value="16.19897544" calcext:value-type="float">
            <text:p>16.1989754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5bf01ca4bdcf8527786e466866ca52f64071321</text:p>
          </table:table-cell>
          <table:table-cell office:value-type="float" office:value="16.1692377" calcext:value-type="float">
            <text:p>16.169237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af0888b29c4fa1cc191c004a16693977b4cf8e6</text:p>
          </table:table-cell>
          <table:table-cell office:value-type="float" office:value="16.15194149" calcext:value-type="float">
            <text:p>16.1519414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b2607ea8be139550294690e09903b5ca00d45aa</text:p>
          </table:table-cell>
          <table:table-cell office:value-type="float" office:value="16.10430136" calcext:value-type="float">
            <text:p>16.1043013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12718cdf4d28ec429ea2d1ba3ee12ec0a38cd1a</text:p>
          </table:table-cell>
          <table:table-cell office:value-type="float" office:value="16.06549256" calcext:value-type="float">
            <text:p>16.0654925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27bfd1998e797c9fa7301955892bdfa398c07f2</text:p>
          </table:table-cell>
          <table:table-cell office:value-type="float" office:value="16.06301158" calcext:value-type="float">
            <text:p>16.0630115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0a63ceb15f3b09895c20fdb9002ea17522c38ff</text:p>
          </table:table-cell>
          <table:table-cell office:value-type="float" office:value="16.02831378" calcext:value-type="float">
            <text:p>16.0283137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47afe80f9fcb3da71c4d4e12c7a3b474680bf14</text:p>
          </table:table-cell>
          <table:table-cell office:value-type="float" office:value="16.00541596" calcext:value-type="float">
            <text:p>16.0054159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f3b47de56f4a27e6634209e0af67795bf055119</text:p>
          </table:table-cell>
          <table:table-cell office:value-type="float" office:value="16.00138079" calcext:value-type="float">
            <text:p>16.0013807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aa5718e033fc4d64a0f8caad57bfbccff4d264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1c9642530d348ca4938943af9ad2d1793a6700e</text:p>
          </table:table-cell>
          <table:table-cell office:value-type="float" office:value="15.98032996" calcext:value-type="float">
            <text:p>15.9803299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1a14ff8c2e681098d7e39498a0099891f342d3c</text:p>
          </table:table-cell>
          <table:table-cell office:value-type="float" office:value="15.97280667" calcext:value-type="float">
            <text:p>15.9728066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1e0324596f537e902b1c215c3985c95eef7943b</text:p>
          </table:table-cell>
          <table:table-cell office:value-type="float" office:value="15.94795439" calcext:value-type="float">
            <text:p>15.9479543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afabf42e03e0fdc3008e10dd013304f9e530de2</text:p>
          </table:table-cell>
          <table:table-cell office:value-type="float" office:value="15.92808986" calcext:value-type="float">
            <text:p>15.9280898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9f2235ac2a021ac4948cd67562510c898c6d9c5</text:p>
          </table:table-cell>
          <table:table-cell office:value-type="float" office:value="15.8766236" calcext:value-type="float">
            <text:p>15.876623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e106ebf99636923d45dfb75fe303b46be99b307</text:p>
          </table:table-cell>
          <table:table-cell office:value-type="float" office:value="15.84573283" calcext:value-type="float">
            <text:p>15.8457328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f332397672a3f39c40563900477777b139b1344</text:p>
          </table:table-cell>
          <table:table-cell office:value-type="float" office:value="15.7758433" calcext:value-type="float">
            <text:p>15.77584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1e17f99fae753277845e24056cda56b5c575806</text:p>
          </table:table-cell>
          <table:table-cell office:value-type="float" office:value="15.77361626" calcext:value-type="float">
            <text:p>15.773616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7ad3166b8925396aa5368c5be7d626248015325</text:p>
          </table:table-cell>
          <table:table-cell office:value-type="float" office:value="15.76672498" calcext:value-type="float">
            <text:p>15.7667249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8186473b4388a6c7956135de0db771b3e71ad7c</text:p>
          </table:table-cell>
          <table:table-cell office:value-type="float" office:value="15.76334643" calcext:value-type="float">
            <text:p>15.7633464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6325af8e222c362fdf7743f9d69c759615c4e24</text:p>
          </table:table-cell>
          <table:table-cell office:value-type="float" office:value="15.75872409" calcext:value-type="float">
            <text:p>15.758724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fca39ed4f19edd12eb274dc467c099eb5106a13</text:p>
          </table:table-cell>
          <table:table-cell office:value-type="float" office:value="15.7236814" calcext:value-type="float">
            <text:p>15.723681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8a2744e7c27ad38bb1a34d11b9391baf4e26bf2</text:p>
          </table:table-cell>
          <table:table-cell office:value-type="float" office:value="15.63791634" calcext:value-type="float">
            <text:p>15.6379163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34e8711f8551de4980c1a2d6459b676c4f51f6f</text:p>
          </table:table-cell>
          <table:table-cell office:value-type="float" office:value="15.61466168" calcext:value-type="float">
            <text:p>15.6146616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4051fc8a18493898929051b49cbb96153ba8a02</text:p>
          </table:table-cell>
          <table:table-cell office:value-type="float" office:value="15.61193927" calcext:value-type="float">
            <text:p>15.611939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0072333263fddde1c49b44de3ed5a8a885362e1</text:p>
          </table:table-cell>
          <table:table-cell office:value-type="float" office:value="15.57219825" calcext:value-type="float">
            <text:p>15.572198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35625fc4b7eb0a9363e98960ce3ada9ed6314ea</text:p>
          </table:table-cell>
          <table:table-cell office:value-type="float" office:value="15.56029023" calcext:value-type="float">
            <text:p>15.560290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6e8db731e82e02cca09df770712bc17dc692ec5</text:p>
          </table:table-cell>
          <table:table-cell office:value-type="float" office:value="15.55867291" calcext:value-type="float">
            <text:p>15.5586729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55713714fd5a9cd5b102a51f0d1fa1efd50b5e1</text:p>
          </table:table-cell>
          <table:table-cell office:value-type="float" office:value="15.55537634" calcext:value-type="float">
            <text:p>15.5553763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31b70915e4f0de875a921b4c435a2cc27256d5c</text:p>
          </table:table-cell>
          <table:table-cell office:value-type="float" office:value="15.54430681" calcext:value-type="float">
            <text:p>15.5443068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db4241ba26a56509b26037bafbb90171a5fa512</text:p>
          </table:table-cell>
          <table:table-cell office:value-type="float" office:value="15.53998645" calcext:value-type="float">
            <text:p>15.5399864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9b9d5ecf5a72fc4bca8daf4b3b26e3c27f74cd8</text:p>
          </table:table-cell>
          <table:table-cell office:value-type="float" office:value="15.53231181" calcext:value-type="float">
            <text:p>15.5323118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bbbdaae83429efecc4592e919d5a8bed9763351</text:p>
          </table:table-cell>
          <table:table-cell office:value-type="float" office:value="15.53016376" calcext:value-type="float">
            <text:p>15.5301637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429744d9c494e0dbaccb8a31a5654613a4f66a7</text:p>
          </table:table-cell>
          <table:table-cell office:value-type="float" office:value="15.52048168" calcext:value-type="float">
            <text:p>15.5204816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95ce1ac402e49f4ab6703b65cf2b44463f95117</text:p>
          </table:table-cell>
          <table:table-cell office:value-type="float" office:value="15.51292581" calcext:value-type="float">
            <text:p>15.5129258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83408014e60cff8b5baef34b9287b912249ed4f</text:p>
          </table:table-cell>
          <table:table-cell office:value-type="float" office:value="15.49315917" calcext:value-type="float">
            <text:p>15.493159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4675fd09363a32f5a59659afe81c5d71e7e81d0</text:p>
          </table:table-cell>
          <table:table-cell office:value-type="float" office:value="15.48164039" calcext:value-type="float">
            <text:p>15.4816403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a46a019e4c1d51202d447d3fe50e40fd42423fc</text:p>
          </table:table-cell>
          <table:table-cell office:value-type="float" office:value="15.46689071" calcext:value-type="float">
            <text:p>15.4668907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f239109b057d914f6a054e4e8340562f71c5b43</text:p>
          </table:table-cell>
          <table:table-cell office:value-type="float" office:value="15.46022203" calcext:value-type="float">
            <text:p>15.4602220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524dd08c7597bb632c1d490e9514c6a271345bb</text:p>
          </table:table-cell>
          <table:table-cell office:value-type="float" office:value="15.42787638" calcext:value-type="float">
            <text:p>15.4278763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0d78d38b1fd7082c63e35b7fb778659e172cc79</text:p>
          </table:table-cell>
          <table:table-cell office:value-type="float" office:value="15.42641825" calcext:value-type="float">
            <text:p>15.426418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0b22615e8c5cd9ba67aca688ec5934c7895b9da</text:p>
          </table:table-cell>
          <table:table-cell office:value-type="float" office:value="15.42346482" calcext:value-type="float">
            <text:p>15.4234648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8b516a018e3a3c825afdb35d69c735b62365143</text:p>
          </table:table-cell>
          <table:table-cell office:value-type="float" office:value="15.41342797" calcext:value-type="float">
            <text:p>15.4134279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0f1d9f82fcbbec3cfd04110cbe01361d5c2260e</text:p>
          </table:table-cell>
          <table:table-cell office:value-type="float" office:value="15.40075063" calcext:value-type="float">
            <text:p>15.4007506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474d82854f63c2d6fa9b0ca7f4d886ac07bb917</text:p>
          </table:table-cell>
          <table:table-cell office:value-type="float" office:value="15.38472975" calcext:value-type="float">
            <text:p>15.3847297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feca137ed9af9286089ed33eb5114314b529aa7</text:p>
          </table:table-cell>
          <table:table-cell office:value-type="float" office:value="15.37790781" calcext:value-type="float">
            <text:p>15.3779078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c2b91c2613601f5a9efb20279eee42ef76326c9</text:p>
          </table:table-cell>
          <table:table-cell office:value-type="float" office:value="15.373493" calcext:value-type="float">
            <text:p>15.37349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1e0520c4fc8015b38a2a7ddebf70ad8d3489955</text:p>
          </table:table-cell>
          <table:table-cell office:value-type="float" office:value="15.36029057" calcext:value-type="float">
            <text:p>15.3602905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dd2fc243d96f3b66efd80845ebd217240a88866</text:p>
          </table:table-cell>
          <table:table-cell office:value-type="float" office:value="15.35797337" calcext:value-type="float">
            <text:p>15.3579733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331937866771b3cab9f74a8b4c973acef3fda35</text:p>
          </table:table-cell>
          <table:table-cell office:value-type="float" office:value="15.34910802" calcext:value-type="float">
            <text:p>15.3491080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d2691727444da52ee1f39aee120aad64fb6148b</text:p>
          </table:table-cell>
          <table:table-cell office:value-type="float" office:value="15.34383363" calcext:value-type="float">
            <text:p>15.3438336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1e63dde769882cc0d1549be99c5166fe051a5e6</text:p>
          </table:table-cell>
          <table:table-cell office:value-type="float" office:value="15.33840899" calcext:value-type="float">
            <text:p>15.338408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aa81358f67a8c66150620c25872c27c7e90c28f</text:p>
          </table:table-cell>
          <table:table-cell office:value-type="float" office:value="15.32366055" calcext:value-type="float">
            <text:p>15.3236605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fd605ed8e0e1e3353767558fb970c2dd2eda747</text:p>
          </table:table-cell>
          <table:table-cell office:value-type="float" office:value="15.30895738" calcext:value-type="float">
            <text:p>15.3089573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11c8d2b6c1959f76cf3c914c68c0604eba9acb7</text:p>
          </table:table-cell>
          <table:table-cell office:value-type="float" office:value="15.3040499" calcext:value-type="float">
            <text:p>15.30404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e40384a64311324c175d631d31d4c61f2d76208</text:p>
          </table:table-cell>
          <table:table-cell office:value-type="float" office:value="15.2855474" calcext:value-type="float">
            <text:p>15.285547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aa2b405133d5cabac1a3cf9e3b3ceba6e259d40</text:p>
          </table:table-cell>
          <table:table-cell office:value-type="float" office:value="15.2729903" calcext:value-type="float">
            <text:p>15.272990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ec026bf93622e9c6c64101e0eb3dce3bdb1aa7f</text:p>
          </table:table-cell>
          <table:table-cell office:value-type="float" office:value="15.27118755" calcext:value-type="float">
            <text:p>15.2711875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e879bae61bad634e49d02b1c7251c2da02732b7</text:p>
          </table:table-cell>
          <table:table-cell office:value-type="float" office:value="15.26885625" calcext:value-type="float">
            <text:p>15.268856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96f1313fabb39f148d9fa6bf99762d806ed1851</text:p>
          </table:table-cell>
          <table:table-cell office:value-type="float" office:value="15.21929864" calcext:value-type="float">
            <text:p>15.2192986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7d7e8123d5d814d480c348ddc4b080a1a31c845</text:p>
          </table:table-cell>
          <table:table-cell office:value-type="float" office:value="15.21393489" calcext:value-type="float">
            <text:p>15.2139348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0f38285ec7d491e2e0d0d0f66b37cb7eddd0c2a</text:p>
          </table:table-cell>
          <table:table-cell office:value-type="float" office:value="15.18346828" calcext:value-type="float">
            <text:p>15.1834682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6cb01f98647fe3730bac1c220f338eaf43f2fbf</text:p>
          </table:table-cell>
          <table:table-cell office:value-type="float" office:value="15.17839519" calcext:value-type="float">
            <text:p>15.1783951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f660080f4a53a1440d4d3125d0123a66eecd4a3</text:p>
          </table:table-cell>
          <table:table-cell office:value-type="float" office:value="15.17079471" calcext:value-type="float">
            <text:p>15.1707947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4789ef93fd49e310523fdbcff388a46e724e08a</text:p>
          </table:table-cell>
          <table:table-cell office:value-type="float" office:value="15.15981692" calcext:value-type="float">
            <text:p>15.1598169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5461c6d6c85ca0e480c34608b3fac5ab91c38db</text:p>
          </table:table-cell>
          <table:table-cell office:value-type="float" office:value="15.150074" calcext:value-type="float">
            <text:p>15.15007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0759a6dfbd059d711ab0d97d913a162b99f8088</text:p>
          </table:table-cell>
          <table:table-cell office:value-type="float" office:value="15.13196364" calcext:value-type="float">
            <text:p>15.1319636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d778442371b97deb4d42356ff1fee443a5c9456</text:p>
          </table:table-cell>
          <table:table-cell office:value-type="float" office:value="15.11903022" calcext:value-type="float">
            <text:p>15.1190302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ef513157c53b673bc8b5bedb10944e292affdac</text:p>
          </table:table-cell>
          <table:table-cell office:value-type="float" office:value="15.10073611" calcext:value-type="float">
            <text:p>15.100736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21db395e155945b7854435f07f176dc7af80248</text:p>
          </table:table-cell>
          <table:table-cell office:value-type="float" office:value="15.09979855" calcext:value-type="float">
            <text:p>15.0997985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d493b3259899f403180647fed27048d4349c1db</text:p>
          </table:table-cell>
          <table:table-cell office:value-type="float" office:value="15.09530485" calcext:value-type="float">
            <text:p>15.0953048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0f2c4f1806a158cd370c36515de187f63263178</text:p>
          </table:table-cell>
          <table:table-cell office:value-type="float" office:value="15.08705726" calcext:value-type="float">
            <text:p>15.087057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e48cebc19f112ef88d22b67ac4e2c1061bd898c</text:p>
          </table:table-cell>
          <table:table-cell office:value-type="float" office:value="15.08056696" calcext:value-type="float">
            <text:p>15.0805669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7cdc6cf8e8a4db39bc03ac675662d6e2f8f84f3</text:p>
          </table:table-cell>
          <table:table-cell office:value-type="float" office:value="15.07694031" calcext:value-type="float">
            <text:p>15.0769403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2de22714f090552ca972ee1044163757a6b09c3</text:p>
          </table:table-cell>
          <table:table-cell office:value-type="float" office:value="15.05093801" calcext:value-type="float">
            <text:p>15.050938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b35caf4683b2502584d3699687896e0dd01a737</text:p>
          </table:table-cell>
          <table:table-cell office:value-type="float" office:value="15.04352131" calcext:value-type="float">
            <text:p>15.0435213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3e4dcc3beba8a718d853382e700df096dffb12e</text:p>
          </table:table-cell>
          <table:table-cell office:value-type="float" office:value="15.04331165" calcext:value-type="float">
            <text:p>15.0433116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016d958ecc86e0566df4f62b3d36f17f5997509</text:p>
          </table:table-cell>
          <table:table-cell office:value-type="float" office:value="15.04209722" calcext:value-type="float">
            <text:p>15.0420972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da4fd32b68a4121e76d6b81099431d08efa27f1</text:p>
          </table:table-cell>
          <table:table-cell office:value-type="float" office:value="15.03602946" calcext:value-type="float">
            <text:p>15.0360294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a01947cfe17fbf5a18728ac519f5c42d51ed8e2</text:p>
          </table:table-cell>
          <table:table-cell office:value-type="float" office:value="15.02670126" calcext:value-type="float">
            <text:p>15.026701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2975c0ded0a3b177fbc091ed53ac08685392e2d</text:p>
          </table:table-cell>
          <table:table-cell office:value-type="float" office:value="15.01742588" calcext:value-type="float">
            <text:p>15.0174258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099cc8f9a6a2d7c3a7657c103bf5f4dc363cc2b</text:p>
          </table:table-cell>
          <table:table-cell office:value-type="float" office:value="15.00948525" calcext:value-type="float">
            <text:p>15.009485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f1279db77606092be79328191271ec62adcf233</text:p>
          </table:table-cell>
          <table:table-cell office:value-type="float" office:value="15.0086657" calcext:value-type="float">
            <text:p>15.008665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e83d5a0d966bc4983a291330950996e7690f0a6</text:p>
          </table:table-cell>
          <table:table-cell office:value-type="float" office:value="15.00620605" calcext:value-type="float">
            <text:p>15.0062060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8c146dce9e75049031cf12374091a927c8c1c51</text:p>
          </table:table-cell>
          <table:table-cell office:value-type="float" office:value="15.00354906" calcext:value-type="float">
            <text:p>15.0035490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0f44a095e0be9fb3f10ce57bd8e7936ae67f2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bce1ce1559e3c0a45514dfb8629f6d9309fcde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d993defa341fe6210644d09e13c7dc32b636d4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f3593fb5a2b151f1586c77dd687b045fe4e79c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5ec7307a9463931f3896c3c0a6c549e6b3942d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d3d327b41dab39cf6702716c9767272b762b8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be19c1d6bba5bb728dcfa4a00f779bfb94d03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67b7e7826f3e55af44b2e19950ad0b3a15c7e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c06f4bf4903b4111b4a0d77f5c69fc8be71394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b65db4097f9ffb88a381f0b222e4eebae2108a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6f473a6898e7ee33824c136014e1abdffdca7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7ffc5d496cb0c819db5c68f310bcc8915f68c9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025048f2f57108efff36113d03ab47623d0c97a</text:p>
          </table:table-cell>
          <table:table-cell office:value-type="float" office:value="14.99213987" calcext:value-type="float">
            <text:p>14.9921398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97519a471eb4cd375a4b4ee590fe5f2126e7344</text:p>
          </table:table-cell>
          <table:table-cell office:value-type="float" office:value="14.94559931" calcext:value-type="float">
            <text:p>14.9455993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c481035c1da925b47622ed20f9854aca8455848</text:p>
          </table:table-cell>
          <table:table-cell office:value-type="float" office:value="14.91579561" calcext:value-type="float">
            <text:p>14.9157956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99e9e50c587ad891f3120e916c2e47eecbd9f79</text:p>
          </table:table-cell>
          <table:table-cell office:value-type="float" office:value="14.86877603" calcext:value-type="float">
            <text:p>14.8687760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3a1fbca851613ae6d22337b5f76a66e604e73ff</text:p>
          </table:table-cell>
          <table:table-cell office:value-type="float" office:value="14.86749854" calcext:value-type="float">
            <text:p>14.8674985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ba105b749b164587805ff62d88921ed30841362</text:p>
          </table:table-cell>
          <table:table-cell office:value-type="float" office:value="14.8428687" calcext:value-type="float">
            <text:p>14.842868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afc6ea4a000bd3677d2661a7c41f34384b41cf8</text:p>
          </table:table-cell>
          <table:table-cell office:value-type="float" office:value="14.76272378" calcext:value-type="float">
            <text:p>14.7627237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64cc9ca6cfe83b145e8f356412788dada330bf8</text:p>
          </table:table-cell>
          <table:table-cell office:value-type="float" office:value="14.75847161" calcext:value-type="float">
            <text:p>14.7584716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e33ff97e7eb378c8391a18c78adda873095a11a</text:p>
          </table:table-cell>
          <table:table-cell office:value-type="float" office:value="14.75236933" calcext:value-type="float">
            <text:p>14.752369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da049f50e18a3d2a4f656365c45535cc9d36cef</text:p>
          </table:table-cell>
          <table:table-cell office:value-type="float" office:value="14.72290468" calcext:value-type="float">
            <text:p>14.7229046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b59b33a49460c7d4609cf491ad6e946bef5a027</text:p>
          </table:table-cell>
          <table:table-cell office:value-type="float" office:value="14.63083697" calcext:value-type="float">
            <text:p>14.6308369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bef0489bb66e3d057814eb428cd22d9ea2c3f36</text:p>
          </table:table-cell>
          <table:table-cell office:value-type="float" office:value="14.62506789" calcext:value-type="float">
            <text:p>14.6250678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3836ea308f2abb480fd81d4b6aa37a6fdfe36df</text:p>
          </table:table-cell>
          <table:table-cell office:value-type="float" office:value="14.6085465" calcext:value-type="float">
            <text:p>14.608546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f0c2903c199aabc9feb3983d956a08479557519</text:p>
          </table:table-cell>
          <table:table-cell office:value-type="float" office:value="14.6080172" calcext:value-type="float">
            <text:p>14.608017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f4d5866c26676a7bee0e52597fd3e90ea7a89cc</text:p>
          </table:table-cell>
          <table:table-cell office:value-type="float" office:value="14.58728646" calcext:value-type="float">
            <text:p>14.5872864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408cf6c15cfdc740421fb2bea497d03a9b48254</text:p>
          </table:table-cell>
          <table:table-cell office:value-type="float" office:value="14.58326043" calcext:value-type="float">
            <text:p>14.5832604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3c33420fadb2afa7ed79fa1e10c537b99bec954</text:p>
          </table:table-cell>
          <table:table-cell office:value-type="float" office:value="14.57814788" calcext:value-type="float">
            <text:p>14.5781478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208d8bb2297482c0cdbcdd560a042e3ca1ebf87</text:p>
          </table:table-cell>
          <table:table-cell office:value-type="float" office:value="14.55074662" calcext:value-type="float">
            <text:p>14.5507466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dee3b89381103b2e64135fca0595a80811f4995</text:p>
          </table:table-cell>
          <table:table-cell office:value-type="float" office:value="14.51422202" calcext:value-type="float">
            <text:p>14.5142220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ec4b066d74c750b7dcda67996ad92f3eb69a7f2</text:p>
          </table:table-cell>
          <table:table-cell office:value-type="float" office:value="14.49540433" calcext:value-type="float">
            <text:p>14.495404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a86d439a051d5ff38e09aa9ec6b9eee9622b5cc</text:p>
          </table:table-cell>
          <table:table-cell office:value-type="float" office:value="14.49207654" calcext:value-type="float">
            <text:p>14.4920765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ef86a606b79b368952a0ce9e0c0972339d3abdc</text:p>
          </table:table-cell>
          <table:table-cell office:value-type="float" office:value="14.47791423" calcext:value-type="float">
            <text:p>14.477914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f440ae409ece014419b541921115d02948b3534</text:p>
          </table:table-cell>
          <table:table-cell office:value-type="float" office:value="14.47209603" calcext:value-type="float">
            <text:p>14.4720960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9fbc912ed75d5a6e30d7308c5176a8a1ba146b9</text:p>
          </table:table-cell>
          <table:table-cell office:value-type="float" office:value="14.44171939" calcext:value-type="float">
            <text:p>14.4417193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5e1da69bb0a40f369de96c41912f81bd9d5127d</text:p>
          </table:table-cell>
          <table:table-cell office:value-type="float" office:value="14.44" calcext:value-type="float">
            <text:p>14.4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1e36cfa6dfe278bf797650086f5068e58d8abe8</text:p>
          </table:table-cell>
          <table:table-cell office:value-type="float" office:value="14.43724951" calcext:value-type="float">
            <text:p>14.4372495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3a4bcc073e064f62b03126ae0ebd04c884ae947</text:p>
          </table:table-cell>
          <table:table-cell office:value-type="float" office:value="14.39599951" calcext:value-type="float">
            <text:p>14.3959995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2d333a1c5816905a43b92f7bab1572cb571ed47</text:p>
          </table:table-cell>
          <table:table-cell office:value-type="float" office:value="14.37668228" calcext:value-type="float">
            <text:p>14.3766822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45cc06d4ccf2c3b64e518140f16965e3bf80c66</text:p>
          </table:table-cell>
          <table:table-cell office:value-type="float" office:value="14.33707942" calcext:value-type="float">
            <text:p>14.3370794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b74f60e310fd973245add8b10da83077485b4ce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6b9615654e255078b160c5b041e8645bc40f26b</text:p>
          </table:table-cell>
          <table:table-cell office:value-type="float" office:value="14.29467916" calcext:value-type="float">
            <text:p>14.294679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bab6505f1521029278c2382c1de3b46102cb1b6</text:p>
          </table:table-cell>
          <table:table-cell office:value-type="float" office:value="14.29382696" calcext:value-type="float">
            <text:p>14.2938269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4f928ca3746f68073413c6ac91a6e9b1bea3e91</text:p>
          </table:table-cell>
          <table:table-cell office:value-type="float" office:value="14.28656372" calcext:value-type="float">
            <text:p>14.2865637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a1b9c1789b0be72bebf8de21f3d5c263fd5760c</text:p>
          </table:table-cell>
          <table:table-cell office:value-type="float" office:value="14.16934765" calcext:value-type="float">
            <text:p>14.1693476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8ec81de931ff08b7c9323175d3c20e89150be15</text:p>
          </table:table-cell>
          <table:table-cell office:value-type="float" office:value="14.12792992" calcext:value-type="float">
            <text:p>14.1279299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cbda0c6daeabd804559c05648d38221904329e3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255014753de3407fa8850ea1111cb01fcb77f87</text:p>
          </table:table-cell>
          <table:table-cell office:value-type="float" office:value="14.02715927" calcext:value-type="float">
            <text:p>14.027159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51a63420bcbe326769e725c5d2f6d629362577e</text:p>
          </table:table-cell>
          <table:table-cell office:value-type="float" office:value="14.02438247" calcext:value-type="float">
            <text:p>14.024382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3a63f2cad45fee80b242436ba71e0f462a4178e</text:p>
          </table:table-cell>
          <table:table-cell office:value-type="float" office:value="14.0181446" calcext:value-type="float">
            <text:p>14.018144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d4b2e65949bab17e341543c348b91af5dd506e1</text:p>
          </table:table-cell>
          <table:table-cell office:value-type="float" office:value="14.00709129" calcext:value-type="float">
            <text:p>14.0070912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1d9557d6d259428976486e45ed0d8f47593ef5c</text:p>
          </table:table-cell>
          <table:table-cell office:value-type="float" office:value="13.975875" calcext:value-type="float">
            <text:p>13.97587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67d5f36e0ec86012d57cf06ba02e7232997dcc5</text:p>
          </table:table-cell>
          <table:table-cell office:value-type="float" office:value="13.97048558" calcext:value-type="float">
            <text:p>13.9704855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bbfb6ec1eb9f8c8d89a5c703355eda14506157e</text:p>
          </table:table-cell>
          <table:table-cell office:value-type="float" office:value="13.96254274" calcext:value-type="float">
            <text:p>13.9625427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97ab3142dcc3a1fba3102d548c895d59d3fa711</text:p>
          </table:table-cell>
          <table:table-cell office:value-type="float" office:value="13.96152586" calcext:value-type="float">
            <text:p>13.9615258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6e2fb3fb4aa25c9794575569353223d7653ce79</text:p>
          </table:table-cell>
          <table:table-cell office:value-type="float" office:value="13.93890483" calcext:value-type="float">
            <text:p>13.9389048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e78bb6aa65db102d904f99695795a75cabedc53</text:p>
          </table:table-cell>
          <table:table-cell office:value-type="float" office:value="13.93552345" calcext:value-type="float">
            <text:p>13.9355234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394dbc0c4d915a5b260f2f290bd354c688c7b81</text:p>
          </table:table-cell>
          <table:table-cell office:value-type="float" office:value="13.93345699" calcext:value-type="float">
            <text:p>13.933456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8f5a03fbfc5a18ffd2282f1b3aa2ba33aabb512</text:p>
          </table:table-cell>
          <table:table-cell office:value-type="float" office:value="13.89295548" calcext:value-type="float">
            <text:p>13.8929554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e15c9070ee5c1c0ec48621592fd2947db896bf0</text:p>
          </table:table-cell>
          <table:table-cell office:value-type="float" office:value="13.84495595" calcext:value-type="float">
            <text:p>13.8449559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5b8b6ff155de04b1e476cbfd4abada818ce3142</text:p>
          </table:table-cell>
          <table:table-cell office:value-type="float" office:value="13.83949812" calcext:value-type="float">
            <text:p>13.839498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d1706e2c98a1d9a75b68ae6f5d503ab42370b0a</text:p>
          </table:table-cell>
          <table:table-cell office:value-type="float" office:value="13.82813095" calcext:value-type="float">
            <text:p>13.8281309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76dc6040247d7a5b7acc9183a9510453c45b85a</text:p>
          </table:table-cell>
          <table:table-cell office:value-type="float" office:value="13.81999565" calcext:value-type="float">
            <text:p>13.8199956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ef9b82ab8bb8229b3d863a47b1188672274e1ac</text:p>
          </table:table-cell>
          <table:table-cell office:value-type="float" office:value="13.80170385" calcext:value-type="float">
            <text:p>13.8017038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d694fbaceedd79540e72c745223dab84722f51d</text:p>
          </table:table-cell>
          <table:table-cell office:value-type="float" office:value="13.79639033" calcext:value-type="float">
            <text:p>13.796390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284b137272f452d54fc8389bd304c2f9f263c8d</text:p>
          </table:table-cell>
          <table:table-cell office:value-type="float" office:value="13.7959231" calcext:value-type="float">
            <text:p>13.795923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6827d317f927390b37546e8f44363cb3d02cfcd</text:p>
          </table:table-cell>
          <table:table-cell office:value-type="float" office:value="13.76411805" calcext:value-type="float">
            <text:p>13.7641180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d30a6ec33eb6f43f59c94483ff39eb2526b89af</text:p>
          </table:table-cell>
          <table:table-cell office:value-type="float" office:value="13.74987185" calcext:value-type="float">
            <text:p>13.7498718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f052232822696597a7f491a692a9174470119e4</text:p>
          </table:table-cell>
          <table:table-cell office:value-type="float" office:value="13.7286324" calcext:value-type="float">
            <text:p>13.728632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05f28f7903fb3e37564ea78e5d77baf211aa42f</text:p>
          </table:table-cell>
          <table:table-cell office:value-type="float" office:value="13.71129876" calcext:value-type="float">
            <text:p>13.7112987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9292c1726ab4819f33dc2db4d1c45527364fca8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1b7b84d5f6f3333a501769b1b5773cac369a0bf</text:p>
          </table:table-cell>
          <table:table-cell office:value-type="float" office:value="13.69588095" calcext:value-type="float">
            <text:p>13.6958809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9559e9169de434edaa6cf5be9ad610579f63faf</text:p>
          </table:table-cell>
          <table:table-cell office:value-type="float" office:value="13.66858135" calcext:value-type="float">
            <text:p>13.6685813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728345dd9e4cc08eb49e7095a6b16b3344e5e00</text:p>
          </table:table-cell>
          <table:table-cell office:value-type="float" office:value="13.63171896" calcext:value-type="float">
            <text:p>13.6317189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270823e3a63aec00da4c550844923980e4b6f69</text:p>
          </table:table-cell>
          <table:table-cell office:value-type="float" office:value="13.6230217" calcext:value-type="float">
            <text:p>13.62302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588feaec412c03f5afb163dd69fbf0f3e486b8c</text:p>
          </table:table-cell>
          <table:table-cell office:value-type="float" office:value="13.61884973" calcext:value-type="float">
            <text:p>13.6188497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89e025a2225354f06f6cb7f6c9f735580a9e579</text:p>
          </table:table-cell>
          <table:table-cell office:value-type="float" office:value="13.58940633" calcext:value-type="float">
            <text:p>13.589406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58d4e90144eefda41aab5aee17ebe1dcbeeb694</text:p>
          </table:table-cell>
          <table:table-cell office:value-type="float" office:value="13.58103125" calcext:value-type="float">
            <text:p>13.581031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03f4572955fb2fea0ca4c3bb289af9ca85c8aa5</text:p>
          </table:table-cell>
          <table:table-cell office:value-type="float" office:value="13.55621635" calcext:value-type="float">
            <text:p>13.5562163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855580249c5020eb00d2fb5808ccc51a9612214</text:p>
          </table:table-cell>
          <table:table-cell office:value-type="float" office:value="13.52578358" calcext:value-type="float">
            <text:p>13.5257835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1d6945bc4622df8a7b8ba62e083e8769b4a045b</text:p>
          </table:table-cell>
          <table:table-cell office:value-type="float" office:value="13.52326603" calcext:value-type="float">
            <text:p>13.5232660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f40573014641c872c6d3fef28e4174ed3f3666a</text:p>
          </table:table-cell>
          <table:table-cell office:value-type="float" office:value="13.51516657" calcext:value-type="float">
            <text:p>13.5151665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83fd1c4ff836861e45ef5ceb0080529b3545ecb</text:p>
          </table:table-cell>
          <table:table-cell office:value-type="float" office:value="13.45360062" calcext:value-type="float">
            <text:p>13.4536006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3662fbb5bd6d44e3961e73b6a221e7a0851a19e</text:p>
          </table:table-cell>
          <table:table-cell office:value-type="float" office:value="13.44573782" calcext:value-type="float">
            <text:p>13.4457378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560eb8c97b6f0b926423c6409ffb26bda0df588</text:p>
          </table:table-cell>
          <table:table-cell office:value-type="float" office:value="13.44356654" calcext:value-type="float">
            <text:p>13.4435665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e4612e87f85c870db96eb86cb31ac968fc089b9</text:p>
          </table:table-cell>
          <table:table-cell office:value-type="float" office:value="13.42466066" calcext:value-type="float">
            <text:p>13.4246606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02d6c549e51ed3571fc89616c2276e706bfdf85</text:p>
          </table:table-cell>
          <table:table-cell office:value-type="float" office:value="13.39179858" calcext:value-type="float">
            <text:p>13.3917985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33ad686b3e5fa2469c035d54ecaae12d8744996</text:p>
          </table:table-cell>
          <table:table-cell office:value-type="float" office:value="13.3917252" calcext:value-type="float">
            <text:p>13.391725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3f0f70d1b8ef10fe8267c9d79ef77487c2d2bd6</text:p>
          </table:table-cell>
          <table:table-cell office:value-type="float" office:value="13.36270216" calcext:value-type="float">
            <text:p>13.362702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033e2c44ae3f1a705a48b30ef933bd40fc309c9</text:p>
          </table:table-cell>
          <table:table-cell office:value-type="float" office:value="13.36202773" calcext:value-type="float">
            <text:p>13.3620277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c9692d2610e8ca2c8cf72f9d2a59686de966080</text:p>
          </table:table-cell>
          <table:table-cell office:value-type="float" office:value="13.35168065" calcext:value-type="float">
            <text:p>13.3516806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09e51023fca305a1b2a3168ae4972928a206ab5</text:p>
          </table:table-cell>
          <table:table-cell office:value-type="float" office:value="13.33933112" calcext:value-type="float">
            <text:p>13.339331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d60dec105879b258e8058e81b6b4dd2735d58f9</text:p>
          </table:table-cell>
          <table:table-cell office:value-type="float" office:value="13.32161003" calcext:value-type="float">
            <text:p>13.3216100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d0f2287fb2b909857a526008b78f2df013e43b9</text:p>
          </table:table-cell>
          <table:table-cell office:value-type="float" office:value="13.31849255" calcext:value-type="float">
            <text:p>13.3184925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a23135b15417aedeaa7a48c5d5cd80c2b5df300</text:p>
          </table:table-cell>
          <table:table-cell office:value-type="float" office:value="13.31754947" calcext:value-type="float">
            <text:p>13.317549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661bb594f140b9e07a0290833735644389a2708</text:p>
          </table:table-cell>
          <table:table-cell office:value-type="float" office:value="13.31676898" calcext:value-type="float">
            <text:p>13.3167689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036f645abc5dd446bef60a014e6c0ce42fe0731</text:p>
          </table:table-cell>
          <table:table-cell office:value-type="float" office:value="13.30878682" calcext:value-type="float">
            <text:p>13.3087868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c8fb3348a248be90fa28bfb3697e6ba57c7d122</text:p>
          </table:table-cell>
          <table:table-cell office:value-type="float" office:value="13.28729788" calcext:value-type="float">
            <text:p>13.2872978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54e49d39bace01596139e54efe0b5dfe3e5598b</text:p>
          </table:table-cell>
          <table:table-cell office:value-type="float" office:value="13.20328006" calcext:value-type="float">
            <text:p>13.2032800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6996941eeb802d392675fdb57c9562e385257e1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c362bfe8a483a22e07bee4ebc13d6543454d336</text:p>
          </table:table-cell>
          <table:table-cell office:value-type="float" office:value="13.18989097" calcext:value-type="float">
            <text:p>13.1898909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24dbae0778d686b3895b95e0ec2021703b47702</text:p>
          </table:table-cell>
          <table:table-cell office:value-type="float" office:value="13.18718" calcext:value-type="float">
            <text:p>13.1871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34c83c3398132b3a7055597dffef0545f87697b</text:p>
          </table:table-cell>
          <table:table-cell office:value-type="float" office:value="13.16490175" calcext:value-type="float">
            <text:p>13.1649017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c4bbaef98e01f0416bf1d27457f98e94b9153da</text:p>
          </table:table-cell>
          <table:table-cell office:value-type="float" office:value="13.15842387" calcext:value-type="float">
            <text:p>13.1584238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5f207fffff07e241d438e57e8a6904d5c756a84</text:p>
          </table:table-cell>
          <table:table-cell office:value-type="float" office:value="13.12173113" calcext:value-type="float">
            <text:p>13.121731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7877c5c5b361eca6ae21736fcb8209a14f70766</text:p>
          </table:table-cell>
          <table:table-cell office:value-type="float" office:value="13.0992871" calcext:value-type="float">
            <text:p>13.099287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42b9a3a980c4abe9e9dad3ef5ae3e02353980f8</text:p>
          </table:table-cell>
          <table:table-cell office:value-type="float" office:value="13.09866095" calcext:value-type="float">
            <text:p>13.0986609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13fa2feaa83411379d657fe31d137c896d01fb1</text:p>
          </table:table-cell>
          <table:table-cell office:value-type="float" office:value="13.08162818" calcext:value-type="float">
            <text:p>13.0816281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715a3d09af17716fdb2423902bd6492b359813a</text:p>
          </table:table-cell>
          <table:table-cell office:value-type="float" office:value="13.06384533" calcext:value-type="float">
            <text:p>13.063845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80d3be3576de83883f348796a285ad37a355ac2</text:p>
          </table:table-cell>
          <table:table-cell office:value-type="float" office:value="13.0497799" calcext:value-type="float">
            <text:p>13.04977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07177d4039e64070cee10f3c0427579e263e11e</text:p>
          </table:table-cell>
          <table:table-cell office:value-type="float" office:value="13.00932582" calcext:value-type="float">
            <text:p>13.0093258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9b65789c8beaf95af392e36013cf326a0a95c7c</text:p>
          </table:table-cell>
          <table:table-cell office:value-type="float" office:value="13.001" calcext:value-type="float">
            <text:p>13.0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7da19c6b6a1c60220a3d1e117071944a599a44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578ed833d986c1188d1a998aa5fecd418bef5d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7125b59ac51cee029e4bd78d7f5947d1ea49bb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a08aa7ba7dee9c1d34c781e58cf1f758e1fe16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c6702b3b05a5114bdbcaeca25531aeeb34835f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d2c4cd9bee9dfe088430b95d274e765151c32d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f28f10176f89f4e9985873b84d14e75751bb3d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b54f090cfd42996346c733cbf711322c24e2d6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1dff0cf605f9719b9171f6049150595cc1240f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3fd66a93f296072932dc27e7b9769e3ba5f18a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e76a62db187aa74f63817533b306cead0e8ce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16784af609630b070d49a8bcd12235c6428a4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315706f57b388b3a0f6489f6f678bc181bfe9f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7405aa00995f2fbce9398f4c4af1f37e11bb04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76b606f714d9975c4c609f0292119524129fe6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b5acb7fac6548e8a7dee9000bc0f936f16b10e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bea288eea42c4955eb9faad2a9faf4783cbdda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eac9ce57af61a6fb1f61f0bf1d8586412be30b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5e467e3a07f82c739abe9b5b03eb61598cd17b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664d7a1fc816810827c477c0ab1a42ecf7d6b5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ab0575a94d1718a19759522801e0761ffb957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ab086e82b817e993332623df3a915e3ee4504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c064fb0b9956b111fdcfe4297c03c980dd7730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c314af837367aec15505e8d0991377250877d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bf4fb5654eae4ed085be0e34daa920e364608d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64d383c085c89d3acd61aaafaaff13278a243b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67b3b0b638cd5640ec800dcbc407bad64ef1ae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aecc5526f92a46718f8e68516d22038d8670e0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b182a4526944fa498970732a69a95d281c3c8a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dd42769fe0f025c879eb3b0903862ceb184255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e279e54b04327adf57117c19bc3950d7109407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b8ecebc18153166beec1b568d510b55b560789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dd567d10a0ad61c0a2299253356f63bb3077f6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e927c02c9eadae63f5efb0dd818943c7262fb8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1a45e91164cdab8fa596809a9b24f8d4fdbe0f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8446c4781a737ac4328b1e15b8a0b3fbb0fd66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a14422d6f0ae5a758194ed15780c838d67f1ee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b370543896173eb2e6e9fbb87e4529fc9973f1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d660a8496c6b81a0f6df2f585d430918f9bc4b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d686cd3c9881a476472860c23ce191803a0c4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e10e27a014f0d306baf266d4897c89aeee2e97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ec27ce2133e82d052520afb5c576d9f7eb93ed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ec397f19b5150d3b8ceda46b23486232e40b2e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f5d6846a4b7c2cdfabebf001382bc9cba4dd26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ce3e29641b2083716e023f0bb56635d3062c8c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e8e104de853c8402c84b05eb4d61bdd7c3e603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cd8e06861943fdabf413628f272d21bd0e08ed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151f2d935a1eeea2d03f7ba39be61a91da57ed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f552a7eadf42b5be39e71bfc662f1c39440e5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0b96c124e97f722f1b6df6cfdb25a923b054e7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12c1b0206cba891855b4f434f1bc5e93be952f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206c58d7acf490847e261a0dedcdc907dbea5b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b2a7721b7991ad531302188ab9f8f8244a773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8a065f287d91d77cd626af38ffa220d9b552a2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4480238e491001170a276d2aefa3f939db89277</text:p>
          </table:table-cell>
          <table:table-cell office:value-type="float" office:value="12.99224407" calcext:value-type="float">
            <text:p>12.9922440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ff367c3d50b82b6e81d23d8fff8736694a4ddbe</text:p>
          </table:table-cell>
          <table:table-cell office:value-type="float" office:value="12.9788123" calcext:value-type="float">
            <text:p>12.97881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edc45fac00da08aa507b15bfe0ee087a950a29e</text:p>
          </table:table-cell>
          <table:table-cell office:value-type="float" office:value="12.96650711" calcext:value-type="float">
            <text:p>12.966507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d0932a434241d67349f8732bbb296c46ec60560</text:p>
          </table:table-cell>
          <table:table-cell office:value-type="float" office:value="12.94280962" calcext:value-type="float">
            <text:p>12.9428096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f1e0b57a364ffa2f8f1f57c3f5dcc210f6c99ca</text:p>
          </table:table-cell>
          <table:table-cell office:value-type="float" office:value="12.87636666" calcext:value-type="float">
            <text:p>12.8763666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3039f396ef166f95544c6cd84e8f6e7d71dabfb</text:p>
          </table:table-cell>
          <table:table-cell office:value-type="float" office:value="12.86316236" calcext:value-type="float">
            <text:p>12.8631623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9e6892cd35ace205c2858036f321bf1abd69485</text:p>
          </table:table-cell>
          <table:table-cell office:value-type="float" office:value="12.84376006" calcext:value-type="float">
            <text:p>12.8437600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db54d30f854212063f5134a97616b7af997c043</text:p>
          </table:table-cell>
          <table:table-cell office:value-type="float" office:value="12.83548897" calcext:value-type="float">
            <text:p>12.8354889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bde8339a19418abfe26a09098470f4a58c01c91</text:p>
          </table:table-cell>
          <table:table-cell office:value-type="float" office:value="12.82297622" calcext:value-type="float">
            <text:p>12.8229762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54e508285e05a18dbd82d621b28230885986f3b</text:p>
          </table:table-cell>
          <table:table-cell office:value-type="float" office:value="12.80396081" calcext:value-type="float">
            <text:p>12.8039608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39d2d012e23f7be13e517204977b2b1eef1b532</text:p>
          </table:table-cell>
          <table:table-cell office:value-type="float" office:value="12.7933975" calcext:value-type="float">
            <text:p>12.793397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5b3e200d6e1e3fc6dae30c9d7d8ac303829fce5</text:p>
          </table:table-cell>
          <table:table-cell office:value-type="float" office:value="12.7696991" calcext:value-type="float">
            <text:p>12.769699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ad1e45d6bcd5e9e035daa56619555ce2d39b541</text:p>
          </table:table-cell>
          <table:table-cell office:value-type="float" office:value="12.72748958" calcext:value-type="float">
            <text:p>12.7274895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cc4a3f078dd2797b7f609ba53e7eac0aeb36e3f</text:p>
          </table:table-cell>
          <table:table-cell office:value-type="float" office:value="12.6960904" calcext:value-type="float">
            <text:p>12.696090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8b5bc6164618254db954ecc51a975eab975f2f6</text:p>
          </table:table-cell>
          <table:table-cell office:value-type="float" office:value="12.68820653" calcext:value-type="float">
            <text:p>12.6882065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f447cd5b2b5d8f470e81cd393c33e8fbb7c39c7</text:p>
          </table:table-cell>
          <table:table-cell office:value-type="float" office:value="12.65163738" calcext:value-type="float">
            <text:p>12.6516373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f9cac54da4345189e06bae01350d09e4e539d8c</text:p>
          </table:table-cell>
          <table:table-cell office:value-type="float" office:value="12.63175115" calcext:value-type="float">
            <text:p>12.6317511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24ff4295457c48b00eff0cbc877c0b499550ed4</text:p>
          </table:table-cell>
          <table:table-cell office:value-type="float" office:value="12.58787783" calcext:value-type="float">
            <text:p>12.5878778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c7a392c4519732d1bbab768bdf8cca1a92f95d3</text:p>
          </table:table-cell>
          <table:table-cell office:value-type="float" office:value="12.53638824" calcext:value-type="float">
            <text:p>12.5363882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d9faaef35df57c74f1a84fae7e7fecec1be399e</text:p>
          </table:table-cell>
          <table:table-cell office:value-type="float" office:value="12.51" calcext:value-type="float">
            <text:p>12.5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9e2c22696cc12d8094db4af264d20f74c9347da</text:p>
          </table:table-cell>
          <table:table-cell office:value-type="float" office:value="12.49719931" calcext:value-type="float">
            <text:p>12.4971993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fb911895c0613c96a6e4e34cec66fec729aee7e</text:p>
          </table:table-cell>
          <table:table-cell office:value-type="float" office:value="12.48519471" calcext:value-type="float">
            <text:p>12.4851947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e92eab40b89367c5cc72b41c3b613197ecfe591</text:p>
          </table:table-cell>
          <table:table-cell office:value-type="float" office:value="12.48364388" calcext:value-type="float">
            <text:p>12.4836438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550e9ede9e26f73c046e21f4dadbfc18a43ef2d</text:p>
          </table:table-cell>
          <table:table-cell office:value-type="float" office:value="12.46130949" calcext:value-type="float">
            <text:p>12.4613094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c8a515684b8355b378b6115dd211a7166f3b566</text:p>
          </table:table-cell>
          <table:table-cell office:value-type="float" office:value="12.45252414" calcext:value-type="float">
            <text:p>12.4525241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ac56536481db90f024d57dd92c90342061c1a52</text:p>
          </table:table-cell>
          <table:table-cell office:value-type="float" office:value="12.44091296" calcext:value-type="float">
            <text:p>12.4409129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513dc336cdaa72b0bd1b78fd61256de812c7870</text:p>
          </table:table-cell>
          <table:table-cell office:value-type="float" office:value="12.35764226" calcext:value-type="float">
            <text:p>12.357642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ca315f5b796fa5dfe880a17f51b7908454702ac</text:p>
          </table:table-cell>
          <table:table-cell office:value-type="float" office:value="12.34744076" calcext:value-type="float">
            <text:p>12.3474407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7a0180b0337df3fc5077ed85716051490b3a5e7</text:p>
          </table:table-cell>
          <table:table-cell office:value-type="float" office:value="12.34212761" calcext:value-type="float">
            <text:p>12.3421276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3f6271ffe0c79c30cf45a12694256cd2580cdc0</text:p>
          </table:table-cell>
          <table:table-cell office:value-type="float" office:value="12.33436532" calcext:value-type="float">
            <text:p>12.334365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fac3757966c4bc687242bc35ffd97c3bb500d57</text:p>
          </table:table-cell>
          <table:table-cell office:value-type="float" office:value="12.31606827" calcext:value-type="float">
            <text:p>12.316068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638d3ccc29106dc88da12731cc511851c43a220</text:p>
          </table:table-cell>
          <table:table-cell office:value-type="float" office:value="12.29342763" calcext:value-type="float">
            <text:p>12.2934276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804e933301aa2c919d3a9834082cddda877c205</text:p>
          </table:table-cell>
          <table:table-cell office:value-type="float" office:value="12.26514379" calcext:value-type="float">
            <text:p>12.2651437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62b0cb408e3996637b283d605e918670cc397f9</text:p>
          </table:table-cell>
          <table:table-cell office:value-type="float" office:value="12.25762421" calcext:value-type="float">
            <text:p>12.2576242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f99eb8b4adaeead8ac22f9b452529322d67b65a</text:p>
          </table:table-cell>
          <table:table-cell office:value-type="float" office:value="12.24698922" calcext:value-type="float">
            <text:p>12.2469892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903427f6d264e2359f146b84cebed41e5df7259</text:p>
          </table:table-cell>
          <table:table-cell office:value-type="float" office:value="12.24476994" calcext:value-type="float">
            <text:p>12.2447699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5556ce5c51d2f6a8d7a54bec2a9961dfada84db</text:p>
          </table:table-cell>
          <table:table-cell office:value-type="float" office:value="12.20567727" calcext:value-type="float">
            <text:p>12.205677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7faafabc9f2e98aa3c0ec416a687edb40c673c0</text:p>
          </table:table-cell>
          <table:table-cell office:value-type="float" office:value="12.1885729" calcext:value-type="float">
            <text:p>12.188572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d230091686d6570e0fc1c646d326d77d0d10dc4</text:p>
          </table:table-cell>
          <table:table-cell office:value-type="float" office:value="12.1786188" calcext:value-type="float">
            <text:p>12.178618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046d1d488938ee5f232329d015ca9e5fef219ec</text:p>
          </table:table-cell>
          <table:table-cell office:value-type="float" office:value="12.17009215" calcext:value-type="float">
            <text:p>12.1700921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11b1671d15d2cd5cf67642fc8bd04aeaac946cf</text:p>
          </table:table-cell>
          <table:table-cell office:value-type="float" office:value="12.13094046" calcext:value-type="float">
            <text:p>12.1309404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eda788b8490d6800996c9a2925aa8a62683a0a4</text:p>
          </table:table-cell>
          <table:table-cell office:value-type="float" office:value="12.11025362" calcext:value-type="float">
            <text:p>12.1102536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c85ffbeaeafc538985053764a3e3f74f4adc5d4</text:p>
          </table:table-cell>
          <table:table-cell office:value-type="float" office:value="12.10861525" calcext:value-type="float">
            <text:p>12.108615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10766ec43f871c3cce9a0b6f2dab7fa8f752fe4</text:p>
          </table:table-cell>
          <table:table-cell office:value-type="float" office:value="12.09954299" calcext:value-type="float">
            <text:p>12.099542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90af46cf246ada5ca1cacc87122adf0285ec6a7</text:p>
          </table:table-cell>
          <table:table-cell office:value-type="float" office:value="12.08580395" calcext:value-type="float">
            <text:p>12.0858039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4e2f5ce1def1755abde9764629a27bbc3f2a11a</text:p>
          </table:table-cell>
          <table:table-cell office:value-type="float" office:value="12.07289532" calcext:value-type="float">
            <text:p>12.072895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d32ba5b87daed0004d258fa71004a6917d7128c</text:p>
          </table:table-cell>
          <table:table-cell office:value-type="float" office:value="12.06825797" calcext:value-type="float">
            <text:p>12.0682579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32a9157ca78776750b9ff3609363ddc71bd7193</text:p>
          </table:table-cell>
          <table:table-cell office:value-type="float" office:value="12.0538703" calcext:value-type="float">
            <text:p>12.053870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f0ce46fb77b7a443b9c2cf871a3f6d00fb1311d</text:p>
          </table:table-cell>
          <table:table-cell office:value-type="float" office:value="12.05186138" calcext:value-type="float">
            <text:p>12.0518613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0eea08b6f0758c71029b3e457b5a47041ad7df3</text:p>
          </table:table-cell>
          <table:table-cell office:value-type="float" office:value="12.03819155" calcext:value-type="float">
            <text:p>12.0381915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1bd4126b9f160b0f142ee3c5db771d0a64efc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0a978f2c07ea03425a9ee49e6ec49a355907fe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486ad9c6308e06246c837e66b1e000e7a7f5965</text:p>
          </table:table-cell>
          <table:table-cell office:value-type="float" office:value="11.9860275" calcext:value-type="float">
            <text:p>11.986027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ea1f81861152cb5f16f4437f7028888a1cbeec3</text:p>
          </table:table-cell>
          <table:table-cell office:value-type="float" office:value="11.98570569" calcext:value-type="float">
            <text:p>11.9857056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5d05b5580b2687e93975763dc69bde5dbf90477</text:p>
          </table:table-cell>
          <table:table-cell office:value-type="float" office:value="11.98433824" calcext:value-type="float">
            <text:p>11.9843382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9fc99a968c14d9698360854ebd81606217ce7ed</text:p>
          </table:table-cell>
          <table:table-cell office:value-type="float" office:value="11.9584993" calcext:value-type="float">
            <text:p>11.958499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e4b38a3f1a1faa81c968ecac045c7296b7c51cd</text:p>
          </table:table-cell>
          <table:table-cell office:value-type="float" office:value="11.94970397" calcext:value-type="float">
            <text:p>11.9497039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dbb174ba1942dbd1bccd55f52072d339e878eeb</text:p>
          </table:table-cell>
          <table:table-cell office:value-type="float" office:value="11.93543538" calcext:value-type="float">
            <text:p>11.9354353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0007ccdb289495f19b93c3a2403324f2e8b0ecc</text:p>
          </table:table-cell>
          <table:table-cell office:value-type="float" office:value="11.93488942" calcext:value-type="float">
            <text:p>11.9348894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06593a6808794c68f5989b59b49309e40bd52c0</text:p>
          </table:table-cell>
          <table:table-cell office:value-type="float" office:value="11.90441164" calcext:value-type="float">
            <text:p>11.9044116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6345daaf08a3d9ec2fadd8889efadca4bc50cdb</text:p>
          </table:table-cell>
          <table:table-cell office:value-type="float" office:value="11.9002653" calcext:value-type="float">
            <text:p>11.900265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a644f71cdf80090ecca600ceae983a29ff874fa</text:p>
          </table:table-cell>
          <table:table-cell office:value-type="float" office:value="11.87345655" calcext:value-type="float">
            <text:p>11.8734565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f3d9ddf59f3622a04753c61e6c4d596e7fc610d</text:p>
          </table:table-cell>
          <table:table-cell office:value-type="float" office:value="11.86131" calcext:value-type="float">
            <text:p>11.8613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7bf0b5a5883988402170b8b55318cdf2139a534</text:p>
          </table:table-cell>
          <table:table-cell office:value-type="float" office:value="11.85622101" calcext:value-type="float">
            <text:p>11.856221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35e633daf1c801d784f59704783c215cb95edf2</text:p>
          </table:table-cell>
          <table:table-cell office:value-type="float" office:value="11.84271291" calcext:value-type="float">
            <text:p>11.8427129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121ca78e9bb17024dc7e7a0470a1c8e26b93abd</text:p>
          </table:table-cell>
          <table:table-cell office:value-type="float" office:value="11.83861699" calcext:value-type="float">
            <text:p>11.838616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3903022fbb632c35d672cefdfa5f01f7fb7b5ab</text:p>
          </table:table-cell>
          <table:table-cell office:value-type="float" office:value="11.81099834" calcext:value-type="float">
            <text:p>11.8109983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d42e26cb95ae7d443e4db0b315da0c128c3dcaf</text:p>
          </table:table-cell>
          <table:table-cell office:value-type="float" office:value="11.78874147" calcext:value-type="float">
            <text:p>11.788741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11da7788daad53844f878c046d32debee55dec4</text:p>
          </table:table-cell>
          <table:table-cell office:value-type="float" office:value="11.78191178" calcext:value-type="float">
            <text:p>11.7819117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c3498587961ac3547175e78dabd45a210e1f1fa</text:p>
          </table:table-cell>
          <table:table-cell office:value-type="float" office:value="11.70927401" calcext:value-type="float">
            <text:p>11.709274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b843fffb6994f6e88998c56efea511605084435</text:p>
          </table:table-cell>
          <table:table-cell office:value-type="float" office:value="11.69470872" calcext:value-type="float">
            <text:p>11.6947087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56b6d68e66db981366b892d1a525890a66c61a3</text:p>
          </table:table-cell>
          <table:table-cell office:value-type="float" office:value="11.69300889" calcext:value-type="float">
            <text:p>11.6930088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996cf1439aa1b9ccffee24ca14bf547afd8870a</text:p>
          </table:table-cell>
          <table:table-cell office:value-type="float" office:value="11.65253846" calcext:value-type="float">
            <text:p>11.6525384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0523cd3f5cf0061c6f042545371fa6ff8cd397b</text:p>
          </table:table-cell>
          <table:table-cell office:value-type="float" office:value="11.64213921" calcext:value-type="float">
            <text:p>11.6421392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43af4a5311dce6bfe69a286b10571c8fcd4dbad</text:p>
          </table:table-cell>
          <table:table-cell office:value-type="float" office:value="11.62523664" calcext:value-type="float">
            <text:p>11.6252366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03a1024310e90973a9fc1c63f12af4a9086b0fd</text:p>
          </table:table-cell>
          <table:table-cell office:value-type="float" office:value="11.61776" calcext:value-type="float">
            <text:p>11.6177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a10b503e4d27d94ca2a532a617d6d541c3e48b3</text:p>
          </table:table-cell>
          <table:table-cell office:value-type="float" office:value="11.61339686" calcext:value-type="float">
            <text:p>11.6133968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e02638cc02d2ea1df1ab0ea281115cf3ae02d0b</text:p>
          </table:table-cell>
          <table:table-cell office:value-type="float" office:value="11.59783775" calcext:value-type="float">
            <text:p>11.5978377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b30796bf2cc2092ae7341e2999ad73d7d456013</text:p>
          </table:table-cell>
          <table:table-cell office:value-type="float" office:value="11.5789464" calcext:value-type="float">
            <text:p>11.578946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60db91c59280007f5b06e304d49afa5a2fb0b6b</text:p>
          </table:table-cell>
          <table:table-cell office:value-type="float" office:value="11.57625298" calcext:value-type="float">
            <text:p>11.5762529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d508d698ba790fc149fa2ff896f6a5398be176f</text:p>
          </table:table-cell>
          <table:table-cell office:value-type="float" office:value="11.55451823" calcext:value-type="float">
            <text:p>11.554518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980aa62014913933fee47da52cf554cd8b265d8</text:p>
          </table:table-cell>
          <table:table-cell office:value-type="float" office:value="11.50455552" calcext:value-type="float">
            <text:p>11.5045555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d6329a8a1b1d988091ab71639218359faac8320</text:p>
          </table:table-cell>
          <table:table-cell office:value-type="float" office:value="11.50156142" calcext:value-type="float">
            <text:p>11.5015614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954f6046506423965201e0a5c29e23b2b20e582</text:p>
          </table:table-cell>
          <table:table-cell office:value-type="float" office:value="11.48988673" calcext:value-type="float">
            <text:p>11.4898867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306f4a5921755086bebcbe65cf26ad465c02a14</text:p>
          </table:table-cell>
          <table:table-cell office:value-type="float" office:value="11.48336537" calcext:value-type="float">
            <text:p>11.4833653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0b21260e2dbce1e13a5c1e49c6d49edcf97de6a</text:p>
          </table:table-cell>
          <table:table-cell office:value-type="float" office:value="11.45074142" calcext:value-type="float">
            <text:p>11.4507414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7604796e56e59902d2abd7cdc821585ecdecd06</text:p>
          </table:table-cell>
          <table:table-cell office:value-type="float" office:value="11.4345" calcext:value-type="float">
            <text:p>11.434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30d2ac6eaf8bc05af4899246748d754ec3c7aa6</text:p>
          </table:table-cell>
          <table:table-cell office:value-type="float" office:value="11.42930713" calcext:value-type="float">
            <text:p>11.429307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5864531b356f4d3c49d6833cccb1c51e02ed3c1</text:p>
          </table:table-cell>
          <table:table-cell office:value-type="float" office:value="11.39264537" calcext:value-type="float">
            <text:p>11.3926453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6e08339ca727357a34c28c8d3f7febac7fb839f</text:p>
          </table:table-cell>
          <table:table-cell office:value-type="float" office:value="11.39196173" calcext:value-type="float">
            <text:p>11.3919617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fa1d03e752cc16f5e36cbe2a0e7b53a5c9e8c5b</text:p>
          </table:table-cell>
          <table:table-cell office:value-type="float" office:value="11.37957298" calcext:value-type="float">
            <text:p>11.3795729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e2942a08960ca44f2685e81bf95f72fad0dcf79</text:p>
          </table:table-cell>
          <table:table-cell office:value-type="float" office:value="11.35434386" calcext:value-type="float">
            <text:p>11.3543438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b741d21224e6201625c58c57429d1a6d9bb8cff</text:p>
          </table:table-cell>
          <table:table-cell office:value-type="float" office:value="11.32274019" calcext:value-type="float">
            <text:p>11.3227401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6a33a1ea2047e1cccf7fb52b7ce37568413ac2a</text:p>
          </table:table-cell>
          <table:table-cell office:value-type="float" office:value="11.31294378" calcext:value-type="float">
            <text:p>11.3129437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e51451c8276264fd19db8c6ae05b97d2166f126</text:p>
          </table:table-cell>
          <table:table-cell office:value-type="float" office:value="11.30032099" calcext:value-type="float">
            <text:p>11.300320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8c162494015aa460eef3096bdbaa76a6661c2a1</text:p>
          </table:table-cell>
          <table:table-cell office:value-type="float" office:value="11.27272689" calcext:value-type="float">
            <text:p>11.2727268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863e05c4f0fd2d2055da34030c51b143a495fb9</text:p>
          </table:table-cell>
          <table:table-cell office:value-type="float" office:value="11.24927611" calcext:value-type="float">
            <text:p>11.249276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fe0da9e6a7706ce0ea7dc2cf1e18bcaaca7fb43</text:p>
          </table:table-cell>
          <table:table-cell office:value-type="float" office:value="11.22575213" calcext:value-type="float">
            <text:p>11.225752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ab7eb46b0712134d63da1d2a755e4e28d3148ad</text:p>
          </table:table-cell>
          <table:table-cell office:value-type="float" office:value="11.20493856" calcext:value-type="float">
            <text:p>11.2049385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42ea1c362de18eca58c2a1747117d604d594a6d</text:p>
          </table:table-cell>
          <table:table-cell office:value-type="float" office:value="11.20120722" calcext:value-type="float">
            <text:p>11.2012072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4736cd4f663b802d32c7be7c3f49c7c09e14367</text:p>
          </table:table-cell>
          <table:table-cell office:value-type="float" office:value="11.19274823" calcext:value-type="float">
            <text:p>11.192748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112aa6c228dc3c9adb2c3acbb5c9e708fc897e3</text:p>
          </table:table-cell>
          <table:table-cell office:value-type="float" office:value="11.16655504" calcext:value-type="float">
            <text:p>11.1665550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ed00c195d904aeb67700d4333f5bb623142899a</text:p>
          </table:table-cell>
          <table:table-cell office:value-type="float" office:value="11.1631058" calcext:value-type="float">
            <text:p>11.163105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b812519318c92e6b7c95a29244d3c124dfb5652</text:p>
          </table:table-cell>
          <table:table-cell office:value-type="float" office:value="11.16" calcext:value-type="float">
            <text:p>11.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7e9a114d3d01f66f5f76bbd386267d8d6015f24</text:p>
          </table:table-cell>
          <table:table-cell office:value-type="float" office:value="11.13227415" calcext:value-type="float">
            <text:p>11.1322741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bdf73175a260a332e155db85ec9e491b7febdb3</text:p>
          </table:table-cell>
          <table:table-cell office:value-type="float" office:value="11.11486801" calcext:value-type="float">
            <text:p>11.114868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a926d5a02e6a89887deefec6d50be23a30070a4</text:p>
          </table:table-cell>
          <table:table-cell office:value-type="float" office:value="11.10750243" calcext:value-type="float">
            <text:p>11.1075024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fba669f8a2057462163f2e31e5825b38c79bd66</text:p>
          </table:table-cell>
          <table:table-cell office:value-type="float" office:value="11.10605023" calcext:value-type="float">
            <text:p>11.106050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e4348eef2dcdeecdb9700a9ece31632812c39c0</text:p>
          </table:table-cell>
          <table:table-cell office:value-type="float" office:value="11.08228073" calcext:value-type="float">
            <text:p>11.0822807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0ffc1b53e736d9d761d165657f5177386f4aca9</text:p>
          </table:table-cell>
          <table:table-cell office:value-type="float" office:value="11.06" calcext:value-type="float">
            <text:p>11.0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2d0c4382ccd3ad9fccef98147a1b7ea9b11b6e5</text:p>
          </table:table-cell>
          <table:table-cell office:value-type="float" office:value="11.01542543" calcext:value-type="float">
            <text:p>11.0154254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8e09c4000ac7571df98b47be7e0019ba0f9aba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9de7f80ade73e37b032319c38e957530db2c6d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782ba252377c995b8763e9bb42cf8e4dab81cf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d975b0e75a171d202e4b1c60512c2016a994e9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2c1fc1074fcf0e7eb96e8d1d1d8fb2458416e48</text:p>
          </table:table-cell>
          <table:table-cell office:value-type="float" office:value="10.99539681" calcext:value-type="float">
            <text:p>10.9953968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b331765c779db7f9fb3f4da328543a431ab7b22</text:p>
          </table:table-cell>
          <table:table-cell office:value-type="float" office:value="10.98272979" calcext:value-type="float">
            <text:p>10.9827297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827bf536a50eb6183e68f25fbefaea31c355fc3</text:p>
          </table:table-cell>
          <table:table-cell office:value-type="float" office:value="10.97349628" calcext:value-type="float">
            <text:p>10.9734962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9be730e18a13b6e572aa9a84883abdc44c1864b</text:p>
          </table:table-cell>
          <table:table-cell office:value-type="float" office:value="10.97295489" calcext:value-type="float">
            <text:p>10.9729548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4f9d1db555ead6aa01f9b83a236222562e88a15</text:p>
          </table:table-cell>
          <table:table-cell office:value-type="float" office:value="10.96889243" calcext:value-type="float">
            <text:p>10.9688924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007232b1f5484feb147f249a9ccd0458af24811</text:p>
          </table:table-cell>
          <table:table-cell office:value-type="float" office:value="10.96486003" calcext:value-type="float">
            <text:p>10.9648600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6a1ed3710bff292466b659f26d398079bfe79e9</text:p>
          </table:table-cell>
          <table:table-cell office:value-type="float" office:value="10.95944978" calcext:value-type="float">
            <text:p>10.9594497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f28c7a3688cbd0f50cf11a3716ee9db0a14200d</text:p>
          </table:table-cell>
          <table:table-cell office:value-type="float" office:value="10.95057137" calcext:value-type="float">
            <text:p>10.9505713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2187f638a5f855667c79fb20a42c5a82ea2e4c7</text:p>
          </table:table-cell>
          <table:table-cell office:value-type="float" office:value="10.9272911" calcext:value-type="float">
            <text:p>10.92729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3b107edae6f6c247ffd2e4dffbc811b7badcfdb</text:p>
          </table:table-cell>
          <table:table-cell office:value-type="float" office:value="10.92556554" calcext:value-type="float">
            <text:p>10.9255655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27f277e35ef7fc37414002d1e5a04e8087ef6b6</text:p>
          </table:table-cell>
          <table:table-cell office:value-type="float" office:value="10.91137755" calcext:value-type="float">
            <text:p>10.9113775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7766f6317b0ac8ffdba6bbb39e17a7f5fd86c91</text:p>
          </table:table-cell>
          <table:table-cell office:value-type="float" office:value="10.90048154" calcext:value-type="float">
            <text:p>10.9004815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f443d61999fe788def0615cdf71af9b04b82a91</text:p>
          </table:table-cell>
          <table:table-cell office:value-type="float" office:value="10.89840109" calcext:value-type="float">
            <text:p>10.898401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2f823085a293d551d0f292ccbe1075090e30822</text:p>
          </table:table-cell>
          <table:table-cell office:value-type="float" office:value="10.89561945" calcext:value-type="float">
            <text:p>10.8956194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e7bd1bc23bb4b7169cd3676723f565002bd69b8</text:p>
          </table:table-cell>
          <table:table-cell office:value-type="float" office:value="10.89214169" calcext:value-type="float">
            <text:p>10.8921416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308d42e5bcf811928e5d06cac1fa970e4f5a5a3</text:p>
          </table:table-cell>
          <table:table-cell office:value-type="float" office:value="10.8915332" calcext:value-type="float">
            <text:p>10.89153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c8c1fe813ed72e20d701e2f7b1c4faf5fbc3aff</text:p>
          </table:table-cell>
          <table:table-cell office:value-type="float" office:value="10.86997466" calcext:value-type="float">
            <text:p>10.8699746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0003ccdb289495f19b93c3a2403324f2e8b0ecc</text:p>
          </table:table-cell>
          <table:table-cell office:value-type="float" office:value="10.84346121" calcext:value-type="float">
            <text:p>10.8434612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35fe9b824b6899962b895b0765bbc4656f217c2</text:p>
          </table:table-cell>
          <table:table-cell office:value-type="float" office:value="10.83953629" calcext:value-type="float">
            <text:p>10.8395362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5e4a4e6d44fd6391bce40b5392e53421e7f365a</text:p>
          </table:table-cell>
          <table:table-cell office:value-type="float" office:value="10.83" calcext:value-type="float">
            <text:p>10.8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bd3de9998076dafa6541c59a40ac98db0e80f89</text:p>
          </table:table-cell>
          <table:table-cell office:value-type="float" office:value="10.82990639" calcext:value-type="float">
            <text:p>10.8299063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199bc1d553eec6b8535ce3b7491abea6c5bf6b4</text:p>
          </table:table-cell>
          <table:table-cell office:value-type="float" office:value="10.78856096" calcext:value-type="float">
            <text:p>10.7885609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91a193143994c0e7c3848c94a1c976098627370</text:p>
          </table:table-cell>
          <table:table-cell office:value-type="float" office:value="10.7708703" calcext:value-type="float">
            <text:p>10.770870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0d19cc9523ea400cbaf3d645c5ed213f159acfc</text:p>
          </table:table-cell>
          <table:table-cell office:value-type="float" office:value="10.75999495" calcext:value-type="float">
            <text:p>10.7599949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dc9294aac66eaddfe48b166e704c94c0286ce63</text:p>
          </table:table-cell>
          <table:table-cell office:value-type="float" office:value="10.7407624" calcext:value-type="float">
            <text:p>10.740762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6701c8570db539a23995739b1720899f6a58073</text:p>
          </table:table-cell>
          <table:table-cell office:value-type="float" office:value="10.70117868" calcext:value-type="float">
            <text:p>10.7011786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c4a6f10ac111431a34eedc3fc4a7e9d95bd56b6</text:p>
          </table:table-cell>
          <table:table-cell office:value-type="float" office:value="10.68809055" calcext:value-type="float">
            <text:p>10.6880905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4896cf5cb6abeb02f769f74d492d09700389917</text:p>
          </table:table-cell>
          <table:table-cell office:value-type="float" office:value="10.67072928" calcext:value-type="float">
            <text:p>10.6707292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926fad01f1744b2ab459f636dc00c4fba25cb2a</text:p>
          </table:table-cell>
          <table:table-cell office:value-type="float" office:value="10.64963259" calcext:value-type="float">
            <text:p>10.6496325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8d82116aeffed50c0b05a00b04a23d7448d6c39</text:p>
          </table:table-cell>
          <table:table-cell office:value-type="float" office:value="10.64000047" calcext:value-type="float">
            <text:p>10.640000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87aa0b507db764b5a601c6cf5fb910d2070ec7e</text:p>
          </table:table-cell>
          <table:table-cell office:value-type="float" office:value="10.63939351" calcext:value-type="float">
            <text:p>10.6393935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cd84e18bfc7bc78354267b6b3198d1da45cbcf6</text:p>
          </table:table-cell>
          <table:table-cell office:value-type="float" office:value="10.63130934" calcext:value-type="float">
            <text:p>10.6313093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a8eb703cad557513a67d356ad7a49056ce21d67</text:p>
          </table:table-cell>
          <table:table-cell office:value-type="float" office:value="10.62580882" calcext:value-type="float">
            <text:p>10.6258088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b6c8c6a267328ca7ec53e059c11ade9398e3c17</text:p>
          </table:table-cell>
          <table:table-cell office:value-type="float" office:value="10.6230323" calcext:value-type="float">
            <text:p>10.62303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ee809215c684793efdda949c2b6ea6dc0302bdb</text:p>
          </table:table-cell>
          <table:table-cell office:value-type="float" office:value="10.6076903" calcext:value-type="float">
            <text:p>10.607690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db42a5e85e85118bb405b27473a99b6eedf44e2</text:p>
          </table:table-cell>
          <table:table-cell office:value-type="float" office:value="10.60704142" calcext:value-type="float">
            <text:p>10.6070414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6ff781bd73e11d4f5b0a4b8858948993745430e</text:p>
          </table:table-cell>
          <table:table-cell office:value-type="float" office:value="10.60396116" calcext:value-type="float">
            <text:p>10.603961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b456324558370bdcc648486d040ee62ce50f129</text:p>
          </table:table-cell>
          <table:table-cell office:value-type="float" office:value="10.59490848" calcext:value-type="float">
            <text:p>10.5949084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4172298409301b930db14313872610bd753d289</text:p>
          </table:table-cell>
          <table:table-cell office:value-type="float" office:value="10.58647699" calcext:value-type="float">
            <text:p>10.586476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754ad73d59bfbcdf7a0be10c5217a452ff2f477</text:p>
          </table:table-cell>
          <table:table-cell office:value-type="float" office:value="10.5729972" calcext:value-type="float">
            <text:p>10.572997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352e46f5b540c91e5b0074e81b70a9ead1e0d75</text:p>
          </table:table-cell>
          <table:table-cell office:value-type="float" office:value="10.56225758" calcext:value-type="float">
            <text:p>10.5622575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6b67f7c3d2e5f31d00546f7aee1509ad3cf345d</text:p>
          </table:table-cell>
          <table:table-cell office:value-type="float" office:value="10.52387521" calcext:value-type="float">
            <text:p>10.5238752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2fdd8f4edd6df194b0b974f21b1195ceee074fd</text:p>
          </table:table-cell>
          <table:table-cell office:value-type="float" office:value="10.52116952" calcext:value-type="float">
            <text:p>10.5211695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0706c481f57a1ab10878f10d8c1a8609e7f03da</text:p>
          </table:table-cell>
          <table:table-cell office:value-type="float" office:value="10.51538773" calcext:value-type="float">
            <text:p>10.5153877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a88827569f0318b5a3908ddf2bb297f2d1a4e8f</text:p>
          </table:table-cell>
          <table:table-cell office:value-type="float" office:value="10.51347974" calcext:value-type="float">
            <text:p>10.5134797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3e4df76ee491ff8952ff84772fe24c280e529ce</text:p>
          </table:table-cell>
          <table:table-cell office:value-type="float" office:value="10.51197347" calcext:value-type="float">
            <text:p>10.511973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bcb78676f8fd55bc1f7b61f4870184bcc3cea1c</text:p>
          </table:table-cell>
          <table:table-cell office:value-type="float" office:value="10.49656799" calcext:value-type="float">
            <text:p>10.496567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0fe4519fae5f3715057e2d5f4ef6d264b33aa35</text:p>
          </table:table-cell>
          <table:table-cell office:value-type="float" office:value="10.48623264" calcext:value-type="float">
            <text:p>10.4862326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0a85df1672c1ec97aadb8ed51f61e78a2a07b2b</text:p>
          </table:table-cell>
          <table:table-cell office:value-type="float" office:value="10.48014721" calcext:value-type="float">
            <text:p>10.4801472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5e8531ce4f05cff4e3b02c55c21529f06404565</text:p>
          </table:table-cell>
          <table:table-cell office:value-type="float" office:value="10.46469607" calcext:value-type="float">
            <text:p>10.4646960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10ae64bb393c4f3dcbce1210931f783518a6dc3</text:p>
          </table:table-cell>
          <table:table-cell office:value-type="float" office:value="10.46045118" calcext:value-type="float">
            <text:p>10.4604511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c25995b35af1c02044e952f2adb9bdb1cbd6a48</text:p>
          </table:table-cell>
          <table:table-cell office:value-type="float" office:value="10.45251404" calcext:value-type="float">
            <text:p>10.4525140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53570faa5c1cefcf0d6ff862e78fd86a6e2a541</text:p>
          </table:table-cell>
          <table:table-cell office:value-type="float" office:value="10.4459969" calcext:value-type="float">
            <text:p>10.445996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bd37ffb36709ac0b93bc740f7356e217994b71e</text:p>
          </table:table-cell>
          <table:table-cell office:value-type="float" office:value="10.43879695" calcext:value-type="float">
            <text:p>10.4387969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91e2d98f8249e9011c46277b8d80e1823ee55a3</text:p>
          </table:table-cell>
          <table:table-cell office:value-type="float" office:value="10.42660876" calcext:value-type="float">
            <text:p>10.4266087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c6d7a542a984841217cae703c7fec001367551a</text:p>
          </table:table-cell>
          <table:table-cell office:value-type="float" office:value="10.38567613" calcext:value-type="float">
            <text:p>10.385676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060985dce2259caebf3bfcdfb21865d680262c1</text:p>
          </table:table-cell>
          <table:table-cell office:value-type="float" office:value="10.3716841" calcext:value-type="float">
            <text:p>10.371684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a92ad0c27226fc9b8ff85e595ec7043d6541fc8</text:p>
          </table:table-cell>
          <table:table-cell office:value-type="float" office:value="10.36289078" calcext:value-type="float">
            <text:p>10.3628907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8b5881762cb973d192a0563fb1b28e38e56be32</text:p>
          </table:table-cell>
          <table:table-cell office:value-type="float" office:value="10.3588105" calcext:value-type="float">
            <text:p>10.358810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378dbc3c0684d9bce6c6853babf1ada02636c11</text:p>
          </table:table-cell>
          <table:table-cell office:value-type="float" office:value="10.34973191" calcext:value-type="float">
            <text:p>10.3497319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55e430f9ed874c08330fbacf629368efd162bd2</text:p>
          </table:table-cell>
          <table:table-cell office:value-type="float" office:value="10.33748106" calcext:value-type="float">
            <text:p>10.3374810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c13aa1f91b254f6a08b19b8844d29b3841be7dd</text:p>
          </table:table-cell>
          <table:table-cell office:value-type="float" office:value="10.32583568" calcext:value-type="float">
            <text:p>10.3258356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11f92739fcd3ba008c6aade2e9397cccb47c569</text:p>
          </table:table-cell>
          <table:table-cell office:value-type="float" office:value="10.32298687" calcext:value-type="float">
            <text:p>10.3229868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0e0dfafa1695676f05a5b61fc9ae57849a8c926</text:p>
          </table:table-cell>
          <table:table-cell office:value-type="float" office:value="10.3176888" calcext:value-type="float">
            <text:p>10.317688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fbdc542ca39ba869057c186757369bcc54c01cb</text:p>
          </table:table-cell>
          <table:table-cell office:value-type="float" office:value="10.31397175" calcext:value-type="float">
            <text:p>10.3139717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61f9a6059bb65afa27894da4723a7aea1a0439b</text:p>
          </table:table-cell>
          <table:table-cell office:value-type="float" office:value="10.30681156" calcext:value-type="float">
            <text:p>10.3068115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22dfefb62b2125e02c600912bd5398d7af8325d</text:p>
          </table:table-cell>
          <table:table-cell office:value-type="float" office:value="10.29877871" calcext:value-type="float">
            <text:p>10.2987787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f41e489d27af93869fa8f80cc5361d0aa466877</text:p>
          </table:table-cell>
          <table:table-cell office:value-type="float" office:value="10.29201115" calcext:value-type="float">
            <text:p>10.2920111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db453c8b7b030584bc187c5a4ae1564376d9be9</text:p>
          </table:table-cell>
          <table:table-cell office:value-type="float" office:value="10.29112175" calcext:value-type="float">
            <text:p>10.2911217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fc2491ad7d58013803edc7dda2e82d19e166422</text:p>
          </table:table-cell>
          <table:table-cell office:value-type="float" office:value="10.28739429" calcext:value-type="float">
            <text:p>10.2873942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f36bcaf053d49af7dc3dd9c844e598145f651e0</text:p>
          </table:table-cell>
          <table:table-cell office:value-type="float" office:value="10.28329989" calcext:value-type="float">
            <text:p>10.2832998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73818b5516fb434d959038e0d258158e01bc574</text:p>
          </table:table-cell>
          <table:table-cell office:value-type="float" office:value="10.28021023" calcext:value-type="float">
            <text:p>10.280210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7edd5c359fa9fc860ffb883ad5f3d053f06bf55</text:p>
          </table:table-cell>
          <table:table-cell office:value-type="float" office:value="10.27976114" calcext:value-type="float">
            <text:p>10.2797611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82e7fe315469ce104b82e0786bc946b1fa401a0</text:p>
          </table:table-cell>
          <table:table-cell office:value-type="float" office:value="10.24875071" calcext:value-type="float">
            <text:p>10.2487507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620855924e01666de3346724e666cbc371eb916</text:p>
          </table:table-cell>
          <table:table-cell office:value-type="float" office:value="10.24812551" calcext:value-type="float">
            <text:p>10.2481255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f5646514018437bb074bda0346d85909c4e98be</text:p>
          </table:table-cell>
          <table:table-cell office:value-type="float" office:value="10.24409663" calcext:value-type="float">
            <text:p>10.2440966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da6b6e7e55b275ba29d8270a8ab0abf3d8f9853</text:p>
          </table:table-cell>
          <table:table-cell office:value-type="float" office:value="10.24236232" calcext:value-type="float">
            <text:p>10.242362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7a81c56ce982820ebf4ddb3c40d3ff435f7d49e</text:p>
          </table:table-cell>
          <table:table-cell office:value-type="float" office:value="10.23971671" calcext:value-type="float">
            <text:p>10.2397167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4dedbaeb5165235ac957cb9b1addbb229e9d420</text:p>
          </table:table-cell>
          <table:table-cell office:value-type="float" office:value="10.23602901" calcext:value-type="float">
            <text:p>10.236029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9f3304c9b8e79bab8448f2881d9877f9a022fa9</text:p>
          </table:table-cell>
          <table:table-cell office:value-type="float" office:value="10.2314359" calcext:value-type="float">
            <text:p>10.231435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e0d7d4abb36e3f80848015b2af6e917d85e4466</text:p>
          </table:table-cell>
          <table:table-cell office:value-type="float" office:value="10.23053544" calcext:value-type="float">
            <text:p>10.2305354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5ae53df281c0abef913762bbd95d040a6e18814</text:p>
          </table:table-cell>
          <table:table-cell office:value-type="float" office:value="10.22451456" calcext:value-type="float">
            <text:p>10.2245145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e23d76b55840129c9e0ae0e1b7ef7ca618db0c3</text:p>
          </table:table-cell>
          <table:table-cell office:value-type="float" office:value="10.21829834" calcext:value-type="float">
            <text:p>10.2182983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ecbda933c42c5a689e32f3cf5475d00f3faad80</text:p>
          </table:table-cell>
          <table:table-cell office:value-type="float" office:value="10.19842456" calcext:value-type="float">
            <text:p>10.1984245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39ce51ce484de6b4d8e82b001aeb15b9774931b</text:p>
          </table:table-cell>
          <table:table-cell office:value-type="float" office:value="10.18202326" calcext:value-type="float">
            <text:p>10.182023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4e880c99415c069e8b66efbab786fea07f4ddbf</text:p>
          </table:table-cell>
          <table:table-cell office:value-type="float" office:value="10.17995356" calcext:value-type="float">
            <text:p>10.1799535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225fbc80809d88511563b8b92d635a9ba5691b3</text:p>
          </table:table-cell>
          <table:table-cell office:value-type="float" office:value="10.17796561" calcext:value-type="float">
            <text:p>10.1779656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30fe0b229c98a0bb20f38d4d08f985559e12d98</text:p>
          </table:table-cell>
          <table:table-cell office:value-type="float" office:value="10.17166494" calcext:value-type="float">
            <text:p>10.1716649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95d49e3e53e1ec7a47778f05242b56020227cc5</text:p>
          </table:table-cell>
          <table:table-cell office:value-type="float" office:value="10.17088996" calcext:value-type="float">
            <text:p>10.1708899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1dd1ceb129a6ed91aceeef021258d304c6c6091</text:p>
          </table:table-cell>
          <table:table-cell office:value-type="float" office:value="10.16215785" calcext:value-type="float">
            <text:p>10.1621578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8fa7a9610258a60fe7202c41132411dabb75533</text:p>
          </table:table-cell>
          <table:table-cell office:value-type="float" office:value="10.15803397" calcext:value-type="float">
            <text:p>10.1580339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12b93a6da249b67eee989d7485248c0a59ab918</text:p>
          </table:table-cell>
          <table:table-cell office:value-type="float" office:value="10.14279878" calcext:value-type="float">
            <text:p>10.1427987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e43e6ba952763489f21d67f3de202b64514e102</text:p>
          </table:table-cell>
          <table:table-cell office:value-type="float" office:value="10.14017148" calcext:value-type="float">
            <text:p>10.1401714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2f4c5f206ad1bc306db4509096dc36a43803cd5</text:p>
          </table:table-cell>
          <table:table-cell office:value-type="float" office:value="10.13246294" calcext:value-type="float">
            <text:p>10.1324629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8db61280b11065c065c1ddcfdd9a42de55e2699</text:p>
          </table:table-cell>
          <table:table-cell office:value-type="float" office:value="10.11817535" calcext:value-type="float">
            <text:p>10.1181753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a53f71f1eb19aa411f6d3d7a342b9f2fd3b3ba6</text:p>
          </table:table-cell>
          <table:table-cell office:value-type="float" office:value="10.11510844" calcext:value-type="float">
            <text:p>10.1151084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db57077956a7b2067a713958fd7fff219b83de4</text:p>
          </table:table-cell>
          <table:table-cell office:value-type="float" office:value="10.11412309" calcext:value-type="float">
            <text:p>10.114123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1083690c37e75ccca9229e99d79e3ec35b5c643</text:p>
          </table:table-cell>
          <table:table-cell office:value-type="float" office:value="10.11281835" calcext:value-type="float">
            <text:p>10.1128183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2d029882f9354a8ab96887f897e62c88039ffcf</text:p>
          </table:table-cell>
          <table:table-cell office:value-type="float" office:value="10.10406961" calcext:value-type="float">
            <text:p>10.1040696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8f11c99330eba886f7dfff429c4b2dc62cae75f</text:p>
          </table:table-cell>
          <table:table-cell office:value-type="float" office:value="10.10204694" calcext:value-type="float">
            <text:p>10.1020469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49a314dc4c406ad5b510b713c5ec7cb115c73c4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6eb06eec2392caabcbd61221e8b7e7919aa89c5</text:p>
          </table:table-cell>
          <table:table-cell office:value-type="float" office:value="10.09974071" calcext:value-type="float">
            <text:p>10.0997407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ade6dae70fd229af6b8020f88ab65394cf6f7ad</text:p>
          </table:table-cell>
          <table:table-cell office:value-type="float" office:value="10.09382317" calcext:value-type="float">
            <text:p>10.093823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664777e4a54f7b74d8a6af545199b321ef8442d</text:p>
          </table:table-cell>
          <table:table-cell office:value-type="float" office:value="10.09195372" calcext:value-type="float">
            <text:p>10.0919537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21dc06c3d3742cc7411be060e45755aa03be145</text:p>
          </table:table-cell>
          <table:table-cell office:value-type="float" office:value="10.08973711" calcext:value-type="float">
            <text:p>10.089737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f1aa8b44247547cdc87cf0a0cafdf904d1f11ae</text:p>
          </table:table-cell>
          <table:table-cell office:value-type="float" office:value="10.08956224" calcext:value-type="float">
            <text:p>10.0895622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d2d09a415040780bf3a8ee1542898bb0f532384</text:p>
          </table:table-cell>
          <table:table-cell office:value-type="float" office:value="10.08599213" calcext:value-type="float">
            <text:p>10.085992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08b12101ac76aa7bf451fe8cbff56358c86a7e4</text:p>
          </table:table-cell>
          <table:table-cell office:value-type="float" office:value="10.0852498" calcext:value-type="float">
            <text:p>10.085249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d84190a007e8984519d1bdcf5244d8f3526dd00</text:p>
          </table:table-cell>
          <table:table-cell office:value-type="float" office:value="10.08394143" calcext:value-type="float">
            <text:p>10.0839414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3bfac244f23af7dcba7366062133984db215085</text:p>
          </table:table-cell>
          <table:table-cell office:value-type="float" office:value="10.0825" calcext:value-type="float">
            <text:p>10.08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036f6959d2d7f94b73093e6104c30ad3d6cf585</text:p>
          </table:table-cell>
          <table:table-cell office:value-type="float" office:value="10.08240683" calcext:value-type="float">
            <text:p>10.0824068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e48a9e00784fcd8f1f1eeeb40922ef561c9ed6e</text:p>
          </table:table-cell>
          <table:table-cell office:value-type="float" office:value="10.07754931" calcext:value-type="float">
            <text:p>10.0775493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4e2d8f55a86fdb90343b3e689aabb8cd7401894</text:p>
          </table:table-cell>
          <table:table-cell office:value-type="float" office:value="10.07381132" calcext:value-type="float">
            <text:p>10.073811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03fdefd65ed3e208bed3f50b9c7cc730f97d1df</text:p>
          </table:table-cell>
          <table:table-cell office:value-type="float" office:value="10.07087525" calcext:value-type="float">
            <text:p>10.070875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41a62179dd894f3ac13d89d0e3fec040c7855a3</text:p>
          </table:table-cell>
          <table:table-cell office:value-type="float" office:value="10.0700036" calcext:value-type="float">
            <text:p>10.070003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ca79818eb018adb3283064c238564c13e0f2040</text:p>
          </table:table-cell>
          <table:table-cell office:value-type="float" office:value="10.06793123" calcext:value-type="float">
            <text:p>10.067931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93001f722b53d124393c2e46205811b8ffdb359</text:p>
          </table:table-cell>
          <table:table-cell office:value-type="float" office:value="10.06498199" calcext:value-type="float">
            <text:p>10.064981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169e49953b909376cb383dbe557622f37874936</text:p>
          </table:table-cell>
          <table:table-cell office:value-type="float" office:value="10.06494726" calcext:value-type="float">
            <text:p>10.064947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4d5c54bf2b34425b7740a19a60f84529d387daa</text:p>
          </table:table-cell>
          <table:table-cell office:value-type="float" office:value="10.06229279" calcext:value-type="float">
            <text:p>10.0622927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499b69e2a2a13433a47d3b0954cc14b2ada56a6</text:p>
          </table:table-cell>
          <table:table-cell office:value-type="float" office:value="10.06120863" calcext:value-type="float">
            <text:p>10.0612086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fde963181996645350c7080f59925fb4573e638</text:p>
          </table:table-cell>
          <table:table-cell office:value-type="float" office:value="10.05958183" calcext:value-type="float">
            <text:p>10.0595818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f32f4d6561c4669340f5bdd5d9bd6fafc03f814</text:p>
          </table:table-cell>
          <table:table-cell office:value-type="float" office:value="10.05760053" calcext:value-type="float">
            <text:p>10.0576005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52a5a0b9be2d9a1f2181e8f51160ca071817fd7</text:p>
          </table:table-cell>
          <table:table-cell office:value-type="float" office:value="10.05591436" calcext:value-type="float">
            <text:p>10.0559143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d92ff35da945861f9cd0ff4eae2eded0b5174aa</text:p>
          </table:table-cell>
          <table:table-cell office:value-type="float" office:value="10.05223799" calcext:value-type="float">
            <text:p>10.0522379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bce31b356c4e8e3adc76b081a795498553d9645</text:p>
          </table:table-cell>
          <table:table-cell office:value-type="float" office:value="10.05032711" calcext:value-type="float">
            <text:p>10.050327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7dd80404d3d923c8a40c47c1f61aacbccb4191e</text:p>
          </table:table-cell>
          <table:table-cell office:value-type="float" office:value="10.04947085" calcext:value-type="float">
            <text:p>10.0494708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27f0953860e43ab15a4ee89258e713827b062c4</text:p>
          </table:table-cell>
          <table:table-cell office:value-type="float" office:value="10.04929287" calcext:value-type="float">
            <text:p>10.0492928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88b7048fab1c877232eca37016a67cbd48eacc6</text:p>
          </table:table-cell>
          <table:table-cell office:value-type="float" office:value="10.04858771" calcext:value-type="float">
            <text:p>10.0485877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cd0ef39370869b10d26bd0542f98f5912ad4b16</text:p>
          </table:table-cell>
          <table:table-cell office:value-type="float" office:value="10.04661968" calcext:value-type="float">
            <text:p>10.0466196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063b0583fdc8aabfa219ce012f685faa429130f</text:p>
          </table:table-cell>
          <table:table-cell office:value-type="float" office:value="10.04607581" calcext:value-type="float">
            <text:p>10.0460758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19e7e32a51a0a8433d32aca56ff71cdb4c23cc6</text:p>
          </table:table-cell>
          <table:table-cell office:value-type="float" office:value="10.04345228" calcext:value-type="float">
            <text:p>10.0434522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2070978e943adc169786eb8545d9a16f1c7eff7</text:p>
          </table:table-cell>
          <table:table-cell office:value-type="float" office:value="10.03870116" calcext:value-type="float">
            <text:p>10.038701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1d2b7fe190d6114834e14aa4fad02611c253687</text:p>
          </table:table-cell>
          <table:table-cell office:value-type="float" office:value="10.03739266" calcext:value-type="float">
            <text:p>10.0373926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c80580346ac91441587146b29d6f5834836a4bf</text:p>
          </table:table-cell>
          <table:table-cell office:value-type="float" office:value="10.03651734" calcext:value-type="float">
            <text:p>10.0365173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0be7bc7555cb27d88f2e66850a65937102ba8c8</text:p>
          </table:table-cell>
          <table:table-cell office:value-type="float" office:value="10.0356342" calcext:value-type="float">
            <text:p>10.035634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0c032236ca8cb5df72c9b54cc0c200cd6e4fc60</text:p>
          </table:table-cell>
          <table:table-cell office:value-type="float" office:value="10.03198419" calcext:value-type="float">
            <text:p>10.0319841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03c1f9da6e4010fed9c263ba8e3ebf808576cb0</text:p>
          </table:table-cell>
          <table:table-cell office:value-type="float" office:value="10.02594783" calcext:value-type="float">
            <text:p>10.0259478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f37dd11cec838adfe2c911a72eef47ba1918725</text:p>
          </table:table-cell>
          <table:table-cell office:value-type="float" office:value="10.02262436" calcext:value-type="float">
            <text:p>10.0226243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a6ed85c74184dcc0b479b9584afcf070726dd4d</text:p>
          </table:table-cell>
          <table:table-cell office:value-type="float" office:value="10.0218884" calcext:value-type="float">
            <text:p>10.021888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5556550e40480c4c8412bbace4843f17bade2c2</text:p>
          </table:table-cell>
          <table:table-cell office:value-type="float" office:value="10.01924395" calcext:value-type="float">
            <text:p>10.0192439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b3a9ca4beb8e08494faeaa2ead67dd74dff9f1c</text:p>
          </table:table-cell>
          <table:table-cell office:value-type="float" office:value="10.01725944" calcext:value-type="float">
            <text:p>10.0172594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94f2db7bfcebff2a72f4abf3c331313dd3b2e6e</text:p>
          </table:table-cell>
          <table:table-cell office:value-type="float" office:value="10.01648176" calcext:value-type="float">
            <text:p>10.0164817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9069dc19f6015878adfc9539f98b6c46ca0be04</text:p>
          </table:table-cell>
          <table:table-cell office:value-type="float" office:value="10.0123512" calcext:value-type="float">
            <text:p>10.01235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359b2df50379f8ed5180f1c740870254f29a736</text:p>
          </table:table-cell>
          <table:table-cell office:value-type="float" office:value="10.00646923" calcext:value-type="float">
            <text:p>10.006469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ee8f25e2b1a438cd50caa1c8ea9f5cdcf8fede1</text:p>
          </table:table-cell>
          <table:table-cell office:value-type="float" office:value="10.00206432" calcext:value-type="float">
            <text:p>10.002064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24203e8afc3c2c8681d8e5def2c614a4ac81c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3abf0dad19c813a13097c688a7cc3125fd9825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9309e3f3f8566957c221b156989690eed5da9e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c314e6d4c20e4e58ca205bfd8f0567f94e38a4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cd8d3f45142398fb62870ff1992f9f7a7ba590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818824655339ffcd1b6ee696262cd95a32442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ab5b6ba4a187630715309f5d90d2cfca750ba2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0a3b0ff725a1027783e4784a21fd75d18bc04c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6e23e75b95248fc7c40bfc074b43ebfb6ffc7f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c9849c054812f3b6f8f373d470aae4b42a905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ec81a563d026e9109eed6525375a774d728ace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05b3222a190e1c885b2ee94cae4cc5c4db24f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a470c39ae197974d648f3fba8cfd4f4aabab95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b30129158fee103c179661694d47940d58d81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e00cbb439792ed02e66d8bb59c8d419fbf601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e76a3f795e75a3bb34ed4c589cba479d2ad86c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4345eaa481135dc9af2510fb684df52f089de9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48df96e78e9403e29c6fbe97252de9cbcf58c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61c054c299ed47f68bf9cc677f9808d71f0076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62b781ca277090af8c56183d6d2ecb7efa82f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eff3f3826e48905edf58bd5615e3964e51fa2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53b2d669e7e1cbe34f8b0254e1d7a5fce6984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f5cfb15b83ecfff3b8c5f510a02f8c46aa89b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1faf11e4b806984838c0efd369dfae93203cf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8be1be0f282ddb73cee32ac0c83b13c7f936c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7719ee4dc68a71085b26e7792054f9aad32cab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ce0501815df1b06773f5e3e0944876234a7421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30b8f228df895feaec193b89501d0fb47f492b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7ff349f847226c4563f5cdca4210e20ea1e0cc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3825933044c5fd28f15d55302004ef96b2bcb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b616e69fc796828214711f0c363ecec027cd1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395686c1b099d1682b61f7ba6afdd4567a61b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75873f21431b2d44bfe9755dca51ddc149bd53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e6a6bfde0b226302cca6155f487d1f46e6ac8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ec1c3e50aacd13b28bb70bc66aaeec20ecf22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5adb233f28c86cef693451b67e1f2d41da97d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96591192bb2563df41a90005d908ebb82ea7d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e8c8c84de5ee24a0881462cc9ee61c6333a7b5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a25f87ea094bc62a0addcb7efa639cd937ebf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d7a5e35ba805ead4f1753bbcf59b2a17af78a9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2f6f20cbba3139bb53c09d69c270d20eb93831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6f64c02c14ac390bf5f772de6cd590f9412bd1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d641c669eb67968c9abdf0b085cc56f963d4ba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e712619f118df76185d3bab9eebce1b6159a7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efb4e9fc3404202f81d6c3022efda9b979377a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f1f4c0773e959976ae507ea5af007cb9c8552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e747d4e39edde77245f37b6fe5a164e2339c93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63d69fedcc4486114ae3e667336137576f6c9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aeeee1d61061d233fcb31ea19787f14180061b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132c9f36abe62eab74cdfdd08c154c9ae45691b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0x3df65eaf60f2470e4a581f1b065769eff1cb8bae</text:p>
          </table:table-cell>
          <table:table-cell office:value-type="float" office:value="5.49999978" calcext:value-type="float">
            <text:p>5.49999978</text:p>
          </table:table-cell>
          <table:table-cell/>
        </table:table-row>
        <table:table-row table:style-name="ro1">
          <table:table-cell office:value-type="string" calcext:value-type="string">
            <text:p>0xa0055cdcbf9a644805e264c6d64e25a0657ee58b</text:p>
          </table:table-cell>
          <table:table-cell office:value-type="float" office:value="5.24510245" calcext:value-type="float">
            <text:p>5.24510245</text:p>
          </table:table-cell>
          <table:table-cell/>
        </table:table-row>
        <table:table-row table:style-name="ro1">
          <table:table-cell office:value-type="string" calcext:value-type="string">
            <text:p>0x40fd057fbbd713f44a52519c1a9c8528d166a888</text:p>
          </table:table-cell>
          <table:table-cell office:value-type="float" office:value="0.000008460587808486" calcext:value-type="float">
            <text:p>8.460587808486E-06</text:p>
          </table:table-cell>
          <table:table-cell/>
        </table:table-row>
        <table:table-row table:style-name="ro1">
          <table:table-cell office:value-type="string" calcext:value-type="string">
            <text:p>0xb2919e1c07730234ec7601e48492ac4fabb444c5</text:p>
          </table:table-cell>
          <table:table-cell office:value-type="float" office:value="0.00000794850104573" calcext:value-type="float">
            <text:p>7.94850104573E-06</text:p>
          </table:table-cell>
          <table:table-cell/>
        </table:table-row>
        <table:table-row table:style-name="ro1">
          <table:table-cell office:value-type="string" calcext:value-type="string">
            <text:p>0x500fb2bcff08f62dbd2bf00b499868a62c08053e</text:p>
          </table:table-cell>
          <table:table-cell office:value-type="float" office:value="0.000006728905817173" calcext:value-type="float">
            <text:p>6.728905817173E-06</text:p>
          </table:table-cell>
          <table:table-cell/>
        </table:table-row>
        <table:table-row table:style-name="ro1">
          <table:table-cell office:value-type="string" calcext:value-type="string">
            <text:p>0xc16414ac1fedfdac4f8a09674d994e1bbb9d7113</text:p>
          </table:table-cell>
          <table:table-cell office:value-type="float" office:value="0.000005396082547356" calcext:value-type="float">
            <text:p>5.396082547356E-06</text:p>
          </table:table-cell>
          <table:table-cell/>
        </table:table-row>
        <table:table-row table:style-name="ro1">
          <table:table-cell office:value-type="string" calcext:value-type="string">
            <text:p>0x68762655a6d3c3d5b4cdea162db5d329f87c0653</text:p>
          </table:table-cell>
          <table:table-cell office:value-type="float" office:value="0.000005388819906446" calcext:value-type="float">
            <text:p>5.388819906446E-06</text:p>
          </table:table-cell>
          <table:table-cell/>
        </table:table-row>
        <table:table-row table:style-name="ro1">
          <table:table-cell office:value-type="string" calcext:value-type="string">
            <text:p>0x42427f19789e5427a58eb0d901b97ac3522dd1cc</text:p>
          </table:table-cell>
          <table:table-cell office:value-type="float" office:value="0.000002890776705958" calcext:value-type="float">
            <text:p>2.890776705958E-06</text:p>
          </table:table-cell>
          <table:table-cell/>
        </table:table-row>
        <table:table-row table:style-name="ro1">
          <table:table-cell office:value-type="string" calcext:value-type="string">
            <text:p>0x4f6daeae9106b226db89dfc2ef5d311c6efd946e</text:p>
          </table:table-cell>
          <table:table-cell office:value-type="float" office:value="0.000001543967818682" calcext:value-type="float">
            <text:p>1.543967818682E-06</text:p>
          </table:table-cell>
          <table:table-cell/>
        </table:table-row>
        <table:table-row table:style-name="ro1">
          <table:table-cell office:value-type="string" calcext:value-type="string">
            <text:p>0x65cbe34dcb7d6b5c0b6e5c5dba09bc1ef2ce6365</text:p>
          </table:table-cell>
          <table:table-cell office:value-type="float" office:value="0.000001042990627303" calcext:value-type="float">
            <text:p>1.042990627303E-06</text:p>
          </table:table-cell>
          <table:table-cell/>
        </table:table-row>
        <table:table-row table:style-name="ro1">
          <table:table-cell office:value-type="string" calcext:value-type="string">
            <text:p>0x335b6de48b2df97d88ed7219767a654b2656838e</text:p>
          </table:table-cell>
          <table:table-cell office:value-type="float" office:value="0.000000505840893648" calcext:value-type="float">
            <text:p>5.05840893648E-07</text:p>
          </table:table-cell>
          <table:table-cell/>
        </table:table-row>
        <table:table-row table:style-name="ro1">
          <table:table-cell office:value-type="string" calcext:value-type="string">
            <text:p>0x60d9522aecb1d717a6232a00c781f81c3fffa16b</text:p>
          </table:table-cell>
          <table:table-cell office:value-type="float" office:value="0.00000050283576322" calcext:value-type="float">
            <text:p>5.0283576322E-07</text:p>
          </table:table-cell>
          <table:table-cell/>
        </table:table-row>
        <table:table-row table:style-name="ro1">
          <table:table-cell office:value-type="string" calcext:value-type="string">
            <text:p>0xdfa62bfaf02e414941679c3dddd06e1982175209</text:p>
          </table:table-cell>
          <table:table-cell office:value-type="float" office:value="0.000000184171232883" calcext:value-type="float">
            <text:p>1.84171232883E-07</text:p>
          </table:table-cell>
          <table:table-cell/>
        </table:table-row>
        <table:table-row table:style-name="ro1">
          <table:table-cell office:value-type="string" calcext:value-type="string">
            <text:p>0xa6ba53dd44903521533e34d305b9e0ebfcb3ffa9</text:p>
          </table:table-cell>
          <table:table-cell office:value-type="float" office:value="0.000000137997729807" calcext:value-type="float">
            <text:p>1.37997729807E-07</text:p>
          </table:table-cell>
          <table:table-cell/>
        </table:table-row>
        <table:table-row table:style-name="ro1">
          <table:table-cell office:value-type="string" calcext:value-type="string">
            <text:p>0x005bd8bc4e8100ed60a10262aa719f3389f194fc</text:p>
          </table:table-cell>
          <table:table-cell office:value-type="float" office:value="0.000000121047374749" calcext:value-type="float">
            <text:p>1.21047374749E-07</text:p>
          </table:table-cell>
          <table:table-cell/>
        </table:table-row>
        <table:table-row table:style-name="ro1">
          <table:table-cell office:value-type="string" calcext:value-type="string">
            <text:p>0x0000000000000000000000000000000000000000</text:p>
          </table:table-cell>
          <table:table-cell office:value-type="float" office:value="1E-015" calcext:value-type="float">
            <text:p>1E-15</text:p>
          </table:table-cell>
          <table:table-cell/>
        </table:table-row>
        <table:table-row table:style-name="ro1">
          <table:table-cell office:value-type="string" calcext:value-type="string">
            <text:p>0x0af52eccd48b1539b307d547d04e96315dbb3b34</text:p>
          </table:table-cell>
          <table:table-cell office:value-type="float" office:value="252.88751486" calcext:value-type="float">
            <text:p>252.88751486</text:p>
          </table:table-cell>
          <table:table-cell/>
        </table:table-row>
        <table:table-row table:style-name="ro1">
          <table:table-cell office:value-type="string" calcext:value-type="string">
            <text:p>0x26b6587f210a7d7dd1b26b8f3e1eef1bf801d220</text:p>
          </table:table-cell>
          <table:table-cell office:value-type="float" office:value="250.874" calcext:value-type="float">
            <text:p>250.874</text:p>
          </table:table-cell>
          <table:table-cell/>
        </table:table-row>
        <table:table-row table:style-name="ro1">
          <table:table-cell office:value-type="string" calcext:value-type="string">
            <text:p>0x97cfc4330708cea4843d1b2940283284864c4073</text:p>
          </table:table-cell>
          <table:table-cell office:value-type="float" office:value="250.45969745" calcext:value-type="float">
            <text:p>250.45969745</text:p>
          </table:table-cell>
          <table:table-cell/>
        </table:table-row>
        <table:table-row table:style-name="ro1">
          <table:table-cell office:value-type="string" calcext:value-type="string">
            <text:p>0x7ec106ee6cd63269e23498c88d58d32585a1133f</text:p>
          </table:table-cell>
          <table:table-cell office:value-type="float" office:value="250.10746699" calcext:value-type="float">
            <text:p>250.10746699</text:p>
          </table:table-cell>
          <table:table-cell/>
        </table:table-row>
        <table:table-row table:style-name="ro1">
          <table:table-cell office:value-type="string" calcext:value-type="string">
            <text:p>0x3f6ce18e6a7b6d3e480db350c13d96982aaa6f95</text:p>
          </table:table-cell>
          <table:table-cell office:value-type="float" office:value="250.09370931" calcext:value-type="float">
            <text:p>250.09370931</text:p>
          </table:table-cell>
          <table:table-cell/>
        </table:table-row>
        <table:table-row table:style-name="ro1">
          <table:table-cell office:value-type="string" calcext:value-type="string">
            <text:p>0xd3b946fd9047e9db3f81acd4165de246f91105db</text:p>
          </table:table-cell>
          <table:table-cell office:value-type="float" office:value="250.0890585" calcext:value-type="float">
            <text:p>250.0890585</text:p>
          </table:table-cell>
          <table:table-cell/>
        </table:table-row>
        <table:table-row table:style-name="ro1">
          <table:table-cell office:value-type="string" calcext:value-type="string">
            <text:p>0x4fbe0b94b76f835a320e1c0d7edf9bd35e8fe751</text:p>
          </table:table-cell>
          <table:table-cell office:value-type="float" office:value="250.08510429" calcext:value-type="float">
            <text:p>250.08510429</text:p>
          </table:table-cell>
          <table:table-cell/>
        </table:table-row>
        <table:table-row table:style-name="ro1">
          <table:table-cell office:value-type="string" calcext:value-type="string">
            <text:p>0x0614407c2fe34987c54e0fe1c0566d49fdb58e85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0x2598207669c440deff8be3133c4d11ba1da7733e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0x3c573b29957ce39171e814b4d7a0f3631780bcdf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0x50361b0d021ffbc012325770fcfb0078ce653d7f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0x7d31614a849e7f70b50836bf26dd25d0dc5da2a4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0xc3d98fe22d1a7ce23b857c48909a41516635f822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0x86ad8d83d29233aed4916e2bdf769ca707faf40e</text:p>
          </table:table-cell>
          <table:table-cell office:value-type="float" office:value="249.72034866" calcext:value-type="float">
            <text:p>249.72034866</text:p>
          </table:table-cell>
          <table:table-cell/>
        </table:table-row>
        <table:table-row table:style-name="ro1">
          <table:table-cell office:value-type="string" calcext:value-type="string">
            <text:p>0x79f19dceab8562a75c1c7cba920880beebba189b</text:p>
          </table:table-cell>
          <table:table-cell office:value-type="float" office:value="249.42914988" calcext:value-type="float">
            <text:p>249.42914988</text:p>
          </table:table-cell>
          <table:table-cell/>
        </table:table-row>
        <table:table-row table:style-name="ro1">
          <table:table-cell office:value-type="string" calcext:value-type="string">
            <text:p>0xe614fd2e55042b017012af64da97066203475dfe</text:p>
          </table:table-cell>
          <table:table-cell office:value-type="float" office:value="248.84467594" calcext:value-type="float">
            <text:p>248.84467594</text:p>
          </table:table-cell>
          <table:table-cell/>
        </table:table-row>
        <table:table-row table:style-name="ro1">
          <table:table-cell office:value-type="string" calcext:value-type="string">
            <text:p>0x3b44584dc62025e95f12cb5b4a74a2d7ddae680f</text:p>
          </table:table-cell>
          <table:table-cell office:value-type="float" office:value="246.00898627" calcext:value-type="float">
            <text:p>246.00898627</text:p>
          </table:table-cell>
          <table:table-cell/>
        </table:table-row>
        <table:table-row table:style-name="ro1">
          <table:table-cell office:value-type="string" calcext:value-type="string">
            <text:p>0x5ae4370419a5d070b7cfa822cfddf0a4a8d1df88</text:p>
          </table:table-cell>
          <table:table-cell office:value-type="float" office:value="244.39350575" calcext:value-type="float">
            <text:p>244.39350575</text:p>
          </table:table-cell>
          <table:table-cell/>
        </table:table-row>
        <table:table-row table:style-name="ro1">
          <table:table-cell office:value-type="string" calcext:value-type="string">
            <text:p>0x9499f232f43993302cd682751b34333ea620ed47</text:p>
          </table:table-cell>
          <table:table-cell office:value-type="float" office:value="242.21956769" calcext:value-type="float">
            <text:p>242.21956769</text:p>
          </table:table-cell>
          <table:table-cell/>
        </table:table-row>
        <table:table-row table:style-name="ro1">
          <table:table-cell office:value-type="string" calcext:value-type="string">
            <text:p>0x1cc1171379577e40c88cd858aaf166a603007064</text:p>
          </table:table-cell>
          <table:table-cell office:value-type="float" office:value="241.07328103" calcext:value-type="float">
            <text:p>241.07328103</text:p>
          </table:table-cell>
          <table:table-cell/>
        </table:table-row>
        <table:table-row table:style-name="ro1">
          <table:table-cell office:value-type="string" calcext:value-type="string">
            <text:p>0x5ca30a4145f0d347cc88b0670fadf72f80c7ca89</text:p>
          </table:table-cell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string" calcext:value-type="string">
            <text:p>0x3d2f42e1b25eee73020e28941da628c271b0faa5</text:p>
          </table:table-cell>
          <table:table-cell office:value-type="float" office:value="237.27629586" calcext:value-type="float">
            <text:p>237.27629586</text:p>
          </table:table-cell>
          <table:table-cell/>
        </table:table-row>
        <table:table-row table:style-name="ro1">
          <table:table-cell office:value-type="string" calcext:value-type="string">
            <text:p>0x434045827925f49197128aa916874f14a90b3ec7</text:p>
          </table:table-cell>
          <table:table-cell office:value-type="float" office:value="235.62570475" calcext:value-type="float">
            <text:p>235.62570475</text:p>
          </table:table-cell>
          <table:table-cell/>
        </table:table-row>
        <table:table-row table:style-name="ro1">
          <table:table-cell office:value-type="string" calcext:value-type="string">
            <text:p>0x21e36a652637d328bcf31771d21509a9d6b9af70</text:p>
          </table:table-cell>
          <table:table-cell office:value-type="float" office:value="235.50157669" calcext:value-type="float">
            <text:p>235.50157669</text:p>
          </table:table-cell>
          <table:table-cell/>
        </table:table-row>
        <table:table-row table:style-name="ro1">
          <table:table-cell office:value-type="string" calcext:value-type="string">
            <text:p>0x61457f8861a732ea79ff750d7182a4e65e244c96</text:p>
          </table:table-cell>
          <table:table-cell office:value-type="float" office:value="235.34243938" calcext:value-type="float">
            <text:p>235.34243938</text:p>
          </table:table-cell>
          <table:table-cell/>
        </table:table-row>
        <table:table-row table:style-name="ro1">
          <table:table-cell office:value-type="string" calcext:value-type="string">
            <text:p>0xe45d40fb6495f2650e98fd7830aa972f675597b0</text:p>
          </table:table-cell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string" calcext:value-type="string">
            <text:p>0x358dec6195e22dfb2618304911827ed1c8a96eb1</text:p>
          </table:table-cell>
          <table:table-cell office:value-type="float" office:value="233.12431234" calcext:value-type="float">
            <text:p>233.12431234</text:p>
          </table:table-cell>
          <table:table-cell/>
        </table:table-row>
        <table:table-row table:style-name="ro1">
          <table:table-cell office:value-type="string" calcext:value-type="string">
            <text:p>0x9e6bbceb0641320bcd4ad38a9efeb37394af8212</text:p>
          </table:table-cell>
          <table:table-cell office:value-type="float" office:value="233.07610587" calcext:value-type="float">
            <text:p>233.07610587</text:p>
          </table:table-cell>
          <table:table-cell/>
        </table:table-row>
        <table:table-row table:style-name="ro1">
          <table:table-cell office:value-type="string" calcext:value-type="string">
            <text:p>0x06ab41f3a1d94be75f3db72fce64ad8535fb49ea</text:p>
          </table:table-cell>
          <table:table-cell office:value-type="float" office:value="232.201503" calcext:value-type="float">
            <text:p>232.201503</text:p>
          </table:table-cell>
          <table:table-cell/>
        </table:table-row>
        <table:table-row table:style-name="ro1">
          <table:table-cell office:value-type="string" calcext:value-type="string">
            <text:p>0xe68c38d7cef4399a1076d32f8f54c4eaf4049b06</text:p>
          </table:table-cell>
          <table:table-cell office:value-type="float" office:value="232.16067883" calcext:value-type="float">
            <text:p>232.16067883</text:p>
          </table:table-cell>
          <table:table-cell/>
        </table:table-row>
        <table:table-row table:style-name="ro1">
          <table:table-cell office:value-type="string" calcext:value-type="string">
            <text:p>0x2fcdd246bc28e46c8c5a930e69efa4b0449b7c42</text:p>
          </table:table-cell>
          <table:table-cell office:value-type="float" office:value="232.04273439" calcext:value-type="float">
            <text:p>232.04273439</text:p>
          </table:table-cell>
          <table:table-cell/>
        </table:table-row>
        <table:table-row table:style-name="ro1">
          <table:table-cell office:value-type="string" calcext:value-type="string">
            <text:p>0x1eb4a6f91a2d87da961b6dc177acf2af6c26732e</text:p>
          </table:table-cell>
          <table:table-cell office:value-type="float" office:value="231.99274753" calcext:value-type="float">
            <text:p>231.99274753</text:p>
          </table:table-cell>
          <table:table-cell/>
        </table:table-row>
        <table:table-row table:style-name="ro1">
          <table:table-cell office:value-type="string" calcext:value-type="string">
            <text:p>0xf84fe913331a8dbcb4a0b8f184e0169214cd1f02</text:p>
          </table:table-cell>
          <table:table-cell office:value-type="float" office:value="231.78650391" calcext:value-type="float">
            <text:p>231.78650391</text:p>
          </table:table-cell>
          <table:table-cell/>
        </table:table-row>
        <table:table-row table:style-name="ro1">
          <table:table-cell office:value-type="string" calcext:value-type="string">
            <text:p>0x4846f92f8fba7a5713c6a2037a300f3583991f72</text:p>
          </table:table-cell>
          <table:table-cell office:value-type="float" office:value="229.68194255" calcext:value-type="float">
            <text:p>229.68194255</text:p>
          </table:table-cell>
          <table:table-cell/>
        </table:table-row>
        <table:table-row table:style-name="ro1">
          <table:table-cell office:value-type="string" calcext:value-type="string">
            <text:p>0xb098b769dba7a47aafe91d462aa9a10965c72256</text:p>
          </table:table-cell>
          <table:table-cell office:value-type="float" office:value="229.09388589" calcext:value-type="float">
            <text:p>229.09388589</text:p>
          </table:table-cell>
          <table:table-cell/>
        </table:table-row>
        <table:table-row table:style-name="ro1">
          <table:table-cell office:value-type="string" calcext:value-type="string">
            <text:p>0x5daa050a749d4daea97c030f40628dbda34114f8</text:p>
          </table:table-cell>
          <table:table-cell office:value-type="float" office:value="228.85191699" calcext:value-type="float">
            <text:p>228.85191699</text:p>
          </table:table-cell>
          <table:table-cell/>
        </table:table-row>
        <table:table-row table:style-name="ro1">
          <table:table-cell office:value-type="string" calcext:value-type="string">
            <text:p>0x204aca0ee9886f21ea13ce8aa18bef417e0ef591</text:p>
          </table:table-cell>
          <table:table-cell office:value-type="float" office:value="228.42003977" calcext:value-type="float">
            <text:p>228.42003977</text:p>
          </table:table-cell>
          <table:table-cell/>
        </table:table-row>
        <table:table-row table:style-name="ro1">
          <table:table-cell office:value-type="string" calcext:value-type="string">
            <text:p>0x981e2e7ea6ee757a45818f3b9b88a6a0b379f375</text:p>
          </table:table-cell>
          <table:table-cell office:value-type="float" office:value="228.18433206" calcext:value-type="float">
            <text:p>228.18433206</text:p>
          </table:table-cell>
          <table:table-cell/>
        </table:table-row>
        <table:table-row table:style-name="ro1">
          <table:table-cell office:value-type="string" calcext:value-type="string">
            <text:p>0xa1ead71d3e3edf8c62557646a4079d48e99d25b6</text:p>
          </table:table-cell>
          <table:table-cell office:value-type="float" office:value="228.07565007" calcext:value-type="float">
            <text:p>228.07565007</text:p>
          </table:table-cell>
          <table:table-cell/>
        </table:table-row>
        <table:table-row table:style-name="ro1">
          <table:table-cell office:value-type="string" calcext:value-type="string">
            <text:p>0x4bca658db33f48f1bbc1223682e102a9ba45d98c</text:p>
          </table:table-cell>
          <table:table-cell office:value-type="float" office:value="227.78068997" calcext:value-type="float">
            <text:p>227.78068997</text:p>
          </table:table-cell>
          <table:table-cell/>
        </table:table-row>
        <table:table-row table:style-name="ro1">
          <table:table-cell office:value-type="string" calcext:value-type="string">
            <text:p>0x296280ebadd44a3a3277b9131e105b95c02e00a6</text:p>
          </table:table-cell>
          <table:table-cell office:value-type="float" office:value="226.84958252" calcext:value-type="float">
            <text:p>226.84958252</text:p>
          </table:table-cell>
          <table:table-cell/>
        </table:table-row>
        <table:table-row table:style-name="ro1">
          <table:table-cell office:value-type="string" calcext:value-type="string">
            <text:p>0xb1b4789ad7cc55e973cada176bf948a869ce12a1</text:p>
          </table:table-cell>
          <table:table-cell office:value-type="float" office:value="225.60435715" calcext:value-type="float">
            <text:p>225.60435715</text:p>
          </table:table-cell>
          <table:table-cell/>
        </table:table-row>
        <table:table-row table:style-name="ro1">
          <table:table-cell office:value-type="string" calcext:value-type="string">
            <text:p>0x7e5db3466cd35c270593b5099ae5ab7428529cfd</text:p>
          </table:table-cell>
          <table:table-cell office:value-type="float" office:value="225.2563715" calcext:value-type="float">
            <text:p>225.2563715</text:p>
          </table:table-cell>
          <table:table-cell/>
        </table:table-row>
        <table:table-row table:style-name="ro1">
          <table:table-cell office:value-type="string" calcext:value-type="string">
            <text:p>0xb449e93b21ce690a73d9f916dce1a50e56b39685</text:p>
          </table:table-cell>
          <table:table-cell office:value-type="float" office:value="224.9059243" calcext:value-type="float">
            <text:p>224.9059243</text:p>
          </table:table-cell>
          <table:table-cell/>
        </table:table-row>
        <table:table-row table:style-name="ro1">
          <table:table-cell office:value-type="string" calcext:value-type="string">
            <text:p>0x43d7694e26eb49461a8a98aac6980a3a43306833</text:p>
          </table:table-cell>
          <table:table-cell office:value-type="float" office:value="224.15320472" calcext:value-type="float">
            <text:p>224.15320472</text:p>
          </table:table-cell>
          <table:table-cell/>
        </table:table-row>
        <table:table-row table:style-name="ro1">
          <table:table-cell office:value-type="string" calcext:value-type="string">
            <text:p>0xe77bbf1809c0362b52e83f9447367cafc01c16af</text:p>
          </table:table-cell>
          <table:table-cell office:value-type="float" office:value="221.68492294" calcext:value-type="float">
            <text:p>221.68492294</text:p>
          </table:table-cell>
          <table:table-cell/>
        </table:table-row>
        <table:table-row table:style-name="ro1">
          <table:table-cell office:value-type="string" calcext:value-type="string">
            <text:p>0x7cbacab9bb1cdfba91ea46e88b13195077f2e87d</text:p>
          </table:table-cell>
          <table:table-cell office:value-type="float" office:value="221.32043608" calcext:value-type="float">
            <text:p>221.32043608</text:p>
          </table:table-cell>
          <table:table-cell/>
        </table:table-row>
        <table:table-row table:style-name="ro1">
          <table:table-cell office:value-type="string" calcext:value-type="string">
            <text:p>0xa526b89a4fc4bf45b69aa369b20495fdec7829d0</text:p>
          </table:table-cell>
          <table:table-cell office:value-type="float" office:value="221.0828452" calcext:value-type="float">
            <text:p>221.0828452</text:p>
          </table:table-cell>
          <table:table-cell/>
        </table:table-row>
        <table:table-row table:style-name="ro1">
          <table:table-cell office:value-type="string" calcext:value-type="string">
            <text:p>0x6281641a6956e91d5960395088b6413485405ef3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string" calcext:value-type="string">
            <text:p>0xf552b9a1c392289d19a0111b9498db3e98f9ac8d</text:p>
          </table:table-cell>
          <table:table-cell office:value-type="float" office:value="219.64088893" calcext:value-type="float">
            <text:p>219.64088893</text:p>
          </table:table-cell>
          <table:table-cell/>
        </table:table-row>
        <table:table-row table:style-name="ro1">
          <table:table-cell office:value-type="string" calcext:value-type="string">
            <text:p>0x3d29be00fd3bb1dcf7315154c45dbc13004e97c3</text:p>
          </table:table-cell>
          <table:table-cell office:value-type="float" office:value="219.47484217" calcext:value-type="float">
            <text:p>219.47484217</text:p>
          </table:table-cell>
          <table:table-cell/>
        </table:table-row>
        <table:table-row table:style-name="ro1">
          <table:table-cell office:value-type="string" calcext:value-type="string">
            <text:p>0xfa229d41c74619a0ac6b42181a3757e3373e32e2</text:p>
          </table:table-cell>
          <table:table-cell office:value-type="float" office:value="219.29940402" calcext:value-type="float">
            <text:p>219.29940402</text:p>
          </table:table-cell>
          <table:table-cell/>
        </table:table-row>
        <table:table-row table:style-name="ro1">
          <table:table-cell office:value-type="string" calcext:value-type="string">
            <text:p>0x3746c5b275320592c605e436ce55d96841079fe7</text:p>
          </table:table-cell>
          <table:table-cell office:value-type="float" office:value="219.06068889" calcext:value-type="float">
            <text:p>219.06068889</text:p>
          </table:table-cell>
          <table:table-cell/>
        </table:table-row>
        <table:table-row table:style-name="ro1">
          <table:table-cell office:value-type="string" calcext:value-type="string">
            <text:p>0xbf14d76b9ff01e2fe8f91ab1f40c7538acb5a3ed</text:p>
          </table:table-cell>
          <table:table-cell office:value-type="float" office:value="219.0029925" calcext:value-type="float">
            <text:p>219.0029925</text:p>
          </table:table-cell>
          <table:table-cell/>
        </table:table-row>
        <table:table-row table:style-name="ro1">
          <table:table-cell office:value-type="string" calcext:value-type="string">
            <text:p>0x8426055d247faac7c3b708c77933a83c503f5e5b</text:p>
          </table:table-cell>
          <table:table-cell office:value-type="float" office:value="218.8960734" calcext:value-type="float">
            <text:p>218.8960734</text:p>
          </table:table-cell>
          <table:table-cell/>
        </table:table-row>
        <table:table-row table:style-name="ro1">
          <table:table-cell office:value-type="string" calcext:value-type="string">
            <text:p>0x850b252e374e4b7b3608e0bcb39867487ec11d15</text:p>
          </table:table-cell>
          <table:table-cell office:value-type="float" office:value="218.65914698" calcext:value-type="float">
            <text:p>218.65914698</text:p>
          </table:table-cell>
          <table:table-cell/>
        </table:table-row>
        <table:table-row table:style-name="ro1">
          <table:table-cell office:value-type="string" calcext:value-type="string">
            <text:p>0xd51ca1168674fe193bedaca6ad3c40a5266961f0</text:p>
          </table:table-cell>
          <table:table-cell office:value-type="float" office:value="218.22131286" calcext:value-type="float">
            <text:p>218.22131286</text:p>
          </table:table-cell>
          <table:table-cell/>
        </table:table-row>
        <table:table-row table:style-name="ro1">
          <table:table-cell office:value-type="string" calcext:value-type="string">
            <text:p>0x9945a65a47b688d125cbbbe0ce0d02fee5a67efa</text:p>
          </table:table-cell>
          <table:table-cell office:value-type="float" office:value="216.48253092" calcext:value-type="float">
            <text:p>216.48253092</text:p>
          </table:table-cell>
          <table:table-cell/>
        </table:table-row>
        <table:table-row table:style-name="ro1">
          <table:table-cell office:value-type="string" calcext:value-type="string">
            <text:p>0x7ebee83b9f02670d4bcd6db0e12224c81b108359</text:p>
          </table:table-cell>
          <table:table-cell office:value-type="float" office:value="215.49331007" calcext:value-type="float">
            <text:p>215.49331007</text:p>
          </table:table-cell>
          <table:table-cell/>
        </table:table-row>
        <table:table-row table:style-name="ro1">
          <table:table-cell office:value-type="string" calcext:value-type="string">
            <text:p>0xce95f4445d6d07eedc34a6e716e8ad44c83a4f25</text:p>
          </table:table-cell>
          <table:table-cell office:value-type="float" office:value="213.88402204" calcext:value-type="float">
            <text:p>213.88402204</text:p>
          </table:table-cell>
          <table:table-cell/>
        </table:table-row>
        <table:table-row table:style-name="ro1">
          <table:table-cell office:value-type="string" calcext:value-type="string">
            <text:p>0xfb8d65159e618f0754500be6973271217b818799</text:p>
          </table:table-cell>
          <table:table-cell office:value-type="float" office:value="212.65512299" calcext:value-type="float">
            <text:p>212.65512299</text:p>
          </table:table-cell>
          <table:table-cell/>
        </table:table-row>
        <table:table-row table:style-name="ro1">
          <table:table-cell office:value-type="string" calcext:value-type="string">
            <text:p>0xc8c81a9769098133719affb1995092473add0334</text:p>
          </table:table-cell>
          <table:table-cell office:value-type="float" office:value="211.91587769" calcext:value-type="float">
            <text:p>211.91587769</text:p>
          </table:table-cell>
          <table:table-cell/>
        </table:table-row>
        <table:table-row table:style-name="ro1">
          <table:table-cell office:value-type="string" calcext:value-type="string">
            <text:p>0xca56be93003ccc93064319fe28828414e0a6d40e</text:p>
          </table:table-cell>
          <table:table-cell office:value-type="float" office:value="211.56510953" calcext:value-type="float">
            <text:p>211.56510953</text:p>
          </table:table-cell>
          <table:table-cell/>
        </table:table-row>
        <table:table-row table:style-name="ro1">
          <table:table-cell office:value-type="string" calcext:value-type="string">
            <text:p>0x20044c63f3b78865c305599aa87802e1b33076a3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0x51ef9b480a6debf464f6b8d6822b9706d302d24c</text:p>
          </table:table-cell>
          <table:table-cell office:value-type="float" office:value="209.90952907" calcext:value-type="float">
            <text:p>209.90952907</text:p>
          </table:table-cell>
          <table:table-cell/>
        </table:table-row>
        <table:table-row table:style-name="ro1">
          <table:table-cell office:value-type="string" calcext:value-type="string">
            <text:p>0xa7d1a7b5da2e609efc8db1dbe3dcae977d5c2be5</text:p>
          </table:table-cell>
          <table:table-cell office:value-type="float" office:value="209.16985053" calcext:value-type="float">
            <text:p>209.16985053</text:p>
          </table:table-cell>
          <table:table-cell/>
        </table:table-row>
        <table:table-row table:style-name="ro1">
          <table:table-cell office:value-type="string" calcext:value-type="string">
            <text:p>0xf87edbf4d802ceac1878cb5920361f9c4ac556e0</text:p>
          </table:table-cell>
          <table:table-cell office:value-type="float" office:value="209.09927503" calcext:value-type="float">
            <text:p>209.09927503</text:p>
          </table:table-cell>
          <table:table-cell/>
        </table:table-row>
        <table:table-row table:style-name="ro1">
          <table:table-cell office:value-type="string" calcext:value-type="string">
            <text:p>0x10779803921992de3cd8d60d2bffc780d9579792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string" calcext:value-type="string">
            <text:p>0x0e7a038e1921b12dc9b1f4aad826fd700ace40fb</text:p>
          </table:table-cell>
          <table:table-cell office:value-type="float" office:value="208.92752194" calcext:value-type="float">
            <text:p>208.92752194</text:p>
          </table:table-cell>
          <table:table-cell/>
        </table:table-row>
        <table:table-row table:style-name="ro1">
          <table:table-cell office:value-type="string" calcext:value-type="string">
            <text:p>0xb1bb6cb61963bd97c230615265154aaeaccd1de3</text:p>
          </table:table-cell>
          <table:table-cell office:value-type="float" office:value="208.74745251" calcext:value-type="float">
            <text:p>208.74745251</text:p>
          </table:table-cell>
          <table:table-cell/>
        </table:table-row>
        <table:table-row table:style-name="ro1">
          <table:table-cell office:value-type="string" calcext:value-type="string">
            <text:p>0xd238d64243c9cf069eb4112d03e0817d7dcea3c8</text:p>
          </table:table-cell>
          <table:table-cell office:value-type="float" office:value="207.78101539" calcext:value-type="float">
            <text:p>207.78101539</text:p>
          </table:table-cell>
          <table:table-cell/>
        </table:table-row>
        <table:table-row table:style-name="ro1">
          <table:table-cell office:value-type="string" calcext:value-type="string">
            <text:p>0x7e40eebf12bfc0f72d1b458fdf699737b15a78eb</text:p>
          </table:table-cell>
          <table:table-cell office:value-type="float" office:value="206.87088916" calcext:value-type="float">
            <text:p>206.87088916</text:p>
          </table:table-cell>
          <table:table-cell/>
        </table:table-row>
        <table:table-row table:style-name="ro1">
          <table:table-cell office:value-type="string" calcext:value-type="string">
            <text:p>0x6e659c313167e90f23f857831070f2b9e5003834</text:p>
          </table:table-cell>
          <table:table-cell office:value-type="float" office:value="206.31225632" calcext:value-type="float">
            <text:p>206.31225632</text:p>
          </table:table-cell>
          <table:table-cell/>
        </table:table-row>
        <table:table-row table:style-name="ro1">
          <table:table-cell office:value-type="string" calcext:value-type="string">
            <text:p>0xd3207678344e5b4181c28b77868c630ea02a6088</text:p>
          </table:table-cell>
          <table:table-cell office:value-type="float" office:value="205.16866136" calcext:value-type="float">
            <text:p>205.16866136</text:p>
          </table:table-cell>
          <table:table-cell/>
        </table:table-row>
        <table:table-row table:style-name="ro1">
          <table:table-cell office:value-type="string" calcext:value-type="string">
            <text:p>0x28414f77bf1be60e71228afa8166e2945e2fe2d6</text:p>
          </table:table-cell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string" calcext:value-type="string">
            <text:p>0x8ed510464a92c20e11a6dc57c2b807cb33c62b60</text:p>
          </table:table-cell>
          <table:table-cell office:value-type="float" office:value="204.88932962" calcext:value-type="float">
            <text:p>204.88932962</text:p>
          </table:table-cell>
          <table:table-cell/>
        </table:table-row>
        <table:table-row table:style-name="ro1">
          <table:table-cell office:value-type="string" calcext:value-type="string">
            <text:p>0xedb5ab4da053d454f47fceabd998fa1481791c2f</text:p>
          </table:table-cell>
          <table:table-cell office:value-type="float" office:value="204.06315022" calcext:value-type="float">
            <text:p>204.06315022</text:p>
          </table:table-cell>
          <table:table-cell/>
        </table:table-row>
        <table:table-row table:style-name="ro1">
          <table:table-cell office:value-type="string" calcext:value-type="string">
            <text:p>0xedd40ae86b789cb919259e4b8e1bda0648e7ad9c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string" calcext:value-type="string">
            <text:p>0xa8e497c21a7f5b49cadbf25341bb39c50035d200</text:p>
          </table:table-cell>
          <table:table-cell office:value-type="float" office:value="203.9990116" calcext:value-type="float">
            <text:p>203.9990116</text:p>
          </table:table-cell>
          <table:table-cell/>
        </table:table-row>
        <table:table-row table:style-name="ro1">
          <table:table-cell office:value-type="string" calcext:value-type="string">
            <text:p>0x2e4f7c37a74b9aa7df6bcbbe07834e9cb5f41421</text:p>
          </table:table-cell>
          <table:table-cell office:value-type="float" office:value="203.85699013" calcext:value-type="float">
            <text:p>203.85699013</text:p>
          </table:table-cell>
          <table:table-cell/>
        </table:table-row>
        <table:table-row table:style-name="ro1">
          <table:table-cell office:value-type="string" calcext:value-type="string">
            <text:p>0x78c147b4d5bc97cf1e33ecaaba23ba01315e2990</text:p>
          </table:table-cell>
          <table:table-cell office:value-type="float" office:value="203.26657372" calcext:value-type="float">
            <text:p>203.26657372</text:p>
          </table:table-cell>
          <table:table-cell/>
        </table:table-row>
        <table:table-row table:style-name="ro1">
          <table:table-cell office:value-type="string" calcext:value-type="string">
            <text:p>0x0627430efd31fe2519ca97d2b8722d0d6bd02fac</text:p>
          </table:table-cell>
          <table:table-cell office:value-type="float" office:value="202.98134581" calcext:value-type="float">
            <text:p>202.98134581</text:p>
          </table:table-cell>
          <table:table-cell/>
        </table:table-row>
        <table:table-row table:style-name="ro1">
          <table:table-cell office:value-type="string" calcext:value-type="string">
            <text:p>0x4eaf158dbee7569baeba49cbf2c8adeaadc7a2f3</text:p>
          </table:table-cell>
          <table:table-cell office:value-type="float" office:value="202.95774094" calcext:value-type="float">
            <text:p>202.95774094</text:p>
          </table:table-cell>
          <table:table-cell/>
        </table:table-row>
        <table:table-row table:style-name="ro1">
          <table:table-cell office:value-type="string" calcext:value-type="string">
            <text:p>0x4b5288c28bde0b4acea33b0919c483dac721d6b1</text:p>
          </table:table-cell>
          <table:table-cell office:value-type="float" office:value="200.72596766" calcext:value-type="float">
            <text:p>200.72596766</text:p>
          </table:table-cell>
          <table:table-cell/>
        </table:table-row>
        <table:table-row table:style-name="ro1">
          <table:table-cell office:value-type="string" calcext:value-type="string">
            <text:p>0x33bc31d2ec3331f4bcb55540574ff54156b45323</text:p>
          </table:table-cell>
          <table:table-cell office:value-type="float" office:value="200.72108565" calcext:value-type="float">
            <text:p>200.72108565</text:p>
          </table:table-cell>
          <table:table-cell/>
        </table:table-row>
        <table:table-row table:style-name="ro1">
          <table:table-cell office:value-type="string" calcext:value-type="string">
            <text:p>0x769dd30da62a05a179a7639765e55a326e44eedf</text:p>
          </table:table-cell>
          <table:table-cell office:value-type="float" office:value="200.62307822" calcext:value-type="float">
            <text:p>200.62307822</text:p>
          </table:table-cell>
          <table:table-cell/>
        </table:table-row>
        <table:table-row table:style-name="ro1">
          <table:table-cell office:value-type="string" calcext:value-type="string">
            <text:p>0xb756d38f3af4fddafef8f42c4342ffeddf6be826</text:p>
          </table:table-cell>
          <table:table-cell office:value-type="float" office:value="200.34738642" calcext:value-type="float">
            <text:p>200.34738642</text:p>
          </table:table-cell>
          <table:table-cell/>
        </table:table-row>
        <table:table-row table:style-name="ro1">
          <table:table-cell office:value-type="string" calcext:value-type="string">
            <text:p>0x7b1fa65c297bbbd070832ef8c8e95e60c3624ced</text:p>
          </table:table-cell>
          <table:table-cell office:value-type="float" office:value="200.1694476" calcext:value-type="float">
            <text:p>200.1694476</text:p>
          </table:table-cell>
          <table:table-cell/>
        </table:table-row>
        <table:table-row table:style-name="ro1">
          <table:table-cell office:value-type="string" calcext:value-type="string">
            <text:p>0x88064552ae581591ffc71a0f7d2efdd8fa523fe3</text:p>
          </table:table-cell>
          <table:table-cell office:value-type="float" office:value="200.07813144" calcext:value-type="float">
            <text:p>200.07813144</text:p>
          </table:table-cell>
          <table:table-cell/>
        </table:table-row>
        <table:table-row table:style-name="ro1">
          <table:table-cell office:value-type="string" calcext:value-type="string">
            <text:p>0xe938c876606b80561566f88b81253f8f521ac8a5</text:p>
          </table:table-cell>
          <table:table-cell office:value-type="float" office:value="200.00033038" calcext:value-type="float">
            <text:p>200.00033038</text:p>
          </table:table-cell>
          <table:table-cell/>
        </table:table-row>
        <table:table-row table:style-name="ro1">
          <table:table-cell office:value-type="string" calcext:value-type="string">
            <text:p>0x07b04193cd3122bdef45c9e212232a711304b393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0x0cf59a0ec986dbd774f97ad73ed693b50fe8bdb7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0x11473ee0d78fc73bd9bf305d2aed146840b2753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0x174d184c23f99c8ed750510fd98587ce2db81fea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0x29ae980a0a8df2fdf5dc9956127e11f090cce2b5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0x40e2c44ef51352a0e2bcc73ba2e3cf5a279f3962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0x42f5147c79ab1a1337cdf2381772db0044cba5e5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0x47cfa6e54998f3d152c87012fc01f671fc031fbf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0x5419b85129b87c47ffc3e800740b8e8f8c02caf7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0x5512c11f0b587a4446af699b677a52732274639b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0x593d7957ea48cb6a2ecdbc93c6e97c477e1cc504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0x5f45081af0a1e4b5145b19559bb80c60c4bae025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0x688781082ff4ea927425ea48ecc4270301d62737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0x780cd439b4b892a727e27a20890260a8a7172d05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0x7e1c86d068f43c834e3b64e63e1505eca4292463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0xa55a427e67ce3384ee653fe97779c3ba5b0bc05d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0xa5dfbe8c8089a610a2faafb288e876f5db90a6cc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0xa9736d8b97309e860a2a5a1dbe45d31d2d3ad7a8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0xac003e2263e6b4b016bfe5e1f6588a0730b340f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0xac1a09c44bf27dbb4fadbc85da82a28a9859e215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0xc7ada033a5b7deca5d9ea65c7832f4703614639d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0xcad3633afd6789f7688e83c484a784f840d2edb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0xcd053801f138db2245c8c4daad6be7f40ab250a6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0xd29d2811fedefebe05f7de2ef9a92858665f7b2e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0xd397ae982e0de847e3586b7e7829e1b4b422f166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0xd6d9f3e84af6ee582a997b064136e3625c365022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0xdb12d60613e39b71108b802da396939d863ce1eb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0xdd8538cee0e2076eef7a521d7faf560afcc96efa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0xe376e2d30d4d806d4abc565566304ea588a3d41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0xecaee51204d4399e5175840998cf3707c275c585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0x49f0418354d5e5635bf77c3a336f84e69bd2f158</text:p>
          </table:table-cell>
          <table:table-cell office:value-type="float" office:value="199.72588711" calcext:value-type="float">
            <text:p>199.72588711</text:p>
          </table:table-cell>
          <table:table-cell/>
        </table:table-row>
        <table:table-row table:style-name="ro1">
          <table:table-cell office:value-type="string" calcext:value-type="string">
            <text:p>0x753aec7c6085daacb91f575eda8dbd34fd7251a7</text:p>
          </table:table-cell>
          <table:table-cell office:value-type="float" office:value="199.07579745" calcext:value-type="float">
            <text:p>199.07579745</text:p>
          </table:table-cell>
          <table:table-cell/>
        </table:table-row>
        <table:table-row table:style-name="ro1">
          <table:table-cell office:value-type="string" calcext:value-type="string">
            <text:p>0x6c46af4ab3d435fbc60a8f7273a59184b55b028b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string" calcext:value-type="string">
            <text:p>0x5bc755259d0604191e5017863f41f896c92a2914</text:p>
          </table:table-cell>
          <table:table-cell office:value-type="float" office:value="198.09489157" calcext:value-type="float">
            <text:p>198.09489157</text:p>
          </table:table-cell>
          <table:table-cell/>
        </table:table-row>
        <table:table-row table:style-name="ro1">
          <table:table-cell office:value-type="string" calcext:value-type="string">
            <text:p>0xbc621e7ce1e08a7c33fd325f30f89f13f0685cb6</text:p>
          </table:table-cell>
          <table:table-cell office:value-type="float" office:value="197.76115037" calcext:value-type="float">
            <text:p>197.76115037</text:p>
          </table:table-cell>
          <table:table-cell/>
        </table:table-row>
        <table:table-row table:style-name="ro1">
          <table:table-cell office:value-type="string" calcext:value-type="string">
            <text:p>0xc09785fda406ec0321816a7c39d6dd1c0a32598c</text:p>
          </table:table-cell>
          <table:table-cell office:value-type="float" office:value="196.67680546" calcext:value-type="float">
            <text:p>196.67680546</text:p>
          </table:table-cell>
          <table:table-cell/>
        </table:table-row>
        <table:table-row table:style-name="ro1">
          <table:table-cell office:value-type="string" calcext:value-type="string">
            <text:p>0x388d52bf692d6f0a0727a19abe5fe6683c852cf8</text:p>
          </table:table-cell>
          <table:table-cell office:value-type="float" office:value="196.60911886" calcext:value-type="float">
            <text:p>196.60911886</text:p>
          </table:table-cell>
          <table:table-cell/>
        </table:table-row>
        <table:table-row table:style-name="ro1">
          <table:table-cell office:value-type="string" calcext:value-type="string">
            <text:p>0x1a171cf143d1a0fe442ba6b4ba96b0e688deebbb</text:p>
          </table:table-cell>
          <table:table-cell office:value-type="float" office:value="195.23435298" calcext:value-type="float">
            <text:p>195.23435298</text:p>
          </table:table-cell>
          <table:table-cell/>
        </table:table-row>
        <table:table-row table:style-name="ro1">
          <table:table-cell office:value-type="string" calcext:value-type="string">
            <text:p>0x02006599a53d8b950933034bf065cd379e8904bf</text:p>
          </table:table-cell>
          <table:table-cell office:value-type="float" office:value="194.959369" calcext:value-type="float">
            <text:p>194.959369</text:p>
          </table:table-cell>
          <table:table-cell/>
        </table:table-row>
        <table:table-row table:style-name="ro1">
          <table:table-cell office:value-type="string" calcext:value-type="string">
            <text:p>0x313e162ab5a3f04e3ed7fecc8096c0844ab64a77</text:p>
          </table:table-cell>
          <table:table-cell office:value-type="float" office:value="194.74732412" calcext:value-type="float">
            <text:p>194.74732412</text:p>
          </table:table-cell>
          <table:table-cell/>
        </table:table-row>
        <table:table-row table:style-name="ro1">
          <table:table-cell office:value-type="string" calcext:value-type="string">
            <text:p>0xcd565d545e2ec53843365b09f1e4c5c57d210837</text:p>
          </table:table-cell>
          <table:table-cell office:value-type="float" office:value="194.32806539" calcext:value-type="float">
            <text:p>194.32806539</text:p>
          </table:table-cell>
          <table:table-cell/>
        </table:table-row>
        <table:table-row table:style-name="ro1">
          <table:table-cell office:value-type="string" calcext:value-type="string">
            <text:p>0x4b5a8d17757e05e547a96029379badce0df2f44c</text:p>
          </table:table-cell>
          <table:table-cell office:value-type="float" office:value="194.30410032" calcext:value-type="float">
            <text:p>194.30410032</text:p>
          </table:table-cell>
          <table:table-cell/>
        </table:table-row>
        <table:table-row table:style-name="ro1">
          <table:table-cell office:value-type="string" calcext:value-type="string">
            <text:p>0x8bfa740b6818084d30f28c0961ada3ed45ce7d1c</text:p>
          </table:table-cell>
          <table:table-cell office:value-type="float" office:value="194.21870393" calcext:value-type="float">
            <text:p>194.21870393</text:p>
          </table:table-cell>
          <table:table-cell/>
        </table:table-row>
        <table:table-row table:style-name="ro1">
          <table:table-cell office:value-type="string" calcext:value-type="string">
            <text:p>0xd809d570cf573998a6ca759603b441d78c37ea26</text:p>
          </table:table-cell>
          <table:table-cell office:value-type="float" office:value="193.31430926" calcext:value-type="float">
            <text:p>193.31430926</text:p>
          </table:table-cell>
          <table:table-cell/>
        </table:table-row>
        <table:table-row table:style-name="ro1">
          <table:table-cell office:value-type="string" calcext:value-type="string">
            <text:p>0x1fe66ce3f26b4039b737dd1e3ce6566c153339ea</text:p>
          </table:table-cell>
          <table:table-cell office:value-type="float" office:value="193.1372423" calcext:value-type="float">
            <text:p>193.1372423</text:p>
          </table:table-cell>
          <table:table-cell/>
        </table:table-row>
        <table:table-row table:style-name="ro1">
          <table:table-cell office:value-type="string" calcext:value-type="string">
            <text:p>0xf8f184be5f7274c5482d08bb4dda5e6ffaeb7204</text:p>
          </table:table-cell>
          <table:table-cell office:value-type="float" office:value="193.1365415" calcext:value-type="float">
            <text:p>193.1365415</text:p>
          </table:table-cell>
          <table:table-cell/>
        </table:table-row>
        <table:table-row table:style-name="ro1">
          <table:table-cell office:value-type="string" calcext:value-type="string">
            <text:p>0x27f40def287945e4b4675a403aa9437452f1fde7</text:p>
          </table:table-cell>
          <table:table-cell office:value-type="float" office:value="193.00101249" calcext:value-type="float">
            <text:p>193.00101249</text:p>
          </table:table-cell>
          <table:table-cell/>
        </table:table-row>
        <table:table-row table:style-name="ro1">
          <table:table-cell office:value-type="string" calcext:value-type="string">
            <text:p>0x2d82c4b67e563d7ddb2eb84c4228d594ef2c9acc</text:p>
          </table:table-cell>
          <table:table-cell office:value-type="float" office:value="192.48938542" calcext:value-type="float">
            <text:p>192.48938542</text:p>
          </table:table-cell>
          <table:table-cell/>
        </table:table-row>
        <table:table-row table:style-name="ro1">
          <table:table-cell office:value-type="string" calcext:value-type="string">
            <text:p>0xf7e846b4ccd75ff7c3eb0650f6cc657a4d5e5c5c</text:p>
          </table:table-cell>
          <table:table-cell office:value-type="float" office:value="191.60718359" calcext:value-type="float">
            <text:p>191.60718359</text:p>
          </table:table-cell>
          <table:table-cell/>
        </table:table-row>
        <table:table-row table:style-name="ro1">
          <table:table-cell office:value-type="string" calcext:value-type="string">
            <text:p>0x1e98ddd73e8a00b3f9eb9397a4ab807d897bca68</text:p>
          </table:table-cell>
          <table:table-cell office:value-type="float" office:value="191.57574332" calcext:value-type="float">
            <text:p>191.57574332</text:p>
          </table:table-cell>
          <table:table-cell/>
        </table:table-row>
        <table:table-row table:style-name="ro1">
          <table:table-cell office:value-type="string" calcext:value-type="string">
            <text:p>0x5027e8dadccb7c9523951eaf8f5dbe12e1566e1a</text:p>
          </table:table-cell>
          <table:table-cell office:value-type="float" office:value="190.82167045" calcext:value-type="float">
            <text:p>190.82167045</text:p>
          </table:table-cell>
          <table:table-cell/>
        </table:table-row>
        <table:table-row table:style-name="ro1">
          <table:table-cell office:value-type="string" calcext:value-type="string">
            <text:p>0xfdf28e836ff72fe9d0542b05c337f076f5d0fcd8</text:p>
          </table:table-cell>
          <table:table-cell office:value-type="float" office:value="189.81267316" calcext:value-type="float">
            <text:p>189.81267316</text:p>
          </table:table-cell>
          <table:table-cell/>
        </table:table-row>
        <table:table-row table:style-name="ro1">
          <table:table-cell office:value-type="string" calcext:value-type="string">
            <text:p>0xc446073e0c00a1138812b3a99a19df3cb8ace70d</text:p>
          </table:table-cell>
          <table:table-cell office:value-type="float" office:value="188.84091812" calcext:value-type="float">
            <text:p>188.84091812</text:p>
          </table:table-cell>
          <table:table-cell/>
        </table:table-row>
        <table:table-row table:style-name="ro1">
          <table:table-cell office:value-type="string" calcext:value-type="string">
            <text:p>0xa4e1acb8c9febd89dc3ea3e427f762e468f31720</text:p>
          </table:table-cell>
          <table:table-cell office:value-type="float" office:value="188.38050944" calcext:value-type="float">
            <text:p>188.38050944</text:p>
          </table:table-cell>
          <table:table-cell/>
        </table:table-row>
        <table:table-row table:style-name="ro1">
          <table:table-cell office:value-type="string" calcext:value-type="string">
            <text:p>0x10616dba3e0c151209b6bd6dd246110e2bb1f338</text:p>
          </table:table-cell>
          <table:table-cell office:value-type="float" office:value="188.0040089" calcext:value-type="float">
            <text:p>188.0040089</text:p>
          </table:table-cell>
          <table:table-cell/>
        </table:table-row>
        <table:table-row table:style-name="ro1">
          <table:table-cell office:value-type="string" calcext:value-type="string">
            <text:p>0x63e9ba7203cf9aa39adcd3ecb290e78b10d77787</text:p>
          </table:table-cell>
          <table:table-cell office:value-type="float" office:value="187.3317648" calcext:value-type="float">
            <text:p>187.3317648</text:p>
          </table:table-cell>
          <table:table-cell/>
        </table:table-row>
        <table:table-row table:style-name="ro1">
          <table:table-cell office:value-type="string" calcext:value-type="string">
            <text:p>0x24858b7dbe517151cbc9e79ae49b910d26b883cd</text:p>
          </table:table-cell>
          <table:table-cell office:value-type="float" office:value="186.36461057" calcext:value-type="float">
            <text:p>186.36461057</text:p>
          </table:table-cell>
          <table:table-cell/>
        </table:table-row>
        <table:table-row table:style-name="ro1">
          <table:table-cell office:value-type="string" calcext:value-type="string">
            <text:p>0x9fe9bc7c06ef0c205afa71251d343c5aea403329</text:p>
          </table:table-cell>
          <table:table-cell office:value-type="float" office:value="186.33403468" calcext:value-type="float">
            <text:p>186.33403468</text:p>
          </table:table-cell>
          <table:table-cell/>
        </table:table-row>
        <table:table-row table:style-name="ro1">
          <table:table-cell office:value-type="string" calcext:value-type="string">
            <text:p>0x27e1a73af20031300bec364e7299d27facda0c10</text:p>
          </table:table-cell>
          <table:table-cell office:value-type="float" office:value="185.76622931" calcext:value-type="float">
            <text:p>185.76622931</text:p>
          </table:table-cell>
          <table:table-cell/>
        </table:table-row>
        <table:table-row table:style-name="ro1">
          <table:table-cell office:value-type="string" calcext:value-type="string">
            <text:p>0xd52a86aeca816dec92347b8a878831f426596b6c</text:p>
          </table:table-cell>
          <table:table-cell office:value-type="float" office:value="185.25431716" calcext:value-type="float">
            <text:p>185.25431716</text:p>
          </table:table-cell>
          <table:table-cell/>
        </table:table-row>
        <table:table-row table:style-name="ro1">
          <table:table-cell office:value-type="string" calcext:value-type="string">
            <text:p>0x17a021394af9fe5931889f45180530a469d1e61f</text:p>
          </table:table-cell>
          <table:table-cell office:value-type="float" office:value="184.10573846" calcext:value-type="float">
            <text:p>184.10573846</text:p>
          </table:table-cell>
          <table:table-cell/>
        </table:table-row>
        <table:table-row table:style-name="ro1">
          <table:table-cell office:value-type="string" calcext:value-type="string">
            <text:p>0xc1232eff2bc67741b0580f31445783a174a875e9</text:p>
          </table:table-cell>
          <table:table-cell office:value-type="float" office:value="183.42678404" calcext:value-type="float">
            <text:p>183.42678404</text:p>
          </table:table-cell>
          <table:table-cell/>
        </table:table-row>
        <table:table-row table:style-name="ro1">
          <table:table-cell office:value-type="string" calcext:value-type="string">
            <text:p>0xa90277ef0c1e0ec2ea8dfbbbb44e9d80cc4b4650</text:p>
          </table:table-cell>
          <table:table-cell office:value-type="float" office:value="182.86152546" calcext:value-type="float">
            <text:p>182.86152546</text:p>
          </table:table-cell>
          <table:table-cell/>
        </table:table-row>
        <table:table-row table:style-name="ro1">
          <table:table-cell office:value-type="string" calcext:value-type="string">
            <text:p>0xb2213a2936af740c72282e00e71d28c4cb736ea3</text:p>
          </table:table-cell>
          <table:table-cell office:value-type="float" office:value="181.62750028" calcext:value-type="float">
            <text:p>181.62750028</text:p>
          </table:table-cell>
          <table:table-cell/>
        </table:table-row>
        <table:table-row table:style-name="ro1">
          <table:table-cell office:value-type="string" calcext:value-type="string">
            <text:p>0x642a361d91343dea67e9e6a2d5c5326c0761099a</text:p>
          </table:table-cell>
          <table:table-cell office:value-type="float" office:value="181.22868489" calcext:value-type="float">
            <text:p>181.22868489</text:p>
          </table:table-cell>
          <table:table-cell/>
        </table:table-row>
        <table:table-row table:style-name="ro1">
          <table:table-cell office:value-type="string" calcext:value-type="string">
            <text:p>0xc1fff0a64f1b45442face91aed26a5cdf4da3d2b</text:p>
          </table:table-cell>
          <table:table-cell office:value-type="float" office:value="178.33076936" calcext:value-type="float">
            <text:p>178.33076936</text:p>
          </table:table-cell>
          <table:table-cell/>
        </table:table-row>
        <table:table-row table:style-name="ro1">
          <table:table-cell office:value-type="string" calcext:value-type="string">
            <text:p>0x16ec95aea5d2c2c863c25e4753a0ff464d52bec2</text:p>
          </table:table-cell>
          <table:table-cell office:value-type="float" office:value="178.12308248" calcext:value-type="float">
            <text:p>178.12308248</text:p>
          </table:table-cell>
          <table:table-cell/>
        </table:table-row>
        <table:table-row table:style-name="ro1">
          <table:table-cell office:value-type="string" calcext:value-type="string">
            <text:p>0x1893fea995e58d84ea1e4d325a1dc4a197fca86d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string" calcext:value-type="string">
            <text:p>0x9ea6efc057f8f7221d1e7d000de582ba516d32d3</text:p>
          </table:table-cell>
          <table:table-cell office:value-type="float" office:value="175.42497204" calcext:value-type="float">
            <text:p>175.42497204</text:p>
          </table:table-cell>
          <table:table-cell/>
        </table:table-row>
        <table:table-row table:style-name="ro1">
          <table:table-cell office:value-type="string" calcext:value-type="string">
            <text:p>0x64122ce5ad693ebbe2a94923430a3633c2c7e3a6</text:p>
          </table:table-cell>
          <table:table-cell office:value-type="float" office:value="175.31015506" calcext:value-type="float">
            <text:p>175.31015506</text:p>
          </table:table-cell>
          <table:table-cell/>
        </table:table-row>
        <table:table-row table:style-name="ro1">
          <table:table-cell office:value-type="string" calcext:value-type="string">
            <text:p>0x523059ed43474d8982e7488b678d0681a087fd49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string" calcext:value-type="string">
            <text:p>0xcbb855e437fc7ff70bbed32cfc4f5c7589dcc33a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string" calcext:value-type="string">
            <text:p>0xd2a0510f42ca253ae267153a7a2bdbc17d1fcf6d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string" calcext:value-type="string">
            <text:p>0xc4b0683855f2890a1bced2854db1ea401d7245b3</text:p>
          </table:table-cell>
          <table:table-cell office:value-type="float" office:value="174.61512269" calcext:value-type="float">
            <text:p>174.61512269</text:p>
          </table:table-cell>
          <table:table-cell/>
        </table:table-row>
        <table:table-row table:style-name="ro1">
          <table:table-cell office:value-type="string" calcext:value-type="string">
            <text:p>0xcce029ece0a26890b496d9a83aaa6678e25e0afa</text:p>
          </table:table-cell>
          <table:table-cell office:value-type="float" office:value="173.81006412" calcext:value-type="float">
            <text:p>173.81006412</text:p>
          </table:table-cell>
          <table:table-cell/>
        </table:table-row>
        <table:table-row table:style-name="ro1">
          <table:table-cell office:value-type="string" calcext:value-type="string">
            <text:p>0xb89a959b18b452da6e20d8f1ce21a8a096a722de</text:p>
          </table:table-cell>
          <table:table-cell office:value-type="float" office:value="173.71127852" calcext:value-type="float">
            <text:p>173.71127852</text:p>
          </table:table-cell>
          <table:table-cell/>
        </table:table-row>
        <table:table-row table:style-name="ro1">
          <table:table-cell office:value-type="string" calcext:value-type="string">
            <text:p>0xf6148ea582762d8ea241cff326c89b29aa7743a6</text:p>
          </table:table-cell>
          <table:table-cell office:value-type="float" office:value="173.3269152" calcext:value-type="float">
            <text:p>173.3269152</text:p>
          </table:table-cell>
          <table:table-cell/>
        </table:table-row>
        <table:table-row table:style-name="ro1">
          <table:table-cell office:value-type="string" calcext:value-type="string">
            <text:p>0x6c97a970f8436d52a13390c96b004a14c01fac58</text:p>
          </table:table-cell>
          <table:table-cell office:value-type="float" office:value="173.17997181" calcext:value-type="float">
            <text:p>173.17997181</text:p>
          </table:table-cell>
          <table:table-cell/>
        </table:table-row>
        <table:table-row table:style-name="ro1">
          <table:table-cell office:value-type="string" calcext:value-type="string">
            <text:p>0x7e1a52280f49ee707c0cd7d685ce2b443daa1c4f</text:p>
          </table:table-cell>
          <table:table-cell office:value-type="float" office:value="173.03591515" calcext:value-type="float">
            <text:p>173.03591515</text:p>
          </table:table-cell>
          <table:table-cell/>
        </table:table-row>
        <table:table-row table:style-name="ro1">
          <table:table-cell office:value-type="string" calcext:value-type="string">
            <text:p>0x8a947fdb8ab8509e3bd374149f5b5b5fcb0f657f</text:p>
          </table:table-cell>
          <table:table-cell office:value-type="float" office:value="172.16287559" calcext:value-type="float">
            <text:p>172.16287559</text:p>
          </table:table-cell>
          <table:table-cell/>
        </table:table-row>
        <table:table-row table:style-name="ro1">
          <table:table-cell office:value-type="string" calcext:value-type="string">
            <text:p>0xf4b20b29cf8fd3e6d4bfd2bb1774e03d62169e7b</text:p>
          </table:table-cell>
          <table:table-cell office:value-type="float" office:value="171.55559821" calcext:value-type="float">
            <text:p>171.55559821</text:p>
          </table:table-cell>
          <table:table-cell/>
        </table:table-row>
        <table:table-row table:style-name="ro1">
          <table:table-cell office:value-type="string" calcext:value-type="string">
            <text:p>0x24c8963af405880fdf8d276135ac33b2c3447ca1</text:p>
          </table:table-cell>
          <table:table-cell office:value-type="float" office:value="170.44138538" calcext:value-type="float">
            <text:p>170.44138538</text:p>
          </table:table-cell>
          <table:table-cell/>
        </table:table-row>
        <table:table-row table:style-name="ro1">
          <table:table-cell office:value-type="string" calcext:value-type="string">
            <text:p>0x6b04d6715220a8eabaddae28460addd999724582</text:p>
          </table:table-cell>
          <table:table-cell office:value-type="float" office:value="170.18302363" calcext:value-type="float">
            <text:p>170.18302363</text:p>
          </table:table-cell>
          <table:table-cell/>
        </table:table-row>
        <table:table-row table:style-name="ro1">
          <table:table-cell office:value-type="string" calcext:value-type="string">
            <text:p>0x0f2c5287a6310d3913cf21092e219ab6e9ec4b0b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0x8785bb8deae13783b24d7afe250d42ea7d7e9d72</text:p>
          </table:table-cell>
          <table:table-cell office:value-type="float" office:value="168.91464417" calcext:value-type="float">
            <text:p>168.91464417</text:p>
          </table:table-cell>
          <table:table-cell/>
        </table:table-row>
        <table:table-row table:style-name="ro1">
          <table:table-cell office:value-type="string" calcext:value-type="string">
            <text:p>0xf37c4f547f37ffca164117300fd3a1326c781a16</text:p>
          </table:table-cell>
          <table:table-cell office:value-type="float" office:value="168.48656592" calcext:value-type="float">
            <text:p>168.48656592</text:p>
          </table:table-cell>
          <table:table-cell/>
        </table:table-row>
        <table:table-row table:style-name="ro1">
          <table:table-cell office:value-type="string" calcext:value-type="string">
            <text:p>0xff00067d7f6bd2a09eefb6bd72697440b8fe85d4</text:p>
          </table:table-cell>
          <table:table-cell office:value-type="float" office:value="168.32926159" calcext:value-type="float">
            <text:p>168.32926159</text:p>
          </table:table-cell>
          <table:table-cell/>
        </table:table-row>
        <table:table-row table:style-name="ro1">
          <table:table-cell office:value-type="string" calcext:value-type="string">
            <text:p>0xd34825a5c5693eed83b959d1ffd824e338651b56</text:p>
          </table:table-cell>
          <table:table-cell office:value-type="float" office:value="168.32354707" calcext:value-type="float">
            <text:p>168.32354707</text:p>
          </table:table-cell>
          <table:table-cell/>
        </table:table-row>
        <table:table-row table:style-name="ro1">
          <table:table-cell office:value-type="string" calcext:value-type="string">
            <text:p>0xc0d678dc86d1582b939cf7d923683ea1e6988523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0x4c7a7712c5a4f0d52927e6071338073cbdaff1fe</text:p>
          </table:table-cell>
          <table:table-cell office:value-type="float" office:value="167.27473127" calcext:value-type="float">
            <text:p>167.27473127</text:p>
          </table:table-cell>
          <table:table-cell/>
        </table:table-row>
        <table:table-row table:style-name="ro1">
          <table:table-cell office:value-type="string" calcext:value-type="string">
            <text:p>0xaf62b1fe8ec0d5264e31de231e03b0dc673bede9</text:p>
          </table:table-cell>
          <table:table-cell office:value-type="float" office:value="167.13436572" calcext:value-type="float">
            <text:p>167.13436572</text:p>
          </table:table-cell>
          <table:table-cell/>
        </table:table-row>
        <table:table-row table:style-name="ro1">
          <table:table-cell office:value-type="string" calcext:value-type="string">
            <text:p>0x8497cd75e4785810d8fba03821887e74d705e55b</text:p>
          </table:table-cell>
          <table:table-cell office:value-type="float" office:value="167.0732" calcext:value-type="float">
            <text:p>167.0732</text:p>
          </table:table-cell>
          <table:table-cell/>
        </table:table-row>
        <table:table-row table:style-name="ro1">
          <table:table-cell office:value-type="string" calcext:value-type="string">
            <text:p>0xf555e760bd23697977073a2297ba7f542647de2c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0xa249933e8d1e4f95dbc3b90a2cc1b4b587e0befc</text:p>
          </table:table-cell>
          <table:table-cell office:value-type="float" office:value="165.46391122" calcext:value-type="float">
            <text:p>165.46391122</text:p>
          </table:table-cell>
          <table:table-cell/>
        </table:table-row>
        <table:table-row table:style-name="ro1">
          <table:table-cell office:value-type="string" calcext:value-type="string">
            <text:p>0x7255340929380fc87d7c71fa47fa51a67bbc3f07</text:p>
          </table:table-cell>
          <table:table-cell office:value-type="float" office:value="165.18472478" calcext:value-type="float">
            <text:p>165.18472478</text:p>
          </table:table-cell>
          <table:table-cell/>
        </table:table-row>
        <table:table-row table:style-name="ro1">
          <table:table-cell office:value-type="string" calcext:value-type="string">
            <text:p>0x0a8263ff7bb8efbf0b32014e5971abfab4440510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string" calcext:value-type="string">
            <text:p>0xe53f2fe4c5204305fc0a7805ac68af855db016b4</text:p>
          </table:table-cell>
          <table:table-cell office:value-type="float" office:value="164.66501158" calcext:value-type="float">
            <text:p>164.66501158</text:p>
          </table:table-cell>
          <table:table-cell/>
        </table:table-row>
        <table:table-row table:style-name="ro1">
          <table:table-cell office:value-type="string" calcext:value-type="string">
            <text:p>0x97a59e7e5ef6cfb612129f35cf7b9983f8192ef7</text:p>
          </table:table-cell>
          <table:table-cell office:value-type="float" office:value="164.29575458" calcext:value-type="float">
            <text:p>164.29575458</text:p>
          </table:table-cell>
          <table:table-cell/>
        </table:table-row>
        <table:table-row table:style-name="ro1">
          <table:table-cell office:value-type="string" calcext:value-type="string">
            <text:p>0x1774586b13597a3286533cff1671f982840664bf</text:p>
          </table:table-cell>
          <table:table-cell office:value-type="float" office:value="163.99026286" calcext:value-type="float">
            <text:p>163.99026286</text:p>
          </table:table-cell>
          <table:table-cell/>
        </table:table-row>
        <table:table-row table:style-name="ro1">
          <table:table-cell office:value-type="string" calcext:value-type="string">
            <text:p>0xc368a93dbd9ef56afce04e50e84fe19cad7aeea7</text:p>
          </table:table-cell>
          <table:table-cell office:value-type="float" office:value="162.98114656" calcext:value-type="float">
            <text:p>162.98114656</text:p>
          </table:table-cell>
          <table:table-cell/>
        </table:table-row>
        <table:table-row table:style-name="ro1">
          <table:table-cell office:value-type="string" calcext:value-type="string">
            <text:p>0x24a17ba6be729b4f7e6c0ad48d9f14a29a1be01a</text:p>
          </table:table-cell>
          <table:table-cell office:value-type="float" office:value="162.88542764" calcext:value-type="float">
            <text:p>162.88542764</text:p>
          </table:table-cell>
          <table:table-cell/>
        </table:table-row>
        <table:table-row table:style-name="ro1">
          <table:table-cell office:value-type="string" calcext:value-type="string">
            <text:p>0x581903fa68b1f7bfc6180666dbc496afba332a20</text:p>
          </table:table-cell>
          <table:table-cell office:value-type="float" office:value="162.86769852" calcext:value-type="float">
            <text:p>162.86769852</text:p>
          </table:table-cell>
          <table:table-cell/>
        </table:table-row>
        <table:table-row table:style-name="ro1">
          <table:table-cell office:value-type="string" calcext:value-type="string">
            <text:p>0xf78930d27aea7c46290b289256a76101f61f72d3</text:p>
          </table:table-cell>
          <table:table-cell office:value-type="float" office:value="162.44097853" calcext:value-type="float">
            <text:p>162.44097853</text:p>
          </table:table-cell>
          <table:table-cell/>
        </table:table-row>
        <table:table-row table:style-name="ro1">
          <table:table-cell office:value-type="string" calcext:value-type="string">
            <text:p>0xd5bec317c2468b5acb673399b3ce682f1a5d3ffa</text:p>
          </table:table-cell>
          <table:table-cell office:value-type="float" office:value="162.28237434" calcext:value-type="float">
            <text:p>162.28237434</text:p>
          </table:table-cell>
          <table:table-cell/>
        </table:table-row>
        <table:table-row table:style-name="ro1">
          <table:table-cell office:value-type="string" calcext:value-type="string">
            <text:p>0xc20c3751f2926afcf1d91e498624b8c0bcd0271c</text:p>
          </table:table-cell>
          <table:table-cell office:value-type="float" office:value="162.22559806" calcext:value-type="float">
            <text:p>162.22559806</text:p>
          </table:table-cell>
          <table:table-cell/>
        </table:table-row>
        <table:table-row table:style-name="ro1">
          <table:table-cell office:value-type="string" calcext:value-type="string">
            <text:p>0xd149fdf4bfca237161bd93e2bc8ece089b6e6652</text:p>
          </table:table-cell>
          <table:table-cell office:value-type="float" office:value="162.0414635" calcext:value-type="float">
            <text:p>162.0414635</text:p>
          </table:table-cell>
          <table:table-cell/>
        </table:table-row>
        <table:table-row table:style-name="ro1">
          <table:table-cell office:value-type="string" calcext:value-type="string">
            <text:p>0xc120e0fa81e24ba4395eeb7b21f911613c4c972c</text:p>
          </table:table-cell>
          <table:table-cell office:value-type="float" office:value="161.89189039" calcext:value-type="float">
            <text:p>161.89189039</text:p>
          </table:table-cell>
          <table:table-cell/>
        </table:table-row>
        <table:table-row table:style-name="ro1">
          <table:table-cell office:value-type="string" calcext:value-type="string">
            <text:p>0x2eb04d51f522a293557341653712809db25bdf85</text:p>
          </table:table-cell>
          <table:table-cell office:value-type="float" office:value="161.72666344" calcext:value-type="float">
            <text:p>161.72666344</text:p>
          </table:table-cell>
          <table:table-cell/>
        </table:table-row>
        <table:table-row table:style-name="ro1">
          <table:table-cell office:value-type="string" calcext:value-type="string">
            <text:p>0x6653c70a4a617099ad364b3cf4f1a21be7a81afd</text:p>
          </table:table-cell>
          <table:table-cell office:value-type="float" office:value="161.63773412" calcext:value-type="float">
            <text:p>161.63773412</text:p>
          </table:table-cell>
          <table:table-cell/>
        </table:table-row>
        <table:table-row table:style-name="ro1">
          <table:table-cell office:value-type="string" calcext:value-type="string">
            <text:p>0xa583739113c8cca957c71d9fc6b21f5e379d104f</text:p>
          </table:table-cell>
          <table:table-cell office:value-type="float" office:value="161.63204416" calcext:value-type="float">
            <text:p>161.63204416</text:p>
          </table:table-cell>
          <table:table-cell/>
        </table:table-row>
        <table:table-row table:style-name="ro1">
          <table:table-cell office:value-type="string" calcext:value-type="string">
            <text:p>0xf6d27d1ad1abe227bafb9d3a95c53b68ff159aba</text:p>
          </table:table-cell>
          <table:table-cell office:value-type="float" office:value="161.53013065" calcext:value-type="float">
            <text:p>161.53013065</text:p>
          </table:table-cell>
          <table:table-cell/>
        </table:table-row>
        <table:table-row table:style-name="ro1">
          <table:table-cell office:value-type="string" calcext:value-type="string">
            <text:p>0xd3d5a319340718b10e2f99abc8dbf0f3f4963104</text:p>
          </table:table-cell>
          <table:table-cell office:value-type="float" office:value="160.81531447" calcext:value-type="float">
            <text:p>160.81531447</text:p>
          </table:table-cell>
          <table:table-cell/>
        </table:table-row>
        <table:table-row table:style-name="ro1">
          <table:table-cell office:value-type="string" calcext:value-type="string">
            <text:p>0xef896156443edd5693995a235e0ad2f656898d4c</text:p>
          </table:table-cell>
          <table:table-cell office:value-type="float" office:value="160.68053933" calcext:value-type="float">
            <text:p>160.68053933</text:p>
          </table:table-cell>
          <table:table-cell/>
        </table:table-row>
        <table:table-row table:style-name="ro1">
          <table:table-cell office:value-type="string" calcext:value-type="string">
            <text:p>0xc4f797d6c082e6f9a4ecda535e8b081d619a8a9a</text:p>
          </table:table-cell>
          <table:table-cell office:value-type="float" office:value="160.5490521" calcext:value-type="float">
            <text:p>160.5490521</text:p>
          </table:table-cell>
          <table:table-cell/>
        </table:table-row>
        <table:table-row table:style-name="ro1">
          <table:table-cell office:value-type="string" calcext:value-type="string">
            <text:p>0xaad4a8731e39077c5565a0e26aeef78e2ff2f418</text:p>
          </table:table-cell>
          <table:table-cell office:value-type="float" office:value="160.54484983" calcext:value-type="float">
            <text:p>160.54484983</text:p>
          </table:table-cell>
          <table:table-cell/>
        </table:table-row>
        <table:table-row table:style-name="ro1">
          <table:table-cell office:value-type="string" calcext:value-type="string">
            <text:p>0xa5e256cebb4466737ada14440eefc5a96d136143</text:p>
          </table:table-cell>
          <table:table-cell office:value-type="float" office:value="160.28434186" calcext:value-type="float">
            <text:p>160.28434186</text:p>
          </table:table-cell>
          <table:table-cell/>
        </table:table-row>
        <table:table-row table:style-name="ro1">
          <table:table-cell office:value-type="string" calcext:value-type="string">
            <text:p>0x7112ea7bd0c226ff5d9c749c390f9ca620ad4620</text:p>
          </table:table-cell>
          <table:table-cell office:value-type="float" office:value="160.22772621" calcext:value-type="float">
            <text:p>160.22772621</text:p>
          </table:table-cell>
          <table:table-cell/>
        </table:table-row>
        <table:table-row table:style-name="ro1">
          <table:table-cell office:value-type="string" calcext:value-type="string">
            <text:p>0xf0173e96840312201e1681c2b72ed34d4720dba8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0xff88aa036f51a11fcee22b30f7df8b4f21132f32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0x79f4a865d22305655679daad5027eec5e89aa601</text:p>
          </table:table-cell>
          <table:table-cell office:value-type="float" office:value="159.9730922" calcext:value-type="float">
            <text:p>159.9730922</text:p>
          </table:table-cell>
          <table:table-cell/>
        </table:table-row>
        <table:table-row table:style-name="ro1">
          <table:table-cell office:value-type="string" calcext:value-type="string">
            <text:p>0x761ebb7e032ec65f64c9b1dc51a39f9e06c16829</text:p>
          </table:table-cell>
          <table:table-cell office:value-type="float" office:value="159.93193972" calcext:value-type="float">
            <text:p>159.93193972</text:p>
          </table:table-cell>
          <table:table-cell/>
        </table:table-row>
        <table:table-row table:style-name="ro1">
          <table:table-cell office:value-type="string" calcext:value-type="string">
            <text:p>0xf7586c9ed67191e3f9b927e6f1282d4dc7b14a64</text:p>
          </table:table-cell>
          <table:table-cell office:value-type="float" office:value="159.76289494" calcext:value-type="float">
            <text:p>159.76289494</text:p>
          </table:table-cell>
          <table:table-cell/>
        </table:table-row>
        <table:table-row table:style-name="ro1">
          <table:table-cell office:value-type="string" calcext:value-type="string">
            <text:p>0x19740ff1fb8118da68c9d639c3b021d9d3ff4a9f</text:p>
          </table:table-cell>
          <table:table-cell office:value-type="float" office:value="159.5214801" calcext:value-type="float">
            <text:p>159.5214801</text:p>
          </table:table-cell>
          <table:table-cell/>
        </table:table-row>
        <table:table-row table:style-name="ro1">
          <table:table-cell office:value-type="string" calcext:value-type="string">
            <text:p>0xf15b02eeb631724f297c507a59c7669eb5638696</text:p>
          </table:table-cell>
          <table:table-cell office:value-type="float" office:value="159.48138621" calcext:value-type="float">
            <text:p>159.48138621</text:p>
          </table:table-cell>
          <table:table-cell/>
        </table:table-row>
        <table:table-row table:style-name="ro1">
          <table:table-cell office:value-type="string" calcext:value-type="string">
            <text:p>0x8c0c55e23c034f7e8cc2a57553f4f8b05b771b27</text:p>
          </table:table-cell>
          <table:table-cell office:value-type="float" office:value="159.10299494" calcext:value-type="float">
            <text:p>159.10299494</text:p>
          </table:table-cell>
          <table:table-cell/>
        </table:table-row>
        <table:table-row table:style-name="ro1">
          <table:table-cell office:value-type="string" calcext:value-type="string">
            <text:p>0xe444e367fa4b9da0cbdf98013a2871f053b95de7</text:p>
          </table:table-cell>
          <table:table-cell office:value-type="float" office:value="158.97141394" calcext:value-type="float">
            <text:p>158.97141394</text:p>
          </table:table-cell>
          <table:table-cell/>
        </table:table-row>
        <table:table-row table:style-name="ro1">
          <table:table-cell office:value-type="string" calcext:value-type="string">
            <text:p>0xf6335661e07f2ab2cb415731d37a16609ea92c3e</text:p>
          </table:table-cell>
          <table:table-cell office:value-type="float" office:value="158.55388665" calcext:value-type="float">
            <text:p>158.55388665</text:p>
          </table:table-cell>
          <table:table-cell/>
        </table:table-row>
        <table:table-row table:style-name="ro1">
          <table:table-cell office:value-type="string" calcext:value-type="string">
            <text:p>0x917f1fd113615ba52105eba5f9126b3e6b86d06e</text:p>
          </table:table-cell>
          <table:table-cell office:value-type="float" office:value="158.30057602" calcext:value-type="float">
            <text:p>158.30057602</text:p>
          </table:table-cell>
          <table:table-cell/>
        </table:table-row>
        <table:table-row table:style-name="ro1">
          <table:table-cell office:value-type="string" calcext:value-type="string">
            <text:p>0x7dfe3612625650ca1b7b95fa39af60b015fea23c</text:p>
          </table:table-cell>
          <table:table-cell office:value-type="float" office:value="158.26775153" calcext:value-type="float">
            <text:p>158.26775153</text:p>
          </table:table-cell>
          <table:table-cell/>
        </table:table-row>
        <table:table-row table:style-name="ro1">
          <table:table-cell office:value-type="string" calcext:value-type="string">
            <text:p>0xbad4466b1b93bbedf18173fdbbcb862f20fb5236</text:p>
          </table:table-cell>
          <table:table-cell office:value-type="float" office:value="158.06466751" calcext:value-type="float">
            <text:p>158.06466751</text:p>
          </table:table-cell>
          <table:table-cell/>
        </table:table-row>
        <table:table-row table:style-name="ro1">
          <table:table-cell office:value-type="string" calcext:value-type="string">
            <text:p>0xace73c502cd13eb7f6c3e468ed2f1b7b32bb0c03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string" calcext:value-type="string">
            <text:p>0x2ceedf4c263721f73c7c39df72b1f3980e1086d6</text:p>
          </table:table-cell>
          <table:table-cell office:value-type="float" office:value="157.23679087" calcext:value-type="float">
            <text:p>157.23679087</text:p>
          </table:table-cell>
          <table:table-cell/>
        </table:table-row>
        <table:table-row table:style-name="ro1">
          <table:table-cell office:value-type="string" calcext:value-type="string">
            <text:p>0x7430ec82ec27a2ff1f742de304dabc440a041cc6</text:p>
          </table:table-cell>
          <table:table-cell office:value-type="float" office:value="157.15365851" calcext:value-type="float">
            <text:p>157.15365851</text:p>
          </table:table-cell>
          <table:table-cell/>
        </table:table-row>
        <table:table-row table:style-name="ro1">
          <table:table-cell office:value-type="string" calcext:value-type="string">
            <text:p>0x3ef466febfb2e74932ec6879e6adf95588c242f5</text:p>
          </table:table-cell>
          <table:table-cell office:value-type="float" office:value="156.85625551" calcext:value-type="float">
            <text:p>156.85625551</text:p>
          </table:table-cell>
          <table:table-cell/>
        </table:table-row>
        <table:table-row table:style-name="ro1">
          <table:table-cell office:value-type="string" calcext:value-type="string">
            <text:p>0xabfb95d29f06f9543645574b6d9dfd75aa6cdf52</text:p>
          </table:table-cell>
          <table:table-cell office:value-type="float" office:value="156.84657923" calcext:value-type="float">
            <text:p>156.84657923</text:p>
          </table:table-cell>
          <table:table-cell/>
        </table:table-row>
        <table:table-row table:style-name="ro1">
          <table:table-cell office:value-type="string" calcext:value-type="string">
            <text:p>0xddddd677c32c3eac34afe73c849bac144b03be6e</text:p>
          </table:table-cell>
          <table:table-cell office:value-type="float" office:value="156.76436356" calcext:value-type="float">
            <text:p>156.76436356</text:p>
          </table:table-cell>
          <table:table-cell/>
        </table:table-row>
        <table:table-row table:style-name="ro1">
          <table:table-cell office:value-type="string" calcext:value-type="string">
            <text:p>0x0c0686ecf7b2c00827464c20705d859ce2cd54b0</text:p>
          </table:table-cell>
          <table:table-cell office:value-type="float" office:value="156.72814788" calcext:value-type="float">
            <text:p>156.72814788</text:p>
          </table:table-cell>
          <table:table-cell/>
        </table:table-row>
        <table:table-row table:style-name="ro1">
          <table:table-cell office:value-type="string" calcext:value-type="string">
            <text:p>0x6ef7c469f468a26917a4cafa174bada2f1c7c8a4</text:p>
          </table:table-cell>
          <table:table-cell office:value-type="float" office:value="155.26667" calcext:value-type="float">
            <text:p>155.26667</text:p>
          </table:table-cell>
          <table:table-cell/>
        </table:table-row>
        <table:table-row table:style-name="ro1">
          <table:table-cell office:value-type="string" calcext:value-type="string">
            <text:p>0x47c2fd07171f577763231595bfa9772d2d7aec70</text:p>
          </table:table-cell>
          <table:table-cell office:value-type="float" office:value="155.19890633" calcext:value-type="float">
            <text:p>155.19890633</text:p>
          </table:table-cell>
          <table:table-cell/>
        </table:table-row>
        <table:table-row table:style-name="ro1">
          <table:table-cell office:value-type="string" calcext:value-type="string">
            <text:p>0xdd18d80721aff335d2e358d9e00e3d43b091c80d</text:p>
          </table:table-cell>
          <table:table-cell office:value-type="float" office:value="155.18521709" calcext:value-type="float">
            <text:p>155.18521709</text:p>
          </table:table-cell>
          <table:table-cell/>
        </table:table-row>
        <table:table-row table:style-name="ro1">
          <table:table-cell office:value-type="string" calcext:value-type="string">
            <text:p>0xad2932c997f3729e8483f84b56db6cd420ed75a4</text:p>
          </table:table-cell>
          <table:table-cell office:value-type="float" office:value="155.05900918" calcext:value-type="float">
            <text:p>155.05900918</text:p>
          </table:table-cell>
          <table:table-cell/>
        </table:table-row>
        <table:table-row table:style-name="ro1">
          <table:table-cell office:value-type="string" calcext:value-type="string">
            <text:p>0x08bc98d23e73f3a5c04819a824a8de7c5aa02a0a</text:p>
          </table:table-cell>
          <table:table-cell office:value-type="float" office:value="154.77879465" calcext:value-type="float">
            <text:p>154.77879465</text:p>
          </table:table-cell>
          <table:table-cell/>
        </table:table-row>
        <table:table-row table:style-name="ro1">
          <table:table-cell office:value-type="string" calcext:value-type="string">
            <text:p>0x5eeabd1752c41e01512c0e2ba695115379464475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string" calcext:value-type="string">
            <text:p>0xe3944966ac4a9df5ce065ad8b6dc8d787599522b</text:p>
          </table:table-cell>
          <table:table-cell office:value-type="float" office:value="153.24318116" calcext:value-type="float">
            <text:p>153.24318116</text:p>
          </table:table-cell>
          <table:table-cell/>
        </table:table-row>
        <table:table-row table:style-name="ro1">
          <table:table-cell office:value-type="string" calcext:value-type="string">
            <text:p>0xb9d915f857e7c12b2057336ac064a9ae9c9d1b6f</text:p>
          </table:table-cell>
          <table:table-cell office:value-type="float" office:value="153.16916621" calcext:value-type="float">
            <text:p>153.16916621</text:p>
          </table:table-cell>
          <table:table-cell/>
        </table:table-row>
        <table:table-row table:style-name="ro1">
          <table:table-cell office:value-type="string" calcext:value-type="string">
            <text:p>0x224b550c167da1c61196e0f6bdecbc25d409e5d7</text:p>
          </table:table-cell>
          <table:table-cell office:value-type="float" office:value="153.12248907" calcext:value-type="float">
            <text:p>153.12248907</text:p>
          </table:table-cell>
          <table:table-cell/>
        </table:table-row>
        <table:table-row table:style-name="ro1">
          <table:table-cell office:value-type="string" calcext:value-type="string">
            <text:p>0x0ac6a0160d78b5d664a4950ae589ce314c42ffef</text:p>
          </table:table-cell>
          <table:table-cell office:value-type="float" office:value="152.80565605" calcext:value-type="float">
            <text:p>152.80565605</text:p>
          </table:table-cell>
          <table:table-cell/>
        </table:table-row>
        <table:table-row table:style-name="ro1">
          <table:table-cell office:value-type="string" calcext:value-type="string">
            <text:p>0x7adeee4766e5224143407e6ae3ac78f4816d2a49</text:p>
          </table:table-cell>
          <table:table-cell office:value-type="float" office:value="151.96329705" calcext:value-type="float">
            <text:p>151.96329705</text:p>
          </table:table-cell>
          <table:table-cell/>
        </table:table-row>
        <table:table-row table:style-name="ro1">
          <table:table-cell office:value-type="string" calcext:value-type="string">
            <text:p>0xc29502b6f86dfe7d8a18536062c77c01831a5bcf</text:p>
          </table:table-cell>
          <table:table-cell office:value-type="float" office:value="151.72580867" calcext:value-type="float">
            <text:p>151.72580867</text:p>
          </table:table-cell>
          <table:table-cell/>
        </table:table-row>
        <table:table-row table:style-name="ro1">
          <table:table-cell office:value-type="string" calcext:value-type="string">
            <text:p>0x33e28915ab74d9f16e0d4a3b146ac669665bcd2b</text:p>
          </table:table-cell>
          <table:table-cell office:value-type="float" office:value="151.42675641" calcext:value-type="float">
            <text:p>151.42675641</text:p>
          </table:table-cell>
          <table:table-cell/>
        </table:table-row>
        <table:table-row table:style-name="ro1">
          <table:table-cell office:value-type="string" calcext:value-type="string">
            <text:p>0x7d8a2bbced5c5884ac77e359da24f91644acec90</text:p>
          </table:table-cell>
          <table:table-cell office:value-type="float" office:value="150.77512538" calcext:value-type="float">
            <text:p>150.77512538</text:p>
          </table:table-cell>
          <table:table-cell/>
        </table:table-row>
        <table:table-row table:style-name="ro1">
          <table:table-cell office:value-type="string" calcext:value-type="string">
            <text:p>0x333d709138c112486d34c8aa3169f69090e72f37</text:p>
          </table:table-cell>
          <table:table-cell office:value-type="float" office:value="150.62815642" calcext:value-type="float">
            <text:p>150.62815642</text:p>
          </table:table-cell>
          <table:table-cell/>
        </table:table-row>
        <table:table-row table:style-name="ro1">
          <table:table-cell office:value-type="string" calcext:value-type="string">
            <text:p>0xb752fa81b3c52e8fdb44824c84bb6583d12e5835</text:p>
          </table:table-cell>
          <table:table-cell office:value-type="float" office:value="150.30406976" calcext:value-type="float">
            <text:p>150.30406976</text:p>
          </table:table-cell>
          <table:table-cell/>
        </table:table-row>
        <table:table-row table:style-name="ro1">
          <table:table-cell office:value-type="string" calcext:value-type="string">
            <text:p>0xf3038d6b2935945d36410982aad00fb7138fd94a</text:p>
          </table:table-cell>
          <table:table-cell office:value-type="float" office:value="150.10223882" calcext:value-type="float">
            <text:p>150.10223882</text:p>
          </table:table-cell>
          <table:table-cell/>
        </table:table-row>
        <table:table-row table:style-name="ro1">
          <table:table-cell office:value-type="string" calcext:value-type="string">
            <text:p>0x079cdd8842a0eb33a7ec0ee5ba815dacc5607871</text:p>
          </table:table-cell>
          <table:table-cell office:value-type="float" office:value="150.07498365" calcext:value-type="float">
            <text:p>150.07498365</text:p>
          </table:table-cell>
          <table:table-cell/>
        </table:table-row>
        <table:table-row table:style-name="ro1">
          <table:table-cell office:value-type="string" calcext:value-type="string">
            <text:p>0x378c0bbcce1ed6a2a548dd4d0c8a91a1463dad52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0x3f1d0fca941742f333d3c0bee2870813350a11c3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0x42df7a911c8388ace0dde0702a84d9698d074aa9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0x553afc07c3968d622195199953852101118834e1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0x570ca16b289ad617054c21db028713f2f24a3f83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0x9b2941a50751da59dad0c43429a2fe8a5a9f73ac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0xb27947ffae51f54264a942d6440a1be0f28efa0d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0xc551a561a6bfbca8f2333b52ef3350ee32f70aa8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0xdd9546c34824bf22dc422a6e8e3f36252808ea5b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0xdf42a407fcd3b6b41805d2a50bd748f479cf112a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0xfbca3cf4bd78a833f14a7e39d4e1734ba29bdd9c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0x0f031d7216c7260fc31378f194ee3a0183377976</text:p>
          </table:table-cell>
          <table:table-cell office:value-type="float" office:value="149.5602676" calcext:value-type="float">
            <text:p>149.5602676</text:p>
          </table:table-cell>
          <table:table-cell/>
        </table:table-row>
        <table:table-row table:style-name="ro1">
          <table:table-cell office:value-type="string" calcext:value-type="string">
            <text:p>0xc86ed49376f24a3f9cb0ea519c77292ff8e735f2</text:p>
          </table:table-cell>
          <table:table-cell office:value-type="float" office:value="149.36871027" calcext:value-type="float">
            <text:p>149.36871027</text:p>
          </table:table-cell>
          <table:table-cell/>
        </table:table-row>
        <table:table-row table:style-name="ro1">
          <table:table-cell office:value-type="string" calcext:value-type="string">
            <text:p>0x6b6fdff277a0ee3140c38c431c22d5221840051d</text:p>
          </table:table-cell>
          <table:table-cell office:value-type="float" office:value="149.32657576" calcext:value-type="float">
            <text:p>149.32657576</text:p>
          </table:table-cell>
          <table:table-cell/>
        </table:table-row>
        <table:table-row table:style-name="ro1">
          <table:table-cell office:value-type="string" calcext:value-type="string">
            <text:p>0xa3ae9d26e950849c9b21d6a1e114cba3a8fef1ee</text:p>
          </table:table-cell>
          <table:table-cell office:value-type="float" office:value="148.79606513" calcext:value-type="float">
            <text:p>148.79606513</text:p>
          </table:table-cell>
          <table:table-cell/>
        </table:table-row>
        <table:table-row table:style-name="ro1">
          <table:table-cell office:value-type="string" calcext:value-type="string">
            <text:p>0x9f6c5ae06f4206ed6eaa23fea6deef3f27197ffb</text:p>
          </table:table-cell>
          <table:table-cell office:value-type="float" office:value="148.36371191" calcext:value-type="float">
            <text:p>148.36371191</text:p>
          </table:table-cell>
          <table:table-cell/>
        </table:table-row>
        <table:table-row table:style-name="ro1">
          <table:table-cell office:value-type="string" calcext:value-type="string">
            <text:p>0xda5b08e2305762d91269871299827786b64d04e5</text:p>
          </table:table-cell>
          <table:table-cell office:value-type="float" office:value="147.69726404" calcext:value-type="float">
            <text:p>147.69726404</text:p>
          </table:table-cell>
          <table:table-cell/>
        </table:table-row>
        <table:table-row table:style-name="ro1">
          <table:table-cell office:value-type="string" calcext:value-type="string">
            <text:p>0x9e3d127a8a8c0ba563bb089f39c4e1437e93d611</text:p>
          </table:table-cell>
          <table:table-cell office:value-type="float" office:value="147.4174013" calcext:value-type="float">
            <text:p>147.4174013</text:p>
          </table:table-cell>
          <table:table-cell/>
        </table:table-row>
        <table:table-row table:style-name="ro1">
          <table:table-cell office:value-type="string" calcext:value-type="string">
            <text:p>0x7fde464722bceeae322cb2a1a0678a0432729cfa</text:p>
          </table:table-cell>
          <table:table-cell office:value-type="float" office:value="147.11943298" calcext:value-type="float">
            <text:p>147.11943298</text:p>
          </table:table-cell>
          <table:table-cell/>
        </table:table-row>
        <table:table-row table:style-name="ro1">
          <table:table-cell office:value-type="string" calcext:value-type="string">
            <text:p>0x427cc4a09c093dd31bf25c4342688dd289215d64</text:p>
          </table:table-cell>
          <table:table-cell office:value-type="float" office:value="146.8801" calcext:value-type="float">
            <text:p>146.8801</text:p>
          </table:table-cell>
          <table:table-cell/>
        </table:table-row>
        <table:table-row table:style-name="ro1">
          <table:table-cell office:value-type="string" calcext:value-type="string">
            <text:p>0xd9f4d2400fb156fb3028c8b90d8a5f433c0359b0</text:p>
          </table:table-cell>
          <table:table-cell office:value-type="float" office:value="146.72533937" calcext:value-type="float">
            <text:p>146.72533937</text:p>
          </table:table-cell>
          <table:table-cell/>
        </table:table-row>
        <table:table-row table:style-name="ro1">
          <table:table-cell office:value-type="string" calcext:value-type="string">
            <text:p>0x25094166624e3bca102fe2014bacd740936dbba1</text:p>
          </table:table-cell>
          <table:table-cell office:value-type="float" office:value="146.69955247" calcext:value-type="float">
            <text:p>146.69955247</text:p>
          </table:table-cell>
          <table:table-cell/>
        </table:table-row>
        <table:table-row table:style-name="ro1">
          <table:table-cell office:value-type="string" calcext:value-type="string">
            <text:p>0x6ce636e18de404e231148f607c861a094cccd966</text:p>
          </table:table-cell>
          <table:table-cell office:value-type="float" office:value="145.6832678" calcext:value-type="float">
            <text:p>145.6832678</text:p>
          </table:table-cell>
          <table:table-cell/>
        </table:table-row>
        <table:table-row table:style-name="ro1">
          <table:table-cell office:value-type="string" calcext:value-type="string">
            <text:p>0xf8d7f21b2aa4ca5c602b9e75452e7511f0812a5e</text:p>
          </table:table-cell>
          <table:table-cell office:value-type="float" office:value="145.40622441" calcext:value-type="float">
            <text:p>145.40622441</text:p>
          </table:table-cell>
          <table:table-cell/>
        </table:table-row>
        <table:table-row table:style-name="ro1">
          <table:table-cell office:value-type="string" calcext:value-type="string">
            <text:p>0x70d16c8358c9ce4fb22eba7169411119bcf0ffa9</text:p>
          </table:table-cell>
          <table:table-cell office:value-type="float" office:value="145.3586986" calcext:value-type="float">
            <text:p>145.3586986</text:p>
          </table:table-cell>
          <table:table-cell/>
        </table:table-row>
        <table:table-row table:style-name="ro1">
          <table:table-cell office:value-type="string" calcext:value-type="string">
            <text:p>0x6fa3c8c0a82ff4f80ec4adc56f3c2429b54e216d</text:p>
          </table:table-cell>
          <table:table-cell office:value-type="float" office:value="145.09734049" calcext:value-type="float">
            <text:p>145.09734049</text:p>
          </table:table-cell>
          <table:table-cell/>
        </table:table-row>
        <table:table-row table:style-name="ro1">
          <table:table-cell office:value-type="string" calcext:value-type="string">
            <text:p>0x1e6f8753b71ef8aea1349a248f866e3db8372325</text:p>
          </table:table-cell>
          <table:table-cell office:value-type="float" office:value="144.27750921" calcext:value-type="float">
            <text:p>144.27750921</text:p>
          </table:table-cell>
          <table:table-cell/>
        </table:table-row>
        <table:table-row table:style-name="ro1">
          <table:table-cell office:value-type="string" calcext:value-type="string">
            <text:p>0x2a132e154a86205a49ad13e0215723ae4712e227</text:p>
          </table:table-cell>
          <table:table-cell office:value-type="float" office:value="144.17597372" calcext:value-type="float">
            <text:p>144.17597372</text:p>
          </table:table-cell>
          <table:table-cell/>
        </table:table-row>
        <table:table-row table:style-name="ro1">
          <table:table-cell office:value-type="string" calcext:value-type="string">
            <text:p>0xf2e20d0b818c72d199d7074dbaf1de7ac13395fc</text:p>
          </table:table-cell>
          <table:table-cell office:value-type="float" office:value="143.92711639" calcext:value-type="float">
            <text:p>143.92711639</text:p>
          </table:table-cell>
          <table:table-cell/>
        </table:table-row>
        <table:table-row table:style-name="ro1">
          <table:table-cell office:value-type="string" calcext:value-type="string">
            <text:p>0xbfa35825e5509532bd835eac4f2317bff84b613f</text:p>
          </table:table-cell>
          <table:table-cell office:value-type="float" office:value="143.82980272" calcext:value-type="float">
            <text:p>143.82980272</text:p>
          </table:table-cell>
          <table:table-cell/>
        </table:table-row>
        <table:table-row table:style-name="ro1">
          <table:table-cell office:value-type="string" calcext:value-type="string">
            <text:p>0x2ee07cd97fce3cabd5df4b92022559fbed75ca1d</text:p>
          </table:table-cell>
          <table:table-cell office:value-type="float" office:value="143.60530632" calcext:value-type="float">
            <text:p>143.60530632</text:p>
          </table:table-cell>
          <table:table-cell/>
        </table:table-row>
        <table:table-row table:style-name="ro1">
          <table:table-cell office:value-type="string" calcext:value-type="string">
            <text:p>0xaebd33f32087cfd1d430f08b401d0f23bd9b3938</text:p>
          </table:table-cell>
          <table:table-cell office:value-type="float" office:value="143.39977706" calcext:value-type="float">
            <text:p>143.39977706</text:p>
          </table:table-cell>
          <table:table-cell/>
        </table:table-row>
        <table:table-row table:style-name="ro1">
          <table:table-cell office:value-type="string" calcext:value-type="string">
            <text:p>0xfe5997bdc71247369e8628fa108611dfa5a07ad2</text:p>
          </table:table-cell>
          <table:table-cell office:value-type="float" office:value="143.09748713" calcext:value-type="float">
            <text:p>143.09748713</text:p>
          </table:table-cell>
          <table:table-cell/>
        </table:table-row>
        <table:table-row table:style-name="ro1">
          <table:table-cell office:value-type="string" calcext:value-type="string">
            <text:p>0x5b4322d16b010d556a2d69f15d911ea49cfcd37d</text:p>
          </table:table-cell>
          <table:table-cell office:value-type="float" office:value="142.72280977" calcext:value-type="float">
            <text:p>142.72280977</text:p>
          </table:table-cell>
          <table:table-cell/>
        </table:table-row>
        <table:table-row table:style-name="ro1">
          <table:table-cell office:value-type="string" calcext:value-type="string">
            <text:p>0xbbc1aa5ce476ba43af1e7b31eb22b8e7b006b3a9</text:p>
          </table:table-cell>
          <table:table-cell office:value-type="float" office:value="142.6256107" calcext:value-type="float">
            <text:p>142.6256107</text:p>
          </table:table-cell>
          <table:table-cell/>
        </table:table-row>
        <table:table-row table:style-name="ro1">
          <table:table-cell office:value-type="string" calcext:value-type="string">
            <text:p>0xc4384808ddfd25adb96875ccfdf703047fc06171</text:p>
          </table:table-cell>
          <table:table-cell office:value-type="float" office:value="142.29833827" calcext:value-type="float">
            <text:p>142.29833827</text:p>
          </table:table-cell>
          <table:table-cell/>
        </table:table-row>
        <table:table-row table:style-name="ro1">
          <table:table-cell office:value-type="string" calcext:value-type="string">
            <text:p>0x862b6ba406dbb50df9d0f78c31d2ceaf7bf5d126</text:p>
          </table:table-cell>
          <table:table-cell office:value-type="float" office:value="142.02091883" calcext:value-type="float">
            <text:p>142.02091883</text:p>
          </table:table-cell>
          <table:table-cell/>
        </table:table-row>
        <table:table-row table:style-name="ro1">
          <table:table-cell office:value-type="string" calcext:value-type="string">
            <text:p>0x0c9cd6a88623acbc4c215ea5c58d4c4f18930151</text:p>
          </table:table-cell>
          <table:table-cell office:value-type="float" office:value="141.61570471" calcext:value-type="float">
            <text:p>141.61570471</text:p>
          </table:table-cell>
          <table:table-cell/>
        </table:table-row>
        <table:table-row table:style-name="ro1">
          <table:table-cell office:value-type="string" calcext:value-type="string">
            <text:p>0x996124dd90f2e6bb7f047347ab0e387950d7da09</text:p>
          </table:table-cell>
          <table:table-cell office:value-type="float" office:value="141.36154523" calcext:value-type="float">
            <text:p>141.36154523</text:p>
          </table:table-cell>
          <table:table-cell/>
        </table:table-row>
        <table:table-row table:style-name="ro1">
          <table:table-cell office:value-type="string" calcext:value-type="string">
            <text:p>0x8eeaacc82394ba04c98516e9f11ed360df8373aa</text:p>
          </table:table-cell>
          <table:table-cell office:value-type="float" office:value="141.20332135" calcext:value-type="float">
            <text:p>141.20332135</text:p>
          </table:table-cell>
          <table:table-cell/>
        </table:table-row>
        <table:table-row table:style-name="ro1">
          <table:table-cell office:value-type="string" calcext:value-type="string">
            <text:p>0xfa7d8b77e4ae7ad28fa19f68b1abce715e9b6fa1</text:p>
          </table:table-cell>
          <table:table-cell office:value-type="float" office:value="140.78297329" calcext:value-type="float">
            <text:p>140.78297329</text:p>
          </table:table-cell>
          <table:table-cell/>
        </table:table-row>
        <table:table-row table:style-name="ro1">
          <table:table-cell office:value-type="string" calcext:value-type="string">
            <text:p>0xe1fdaa7180416572f75bef30e02f2e85a87132c3</text:p>
          </table:table-cell>
          <table:table-cell office:value-type="float" office:value="140.37592163" calcext:value-type="float">
            <text:p>140.37592163</text:p>
          </table:table-cell>
          <table:table-cell/>
        </table:table-row>
        <table:table-row table:style-name="ro1">
          <table:table-cell office:value-type="string" calcext:value-type="string">
            <text:p>0xb3e007b1b2d1bf2243b545926a6f9e9808a58a2b</text:p>
          </table:table-cell>
          <table:table-cell office:value-type="float" office:value="138.86853114" calcext:value-type="float">
            <text:p>138.86853114</text:p>
          </table:table-cell>
          <table:table-cell/>
        </table:table-row>
        <table:table-row table:style-name="ro1">
          <table:table-cell office:value-type="string" calcext:value-type="string">
            <text:p>0x3c972b0856aaaa4604f0464bacb4d8c0147addcb</text:p>
          </table:table-cell>
          <table:table-cell office:value-type="float" office:value="138.76907508" calcext:value-type="float">
            <text:p>138.76907508</text:p>
          </table:table-cell>
          <table:table-cell/>
        </table:table-row>
        <table:table-row table:style-name="ro1">
          <table:table-cell office:value-type="string" calcext:value-type="string">
            <text:p>0x08667df905741255d7b53d76755f43070c85533c</text:p>
          </table:table-cell>
          <table:table-cell office:value-type="float" office:value="138.23459346" calcext:value-type="float">
            <text:p>138.23459346</text:p>
          </table:table-cell>
          <table:table-cell/>
        </table:table-row>
        <table:table-row table:style-name="ro1">
          <table:table-cell office:value-type="string" calcext:value-type="string">
            <text:p>0xba1e8b5e77933be0d47d73aa8cc388e60aa19755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string" calcext:value-type="string">
            <text:p>0xc84df35612376be7a578056ca69290cbe5482d1a</text:p>
          </table:table-cell>
          <table:table-cell office:value-type="float" office:value="137.38638935" calcext:value-type="float">
            <text:p>137.38638935</text:p>
          </table:table-cell>
          <table:table-cell/>
        </table:table-row>
        <table:table-row table:style-name="ro1">
          <table:table-cell office:value-type="string" calcext:value-type="string">
            <text:p>0x29e2a25e03f524d59cfcb645112534fcdcef3798</text:p>
          </table:table-cell>
          <table:table-cell office:value-type="float" office:value="137.27822333" calcext:value-type="float">
            <text:p>137.27822333</text:p>
          </table:table-cell>
          <table:table-cell/>
        </table:table-row>
        <table:table-row table:style-name="ro1">
          <table:table-cell office:value-type="string" calcext:value-type="string">
            <text:p>0x36d3905b89c8c0fe32706c0139c04387029d8a7d</text:p>
          </table:table-cell>
          <table:table-cell office:value-type="float" office:value="137.21921551" calcext:value-type="float">
            <text:p>137.21921551</text:p>
          </table:table-cell>
          <table:table-cell/>
        </table:table-row>
        <table:table-row table:style-name="ro1">
          <table:table-cell office:value-type="string" calcext:value-type="string">
            <text:p>0x234d871cb302b94a72a5273ca337dc7972c33888</text:p>
          </table:table-cell>
          <table:table-cell office:value-type="float" office:value="137.13141584" calcext:value-type="float">
            <text:p>137.13141584</text:p>
          </table:table-cell>
          <table:table-cell/>
        </table:table-row>
        <table:table-row table:style-name="ro1">
          <table:table-cell office:value-type="string" calcext:value-type="string">
            <text:p>0x92979ebc62eaf217d680c441b3825a2dcb8d26e0</text:p>
          </table:table-cell>
          <table:table-cell office:value-type="float" office:value="137.05967959" calcext:value-type="float">
            <text:p>137.05967959</text:p>
          </table:table-cell>
          <table:table-cell/>
        </table:table-row>
        <table:table-row table:style-name="ro1">
          <table:table-cell office:value-type="string" calcext:value-type="string">
            <text:p>0xbb324c56451c44635cedb5652179f59557714283</text:p>
          </table:table-cell>
          <table:table-cell office:value-type="float" office:value="136.00728844" calcext:value-type="float">
            <text:p>136.00728844</text:p>
          </table:table-cell>
          <table:table-cell/>
        </table:table-row>
        <table:table-row table:style-name="ro1">
          <table:table-cell office:value-type="string" calcext:value-type="string">
            <text:p>0xa836a9af35d6974792fe2717d93f188670b7102f</text:p>
          </table:table-cell>
          <table:table-cell office:value-type="float" office:value="135.384" calcext:value-type="float">
            <text:p>135.384</text:p>
          </table:table-cell>
          <table:table-cell/>
        </table:table-row>
        <table:table-row table:style-name="ro1">
          <table:table-cell office:value-type="string" calcext:value-type="string">
            <text:p>0x1cf4db9aa97fa1e95d285cecced7054f5eb2cee7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0x10f78f6b0088e0fb1bd8a503cc44ca05390d4ee0</text:p>
          </table:table-cell>
          <table:table-cell office:value-type="float" office:value="134.95616343" calcext:value-type="float">
            <text:p>134.95616343</text:p>
          </table:table-cell>
          <table:table-cell/>
        </table:table-row>
        <table:table-row table:style-name="ro1">
          <table:table-cell office:value-type="string" calcext:value-type="string">
            <text:p>0x707659f8c9bb6eda88cb1826e919800b878bdacc</text:p>
          </table:table-cell>
          <table:table-cell office:value-type="float" office:value="134.09" calcext:value-type="float">
            <text:p>134.09</text:p>
          </table:table-cell>
          <table:table-cell/>
        </table:table-row>
        <table:table-row table:style-name="ro1">
          <table:table-cell office:value-type="string" calcext:value-type="string">
            <text:p>0x14bf9e586a4d2b4cc2cbb91f6565584935ab6458</text:p>
          </table:table-cell>
          <table:table-cell office:value-type="float" office:value="133.62011101" calcext:value-type="float">
            <text:p>133.62011101</text:p>
          </table:table-cell>
          <table:table-cell/>
        </table:table-row>
        <table:table-row table:style-name="ro1">
          <table:table-cell office:value-type="string" calcext:value-type="string">
            <text:p>0x7f73c348e438bba9e05658eb0b484cc791c2694c</text:p>
          </table:table-cell>
          <table:table-cell office:value-type="float" office:value="133.26196064" calcext:value-type="float">
            <text:p>133.26196064</text:p>
          </table:table-cell>
          <table:table-cell/>
        </table:table-row>
        <table:table-row table:style-name="ro1">
          <table:table-cell office:value-type="string" calcext:value-type="string">
            <text:p>0x01c68cd08cf467a514f9f1891c1d14c2e3d98b0e</text:p>
          </table:table-cell>
          <table:table-cell office:value-type="float" office:value="133.15562509" calcext:value-type="float">
            <text:p>133.15562509</text:p>
          </table:table-cell>
          <table:table-cell/>
        </table:table-row>
        <table:table-row table:style-name="ro1">
          <table:table-cell office:value-type="string" calcext:value-type="string">
            <text:p>0x5a2e253a7aa91959c99b63e14a58bf72301a44af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string" calcext:value-type="string">
            <text:p>0x1395a11c623c5eee9671f179e4e63096ed9e8310</text:p>
          </table:table-cell>
          <table:table-cell office:value-type="float" office:value="132.65418391" calcext:value-type="float">
            <text:p>132.65418391</text:p>
          </table:table-cell>
          <table:table-cell/>
        </table:table-row>
        <table:table-row table:style-name="ro1">
          <table:table-cell office:value-type="string" calcext:value-type="string">
            <text:p>0xcc790d0862a1bf282c9238aa95f70945cd796227</text:p>
          </table:table-cell>
          <table:table-cell office:value-type="float" office:value="131.64058674" calcext:value-type="float">
            <text:p>131.64058674</text:p>
          </table:table-cell>
          <table:table-cell/>
        </table:table-row>
        <table:table-row table:style-name="ro1">
          <table:table-cell office:value-type="string" calcext:value-type="string">
            <text:p>0x0df0b04d81df6c8c0db87828c2d87ada01cb122a</text:p>
          </table:table-cell>
          <table:table-cell office:value-type="float" office:value="131.55107895" calcext:value-type="float">
            <text:p>131.55107895</text:p>
          </table:table-cell>
          <table:table-cell/>
        </table:table-row>
        <table:table-row table:style-name="ro1">
          <table:table-cell office:value-type="string" calcext:value-type="string">
            <text:p>0xd07f62e7d500e17cbdbeceea986c841bce3ba956</text:p>
          </table:table-cell>
          <table:table-cell office:value-type="float" office:value="130.96167886" calcext:value-type="float">
            <text:p>130.96167886</text:p>
          </table:table-cell>
          <table:table-cell/>
        </table:table-row>
        <table:table-row table:style-name="ro1">
          <table:table-cell office:value-type="string" calcext:value-type="string">
            <text:p>0x929b7ea258beed4bcae1fdabe9fde5c8f17473ba</text:p>
          </table:table-cell>
          <table:table-cell office:value-type="float" office:value="130.73328177" calcext:value-type="float">
            <text:p>130.73328177</text:p>
          </table:table-cell>
          <table:table-cell/>
        </table:table-row>
        <table:table-row table:style-name="ro1">
          <table:table-cell office:value-type="string" calcext:value-type="string">
            <text:p>0x8c2ad952b745fd7aecd0fcd95fc4616d87fd3f04</text:p>
          </table:table-cell>
          <table:table-cell office:value-type="float" office:value="130.26268183" calcext:value-type="float">
            <text:p>130.26268183</text:p>
          </table:table-cell>
          <table:table-cell/>
        </table:table-row>
        <table:table-row table:style-name="ro1">
          <table:table-cell office:value-type="string" calcext:value-type="string">
            <text:p>0x704c003273e17690522c4710ba68dba13dde5ce3</text:p>
          </table:table-cell>
          <table:table-cell office:value-type="float" office:value="130.0430798" calcext:value-type="float">
            <text:p>130.0430798</text:p>
          </table:table-cell>
          <table:table-cell/>
        </table:table-row>
        <table:table-row table:style-name="ro1">
          <table:table-cell office:value-type="string" calcext:value-type="string">
            <text:p>0x068afdd201ad44716b309dba4e3f5cdef1f38987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0xfc5e2d26bc3999f122bba3972e7df0474c77db91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0xbd2b1aabfa5ebfb7dd30cc94348a3659233d3842</text:p>
          </table:table-cell>
          <table:table-cell office:value-type="float" office:value="129.35722175" calcext:value-type="float">
            <text:p>129.35722175</text:p>
          </table:table-cell>
          <table:table-cell/>
        </table:table-row>
        <table:table-row table:style-name="ro1">
          <table:table-cell office:value-type="string" calcext:value-type="string">
            <text:p>0x1eb99ff257adcacc2b821bad988512cc1c8f150d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string" calcext:value-type="string">
            <text:p>0xaf43b5dffd1e2d3ead7d59b2b7490bbff6a8283a</text:p>
          </table:table-cell>
          <table:table-cell office:value-type="float" office:value="128.67324996" calcext:value-type="float">
            <text:p>128.67324996</text:p>
          </table:table-cell>
          <table:table-cell/>
        </table:table-row>
        <table:table-row table:style-name="ro1">
          <table:table-cell office:value-type="string" calcext:value-type="string">
            <text:p>0x2859ac412b1f26336cd3b2a18d7012914d3c70e9</text:p>
          </table:table-cell>
          <table:table-cell office:value-type="float" office:value="128.61292801" calcext:value-type="float">
            <text:p>128.61292801</text:p>
          </table:table-cell>
          <table:table-cell/>
        </table:table-row>
        <table:table-row table:style-name="ro1">
          <table:table-cell office:value-type="string" calcext:value-type="string">
            <text:p>0x0aa58381419fc8e3942b48c3a31c6bb1933b004f</text:p>
          </table:table-cell>
          <table:table-cell office:value-type="float" office:value="127.2607758" calcext:value-type="float">
            <text:p>127.2607758</text:p>
          </table:table-cell>
          <table:table-cell/>
        </table:table-row>
        <table:table-row table:style-name="ro1">
          <table:table-cell office:value-type="string" calcext:value-type="string">
            <text:p>0x89b458cf5573cf79886498c732a65dfd4ca8a8fe</text:p>
          </table:table-cell>
          <table:table-cell office:value-type="float" office:value="126.40757607" calcext:value-type="float">
            <text:p>126.40757607</text:p>
          </table:table-cell>
          <table:table-cell/>
        </table:table-row>
        <table:table-row table:style-name="ro1">
          <table:table-cell office:value-type="string" calcext:value-type="string">
            <text:p>0x4a1b7ba3e468785e431076cb11f4a7f495b34b7b</text:p>
          </table:table-cell>
          <table:table-cell office:value-type="float" office:value="126.06760558" calcext:value-type="float">
            <text:p>126.06760558</text:p>
          </table:table-cell>
          <table:table-cell/>
        </table:table-row>
        <table:table-row table:style-name="ro1">
          <table:table-cell office:value-type="string" calcext:value-type="string">
            <text:p>0x3ff530412837fa16422a9ef14203c4035dff2beb</text:p>
          </table:table-cell>
          <table:table-cell office:value-type="float" office:value="125.75603091" calcext:value-type="float">
            <text:p>125.75603091</text:p>
          </table:table-cell>
          <table:table-cell/>
        </table:table-row>
        <table:table-row table:style-name="ro1">
          <table:table-cell office:value-type="string" calcext:value-type="string">
            <text:p>0x6b8065191f8a9b8ce7725567e00dea7079411a40</text:p>
          </table:table-cell>
          <table:table-cell office:value-type="float" office:value="125.09649" calcext:value-type="float">
            <text:p>125.09649</text:p>
          </table:table-cell>
          <table:table-cell/>
        </table:table-row>
        <table:table-row table:style-name="ro1">
          <table:table-cell office:value-type="string" calcext:value-type="string">
            <text:p>0x31599968bd1e23d0a67546c8ecc2868a9322a8ce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string" calcext:value-type="string">
            <text:p>0x72d7b2cd79f8bd863c7ec5cf56692ab24ad1b9c9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string" calcext:value-type="string">
            <text:p>0x86c3e1923671be9ab412230d639294ff8721eb48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string" calcext:value-type="string">
            <text:p>0xe98c4f21559e43cfc3081a901d85537550b25c46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string" calcext:value-type="string">
            <text:p>0xd749a274d85040ea4ecbdb670505a7679070cf4b</text:p>
          </table:table-cell>
          <table:table-cell office:value-type="float" office:value="124.63136218" calcext:value-type="float">
            <text:p>124.63136218</text:p>
          </table:table-cell>
          <table:table-cell/>
        </table:table-row>
        <table:table-row table:style-name="ro1">
          <table:table-cell office:value-type="string" calcext:value-type="string">
            <text:p>0x780ac7abe3ade321d5f9c0284a2514783e26a987</text:p>
          </table:table-cell>
          <table:table-cell office:value-type="float" office:value="124.41826614" calcext:value-type="float">
            <text:p>124.41826614</text:p>
          </table:table-cell>
          <table:table-cell/>
        </table:table-row>
        <table:table-row table:style-name="ro1">
          <table:table-cell office:value-type="string" calcext:value-type="string">
            <text:p>0xa648e7667a5a2725aaf77865cbb7815c5de1e260</text:p>
          </table:table-cell>
          <table:table-cell office:value-type="float" office:value="123.70202321" calcext:value-type="float">
            <text:p>123.70202321</text:p>
          </table:table-cell>
          <table:table-cell/>
        </table:table-row>
        <table:table-row table:style-name="ro1">
          <table:table-cell office:value-type="string" calcext:value-type="string">
            <text:p>0x0f502f77224c7abbd12f392e504dbdb43611a472</text:p>
          </table:table-cell>
          <table:table-cell office:value-type="float" office:value="123.32815542" calcext:value-type="float">
            <text:p>123.32815542</text:p>
          </table:table-cell>
          <table:table-cell/>
        </table:table-row>
        <table:table-row table:style-name="ro1">
          <table:table-cell office:value-type="string" calcext:value-type="string">
            <text:p>0xd0727a2fd246c796cb41eccf3f9a715765298830</text:p>
          </table:table-cell>
          <table:table-cell office:value-type="float" office:value="123.11504455" calcext:value-type="float">
            <text:p>123.11504455</text:p>
          </table:table-cell>
          <table:table-cell/>
        </table:table-row>
        <table:table-row table:style-name="ro1">
          <table:table-cell office:value-type="string" calcext:value-type="string">
            <text:p>0xbf9d060d644562c5b664d952b775c8c9b41a7fd3</text:p>
          </table:table-cell>
          <table:table-cell office:value-type="float" office:value="122.74558302" calcext:value-type="float">
            <text:p>122.74558302</text:p>
          </table:table-cell>
          <table:table-cell/>
        </table:table-row>
        <table:table-row table:style-name="ro1">
          <table:table-cell office:value-type="string" calcext:value-type="string">
            <text:p>0xdc4b41ddf0741be29e92f41db68b1877e7e75bed</text:p>
          </table:table-cell>
          <table:table-cell office:value-type="float" office:value="122.44169863" calcext:value-type="float">
            <text:p>122.44169863</text:p>
          </table:table-cell>
          <table:table-cell/>
        </table:table-row>
        <table:table-row table:style-name="ro1">
          <table:table-cell office:value-type="string" calcext:value-type="string">
            <text:p>0x45ef773a91ab22b7a1266f5f157a2d7f50071409</text:p>
          </table:table-cell>
          <table:table-cell office:value-type="float" office:value="122.32257177" calcext:value-type="float">
            <text:p>122.32257177</text:p>
          </table:table-cell>
          <table:table-cell/>
        </table:table-row>
        <table:table-row table:style-name="ro1">
          <table:table-cell office:value-type="string" calcext:value-type="string">
            <text:p>0x0bd22c701cf02a4eaff12eac1f9ca4f1c34b916f</text:p>
          </table:table-cell>
          <table:table-cell office:value-type="float" office:value="122.24968118" calcext:value-type="float">
            <text:p>122.24968118</text:p>
          </table:table-cell>
          <table:table-cell/>
        </table:table-row>
        <table:table-row table:style-name="ro1">
          <table:table-cell office:value-type="string" calcext:value-type="string">
            <text:p>0x2735cb2efa66c34b8d14f59cd67bb2bc0ff29151</text:p>
          </table:table-cell>
          <table:table-cell office:value-type="float" office:value="121.98933135" calcext:value-type="float">
            <text:p>121.98933135</text:p>
          </table:table-cell>
          <table:table-cell/>
        </table:table-row>
        <table:table-row table:style-name="ro1">
          <table:table-cell office:value-type="string" calcext:value-type="string">
            <text:p>0xc75747bd4e7c9aedc212e9c916527dc54456bbe6</text:p>
          </table:table-cell>
          <table:table-cell office:value-type="float" office:value="121.60570795" calcext:value-type="float">
            <text:p>121.60570795</text:p>
          </table:table-cell>
          <table:table-cell/>
        </table:table-row>
        <table:table-row table:style-name="ro1">
          <table:table-cell office:value-type="string" calcext:value-type="string">
            <text:p>0xef3edf2665287381eaef252d969da2ca87bf410c</text:p>
          </table:table-cell>
          <table:table-cell office:value-type="float" office:value="121.56721588" calcext:value-type="float">
            <text:p>121.56721588</text:p>
          </table:table-cell>
          <table:table-cell/>
        </table:table-row>
        <table:table-row table:style-name="ro1">
          <table:table-cell office:value-type="string" calcext:value-type="string">
            <text:p>0x85be5fec8236c4ca3fa7c0abcc2b46669808eb2e</text:p>
          </table:table-cell>
          <table:table-cell office:value-type="float" office:value="121.38015991" calcext:value-type="float">
            <text:p>121.38015991</text:p>
          </table:table-cell>
          <table:table-cell/>
        </table:table-row>
        <table:table-row table:style-name="ro1">
          <table:table-cell office:value-type="string" calcext:value-type="string">
            <text:p>0x5c3189285b332b38c77b78a3a3f858bc29b9143b</text:p>
          </table:table-cell>
          <table:table-cell office:value-type="float" office:value="121.17782665" calcext:value-type="float">
            <text:p>121.17782665</text:p>
          </table:table-cell>
          <table:table-cell/>
        </table:table-row>
        <table:table-row table:style-name="ro1">
          <table:table-cell office:value-type="string" calcext:value-type="string">
            <text:p>0x092572021ca52219264a366c17485dce43d48d62</text:p>
          </table:table-cell>
          <table:table-cell office:value-type="float" office:value="120.91284757" calcext:value-type="float">
            <text:p>120.91284757</text:p>
          </table:table-cell>
          <table:table-cell/>
        </table:table-row>
        <table:table-row table:style-name="ro1">
          <table:table-cell office:value-type="string" calcext:value-type="string">
            <text:p>0x703e49aee8808b03f4384b8b323d0b3bcfacaa06</text:p>
          </table:table-cell>
          <table:table-cell office:value-type="float" office:value="120.90580038" calcext:value-type="float">
            <text:p>120.90580038</text:p>
          </table:table-cell>
          <table:table-cell/>
        </table:table-row>
        <table:table-row table:style-name="ro1">
          <table:table-cell office:value-type="string" calcext:value-type="string">
            <text:p>0x10b7d8dbeb26b83a9b9cb41c9c4fa7557f6b805e</text:p>
          </table:table-cell>
          <table:table-cell office:value-type="float" office:value="120.825074" calcext:value-type="float">
            <text:p>120.825074</text:p>
          </table:table-cell>
          <table:table-cell/>
        </table:table-row>
        <table:table-row table:style-name="ro1">
          <table:table-cell office:value-type="string" calcext:value-type="string">
            <text:p>0xa11637c55a6fdb1076ef31f995527bcbd73a0095</text:p>
          </table:table-cell>
          <table:table-cell office:value-type="float" office:value="120.67365256" calcext:value-type="float">
            <text:p>120.67365256</text:p>
          </table:table-cell>
          <table:table-cell/>
        </table:table-row>
        <table:table-row table:style-name="ro1">
          <table:table-cell office:value-type="string" calcext:value-type="string">
            <text:p>0x5350d7f92a99bfcee82aa67c1493f417ebfd80fd</text:p>
          </table:table-cell>
          <table:table-cell office:value-type="float" office:value="120.66881984" calcext:value-type="float">
            <text:p>120.66881984</text:p>
          </table:table-cell>
          <table:table-cell/>
        </table:table-row>
        <table:table-row table:style-name="ro1">
          <table:table-cell office:value-type="string" calcext:value-type="string">
            <text:p>0x7828826d13af988239533fa16f29cfd6f03b6b81</text:p>
          </table:table-cell>
          <table:table-cell office:value-type="float" office:value="120.45699242" calcext:value-type="float">
            <text:p>120.45699242</text:p>
          </table:table-cell>
          <table:table-cell/>
        </table:table-row>
        <table:table-row table:style-name="ro1">
          <table:table-cell office:value-type="string" calcext:value-type="string">
            <text:p>0xdec0e7506646354d9be9ab202061e690f18d6a8a</text:p>
          </table:table-cell>
          <table:table-cell office:value-type="float" office:value="120.23296444" calcext:value-type="float">
            <text:p>120.23296444</text:p>
          </table:table-cell>
          <table:table-cell/>
        </table:table-row>
        <table:table-row table:style-name="ro1">
          <table:table-cell office:value-type="string" calcext:value-type="string">
            <text:p>0x512ccd8eeb81a4c204008e460b08b8b0aeaf5ef3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0x5b8173546eb1edc016a6ae1ad1d28349781735b4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0x995ddb98ef3206030a509e05df617f0259a59449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0x9bbc455d51b779bea174a47c374fc975f4144600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0xb51d3802b0241172a75a764edc2abc75bc3b5e8c</text:p>
          </table:table-cell>
          <table:table-cell office:value-type="float" office:value="119.06577291" calcext:value-type="float">
            <text:p>119.06577291</text:p>
          </table:table-cell>
          <table:table-cell/>
        </table:table-row>
        <table:table-row table:style-name="ro1">
          <table:table-cell office:value-type="string" calcext:value-type="string">
            <text:p>0xcafe6afd7124971a89b51243a3aed88b0c5d61fd</text:p>
          </table:table-cell>
          <table:table-cell office:value-type="float" office:value="119.0225249" calcext:value-type="float">
            <text:p>119.0225249</text:p>
          </table:table-cell>
          <table:table-cell/>
        </table:table-row>
        <table:table-row table:style-name="ro1">
          <table:table-cell office:value-type="string" calcext:value-type="string">
            <text:p>0xceffc6a0ad22930f10c838b2ed1cb5c3aba701a1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string" calcext:value-type="string">
            <text:p>0xdb925d41802e21d9b36895a899812f347d0f4969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string" calcext:value-type="string">
            <text:p>0xb2cfc6867d80d60ea63e7cbc827332b1d0b654d5</text:p>
          </table:table-cell>
          <table:table-cell office:value-type="float" office:value="118.9" calcext:value-type="float">
            <text:p>118.9</text:p>
          </table:table-cell>
          <table:table-cell/>
        </table:table-row>
        <table:table-row table:style-name="ro1">
          <table:table-cell office:value-type="string" calcext:value-type="string">
            <text:p>0x8162087132c5b65af3541c3eaa57a2c03c709fad</text:p>
          </table:table-cell>
          <table:table-cell office:value-type="float" office:value="118.42725278" calcext:value-type="float">
            <text:p>118.42725278</text:p>
          </table:table-cell>
          <table:table-cell/>
        </table:table-row>
        <table:table-row table:style-name="ro1">
          <table:table-cell office:value-type="string" calcext:value-type="string">
            <text:p>0xda421ab5b5cd239625abd94d3fb3c47b6073e6c6</text:p>
          </table:table-cell>
          <table:table-cell office:value-type="float" office:value="118.16787646" calcext:value-type="float">
            <text:p>118.16787646</text:p>
          </table:table-cell>
          <table:table-cell/>
        </table:table-row>
        <table:table-row table:style-name="ro1">
          <table:table-cell office:value-type="string" calcext:value-type="string">
            <text:p>0xd6ef09267a52539b13ac589bd57785ac3ae60d6d</text:p>
          </table:table-cell>
          <table:table-cell office:value-type="float" office:value="118.05120897" calcext:value-type="float">
            <text:p>118.05120897</text:p>
          </table:table-cell>
          <table:table-cell/>
        </table:table-row>
        <table:table-row table:style-name="ro1">
          <table:table-cell office:value-type="string" calcext:value-type="string">
            <text:p>0x55ab14ab1e3239ce2671ff8cbe93ee5af755d886</text:p>
          </table:table-cell>
          <table:table-cell office:value-type="float" office:value="117.50854889" calcext:value-type="float">
            <text:p>117.50854889</text:p>
          </table:table-cell>
          <table:table-cell/>
        </table:table-row>
        <table:table-row table:style-name="ro1">
          <table:table-cell office:value-type="string" calcext:value-type="string">
            <text:p>0x5fd2478759dd08dff1f71c7977d9eeebe8c164b3</text:p>
          </table:table-cell>
          <table:table-cell office:value-type="float" office:value="117.35909965" calcext:value-type="float">
            <text:p>117.35909965</text:p>
          </table:table-cell>
          <table:table-cell/>
        </table:table-row>
        <table:table-row table:style-name="ro1">
          <table:table-cell office:value-type="string" calcext:value-type="string">
            <text:p>0x4c32a63a73f789654c0bd670fddeae18f16aab61</text:p>
          </table:table-cell>
          <table:table-cell office:value-type="float" office:value="116.9993726" calcext:value-type="float">
            <text:p>116.9993726</text:p>
          </table:table-cell>
          <table:table-cell/>
        </table:table-row>
        <table:table-row table:style-name="ro1">
          <table:table-cell office:value-type="string" calcext:value-type="string">
            <text:p>0xeb8500890fa67cd34137fc16c2afed2b6780c0ba</text:p>
          </table:table-cell>
          <table:table-cell office:value-type="float" office:value="116.97600537" calcext:value-type="float">
            <text:p>116.97600537</text:p>
          </table:table-cell>
          <table:table-cell/>
        </table:table-row>
        <table:table-row table:style-name="ro1">
          <table:table-cell office:value-type="string" calcext:value-type="string">
            <text:p>0xaeff1401dda67208f13dbd25b2c3f71723ebe338</text:p>
          </table:table-cell>
          <table:table-cell office:value-type="float" office:value="116.75737524" calcext:value-type="float">
            <text:p>116.75737524</text:p>
          </table:table-cell>
          <table:table-cell/>
        </table:table-row>
        <table:table-row table:style-name="ro1">
          <table:table-cell office:value-type="string" calcext:value-type="string">
            <text:p>0x9f7c252c5bc398a3810f156d3bf0afd07207ae69</text:p>
          </table:table-cell>
          <table:table-cell office:value-type="float" office:value="116.64418689" calcext:value-type="float">
            <text:p>116.64418689</text:p>
          </table:table-cell>
          <table:table-cell/>
        </table:table-row>
        <table:table-row table:style-name="ro1">
          <table:table-cell office:value-type="string" calcext:value-type="string">
            <text:p>0xbcea3f5f3296f0c279cb7f79f99f5cbffa35dd97</text:p>
          </table:table-cell>
          <table:table-cell office:value-type="float" office:value="116.35373353" calcext:value-type="float">
            <text:p>116.35373353</text:p>
          </table:table-cell>
          <table:table-cell/>
        </table:table-row>
        <table:table-row table:style-name="ro1">
          <table:table-cell office:value-type="string" calcext:value-type="string">
            <text:p>0x5069f10c671401a8a841d510d477f340a87b214b</text:p>
          </table:table-cell>
          <table:table-cell office:value-type="float" office:value="116.17616175" calcext:value-type="float">
            <text:p>116.17616175</text:p>
          </table:table-cell>
          <table:table-cell/>
        </table:table-row>
        <table:table-row table:style-name="ro1">
          <table:table-cell office:value-type="string" calcext:value-type="string">
            <text:p>0x2952fa5bddd9c03b5621565b061b3f0123c0a778</text:p>
          </table:table-cell>
          <table:table-cell office:value-type="float" office:value="116.04554563" calcext:value-type="float">
            <text:p>116.04554563</text:p>
          </table:table-cell>
          <table:table-cell/>
        </table:table-row>
        <table:table-row table:style-name="ro1">
          <table:table-cell office:value-type="string" calcext:value-type="string">
            <text:p>0x8c2dcbd41bb706d9329538eeeee7c46e6e8ec27b</text:p>
          </table:table-cell>
          <table:table-cell office:value-type="float" office:value="116.04148492" calcext:value-type="float">
            <text:p>116.04148492</text:p>
          </table:table-cell>
          <table:table-cell/>
        </table:table-row>
        <table:table-row table:style-name="ro1">
          <table:table-cell office:value-type="string" calcext:value-type="string">
            <text:p>0xa55c15492b264584fc9d2ad2e51fd718a4dcd5c7</text:p>
          </table:table-cell>
          <table:table-cell office:value-type="float" office:value="116.01197415" calcext:value-type="float">
            <text:p>116.01197415</text:p>
          </table:table-cell>
          <table:table-cell/>
        </table:table-row>
        <table:table-row table:style-name="ro1">
          <table:table-cell office:value-type="string" calcext:value-type="string">
            <text:p>0x4d3c09348dfa081de5d9a9fdd0ee68ca7c095c8a</text:p>
          </table:table-cell>
          <table:table-cell office:value-type="float" office:value="115.55934694" calcext:value-type="float">
            <text:p>115.55934694</text:p>
          </table:table-cell>
          <table:table-cell/>
        </table:table-row>
        <table:table-row table:style-name="ro1">
          <table:table-cell office:value-type="string" calcext:value-type="string">
            <text:p>0x30bd26f96c711b3e95b22a17638b49f27695973d</text:p>
          </table:table-cell>
          <table:table-cell office:value-type="float" office:value="115.10598935" calcext:value-type="float">
            <text:p>115.10598935</text:p>
          </table:table-cell>
          <table:table-cell/>
        </table:table-row>
        <table:table-row table:style-name="ro1">
          <table:table-cell office:value-type="string" calcext:value-type="string">
            <text:p>0x65be57f116894b516289625d06dd24603b7234cf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0xa7414897084acd19755b92b04469d06d7cae70a2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0xea1b62a45758f17da2d5ae1d01626e5180bc4318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0x9b6d42026f02e0f7c45b83f3be216afcf00a7035</text:p>
          </table:table-cell>
          <table:table-cell office:value-type="float" office:value="113.04438076" calcext:value-type="float">
            <text:p>113.04438076</text:p>
          </table:table-cell>
          <table:table-cell/>
        </table:table-row>
        <table:table-row table:style-name="ro1">
          <table:table-cell office:value-type="string" calcext:value-type="string">
            <text:p>0x7ecf863254cf8e4670fd5b0c33b215168e411d57</text:p>
          </table:table-cell>
          <table:table-cell office:value-type="float" office:value="112.88529006" calcext:value-type="float">
            <text:p>112.88529006</text:p>
          </table:table-cell>
          <table:table-cell/>
        </table:table-row>
        <table:table-row table:style-name="ro1">
          <table:table-cell office:value-type="string" calcext:value-type="string">
            <text:p>0x14c93820888f71c144b20fd5c75317bdaabd42da</text:p>
          </table:table-cell>
          <table:table-cell office:value-type="float" office:value="112.41138378" calcext:value-type="float">
            <text:p>112.41138378</text:p>
          </table:table-cell>
          <table:table-cell/>
        </table:table-row>
        <table:table-row table:style-name="ro1">
          <table:table-cell office:value-type="string" calcext:value-type="string">
            <text:p>0xe70ac2501811d4445bd8c7758d44898881dc6546</text:p>
          </table:table-cell>
          <table:table-cell office:value-type="float" office:value="112.33185187" calcext:value-type="float">
            <text:p>112.33185187</text:p>
          </table:table-cell>
          <table:table-cell/>
        </table:table-row>
        <table:table-row table:style-name="ro1">
          <table:table-cell office:value-type="string" calcext:value-type="string">
            <text:p>0x763da1662920574e27d877005ccebe98fd1dafd4</text:p>
          </table:table-cell>
          <table:table-cell office:value-type="float" office:value="111.88651737" calcext:value-type="float">
            <text:p>111.88651737</text:p>
          </table:table-cell>
          <table:table-cell/>
        </table:table-row>
        <table:table-row table:style-name="ro1">
          <table:table-cell office:value-type="string" calcext:value-type="string">
            <text:p>0x7c14058baeabb6cfdf347240eb5e9c37a8f144d2</text:p>
          </table:table-cell>
          <table:table-cell office:value-type="float" office:value="111.78470381" calcext:value-type="float">
            <text:p>111.78470381</text:p>
          </table:table-cell>
          <table:table-cell/>
        </table:table-row>
        <table:table-row table:style-name="ro1">
          <table:table-cell office:value-type="string" calcext:value-type="string">
            <text:p>0x30ad879c338a154c0961624fad53a58cbcf57b73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string" calcext:value-type="string">
            <text:p>0x7611fdf02d93fceeda8bfa24d0eb77d57ad7d6b4</text:p>
          </table:table-cell>
          <table:table-cell office:value-type="float" office:value="110.79649811" calcext:value-type="float">
            <text:p>110.79649811</text:p>
          </table:table-cell>
          <table:table-cell/>
        </table:table-row>
        <table:table-row table:style-name="ro1">
          <table:table-cell office:value-type="string" calcext:value-type="string">
            <text:p>0x8b27402280c7b154b3e5c30ccbd5974802a30d74</text:p>
          </table:table-cell>
          <table:table-cell office:value-type="float" office:value="110.65454535" calcext:value-type="float">
            <text:p>110.65454535</text:p>
          </table:table-cell>
          <table:table-cell/>
        </table:table-row>
        <table:table-row table:style-name="ro1">
          <table:table-cell office:value-type="string" calcext:value-type="string">
            <text:p>0x7f8a9345660abbb829384cde3285d7772e14772f</text:p>
          </table:table-cell>
          <table:table-cell office:value-type="float" office:value="110.43050666" calcext:value-type="float">
            <text:p>110.43050666</text:p>
          </table:table-cell>
          <table:table-cell/>
        </table:table-row>
        <table:table-row table:style-name="ro1">
          <table:table-cell office:value-type="string" calcext:value-type="string">
            <text:p>0x6875604ef57ecadd738086d63b96d3ecf567a3f0</text:p>
          </table:table-cell>
          <table:table-cell office:value-type="float" office:value="110.20886727" calcext:value-type="float">
            <text:p>110.20886727</text:p>
          </table:table-cell>
          <table:table-cell/>
        </table:table-row>
        <table:table-row table:style-name="ro1">
          <table:table-cell office:value-type="string" calcext:value-type="string">
            <text:p>0xef418ef7d869bcf7e41b0afafc5523eb3dd0e630</text:p>
          </table:table-cell>
          <table:table-cell office:value-type="float" office:value="110.09469817" calcext:value-type="float">
            <text:p>110.09469817</text:p>
          </table:table-cell>
          <table:table-cell/>
        </table:table-row>
        <table:table-row table:style-name="ro1">
          <table:table-cell office:value-type="string" calcext:value-type="string">
            <text:p>0x05a181945fc8e699dab2739674271f579b45c3e1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0x11f80b244c215875361e33e7f10dcf13b706aae6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0x47f294f994f092f146d4f5ae31c80cebea97f9ec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0x5a44ca845cbfa674aaab588f072a50c98d022939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0x9870b2d4b2ff9242dfc1dbcb5f31081deefb28d3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0xb0a90003d493281bcaf482816ebb2dd90206497e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0xba31dd6b873e0bb389f31fbd04cf2a99595016cd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0xd96ba11e3a35ea0a69d52d40b4aeb1810c747230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0xf925a4424d7ba451e4c7a790c6a9987b3ee8cf77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0x8ea191187c7d69000f5f31032fc6173fec0cd630</text:p>
          </table:table-cell>
          <table:table-cell office:value-type="float" office:value="109.69948558" calcext:value-type="float">
            <text:p>109.69948558</text:p>
          </table:table-cell>
          <table:table-cell/>
        </table:table-row>
        <table:table-row table:style-name="ro1">
          <table:table-cell office:value-type="string" calcext:value-type="string">
            <text:p>0xabdad7c5134f4650f4f72e9f72d32bfc4bf9644a</text:p>
          </table:table-cell>
          <table:table-cell office:value-type="float" office:value="109.64748108" calcext:value-type="float">
            <text:p>109.64748108</text:p>
          </table:table-cell>
          <table:table-cell/>
        </table:table-row>
        <table:table-row table:style-name="ro1">
          <table:table-cell office:value-type="string" calcext:value-type="string">
            <text:p>0xcf5e3aa9a2f5a5761c89680ce90a05bc65754aab</text:p>
          </table:table-cell>
          <table:table-cell office:value-type="float" office:value="108.51710432" calcext:value-type="float">
            <text:p>108.51710432</text:p>
          </table:table-cell>
          <table:table-cell/>
        </table:table-row>
        <table:table-row table:style-name="ro1">
          <table:table-cell office:value-type="string" calcext:value-type="string">
            <text:p>0xa9f3b8e5075362b44104e38d763c002d6bf498c9</text:p>
          </table:table-cell>
          <table:table-cell office:value-type="float" office:value="108.30884874" calcext:value-type="float">
            <text:p>108.30884874</text:p>
          </table:table-cell>
          <table:table-cell/>
        </table:table-row>
        <table:table-row table:style-name="ro1">
          <table:table-cell office:value-type="string" calcext:value-type="string">
            <text:p>0x375c05e264a0c969adf12faaa6262c88a47fd1a0</text:p>
          </table:table-cell>
          <table:table-cell office:value-type="float" office:value="108.05192983" calcext:value-type="float">
            <text:p>108.05192983</text:p>
          </table:table-cell>
          <table:table-cell/>
        </table:table-row>
        <table:table-row table:style-name="ro1">
          <table:table-cell office:value-type="string" calcext:value-type="string">
            <text:p>0x28c692c442d182fb7a12d315723c6cc7595bca4c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0x9c551814f26f2b9725784706a45280560b953aa8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0x74a8ec74458ccfdceb9ee22ddcf0e869924c70c6</text:p>
          </table:table-cell>
          <table:table-cell office:value-type="float" office:value="107.67646324" calcext:value-type="float">
            <text:p>107.67646324</text:p>
          </table:table-cell>
          <table:table-cell/>
        </table:table-row>
        <table:table-row table:style-name="ro1">
          <table:table-cell office:value-type="string" calcext:value-type="string">
            <text:p>0x74928ddf8458791f069e8384dfb151555b03ebda</text:p>
          </table:table-cell>
          <table:table-cell office:value-type="float" office:value="107.66279068" calcext:value-type="float">
            <text:p>107.66279068</text:p>
          </table:table-cell>
          <table:table-cell/>
        </table:table-row>
        <table:table-row table:style-name="ro1">
          <table:table-cell office:value-type="string" calcext:value-type="string">
            <text:p>0x4915293632557e3afd02fe0eff9f77994d59d029</text:p>
          </table:table-cell>
          <table:table-cell office:value-type="float" office:value="107.63739913" calcext:value-type="float">
            <text:p>107.63739913</text:p>
          </table:table-cell>
          <table:table-cell/>
        </table:table-row>
        <table:table-row table:style-name="ro1">
          <table:table-cell office:value-type="string" calcext:value-type="string">
            <text:p>0x341c03a1931ffea60d9ed115070b8c58b3a6e78d</text:p>
          </table:table-cell>
          <table:table-cell office:value-type="float" office:value="107.35923351" calcext:value-type="float">
            <text:p>107.35923351</text:p>
          </table:table-cell>
          <table:table-cell/>
        </table:table-row>
        <table:table-row table:style-name="ro1">
          <table:table-cell office:value-type="string" calcext:value-type="string">
            <text:p>0x9cf975f3d117cec865bf78e685ef9b89fed7d498</text:p>
          </table:table-cell>
          <table:table-cell office:value-type="float" office:value="107.04612985" calcext:value-type="float">
            <text:p>107.04612985</text:p>
          </table:table-cell>
          <table:table-cell/>
        </table:table-row>
        <table:table-row table:style-name="ro1">
          <table:table-cell office:value-type="string" calcext:value-type="string">
            <text:p>0xd19b938b208cb9b67b967bba42738290c1c594cb</text:p>
          </table:table-cell>
          <table:table-cell office:value-type="float" office:value="106.88962789" calcext:value-type="float">
            <text:p>106.88962789</text:p>
          </table:table-cell>
          <table:table-cell/>
        </table:table-row>
        <table:table-row table:style-name="ro1">
          <table:table-cell office:value-type="string" calcext:value-type="string">
            <text:p>0x59a6503ba5e7cac1433b107cdee28258ec6341d1</text:p>
          </table:table-cell>
          <table:table-cell office:value-type="float" office:value="106.86602019" calcext:value-type="float">
            <text:p>106.86602019</text:p>
          </table:table-cell>
          <table:table-cell/>
        </table:table-row>
        <table:table-row table:style-name="ro1">
          <table:table-cell office:value-type="string" calcext:value-type="string">
            <text:p>0x0c3f5c91d0931d12bf6964ccd761d1845853cf7b</text:p>
          </table:table-cell>
          <table:table-cell office:value-type="float" office:value="105.93137874" calcext:value-type="float">
            <text:p>105.93137874</text:p>
          </table:table-cell>
          <table:table-cell/>
        </table:table-row>
        <table:table-row table:style-name="ro1">
          <table:table-cell office:value-type="string" calcext:value-type="string">
            <text:p>0x2c3cc4141ac0ad4679addf18670254248567a93d</text:p>
          </table:table-cell>
          <table:table-cell office:value-type="float" office:value="105.79518311" calcext:value-type="float">
            <text:p>105.79518311</text:p>
          </table:table-cell>
          <table:table-cell/>
        </table:table-row>
        <table:table-row table:style-name="ro1">
          <table:table-cell office:value-type="string" calcext:value-type="string">
            <text:p>0x00ab33a10317eea0655ac2105c48cd277bcb4614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0x8eda1e16af9410d6904631a448f6521d29c57569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0xe35303fe791f57094e91bbbd548bd8db89bb24cc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0xeff41e6a0223a9d5e60cff6bddda5a68359a6df4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0x53542c2638051231f736d6e9385ea28c5dd490b4</text:p>
          </table:table-cell>
          <table:table-cell office:value-type="float" office:value="104.495164" calcext:value-type="float">
            <text:p>104.495164</text:p>
          </table:table-cell>
          <table:table-cell/>
        </table:table-row>
        <table:table-row table:style-name="ro1">
          <table:table-cell office:value-type="string" calcext:value-type="string">
            <text:p>0x5723448d4d5a8d2eef12509a5cf510a846ce12ef</text:p>
          </table:table-cell>
          <table:table-cell office:value-type="float" office:value="104.46350764" calcext:value-type="float">
            <text:p>104.46350764</text:p>
          </table:table-cell>
          <table:table-cell/>
        </table:table-row>
        <table:table-row table:style-name="ro1">
          <table:table-cell office:value-type="string" calcext:value-type="string">
            <text:p>0x6267ea879669346656809d444f089425f10f40b2</text:p>
          </table:table-cell>
          <table:table-cell office:value-type="float" office:value="104.11855231" calcext:value-type="float">
            <text:p>104.11855231</text:p>
          </table:table-cell>
          <table:table-cell/>
        </table:table-row>
        <table:table-row table:style-name="ro1">
          <table:table-cell office:value-type="string" calcext:value-type="string">
            <text:p>0xff21738b73037751cf7a09567e19025ebcaa76be</text:p>
          </table:table-cell>
          <table:table-cell office:value-type="float" office:value="104.07103459" calcext:value-type="float">
            <text:p>104.07103459</text:p>
          </table:table-cell>
          <table:table-cell/>
        </table:table-row>
        <table:table-row table:style-name="ro1">
          <table:table-cell office:value-type="string" calcext:value-type="string">
            <text:p>0x6dbc853d2cfa5e7c9199da0f0a62306757f0cfb8</text:p>
          </table:table-cell>
          <table:table-cell office:value-type="float" office:value="104.03024506" calcext:value-type="float">
            <text:p>104.03024506</text:p>
          </table:table-cell>
          <table:table-cell/>
        </table:table-row>
        <table:table-row table:style-name="ro1">
          <table:table-cell office:value-type="string" calcext:value-type="string">
            <text:p>0x83b0ef267531757dfdc7ffee880986161212b890</text:p>
          </table:table-cell>
          <table:table-cell office:value-type="float" office:value="103.79912036" calcext:value-type="float">
            <text:p>103.79912036</text:p>
          </table:table-cell>
          <table:table-cell/>
        </table:table-row>
        <table:table-row table:style-name="ro1">
          <table:table-cell office:value-type="string" calcext:value-type="string">
            <text:p>0x725dbbd800dc32de1fa4e61cd4a5c734bdc1f3cf</text:p>
          </table:table-cell>
          <table:table-cell office:value-type="float" office:value="103.79249974" calcext:value-type="float">
            <text:p>103.79249974</text:p>
          </table:table-cell>
          <table:table-cell/>
        </table:table-row>
        <table:table-row table:style-name="ro1">
          <table:table-cell office:value-type="string" calcext:value-type="string">
            <text:p>0xece8d1d88c1df88af3b8fe4e0558b1db5c1589d7</text:p>
          </table:table-cell>
          <table:table-cell office:value-type="float" office:value="103.62758064" calcext:value-type="float">
            <text:p>103.62758064</text:p>
          </table:table-cell>
          <table:table-cell/>
        </table:table-row>
        <table:table-row table:style-name="ro1">
          <table:table-cell office:value-type="string" calcext:value-type="string">
            <text:p>0xc07345e5fcf0c68cb1369595d5fbc4b0139089f2</text:p>
          </table:table-cell>
          <table:table-cell office:value-type="float" office:value="103.33594134" calcext:value-type="float">
            <text:p>103.33594134</text:p>
          </table:table-cell>
          <table:table-cell/>
        </table:table-row>
        <table:table-row table:style-name="ro1">
          <table:table-cell office:value-type="string" calcext:value-type="string">
            <text:p>0x86ff37330b7d874e931b1aba18a733bd10883bd3</text:p>
          </table:table-cell>
          <table:table-cell office:value-type="float" office:value="103.28738291" calcext:value-type="float">
            <text:p>103.28738291</text:p>
          </table:table-cell>
          <table:table-cell/>
        </table:table-row>
        <table:table-row table:style-name="ro1">
          <table:table-cell office:value-type="string" calcext:value-type="string">
            <text:p>0xb042b9b1517741ff6071c95ee33b44e04b0debc0</text:p>
          </table:table-cell>
          <table:table-cell office:value-type="float" office:value="102.80835307" calcext:value-type="float">
            <text:p>102.80835307</text:p>
          </table:table-cell>
          <table:table-cell/>
        </table:table-row>
        <table:table-row table:style-name="ro1">
          <table:table-cell office:value-type="string" calcext:value-type="string">
            <text:p>0x48c85176f1414996738b1129ee9407e4a49ec87f</text:p>
          </table:table-cell>
          <table:table-cell office:value-type="float" office:value="102.63617629" calcext:value-type="float">
            <text:p>102.63617629</text:p>
          </table:table-cell>
          <table:table-cell/>
        </table:table-row>
        <table:table-row table:style-name="ro1">
          <table:table-cell office:value-type="string" calcext:value-type="string">
            <text:p>0xc71d71a512ae997e0eddf030ce785f00dbfecdea</text:p>
          </table:table-cell>
          <table:table-cell office:value-type="float" office:value="102.28900918" calcext:value-type="float">
            <text:p>102.28900918</text:p>
          </table:table-cell>
          <table:table-cell/>
        </table:table-row>
        <table:table-row table:style-name="ro1">
          <table:table-cell office:value-type="string" calcext:value-type="string">
            <text:p>0x98e018157309560d241ce8fd87c19b77ea4c5594</text:p>
          </table:table-cell>
          <table:table-cell office:value-type="float" office:value="101.95199682" calcext:value-type="float">
            <text:p>101.95199682</text:p>
          </table:table-cell>
          <table:table-cell/>
        </table:table-row>
        <table:table-row table:style-name="ro1">
          <table:table-cell office:value-type="string" calcext:value-type="string">
            <text:p>0xca51ddc731170a85324d72401fc320134981023f</text:p>
          </table:table-cell>
          <table:table-cell office:value-type="float" office:value="101.88548256" calcext:value-type="float">
            <text:p>101.88548256</text:p>
          </table:table-cell>
          <table:table-cell/>
        </table:table-row>
        <table:table-row table:style-name="ro1">
          <table:table-cell office:value-type="string" calcext:value-type="string">
            <text:p>0x38d57db344cbdc6fa4ba5c17235660be4ea2de8f</text:p>
          </table:table-cell>
          <table:table-cell office:value-type="float" office:value="101.67283137" calcext:value-type="float">
            <text:p>101.67283137</text:p>
          </table:table-cell>
          <table:table-cell/>
        </table:table-row>
        <table:table-row table:style-name="ro1">
          <table:table-cell office:value-type="string" calcext:value-type="string">
            <text:p>0x039c97ac933c065c49ad69c20a015e5cf0c26b15</text:p>
          </table:table-cell>
          <table:table-cell office:value-type="float" office:value="101.14834133" calcext:value-type="float">
            <text:p>101.14834133</text:p>
          </table:table-cell>
          <table:table-cell/>
        </table:table-row>
        <table:table-row table:style-name="ro1">
          <table:table-cell office:value-type="string" calcext:value-type="string">
            <text:p>0x4c6625cadf5b91123f85e9235b0c72892262c935</text:p>
          </table:table-cell>
          <table:table-cell office:value-type="float" office:value="101.14713119" calcext:value-type="float">
            <text:p>101.14713119</text:p>
          </table:table-cell>
          <table:table-cell/>
        </table:table-row>
        <table:table-row table:style-name="ro1">
          <table:table-cell office:value-type="string" calcext:value-type="string">
            <text:p>0x8681d53bb7e570ce5652f011432ccdbedbca5bcb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0x9fa8bbfdb210bcfa6843f53a9261b960b13e04f9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0xbfacf0eda0811023d0e2b9fd88ca47ac44ab9585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0x6c2a0595b457d5eee15864d797e4217b8010f123</text:p>
          </table:table-cell>
          <table:table-cell office:value-type="float" office:value="100.98521009" calcext:value-type="float">
            <text:p>100.98521009</text:p>
          </table:table-cell>
          <table:table-cell/>
        </table:table-row>
        <table:table-row table:style-name="ro1">
          <table:table-cell office:value-type="string" calcext:value-type="string">
            <text:p>0x31a1811edac1f42e124ed2285f6a54f2369c2bd4</text:p>
          </table:table-cell>
          <table:table-cell office:value-type="float" office:value="100.979275" calcext:value-type="float">
            <text:p>100.979275</text:p>
          </table:table-cell>
          <table:table-cell/>
        </table:table-row>
        <table:table-row table:style-name="ro1">
          <table:table-cell office:value-type="string" calcext:value-type="string">
            <text:p>0xc5fadb8457301e6abb84849adcc7460fb0f4e571</text:p>
          </table:table-cell>
          <table:table-cell office:value-type="float" office:value="100.89614695" calcext:value-type="float">
            <text:p>100.89614695</text:p>
          </table:table-cell>
          <table:table-cell/>
        </table:table-row>
        <table:table-row table:style-name="ro1">
          <table:table-cell office:value-type="string" calcext:value-type="string">
            <text:p>0xecd36cc24b26d43fdae74f5e7fc4cae378f73fbf</text:p>
          </table:table-cell>
          <table:table-cell office:value-type="float" office:value="100.88970276" calcext:value-type="float">
            <text:p>100.88970276</text:p>
          </table:table-cell>
          <table:table-cell/>
        </table:table-row>
        <table:table-row table:style-name="ro1">
          <table:table-cell office:value-type="string" calcext:value-type="string">
            <text:p>0x03cb78f298954929ff430ed097074fbfa45b1f2f</text:p>
          </table:table-cell>
          <table:table-cell office:value-type="float" office:value="100.88126823" calcext:value-type="float">
            <text:p>100.88126823</text:p>
          </table:table-cell>
          <table:table-cell/>
        </table:table-row>
        <table:table-row table:style-name="ro1">
          <table:table-cell office:value-type="string" calcext:value-type="string">
            <text:p>0xfdfbe52ac756d4bff16e90cccca09a354efd1b17</text:p>
          </table:table-cell>
          <table:table-cell office:value-type="float" office:value="100.74887712" calcext:value-type="float">
            <text:p>100.74887712</text:p>
          </table:table-cell>
          <table:table-cell/>
        </table:table-row>
        <table:table-row table:style-name="ro1">
          <table:table-cell office:value-type="string" calcext:value-type="string">
            <text:p>0x4616d6e1dbb41e60b9201ee01cd901352f1f8bd9</text:p>
          </table:table-cell>
          <table:table-cell office:value-type="float" office:value="100.60996985" calcext:value-type="float">
            <text:p>100.60996985</text:p>
          </table:table-cell>
          <table:table-cell/>
        </table:table-row>
        <table:table-row table:style-name="ro1">
          <table:table-cell office:value-type="string" calcext:value-type="string">
            <text:p>0x6b27662f399dce4097e4361bd177b1aae052a4c4</text:p>
          </table:table-cell>
          <table:table-cell office:value-type="float" office:value="100.50000032" calcext:value-type="float">
            <text:p>100.50000032</text:p>
          </table:table-cell>
          <table:table-cell/>
        </table:table-row>
        <table:table-row table:style-name="ro1">
          <table:table-cell office:value-type="string" calcext:value-type="string">
            <text:p>0xda0e29f0619ee055523fd20a4e19895c74838584</text:p>
          </table:table-cell>
          <table:table-cell office:value-type="float" office:value="100.48759299" calcext:value-type="float">
            <text:p>100.48759299</text:p>
          </table:table-cell>
          <table:table-cell/>
        </table:table-row>
        <table:table-row table:style-name="ro1">
          <table:table-cell office:value-type="string" calcext:value-type="string">
            <text:p>0xde3d196ada2f8f5dccd09b779be15222579b5e46</text:p>
          </table:table-cell>
          <table:table-cell office:value-type="float" office:value="100.37239226" calcext:value-type="float">
            <text:p>100.37239226</text:p>
          </table:table-cell>
          <table:table-cell/>
        </table:table-row>
        <table:table-row table:style-name="ro1">
          <table:table-cell office:value-type="string" calcext:value-type="string">
            <text:p>0x8dca2f8c2def0421e08ea23943c145b8548df326</text:p>
          </table:table-cell>
          <table:table-cell office:value-type="float" office:value="100.27057368" calcext:value-type="float">
            <text:p>100.27057368</text:p>
          </table:table-cell>
          <table:table-cell/>
        </table:table-row>
        <table:table-row table:style-name="ro1">
          <table:table-cell office:value-type="string" calcext:value-type="string">
            <text:p>0x50905c899106d6773f474c75cdd27bd0db7955ce</text:p>
          </table:table-cell>
          <table:table-cell office:value-type="float" office:value="100.25775617" calcext:value-type="float">
            <text:p>100.25775617</text:p>
          </table:table-cell>
          <table:table-cell/>
        </table:table-row>
        <table:table-row table:style-name="ro1">
          <table:table-cell office:value-type="string" calcext:value-type="string">
            <text:p>0x64ee96f90c23ca171442edbcf93a009669266a30</text:p>
          </table:table-cell>
          <table:table-cell office:value-type="float" office:value="100.2511299" calcext:value-type="float">
            <text:p>100.2511299</text:p>
          </table:table-cell>
          <table:table-cell/>
        </table:table-row>
        <table:table-row table:style-name="ro1">
          <table:table-cell office:value-type="string" calcext:value-type="string">
            <text:p>0x968a6daa946b9869fc00fd9b0ba66576d0b3a7c3</text:p>
          </table:table-cell>
          <table:table-cell office:value-type="float" office:value="100.15964544" calcext:value-type="float">
            <text:p>100.15964544</text:p>
          </table:table-cell>
          <table:table-cell/>
        </table:table-row>
        <table:table-row table:style-name="ro1">
          <table:table-cell office:value-type="string" calcext:value-type="string">
            <text:p>0x92372a8f4d201f78a7a48a85c3f8fcd90905aa81</text:p>
          </table:table-cell>
          <table:table-cell office:value-type="float" office:value="100.06404208" calcext:value-type="float">
            <text:p>100.06404208</text:p>
          </table:table-cell>
          <table:table-cell/>
        </table:table-row>
        <table:table-row table:style-name="ro1">
          <table:table-cell office:value-type="string" calcext:value-type="string">
            <text:p>0x26a6d3e1c41ab1244eb64c85578b4f5b9829c6ba</text:p>
          </table:table-cell>
          <table:table-cell office:value-type="float" office:value="100.0631132" calcext:value-type="float">
            <text:p>100.0631132</text:p>
          </table:table-cell>
          <table:table-cell/>
        </table:table-row>
        <table:table-row table:style-name="ro1">
          <table:table-cell office:value-type="string" calcext:value-type="string">
            <text:p>0xdafd76e24ed5f31fa5bbfb286c66929adb0a5fcf</text:p>
          </table:table-cell>
          <table:table-cell office:value-type="float" office:value="100.04337924" calcext:value-type="float">
            <text:p>100.04337924</text:p>
          </table:table-cell>
          <table:table-cell/>
        </table:table-row>
        <table:table-row table:style-name="ro1">
          <table:table-cell office:value-type="string" calcext:value-type="string">
            <text:p>0x54cb2987964349f60675e8cb3b0c7f368717178f</text:p>
          </table:table-cell>
          <table:table-cell office:value-type="float" office:value="100.04008609" calcext:value-type="float">
            <text:p>100.04008609</text:p>
          </table:table-cell>
          <table:table-cell/>
        </table:table-row>
        <table:table-row table:style-name="ro1">
          <table:table-cell office:value-type="string" calcext:value-type="string">
            <text:p>0x4c53188b9173fe2b80025f31181d63f62916aa39</text:p>
          </table:table-cell>
          <table:table-cell office:value-type="float" office:value="100.03990642" calcext:value-type="float">
            <text:p>100.03990642</text:p>
          </table:table-cell>
          <table:table-cell/>
        </table:table-row>
        <table:table-row table:style-name="ro1">
          <table:table-cell office:value-type="string" calcext:value-type="string">
            <text:p>0x50e1f7ec9e9ef1360af195e26e7339f6c88129d0</text:p>
          </table:table-cell>
          <table:table-cell office:value-type="float" office:value="100.00099443" calcext:value-type="float">
            <text:p>100.00099443</text:p>
          </table:table-cell>
          <table:table-cell/>
        </table:table-row>
        <table:table-row table:style-name="ro1">
          <table:table-cell office:value-type="string" calcext:value-type="string">
            <text:p>0xcec781ea83926f21aec35fa3c8ac25d0ae5932c5</text:p>
          </table:table-cell>
          <table:table-cell office:value-type="float" office:value="100.00000002" calcext:value-type="float">
            <text:p>100.00000002</text:p>
          </table:table-cell>
          <table:table-cell/>
        </table:table-row>
        <table:table-row table:style-name="ro1">
          <table:table-cell office:value-type="string" calcext:value-type="string">
            <text:p>0x0168d4b0cfb93d7dd1a57452abe578dce3af92e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04d0c5caf42a5d70a154d3299c1047dba85616bb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08d2cb5a7987b7822df54643ec45a395f8e19e0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09c359696a65b82f8d657fa1ac0b1fd815f3c83f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161dee4d9b1f5a2cdad1d4b9f89df976bad1cd9f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1807ddffa83b0f76a4194c5d22da2cfe0b38036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1dd66cc811fa08681f2396d3050e70cb08e98c8f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2641c0d7f5af251a9494e62d7c10b36d89ea791d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2a7b9a6de91b19538e3bee986ba69b31b997f9bf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2abcaa266f52fc370bd7fa8b9510b40c16fe284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2bc0524cea4eab281cdca39d2ff08f20ec33af2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2c0646fd74551ae3bfe597384c1a6e055a8c713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2dc58dfd78c65491c13b4ad7713c2ab0c6e6a7d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2fb2168582e47211260e23a67c0c93cceb2f6b7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3003df91a625081b6cdac5db9754c0bd59223f2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36a4b6ccf0b766c2bea11e5d96a0d9f047bb0ca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377ec51a1ee4b5378d196d51c09122ce2f28e55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391518b9eabaa319864d7dbf42fc16e55acb60b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3a250a9f7591e4b1e68cf6f6a5fb84b64161e93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406114188f9a0148941f567f76750a2f47cb5cdf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411b6088534bfa172010ea0bbfa6d80be1c9a73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464f91df228779ddea8462811d66057b4657e56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48e900f849cc834880c45b398a9b85f5e300834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49159e0c797082c5223652f33394e344ae87179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4a1682c40c91ab33cfd1e9b4e729be7d25866a8b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4b4155b386ff5570fd66b978ed82b8081951fbb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644e0aa29e5a4756fa22ea950335f5ce9423916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66ac57c5d6df60140050cc162ba4012eb7d960ab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679960c8d81698baed3d0bae3aaafa652b72306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67aa417585c727fb980598668148b724eacbcc8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69541c32e7511fdd71448da8ee1d8a72cd92294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6d34623ad834c61ae536f8d988a1f52ecf30c40b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6fe676e84b7f7ad46abef934a7d331fb9af5e39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71f4ac35651d1126abc01342a915f98a27d1680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73179b92ff5538e873b1b4b52801a2933729e0f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77261dd5b11f710b9f9d4282da15619c80d7a12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77fcfc20457ab955d99a9bf00a3c6e8abbb51a4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7902879d204d96f095539738732bda8f2917276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7fd121c47b4651dca1ec0ce5936a349ee3fceccb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80878b2a35a3354139aba59bef71a38a88e5cb3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818f5cdcdd41e824c2d343f8781820b8dea5582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84532129583ed028d173bd2d657bd4ee43ce850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89688b76f6b5886b4c77f939e3f0aa9aba7540f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8f379792bd0ce4ed289786e52ec318b838d24b4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915a106ecfd1c4eabdda1f54cdd3d939d962815f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918c1ed4c45e19e8d11afef8dfa3f8b990d347e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a2a6fbca88269191301d05328f4c3d8f47b7161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a4ed654121511e97ad82660e394f3fc2f08e869a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a5f5f7ab665f33c91af793c7fc8c73a9345f036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a975a945a358f081f9c181950676f1a4b979ae8b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a994f47d73817a1f5ab168ae90b5ba1c1bba012a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ab3203909b2ae293861f3166ae8bd33da95729c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ac1e3d3b28620b8681f21e5c87d3bf15eb63321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ac775dc658b98b43000417ac3faf3775bfdf8aa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ae17608c59ffa7bd3b055894ae1d682a4c5f9a2a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aefac78e2d8e3cdbd437aa1ac1fc05842a6add0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b2654920e5f0d6d88f6dc37b0b2dfd8e13d4782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b744357bcca800e0cda4756238c410e5c0b532cf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b748295fbafcac1ff0318954b2368b76bf88ee0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ba244458767c9cda027c30e311c0eb91e75aa37d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bd2943c4db195c9f869ec8ed39e1abb0efab5adb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be582b7a70929bbc9f59466df393e839ab1397ac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c02dd8a86a1fcb28c282240f091477e1afc09a3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c2041c0549b6c0847674c9a5922d965224e107e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c547290e0e5f63bd211bb899e649e25dd1955c8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c71dd3f5cfec12812bca012841ca9afa664f5e7d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c766076e398dfcc134f8a7acd14672e26f843e5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d051ec2b15a03da8a3ad404a22e265c79505f19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e109241356756c7e4761bc165da495d4f4d0633d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e176ae346651b023440948d83d7a3e3f0c211cd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e799f463486da3e13a608614b2410d90b926698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ebbdca75fa03a936eba8de6006ab333f056ea5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ed1fcce5369757a01f05af2575cb8abb59d232fc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f08e1672e9c1b4b69a06668d3e678d1cdc93dd0b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f70e51372a2f19a17d1fb30b05fda7f2568a0c2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f7f0a7588190764182df2f951c61255042dc135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f86d97c26ea8c5474b13564b72c7e8e8cf35cb4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ff8011a5227efd214a482f26ff534c73d165db4d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74ba4eb99f71ef6de8951e60848224ffa643c619</text:p>
          </table:table-cell>
          <table:table-cell office:value-type="float" office:value="99.99910773" calcext:value-type="float">
            <text:p>99.99910773</text:p>
          </table:table-cell>
          <table:table-cell/>
        </table:table-row>
        <table:table-row table:style-name="ro1">
          <table:table-cell office:value-type="string" calcext:value-type="string">
            <text:p>0x732969842b12698c9fbf9504e9204d1388dc346f</text:p>
          </table:table-cell>
          <table:table-cell office:value-type="float" office:value="99.86053701" calcext:value-type="float">
            <text:p>99.86053701</text:p>
          </table:table-cell>
          <table:table-cell/>
        </table:table-row>
        <table:table-row table:style-name="ro1">
          <table:table-cell office:value-type="string" calcext:value-type="string">
            <text:p>0xb01a9a7ef5779fa8680898827cc2b1aed638ee2d</text:p>
          </table:table-cell>
          <table:table-cell office:value-type="float" office:value="99.32489967" calcext:value-type="float">
            <text:p>99.32489967</text:p>
          </table:table-cell>
          <table:table-cell/>
        </table:table-row>
        <table:table-row table:style-name="ro1">
          <table:table-cell office:value-type="string" calcext:value-type="string">
            <text:p>0x67b35231ebe7946ee5b1b36064d2537e0963900d</text:p>
          </table:table-cell>
          <table:table-cell office:value-type="float" office:value="98.98378088" calcext:value-type="float">
            <text:p>98.98378088</text:p>
          </table:table-cell>
          <table:table-cell/>
        </table:table-row>
        <table:table-row table:style-name="ro1">
          <table:table-cell office:value-type="string" calcext:value-type="string">
            <text:p>0x836582a17b529a665cc8594629fdae666349ca69</text:p>
          </table:table-cell>
          <table:table-cell office:value-type="float" office:value="98.97044547" calcext:value-type="float">
            <text:p>98.97044547</text:p>
          </table:table-cell>
          <table:table-cell/>
        </table:table-row>
        <table:table-row table:style-name="ro1">
          <table:table-cell office:value-type="string" calcext:value-type="string">
            <text:p>0xdf34f95771ae2e1dbf56f50cbea3957e3f1f2a23</text:p>
          </table:table-cell>
          <table:table-cell office:value-type="float" office:value="98.92052099" calcext:value-type="float">
            <text:p>98.92052099</text:p>
          </table:table-cell>
          <table:table-cell/>
        </table:table-row>
        <table:table-row table:style-name="ro1">
          <table:table-cell office:value-type="string" calcext:value-type="string">
            <text:p>0xfb01f0650af0c065771a66f6ec5e875df308650f</text:p>
          </table:table-cell>
          <table:table-cell office:value-type="float" office:value="98.21269342" calcext:value-type="float">
            <text:p>98.21269342</text:p>
          </table:table-cell>
          <table:table-cell/>
        </table:table-row>
        <table:table-row table:style-name="ro1">
          <table:table-cell office:value-type="string" calcext:value-type="string">
            <text:p>0x05bb2952084fefb027f51c0910ac3810ad1ab556</text:p>
          </table:table-cell>
          <table:table-cell office:value-type="float" office:value="97.87362847" calcext:value-type="float">
            <text:p>97.87362847</text:p>
          </table:table-cell>
          <table:table-cell/>
        </table:table-row>
        <table:table-row table:style-name="ro1">
          <table:table-cell office:value-type="string" calcext:value-type="string">
            <text:p>0x4e194d314e186ae23c7a728a0f8c81fad6c262d4</text:p>
          </table:table-cell>
          <table:table-cell office:value-type="float" office:value="97.82676958" calcext:value-type="float">
            <text:p>97.82676958</text:p>
          </table:table-cell>
          <table:table-cell/>
        </table:table-row>
        <table:table-row table:style-name="ro1">
          <table:table-cell office:value-type="string" calcext:value-type="string">
            <text:p>0xe5b5681021396e28549103e9c70be45071232efa</text:p>
          </table:table-cell>
          <table:table-cell office:value-type="float" office:value="97.62837034" calcext:value-type="float">
            <text:p>97.62837034</text:p>
          </table:table-cell>
          <table:table-cell/>
        </table:table-row>
        <table:table-row table:style-name="ro1">
          <table:table-cell office:value-type="string" calcext:value-type="string">
            <text:p>0x9afe92fb479703ae8264debdd3ba7736c991c666</text:p>
          </table:table-cell>
          <table:table-cell office:value-type="float" office:value="97.59704595" calcext:value-type="float">
            <text:p>97.59704595</text:p>
          </table:table-cell>
          <table:table-cell/>
        </table:table-row>
        <table:table-row table:style-name="ro1">
          <table:table-cell office:value-type="string" calcext:value-type="string">
            <text:p>0x8ffb5c45a3b05ace698d52dc5db43f8d97b8b247</text:p>
          </table:table-cell>
          <table:table-cell office:value-type="float" office:value="97.39373956" calcext:value-type="float">
            <text:p>97.39373956</text:p>
          </table:table-cell>
          <table:table-cell/>
        </table:table-row>
        <table:table-row table:style-name="ro1">
          <table:table-cell office:value-type="string" calcext:value-type="string">
            <text:p>0x8045ddb1bf54e47011e70544a00d4ecba85073aa</text:p>
          </table:table-cell>
          <table:table-cell office:value-type="float" office:value="96.42636096" calcext:value-type="float">
            <text:p>96.42636096</text:p>
          </table:table-cell>
          <table:table-cell/>
        </table:table-row>
        <table:table-row table:style-name="ro1">
          <table:table-cell office:value-type="string" calcext:value-type="string">
            <text:p>0xa59e9d34b5abcfe25624305ba2871bd3cfe7a873</text:p>
          </table:table-cell>
          <table:table-cell office:value-type="float" office:value="95.81678728" calcext:value-type="float">
            <text:p>95.81678728</text:p>
          </table:table-cell>
          <table:table-cell/>
        </table:table-row>
        <table:table-row table:style-name="ro1">
          <table:table-cell office:value-type="string" calcext:value-type="string">
            <text:p>0xc8f00397223251941263bf3531b4e69db8ffd518</text:p>
          </table:table-cell>
          <table:table-cell office:value-type="float" office:value="95.7956048" calcext:value-type="float">
            <text:p>95.7956048</text:p>
          </table:table-cell>
          <table:table-cell/>
        </table:table-row>
        <table:table-row table:style-name="ro1">
          <table:table-cell office:value-type="string" calcext:value-type="string">
            <text:p>0x4466d8df2615c6e7d8c3cfb7889ca59548e0edfc</text:p>
          </table:table-cell>
          <table:table-cell office:value-type="float" office:value="95.37534997" calcext:value-type="float">
            <text:p>95.37534997</text:p>
          </table:table-cell>
          <table:table-cell/>
        </table:table-row>
        <table:table-row table:style-name="ro1">
          <table:table-cell office:value-type="string" calcext:value-type="string">
            <text:p>0x1d7d8b8a763aa225005228a47fbd035fb87682c4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0xf52b152f389b51c76119d33b5d687adbff1ad377</text:p>
          </table:table-cell>
          <table:table-cell office:value-type="float" office:value="94.93246031" calcext:value-type="float">
            <text:p>94.93246031</text:p>
          </table:table-cell>
          <table:table-cell/>
        </table:table-row>
        <table:table-row table:style-name="ro1">
          <table:table-cell office:value-type="string" calcext:value-type="string">
            <text:p>0x891437ac688b7c04c7f5b9c0c8bb45bd22e657e1</text:p>
          </table:table-cell>
          <table:table-cell office:value-type="float" office:value="94.88204862" calcext:value-type="float">
            <text:p>94.88204862</text:p>
          </table:table-cell>
          <table:table-cell/>
        </table:table-row>
        <table:table-row table:style-name="ro1">
          <table:table-cell office:value-type="string" calcext:value-type="string">
            <text:p>0x4e42afe753514ce724250d52062546ee44d9fd1b</text:p>
          </table:table-cell>
          <table:table-cell office:value-type="float" office:value="94.63275695" calcext:value-type="float">
            <text:p>94.63275695</text:p>
          </table:table-cell>
          <table:table-cell/>
        </table:table-row>
        <table:table-row table:style-name="ro1">
          <table:table-cell office:value-type="string" calcext:value-type="string">
            <text:p>0x1a9f87249ebbceae5404f6ed873ee39e46ca68d3</text:p>
          </table:table-cell>
          <table:table-cell office:value-type="float" office:value="94.61895647" calcext:value-type="float">
            <text:p>94.61895647</text:p>
          </table:table-cell>
          <table:table-cell/>
        </table:table-row>
        <table:table-row table:style-name="ro1">
          <table:table-cell office:value-type="string" calcext:value-type="string">
            <text:p>0x57bc815a5a46b5951b0fe1671e4156a16acba64e</text:p>
          </table:table-cell>
          <table:table-cell office:value-type="float" office:value="94.47041411" calcext:value-type="float">
            <text:p>94.47041411</text:p>
          </table:table-cell>
          <table:table-cell/>
        </table:table-row>
        <table:table-row table:style-name="ro1">
          <table:table-cell office:value-type="string" calcext:value-type="string">
            <text:p>0xb51b47519c5acac857537800a75520147b4f0706</text:p>
          </table:table-cell>
          <table:table-cell office:value-type="float" office:value="94.27833588" calcext:value-type="float">
            <text:p>94.27833588</text:p>
          </table:table-cell>
          <table:table-cell/>
        </table:table-row>
        <table:table-row table:style-name="ro1">
          <table:table-cell office:value-type="string" calcext:value-type="string">
            <text:p>0x638f32fe09baec1fdc54f962e3e8e5f2b286aa70</text:p>
          </table:table-cell>
          <table:table-cell office:value-type="float" office:value="93.5160538" calcext:value-type="float">
            <text:p>93.5160538</text:p>
          </table:table-cell>
          <table:table-cell/>
        </table:table-row>
        <table:table-row table:style-name="ro1">
          <table:table-cell office:value-type="string" calcext:value-type="string">
            <text:p>0x5aff0e6f7a060532951b9f065f8fc421ef635681</text:p>
          </table:table-cell>
          <table:table-cell office:value-type="float" office:value="93.47171732" calcext:value-type="float">
            <text:p>93.47171732</text:p>
          </table:table-cell>
          <table:table-cell/>
        </table:table-row>
        <table:table-row table:style-name="ro1">
          <table:table-cell office:value-type="string" calcext:value-type="string">
            <text:p>0xcb284165b60ec9b4d093a3e816048a13675dab66</text:p>
          </table:table-cell>
          <table:table-cell office:value-type="float" office:value="92.5172002" calcext:value-type="float">
            <text:p>92.5172002</text:p>
          </table:table-cell>
          <table:table-cell/>
        </table:table-row>
        <table:table-row table:style-name="ro1">
          <table:table-cell office:value-type="string" calcext:value-type="string">
            <text:p>0x67601ab0499dbcdd4b1b8a47c6845740bb6561bd</text:p>
          </table:table-cell>
          <table:table-cell office:value-type="float" office:value="92.1830902" calcext:value-type="float">
            <text:p>92.1830902</text:p>
          </table:table-cell>
          <table:table-cell/>
        </table:table-row>
        <table:table-row table:style-name="ro1">
          <table:table-cell office:value-type="string" calcext:value-type="string">
            <text:p>0xbf6b0ce4724604f3c2490aa92975454eb022801e</text:p>
          </table:table-cell>
          <table:table-cell office:value-type="float" office:value="92.1201538" calcext:value-type="float">
            <text:p>92.1201538</text:p>
          </table:table-cell>
          <table:table-cell/>
        </table:table-row>
        <table:table-row table:style-name="ro1">
          <table:table-cell office:value-type="string" calcext:value-type="string">
            <text:p>0x7225a5120d38ccecbc422c9bd92b2611a7da5708</text:p>
          </table:table-cell>
          <table:table-cell office:value-type="float" office:value="91.86337782" calcext:value-type="float">
            <text:p>91.86337782</text:p>
          </table:table-cell>
          <table:table-cell/>
        </table:table-row>
        <table:table-row table:style-name="ro1">
          <table:table-cell office:value-type="string" calcext:value-type="string">
            <text:p>0xb3c28954e60b9c7089b60785a26d49dfb696838c</text:p>
          </table:table-cell>
          <table:table-cell office:value-type="float" office:value="91.62285383" calcext:value-type="float">
            <text:p>91.62285383</text:p>
          </table:table-cell>
          <table:table-cell/>
        </table:table-row>
        <table:table-row table:style-name="ro1">
          <table:table-cell office:value-type="string" calcext:value-type="string">
            <text:p>0xddedddfbdd8ff7c61ded6dae16f3fbd58d19ae06</text:p>
          </table:table-cell>
          <table:table-cell office:value-type="float" office:value="91.3081" calcext:value-type="float">
            <text:p>91.3081</text:p>
          </table:table-cell>
          <table:table-cell/>
        </table:table-row>
        <table:table-row table:style-name="ro1">
          <table:table-cell office:value-type="string" calcext:value-type="string">
            <text:p>0xd2fa1e948fe7a891cd4cc705d82578e2ee90f5f7</text:p>
          </table:table-cell>
          <table:table-cell office:value-type="float" office:value="90.85919336" calcext:value-type="float">
            <text:p>90.85919336</text:p>
          </table:table-cell>
          <table:table-cell/>
        </table:table-row>
        <table:table-row table:style-name="ro1">
          <table:table-cell office:value-type="string" calcext:value-type="string">
            <text:p>0xae14c6c66306d4a2b0cd917140ac6d1f865e0f40</text:p>
          </table:table-cell>
          <table:table-cell office:value-type="float" office:value="90.82691092" calcext:value-type="float">
            <text:p>90.82691092</text:p>
          </table:table-cell>
          <table:table-cell/>
        </table:table-row>
        <table:table-row table:style-name="ro1">
          <table:table-cell office:value-type="string" calcext:value-type="string">
            <text:p>0xa9210119484f8fcc0cbd09e9e7036ac509b56f28</text:p>
          </table:table-cell>
          <table:table-cell office:value-type="float" office:value="90.00393015" calcext:value-type="float">
            <text:p>90.00393015</text:p>
          </table:table-cell>
          <table:table-cell/>
        </table:table-row>
        <table:table-row table:style-name="ro1">
          <table:table-cell office:value-type="string" calcext:value-type="string">
            <text:p>0x28d6a901a0f7da22a9e8f756500527819744eba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0xe1727562608a4778082d4d9c0ef7454cd7eb92a7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0xe26cd4693f402e9c14caa81962abcd4a8039d17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0xe45bfd22b0e02e948317384cb8317f96b0a4149c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0x25a40cb80e6464f85516415e10aa889b4c5c12da</text:p>
          </table:table-cell>
          <table:table-cell office:value-type="float" office:value="89.7425" calcext:value-type="float">
            <text:p>89.7425</text:p>
          </table:table-cell>
          <table:table-cell/>
        </table:table-row>
        <table:table-row table:style-name="ro1">
          <table:table-cell office:value-type="string" calcext:value-type="string">
            <text:p>0x43c20920a7f49cb8d4663b428624a63d39225c24</text:p>
          </table:table-cell>
          <table:table-cell office:value-type="float" office:value="89.3304067" calcext:value-type="float">
            <text:p>89.3304067</text:p>
          </table:table-cell>
          <table:table-cell/>
        </table:table-row>
        <table:table-row table:style-name="ro1">
          <table:table-cell office:value-type="string" calcext:value-type="string">
            <text:p>0x03fab6de72783beac21efc8bcaa3ec1aef710166</text:p>
          </table:table-cell>
          <table:table-cell office:value-type="float" office:value="89.07183933" calcext:value-type="float">
            <text:p>89.07183933</text:p>
          </table:table-cell>
          <table:table-cell/>
        </table:table-row>
        <table:table-row table:style-name="ro1">
          <table:table-cell office:value-type="string" calcext:value-type="string">
            <text:p>0x88467dd921f76d9a1dd48dd945b3cddc6d0d855d</text:p>
          </table:table-cell>
          <table:table-cell office:value-type="float" office:value="88.39892797" calcext:value-type="float">
            <text:p>88.39892797</text:p>
          </table:table-cell>
          <table:table-cell/>
        </table:table-row>
        <table:table-row table:style-name="ro1">
          <table:table-cell office:value-type="string" calcext:value-type="string">
            <text:p>0x3d9176403333265530677bd6826ac30227e58b57</text:p>
          </table:table-cell>
          <table:table-cell office:value-type="float" office:value="87.8172551" calcext:value-type="float">
            <text:p>87.8172551</text:p>
          </table:table-cell>
          <table:table-cell/>
        </table:table-row>
        <table:table-row table:style-name="ro1">
          <table:table-cell office:value-type="string" calcext:value-type="string">
            <text:p>0x624fb993d8955a85cdbdfb2731ee54d383e4ccca</text:p>
          </table:table-cell>
          <table:table-cell office:value-type="float" office:value="87.19023" calcext:value-type="float">
            <text:p>87.19023</text:p>
          </table:table-cell>
          <table:table-cell/>
        </table:table-row>
        <table:table-row table:style-name="ro1">
          <table:table-cell office:value-type="string" calcext:value-type="string">
            <text:p>0xd532a4882c8ac463acda49251426656a00722319</text:p>
          </table:table-cell>
          <table:table-cell office:value-type="float" office:value="86.83534554" calcext:value-type="float">
            <text:p>86.83534554</text:p>
          </table:table-cell>
          <table:table-cell/>
        </table:table-row>
        <table:table-row table:style-name="ro1">
          <table:table-cell office:value-type="string" calcext:value-type="string">
            <text:p>0x12449cd94561d33f71ad7d4364fd4f5e1fe774bd</text:p>
          </table:table-cell>
          <table:table-cell office:value-type="float" office:value="86.67291452" calcext:value-type="float">
            <text:p>86.67291452</text:p>
          </table:table-cell>
          <table:table-cell/>
        </table:table-row>
        <table:table-row table:style-name="ro1">
          <table:table-cell office:value-type="string" calcext:value-type="string">
            <text:p>0x0ce2e7fcb1cbe3861e5d77d8ac103acb1787a58f</text:p>
          </table:table-cell>
          <table:table-cell office:value-type="float" office:value="86.49679945" calcext:value-type="float">
            <text:p>86.49679945</text:p>
          </table:table-cell>
          <table:table-cell/>
        </table:table-row>
        <table:table-row table:style-name="ro1">
          <table:table-cell office:value-type="string" calcext:value-type="string">
            <text:p>0x8009df276dbf2f41c8a71da99c68a60c2510b146</text:p>
          </table:table-cell>
          <table:table-cell office:value-type="float" office:value="85.58451551" calcext:value-type="float">
            <text:p>85.58451551</text:p>
          </table:table-cell>
          <table:table-cell/>
        </table:table-row>
        <table:table-row table:style-name="ro1">
          <table:table-cell office:value-type="string" calcext:value-type="string">
            <text:p>0x20dc069e9e7617d7d138a05fd7745338f3fa1bfc</text:p>
          </table:table-cell>
          <table:table-cell office:value-type="float" office:value="85.51472574" calcext:value-type="float">
            <text:p>85.51472574</text:p>
          </table:table-cell>
          <table:table-cell/>
        </table:table-row>
        <table:table-row table:style-name="ro1">
          <table:table-cell office:value-type="string" calcext:value-type="string">
            <text:p>0x6645d68db7b99288408a9267cd6e77215e98ceb1</text:p>
          </table:table-cell>
          <table:table-cell office:value-type="float" office:value="85.46893452" calcext:value-type="float">
            <text:p>85.46893452</text:p>
          </table:table-cell>
          <table:table-cell/>
        </table:table-row>
        <table:table-row table:style-name="ro1">
          <table:table-cell office:value-type="string" calcext:value-type="string">
            <text:p>0x8da9b8c66e6cb9671e8dc6660476f083ede2a63c</text:p>
          </table:table-cell>
          <table:table-cell office:value-type="float" office:value="84.95802453" calcext:value-type="float">
            <text:p>84.95802453</text:p>
          </table:table-cell>
          <table:table-cell/>
        </table:table-row>
        <table:table-row table:style-name="ro1">
          <table:table-cell office:value-type="string" calcext:value-type="string">
            <text:p>0x7d21cbc09644ca1771fa876baecb245806e68147</text:p>
          </table:table-cell>
          <table:table-cell office:value-type="float" office:value="84.68191706" calcext:value-type="float">
            <text:p>84.68191706</text:p>
          </table:table-cell>
          <table:table-cell/>
        </table:table-row>
        <table:table-row table:style-name="ro1">
          <table:table-cell office:value-type="string" calcext:value-type="string">
            <text:p>0x53ded99c91735305a16a16c0e6735f2d96277598</text:p>
          </table:table-cell>
          <table:table-cell office:value-type="float" office:value="84.26986903" calcext:value-type="float">
            <text:p>84.26986903</text:p>
          </table:table-cell>
          <table:table-cell/>
        </table:table-row>
        <table:table-row table:style-name="ro1">
          <table:table-cell office:value-type="string" calcext:value-type="string">
            <text:p>0x1e7341c498710b4f457df86c5400f3630e2343ee</text:p>
          </table:table-cell>
          <table:table-cell office:value-type="float" office:value="83.2889876" calcext:value-type="float">
            <text:p>83.2889876</text:p>
          </table:table-cell>
          <table:table-cell/>
        </table:table-row>
        <table:table-row table:style-name="ro1">
          <table:table-cell office:value-type="string" calcext:value-type="string">
            <text:p>0xcf1d485fc104fcbda3e7c519b93aff13cc440056</text:p>
          </table:table-cell>
          <table:table-cell office:value-type="float" office:value="82.51310382" calcext:value-type="float">
            <text:p>82.51310382</text:p>
          </table:table-cell>
          <table:table-cell/>
        </table:table-row>
        <table:table-row table:style-name="ro1">
          <table:table-cell office:value-type="string" calcext:value-type="string">
            <text:p>0xebbd1a2913ab09451e3124f8a830a4a5a5a698a8</text:p>
          </table:table-cell>
          <table:table-cell office:value-type="float" office:value="82.15960149" calcext:value-type="float">
            <text:p>82.15960149</text:p>
          </table:table-cell>
          <table:table-cell/>
        </table:table-row>
        <table:table-row table:style-name="ro1">
          <table:table-cell office:value-type="string" calcext:value-type="string">
            <text:p>0x13f2cfe6e1baa02c159b775c0c2c43aa5d5186ef</text:p>
          </table:table-cell>
          <table:table-cell office:value-type="float" office:value="81.37457375" calcext:value-type="float">
            <text:p>81.37457375</text:p>
          </table:table-cell>
          <table:table-cell/>
        </table:table-row>
        <table:table-row table:style-name="ro1">
          <table:table-cell office:value-type="string" calcext:value-type="string">
            <text:p>0x5362100448a89e297b94139112cb0143c1dee3be</text:p>
          </table:table-cell>
          <table:table-cell office:value-type="float" office:value="81.33393763" calcext:value-type="float">
            <text:p>81.33393763</text:p>
          </table:table-cell>
          <table:table-cell/>
        </table:table-row>
        <table:table-row table:style-name="ro1">
          <table:table-cell office:value-type="string" calcext:value-type="string">
            <text:p>0xb9ee0e21ac6a44ffd4ee59b2d700d882e6b5e7a6</text:p>
          </table:table-cell>
          <table:table-cell office:value-type="float" office:value="80.85117075" calcext:value-type="float">
            <text:p>80.85117075</text:p>
          </table:table-cell>
          <table:table-cell/>
        </table:table-row>
        <table:table-row table:style-name="ro1">
          <table:table-cell office:value-type="string" calcext:value-type="string">
            <text:p>0x1c1a82f34a56baa665cf17a82d411e6199ede5d7</text:p>
          </table:table-cell>
          <table:table-cell office:value-type="float" office:value="80.60299178" calcext:value-type="float">
            <text:p>80.60299178</text:p>
          </table:table-cell>
          <table:table-cell/>
        </table:table-row>
        <table:table-row table:style-name="ro1">
          <table:table-cell office:value-type="string" calcext:value-type="string">
            <text:p>0x637463e272d217269c85f0e1466fe2695ce989c0</text:p>
          </table:table-cell>
          <table:table-cell office:value-type="float" office:value="80.19106175" calcext:value-type="float">
            <text:p>80.19106175</text:p>
          </table:table-cell>
          <table:table-cell/>
        </table:table-row>
        <table:table-row table:style-name="ro1">
          <table:table-cell office:value-type="string" calcext:value-type="string">
            <text:p>0x6365ce057f31056e4c1872adb84da253d2b09495</text:p>
          </table:table-cell>
          <table:table-cell office:value-type="float" office:value="80.05794494" calcext:value-type="float">
            <text:p>80.05794494</text:p>
          </table:table-cell>
          <table:table-cell/>
        </table:table-row>
        <table:table-row table:style-name="ro1">
          <table:table-cell office:value-type="string" calcext:value-type="string">
            <text:p>0x92aa8e2f8e23a86587eb1a806b86f2ef402510b3</text:p>
          </table:table-cell>
          <table:table-cell office:value-type="float" office:value="80.0030555" calcext:value-type="float">
            <text:p>80.0030555</text:p>
          </table:table-cell>
          <table:table-cell/>
        </table:table-row>
        <table:table-row table:style-name="ro1">
          <table:table-cell office:value-type="string" calcext:value-type="string">
            <text:p>0x1b728edacd2f9c1067b78c5dbf2dd6e63e7a553a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0x716f5d8fe16ef17b6fd670421b8aec446522b1e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0x77c3e79132fa64d337705bc567b83378b065003a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0x93fe487f159b09dd33e01e30fb738cdfa0db9dec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0xa1cd60e7e02ff0fc4bb3806362d6ee1e19fa30fe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0xed1bbe49d070f83ebb7c5a4b215f140dbcc4572e</text:p>
          </table:table-cell>
          <table:table-cell office:value-type="float" office:value="79.97567281" calcext:value-type="float">
            <text:p>79.97567281</text:p>
          </table:table-cell>
          <table:table-cell/>
        </table:table-row>
        <table:table-row table:style-name="ro1">
          <table:table-cell office:value-type="string" calcext:value-type="string">
            <text:p>0xdaad0646e5cebb570b8e845872c03a987a6056ec</text:p>
          </table:table-cell>
          <table:table-cell office:value-type="float" office:value="79.88687443" calcext:value-type="float">
            <text:p>79.88687443</text:p>
          </table:table-cell>
          <table:table-cell/>
        </table:table-row>
        <table:table-row table:style-name="ro1">
          <table:table-cell office:value-type="string" calcext:value-type="string">
            <text:p>0x8510aa479e311ed94c495498c937755f5a48e55f</text:p>
          </table:table-cell>
          <table:table-cell office:value-type="float" office:value="79.75705267" calcext:value-type="float">
            <text:p>79.75705267</text:p>
          </table:table-cell>
          <table:table-cell/>
        </table:table-row>
        <table:table-row table:style-name="ro1">
          <table:table-cell office:value-type="string" calcext:value-type="string">
            <text:p>0x83b173a02aa698c579f4cc9c7befbd45e3317b73</text:p>
          </table:table-cell>
          <table:table-cell office:value-type="float" office:value="79.74274197" calcext:value-type="float">
            <text:p>79.74274197</text:p>
          </table:table-cell>
          <table:table-cell/>
        </table:table-row>
        <table:table-row table:style-name="ro1">
          <table:table-cell office:value-type="string" calcext:value-type="string">
            <text:p>0x536ef45140ce42950f880e8d186f25d3f764d4c3</text:p>
          </table:table-cell>
          <table:table-cell office:value-type="float" office:value="79.66932691" calcext:value-type="float">
            <text:p>79.66932691</text:p>
          </table:table-cell>
          <table:table-cell/>
        </table:table-row>
        <table:table-row table:style-name="ro1">
          <table:table-cell office:value-type="string" calcext:value-type="string">
            <text:p>0x522b176fad9da30e6c3e68f074c0200dce2eab89</text:p>
          </table:table-cell>
          <table:table-cell office:value-type="float" office:value="79.58436369" calcext:value-type="float">
            <text:p>79.58436369</text:p>
          </table:table-cell>
          <table:table-cell/>
        </table:table-row>
        <table:table-row table:style-name="ro1">
          <table:table-cell office:value-type="string" calcext:value-type="string">
            <text:p>0xbc549fda3475b1c33fe511b5dbd80266020f1e44</text:p>
          </table:table-cell>
          <table:table-cell office:value-type="float" office:value="79.43380392" calcext:value-type="float">
            <text:p>79.43380392</text:p>
          </table:table-cell>
          <table:table-cell/>
        </table:table-row>
        <table:table-row table:style-name="ro1">
          <table:table-cell office:value-type="string" calcext:value-type="string">
            <text:p>0x545f8e066520bbe1105fbbb8345b5cc0fd6e7a29</text:p>
          </table:table-cell>
          <table:table-cell office:value-type="float" office:value="79.23662669" calcext:value-type="float">
            <text:p>79.23662669</text:p>
          </table:table-cell>
          <table:table-cell/>
        </table:table-row>
        <table:table-row table:style-name="ro1">
          <table:table-cell office:value-type="string" calcext:value-type="string">
            <text:p>0x378fc2c707528299fb98f8fc57be556078f98d21</text:p>
          </table:table-cell>
          <table:table-cell office:value-type="float" office:value="79.02674764" calcext:value-type="float">
            <text:p>79.02674764</text:p>
          </table:table-cell>
          <table:table-cell/>
        </table:table-row>
        <table:table-row table:style-name="ro1">
          <table:table-cell office:value-type="string" calcext:value-type="string">
            <text:p>0x1348e3e9ee8e9368853251575871f16251ca5c92</text:p>
          </table:table-cell>
          <table:table-cell office:value-type="float" office:value="78.98353657" calcext:value-type="float">
            <text:p>78.98353657</text:p>
          </table:table-cell>
          <table:table-cell/>
        </table:table-row>
        <table:table-row table:style-name="ro1">
          <table:table-cell office:value-type="string" calcext:value-type="string">
            <text:p>0x6f968fe57c3ee1a9131851cbbaf4ac4b18f76362</text:p>
          </table:table-cell>
          <table:table-cell office:value-type="float" office:value="78.42352104" calcext:value-type="float">
            <text:p>78.42352104</text:p>
          </table:table-cell>
          <table:table-cell/>
        </table:table-row>
        <table:table-row table:style-name="ro1">
          <table:table-cell office:value-type="string" calcext:value-type="string">
            <text:p>0x3ea6cd2dbacd0b1cc03b9275db179c28d92d4da5</text:p>
          </table:table-cell>
          <table:table-cell office:value-type="float" office:value="78.26922923" calcext:value-type="float">
            <text:p>78.26922923</text:p>
          </table:table-cell>
          <table:table-cell/>
        </table:table-row>
        <table:table-row table:style-name="ro1">
          <table:table-cell office:value-type="string" calcext:value-type="string">
            <text:p>0xf6d6ea01be159b2ba66772105434ec59bc018ab5</text:p>
          </table:table-cell>
          <table:table-cell office:value-type="float" office:value="77.62903034" calcext:value-type="float">
            <text:p>77.62903034</text:p>
          </table:table-cell>
          <table:table-cell/>
        </table:table-row>
        <table:table-row table:style-name="ro1">
          <table:table-cell office:value-type="string" calcext:value-type="string">
            <text:p>0xa3315c26e9213c20052b659a30cd86f7eb7a8505</text:p>
          </table:table-cell>
          <table:table-cell office:value-type="float" office:value="77.62717292" calcext:value-type="float">
            <text:p>77.62717292</text:p>
          </table:table-cell>
          <table:table-cell/>
        </table:table-row>
        <table:table-row table:style-name="ro1">
          <table:table-cell office:value-type="string" calcext:value-type="string">
            <text:p>0xac6057efebf287b2d6525c69bc69f55221f9ead9</text:p>
          </table:table-cell>
          <table:table-cell office:value-type="float" office:value="77.60947483" calcext:value-type="float">
            <text:p>77.60947483</text:p>
          </table:table-cell>
          <table:table-cell/>
        </table:table-row>
        <table:table-row table:style-name="ro1">
          <table:table-cell office:value-type="string" calcext:value-type="string">
            <text:p>0x040a27ae3cf03f0d9b7602a59ee73d2c2242bb67</text:p>
          </table:table-cell>
          <table:table-cell office:value-type="float" office:value="77.36674607" calcext:value-type="float">
            <text:p>77.36674607</text:p>
          </table:table-cell>
          <table:table-cell/>
        </table:table-row>
        <table:table-row table:style-name="ro1">
          <table:table-cell office:value-type="string" calcext:value-type="string">
            <text:p>0x5a143d4ec99e71af94b75731da56916320c23264</text:p>
          </table:table-cell>
          <table:table-cell office:value-type="float" office:value="77.04942057" calcext:value-type="float">
            <text:p>77.04942057</text:p>
          </table:table-cell>
          <table:table-cell/>
        </table:table-row>
        <table:table-row table:style-name="ro1">
          <table:table-cell office:value-type="string" calcext:value-type="string">
            <text:p>0xc9364e36cd404a7102d9a298b6f902c71c35896e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0x427b074677a9fc5b3da2a1edbba1782c2dbdf290</text:p>
          </table:table-cell>
          <table:table-cell office:value-type="float" office:value="76.87057646" calcext:value-type="float">
            <text:p>76.87057646</text:p>
          </table:table-cell>
          <table:table-cell/>
        </table:table-row>
        <table:table-row table:style-name="ro1">
          <table:table-cell office:value-type="string" calcext:value-type="string">
            <text:p>0x00b98e17a65b6abc6f1b3910938d2320ae6063bc</text:p>
          </table:table-cell>
          <table:table-cell office:value-type="float" office:value="76.60543092" calcext:value-type="float">
            <text:p>76.60543092</text:p>
          </table:table-cell>
          <table:table-cell/>
        </table:table-row>
        <table:table-row table:style-name="ro1">
          <table:table-cell office:value-type="string" calcext:value-type="string">
            <text:p>0x3fc43c84efa9819309d7b4c567346f4e5088f09b</text:p>
          </table:table-cell>
          <table:table-cell office:value-type="float" office:value="76.49332689" calcext:value-type="float">
            <text:p>76.49332689</text:p>
          </table:table-cell>
          <table:table-cell/>
        </table:table-row>
        <table:table-row table:style-name="ro1">
          <table:table-cell office:value-type="string" calcext:value-type="string">
            <text:p>0xcdb3f017d5eaf05daa26a3e8798404fee2becce6</text:p>
          </table:table-cell>
          <table:table-cell office:value-type="float" office:value="76.38859353" calcext:value-type="float">
            <text:p>76.38859353</text:p>
          </table:table-cell>
          <table:table-cell/>
        </table:table-row>
        <table:table-row table:style-name="ro1">
          <table:table-cell office:value-type="string" calcext:value-type="string">
            <text:p>0x798ea3406998e1110290caff577bdfd2781c3277</text:p>
          </table:table-cell>
          <table:table-cell office:value-type="float" office:value="76.1086701" calcext:value-type="float">
            <text:p>76.1086701</text:p>
          </table:table-cell>
          <table:table-cell/>
        </table:table-row>
        <table:table-row table:style-name="ro1">
          <table:table-cell office:value-type="string" calcext:value-type="string">
            <text:p>0x3c04f17acc555d856e39ecdbd1f944bf948d218c</text:p>
          </table:table-cell>
          <table:table-cell office:value-type="float" office:value="75.47668483" calcext:value-type="float">
            <text:p>75.47668483</text:p>
          </table:table-cell>
          <table:table-cell/>
        </table:table-row>
        <table:table-row table:style-name="ro1">
          <table:table-cell office:value-type="string" calcext:value-type="string">
            <text:p>0x0eca2a6c0d6b4b7e3b542969747f079f2e6da2b7</text:p>
          </table:table-cell>
          <table:table-cell office:value-type="float" office:value="75.27775371" calcext:value-type="float">
            <text:p>75.27775371</text:p>
          </table:table-cell>
          <table:table-cell/>
        </table:table-row>
        <table:table-row table:style-name="ro1">
          <table:table-cell office:value-type="string" calcext:value-type="string">
            <text:p>0x1f13b072c57888f2665f81a25517b37e481fe12e</text:p>
          </table:table-cell>
          <table:table-cell office:value-type="float" office:value="75.15536232" calcext:value-type="float">
            <text:p>75.15536232</text:p>
          </table:table-cell>
          <table:table-cell/>
        </table:table-row>
        <table:table-row table:style-name="ro1">
          <table:table-cell office:value-type="string" calcext:value-type="string">
            <text:p>0x8482bb7227d033508b33dfd7d50bd7006b285db8</text:p>
          </table:table-cell>
          <table:table-cell office:value-type="float" office:value="75.12452998" calcext:value-type="float">
            <text:p>75.12452998</text:p>
          </table:table-cell>
          <table:table-cell/>
        </table:table-row>
        <table:table-row table:style-name="ro1">
          <table:table-cell office:value-type="string" calcext:value-type="string">
            <text:p>0xd5355a7706ff565d29148f0b9eea18c6f10fe663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0xcccc7b954401644cc50b36683f77340c0d9ac62b</text:p>
          </table:table-cell>
          <table:table-cell office:value-type="float" office:value="74.95280987" calcext:value-type="float">
            <text:p>74.95280987</text:p>
          </table:table-cell>
          <table:table-cell/>
        </table:table-row>
        <table:table-row table:style-name="ro1">
          <table:table-cell office:value-type="string" calcext:value-type="string">
            <text:p>0x7fe37992f7136307ca0dbf6e5eace7dee48e9df2</text:p>
          </table:table-cell>
          <table:table-cell office:value-type="float" office:value="74.70824259" calcext:value-type="float">
            <text:p>74.70824259</text:p>
          </table:table-cell>
          <table:table-cell/>
        </table:table-row>
        <table:table-row table:style-name="ro1">
          <table:table-cell office:value-type="string" calcext:value-type="string">
            <text:p>0x13073deef90cda283afa9e371a013988e985267e</text:p>
          </table:table-cell>
          <table:table-cell office:value-type="float" office:value="74.42100691" calcext:value-type="float">
            <text:p>74.42100691</text:p>
          </table:table-cell>
          <table:table-cell/>
        </table:table-row>
        <table:table-row table:style-name="ro1">
          <table:table-cell office:value-type="string" calcext:value-type="string">
            <text:p>0x54dc4bfa2b5a0a7d5805907ced5c0f52b122d294</text:p>
          </table:table-cell>
          <table:table-cell office:value-type="float" office:value="73.05203543" calcext:value-type="float">
            <text:p>73.05203543</text:p>
          </table:table-cell>
          <table:table-cell/>
        </table:table-row>
        <table:table-row table:style-name="ro1">
          <table:table-cell office:value-type="string" calcext:value-type="string">
            <text:p>0xd786f8eb544f46488fdf7d35294f71fc68a86018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0xaa853dfa93d1bbc3480aca0a04ce9a034e4a72b7</text:p>
          </table:table-cell>
          <table:table-cell office:value-type="float" office:value="72.93524104" calcext:value-type="float">
            <text:p>72.93524104</text:p>
          </table:table-cell>
          <table:table-cell/>
        </table:table-row>
        <table:table-row table:style-name="ro1">
          <table:table-cell office:value-type="string" calcext:value-type="string">
            <text:p>0xad927222b7dce9244d17867b5e10ce44b1852aed</text:p>
          </table:table-cell>
          <table:table-cell office:value-type="float" office:value="72.80788551" calcext:value-type="float">
            <text:p>72.80788551</text:p>
          </table:table-cell>
          <table:table-cell/>
        </table:table-row>
        <table:table-row table:style-name="ro1">
          <table:table-cell office:value-type="string" calcext:value-type="string">
            <text:p>0x7c9cb3d13dc3a732768fd8d706ac2c0b793b4627</text:p>
          </table:table-cell>
          <table:table-cell office:value-type="float" office:value="72.70997322" calcext:value-type="float">
            <text:p>72.70997322</text:p>
          </table:table-cell>
          <table:table-cell/>
        </table:table-row>
        <table:table-row table:style-name="ro1">
          <table:table-cell office:value-type="string" calcext:value-type="string">
            <text:p>0x5bf6120c0e88d210691e0c9de14349ac5382844a</text:p>
          </table:table-cell>
          <table:table-cell office:value-type="float" office:value="72.51349548" calcext:value-type="float">
            <text:p>72.51349548</text:p>
          </table:table-cell>
          <table:table-cell/>
        </table:table-row>
        <table:table-row table:style-name="ro1">
          <table:table-cell office:value-type="string" calcext:value-type="string">
            <text:p>0xbe5c7ad75c6a03f65cc8efceb0a5451de981304d</text:p>
          </table:table-cell>
          <table:table-cell office:value-type="float" office:value="72.47140715" calcext:value-type="float">
            <text:p>72.47140715</text:p>
          </table:table-cell>
          <table:table-cell/>
        </table:table-row>
        <table:table-row table:style-name="ro1">
          <table:table-cell office:value-type="string" calcext:value-type="string">
            <text:p>0x81e819959f397ce6600b8dd768bb2b9a85c88a74</text:p>
          </table:table-cell>
          <table:table-cell office:value-type="float" office:value="72.42843798" calcext:value-type="float">
            <text:p>72.42843798</text:p>
          </table:table-cell>
          <table:table-cell/>
        </table:table-row>
        <table:table-row table:style-name="ro1">
          <table:table-cell office:value-type="string" calcext:value-type="string">
            <text:p>0xccf1da4b9d6e412a89f6dce06d90f42bb4dd3c47</text:p>
          </table:table-cell>
          <table:table-cell office:value-type="float" office:value="72.34941721" calcext:value-type="float">
            <text:p>72.34941721</text:p>
          </table:table-cell>
          <table:table-cell/>
        </table:table-row>
        <table:table-row table:style-name="ro1">
          <table:table-cell office:value-type="string" calcext:value-type="string">
            <text:p>0xca40552b9a8aa401c3e00ef1e289ee03d0e30db2</text:p>
          </table:table-cell>
          <table:table-cell office:value-type="float" office:value="72.25388389" calcext:value-type="float">
            <text:p>72.25388389</text:p>
          </table:table-cell>
          <table:table-cell/>
        </table:table-row>
        <table:table-row table:style-name="ro1">
          <table:table-cell office:value-type="string" calcext:value-type="string">
            <text:p>0x46e358692ce129a3feb8538429c18e3391ce6b53</text:p>
          </table:table-cell>
          <table:table-cell office:value-type="float" office:value="72.2382135" calcext:value-type="float">
            <text:p>72.2382135</text:p>
          </table:table-cell>
          <table:table-cell/>
        </table:table-row>
        <table:table-row table:style-name="ro1">
          <table:table-cell office:value-type="string" calcext:value-type="string">
            <text:p>0xda4706453ba3a4c6c6eed5592a981e3653c1c98e</text:p>
          </table:table-cell>
          <table:table-cell office:value-type="float" office:value="72.2246188" calcext:value-type="float">
            <text:p>72.2246188</text:p>
          </table:table-cell>
          <table:table-cell/>
        </table:table-row>
        <table:table-row table:style-name="ro1">
          <table:table-cell office:value-type="string" calcext:value-type="string">
            <text:p>0xd0aeacc9e8993dbd626b829fd1d431215a31135f</text:p>
          </table:table-cell>
          <table:table-cell office:value-type="float" office:value="72.20054162" calcext:value-type="float">
            <text:p>72.20054162</text:p>
          </table:table-cell>
          <table:table-cell/>
        </table:table-row>
        <table:table-row table:style-name="ro1">
          <table:table-cell office:value-type="string" calcext:value-type="string">
            <text:p>0x7006ff26dee04a65825e6973fa6568c7026aca92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0x08d93ef6619198b1e9d145cd076e330de82b3717</text:p>
          </table:table-cell>
          <table:table-cell office:value-type="float" office:value="71.74508572" calcext:value-type="float">
            <text:p>71.74508572</text:p>
          </table:table-cell>
          <table:table-cell/>
        </table:table-row>
        <table:table-row table:style-name="ro1">
          <table:table-cell office:value-type="string" calcext:value-type="string">
            <text:p>0x7dd87bc0414d79e5cca5c12d7a587d65ce4696ce</text:p>
          </table:table-cell>
          <table:table-cell office:value-type="float" office:value="71.73648096" calcext:value-type="float">
            <text:p>71.73648096</text:p>
          </table:table-cell>
          <table:table-cell/>
        </table:table-row>
        <table:table-row table:style-name="ro1">
          <table:table-cell office:value-type="string" calcext:value-type="string">
            <text:p>0x679f73901866bd4700272737c3b6423c0da7ca54</text:p>
          </table:table-cell>
          <table:table-cell office:value-type="float" office:value="71.63826132" calcext:value-type="float">
            <text:p>71.63826132</text:p>
          </table:table-cell>
          <table:table-cell/>
        </table:table-row>
        <table:table-row table:style-name="ro1">
          <table:table-cell office:value-type="string" calcext:value-type="string">
            <text:p>0x1dd2e15bb73a8e8a4fea97310874ef3972f6cbe5</text:p>
          </table:table-cell>
          <table:table-cell office:value-type="float" office:value="71.57790476" calcext:value-type="float">
            <text:p>71.57790476</text:p>
          </table:table-cell>
          <table:table-cell/>
        </table:table-row>
        <table:table-row table:style-name="ro1">
          <table:table-cell office:value-type="string" calcext:value-type="string">
            <text:p>0x44f184226ebee05c481bcf7595ec4b18e0cc9ea6</text:p>
          </table:table-cell>
          <table:table-cell office:value-type="float" office:value="71.38264153" calcext:value-type="float">
            <text:p>71.38264153</text:p>
          </table:table-cell>
          <table:table-cell/>
        </table:table-row>
        <table:table-row table:style-name="ro1">
          <table:table-cell office:value-type="string" calcext:value-type="string">
            <text:p>0xdeaee41b2e960b164990625ed931c075feb539ed</text:p>
          </table:table-cell>
          <table:table-cell office:value-type="float" office:value="71.3223372" calcext:value-type="float">
            <text:p>71.3223372</text:p>
          </table:table-cell>
          <table:table-cell/>
        </table:table-row>
        <table:table-row table:style-name="ro1">
          <table:table-cell office:value-type="string" calcext:value-type="string">
            <text:p>0x9f9831f20116dff05125010da9394b0682608804</text:p>
          </table:table-cell>
          <table:table-cell office:value-type="float" office:value="70.95267224" calcext:value-type="float">
            <text:p>70.95267224</text:p>
          </table:table-cell>
          <table:table-cell/>
        </table:table-row>
        <table:table-row table:style-name="ro1">
          <table:table-cell office:value-type="string" calcext:value-type="string">
            <text:p>0x3a66b09df7dd8ebc01625c2e4d918803b0722ab2</text:p>
          </table:table-cell>
          <table:table-cell office:value-type="float" office:value="70.87521144" calcext:value-type="float">
            <text:p>70.87521144</text:p>
          </table:table-cell>
          <table:table-cell/>
        </table:table-row>
        <table:table-row table:style-name="ro1">
          <table:table-cell office:value-type="string" calcext:value-type="string">
            <text:p>0x4a5458bd9151f92ddace5043275fd70ba1f3dc0e</text:p>
          </table:table-cell>
          <table:table-cell office:value-type="float" office:value="70.79262479" calcext:value-type="float">
            <text:p>70.79262479</text:p>
          </table:table-cell>
          <table:table-cell/>
        </table:table-row>
        <table:table-row table:style-name="ro1">
          <table:table-cell office:value-type="string" calcext:value-type="string">
            <text:p>0xa7a57e10896dd8614935deedc4b48d5162643742</text:p>
          </table:table-cell>
          <table:table-cell office:value-type="float" office:value="70.32528258" calcext:value-type="float">
            <text:p>70.32528258</text:p>
          </table:table-cell>
          <table:table-cell/>
        </table:table-row>
        <table:table-row table:style-name="ro1">
          <table:table-cell office:value-type="string" calcext:value-type="string">
            <text:p>0x86ff59ff0673d8cc7acb80d0bb76e6c7aa3a1640</text:p>
          </table:table-cell>
          <table:table-cell office:value-type="float" office:value="70.17627832" calcext:value-type="float">
            <text:p>70.17627832</text:p>
          </table:table-cell>
          <table:table-cell/>
        </table:table-row>
        <table:table-row table:style-name="ro1">
          <table:table-cell office:value-type="string" calcext:value-type="string">
            <text:p>0xe9fb50714569f75ac7b6351f0ad6c3e84f9bf395</text:p>
          </table:table-cell>
          <table:table-cell office:value-type="float" office:value="70.13107461" calcext:value-type="float">
            <text:p>70.13107461</text:p>
          </table:table-cell>
          <table:table-cell/>
        </table:table-row>
        <table:table-row table:style-name="ro1">
          <table:table-cell office:value-type="string" calcext:value-type="string">
            <text:p>0x0e14e66dd65fc69d49bbee0aac6bf40318d2513f</text:p>
          </table:table-cell>
          <table:table-cell office:value-type="float" office:value="70.02763938" calcext:value-type="float">
            <text:p>70.02763938</text:p>
          </table:table-cell>
          <table:table-cell/>
        </table:table-row>
        <table:table-row table:style-name="ro1">
          <table:table-cell office:value-type="string" calcext:value-type="string">
            <text:p>0x14b7cdd5f2c007bbb2c6e296ceab398529a0ceab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0x1bbab9a34cc2c5d27723f39f303a3430c8788ae8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0xf0ebeda1a41b6ee6aeccf840457b3ebf6eba112a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0xf56834e0d4f8eaa8363e7f16b18b4cb18efbf05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0x5615aa301978a02450412223207f0308fa86e262</text:p>
          </table:table-cell>
          <table:table-cell office:value-type="float" office:value="69.55156095" calcext:value-type="float">
            <text:p>69.55156095</text:p>
          </table:table-cell>
          <table:table-cell/>
        </table:table-row>
        <table:table-row table:style-name="ro1">
          <table:table-cell office:value-type="string" calcext:value-type="string">
            <text:p>0x6a71e7ab3c0113f1db02992cb6552dacbaf42ce6</text:p>
          </table:table-cell>
          <table:table-cell office:value-type="float" office:value="69.54536043" calcext:value-type="float">
            <text:p>69.54536043</text:p>
          </table:table-cell>
          <table:table-cell/>
        </table:table-row>
        <table:table-row table:style-name="ro1">
          <table:table-cell office:value-type="string" calcext:value-type="string">
            <text:p>0xa582e7ff78ea7cb610348fb5eec18bfc1aca335d</text:p>
          </table:table-cell>
          <table:table-cell office:value-type="float" office:value="69.38897769" calcext:value-type="float">
            <text:p>69.38897769</text:p>
          </table:table-cell>
          <table:table-cell/>
        </table:table-row>
        <table:table-row table:style-name="ro1">
          <table:table-cell office:value-type="string" calcext:value-type="string">
            <text:p>0x341aeb322895b0e1a0903695eea3e0f8521f2fba</text:p>
          </table:table-cell>
          <table:table-cell office:value-type="float" office:value="69.01961693" calcext:value-type="float">
            <text:p>69.01961693</text:p>
          </table:table-cell>
          <table:table-cell/>
        </table:table-row>
        <table:table-row table:style-name="ro1">
          <table:table-cell office:value-type="string" calcext:value-type="string">
            <text:p>0x597cc4f808586507642362d8cb0d45c66c6ba1e7</text:p>
          </table:table-cell>
          <table:table-cell office:value-type="float" office:value="69.004" calcext:value-type="float">
            <text:p>69.004</text:p>
          </table:table-cell>
          <table:table-cell/>
        </table:table-row>
        <table:table-row table:style-name="ro1">
          <table:table-cell office:value-type="string" calcext:value-type="string">
            <text:p>0xb68514991ec1033944ba1482f000a987a26ae4de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0xc4d8444455f2b4fee788656637006e547e4c5d81</text:p>
          </table:table-cell>
          <table:table-cell office:value-type="float" office:value="68.69840426" calcext:value-type="float">
            <text:p>68.69840426</text:p>
          </table:table-cell>
          <table:table-cell/>
        </table:table-row>
        <table:table-row table:style-name="ro1">
          <table:table-cell office:value-type="string" calcext:value-type="string">
            <text:p>0x7b3982e22a5b0034cd768c1d887197d59e1279e4</text:p>
          </table:table-cell>
          <table:table-cell office:value-type="float" office:value="68.48337517" calcext:value-type="float">
            <text:p>68.48337517</text:p>
          </table:table-cell>
          <table:table-cell/>
        </table:table-row>
        <table:table-row table:style-name="ro1">
          <table:table-cell office:value-type="string" calcext:value-type="string">
            <text:p>0x0059921238c552243334df8cf32d01143193d861</text:p>
          </table:table-cell>
          <table:table-cell office:value-type="float" office:value="68.03678594" calcext:value-type="float">
            <text:p>68.03678594</text:p>
          </table:table-cell>
          <table:table-cell/>
        </table:table-row>
        <table:table-row table:style-name="ro1">
          <table:table-cell office:value-type="string" calcext:value-type="string">
            <text:p>0x60315a3258e314f818d08d2f8e557c8305b9a495</text:p>
          </table:table-cell>
          <table:table-cell office:value-type="float" office:value="67.99124913" calcext:value-type="float">
            <text:p>67.99124913</text:p>
          </table:table-cell>
          <table:table-cell/>
        </table:table-row>
        <table:table-row table:style-name="ro1">
          <table:table-cell office:value-type="string" calcext:value-type="string">
            <text:p>0x5b3f0c2cb78f535d42f0d534fcc2881bca9dc88a</text:p>
          </table:table-cell>
          <table:table-cell office:value-type="float" office:value="67.82789639" calcext:value-type="float">
            <text:p>67.82789639</text:p>
          </table:table-cell>
          <table:table-cell/>
        </table:table-row>
        <table:table-row table:style-name="ro1">
          <table:table-cell office:value-type="string" calcext:value-type="string">
            <text:p>0xb98e981ddc364bdca4c1e906fd7c85e97f48cfbe</text:p>
          </table:table-cell>
          <table:table-cell office:value-type="float" office:value="67.80606009" calcext:value-type="float">
            <text:p>67.80606009</text:p>
          </table:table-cell>
          <table:table-cell/>
        </table:table-row>
        <table:table-row table:style-name="ro1">
          <table:table-cell office:value-type="string" calcext:value-type="string">
            <text:p>0xdc75a42974a22ac3a6228e5f116ce843dbec7200</text:p>
          </table:table-cell>
          <table:table-cell office:value-type="float" office:value="67.51525955" calcext:value-type="float">
            <text:p>67.51525955</text:p>
          </table:table-cell>
          <table:table-cell/>
        </table:table-row>
        <table:table-row table:style-name="ro1">
          <table:table-cell office:value-type="string" calcext:value-type="string">
            <text:p>0x3d9272ef81cc87a72582301a9ca2d5f0a46bd05e</text:p>
          </table:table-cell>
          <table:table-cell office:value-type="float" office:value="67.51366469" calcext:value-type="float">
            <text:p>67.51366469</text:p>
          </table:table-cell>
          <table:table-cell/>
        </table:table-row>
        <table:table-row table:style-name="ro1">
          <table:table-cell office:value-type="string" calcext:value-type="string">
            <text:p>0xf8a689645ce5c47a677d327caedd62624b8963d6</text:p>
          </table:table-cell>
          <table:table-cell office:value-type="float" office:value="67.10253973" calcext:value-type="float">
            <text:p>67.10253973</text:p>
          </table:table-cell>
          <table:table-cell/>
        </table:table-row>
        <table:table-row table:style-name="ro1">
          <table:table-cell office:value-type="string" calcext:value-type="string">
            <text:p>0x8a0b738f9c9576cc9c60cfc8a5c791f2150bfffd</text:p>
          </table:table-cell>
          <table:table-cell office:value-type="float" office:value="66.92170894" calcext:value-type="float">
            <text:p>66.92170894</text:p>
          </table:table-cell>
          <table:table-cell/>
        </table:table-row>
        <table:table-row table:style-name="ro1">
          <table:table-cell office:value-type="string" calcext:value-type="string">
            <text:p>0x1c26c748d5e687f1fa5091e2dbc335fb791d0243</text:p>
          </table:table-cell>
          <table:table-cell office:value-type="float" office:value="66.55372456" calcext:value-type="float">
            <text:p>66.55372456</text:p>
          </table:table-cell>
          <table:table-cell/>
        </table:table-row>
        <table:table-row table:style-name="ro1">
          <table:table-cell office:value-type="string" calcext:value-type="string">
            <text:p>0xcc0383a012261dda618164b99c6a529f349e116b</text:p>
          </table:table-cell>
          <table:table-cell office:value-type="float" office:value="65.70239444" calcext:value-type="float">
            <text:p>65.70239444</text:p>
          </table:table-cell>
          <table:table-cell/>
        </table:table-row>
        <table:table-row table:style-name="ro1">
          <table:table-cell office:value-type="string" calcext:value-type="string">
            <text:p>0x6b5dcdb7630236392741679bda1059c58faafc08</text:p>
          </table:table-cell>
          <table:table-cell office:value-type="float" office:value="65.10001346" calcext:value-type="float">
            <text:p>65.10001346</text:p>
          </table:table-cell>
          <table:table-cell/>
        </table:table-row>
        <table:table-row table:style-name="ro1">
          <table:table-cell office:value-type="string" calcext:value-type="string">
            <text:p>0xb45b3f3faa8e2ef92e1985ec136db82afb41f163</text:p>
          </table:table-cell>
          <table:table-cell office:value-type="float" office:value="65.0791483" calcext:value-type="float">
            <text:p>65.0791483</text:p>
          </table:table-cell>
          <table:table-cell/>
        </table:table-row>
        <table:table-row table:style-name="ro1">
          <table:table-cell office:value-type="string" calcext:value-type="string">
            <text:p>0x16cdc3a1a11a2a29860f77d6295895e117a2d7da</text:p>
          </table:table-cell>
          <table:table-cell office:value-type="float" office:value="64.98686649" calcext:value-type="float">
            <text:p>64.98686649</text:p>
          </table:table-cell>
          <table:table-cell/>
        </table:table-row>
        <table:table-row table:style-name="ro1">
          <table:table-cell office:value-type="string" calcext:value-type="string">
            <text:p>0xcbb6018cf2abe7c92e2d0444e11d8fcaec45db8d</text:p>
          </table:table-cell>
          <table:table-cell office:value-type="float" office:value="64.7632426" calcext:value-type="float">
            <text:p>64.7632426</text:p>
          </table:table-cell>
          <table:table-cell/>
        </table:table-row>
        <table:table-row table:style-name="ro1">
          <table:table-cell office:value-type="string" calcext:value-type="string">
            <text:p>0xf8a5573e1b230652ce403e1b4d315108e69e84d4</text:p>
          </table:table-cell>
          <table:table-cell office:value-type="float" office:value="64.73931985" calcext:value-type="float">
            <text:p>64.73931985</text:p>
          </table:table-cell>
          <table:table-cell/>
        </table:table-row>
        <table:table-row table:style-name="ro1">
          <table:table-cell office:value-type="string" calcext:value-type="string">
            <text:p>0x5d2a6e9e6c4d7182894e47ce5776cef68fda7ccf</text:p>
          </table:table-cell>
          <table:table-cell office:value-type="float" office:value="64.72398743" calcext:value-type="float">
            <text:p>64.72398743</text:p>
          </table:table-cell>
          <table:table-cell/>
        </table:table-row>
        <table:table-row table:style-name="ro1">
          <table:table-cell office:value-type="string" calcext:value-type="string">
            <text:p>0xe6350ab7e0caa287cf29d9cb60003579ff8b5111</text:p>
          </table:table-cell>
          <table:table-cell office:value-type="float" office:value="64.62416941" calcext:value-type="float">
            <text:p>64.62416941</text:p>
          </table:table-cell>
          <table:table-cell/>
        </table:table-row>
        <table:table-row table:style-name="ro1">
          <table:table-cell office:value-type="string" calcext:value-type="string">
            <text:p>0x6f5adc922e0e6f9369324c75554d9db4479058c0</text:p>
          </table:table-cell>
          <table:table-cell office:value-type="float" office:value="64.37315056" calcext:value-type="float">
            <text:p>64.37315056</text:p>
          </table:table-cell>
          <table:table-cell/>
        </table:table-row>
        <table:table-row table:style-name="ro1">
          <table:table-cell office:value-type="string" calcext:value-type="string">
            <text:p>0x3371471fe8e6c6b43cb3507dcc9c12ff27918d9e</text:p>
          </table:table-cell>
          <table:table-cell office:value-type="float" office:value="64.3207085" calcext:value-type="float">
            <text:p>64.3207085</text:p>
          </table:table-cell>
          <table:table-cell/>
        </table:table-row>
        <table:table-row table:style-name="ro1">
          <table:table-cell office:value-type="string" calcext:value-type="string">
            <text:p>0xd5ddfc17ed0f8223086604740b152eea6e4d2a78</text:p>
          </table:table-cell>
          <table:table-cell office:value-type="float" office:value="64.28539133" calcext:value-type="float">
            <text:p>64.28539133</text:p>
          </table:table-cell>
          <table:table-cell/>
        </table:table-row>
        <table:table-row table:style-name="ro1">
          <table:table-cell office:value-type="string" calcext:value-type="string">
            <text:p>0x363d4f1da929428ef92f64781469616c9ef4a3d3</text:p>
          </table:table-cell>
          <table:table-cell office:value-type="float" office:value="64.24597287" calcext:value-type="float">
            <text:p>64.24597287</text:p>
          </table:table-cell>
          <table:table-cell/>
        </table:table-row>
        <table:table-row table:style-name="ro1">
          <table:table-cell office:value-type="string" calcext:value-type="string">
            <text:p>0x634d7a86d9d7d0a51f287041115ea7542f1dd765</text:p>
          </table:table-cell>
          <table:table-cell office:value-type="float" office:value="64.24230499" calcext:value-type="float">
            <text:p>64.24230499</text:p>
          </table:table-cell>
          <table:table-cell/>
        </table:table-row>
        <table:table-row table:style-name="ro1">
          <table:table-cell office:value-type="string" calcext:value-type="string">
            <text:p>0x27d3518d129542944f50f128a13b6b8d6e637182</text:p>
          </table:table-cell>
          <table:table-cell office:value-type="float" office:value="63.38737533" calcext:value-type="float">
            <text:p>63.38737533</text:p>
          </table:table-cell>
          <table:table-cell/>
        </table:table-row>
        <table:table-row table:style-name="ro1">
          <table:table-cell office:value-type="string" calcext:value-type="string">
            <text:p>0xe12b7e4fe2a1f9f6ddc28f1fafc7fe78a93bdd7f</text:p>
          </table:table-cell>
          <table:table-cell office:value-type="float" office:value="63.38623162" calcext:value-type="float">
            <text:p>63.38623162</text:p>
          </table:table-cell>
          <table:table-cell/>
        </table:table-row>
        <table:table-row table:style-name="ro1">
          <table:table-cell office:value-type="string" calcext:value-type="string">
            <text:p>0x8d54458f394b68f4d0953c44c15fb05b62c77d8f</text:p>
          </table:table-cell>
          <table:table-cell office:value-type="float" office:value="63.36451709" calcext:value-type="float">
            <text:p>63.36451709</text:p>
          </table:table-cell>
          <table:table-cell/>
        </table:table-row>
        <table:table-row table:style-name="ro1">
          <table:table-cell office:value-type="string" calcext:value-type="string">
            <text:p>0x0bb2fb82396355eaaa530eb1395b900b74eba325</text:p>
          </table:table-cell>
          <table:table-cell office:value-type="float" office:value="63.34068612" calcext:value-type="float">
            <text:p>63.34068612</text:p>
          </table:table-cell>
          <table:table-cell/>
        </table:table-row>
        <table:table-row table:style-name="ro1">
          <table:table-cell office:value-type="string" calcext:value-type="string">
            <text:p>0x7ae2122607635984ee11d90e4771bdc843dafe5f</text:p>
          </table:table-cell>
          <table:table-cell office:value-type="float" office:value="63.28270582" calcext:value-type="float">
            <text:p>63.28270582</text:p>
          </table:table-cell>
          <table:table-cell/>
        </table:table-row>
        <table:table-row table:style-name="ro1">
          <table:table-cell office:value-type="string" calcext:value-type="string">
            <text:p>0x40b702bdd0226cbda10e70a7c261b24528edd2cb</text:p>
          </table:table-cell>
          <table:table-cell office:value-type="float" office:value="63.14981154" calcext:value-type="float">
            <text:p>63.14981154</text:p>
          </table:table-cell>
          <table:table-cell/>
        </table:table-row>
        <table:table-row table:style-name="ro1">
          <table:table-cell office:value-type="string" calcext:value-type="string">
            <text:p>0x4a6dce5a8959e0fe1e831b548ca1e6e701a2723d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0x87a265c93d2a92c6eeec002283beaebb4564fd20</text:p>
          </table:table-cell>
          <table:table-cell office:value-type="float" office:value="62.6660235" calcext:value-type="float">
            <text:p>62.6660235</text:p>
          </table:table-cell>
          <table:table-cell/>
        </table:table-row>
        <table:table-row table:style-name="ro1">
          <table:table-cell office:value-type="string" calcext:value-type="string">
            <text:p>0xcb9bf78b99b45963b2d1117be95eae7441dfc08f</text:p>
          </table:table-cell>
          <table:table-cell office:value-type="float" office:value="62.554" calcext:value-type="float">
            <text:p>62.554</text:p>
          </table:table-cell>
          <table:table-cell/>
        </table:table-row>
        <table:table-row table:style-name="ro1">
          <table:table-cell office:value-type="string" calcext:value-type="string">
            <text:p>0x1eeef1525dda7815134df4bb0ca41353a263d2c6</text:p>
          </table:table-cell>
          <table:table-cell office:value-type="float" office:value="62.47601593" calcext:value-type="float">
            <text:p>62.47601593</text:p>
          </table:table-cell>
          <table:table-cell/>
        </table:table-row>
        <table:table-row table:style-name="ro1">
          <table:table-cell office:value-type="string" calcext:value-type="string">
            <text:p>0x26e423b28046ce40243c8d8b3230adaa019840a3</text:p>
          </table:table-cell>
          <table:table-cell office:value-type="float" office:value="62.46290898" calcext:value-type="float">
            <text:p>62.46290898</text:p>
          </table:table-cell>
          <table:table-cell/>
        </table:table-row>
        <table:table-row table:style-name="ro1">
          <table:table-cell office:value-type="string" calcext:value-type="string">
            <text:p>0xdc2c26495e1b626b5da82a674a6caa9f074839da</text:p>
          </table:table-cell>
          <table:table-cell office:value-type="float" office:value="62.20710728" calcext:value-type="float">
            <text:p>62.20710728</text:p>
          </table:table-cell>
          <table:table-cell/>
        </table:table-row>
        <table:table-row table:style-name="ro1">
          <table:table-cell office:value-type="string" calcext:value-type="string">
            <text:p>0x99610de6e48cda5d3b52ef5a3d569ba763ecd878</text:p>
          </table:table-cell>
          <table:table-cell office:value-type="float" office:value="62.08714485" calcext:value-type="float">
            <text:p>62.08714485</text:p>
          </table:table-cell>
          <table:table-cell/>
        </table:table-row>
        <table:table-row table:style-name="ro1">
          <table:table-cell office:value-type="string" calcext:value-type="string">
            <text:p>0x0fd7a037d6600251a625021850aebdf508d1998f</text:p>
          </table:table-cell>
          <table:table-cell office:value-type="float" office:value="61.77562435" calcext:value-type="float">
            <text:p>61.77562435</text:p>
          </table:table-cell>
          <table:table-cell/>
        </table:table-row>
        <table:table-row table:style-name="ro1">
          <table:table-cell office:value-type="string" calcext:value-type="string">
            <text:p>0x2476d76c7a6a49b8143714a78c41c0370f210dda</text:p>
          </table:table-cell>
          <table:table-cell office:value-type="float" office:value="61.45787906" calcext:value-type="float">
            <text:p>61.45787906</text:p>
          </table:table-cell>
          <table:table-cell/>
        </table:table-row>
        <table:table-row table:style-name="ro1">
          <table:table-cell office:value-type="string" calcext:value-type="string">
            <text:p>0x3411619c2bc10168d2f34945e560272a54604a9b</text:p>
          </table:table-cell>
          <table:table-cell office:value-type="float" office:value="61.11101497" calcext:value-type="float">
            <text:p>61.11101497</text:p>
          </table:table-cell>
          <table:table-cell/>
        </table:table-row>
        <table:table-row table:style-name="ro1">
          <table:table-cell office:value-type="string" calcext:value-type="string">
            <text:p>0x933c6c97c2c9b71c556bfd9e6f0d92309c523560</text:p>
          </table:table-cell>
          <table:table-cell office:value-type="float" office:value="61.002" calcext:value-type="float">
            <text:p>61.002</text:p>
          </table:table-cell>
          <table:table-cell/>
        </table:table-row>
        <table:table-row table:style-name="ro1">
          <table:table-cell office:value-type="string" calcext:value-type="string">
            <text:p>0xd18c59f0d7af94f75cd8caf7c41c468b4a00705e</text:p>
          </table:table-cell>
          <table:table-cell office:value-type="float" office:value="60.76561729" calcext:value-type="float">
            <text:p>60.76561729</text:p>
          </table:table-cell>
          <table:table-cell/>
        </table:table-row>
        <table:table-row table:style-name="ro1">
          <table:table-cell office:value-type="string" calcext:value-type="string">
            <text:p>0xa54d3e54d36b49ec0f22e4cdf166f89f9146e891</text:p>
          </table:table-cell>
          <table:table-cell office:value-type="float" office:value="60.53946205" calcext:value-type="float">
            <text:p>60.53946205</text:p>
          </table:table-cell>
          <table:table-cell/>
        </table:table-row>
        <table:table-row table:style-name="ro1">
          <table:table-cell office:value-type="string" calcext:value-type="string">
            <text:p>0xbb3b3dda2ce327f48d4de4ff134b9484c323bc88</text:p>
          </table:table-cell>
          <table:table-cell office:value-type="float" office:value="60.5" calcext:value-type="float">
            <text:p>60.5</text:p>
          </table:table-cell>
          <table:table-cell/>
        </table:table-row>
        <table:table-row table:style-name="ro1">
          <table:table-cell office:value-type="string" calcext:value-type="string">
            <text:p>0x03d291b8f6be7c7983b539b4b560ee6c900a91a9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0x12af1260be484a0a12753e94fe8469f1157d5ae3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0x69fef5e44735a6ceea0ababc54defa265cf46d3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0xe1030099548a80a4c41f4b771d5d1f2d5a967e3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0xee0232e292ee48203656e18c8b1d9e7fe5ede21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0x03e0d3ae76a167f61e16a5c29d22eb5ffc833bd0</text:p>
          </table:table-cell>
          <table:table-cell office:value-type="float" office:value="59.98054143" calcext:value-type="float">
            <text:p>59.98054143</text:p>
          </table:table-cell>
          <table:table-cell/>
        </table:table-row>
        <table:table-row table:style-name="ro1">
          <table:table-cell office:value-type="string" calcext:value-type="string">
            <text:p>0x940a71468894711b97f75fca55889a7c360df54e</text:p>
          </table:table-cell>
          <table:table-cell office:value-type="float" office:value="59.87869388" calcext:value-type="float">
            <text:p>59.87869388</text:p>
          </table:table-cell>
          <table:table-cell/>
        </table:table-row>
        <table:table-row table:style-name="ro1">
          <table:table-cell office:value-type="string" calcext:value-type="string">
            <text:p>0x807750396d4853fa6264c6073711ab539362f244</text:p>
          </table:table-cell>
          <table:table-cell office:value-type="float" office:value="59.78496525" calcext:value-type="float">
            <text:p>59.78496525</text:p>
          </table:table-cell>
          <table:table-cell/>
        </table:table-row>
        <table:table-row table:style-name="ro1">
          <table:table-cell office:value-type="string" calcext:value-type="string">
            <text:p>0x5dc49a803559c66ad0d8672e48298ac32f3cd3ec</text:p>
          </table:table-cell>
          <table:table-cell office:value-type="float" office:value="59.48997401" calcext:value-type="float">
            <text:p>59.48997401</text:p>
          </table:table-cell>
          <table:table-cell/>
        </table:table-row>
        <table:table-row table:style-name="ro1">
          <table:table-cell office:value-type="string" calcext:value-type="string">
            <text:p>0xdecc00ef9b96d7430a53b87a1a8e23670f0c68b9</text:p>
          </table:table-cell>
          <table:table-cell office:value-type="float" office:value="59.42171071" calcext:value-type="float">
            <text:p>59.42171071</text:p>
          </table:table-cell>
          <table:table-cell/>
        </table:table-row>
        <table:table-row table:style-name="ro1">
          <table:table-cell office:value-type="string" calcext:value-type="string">
            <text:p>0x08d9101057faca0865e7e21ca82a03b860e3f291</text:p>
          </table:table-cell>
          <table:table-cell office:value-type="float" office:value="59.35846704" calcext:value-type="float">
            <text:p>59.35846704</text:p>
          </table:table-cell>
          <table:table-cell/>
        </table:table-row>
        <table:table-row table:style-name="ro1">
          <table:table-cell office:value-type="string" calcext:value-type="string">
            <text:p>0x8d70487f20eedf0975c6e39582ce4730c76b26dd</text:p>
          </table:table-cell>
          <table:table-cell office:value-type="float" office:value="59.33735817" calcext:value-type="float">
            <text:p>59.33735817</text:p>
          </table:table-cell>
          <table:table-cell/>
        </table:table-row>
        <table:table-row table:style-name="ro1">
          <table:table-cell office:value-type="string" calcext:value-type="string">
            <text:p>0xf297e3c0241d5522faad4c3f0d18a2d887d93f8f</text:p>
          </table:table-cell>
          <table:table-cell office:value-type="float" office:value="59.31233455" calcext:value-type="float">
            <text:p>59.31233455</text:p>
          </table:table-cell>
          <table:table-cell/>
        </table:table-row>
        <table:table-row table:style-name="ro1">
          <table:table-cell office:value-type="string" calcext:value-type="string">
            <text:p>0xfda81e282a9f773160f6a10dede25753b841a5c6</text:p>
          </table:table-cell>
          <table:table-cell office:value-type="float" office:value="59.01678356" calcext:value-type="float">
            <text:p>59.01678356</text:p>
          </table:table-cell>
          <table:table-cell/>
        </table:table-row>
        <table:table-row table:style-name="ro1">
          <table:table-cell office:value-type="string" calcext:value-type="string">
            <text:p>0x54eabe0bf09d45084879c2133f304e5f85f48e5d</text:p>
          </table:table-cell>
          <table:table-cell office:value-type="float" office:value="58.62456865" calcext:value-type="float">
            <text:p>58.62456865</text:p>
          </table:table-cell>
          <table:table-cell/>
        </table:table-row>
        <table:table-row table:style-name="ro1">
          <table:table-cell office:value-type="string" calcext:value-type="string">
            <text:p>0x08cc5d906cb73516af8f42beb9aab400a7b812bf</text:p>
          </table:table-cell>
          <table:table-cell office:value-type="float" office:value="58.27208959" calcext:value-type="float">
            <text:p>58.27208959</text:p>
          </table:table-cell>
          <table:table-cell/>
        </table:table-row>
        <table:table-row table:style-name="ro1">
          <table:table-cell office:value-type="string" calcext:value-type="string">
            <text:p>0xbd6fbbaa7b32c93e2a0c331efb482bde5b1c5ee7</text:p>
          </table:table-cell>
          <table:table-cell office:value-type="float" office:value="58.17202851" calcext:value-type="float">
            <text:p>58.17202851</text:p>
          </table:table-cell>
          <table:table-cell/>
        </table:table-row>
        <table:table-row table:style-name="ro1">
          <table:table-cell office:value-type="string" calcext:value-type="string">
            <text:p>0x718cd53d48205283c479957c8deace8d8707933b</text:p>
          </table:table-cell>
          <table:table-cell office:value-type="float" office:value="58.09819676" calcext:value-type="float">
            <text:p>58.09819676</text:p>
          </table:table-cell>
          <table:table-cell/>
        </table:table-row>
        <table:table-row table:style-name="ro1">
          <table:table-cell office:value-type="string" calcext:value-type="string">
            <text:p>0x22900bb0cbbfb9926ee6c10acbdf643cb620a2c6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0x03d556e30715b2e87064346a48f472fe53ad6eec</text:p>
          </table:table-cell>
          <table:table-cell office:value-type="float" office:value="57.98496282" calcext:value-type="float">
            <text:p>57.98496282</text:p>
          </table:table-cell>
          <table:table-cell/>
        </table:table-row>
        <table:table-row table:style-name="ro1">
          <table:table-cell office:value-type="string" calcext:value-type="string">
            <text:p>0x587c3b7641322206d4c3a68b7d17a0002750882d</text:p>
          </table:table-cell>
          <table:table-cell office:value-type="float" office:value="57.96033204" calcext:value-type="float">
            <text:p>57.96033204</text:p>
          </table:table-cell>
          <table:table-cell/>
        </table:table-row>
        <table:table-row table:style-name="ro1">
          <table:table-cell office:value-type="string" calcext:value-type="string">
            <text:p>0x0529ec0168589f1f872787d2dc13c26362b0908c</text:p>
          </table:table-cell>
          <table:table-cell office:value-type="float" office:value="57.84424089" calcext:value-type="float">
            <text:p>57.84424089</text:p>
          </table:table-cell>
          <table:table-cell/>
        </table:table-row>
        <table:table-row table:style-name="ro1">
          <table:table-cell office:value-type="string" calcext:value-type="string">
            <text:p>0x29bc86ad68bb3bd3d54841a8522e0020c1882c22</text:p>
          </table:table-cell>
          <table:table-cell office:value-type="float" office:value="57.45938505" calcext:value-type="float">
            <text:p>57.45938505</text:p>
          </table:table-cell>
          <table:table-cell/>
        </table:table-row>
        <table:table-row table:style-name="ro1">
          <table:table-cell office:value-type="string" calcext:value-type="string">
            <text:p>0x7607ee89febe702a94e24e38e98d0ea57cec1a46</text:p>
          </table:table-cell>
          <table:table-cell office:value-type="float" office:value="57.02875054" calcext:value-type="float">
            <text:p>57.02875054</text:p>
          </table:table-cell>
          <table:table-cell/>
        </table:table-row>
        <table:table-row table:style-name="ro1">
          <table:table-cell office:value-type="string" calcext:value-type="string">
            <text:p>0x78c758678be6b2d71d30f1b592a961ef3a43a082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0x32ac8698df062a73a70f21ff9b76e72eca4d6177</text:p>
          </table:table-cell>
          <table:table-cell office:value-type="float" office:value="56.73401488" calcext:value-type="float">
            <text:p>56.73401488</text:p>
          </table:table-cell>
          <table:table-cell/>
        </table:table-row>
        <table:table-row table:style-name="ro1">
          <table:table-cell office:value-type="string" calcext:value-type="string">
            <text:p>0x01689af8c25e6a4f619f962ad72848de36f9ecf0</text:p>
          </table:table-cell>
          <table:table-cell office:value-type="float" office:value="56.46523833" calcext:value-type="float">
            <text:p>56.46523833</text:p>
          </table:table-cell>
          <table:table-cell/>
        </table:table-row>
        <table:table-row table:style-name="ro1">
          <table:table-cell office:value-type="string" calcext:value-type="string">
            <text:p>0x63e67cd395fc6d1227b21ef31b08b3aa48107ced</text:p>
          </table:table-cell>
          <table:table-cell office:value-type="float" office:value="56.3553594" calcext:value-type="float">
            <text:p>56.3553594</text:p>
          </table:table-cell>
          <table:table-cell/>
        </table:table-row>
        <table:table-row table:style-name="ro1">
          <table:table-cell office:value-type="string" calcext:value-type="string">
            <text:p>0xefef9699374a637127f8e84d5a9893e7791bf4d5</text:p>
          </table:table-cell>
          <table:table-cell office:value-type="float" office:value="56.18420118" calcext:value-type="float">
            <text:p>56.18420118</text:p>
          </table:table-cell>
          <table:table-cell/>
        </table:table-row>
        <table:table-row table:style-name="ro1">
          <table:table-cell office:value-type="string" calcext:value-type="string">
            <text:p>0x2692612a470b1a4dd353548ee33f858ceeaa942c</text:p>
          </table:table-cell>
          <table:table-cell office:value-type="float" office:value="56.17679988" calcext:value-type="float">
            <text:p>56.17679988</text:p>
          </table:table-cell>
          <table:table-cell/>
        </table:table-row>
        <table:table-row table:style-name="ro1">
          <table:table-cell office:value-type="string" calcext:value-type="string">
            <text:p>0x717497e41c9b9854ba93b32ba3569a0ea419daa2</text:p>
          </table:table-cell>
          <table:table-cell office:value-type="float" office:value="56.0892779" calcext:value-type="float">
            <text:p>56.0892779</text:p>
          </table:table-cell>
          <table:table-cell/>
        </table:table-row>
        <table:table-row table:style-name="ro1">
          <table:table-cell office:value-type="string" calcext:value-type="string">
            <text:p>0x7c6ad6ec3d53d9e55dc4c71f38cd8da3fe9744e5</text:p>
          </table:table-cell>
          <table:table-cell office:value-type="float" office:value="55.79720056" calcext:value-type="float">
            <text:p>55.79720056</text:p>
          </table:table-cell>
          <table:table-cell/>
        </table:table-row>
        <table:table-row table:style-name="ro1">
          <table:table-cell office:value-type="string" calcext:value-type="string">
            <text:p>0x939fd2325001377671279a5f50d08038d06a786b</text:p>
          </table:table-cell>
          <table:table-cell office:value-type="float" office:value="55.69076378" calcext:value-type="float">
            <text:p>55.69076378</text:p>
          </table:table-cell>
          <table:table-cell/>
        </table:table-row>
        <table:table-row table:style-name="ro1">
          <table:table-cell office:value-type="string" calcext:value-type="string">
            <text:p>0x286c82f5e10f439b18eefd6f0f661f5bba4e420c</text:p>
          </table:table-cell>
          <table:table-cell office:value-type="float" office:value="55.05452909" calcext:value-type="float">
            <text:p>55.05452909</text:p>
          </table:table-cell>
          <table:table-cell/>
        </table:table-row>
        <table:table-row table:style-name="ro1">
          <table:table-cell office:value-type="string" calcext:value-type="string">
            <text:p>0x0ff3b6b49df54492a900cfcac92792dd4eb8b5b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0x36cb795b452a706b26be12668aa4ae99344f03b7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0xea17a08ab751037ac44db5458d4262e7e68ac325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0x43bbc57b65bfd0979d99fe6effcbb3390bd242f1</text:p>
          </table:table-cell>
          <table:table-cell office:value-type="float" office:value="54.80166433" calcext:value-type="float">
            <text:p>54.80166433</text:p>
          </table:table-cell>
          <table:table-cell/>
        </table:table-row>
        <table:table-row table:style-name="ro1">
          <table:table-cell office:value-type="string" calcext:value-type="string">
            <text:p>0x1b10be3ee0daa88623783656a4d61153d311c103</text:p>
          </table:table-cell>
          <table:table-cell office:value-type="float" office:value="54.74190085" calcext:value-type="float">
            <text:p>54.74190085</text:p>
          </table:table-cell>
          <table:table-cell/>
        </table:table-row>
        <table:table-row table:style-name="ro1">
          <table:table-cell office:value-type="string" calcext:value-type="string">
            <text:p>0xdeac18f9e45b47108ea00c665416951493746b6e</text:p>
          </table:table-cell>
          <table:table-cell office:value-type="float" office:value="54.69186465" calcext:value-type="float">
            <text:p>54.69186465</text:p>
          </table:table-cell>
          <table:table-cell/>
        </table:table-row>
        <table:table-row table:style-name="ro1">
          <table:table-cell office:value-type="string" calcext:value-type="string">
            <text:p>0xcbf8822112156066c40c48aae856df26d7c4aadf</text:p>
          </table:table-cell>
          <table:table-cell office:value-type="float" office:value="54.60409117" calcext:value-type="float">
            <text:p>54.60409117</text:p>
          </table:table-cell>
          <table:table-cell/>
        </table:table-row>
        <table:table-row table:style-name="ro1">
          <table:table-cell office:value-type="string" calcext:value-type="string">
            <text:p>0x512b681b11b2fbbcab03b42fe255bc4381662987</text:p>
          </table:table-cell>
          <table:table-cell office:value-type="float" office:value="54.529" calcext:value-type="float">
            <text:p>54.529</text:p>
          </table:table-cell>
          <table:table-cell/>
        </table:table-row>
        <table:table-row table:style-name="ro1">
          <table:table-cell office:value-type="string" calcext:value-type="string">
            <text:p>0x3c219a6962ded5949e66ab4c460e76a4a0905f26</text:p>
          </table:table-cell>
          <table:table-cell office:value-type="float" office:value="54.39537646" calcext:value-type="float">
            <text:p>54.39537646</text:p>
          </table:table-cell>
          <table:table-cell/>
        </table:table-row>
        <table:table-row table:style-name="ro1">
          <table:table-cell office:value-type="string" calcext:value-type="string">
            <text:p>0xb63f234d379a77a0825a69adc0dab18a094722ba</text:p>
          </table:table-cell>
          <table:table-cell office:value-type="float" office:value="53.88783459" calcext:value-type="float">
            <text:p>53.88783459</text:p>
          </table:table-cell>
          <table:table-cell/>
        </table:table-row>
        <table:table-row table:style-name="ro1">
          <table:table-cell office:value-type="string" calcext:value-type="string">
            <text:p>0xd24b620c1e39593054d8030f22b54bf9be90ed3a</text:p>
          </table:table-cell>
          <table:table-cell office:value-type="float" office:value="53.8591417" calcext:value-type="float">
            <text:p>53.8591417</text:p>
          </table:table-cell>
          <table:table-cell/>
        </table:table-row>
        <table:table-row table:style-name="ro1">
          <table:table-cell office:value-type="string" calcext:value-type="string">
            <text:p>0xadff96214c59ba6cbe88c145a3693c406ab6d4e4</text:p>
          </table:table-cell>
          <table:table-cell office:value-type="float" office:value="53.63927552" calcext:value-type="float">
            <text:p>53.63927552</text:p>
          </table:table-cell>
          <table:table-cell/>
        </table:table-row>
        <table:table-row table:style-name="ro1">
          <table:table-cell office:value-type="string" calcext:value-type="string">
            <text:p>0xf261208fce10da88a563a86c640c70da043c9e8f</text:p>
          </table:table-cell>
          <table:table-cell office:value-type="float" office:value="53.56847361" calcext:value-type="float">
            <text:p>53.56847361</text:p>
          </table:table-cell>
          <table:table-cell/>
        </table:table-row>
        <table:table-row table:style-name="ro1">
          <table:table-cell office:value-type="string" calcext:value-type="string">
            <text:p>0x4e51031c2e77139a8ea2d45d459846d34b3204da</text:p>
          </table:table-cell>
          <table:table-cell office:value-type="float" office:value="53.554174" calcext:value-type="float">
            <text:p>53.554174</text:p>
          </table:table-cell>
          <table:table-cell/>
        </table:table-row>
        <table:table-row table:style-name="ro1">
          <table:table-cell office:value-type="string" calcext:value-type="string">
            <text:p>0x1754e0e05d09965b0cda0b58e30aef969a56f0d3</text:p>
          </table:table-cell>
          <table:table-cell office:value-type="float" office:value="53.42853796" calcext:value-type="float">
            <text:p>53.42853796</text:p>
          </table:table-cell>
          <table:table-cell/>
        </table:table-row>
        <table:table-row table:style-name="ro1">
          <table:table-cell office:value-type="string" calcext:value-type="string">
            <text:p>0x589e2ade822f47b1652fbe49870e735ac502dcd7</text:p>
          </table:table-cell>
          <table:table-cell office:value-type="float" office:value="52.65995594" calcext:value-type="float">
            <text:p>52.65995594</text:p>
          </table:table-cell>
          <table:table-cell/>
        </table:table-row>
        <table:table-row table:style-name="ro1">
          <table:table-cell office:value-type="string" calcext:value-type="string">
            <text:p>0xe55bbd7662457205ef8efd1a8280f18d4d2e7182</text:p>
          </table:table-cell>
          <table:table-cell office:value-type="float" office:value="52.11688527" calcext:value-type="float">
            <text:p>52.11688527</text:p>
          </table:table-cell>
          <table:table-cell/>
        </table:table-row>
        <table:table-row table:style-name="ro1">
          <table:table-cell office:value-type="string" calcext:value-type="string">
            <text:p>0x8aa89d92e732f0bc0c7c0d67184e1d1f5c932ca2</text:p>
          </table:table-cell>
          <table:table-cell office:value-type="float" office:value="52.09029068" calcext:value-type="float">
            <text:p>52.09029068</text:p>
          </table:table-cell>
          <table:table-cell/>
        </table:table-row>
        <table:table-row table:style-name="ro1">
          <table:table-cell office:value-type="string" calcext:value-type="string">
            <text:p>0x4c8a5c018a3033e67fafe27006fc4cc21e89e675</text:p>
          </table:table-cell>
          <table:table-cell office:value-type="float" office:value="52.03619091" calcext:value-type="float">
            <text:p>52.03619091</text:p>
          </table:table-cell>
          <table:table-cell/>
        </table:table-row>
        <table:table-row table:style-name="ro1">
          <table:table-cell office:value-type="string" calcext:value-type="string">
            <text:p>0x5c012c92bee2c0a97bbe8b304394d9a71ff412ac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0x0ad91cfc29926f7106e1b79e69c61da3e7b22000</text:p>
          </table:table-cell>
          <table:table-cell office:value-type="float" office:value="51.91480106" calcext:value-type="float">
            <text:p>51.91480106</text:p>
          </table:table-cell>
          <table:table-cell/>
        </table:table-row>
        <table:table-row table:style-name="ro1">
          <table:table-cell office:value-type="string" calcext:value-type="string">
            <text:p>0x4d77e21e7a28b6f18c906f98540915213f1ee615</text:p>
          </table:table-cell>
          <table:table-cell office:value-type="float" office:value="51.85054898" calcext:value-type="float">
            <text:p>51.85054898</text:p>
          </table:table-cell>
          <table:table-cell/>
        </table:table-row>
        <table:table-row table:style-name="ro1">
          <table:table-cell office:value-type="string" calcext:value-type="string">
            <text:p>0x402f74673ca717ea689e6a039d0cb740593219f5</text:p>
          </table:table-cell>
          <table:table-cell office:value-type="float" office:value="51.77783536" calcext:value-type="float">
            <text:p>51.77783536</text:p>
          </table:table-cell>
          <table:table-cell/>
        </table:table-row>
        <table:table-row table:style-name="ro1">
          <table:table-cell office:value-type="string" calcext:value-type="string">
            <text:p>0xdf8dddee5a8c2985e8b16df10a583294e648fd56</text:p>
          </table:table-cell>
          <table:table-cell office:value-type="float" office:value="51.543111" calcext:value-type="float">
            <text:p>51.543111</text:p>
          </table:table-cell>
          <table:table-cell/>
        </table:table-row>
        <table:table-row table:style-name="ro1">
          <table:table-cell office:value-type="string" calcext:value-type="string">
            <text:p>0x8c4964c1840724f16c5e8b9a6b10f4d12bc1c3cd</text:p>
          </table:table-cell>
          <table:table-cell office:value-type="float" office:value="51.43899485" calcext:value-type="float">
            <text:p>51.43899485</text:p>
          </table:table-cell>
          <table:table-cell/>
        </table:table-row>
        <table:table-row table:style-name="ro1">
          <table:table-cell office:value-type="string" calcext:value-type="string">
            <text:p>0x4110e64c2d93d37adbd874307a363cdb38a20dd1</text:p>
          </table:table-cell>
          <table:table-cell office:value-type="float" office:value="51.31585058" calcext:value-type="float">
            <text:p>51.31585058</text:p>
          </table:table-cell>
          <table:table-cell/>
        </table:table-row>
        <table:table-row table:style-name="ro1">
          <table:table-cell office:value-type="string" calcext:value-type="string">
            <text:p>0x0252dc0aadd3651f64f89f080e29945384ae5bfb</text:p>
          </table:table-cell>
          <table:table-cell office:value-type="float" office:value="51.18199189" calcext:value-type="float">
            <text:p>51.18199189</text:p>
          </table:table-cell>
          <table:table-cell/>
        </table:table-row>
        <table:table-row table:style-name="ro1">
          <table:table-cell office:value-type="string" calcext:value-type="string">
            <text:p>0xf6289df1b5b6ea4c87704c8ce7213d0262266af3</text:p>
          </table:table-cell>
          <table:table-cell office:value-type="float" office:value="51.14817917" calcext:value-type="float">
            <text:p>51.14817917</text:p>
          </table:table-cell>
          <table:table-cell/>
        </table:table-row>
        <table:table-row table:style-name="ro1">
          <table:table-cell office:value-type="string" calcext:value-type="string">
            <text:p>0x185fd72f7c9eb185c658f8011a3018d722513b3c</text:p>
          </table:table-cell>
          <table:table-cell office:value-type="float" office:value="51.12404734" calcext:value-type="float">
            <text:p>51.12404734</text:p>
          </table:table-cell>
          <table:table-cell/>
        </table:table-row>
        <table:table-row table:style-name="ro1">
          <table:table-cell office:value-type="string" calcext:value-type="string">
            <text:p>0xbc5a43b43eca055bf38173f671be48c53af4aceb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0x58fedfc549b5da38b92d3900d28eb8712e3e27d6</text:p>
          </table:table-cell>
          <table:table-cell office:value-type="float" office:value="50.99664348" calcext:value-type="float">
            <text:p>50.99664348</text:p>
          </table:table-cell>
          <table:table-cell/>
        </table:table-row>
        <table:table-row table:style-name="ro1">
          <table:table-cell office:value-type="string" calcext:value-type="string">
            <text:p>0xb1381ead89c29f3a043b700eeefc2d8900a26548</text:p>
          </table:table-cell>
          <table:table-cell office:value-type="float" office:value="50.92845234" calcext:value-type="float">
            <text:p>50.92845234</text:p>
          </table:table-cell>
          <table:table-cell/>
        </table:table-row>
        <table:table-row table:style-name="ro1">
          <table:table-cell office:value-type="string" calcext:value-type="string">
            <text:p>0xa5aee1bd9c21feeeaf5c24c40fb00103f80cf61a</text:p>
          </table:table-cell>
          <table:table-cell office:value-type="float" office:value="50.72111848" calcext:value-type="float">
            <text:p>50.72111848</text:p>
          </table:table-cell>
          <table:table-cell/>
        </table:table-row>
        <table:table-row table:style-name="ro1">
          <table:table-cell office:value-type="string" calcext:value-type="string">
            <text:p>0x56506aee748f6cccd662731efc27598436fd3ccd</text:p>
          </table:table-cell>
          <table:table-cell office:value-type="float" office:value="50.70111055" calcext:value-type="float">
            <text:p>50.70111055</text:p>
          </table:table-cell>
          <table:table-cell/>
        </table:table-row>
        <table:table-row table:style-name="ro1">
          <table:table-cell office:value-type="string" calcext:value-type="string">
            <text:p>0x5e596ba823c80160de6ec690da4dd37bb1902697</text:p>
          </table:table-cell>
          <table:table-cell office:value-type="float" office:value="50.62739727" calcext:value-type="float">
            <text:p>50.62739727</text:p>
          </table:table-cell>
          <table:table-cell/>
        </table:table-row>
        <table:table-row table:style-name="ro1">
          <table:table-cell office:value-type="string" calcext:value-type="string">
            <text:p>0xef9446bc729c4563ec30de341383af99c541679c</text:p>
          </table:table-cell>
          <table:table-cell office:value-type="float" office:value="50.6128737" calcext:value-type="float">
            <text:p>50.6128737</text:p>
          </table:table-cell>
          <table:table-cell/>
        </table:table-row>
        <table:table-row table:style-name="ro1">
          <table:table-cell office:value-type="string" calcext:value-type="string">
            <text:p>0x70109d3a061b722d3fec5f24fc01c778e6634283</text:p>
          </table:table-cell>
          <table:table-cell office:value-type="float" office:value="50.53276282" calcext:value-type="float">
            <text:p>50.53276282</text:p>
          </table:table-cell>
          <table:table-cell/>
        </table:table-row>
        <table:table-row table:style-name="ro1">
          <table:table-cell office:value-type="string" calcext:value-type="string">
            <text:p>0xff878b844838e5273a8af415d0d6ab54e9ea3495</text:p>
          </table:table-cell>
          <table:table-cell office:value-type="float" office:value="50.51268134" calcext:value-type="float">
            <text:p>50.51268134</text:p>
          </table:table-cell>
          <table:table-cell/>
        </table:table-row>
        <table:table-row table:style-name="ro1">
          <table:table-cell office:value-type="string" calcext:value-type="string">
            <text:p>0xed679ab67159016e3d35fce1b31738c47fdb7b4d</text:p>
          </table:table-cell>
          <table:table-cell office:value-type="float" office:value="50.34818896" calcext:value-type="float">
            <text:p>50.34818896</text:p>
          </table:table-cell>
          <table:table-cell/>
        </table:table-row>
        <table:table-row table:style-name="ro1">
          <table:table-cell office:value-type="string" calcext:value-type="string">
            <text:p>0x2254ea364f5d5be56f4846809351bfd70ce70569</text:p>
          </table:table-cell>
          <table:table-cell office:value-type="float" office:value="50.25653514" calcext:value-type="float">
            <text:p>50.25653514</text:p>
          </table:table-cell>
          <table:table-cell/>
        </table:table-row>
        <table:table-row table:style-name="ro1">
          <table:table-cell office:value-type="string" calcext:value-type="string">
            <text:p>0xab0ede0d57870ededcb94b6367d7d1c35168c53a</text:p>
          </table:table-cell>
          <table:table-cell office:value-type="float" office:value="50.16222777" calcext:value-type="float">
            <text:p>50.16222777</text:p>
          </table:table-cell>
          <table:table-cell/>
        </table:table-row>
        <table:table-row table:style-name="ro1">
          <table:table-cell office:value-type="string" calcext:value-type="string">
            <text:p>0x63fa44b0a65ec35574ce8760789073f536750915</text:p>
          </table:table-cell>
          <table:table-cell office:value-type="float" office:value="50.15013491" calcext:value-type="float">
            <text:p>50.15013491</text:p>
          </table:table-cell>
          <table:table-cell/>
        </table:table-row>
        <table:table-row table:style-name="ro1">
          <table:table-cell office:value-type="string" calcext:value-type="string">
            <text:p>0x907ab4d7e4c9101e1b804a0f70e49c6d1337d8b2</text:p>
          </table:table-cell>
          <table:table-cell office:value-type="float" office:value="50.0858956" calcext:value-type="float">
            <text:p>50.0858956</text:p>
          </table:table-cell>
          <table:table-cell/>
        </table:table-row>
        <table:table-row table:style-name="ro1">
          <table:table-cell office:value-type="string" calcext:value-type="string">
            <text:p>0x425c04432d2cf2fcfa6fe5757fa6410f869bec0e</text:p>
          </table:table-cell>
          <table:table-cell office:value-type="float" office:value="50.05141497" calcext:value-type="float">
            <text:p>50.05141497</text:p>
          </table:table-cell>
          <table:table-cell/>
        </table:table-row>
        <table:table-row table:style-name="ro1">
          <table:table-cell office:value-type="string" calcext:value-type="string">
            <text:p>0x9ebb6dcba03d977bf23e5e3729fcde3198a080ee</text:p>
          </table:table-cell>
          <table:table-cell office:value-type="float" office:value="50.04174847" calcext:value-type="float">
            <text:p>50.04174847</text:p>
          </table:table-cell>
          <table:table-cell/>
        </table:table-row>
        <table:table-row table:style-name="ro1">
          <table:table-cell office:value-type="string" calcext:value-type="string">
            <text:p>0xbd4ae0dc3c0fa45e0119d3c108acde1dad5e7825</text:p>
          </table:table-cell>
          <table:table-cell office:value-type="float" office:value="50.02984647" calcext:value-type="float">
            <text:p>50.02984647</text:p>
          </table:table-cell>
          <table:table-cell/>
        </table:table-row>
        <table:table-row table:style-name="ro1">
          <table:table-cell office:value-type="string" calcext:value-type="string">
            <text:p>0x15965384b11bf3e2d9cf175ac28f5c1ba0d23193</text:p>
          </table:table-cell>
          <table:table-cell office:value-type="float" office:value="50.02161971" calcext:value-type="float">
            <text:p>50.02161971</text:p>
          </table:table-cell>
          <table:table-cell/>
        </table:table-row>
        <table:table-row table:style-name="ro1">
          <table:table-cell office:value-type="string" calcext:value-type="string">
            <text:p>0x65888609ced5fbebc47090c3e6f141b2cd7661de</text:p>
          </table:table-cell>
          <table:table-cell office:value-type="float" office:value="50.02125604" calcext:value-type="float">
            <text:p>50.02125604</text:p>
          </table:table-cell>
          <table:table-cell/>
        </table:table-row>
        <table:table-row table:style-name="ro1">
          <table:table-cell office:value-type="string" calcext:value-type="string">
            <text:p>0x4a91f393b25cec557a3e512e58d1a3246f79f938</text:p>
          </table:table-cell>
          <table:table-cell office:value-type="float" office:value="50.01854727" calcext:value-type="float">
            <text:p>50.01854727</text:p>
          </table:table-cell>
          <table:table-cell/>
        </table:table-row>
        <table:table-row table:style-name="ro1">
          <table:table-cell office:value-type="string" calcext:value-type="string">
            <text:p>0x56dc9cf5c6cad0fe5be1b8133d03671c286d3e5a</text:p>
          </table:table-cell>
          <table:table-cell office:value-type="float" office:value="50.01596942" calcext:value-type="float">
            <text:p>50.01596942</text:p>
          </table:table-cell>
          <table:table-cell/>
        </table:table-row>
        <table:table-row table:style-name="ro1">
          <table:table-cell office:value-type="string" calcext:value-type="string">
            <text:p>0x03550243b7bc12ea7da52e0acf33d9ecb7904b2d</text:p>
          </table:table-cell>
          <table:table-cell office:value-type="float" office:value="50.01170095" calcext:value-type="float">
            <text:p>50.01170095</text:p>
          </table:table-cell>
          <table:table-cell/>
        </table:table-row>
        <table:table-row table:style-name="ro1">
          <table:table-cell office:value-type="string" calcext:value-type="string">
            <text:p>0x9520b26f843414a59d57775a2046acb2bdd2020f</text:p>
          </table:table-cell>
          <table:table-cell office:value-type="float" office:value="50.00916367" calcext:value-type="float">
            <text:p>50.00916367</text:p>
          </table:table-cell>
          <table:table-cell/>
        </table:table-row>
        <table:table-row table:style-name="ro1">
          <table:table-cell office:value-type="string" calcext:value-type="string">
            <text:p>0x1967c70c5d69ca8a1933d7a93e40d064487aa437</text:p>
          </table:table-cell>
          <table:table-cell office:value-type="float" office:value="50.00612326" calcext:value-type="float">
            <text:p>50.00612326</text:p>
          </table:table-cell>
          <table:table-cell/>
        </table:table-row>
        <table:table-row table:style-name="ro1">
          <table:table-cell office:value-type="string" calcext:value-type="string">
            <text:p>0xe43738baec42fec3ecc53ceae77e07bca300436e</text:p>
          </table:table-cell>
          <table:table-cell office:value-type="float" office:value="50.00446204" calcext:value-type="float">
            <text:p>50.00446204</text:p>
          </table:table-cell>
          <table:table-cell/>
        </table:table-row>
        <table:table-row table:style-name="ro1">
          <table:table-cell office:value-type="string" calcext:value-type="string">
            <text:p>0x00aaa746f2e65ce79bd50c0d628c4ccc57dd749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043825170e00e931aa780b3f6476edd2ae12a93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0506b58b7b5ac4f7e63363821de032223e8bdcf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0c5c7319cac7a478956b044a98c73fedd26e72e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10d9c1cc2129cb9046e91ada2c04befe11a13b7c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1288a947b5f3b41c0ce72f5078cdd7ec62b89003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1b1b09a2629538aa5b2cb42f499cb25d605cdd7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1d4184eae63a56ed1e3d8312fac33012963a6e2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21265ece3e16f38f4bbf8cf8a40a20fc8feae1ea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2694dcbb1357c8b9dc46029b9fa32d9ed01198d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2ace9bf13ab19f44df0ed637f79d589bb2b0b89d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317ce077632d4a6c46f20017d476e4082cfa07f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406ffe3fafa11f9d3a3d5949f11fd9922028154b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4338d74d1bfe7037b2fbb5de33b0f59e0e99b9bb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4f8f9eda1484b0423329fc9f4b4ecc2c6b3b0e6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59aa4ba1dc0021a4d9fde2e1086428d2a24d61df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626dea903fe4c765de5aaabb1b559b57cee85e6d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6382c8524a8a0d9698d939fdea51d64fac35371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81ad4a744847504179680062d3acb82cee42e6e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81d2feac39e3a73d09be0025b9fed250b1463d0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87a2bdc16e0b4ee54397d2c6959f25c998ac0a27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8cd83cc0eac3443369e9e4eef4f5f98674e831f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90dec320189a73a34929a7ce49690ee26d62247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9ba7e039052bc96adb2a48e53b6aa28adc45a1d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9fe06e14f9d6db49c1dccd4ad18611798415ee1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a321e6974193251af65ce655ab400a9268ffd5c3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a404ab72f05f511aa7428d730f205bf6262d72fc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a7a8cbf5ae426f26cc3f43a57cbf1031d5acf39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a98ad5e999523071f033da9616c8724e1f3129e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abf79906616e03b79063f5214b9b45d473148493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ac2d285070cd8a08b5953654491b79104861ffe3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caff4172a07463f46e5082860c345ae0a6d5eeff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cb1287d5e05ca18a5ed79ee244d757b08de0a8ca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cba728ac5006cffc9b8a69f133d4c715cb0ee17b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cc596147560398093dd9bb7beeace137bd39e00c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cdd88d21e72e953dd1cc7bfaa03ed58bcb294cc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d4b41f90298898e82c50e16fd9b9a381b971335a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dc4a00ba1c1a48e455bea0e1cea6478975ecc0bc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e6af129e65fafb2c5e302a97e41b21421d0a12e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e873971c567daa9d806ab86c5bf46fe5be861733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e8e6ee2900cfca70cb8ce5978abdb0086294709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fa58d7a4a67170f322a65862324c08cd27cbd5c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c9114ed169c0d0f8c95c3b62ec6a5cf0591b00a3</text:p>
          </table:table-cell>
          <table:table-cell office:value-type="float" office:value="49.72348277" calcext:value-type="float">
            <text:p>49.72348277</text:p>
          </table:table-cell>
          <table:table-cell/>
        </table:table-row>
        <table:table-row table:style-name="ro1">
          <table:table-cell office:value-type="string" calcext:value-type="string">
            <text:p>0xf5735f113dde56376c56099631fe99b3a5988699</text:p>
          </table:table-cell>
          <table:table-cell office:value-type="float" office:value="49.61154513" calcext:value-type="float">
            <text:p>49.61154513</text:p>
          </table:table-cell>
          <table:table-cell/>
        </table:table-row>
        <table:table-row table:style-name="ro1">
          <table:table-cell office:value-type="string" calcext:value-type="string">
            <text:p>0xd1f00d4fca3651e1240bf012be7cc08577cf8828</text:p>
          </table:table-cell>
          <table:table-cell office:value-type="float" office:value="49.51698832" calcext:value-type="float">
            <text:p>49.51698832</text:p>
          </table:table-cell>
          <table:table-cell/>
        </table:table-row>
        <table:table-row table:style-name="ro1">
          <table:table-cell office:value-type="string" calcext:value-type="string">
            <text:p>0x1360dfcb2f1675cc65958e601129b070e11d3967</text:p>
          </table:table-cell>
          <table:table-cell office:value-type="float" office:value="49.0695225" calcext:value-type="float">
            <text:p>49.0695225</text:p>
          </table:table-cell>
          <table:table-cell/>
        </table:table-row>
        <table:table-row table:style-name="ro1">
          <table:table-cell office:value-type="string" calcext:value-type="string">
            <text:p>0xa045b2000784807736270d21e10fd45babf67272</text:p>
          </table:table-cell>
          <table:table-cell office:value-type="float" office:value="49.04044257" calcext:value-type="float">
            <text:p>49.04044257</text:p>
          </table:table-cell>
          <table:table-cell/>
        </table:table-row>
        <table:table-row table:style-name="ro1">
          <table:table-cell office:value-type="string" calcext:value-type="string">
            <text:p>0x994a8f583a22482040f8a0ee6e41cefc37e5d327</text:p>
          </table:table-cell>
          <table:table-cell office:value-type="float" office:value="48.90175093" calcext:value-type="float">
            <text:p>48.90175093</text:p>
          </table:table-cell>
          <table:table-cell/>
        </table:table-row>
        <table:table-row table:style-name="ro1">
          <table:table-cell office:value-type="string" calcext:value-type="string">
            <text:p>0xf56a53320a997a95f5e14be6d5c8687984c8face</text:p>
          </table:table-cell>
          <table:table-cell office:value-type="float" office:value="48.86729603" calcext:value-type="float">
            <text:p>48.86729603</text:p>
          </table:table-cell>
          <table:table-cell/>
        </table:table-row>
        <table:table-row table:style-name="ro1">
          <table:table-cell office:value-type="string" calcext:value-type="string">
            <text:p>0xdcd2c04d2f7937e988fe8bf44b83146236c903d3</text:p>
          </table:table-cell>
          <table:table-cell office:value-type="float" office:value="48.80562007" calcext:value-type="float">
            <text:p>48.80562007</text:p>
          </table:table-cell>
          <table:table-cell/>
        </table:table-row>
        <table:table-row table:style-name="ro1">
          <table:table-cell office:value-type="string" calcext:value-type="string">
            <text:p>0xa86336747cab63cf133bd8c3d026e524f911b79e</text:p>
          </table:table-cell>
          <table:table-cell office:value-type="float" office:value="48.74036256" calcext:value-type="float">
            <text:p>48.74036256</text:p>
          </table:table-cell>
          <table:table-cell/>
        </table:table-row>
        <table:table-row table:style-name="ro1">
          <table:table-cell office:value-type="string" calcext:value-type="string">
            <text:p>0xe29647dcb0cbe9f99d1487e954259d8556771e98</text:p>
          </table:table-cell>
          <table:table-cell office:value-type="float" office:value="48.68160997" calcext:value-type="float">
            <text:p>48.68160997</text:p>
          </table:table-cell>
          <table:table-cell/>
        </table:table-row>
        <table:table-row table:style-name="ro1">
          <table:table-cell office:value-type="string" calcext:value-type="string">
            <text:p>0x62b1ecf57c19e965fa43f4aeba632af65701a577</text:p>
          </table:table-cell>
          <table:table-cell office:value-type="float" office:value="48.58737097" calcext:value-type="float">
            <text:p>48.58737097</text:p>
          </table:table-cell>
          <table:table-cell/>
        </table:table-row>
        <table:table-row table:style-name="ro1">
          <table:table-cell office:value-type="string" calcext:value-type="string">
            <text:p>0x31ff050cc186d5a71437955357a59c9602345b2e</text:p>
          </table:table-cell>
          <table:table-cell office:value-type="float" office:value="48.17802101" calcext:value-type="float">
            <text:p>48.17802101</text:p>
          </table:table-cell>
          <table:table-cell/>
        </table:table-row>
        <table:table-row table:style-name="ro1">
          <table:table-cell office:value-type="string" calcext:value-type="string">
            <text:p>0xe73855b9ffb5c0d8318b15ade23bf08590056661</text:p>
          </table:table-cell>
          <table:table-cell office:value-type="float" office:value="48.001" calcext:value-type="float">
            <text:p>48.001</text:p>
          </table:table-cell>
          <table:table-cell/>
        </table:table-row>
        <table:table-row table:style-name="ro1">
          <table:table-cell office:value-type="string" calcext:value-type="string">
            <text:p>0xd1e8b50c9295a2df78acec3e54f2b185400343d7</text:p>
          </table:table-cell>
          <table:table-cell office:value-type="float" office:value="47.90295721" calcext:value-type="float">
            <text:p>47.90295721</text:p>
          </table:table-cell>
          <table:table-cell/>
        </table:table-row>
        <table:table-row table:style-name="ro1">
          <table:table-cell office:value-type="string" calcext:value-type="string">
            <text:p>0xcb546e8c984fd286497adf48f384e0152767572f</text:p>
          </table:table-cell>
          <table:table-cell office:value-type="float" office:value="47.71211258" calcext:value-type="float">
            <text:p>47.71211258</text:p>
          </table:table-cell>
          <table:table-cell/>
        </table:table-row>
        <table:table-row table:style-name="ro1">
          <table:table-cell office:value-type="string" calcext:value-type="string">
            <text:p>0x4a5f2076bcc70cb9f97f3706f1605d5a0d40ec09</text:p>
          </table:table-cell>
          <table:table-cell office:value-type="float" office:value="47.71159625" calcext:value-type="float">
            <text:p>47.71159625</text:p>
          </table:table-cell>
          <table:table-cell/>
        </table:table-row>
        <table:table-row table:style-name="ro1">
          <table:table-cell office:value-type="string" calcext:value-type="string">
            <text:p>0xc22b02058b534b9a720843792c8d9da8835a9005</text:p>
          </table:table-cell>
          <table:table-cell office:value-type="float" office:value="47.53393147" calcext:value-type="float">
            <text:p>47.53393147</text:p>
          </table:table-cell>
          <table:table-cell/>
        </table:table-row>
        <table:table-row table:style-name="ro1">
          <table:table-cell office:value-type="string" calcext:value-type="string">
            <text:p>0x9ca1590ea14f573494fd3eb80c8813a594ef4836</text:p>
          </table:table-cell>
          <table:table-cell office:value-type="float" office:value="47.17862948" calcext:value-type="float">
            <text:p>47.17862948</text:p>
          </table:table-cell>
          <table:table-cell/>
        </table:table-row>
        <table:table-row table:style-name="ro1">
          <table:table-cell office:value-type="string" calcext:value-type="string">
            <text:p>0x4d4cd1457d00b24a84bf1dcca64a1ad8ed1a1f9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0x1bb65bb03edcfc9c2e51555850bab3a1e1dd11e6</text:p>
          </table:table-cell>
          <table:table-cell office:value-type="float" office:value="46.88851716" calcext:value-type="float">
            <text:p>46.88851716</text:p>
          </table:table-cell>
          <table:table-cell/>
        </table:table-row>
        <table:table-row table:style-name="ro1">
          <table:table-cell office:value-type="string" calcext:value-type="string">
            <text:p>0x6c6cdc8196e4aa09fa0f121eff093788f7b5deb3</text:p>
          </table:table-cell>
          <table:table-cell office:value-type="float" office:value="46.69665452" calcext:value-type="float">
            <text:p>46.69665452</text:p>
          </table:table-cell>
          <table:table-cell/>
        </table:table-row>
        <table:table-row table:style-name="ro1">
          <table:table-cell office:value-type="string" calcext:value-type="string">
            <text:p>0x58c5762f6da0c5d88d47779e1643a95228aacb48</text:p>
          </table:table-cell>
          <table:table-cell office:value-type="float" office:value="46.68703868" calcext:value-type="float">
            <text:p>46.68703868</text:p>
          </table:table-cell>
          <table:table-cell/>
        </table:table-row>
        <table:table-row table:style-name="ro1">
          <table:table-cell office:value-type="string" calcext:value-type="string">
            <text:p>0x1b2c471a1fbaf954a98b4a68f4d98a901efb466b</text:p>
          </table:table-cell>
          <table:table-cell office:value-type="float" office:value="46.6654526" calcext:value-type="float">
            <text:p>46.6654526</text:p>
          </table:table-cell>
          <table:table-cell/>
        </table:table-row>
        <table:table-row table:style-name="ro1">
          <table:table-cell office:value-type="string" calcext:value-type="string">
            <text:p>0xcf42b79945257fd6b9d59c750ce717f1ba76bc4d</text:p>
          </table:table-cell>
          <table:table-cell office:value-type="float" office:value="46.5123621" calcext:value-type="float">
            <text:p>46.5123621</text:p>
          </table:table-cell>
          <table:table-cell/>
        </table:table-row>
        <table:table-row table:style-name="ro1">
          <table:table-cell office:value-type="string" calcext:value-type="string">
            <text:p>0xd483e7fdfe4f906c2a16bd195594310f57ef7205</text:p>
          </table:table-cell>
          <table:table-cell office:value-type="float" office:value="46.34084384" calcext:value-type="float">
            <text:p>46.34084384</text:p>
          </table:table-cell>
          <table:table-cell/>
        </table:table-row>
        <table:table-row table:style-name="ro1">
          <table:table-cell office:value-type="string" calcext:value-type="string">
            <text:p>0x55f1c707b6b9cf49cf5940868bacf81d043deef5</text:p>
          </table:table-cell>
          <table:table-cell office:value-type="float" office:value="46.33661338" calcext:value-type="float">
            <text:p>46.33661338</text:p>
          </table:table-cell>
          <table:table-cell/>
        </table:table-row>
        <table:table-row table:style-name="ro1">
          <table:table-cell office:value-type="string" calcext:value-type="string">
            <text:p>0xd0bb6bff8ef5c45372357c661339a762c4bf677c</text:p>
          </table:table-cell>
          <table:table-cell office:value-type="float" office:value="46.24521366" calcext:value-type="float">
            <text:p>46.24521366</text:p>
          </table:table-cell>
          <table:table-cell/>
        </table:table-row>
        <table:table-row table:style-name="ro1">
          <table:table-cell office:value-type="string" calcext:value-type="string">
            <text:p>0xb935c9dab642543f3205e7cc03a6baf3e6cf65a8</text:p>
          </table:table-cell>
          <table:table-cell office:value-type="float" office:value="46.00664131" calcext:value-type="float">
            <text:p>46.00664131</text:p>
          </table:table-cell>
          <table:table-cell/>
        </table:table-row>
        <table:table-row table:style-name="ro1">
          <table:table-cell office:value-type="string" calcext:value-type="string">
            <text:p>0xdaf7166bf540fc80331037c13fb43046c90080f6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0x982a864de0d24d68b6cb5a7e85867f8a3d296111</text:p>
          </table:table-cell>
          <table:table-cell office:value-type="float" office:value="45.76721372" calcext:value-type="float">
            <text:p>45.76721372</text:p>
          </table:table-cell>
          <table:table-cell/>
        </table:table-row>
        <table:table-row table:style-name="ro1">
          <table:table-cell office:value-type="string" calcext:value-type="string">
            <text:p>0xd7e98036b22ceb11ab6a00e3d552d7077461aafb</text:p>
          </table:table-cell>
          <table:table-cell office:value-type="float" office:value="45.58339578" calcext:value-type="float">
            <text:p>45.58339578</text:p>
          </table:table-cell>
          <table:table-cell/>
        </table:table-row>
        <table:table-row table:style-name="ro1">
          <table:table-cell office:value-type="string" calcext:value-type="string">
            <text:p>0xe940aa9aa30c70ec40934eccbc5cbac3f1e8f456</text:p>
          </table:table-cell>
          <table:table-cell office:value-type="float" office:value="45.57145717" calcext:value-type="float">
            <text:p>45.57145717</text:p>
          </table:table-cell>
          <table:table-cell/>
        </table:table-row>
        <table:table-row table:style-name="ro1">
          <table:table-cell office:value-type="string" calcext:value-type="string">
            <text:p>0xbd81e86c412ef96f090b72f22bc793367330164b</text:p>
          </table:table-cell>
          <table:table-cell office:value-type="float" office:value="45.44000346" calcext:value-type="float">
            <text:p>45.44000346</text:p>
          </table:table-cell>
          <table:table-cell/>
        </table:table-row>
        <table:table-row table:style-name="ro1">
          <table:table-cell office:value-type="string" calcext:value-type="string">
            <text:p>0x5671313dd0630ab88cb318efd3c5b2aa2dc5d5b9</text:p>
          </table:table-cell>
          <table:table-cell office:value-type="float" office:value="45.245802" calcext:value-type="float">
            <text:p>45.245802</text:p>
          </table:table-cell>
          <table:table-cell/>
        </table:table-row>
        <table:table-row table:style-name="ro1">
          <table:table-cell office:value-type="string" calcext:value-type="string">
            <text:p>0x78b42b7235e0051f196bf15ebc41d110b92612b3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0xc884b72f6cae58cb11167efa7876d4dc881f2ac1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0x3efe819858117fd4649159aa4e47b18883adfa11</text:p>
          </table:table-cell>
          <table:table-cell office:value-type="float" office:value="44.97089924" calcext:value-type="float">
            <text:p>44.97089924</text:p>
          </table:table-cell>
          <table:table-cell/>
        </table:table-row>
        <table:table-row table:style-name="ro1">
          <table:table-cell office:value-type="string" calcext:value-type="string">
            <text:p>0x9fba3e5c29e9c24c2bbca4679b6fa9c2ecc989a7</text:p>
          </table:table-cell>
          <table:table-cell office:value-type="float" office:value="44.54420963" calcext:value-type="float">
            <text:p>44.54420963</text:p>
          </table:table-cell>
          <table:table-cell/>
        </table:table-row>
        <table:table-row table:style-name="ro1">
          <table:table-cell office:value-type="string" calcext:value-type="string">
            <text:p>0xb90cf28731d5f7b06488ffa9ebc2e1ff37559be3</text:p>
          </table:table-cell>
          <table:table-cell office:value-type="float" office:value="44.34599133" calcext:value-type="float">
            <text:p>44.34599133</text:p>
          </table:table-cell>
          <table:table-cell/>
        </table:table-row>
        <table:table-row table:style-name="ro1">
          <table:table-cell office:value-type="string" calcext:value-type="string">
            <text:p>0x5383df8587f837dc78cccf6724e8dbe4b7971aec</text:p>
          </table:table-cell>
          <table:table-cell office:value-type="float" office:value="44.23362159" calcext:value-type="float">
            <text:p>44.23362159</text:p>
          </table:table-cell>
          <table:table-cell/>
        </table:table-row>
        <table:table-row table:style-name="ro1">
          <table:table-cell office:value-type="string" calcext:value-type="string">
            <text:p>0x49ffbc4700ce8be023ff460219d84c75be793d04</text:p>
          </table:table-cell>
          <table:table-cell office:value-type="float" office:value="44.08101752" calcext:value-type="float">
            <text:p>44.08101752</text:p>
          </table:table-cell>
          <table:table-cell/>
        </table:table-row>
        <table:table-row table:style-name="ro1">
          <table:table-cell office:value-type="string" calcext:value-type="string">
            <text:p>0x81411ad7f1ae3e6b6d47a78813add0eb579ca773</text:p>
          </table:table-cell>
          <table:table-cell office:value-type="float" office:value="43.89614989" calcext:value-type="float">
            <text:p>43.89614989</text:p>
          </table:table-cell>
          <table:table-cell/>
        </table:table-row>
        <table:table-row table:style-name="ro1">
          <table:table-cell office:value-type="string" calcext:value-type="string">
            <text:p>0xb77cf00c248ddc348fc31bed0b1ad1de866efe1e</text:p>
          </table:table-cell>
          <table:table-cell office:value-type="float" office:value="43.69094315" calcext:value-type="float">
            <text:p>43.69094315</text:p>
          </table:table-cell>
          <table:table-cell/>
        </table:table-row>
        <table:table-row table:style-name="ro1">
          <table:table-cell office:value-type="string" calcext:value-type="string">
            <text:p>0xb72e58b3b92e792132440a2ebc8044dabe913bea</text:p>
          </table:table-cell>
          <table:table-cell office:value-type="float" office:value="43.08906111" calcext:value-type="float">
            <text:p>43.08906111</text:p>
          </table:table-cell>
          <table:table-cell/>
        </table:table-row>
        <table:table-row table:style-name="ro1">
          <table:table-cell office:value-type="string" calcext:value-type="string">
            <text:p>0xaf80a98a2bc8b885f1633427746f46b5c406f15e</text:p>
          </table:table-cell>
          <table:table-cell office:value-type="float" office:value="42.79417131" calcext:value-type="float">
            <text:p>42.79417131</text:p>
          </table:table-cell>
          <table:table-cell/>
        </table:table-row>
        <table:table-row table:style-name="ro1">
          <table:table-cell office:value-type="string" calcext:value-type="string">
            <text:p>0x83aef55cc9fa7157354e8e5374d73db2324d5cee</text:p>
          </table:table-cell>
          <table:table-cell office:value-type="float" office:value="42.75794917" calcext:value-type="float">
            <text:p>42.75794917</text:p>
          </table:table-cell>
          <table:table-cell/>
        </table:table-row>
        <table:table-row table:style-name="ro1">
          <table:table-cell office:value-type="string" calcext:value-type="string">
            <text:p>0x37e77a48cbb08146f8438356910338f56f78f10e</text:p>
          </table:table-cell>
          <table:table-cell office:value-type="float" office:value="42.70050419" calcext:value-type="float">
            <text:p>42.70050419</text:p>
          </table:table-cell>
          <table:table-cell/>
        </table:table-row>
        <table:table-row table:style-name="ro1">
          <table:table-cell office:value-type="string" calcext:value-type="string">
            <text:p>0xcc95034ddcf08acacec279b99253db2346be8f0d</text:p>
          </table:table-cell>
          <table:table-cell office:value-type="float" office:value="42.60804378" calcext:value-type="float">
            <text:p>42.60804378</text:p>
          </table:table-cell>
          <table:table-cell/>
        </table:table-row>
        <table:table-row table:style-name="ro1">
          <table:table-cell office:value-type="string" calcext:value-type="string">
            <text:p>0x269ffdfe3792d203f08714a02eb3aab81ce0cc81</text:p>
          </table:table-cell>
          <table:table-cell office:value-type="float" office:value="42.44933274" calcext:value-type="float">
            <text:p>42.44933274</text:p>
          </table:table-cell>
          <table:table-cell/>
        </table:table-row>
        <table:table-row table:style-name="ro1">
          <table:table-cell office:value-type="string" calcext:value-type="string">
            <text:p>0x7905ff5d610a46f731ee0f6d6aa50224af8ccebe</text:p>
          </table:table-cell>
          <table:table-cell office:value-type="float" office:value="42.36215669" calcext:value-type="float">
            <text:p>42.36215669</text:p>
          </table:table-cell>
          <table:table-cell/>
        </table:table-row>
        <table:table-row table:style-name="ro1">
          <table:table-cell office:value-type="string" calcext:value-type="string">
            <text:p>0x1cd25b227e57479c2913afec78f25e8fc18673f0</text:p>
          </table:table-cell>
          <table:table-cell office:value-type="float" office:value="42.34825652" calcext:value-type="float">
            <text:p>42.34825652</text:p>
          </table:table-cell>
          <table:table-cell/>
        </table:table-row>
        <table:table-row table:style-name="ro1">
          <table:table-cell office:value-type="string" calcext:value-type="string">
            <text:p>0x94f27833233f3f2b0463535b1d08fa9cb0769d67</text:p>
          </table:table-cell>
          <table:table-cell office:value-type="float" office:value="42.32432455" calcext:value-type="float">
            <text:p>42.32432455</text:p>
          </table:table-cell>
          <table:table-cell/>
        </table:table-row>
        <table:table-row table:style-name="ro1">
          <table:table-cell office:value-type="string" calcext:value-type="string">
            <text:p>0xb4904c59047ccef227caa7287e3cedb89c641e94</text:p>
          </table:table-cell>
          <table:table-cell office:value-type="float" office:value="42.1581789" calcext:value-type="float">
            <text:p>42.1581789</text:p>
          </table:table-cell>
          <table:table-cell/>
        </table:table-row>
        <table:table-row table:style-name="ro1">
          <table:table-cell office:value-type="string" calcext:value-type="string">
            <text:p>0xfdbf6f6f177745550028df35b74e308b6c6f379f</text:p>
          </table:table-cell>
          <table:table-cell office:value-type="float" office:value="42.10823929" calcext:value-type="float">
            <text:p>42.10823929</text:p>
          </table:table-cell>
          <table:table-cell/>
        </table:table-row>
        <table:table-row table:style-name="ro1">
          <table:table-cell office:value-type="string" calcext:value-type="string">
            <text:p>0x1708bd76789a699345afb12323f18e6b795b4caf</text:p>
          </table:table-cell>
          <table:table-cell office:value-type="float" office:value="41.77625486" calcext:value-type="float">
            <text:p>41.77625486</text:p>
          </table:table-cell>
          <table:table-cell/>
        </table:table-row>
        <table:table-row table:style-name="ro1">
          <table:table-cell office:value-type="string" calcext:value-type="string">
            <text:p>0x27e0b46371bc7a34e3fbd61ec2a87c1788c49c25</text:p>
          </table:table-cell>
          <table:table-cell office:value-type="float" office:value="41.70402181" calcext:value-type="float">
            <text:p>41.70402181</text:p>
          </table:table-cell>
          <table:table-cell/>
        </table:table-row>
        <table:table-row table:style-name="ro1">
          <table:table-cell office:value-type="string" calcext:value-type="string">
            <text:p>0xd3d465eb6ad80a1ed4e2a131f088c6632bdf0170</text:p>
          </table:table-cell>
          <table:table-cell office:value-type="float" office:value="41.68488911" calcext:value-type="float">
            <text:p>41.68488911</text:p>
          </table:table-cell>
          <table:table-cell/>
        </table:table-row>
        <table:table-row table:style-name="ro1">
          <table:table-cell office:value-type="string" calcext:value-type="string">
            <text:p>0x2f3a4bc6d0f40d35498d22a88096b9fbfed88755</text:p>
          </table:table-cell>
          <table:table-cell office:value-type="float" office:value="41.61840074" calcext:value-type="float">
            <text:p>41.61840074</text:p>
          </table:table-cell>
          <table:table-cell/>
        </table:table-row>
        <table:table-row table:style-name="ro1">
          <table:table-cell office:value-type="string" calcext:value-type="string">
            <text:p>0x168ffdbc56a1f85c5938826a46dfa0150b1f97b6</text:p>
          </table:table-cell>
          <table:table-cell office:value-type="float" office:value="41.38484154" calcext:value-type="float">
            <text:p>41.38484154</text:p>
          </table:table-cell>
          <table:table-cell/>
        </table:table-row>
        <table:table-row table:style-name="ro1">
          <table:table-cell office:value-type="string" calcext:value-type="string">
            <text:p>0x5f01c1a3065035d919344e25f01bf19b87cf91e1</text:p>
          </table:table-cell>
          <table:table-cell office:value-type="float" office:value="41.34530976" calcext:value-type="float">
            <text:p>41.34530976</text:p>
          </table:table-cell>
          <table:table-cell/>
        </table:table-row>
        <table:table-row table:style-name="ro1">
          <table:table-cell office:value-type="string" calcext:value-type="string">
            <text:p>0x1270d28eb97619f49b46ace06b442abb5a4a3e96</text:p>
          </table:table-cell>
          <table:table-cell office:value-type="float" office:value="41.31049652" calcext:value-type="float">
            <text:p>41.31049652</text:p>
          </table:table-cell>
          <table:table-cell/>
        </table:table-row>
        <table:table-row table:style-name="ro1">
          <table:table-cell office:value-type="string" calcext:value-type="string">
            <text:p>0xe2f2ce04337e196f88a1bb5edc311a4dc00f2a78</text:p>
          </table:table-cell>
          <table:table-cell office:value-type="float" office:value="41.12460022" calcext:value-type="float">
            <text:p>41.12460022</text:p>
          </table:table-cell>
          <table:table-cell/>
        </table:table-row>
        <table:table-row table:style-name="ro1">
          <table:table-cell office:value-type="string" calcext:value-type="string">
            <text:p>0x5e255f89ccc0aeefd28ae3301ce3f04d06c74498</text:p>
          </table:table-cell>
          <table:table-cell office:value-type="float" office:value="41.08866403" calcext:value-type="float">
            <text:p>41.08866403</text:p>
          </table:table-cell>
          <table:table-cell/>
        </table:table-row>
        <table:table-row table:style-name="ro1">
          <table:table-cell office:value-type="string" calcext:value-type="string">
            <text:p>0xf5ef6e32cdd65038d208f5cc742e599acafcc4ca</text:p>
          </table:table-cell>
          <table:table-cell office:value-type="float" office:value="41.02257182" calcext:value-type="float">
            <text:p>41.02257182</text:p>
          </table:table-cell>
          <table:table-cell/>
        </table:table-row>
        <table:table-row table:style-name="ro1">
          <table:table-cell office:value-type="string" calcext:value-type="string">
            <text:p>0x2d26eab230cfc3d7e662aea7d2cec234ec2cc39a</text:p>
          </table:table-cell>
          <table:table-cell office:value-type="float" office:value="41.00808122" calcext:value-type="float">
            <text:p>41.00808122</text:p>
          </table:table-cell>
          <table:table-cell/>
        </table:table-row>
        <table:table-row table:style-name="ro1">
          <table:table-cell office:value-type="string" calcext:value-type="string">
            <text:p>0x4683d1cafe609d35abffc8ae89a717bd86c994cf</text:p>
          </table:table-cell>
          <table:table-cell office:value-type="float" office:value="40.93102966" calcext:value-type="float">
            <text:p>40.93102966</text:p>
          </table:table-cell>
          <table:table-cell/>
        </table:table-row>
        <table:table-row table:style-name="ro1">
          <table:table-cell office:value-type="string" calcext:value-type="string">
            <text:p>0xee5ecc866cb5f40b499a8d5a281aae90dcf9e5ed</text:p>
          </table:table-cell>
          <table:table-cell office:value-type="float" office:value="40.9298751" calcext:value-type="float">
            <text:p>40.9298751</text:p>
          </table:table-cell>
          <table:table-cell/>
        </table:table-row>
        <table:table-row table:style-name="ro1">
          <table:table-cell office:value-type="string" calcext:value-type="string">
            <text:p>0xddb63d7c78bbe9cdfb5c4c28a185d265c3bd1e41</text:p>
          </table:table-cell>
          <table:table-cell office:value-type="float" office:value="40.87863743" calcext:value-type="float">
            <text:p>40.87863743</text:p>
          </table:table-cell>
          <table:table-cell/>
        </table:table-row>
        <table:table-row table:style-name="ro1">
          <table:table-cell office:value-type="string" calcext:value-type="string">
            <text:p>0x4bdb8b8e278d9231890222e72ff5f627a3f7760d</text:p>
          </table:table-cell>
          <table:table-cell office:value-type="float" office:value="40.69788496" calcext:value-type="float">
            <text:p>40.69788496</text:p>
          </table:table-cell>
          <table:table-cell/>
        </table:table-row>
        <table:table-row table:style-name="ro1">
          <table:table-cell office:value-type="string" calcext:value-type="string">
            <text:p>0xbf905792f5adc4b1cf1b0f23d89c5564c6bf0232</text:p>
          </table:table-cell>
          <table:table-cell office:value-type="float" office:value="40.69658688" calcext:value-type="float">
            <text:p>40.69658688</text:p>
          </table:table-cell>
          <table:table-cell/>
        </table:table-row>
        <table:table-row table:style-name="ro1">
          <table:table-cell office:value-type="string" calcext:value-type="string">
            <text:p>0x1b1b6e1e7c77daef8a4db7781dd539fe328350e3</text:p>
          </table:table-cell>
          <table:table-cell office:value-type="float" office:value="40.63250467" calcext:value-type="float">
            <text:p>40.63250467</text:p>
          </table:table-cell>
          <table:table-cell/>
        </table:table-row>
        <table:table-row table:style-name="ro1">
          <table:table-cell office:value-type="string" calcext:value-type="string">
            <text:p>0x3f9fae0426216da1570605747884db7da2745f32</text:p>
          </table:table-cell>
          <table:table-cell office:value-type="float" office:value="40.4834634" calcext:value-type="float">
            <text:p>40.4834634</text:p>
          </table:table-cell>
          <table:table-cell/>
        </table:table-row>
        <table:table-row table:style-name="ro1">
          <table:table-cell office:value-type="string" calcext:value-type="string">
            <text:p>0xa5f9be9582b5daa0e2905b1ef6dcc1216606e251</text:p>
          </table:table-cell>
          <table:table-cell office:value-type="float" office:value="40.11372831" calcext:value-type="float">
            <text:p>40.11372831</text:p>
          </table:table-cell>
          <table:table-cell/>
        </table:table-row>
        <table:table-row table:style-name="ro1">
          <table:table-cell office:value-type="string" calcext:value-type="string">
            <text:p>0x2f5923e10731f7807a6ced75e3c19386cc8d8085</text:p>
          </table:table-cell>
          <table:table-cell office:value-type="float" office:value="40.05014421" calcext:value-type="float">
            <text:p>40.05014421</text:p>
          </table:table-cell>
          <table:table-cell/>
        </table:table-row>
        <table:table-row table:style-name="ro1">
          <table:table-cell office:value-type="string" calcext:value-type="string">
            <text:p>0x05f413933b5865efdefa1027038546b9af1ac073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0x0ff3ab12197d0bc80fc0827a9cb7aac5c53c6dd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0x1c789f176bf427741ff2afdf7f1d5403cb6b26c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0x27813a7998bca4182fcaadee31fdd654d9714a51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0x2f5237a5dd147e7115e9dc882996bb5430e79b9d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0x468af9c64a53c74baca9af688897fd762830be2d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0x8d441c90ae4720f80ef9f867218d975fe284ce74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0xcf66bba57ab88083cde4392a52acdf508067f138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0xf80370a9088c71adf1375c36958a3ffd4a5d9633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0xfdd287b0849b8d7ad94a0734006dbe310344d32b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0x659a7ff081d024e3a23eaed26c7915760949bb49</text:p>
          </table:table-cell>
          <table:table-cell office:value-type="float" office:value="39.92744629" calcext:value-type="float">
            <text:p>39.92744629</text:p>
          </table:table-cell>
          <table:table-cell/>
        </table:table-row>
        <table:table-row table:style-name="ro1">
          <table:table-cell office:value-type="string" calcext:value-type="string">
            <text:p>0xe5e7116ab49666e9791f53aed4f5b7207770879d</text:p>
          </table:table-cell>
          <table:table-cell office:value-type="float" office:value="39.51446185" calcext:value-type="float">
            <text:p>39.51446185</text:p>
          </table:table-cell>
          <table:table-cell/>
        </table:table-row>
        <table:table-row table:style-name="ro1">
          <table:table-cell office:value-type="string" calcext:value-type="string">
            <text:p>0xd5f1b183736ae9ebbafb09d959f90f3d468d1fe3</text:p>
          </table:table-cell>
          <table:table-cell office:value-type="float" office:value="39.32184385" calcext:value-type="float">
            <text:p>39.32184385</text:p>
          </table:table-cell>
          <table:table-cell/>
        </table:table-row>
        <table:table-row table:style-name="ro1">
          <table:table-cell office:value-type="string" calcext:value-type="string">
            <text:p>0x95a6ab55aaa304ed05de042fc98eb1adfeebac85</text:p>
          </table:table-cell>
          <table:table-cell office:value-type="float" office:value="39.14788109" calcext:value-type="float">
            <text:p>39.14788109</text:p>
          </table:table-cell>
          <table:table-cell/>
        </table:table-row>
        <table:table-row table:style-name="ro1">
          <table:table-cell office:value-type="string" calcext:value-type="string">
            <text:p>0xc2991faa1ab9a782efc38a6a0103027c9639705d</text:p>
          </table:table-cell>
          <table:table-cell office:value-type="float" office:value="39.0439078" calcext:value-type="float">
            <text:p>39.0439078</text:p>
          </table:table-cell>
          <table:table-cell/>
        </table:table-row>
        <table:table-row table:style-name="ro1">
          <table:table-cell office:value-type="string" calcext:value-type="string">
            <text:p>0xfac2647760be19bfacecb12ce8cf7ce8bd294182</text:p>
          </table:table-cell>
          <table:table-cell office:value-type="float" office:value="38.9301885" calcext:value-type="float">
            <text:p>38.9301885</text:p>
          </table:table-cell>
          <table:table-cell/>
        </table:table-row>
        <table:table-row table:style-name="ro1">
          <table:table-cell office:value-type="string" calcext:value-type="string">
            <text:p>0x436116de62879ff795ec2ba2d527ff1020fbee2d</text:p>
          </table:table-cell>
          <table:table-cell office:value-type="float" office:value="38.88193534" calcext:value-type="float">
            <text:p>38.88193534</text:p>
          </table:table-cell>
          <table:table-cell/>
        </table:table-row>
        <table:table-row table:style-name="ro1">
          <table:table-cell office:value-type="string" calcext:value-type="string">
            <text:p>0x4c79b261023bd1962d99654d143f328d9fec8ad1</text:p>
          </table:table-cell>
          <table:table-cell office:value-type="float" office:value="38.76380789" calcext:value-type="float">
            <text:p>38.76380789</text:p>
          </table:table-cell>
          <table:table-cell/>
        </table:table-row>
        <table:table-row table:style-name="ro1">
          <table:table-cell office:value-type="string" calcext:value-type="string">
            <text:p>0xd0ea89bc3a8c26d2cec37a52f95edd78316416b5</text:p>
          </table:table-cell>
          <table:table-cell office:value-type="float" office:value="38.66565319" calcext:value-type="float">
            <text:p>38.66565319</text:p>
          </table:table-cell>
          <table:table-cell/>
        </table:table-row>
        <table:table-row table:style-name="ro1">
          <table:table-cell office:value-type="string" calcext:value-type="string">
            <text:p>0xb90795cdde855d347cb1a5906fe4e86a1a8e1dc2</text:p>
          </table:table-cell>
          <table:table-cell office:value-type="float" office:value="38.60765909" calcext:value-type="float">
            <text:p>38.60765909</text:p>
          </table:table-cell>
          <table:table-cell/>
        </table:table-row>
        <table:table-row table:style-name="ro1">
          <table:table-cell office:value-type="string" calcext:value-type="string">
            <text:p>0xed3d1d066b93d4272976a806c233ee1b0eb22b8b</text:p>
          </table:table-cell>
          <table:table-cell office:value-type="float" office:value="38.4551685" calcext:value-type="float">
            <text:p>38.4551685</text:p>
          </table:table-cell>
          <table:table-cell/>
        </table:table-row>
        <table:table-row table:style-name="ro1">
          <table:table-cell office:value-type="string" calcext:value-type="string">
            <text:p>0x3712c98dcca0c71d1394922052dca7dbd00d65a3</text:p>
          </table:table-cell>
          <table:table-cell office:value-type="float" office:value="38.38692979" calcext:value-type="float">
            <text:p>38.38692979</text:p>
          </table:table-cell>
          <table:table-cell/>
        </table:table-row>
        <table:table-row table:style-name="ro1">
          <table:table-cell office:value-type="string" calcext:value-type="string">
            <text:p>0x7d04c91d86764b8f2828e00f461c636b4338aa0d</text:p>
          </table:table-cell>
          <table:table-cell office:value-type="float" office:value="38.36138412" calcext:value-type="float">
            <text:p>38.36138412</text:p>
          </table:table-cell>
          <table:table-cell/>
        </table:table-row>
        <table:table-row table:style-name="ro1">
          <table:table-cell office:value-type="string" calcext:value-type="string">
            <text:p>0x12423c65a86e4ad807258f40093fc23a2f53afaa</text:p>
          </table:table-cell>
          <table:table-cell office:value-type="float" office:value="38.19484411" calcext:value-type="float">
            <text:p>38.19484411</text:p>
          </table:table-cell>
          <table:table-cell/>
        </table:table-row>
        <table:table-row table:style-name="ro1">
          <table:table-cell office:value-type="string" calcext:value-type="string">
            <text:p>0x044c6140dbedcae3533fdad4156019a41f2d4cd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0x66cb024bcd3ab542fd34a38e213b8ba7495dc9d1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0xdbd222a439a91c8f9eab96e8fafaa4965ffde19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0xf0ec2123913b8920a918a6c65b399454eb5c836a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0xff977d2e8e25391aa6ce27b319ec64c1b6e00e85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0x5cac3eda3a3c2e6a4b2ee577000b7be9fbd0d26d</text:p>
          </table:table-cell>
          <table:table-cell office:value-type="float" office:value="37.97372471" calcext:value-type="float">
            <text:p>37.97372471</text:p>
          </table:table-cell>
          <table:table-cell/>
        </table:table-row>
        <table:table-row table:style-name="ro1">
          <table:table-cell office:value-type="string" calcext:value-type="string">
            <text:p>0xbb9a2b56d9747742c49184cf0a644c4eac14fcfc</text:p>
          </table:table-cell>
          <table:table-cell office:value-type="float" office:value="37.96552279" calcext:value-type="float">
            <text:p>37.96552279</text:p>
          </table:table-cell>
          <table:table-cell/>
        </table:table-row>
        <table:table-row table:style-name="ro1">
          <table:table-cell office:value-type="string" calcext:value-type="string">
            <text:p>0x7032e95459abcd62cfe369d59d74784447eca6c2</text:p>
          </table:table-cell>
          <table:table-cell office:value-type="float" office:value="37.86055433" calcext:value-type="float">
            <text:p>37.86055433</text:p>
          </table:table-cell>
          <table:table-cell/>
        </table:table-row>
        <table:table-row table:style-name="ro1">
          <table:table-cell office:value-type="string" calcext:value-type="string">
            <text:p>0x9f8268281493937ab2d420fb783ad6a99ae80cb3</text:p>
          </table:table-cell>
          <table:table-cell office:value-type="float" office:value="37.60954028" calcext:value-type="float">
            <text:p>37.60954028</text:p>
          </table:table-cell>
          <table:table-cell/>
        </table:table-row>
        <table:table-row table:style-name="ro1">
          <table:table-cell office:value-type="string" calcext:value-type="string">
            <text:p>0xdd52a10013a77943b98e6d0189311054e35bafd9</text:p>
          </table:table-cell>
          <table:table-cell office:value-type="float" office:value="37.57896321" calcext:value-type="float">
            <text:p>37.57896321</text:p>
          </table:table-cell>
          <table:table-cell/>
        </table:table-row>
        <table:table-row table:style-name="ro1">
          <table:table-cell office:value-type="string" calcext:value-type="string">
            <text:p>0x2065ca2e5a745f6e627e92e21d3036ed7d2bbdc1</text:p>
          </table:table-cell>
          <table:table-cell office:value-type="float" office:value="37.57113092" calcext:value-type="float">
            <text:p>37.57113092</text:p>
          </table:table-cell>
          <table:table-cell/>
        </table:table-row>
        <table:table-row table:style-name="ro1">
          <table:table-cell office:value-type="string" calcext:value-type="string">
            <text:p>0xa5bfca1785a4afcb89072579d8f4a6b25da752db</text:p>
          </table:table-cell>
          <table:table-cell office:value-type="float" office:value="37.51838033" calcext:value-type="float">
            <text:p>37.51838033</text:p>
          </table:table-cell>
          <table:table-cell/>
        </table:table-row>
        <table:table-row table:style-name="ro1">
          <table:table-cell office:value-type="string" calcext:value-type="string">
            <text:p>0xfd955235b42cdb9874c56bb447bf95a94d200ceb</text:p>
          </table:table-cell>
          <table:table-cell office:value-type="float" office:value="37.51536068" calcext:value-type="float">
            <text:p>37.51536068</text:p>
          </table:table-cell>
          <table:table-cell/>
        </table:table-row>
        <table:table-row table:style-name="ro1">
          <table:table-cell office:value-type="string" calcext:value-type="string">
            <text:p>0xf2298a157abecca03bca7b3560c37e46bc03b97e</text:p>
          </table:table-cell>
          <table:table-cell office:value-type="float" office:value="37.43573355" calcext:value-type="float">
            <text:p>37.43573355</text:p>
          </table:table-cell>
          <table:table-cell/>
        </table:table-row>
        <table:table-row table:style-name="ro1">
          <table:table-cell office:value-type="string" calcext:value-type="string">
            <text:p>0x7ec69ce82353ca5a3caff4a91e5eb69115c6a86f</text:p>
          </table:table-cell>
          <table:table-cell office:value-type="float" office:value="37.30455063" calcext:value-type="float">
            <text:p>37.30455063</text:p>
          </table:table-cell>
          <table:table-cell/>
        </table:table-row>
        <table:table-row table:style-name="ro1">
          <table:table-cell office:value-type="string" calcext:value-type="string">
            <text:p>0x9edc68ff932f6f4de2e5fb7407178e183eb33e2b</text:p>
          </table:table-cell>
          <table:table-cell office:value-type="float" office:value="37.28587356" calcext:value-type="float">
            <text:p>37.28587356</text:p>
          </table:table-cell>
          <table:table-cell/>
        </table:table-row>
        <table:table-row table:style-name="ro1">
          <table:table-cell office:value-type="string" calcext:value-type="string">
            <text:p>0x009cc7979be69f1a8eb20ac2631068507e0cdf74</text:p>
          </table:table-cell>
          <table:table-cell office:value-type="float" office:value="37.23462826" calcext:value-type="float">
            <text:p>37.23462826</text:p>
          </table:table-cell>
          <table:table-cell/>
        </table:table-row>
        <table:table-row table:style-name="ro1">
          <table:table-cell office:value-type="string" calcext:value-type="string">
            <text:p>0x494b72d2611eddcd87dace7ff5ed8a6d47351a29</text:p>
          </table:table-cell>
          <table:table-cell office:value-type="float" office:value="36.8747703" calcext:value-type="float">
            <text:p>36.8747703</text:p>
          </table:table-cell>
          <table:table-cell/>
        </table:table-row>
        <table:table-row table:style-name="ro1">
          <table:table-cell office:value-type="string" calcext:value-type="string">
            <text:p>0xef98654f249a224d1bf989ce88e312f4019415d8</text:p>
          </table:table-cell>
          <table:table-cell office:value-type="float" office:value="36.68213996" calcext:value-type="float">
            <text:p>36.68213996</text:p>
          </table:table-cell>
          <table:table-cell/>
        </table:table-row>
        <table:table-row table:style-name="ro1">
          <table:table-cell office:value-type="string" calcext:value-type="string">
            <text:p>0x9a8e947ad586ae1e59ffbf081b587cb7f8b6bf3c</text:p>
          </table:table-cell>
          <table:table-cell office:value-type="float" office:value="36.59596478" calcext:value-type="float">
            <text:p>36.59596478</text:p>
          </table:table-cell>
          <table:table-cell/>
        </table:table-row>
        <table:table-row table:style-name="ro1">
          <table:table-cell office:value-type="string" calcext:value-type="string">
            <text:p>0x46ad3ef6b8bfeab643171a92fc6e8cb7b7e04e21</text:p>
          </table:table-cell>
          <table:table-cell office:value-type="float" office:value="36.59159595" calcext:value-type="float">
            <text:p>36.59159595</text:p>
          </table:table-cell>
          <table:table-cell/>
        </table:table-row>
        <table:table-row table:style-name="ro1">
          <table:table-cell office:value-type="string" calcext:value-type="string">
            <text:p>0x2ca36c27876ab7d6ba16d0490697fa6cdaa1d6b6</text:p>
          </table:table-cell>
          <table:table-cell office:value-type="float" office:value="36.38800408" calcext:value-type="float">
            <text:p>36.38800408</text:p>
          </table:table-cell>
          <table:table-cell/>
        </table:table-row>
        <table:table-row table:style-name="ro1">
          <table:table-cell office:value-type="string" calcext:value-type="string">
            <text:p>0x5ecebfc2e0e4c1c2b0140e716b6fa9bf8deb5aa4</text:p>
          </table:table-cell>
          <table:table-cell office:value-type="float" office:value="36.35927754" calcext:value-type="float">
            <text:p>36.35927754</text:p>
          </table:table-cell>
          <table:table-cell/>
        </table:table-row>
        <table:table-row table:style-name="ro1">
          <table:table-cell office:value-type="string" calcext:value-type="string">
            <text:p>0x7a394e2d60795f665f3cc58715905fa92bc26542</text:p>
          </table:table-cell>
          <table:table-cell office:value-type="float" office:value="36.29967253" calcext:value-type="float">
            <text:p>36.29967253</text:p>
          </table:table-cell>
          <table:table-cell/>
        </table:table-row>
        <table:table-row table:style-name="ro1">
          <table:table-cell office:value-type="string" calcext:value-type="string">
            <text:p>0xf73f69c725a3f828d515e122cec0357e9d39440c</text:p>
          </table:table-cell>
          <table:table-cell office:value-type="float" office:value="36.10119541" calcext:value-type="float">
            <text:p>36.10119541</text:p>
          </table:table-cell>
          <table:table-cell/>
        </table:table-row>
        <table:table-row table:style-name="ro1">
          <table:table-cell office:value-type="string" calcext:value-type="string">
            <text:p>0xbad65bd67b6363766bb1fc95f63f09456a1f02b3</text:p>
          </table:table-cell>
          <table:table-cell office:value-type="float" office:value="36.03080592" calcext:value-type="float">
            <text:p>36.03080592</text:p>
          </table:table-cell>
          <table:table-cell/>
        </table:table-row>
        <table:table-row table:style-name="ro1">
          <table:table-cell office:value-type="string" calcext:value-type="string">
            <text:p>0x0d0f7366508c992c3135a78dc93471b20d783903</text:p>
          </table:table-cell>
          <table:table-cell office:value-type="float" office:value="35.94494095" calcext:value-type="float">
            <text:p>35.94494095</text:p>
          </table:table-cell>
          <table:table-cell/>
        </table:table-row>
        <table:table-row table:style-name="ro1">
          <table:table-cell office:value-type="string" calcext:value-type="string">
            <text:p>0xadd7abee5483dfe3be4fd2acff60f1d88fd42d03</text:p>
          </table:table-cell>
          <table:table-cell office:value-type="float" office:value="35.86225867" calcext:value-type="float">
            <text:p>35.86225867</text:p>
          </table:table-cell>
          <table:table-cell/>
        </table:table-row>
        <table:table-row table:style-name="ro1">
          <table:table-cell office:value-type="string" calcext:value-type="string">
            <text:p>0x2283e0b2672f2fea641436cee0bac44e209737bf</text:p>
          </table:table-cell>
          <table:table-cell office:value-type="float" office:value="35.85576971" calcext:value-type="float">
            <text:p>35.85576971</text:p>
          </table:table-cell>
          <table:table-cell/>
        </table:table-row>
        <table:table-row table:style-name="ro1">
          <table:table-cell office:value-type="string" calcext:value-type="string">
            <text:p>0xdf0c34afbca7aace991de74e8dda4436a3437797</text:p>
          </table:table-cell>
          <table:table-cell office:value-type="float" office:value="35.7952612" calcext:value-type="float">
            <text:p>35.7952612</text:p>
          </table:table-cell>
          <table:table-cell/>
        </table:table-row>
        <table:table-row table:style-name="ro1">
          <table:table-cell office:value-type="string" calcext:value-type="string">
            <text:p>0x169da5bde60081e2edad2a8c7ec127640f19e1ad</text:p>
          </table:table-cell>
          <table:table-cell office:value-type="float" office:value="35.76591235" calcext:value-type="float">
            <text:p>35.76591235</text:p>
          </table:table-cell>
          <table:table-cell/>
        </table:table-row>
        <table:table-row table:style-name="ro1">
          <table:table-cell office:value-type="string" calcext:value-type="string">
            <text:p>0x9ab06fa8b5795180d6b071aeaa528bd98283bf12</text:p>
          </table:table-cell>
          <table:table-cell office:value-type="float" office:value="35.76512025" calcext:value-type="float">
            <text:p>35.76512025</text:p>
          </table:table-cell>
          <table:table-cell/>
        </table:table-row>
        <table:table-row table:style-name="ro1">
          <table:table-cell office:value-type="string" calcext:value-type="string">
            <text:p>0xf3ea301da9a3c4e22a3dd6dc9c7192f4e7e76f27</text:p>
          </table:table-cell>
          <table:table-cell office:value-type="float" office:value="35.6966557" calcext:value-type="float">
            <text:p>35.6966557</text:p>
          </table:table-cell>
          <table:table-cell/>
        </table:table-row>
        <table:table-row table:style-name="ro1">
          <table:table-cell office:value-type="string" calcext:value-type="string">
            <text:p>0xd642783b91fa18d624c4b0b56bd59f3d1c697053</text:p>
          </table:table-cell>
          <table:table-cell office:value-type="float" office:value="35.55953599" calcext:value-type="float">
            <text:p>35.55953599</text:p>
          </table:table-cell>
          <table:table-cell/>
        </table:table-row>
        <table:table-row table:style-name="ro1">
          <table:table-cell office:value-type="string" calcext:value-type="string">
            <text:p>0x69fec96eef8b6eb98fe999f6cdde98f38b60b662</text:p>
          </table:table-cell>
          <table:table-cell office:value-type="float" office:value="35.52024303" calcext:value-type="float">
            <text:p>35.52024303</text:p>
          </table:table-cell>
          <table:table-cell/>
        </table:table-row>
        <table:table-row table:style-name="ro1">
          <table:table-cell office:value-type="string" calcext:value-type="string">
            <text:p>0xe8e636a80a6958dd88fea98b8cc2df0032f1847f</text:p>
          </table:table-cell>
          <table:table-cell office:value-type="float" office:value="35.47034608" calcext:value-type="float">
            <text:p>35.47034608</text:p>
          </table:table-cell>
          <table:table-cell/>
        </table:table-row>
        <table:table-row table:style-name="ro1">
          <table:table-cell office:value-type="string" calcext:value-type="string">
            <text:p>0x1a12e061be0c34934ad1a79ac4bcd84b78434a4c</text:p>
          </table:table-cell>
          <table:table-cell office:value-type="float" office:value="35.4501901" calcext:value-type="float">
            <text:p>35.4501901</text:p>
          </table:table-cell>
          <table:table-cell/>
        </table:table-row>
        <table:table-row table:style-name="ro1">
          <table:table-cell office:value-type="string" calcext:value-type="string">
            <text:p>0x8ce95120debec3b293138b72b4615efdc76a01fb</text:p>
          </table:table-cell>
          <table:table-cell office:value-type="float" office:value="35.40685161" calcext:value-type="float">
            <text:p>35.40685161</text:p>
          </table:table-cell>
          <table:table-cell/>
        </table:table-row>
        <table:table-row table:style-name="ro1">
          <table:table-cell office:value-type="string" calcext:value-type="string">
            <text:p>0x0bd1a7edf43ea6e75272e325ea58e62a2623b02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0x656d5efa9800911255460c28f032b7c307f6359a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0xe93086ae18f4d7ff42db617fca85fa6e42c68bec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0x9062a91322ae5b9dbddada56ceaa74e62fb960e3</text:p>
          </table:table-cell>
          <table:table-cell office:value-type="float" office:value="34.75239578" calcext:value-type="float">
            <text:p>34.75239578</text:p>
          </table:table-cell>
          <table:table-cell/>
        </table:table-row>
        <table:table-row table:style-name="ro1">
          <table:table-cell office:value-type="string" calcext:value-type="string">
            <text:p>0x8f44378cb4cb2ee7b998c49d69e1e60b8af2f444</text:p>
          </table:table-cell>
          <table:table-cell office:value-type="float" office:value="34.72006831" calcext:value-type="float">
            <text:p>34.72006831</text:p>
          </table:table-cell>
          <table:table-cell/>
        </table:table-row>
        <table:table-row table:style-name="ro1">
          <table:table-cell office:value-type="string" calcext:value-type="string">
            <text:p>0xd085fa32b276e8d2ba65908f52a484c121c775a7</text:p>
          </table:table-cell>
          <table:table-cell office:value-type="float" office:value="34.66619665" calcext:value-type="float">
            <text:p>34.66619665</text:p>
          </table:table-cell>
          <table:table-cell/>
        </table:table-row>
        <table:table-row table:style-name="ro1">
          <table:table-cell office:value-type="string" calcext:value-type="string">
            <text:p>0xad55941edc27eab60d2fa772b2b4a598141f4ebe</text:p>
          </table:table-cell>
          <table:table-cell office:value-type="float" office:value="34.56214335" calcext:value-type="float">
            <text:p>34.56214335</text:p>
          </table:table-cell>
          <table:table-cell/>
        </table:table-row>
        <table:table-row table:style-name="ro1">
          <table:table-cell office:value-type="string" calcext:value-type="string">
            <text:p>0x87408ec19345cf851158505280dba86c01b1177e</text:p>
          </table:table-cell>
          <table:table-cell office:value-type="float" office:value="34.50809301" calcext:value-type="float">
            <text:p>34.50809301</text:p>
          </table:table-cell>
          <table:table-cell/>
        </table:table-row>
        <table:table-row table:style-name="ro1">
          <table:table-cell office:value-type="string" calcext:value-type="string">
            <text:p>0x149a684a5fc90d351b2de9fa9037c8a633f22b93</text:p>
          </table:table-cell>
          <table:table-cell office:value-type="float" office:value="34.38430422" calcext:value-type="float">
            <text:p>34.38430422</text:p>
          </table:table-cell>
          <table:table-cell/>
        </table:table-row>
        <table:table-row table:style-name="ro1">
          <table:table-cell office:value-type="string" calcext:value-type="string">
            <text:p>0x94e29d20cae5041279a1756485458d1e30d366f3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0x38f17bb3fae2ae5f83f984909fabd491da4f96f9</text:p>
          </table:table-cell>
          <table:table-cell office:value-type="float" office:value="33.99781546" calcext:value-type="float">
            <text:p>33.99781546</text:p>
          </table:table-cell>
          <table:table-cell/>
        </table:table-row>
        <table:table-row table:style-name="ro1">
          <table:table-cell office:value-type="string" calcext:value-type="string">
            <text:p>0xfd5ff07c22ffe7064e6c3f0ca212bbcda7f86933</text:p>
          </table:table-cell>
          <table:table-cell office:value-type="float" office:value="33.90498631" calcext:value-type="float">
            <text:p>33.90498631</text:p>
          </table:table-cell>
          <table:table-cell/>
        </table:table-row>
        <table:table-row table:style-name="ro1">
          <table:table-cell office:value-type="string" calcext:value-type="string">
            <text:p>0x04c0b6775e37160fa96dfd0780d4586f47877e53</text:p>
          </table:table-cell>
          <table:table-cell office:value-type="float" office:value="33.81427283" calcext:value-type="float">
            <text:p>33.81427283</text:p>
          </table:table-cell>
          <table:table-cell/>
        </table:table-row>
        <table:table-row table:style-name="ro1">
          <table:table-cell office:value-type="string" calcext:value-type="string">
            <text:p>0x5b25b40717d182ee54ce6bd2d31326657a413ec4</text:p>
          </table:table-cell>
          <table:table-cell office:value-type="float" office:value="33.57461882" calcext:value-type="float">
            <text:p>33.57461882</text:p>
          </table:table-cell>
          <table:table-cell/>
        </table:table-row>
        <table:table-row table:style-name="ro1">
          <table:table-cell office:value-type="string" calcext:value-type="string">
            <text:p>0x2bd706938bcf1f34fd27a4093335c067a31b4fe4</text:p>
          </table:table-cell>
          <table:table-cell office:value-type="float" office:value="33.44920234" calcext:value-type="float">
            <text:p>33.44920234</text:p>
          </table:table-cell>
          <table:table-cell/>
        </table:table-row>
        <table:table-row table:style-name="ro1">
          <table:table-cell office:value-type="string" calcext:value-type="string">
            <text:p>0xabe28ec120ec68d32e2cc2a7a712cbc7a3c4f25c</text:p>
          </table:table-cell>
          <table:table-cell office:value-type="float" office:value="33.42094776" calcext:value-type="float">
            <text:p>33.42094776</text:p>
          </table:table-cell>
          <table:table-cell/>
        </table:table-row>
        <table:table-row table:style-name="ro1">
          <table:table-cell office:value-type="string" calcext:value-type="string">
            <text:p>0x0efa7a108bef5b7f1aaeaf65d1fbc3ab7ef0ed86</text:p>
          </table:table-cell>
          <table:table-cell office:value-type="float" office:value="33.38524005" calcext:value-type="float">
            <text:p>33.38524005</text:p>
          </table:table-cell>
          <table:table-cell/>
        </table:table-row>
        <table:table-row table:style-name="ro1">
          <table:table-cell office:value-type="string" calcext:value-type="string">
            <text:p>0xdf5d5b0f1c9375d338fde44200293475122d40d2</text:p>
          </table:table-cell>
          <table:table-cell office:value-type="float" office:value="33.09026844" calcext:value-type="float">
            <text:p>33.09026844</text:p>
          </table:table-cell>
          <table:table-cell/>
        </table:table-row>
        <table:table-row table:style-name="ro1">
          <table:table-cell office:value-type="string" calcext:value-type="string">
            <text:p>0x68ead89f90c2b2fc93a9c3e4889afceab35b1560</text:p>
          </table:table-cell>
          <table:table-cell office:value-type="float" office:value="33.01816121" calcext:value-type="float">
            <text:p>33.01816121</text:p>
          </table:table-cell>
          <table:table-cell/>
        </table:table-row>
        <table:table-row table:style-name="ro1">
          <table:table-cell office:value-type="string" calcext:value-type="string">
            <text:p>0x63d7f27ae07c3b770f0d01fe8c4933da30d24394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0x7e48606b6873b63b3f223b3cb70d2281203067b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0x8cd45aa65f40729be253b490524cd9f7a5b9bb5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0xfca34ccf5b2f55ea4f95c01208eff5e3e2ecd82b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0x00013540a0306cc3d0bd508225341f2f57245bf9</text:p>
          </table:table-cell>
          <table:table-cell office:value-type="float" office:value="32.90355576" calcext:value-type="float">
            <text:p>32.90355576</text:p>
          </table:table-cell>
          <table:table-cell/>
        </table:table-row>
        <table:table-row table:style-name="ro1">
          <table:table-cell office:value-type="string" calcext:value-type="string">
            <text:p>0xeefc386c7bd87c37c727c537c494069e6859feae</text:p>
          </table:table-cell>
          <table:table-cell office:value-type="float" office:value="32.89993105" calcext:value-type="float">
            <text:p>32.89993105</text:p>
          </table:table-cell>
          <table:table-cell/>
        </table:table-row>
        <table:table-row table:style-name="ro1">
          <table:table-cell office:value-type="string" calcext:value-type="string">
            <text:p>0x4818d396f7145a5dfd4e8abc71d0ed34e81a7052</text:p>
          </table:table-cell>
          <table:table-cell office:value-type="float" office:value="32.82168361" calcext:value-type="float">
            <text:p>32.82168361</text:p>
          </table:table-cell>
          <table:table-cell/>
        </table:table-row>
        <table:table-row table:style-name="ro1">
          <table:table-cell office:value-type="string" calcext:value-type="string">
            <text:p>0xcf0a4c1316473c230c300e1c307b93b4fbca7d94</text:p>
          </table:table-cell>
          <table:table-cell office:value-type="float" office:value="32.36006394" calcext:value-type="float">
            <text:p>32.36006394</text:p>
          </table:table-cell>
          <table:table-cell/>
        </table:table-row>
        <table:table-row table:style-name="ro1">
          <table:table-cell office:value-type="string" calcext:value-type="string">
            <text:p>0xef88c534a201b05e90dc8960db700c5be493129b</text:p>
          </table:table-cell>
          <table:table-cell office:value-type="float" office:value="32.33477792" calcext:value-type="float">
            <text:p>32.33477792</text:p>
          </table:table-cell>
          <table:table-cell/>
        </table:table-row>
        <table:table-row table:style-name="ro1">
          <table:table-cell office:value-type="string" calcext:value-type="string">
            <text:p>0x7e84dc2e73d34e7f94267fbaae61e01b96a1353f</text:p>
          </table:table-cell>
          <table:table-cell office:value-type="float" office:value="32.31372434" calcext:value-type="float">
            <text:p>32.31372434</text:p>
          </table:table-cell>
          <table:table-cell/>
        </table:table-row>
        <table:table-row table:style-name="ro1">
          <table:table-cell office:value-type="string" calcext:value-type="string">
            <text:p>0x669de89d61215d567a1a6e357cb0ca2da7b9fbb8</text:p>
          </table:table-cell>
          <table:table-cell office:value-type="float" office:value="32.29443357" calcext:value-type="float">
            <text:p>32.29443357</text:p>
          </table:table-cell>
          <table:table-cell/>
        </table:table-row>
        <table:table-row table:style-name="ro1">
          <table:table-cell office:value-type="string" calcext:value-type="string">
            <text:p>0x0a07a82d9fc54bd64b2f330dbe2f435e50ff9e6c</text:p>
          </table:table-cell>
          <table:table-cell office:value-type="float" office:value="32.2749721" calcext:value-type="float">
            <text:p>32.2749721</text:p>
          </table:table-cell>
          <table:table-cell/>
        </table:table-row>
        <table:table-row table:style-name="ro1">
          <table:table-cell office:value-type="string" calcext:value-type="string">
            <text:p>0x1a66e5d621f6c4a21cf0d6529822cebd13034134</text:p>
          </table:table-cell>
          <table:table-cell office:value-type="float" office:value="32.24607074" calcext:value-type="float">
            <text:p>32.24607074</text:p>
          </table:table-cell>
          <table:table-cell/>
        </table:table-row>
        <table:table-row table:style-name="ro1">
          <table:table-cell office:value-type="string" calcext:value-type="string">
            <text:p>0x797edd44e4e1a4ede690b0209ee3d6519cab4c9c</text:p>
          </table:table-cell>
          <table:table-cell office:value-type="float" office:value="32.2154037" calcext:value-type="float">
            <text:p>32.2154037</text:p>
          </table:table-cell>
          <table:table-cell/>
        </table:table-row>
        <table:table-row table:style-name="ro1">
          <table:table-cell office:value-type="string" calcext:value-type="string">
            <text:p>0x0c1686eb852ed4783422b4196fef20049bbd6dac</text:p>
          </table:table-cell>
          <table:table-cell office:value-type="float" office:value="32.07759901" calcext:value-type="float">
            <text:p>32.07759901</text:p>
          </table:table-cell>
          <table:table-cell/>
        </table:table-row>
        <table:table-row table:style-name="ro1">
          <table:table-cell office:value-type="string" calcext:value-type="string">
            <text:p>0x3d2a7ca8136d31f7804c5068679d526ab604bd7c</text:p>
          </table:table-cell>
          <table:table-cell office:value-type="float" office:value="31.8705451" calcext:value-type="float">
            <text:p>31.8705451</text:p>
          </table:table-cell>
          <table:table-cell/>
        </table:table-row>
        <table:table-row table:style-name="ro1">
          <table:table-cell office:value-type="string" calcext:value-type="string">
            <text:p>0x1dcfb7bc5dc288b40fbd3b8fd138a16394bd1499</text:p>
          </table:table-cell>
          <table:table-cell office:value-type="float" office:value="31.86717059" calcext:value-type="float">
            <text:p>31.86717059</text:p>
          </table:table-cell>
          <table:table-cell/>
        </table:table-row>
        <table:table-row table:style-name="ro1">
          <table:table-cell office:value-type="string" calcext:value-type="string">
            <text:p>0x70080b97adcea5442346bbad07fe82bc23f2423d</text:p>
          </table:table-cell>
          <table:table-cell office:value-type="float" office:value="31.7806779" calcext:value-type="float">
            <text:p>31.7806779</text:p>
          </table:table-cell>
          <table:table-cell/>
        </table:table-row>
        <table:table-row table:style-name="ro1">
          <table:table-cell office:value-type="string" calcext:value-type="string">
            <text:p>0x0a27b53214a47ab2e6da835a5d73c95fcc20659b</text:p>
          </table:table-cell>
          <table:table-cell office:value-type="float" office:value="31.77890047" calcext:value-type="float">
            <text:p>31.77890047</text:p>
          </table:table-cell>
          <table:table-cell/>
        </table:table-row>
        <table:table-row table:style-name="ro1">
          <table:table-cell office:value-type="string" calcext:value-type="string">
            <text:p>0x9a3356ddde6cd9c84aa2f06ca6ac4554ba0acea3</text:p>
          </table:table-cell>
          <table:table-cell office:value-type="float" office:value="31.70944193" calcext:value-type="float">
            <text:p>31.70944193</text:p>
          </table:table-cell>
          <table:table-cell/>
        </table:table-row>
        <table:table-row table:style-name="ro1">
          <table:table-cell office:value-type="string" calcext:value-type="string">
            <text:p>0x165a81d2e895b81df916d09ca824a0d9643cb885</text:p>
          </table:table-cell>
          <table:table-cell office:value-type="float" office:value="31.52332369" calcext:value-type="float">
            <text:p>31.52332369</text:p>
          </table:table-cell>
          <table:table-cell/>
        </table:table-row>
        <table:table-row table:style-name="ro1">
          <table:table-cell office:value-type="string" calcext:value-type="string">
            <text:p>0x38243b95ca46fc48df2748e25319df64c179c520</text:p>
          </table:table-cell>
          <table:table-cell office:value-type="float" office:value="31.50899185" calcext:value-type="float">
            <text:p>31.50899185</text:p>
          </table:table-cell>
          <table:table-cell/>
        </table:table-row>
        <table:table-row table:style-name="ro1">
          <table:table-cell office:value-type="string" calcext:value-type="string">
            <text:p>0xd9c8a566924fc938a08d697d32cd91be2679c52d</text:p>
          </table:table-cell>
          <table:table-cell office:value-type="float" office:value="31.48977204" calcext:value-type="float">
            <text:p>31.48977204</text:p>
          </table:table-cell>
          <table:table-cell/>
        </table:table-row>
        <table:table-row table:style-name="ro1">
          <table:table-cell office:value-type="string" calcext:value-type="string">
            <text:p>0xa30575fc4f6d9dc8334c4c253fc82d698e87f54b</text:p>
          </table:table-cell>
          <table:table-cell office:value-type="float" office:value="31.42709078" calcext:value-type="float">
            <text:p>31.42709078</text:p>
          </table:table-cell>
          <table:table-cell/>
        </table:table-row>
        <table:table-row table:style-name="ro1">
          <table:table-cell office:value-type="string" calcext:value-type="string">
            <text:p>0x2fbb0381315aab116343dc0754e9260956f199de</text:p>
          </table:table-cell>
          <table:table-cell office:value-type="float" office:value="31.34417374" calcext:value-type="float">
            <text:p>31.34417374</text:p>
          </table:table-cell>
          <table:table-cell/>
        </table:table-row>
        <table:table-row table:style-name="ro1">
          <table:table-cell office:value-type="string" calcext:value-type="string">
            <text:p>0x295681d0952a8d24f5d149af0cf2990fd84bbb62</text:p>
          </table:table-cell>
          <table:table-cell office:value-type="float" office:value="31.31109949" calcext:value-type="float">
            <text:p>31.31109949</text:p>
          </table:table-cell>
          <table:table-cell/>
        </table:table-row>
        <table:table-row table:style-name="ro1">
          <table:table-cell office:value-type="string" calcext:value-type="string">
            <text:p>0xcb9984a01d1f344875704ceef9eb7f0cd226436f</text:p>
          </table:table-cell>
          <table:table-cell office:value-type="float" office:value="31.29148778" calcext:value-type="float">
            <text:p>31.29148778</text:p>
          </table:table-cell>
          <table:table-cell/>
        </table:table-row>
        <table:table-row table:style-name="ro1">
          <table:table-cell office:value-type="string" calcext:value-type="string">
            <text:p>0xddb6adb818f73ab79e66b41cb430005a6834e4cd</text:p>
          </table:table-cell>
          <table:table-cell office:value-type="float" office:value="31.19204955" calcext:value-type="float">
            <text:p>31.19204955</text:p>
          </table:table-cell>
          <table:table-cell/>
        </table:table-row>
        <table:table-row table:style-name="ro1">
          <table:table-cell office:value-type="string" calcext:value-type="string">
            <text:p>0x654f1ed689b1125d93ea403c9c32e545f79807dd</text:p>
          </table:table-cell>
          <table:table-cell office:value-type="float" office:value="31.12338286" calcext:value-type="float">
            <text:p>31.12338286</text:p>
          </table:table-cell>
          <table:table-cell/>
        </table:table-row>
        <table:table-row table:style-name="ro1">
          <table:table-cell office:value-type="string" calcext:value-type="string">
            <text:p>0x2ddba781babba5cd9b239bfdd047242a49fbe48d</text:p>
          </table:table-cell>
          <table:table-cell office:value-type="float" office:value="31.09603899" calcext:value-type="float">
            <text:p>31.09603899</text:p>
          </table:table-cell>
          <table:table-cell/>
        </table:table-row>
        <table:table-row table:style-name="ro1">
          <table:table-cell office:value-type="string" calcext:value-type="string">
            <text:p>0x1d68a8dc11679d5e868bf26139f95fd35182dbf0</text:p>
          </table:table-cell>
          <table:table-cell office:value-type="float" office:value="31.02876237" calcext:value-type="float">
            <text:p>31.02876237</text:p>
          </table:table-cell>
          <table:table-cell/>
        </table:table-row>
        <table:table-row table:style-name="ro1">
          <table:table-cell office:value-type="string" calcext:value-type="string">
            <text:p>0x4f595503b6e06cb4fa0db57d482f42e00c44d11a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0x9ed50782d5ca9ec01c4cfb693c223561b3e6aa6b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0xfbe0cd6f69f0f09197fcbb6f12772394ec0c2258</text:p>
          </table:table-cell>
          <table:table-cell office:value-type="float" office:value="30.95178266" calcext:value-type="float">
            <text:p>30.95178266</text:p>
          </table:table-cell>
          <table:table-cell/>
        </table:table-row>
        <table:table-row table:style-name="ro1">
          <table:table-cell office:value-type="string" calcext:value-type="string">
            <text:p>0x0a27ddbd9e69f7ec7e50e330eebf09a3daa0fd43</text:p>
          </table:table-cell>
          <table:table-cell office:value-type="float" office:value="30.87417119" calcext:value-type="float">
            <text:p>30.87417119</text:p>
          </table:table-cell>
          <table:table-cell/>
        </table:table-row>
        <table:table-row table:style-name="ro1">
          <table:table-cell office:value-type="string" calcext:value-type="string">
            <text:p>0x7cf2f8eaf7b0416f8aeb4ed78e7fcee11e28123d</text:p>
          </table:table-cell>
          <table:table-cell office:value-type="float" office:value="30.85050209" calcext:value-type="float">
            <text:p>30.85050209</text:p>
          </table:table-cell>
          <table:table-cell/>
        </table:table-row>
        <table:table-row table:style-name="ro1">
          <table:table-cell office:value-type="string" calcext:value-type="string">
            <text:p>0xfa124811a0cc99d0b45c8d0875f356b9c2ab188d</text:p>
          </table:table-cell>
          <table:table-cell office:value-type="float" office:value="30.81732251" calcext:value-type="float">
            <text:p>30.81732251</text:p>
          </table:table-cell>
          <table:table-cell/>
        </table:table-row>
        <table:table-row table:style-name="ro1">
          <table:table-cell office:value-type="string" calcext:value-type="string">
            <text:p>0xf40e219c8fbf5f637693af91cccd989f8a65c46e</text:p>
          </table:table-cell>
          <table:table-cell office:value-type="float" office:value="30.81031179" calcext:value-type="float">
            <text:p>30.81031179</text:p>
          </table:table-cell>
          <table:table-cell/>
        </table:table-row>
        <table:table-row table:style-name="ro1">
          <table:table-cell office:value-type="string" calcext:value-type="string">
            <text:p>0xc484a2dce7822ce0f9179dd835c097baf4ed6ab1</text:p>
          </table:table-cell>
          <table:table-cell office:value-type="float" office:value="30.72345175" calcext:value-type="float">
            <text:p>30.72345175</text:p>
          </table:table-cell>
          <table:table-cell/>
        </table:table-row>
        <table:table-row table:style-name="ro1">
          <table:table-cell office:value-type="string" calcext:value-type="string">
            <text:p>0xce1cd6a333a312f5c9263e2731dd3ed287264c2b</text:p>
          </table:table-cell>
          <table:table-cell office:value-type="float" office:value="30.7149" calcext:value-type="float">
            <text:p>30.7149</text:p>
          </table:table-cell>
          <table:table-cell/>
        </table:table-row>
        <table:table-row table:style-name="ro1">
          <table:table-cell office:value-type="string" calcext:value-type="string">
            <text:p>0xa7cb3c2e83b0f51bf3b88030cef2a6a11e567f32</text:p>
          </table:table-cell>
          <table:table-cell office:value-type="float" office:value="30.7" calcext:value-type="float">
            <text:p>30.7</text:p>
          </table:table-cell>
          <table:table-cell/>
        </table:table-row>
        <table:table-row table:style-name="ro1">
          <table:table-cell office:value-type="string" calcext:value-type="string">
            <text:p>0x3e65ddbea3c58a2d4e1f31d06f1121f41611a60a</text:p>
          </table:table-cell>
          <table:table-cell office:value-type="float" office:value="30.69872915" calcext:value-type="float">
            <text:p>30.69872915</text:p>
          </table:table-cell>
          <table:table-cell/>
        </table:table-row>
        <table:table-row table:style-name="ro1">
          <table:table-cell office:value-type="string" calcext:value-type="string">
            <text:p>0xc82b1af659423a8374a110b1a5f42b2eb701658a</text:p>
          </table:table-cell>
          <table:table-cell office:value-type="float" office:value="30.6717876" calcext:value-type="float">
            <text:p>30.6717876</text:p>
          </table:table-cell>
          <table:table-cell/>
        </table:table-row>
        <table:table-row table:style-name="ro1">
          <table:table-cell office:value-type="string" calcext:value-type="string">
            <text:p>0x292900c7d2a31114869089001249b7828e243411</text:p>
          </table:table-cell>
          <table:table-cell office:value-type="float" office:value="30.5978146" calcext:value-type="float">
            <text:p>30.5978146</text:p>
          </table:table-cell>
          <table:table-cell/>
        </table:table-row>
        <table:table-row table:style-name="ro1">
          <table:table-cell office:value-type="string" calcext:value-type="string">
            <text:p>0xf675b6da7457a42f88fde78d4e53b14965866b70</text:p>
          </table:table-cell>
          <table:table-cell office:value-type="float" office:value="30.55901443" calcext:value-type="float">
            <text:p>30.55901443</text:p>
          </table:table-cell>
          <table:table-cell/>
        </table:table-row>
        <table:table-row table:style-name="ro1">
          <table:table-cell office:value-type="string" calcext:value-type="string">
            <text:p>0x91bc5c4918c4db8a66f8df78d63eafa0410ffed7</text:p>
          </table:table-cell>
          <table:table-cell office:value-type="float" office:value="30.51600902" calcext:value-type="float">
            <text:p>30.51600902</text:p>
          </table:table-cell>
          <table:table-cell/>
        </table:table-row>
        <table:table-row table:style-name="ro1">
          <table:table-cell office:value-type="string" calcext:value-type="string">
            <text:p>0xd52dcb0eb5704b8deb6c64a8b0596a9f4ba69658</text:p>
          </table:table-cell>
          <table:table-cell office:value-type="float" office:value="30.51213968" calcext:value-type="float">
            <text:p>30.51213968</text:p>
          </table:table-cell>
          <table:table-cell/>
        </table:table-row>
        <table:table-row table:style-name="ro1">
          <table:table-cell office:value-type="string" calcext:value-type="string">
            <text:p>0x12b98ec3bf44c8d62062dea9a1aad795c662c465</text:p>
          </table:table-cell>
          <table:table-cell office:value-type="float" office:value="30.4940651" calcext:value-type="float">
            <text:p>30.4940651</text:p>
          </table:table-cell>
          <table:table-cell/>
        </table:table-row>
        <table:table-row table:style-name="ro1">
          <table:table-cell office:value-type="string" calcext:value-type="string">
            <text:p>0x5485d6499a7df7f1ee7ccce1e71bba5f6ba4fd27</text:p>
          </table:table-cell>
          <table:table-cell office:value-type="float" office:value="30.27295577" calcext:value-type="float">
            <text:p>30.27295577</text:p>
          </table:table-cell>
          <table:table-cell/>
        </table:table-row>
        <table:table-row table:style-name="ro1">
          <table:table-cell office:value-type="string" calcext:value-type="string">
            <text:p>0x15d9d2d2be86f374f600290ef5343d5c26fea3a3</text:p>
          </table:table-cell>
          <table:table-cell office:value-type="float" office:value="30.23617793" calcext:value-type="float">
            <text:p>30.23617793</text:p>
          </table:table-cell>
          <table:table-cell/>
        </table:table-row>
        <table:table-row table:style-name="ro1">
          <table:table-cell office:value-type="string" calcext:value-type="string">
            <text:p>0x2bdf1cd6bb75e0c9cab280f7c118c26ae8fcc50f</text:p>
          </table:table-cell>
          <table:table-cell office:value-type="float" office:value="30.11764034" calcext:value-type="float">
            <text:p>30.11764034</text:p>
          </table:table-cell>
          <table:table-cell/>
        </table:table-row>
        <table:table-row table:style-name="ro1">
          <table:table-cell office:value-type="string" calcext:value-type="string">
            <text:p>0xfac79f7c7a92b8d423564425c70dec9239c1a4ab</text:p>
          </table:table-cell>
          <table:table-cell office:value-type="float" office:value="30.03745805" calcext:value-type="float">
            <text:p>30.03745805</text:p>
          </table:table-cell>
          <table:table-cell/>
        </table:table-row>
        <table:table-row table:style-name="ro1">
          <table:table-cell office:value-type="string" calcext:value-type="string">
            <text:p>0x11b9ba927004105b49ecb27daed107e67fdd515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0x183cc626dc526b6448f0a887966ba5c47082b79c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0x2c2a8b8a8b6f99001a12fe326fd8442c8fdb97b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0x3639b7614b6bd9baf7f27b31f9da92025ca0a94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0x379a72a9648865ce7798550c7fb5ebefe498c87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0x421ddc7cb164a91e65a0acf1d8f2e95980db42c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0x56a3abe8b7a4525d0f6530a5be261c41852e69d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0x5b32edc9f0447b8cf2f02c5f28b37df013e7f64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0x6269f2c9d23cdf31240b633bd9a9c96006d9b2dc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0x752d9b382aee170e9f0dfd61b2b0c81ac4483e0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0x7a4bcfd3c7e51eed30a837f258b71b3e5ff33a39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0x80cfbb785bbc30ce0c4de25d36b04bbcdf9bd96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0x8b0fdfebe3ed032120bd428534fa594558d538cb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0x8cc40e53dc707577d073a7dc5008a34e2aabc8d9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0x95b0dae9486fc80bd0eca08217892e376db376e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0x977cd480dbf2b6cd864dd3e5b8badfd36ea66bd3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0x9f248ade75d3e4fb783edde4595d0475cd9e3c8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0x9f584583e61841fbc36ad3db22a62373c12fae5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0xa1ce7bba231c9e190d02750ac71e83ba2dcb585b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0xbbe672d9c50fff521378c6c5d79d0343b5e315a9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0xc2dd4fe1290e420b0ab2506ded45bba3234d53e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0xcc24ee77a3665af8bec0b9376d59d582bf6bdc33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0xd8e45d7dd2c79ce6ec24e5e010f564dfbbe818b9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0xe9bacab97873d4e9914b15043107a102b3ac2b4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0xf6dc94453e0b8013ac304b030d7c67a93b8a257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0x727823ae97e383dcf575c157f2c4f14bdc526c2b</text:p>
          </table:table-cell>
          <table:table-cell office:value-type="float" office:value="29.70571817" calcext:value-type="float">
            <text:p>29.70571817</text:p>
          </table:table-cell>
          <table:table-cell/>
        </table:table-row>
        <table:table-row table:style-name="ro1">
          <table:table-cell office:value-type="string" calcext:value-type="string">
            <text:p>0xdaa97fc3b6e833f084aaac64c396fe485ebb05fe</text:p>
          </table:table-cell>
          <table:table-cell office:value-type="float" office:value="29.67324822" calcext:value-type="float">
            <text:p>29.67324822</text:p>
          </table:table-cell>
          <table:table-cell/>
        </table:table-row>
        <table:table-row table:style-name="ro1">
          <table:table-cell office:value-type="string" calcext:value-type="string">
            <text:p>0x0e2d88af9561d25bedbe6381a7e5f25835e23b11</text:p>
          </table:table-cell>
          <table:table-cell office:value-type="float" office:value="29.64119747" calcext:value-type="float">
            <text:p>29.64119747</text:p>
          </table:table-cell>
          <table:table-cell/>
        </table:table-row>
        <table:table-row table:style-name="ro1">
          <table:table-cell office:value-type="string" calcext:value-type="string">
            <text:p>0xacb733923bddb5f83c9ea9824d0b137380dc9ddf</text:p>
          </table:table-cell>
          <table:table-cell office:value-type="float" office:value="29.56468066" calcext:value-type="float">
            <text:p>29.56468066</text:p>
          </table:table-cell>
          <table:table-cell/>
        </table:table-row>
        <table:table-row table:style-name="ro1">
          <table:table-cell office:value-type="string" calcext:value-type="string">
            <text:p>0xb97ecf5d7013265f86d09b78deb5a2edbb18fdcf</text:p>
          </table:table-cell>
          <table:table-cell office:value-type="float" office:value="29.52192276" calcext:value-type="float">
            <text:p>29.52192276</text:p>
          </table:table-cell>
          <table:table-cell/>
        </table:table-row>
        <table:table-row table:style-name="ro1">
          <table:table-cell office:value-type="string" calcext:value-type="string">
            <text:p>0x24c369e31829da41f3bc4042ff50e3425cd56a0d</text:p>
          </table:table-cell>
          <table:table-cell office:value-type="float" office:value="29.48309441" calcext:value-type="float">
            <text:p>29.48309441</text:p>
          </table:table-cell>
          <table:table-cell/>
        </table:table-row>
        <table:table-row table:style-name="ro1">
          <table:table-cell office:value-type="string" calcext:value-type="string">
            <text:p>0xaf9e08a13f43220bac78270d09664a0facf767dc</text:p>
          </table:table-cell>
          <table:table-cell office:value-type="float" office:value="29.36904184" calcext:value-type="float">
            <text:p>29.36904184</text:p>
          </table:table-cell>
          <table:table-cell/>
        </table:table-row>
        <table:table-row table:style-name="ro1">
          <table:table-cell office:value-type="string" calcext:value-type="string">
            <text:p>0xf9c1263b052d9982043ba173bbf81ada098e90cc</text:p>
          </table:table-cell>
          <table:table-cell office:value-type="float" office:value="29.20616337" calcext:value-type="float">
            <text:p>29.20616337</text:p>
          </table:table-cell>
          <table:table-cell/>
        </table:table-row>
        <table:table-row table:style-name="ro1">
          <table:table-cell office:value-type="string" calcext:value-type="string">
            <text:p>0xffbe954becb75bf1541ffe932dead0b3491ae928</text:p>
          </table:table-cell>
          <table:table-cell office:value-type="float" office:value="29.17449658" calcext:value-type="float">
            <text:p>29.17449658</text:p>
          </table:table-cell>
          <table:table-cell/>
        </table:table-row>
        <table:table-row table:style-name="ro1">
          <table:table-cell office:value-type="string" calcext:value-type="string">
            <text:p>0x6bb237fd3daabf286dec45720ce369a0f98161a1</text:p>
          </table:table-cell>
          <table:table-cell office:value-type="float" office:value="29.15305574" calcext:value-type="float">
            <text:p>29.15305574</text:p>
          </table:table-cell>
          <table:table-cell/>
        </table:table-row>
        <table:table-row table:style-name="ro1">
          <table:table-cell office:value-type="string" calcext:value-type="string">
            <text:p>0x4109b557eadb698bc309810857312064d404c784</text:p>
          </table:table-cell>
          <table:table-cell office:value-type="float" office:value="29.05144448" calcext:value-type="float">
            <text:p>29.05144448</text:p>
          </table:table-cell>
          <table:table-cell/>
        </table:table-row>
        <table:table-row table:style-name="ro1">
          <table:table-cell office:value-type="string" calcext:value-type="string">
            <text:p>0x75d342538828948a33bb13fcccb8e72cd045866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0x3cd06c0950464f6478b569260f20c92c5d505f5d</text:p>
          </table:table-cell>
          <table:table-cell office:value-type="float" office:value="28.97948537" calcext:value-type="float">
            <text:p>28.97948537</text:p>
          </table:table-cell>
          <table:table-cell/>
        </table:table-row>
        <table:table-row table:style-name="ro1">
          <table:table-cell office:value-type="string" calcext:value-type="string">
            <text:p>0xfa9746a9e813ab18a7e1cc09bce6fa9bfd4a7f17</text:p>
          </table:table-cell>
          <table:table-cell office:value-type="float" office:value="28.7338409" calcext:value-type="float">
            <text:p>28.7338409</text:p>
          </table:table-cell>
          <table:table-cell/>
        </table:table-row>
        <table:table-row table:style-name="ro1">
          <table:table-cell office:value-type="string" calcext:value-type="string">
            <text:p>0xd7ade64075bcd03b43ccf61a1e1b3b49979d2d95</text:p>
          </table:table-cell>
          <table:table-cell office:value-type="float" office:value="28.65500503" calcext:value-type="float">
            <text:p>28.65500503</text:p>
          </table:table-cell>
          <table:table-cell/>
        </table:table-row>
        <table:table-row table:style-name="ro1">
          <table:table-cell office:value-type="string" calcext:value-type="string">
            <text:p>0xd276ba5b792528c37d9aeaf679544fb7a34147da</text:p>
          </table:table-cell>
          <table:table-cell office:value-type="float" office:value="28.50426109" calcext:value-type="float">
            <text:p>28.50426109</text:p>
          </table:table-cell>
          <table:table-cell/>
        </table:table-row>
        <table:table-row table:style-name="ro1">
          <table:table-cell office:value-type="string" calcext:value-type="string">
            <text:p>0x70df3aa689321661abcf000dbd57384d0a295937</text:p>
          </table:table-cell>
          <table:table-cell office:value-type="float" office:value="28.39923053" calcext:value-type="float">
            <text:p>28.39923053</text:p>
          </table:table-cell>
          <table:table-cell/>
        </table:table-row>
        <table:table-row table:style-name="ro1">
          <table:table-cell office:value-type="string" calcext:value-type="string">
            <text:p>0xda7849ab26db43bce94a96a5526fc8798995df8a</text:p>
          </table:table-cell>
          <table:table-cell office:value-type="float" office:value="28.16931142" calcext:value-type="float">
            <text:p>28.16931142</text:p>
          </table:table-cell>
          <table:table-cell/>
        </table:table-row>
        <table:table-row table:style-name="ro1">
          <table:table-cell office:value-type="string" calcext:value-type="string">
            <text:p>0xac0c1b6d240396db9ac3f7cb88dae8118d1f91a7</text:p>
          </table:table-cell>
          <table:table-cell office:value-type="float" office:value="28.00323913" calcext:value-type="float">
            <text:p>28.00323913</text:p>
          </table:table-cell>
          <table:table-cell/>
        </table:table-row>
        <table:table-row table:style-name="ro1">
          <table:table-cell office:value-type="string" calcext:value-type="string">
            <text:p>0x1042fb593488b58eb445750602ffe74822ad865f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0xd6fe5c3c5cb22e0a1f0717cb6dff0b43e3706f0b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0x6a2defb7dc7fd0b3e0c0f8dfc1b6f14a1469e8e7</text:p>
          </table:table-cell>
          <table:table-cell office:value-type="float" office:value="27.80470723" calcext:value-type="float">
            <text:p>27.80470723</text:p>
          </table:table-cell>
          <table:table-cell/>
        </table:table-row>
        <table:table-row table:style-name="ro1">
          <table:table-cell office:value-type="string" calcext:value-type="string">
            <text:p>0x0d7a4c71d11eea76cef88ff3707ab30eba526c16</text:p>
          </table:table-cell>
          <table:table-cell office:value-type="float" office:value="27.78680557" calcext:value-type="float">
            <text:p>27.78680557</text:p>
          </table:table-cell>
          <table:table-cell/>
        </table:table-row>
        <table:table-row table:style-name="ro1">
          <table:table-cell office:value-type="string" calcext:value-type="string">
            <text:p>0x2f7ce32e35f33faf369f92ab20d3db22d689196d</text:p>
          </table:table-cell>
          <table:table-cell office:value-type="float" office:value="27.6682351" calcext:value-type="float">
            <text:p>27.6682351</text:p>
          </table:table-cell>
          <table:table-cell/>
        </table:table-row>
        <table:table-row table:style-name="ro1">
          <table:table-cell office:value-type="string" calcext:value-type="string">
            <text:p>0x38de13c0d6af0f87c4ad433de6d581333b501c75</text:p>
          </table:table-cell>
          <table:table-cell office:value-type="float" office:value="27.60438061" calcext:value-type="float">
            <text:p>27.60438061</text:p>
          </table:table-cell>
          <table:table-cell/>
        </table:table-row>
        <table:table-row table:style-name="ro1">
          <table:table-cell office:value-type="string" calcext:value-type="string">
            <text:p>0xf043a241f8b6d234be55f129de5c4f4873b5edac</text:p>
          </table:table-cell>
          <table:table-cell office:value-type="float" office:value="27.53112123" calcext:value-type="float">
            <text:p>27.53112123</text:p>
          </table:table-cell>
          <table:table-cell/>
        </table:table-row>
        <table:table-row table:style-name="ro1">
          <table:table-cell office:value-type="string" calcext:value-type="string">
            <text:p>0xe65559f8201ad43504a0f09ea23c833d4b9b1b39</text:p>
          </table:table-cell>
          <table:table-cell office:value-type="float" office:value="27.52089835" calcext:value-type="float">
            <text:p>27.52089835</text:p>
          </table:table-cell>
          <table:table-cell/>
        </table:table-row>
        <table:table-row table:style-name="ro1">
          <table:table-cell office:value-type="string" calcext:value-type="string">
            <text:p>0x839f0fd637b0d1a64c7768d411d942c40c810a45</text:p>
          </table:table-cell>
          <table:table-cell office:value-type="float" office:value="27.36832455" calcext:value-type="float">
            <text:p>27.36832455</text:p>
          </table:table-cell>
          <table:table-cell/>
        </table:table-row>
        <table:table-row table:style-name="ro1">
          <table:table-cell office:value-type="string" calcext:value-type="string">
            <text:p>0xd0711ff01f1861961125c5aee7ba7d48df2df21f</text:p>
          </table:table-cell>
          <table:table-cell office:value-type="float" office:value="27.26311913" calcext:value-type="float">
            <text:p>27.26311913</text:p>
          </table:table-cell>
          <table:table-cell/>
        </table:table-row>
        <table:table-row table:style-name="ro1">
          <table:table-cell office:value-type="string" calcext:value-type="string">
            <text:p>0x2aa27d6020a041df68b301a122ad75a6c50be806</text:p>
          </table:table-cell>
          <table:table-cell office:value-type="float" office:value="27.10899224" calcext:value-type="float">
            <text:p>27.10899224</text:p>
          </table:table-cell>
          <table:table-cell/>
        </table:table-row>
        <table:table-row table:style-name="ro1">
          <table:table-cell office:value-type="string" calcext:value-type="string">
            <text:p>0x492a4546bef61ca850a080057f31e115dfeeb2b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0x6c746e1dc1eef1697a59bbc704e6bb9a3bdba412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0xf50884b62a08cebc284ebb782d583a16a1fcdc95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0xd0b2bee4942c5371deb3feab88aecc01b4ef9cff</text:p>
          </table:table-cell>
          <table:table-cell office:value-type="float" office:value="26.79334375" calcext:value-type="float">
            <text:p>26.79334375</text:p>
          </table:table-cell>
          <table:table-cell/>
        </table:table-row>
        <table:table-row table:style-name="ro1">
          <table:table-cell office:value-type="string" calcext:value-type="string">
            <text:p>0x76bb5a2dabcb68633dff0e8ce9808ce2fbe5327d</text:p>
          </table:table-cell>
          <table:table-cell office:value-type="float" office:value="26.76525294" calcext:value-type="float">
            <text:p>26.76525294</text:p>
          </table:table-cell>
          <table:table-cell/>
        </table:table-row>
        <table:table-row table:style-name="ro1">
          <table:table-cell office:value-type="string" calcext:value-type="string">
            <text:p>0x4662ae65a71a71ce3757521b2f8b97aae5b1a7ef</text:p>
          </table:table-cell>
          <table:table-cell office:value-type="float" office:value="26.64694933" calcext:value-type="float">
            <text:p>26.64694933</text:p>
          </table:table-cell>
          <table:table-cell/>
        </table:table-row>
        <table:table-row table:style-name="ro1">
          <table:table-cell office:value-type="string" calcext:value-type="string">
            <text:p>0x3b878041d16c2a4fb1aa345beecfa82ac816e80a</text:p>
          </table:table-cell>
          <table:table-cell office:value-type="float" office:value="26.63406798" calcext:value-type="float">
            <text:p>26.63406798</text:p>
          </table:table-cell>
          <table:table-cell/>
        </table:table-row>
        <table:table-row table:style-name="ro1">
          <table:table-cell office:value-type="string" calcext:value-type="string">
            <text:p>0x27d4dccbd58d16e091a75deb39ba78de5ea71aeb</text:p>
          </table:table-cell>
          <table:table-cell office:value-type="float" office:value="26.54587436" calcext:value-type="float">
            <text:p>26.54587436</text:p>
          </table:table-cell>
          <table:table-cell/>
        </table:table-row>
        <table:table-row table:style-name="ro1">
          <table:table-cell office:value-type="string" calcext:value-type="string">
            <text:p>0xb9e3be957a9770cfcccacd5e7f595c421f527509</text:p>
          </table:table-cell>
          <table:table-cell office:value-type="float" office:value="26.497" calcext:value-type="float">
            <text:p>26.497</text:p>
          </table:table-cell>
          <table:table-cell/>
        </table:table-row>
        <table:table-row table:style-name="ro1">
          <table:table-cell office:value-type="string" calcext:value-type="string">
            <text:p>0xdfeee6c31c179f48e0b2fc353c68d858cbbfa8aa</text:p>
          </table:table-cell>
          <table:table-cell office:value-type="float" office:value="26.37867787" calcext:value-type="float">
            <text:p>26.37867787</text:p>
          </table:table-cell>
          <table:table-cell/>
        </table:table-row>
        <table:table-row table:style-name="ro1">
          <table:table-cell office:value-type="string" calcext:value-type="string">
            <text:p>0xec43992e67bf4c60903011b5368e939a95f59873</text:p>
          </table:table-cell>
          <table:table-cell office:value-type="float" office:value="26.3535382" calcext:value-type="float">
            <text:p>26.3535382</text:p>
          </table:table-cell>
          <table:table-cell/>
        </table:table-row>
        <table:table-row table:style-name="ro1">
          <table:table-cell office:value-type="string" calcext:value-type="string">
            <text:p>0x50b0c8a97467a74954b7fc12e9a826ae33326fb7</text:p>
          </table:table-cell>
          <table:table-cell office:value-type="float" office:value="26.33118835" calcext:value-type="float">
            <text:p>26.33118835</text:p>
          </table:table-cell>
          <table:table-cell/>
        </table:table-row>
        <table:table-row table:style-name="ro1">
          <table:table-cell office:value-type="string" calcext:value-type="string">
            <text:p>0xe5f4e281edbd60d331cc3d1569d1742ed8211d20</text:p>
          </table:table-cell>
          <table:table-cell office:value-type="float" office:value="26.19605463" calcext:value-type="float">
            <text:p>26.19605463</text:p>
          </table:table-cell>
          <table:table-cell/>
        </table:table-row>
        <table:table-row table:style-name="ro1">
          <table:table-cell office:value-type="string" calcext:value-type="string">
            <text:p>0x21c237500c9c23022edb3e6c92cd43c3a8f74a2f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0xb7339140a303bfd3aa7e3154cb71b11160d8de9c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0x5f92d174084f6570bae01ccd2de0713d56025ddf</text:p>
          </table:table-cell>
          <table:table-cell office:value-type="float" office:value="25.9554637" calcext:value-type="float">
            <text:p>25.9554637</text:p>
          </table:table-cell>
          <table:table-cell/>
        </table:table-row>
        <table:table-row table:style-name="ro1">
          <table:table-cell office:value-type="string" calcext:value-type="string">
            <text:p>0x6b0aa8252f9a72d8654345dfe7d467d6fb5a3ca2</text:p>
          </table:table-cell>
          <table:table-cell office:value-type="float" office:value="25.73906548" calcext:value-type="float">
            <text:p>25.73906548</text:p>
          </table:table-cell>
          <table:table-cell/>
        </table:table-row>
        <table:table-row table:style-name="ro1">
          <table:table-cell office:value-type="string" calcext:value-type="string">
            <text:p>0x3974f592a8c0a81d9fef8db5b6cf5585d6fe6398</text:p>
          </table:table-cell>
          <table:table-cell office:value-type="float" office:value="25.7081" calcext:value-type="float">
            <text:p>25.7081</text:p>
          </table:table-cell>
          <table:table-cell/>
        </table:table-row>
        <table:table-row table:style-name="ro1">
          <table:table-cell office:value-type="string" calcext:value-type="string">
            <text:p>0x4ea6e3927b563fa581d09eb9312c11c3c2a3c0cb</text:p>
          </table:table-cell>
          <table:table-cell office:value-type="float" office:value="25.62866796" calcext:value-type="float">
            <text:p>25.62866796</text:p>
          </table:table-cell>
          <table:table-cell/>
        </table:table-row>
        <table:table-row table:style-name="ro1">
          <table:table-cell office:value-type="string" calcext:value-type="string">
            <text:p>0xc84290c7b88d5fcd9adc221dea405e5e0e5070b0</text:p>
          </table:table-cell>
          <table:table-cell office:value-type="float" office:value="25.51485023" calcext:value-type="float">
            <text:p>25.51485023</text:p>
          </table:table-cell>
          <table:table-cell/>
        </table:table-row>
        <table:table-row table:style-name="ro1">
          <table:table-cell office:value-type="string" calcext:value-type="string">
            <text:p>0x0034516b93fe7587c49327fb98e486300de86931</text:p>
          </table:table-cell>
          <table:table-cell office:value-type="float" office:value="25.51323325" calcext:value-type="float">
            <text:p>25.51323325</text:p>
          </table:table-cell>
          <table:table-cell/>
        </table:table-row>
        <table:table-row table:style-name="ro1">
          <table:table-cell office:value-type="string" calcext:value-type="string">
            <text:p>0x6b8c9104c031bc24f742f52a68bbe228420557a7</text:p>
          </table:table-cell>
          <table:table-cell office:value-type="float" office:value="25.31979584" calcext:value-type="float">
            <text:p>25.31979584</text:p>
          </table:table-cell>
          <table:table-cell/>
        </table:table-row>
        <table:table-row table:style-name="ro1">
          <table:table-cell office:value-type="string" calcext:value-type="string">
            <text:p>0x9191b8a0e5e5061b06af43de1ac35f1a1a5642fd</text:p>
          </table:table-cell>
          <table:table-cell office:value-type="float" office:value="25.30910369" calcext:value-type="float">
            <text:p>25.30910369</text:p>
          </table:table-cell>
          <table:table-cell/>
        </table:table-row>
        <table:table-row table:style-name="ro1">
          <table:table-cell office:value-type="string" calcext:value-type="string">
            <text:p>0x0056cb6a4b40cc0da78511f78bd620badd8be1c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0x1a041fd86538191060cd48cb829c714707dbf31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0x1c6c921642f39d500df6d92a54734c15610e460a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0x56bba91c4bcbcfad3062d55f4bb736d6c1c78bc7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0x5cf014b4b216fa023a08ba8d2b5da649d01eabdd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0x5f933d9d9c08e01845713461f1a50f6418999619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0x76d1023cfb931c774a99e49b588e00e47345c2bf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0x7ab43c42829c1ce3001cb2d30686273a14cc87ab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0x9e7ef1cfae0b1779b80f23e2f0cf495d1c82d879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0xa1294b8a2114fb8f9d4404f83c50e4a2fed797a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0xac1521da00dfd30f45520402c2d02440bc5ca77b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0xac2e71600eea56c98ec2a56a90a63b6f5c4b658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0xb3d8ee780421f8d3c5b5c2509047264d4c1ed3a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0xc8fe6a3c6198268aa911187526ef6c42d67d468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0xe057d685d74d87bfff1aeb983ae2d87babf200ad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0xe8a470f4584322b59cc8fe8939e73093f952ead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0xd7efe0a65fa5a397a851650222663665f0e85148</text:p>
          </table:table-cell>
          <table:table-cell office:value-type="float" office:value="24.99537696" calcext:value-type="float">
            <text:p>24.99537696</text:p>
          </table:table-cell>
          <table:table-cell/>
        </table:table-row>
        <table:table-row table:style-name="ro1">
          <table:table-cell office:value-type="string" calcext:value-type="string">
            <text:p>0xb47250da9ca8858736c9802e3ae5b2c97e171853</text:p>
          </table:table-cell>
          <table:table-cell office:value-type="float" office:value="24.84725418" calcext:value-type="float">
            <text:p>24.84725418</text:p>
          </table:table-cell>
          <table:table-cell/>
        </table:table-row>
        <table:table-row table:style-name="ro1">
          <table:table-cell office:value-type="string" calcext:value-type="string">
            <text:p>0x4418387f85b94a75b4176fdc85daa2e16b21e311</text:p>
          </table:table-cell>
          <table:table-cell office:value-type="float" office:value="24.82920469" calcext:value-type="float">
            <text:p>24.82920469</text:p>
          </table:table-cell>
          <table:table-cell/>
        </table:table-row>
        <table:table-row table:style-name="ro1">
          <table:table-cell office:value-type="string" calcext:value-type="string">
            <text:p>0x4a840138b9175cff9e09e3e56231af1ea6eb6d90</text:p>
          </table:table-cell>
          <table:table-cell office:value-type="float" office:value="24.76261706" calcext:value-type="float">
            <text:p>24.76261706</text:p>
          </table:table-cell>
          <table:table-cell/>
        </table:table-row>
        <table:table-row table:style-name="ro1">
          <table:table-cell office:value-type="string" calcext:value-type="string">
            <text:p>0x59fe32643a329f562fd2d62e766d900aeda50313</text:p>
          </table:table-cell>
          <table:table-cell office:value-type="float" office:value="24.70342588" calcext:value-type="float">
            <text:p>24.70342588</text:p>
          </table:table-cell>
          <table:table-cell/>
        </table:table-row>
        <table:table-row table:style-name="ro1">
          <table:table-cell office:value-type="string" calcext:value-type="string">
            <text:p>0x66b199a4aa9b507d73dbe279136ec4e713e39dff</text:p>
          </table:table-cell>
          <table:table-cell office:value-type="float" office:value="24.54633439" calcext:value-type="float">
            <text:p>24.54633439</text:p>
          </table:table-cell>
          <table:table-cell/>
        </table:table-row>
        <table:table-row table:style-name="ro1">
          <table:table-cell office:value-type="string" calcext:value-type="string">
            <text:p>0x6d7e4bae698afb4e90c8fc02227ee7c383a8506c</text:p>
          </table:table-cell>
          <table:table-cell office:value-type="float" office:value="24.52969129" calcext:value-type="float">
            <text:p>24.52969129</text:p>
          </table:table-cell>
          <table:table-cell/>
        </table:table-row>
        <table:table-row table:style-name="ro1">
          <table:table-cell office:value-type="string" calcext:value-type="string">
            <text:p>0x29fe3fab1f4572c24ca3d207b7b1fb0aec45b146</text:p>
          </table:table-cell>
          <table:table-cell office:value-type="float" office:value="24.49193953" calcext:value-type="float">
            <text:p>24.49193953</text:p>
          </table:table-cell>
          <table:table-cell/>
        </table:table-row>
        <table:table-row table:style-name="ro1">
          <table:table-cell office:value-type="string" calcext:value-type="string">
            <text:p>0xeff0f3df7713eeed073a6abaecb5577e6392d1e2</text:p>
          </table:table-cell>
          <table:table-cell office:value-type="float" office:value="24.38593413" calcext:value-type="float">
            <text:p>24.38593413</text:p>
          </table:table-cell>
          <table:table-cell/>
        </table:table-row>
        <table:table-row table:style-name="ro1">
          <table:table-cell office:value-type="string" calcext:value-type="string">
            <text:p>0x7b64cb78d3b99d19748cf53a1158a950dac63f47</text:p>
          </table:table-cell>
          <table:table-cell office:value-type="float" office:value="24.27283544" calcext:value-type="float">
            <text:p>24.27283544</text:p>
          </table:table-cell>
          <table:table-cell/>
        </table:table-row>
        <table:table-row table:style-name="ro1">
          <table:table-cell office:value-type="string" calcext:value-type="string">
            <text:p>0xf2a704ec0fd3176b158f1d4ac7040337f7c54db3</text:p>
          </table:table-cell>
          <table:table-cell office:value-type="float" office:value="24.07211211" calcext:value-type="float">
            <text:p>24.07211211</text:p>
          </table:table-cell>
          <table:table-cell/>
        </table:table-row>
        <table:table-row table:style-name="ro1">
          <table:table-cell office:value-type="string" calcext:value-type="string">
            <text:p>0x4f01b11fcc957486bc6cc5c82922bac45407c813</text:p>
          </table:table-cell>
          <table:table-cell office:value-type="float" office:value="23.90811507" calcext:value-type="float">
            <text:p>23.90811507</text:p>
          </table:table-cell>
          <table:table-cell/>
        </table:table-row>
        <table:table-row table:style-name="ro1">
          <table:table-cell office:value-type="string" calcext:value-type="string">
            <text:p>0x1828f338359b1c65e63e4344d6c993adc13c9048</text:p>
          </table:table-cell>
          <table:table-cell office:value-type="float" office:value="23.7657944" calcext:value-type="float">
            <text:p>23.7657944</text:p>
          </table:table-cell>
          <table:table-cell/>
        </table:table-row>
        <table:table-row table:style-name="ro1">
          <table:table-cell office:value-type="string" calcext:value-type="string">
            <text:p>0x9ffbafcb10623cbc81e6d6328a7ccd246f14fb0a</text:p>
          </table:table-cell>
          <table:table-cell office:value-type="float" office:value="23.76563866" calcext:value-type="float">
            <text:p>23.76563866</text:p>
          </table:table-cell>
          <table:table-cell/>
        </table:table-row>
        <table:table-row table:style-name="ro1">
          <table:table-cell office:value-type="string" calcext:value-type="string">
            <text:p>0xe8dbded8ac0b3afb03c4140dc6bc96ca96dc2abc</text:p>
          </table:table-cell>
          <table:table-cell office:value-type="float" office:value="23.65929453" calcext:value-type="float">
            <text:p>23.65929453</text:p>
          </table:table-cell>
          <table:table-cell/>
        </table:table-row>
        <table:table-row table:style-name="ro1">
          <table:table-cell office:value-type="string" calcext:value-type="string">
            <text:p>0xd272d85aa5429d893bf1842ecedf4091e8e85aa9</text:p>
          </table:table-cell>
          <table:table-cell office:value-type="float" office:value="23.65858795" calcext:value-type="float">
            <text:p>23.65858795</text:p>
          </table:table-cell>
          <table:table-cell/>
        </table:table-row>
        <table:table-row table:style-name="ro1">
          <table:table-cell office:value-type="string" calcext:value-type="string">
            <text:p>0xa82fa8ea61ccbfb552da1c960743f721e3e94875</text:p>
          </table:table-cell>
          <table:table-cell office:value-type="float" office:value="23.6574903" calcext:value-type="float">
            <text:p>23.6574903</text:p>
          </table:table-cell>
          <table:table-cell/>
        </table:table-row>
        <table:table-row table:style-name="ro1">
          <table:table-cell office:value-type="string" calcext:value-type="string">
            <text:p>0xe951bac6def435c0241e5e46436e41c03c130413</text:p>
          </table:table-cell>
          <table:table-cell office:value-type="float" office:value="23.63012612" calcext:value-type="float">
            <text:p>23.63012612</text:p>
          </table:table-cell>
          <table:table-cell/>
        </table:table-row>
        <table:table-row table:style-name="ro1">
          <table:table-cell office:value-type="string" calcext:value-type="string">
            <text:p>0xe28f19b165842ac32b393f460f05be5dd354a284</text:p>
          </table:table-cell>
          <table:table-cell office:value-type="float" office:value="23.57695944" calcext:value-type="float">
            <text:p>23.57695944</text:p>
          </table:table-cell>
          <table:table-cell/>
        </table:table-row>
        <table:table-row table:style-name="ro1">
          <table:table-cell office:value-type="string" calcext:value-type="string">
            <text:p>0x5c241d6b0731c13c925e86b70d8c8d6c4efc61aa</text:p>
          </table:table-cell>
          <table:table-cell office:value-type="float" office:value="23.57060788" calcext:value-type="float">
            <text:p>23.57060788</text:p>
          </table:table-cell>
          <table:table-cell/>
        </table:table-row>
        <table:table-row table:style-name="ro1">
          <table:table-cell office:value-type="string" calcext:value-type="string">
            <text:p>0xfdbfea7666a54daa0318997dd731d76062703081</text:p>
          </table:table-cell>
          <table:table-cell office:value-type="float" office:value="23.50974089" calcext:value-type="float">
            <text:p>23.50974089</text:p>
          </table:table-cell>
          <table:table-cell/>
        </table:table-row>
        <table:table-row table:style-name="ro1">
          <table:table-cell office:value-type="string" calcext:value-type="string">
            <text:p>0x5f94d34b39ebfb1431384f2cbe37a0e2bb22cf7e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string" calcext:value-type="string">
            <text:p>0xbd2e654e1a13a0cefeaf07ce63aea8e0d0c3a98f</text:p>
          </table:table-cell>
          <table:table-cell office:value-type="float" office:value="23.42548854" calcext:value-type="float">
            <text:p>23.42548854</text:p>
          </table:table-cell>
          <table:table-cell/>
        </table:table-row>
        <table:table-row table:style-name="ro1">
          <table:table-cell office:value-type="string" calcext:value-type="string">
            <text:p>0x93af2e429c2136c7bd3a29bcda4f0ebf865650bf</text:p>
          </table:table-cell>
          <table:table-cell office:value-type="float" office:value="23.38453817" calcext:value-type="float">
            <text:p>23.38453817</text:p>
          </table:table-cell>
          <table:table-cell/>
        </table:table-row>
        <table:table-row table:style-name="ro1">
          <table:table-cell office:value-type="string" calcext:value-type="string">
            <text:p>0x7c03074cfb9015093f6c0058aff235d5170b098e</text:p>
          </table:table-cell>
          <table:table-cell office:value-type="float" office:value="23.23892827" calcext:value-type="float">
            <text:p>23.23892827</text:p>
          </table:table-cell>
          <table:table-cell/>
        </table:table-row>
        <table:table-row table:style-name="ro1">
          <table:table-cell office:value-type="string" calcext:value-type="string">
            <text:p>0x52ca5dc4925012dea68e271be96a5951845bd587</text:p>
          </table:table-cell>
          <table:table-cell office:value-type="float" office:value="23.2119724" calcext:value-type="float">
            <text:p>23.2119724</text:p>
          </table:table-cell>
          <table:table-cell/>
        </table:table-row>
        <table:table-row table:style-name="ro1">
          <table:table-cell office:value-type="string" calcext:value-type="string">
            <text:p>0x5f5e6de10765198a3731d300a8e9a06ad9ea495e</text:p>
          </table:table-cell>
          <table:table-cell office:value-type="float" office:value="23.07821326" calcext:value-type="float">
            <text:p>23.07821326</text:p>
          </table:table-cell>
          <table:table-cell/>
        </table:table-row>
        <table:table-row table:style-name="ro1">
          <table:table-cell office:value-type="string" calcext:value-type="string">
            <text:p>0x9dd75051991eecf9c2f17ce8ac42fdd656e691ca</text:p>
          </table:table-cell>
          <table:table-cell office:value-type="float" office:value="22.74375258" calcext:value-type="float">
            <text:p>22.74375258</text:p>
          </table:table-cell>
          <table:table-cell/>
        </table:table-row>
        <table:table-row table:style-name="ro1">
          <table:table-cell office:value-type="string" calcext:value-type="string">
            <text:p>0x7624c2946ad9d815bf402996fc615029fe4042c5</text:p>
          </table:table-cell>
          <table:table-cell office:value-type="float" office:value="22.68342012" calcext:value-type="float">
            <text:p>22.68342012</text:p>
          </table:table-cell>
          <table:table-cell/>
        </table:table-row>
        <table:table-row table:style-name="ro1">
          <table:table-cell office:value-type="string" calcext:value-type="string">
            <text:p>0xfaac0362fa258f5b6b0cba8184d520522316a038</text:p>
          </table:table-cell>
          <table:table-cell office:value-type="float" office:value="22.57086947" calcext:value-type="float">
            <text:p>22.57086947</text:p>
          </table:table-cell>
          <table:table-cell/>
        </table:table-row>
        <table:table-row table:style-name="ro1">
          <table:table-cell office:value-type="string" calcext:value-type="string">
            <text:p>0xe1407466aef37b12fc6061026cba52e3322adc82</text:p>
          </table:table-cell>
          <table:table-cell office:value-type="float" office:value="22.34147515" calcext:value-type="float">
            <text:p>22.34147515</text:p>
          </table:table-cell>
          <table:table-cell/>
        </table:table-row>
        <table:table-row table:style-name="ro1">
          <table:table-cell office:value-type="string" calcext:value-type="string">
            <text:p>0xb807ce765f2dab50b06eff48f8ca3a4f6efdd0fa</text:p>
          </table:table-cell>
          <table:table-cell office:value-type="float" office:value="22.33964868" calcext:value-type="float">
            <text:p>22.33964868</text:p>
          </table:table-cell>
          <table:table-cell/>
        </table:table-row>
        <table:table-row table:style-name="ro1">
          <table:table-cell office:value-type="string" calcext:value-type="string">
            <text:p>0x15544b04ae6f303303b1dfcb12c9a5f96da91088</text:p>
          </table:table-cell>
          <table:table-cell office:value-type="float" office:value="22.23596788" calcext:value-type="float">
            <text:p>22.23596788</text:p>
          </table:table-cell>
          <table:table-cell/>
        </table:table-row>
        <table:table-row table:style-name="ro1">
          <table:table-cell office:value-type="string" calcext:value-type="string">
            <text:p>0x3196fe63b783391cee1f52cedc9614d5180a9820</text:p>
          </table:table-cell>
          <table:table-cell office:value-type="float" office:value="22.11068684" calcext:value-type="float">
            <text:p>22.11068684</text:p>
          </table:table-cell>
          <table:table-cell/>
        </table:table-row>
        <table:table-row table:style-name="ro1">
          <table:table-cell office:value-type="string" calcext:value-type="string">
            <text:p>0x072f89c515bfcc6354b0b286f0cab781cd74826e</text:p>
          </table:table-cell>
          <table:table-cell office:value-type="float" office:value="22.08747707" calcext:value-type="float">
            <text:p>22.08747707</text:p>
          </table:table-cell>
          <table:table-cell/>
        </table:table-row>
        <table:table-row table:style-name="ro1">
          <table:table-cell office:value-type="string" calcext:value-type="string">
            <text:p>0x34e930d30257d09a181937d0c14becbee03a7529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0xc535a29ae4598fff1a71afaeb94d97b7d34e80ba</text:p>
          </table:table-cell>
          <table:table-cell office:value-type="float" office:value="21.99338005" calcext:value-type="float">
            <text:p>21.99338005</text:p>
          </table:table-cell>
          <table:table-cell/>
        </table:table-row>
        <table:table-row table:style-name="ro1">
          <table:table-cell office:value-type="string" calcext:value-type="string">
            <text:p>0x46b7da2859ee8823e32894e7c1a7bc0bc668c26c</text:p>
          </table:table-cell>
          <table:table-cell office:value-type="float" office:value="21.99027181" calcext:value-type="float">
            <text:p>21.99027181</text:p>
          </table:table-cell>
          <table:table-cell/>
        </table:table-row>
        <table:table-row table:style-name="ro1">
          <table:table-cell office:value-type="string" calcext:value-type="string">
            <text:p>0x86342bc102cf1db5ccabab9fda50862df002076e</text:p>
          </table:table-cell>
          <table:table-cell office:value-type="float" office:value="21.85844821" calcext:value-type="float">
            <text:p>21.85844821</text:p>
          </table:table-cell>
          <table:table-cell/>
        </table:table-row>
        <table:table-row table:style-name="ro1">
          <table:table-cell office:value-type="string" calcext:value-type="string">
            <text:p>0x0c646fd2dfbe6a135dfce01f3141c22e02921483</text:p>
          </table:table-cell>
          <table:table-cell office:value-type="float" office:value="21.84340531" calcext:value-type="float">
            <text:p>21.84340531</text:p>
          </table:table-cell>
          <table:table-cell/>
        </table:table-row>
        <table:table-row table:style-name="ro1">
          <table:table-cell office:value-type="string" calcext:value-type="string">
            <text:p>0xb2892acfe2c016bee78de9c912ae43f98e841225</text:p>
          </table:table-cell>
          <table:table-cell office:value-type="float" office:value="21.82443296" calcext:value-type="float">
            <text:p>21.82443296</text:p>
          </table:table-cell>
          <table:table-cell/>
        </table:table-row>
        <table:table-row table:style-name="ro1">
          <table:table-cell office:value-type="string" calcext:value-type="string">
            <text:p>0x9cd11a5313d04fa566bb204606845e4972c832cd</text:p>
          </table:table-cell>
          <table:table-cell office:value-type="float" office:value="21.66758886" calcext:value-type="float">
            <text:p>21.66758886</text:p>
          </table:table-cell>
          <table:table-cell/>
        </table:table-row>
        <table:table-row table:style-name="ro1">
          <table:table-cell office:value-type="string" calcext:value-type="string">
            <text:p>0xa0159832a7c7c63793fa5f1ac547dd9eb8575a48</text:p>
          </table:table-cell>
          <table:table-cell office:value-type="float" office:value="21.61352451" calcext:value-type="float">
            <text:p>21.61352451</text:p>
          </table:table-cell>
          <table:table-cell/>
        </table:table-row>
        <table:table-row table:style-name="ro1">
          <table:table-cell office:value-type="string" calcext:value-type="string">
            <text:p>0x57e475675b6467072c9a1b9f129b7e6a761a601f</text:p>
          </table:table-cell>
          <table:table-cell office:value-type="float" office:value="21.6056658" calcext:value-type="float">
            <text:p>21.6056658</text:p>
          </table:table-cell>
          <table:table-cell/>
        </table:table-row>
        <table:table-row table:style-name="ro1">
          <table:table-cell office:value-type="string" calcext:value-type="string">
            <text:p>0x4c240d9b230f66f13029ebc892692ae94eaf4182</text:p>
          </table:table-cell>
          <table:table-cell office:value-type="float" office:value="21.47181882" calcext:value-type="float">
            <text:p>21.47181882</text:p>
          </table:table-cell>
          <table:table-cell/>
        </table:table-row>
        <table:table-row table:style-name="ro1">
          <table:table-cell office:value-type="string" calcext:value-type="string">
            <text:p>0x1a8277c441eef5d129a3d5aacda8d66b119aa392</text:p>
          </table:table-cell>
          <table:table-cell office:value-type="float" office:value="21.45508457" calcext:value-type="float">
            <text:p>21.45508457</text:p>
          </table:table-cell>
          <table:table-cell/>
        </table:table-row>
        <table:table-row table:style-name="ro1">
          <table:table-cell office:value-type="string" calcext:value-type="string">
            <text:p>0x9eb361736b273e55e43cd0bd6d04d53c1afdb3b8</text:p>
          </table:table-cell>
          <table:table-cell office:value-type="float" office:value="21.3682021" calcext:value-type="float">
            <text:p>21.3682021</text:p>
          </table:table-cell>
          <table:table-cell/>
        </table:table-row>
        <table:table-row table:style-name="ro1">
          <table:table-cell office:value-type="string" calcext:value-type="string">
            <text:p>0xe05e7e6a0f9f133857bf44f0a91a67ab5f8394c1</text:p>
          </table:table-cell>
          <table:table-cell office:value-type="float" office:value="21.24452951" calcext:value-type="float">
            <text:p>21.24452951</text:p>
          </table:table-cell>
          <table:table-cell/>
        </table:table-row>
        <table:table-row table:style-name="ro1">
          <table:table-cell office:value-type="string" calcext:value-type="string">
            <text:p>0x5e5d9157aac6c32da2145a00a8f779aed70c0aac</text:p>
          </table:table-cell>
          <table:table-cell office:value-type="float" office:value="21.20454837" calcext:value-type="float">
            <text:p>21.20454837</text:p>
          </table:table-cell>
          <table:table-cell/>
        </table:table-row>
        <table:table-row table:style-name="ro1">
          <table:table-cell office:value-type="string" calcext:value-type="string">
            <text:p>0x5e8541c2d63bf87c2c1017ce2a794b3bd25465b4</text:p>
          </table:table-cell>
          <table:table-cell office:value-type="float" office:value="21.1334" calcext:value-type="float">
            <text:p>21.1334</text:p>
          </table:table-cell>
          <table:table-cell/>
        </table:table-row>
        <table:table-row table:style-name="ro1">
          <table:table-cell office:value-type="string" calcext:value-type="string">
            <text:p>0xef6c9ecf3616a250af9b9e72ec3e0fb3fbb71473</text:p>
          </table:table-cell>
          <table:table-cell office:value-type="float" office:value="21.09022333" calcext:value-type="float">
            <text:p>21.09022333</text:p>
          </table:table-cell>
          <table:table-cell/>
        </table:table-row>
        <table:table-row table:style-name="ro1">
          <table:table-cell office:value-type="string" calcext:value-type="string">
            <text:p>0x069e7cf2a8f0199d89470288232f260796cf72b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0xa73fff3dcb48a365a4b063db45f49f07ee8e623d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0xaf97749ccb00a4b6af1739af52542975b985e3d7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0xd88dbf8fbde873f9446faca0da1bf09b5ce12f46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0xd929960208697eb43da1170a65d5eaf0b0a5ffc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0xb152fe2655131fe96c779744aefa6fa392036518</text:p>
          </table:table-cell>
          <table:table-cell office:value-type="float" office:value="20.99876991" calcext:value-type="float">
            <text:p>20.99876991</text:p>
          </table:table-cell>
          <table:table-cell/>
        </table:table-row>
        <table:table-row table:style-name="ro1">
          <table:table-cell office:value-type="string" calcext:value-type="string">
            <text:p>0x9e459a2243e52fc92e182dd63a03f728d00c4efc</text:p>
          </table:table-cell>
          <table:table-cell office:value-type="float" office:value="20.93797316" calcext:value-type="float">
            <text:p>20.93797316</text:p>
          </table:table-cell>
          <table:table-cell/>
        </table:table-row>
        <table:table-row table:style-name="ro1">
          <table:table-cell office:value-type="string" calcext:value-type="string">
            <text:p>0xb8596fa47bac5f81627445a42a97363f0980974a</text:p>
          </table:table-cell>
          <table:table-cell office:value-type="float" office:value="20.84950059" calcext:value-type="float">
            <text:p>20.84950059</text:p>
          </table:table-cell>
          <table:table-cell/>
        </table:table-row>
        <table:table-row table:style-name="ro1">
          <table:table-cell office:value-type="string" calcext:value-type="string">
            <text:p>0x09970a09b5b36979f002895822c9af1dd3f27dfd</text:p>
          </table:table-cell>
          <table:table-cell office:value-type="float" office:value="20.82985527" calcext:value-type="float">
            <text:p>20.82985527</text:p>
          </table:table-cell>
          <table:table-cell/>
        </table:table-row>
        <table:table-row table:style-name="ro1">
          <table:table-cell office:value-type="string" calcext:value-type="string">
            <text:p>0x9a03b5eec524736780498072ccbd8f97be2bba9b</text:p>
          </table:table-cell>
          <table:table-cell office:value-type="float" office:value="20.81321691" calcext:value-type="float">
            <text:p>20.81321691</text:p>
          </table:table-cell>
          <table:table-cell/>
        </table:table-row>
        <table:table-row table:style-name="ro1">
          <table:table-cell office:value-type="string" calcext:value-type="string">
            <text:p>0x0e9328bb629cd6f9b4b3d70cf5cbd74ca879e6f2</text:p>
          </table:table-cell>
          <table:table-cell office:value-type="float" office:value="20.77108782" calcext:value-type="float">
            <text:p>20.77108782</text:p>
          </table:table-cell>
          <table:table-cell/>
        </table:table-row>
        <table:table-row table:style-name="ro1">
          <table:table-cell office:value-type="string" calcext:value-type="string">
            <text:p>0x0b289965337ca3d5a9dfba27b9f37c40883285c6</text:p>
          </table:table-cell>
          <table:table-cell office:value-type="float" office:value="20.72773366" calcext:value-type="float">
            <text:p>20.72773366</text:p>
          </table:table-cell>
          <table:table-cell/>
        </table:table-row>
        <table:table-row table:style-name="ro1">
          <table:table-cell office:value-type="string" calcext:value-type="string">
            <text:p>0xc763160c03aff13f3ac7cd8b4bec9f58cd8b0f57</text:p>
          </table:table-cell>
          <table:table-cell office:value-type="float" office:value="20.70867541" calcext:value-type="float">
            <text:p>20.70867541</text:p>
          </table:table-cell>
          <table:table-cell/>
        </table:table-row>
        <table:table-row table:style-name="ro1">
          <table:table-cell office:value-type="string" calcext:value-type="string">
            <text:p>0x32d678e7c096ede8bc5aa9017ac9c66a012cbeb2</text:p>
          </table:table-cell>
          <table:table-cell office:value-type="float" office:value="20.62259769" calcext:value-type="float">
            <text:p>20.62259769</text:p>
          </table:table-cell>
          <table:table-cell/>
        </table:table-row>
        <table:table-row table:style-name="ro1">
          <table:table-cell office:value-type="string" calcext:value-type="string">
            <text:p>0xd8d466eb07105888070d81393f58bd30e1242c5b</text:p>
          </table:table-cell>
          <table:table-cell office:value-type="float" office:value="20.59635098" calcext:value-type="float">
            <text:p>20.59635098</text:p>
          </table:table-cell>
          <table:table-cell/>
        </table:table-row>
        <table:table-row table:style-name="ro1">
          <table:table-cell office:value-type="string" calcext:value-type="string">
            <text:p>0xcb9131347e71147ea0d4165f215c1ae8c2b1a455</text:p>
          </table:table-cell>
          <table:table-cell office:value-type="float" office:value="20.5373664" calcext:value-type="float">
            <text:p>20.5373664</text:p>
          </table:table-cell>
          <table:table-cell/>
        </table:table-row>
        <table:table-row table:style-name="ro1">
          <table:table-cell office:value-type="string" calcext:value-type="string">
            <text:p>0x9df7cca92f438b04586ef333e5f0cf6e2d68e6ce</text:p>
          </table:table-cell>
          <table:table-cell office:value-type="float" office:value="20.511" calcext:value-type="float">
            <text:p>20.511</text:p>
          </table:table-cell>
          <table:table-cell/>
        </table:table-row>
        <table:table-row table:style-name="ro1">
          <table:table-cell office:value-type="string" calcext:value-type="string">
            <text:p>0x1a6c128bbca8d48a064e8b07d2b709cc21f06d9c</text:p>
          </table:table-cell>
          <table:table-cell office:value-type="float" office:value="20.43448266" calcext:value-type="float">
            <text:p>20.43448266</text:p>
          </table:table-cell>
          <table:table-cell/>
        </table:table-row>
        <table:table-row table:style-name="ro1">
          <table:table-cell office:value-type="string" calcext:value-type="string">
            <text:p>0x8fe90e1618b97f30e043107ace36af91acd1a1a3</text:p>
          </table:table-cell>
          <table:table-cell office:value-type="float" office:value="20.35005935" calcext:value-type="float">
            <text:p>20.35005935</text:p>
          </table:table-cell>
          <table:table-cell/>
        </table:table-row>
        <table:table-row table:style-name="ro1">
          <table:table-cell office:value-type="string" calcext:value-type="string">
            <text:p>0xe790d772c4e79f6d77c0cc863b34327fc698acc6</text:p>
          </table:table-cell>
          <table:table-cell office:value-type="float" office:value="20.32491051" calcext:value-type="float">
            <text:p>20.32491051</text:p>
          </table:table-cell>
          <table:table-cell/>
        </table:table-row>
        <table:table-row table:style-name="ro1">
          <table:table-cell office:value-type="string" calcext:value-type="string">
            <text:p>0x3e0178502080bcac84b106fc13b8cc1ff0662a42</text:p>
          </table:table-cell>
          <table:table-cell office:value-type="float" office:value="20.30992931" calcext:value-type="float">
            <text:p>20.30992931</text:p>
          </table:table-cell>
          <table:table-cell/>
        </table:table-row>
        <table:table-row table:style-name="ro1">
          <table:table-cell office:value-type="string" calcext:value-type="string">
            <text:p>0xc56c225c4ba40708ad9e04b2563208712fe56741</text:p>
          </table:table-cell>
          <table:table-cell office:value-type="float" office:value="20.19258528" calcext:value-type="float">
            <text:p>20.19258528</text:p>
          </table:table-cell>
          <table:table-cell/>
        </table:table-row>
        <table:table-row table:style-name="ro1">
          <table:table-cell office:value-type="string" calcext:value-type="string">
            <text:p>0x5974ba54f4bc0399e75de837cdaeb62336060b20</text:p>
          </table:table-cell>
          <table:table-cell office:value-type="float" office:value="20.14421463" calcext:value-type="float">
            <text:p>20.14421463</text:p>
          </table:table-cell>
          <table:table-cell/>
        </table:table-row>
        <table:table-row table:style-name="ro1">
          <table:table-cell office:value-type="string" calcext:value-type="string">
            <text:p>0x98e4d9bdcfcd3fb4f58763cd6709e6989f2b79a3</text:p>
          </table:table-cell>
          <table:table-cell office:value-type="float" office:value="20.13725183" calcext:value-type="float">
            <text:p>20.13725183</text:p>
          </table:table-cell>
          <table:table-cell/>
        </table:table-row>
        <table:table-row table:style-name="ro1">
          <table:table-cell office:value-type="string" calcext:value-type="string">
            <text:p>0x78510e7d095b590e5ce897535d08eb04ff3d37e8</text:p>
          </table:table-cell>
          <table:table-cell office:value-type="float" office:value="20.03422859" calcext:value-type="float">
            <text:p>20.03422859</text:p>
          </table:table-cell>
          <table:table-cell/>
        </table:table-row>
        <table:table-row table:style-name="ro1">
          <table:table-cell office:value-type="string" calcext:value-type="string">
            <text:p>0xdfcecf71eb54931b8475a6b8da714a23c002fb3b</text:p>
          </table:table-cell>
          <table:table-cell office:value-type="float" office:value="20.01100743" calcext:value-type="float">
            <text:p>20.01100743</text:p>
          </table:table-cell>
          <table:table-cell/>
        </table:table-row>
        <table:table-row table:style-name="ro1">
          <table:table-cell office:value-type="string" calcext:value-type="string">
            <text:p>0xb386cf97388757eff79003078f7a25fffe95da9a</text:p>
          </table:table-cell>
          <table:table-cell office:value-type="float" office:value="20.001" calcext:value-type="float">
            <text:p>20.001</text:p>
          </table:table-cell>
          <table:table-cell/>
        </table:table-row>
        <table:table-row table:style-name="ro1">
          <table:table-cell office:value-type="string" calcext:value-type="string">
            <text:p>0xcd46f22681c161ac619fdfee77af45ffeda6bba7</text:p>
          </table:table-cell>
          <table:table-cell office:value-type="float" office:value="20.0002883" calcext:value-type="float">
            <text:p>20.0002883</text:p>
          </table:table-cell>
          <table:table-cell/>
        </table:table-row>
        <table:table-row table:style-name="ro1">
          <table:table-cell office:value-type="string" calcext:value-type="string">
            <text:p>0x01f23cc9c71c2a7f5c63fc3e9065bb22f5446b3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0227713475da9b90f42b6664749f0c636575a9c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05eb1813e265cf14b7136ee43a744298e73c120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082006c64123483146076501b94a085ea834821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1a5a47f79c5920bde0a0d0510d3a7f7358a2f49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2cf753a1264d6712a79273d69d60466d4172584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388bcac8006607737f40ecce37906991b3f83ba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3a05a964fffd145877610971f7bea428bc4c07fa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3ebed79ff15efbc86130bc3125c18f2db4e0129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420298f155ab4f2c78cba6d179510b534e05400c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430d9aee117e09201b6a926e42244c516e79a37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4965d20e5d030cb94eac01e3b737b9cd1c87ee4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4a58421c161d3619919f2c1adf319f2f0933dff7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4c8854d44a74e126eaa5371b42dad6d8a81ede2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510b867b7968e4ca55053aadc7c714401836e52b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61f0a3fba80378df27fd94a4a5855fa322a894cc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666bb8282eef65edb9dd17ef337d51c39eb2db1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705037c8f440ba0b07db283cddd4861743cdcc0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72017eb6f82ab72614fbf8901790c250b34bc96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7bcdae3e1005bac1fe92f55f32561e423e73ab0b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7cd9aef0eef696d17ee37840dc5e3f04b5f5b03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7d752a6a712f5abd15d10677ad1d1cbeeb2bd6b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7de571580225d1b92df8baf13a7ce57596f3297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803dbf2740bc4557d7af5c1ced741d145ea92b9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8b9b004591d95509d779fd98a450ecbade94531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8e044a58b5506ee694e951b913f7ee0e307c79e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90b41a4b84889f4aede10797c5a77c2949b4359c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9e274632ddebc8d734d060bc217e58bb91bbf93a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a259137eb2f5877a991a68b4f23f01b5698a7f5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a2cc7132fd00fd05eec107b2d97e823213d18fa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a4b1fbf5d7c7ddfbad014cc05a46995f21d8b9d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a5a1868d510b33fb2a2420efd78b058e95ae25b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aaafa8352c89c1134fa2360f6a8f72cd1eed6fc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ac14557280d590089205df13a9c0f206b3a640c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b10d2f6d1e3b6574dc58e87db7fe088ecde2c207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b477724bf058bd9021931de8a19b4c1581bc972f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b9491b8690a6936a2158d2fff9437a2d5562c35c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c775c096a2d85dbd9b454103771e23d04c8e78c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c8e4a38435e4bbc894ebb6fed9ad4e1bb9ecfe4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ce5ac9502d1abc1ea0bd20997145ba530f1a7eb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ce626916def0fa1bacf02d58f372f3f0b667828b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cfaa317038779e90eebde20e860aca914e8edc4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d0505fd68762792c875c594336a5caf11581a4ff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d701daace2e5d9b1270266fff7bbccc28cbf615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d8f560c5d23cbac58b12d857dd8079891bd533d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d935a6fc6a215e5b914a9f9500ab55ee05ec468b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ddfbf3b46e4173956cd8e833e09d52a6acb354e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e285a012d65b4ce5b8d3d97f6ff8f775ce5d61f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e5f604335242f1d74b6b268ce3b8b7b8fdc9467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f192beab67136bb97cab1a14fd4b4a81f584e9d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f823ea52f17ba7f060f96d40ef4264f9b55d8c2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fce2404e998b28696694231ec0c62011d50ae70b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16c29018aa50616373134c7a48ea4e6ddf68d5e1</text:p>
          </table:table-cell>
          <table:table-cell office:value-type="float" office:value="19.95941147" calcext:value-type="float">
            <text:p>19.95941147</text:p>
          </table:table-cell>
          <table:table-cell/>
        </table:table-row>
        <table:table-row table:style-name="ro1">
          <table:table-cell office:value-type="string" calcext:value-type="string">
            <text:p>0x89788722c2c9d65f4d79d2a22fbc6c725230cbb6</text:p>
          </table:table-cell>
          <table:table-cell office:value-type="float" office:value="19.93592904" calcext:value-type="float">
            <text:p>19.93592904</text:p>
          </table:table-cell>
          <table:table-cell/>
        </table:table-row>
        <table:table-row table:style-name="ro1">
          <table:table-cell office:value-type="string" calcext:value-type="string">
            <text:p>0x0b67fc289dfaae6e818a17a3180a04fd90570700</text:p>
          </table:table-cell>
          <table:table-cell office:value-type="float" office:value="19.71593296" calcext:value-type="float">
            <text:p>19.71593296</text:p>
          </table:table-cell>
          <table:table-cell/>
        </table:table-row>
        <table:table-row table:style-name="ro1">
          <table:table-cell office:value-type="string" calcext:value-type="string">
            <text:p>0x5b4a1611bd017de53832d5caca8c1b6b0556105a</text:p>
          </table:table-cell>
          <table:table-cell office:value-type="float" office:value="19.61482445" calcext:value-type="float">
            <text:p>19.61482445</text:p>
          </table:table-cell>
          <table:table-cell/>
        </table:table-row>
        <table:table-row table:style-name="ro1">
          <table:table-cell office:value-type="string" calcext:value-type="string">
            <text:p>0xe4cde135766d35bff14a9ee350122e4e35b2776b</text:p>
          </table:table-cell>
          <table:table-cell office:value-type="float" office:value="19.56527401" calcext:value-type="float">
            <text:p>19.56527401</text:p>
          </table:table-cell>
          <table:table-cell/>
        </table:table-row>
        <table:table-row table:style-name="ro1">
          <table:table-cell office:value-type="string" calcext:value-type="string">
            <text:p>0x07e5443daf0a89a629071af0c34252d525baaf94</text:p>
          </table:table-cell>
          <table:table-cell office:value-type="float" office:value="19.49315112" calcext:value-type="float">
            <text:p>19.49315112</text:p>
          </table:table-cell>
          <table:table-cell/>
        </table:table-row>
        <table:table-row table:style-name="ro1">
          <table:table-cell office:value-type="string" calcext:value-type="string">
            <text:p>0x9adaa91d173246fa8a291ce258d18e129d03d0b8</text:p>
          </table:table-cell>
          <table:table-cell office:value-type="float" office:value="19.4842776" calcext:value-type="float">
            <text:p>19.4842776</text:p>
          </table:table-cell>
          <table:table-cell/>
        </table:table-row>
        <table:table-row table:style-name="ro1">
          <table:table-cell office:value-type="string" calcext:value-type="string">
            <text:p>0x687c33aed7837fa6c67134688937991ac42a5abc</text:p>
          </table:table-cell>
          <table:table-cell office:value-type="float" office:value="19.46591556" calcext:value-type="float">
            <text:p>19.46591556</text:p>
          </table:table-cell>
          <table:table-cell/>
        </table:table-row>
        <table:table-row table:style-name="ro1">
          <table:table-cell office:value-type="string" calcext:value-type="string">
            <text:p>0xa625bca81c69df8648c542cc5771db8a2f5745ec</text:p>
          </table:table-cell>
          <table:table-cell office:value-type="float" office:value="19.4585721" calcext:value-type="float">
            <text:p>19.4585721</text:p>
          </table:table-cell>
          <table:table-cell/>
        </table:table-row>
        <table:table-row table:style-name="ro1">
          <table:table-cell office:value-type="string" calcext:value-type="string">
            <text:p>0xaf94bd708382395f86002ca24363f8893cf4176a</text:p>
          </table:table-cell>
          <table:table-cell office:value-type="float" office:value="19.35529761" calcext:value-type="float">
            <text:p>19.35529761</text:p>
          </table:table-cell>
          <table:table-cell/>
        </table:table-row>
        <table:table-row table:style-name="ro1">
          <table:table-cell office:value-type="string" calcext:value-type="string">
            <text:p>0x70ec7505fd606cdd5edc2555985c93d4decadac4</text:p>
          </table:table-cell>
          <table:table-cell office:value-type="float" office:value="19.31074186" calcext:value-type="float">
            <text:p>19.31074186</text:p>
          </table:table-cell>
          <table:table-cell/>
        </table:table-row>
        <table:table-row table:style-name="ro1">
          <table:table-cell office:value-type="string" calcext:value-type="string">
            <text:p>0x6730dd2a9c02a6e4b7b6a0ff1d304efadb1fb2b6</text:p>
          </table:table-cell>
          <table:table-cell office:value-type="float" office:value="19.27915759" calcext:value-type="float">
            <text:p>19.27915759</text:p>
          </table:table-cell>
          <table:table-cell/>
        </table:table-row>
        <table:table-row table:style-name="ro1">
          <table:table-cell office:value-type="string" calcext:value-type="string">
            <text:p>0x6fa37d3d2bceb2a929fab9d1c751c63eed519757</text:p>
          </table:table-cell>
          <table:table-cell office:value-type="float" office:value="19.17702426" calcext:value-type="float">
            <text:p>19.17702426</text:p>
          </table:table-cell>
          <table:table-cell/>
        </table:table-row>
        <table:table-row table:style-name="ro1">
          <table:table-cell office:value-type="string" calcext:value-type="string">
            <text:p>0x25d685c4cb97c38f77a9a509b1b77b6aabcaa798</text:p>
          </table:table-cell>
          <table:table-cell office:value-type="float" office:value="19.15226102" calcext:value-type="float">
            <text:p>19.15226102</text:p>
          </table:table-cell>
          <table:table-cell/>
        </table:table-row>
        <table:table-row table:style-name="ro1">
          <table:table-cell office:value-type="string" calcext:value-type="string">
            <text:p>0x42f3ffc4f1e6a182751b22c476871558075e51fa</text:p>
          </table:table-cell>
          <table:table-cell office:value-type="float" office:value="19.13844017" calcext:value-type="float">
            <text:p>19.13844017</text:p>
          </table:table-cell>
          <table:table-cell/>
        </table:table-row>
        <table:table-row table:style-name="ro1">
          <table:table-cell office:value-type="string" calcext:value-type="string">
            <text:p>0x83e53a5f3976faddcc95f0e211705526a86c50df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0x830590847be123c743f30f2ac795b84cb07b2c9d</text:p>
          </table:table-cell>
          <table:table-cell office:value-type="float" office:value="18.94235827" calcext:value-type="float">
            <text:p>18.94235827</text:p>
          </table:table-cell>
          <table:table-cell/>
        </table:table-row>
        <table:table-row table:style-name="ro1">
          <table:table-cell office:value-type="string" calcext:value-type="string">
            <text:p>0x26f719ee93c1cce50c8735fc4de7432e1736db1e</text:p>
          </table:table-cell>
          <table:table-cell office:value-type="float" office:value="18.84472728" calcext:value-type="float">
            <text:p>18.84472728</text:p>
          </table:table-cell>
          <table:table-cell/>
        </table:table-row>
        <table:table-row table:style-name="ro1">
          <table:table-cell office:value-type="string" calcext:value-type="string">
            <text:p>0xc2d630aa293620507616fe6005e4c7a74144a3b3</text:p>
          </table:table-cell>
          <table:table-cell office:value-type="float" office:value="18.815503" calcext:value-type="float">
            <text:p>18.815503</text:p>
          </table:table-cell>
          <table:table-cell/>
        </table:table-row>
        <table:table-row table:style-name="ro1">
          <table:table-cell office:value-type="string" calcext:value-type="string">
            <text:p>0xdf3edce9737e6a99cc983c8949a637b1d3526dde</text:p>
          </table:table-cell>
          <table:table-cell office:value-type="float" office:value="18.76455695" calcext:value-type="float">
            <text:p>18.76455695</text:p>
          </table:table-cell>
          <table:table-cell/>
        </table:table-row>
        <table:table-row table:style-name="ro1">
          <table:table-cell office:value-type="string" calcext:value-type="string">
            <text:p>0xace06ee9f2735fb09266c5a9abe777a28a8896ff</text:p>
          </table:table-cell>
          <table:table-cell office:value-type="float" office:value="18.74042875" calcext:value-type="float">
            <text:p>18.74042875</text:p>
          </table:table-cell>
          <table:table-cell/>
        </table:table-row>
        <table:table-row table:style-name="ro1">
          <table:table-cell office:value-type="string" calcext:value-type="string">
            <text:p>0x88d2d610579c521ae5fca552cf6320617f2baf8c</text:p>
          </table:table-cell>
          <table:table-cell office:value-type="float" office:value="18.70851191" calcext:value-type="float">
            <text:p>18.70851191</text:p>
          </table:table-cell>
          <table:table-cell/>
        </table:table-row>
        <table:table-row table:style-name="ro1">
          <table:table-cell office:value-type="string" calcext:value-type="string">
            <text:p>0x4a1687042226489fb8fde7f61b6b64ba9ee79c5e</text:p>
          </table:table-cell>
          <table:table-cell office:value-type="float" office:value="18.65067914" calcext:value-type="float">
            <text:p>18.65067914</text:p>
          </table:table-cell>
          <table:table-cell/>
        </table:table-row>
        <table:table-row table:style-name="ro1">
          <table:table-cell office:value-type="string" calcext:value-type="string">
            <text:p>0x32c4a3f128ab56ba619977ee08da65c85831b31e</text:p>
          </table:table-cell>
          <table:table-cell office:value-type="float" office:value="18.62236716" calcext:value-type="float">
            <text:p>18.62236716</text:p>
          </table:table-cell>
          <table:table-cell/>
        </table:table-row>
        <table:table-row table:style-name="ro1">
          <table:table-cell office:value-type="string" calcext:value-type="string">
            <text:p>0x6ab9c477246bcaa4a1c3a825f42437ef66c55953</text:p>
          </table:table-cell>
          <table:table-cell office:value-type="float" office:value="18.5646023" calcext:value-type="float">
            <text:p>18.5646023</text:p>
          </table:table-cell>
          <table:table-cell/>
        </table:table-row>
        <table:table-row table:style-name="ro1">
          <table:table-cell office:value-type="string" calcext:value-type="string">
            <text:p>0xc922876def85f717efa7e4fc6e1e30edc1723709</text:p>
          </table:table-cell>
          <table:table-cell office:value-type="float" office:value="18.52337309" calcext:value-type="float">
            <text:p>18.52337309</text:p>
          </table:table-cell>
          <table:table-cell/>
        </table:table-row>
        <table:table-row table:style-name="ro1">
          <table:table-cell office:value-type="string" calcext:value-type="string">
            <text:p>0x74888b861440439830ee5ef9df406e8fa5b96659</text:p>
          </table:table-cell>
          <table:table-cell office:value-type="float" office:value="18.4084859" calcext:value-type="float">
            <text:p>18.4084859</text:p>
          </table:table-cell>
          <table:table-cell/>
        </table:table-row>
        <table:table-row table:style-name="ro1">
          <table:table-cell office:value-type="string" calcext:value-type="string">
            <text:p>0xf86f1b04bc9fe247057365c9cad6f10283828393</text:p>
          </table:table-cell>
          <table:table-cell office:value-type="float" office:value="18.33341638" calcext:value-type="float">
            <text:p>18.33341638</text:p>
          </table:table-cell>
          <table:table-cell/>
        </table:table-row>
        <table:table-row table:style-name="ro1">
          <table:table-cell office:value-type="string" calcext:value-type="string">
            <text:p>0x0e722cfa401e2fd3fdcb6f66a091d6cd279c25aa</text:p>
          </table:table-cell>
          <table:table-cell office:value-type="float" office:value="18.26455051" calcext:value-type="float">
            <text:p>18.26455051</text:p>
          </table:table-cell>
          <table:table-cell/>
        </table:table-row>
        <table:table-row table:style-name="ro1">
          <table:table-cell office:value-type="string" calcext:value-type="string">
            <text:p>0xfe5f51abb34f116375ef125e9135df950432103a</text:p>
          </table:table-cell>
          <table:table-cell office:value-type="float" office:value="18.23824003" calcext:value-type="float">
            <text:p>18.23824003</text:p>
          </table:table-cell>
          <table:table-cell/>
        </table:table-row>
        <table:table-row table:style-name="ro1">
          <table:table-cell office:value-type="string" calcext:value-type="string">
            <text:p>0xdc2310b864a19b346337bb2e0541461a1a639a31</text:p>
          </table:table-cell>
          <table:table-cell office:value-type="float" office:value="18.19901423" calcext:value-type="float">
            <text:p>18.19901423</text:p>
          </table:table-cell>
          <table:table-cell/>
        </table:table-row>
        <table:table-row table:style-name="ro1">
          <table:table-cell office:value-type="string" calcext:value-type="string">
            <text:p>0x9d1e2ade96f3cd3de9e26550f170cfc18ee80e21</text:p>
          </table:table-cell>
          <table:table-cell office:value-type="float" office:value="18.10746776" calcext:value-type="float">
            <text:p>18.10746776</text:p>
          </table:table-cell>
          <table:table-cell/>
        </table:table-row>
        <table:table-row table:style-name="ro1">
          <table:table-cell office:value-type="string" calcext:value-type="string">
            <text:p>0xcfe4b2c6bf54acd48252221e0d21f2219829349c</text:p>
          </table:table-cell>
          <table:table-cell office:value-type="float" office:value="18.02451457" calcext:value-type="float">
            <text:p>18.02451457</text:p>
          </table:table-cell>
          <table:table-cell/>
        </table:table-row>
        <table:table-row table:style-name="ro1">
          <table:table-cell office:value-type="string" calcext:value-type="string">
            <text:p>0x3417d957f847eb72721cbf06723a9cc85ae54fe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0x9dfac19d447f7acf956e109286ba5b527f36f88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0x5effed6a823d5439bee5f5986bbcfe2141135820</text:p>
          </table:table-cell>
          <table:table-cell office:value-type="float" office:value="17.89523566" calcext:value-type="float">
            <text:p>17.89523566</text:p>
          </table:table-cell>
          <table:table-cell/>
        </table:table-row>
        <table:table-row table:style-name="ro1">
          <table:table-cell office:value-type="string" calcext:value-type="string">
            <text:p>0x402cf9cc5123ad805f5de565a53761267b85ce54</text:p>
          </table:table-cell>
          <table:table-cell office:value-type="float" office:value="17.87383531" calcext:value-type="float">
            <text:p>17.87383531</text:p>
          </table:table-cell>
          <table:table-cell/>
        </table:table-row>
        <table:table-row table:style-name="ro1">
          <table:table-cell office:value-type="string" calcext:value-type="string">
            <text:p>0xa6807c78405ada70889e87c92979a6a4d9d5b9ae</text:p>
          </table:table-cell>
          <table:table-cell office:value-type="float" office:value="17.74166289" calcext:value-type="float">
            <text:p>17.74166289</text:p>
          </table:table-cell>
          <table:table-cell/>
        </table:table-row>
        <table:table-row table:style-name="ro1">
          <table:table-cell office:value-type="string" calcext:value-type="string">
            <text:p>0x434284f6451a4c5b00308adf490736b0b1e1128d</text:p>
          </table:table-cell>
          <table:table-cell office:value-type="float" office:value="17.72513843" calcext:value-type="float">
            <text:p>17.72513843</text:p>
          </table:table-cell>
          <table:table-cell/>
        </table:table-row>
        <table:table-row table:style-name="ro1">
          <table:table-cell office:value-type="string" calcext:value-type="string">
            <text:p>0xad9bc95156e06bf7aa37386862882cb5eb79edf8</text:p>
          </table:table-cell>
          <table:table-cell office:value-type="float" office:value="17.57730564" calcext:value-type="float">
            <text:p>17.57730564</text:p>
          </table:table-cell>
          <table:table-cell/>
        </table:table-row>
        <table:table-row table:style-name="ro1">
          <table:table-cell office:value-type="string" calcext:value-type="string">
            <text:p>0xc11130d7bdb223e86bcfa2d83357a759d916f378</text:p>
          </table:table-cell>
          <table:table-cell office:value-type="float" office:value="17.57163931" calcext:value-type="float">
            <text:p>17.57163931</text:p>
          </table:table-cell>
          <table:table-cell/>
        </table:table-row>
        <table:table-row table:style-name="ro1">
          <table:table-cell office:value-type="string" calcext:value-type="string">
            <text:p>0x5b7d0553be23c57aaa169eb3d76d1c430ffd64d8</text:p>
          </table:table-cell>
          <table:table-cell office:value-type="float" office:value="17.54196642" calcext:value-type="float">
            <text:p>17.54196642</text:p>
          </table:table-cell>
          <table:table-cell/>
        </table:table-row>
        <table:table-row table:style-name="ro1">
          <table:table-cell office:value-type="string" calcext:value-type="string">
            <text:p>0xb35a8771c49da5253a15dbca13289ce7f6669804</text:p>
          </table:table-cell>
          <table:table-cell office:value-type="float" office:value="17.52992122" calcext:value-type="float">
            <text:p>17.52992122</text:p>
          </table:table-cell>
          <table:table-cell/>
        </table:table-row>
        <table:table-row table:style-name="ro1">
          <table:table-cell office:value-type="string" calcext:value-type="string">
            <text:p>0xcc789fe4ebf4a12e60fc9f6ed592f9a4b58b1965</text:p>
          </table:table-cell>
          <table:table-cell office:value-type="float" office:value="17.5100969" calcext:value-type="float">
            <text:p>17.5100969</text:p>
          </table:table-cell>
          <table:table-cell/>
        </table:table-row>
        <table:table-row table:style-name="ro1">
          <table:table-cell office:value-type="string" calcext:value-type="string">
            <text:p>0x46d4f18a9ca0f4b5509c1dab6c44ba6de76314e4</text:p>
          </table:table-cell>
          <table:table-cell office:value-type="float" office:value="17.50142072" calcext:value-type="float">
            <text:p>17.50142072</text:p>
          </table:table-cell>
          <table:table-cell/>
        </table:table-row>
        <table:table-row table:style-name="ro1">
          <table:table-cell office:value-type="string" calcext:value-type="string">
            <text:p>0x118080ade1e8a37a673611bf22c31633494ff248</text:p>
          </table:table-cell>
          <table:table-cell office:value-type="float" office:value="17.44601908" calcext:value-type="float">
            <text:p>17.44601908</text:p>
          </table:table-cell>
          <table:table-cell/>
        </table:table-row>
        <table:table-row table:style-name="ro1">
          <table:table-cell office:value-type="string" calcext:value-type="string">
            <text:p>0xcf1f32f51f0c4a1ca50a810dfdec3bfd474da7e6</text:p>
          </table:table-cell>
          <table:table-cell office:value-type="float" office:value="17.44037847" calcext:value-type="float">
            <text:p>17.44037847</text:p>
          </table:table-cell>
          <table:table-cell/>
        </table:table-row>
        <table:table-row table:style-name="ro1">
          <table:table-cell office:value-type="string" calcext:value-type="string">
            <text:p>0xa4a15850f91cf67f6db6a88146620b903d6dcda7</text:p>
          </table:table-cell>
          <table:table-cell office:value-type="float" office:value="17.39087776" calcext:value-type="float">
            <text:p>17.39087776</text:p>
          </table:table-cell>
          <table:table-cell/>
        </table:table-row>
        <table:table-row table:style-name="ro1">
          <table:table-cell office:value-type="string" calcext:value-type="string">
            <text:p>0x042fa98bb7b63176b4a974b0cca4bf5443759f92</text:p>
          </table:table-cell>
          <table:table-cell office:value-type="float" office:value="17.33972254" calcext:value-type="float">
            <text:p>17.33972254</text:p>
          </table:table-cell>
          <table:table-cell/>
        </table:table-row>
        <table:table-row table:style-name="ro1">
          <table:table-cell office:value-type="string" calcext:value-type="string">
            <text:p>0x3d1ad8865a88be10a6d64d4e294ec5e91b77799f</text:p>
          </table:table-cell>
          <table:table-cell office:value-type="float" office:value="17.01584068" calcext:value-type="float">
            <text:p>17.01584068</text:p>
          </table:table-cell>
          <table:table-cell/>
        </table:table-row>
        <table:table-row table:style-name="ro1">
          <table:table-cell office:value-type="string" calcext:value-type="string">
            <text:p>0xb5d07dac26edba6190f195d5d72cdd513a5c94c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0xa6df1e1a295227e53a1182c0c24c84d0ed963b2c</text:p>
          </table:table-cell>
          <table:table-cell office:value-type="float" office:value="16.97844841" calcext:value-type="float">
            <text:p>16.97844841</text:p>
          </table:table-cell>
          <table:table-cell/>
        </table:table-row>
        <table:table-row table:style-name="ro1">
          <table:table-cell office:value-type="string" calcext:value-type="string">
            <text:p>0x63bf3270c15bb07a5eb57f8ac3e645b12534f050</text:p>
          </table:table-cell>
          <table:table-cell office:value-type="float" office:value="16.95886194" calcext:value-type="float">
            <text:p>16.95886194</text:p>
          </table:table-cell>
          <table:table-cell/>
        </table:table-row>
        <table:table-row table:style-name="ro1">
          <table:table-cell office:value-type="string" calcext:value-type="string">
            <text:p>0x3b728719c33d94dcbfe1f112bd32d90c863a1819</text:p>
          </table:table-cell>
          <table:table-cell office:value-type="float" office:value="16.90951987" calcext:value-type="float">
            <text:p>16.90951987</text:p>
          </table:table-cell>
          <table:table-cell/>
        </table:table-row>
        <table:table-row table:style-name="ro1">
          <table:table-cell office:value-type="string" calcext:value-type="string">
            <text:p>0x93a65ba3311d8ed759ab711772f1ef1b3b4b2d0a</text:p>
          </table:table-cell>
          <table:table-cell office:value-type="float" office:value="16.86935283" calcext:value-type="float">
            <text:p>16.86935283</text:p>
          </table:table-cell>
          <table:table-cell/>
        </table:table-row>
        <table:table-row table:style-name="ro1">
          <table:table-cell office:value-type="string" calcext:value-type="string">
            <text:p>0x9035a7395cb85febb3aa3effa8ee5ae7b2846c45</text:p>
          </table:table-cell>
          <table:table-cell office:value-type="float" office:value="16.85911888" calcext:value-type="float">
            <text:p>16.85911888</text:p>
          </table:table-cell>
          <table:table-cell/>
        </table:table-row>
        <table:table-row table:style-name="ro1">
          <table:table-cell office:value-type="string" calcext:value-type="string">
            <text:p>0x55d40890bac079830ddc7f0168f2c2b5fbb40473</text:p>
          </table:table-cell>
          <table:table-cell office:value-type="float" office:value="16.79002874" calcext:value-type="float">
            <text:p>16.79002874</text:p>
          </table:table-cell>
          <table:table-cell/>
        </table:table-row>
        <table:table-row table:style-name="ro1">
          <table:table-cell office:value-type="string" calcext:value-type="string">
            <text:p>0x2a5364e56589eb06ea48dd6cb8edeeda5075f226</text:p>
          </table:table-cell>
          <table:table-cell office:value-type="float" office:value="16.78319392" calcext:value-type="float">
            <text:p>16.78319392</text:p>
          </table:table-cell>
          <table:table-cell/>
        </table:table-row>
        <table:table-row table:style-name="ro1">
          <table:table-cell office:value-type="string" calcext:value-type="string">
            <text:p>0x2fe1a475256a94666796d6a0fda0f39a66c9081f</text:p>
          </table:table-cell>
          <table:table-cell office:value-type="float" office:value="16.75373593" calcext:value-type="float">
            <text:p>16.75373593</text:p>
          </table:table-cell>
          <table:table-cell/>
        </table:table-row>
        <table:table-row table:style-name="ro1">
          <table:table-cell office:value-type="string" calcext:value-type="string">
            <text:p>0x7d70a858337ffe9462fb72fce50e7a2f6c492b40</text:p>
          </table:table-cell>
          <table:table-cell office:value-type="float" office:value="16.71292356" calcext:value-type="float">
            <text:p>16.71292356</text:p>
          </table:table-cell>
          <table:table-cell/>
        </table:table-row>
        <table:table-row table:style-name="ro1">
          <table:table-cell office:value-type="string" calcext:value-type="string">
            <text:p>0x131f4c1d33b5d485be0c6d1dceed1fa6415f89c7</text:p>
          </table:table-cell>
          <table:table-cell office:value-type="float" office:value="16.59282321" calcext:value-type="float">
            <text:p>16.59282321</text:p>
          </table:table-cell>
          <table:table-cell/>
        </table:table-row>
        <table:table-row table:style-name="ro1">
          <table:table-cell office:value-type="string" calcext:value-type="string">
            <text:p>0xf721ceb5c02e9712895df5f9c42527f72bac55c9</text:p>
          </table:table-cell>
          <table:table-cell office:value-type="float" office:value="16.57619973" calcext:value-type="float">
            <text:p>16.57619973</text:p>
          </table:table-cell>
          <table:table-cell/>
        </table:table-row>
        <table:table-row table:style-name="ro1">
          <table:table-cell office:value-type="string" calcext:value-type="string">
            <text:p>0x8f83f7ab556172d86e79e3369e8714f5b9961ba8</text:p>
          </table:table-cell>
          <table:table-cell office:value-type="float" office:value="16.54334669" calcext:value-type="float">
            <text:p>16.54334669</text:p>
          </table:table-cell>
          <table:table-cell/>
        </table:table-row>
        <table:table-row table:style-name="ro1">
          <table:table-cell office:value-type="string" calcext:value-type="string">
            <text:p>0xeacf93c1ddba7287fc44d3ec0e6b4338bbd08547</text:p>
          </table:table-cell>
          <table:table-cell office:value-type="float" office:value="16.53210535" calcext:value-type="float">
            <text:p>16.53210535</text:p>
          </table:table-cell>
          <table:table-cell/>
        </table:table-row>
        <table:table-row table:style-name="ro1">
          <table:table-cell office:value-type="string" calcext:value-type="string">
            <text:p>0x10feda226ac11fa9698b82ed3e86943418f7786b</text:p>
          </table:table-cell>
          <table:table-cell office:value-type="float" office:value="16.52158748" calcext:value-type="float">
            <text:p>16.52158748</text:p>
          </table:table-cell>
          <table:table-cell/>
        </table:table-row>
        <table:table-row table:style-name="ro1">
          <table:table-cell office:value-type="string" calcext:value-type="string">
            <text:p>0x06210aadd799a2c6c648299029b119d806bf580b</text:p>
          </table:table-cell>
          <table:table-cell office:value-type="float" office:value="16.51221854" calcext:value-type="float">
            <text:p>16.51221854</text:p>
          </table:table-cell>
          <table:table-cell/>
        </table:table-row>
        <table:table-row table:style-name="ro1">
          <table:table-cell office:value-type="string" calcext:value-type="string">
            <text:p>0x006b0eac6f9db7fa1ad274cb5a0bea3f557f76f4</text:p>
          </table:table-cell>
          <table:table-cell office:value-type="float" office:value="16.2998998" calcext:value-type="float">
            <text:p>16.2998998</text:p>
          </table:table-cell>
          <table:table-cell/>
        </table:table-row>
        <table:table-row table:style-name="ro1">
          <table:table-cell office:value-type="string" calcext:value-type="string">
            <text:p>0x11f69b9c92cd3c430032c1bd45a1fad07e76cc17</text:p>
          </table:table-cell>
          <table:table-cell office:value-type="float" office:value="16.158614" calcext:value-type="float">
            <text:p>16.158614</text:p>
          </table:table-cell>
          <table:table-cell/>
        </table:table-row>
        <table:table-row table:style-name="ro1">
          <table:table-cell office:value-type="string" calcext:value-type="string">
            <text:p>0x5b0f118ca8dc08443764fc7da33e7268d587e0ac</text:p>
          </table:table-cell>
          <table:table-cell office:value-type="float" office:value="16.1496472" calcext:value-type="float">
            <text:p>16.1496472</text:p>
          </table:table-cell>
          <table:table-cell/>
        </table:table-row>
        <table:table-row table:style-name="ro1">
          <table:table-cell office:value-type="string" calcext:value-type="string">
            <text:p>0x3d4fa204dd6c23bc5fd6209e61c418225ec48c90</text:p>
          </table:table-cell>
          <table:table-cell office:value-type="float" office:value="16.1324679" calcext:value-type="float">
            <text:p>16.1324679</text:p>
          </table:table-cell>
          <table:table-cell/>
        </table:table-row>
        <table:table-row table:style-name="ro1">
          <table:table-cell office:value-type="string" calcext:value-type="string">
            <text:p>0xc0f7f3d46b0fd54987a86292592a646fda5fc41b</text:p>
          </table:table-cell>
          <table:table-cell office:value-type="float" office:value="16.08395559" calcext:value-type="float">
            <text:p>16.08395559</text:p>
          </table:table-cell>
          <table:table-cell/>
        </table:table-row>
        <table:table-row table:style-name="ro1">
          <table:table-cell office:value-type="string" calcext:value-type="string">
            <text:p>0x44b9612b77690c969d7aec11d84dd5b7ce95bc6e</text:p>
          </table:table-cell>
          <table:table-cell office:value-type="float" office:value="16.06138259" calcext:value-type="float">
            <text:p>16.06138259</text:p>
          </table:table-cell>
          <table:table-cell/>
        </table:table-row>
        <table:table-row table:style-name="ro1">
          <table:table-cell office:value-type="string" calcext:value-type="string">
            <text:p>0x0dc9f07814ae4c01ed64f564f1d3b3632684f12c</text:p>
          </table:table-cell>
          <table:table-cell office:value-type="float" office:value="16.05454875" calcext:value-type="float">
            <text:p>16.05454875</text:p>
          </table:table-cell>
          <table:table-cell/>
        </table:table-row>
        <table:table-row table:style-name="ro1">
          <table:table-cell office:value-type="string" calcext:value-type="string">
            <text:p>0xc60a07b91e30531b5dd455e9d28365bfff291f47</text:p>
          </table:table-cell>
          <table:table-cell office:value-type="float" office:value="184.986" calcext:value-type="float">
            <text:p>184.986</text:p>
          </table:table-cell>
          <table:table-cell/>
        </table:table-row>
        <table:table-row table:style-name="ro1">
          <table:table-cell office:value-type="string" calcext:value-type="string">
            <text:p>0x657c891b8328c65dbe77a7d00e062ec4e7f0530f</text:p>
          </table:table-cell>
          <table:table-cell office:value-type="float" office:value="184.94557937831" calcext:value-type="float">
            <text:p>184.94557937831</text:p>
          </table:table-cell>
          <table:table-cell/>
        </table:table-row>
        <table:table-row table:style-name="ro1">
          <table:table-cell office:value-type="string" calcext:value-type="string">
            <text:p>0x6567cb6a9bfa0782c847c9d0f92261530ff185dd</text:p>
          </table:table-cell>
          <table:table-cell office:value-type="float" office:value="183.909883938846" calcext:value-type="float">
            <text:p>183.909883938846</text:p>
          </table:table-cell>
          <table:table-cell/>
        </table:table-row>
        <table:table-row table:style-name="ro1">
          <table:table-cell office:value-type="string" calcext:value-type="string">
            <text:p>0x68b426e8c1d9b5642281025a2e7a08d074032f5e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string" calcext:value-type="string">
            <text:p>0x50b80ac9139fa4e26e23a5761fd07c16eb9fb3a6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0xeaae9e7c5090a134e04005357f75214d31b82e0a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0x2261607d6205c859d3022b5b562a3360a10e86b5</text:p>
          </table:table-cell>
          <table:table-cell office:value-type="float" office:value="178.71" calcext:value-type="float">
            <text:p>178.71</text:p>
          </table:table-cell>
          <table:table-cell/>
        </table:table-row>
        <table:table-row table:style-name="ro1">
          <table:table-cell office:value-type="string" calcext:value-type="string">
            <text:p>0x15953c6c726e71f1166d15ca14903722cec67177</text:p>
          </table:table-cell>
          <table:table-cell office:value-type="float" office:value="177.97" calcext:value-type="float">
            <text:p>177.97</text:p>
          </table:table-cell>
          <table:table-cell/>
        </table:table-row>
        <table:table-row table:style-name="ro1">
          <table:table-cell office:value-type="string" calcext:value-type="string">
            <text:p>0xfdb2ea61a6c2643cc06725700d77e9398b3e1ea0</text:p>
          </table:table-cell>
          <table:table-cell office:value-type="float" office:value="176.86" calcext:value-type="float">
            <text:p>176.86</text:p>
          </table:table-cell>
          <table:table-cell/>
        </table:table-row>
        <table:table-row table:style-name="ro1">
          <table:table-cell office:value-type="string" calcext:value-type="string">
            <text:p>0x2390a023703c20b11c19a26bb29dd44daebd87fb</text:p>
          </table:table-cell>
          <table:table-cell office:value-type="float" office:value="175.9" calcext:value-type="float">
            <text:p>175.9</text:p>
          </table:table-cell>
          <table:table-cell/>
        </table:table-row>
        <table:table-row table:style-name="ro1">
          <table:table-cell office:value-type="string" calcext:value-type="string">
            <text:p>0xfe9bd8d11df5fe820b94b15095544d3527f1f39e</text:p>
          </table:table-cell>
          <table:table-cell office:value-type="float" office:value="175.449935223594" calcext:value-type="float">
            <text:p>175.449935223594</text:p>
          </table:table-cell>
          <table:table-cell/>
        </table:table-row>
        <table:table-row table:style-name="ro1">
          <table:table-cell office:value-type="string" calcext:value-type="string">
            <text:p>0x0c6dbf3f2395d0b1e7892fea4c74bfceb57ed806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string" calcext:value-type="string">
            <text:p>0x245f69ab6e1ed839156a1281e3b878edab1b01c7</text:p>
          </table:table-cell>
          <table:table-cell office:value-type="float" office:value="174.002" calcext:value-type="float">
            <text:p>174.002</text:p>
          </table:table-cell>
          <table:table-cell/>
        </table:table-row>
        <table:table-row table:style-name="ro1">
          <table:table-cell office:value-type="string" calcext:value-type="string">
            <text:p>0x6d7de3260cdb53a264d7b652a4afa2234f712f55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string" calcext:value-type="string">
            <text:p>0xaa7b7465e2b718696e274f5188ae890bc5c4a457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string" calcext:value-type="string">
            <text:p>0x6c6f7b35224eb0858b2b61259a07e169fedbe3ab</text:p>
          </table:table-cell>
          <table:table-cell office:value-type="float" office:value="172.774591710279" calcext:value-type="float">
            <text:p>172.774591710279</text:p>
          </table:table-cell>
          <table:table-cell/>
        </table:table-row>
        <table:table-row table:style-name="ro1">
          <table:table-cell office:value-type="string" calcext:value-type="string">
            <text:p>0xe5a04d98538231b0fab9aba60cd73ce4ff3039df</text:p>
          </table:table-cell>
          <table:table-cell office:value-type="float" office:value="171.07" calcext:value-type="float">
            <text:p>171.07</text:p>
          </table:table-cell>
          <table:table-cell/>
        </table:table-row>
        <table:table-row table:style-name="ro1">
          <table:table-cell office:value-type="string" calcext:value-type="string">
            <text:p>0xf47e736a1f9ba1eb781a5b3ceb37e0eeba9dace1</text:p>
          </table:table-cell>
          <table:table-cell office:value-type="float" office:value="170.471" calcext:value-type="float">
            <text:p>170.471</text:p>
          </table:table-cell>
          <table:table-cell/>
        </table:table-row>
        <table:table-row table:style-name="ro1">
          <table:table-cell office:value-type="string" calcext:value-type="string">
            <text:p>0x1bfa4fb4ef72ad815fc8b168f5dabebf5bfcf581</text:p>
          </table:table-cell>
          <table:table-cell office:value-type="float" office:value="169.9558" calcext:value-type="float">
            <text:p>169.9558</text:p>
          </table:table-cell>
          <table:table-cell/>
        </table:table-row>
        <table:table-row table:style-name="ro1">
          <table:table-cell office:value-type="string" calcext:value-type="string">
            <text:p>0x2a9bb78b0296c2eef8217da990f219f3a022f9ce</text:p>
          </table:table-cell>
          <table:table-cell office:value-type="float" office:value="169.943855816494" calcext:value-type="float">
            <text:p>169.943855816494</text:p>
          </table:table-cell>
          <table:table-cell/>
        </table:table-row>
        <table:table-row table:style-name="ro1">
          <table:table-cell office:value-type="string" calcext:value-type="string">
            <text:p>0xb78344bee63241fece58b1b1bf560044c81df675</text:p>
          </table:table-cell>
          <table:table-cell office:value-type="float" office:value="169.565" calcext:value-type="float">
            <text:p>169.565</text:p>
          </table:table-cell>
          <table:table-cell/>
        </table:table-row>
        <table:table-row table:style-name="ro1">
          <table:table-cell office:value-type="string" calcext:value-type="string">
            <text:p>0x3e55e056ff3abe86fc8c5a372c57cc63bb60b0d2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string" calcext:value-type="string">
            <text:p>0xc1157d688cf9b02ec28cfdfb5ae1e32d82c5d858</text:p>
          </table:table-cell>
          <table:table-cell office:value-type="float" office:value="166.037736" calcext:value-type="float">
            <text:p>166.037736</text:p>
          </table:table-cell>
          <table:table-cell/>
        </table:table-row>
        <table:table-row table:style-name="ro1">
          <table:table-cell office:value-type="string" calcext:value-type="string">
            <text:p>0x823de96280b7901fcf3af20cf98f2cc3bdc5f095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0x652bfb3ec7c941f6c15bc275796076cf97eb90c1</text:p>
          </table:table-cell>
          <table:table-cell office:value-type="float" office:value="163.333" calcext:value-type="float">
            <text:p>163.333</text:p>
          </table:table-cell>
          <table:table-cell/>
        </table:table-row>
        <table:table-row table:style-name="ro1">
          <table:table-cell office:value-type="string" calcext:value-type="string">
            <text:p>0x735b71a05531bf047bc799caab80b02d4a44f29e</text:p>
          </table:table-cell>
          <table:table-cell office:value-type="float" office:value="162.137882486659" calcext:value-type="float">
            <text:p>162.137882486659</text:p>
          </table:table-cell>
          <table:table-cell/>
        </table:table-row>
        <table:table-row table:style-name="ro1">
          <table:table-cell office:value-type="string" calcext:value-type="string">
            <text:p>0xa6dad41066584f15659e718e49afed891e807fdc</text:p>
          </table:table-cell>
          <table:table-cell office:value-type="float" office:value="160.86988558388" calcext:value-type="float">
            <text:p>160.86988558388</text:p>
          </table:table-cell>
          <table:table-cell/>
        </table:table-row>
        <table:table-row table:style-name="ro1">
          <table:table-cell office:value-type="string" calcext:value-type="string">
            <text:p>0x4e2bec4aede5d57289ed7c76aa6e2fc29f1301ef</text:p>
          </table:table-cell>
          <table:table-cell office:value-type="float" office:value="155.739946596154" calcext:value-type="float">
            <text:p>155.739946596154</text:p>
          </table:table-cell>
          <table:table-cell/>
        </table:table-row>
        <table:table-row table:style-name="ro1">
          <table:table-cell office:value-type="string" calcext:value-type="string">
            <text:p>0x42a0433ab147e49e9a1984ccee2c167a47797b1b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string" calcext:value-type="string">
            <text:p>0x9042a1577beed0668b803f31245c7802b8120e08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string" calcext:value-type="string">
            <text:p>0x4217934878715a04bf3afe73f7382f02b4333b28</text:p>
          </table:table-cell>
          <table:table-cell office:value-type="float" office:value="153.22" calcext:value-type="float">
            <text:p>153.22</text:p>
          </table:table-cell>
          <table:table-cell/>
        </table:table-row>
        <table:table-row table:style-name="ro1">
          <table:table-cell office:value-type="string" calcext:value-type="string">
            <text:p>0x604e658badd052d7476042dc57d7d93523d15a09</text:p>
          </table:table-cell>
          <table:table-cell office:value-type="float" office:value="152.769906137144" calcext:value-type="float">
            <text:p>152.769906137144</text:p>
          </table:table-cell>
          <table:table-cell/>
        </table:table-row>
        <table:table-row table:style-name="ro1">
          <table:table-cell office:value-type="string" calcext:value-type="string">
            <text:p>0x76566f61c0fed78020a02dfd9514e60563043d7a</text:p>
          </table:table-cell>
          <table:table-cell office:value-type="float" office:value="152.434628370676" calcext:value-type="float">
            <text:p>152.434628370676</text:p>
          </table:table-cell>
          <table:table-cell/>
        </table:table-row>
        <table:table-row table:style-name="ro1">
          <table:table-cell office:value-type="string" calcext:value-type="string">
            <text:p>0x254b279bb7f62206e031d8dd4067493aeed44dbe</text:p>
          </table:table-cell>
          <table:table-cell office:value-type="float" office:value="150.67337681636" calcext:value-type="float">
            <text:p>150.67337681636</text:p>
          </table:table-cell>
          <table:table-cell/>
        </table:table-row>
        <table:table-row table:style-name="ro1">
          <table:table-cell office:value-type="string" calcext:value-type="string">
            <text:p>0xcb9c9afb194eb993cd34572ee42eef994634e90a</text:p>
          </table:table-cell>
          <table:table-cell office:value-type="float" office:value="150.001" calcext:value-type="float">
            <text:p>150.001</text:p>
          </table:table-cell>
          <table:table-cell/>
        </table:table-row>
        <table:table-row table:style-name="ro1">
          <table:table-cell office:value-type="string" calcext:value-type="string">
            <text:p>0xed14db14d6604acb104feeac760c10e98ee90d24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0xe1ecb2554338f1667d3ac15e2180aca16596af44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0x0a2e901e667c0d3c4f6cf089ff18cdd598fb42e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0x677cbc8d2d152184a5f19f05e5ffb2f1078f60aa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0x3e36747cac13ba1fba942288e99fd85ff7873bfe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0x7cb6ecf88fbba2eff46e3dc191c267d64e97a6d0</text:p>
          </table:table-cell>
          <table:table-cell office:value-type="float" office:value="149.999942731197" calcext:value-type="float">
            <text:p>149.999942731197</text:p>
          </table:table-cell>
          <table:table-cell/>
        </table:table-row>
        <table:table-row table:style-name="ro1">
          <table:table-cell office:value-type="string" calcext:value-type="string">
            <text:p>0x466953cc0ef335bfd5afc24ff989d215a1d36951</text:p>
          </table:table-cell>
          <table:table-cell office:value-type="float" office:value="148.23" calcext:value-type="float">
            <text:p>148.23</text:p>
          </table:table-cell>
          <table:table-cell/>
        </table:table-row>
        <table:table-row table:style-name="ro1">
          <table:table-cell office:value-type="string" calcext:value-type="string">
            <text:p>0x2561fd0f1651a6828bafbd41847957fe9b0e0370</text:p>
          </table:table-cell>
          <table:table-cell office:value-type="float" office:value="146.79997041" calcext:value-type="float">
            <text:p>146.79997041</text:p>
          </table:table-cell>
          <table:table-cell/>
        </table:table-row>
        <table:table-row table:style-name="ro1">
          <table:table-cell office:value-type="string" calcext:value-type="string">
            <text:p>0xb5eb5b058bda30bd97624becb2b8f4bf07c8e6d9</text:p>
          </table:table-cell>
          <table:table-cell office:value-type="float" office:value="144.445183310996" calcext:value-type="float">
            <text:p>144.445183310996</text:p>
          </table:table-cell>
          <table:table-cell/>
        </table:table-row>
        <table:table-row table:style-name="ro1">
          <table:table-cell office:value-type="string" calcext:value-type="string">
            <text:p>0x233a945a58d94aad88661bc8fb6612bcbd12a6ec</text:p>
          </table:table-cell>
          <table:table-cell office:value-type="float" office:value="143.646" calcext:value-type="float">
            <text:p>143.646</text:p>
          </table:table-cell>
          <table:table-cell/>
        </table:table-row>
        <table:table-row table:style-name="ro1">
          <table:table-cell office:value-type="string" calcext:value-type="string">
            <text:p>0xef4f059c9eda832c5f5a5ecc7b17cee66189d96b</text:p>
          </table:table-cell>
          <table:table-cell office:value-type="float" office:value="142.000125835424" calcext:value-type="float">
            <text:p>142.000125835424</text:p>
          </table:table-cell>
          <table:table-cell/>
        </table:table-row>
        <table:table-row table:style-name="ro1">
          <table:table-cell office:value-type="string" calcext:value-type="string">
            <text:p>0x7a54c152a954d25db7e639bbec68027ddbe21f53</text:p>
          </table:table-cell>
          <table:table-cell office:value-type="float" office:value="141.5" calcext:value-type="float">
            <text:p>141.5</text:p>
          </table:table-cell>
          <table:table-cell/>
        </table:table-row>
        <table:table-row table:style-name="ro1">
          <table:table-cell office:value-type="string" calcext:value-type="string">
            <text:p>0x6e4695172533587339edf6e07c390d54217dd8bc</text:p>
          </table:table-cell>
          <table:table-cell office:value-type="float" office:value="140.6" calcext:value-type="float">
            <text:p>140.6</text:p>
          </table:table-cell>
          <table:table-cell/>
        </table:table-row>
        <table:table-row table:style-name="ro1">
          <table:table-cell office:value-type="string" calcext:value-type="string">
            <text:p>0xbafdbde706357d80151ab10310c1c7b54b36d3c0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0x756d3c0ef3296ee918c234535528cd9f58793d76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0x2a0c0dbecc7e4d658f48e01e3fa353f44050c208</text:p>
          </table:table-cell>
          <table:table-cell office:value-type="float" office:value="139.249028861439" calcext:value-type="float">
            <text:p>139.249028861439</text:p>
          </table:table-cell>
          <table:table-cell/>
        </table:table-row>
        <table:table-row table:style-name="ro1">
          <table:table-cell office:value-type="string" calcext:value-type="string">
            <text:p>0xc458a79c9a52c79f6a1743f1d193d30772a1e711</text:p>
          </table:table-cell>
          <table:table-cell office:value-type="float" office:value="137.145" calcext:value-type="float">
            <text:p>137.145</text:p>
          </table:table-cell>
          <table:table-cell/>
        </table:table-row>
        <table:table-row table:style-name="ro1">
          <table:table-cell office:value-type="string" calcext:value-type="string">
            <text:p>0x202476382be33c0566cfd0fce1c4ca0ed292b04f</text:p>
          </table:table-cell>
          <table:table-cell office:value-type="float" office:value="136.81" calcext:value-type="float">
            <text:p>136.81</text:p>
          </table:table-cell>
          <table:table-cell/>
        </table:table-row>
        <table:table-row table:style-name="ro1">
          <table:table-cell office:value-type="string" calcext:value-type="string">
            <text:p>0xba1eea15232a817a3ed7254368fed16208199e80</text:p>
          </table:table-cell>
          <table:table-cell office:value-type="float" office:value="135.955" calcext:value-type="float">
            <text:p>135.955</text:p>
          </table:table-cell>
          <table:table-cell/>
        </table:table-row>
        <table:table-row table:style-name="ro1">
          <table:table-cell office:value-type="string" calcext:value-type="string">
            <text:p>0x9ce6b2cf050f351621adf832ccb6bf42b0666b5c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0xf803492e077c512d67b8ba8cbc70597dc2a871c8</text:p>
          </table:table-cell>
          <table:table-cell office:value-type="float" office:value="131.258101355707" calcext:value-type="float">
            <text:p>131.258101355707</text:p>
          </table:table-cell>
          <table:table-cell/>
        </table:table-row>
        <table:table-row table:style-name="ro1">
          <table:table-cell office:value-type="string" calcext:value-type="string">
            <text:p>0x046c66d649629704fc047ecf98c6c618cc177c11</text:p>
          </table:table-cell>
          <table:table-cell office:value-type="float" office:value="130.897" calcext:value-type="float">
            <text:p>130.897</text:p>
          </table:table-cell>
          <table:table-cell/>
        </table:table-row>
        <table:table-row table:style-name="ro1">
          <table:table-cell office:value-type="string" calcext:value-type="string">
            <text:p>0x66d28fccde48e2536b925d50ac8b9c6bbce2f897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string" calcext:value-type="string">
            <text:p>0xd03d4b54a806105746faddced2b4e2ce30f5d45c</text:p>
          </table:table-cell>
          <table:table-cell office:value-type="float" office:value="127.983" calcext:value-type="float">
            <text:p>127.983</text:p>
          </table:table-cell>
          <table:table-cell/>
        </table:table-row>
        <table:table-row table:style-name="ro1">
          <table:table-cell office:value-type="string" calcext:value-type="string">
            <text:p>0xfd5c33e0de56e6c04aa1e2e4aa2ce27631f42ac3</text:p>
          </table:table-cell>
          <table:table-cell office:value-type="float" office:value="127.77" calcext:value-type="float">
            <text:p>127.77</text:p>
          </table:table-cell>
          <table:table-cell/>
        </table:table-row>
        <table:table-row table:style-name="ro1">
          <table:table-cell office:value-type="string" calcext:value-type="string">
            <text:p>0xf5ebd2612dffad4178b11694424f8b53197d8a76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string" calcext:value-type="string">
            <text:p>0xfffd015eaec3d1a64e2b39e41132f8285539117b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string" calcext:value-type="string">
            <text:p>0x66efe132fa0884ee84534b541b48854168058e7e</text:p>
          </table:table-cell>
          <table:table-cell office:value-type="float" office:value="123.341" calcext:value-type="float">
            <text:p>123.341</text:p>
          </table:table-cell>
          <table:table-cell/>
        </table:table-row>
        <table:table-row table:style-name="ro1">
          <table:table-cell office:value-type="string" calcext:value-type="string">
            <text:p>0xdd61fd900fc91183f5a68bdca74dd8dfa271232e</text:p>
          </table:table-cell>
          <table:table-cell office:value-type="float" office:value="121.64" calcext:value-type="float">
            <text:p>121.64</text:p>
          </table:table-cell>
          <table:table-cell/>
        </table:table-row>
        <table:table-row table:style-name="ro1">
          <table:table-cell office:value-type="string" calcext:value-type="string">
            <text:p>0x3124dcd240b330945896b0cdfa8dd20ed400704c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0x6c77195e75a212bf0be93fefe429bc0c2a51a0c9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0x959780f8b5fc4962cf9a4cbfb8935965c6e99ccb</text:p>
          </table:table-cell>
          <table:table-cell office:value-type="float" office:value="119.88" calcext:value-type="float">
            <text:p>119.88</text:p>
          </table:table-cell>
          <table:table-cell/>
        </table:table-row>
        <table:table-row table:style-name="ro1">
          <table:table-cell office:value-type="string" calcext:value-type="string">
            <text:p>0xc7da436629eb99c62bd426bc0ea4c6b9fee5fc42</text:p>
          </table:table-cell>
          <table:table-cell office:value-type="float" office:value="119.68" calcext:value-type="float">
            <text:p>119.68</text:p>
          </table:table-cell>
          <table:table-cell/>
        </table:table-row>
        <table:table-row table:style-name="ro1">
          <table:table-cell office:value-type="string" calcext:value-type="string">
            <text:p>0xce740b6929f8f6d8c21977593d9af0ed0e1bb4da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string" calcext:value-type="string">
            <text:p>0x12086593c83f7039bd5685f09c397e5cfb098bd5</text:p>
          </table:table-cell>
          <table:table-cell office:value-type="float" office:value="118.639" calcext:value-type="float">
            <text:p>118.639</text:p>
          </table:table-cell>
          <table:table-cell/>
        </table:table-row>
        <table:table-row table:style-name="ro1">
          <table:table-cell office:value-type="string" calcext:value-type="string">
            <text:p>0xd72f1ded49a6e12e435f0ab24f4a70c735722d6d</text:p>
          </table:table-cell>
          <table:table-cell office:value-type="float" office:value="117.148029221243" calcext:value-type="float">
            <text:p>117.148029221243</text:p>
          </table:table-cell>
          <table:table-cell/>
        </table:table-row>
        <table:table-row table:style-name="ro1">
          <table:table-cell office:value-type="string" calcext:value-type="string">
            <text:p>0x1262c73929d0d6759203fd3090f3a8a171ddf66a</text:p>
          </table:table-cell>
          <table:table-cell office:value-type="float" office:value="115.672928" calcext:value-type="float">
            <text:p>115.672928</text:p>
          </table:table-cell>
          <table:table-cell/>
        </table:table-row>
        <table:table-row table:style-name="ro1">
          <table:table-cell office:value-type="string" calcext:value-type="string">
            <text:p>0xe365e79b77225f232b37e1025edd9a43ae1d68ea</text:p>
          </table:table-cell>
          <table:table-cell office:value-type="float" office:value="115.5" calcext:value-type="float">
            <text:p>115.5</text:p>
          </table:table-cell>
          <table:table-cell/>
        </table:table-row>
        <table:table-row table:style-name="ro1">
          <table:table-cell office:value-type="string" calcext:value-type="string">
            <text:p>0x4fd8511aaea3913f16bcf639cef7988c37ef707a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0x2c3a8f4b59aa055c868282ac1d39b98cb6d0efbf</text:p>
          </table:table-cell>
          <table:table-cell office:value-type="float" office:value="114.364017905411" calcext:value-type="float">
            <text:p>114.364017905411</text:p>
          </table:table-cell>
          <table:table-cell/>
        </table:table-row>
        <table:table-row table:style-name="ro1">
          <table:table-cell office:value-type="string" calcext:value-type="string">
            <text:p>0xa3a176980f27e98b3f25d898083eebcd48024764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0x63b1f48b96382c07a8d268daf30752cedb137335</text:p>
          </table:table-cell>
          <table:table-cell office:value-type="float" office:value="110.865879556041" calcext:value-type="float">
            <text:p>110.865879556041</text:p>
          </table:table-cell>
          <table:table-cell/>
        </table:table-row>
        <table:table-row table:style-name="ro1">
          <table:table-cell office:value-type="string" calcext:value-type="string">
            <text:p>0x61fec8e2bcd3d915d12362d190a3b9087cd703e2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0x55c6c9d943a08b9e39e0ea27c50f0f6b16898f92</text:p>
          </table:table-cell>
          <table:table-cell office:value-type="float" office:value="109.980648303567" calcext:value-type="float">
            <text:p>109.980648303567</text:p>
          </table:table-cell>
          <table:table-cell/>
        </table:table-row>
        <table:table-row table:style-name="ro1">
          <table:table-cell office:value-type="string" calcext:value-type="string">
            <text:p>0x810858f00f41f99873e97a5018d83cab22843c9f</text:p>
          </table:table-cell>
          <table:table-cell office:value-type="float" office:value="109.44479919921" calcext:value-type="float">
            <text:p>109.44479919921</text:p>
          </table:table-cell>
          <table:table-cell/>
        </table:table-row>
        <table:table-row table:style-name="ro1">
          <table:table-cell office:value-type="string" calcext:value-type="string">
            <text:p>0xb72dbd73896a2f21a3cd411c5e48ed7b85998b97</text:p>
          </table:table-cell>
          <table:table-cell office:value-type="float" office:value="109.32" calcext:value-type="float">
            <text:p>109.32</text:p>
          </table:table-cell>
          <table:table-cell/>
        </table:table-row>
        <table:table-row table:style-name="ro1">
          <table:table-cell office:value-type="string" calcext:value-type="string">
            <text:p>0x859439a8c20d62a6262a45622598947654d8adfc</text:p>
          </table:table-cell>
          <table:table-cell office:value-type="float" office:value="109.036985345429" calcext:value-type="float">
            <text:p>109.036985345429</text:p>
          </table:table-cell>
          <table:table-cell/>
        </table:table-row>
        <table:table-row table:style-name="ro1">
          <table:table-cell office:value-type="string" calcext:value-type="string">
            <text:p>0x6925fec331e63b663583a525546b258f8a02be47</text:p>
          </table:table-cell>
          <table:table-cell office:value-type="float" office:value="107.419953787179" calcext:value-type="float">
            <text:p>107.419953787179</text:p>
          </table:table-cell>
          <table:table-cell/>
        </table:table-row>
        <table:table-row table:style-name="ro1">
          <table:table-cell office:value-type="string" calcext:value-type="string">
            <text:p>0xb1a1120a59ff69db2a5053f77de739f3d95b103e</text:p>
          </table:table-cell>
          <table:table-cell office:value-type="float" office:value="107.277" calcext:value-type="float">
            <text:p>107.277</text:p>
          </table:table-cell>
          <table:table-cell/>
        </table:table-row>
        <table:table-row table:style-name="ro1">
          <table:table-cell office:value-type="string" calcext:value-type="string">
            <text:p>0x9008d19f58aabd9ed0d60971565aa8510560ab41</text:p>
          </table:table-cell>
          <table:table-cell office:value-type="float" office:value="107.104831607726" calcext:value-type="float">
            <text:p>107.104831607726</text:p>
          </table:table-cell>
          <table:table-cell/>
        </table:table-row>
        <table:table-row table:style-name="ro1">
          <table:table-cell office:value-type="string" calcext:value-type="string">
            <text:p>0x1e303d2ec46967abd690467d34043b7e9d338a19</text:p>
          </table:table-cell>
          <table:table-cell office:value-type="float" office:value="106.484442806961" calcext:value-type="float">
            <text:p>106.484442806961</text:p>
          </table:table-cell>
          <table:table-cell/>
        </table:table-row>
        <table:table-row table:style-name="ro1">
          <table:table-cell office:value-type="string" calcext:value-type="string">
            <text:p>0x537b8adcb07e9353d05149b42c84eada3c49dcc5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0x2954a596078628c2e5a71574c8db9bb76610eb67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0xe363f47b01a7668a778cf8fcb687ded7c286e95d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0x29246cb4ba1e7a5f09fbfc85367b120d3e37642e</text:p>
          </table:table-cell>
          <table:table-cell office:value-type="float" office:value="104.938" calcext:value-type="float">
            <text:p>104.938</text:p>
          </table:table-cell>
          <table:table-cell/>
        </table:table-row>
        <table:table-row table:style-name="ro1">
          <table:table-cell office:value-type="string" calcext:value-type="string">
            <text:p>0xd6644535bd848967dc723f680725fa8a3e6b8d51</text:p>
          </table:table-cell>
          <table:table-cell office:value-type="float" office:value="104.874" calcext:value-type="float">
            <text:p>104.874</text:p>
          </table:table-cell>
          <table:table-cell/>
        </table:table-row>
        <table:table-row table:style-name="ro1">
          <table:table-cell office:value-type="string" calcext:value-type="string">
            <text:p>0x64904b71411ab82fe4858d975ae7bbd42f524925</text:p>
          </table:table-cell>
          <table:table-cell office:value-type="float" office:value="104.475" calcext:value-type="float">
            <text:p>104.475</text:p>
          </table:table-cell>
          <table:table-cell/>
        </table:table-row>
        <table:table-row table:style-name="ro1">
          <table:table-cell office:value-type="string" calcext:value-type="string">
            <text:p>0x1380317ec0850924129afd74375b6ab72f80a172</text:p>
          </table:table-cell>
          <table:table-cell office:value-type="float" office:value="104.343" calcext:value-type="float">
            <text:p>104.343</text:p>
          </table:table-cell>
          <table:table-cell/>
        </table:table-row>
        <table:table-row table:style-name="ro1">
          <table:table-cell office:value-type="string" calcext:value-type="string">
            <text:p>0x4ad178e4ee3dfc9e6f7ec49d8492801b4400eb20</text:p>
          </table:table-cell>
          <table:table-cell office:value-type="float" office:value="104.191" calcext:value-type="float">
            <text:p>104.191</text:p>
          </table:table-cell>
          <table:table-cell/>
        </table:table-row>
        <table:table-row table:style-name="ro1">
          <table:table-cell office:value-type="string" calcext:value-type="string">
            <text:p>0xd55ea87b4af381398fd20f7941bfc803a3081e7e</text:p>
          </table:table-cell>
          <table:table-cell office:value-type="float" office:value="102.5" calcext:value-type="float">
            <text:p>102.5</text:p>
          </table:table-cell>
          <table:table-cell/>
        </table:table-row>
        <table:table-row table:style-name="ro1">
          <table:table-cell office:value-type="string" calcext:value-type="string">
            <text:p>0x96db0e8160e550154ea110c2d0d3a8c54f8e0833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0x1dcd555127d109ffdb9d474705c63c9fd50d02e8</text:p>
          </table:table-cell>
          <table:table-cell office:value-type="float" office:value="100.742680268301" calcext:value-type="float">
            <text:p>100.742680268301</text:p>
          </table:table-cell>
          <table:table-cell/>
        </table:table-row>
        <table:table-row table:style-name="ro1">
          <table:table-cell office:value-type="string" calcext:value-type="string">
            <text:p>0x70d692072e72e1b4b26b01be1541cb46af42d8cb</text:p>
          </table:table-cell>
          <table:table-cell office:value-type="float" office:value="100.42" calcext:value-type="float">
            <text:p>100.42</text:p>
          </table:table-cell>
          <table:table-cell/>
        </table:table-row>
        <table:table-row table:style-name="ro1">
          <table:table-cell office:value-type="string" calcext:value-type="string">
            <text:p>0x861fe1a83bd48600bc376b101f4a6d92b5801a73</text:p>
          </table:table-cell>
          <table:table-cell office:value-type="float" office:value="100.314" calcext:value-type="float">
            <text:p>100.314</text:p>
          </table:table-cell>
          <table:table-cell/>
        </table:table-row>
        <table:table-row table:style-name="ro1">
          <table:table-cell office:value-type="string" calcext:value-type="string">
            <text:p>0xa8ce71a531c3b2a066b939866624919798124b36</text:p>
          </table:table-cell>
          <table:table-cell office:value-type="float" office:value="100.049" calcext:value-type="float">
            <text:p>100.049</text:p>
          </table:table-cell>
          <table:table-cell/>
        </table:table-row>
        <table:table-row table:style-name="ro1">
          <table:table-cell office:value-type="string" calcext:value-type="string">
            <text:p>0x6f8cad4f024850c3b8d51d2454ec17cb0c9ec47a</text:p>
          </table:table-cell>
          <table:table-cell office:value-type="float" office:value="100.032" calcext:value-type="float">
            <text:p>100.032</text:p>
          </table:table-cell>
          <table:table-cell/>
        </table:table-row>
        <table:table-row table:style-name="ro1">
          <table:table-cell office:value-type="string" calcext:value-type="string">
            <text:p>0x2a4b98c0388382e93164213cdd9eecd4b643406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3ad70584643188c63ef5c64de509981d5339b2a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74b184dedcb6023ab4b9f5f0778fd5a63c2c56e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6c0b12bd0598cf681f272402d9478f791aff750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00508a05cf6939759795c9fa549175855af8a1ff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0031627f8af238e70bc6f513fdef5315c66bb8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58dff7683ad54f2a637f862faa4bba47103b48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2c2b0168b5bcbc70eea4d222117b30e43b71ebe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c7bcdc5800f476d5eff312108e0000c821b2640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ec6d1d2bbebdc816b8d6f383a56a83e31b4eecd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8a39c67843d18384960b0c65bf5db46fdadbde8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a667e55e1bc698c6c85b00356e752c632fdb4e3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22f6b861091d18b40f27c502ff467010a148e9fc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72804ead01b2458768a53476551ecea3c3da6ed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9e51b5fc6edec45c5c8e3873e73008f25d956c15</text:p>
          </table:table-cell>
          <table:table-cell office:value-type="float" office:value="99.9999095803011" calcext:value-type="float">
            <text:p>99.9999095803011</text:p>
          </table:table-cell>
          <table:table-cell/>
        </table:table-row>
        <table:table-row table:style-name="ro1">
          <table:table-cell office:value-type="string" calcext:value-type="string">
            <text:p>0x26c455a693225ee52f8c3680e42c2b2115bf45c8</text:p>
          </table:table-cell>
          <table:table-cell office:value-type="float" office:value="99.985756120366" calcext:value-type="float">
            <text:p>99.985756120366</text:p>
          </table:table-cell>
          <table:table-cell/>
        </table:table-row>
        <table:table-row table:style-name="ro1">
          <table:table-cell office:value-type="string" calcext:value-type="string">
            <text:p>0xe23d090ff75ce3efbc72bc25af4caa9855be7c74</text:p>
          </table:table-cell>
          <table:table-cell office:value-type="float" office:value="99.5608001632589" calcext:value-type="float">
            <text:p>99.5608001632589</text:p>
          </table:table-cell>
          <table:table-cell/>
        </table:table-row>
        <table:table-row table:style-name="ro1">
          <table:table-cell office:value-type="string" calcext:value-type="string">
            <text:p>0x4f101b13d8c48a422c95beb312f64210018dec03</text:p>
          </table:table-cell>
          <table:table-cell office:value-type="float" office:value="99.5173476752747" calcext:value-type="float">
            <text:p>99.5173476752747</text:p>
          </table:table-cell>
          <table:table-cell/>
        </table:table-row>
        <table:table-row table:style-name="ro1">
          <table:table-cell office:value-type="string" calcext:value-type="string">
            <text:p>0x6e30a40a23509d334134fb412f4d89b870e07103</text:p>
          </table:table-cell>
          <table:table-cell office:value-type="float" office:value="99.4985044815861" calcext:value-type="float">
            <text:p>99.4985044815861</text:p>
          </table:table-cell>
          <table:table-cell/>
        </table:table-row>
        <table:table-row table:style-name="ro1">
          <table:table-cell office:value-type="string" calcext:value-type="string">
            <text:p>0xcac5a4b1fcd38f3207be3b8e361c7cd23dff0805</text:p>
          </table:table-cell>
          <table:table-cell office:value-type="float" office:value="99.36" calcext:value-type="float">
            <text:p>99.36</text:p>
          </table:table-cell>
          <table:table-cell/>
        </table:table-row>
        <table:table-row table:style-name="ro1">
          <table:table-cell office:value-type="string" calcext:value-type="string">
            <text:p>0x2da9766cb0e41aa2574e23fe10acafbc35cc6ab0</text:p>
          </table:table-cell>
          <table:table-cell office:value-type="float" office:value="96.5806456205185" calcext:value-type="float">
            <text:p>96.5806456205185</text:p>
          </table:table-cell>
          <table:table-cell/>
        </table:table-row>
        <table:table-row table:style-name="ro1">
          <table:table-cell office:value-type="string" calcext:value-type="string">
            <text:p>0xeaaea46d9e70bb66f64dd497ffebc827df38d201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0x972788bd7cbe0c8fd44445ebca6381e7b6e8d5c8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0x1d5d805de448719f55fb8978cd9aee9ecc21e062</text:p>
          </table:table-cell>
          <table:table-cell office:value-type="float" office:value="94.2698651033649" calcext:value-type="float">
            <text:p>94.2698651033649</text:p>
          </table:table-cell>
          <table:table-cell/>
        </table:table-row>
        <table:table-row table:style-name="ro1">
          <table:table-cell office:value-type="string" calcext:value-type="string">
            <text:p>0xd5c2bd628eec1b551808b77b168e8f9f40727843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0xc463124e59715ad7e47c4f271987874920680693</text:p>
          </table:table-cell>
          <table:table-cell office:value-type="float" office:value="91.362" calcext:value-type="float">
            <text:p>91.362</text:p>
          </table:table-cell>
          <table:table-cell/>
        </table:table-row>
        <table:table-row table:style-name="ro1">
          <table:table-cell office:value-type="string" calcext:value-type="string">
            <text:p>0x09d018394109e050c9b29d050a36a34a2e227304</text:p>
          </table:table-cell>
          <table:table-cell office:value-type="float" office:value="91.0321529135567" calcext:value-type="float">
            <text:p>91.0321529135567</text:p>
          </table:table-cell>
          <table:table-cell/>
        </table:table-row>
        <table:table-row table:style-name="ro1">
          <table:table-cell office:value-type="string" calcext:value-type="string">
            <text:p>0xda73fe8019adb6adc39728ece54c71eb80808636</text:p>
          </table:table-cell>
          <table:table-cell office:value-type="float" office:value="90.829" calcext:value-type="float">
            <text:p>90.829</text:p>
          </table:table-cell>
          <table:table-cell/>
        </table:table-row>
        <table:table-row table:style-name="ro1">
          <table:table-cell office:value-type="string" calcext:value-type="string">
            <text:p>0xf02c2900e2522d1451bd1a60420c8f18dfc1a184</text:p>
          </table:table-cell>
          <table:table-cell office:value-type="float" office:value="90.425" calcext:value-type="float">
            <text:p>90.425</text:p>
          </table:table-cell>
          <table:table-cell/>
        </table:table-row>
        <table:table-row table:style-name="ro1">
          <table:table-cell office:value-type="string" calcext:value-type="string">
            <text:p>0x8bd85dbb69bb78dae22ac6787341972a59770fb6</text:p>
          </table:table-cell>
          <table:table-cell office:value-type="float" office:value="90.4053616737122" calcext:value-type="float">
            <text:p>90.4053616737122</text:p>
          </table:table-cell>
          <table:table-cell/>
        </table:table-row>
        <table:table-row table:style-name="ro1">
          <table:table-cell office:value-type="string" calcext:value-type="string">
            <text:p>0x297289405faf325d416658e93d93d0ade229528c</text:p>
          </table:table-cell>
          <table:table-cell office:value-type="float" office:value="90.13" calcext:value-type="float">
            <text:p>90.13</text:p>
          </table:table-cell>
          <table:table-cell/>
        </table:table-row>
        <table:table-row table:style-name="ro1">
          <table:table-cell office:value-type="string" calcext:value-type="string">
            <text:p>0xcbb5d8b2f761df556aee7634753ebf0f038e75d8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0xc29de69f21de94355163df1e88035d3434530d63</text:p>
          </table:table-cell>
          <table:table-cell office:value-type="float" office:value="89.523703856975" calcext:value-type="float">
            <text:p>89.523703856975</text:p>
          </table:table-cell>
          <table:table-cell/>
        </table:table-row>
        <table:table-row table:style-name="ro1">
          <table:table-cell office:value-type="string" calcext:value-type="string">
            <text:p>0xe808a142a93aad2a0bc361f18c498fab5776f988</text:p>
          </table:table-cell>
          <table:table-cell office:value-type="float" office:value="89.5" calcext:value-type="float">
            <text:p>89.5</text:p>
          </table:table-cell>
          <table:table-cell/>
        </table:table-row>
        <table:table-row table:style-name="ro1">
          <table:table-cell office:value-type="string" calcext:value-type="string">
            <text:p>0xdadeb893622172896f28d650916f54db48f84d48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0x6a43c9ea64a0cfe89d2943a18bd2e9d37558e073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0xf3ae733922fb8480e356cbfbfa499b85dd944828</text:p>
          </table:table-cell>
          <table:table-cell office:value-type="float" office:value="87.7007867540242" calcext:value-type="float">
            <text:p>87.7007867540242</text:p>
          </table:table-cell>
          <table:table-cell/>
        </table:table-row>
        <table:table-row table:style-name="ro1">
          <table:table-cell office:value-type="string" calcext:value-type="string">
            <text:p>0x6e68b3c4c6244cdefc68a4941122957933810d6c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0xfda5aab515701359cc490a6c82624dc8bfea4871</text:p>
          </table:table-cell>
          <table:table-cell office:value-type="float" office:value="85.7" calcext:value-type="float">
            <text:p>85.7</text:p>
          </table:table-cell>
          <table:table-cell/>
        </table:table-row>
        <table:table-row table:style-name="ro1">
          <table:table-cell office:value-type="string" calcext:value-type="string">
            <text:p>0x411b058a1d7fbae2cb677ee2076ff359441c47c0</text:p>
          </table:table-cell>
          <table:table-cell office:value-type="float" office:value="85.112" calcext:value-type="float">
            <text:p>85.112</text:p>
          </table:table-cell>
          <table:table-cell/>
        </table:table-row>
        <table:table-row table:style-name="ro1">
          <table:table-cell office:value-type="string" calcext:value-type="string">
            <text:p>0x68a5933feb1b392c6c7774d8c3e64efb4ab07a18</text:p>
          </table:table-cell>
          <table:table-cell office:value-type="float" office:value="84.98" calcext:value-type="float">
            <text:p>84.98</text:p>
          </table:table-cell>
          <table:table-cell/>
        </table:table-row>
        <table:table-row table:style-name="ro1">
          <table:table-cell office:value-type="string" calcext:value-type="string">
            <text:p>0x8f4359d1c2166452b5e7a02742d6fe9ca5448fde</text:p>
          </table:table-cell>
          <table:table-cell office:value-type="float" office:value="84.9404516190763" calcext:value-type="float">
            <text:p>84.9404516190763</text:p>
          </table:table-cell>
          <table:table-cell/>
        </table:table-row>
        <table:table-row table:style-name="ro1">
          <table:table-cell office:value-type="string" calcext:value-type="string">
            <text:p>0xb71ef5b1b0d4927c958cae3c9cf9187c127af773</text:p>
          </table:table-cell>
          <table:table-cell office:value-type="float" office:value="84.812" calcext:value-type="float">
            <text:p>84.812</text:p>
          </table:table-cell>
          <table:table-cell/>
        </table:table-row>
        <table:table-row table:style-name="ro1">
          <table:table-cell office:value-type="string" calcext:value-type="string">
            <text:p>0x96db423545388c77247f44c38c2ea7e31ab66ae8</text:p>
          </table:table-cell>
          <table:table-cell office:value-type="float" office:value="84.178" calcext:value-type="float">
            <text:p>84.178</text:p>
          </table:table-cell>
          <table:table-cell/>
        </table:table-row>
        <table:table-row table:style-name="ro1">
          <table:table-cell office:value-type="string" calcext:value-type="string">
            <text:p>0x0237e4272a256b6c2ac2438e09d4dbfe34394500</text:p>
          </table:table-cell>
          <table:table-cell office:value-type="float" office:value="84.15" calcext:value-type="float">
            <text:p>84.15</text:p>
          </table:table-cell>
          <table:table-cell/>
        </table:table-row>
        <table:table-row table:style-name="ro1">
          <table:table-cell office:value-type="string" calcext:value-type="string">
            <text:p>0x9f9b40ab43d64241e3609c8743249595d96b14da</text:p>
          </table:table-cell>
          <table:table-cell office:value-type="float" office:value="81.62" calcext:value-type="float">
            <text:p>81.62</text:p>
          </table:table-cell>
          <table:table-cell/>
        </table:table-row>
        <table:table-row table:style-name="ro1">
          <table:table-cell office:value-type="string" calcext:value-type="string">
            <text:p>0x64d1c3d79bc42f8ec8f07492f4ef116fb9950c09</text:p>
          </table:table-cell>
          <table:table-cell office:value-type="float" office:value="80.8929529508102" calcext:value-type="float">
            <text:p>80.8929529508102</text:p>
          </table:table-cell>
          <table:table-cell/>
        </table:table-row>
        <table:table-row table:style-name="ro1">
          <table:table-cell office:value-type="string" calcext:value-type="string">
            <text:p>0x0d93eaa570be37a9712a1bc667f4906fdd7504f4</text:p>
          </table:table-cell>
          <table:table-cell office:value-type="float" office:value="80.283" calcext:value-type="float">
            <text:p>80.283</text:p>
          </table:table-cell>
          <table:table-cell/>
        </table:table-row>
        <table:table-row table:style-name="ro1">
          <table:table-cell office:value-type="string" calcext:value-type="string">
            <text:p>0x8c3c5d589d85d012a96222ca70251f5a725db251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0x07f8edeb424a88ca5b59d14b94b0965347b74ef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0x7196572693ad961033519aedc9126dfc63405e7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0xe465482333fb5ccd7ce333d75d64b7c33ef97334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0xf6097165740eed4801e517efbd080b562c5d41c1</text:p>
          </table:table-cell>
          <table:table-cell office:value-type="float" office:value="79.68" calcext:value-type="float">
            <text:p>79.68</text:p>
          </table:table-cell>
          <table:table-cell/>
        </table:table-row>
        <table:table-row table:style-name="ro1">
          <table:table-cell office:value-type="string" calcext:value-type="string">
            <text:p>0xebfde9fd167f2b2449b09f6475be40702ee19e3e</text:p>
          </table:table-cell>
          <table:table-cell office:value-type="float" office:value="79.582828734084" calcext:value-type="float">
            <text:p>79.582828734084</text:p>
          </table:table-cell>
          <table:table-cell/>
        </table:table-row>
        <table:table-row table:style-name="ro1">
          <table:table-cell office:value-type="string" calcext:value-type="string">
            <text:p>0xa605d9ffdd5c39b8e2446d499f8f4f39792bf040</text:p>
          </table:table-cell>
          <table:table-cell office:value-type="float" office:value="79.426" calcext:value-type="float">
            <text:p>79.426</text:p>
          </table:table-cell>
          <table:table-cell/>
        </table:table-row>
        <table:table-row table:style-name="ro1">
          <table:table-cell office:value-type="string" calcext:value-type="string">
            <text:p>0xbd7c6bb3aa822b545dd0b0e2be5ea46435337e12</text:p>
          </table:table-cell>
          <table:table-cell office:value-type="float" office:value="79.36" calcext:value-type="float">
            <text:p>79.36</text:p>
          </table:table-cell>
          <table:table-cell/>
        </table:table-row>
        <table:table-row table:style-name="ro1">
          <table:table-cell office:value-type="string" calcext:value-type="string">
            <text:p>0x5ac7643c6c706be95c374714166fe417f29a67c1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0xfd9910a2a2c19f78879a9b6904a6c8bb887a669b</text:p>
          </table:table-cell>
          <table:table-cell office:value-type="float" office:value="78.6003343059782" calcext:value-type="float">
            <text:p>78.6003343059782</text:p>
          </table:table-cell>
          <table:table-cell/>
        </table:table-row>
        <table:table-row table:style-name="ro1">
          <table:table-cell office:value-type="string" calcext:value-type="string">
            <text:p>0x0065a0007c003e2fbe4fa4831c4c50054e06c2aa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0x1eccd61c9fa53a8d2e823a26cd72a7efd7d0e92e</text:p>
          </table:table-cell>
          <table:table-cell office:value-type="float" office:value="77.504" calcext:value-type="float">
            <text:p>77.504</text:p>
          </table:table-cell>
          <table:table-cell/>
        </table:table-row>
        <table:table-row table:style-name="ro1">
          <table:table-cell office:value-type="string" calcext:value-type="string">
            <text:p>0xc3f852f61b47e7b3b39a3c66f54f955884229ada</text:p>
          </table:table-cell>
          <table:table-cell office:value-type="float" office:value="75.99" calcext:value-type="float">
            <text:p>75.99</text:p>
          </table:table-cell>
          <table:table-cell/>
        </table:table-row>
        <table:table-row table:style-name="ro1">
          <table:table-cell office:value-type="string" calcext:value-type="string">
            <text:p>0x5b960a6ae6de46690c9b648e6898cdc1cac6f05c</text:p>
          </table:table-cell>
          <table:table-cell office:value-type="float" office:value="75.8806237335901" calcext:value-type="float">
            <text:p>75.8806237335901</text:p>
          </table:table-cell>
          <table:table-cell/>
        </table:table-row>
        <table:table-row table:style-name="ro1">
          <table:table-cell office:value-type="string" calcext:value-type="string">
            <text:p>0x83345492ba2342355131665771f66d8610ea8c18</text:p>
          </table:table-cell>
          <table:table-cell office:value-type="float" office:value="75.6999999999784" calcext:value-type="float">
            <text:p>75.6999999999784</text:p>
          </table:table-cell>
          <table:table-cell/>
        </table:table-row>
        <table:table-row table:style-name="ro1">
          <table:table-cell office:value-type="string" calcext:value-type="string">
            <text:p>0x642fa742316ba8cab801f5ea223d02c7a1cba0d4</text:p>
          </table:table-cell>
          <table:table-cell office:value-type="float" office:value="75.302" calcext:value-type="float">
            <text:p>75.302</text:p>
          </table:table-cell>
          <table:table-cell/>
        </table:table-row>
        <table:table-row table:style-name="ro1">
          <table:table-cell office:value-type="string" calcext:value-type="string">
            <text:p>0x1bd4dbd561ec7bf7c5cc586483fdd6e9ff10ca19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0x2958815b5ee954876491d5a121765f8a9e260f4e</text:p>
          </table:table-cell>
          <table:table-cell office:value-type="float" office:value="74.9748866202243" calcext:value-type="float">
            <text:p>74.9748866202243</text:p>
          </table:table-cell>
          <table:table-cell/>
        </table:table-row>
        <table:table-row table:style-name="ro1">
          <table:table-cell office:value-type="string" calcext:value-type="string">
            <text:p>0x3ead9609428943c1c0721a63f43f62c0c5e064db</text:p>
          </table:table-cell>
          <table:table-cell office:value-type="float" office:value="74.496" calcext:value-type="float">
            <text:p>74.496</text:p>
          </table:table-cell>
          <table:table-cell/>
        </table:table-row>
        <table:table-row table:style-name="ro1">
          <table:table-cell office:value-type="string" calcext:value-type="string">
            <text:p>0x02257582c2499a7e3ef2f8f7142f2d8a1e923ed3</text:p>
          </table:table-cell>
          <table:table-cell office:value-type="float" office:value="73.2935061996364" calcext:value-type="float">
            <text:p>73.2935061996364</text:p>
          </table:table-cell>
          <table:table-cell/>
        </table:table-row>
        <table:table-row table:style-name="ro1">
          <table:table-cell office:value-type="string" calcext:value-type="string">
            <text:p>0xbd39819e0054054013bea3208ab87ca793dd12e6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0xaae1cb04c830fa907210355c0dcea3118b445bb0</text:p>
          </table:table-cell>
          <table:table-cell office:value-type="float" office:value="72.48" calcext:value-type="float">
            <text:p>72.48</text:p>
          </table:table-cell>
          <table:table-cell/>
        </table:table-row>
        <table:table-row table:style-name="ro1">
          <table:table-cell office:value-type="string" calcext:value-type="string">
            <text:p>0xa34fb1c8f9a9f0be93a8df064a3ce6c7e8328325</text:p>
          </table:table-cell>
          <table:table-cell office:value-type="float" office:value="71.8007432908412" calcext:value-type="float">
            <text:p>71.8007432908412</text:p>
          </table:table-cell>
          <table:table-cell/>
        </table:table-row>
        <table:table-row table:style-name="ro1">
          <table:table-cell office:value-type="string" calcext:value-type="string">
            <text:p>0x9484128755e8d1766158b8c6b6ab9c982a0f26f5</text:p>
          </table:table-cell>
          <table:table-cell office:value-type="float" office:value="71.5484316076857" calcext:value-type="float">
            <text:p>71.5484316076857</text:p>
          </table:table-cell>
          <table:table-cell/>
        </table:table-row>
        <table:table-row table:style-name="ro1">
          <table:table-cell office:value-type="string" calcext:value-type="string">
            <text:p>0xa4e936a588f46e4eebe7423716e8ae3ec1cb6e40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0xa12431d0b9db640034b0cdfceef9cce161e62be4</text:p>
          </table:table-cell>
          <table:table-cell office:value-type="float" office:value="70.5027844728364" calcext:value-type="float">
            <text:p>70.5027844728364</text:p>
          </table:table-cell>
          <table:table-cell/>
        </table:table-row>
        <table:table-row table:style-name="ro1">
          <table:table-cell office:value-type="string" calcext:value-type="string">
            <text:p>0x382c0e1aa2c99cec157305bed43e2b89ad151d26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0x283cd542b2e636fdd8696bcc3d8fc18cf76a0172</text:p>
          </table:table-cell>
          <table:table-cell office:value-type="float" office:value="69.68" calcext:value-type="float">
            <text:p>69.68</text:p>
          </table:table-cell>
          <table:table-cell/>
        </table:table-row>
        <table:table-row table:style-name="ro1">
          <table:table-cell office:value-type="string" calcext:value-type="string">
            <text:p>0x0889e992ab831c5d4cdfef6557576c51416e3873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0x1437f97a1fdd8eaa5a6f7015b0aef3f9db3b6fef</text:p>
          </table:table-cell>
          <table:table-cell office:value-type="float" office:value="68.052" calcext:value-type="float">
            <text:p>68.052</text:p>
          </table:table-cell>
          <table:table-cell/>
        </table:table-row>
        <table:table-row table:style-name="ro1">
          <table:table-cell office:value-type="string" calcext:value-type="string">
            <text:p>0x7ed24af2f39101b41fba9863ddfcfd907825feab</text:p>
          </table:table-cell>
          <table:table-cell office:value-type="float" office:value="67.654" calcext:value-type="float">
            <text:p>67.654</text:p>
          </table:table-cell>
          <table:table-cell/>
        </table:table-row>
        <table:table-row table:style-name="ro1">
          <table:table-cell office:value-type="string" calcext:value-type="string">
            <text:p>0x98268d4ef9f87bcb4a26103fa8c3f6b62a1db59d</text:p>
          </table:table-cell>
          <table:table-cell office:value-type="float" office:value="67.4799299622642" calcext:value-type="float">
            <text:p>67.4799299622642</text:p>
          </table:table-cell>
          <table:table-cell/>
        </table:table-row>
        <table:table-row table:style-name="ro1">
          <table:table-cell office:value-type="string" calcext:value-type="string">
            <text:p>0x24830c5420a41d694cb56c2bc88da89fad4ca726</text:p>
          </table:table-cell>
          <table:table-cell office:value-type="float" office:value="67.2" calcext:value-type="float">
            <text:p>67.2</text:p>
          </table:table-cell>
          <table:table-cell/>
        </table:table-row>
        <table:table-row table:style-name="ro1">
          <table:table-cell office:value-type="string" calcext:value-type="string">
            <text:p>0xb1e0d08dada6facb935782a76a826549bf4d4e42</text:p>
          </table:table-cell>
          <table:table-cell office:value-type="float" office:value="66.798" calcext:value-type="float">
            <text:p>66.798</text:p>
          </table:table-cell>
          <table:table-cell/>
        </table:table-row>
        <table:table-row table:style-name="ro1">
          <table:table-cell office:value-type="string" calcext:value-type="string">
            <text:p>0x926f17c947c9b0954b512c5788083559eb05bf2a</text:p>
          </table:table-cell>
          <table:table-cell office:value-type="float" office:value="66.511" calcext:value-type="float">
            <text:p>66.511</text:p>
          </table:table-cell>
          <table:table-cell/>
        </table:table-row>
        <table:table-row table:style-name="ro1">
          <table:table-cell office:value-type="string" calcext:value-type="string">
            <text:p>0x857fe3ea7711a78c3624a8cd4f3ee76b4bd286ad</text:p>
          </table:table-cell>
          <table:table-cell office:value-type="float" office:value="66.1668420136398" calcext:value-type="float">
            <text:p>66.1668420136398</text:p>
          </table:table-cell>
          <table:table-cell/>
        </table:table-row>
        <table:table-row table:style-name="ro1">
          <table:table-cell office:value-type="string" calcext:value-type="string">
            <text:p>0x022a3ea464bc3a12eabbb544345432ec5b503419</text:p>
          </table:table-cell>
          <table:table-cell office:value-type="float" office:value="65.82" calcext:value-type="float">
            <text:p>65.82</text:p>
          </table:table-cell>
          <table:table-cell/>
        </table:table-row>
        <table:table-row table:style-name="ro1">
          <table:table-cell office:value-type="string" calcext:value-type="string">
            <text:p>0xb24cfd97e765cb248e81007e1f889e4784253913</text:p>
          </table:table-cell>
          <table:table-cell office:value-type="float" office:value="65.62" calcext:value-type="float">
            <text:p>65.62</text:p>
          </table:table-cell>
          <table:table-cell/>
        </table:table-row>
        <table:table-row table:style-name="ro1">
          <table:table-cell office:value-type="string" calcext:value-type="string">
            <text:p>0x8fb0bf1eee6b3abcb123ca7279b41178959056ad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0x172d22a7784c4500589cb2d99d97653e42e98202</text:p>
          </table:table-cell>
          <table:table-cell office:value-type="float" office:value="64.7369872537133" calcext:value-type="float">
            <text:p>64.7369872537133</text:p>
          </table:table-cell>
          <table:table-cell/>
        </table:table-row>
        <table:table-row table:style-name="ro1">
          <table:table-cell office:value-type="string" calcext:value-type="string">
            <text:p>0x60b3b164a69ac2a79c0828190a94cf0d28274891</text:p>
          </table:table-cell>
          <table:table-cell office:value-type="float" office:value="64.4907166118432" calcext:value-type="float">
            <text:p>64.4907166118432</text:p>
          </table:table-cell>
          <table:table-cell/>
        </table:table-row>
        <table:table-row table:style-name="ro1">
          <table:table-cell office:value-type="string" calcext:value-type="string">
            <text:p>0xd55e84fa4a9f2b4bd5f2c0dc48b6ee7035660a34</text:p>
          </table:table-cell>
          <table:table-cell office:value-type="float" office:value="63.929" calcext:value-type="float">
            <text:p>63.929</text:p>
          </table:table-cell>
          <table:table-cell/>
        </table:table-row>
        <table:table-row table:style-name="ro1">
          <table:table-cell office:value-type="string" calcext:value-type="string">
            <text:p>0x541fa6ad639d6959e29c003ca84eebfb1f973445</text:p>
          </table:table-cell>
          <table:table-cell office:value-type="float" office:value="62.37" calcext:value-type="float">
            <text:p>62.37</text:p>
          </table:table-cell>
          <table:table-cell/>
        </table:table-row>
        <table:table-row table:style-name="ro1">
          <table:table-cell office:value-type="string" calcext:value-type="string">
            <text:p>0x5c3ae2cf9a134c66b08d185cea1456d5d88b11b4</text:p>
          </table:table-cell>
          <table:table-cell office:value-type="float" office:value="62.0532174354812" calcext:value-type="float">
            <text:p>62.0532174354812</text:p>
          </table:table-cell>
          <table:table-cell/>
        </table:table-row>
        <table:table-row table:style-name="ro1">
          <table:table-cell office:value-type="string" calcext:value-type="string">
            <text:p>0x9cface753da8e212af47bbf944cd4e6d30112e79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0xcba47dba4a8a9642b4b4f4e5e80479a17376f700</text:p>
          </table:table-cell>
          <table:table-cell office:value-type="float" office:value="61.9935316384181" calcext:value-type="float">
            <text:p>61.9935316384181</text:p>
          </table:table-cell>
          <table:table-cell/>
        </table:table-row>
        <table:table-row table:style-name="ro1">
          <table:table-cell office:value-type="string" calcext:value-type="string">
            <text:p>0x6ae686062fdd39a829cf2b5b772f5b6020e0382f</text:p>
          </table:table-cell>
          <table:table-cell office:value-type="float" office:value="61.8736923076923" calcext:value-type="float">
            <text:p>61.8736923076923</text:p>
          </table:table-cell>
          <table:table-cell/>
        </table:table-row>
        <table:table-row table:style-name="ro1">
          <table:table-cell office:value-type="string" calcext:value-type="string">
            <text:p>0x1f3cd3999fbbd48bdb1e61b27f3c8e31a2c9dc12</text:p>
          </table:table-cell>
          <table:table-cell office:value-type="float" office:value="61.676" calcext:value-type="float">
            <text:p>61.676</text:p>
          </table:table-cell>
          <table:table-cell/>
        </table:table-row>
        <table:table-row table:style-name="ro1">
          <table:table-cell office:value-type="string" calcext:value-type="string">
            <text:p>0x7f53dd16db079b76e1b3309e2cb924e4fbc42a1e</text:p>
          </table:table-cell>
          <table:table-cell office:value-type="float" office:value="60.8940510754154" calcext:value-type="float">
            <text:p>60.8940510754154</text:p>
          </table:table-cell>
          <table:table-cell/>
        </table:table-row>
        <table:table-row table:style-name="ro1">
          <table:table-cell office:value-type="string" calcext:value-type="string">
            <text:p>0x299805e37da4f4087b0b21b9775abd0a48a3fc48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0xddbb99abd60daf5a742dfd5fbcb03ec292e2b29b</text:p>
          </table:table-cell>
          <table:table-cell office:value-type="float" office:value="59.4916170903191" calcext:value-type="float">
            <text:p>59.4916170903191</text:p>
          </table:table-cell>
          <table:table-cell/>
        </table:table-row>
        <table:table-row table:style-name="ro1">
          <table:table-cell office:value-type="string" calcext:value-type="string">
            <text:p>0xc816503ed9a1568524fd24e40c02b76f89b5d005</text:p>
          </table:table-cell>
          <table:table-cell office:value-type="float" office:value="58.899" calcext:value-type="float">
            <text:p>58.899</text:p>
          </table:table-cell>
          <table:table-cell/>
        </table:table-row>
        <table:table-row table:style-name="ro1">
          <table:table-cell office:value-type="string" calcext:value-type="string">
            <text:p>0xb4c12917525c1d8d2c4da4ca39327950cf64da65</text:p>
          </table:table-cell>
          <table:table-cell office:value-type="float" office:value="58.2329249870923" calcext:value-type="float">
            <text:p>58.2329249870923</text:p>
          </table:table-cell>
          <table:table-cell/>
        </table:table-row>
        <table:table-row table:style-name="ro1">
          <table:table-cell office:value-type="string" calcext:value-type="string">
            <text:p>0xc72961ee718144ec8d8bc04940a6e5550e2387ce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0xdc8eeb5db5bc7eee718770412ba54e3233f2f57f</text:p>
          </table:table-cell>
          <table:table-cell office:value-type="float" office:value="55.2654795401162" calcext:value-type="float">
            <text:p>55.2654795401162</text:p>
          </table:table-cell>
          <table:table-cell/>
        </table:table-row>
        <table:table-row table:style-name="ro1">
          <table:table-cell office:value-type="string" calcext:value-type="string">
            <text:p>0xd6a20a5ffaf28c567bb9c8673639dc442077cb27</text:p>
          </table:table-cell>
          <table:table-cell office:value-type="float" office:value="55.1705415109965" calcext:value-type="float">
            <text:p>55.1705415109965</text:p>
          </table:table-cell>
          <table:table-cell/>
        </table:table-row>
        <table:table-row table:style-name="ro1">
          <table:table-cell office:value-type="string" calcext:value-type="string">
            <text:p>0x5abeb8f08be9f93dc397c5f4b8243b15a2fb6b55</text:p>
          </table:table-cell>
          <table:table-cell office:value-type="float" office:value="54.533" calcext:value-type="float">
            <text:p>54.533</text:p>
          </table:table-cell>
          <table:table-cell/>
        </table:table-row>
        <table:table-row table:style-name="ro1">
          <table:table-cell office:value-type="string" calcext:value-type="string">
            <text:p>0x7bc51cdd31a15e7bb6b824506cb56326b319ab43</text:p>
          </table:table-cell>
          <table:table-cell office:value-type="float" office:value="53.3" calcext:value-type="float">
            <text:p>53.3</text:p>
          </table:table-cell>
          <table:table-cell/>
        </table:table-row>
        <table:table-row table:style-name="ro1">
          <table:table-cell office:value-type="string" calcext:value-type="string">
            <text:p>0x3c69847451003aef13a1f83ab674d9e2c29262e2</text:p>
          </table:table-cell>
          <table:table-cell office:value-type="float" office:value="52.9" calcext:value-type="float">
            <text:p>52.9</text:p>
          </table:table-cell>
          <table:table-cell/>
        </table:table-row>
        <table:table-row table:style-name="ro1">
          <table:table-cell office:value-type="string" calcext:value-type="string">
            <text:p>0xe34e2df841e5a6352b0ae8bd5a797544f11d7e89</text:p>
          </table:table-cell>
          <table:table-cell office:value-type="float" office:value="52.755" calcext:value-type="float">
            <text:p>52.755</text:p>
          </table:table-cell>
          <table:table-cell/>
        </table:table-row>
        <table:table-row table:style-name="ro1">
          <table:table-cell office:value-type="string" calcext:value-type="string">
            <text:p>0x0b15dd0ecd4af78ca437c0dfe9a54875b8759ba7</text:p>
          </table:table-cell>
          <table:table-cell office:value-type="float" office:value="52.654811945212" calcext:value-type="float">
            <text:p>52.654811945212</text:p>
          </table:table-cell>
          <table:table-cell/>
        </table:table-row>
        <table:table-row table:style-name="ro1">
          <table:table-cell office:value-type="string" calcext:value-type="string">
            <text:p>0xcb8067a16b18aea57647d78395dd45e0eaa8dcfe</text:p>
          </table:table-cell>
          <table:table-cell office:value-type="float" office:value="52.6417460103614" calcext:value-type="float">
            <text:p>52.6417460103614</text:p>
          </table:table-cell>
          <table:table-cell/>
        </table:table-row>
        <table:table-row table:style-name="ro1">
          <table:table-cell office:value-type="string" calcext:value-type="string">
            <text:p>0xecd1401069ee7666f009d637a33980b384fe183a</text:p>
          </table:table-cell>
          <table:table-cell office:value-type="float" office:value="52.0705712940194" calcext:value-type="float">
            <text:p>52.0705712940194</text:p>
          </table:table-cell>
          <table:table-cell/>
        </table:table-row>
        <table:table-row table:style-name="ro1">
          <table:table-cell office:value-type="string" calcext:value-type="string">
            <text:p>0x869224885efe1684205ec49887dead497bc92de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0xb3bba1cb1b3c9675cee73a87d551ac175d4a585a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0x5b010d4ecab544e9947f470a912a3adb8a15157e</text:p>
          </table:table-cell>
          <table:table-cell office:value-type="float" office:value="50.98" calcext:value-type="float">
            <text:p>50.98</text:p>
          </table:table-cell>
          <table:table-cell/>
        </table:table-row>
        <table:table-row table:style-name="ro1">
          <table:table-cell office:value-type="string" calcext:value-type="string">
            <text:p>0x52212e1fc2942f54fe85895c21fd0b1bf7eca4a2</text:p>
          </table:table-cell>
          <table:table-cell office:value-type="float" office:value="50.9024933309651" calcext:value-type="float">
            <text:p>50.9024933309651</text:p>
          </table:table-cell>
          <table:table-cell/>
        </table:table-row>
        <table:table-row table:style-name="ro1">
          <table:table-cell office:value-type="string" calcext:value-type="string">
            <text:p>0x3478576c453c9626896a2480524e1c8cb036df57</text:p>
          </table:table-cell>
          <table:table-cell office:value-type="float" office:value="50.478" calcext:value-type="float">
            <text:p>50.478</text:p>
          </table:table-cell>
          <table:table-cell/>
        </table:table-row>
        <table:table-row table:style-name="ro1">
          <table:table-cell office:value-type="string" calcext:value-type="string">
            <text:p>0xde8c9e52b8528669053245321a6da207ccf54fe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bbdf06232160cdf4dd805be8360c1dd7671a5ab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0051e6a3d0d25921cd9227d7e72da2b0580e064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d960dfb41adf3c15ca76593590b2c7cfd888df6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f6b8e05763ce13e81917c0cab8f724194abf57f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9c28c307a6996ce39b14303cd9e141e5284caf67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e54bbb07f5c06f26aa8fa8c0384121ea5b3f5b4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0ab78f2cebf0da8d18e6ed7e1628babd187676a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16fe703930c6b6f68f0fe33942c5facf3eac50da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9f7d61639e41888d196c910096d9f6523af55397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751d842d8835d6b4ba5cf929452e842e72d7598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cc925a668bbbf5843d087a06ee26547f5021168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97d9f5b78922465c208ea4e8d013123c320e1a7e</text:p>
          </table:table-cell>
          <table:table-cell office:value-type="float" office:value="49.99" calcext:value-type="float">
            <text:p>49.99</text:p>
          </table:table-cell>
          <table:table-cell/>
        </table:table-row>
        <table:table-row table:style-name="ro1">
          <table:table-cell office:value-type="string" calcext:value-type="string">
            <text:p>0xce048c064107d0608a5b33e7cab89c846431570c</text:p>
          </table:table-cell>
          <table:table-cell office:value-type="float" office:value="49.845" calcext:value-type="float">
            <text:p>49.845</text:p>
          </table:table-cell>
          <table:table-cell/>
        </table:table-row>
        <table:table-row table:style-name="ro1">
          <table:table-cell office:value-type="string" calcext:value-type="string">
            <text:p>0x26f5d70340d038087338c84907ea893615d24608</text:p>
          </table:table-cell>
          <table:table-cell office:value-type="float" office:value="49.68" calcext:value-type="float">
            <text:p>49.68</text:p>
          </table:table-cell>
          <table:table-cell/>
        </table:table-row>
        <table:table-row table:style-name="ro1">
          <table:table-cell office:value-type="string" calcext:value-type="string">
            <text:p>0xb2e9fa6d490f80856bf1d64fa6f1dfda31301073</text:p>
          </table:table-cell>
          <table:table-cell office:value-type="float" office:value="48.78" calcext:value-type="float">
            <text:p>48.78</text:p>
          </table:table-cell>
          <table:table-cell/>
        </table:table-row>
        <table:table-row table:style-name="ro1">
          <table:table-cell office:value-type="string" calcext:value-type="string">
            <text:p>0xd89015cc396cb921bce7835d061e1d1c809f4dc8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0x92894205ef25b9f61ec749bafab06c94be68564c</text:p>
          </table:table-cell>
          <table:table-cell office:value-type="float" office:value="47.297450922407" calcext:value-type="float">
            <text:p>47.297450922407</text:p>
          </table:table-cell>
          <table:table-cell/>
        </table:table-row>
        <table:table-row table:style-name="ro1">
          <table:table-cell office:value-type="string" calcext:value-type="string">
            <text:p>0x14e09236fcbb393d2e608542f760c7b8f2ddb0c0</text:p>
          </table:table-cell>
          <table:table-cell office:value-type="float" office:value="47.06" calcext:value-type="float">
            <text:p>47.06</text:p>
          </table:table-cell>
          <table:table-cell/>
        </table:table-row>
        <table:table-row table:style-name="ro1">
          <table:table-cell office:value-type="string" calcext:value-type="string">
            <text:p>0xa6ee3890f450159cf8c15b1986cc76756a5b1a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0xe74ea272c3ebb93cc0fd7c88de78b12eec9d731f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0xd89c474874072dba83a6c2dc54483b64d18eec24</text:p>
          </table:table-cell>
          <table:table-cell office:value-type="float" office:value="46.3890306356328" calcext:value-type="float">
            <text:p>46.3890306356328</text:p>
          </table:table-cell>
          <table:table-cell/>
        </table:table-row>
        <table:table-row table:style-name="ro1">
          <table:table-cell office:value-type="string" calcext:value-type="string">
            <text:p>0xe9454ab2882768ef718623726538df917422ac3a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0xffb5d974cba1e8c3761427f017c9666c9f14c32b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0x9cfe3cf5367d193ff3ac761c9b2cd8dab57ed4dc</text:p>
          </table:table-cell>
          <table:table-cell office:value-type="float" office:value="44.98" calcext:value-type="float">
            <text:p>44.98</text:p>
          </table:table-cell>
          <table:table-cell/>
        </table:table-row>
        <table:table-row table:style-name="ro1">
          <table:table-cell office:value-type="string" calcext:value-type="string">
            <text:p>0xc2ab7723c83c6ea65fd9109ef11c10d5031faa6e</text:p>
          </table:table-cell>
          <table:table-cell office:value-type="float" office:value="44.857" calcext:value-type="float">
            <text:p>44.857</text:p>
          </table:table-cell>
          <table:table-cell/>
        </table:table-row>
        <table:table-row table:style-name="ro1">
          <table:table-cell office:value-type="string" calcext:value-type="string">
            <text:p>0xc2e0e827c2fb3a8c7d8e660f2a87ec685b2d8a57</text:p>
          </table:table-cell>
          <table:table-cell office:value-type="float" office:value="44.62" calcext:value-type="float">
            <text:p>44.62</text:p>
          </table:table-cell>
          <table:table-cell/>
        </table:table-row>
        <table:table-row table:style-name="ro1">
          <table:table-cell office:value-type="string" calcext:value-type="string">
            <text:p>0x69324a6456bda58ebb17c091352b11c206819857</text:p>
          </table:table-cell>
          <table:table-cell office:value-type="float" office:value="44.305" calcext:value-type="float">
            <text:p>44.305</text:p>
          </table:table-cell>
          <table:table-cell/>
        </table:table-row>
        <table:table-row table:style-name="ro1">
          <table:table-cell office:value-type="string" calcext:value-type="string">
            <text:p>0xd1dadfa3c20442a16fa5d9d242a8891237adfbcf</text:p>
          </table:table-cell>
          <table:table-cell office:value-type="float" office:value="43.8326487582045" calcext:value-type="float">
            <text:p>43.8326487582045</text:p>
          </table:table-cell>
          <table:table-cell/>
        </table:table-row>
        <table:table-row table:style-name="ro1">
          <table:table-cell office:value-type="string" calcext:value-type="string">
            <text:p>0x6cde28d01ab4efbd4f10b06df085a6c83556afea</text:p>
          </table:table-cell>
          <table:table-cell office:value-type="float" office:value="43.68" calcext:value-type="float">
            <text:p>43.68</text:p>
          </table:table-cell>
          <table:table-cell/>
        </table:table-row>
        <table:table-row table:style-name="ro1">
          <table:table-cell office:value-type="string" calcext:value-type="string">
            <text:p>0xae49bb6908cbce30264fd061272098f40a80e442</text:p>
          </table:table-cell>
          <table:table-cell office:value-type="float" office:value="43.5" calcext:value-type="float">
            <text:p>43.5</text:p>
          </table:table-cell>
          <table:table-cell/>
        </table:table-row>
        <table:table-row table:style-name="ro1">
          <table:table-cell office:value-type="string" calcext:value-type="string">
            <text:p>0xed21193ec8f18ab5e74d927e3e346ea05751ed71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0x81c080889c46a25f44d9baeb4a9c981db1b764bc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0xc735f69ab3aa2a8126685d868e34cb5c36a986e3</text:p>
          </table:table-cell>
          <table:table-cell office:value-type="float" office:value="42.966802910976" calcext:value-type="float">
            <text:p>42.966802910976</text:p>
          </table:table-cell>
          <table:table-cell/>
        </table:table-row>
        <table:table-row table:style-name="ro1">
          <table:table-cell office:value-type="string" calcext:value-type="string">
            <text:p>0xcdfed43024b8c4cfbb2cbcc2a6cf941995f6c26c</text:p>
          </table:table-cell>
          <table:table-cell office:value-type="float" office:value="42.7858188970415" calcext:value-type="float">
            <text:p>42.7858188970415</text:p>
          </table:table-cell>
          <table:table-cell/>
        </table:table-row>
        <table:table-row table:style-name="ro1">
          <table:table-cell office:value-type="string" calcext:value-type="string">
            <text:p>0x138be8ec20fe15977113a14360a6017cf3836cbe</text:p>
          </table:table-cell>
          <table:table-cell office:value-type="float" office:value="42.1906935039564" calcext:value-type="float">
            <text:p>42.1906935039564</text:p>
          </table:table-cell>
          <table:table-cell/>
        </table:table-row>
        <table:table-row table:style-name="ro1">
          <table:table-cell office:value-type="string" calcext:value-type="string">
            <text:p>0x8dfe4e6c23ea7ae96d880e9c925def75e50de07c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0x85a34503b4d2381666ca1e4e3c5e352d93600820</text:p>
          </table:table-cell>
          <table:table-cell office:value-type="float" office:value="41.49051126027" calcext:value-type="float">
            <text:p>41.49051126027</text:p>
          </table:table-cell>
          <table:table-cell/>
        </table:table-row>
        <table:table-row table:style-name="ro1">
          <table:table-cell office:value-type="string" calcext:value-type="string">
            <text:p>0x00c9b401dd373225ca4b1bf0e01008a571ea4a7f</text:p>
          </table:table-cell>
          <table:table-cell office:value-type="float" office:value="40.9" calcext:value-type="float">
            <text:p>40.9</text:p>
          </table:table-cell>
          <table:table-cell/>
        </table:table-row>
        <table:table-row table:style-name="ro1">
          <table:table-cell office:value-type="string" calcext:value-type="string">
            <text:p>0x6c40578690416f45c594d5f556c47d0a2d65df2a</text:p>
          </table:table-cell>
          <table:table-cell office:value-type="float" office:value="40.659" calcext:value-type="float">
            <text:p>40.659</text:p>
          </table:table-cell>
          <table:table-cell/>
        </table:table-row>
        <table:table-row table:style-name="ro1">
          <table:table-cell office:value-type="string" calcext:value-type="string">
            <text:p>0x13c150622405bf2b5759663ce811b2b87f053601</text:p>
          </table:table-cell>
          <table:table-cell office:value-type="float" office:value="40.4839554426347" calcext:value-type="float">
            <text:p>40.4839554426347</text:p>
          </table:table-cell>
          <table:table-cell/>
        </table:table-row>
        <table:table-row table:style-name="ro1">
          <table:table-cell office:value-type="string" calcext:value-type="string">
            <text:p>0x78b0f3f45383f8c29e9f1d6e7f7023684fa7e002</text:p>
          </table:table-cell>
          <table:table-cell office:value-type="float" office:value="40.367" calcext:value-type="float">
            <text:p>40.367</text:p>
          </table:table-cell>
          <table:table-cell/>
        </table:table-row>
        <table:table-row table:style-name="ro1">
          <table:table-cell office:value-type="string" calcext:value-type="string">
            <text:p>0xeeab1c3b6f441c9824a27c91e45b6a17586ce3bb</text:p>
          </table:table-cell>
          <table:table-cell office:value-type="float" office:value="40.27" calcext:value-type="float">
            <text:p>40.27</text:p>
          </table:table-cell>
          <table:table-cell/>
        </table:table-row>
        <table:table-row table:style-name="ro1">
          <table:table-cell office:value-type="string" calcext:value-type="string">
            <text:p>0xdcb6d862b80580db29bc921a60c00a5245f8e101</text:p>
          </table:table-cell>
          <table:table-cell office:value-type="float" office:value="40.134" calcext:value-type="float">
            <text:p>40.134</text:p>
          </table:table-cell>
          <table:table-cell/>
        </table:table-row>
        <table:table-row table:style-name="ro1">
          <table:table-cell office:value-type="string" calcext:value-type="string">
            <text:p>0xee1f918d9eae66add53254537660463363017946</text:p>
          </table:table-cell>
          <table:table-cell office:value-type="float" office:value="40.066" calcext:value-type="float">
            <text:p>40.066</text:p>
          </table:table-cell>
          <table:table-cell/>
        </table:table-row>
        <table:table-row table:style-name="ro1">
          <table:table-cell office:value-type="string" calcext:value-type="string">
            <text:p>0x55863a2f8b69fd859c5db8134da343cb1fae3b6a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0xd91069a1cacead301eecdc73ba04e523af38af3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0xfa9b28bd2a7d3562a0a78980357be64d5c8b16fb</text:p>
          </table:table-cell>
          <table:table-cell office:value-type="float" office:value="39.68" calcext:value-type="float">
            <text:p>39.68</text:p>
          </table:table-cell>
          <table:table-cell/>
        </table:table-row>
        <table:table-row table:style-name="ro1">
          <table:table-cell office:value-type="string" calcext:value-type="string">
            <text:p>0x8d0b7a7d3a713cbce2a4e37bf7dc4f02d951ba43</text:p>
          </table:table-cell>
          <table:table-cell office:value-type="float" office:value="39.53" calcext:value-type="float">
            <text:p>39.53</text:p>
          </table:table-cell>
          <table:table-cell/>
        </table:table-row>
        <table:table-row table:style-name="ro1">
          <table:table-cell office:value-type="string" calcext:value-type="string">
            <text:p>0x61dc0dbecc7a60c3ce242648384f5c9a51457363</text:p>
          </table:table-cell>
          <table:table-cell office:value-type="float" office:value="39.5" calcext:value-type="float">
            <text:p>39.5</text:p>
          </table:table-cell>
          <table:table-cell/>
        </table:table-row>
        <table:table-row table:style-name="ro1">
          <table:table-cell office:value-type="string" calcext:value-type="string">
            <text:p>0xbf5c3bc10d5ae2d6d89457dd0d69fc11e459617e</text:p>
          </table:table-cell>
          <table:table-cell office:value-type="float" office:value="39.1930177739331" calcext:value-type="float">
            <text:p>39.1930177739331</text:p>
          </table:table-cell>
          <table:table-cell/>
        </table:table-row>
        <table:table-row table:style-name="ro1">
          <table:table-cell office:value-type="string" calcext:value-type="string">
            <text:p>0x26e9f01cfdb9de72316595b57bd5333cb38e29bf</text:p>
          </table:table-cell>
          <table:table-cell office:value-type="float" office:value="39.16" calcext:value-type="float">
            <text:p>39.16</text:p>
          </table:table-cell>
          <table:table-cell/>
        </table:table-row>
        <table:table-row table:style-name="ro1">
          <table:table-cell office:value-type="string" calcext:value-type="string">
            <text:p>0xe560d21d7b6c233f2f45883a5f8200d452b24153</text:p>
          </table:table-cell>
          <table:table-cell office:value-type="float" office:value="38.9447666120689" calcext:value-type="float">
            <text:p>38.9447666120689</text:p>
          </table:table-cell>
          <table:table-cell/>
        </table:table-row>
        <table:table-row table:style-name="ro1">
          <table:table-cell office:value-type="string" calcext:value-type="string">
            <text:p>0x14af4abcc9d9fb7082343fd1fcb475127bda7d85</text:p>
          </table:table-cell>
          <table:table-cell office:value-type="float" office:value="38.7879422219812" calcext:value-type="float">
            <text:p>38.7879422219812</text:p>
          </table:table-cell>
          <table:table-cell/>
        </table:table-row>
        <table:table-row table:style-name="ro1">
          <table:table-cell office:value-type="string" calcext:value-type="string">
            <text:p>0xd9992cdc80faf177eeb93947d0f9f02652cade99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0x7fd81df933dd5a15bebbcbffd0d60c3061a08ea2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0x1d26dd223ebd27840d5ff7d55986aedea44a3083</text:p>
          </table:table-cell>
          <table:table-cell office:value-type="float" office:value="37.5" calcext:value-type="float">
            <text:p>37.5</text:p>
          </table:table-cell>
          <table:table-cell/>
        </table:table-row>
        <table:table-row table:style-name="ro1">
          <table:table-cell office:value-type="string" calcext:value-type="string">
            <text:p>0x74677191b90cfe9ef758c8be53c38beff013c922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0x009a36d056ce976ea6fb44ff12a8b0223c36feb2</text:p>
          </table:table-cell>
          <table:table-cell office:value-type="float" office:value="36.92" calcext:value-type="float">
            <text:p>36.92</text:p>
          </table:table-cell>
          <table:table-cell/>
        </table:table-row>
        <table:table-row table:style-name="ro1">
          <table:table-cell office:value-type="string" calcext:value-type="string">
            <text:p>0xc4cecbf0d883fb1976d29c7b836b6cbda6ae7b10</text:p>
          </table:table-cell>
          <table:table-cell office:value-type="float" office:value="36.2512574654933" calcext:value-type="float">
            <text:p>36.2512574654933</text:p>
          </table:table-cell>
          <table:table-cell/>
        </table:table-row>
        <table:table-row table:style-name="ro1">
          <table:table-cell office:value-type="string" calcext:value-type="string">
            <text:p>0x9607571c99b49e8eac3fd60c8c2f6c5911b5a8b0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0x87a2149161f885bb9bdafac69f5a034658b14e8c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0xfe95d7233006fbc0269607e99c81edbffc1e1ae1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0x6d3789f276318768a119772bc7332155ea454b79</text:p>
          </table:table-cell>
          <table:table-cell office:value-type="float" office:value="35.68" calcext:value-type="float">
            <text:p>35.68</text:p>
          </table:table-cell>
          <table:table-cell/>
        </table:table-row>
        <table:table-row table:style-name="ro1">
          <table:table-cell office:value-type="string" calcext:value-type="string">
            <text:p>0xde4d3d908ac928267be0c80d135d7c6531fefac1</text:p>
          </table:table-cell>
          <table:table-cell office:value-type="float" office:value="35.3423224690661" calcext:value-type="float">
            <text:p>35.3423224690661</text:p>
          </table:table-cell>
          <table:table-cell/>
        </table:table-row>
        <table:table-row table:style-name="ro1">
          <table:table-cell office:value-type="string" calcext:value-type="string">
            <text:p>0x3b4b8c9d88929feaef470537edc9e9090c9393fe</text:p>
          </table:table-cell>
          <table:table-cell office:value-type="float" office:value="35.1978623068593" calcext:value-type="float">
            <text:p>35.1978623068593</text:p>
          </table:table-cell>
          <table:table-cell/>
        </table:table-row>
        <table:table-row table:style-name="ro1">
          <table:table-cell office:value-type="string" calcext:value-type="string">
            <text:p>0x5dca3dd704827947c8f1e50b100c9a6037110c5f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0x392b606d4fe94f816a42456255d625f070cd544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0x8f273292b7d98651c17329092ddb3528090adfcb</text:p>
          </table:table-cell>
          <table:table-cell office:value-type="float" office:value="34.979" calcext:value-type="float">
            <text:p>34.979</text:p>
          </table:table-cell>
          <table:table-cell/>
        </table:table-row>
        <table:table-row table:style-name="ro1">
          <table:table-cell office:value-type="string" calcext:value-type="string">
            <text:p>0xc61484bc1bd06eb812241e4b2ed52754c075cc30</text:p>
          </table:table-cell>
          <table:table-cell office:value-type="float" office:value="34.977157460266" calcext:value-type="float">
            <text:p>34.977157460266</text:p>
          </table:table-cell>
          <table:table-cell/>
        </table:table-row>
        <table:table-row table:style-name="ro1">
          <table:table-cell office:value-type="string" calcext:value-type="string">
            <text:p>0x35ea09d8a1bccdd86e8e2087db34ffdafe31ff98</text:p>
          </table:table-cell>
          <table:table-cell office:value-type="float" office:value="34.93" calcext:value-type="float">
            <text:p>34.93</text:p>
          </table:table-cell>
          <table:table-cell/>
        </table:table-row>
        <table:table-row table:style-name="ro1">
          <table:table-cell office:value-type="string" calcext:value-type="string">
            <text:p>0xce6d95514aeb85b01fa3541b3679f2b6181aeaf1</text:p>
          </table:table-cell>
          <table:table-cell office:value-type="float" office:value="34.68" calcext:value-type="float">
            <text:p>34.68</text:p>
          </table:table-cell>
          <table:table-cell/>
        </table:table-row>
        <table:table-row table:style-name="ro1">
          <table:table-cell office:value-type="string" calcext:value-type="string">
            <text:p>0xe1d8f9545d4a1a98ec925a94313f61bd226beddb</text:p>
          </table:table-cell>
          <table:table-cell office:value-type="float" office:value="34.53" calcext:value-type="float">
            <text:p>34.53</text:p>
          </table:table-cell>
          <table:table-cell/>
        </table:table-row>
        <table:table-row table:style-name="ro1">
          <table:table-cell office:value-type="string" calcext:value-type="string">
            <text:p>0x37c355297cac6311f61df9fd9632f403f32b63c0</text:p>
          </table:table-cell>
          <table:table-cell office:value-type="float" office:value="34.3779112337959" calcext:value-type="float">
            <text:p>34.3779112337959</text:p>
          </table:table-cell>
          <table:table-cell/>
        </table:table-row>
        <table:table-row table:style-name="ro1">
          <table:table-cell office:value-type="string" calcext:value-type="string">
            <text:p>0xfbf0980af9becc665157b6aa5eb8708e47810a69</text:p>
          </table:table-cell>
          <table:table-cell office:value-type="float" office:value="34.343" calcext:value-type="float">
            <text:p>34.343</text:p>
          </table:table-cell>
          <table:table-cell/>
        </table:table-row>
        <table:table-row table:style-name="ro1">
          <table:table-cell office:value-type="string" calcext:value-type="string">
            <text:p>0xcaf8f97e038e07109a50bbb0151080c458be9520</text:p>
          </table:table-cell>
          <table:table-cell office:value-type="float" office:value="34.0868939881122" calcext:value-type="float">
            <text:p>34.0868939881122</text:p>
          </table:table-cell>
          <table:table-cell/>
        </table:table-row>
        <table:table-row table:style-name="ro1">
          <table:table-cell office:value-type="string" calcext:value-type="string">
            <text:p>0x9cc27a3af7b1de936fcb3a334892b53f282a1fd9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0x8e16a4bdaa8dc4548ef8d09b48941cd685aa3274</text:p>
          </table:table-cell>
          <table:table-cell office:value-type="float" office:value="33.9939706074931" calcext:value-type="float">
            <text:p>33.9939706074931</text:p>
          </table:table-cell>
          <table:table-cell/>
        </table:table-row>
        <table:table-row table:style-name="ro1">
          <table:table-cell office:value-type="string" calcext:value-type="string">
            <text:p>0x466285290c95692a1b3fd76b6cd9d8bd62449c52</text:p>
          </table:table-cell>
          <table:table-cell office:value-type="float" office:value="33.864" calcext:value-type="float">
            <text:p>33.864</text:p>
          </table:table-cell>
          <table:table-cell/>
        </table:table-row>
        <table:table-row table:style-name="ro1">
          <table:table-cell office:value-type="string" calcext:value-type="string">
            <text:p>0x4de9ae679116bed526d2b4e8a931810512710d73</text:p>
          </table:table-cell>
          <table:table-cell office:value-type="float" office:value="33.459" calcext:value-type="float">
            <text:p>33.459</text:p>
          </table:table-cell>
          <table:table-cell/>
        </table:table-row>
        <table:table-row table:style-name="ro1">
          <table:table-cell office:value-type="string" calcext:value-type="string">
            <text:p>0xa9f134fc3d05bf1d0edcdcd6518c8301bc56e842</text:p>
          </table:table-cell>
          <table:table-cell office:value-type="float" office:value="33.3964709400857" calcext:value-type="float">
            <text:p>33.3964709400857</text:p>
          </table:table-cell>
          <table:table-cell/>
        </table:table-row>
        <table:table-row table:style-name="ro1">
          <table:table-cell office:value-type="string" calcext:value-type="string">
            <text:p>0xdfd9faaa660efc76291873fce2c09c8f35686930</text:p>
          </table:table-cell>
          <table:table-cell office:value-type="float" office:value="33.2727268851954" calcext:value-type="float">
            <text:p>33.2727268851954</text:p>
          </table:table-cell>
          <table:table-cell/>
        </table:table-row>
        <table:table-row table:style-name="ro1">
          <table:table-cell office:value-type="string" calcext:value-type="string">
            <text:p>0xb7836492f5850d9b61d6b71c73697c5b9676208d</text:p>
          </table:table-cell>
          <table:table-cell office:value-type="float" office:value="33.2282113742325" calcext:value-type="float">
            <text:p>33.2282113742325</text:p>
          </table:table-cell>
          <table:table-cell/>
        </table:table-row>
        <table:table-row table:style-name="ro1">
          <table:table-cell office:value-type="string" calcext:value-type="string">
            <text:p>0x94fe3ad91dacba8ec4b82f56ff7c122181f1535d</text:p>
          </table:table-cell>
          <table:table-cell office:value-type="float" office:value="33.08469702" calcext:value-type="float">
            <text:p>33.08469702</text:p>
          </table:table-cell>
          <table:table-cell/>
        </table:table-row>
        <table:table-row table:style-name="ro1">
          <table:table-cell office:value-type="string" calcext:value-type="string">
            <text:p>0x9702ad36bd31c624863791f787d937d9ba0d8d95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0x1d30493776591793f9f74ecf5421859e3e63a8ab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0xdde471d1dad5352a461eebddffa67a695fb414eb</text:p>
          </table:table-cell>
          <table:table-cell office:value-type="float" office:value="32.708" calcext:value-type="float">
            <text:p>32.708</text:p>
          </table:table-cell>
          <table:table-cell/>
        </table:table-row>
        <table:table-row table:style-name="ro1">
          <table:table-cell office:value-type="string" calcext:value-type="string">
            <text:p>0x6e3893441c14f64999f98d4218b384fba1b448c8</text:p>
          </table:table-cell>
          <table:table-cell office:value-type="float" office:value="32.1482482852826" calcext:value-type="float">
            <text:p>32.1482482852826</text:p>
          </table:table-cell>
          <table:table-cell/>
        </table:table-row>
        <table:table-row table:style-name="ro1">
          <table:table-cell office:value-type="string" calcext:value-type="string">
            <text:p>0x66fac4c7008d2c89d08cff161487e55415621eba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0x2a9a8fa26710af0c5dc4eb0250a421973fc1b64c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0x938b5c06f1af8eeeee7bae5f27581f0b7b381937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0x2cb6d0618cb5f21d53537e696760198c854a4cf7</text:p>
          </table:table-cell>
          <table:table-cell office:value-type="float" office:value="31.9615843595804" calcext:value-type="float">
            <text:p>31.9615843595804</text:p>
          </table:table-cell>
          <table:table-cell/>
        </table:table-row>
        <table:table-row table:style-name="ro1">
          <table:table-cell office:value-type="string" calcext:value-type="string">
            <text:p>0xe7305033fe4d5994cd88d69740e9db59f27c7046</text:p>
          </table:table-cell>
          <table:table-cell office:value-type="float" office:value="31.92" calcext:value-type="float">
            <text:p>31.92</text:p>
          </table:table-cell>
          <table:table-cell/>
        </table:table-row>
        <table:table-row table:style-name="ro1">
          <table:table-cell office:value-type="string" calcext:value-type="string">
            <text:p>0x9b92e02418bc7494eda55fa772f36ebecb70f7f9</text:p>
          </table:table-cell>
          <table:table-cell office:value-type="float" office:value="31.6" calcext:value-type="float">
            <text:p>31.6</text:p>
          </table:table-cell>
          <table:table-cell/>
        </table:table-row>
        <table:table-row table:style-name="ro1">
          <table:table-cell office:value-type="string" calcext:value-type="string">
            <text:p>0xf11b416ed1b18d732bcefc5f015040a0d406ec45</text:p>
          </table:table-cell>
          <table:table-cell office:value-type="float" office:value="31.231503142264" calcext:value-type="float">
            <text:p>31.231503142264</text:p>
          </table:table-cell>
          <table:table-cell/>
        </table:table-row>
        <table:table-row table:style-name="ro1">
          <table:table-cell office:value-type="string" calcext:value-type="string">
            <text:p>0x73e6e26a728c310174e46611bff66dcc60ae0fd6</text:p>
          </table:table-cell>
          <table:table-cell office:value-type="float" office:value="31.1219384738021" calcext:value-type="float">
            <text:p>31.1219384738021</text:p>
          </table:table-cell>
          <table:table-cell/>
        </table:table-row>
        <table:table-row table:style-name="ro1">
          <table:table-cell office:value-type="string" calcext:value-type="string">
            <text:p>0x23954fc84cf4c2ef9f5d805707f23cc942eac092</text:p>
          </table:table-cell>
          <table:table-cell office:value-type="float" office:value="30.686" calcext:value-type="float">
            <text:p>30.686</text:p>
          </table:table-cell>
          <table:table-cell/>
        </table:table-row>
        <table:table-row table:style-name="ro1">
          <table:table-cell office:value-type="string" calcext:value-type="string">
            <text:p>0xc929043d8d0e4f5c692ad62f11670f357a1ae578</text:p>
          </table:table-cell>
          <table:table-cell office:value-type="float" office:value="30.4" calcext:value-type="float">
            <text:p>30.4</text:p>
          </table:table-cell>
          <table:table-cell/>
        </table:table-row>
        <table:table-row table:style-name="ro1">
          <table:table-cell office:value-type="string" calcext:value-type="string">
            <text:p>0xad9ca4e3d1d0e43fc12cd8a54aff74783b7afcb9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0x0b492253076dc7c0ab69b81ba11e22bda95be19f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0x257458abcebc9b83e13f167a4a01ae9895c32af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0xf667dde35a27373a144d43a07686701fd791ac6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0x97fe6213ef56fa7b4c1bd22f5021e95fc80f00bc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0x91ddfb2846061e590e9b45fe32139ace8cfea59b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0x721d89f809f05f85a88645181ba91b5294a864cd</text:p>
          </table:table-cell>
          <table:table-cell office:value-type="float" office:value="29.9117567473605" calcext:value-type="float">
            <text:p>29.9117567473605</text:p>
          </table:table-cell>
          <table:table-cell/>
        </table:table-row>
        <table:table-row table:style-name="ro1">
          <table:table-cell office:value-type="string" calcext:value-type="string">
            <text:p>0xb8fd6aceddb834c03d6d8d1da3dc2a819b5ced40</text:p>
          </table:table-cell>
          <table:table-cell office:value-type="float" office:value="29.68" calcext:value-type="float">
            <text:p>29.68</text:p>
          </table:table-cell>
          <table:table-cell/>
        </table:table-row>
        <table:table-row table:style-name="ro1">
          <table:table-cell office:value-type="string" calcext:value-type="string">
            <text:p>0x31132888d62bbcf35b702123b8a8a37db411185a</text:p>
          </table:table-cell>
          <table:table-cell office:value-type="float" office:value="29.4" calcext:value-type="float">
            <text:p>29.4</text:p>
          </table:table-cell>
          <table:table-cell/>
        </table:table-row>
        <table:table-row table:style-name="ro1">
          <table:table-cell office:value-type="string" calcext:value-type="string">
            <text:p>0x11ededebf63bef0ea2d2d071bdf88f71543ec6fb</text:p>
          </table:table-cell>
          <table:table-cell office:value-type="float" office:value="29.1729365674127" calcext:value-type="float">
            <text:p>29.1729365674127</text:p>
          </table:table-cell>
          <table:table-cell/>
        </table:table-row>
        <table:table-row table:style-name="ro1">
          <table:table-cell office:value-type="string" calcext:value-type="string">
            <text:p>0xae73ac2558c4d683ebc48ce59c33958da125aa6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0xd2f7c2a07856e06b7adc849ca97d31fef82c96ad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0x5104efc872d45dba3a97bf02aebe240dfc283321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0xf1c2e041ab05d5330c43d974a1278d17f15d46fb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0x4c8ebf6de2cd4eb6a4a3b8b1762be21971f9b0cc</text:p>
          </table:table-cell>
          <table:table-cell office:value-type="float" office:value="28.96" calcext:value-type="float">
            <text:p>28.96</text:p>
          </table:table-cell>
          <table:table-cell/>
        </table:table-row>
        <table:table-row table:style-name="ro1">
          <table:table-cell office:value-type="string" calcext:value-type="string">
            <text:p>0xec2ef8b6b9e16bb1941b9bcc2ccedf036f4114bc</text:p>
          </table:table-cell>
          <table:table-cell office:value-type="float" office:value="28.415" calcext:value-type="float">
            <text:p>28.415</text:p>
          </table:table-cell>
          <table:table-cell/>
        </table:table-row>
        <table:table-row table:style-name="ro1">
          <table:table-cell office:value-type="string" calcext:value-type="string">
            <text:p>0x8606578e555968fe696d62f0026ea60c816004b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0x37ea0b9f0fafd2c8516f01b71e1ef20bf232c53b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0xac11eb10bacbf9898b268990640f6d1f36bd2340</text:p>
          </table:table-cell>
          <table:table-cell office:value-type="float" office:value="27.8" calcext:value-type="float">
            <text:p>27.8</text:p>
          </table:table-cell>
          <table:table-cell/>
        </table:table-row>
        <table:table-row table:style-name="ro1">
          <table:table-cell office:value-type="string" calcext:value-type="string">
            <text:p>0x3ef57c53c3b7f3cec325bc7b1bd9ec978d2ddfc8</text:p>
          </table:table-cell>
          <table:table-cell office:value-type="float" office:value="27.62" calcext:value-type="float">
            <text:p>27.62</text:p>
          </table:table-cell>
          <table:table-cell/>
        </table:table-row>
        <table:table-row table:style-name="ro1">
          <table:table-cell office:value-type="string" calcext:value-type="string">
            <text:p>0x82a6553a7927f3f4c4232135354edc9514ca04bc</text:p>
          </table:table-cell>
          <table:table-cell office:value-type="float" office:value="27.5389386823499" calcext:value-type="float">
            <text:p>27.5389386823499</text:p>
          </table:table-cell>
          <table:table-cell/>
        </table:table-row>
        <table:table-row table:style-name="ro1">
          <table:table-cell office:value-type="string" calcext:value-type="string">
            <text:p>0x622430798967f3bd007a20566863c7f91f31b3c2</text:p>
          </table:table-cell>
          <table:table-cell office:value-type="float" office:value="27.347928" calcext:value-type="float">
            <text:p>27.347928</text:p>
          </table:table-cell>
          <table:table-cell/>
        </table:table-row>
        <table:table-row table:style-name="ro1">
          <table:table-cell office:value-type="string" calcext:value-type="string">
            <text:p>0x546fb4e26fbb024e53edb470876bc2b861aa6990</text:p>
          </table:table-cell>
          <table:table-cell office:value-type="float" office:value="27.1647227246009" calcext:value-type="float">
            <text:p>27.1647227246009</text:p>
          </table:table-cell>
          <table:table-cell/>
        </table:table-row>
        <table:table-row table:style-name="ro1">
          <table:table-cell office:value-type="string" calcext:value-type="string">
            <text:p>0xad6a9c30a73705d218af12d71e0e885ff2da4094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0x5fd63ee3cb873e5be9211ea7db4e34f90532a147</text:p>
          </table:table-cell>
          <table:table-cell office:value-type="float" office:value="26.501" calcext:value-type="float">
            <text:p>26.501</text:p>
          </table:table-cell>
          <table:table-cell/>
        </table:table-row>
        <table:table-row table:style-name="ro1">
          <table:table-cell office:value-type="string" calcext:value-type="string">
            <text:p>0x446822d947de80ddaf264164633d692d24178bff</text:p>
          </table:table-cell>
          <table:table-cell office:value-type="float" office:value="26.3982016029494" calcext:value-type="float">
            <text:p>26.3982016029494</text:p>
          </table:table-cell>
          <table:table-cell/>
        </table:table-row>
        <table:table-row table:style-name="ro1">
          <table:table-cell office:value-type="string" calcext:value-type="string">
            <text:p>0x5a834a849d79f062665556ec0076938586ad5dd9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0xebe6148ec7e8041243bccf06acbe78901cf689c7</text:p>
          </table:table-cell>
          <table:table-cell office:value-type="float" office:value="25.796" calcext:value-type="float">
            <text:p>25.796</text:p>
          </table:table-cell>
          <table:table-cell/>
        </table:table-row>
        <table:table-row table:style-name="ro1">
          <table:table-cell office:value-type="string" calcext:value-type="string">
            <text:p>0x42872f9471a6f2b485753ab6e891fcf1e47321ee</text:p>
          </table:table-cell>
          <table:table-cell office:value-type="float" office:value="25.792" calcext:value-type="float">
            <text:p>25.792</text:p>
          </table:table-cell>
          <table:table-cell/>
        </table:table-row>
        <table:table-row table:style-name="ro1">
          <table:table-cell office:value-type="string" calcext:value-type="string">
            <text:p>0xcb235c5b6120222147964a143ca4a8276b397fd6</text:p>
          </table:table-cell>
          <table:table-cell office:value-type="float" office:value="25.5" calcext:value-type="float">
            <text:p>25.5</text:p>
          </table:table-cell>
          <table:table-cell/>
        </table:table-row>
        <table:table-row table:style-name="ro1">
          <table:table-cell office:value-type="string" calcext:value-type="string">
            <text:p>0x16df45560dcbdc85825d2015bbd2f03fc5676b71</text:p>
          </table:table-cell>
          <table:table-cell office:value-type="float" office:value="25.11" calcext:value-type="float">
            <text:p>25.11</text:p>
          </table:table-cell>
          <table:table-cell/>
        </table:table-row>
        <table:table-row table:style-name="ro1">
          <table:table-cell office:value-type="string" calcext:value-type="string">
            <text:p>0x874d7868bf4cf4ccb4eeb10f9e1adbe44db3915a</text:p>
          </table:table-cell>
          <table:table-cell office:value-type="float" office:value="25.026" calcext:value-type="float">
            <text:p>25.026</text:p>
          </table:table-cell>
          <table:table-cell/>
        </table:table-row>
        <table:table-row table:style-name="ro1">
          <table:table-cell office:value-type="string" calcext:value-type="string">
            <text:p>0x597f55e74b13dd80f707e13c6bc1cd49fd4c695f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0xea524fdfcbddd30d9c197902cc9ed762c0dfe04c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0x621c6bca87a6b81aa38082882d259d735cc9effe</text:p>
          </table:table-cell>
          <table:table-cell office:value-type="float" office:value="24.9835056778532" calcext:value-type="float">
            <text:p>24.9835056778532</text:p>
          </table:table-cell>
          <table:table-cell/>
        </table:table-row>
        <table:table-row table:style-name="ro1">
          <table:table-cell office:value-type="string" calcext:value-type="string">
            <text:p>0xf6090c315682d18902ac96da0dfdfd5866642807</text:p>
          </table:table-cell>
          <table:table-cell office:value-type="float" office:value="24.964" calcext:value-type="float">
            <text:p>24.964</text:p>
          </table:table-cell>
          <table:table-cell/>
        </table:table-row>
        <table:table-row table:style-name="ro1">
          <table:table-cell office:value-type="string" calcext:value-type="string">
            <text:p>0x8845749ad43f76241640bc9652d1b0fc2ff4382e</text:p>
          </table:table-cell>
          <table:table-cell office:value-type="float" office:value="24.68" calcext:value-type="float">
            <text:p>24.68</text:p>
          </table:table-cell>
          <table:table-cell/>
        </table:table-row>
        <table:table-row table:style-name="ro1">
          <table:table-cell office:value-type="string" calcext:value-type="string">
            <text:p>0x7088c5611dae159a640d940cde0a3221a4af8896</text:p>
          </table:table-cell>
          <table:table-cell office:value-type="float" office:value="24.63" calcext:value-type="float">
            <text:p>24.63</text:p>
          </table:table-cell>
          <table:table-cell/>
        </table:table-row>
        <table:table-row table:style-name="ro1">
          <table:table-cell office:value-type="string" calcext:value-type="string">
            <text:p>0x00d5a319fcb13cec786b5fde0ecf563053616d1b</text:p>
          </table:table-cell>
          <table:table-cell office:value-type="float" office:value="24.5" calcext:value-type="float">
            <text:p>24.5</text:p>
          </table:table-cell>
          <table:table-cell/>
        </table:table-row>
        <table:table-row table:style-name="ro1">
          <table:table-cell office:value-type="string" calcext:value-type="string">
            <text:p>0x84893bfd3ca8a6d7b5ed1c54274a785700fee6a3</text:p>
          </table:table-cell>
          <table:table-cell office:value-type="float" office:value="24.4039678483577" calcext:value-type="float">
            <text:p>24.4039678483577</text:p>
          </table:table-cell>
          <table:table-cell/>
        </table:table-row>
        <table:table-row table:style-name="ro1">
          <table:table-cell office:value-type="string" calcext:value-type="string">
            <text:p>0x189eb577aaa3e990b5e3a55d1649996a2cd39a10</text:p>
          </table:table-cell>
          <table:table-cell office:value-type="float" office:value="24.36" calcext:value-type="float">
            <text:p>24.36</text:p>
          </table:table-cell>
          <table:table-cell/>
        </table:table-row>
        <table:table-row table:style-name="ro1">
          <table:table-cell office:value-type="string" calcext:value-type="string">
            <text:p>0x2bd2d1567fe6eb65912e42431896fddc8c65dac7</text:p>
          </table:table-cell>
          <table:table-cell office:value-type="float" office:value="24.2813640363068" calcext:value-type="float">
            <text:p>24.2813640363068</text:p>
          </table:table-cell>
          <table:table-cell/>
        </table:table-row>
        <table:table-row table:style-name="ro1">
          <table:table-cell office:value-type="string" calcext:value-type="string">
            <text:p>0x4d7500523e75789dd5556e1b86d4ef380bca0b08</text:p>
          </table:table-cell>
          <table:table-cell office:value-type="float" office:value="24.1195605103641" calcext:value-type="float">
            <text:p>24.1195605103641</text:p>
          </table:table-cell>
          <table:table-cell/>
        </table:table-row>
        <table:table-row table:style-name="ro1">
          <table:table-cell office:value-type="string" calcext:value-type="string">
            <text:p>0x9b9f7cc431ae92e02af0e729b7f1364a772700ad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0x160b06e79ac7248927fff577ecab3fb9c8942c3d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0xe5f92c9d2e4accf80ca8b0d1f26eaa6ef3f2e35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0x61784218621647d0762f079353a821f6b9ccc14b</text:p>
          </table:table-cell>
          <table:table-cell office:value-type="float" office:value="23.78" calcext:value-type="float">
            <text:p>23.78</text:p>
          </table:table-cell>
          <table:table-cell/>
        </table:table-row>
        <table:table-row table:style-name="ro1">
          <table:table-cell office:value-type="string" calcext:value-type="string">
            <text:p>0xf881e5f99a448b95954028071dcb24153381ee74</text:p>
          </table:table-cell>
          <table:table-cell office:value-type="float" office:value="23.6304613260976" calcext:value-type="float">
            <text:p>23.6304613260976</text:p>
          </table:table-cell>
          <table:table-cell/>
        </table:table-row>
        <table:table-row table:style-name="ro1">
          <table:table-cell office:value-type="string" calcext:value-type="string">
            <text:p>0xe098ebebb75baa6e780cd933e0dd407294f24f94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0x83524e2c4132259a8c596e72637afa0187fa644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0x59e63ee1814a29d58f0c493ec88834d8e0039424</text:p>
          </table:table-cell>
          <table:table-cell office:value-type="float" office:value="22.9916666666667" calcext:value-type="float">
            <text:p>22.9916666666667</text:p>
          </table:table-cell>
          <table:table-cell/>
        </table:table-row>
        <table:table-row table:style-name="ro1">
          <table:table-cell office:value-type="string" calcext:value-type="string">
            <text:p>0x009f0d63d5d848ff6b311d002a91f083a52ec42d</text:p>
          </table:table-cell>
          <table:table-cell office:value-type="float" office:value="22.7405641589414" calcext:value-type="float">
            <text:p>22.7405641589414</text:p>
          </table:table-cell>
          <table:table-cell/>
        </table:table-row>
        <table:table-row table:style-name="ro1">
          <table:table-cell office:value-type="string" calcext:value-type="string">
            <text:p>0x0b8c00d85908d3b9a01e4c891ccb5fbb88aeb4c2</text:p>
          </table:table-cell>
          <table:table-cell office:value-type="float" office:value="22.60488" calcext:value-type="float">
            <text:p>22.60488</text:p>
          </table:table-cell>
          <table:table-cell/>
        </table:table-row>
        <table:table-row table:style-name="ro1">
          <table:table-cell office:value-type="string" calcext:value-type="string">
            <text:p>0x6a5d34d45effb855d9865844f473aac94bf65067</text:p>
          </table:table-cell>
          <table:table-cell office:value-type="float" office:value="22.4" calcext:value-type="float">
            <text:p>22.4</text:p>
          </table:table-cell>
          <table:table-cell/>
        </table:table-row>
        <table:table-row table:style-name="ro1">
          <table:table-cell office:value-type="string" calcext:value-type="string">
            <text:p>0xd09756eafbdd1e6b9ca226acadf750cb94f16c1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0xfcad25dc055753ae0e5cfe251acc1dbb6b77b215</text:p>
          </table:table-cell>
          <table:table-cell office:value-type="float" office:value="21.8705788166189" calcext:value-type="float">
            <text:p>21.8705788166189</text:p>
          </table:table-cell>
          <table:table-cell/>
        </table:table-row>
        <table:table-row table:style-name="ro1">
          <table:table-cell office:value-type="string" calcext:value-type="string">
            <text:p>0xa4b5022e1f0898f71cde6bacd589bbeaf821d4c1</text:p>
          </table:table-cell>
          <table:table-cell office:value-type="float" office:value="21.6719473978493" calcext:value-type="float">
            <text:p>21.6719473978493</text:p>
          </table:table-cell>
          <table:table-cell/>
        </table:table-row>
        <table:table-row table:style-name="ro1">
          <table:table-cell office:value-type="string" calcext:value-type="string">
            <text:p>0x4908a9d5733a6c60bdb177ede7acbd9f034b90ee</text:p>
          </table:table-cell>
          <table:table-cell office:value-type="float" office:value="21.18" calcext:value-type="float">
            <text:p>21.18</text:p>
          </table:table-cell>
          <table:table-cell/>
        </table:table-row>
        <table:table-row table:style-name="ro1">
          <table:table-cell office:value-type="string" calcext:value-type="string">
            <text:p>0xbaa0b62d247d71918de197d0fd936971b10e2251</text:p>
          </table:table-cell>
          <table:table-cell office:value-type="float" office:value="21.15" calcext:value-type="float">
            <text:p>21.15</text:p>
          </table:table-cell>
          <table:table-cell/>
        </table:table-row>
        <table:table-row table:style-name="ro1">
          <table:table-cell office:value-type="string" calcext:value-type="string">
            <text:p>0xd62a883344d219ddbb321633f011649e728c6bed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0x084bd02d4dfb5af7f9d487a60682378b057d36bb</text:p>
          </table:table-cell>
          <table:table-cell office:value-type="float" office:value="20.7058220832542" calcext:value-type="float">
            <text:p>20.7058220832542</text:p>
          </table:table-cell>
          <table:table-cell/>
        </table:table-row>
        <table:table-row table:style-name="ro1">
          <table:table-cell office:value-type="string" calcext:value-type="string">
            <text:p>0xb85b3df1890301297d9467f9dad5c9b3d6bf5772</text:p>
          </table:table-cell>
          <table:table-cell office:value-type="float" office:value="20.377" calcext:value-type="float">
            <text:p>20.377</text:p>
          </table:table-cell>
          <table:table-cell/>
        </table:table-row>
        <table:table-row table:style-name="ro1">
          <table:table-cell office:value-type="string" calcext:value-type="string">
            <text:p>0x800b8d65e226aad3828b779f0604875c5a49d59b</text:p>
          </table:table-cell>
          <table:table-cell office:value-type="float" office:value="20.3237223478496" calcext:value-type="float">
            <text:p>20.3237223478496</text:p>
          </table:table-cell>
          <table:table-cell/>
        </table:table-row>
        <table:table-row table:style-name="ro1">
          <table:table-cell office:value-type="string" calcext:value-type="string">
            <text:p>0x797699d6c6b428e94804d9cc161c8755989b12d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4bbe60a5af5284c6c0c50a71d365886893d916da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00c5dbba7480e49657742b5820825b162cd35ce3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5614cf41356d3fec05dbd22d21f965721bc2e63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7eb84e42059f0d44269c50f4d3a280fd307a682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bae78d7ab4b35291071255e360e37e7a1a88858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80785adfc831ba2a08d9db2ebf2d9d714eb0c447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42a186e4ff1d512c13bf775aeb2aeefd6efd84c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a2e0b89a4c820ad90fccbd5d1785502a8acee3da</text:p>
          </table:table-cell>
          <table:table-cell office:value-type="float" office:value="19.938" calcext:value-type="float">
            <text:p>19.938</text:p>
          </table:table-cell>
          <table:table-cell/>
        </table:table-row>
        <table:table-row table:style-name="ro1">
          <table:table-cell office:value-type="string" calcext:value-type="string">
            <text:p>0x498edd604694e3a1bb8188a406d2b829dfcf640d</text:p>
          </table:table-cell>
          <table:table-cell office:value-type="float" office:value="19.5" calcext:value-type="float">
            <text:p>19.5</text:p>
          </table:table-cell>
          <table:table-cell/>
        </table:table-row>
        <table:table-row table:style-name="ro1">
          <table:table-cell office:value-type="string" calcext:value-type="string">
            <text:p>0xb299c5ff91baab1c6e07ff8e4c45eec7a30d84cd</text:p>
          </table:table-cell>
          <table:table-cell office:value-type="float" office:value="19.4627669486644" calcext:value-type="float">
            <text:p>19.4627669486644</text:p>
          </table:table-cell>
          <table:table-cell/>
        </table:table-row>
        <table:table-row table:style-name="ro1">
          <table:table-cell office:value-type="string" calcext:value-type="string">
            <text:p>0xa85e728d5d08b2af397fb30d19b83d2bcc950fae</text:p>
          </table:table-cell>
          <table:table-cell office:value-type="float" office:value="19.4" calcext:value-type="float">
            <text:p>19.4</text:p>
          </table:table-cell>
          <table:table-cell/>
        </table:table-row>
        <table:table-row table:style-name="ro1">
          <table:table-cell office:value-type="string" calcext:value-type="string">
            <text:p>0xb49bf6cb8f44639d8daaeb96668996bfa2004933</text:p>
          </table:table-cell>
          <table:table-cell office:value-type="float" office:value="19.137072088615" calcext:value-type="float">
            <text:p>19.137072088615</text:p>
          </table:table-cell>
          <table:table-cell/>
        </table:table-row>
        <table:table-row table:style-name="ro1">
          <table:table-cell office:value-type="string" calcext:value-type="string">
            <text:p>0x8faeba3b7e4107cff5208d54eda39925e52b1bd2</text:p>
          </table:table-cell>
          <table:table-cell office:value-type="float" office:value="18.72" calcext:value-type="float">
            <text:p>18.72</text:p>
          </table:table-cell>
          <table:table-cell/>
        </table:table-row>
        <table:table-row table:style-name="ro1">
          <table:table-cell office:value-type="string" calcext:value-type="string">
            <text:p>0xadf4faa31c53b1de36d503ffc3cc2d4719e7245b</text:p>
          </table:table-cell>
          <table:table-cell office:value-type="float" office:value="18.393" calcext:value-type="float">
            <text:p>18.393</text:p>
          </table:table-cell>
          <table:table-cell/>
        </table:table-row>
        <table:table-row table:style-name="ro1">
          <table:table-cell office:value-type="string" calcext:value-type="string">
            <text:p>0x567d636bede591f7c204f8268c861bdd3b2919d9</text:p>
          </table:table-cell>
          <table:table-cell office:value-type="float" office:value="18.255" calcext:value-type="float">
            <text:p>18.255</text:p>
          </table:table-cell>
          <table:table-cell/>
        </table:table-row>
        <table:table-row table:style-name="ro1">
          <table:table-cell office:value-type="string" calcext:value-type="string">
            <text:p>0xac815166bac844641027c5386663e84b1b610b5a</text:p>
          </table:table-cell>
          <table:table-cell office:value-type="float" office:value="18.1128642054701" calcext:value-type="float">
            <text:p>18.1128642054701</text:p>
          </table:table-cell>
          <table:table-cell/>
        </table:table-row>
        <table:table-row table:style-name="ro1">
          <table:table-cell office:value-type="string" calcext:value-type="string">
            <text:p>0x4ed9e04446a10b081a205a89dd91d7a84bb67833</text:p>
          </table:table-cell>
          <table:table-cell office:value-type="float" office:value="18.0151289030833" calcext:value-type="float">
            <text:p>18.0151289030833</text:p>
          </table:table-cell>
          <table:table-cell/>
        </table:table-row>
        <table:table-row table:style-name="ro1">
          <table:table-cell office:value-type="string" calcext:value-type="string">
            <text:p>0x801a8474c00ddcb682c83c55064cafbcf8d25557</text:p>
          </table:table-cell>
          <table:table-cell office:value-type="float" office:value="17.717" calcext:value-type="float">
            <text:p>17.717</text:p>
          </table:table-cell>
          <table:table-cell/>
        </table:table-row>
        <table:table-row table:style-name="ro1">
          <table:table-cell office:value-type="string" calcext:value-type="string">
            <text:p>0x5b456152a50c38b2ee6b049ab04dbb0f39e5a6d5</text:p>
          </table:table-cell>
          <table:table-cell office:value-type="float" office:value="16.68" calcext:value-type="float">
            <text:p>16.68</text:p>
          </table:table-cell>
          <table:table-cell/>
        </table:table-row>
        <table:table-row table:style-name="ro1">
          <table:table-cell office:value-type="string" calcext:value-type="string">
            <text:p>0x06af22db2348a20c0fd232d3b0d69b19ad3f71ac</text:p>
          </table:table-cell>
          <table:table-cell office:value-type="float" office:value="16.52" calcext:value-type="float">
            <text:p>16.52</text:p>
          </table:table-cell>
          <table:table-cell/>
        </table:table-row>
        <table:table-row table:style-name="ro1">
          <table:table-cell office:value-type="string" calcext:value-type="string">
            <text:p>0xacb18814057cf86848c5863fba73ebaba8a533ff</text:p>
          </table:table-cell>
          <table:table-cell office:value-type="float" office:value="16.3808812386766" calcext:value-type="float">
            <text:p>16.3808812386766</text:p>
          </table:table-cell>
          <table:table-cell/>
        </table:table-row>
        <table:table-row table:style-name="ro1">
          <table:table-cell office:value-type="string" calcext:value-type="string">
            <text:p>0x5c533c4ef0ad134e64b5565bde35c4d8dd20e218</text:p>
          </table:table-cell>
          <table:table-cell office:value-type="float" office:value="16.33" calcext:value-type="float">
            <text:p>16.33</text:p>
          </table:table-cell>
          <table:table-cell/>
        </table:table-row>
        <table:table-row table:style-name="ro1">
          <table:table-cell office:value-type="string" calcext:value-type="string">
            <text:p>0x0231f4bd16b8bdd0dec234e166d1ecfa01ba89e6</text:p>
          </table:table-cell>
          <table:table-cell office:value-type="float" office:value="16.1395936477377" calcext:value-type="float">
            <text:p>16.1395936477377</text:p>
          </table:table-cell>
          <table:table-cell/>
        </table:table-row>
        <table:table-row table:style-name="ro1">
          <table:table-cell office:value-type="string" calcext:value-type="string">
            <text:p>0xe1913c645f48ed5e45fdc26a1dabd9e1ea828c7e</text:p>
          </table:table-cell>
          <table:table-cell office:value-type="float" office:value="16.129" calcext:value-type="float">
            <text:p>16.129</text:p>
          </table:table-cell>
          <table:table-cell/>
        </table:table-row>
        <table:table-row table:style-name="ro1">
          <table:table-cell office:value-type="string" calcext:value-type="string">
            <text:p>0xe598a5908fe6935fd86809a9bddf4bf1053d5b6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0xab2f5d0f59594cd29e52a57fba618309281f7118</text:p>
          </table:table-cell>
          <table:table-cell office:value-type="float" office:value="15.9999298175655" calcext:value-type="float">
            <text:p>15.9999298175655</text:p>
          </table:table-cell>
          <table:table-cell/>
        </table:table-row>
        <table:table-row table:style-name="ro1">
          <table:table-cell office:value-type="string" calcext:value-type="string">
            <text:p>0x73f148cd964c1aa96da44fd851dda24b30169128</text:p>
          </table:table-cell>
          <table:table-cell office:value-type="float" office:value="15.993" calcext:value-type="float">
            <text:p>15.993</text:p>
          </table:table-cell>
          <table:table-cell/>
        </table:table-row>
        <table:table-row table:style-name="ro1">
          <table:table-cell office:value-type="string" calcext:value-type="string">
            <text:p>0x463f590ae3e19231a8c2aa404f2a32775a62105f</text:p>
          </table:table-cell>
          <table:table-cell office:value-type="float" office:value="15.8131399340051" calcext:value-type="float">
            <text:p>15.8131399340051</text:p>
          </table:table-cell>
          <table:table-cell/>
        </table:table-row>
        <table:table-row table:style-name="ro1">
          <table:table-cell office:value-type="string" calcext:value-type="string">
            <text:p>0xee2e7d690d0ff9f06ee9fe7cdba46be828570178</text:p>
          </table:table-cell>
          <table:table-cell office:value-type="float" office:value="15.762" calcext:value-type="float">
            <text:p>15.762</text:p>
          </table:table-cell>
          <table:table-cell/>
        </table:table-row>
        <table:table-row table:style-name="ro1">
          <table:table-cell office:value-type="string" calcext:value-type="string">
            <text:p>0xa41cb50235170cae72e11469b5fa3635bd225234</text:p>
          </table:table-cell>
          <table:table-cell office:value-type="float" office:value="15.674" calcext:value-type="float">
            <text:p>15.674</text:p>
          </table:table-cell>
          <table:table-cell/>
        </table:table-row>
        <table:table-row table:style-name="ro1">
          <table:table-cell office:value-type="string" calcext:value-type="string">
            <text:p>0xee2b7712f37add83eb96676b9b59be6880e0aa74</text:p>
          </table:table-cell>
          <table:table-cell office:value-type="float" office:value="15.668726525829" calcext:value-type="float">
            <text:p>15.668726525829</text:p>
          </table:table-cell>
          <table:table-cell/>
        </table:table-row>
        <table:table-row table:style-name="ro1">
          <table:table-cell office:value-type="string" calcext:value-type="string">
            <text:p>0x84fd535c2e8025ff2f1758ee16e8d1e3883c264a</text:p>
          </table:table-cell>
          <table:table-cell office:value-type="float" office:value="15.24" calcext:value-type="float">
            <text:p>15.24</text:p>
          </table:table-cell>
          <table:table-cell/>
        </table:table-row>
        <table:table-row table:style-name="ro1">
          <table:table-cell office:value-type="string" calcext:value-type="string">
            <text:p>0xe3c3baf72532262cf2ae8f989633be02fa25a679</text:p>
          </table:table-cell>
          <table:table-cell office:value-type="float" office:value="15.216" calcext:value-type="float">
            <text:p>15.216</text:p>
          </table:table-cell>
          <table:table-cell/>
        </table:table-row>
        <table:table-row table:style-name="ro1">
          <table:table-cell office:value-type="string" calcext:value-type="string">
            <text:p>0x5007160d7f7177bffb372c4141a1739ebf659424</text:p>
          </table:table-cell>
          <table:table-cell office:value-type="float" office:value="15.175" calcext:value-type="float">
            <text:p>15.175</text:p>
          </table:table-cell>
          <table:table-cell/>
        </table:table-row>
        <table:table-row table:style-name="ro1">
          <table:table-cell office:value-type="string" calcext:value-type="string">
            <text:p>0xdc703a5f3794c84d6cb3544918cae14a35c3bd4f</text:p>
          </table:table-cell>
          <table:table-cell office:value-type="float" office:value="15.08" calcext:value-type="float">
            <text:p>15.08</text:p>
          </table:table-cell>
          <table:table-cell/>
        </table:table-row>
        <table:table-row table:style-name="ro1">
          <table:table-cell office:value-type="string" calcext:value-type="string">
            <text:p>0x0000000000000000000000000000000000000000</text:p>
          </table:table-cell>
          <table:table-cell office:value-type="float" office:value="15.0040000047523" calcext:value-type="float">
            <text:p>15.0040000047523</text:p>
          </table:table-cell>
          <table:table-cell/>
        </table:table-row>
        <table:table-row table:style-name="ro1">
          <table:table-cell office:value-type="string" calcext:value-type="string">
            <text:p>0xdecaf9cd2367cdbb726e904cd6397edfcae6068d</text:p>
          </table:table-cell>
          <table:table-cell office:value-type="float" office:value="15.0006558835398" calcext:value-type="float">
            <text:p>15.0006558835398</text:p>
          </table:table-cell>
          <table:table-cell/>
        </table:table-row>
        <table:table-row table:style-name="ro1">
          <table:table-cell office:value-type="string" calcext:value-type="string">
            <text:p>0xed3e294041bbad3e398a243a9334f6f3d0208d9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0x87c32b5a1697d367f06d58926bc5ce5eb8201f83</text:p>
          </table:table-cell>
          <table:table-cell office:value-type="float" office:value="14.84" calcext:value-type="float">
            <text:p>14.84</text:p>
          </table:table-cell>
          <table:table-cell/>
        </table:table-row>
        <table:table-row table:style-name="ro1">
          <table:table-cell office:value-type="string" calcext:value-type="string">
            <text:p>0x5040be7fe3ca183353914e994cb5951610e8513f</text:p>
          </table:table-cell>
          <table:table-cell office:value-type="float" office:value="14.8055878262535" calcext:value-type="float">
            <text:p>14.8055878262535</text:p>
          </table:table-cell>
          <table:table-cell/>
        </table:table-row>
        <table:table-row table:style-name="ro1">
          <table:table-cell office:value-type="string" calcext:value-type="string">
            <text:p>0x91474b87ae3a579ca2f0fd1399071a915107c39d</text:p>
          </table:table-cell>
          <table:table-cell office:value-type="float" office:value="14.68" calcext:value-type="float">
            <text:p>14.68</text:p>
          </table:table-cell>
          <table:table-cell/>
        </table:table-row>
        <table:table-row table:style-name="ro1">
          <table:table-cell office:value-type="string" calcext:value-type="string">
            <text:p>0x2055eeaff6ef0cb5dabf10249d51c1353a92dbdc</text:p>
          </table:table-cell>
          <table:table-cell office:value-type="float" office:value="14.6683670597761" calcext:value-type="float">
            <text:p>14.6683670597761</text:p>
          </table:table-cell>
          <table:table-cell/>
        </table:table-row>
        <table:table-row table:style-name="ro1">
          <table:table-cell office:value-type="string" calcext:value-type="string">
            <text:p>0xc005a5826c835a8d1cdfb8db74dda0bca48bf870</text:p>
          </table:table-cell>
          <table:table-cell office:value-type="float" office:value="14.647" calcext:value-type="float">
            <text:p>14.647</text:p>
          </table:table-cell>
          <table:table-cell/>
        </table:table-row>
        <table:table-row table:style-name="ro1">
          <table:table-cell office:value-type="string" calcext:value-type="string">
            <text:p>0x149b9c2e3b2ca33156b930f55b6f38ef652b5e9a</text:p>
          </table:table-cell>
          <table:table-cell office:value-type="float" office:value="14.59" calcext:value-type="float">
            <text:p>14.59</text:p>
          </table:table-cell>
          <table:table-cell/>
        </table:table-row>
        <table:table-row table:style-name="ro1">
          <table:table-cell office:value-type="string" calcext:value-type="string">
            <text:p>0x3bb5fdb7846f156e645f3962e2430cc20b5205b4</text:p>
          </table:table-cell>
          <table:table-cell office:value-type="float" office:value="14.5815137630308" calcext:value-type="float">
            <text:p>14.5815137630308</text:p>
          </table:table-cell>
          <table:table-cell/>
        </table:table-row>
        <table:table-row table:style-name="ro1">
          <table:table-cell office:value-type="string" calcext:value-type="string">
            <text:p>0x1a35707c8f09cf454a98eabfc9cb84eae36b910c</text:p>
          </table:table-cell>
          <table:table-cell office:value-type="float" office:value="14.58" calcext:value-type="float">
            <text:p>14.58</text:p>
          </table:table-cell>
          <table:table-cell/>
        </table:table-row>
        <table:table-row table:style-name="ro1">
          <table:table-cell office:value-type="string" calcext:value-type="string">
            <text:p>0xda89a9d713ccdd4e3ad902bd137676e9daebc6d9</text:p>
          </table:table-cell>
          <table:table-cell office:value-type="float" office:value="14.5" calcext:value-type="float">
            <text:p>14.5</text:p>
          </table:table-cell>
          <table:table-cell/>
        </table:table-row>
        <table:table-row table:style-name="ro1">
          <table:table-cell office:value-type="string" calcext:value-type="string">
            <text:p>0x4ade90b1842049e3e10f31d503ba5766dd7ab0a1</text:p>
          </table:table-cell>
          <table:table-cell office:value-type="float" office:value="14.47" calcext:value-type="float">
            <text:p>14.47</text:p>
          </table:table-cell>
          <table:table-cell/>
        </table:table-row>
        <table:table-row table:style-name="ro1">
          <table:table-cell office:value-type="string" calcext:value-type="string">
            <text:p>0x4be11be7a2c200ee8e7c931b601c0f72af3b23ad</text:p>
          </table:table-cell>
          <table:table-cell office:value-type="float" office:value="13.9831940071099" calcext:value-type="float">
            <text:p>13.9831940071099</text:p>
          </table:table-cell>
          <table:table-cell/>
        </table:table-row>
        <table:table-row table:style-name="ro1">
          <table:table-cell office:value-type="string" calcext:value-type="string">
            <text:p>0xdb3a4b60ace90ae1e5d59d4ea76cc8ddbb6512dc</text:p>
          </table:table-cell>
          <table:table-cell office:value-type="float" office:value="13.934" calcext:value-type="float">
            <text:p>13.934</text:p>
          </table:table-cell>
          <table:table-cell/>
        </table:table-row>
        <table:table-row table:style-name="ro1">
          <table:table-cell office:value-type="string" calcext:value-type="string">
            <text:p>0xc8be1cb60d9af83a5ec0f43dffea69295d7a5e02</text:p>
          </table:table-cell>
          <table:table-cell office:value-type="float" office:value="13.92" calcext:value-type="float">
            <text:p>13.92</text:p>
          </table:table-cell>
          <table:table-cell/>
        </table:table-row>
        <table:table-row table:style-name="ro1">
          <table:table-cell office:value-type="string" calcext:value-type="string">
            <text:p>0x7d14744332a55cceebb5495321c0355389515c00</text:p>
          </table:table-cell>
          <table:table-cell office:value-type="float" office:value="13.836" calcext:value-type="float">
            <text:p>13.836</text:p>
          </table:table-cell>
          <table:table-cell/>
        </table:table-row>
        <table:table-row table:style-name="ro1">
          <table:table-cell office:value-type="string" calcext:value-type="string">
            <text:p>0xca91adc2351dcda0cba39e425a006c6e70934fe6</text:p>
          </table:table-cell>
          <table:table-cell office:value-type="float" office:value="13.786230080743" calcext:value-type="float">
            <text:p>13.786230080743</text:p>
          </table:table-cell>
          <table:table-cell/>
        </table:table-row>
        <table:table-row table:style-name="ro1">
          <table:table-cell office:value-type="string" calcext:value-type="string">
            <text:p>0x299295d6f7e7e8c2a6cb2001d26bd4f1d16cfd40</text:p>
          </table:table-cell>
          <table:table-cell office:value-type="float" office:value="13.68" calcext:value-type="float">
            <text:p>13.68</text:p>
          </table:table-cell>
          <table:table-cell/>
        </table:table-row>
        <table:table-row table:style-name="ro1">
          <table:table-cell office:value-type="string" calcext:value-type="string">
            <text:p>0xb935cf3d881871c3191e10f5352aca151e6c38d7</text:p>
          </table:table-cell>
          <table:table-cell office:value-type="float" office:value="13.68" calcext:value-type="float">
            <text:p>13.68</text:p>
          </table:table-cell>
          <table:table-cell/>
        </table:table-row>
        <table:table-row table:style-name="ro1">
          <table:table-cell office:value-type="string" calcext:value-type="string">
            <text:p>0xa4262d88299dcb106e553f4f221bc7b790ef2c42</text:p>
          </table:table-cell>
          <table:table-cell office:value-type="float" office:value="13.66" calcext:value-type="float">
            <text:p>13.66</text:p>
          </table:table-cell>
          <table:table-cell/>
        </table:table-row>
        <table:table-row table:style-name="ro1">
          <table:table-cell office:value-type="string" calcext:value-type="string">
            <text:p>0x947721c7210466f48eaf8c185e118199ae4a60f8</text:p>
          </table:table-cell>
          <table:table-cell office:value-type="float" office:value="13.3" calcext:value-type="float">
            <text:p>13.3</text:p>
          </table:table-cell>
          <table:table-cell/>
        </table:table-row>
        <table:table-row table:style-name="ro1">
          <table:table-cell office:value-type="string" calcext:value-type="string">
            <text:p>0x4ae79cca5b80024d4595e619baab8e91b8a33d7d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0xe237d5e51491de16d3bc3b1b848c1159c458f5a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0x25fd5624993df54c47df09ac4e271cc3780376d3</text:p>
          </table:table-cell>
          <table:table-cell office:value-type="float" office:value="12.9598245439139" calcext:value-type="float">
            <text:p>12.9598245439139</text:p>
          </table:table-cell>
          <table:table-cell/>
        </table:table-row>
        <table:table-row table:style-name="ro1">
          <table:table-cell office:value-type="string" calcext:value-type="string">
            <text:p>0xbe3e6f6db43ea0afbb8e8f1ecd476ada76f42559</text:p>
          </table:table-cell>
          <table:table-cell office:value-type="float" office:value="12.91" calcext:value-type="float">
            <text:p>12.91</text:p>
          </table:table-cell>
          <table:table-cell/>
        </table:table-row>
        <table:table-row table:style-name="ro1">
          <table:table-cell office:value-type="string" calcext:value-type="string">
            <text:p>0xb477bb745abe3cffae5d7b8f9931f7dd1ee1ee50</text:p>
          </table:table-cell>
          <table:table-cell office:value-type="float" office:value="12.6922577048188" calcext:value-type="float">
            <text:p>12.6922577048188</text:p>
          </table:table-cell>
          <table:table-cell/>
        </table:table-row>
        <table:table-row table:style-name="ro1">
          <table:table-cell office:value-type="string" calcext:value-type="string">
            <text:p>0x7d7573d53d1ec3613002f7a429cb8dc2a4c7cd35</text:p>
          </table:table-cell>
          <table:table-cell office:value-type="float" office:value="12.6" calcext:value-type="float">
            <text:p>12.6</text:p>
          </table:table-cell>
          <table:table-cell/>
        </table:table-row>
        <table:table-row table:style-name="ro1">
          <table:table-cell office:value-type="string" calcext:value-type="string">
            <text:p>0x50443d19435f56bfd1b8f234d06ae66f4ff2a6b0</text:p>
          </table:table-cell>
          <table:table-cell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string" calcext:value-type="string">
            <text:p>0xa227c709639a4f80d42336fd8a8d285931f124e2</text:p>
          </table:table-cell>
          <table:table-cell office:value-type="float" office:value="12.4266954866692" calcext:value-type="float">
            <text:p>12.4266954866692</text:p>
          </table:table-cell>
          <table:table-cell/>
        </table:table-row>
        <table:table-row table:style-name="ro1">
          <table:table-cell office:value-type="string" calcext:value-type="string">
            <text:p>0x593dd3a22e2f1e4ca9706fd5bc49cd58a9c87fe5</text:p>
          </table:table-cell>
          <table:table-cell office:value-type="float" office:value="12.42" calcext:value-type="float">
            <text:p>12.42</text:p>
          </table:table-cell>
          <table:table-cell/>
        </table:table-row>
        <table:table-row table:style-name="ro1">
          <table:table-cell office:value-type="string" calcext:value-type="string">
            <text:p>0x17186d814b3f989a5981f276c26cc0ecdfd514e9</text:p>
          </table:table-cell>
          <table:table-cell office:value-type="float" office:value="12.406" calcext:value-type="float">
            <text:p>12.406</text:p>
          </table:table-cell>
          <table:table-cell/>
        </table:table-row>
        <table:table-row table:style-name="ro1">
          <table:table-cell office:value-type="string" calcext:value-type="string">
            <text:p>0x882314e4cfaa7d3463bffa68c13d8f07bfafa92f</text:p>
          </table:table-cell>
          <table:table-cell office:value-type="float" office:value="12.1" calcext:value-type="float">
            <text:p>12.1</text:p>
          </table:table-cell>
          <table:table-cell/>
        </table:table-row>
        <table:table-row table:style-name="ro1">
          <table:table-cell office:value-type="string" calcext:value-type="string">
            <text:p>0xb31edc940a2aba271ec17d0e3afdae1b5bb4bb88</text:p>
          </table:table-cell>
          <table:table-cell office:value-type="float" office:value="12.06" calcext:value-type="float">
            <text:p>12.06</text:p>
          </table:table-cell>
          <table:table-cell/>
        </table:table-row>
        <table:table-row table:style-name="ro1">
          <table:table-cell office:value-type="string" calcext:value-type="string">
            <text:p>0xac195b936045fc5240b02fd75aea197056a4e48a</text:p>
          </table:table-cell>
          <table:table-cell office:value-type="float" office:value="12.015" calcext:value-type="float">
            <text:p>12.015</text:p>
          </table:table-cell>
          <table:table-cell/>
        </table:table-row>
        <table:table-row table:style-name="ro1">
          <table:table-cell office:value-type="string" calcext:value-type="string">
            <text:p>0x9a686d900b63f6bcf4cf0d087996f347a0ef670a</text:p>
          </table:table-cell>
          <table:table-cell office:value-type="float" office:value="12.012" calcext:value-type="float">
            <text:p>12.012</text:p>
          </table:table-cell>
          <table:table-cell/>
        </table:table-row>
        <table:table-row table:style-name="ro1">
          <table:table-cell office:value-type="string" calcext:value-type="string">
            <text:p>0xf4c9324d7c8251cb1a9da8008e88194a481d02a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0x656287f1ab72bfa105c72436bceb3e5fe4b1b59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0x0c54d54f8371017473b2d5add81908b775b5a80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0xd635519df9a25cdfdaee3ffffb4e11efa759f70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0xd45e1480d021c46a96d9129921e3951f24cf1196</text:p>
          </table:table-cell>
          <table:table-cell office:value-type="float" office:value="11.95" calcext:value-type="float">
            <text:p>11.95</text:p>
          </table:table-cell>
          <table:table-cell/>
        </table:table-row>
        <table:table-row table:style-name="ro1">
          <table:table-cell office:value-type="string" calcext:value-type="string">
            <text:p>0xcec44b40ae11ad014fce39487cbb7206efa66449</text:p>
          </table:table-cell>
          <table:table-cell office:value-type="float" office:value="11.5369120269818" calcext:value-type="float">
            <text:p>11.5369120269818</text:p>
          </table:table-cell>
          <table:table-cell/>
        </table:table-row>
        <table:table-row table:style-name="ro1">
          <table:table-cell office:value-type="string" calcext:value-type="string">
            <text:p>0x7132c9f36abe62eab74cdfdd08c154c9ae45691b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0x07579f8be1beee03b76f56aec028655b6797bf2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0xd81179a077efdf7dba1e5b7c56e27199c7b41e3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0xf0d17f882bf6f81b792fa4169f35e8039f549f14</text:p>
          </table:table-cell>
          <table:table-cell office:value-type="float" office:value="10.955" calcext:value-type="float">
            <text:p>10.955</text:p>
          </table:table-cell>
          <table:table-cell/>
        </table:table-row>
        <table:table-row table:style-name="ro1">
          <table:table-cell office:value-type="string" calcext:value-type="string">
            <text:p>0xc7f470be6328435d69d333a386153260ad60900a</text:p>
          </table:table-cell>
          <table:table-cell office:value-type="float" office:value="10.9" calcext:value-type="float">
            <text:p>10.9</text:p>
          </table:table-cell>
          <table:table-cell/>
        </table:table-row>
        <table:table-row table:style-name="ro1">
          <table:table-cell office:value-type="string" calcext:value-type="string">
            <text:p>0x8990c4943d3833394721f48b503fc3f54dafe01e</text:p>
          </table:table-cell>
          <table:table-cell office:value-type="float" office:value="10.9" calcext:value-type="float">
            <text:p>10.9</text:p>
          </table:table-cell>
          <table:table-cell/>
        </table:table-row>
        <table:table-row table:style-name="ro1">
          <table:table-cell office:value-type="string" calcext:value-type="string">
            <text:p>0xe7854f7173fbcb4fdfe08701ea6aff8d2528b0b5</text:p>
          </table:table-cell>
          <table:table-cell office:value-type="float" office:value="10.83" calcext:value-type="float">
            <text:p>10.83</text:p>
          </table:table-cell>
          <table:table-cell/>
        </table:table-row>
        <table:table-row table:style-name="ro1">
          <table:table-cell office:value-type="string" calcext:value-type="string">
            <text:p>0x964770094c66e72826a8ba1ab458714a0e3c2409</text:p>
          </table:table-cell>
          <table:table-cell office:value-type="float" office:value="10.79" calcext:value-type="float">
            <text:p>10.79</text:p>
          </table:table-cell>
          <table:table-cell/>
        </table:table-row>
        <table:table-row table:style-name="ro1">
          <table:table-cell office:value-type="string" calcext:value-type="string">
            <text:p>0x292d21fc1c9e8a1e89703f3c69df7d01324a54a3</text:p>
          </table:table-cell>
          <table:table-cell office:value-type="float" office:value="10.5" calcext:value-type="float">
            <text:p>10.5</text:p>
          </table:table-cell>
          <table:table-cell/>
        </table:table-row>
        <table:table-row table:style-name="ro1">
          <table:table-cell office:value-type="string" calcext:value-type="string">
            <text:p>0x85469eb7dcf2f1ffed1481ccc6e15109901b013b</text:p>
          </table:table-cell>
          <table:table-cell office:value-type="float" office:value="10.479" calcext:value-type="float">
            <text:p>10.479</text:p>
          </table:table-cell>
          <table:table-cell/>
        </table:table-row>
        <table:table-row table:style-name="ro1">
          <table:table-cell office:value-type="string" calcext:value-type="string">
            <text:p>0xcdd6f30c60deb412aee14b49ec0c53f079b7029f</text:p>
          </table:table-cell>
          <table:table-cell office:value-type="float" office:value="10.24" calcext:value-type="float">
            <text:p>10.24</text:p>
          </table:table-cell>
          <table:table-cell/>
        </table:table-row>
        <table:table-row table:style-name="ro1">
          <table:table-cell office:value-type="string" calcext:value-type="string">
            <text:p>0xaca7d164a874594e3b207e7ca80fed46386586c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0x15dedd9133da5b0d01e93cb897b466a714902f7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0x5edd965a82d3eb427da6d2a0e749e59df03a98f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0x4db82c0df3d14c5fdf8f54018013380e03f7afe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0x5b183ce7f76fb730bdc20acdc8aaf4b722d292c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0x1805b8f84e5ce5c371919fe0359bfca9f5e2d29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0x61aa8e06d01e90812cc0444555e64e798947a76a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0xd59d1856176fdc0691bdbcbbbda8bbe67651b09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0x042804555520b7e4ae9336e8601fb6846f731df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0xe15acdd541e4a44482518691b09a1da14cbca62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0x400bcf94e3338876fc0dc96438b0aefb85022a5b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0xe5210e9016ced1530df0834ee9adf9630264916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0x276c78ef88074d5a63a908816693045cae4d757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0x1eea13ae15cb5926c502cf1b5354c563323f2e0a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0x8bce57b7b84218397ffb6cefae99f4792ee8161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0x6cddc3ad62464213006060b99d9c5dbe9cb5213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0x5a84969bb663fb64f6d015dcf9f622aedc79675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0xe4932b4bb4e833835a0db06cb39c077ba234fe3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0x993646440ec8f0f995f6deae3a91143cfc79110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0x2dcdccec29fcff12a40bc94a56c05e73397a0b0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0xc333f4508973434d5012692a789f54b5ada3287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0x51694ef5557316ec218a6b57d636d311b2bf2c9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0x3bec7b853c03b64c26e328b61c5da8bec45e493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0x8593a20e5a278fda95c636551f854a6849a5882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0x8fbba4bb336adcbdd2abc8d5831412ad0b5d5f4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0x9960b60c7276a36c5cfb50b03d0a2da2e249539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0x9a2d163ab40f88c625fd475e807bbc3556566f8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0xeabf7dec6253f3ddbcb70a93fa9a5d6470f6cf7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0x50fa50fa2032d85eb2dda303929bf56886aa9afb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0xdadbb833990b96db1fd1615930b02963df8ec7c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0xa9ee3da146b38b21747f5159bd33708e1afcad9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0x92f2a83c63f299a3e5d5f16c56241d11cae4e86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0x6719a70e3b9652d0cd3d4cd28a93556497e2bf96</text:p>
          </table:table-cell>
          <table:table-cell office:value-type="float" office:value="9.989" calcext:value-type="float">
            <text:p>9.989</text:p>
          </table:table-cell>
          <table:table-cell/>
        </table:table-row>
        <table:table-row table:style-name="ro1">
          <table:table-cell office:value-type="string" calcext:value-type="string">
            <text:p>0x3445c7ae315c2a7eac6a9998f51c40271746282e</text:p>
          </table:table-cell>
          <table:table-cell office:value-type="float" office:value="9.982" calcext:value-type="float">
            <text:p>9.982</text:p>
          </table:table-cell>
          <table:table-cell/>
        </table:table-row>
        <table:table-row table:style-name="ro1">
          <table:table-cell office:value-type="string" calcext:value-type="string">
            <text:p>0x8189ad5a660b0c144595fb628f2802ebd5a6e50f</text:p>
          </table:table-cell>
          <table:table-cell office:value-type="float" office:value="9.97085495844097" calcext:value-type="float">
            <text:p>9.97085495844097</text:p>
          </table:table-cell>
          <table:table-cell/>
        </table:table-row>
        <table:table-row table:style-name="ro1">
          <table:table-cell office:value-type="string" calcext:value-type="string">
            <text:p>0x99628b79cb58fb99c46d8fb43e74fa78a1e85873</text:p>
          </table:table-cell>
          <table:table-cell office:value-type="float" office:value="9.96904496059665" calcext:value-type="float">
            <text:p>9.96904496059665</text:p>
          </table:table-cell>
          <table:table-cell/>
        </table:table-row>
        <table:table-row table:style-name="ro1">
          <table:table-cell office:value-type="string" calcext:value-type="string">
            <text:p>0x2797b0fa64cd56e45fb589fc3743177348397817</text:p>
          </table:table-cell>
          <table:table-cell office:value-type="float" office:value="9.95139935105561" calcext:value-type="float">
            <text:p>9.95139935105561</text:p>
          </table:table-cell>
          <table:table-cell/>
        </table:table-row>
        <table:table-row table:style-name="ro1">
          <table:table-cell office:value-type="string" calcext:value-type="string">
            <text:p>0xa137ce828a36520912cf5c5a1e1048b529a9c9a3</text:p>
          </table:table-cell>
          <table:table-cell office:value-type="float" office:value="9.9" calcext:value-type="float">
            <text:p>9.9</text:p>
          </table:table-cell>
          <table:table-cell/>
        </table:table-row>
        <table:table-row table:style-name="ro1">
          <table:table-cell office:value-type="string" calcext:value-type="string">
            <text:p>0xc852fdf05b07f946c126db8789bb4f925a7ad740</text:p>
          </table:table-cell>
          <table:table-cell office:value-type="float" office:value="9.9" calcext:value-type="float">
            <text:p>9.9</text:p>
          </table:table-cell>
          <table:table-cell/>
        </table:table-row>
        <table:table-row table:style-name="ro1">
          <table:table-cell office:value-type="string" calcext:value-type="string">
            <text:p>0x51511fb3db0d72f10f55b7f127719f15752e5cb4</text:p>
          </table:table-cell>
          <table:table-cell office:value-type="float" office:value="9.68" calcext:value-type="float">
            <text:p>9.68</text:p>
          </table:table-cell>
          <table:table-cell/>
        </table:table-row>
        <table:table-row table:style-name="ro1">
          <table:table-cell office:value-type="string" calcext:value-type="string">
            <text:p>0x009b0bf44c8153d92100e793a04e6b4164731d20</text:p>
          </table:table-cell>
          <table:table-cell office:value-type="float" office:value="9.55" calcext:value-type="float">
            <text:p>9.55</text:p>
          </table:table-cell>
          <table:table-cell/>
        </table:table-row>
        <table:table-row table:style-name="ro1">
          <table:table-cell office:value-type="string" calcext:value-type="string">
            <text:p>0xe6dc56fb6abf85ca4e153dba8f9e4e0f53f44bcc</text:p>
          </table:table-cell>
          <table:table-cell office:value-type="float" office:value="9.239" calcext:value-type="float">
            <text:p>9.239</text:p>
          </table:table-cell>
          <table:table-cell/>
        </table:table-row>
        <table:table-row table:style-name="ro1">
          <table:table-cell office:value-type="string" calcext:value-type="string">
            <text:p>0xa966e18b3d15fd5d8212755e89a02ed3ef5056a9</text:p>
          </table:table-cell>
          <table:table-cell office:value-type="float" office:value="9.2" calcext:value-type="float">
            <text:p>9.2</text:p>
          </table:table-cell>
          <table:table-cell/>
        </table:table-row>
        <table:table-row table:style-name="ro1">
          <table:table-cell office:value-type="string" calcext:value-type="string">
            <text:p>0x521b23e72db8173bae017138cf6dc5145b8fc967</text:p>
          </table:table-cell>
          <table:table-cell office:value-type="float" office:value="9.13" calcext:value-type="float">
            <text:p>9.13</text:p>
          </table:table-cell>
          <table:table-cell/>
        </table:table-row>
        <table:table-row table:style-name="ro1">
          <table:table-cell office:value-type="string" calcext:value-type="string">
            <text:p>0x02e0f51eff59bf51ec4f6a863ec581c2b31dab54</text:p>
          </table:table-cell>
          <table:table-cell office:value-type="float" office:value="9.02798921732536" calcext:value-type="float">
            <text:p>9.02798921732536</text:p>
          </table:table-cell>
          <table:table-cell/>
        </table:table-row>
        <table:table-row table:style-name="ro1">
          <table:table-cell office:value-type="string" calcext:value-type="string">
            <text:p>0x18fac8a77f944c6fb7471939c2058b72d0b6674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0x6d6739616b687824dfe3f6f81672793da5e4a6d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0xb64b2a886be9164531a186a8031606361380c1a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0xc20064aff1268ca708531fed0380dbd6ce20d28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0x9b33fb1cbe9e22cd88f73b9646c8957df9f72884</text:p>
          </table:table-cell>
          <table:table-cell office:value-type="float" office:value="8.73005907000572" calcext:value-type="float">
            <text:p>8.73005907000572</text:p>
          </table:table-cell>
          <table:table-cell/>
        </table:table-row>
        <table:table-row table:style-name="ro1">
          <table:table-cell office:value-type="string" calcext:value-type="string">
            <text:p>0x1384321268332edf073bbf99574853eb2f6d1a56</text:p>
          </table:table-cell>
          <table:table-cell office:value-type="float" office:value="8.6" calcext:value-type="float">
            <text:p>8.6</text:p>
          </table:table-cell>
          <table:table-cell/>
        </table:table-row>
        <table:table-row table:style-name="ro1">
          <table:table-cell office:value-type="string" calcext:value-type="string">
            <text:p>0x02716dc9c0b30b9c7349657069fb3d77e1f3def4</text:p>
          </table:table-cell>
          <table:table-cell office:value-type="float" office:value="8.6" calcext:value-type="float">
            <text:p>8.6</text:p>
          </table:table-cell>
          <table:table-cell/>
        </table:table-row>
        <table:table-row table:style-name="ro1">
          <table:table-cell office:value-type="string" calcext:value-type="string">
            <text:p>0x41a89b383a58629f13085260467ad0c5e08f4bee</text:p>
          </table:table-cell>
          <table:table-cell office:value-type="float" office:value="8.531" calcext:value-type="float">
            <text:p>8.531</text:p>
          </table:table-cell>
          <table:table-cell/>
        </table:table-row>
        <table:table-row table:style-name="ro1">
          <table:table-cell office:value-type="string" calcext:value-type="string">
            <text:p>0xd8bc44ae39368067b2c4f30992c65feace35edbc</text:p>
          </table:table-cell>
          <table:table-cell office:value-type="float" office:value="8.53" calcext:value-type="float">
            <text:p>8.53</text:p>
          </table:table-cell>
          <table:table-cell/>
        </table:table-row>
        <table:table-row table:style-name="ro1">
          <table:table-cell office:value-type="string" calcext:value-type="string">
            <text:p>0xac263547aa4ebe307cf93fa063737ac2dd6f7844</text:p>
          </table:table-cell>
          <table:table-cell office:value-type="float" office:value="8.514" calcext:value-type="float">
            <text:p>8.514</text:p>
          </table:table-cell>
          <table:table-cell/>
        </table:table-row>
        <table:table-row table:style-name="ro1">
          <table:table-cell office:value-type="string" calcext:value-type="string">
            <text:p>0x34caa93e617f2e22c15476a6369d15f4334803f5</text:p>
          </table:table-cell>
          <table:table-cell office:value-type="float" office:value="8.42192376558994" calcext:value-type="float">
            <text:p>8.42192376558994</text:p>
          </table:table-cell>
          <table:table-cell/>
        </table:table-row>
        <table:table-row table:style-name="ro1">
          <table:table-cell office:value-type="string" calcext:value-type="string">
            <text:p>0x418c4b4b6897d33280256c1460ff46bca1f7ed49</text:p>
          </table:table-cell>
          <table:table-cell office:value-type="float" office:value="8.405" calcext:value-type="float">
            <text:p>8.405</text:p>
          </table:table-cell>
          <table:table-cell/>
        </table:table-row>
        <table:table-row table:style-name="ro1">
          <table:table-cell office:value-type="string" calcext:value-type="string">
            <text:p>0x87eb8e079ded802c2ee2b34af5641884ae5aec05</text:p>
          </table:table-cell>
          <table:table-cell office:value-type="float" office:value="8.4" calcext:value-type="float">
            <text:p>8.4</text:p>
          </table:table-cell>
          <table:table-cell/>
        </table:table-row>
        <table:table-row table:style-name="ro1">
          <table:table-cell office:value-type="string" calcext:value-type="string">
            <text:p>0xb4af0c63b9627d159f30e9d337ac791416382997</text:p>
          </table:table-cell>
          <table:table-cell office:value-type="float" office:value="8.381" calcext:value-type="float">
            <text:p>8.381</text:p>
          </table:table-cell>
          <table:table-cell/>
        </table:table-row>
        <table:table-row table:style-name="ro1">
          <table:table-cell office:value-type="string" calcext:value-type="string">
            <text:p>0x5de92686587b10cd47e03b71f2e2350606fcaf14</text:p>
          </table:table-cell>
          <table:table-cell office:value-type="float" office:value="8.36" calcext:value-type="float">
            <text:p>8.36</text:p>
          </table:table-cell>
          <table:table-cell/>
        </table:table-row>
        <table:table-row table:style-name="ro1">
          <table:table-cell office:value-type="string" calcext:value-type="string">
            <text:p>0xd537b261af4a5fd63c648a673de8a4a9bf8597f7</text:p>
          </table:table-cell>
          <table:table-cell office:value-type="float" office:value="8.356" calcext:value-type="float">
            <text:p>8.356</text:p>
          </table:table-cell>
          <table:table-cell/>
        </table:table-row>
        <table:table-row table:style-name="ro1">
          <table:table-cell office:value-type="string" calcext:value-type="string">
            <text:p>0x45cbf5cc70f9ae81afce2d565fffca8c8a4d0740</text:p>
          </table:table-cell>
          <table:table-cell office:value-type="float" office:value="8.349" calcext:value-type="float">
            <text:p>8.349</text:p>
          </table:table-cell>
          <table:table-cell/>
        </table:table-row>
        <table:table-row table:style-name="ro1">
          <table:table-cell office:value-type="string" calcext:value-type="string">
            <text:p>0x969df720b175ca2ade7ce7b3c977b95122970d71</text:p>
          </table:table-cell>
          <table:table-cell office:value-type="float" office:value="8.275535319558" calcext:value-type="float">
            <text:p>8.275535319558</text:p>
          </table:table-cell>
          <table:table-cell/>
        </table:table-row>
        <table:table-row table:style-name="ro1">
          <table:table-cell office:value-type="string" calcext:value-type="string">
            <text:p>0xff1b6a79392a4c5a089dc09ea06b9074ca52743d</text:p>
          </table:table-cell>
          <table:table-cell office:value-type="float" office:value="8.2" calcext:value-type="float">
            <text:p>8.2</text:p>
          </table:table-cell>
          <table:table-cell/>
        </table:table-row>
        <table:table-row table:style-name="ro1">
          <table:table-cell office:value-type="string" calcext:value-type="string">
            <text:p>0x9ceedfedaa3e5484ba24bf69ad0def4223c4e235</text:p>
          </table:table-cell>
          <table:table-cell office:value-type="float" office:value="8.14" calcext:value-type="float">
            <text:p>8.14</text:p>
          </table:table-cell>
          <table:table-cell/>
        </table:table-row>
        <table:table-row table:style-name="ro1">
          <table:table-cell office:value-type="string" calcext:value-type="string">
            <text:p>0xd0b81ac6dbfae5060300087b4dd91029a495073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0x137144c8e99fb9acc3e6fa65c1a4904c562821f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0x50b95ba5a7de7f69c3b17ddfb295710335142c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0x091c58efb122452ff6a32a757c28371bad02854f</text:p>
          </table:table-cell>
          <table:table-cell office:value-type="float" office:value="7.86" calcext:value-type="float">
            <text:p>7.86</text:p>
          </table:table-cell>
          <table:table-cell/>
        </table:table-row>
        <table:table-row table:style-name="ro1">
          <table:table-cell office:value-type="string" calcext:value-type="string">
            <text:p>0xa16946a605ddb755d3a5774b6124f97fed1bd1e3</text:p>
          </table:table-cell>
          <table:table-cell office:value-type="float" office:value="7.782" calcext:value-type="float">
            <text:p>7.782</text:p>
          </table:table-cell>
          <table:table-cell/>
        </table:table-row>
        <table:table-row table:style-name="ro1">
          <table:table-cell office:value-type="string" calcext:value-type="string">
            <text:p>0x4a405e8b7bab41f33eeb38edabd583d51c50b4ef</text:p>
          </table:table-cell>
          <table:table-cell office:value-type="float" office:value="7.35" calcext:value-type="float">
            <text:p>7.35</text:p>
          </table:table-cell>
          <table:table-cell/>
        </table:table-row>
        <table:table-row table:style-name="ro1">
          <table:table-cell office:value-type="string" calcext:value-type="string">
            <text:p>0x276945229535f83f7906b3a210b01a1060ffb0ae</text:p>
          </table:table-cell>
          <table:table-cell office:value-type="float" office:value="7.32362197398514" calcext:value-type="float">
            <text:p>7.32362197398514</text:p>
          </table:table-cell>
          <table:table-cell/>
        </table:table-row>
        <table:table-row table:style-name="ro1">
          <table:table-cell office:value-type="string" calcext:value-type="string">
            <text:p>0xa7b77492660bbecf478612a3c44c2d91603bfd39</text:p>
          </table:table-cell>
          <table:table-cell office:value-type="float" office:value="7.051" calcext:value-type="float">
            <text:p>7.051</text:p>
          </table:table-cell>
          <table:table-cell/>
        </table:table-row>
        <table:table-row table:style-name="ro1">
          <table:table-cell office:value-type="string" calcext:value-type="string">
            <text:p>0x9710ea6b1c8c80c9c4449c9a447418e54d568076</text:p>
          </table:table-cell>
          <table:table-cell office:value-type="float" office:value="7.04" calcext:value-type="float">
            <text:p>7.04</text:p>
          </table:table-cell>
          <table:table-cell/>
        </table:table-row>
        <table:table-row table:style-name="ro1">
          <table:table-cell office:value-type="string" calcext:value-type="string">
            <text:p>0xdead000000000000000000000000000000000001</text:p>
          </table:table-cell>
          <table:table-cell office:value-type="float" office:value="7.01718181023619" calcext:value-type="float">
            <text:p>7.01718181023619</text:p>
          </table:table-cell>
          <table:table-cell/>
        </table:table-row>
        <table:table-row table:style-name="ro1">
          <table:table-cell office:value-type="string" calcext:value-type="string">
            <text:p>0x6024297b6b6988c6cdd5281e160fc72d9b42ec8a</text:p>
          </table:table-cell>
          <table:table-cell office:value-type="float" office:value="6.99994795354401" calcext:value-type="float">
            <text:p>6.99994795354401</text:p>
          </table:table-cell>
          <table:table-cell/>
        </table:table-row>
        <table:table-row table:style-name="ro1">
          <table:table-cell office:value-type="string" calcext:value-type="string">
            <text:p>0x0cee9942a8dc4aa6f594d680f6b9654f02ab62d1</text:p>
          </table:table-cell>
          <table:table-cell office:value-type="float" office:value="6.945" calcext:value-type="float">
            <text:p>6.945</text:p>
          </table:table-cell>
          <table:table-cell/>
        </table:table-row>
        <table:table-row table:style-name="ro1">
          <table:table-cell office:value-type="string" calcext:value-type="string">
            <text:p>0xe929ef83929c8bce6bebf644570cf12c4176e130</text:p>
          </table:table-cell>
          <table:table-cell office:value-type="float" office:value="6.72226165818655" calcext:value-type="float">
            <text:p>6.72226165818655</text:p>
          </table:table-cell>
          <table:table-cell/>
        </table:table-row>
        <table:table-row table:style-name="ro1">
          <table:table-cell office:value-type="string" calcext:value-type="string">
            <text:p>0x5740cf6507fe0de1f7868628404b30e02b2cee5b</text:p>
          </table:table-cell>
          <table:table-cell office:value-type="float" office:value="6.61357612629898" calcext:value-type="float">
            <text:p>6.61357612629898</text:p>
          </table:table-cell>
          <table:table-cell/>
        </table:table-row>
        <table:table-row table:style-name="ro1">
          <table:table-cell office:value-type="string" calcext:value-type="string">
            <text:p>0x27796f501ec2b6263bb4e7e773febcaf32d912c0</text:p>
          </table:table-cell>
          <table:table-cell office:value-type="float" office:value="6.58958173947825" calcext:value-type="float">
            <text:p>6.58958173947825</text:p>
          </table:table-cell>
          <table:table-cell/>
        </table:table-row>
        <table:table-row table:style-name="ro1">
          <table:table-cell office:value-type="string" calcext:value-type="string">
            <text:p>0xa117ff073c303ae642e6a12003c96793def1d490</text:p>
          </table:table-cell>
          <table:table-cell office:value-type="float" office:value="6.547" calcext:value-type="float">
            <text:p>6.547</text:p>
          </table:table-cell>
          <table:table-cell/>
        </table:table-row>
        <table:table-row table:style-name="ro1">
          <table:table-cell office:value-type="string" calcext:value-type="string">
            <text:p>0x0c33e6c4fa9b6a10eb96ae5e47f68e09462cdac0</text:p>
          </table:table-cell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string" calcext:value-type="string">
            <text:p>0x605dbd9c97eab1132d7fdd377355a42d07350133</text:p>
          </table:table-cell>
          <table:table-cell office:value-type="float" office:value="6.4" calcext:value-type="float">
            <text:p>6.4</text:p>
          </table:table-cell>
          <table:table-cell/>
        </table:table-row>
        <table:table-row table:style-name="ro1">
          <table:table-cell office:value-type="string" calcext:value-type="string">
            <text:p>0xb9b4ac0ea4177abc90fa1d6dd8f3eff0d89c6e53</text:p>
          </table:table-cell>
          <table:table-cell office:value-type="float" office:value="6.07653782553939" calcext:value-type="float">
            <text:p>6.07653782553939</text:p>
          </table:table-cell>
          <table:table-cell/>
        </table:table-row>
        <table:table-row table:style-name="ro1">
          <table:table-cell office:value-type="string" calcext:value-type="string">
            <text:p>0x049503a94f506b601661d8bc792a2cc59ea230d9</text:p>
          </table:table-cell>
          <table:table-cell office:value-type="float" office:value="6.04187624424889" calcext:value-type="float">
            <text:p>6.04187624424889</text:p>
          </table:table-cell>
          <table:table-cell/>
        </table:table-row>
        <table:table-row table:style-name="ro1">
          <table:table-cell office:value-type="string" calcext:value-type="string">
            <text:p>0xcb094186889b4a0c567d01a48b10da84a542ae2e</text:p>
          </table:table-cell>
          <table:table-cell office:value-type="float" office:value="6.04" calcext:value-type="float">
            <text:p>6.04</text:p>
          </table:table-cell>
          <table:table-cell/>
        </table:table-row>
        <table:table-row table:style-name="ro1">
          <table:table-cell office:value-type="string" calcext:value-type="string">
            <text:p>0x529a15390bb0ea89403b566e4c0c9a1a1ce3f31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0x949eebc8f94fb1cbf126ecfdb7f2e42f307ec59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0xf50a66588dddecd2182d4a07646143b973759e6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0x7208f3d529b502ba5be53d6c87a1a82b8a279e5d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0x0205e32f025887c10910c1134869492f0251dc3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0xe5c5f7b4e7d4a86da73bb6a3e7fde89a9e8f1041</text:p>
          </table:table-cell>
          <table:table-cell office:value-type="float" office:value="5.958" calcext:value-type="float">
            <text:p>5.958</text:p>
          </table:table-cell>
          <table:table-cell/>
        </table:table-row>
        <table:table-row table:style-name="ro1">
          <table:table-cell office:value-type="string" calcext:value-type="string">
            <text:p>0xb92042b2c90948eaf77ac7a7b2b98406fe70c362</text:p>
          </table:table-cell>
          <table:table-cell office:value-type="float" office:value="5.947" calcext:value-type="float">
            <text:p>5.947</text:p>
          </table:table-cell>
          <table:table-cell/>
        </table:table-row>
        <table:table-row table:style-name="ro1">
          <table:table-cell office:value-type="string" calcext:value-type="string">
            <text:p>0x855add03ceafa7fb8e4e4ed7a3ba3afbe3f0d6e8</text:p>
          </table:table-cell>
          <table:table-cell office:value-type="float" office:value="5.92922652087051" calcext:value-type="float">
            <text:p>5.92922652087051</text:p>
          </table:table-cell>
          <table:table-cell/>
        </table:table-row>
        <table:table-row table:style-name="ro1">
          <table:table-cell office:value-type="string" calcext:value-type="string">
            <text:p>0xc7a00a2f6a1683a37e909326b0553f70fd7ba68a</text:p>
          </table:table-cell>
          <table:table-cell office:value-type="float" office:value="5.68" calcext:value-type="float">
            <text:p>5.68</text:p>
          </table:table-cell>
          <table:table-cell/>
        </table:table-row>
        <table:table-row table:style-name="ro1">
          <table:table-cell office:value-type="string" calcext:value-type="string">
            <text:p>0x0b2434cf8ea671c91cbf62c2d0d13dcc0bda4e78</text:p>
          </table:table-cell>
          <table:table-cell office:value-type="float" office:value="5.632" calcext:value-type="float">
            <text:p>5.632</text:p>
          </table:table-cell>
          <table:table-cell/>
        </table:table-row>
        <table:table-row table:style-name="ro1">
          <table:table-cell office:value-type="string" calcext:value-type="string">
            <text:p>0x799ac13527c75169ec24e19f0d7ce93001d3f62b</text:p>
          </table:table-cell>
          <table:table-cell office:value-type="float" office:value="5.61460070828095" calcext:value-type="float">
            <text:p>5.61460070828095</text:p>
          </table:table-cell>
          <table:table-cell/>
        </table:table-row>
        <table:table-row table:style-name="ro1">
          <table:table-cell office:value-type="string" calcext:value-type="string">
            <text:p>0x477ec7db1d19086928db047674fe046753d52ace</text:p>
          </table:table-cell>
          <table:table-cell office:value-type="float" office:value="5.538" calcext:value-type="float">
            <text:p>5.538</text:p>
          </table:table-cell>
          <table:table-cell/>
        </table:table-row>
        <table:table-row table:style-name="ro1">
          <table:table-cell office:value-type="string" calcext:value-type="string">
            <text:p>0x1eab50e57958e00817a975d15457a3f8e9b46fd8</text:p>
          </table:table-cell>
          <table:table-cell office:value-type="float" office:value="5.421" calcext:value-type="float">
            <text:p>5.421</text:p>
          </table:table-cell>
          <table:table-cell/>
        </table:table-row>
        <table:table-row table:style-name="ro1">
          <table:table-cell office:value-type="string" calcext:value-type="string">
            <text:p>0xe172472da4ab3332738d19cba3f49f06e7124ea7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string" calcext:value-type="string">
            <text:p>0x36407ef4b1d3af82bc4f2c72549ec269ebacd0ea</text:p>
          </table:table-cell>
          <table:table-cell office:value-type="float" office:value="5.2" calcext:value-type="float">
            <text:p>5.2</text:p>
          </table:table-cell>
          <table:table-cell/>
        </table:table-row>
        <table:table-row table:style-name="ro1">
          <table:table-cell office:value-type="string" calcext:value-type="string">
            <text:p>0x128a87e803b569993075bb4f237c0f1f24bb7f5d</text:p>
          </table:table-cell>
          <table:table-cell office:value-type="float" office:value="5.085" calcext:value-type="float">
            <text:p>5.085</text:p>
          </table:table-cell>
          <table:table-cell/>
        </table:table-row>
        <table:table-row table:style-name="ro1">
          <table:table-cell office:value-type="string" calcext:value-type="string">
            <text:p>0xd328dd7337421f6d243cfba3f54dba86a8a5669a</text:p>
          </table:table-cell>
          <table:table-cell office:value-type="float" office:value="5.05016114139176" calcext:value-type="float">
            <text:p>5.05016114139176</text:p>
          </table:table-cell>
          <table:table-cell/>
        </table:table-row>
        <table:table-row table:style-name="ro1">
          <table:table-cell office:value-type="string" calcext:value-type="string">
            <text:p>0x0c2f82c02c54510c5539d835027cec02b18e2522</text:p>
          </table:table-cell>
          <table:table-cell office:value-type="float" office:value="5.02043664639617" calcext:value-type="float">
            <text:p>5.02043664639617</text:p>
          </table:table-cell>
          <table:table-cell/>
        </table:table-row>
        <table:table-row table:style-name="ro1">
          <table:table-cell office:value-type="string" calcext:value-type="string">
            <text:p>0x4648212704cb30cd126e5a04c1384f09ca7a1cb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x7c6b6c5a0d2750520f34f26ef9484f1b32c0b4e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x8bf97c47f4e8e95e3220d75f3438ec7b54f002d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xff723447d3a4da1bc4bfd6ee7ee112dc6bf1dd0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xc2ce1cf1b7ada54ebca72258bc9978300e51667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x6a70f0ad0b629a9f54df46fbb8b5a181f27e0c8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xc3ed668a297c85b1bbabaf4e8b3ef831887331a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x2210e41ac7d17978b728d96d3cb5c24fc281ef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x06ae528a1b07835e3605e63a2a8fa6a9e34dfc6c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xfec3c0de5d3775c39ab3f31e0a1fbdbaad802e7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xe262d4a23591634df375f279ab244a2cbdf8e57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xbfcd7701706ec8f698d2b1adddf675e26f54841c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x06410ffda716b7c0951823f4194db32ae55d631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x7de4fbf7f9065320f21dbb714ea6b0a869bad46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xd15cd9d68db9508ac709ee1752ecf03ae022c90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x73d933166e8d40fe10558c185b76e0c055a95d1c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x5717697058c2c730b4686f4dc5238134d64eb11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x4c2c801ad04f35b1e697342f4c0c1fb45c8309c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x5be26a3e110d95c0a4877d1dc3bbdfebde48b4d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xd9167bf47bea34524938424b99cb9def33ba050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x3822db06d1ae28427b4a2bfb8a72b0676794b82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x4101e37a2ac5a0e097eedbf56a86c0695393d0f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x08b224625c88231033218fc9e648c5d4af02ebb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x43f50aa31af2f59893857de411db6147011cc7cc</text:p>
          </table:table-cell>
          <table:table-cell office:value-type="float" office:value="4.8" calcext:value-type="float">
            <text:p>4.8</text:p>
          </table:table-cell>
          <table:table-cell/>
        </table:table-row>
        <table:table-row table:style-name="ro1">
          <table:table-cell office:value-type="string" calcext:value-type="string">
            <text:p>0x3383e60370ad5580fd0cdafd7c4af5231a731626</text:p>
          </table:table-cell>
          <table:table-cell office:value-type="float" office:value="4.68" calcext:value-type="float">
            <text:p>4.68</text:p>
          </table:table-cell>
          <table:table-cell/>
        </table:table-row>
        <table:table-row table:style-name="ro1">
          <table:table-cell office:value-type="string" calcext:value-type="string">
            <text:p>0xf5323ee54ba5730a94f872dbaec06058cc81c7cd</text:p>
          </table:table-cell>
          <table:table-cell office:value-type="float" office:value="4.65" calcext:value-type="float">
            <text:p>4.65</text:p>
          </table:table-cell>
          <table:table-cell/>
        </table:table-row>
        <table:table-row table:style-name="ro1">
          <table:table-cell office:value-type="string" calcext:value-type="string">
            <text:p>0x884dbb86a95afcef051b6a17ccaf711cfdfe2c03</text:p>
          </table:table-cell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string" calcext:value-type="string">
            <text:p>0xd02505ced9795f5076b5ac298df45c43ba2cbdfc</text:p>
          </table:table-cell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string" calcext:value-type="string">
            <text:p>0x9059ef2e7b5a7387109fc30c78568cc1947a8bea</text:p>
          </table:table-cell>
          <table:table-cell office:value-type="float" office:value="4.4" calcext:value-type="float">
            <text:p>4.4</text:p>
          </table:table-cell>
          <table:table-cell/>
        </table:table-row>
        <table:table-row table:style-name="ro1">
          <table:table-cell office:value-type="string" calcext:value-type="string">
            <text:p>0xf12cf9f511f8495b0c365d537112721c9e8df2e3</text:p>
          </table:table-cell>
          <table:table-cell office:value-type="float" office:value="4.36002693844842" calcext:value-type="float">
            <text:p>4.36002693844842</text:p>
          </table:table-cell>
          <table:table-cell/>
        </table:table-row>
        <table:table-row table:style-name="ro1">
          <table:table-cell office:value-type="string" calcext:value-type="string">
            <text:p>0xa89d7197bdffc9ce9146e1ffe1d033c9df6af3a0</text:p>
          </table:table-cell>
          <table:table-cell office:value-type="float" office:value="4.25" calcext:value-type="float">
            <text:p>4.25</text:p>
          </table:table-cell>
          <table:table-cell/>
        </table:table-row>
        <table:table-row table:style-name="ro1">
          <table:table-cell office:value-type="string" calcext:value-type="string">
            <text:p>0x7add1decc8a22741d9b83e5e8711fafc59956c23</text:p>
          </table:table-cell>
          <table:table-cell office:value-type="float" office:value="4.202" calcext:value-type="float">
            <text:p>4.202</text:p>
          </table:table-cell>
          <table:table-cell/>
        </table:table-row>
        <table:table-row table:style-name="ro1">
          <table:table-cell office:value-type="string" calcext:value-type="string">
            <text:p>0x61b91e2d59502cff94a4daaa21acab1980d79d29</text:p>
          </table:table-cell>
          <table:table-cell office:value-type="float" office:value="4.19964365587996" calcext:value-type="float">
            <text:p>4.19964365587996</text:p>
          </table:table-cell>
          <table:table-cell/>
        </table:table-row>
        <table:table-row table:style-name="ro1">
          <table:table-cell office:value-type="string" calcext:value-type="string">
            <text:p>0xd463874202770a9021d27df2160fcc737d7ef5eb</text:p>
          </table:table-cell>
          <table:table-cell office:value-type="float" office:value="4.10876694082207" calcext:value-type="float">
            <text:p>4.10876694082207</text:p>
          </table:table-cell>
          <table:table-cell/>
        </table:table-row>
        <table:table-row table:style-name="ro1">
          <table:table-cell office:value-type="string" calcext:value-type="string">
            <text:p>0x16d8eb257584392b397b9cfcb039c4e54b1406d0</text:p>
          </table:table-cell>
          <table:table-cell office:value-type="float" office:value="4.06148097700656" calcext:value-type="float">
            <text:p>4.06148097700656</text:p>
          </table:table-cell>
          <table:table-cell/>
        </table:table-row>
        <table:table-row table:style-name="ro1">
          <table:table-cell office:value-type="string" calcext:value-type="string">
            <text:p>0x36bca88db105890d18a684a879ee8649d72a888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0x5a60ee8528077f07838863aff16d6628836647ec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0x4460b89dab32c63d527ce63d8af52144bfe34b9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0x7d2f9f48afc0f25a48be47d909d638ddc3af4a9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0x49419eb69d36fb42f31a3bbfecb7ff8374dae2c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0xe325fc9a6890250241d7e0a4da09a9d64fd027a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0xe88c44fbbf5c95e64f718ac4a867f08ec5495c6f</text:p>
          </table:table-cell>
          <table:table-cell office:value-type="float" office:value="3.99999999999999" calcext:value-type="float">
            <text:p>3.99999999999999</text:p>
          </table:table-cell>
          <table:table-cell/>
        </table:table-row>
        <table:table-row table:style-name="ro1">
          <table:table-cell office:value-type="string" calcext:value-type="string">
            <text:p>0xc211098ce60c79972162f10fbd227483f7fbdf44</text:p>
          </table:table-cell>
          <table:table-cell office:value-type="float" office:value="3.9" calcext:value-type="float">
            <text:p>3.9</text:p>
          </table:table-cell>
          <table:table-cell/>
        </table:table-row>
        <table:table-row table:style-name="ro1">
          <table:table-cell office:value-type="string" calcext:value-type="string">
            <text:p>0x5b67a30108e1a5f3d5a809d57e76cd16fdfde7a7</text:p>
          </table:table-cell>
          <table:table-cell office:value-type="float" office:value="3.72375890921888" calcext:value-type="float">
            <text:p>3.72375890921888</text:p>
          </table:table-cell>
          <table:table-cell/>
        </table:table-row>
        <table:table-row table:style-name="ro1">
          <table:table-cell office:value-type="string" calcext:value-type="string">
            <text:p>0x809d596aa61c147355fce6478597646a04a5df3a</text:p>
          </table:table-cell>
          <table:table-cell office:value-type="float" office:value="3.68" calcext:value-type="float">
            <text:p>3.68</text:p>
          </table:table-cell>
          <table:table-cell/>
        </table:table-row>
        <table:table-row table:style-name="ro1">
          <table:table-cell office:value-type="string" calcext:value-type="string">
            <text:p>0x13f6a742814a7c171059872fd65c51d1f9ce05d2</text:p>
          </table:table-cell>
          <table:table-cell office:value-type="float" office:value="3.624" calcext:value-type="float">
            <text:p>3.624</text:p>
          </table:table-cell>
          <table:table-cell/>
        </table:table-row>
        <table:table-row table:style-name="ro1">
          <table:table-cell office:value-type="string" calcext:value-type="string">
            <text:p>0x4b43041e418b16bb7dcf94a09f721cc73574fc04</text:p>
          </table:table-cell>
          <table:table-cell office:value-type="float" office:value="3.58" calcext:value-type="float">
            <text:p>3.58</text:p>
          </table:table-cell>
          <table:table-cell/>
        </table:table-row>
        <table:table-row table:style-name="ro1">
          <table:table-cell office:value-type="string" calcext:value-type="string">
            <text:p>0xc913f73def31d82e612358325e4fa0d80a1995c0</text:p>
          </table:table-cell>
          <table:table-cell office:value-type="float" office:value="3.57585523386489" calcext:value-type="float">
            <text:p>3.57585523386489</text:p>
          </table:table-cell>
          <table:table-cell/>
        </table:table-row>
        <table:table-row table:style-name="ro1">
          <table:table-cell office:value-type="string" calcext:value-type="string">
            <text:p>0xab87e04800f168a2a678cff0698634d67b0b6308</text:p>
          </table:table-cell>
          <table:table-cell office:value-type="float" office:value="3.56788691897224" calcext:value-type="float">
            <text:p>3.56788691897224</text:p>
          </table:table-cell>
          <table:table-cell/>
        </table:table-row>
        <table:table-row table:style-name="ro1">
          <table:table-cell office:value-type="string" calcext:value-type="string">
            <text:p>0x5a20f220035342fb2a178f78de15b6d0a9ae6dc5</text:p>
          </table:table-cell>
          <table:table-cell office:value-type="float" office:value="3.50533073973318" calcext:value-type="float">
            <text:p>3.50533073973318</text:p>
          </table:table-cell>
          <table:table-cell/>
        </table:table-row>
        <table:table-row table:style-name="ro1">
          <table:table-cell office:value-type="string" calcext:value-type="string">
            <text:p>0xe39f97ba9b1867f58ddefc4ff22f2144eba141a9</text:p>
          </table:table-cell>
          <table:table-cell office:value-type="float" office:value="3.5048277676595" calcext:value-type="float">
            <text:p>3.5048277676595</text:p>
          </table:table-cell>
          <table:table-cell/>
        </table:table-row>
        <table:table-row table:style-name="ro1">
          <table:table-cell office:value-type="string" calcext:value-type="string">
            <text:p>0xeb1f8b76e17dc3fe76b3aa91d47f423c6a4824db</text:p>
          </table:table-cell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string" calcext:value-type="string">
            <text:p>0xad4f22ede0d6429459a13010acbea21575c47192</text:p>
          </table:table-cell>
          <table:table-cell office:value-type="float" office:value="3.49958329179543" calcext:value-type="float">
            <text:p>3.49958329179543</text:p>
          </table:table-cell>
          <table:table-cell/>
        </table:table-row>
        <table:table-row table:style-name="ro1">
          <table:table-cell office:value-type="string" calcext:value-type="string">
            <text:p>0xf590bcaa78c0a58bea79a26203aab21a90b76a1a</text:p>
          </table:table-cell>
          <table:table-cell office:value-type="float" office:value="3.46416456475274" calcext:value-type="float">
            <text:p>3.46416456475274</text:p>
          </table:table-cell>
          <table:table-cell/>
        </table:table-row>
        <table:table-row table:style-name="ro1">
          <table:table-cell office:value-type="string" calcext:value-type="string">
            <text:p>0x2281cf3a70b62a47e4a46ac85500181d8972a022</text:p>
          </table:table-cell>
          <table:table-cell office:value-type="float" office:value="3.441" calcext:value-type="float">
            <text:p>3.441</text:p>
          </table:table-cell>
          <table:table-cell/>
        </table:table-row>
        <table:table-row table:style-name="ro1">
          <table:table-cell office:value-type="string" calcext:value-type="string">
            <text:p>0x704efc85f46f4c58c832db149db424dec2ded475</text:p>
          </table:table-cell>
          <table:table-cell office:value-type="float" office:value="3.43898723829767" calcext:value-type="float">
            <text:p>3.43898723829767</text:p>
          </table:table-cell>
          <table:table-cell/>
        </table:table-row>
        <table:table-row table:style-name="ro1">
          <table:table-cell office:value-type="string" calcext:value-type="string">
            <text:p>0x7285502ed0a0ed25f65941e480bda7114492acf9</text:p>
          </table:table-cell>
          <table:table-cell office:value-type="float" office:value="3.23372121189596" calcext:value-type="float">
            <text:p>3.23372121189596</text:p>
          </table:table-cell>
          <table:table-cell/>
        </table:table-row>
        <table:table-row table:style-name="ro1">
          <table:table-cell office:value-type="string" calcext:value-type="string">
            <text:p>0xc4220e83f509d50dbc3d8bc5b889ad3fab0a2c46</text:p>
          </table:table-cell>
          <table:table-cell office:value-type="float" office:value="3.22861786587088" calcext:value-type="float">
            <text:p>3.22861786587088</text:p>
          </table:table-cell>
          <table:table-cell/>
        </table:table-row>
        <table:table-row table:style-name="ro1">
          <table:table-cell office:value-type="string" calcext:value-type="string">
            <text:p>0x88f164d05b5d7fb8c9f02ad3b3729b24230e56e6</text:p>
          </table:table-cell>
          <table:table-cell office:value-type="float" office:value="3.14325976452401" calcext:value-type="float">
            <text:p>3.14325976452401</text:p>
          </table:table-cell>
          <table:table-cell/>
        </table:table-row>
        <table:table-row table:style-name="ro1">
          <table:table-cell office:value-type="string" calcext:value-type="string">
            <text:p>0x5eb5ecf8159d41c683cae9189bd4a365f3ea3c15</text:p>
          </table:table-cell>
          <table:table-cell office:value-type="float" office:value="3.00023558794326" calcext:value-type="float">
            <text:p>3.00023558794326</text:p>
          </table:table-cell>
          <table:table-cell/>
        </table:table-row>
        <table:table-row table:style-name="ro1">
          <table:table-cell office:value-type="string" calcext:value-type="string">
            <text:p>0x3ab5f96bd92bdafe200aff5b55733b9c9c70984b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x67b15a73ec1cbe3715692195dd8dcbe0ca5a1ed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x896c6126f6e6628dfd9efafc3c7cf6f7b481104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x69feaaa6f28bc5e8c6c533927c0a54ab6b1d727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xab89b98fe838b68ec7143bbe0f1e616ae56ec1f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xa89542cf32f9d5337e95eaceb2471ca1d830a95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x56510ed5adac3ddecaf0312c70ef8997e3acaa6e</text:p>
          </table:table-cell>
          <table:table-cell office:value-type="float" office:value="2.963" calcext:value-type="float">
            <text:p>2.963</text:p>
          </table:table-cell>
          <table:table-cell/>
        </table:table-row>
        <table:table-row table:style-name="ro1">
          <table:table-cell office:value-type="string" calcext:value-type="string">
            <text:p>0x28530ccc30cf7fd51a4eba6065a81d0bc45f16a9</text:p>
          </table:table-cell>
          <table:table-cell office:value-type="float" office:value="2.9" calcext:value-type="float">
            <text:p>2.9</text:p>
          </table:table-cell>
          <table:table-cell/>
        </table:table-row>
        <table:table-row table:style-name="ro1">
          <table:table-cell office:value-type="string" calcext:value-type="string">
            <text:p>0x9b95798ce9fe144d488a23b3af59b6ad0e1d44fa</text:p>
          </table:table-cell>
          <table:table-cell office:value-type="float" office:value="2.875" calcext:value-type="float">
            <text:p>2.875</text:p>
          </table:table-cell>
          <table:table-cell/>
        </table:table-row>
        <table:table-row table:style-name="ro1">
          <table:table-cell office:value-type="string" calcext:value-type="string">
            <text:p>0xdcc896d48b17ecc88a9011057294eb0905bcb240</text:p>
          </table:table-cell>
          <table:table-cell office:value-type="float" office:value="2.726" calcext:value-type="float">
            <text:p>2.726</text:p>
          </table:table-cell>
          <table:table-cell/>
        </table:table-row>
        <table:table-row table:style-name="ro1">
          <table:table-cell office:value-type="string" calcext:value-type="string">
            <text:p>0x2a1bdeeccbd37d492cb022fc9a20bfb0fd2e35e7</text:p>
          </table:table-cell>
          <table:table-cell office:value-type="float" office:value="2.72" calcext:value-type="float">
            <text:p>2.72</text:p>
          </table:table-cell>
          <table:table-cell/>
        </table:table-row>
        <table:table-row table:style-name="ro1">
          <table:table-cell office:value-type="string" calcext:value-type="string">
            <text:p>0x1d57987bc767e54960cebf8db8fecd3409ecfa20</text:p>
          </table:table-cell>
          <table:table-cell office:value-type="float" office:value="2.68" calcext:value-type="float">
            <text:p>2.68</text:p>
          </table:table-cell>
          <table:table-cell/>
        </table:table-row>
        <table:table-row table:style-name="ro1">
          <table:table-cell office:value-type="string" calcext:value-type="string">
            <text:p>0x61ab890011f9c51f28c59e38e475699bfa12cc87</text:p>
          </table:table-cell>
          <table:table-cell office:value-type="float" office:value="2.66082928999087" calcext:value-type="float">
            <text:p>2.66082928999087</text:p>
          </table:table-cell>
          <table:table-cell/>
        </table:table-row>
        <table:table-row table:style-name="ro1">
          <table:table-cell office:value-type="string" calcext:value-type="string">
            <text:p>0xb8e0d807dd6b6ed6886370ca2841825ff956ed01</text:p>
          </table:table-cell>
          <table:table-cell office:value-type="float" office:value="2.65585167579749" calcext:value-type="float">
            <text:p>2.65585167579749</text:p>
          </table:table-cell>
          <table:table-cell/>
        </table:table-row>
        <table:table-row table:style-name="ro1">
          <table:table-cell office:value-type="string" calcext:value-type="string">
            <text:p>0xa6b58765478fad1d694b6a02c30686e8d6e4c913</text:p>
          </table:table-cell>
          <table:table-cell office:value-type="float" office:value="2.61" calcext:value-type="float">
            <text:p>2.61</text:p>
          </table:table-cell>
          <table:table-cell/>
        </table:table-row>
        <table:table-row table:style-name="ro1">
          <table:table-cell office:value-type="string" calcext:value-type="string">
            <text:p>0x99d4ebed26b5d4833b2dc432d73519bca3d3ac70</text:p>
          </table:table-cell>
          <table:table-cell office:value-type="float" office:value="2.60351560402147" calcext:value-type="float">
            <text:p>2.60351560402147</text:p>
          </table:table-cell>
          <table:table-cell/>
        </table:table-row>
        <table:table-row table:style-name="ro1">
          <table:table-cell office:value-type="string" calcext:value-type="string">
            <text:p>0xa15fb4813b1495fa8649b58b4ba4f000915f3d7a</text:p>
          </table:table-cell>
          <table:table-cell office:value-type="float" office:value="2.578" calcext:value-type="float">
            <text:p>2.578</text:p>
          </table:table-cell>
          <table:table-cell/>
        </table:table-row>
        <table:table-row table:style-name="ro1">
          <table:table-cell office:value-type="string" calcext:value-type="string">
            <text:p>0xdc0e1bbd483210a37154e02dd2d869bb9714e489</text:p>
          </table:table-cell>
          <table:table-cell office:value-type="float" office:value="2.44544002786642" calcext:value-type="float">
            <text:p>2.44544002786642</text:p>
          </table:table-cell>
          <table:table-cell/>
        </table:table-row>
        <table:table-row table:style-name="ro1">
          <table:table-cell office:value-type="string" calcext:value-type="string">
            <text:p>0x8417a7d2f65f28f17dd627d89c612eec34d9eb76</text:p>
          </table:table-cell>
          <table:table-cell office:value-type="float" office:value="2.43" calcext:value-type="float">
            <text:p>2.43</text:p>
          </table:table-cell>
          <table:table-cell/>
        </table:table-row>
        <table:table-row table:style-name="ro1">
          <table:table-cell office:value-type="string" calcext:value-type="string">
            <text:p>0x69f15a89732a07be5e59bb6687969c88afda7b93</text:p>
          </table:table-cell>
          <table:table-cell office:value-type="float" office:value="2.39" calcext:value-type="float">
            <text:p>2.39</text:p>
          </table:table-cell>
          <table:table-cell/>
        </table:table-row>
        <table:table-row table:style-name="ro1">
          <table:table-cell office:value-type="string" calcext:value-type="string">
            <text:p>0x6259adf6f87d0921c78a15808c41bbf9db472c32</text:p>
          </table:table-cell>
          <table:table-cell office:value-type="float" office:value="2.387" calcext:value-type="float">
            <text:p>2.387</text:p>
          </table:table-cell>
          <table:table-cell/>
        </table:table-row>
        <table:table-row table:style-name="ro1">
          <table:table-cell office:value-type="string" calcext:value-type="string">
            <text:p>0xa3f2bbaaaa475913e5f73ed034f008615b7a1f81</text:p>
          </table:table-cell>
          <table:table-cell office:value-type="float" office:value="2.30979334416331" calcext:value-type="float">
            <text:p>2.30979334416331</text:p>
          </table:table-cell>
          <table:table-cell/>
        </table:table-row>
        <table:table-row table:style-name="ro1">
          <table:table-cell office:value-type="string" calcext:value-type="string">
            <text:p>0xfe7c243e31694d6f8df3691695a3903622688c50</text:p>
          </table:table-cell>
          <table:table-cell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string" calcext:value-type="string">
            <text:p>0x9e6b8981fadde2e980939b8037c9f3b89e9828dd</text:p>
          </table:table-cell>
          <table:table-cell office:value-type="float" office:value="2.17" calcext:value-type="float">
            <text:p>2.17</text:p>
          </table:table-cell>
          <table:table-cell/>
        </table:table-row>
        <table:table-row table:style-name="ro1">
          <table:table-cell office:value-type="string" calcext:value-type="string">
            <text:p>0xa94e64ed3d9b862525d2ea671e385c2d33c26529</text:p>
          </table:table-cell>
          <table:table-cell office:value-type="float" office:value="2.15" calcext:value-type="float">
            <text:p>2.15</text:p>
          </table:table-cell>
          <table:table-cell/>
        </table:table-row>
        <table:table-row table:style-name="ro1">
          <table:table-cell office:value-type="string" calcext:value-type="string">
            <text:p>0x486859b971d50d41b6e933d0dddbf57eb816c3ff</text:p>
          </table:table-cell>
          <table:table-cell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string" calcext:value-type="string">
            <text:p>0x301939d32d432f0ec9cbfab9b223404e01d35870</text:p>
          </table:table-cell>
          <table:table-cell office:value-type="float" office:value="2.00074840976075" calcext:value-type="float">
            <text:p>2.00074840976075</text:p>
          </table:table-cell>
          <table:table-cell/>
        </table:table-row>
        <table:table-row table:style-name="ro1">
          <table:table-cell office:value-type="string" calcext:value-type="string">
            <text:p>0xf3d69d9237c9f7e77232d7c6fca045e4bb6b8c7f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xc36a53b61c8109aed689c31afbd969e13e23c47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x78e296d0fc428feffeacd448dde5894486928bab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x9d856dfb6ffd5a53cd1a7f876147d644eb2e83ab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x37e7da805382342388eac78096e73d3331fa594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x00754f41a96485904aa2ffeeeca1224ff4381e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x2a8f94abe0ea3c5d33b4e4350dd72c5c3db6f90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x67c5ea88b62ee88f03ca09dd9714d6cda1beaad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x744a65462d9ea033c3134e0f2757626940f496af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x0f988031ec346fc52a8f063c3a2973e4d758e03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xa2346427a351e23c535571f6780608b9b77cb2d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xdde7231fd9e996ea940690edc95ef081e7c5628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x565ac5c5c6cb20f7b9e8035b4f08f1ec8defc307</text:p>
          </table:table-cell>
          <table:table-cell office:value-type="float" office:value="1.9974768" calcext:value-type="float">
            <text:p>1.9974768</text:p>
          </table:table-cell>
          <table:table-cell/>
        </table:table-row>
        <table:table-row table:style-name="ro1">
          <table:table-cell office:value-type="string" calcext:value-type="string">
            <text:p>0x37959de8ed570f895ab92e686c672d3319909cca</text:p>
          </table:table-cell>
          <table:table-cell office:value-type="float" office:value="1.96456625702039" calcext:value-type="float">
            <text:p>1.96456625702039</text:p>
          </table:table-cell>
          <table:table-cell/>
        </table:table-row>
        <table:table-row table:style-name="ro1">
          <table:table-cell office:value-type="string" calcext:value-type="string">
            <text:p>0x5178b868576997f0d9e4fd8e47b2040f7a49ede0</text:p>
          </table:table-cell>
          <table:table-cell office:value-type="float" office:value="1.93032828287054" calcext:value-type="float">
            <text:p>1.93032828287054</text:p>
          </table:table-cell>
          <table:table-cell/>
        </table:table-row>
        <table:table-row table:style-name="ro1">
          <table:table-cell office:value-type="string" calcext:value-type="string">
            <text:p>0x7ad142d22559f0accac224f9b363009762228206</text:p>
          </table:table-cell>
          <table:table-cell office:value-type="float" office:value="1.85153937017785" calcext:value-type="float">
            <text:p>1.85153937017785</text:p>
          </table:table-cell>
          <table:table-cell/>
        </table:table-row>
        <table:table-row table:style-name="ro1">
          <table:table-cell office:value-type="string" calcext:value-type="string">
            <text:p>0xece701c76bd00d1c3f96410a0c69ea8dfcf5f34e</text:p>
          </table:table-cell>
          <table:table-cell office:value-type="float" office:value="1.824" calcext:value-type="float">
            <text:p>1.824</text:p>
          </table:table-cell>
          <table:table-cell/>
        </table:table-row>
        <table:table-row table:style-name="ro1">
          <table:table-cell office:value-type="string" calcext:value-type="string">
            <text:p>0x126b095364445027b33cd3a9cd80c2d600ff4cfe</text:p>
          </table:table-cell>
          <table:table-cell office:value-type="float" office:value="1.82183768329873" calcext:value-type="float">
            <text:p>1.82183768329873</text:p>
          </table:table-cell>
          <table:table-cell/>
        </table:table-row>
        <table:table-row table:style-name="ro1">
          <table:table-cell office:value-type="string" calcext:value-type="string">
            <text:p>0x188439137313c15f08620fd35810dc05082d8910</text:p>
          </table:table-cell>
          <table:table-cell office:value-type="float" office:value="1.74475" calcext:value-type="float">
            <text:p>1.74475</text:p>
          </table:table-cell>
          <table:table-cell/>
        </table:table-row>
        <table:table-row table:style-name="ro1">
          <table:table-cell office:value-type="string" calcext:value-type="string">
            <text:p>0x5d5065b42bdee0274e394ba9042c21e1818c69cf</text:p>
          </table:table-cell>
          <table:table-cell office:value-type="float" office:value="1.725" calcext:value-type="float">
            <text:p>1.725</text:p>
          </table:table-cell>
          <table:table-cell/>
        </table:table-row>
        <table:table-row table:style-name="ro1">
          <table:table-cell office:value-type="string" calcext:value-type="string">
            <text:p>0xc54028a3147248e75afc00b43b5a227eb4759b19</text:p>
          </table:table-cell>
          <table:table-cell office:value-type="float" office:value="1.68" calcext:value-type="float">
            <text:p>1.68</text:p>
          </table:table-cell>
          <table:table-cell/>
        </table:table-row>
        <table:table-row table:style-name="ro1">
          <table:table-cell office:value-type="string" calcext:value-type="string">
            <text:p>0xff94d3bcd8a2c5f6e0047e5e63c20573dd568dc9</text:p>
          </table:table-cell>
          <table:table-cell office:value-type="float" office:value="1.68" calcext:value-type="float">
            <text:p>1.68</text:p>
          </table:table-cell>
          <table:table-cell/>
        </table:table-row>
        <table:table-row table:style-name="ro1">
          <table:table-cell office:value-type="string" calcext:value-type="string">
            <text:p>0x2b552a40a334f30088ba8a3e48e509548474c2a7</text:p>
          </table:table-cell>
          <table:table-cell office:value-type="float" office:value="1.68" calcext:value-type="float">
            <text:p>1.68</text:p>
          </table:table-cell>
          <table:table-cell/>
        </table:table-row>
        <table:table-row table:style-name="ro1">
          <table:table-cell office:value-type="string" calcext:value-type="string">
            <text:p>0xae539abfa495d9e02d3b26826e1bd6a24e11cb79</text:p>
          </table:table-cell>
          <table:table-cell office:value-type="float" office:value="1.68" calcext:value-type="float">
            <text:p>1.68</text:p>
          </table:table-cell>
          <table:table-cell/>
        </table:table-row>
        <table:table-row table:style-name="ro1">
          <table:table-cell office:value-type="string" calcext:value-type="string">
            <text:p>0xd5b738c6191c5f6b658a67ae4a32c4c2d4e4b045</text:p>
          </table:table-cell>
          <table:table-cell office:value-type="float" office:value="1.657" calcext:value-type="float">
            <text:p>1.657</text:p>
          </table:table-cell>
          <table:table-cell/>
        </table:table-row>
        <table:table-row table:style-name="ro1">
          <table:table-cell office:value-type="string" calcext:value-type="string">
            <text:p>0xbf29685856fae1e228878dfb35b280c0adcc3b05</text:p>
          </table:table-cell>
          <table:table-cell office:value-type="float" office:value="1.65531110975823" calcext:value-type="float">
            <text:p>1.65531110975823</text:p>
          </table:table-cell>
          <table:table-cell/>
        </table:table-row>
        <table:table-row table:style-name="ro1">
          <table:table-cell office:value-type="string" calcext:value-type="string">
            <text:p>0x6e791d27a98243bb18dab3921be1ac8eac9bfa67</text:p>
          </table:table-cell>
          <table:table-cell office:value-type="float" office:value="1.63372627096504" calcext:value-type="float">
            <text:p>1.63372627096504</text:p>
          </table:table-cell>
          <table:table-cell/>
        </table:table-row>
        <table:table-row table:style-name="ro1">
          <table:table-cell office:value-type="string" calcext:value-type="string">
            <text:p>0xcfabec822ca70b058fdb5917b6f6199ef4acaa0a</text:p>
          </table:table-cell>
          <table:table-cell office:value-type="float" office:value="1.606" calcext:value-type="float">
            <text:p>1.606</text:p>
          </table:table-cell>
          <table:table-cell/>
        </table:table-row>
        <table:table-row table:style-name="ro1">
          <table:table-cell office:value-type="string" calcext:value-type="string">
            <text:p>0x13a06be77c93c5c8e4e3727d425c792ffcdfd373</text:p>
          </table:table-cell>
          <table:table-cell office:value-type="float" office:value="1.53772396480003" calcext:value-type="float">
            <text:p>1.53772396480003</text:p>
          </table:table-cell>
          <table:table-cell/>
        </table:table-row>
        <table:table-row table:style-name="ro1">
          <table:table-cell office:value-type="string" calcext:value-type="string">
            <text:p>0xe4cfa5a3f392107acf72da827f0c579aedee5b46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0x68cafc8c87d2fafe749eaeaa53a4ec75eaccac9c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0x4906e4f95ad546ce865916f65c825e00630bffa8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0x6904bcb2328a562e9ac8d6fbb17c6c612d9333c0</text:p>
          </table:table-cell>
          <table:table-cell office:value-type="float" office:value="1.48671944841148" calcext:value-type="float">
            <text:p>1.48671944841148</text:p>
          </table:table-cell>
          <table:table-cell/>
        </table:table-row>
        <table:table-row table:style-name="ro1">
          <table:table-cell office:value-type="string" calcext:value-type="string">
            <text:p>0xbd9eee0f6e5899fe46d3b2b04384805fd66db598</text:p>
          </table:table-cell>
          <table:table-cell office:value-type="float" office:value="1.48" calcext:value-type="float">
            <text:p>1.48</text:p>
          </table:table-cell>
          <table:table-cell/>
        </table:table-row>
        <table:table-row table:style-name="ro1">
          <table:table-cell office:value-type="string" calcext:value-type="string">
            <text:p>0x61261cc13b149a46e11240d6ef49aa938da296ab</text:p>
          </table:table-cell>
          <table:table-cell office:value-type="float" office:value="1.47" calcext:value-type="float">
            <text:p>1.47</text:p>
          </table:table-cell>
          <table:table-cell/>
        </table:table-row>
        <table:table-row table:style-name="ro1">
          <table:table-cell office:value-type="string" calcext:value-type="string">
            <text:p>0x08779e258e6a8a11a3fa9b24e60218ed8c2d3318</text:p>
          </table:table-cell>
          <table:table-cell office:value-type="float" office:value="1.44356626560049" calcext:value-type="float">
            <text:p>1.44356626560049</text:p>
          </table:table-cell>
          <table:table-cell/>
        </table:table-row>
        <table:table-row table:style-name="ro1">
          <table:table-cell office:value-type="string" calcext:value-type="string">
            <text:p>0x711eee54836258e9ad6dc7e1fb9195b3bf1267f8</text:p>
          </table:table-cell>
          <table:table-cell office:value-type="float" office:value="1.36266371959952" calcext:value-type="float">
            <text:p>1.36266371959952</text:p>
          </table:table-cell>
          <table:table-cell/>
        </table:table-row>
        <table:table-row table:style-name="ro1">
          <table:table-cell office:value-type="string" calcext:value-type="string">
            <text:p>0x7b5021ec6432e9baebf33e1175c02f1e03ad2b80</text:p>
          </table:table-cell>
          <table:table-cell office:value-type="float" office:value="1.31829068" calcext:value-type="float">
            <text:p>1.31829068</text:p>
          </table:table-cell>
          <table:table-cell/>
        </table:table-row>
        <table:table-row table:style-name="ro1">
          <table:table-cell office:value-type="string" calcext:value-type="string">
            <text:p>0x08791735c7495dd3b0eb43a70e5d17fd5c402477</text:p>
          </table:table-cell>
          <table:table-cell office:value-type="float" office:value="1.284" calcext:value-type="float">
            <text:p>1.284</text:p>
          </table:table-cell>
          <table:table-cell/>
        </table:table-row>
        <table:table-row table:style-name="ro1">
          <table:table-cell office:value-type="string" calcext:value-type="string">
            <text:p>0x1b4dfed8613df7e1cdcb4c1b39e3faae539b213f</text:p>
          </table:table-cell>
          <table:table-cell office:value-type="float" office:value="1.267" calcext:value-type="float">
            <text:p>1.267</text:p>
          </table:table-cell>
          <table:table-cell/>
        </table:table-row>
        <table:table-row table:style-name="ro1">
          <table:table-cell office:value-type="string" calcext:value-type="string">
            <text:p>0x382ffce2287252f930e1c8dc9328dac5bf282ba1</text:p>
          </table:table-cell>
          <table:table-cell office:value-type="float" office:value="1.25511965642079" calcext:value-type="float">
            <text:p>1.25511965642079</text:p>
          </table:table-cell>
          <table:table-cell/>
        </table:table-row>
        <table:table-row table:style-name="ro1">
          <table:table-cell office:value-type="string" calcext:value-type="string">
            <text:p>0x7e0dadb3d144ff927803007fd5032a556c77caaf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0x16f1078c2808287e6e33ecb98f14a91ce5b14b2a</text:p>
          </table:table-cell>
          <table:table-cell office:value-type="float" office:value="1.10076141807905" calcext:value-type="float">
            <text:p>1.10076141807905</text:p>
          </table:table-cell>
          <table:table-cell/>
        </table:table-row>
        <table:table-row table:style-name="ro1">
          <table:table-cell office:value-type="string" calcext:value-type="string">
            <text:p>0x445c1ecb93af380fc03899d60819ca9ebb84a06a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0xbb9abee4345720b124467053aac933a8f7bbfb2a</text:p>
          </table:table-cell>
          <table:table-cell office:value-type="float" office:value="1.08315481" calcext:value-type="float">
            <text:p>1.08315481</text:p>
          </table:table-cell>
          <table:table-cell/>
        </table:table-row>
        <table:table-row table:style-name="ro1">
          <table:table-cell office:value-type="string" calcext:value-type="string">
            <text:p>0x54568e4fb45d3a0cedcc77062532afed78cdc963</text:p>
          </table:table-cell>
          <table:table-cell office:value-type="float" office:value="1.07973809" calcext:value-type="float">
            <text:p>1.07973809</text:p>
          </table:table-cell>
          <table:table-cell/>
        </table:table-row>
        <table:table-row table:style-name="ro1">
          <table:table-cell office:value-type="string" calcext:value-type="string">
            <text:p>0x09475262c6a1ffbedd480d2a15f35f978aaaac38</text:p>
          </table:table-cell>
          <table:table-cell office:value-type="float" office:value="1.04391110054024" calcext:value-type="float">
            <text:p>1.04391110054024</text:p>
          </table:table-cell>
          <table:table-cell/>
        </table:table-row>
        <table:table-row table:style-name="ro1">
          <table:table-cell office:value-type="string" calcext:value-type="string">
            <text:p>0x3b1a72e1f1cded5b1fa0544a8bc6a652a460325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xfbb82ceb360d7f63cf4b28ba6d348650a2da6a9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xd9f198300b506828a5f23cbc67a43d9fb677f3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x77f004e95898be2da9ef32f2a673f12c1306dbd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x39cbf56482da3d66ea5afd85f0f989c627ee9f8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x197e926784a13e51f54007d3f58dc4f68a989f4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x7642c347ea50c36f4a45849ea1929f95d303bf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x6e5fe1a02072f09753dfe4b5c0638de75843f1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x3de7fd33fa978129236c32df87c63567c91de3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x497973bfbf5ed3e6e7a8c96e6e7ccb89d8b523d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x6ea4646fbc8467d824f78a6a1449728f4b8bdb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xa06fa2893cef03b3e282c2ea0e53b83e4f4684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x7db47e0cf38b2705433940499cc0b888ac786dd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xf678d93b28ff79c965349c03bcb2d982d06b11a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xa96ac3a89d62172d89f8229ea022520ad5318ae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x005a543266bad2e56a25f7fd66b4f79ea07a742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xf12d52135cbb86e4e1a479701cd454622d4be9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x45cfb7fc554ca7f3490062473431ba0116384d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xe90379a8a74f550d491e991e1dacc1a98dd467a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xab9944906123df53c08cbc11d4f9dbbfa71ebcd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x92f30f4c092b65ebe253c5f7aa0fc87aaa9de6e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x696ee26455a2ddf17e2fd6525087d0ec801422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x81d253c30d6d3b2764971092be73f0264a4251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xd88319e989ce57da9c9698f160cb1656e742eee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x777f3b675f0bc98ca8d99eb887323f6b5c0bf34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x41690aad51712800a604bae93914e0cce51911f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x79a95d040106d909bdec6376028da6b6c2dad81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xf8700dffabac07a280069419298545387b4d53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xeb0460f25c0b94efcbd2487b80125d65c76ef2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x828153f377571082d254a2a4a26bd700f75eb3f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x97b45946c0e1477de81fe9e4842170ddc5dc16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x0f0b29e29063967da33ddcf0b1e94c83f41c043f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x9cd83be15a79646a3d22b81fc8ddf7b7240a62c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x9fe937a8ea1455ccfffb60034ba6eb9fff614eb5</text:p>
          </table:table-cell>
          <table:table-cell office:value-type="float" office:value="0.999999999999999" calcext:value-type="float">
            <text:p>0.999999999999999</text:p>
          </table:table-cell>
          <table:table-cell/>
        </table:table-row>
        <table:table-row table:style-name="ro1">
          <table:table-cell office:value-type="string" calcext:value-type="string">
            <text:p>0x9304c56494b5fdacdcb6ebe8543af60f0c27d295</text:p>
          </table:table-cell>
          <table:table-cell office:value-type="float" office:value="0.99977841643193" calcext:value-type="float">
            <text:p>0.99977841643193</text:p>
          </table:table-cell>
          <table:table-cell/>
        </table:table-row>
        <table:table-row table:style-name="ro1">
          <table:table-cell office:value-type="string" calcext:value-type="string">
            <text:p>0xf67a1586c970eb97793178c44a5a61eac2f73790</text:p>
          </table:table-cell>
          <table:table-cell office:value-type="float" office:value="0.9996673176557" calcext:value-type="float">
            <text:p>0.9996673176557</text:p>
          </table:table-cell>
          <table:table-cell/>
        </table:table-row>
        <table:table-row table:style-name="ro1">
          <table:table-cell office:value-type="string" calcext:value-type="string">
            <text:p>0xce755edc36cc741bf411ddd164b19f6c9866bb85</text:p>
          </table:table-cell>
          <table:table-cell office:value-type="float" office:value="0.998375280861922" calcext:value-type="float">
            <text:p>0.998375280861922</text:p>
          </table:table-cell>
          <table:table-cell/>
        </table:table-row>
        <table:table-row table:style-name="ro1">
          <table:table-cell office:value-type="string" calcext:value-type="string">
            <text:p>0xc7793e578c27965d023c8a46b1d9b6e5c66b876a</text:p>
          </table:table-cell>
          <table:table-cell office:value-type="float" office:value="0.997283355859703" calcext:value-type="float">
            <text:p>0.997283355859703</text:p>
          </table:table-cell>
          <table:table-cell/>
        </table:table-row>
        <table:table-row table:style-name="ro1">
          <table:table-cell office:value-type="string" calcext:value-type="string">
            <text:p>0xb16a53610fa8b08455e88d73f1189aae2b8b0de8</text:p>
          </table:table-cell>
          <table:table-cell office:value-type="float" office:value="0.997" calcext:value-type="float">
            <text:p>0.997</text:p>
          </table:table-cell>
          <table:table-cell/>
        </table:table-row>
        <table:table-row table:style-name="ro1">
          <table:table-cell office:value-type="string" calcext:value-type="string">
            <text:p>0x09fd5e95840a4451c87b3443433bc4e9ae0493db</text:p>
          </table:table-cell>
          <table:table-cell office:value-type="float" office:value="0.996909580301067" calcext:value-type="float">
            <text:p>0.996909580301067</text:p>
          </table:table-cell>
          <table:table-cell/>
        </table:table-row>
        <table:table-row table:style-name="ro1">
          <table:table-cell office:value-type="string" calcext:value-type="string">
            <text:p>0x46bf7d7ee426355177bc76bf3710a35e64ce3991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0x993297f85da44df0256721eb98f191f37be2847c</text:p>
          </table:table-cell>
          <table:table-cell office:value-type="float" office:value="0.986745788255368" calcext:value-type="float">
            <text:p>0.986745788255368</text:p>
          </table:table-cell>
          <table:table-cell/>
        </table:table-row>
        <table:table-row table:style-name="ro1">
          <table:table-cell office:value-type="string" calcext:value-type="string">
            <text:p>0xaf3c122cd103bc40a3482d9848a1bf541dfece91</text:p>
          </table:table-cell>
          <table:table-cell office:value-type="float" office:value="0.946538681251411" calcext:value-type="float">
            <text:p>0.946538681251411</text:p>
          </table:table-cell>
          <table:table-cell/>
        </table:table-row>
        <table:table-row table:style-name="ro1">
          <table:table-cell office:value-type="string" calcext:value-type="string">
            <text:p>0xc83bb541569f430268edc9cdd251a6ed0c66a2ae</text:p>
          </table:table-cell>
          <table:table-cell office:value-type="float" office:value="0.932835820895522" calcext:value-type="float">
            <text:p>0.932835820895522</text:p>
          </table:table-cell>
          <table:table-cell/>
        </table:table-row>
        <table:table-row table:style-name="ro1">
          <table:table-cell office:value-type="string" calcext:value-type="string">
            <text:p>0xc8d8960e649b6f0d15dd9ec6dc2bc1de55438c4b</text:p>
          </table:table-cell>
          <table:table-cell office:value-type="float" office:value="0.926655424376003" calcext:value-type="float">
            <text:p>0.926655424376003</text:p>
          </table:table-cell>
          <table:table-cell/>
        </table:table-row>
        <table:table-row table:style-name="ro1">
          <table:table-cell office:value-type="string" calcext:value-type="string">
            <text:p>0x603d5c79158fd211f7925e648aec2e69c28d03d0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0xa734288da3ace7f9a5e5caa6df929126f2e67d52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0x3a39cb79adcec0fddbe02563ec68064067334829</text:p>
          </table:table-cell>
          <table:table-cell office:value-type="float" office:value="0.88888888886" calcext:value-type="float">
            <text:p>0.88888888886</text:p>
          </table:table-cell>
          <table:table-cell/>
        </table:table-row>
        <table:table-row table:style-name="ro1">
          <table:table-cell office:value-type="string" calcext:value-type="string">
            <text:p>0x801a969cecc80d3a2179f0716e7048dfd6236e48</text:p>
          </table:table-cell>
          <table:table-cell office:value-type="float" office:value="0.864353550822096" calcext:value-type="float">
            <text:p>0.864353550822096</text:p>
          </table:table-cell>
          <table:table-cell/>
        </table:table-row>
        <table:table-row table:style-name="ro1">
          <table:table-cell office:value-type="string" calcext:value-type="string">
            <text:p>0xe7f607ae42b291b632fb12a472b0c8cf774fd420</text:p>
          </table:table-cell>
          <table:table-cell office:value-type="float" office:value="0.86151391" calcext:value-type="float">
            <text:p>0.86151391</text:p>
          </table:table-cell>
          <table:table-cell/>
        </table:table-row>
        <table:table-row table:style-name="ro1">
          <table:table-cell office:value-type="string" calcext:value-type="string">
            <text:p>0x231526f8d251f610f7f74e5f6f80f0ca891933e8</text:p>
          </table:table-cell>
          <table:table-cell office:value-type="float" office:value="0.84" calcext:value-type="float">
            <text:p>0.84</text:p>
          </table:table-cell>
          <table:table-cell/>
        </table:table-row>
        <table:table-row table:style-name="ro1">
          <table:table-cell office:value-type="string" calcext:value-type="string">
            <text:p>0xf002ff7a2da47acef76765fb527fa6dd6ef1d47d</text:p>
          </table:table-cell>
          <table:table-cell office:value-type="float" office:value="0.838097025788734" calcext:value-type="float">
            <text:p>0.838097025788734</text:p>
          </table:table-cell>
          <table:table-cell/>
        </table:table-row>
        <table:table-row table:style-name="ro1">
          <table:table-cell office:value-type="string" calcext:value-type="string">
            <text:p>0xe444a9d14e8d745cf128967e1d61b6cb55996bc2</text:p>
          </table:table-cell>
          <table:table-cell office:value-type="float" office:value="0.82" calcext:value-type="float">
            <text:p>0.82</text:p>
          </table:table-cell>
          <table:table-cell/>
        </table:table-row>
        <table:table-row table:style-name="ro1">
          <table:table-cell office:value-type="string" calcext:value-type="string">
            <text:p>0x78a2b5dc81e86498c8f15688f264876f5076d7aa</text:p>
          </table:table-cell>
          <table:table-cell office:value-type="float" office:value="0.793568105053793" calcext:value-type="float">
            <text:p>0.793568105053793</text:p>
          </table:table-cell>
          <table:table-cell/>
        </table:table-row>
        <table:table-row table:style-name="ro1">
          <table:table-cell office:value-type="string" calcext:value-type="string">
            <text:p>0xef8e3c35b5b858ad0df86ac229200ce1ff6a7fe9</text:p>
          </table:table-cell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0x6f89f92a04d06cae857a2bd256c46e27d11a6078</text:p>
          </table:table-cell>
          <table:table-cell office:value-type="float" office:value="0.700930195538818" calcext:value-type="float">
            <text:p>0.700930195538818</text:p>
          </table:table-cell>
          <table:table-cell/>
        </table:table-row>
        <table:table-row table:style-name="ro1">
          <table:table-cell office:value-type="string" calcext:value-type="string">
            <text:p>0x3f7c7a6b445d99b5db7d4f3de1d4e63a8335b33f</text:p>
          </table:table-cell>
          <table:table-cell office:value-type="float" office:value="0.68" calcext:value-type="float">
            <text:p>0.68</text:p>
          </table:table-cell>
          <table:table-cell/>
        </table:table-row>
        <table:table-row table:style-name="ro1">
          <table:table-cell office:value-type="string" calcext:value-type="string">
            <text:p>0x00ff888dd5f4a099830e3b65096321758b574b4c</text:p>
          </table:table-cell>
          <table:table-cell office:value-type="float" office:value="0.68" calcext:value-type="float">
            <text:p>0.68</text:p>
          </table:table-cell>
          <table:table-cell/>
        </table:table-row>
        <table:table-row table:style-name="ro1">
          <table:table-cell office:value-type="string" calcext:value-type="string">
            <text:p>0x9289dbc9f0325bfbaca13bf1d80dac244e025c96</text:p>
          </table:table-cell>
          <table:table-cell office:value-type="float" office:value="0.68" calcext:value-type="float">
            <text:p>0.68</text:p>
          </table:table-cell>
          <table:table-cell/>
        </table:table-row>
        <table:table-row table:style-name="ro1">
          <table:table-cell office:value-type="string" calcext:value-type="string">
            <text:p>0x09e3de5f39afb6edae9f8c7491a8a0c41e083d5d</text:p>
          </table:table-cell>
          <table:table-cell office:value-type="float" office:value="0.68" calcext:value-type="float">
            <text:p>0.68</text:p>
          </table:table-cell>
          <table:table-cell/>
        </table:table-row>
        <table:table-row table:style-name="ro1">
          <table:table-cell office:value-type="string" calcext:value-type="string">
            <text:p>0x273a55c86615db73ce71ffda323fea9bbed77c0b</text:p>
          </table:table-cell>
          <table:table-cell office:value-type="float" office:value="0.68" calcext:value-type="float">
            <text:p>0.68</text:p>
          </table:table-cell>
          <table:table-cell/>
        </table:table-row>
        <table:table-row table:style-name="ro1">
          <table:table-cell office:value-type="string" calcext:value-type="string">
            <text:p>0xe286600a0e7a29bc4fbbd94a9585334ff8ad5599</text:p>
          </table:table-cell>
          <table:table-cell office:value-type="float" office:value="0.676" calcext:value-type="float">
            <text:p>0.676</text:p>
          </table:table-cell>
          <table:table-cell/>
        </table:table-row>
        <table:table-row table:style-name="ro1">
          <table:table-cell office:value-type="string" calcext:value-type="string">
            <text:p>0x79f63b0713a620779d2057e1b2b2113c80dde31c</text:p>
          </table:table-cell>
          <table:table-cell office:value-type="float" office:value="0.675" calcext:value-type="float">
            <text:p>0.675</text:p>
          </table:table-cell>
          <table:table-cell/>
        </table:table-row>
        <table:table-row table:style-name="ro1">
          <table:table-cell office:value-type="string" calcext:value-type="string">
            <text:p>0x05ccdbf36abf56bbe4f421855deb9fbccd57919a</text:p>
          </table:table-cell>
          <table:table-cell office:value-type="float" office:value="0.66666666665" calcext:value-type="float">
            <text:p>0.66666666665</text:p>
          </table:table-cell>
          <table:table-cell/>
        </table:table-row>
        <table:table-row table:style-name="ro1">
          <table:table-cell office:value-type="string" calcext:value-type="string">
            <text:p>0xa73a50b77e5715e7e773bca01e856616371cf40e</text:p>
          </table:table-cell>
          <table:table-cell office:value-type="float" office:value="0.664946824408492" calcext:value-type="float">
            <text:p>0.664946824408492</text:p>
          </table:table-cell>
          <table:table-cell/>
        </table:table-row>
        <table:table-row table:style-name="ro1">
          <table:table-cell office:value-type="string" calcext:value-type="string">
            <text:p>0xde83b494ce133205ce48559139822794f9d0da4b</text:p>
          </table:table-cell>
          <table:table-cell office:value-type="float" office:value="0.649" calcext:value-type="float">
            <text:p>0.649</text:p>
          </table:table-cell>
          <table:table-cell/>
        </table:table-row>
        <table:table-row table:style-name="ro1">
          <table:table-cell office:value-type="string" calcext:value-type="string">
            <text:p>0x8305a3b9083735a5ef549a61d6f38e6298f6ae06</text:p>
          </table:table-cell>
          <table:table-cell office:value-type="float" office:value="0.63056338028169" calcext:value-type="float">
            <text:p>0.63056338028169</text:p>
          </table:table-cell>
          <table:table-cell/>
        </table:table-row>
        <table:table-row table:style-name="ro1">
          <table:table-cell office:value-type="string" calcext:value-type="string">
            <text:p>0x8e949b62a177452f5b327b539eaa63802a3ab6a4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string" calcext:value-type="string">
            <text:p>0x2fa6c619dcccbd1c360fb21b819a8d700b4280a6</text:p>
          </table:table-cell>
          <table:table-cell office:value-type="float" office:value="0.591" calcext:value-type="float">
            <text:p>0.591</text:p>
          </table:table-cell>
          <table:table-cell/>
        </table:table-row>
        <table:table-row table:style-name="ro1">
          <table:table-cell office:value-type="string" calcext:value-type="string">
            <text:p>0x7732d2c8f3fd61484b041004e22d15781dd9161a</text:p>
          </table:table-cell>
          <table:table-cell office:value-type="float" office:value="0.581" calcext:value-type="float">
            <text:p>0.581</text:p>
          </table:table-cell>
          <table:table-cell/>
        </table:table-row>
        <table:table-row table:style-name="ro1">
          <table:table-cell office:value-type="string" calcext:value-type="string">
            <text:p>0x6fb5aed8e3b51450f01235cd6f3ffa10f68845d0</text:p>
          </table:table-cell>
          <table:table-cell office:value-type="float" office:value="0.578538201201262" calcext:value-type="float">
            <text:p>0.578538201201262</text:p>
          </table:table-cell>
          <table:table-cell/>
        </table:table-row>
        <table:table-row table:style-name="ro1">
          <table:table-cell office:value-type="string" calcext:value-type="string">
            <text:p>0xe33c8e3a0d14a81f0dd7e174830089e82f65fc85</text:p>
          </table:table-cell>
          <table:table-cell office:value-type="float" office:value="0.569672764032104" calcext:value-type="float">
            <text:p>0.569672764032104</text:p>
          </table:table-cell>
          <table:table-cell/>
        </table:table-row>
        <table:table-row table:style-name="ro1">
          <table:table-cell office:value-type="string" calcext:value-type="string">
            <text:p>0xb2b3fa12b2dba2532228ec140f23edd3878627c0</text:p>
          </table:table-cell>
          <table:table-cell office:value-type="float" office:value="0.54" calcext:value-type="float">
            <text:p>0.54</text:p>
          </table:table-cell>
          <table:table-cell/>
        </table:table-row>
        <table:table-row table:style-name="ro1">
          <table:table-cell office:value-type="string" calcext:value-type="string">
            <text:p>0xc4d122d884eae69f42593ddf2e4aead8f28d9351</text:p>
          </table:table-cell>
          <table:table-cell office:value-type="float" office:value="0.534" calcext:value-type="float">
            <text:p>0.534</text:p>
          </table:table-cell>
          <table:table-cell/>
        </table:table-row>
        <table:table-row table:style-name="ro1">
          <table:table-cell office:value-type="string" calcext:value-type="string">
            <text:p>0x55bd3fcb236e32ae9e927bc8882a54f5827fe5ca</text:p>
          </table:table-cell>
          <table:table-cell office:value-type="float" office:value="0.508961275255209" calcext:value-type="float">
            <text:p>0.508961275255209</text:p>
          </table:table-cell>
          <table:table-cell/>
        </table:table-row>
        <table:table-row table:style-name="ro1">
          <table:table-cell office:value-type="string" calcext:value-type="string">
            <text:p>0x736ab16eccf51343a2b0ece17d5a71a61267e556</text:p>
          </table:table-cell>
          <table:table-cell office:value-type="float" office:value="0.502" calcext:value-type="float">
            <text:p>0.502</text:p>
          </table:table-cell>
          <table:table-cell/>
        </table:table-row>
        <table:table-row table:style-name="ro1">
          <table:table-cell office:value-type="string" calcext:value-type="string">
            <text:p>0x632c4648943adc2dcade9942e1f76ea7bc5e370d</text:p>
          </table:table-cell>
          <table:table-cell office:value-type="float" office:value="0.500842773886747" calcext:value-type="float">
            <text:p>0.500842773886747</text:p>
          </table:table-cell>
          <table:table-cell/>
        </table:table-row>
        <table:table-row table:style-name="ro1">
          <table:table-cell office:value-type="string" calcext:value-type="string">
            <text:p>0x03ed8b30cef6e5144defbe64cbdb2c54236bf01f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xfacb0f304ec37c21c11bb26b503a7a872e0c4011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x4ee9be176742df92af3d32a44f7ce4742e0053fd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xf2fa3b3cbaeeabb9369847c8a55e81dd8339bb0b</text:p>
          </table:table-cell>
          <table:table-cell office:value-type="float" office:value="0.493412252927738" calcext:value-type="float">
            <text:p>0.493412252927738</text:p>
          </table:table-cell>
          <table:table-cell/>
        </table:table-row>
        <table:table-row table:style-name="ro1">
          <table:table-cell office:value-type="string" calcext:value-type="string">
            <text:p>0x014e64e427fa980654223a15175e4eaeccf37941</text:p>
          </table:table-cell>
          <table:table-cell office:value-type="float" office:value="0.47567480801875" calcext:value-type="float">
            <text:p>0.47567480801875</text:p>
          </table:table-cell>
          <table:table-cell/>
        </table:table-row>
        <table:table-row table:style-name="ro1">
          <table:table-cell office:value-type="string" calcext:value-type="string">
            <text:p>0x21b3a23e94ae521460df463eb0bfdea05110c000</text:p>
          </table:table-cell>
          <table:table-cell office:value-type="float" office:value="0.422650528043915" calcext:value-type="float">
            <text:p>0.422650528043915</text:p>
          </table:table-cell>
          <table:table-cell/>
        </table:table-row>
        <table:table-row table:style-name="ro1">
          <table:table-cell office:value-type="string" calcext:value-type="string">
            <text:p>0x8544e09cfb5573105f70ca430f355e585c1f5152</text:p>
          </table:table-cell>
          <table:table-cell office:value-type="float" office:value="0.42" calcext:value-type="float">
            <text:p>0.42</text:p>
          </table:table-cell>
          <table:table-cell/>
        </table:table-row>
        <table:table-row table:style-name="ro1">
          <table:table-cell office:value-type="string" calcext:value-type="string">
            <text:p>0xb698a245a74e6a0982d0f04978303419425d6418</text:p>
          </table:table-cell>
          <table:table-cell office:value-type="float" office:value="0.403172817041127" calcext:value-type="float">
            <text:p>0.403172817041127</text:p>
          </table:table-cell>
          <table:table-cell/>
        </table:table-row>
        <table:table-row table:style-name="ro1">
          <table:table-cell office:value-type="string" calcext:value-type="string">
            <text:p>0xaf55937ff101589e85d4e421f57bdcd896e7b6f1</text:p>
          </table:table-cell>
          <table:table-cell office:value-type="float" office:value="0.402" calcext:value-type="float">
            <text:p>0.402</text:p>
          </table:table-cell>
          <table:table-cell/>
        </table:table-row>
        <table:table-row table:style-name="ro1">
          <table:table-cell office:value-type="string" calcext:value-type="string">
            <text:p>0x2c5530a20e462d0350cdb16b2bc9ad435b49002a</text:p>
          </table:table-cell>
          <table:table-cell office:value-type="float" office:value="0.392" calcext:value-type="float">
            <text:p>0.392</text:p>
          </table:table-cell>
          <table:table-cell/>
        </table:table-row>
        <table:table-row table:style-name="ro1">
          <table:table-cell office:value-type="string" calcext:value-type="string">
            <text:p>0x9d08f84787f26f1eff9858b04aaf160491395e35</text:p>
          </table:table-cell>
          <table:table-cell office:value-type="float" office:value="0.382593" calcext:value-type="float">
            <text:p>0.382593</text:p>
          </table:table-cell>
          <table:table-cell/>
        </table:table-row>
        <table:table-row table:style-name="ro1">
          <table:table-cell office:value-type="string" calcext:value-type="string">
            <text:p>0x43d936a77c7b4d3304e65aedd9040a9c5c97aa7d</text:p>
          </table:table-cell>
          <table:table-cell office:value-type="float" office:value="0.378163" calcext:value-type="float">
            <text:p>0.378163</text:p>
          </table:table-cell>
          <table:table-cell/>
        </table:table-row>
        <table:table-row table:style-name="ro1">
          <table:table-cell office:value-type="string" calcext:value-type="string">
            <text:p>0xe641eec245f2d88129b102adfb1bf03be9796d70</text:p>
          </table:table-cell>
          <table:table-cell office:value-type="float" office:value="0.378" calcext:value-type="float">
            <text:p>0.378</text:p>
          </table:table-cell>
          <table:table-cell/>
        </table:table-row>
        <table:table-row table:style-name="ro1">
          <table:table-cell office:value-type="string" calcext:value-type="string">
            <text:p>0x1b6d5a148e885170ba16e74114f545a24a4a82bc</text:p>
          </table:table-cell>
          <table:table-cell office:value-type="float" office:value="0.36493" calcext:value-type="float">
            <text:p>0.36493</text:p>
          </table:table-cell>
          <table:table-cell/>
        </table:table-row>
        <table:table-row table:style-name="ro1">
          <table:table-cell office:value-type="string" calcext:value-type="string">
            <text:p>0x9c2d31240fc6a9e2f28994b324f19b6049bc0733</text:p>
          </table:table-cell>
          <table:table-cell office:value-type="float" office:value="0.36346554008966" calcext:value-type="float">
            <text:p>0.36346554008966</text:p>
          </table:table-cell>
          <table:table-cell/>
        </table:table-row>
        <table:table-row table:style-name="ro1">
          <table:table-cell office:value-type="string" calcext:value-type="string">
            <text:p>0x7053bfc9b6f4d63e6dd49ce6ced9bfb0b37c42af</text:p>
          </table:table-cell>
          <table:table-cell office:value-type="float" office:value="0.36" calcext:value-type="float">
            <text:p>0.36</text:p>
          </table:table-cell>
          <table:table-cell/>
        </table:table-row>
        <table:table-row table:style-name="ro1">
          <table:table-cell office:value-type="string" calcext:value-type="string">
            <text:p>0xcd371e6ee9dbc386f85b8eab0c9711368d404618</text:p>
          </table:table-cell>
          <table:table-cell office:value-type="float" office:value="0.35" calcext:value-type="float">
            <text:p>0.35</text:p>
          </table:table-cell>
          <table:table-cell/>
        </table:table-row>
        <table:table-row table:style-name="ro1">
          <table:table-cell office:value-type="string" calcext:value-type="string">
            <text:p>0x46c79a13c7625060e222cd13347b1e8f23c4a3d4</text:p>
          </table:table-cell>
          <table:table-cell office:value-type="float" office:value="0.346794353137939" calcext:value-type="float">
            <text:p>0.346794353137939</text:p>
          </table:table-cell>
          <table:table-cell/>
        </table:table-row>
        <table:table-row table:style-name="ro1">
          <table:table-cell office:value-type="string" calcext:value-type="string">
            <text:p>0x0ac0a666ece6c5eee85b60a6c73a66d353680b74</text:p>
          </table:table-cell>
          <table:table-cell office:value-type="float" office:value="0.343757140590451" calcext:value-type="float">
            <text:p>0.343757140590451</text:p>
          </table:table-cell>
          <table:table-cell/>
        </table:table-row>
        <table:table-row table:style-name="ro1">
          <table:table-cell office:value-type="string" calcext:value-type="string">
            <text:p>0xa0163ffb80f4b6cf9225cb600f47b9acbf0d77fb</text:p>
          </table:table-cell>
          <table:table-cell office:value-type="float" office:value="0.337512871665868" calcext:value-type="float">
            <text:p>0.337512871665868</text:p>
          </table:table-cell>
          <table:table-cell/>
        </table:table-row>
        <table:table-row table:style-name="ro1">
          <table:table-cell office:value-type="string" calcext:value-type="string">
            <text:p>0x6ef1e50c74d55368a35ad47c2a81ce2c5bb34554</text:p>
          </table:table-cell>
          <table:table-cell office:value-type="float" office:value="0.32" calcext:value-type="float">
            <text:p>0.32</text:p>
          </table:table-cell>
          <table:table-cell/>
        </table:table-row>
        <table:table-row table:style-name="ro1">
          <table:table-cell office:value-type="string" calcext:value-type="string">
            <text:p>0x0047e5bb93e5494e03ec6d84f8532a0faad4d2cd</text:p>
          </table:table-cell>
          <table:table-cell office:value-type="float" office:value="0.319661355194857" calcext:value-type="float">
            <text:p>0.319661355194857</text:p>
          </table:table-cell>
          <table:table-cell/>
        </table:table-row>
        <table:table-row table:style-name="ro1">
          <table:table-cell office:value-type="string" calcext:value-type="string">
            <text:p>0x66e3758880a83cf05cbadf735566cdc4e0c70ff8</text:p>
          </table:table-cell>
          <table:table-cell office:value-type="float" office:value="0.3136186635299" calcext:value-type="float">
            <text:p>0.3136186635299</text:p>
          </table:table-cell>
          <table:table-cell/>
        </table:table-row>
        <table:table-row table:style-name="ro1">
          <table:table-cell office:value-type="string" calcext:value-type="string">
            <text:p>0x204ea35e8374793d92cc7baa8d03bb68544a2f23</text:p>
          </table:table-cell>
          <table:table-cell office:value-type="float" office:value="0.290755796434956" calcext:value-type="float">
            <text:p>0.290755796434956</text:p>
          </table:table-cell>
          <table:table-cell/>
        </table:table-row>
        <table:table-row table:style-name="ro1">
          <table:table-cell office:value-type="string" calcext:value-type="string">
            <text:p>0x649c07869d8a408725057910d89a0b64f4230b8e</text:p>
          </table:table-cell>
          <table:table-cell office:value-type="float" office:value="0.2885106" calcext:value-type="float">
            <text:p>0.2885106</text:p>
          </table:table-cell>
          <table:table-cell/>
        </table:table-row>
        <table:table-row table:style-name="ro1">
          <table:table-cell office:value-type="string" calcext:value-type="string">
            <text:p>0x252bd3ce033476fe4e8ecee6a985ddbc04376941</text:p>
          </table:table-cell>
          <table:table-cell office:value-type="float" office:value="0.284" calcext:value-type="float">
            <text:p>0.284</text:p>
          </table:table-cell>
          <table:table-cell/>
        </table:table-row>
        <table:table-row table:style-name="ro1">
          <table:table-cell office:value-type="string" calcext:value-type="string">
            <text:p>0xb4662a3469fb74c703d082decf7e005ca704bd32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string" calcext:value-type="string">
            <text:p>0x80a6d55238a4ecc52155682a80c0da17b88666fb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string" calcext:value-type="string">
            <text:p>0xe8de6bc2929042b4c1f1aa68b20be4c6b5bb0e0f</text:p>
          </table:table-cell>
          <table:table-cell office:value-type="float" office:value="0.249" calcext:value-type="float">
            <text:p>0.249</text:p>
          </table:table-cell>
          <table:table-cell/>
        </table:table-row>
        <table:table-row table:style-name="ro1">
          <table:table-cell office:value-type="string" calcext:value-type="string">
            <text:p>0x40d9b7a0f1afc983e922b25f2e96c59dd196737d</text:p>
          </table:table-cell>
          <table:table-cell office:value-type="float" office:value="0.2424386" calcext:value-type="float">
            <text:p>0.2424386</text:p>
          </table:table-cell>
          <table:table-cell/>
        </table:table-row>
        <table:table-row table:style-name="ro1">
          <table:table-cell office:value-type="string" calcext:value-type="string">
            <text:p>0x61183b4d523049129296b963c74a83689ce0497c</text:p>
          </table:table-cell>
          <table:table-cell office:value-type="float" office:value="0.204" calcext:value-type="float">
            <text:p>0.204</text:p>
          </table:table-cell>
          <table:table-cell/>
        </table:table-row>
        <table:table-row table:style-name="ro1">
          <table:table-cell office:value-type="string" calcext:value-type="string">
            <text:p>0xa80f91fa4dffb0d97436759b468f70e5b812431e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0xdb3cf7828d2299421c6bcf5e56cb08f6e2bbe8b9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0xd94a9d0277cb268422d72517352c877f8248211f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0xdbccb2404f42997a8310d7d6a417b942326e4f96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0x3cb319e3dc7432c795b70ffaa05e90ba46107305</text:p>
          </table:table-cell>
          <table:table-cell office:value-type="float" office:value="0.197788334083803" calcext:value-type="float">
            <text:p>0.197788334083803</text:p>
          </table:table-cell>
          <table:table-cell/>
        </table:table-row>
        <table:table-row table:style-name="ro1">
          <table:table-cell office:value-type="string" calcext:value-type="string">
            <text:p>0xfa9e416e112d0eb80a9f9b2026b23cb6c816725f</text:p>
          </table:table-cell>
          <table:table-cell office:value-type="float" office:value="0.19" calcext:value-type="float">
            <text:p>0.19</text:p>
          </table:table-cell>
          <table:table-cell/>
        </table:table-row>
        <table:table-row table:style-name="ro1">
          <table:table-cell office:value-type="string" calcext:value-type="string">
            <text:p>0xda7e162a59bf59d5db124a14a0357e6c55d8ffbc</text:p>
          </table:table-cell>
          <table:table-cell office:value-type="float" office:value="0.18" calcext:value-type="float">
            <text:p>0.18</text:p>
          </table:table-cell>
          <table:table-cell/>
        </table:table-row>
        <table:table-row table:style-name="ro1">
          <table:table-cell office:value-type="string" calcext:value-type="string">
            <text:p>0x56db04440f4d6e63333b6d495b63a98894bafa53</text:p>
          </table:table-cell>
          <table:table-cell office:value-type="float" office:value="0.18" calcext:value-type="float">
            <text:p>0.18</text:p>
          </table:table-cell>
          <table:table-cell/>
        </table:table-row>
        <table:table-row table:style-name="ro1">
          <table:table-cell office:value-type="string" calcext:value-type="string">
            <text:p>0x00e695c5d7b2f6a2e83e1b34db1390f89e2741ef</text:p>
          </table:table-cell>
          <table:table-cell office:value-type="float" office:value="0.1678354202255" calcext:value-type="float">
            <text:p>0.1678354202255</text:p>
          </table:table-cell>
          <table:table-cell/>
        </table:table-row>
        <table:table-row table:style-name="ro1">
          <table:table-cell office:value-type="string" calcext:value-type="string">
            <text:p>0x921d27015a0e25cc06a1f25233da1ab85648176b</text:p>
          </table:table-cell>
          <table:table-cell office:value-type="float" office:value="0.160832995869156" calcext:value-type="float">
            <text:p>0.160832995869156</text:p>
          </table:table-cell>
          <table:table-cell/>
        </table:table-row>
        <table:table-row table:style-name="ro1">
          <table:table-cell office:value-type="string" calcext:value-type="string">
            <text:p>0x6fc71b6cf78c82053151b72665af058ffd2bca46</text:p>
          </table:table-cell>
          <table:table-cell office:value-type="float" office:value="0.16" calcext:value-type="float">
            <text:p>0.16</text:p>
          </table:table-cell>
          <table:table-cell/>
        </table:table-row>
        <table:table-row table:style-name="ro1">
          <table:table-cell office:value-type="string" calcext:value-type="string">
            <text:p>0x8e2509806d4dab367abcd46fffee2785daade6f7</text:p>
          </table:table-cell>
          <table:table-cell office:value-type="float" office:value="0.1591" calcext:value-type="float">
            <text:p>0.1591</text:p>
          </table:table-cell>
          <table:table-cell/>
        </table:table-row>
        <table:table-row table:style-name="ro1">
          <table:table-cell office:value-type="string" calcext:value-type="string">
            <text:p>0xb101f1825795eab0666f71f06207255eac82b488</text:p>
          </table:table-cell>
          <table:table-cell office:value-type="float" office:value="0.154173648635909" calcext:value-type="float">
            <text:p>0.154173648635909</text:p>
          </table:table-cell>
          <table:table-cell/>
        </table:table-row>
        <table:table-row table:style-name="ro1">
          <table:table-cell office:value-type="string" calcext:value-type="string">
            <text:p>0x596dab0120a5c317d2af23a58e1f4495de7cf9d8</text:p>
          </table:table-cell>
          <table:table-cell office:value-type="float" office:value="0.124" calcext:value-type="float">
            <text:p>0.124</text:p>
          </table:table-cell>
          <table:table-cell/>
        </table:table-row>
        <table:table-row table:style-name="ro1">
          <table:table-cell office:value-type="string" calcext:value-type="string">
            <text:p>0x7013160833bf333aaea54779ef60edf381aa141f</text:p>
          </table:table-cell>
          <table:table-cell office:value-type="float" office:value="0.11121132834" calcext:value-type="float">
            <text:p>0.11121132834</text:p>
          </table:table-cell>
          <table:table-cell/>
        </table:table-row>
        <table:table-row table:style-name="ro1">
          <table:table-cell office:value-type="string" calcext:value-type="string">
            <text:p>0x7c665b69a8fbdf216899f84261a54ee32d8bce73</text:p>
          </table:table-cell>
          <table:table-cell office:value-type="float" office:value="0.109979263664556" calcext:value-type="float">
            <text:p>0.109979263664556</text:p>
          </table:table-cell>
          <table:table-cell/>
        </table:table-row>
        <table:table-row table:style-name="ro1">
          <table:table-cell office:value-type="string" calcext:value-type="string">
            <text:p>0xbe7551d28dbeecdd8afb0ab820b6b6b951d7b033</text:p>
          </table:table-cell>
          <table:table-cell office:value-type="float" office:value="0.105" calcext:value-type="float">
            <text:p>0.105</text:p>
          </table:table-cell>
          <table:table-cell/>
        </table:table-row>
        <table:table-row table:style-name="ro1">
          <table:table-cell office:value-type="string" calcext:value-type="string">
            <text:p>0x2e67e1b0fc525f274bf46932e0b7e435348ac60d</text:p>
          </table:table-cell>
          <table:table-cell office:value-type="float" office:value="0.104735389185945" calcext:value-type="float">
            <text:p>0.104735389185945</text:p>
          </table:table-cell>
          <table:table-cell/>
        </table:table-row>
        <table:table-row table:style-name="ro1">
          <table:table-cell office:value-type="string" calcext:value-type="string">
            <text:p>0xe15fee0ea8f4a4ac415fe49212f62e9d875a2956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0x143f11d3da00dee1008e2b485976c271466b6f59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0x2bcb4a453e9b2525125a02122d12f4a41cbee7f4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0x4721c249ac636f14e75fee982cc5de2709d12d20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0x1c5660d29573f85bc2bec8bd5ad52a589194cb14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0x32591d0b3fa0946619316b46683bfe1973ac54ff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0x32e12686d35b2ff81ab4c30c2a400a51af78d937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0x685756ebb40854daf4d8aaa6e3b82d63a7579293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0x9e828131bbe56b08012f30c6696867a9418b6e38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0x9f264cf17801b11dd9b5247bd50b889240888cdf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0x8798a92252d487e1f220558c44f07f5a8d36b0f2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0x8abdceb2dcfa89bdd66be26d10daab4e981c07f9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0x2b6577f87192937276cab495b1a9cb74b27890dd</text:p>
          </table:table-cell>
          <table:table-cell office:value-type="float" office:value="0.0999163460528991" calcext:value-type="float">
            <text:p>0.0999163460528991</text:p>
          </table:table-cell>
          <table:table-cell/>
        </table:table-row>
        <table:table-row table:style-name="ro1">
          <table:table-cell office:value-type="string" calcext:value-type="string">
            <text:p>0x8df252da894db4ab205c1b4b8769eec0522f49af</text:p>
          </table:table-cell>
          <table:table-cell office:value-type="float" office:value="0.095" calcext:value-type="float">
            <text:p>0.095</text:p>
          </table:table-cell>
          <table:table-cell/>
        </table:table-row>
        <table:table-row table:style-name="ro1">
          <table:table-cell office:value-type="string" calcext:value-type="string">
            <text:p>0x94ca561a31f0b73f2c2a545d3e06f089ed0c639e</text:p>
          </table:table-cell>
          <table:table-cell office:value-type="float" office:value="0.086" calcext:value-type="float">
            <text:p>0.086</text:p>
          </table:table-cell>
          <table:table-cell/>
        </table:table-row>
        <table:table-row table:style-name="ro1">
          <table:table-cell office:value-type="string" calcext:value-type="string">
            <text:p>0x038fe6ca05bb08e4db74da1a549b2f73ac1c0a83</text:p>
          </table:table-cell>
          <table:table-cell office:value-type="float" office:value="0.079" calcext:value-type="float">
            <text:p>0.079</text:p>
          </table:table-cell>
          <table:table-cell/>
        </table:table-row>
        <table:table-row table:style-name="ro1">
          <table:table-cell office:value-type="string" calcext:value-type="string">
            <text:p>0xc1d2b2797375d6c7eb6ea765a88aae65b2bd51e4</text:p>
          </table:table-cell>
          <table:table-cell office:value-type="float" office:value="0.072" calcext:value-type="float">
            <text:p>0.072</text:p>
          </table:table-cell>
          <table:table-cell/>
        </table:table-row>
        <table:table-row table:style-name="ro1">
          <table:table-cell office:value-type="string" calcext:value-type="string">
            <text:p>0xad4b40beb8ae4410c5c73cf65fe9589410bf0761</text:p>
          </table:table-cell>
          <table:table-cell office:value-type="float" office:value="0.0697990269674729" calcext:value-type="float">
            <text:p>0.0697990269674729</text:p>
          </table:table-cell>
          <table:table-cell/>
        </table:table-row>
        <table:table-row table:style-name="ro1">
          <table:table-cell office:value-type="string" calcext:value-type="string">
            <text:p>0x79fe59471747bd9f2e4fddb150573116ca0e1792</text:p>
          </table:table-cell>
          <table:table-cell office:value-type="float" office:value="0.0685428137540333" calcext:value-type="float">
            <text:p>0.0685428137540333</text:p>
          </table:table-cell>
          <table:table-cell/>
        </table:table-row>
        <table:table-row table:style-name="ro1">
          <table:table-cell office:value-type="string" calcext:value-type="string">
            <text:p>0x8a599073b7a9efee82bae0137a0f994a75976797</text:p>
          </table:table-cell>
          <table:table-cell office:value-type="float" office:value="0.0665493711816465" calcext:value-type="float">
            <text:p>0.0665493711816465</text:p>
          </table:table-cell>
          <table:table-cell/>
        </table:table-row>
        <table:table-row table:style-name="ro1">
          <table:table-cell office:value-type="string" calcext:value-type="string">
            <text:p>0x3f3e305c4ad49271ebda489dd43d2c8f027d2d41</text:p>
          </table:table-cell>
          <table:table-cell office:value-type="float" office:value="0.0649906992154512" calcext:value-type="float">
            <text:p>0.0649906992154512</text:p>
          </table:table-cell>
          <table:table-cell/>
        </table:table-row>
        <table:table-row table:style-name="ro1">
          <table:table-cell office:value-type="string" calcext:value-type="string">
            <text:p>0xfc4d4dd4057d7e5c84ae3f09f32a8fd58171a6ec</text:p>
          </table:table-cell>
          <table:table-cell office:value-type="float" office:value="0.0518392981756556" calcext:value-type="float">
            <text:p>0.0518392981756556</text:p>
          </table:table-cell>
          <table:table-cell/>
        </table:table-row>
        <table:table-row table:style-name="ro1">
          <table:table-cell office:value-type="string" calcext:value-type="string">
            <text:p>0xff58868c2604e597baee10469bf49401b5dfc6b5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string" calcext:value-type="string">
            <text:p>0x9dcac0001872226267349fe84c9a686a79fd7d39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string" calcext:value-type="string">
            <text:p>0xc0035e67c14ea942b5763b7fc79649d9d3d52380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string" calcext:value-type="string">
            <text:p>0x3a9dfa1e25c4aa0c8bb7802843afe7ec93a31258</text:p>
          </table:table-cell>
          <table:table-cell office:value-type="float" office:value="0.0497655310621242" calcext:value-type="float">
            <text:p>0.0497655310621242</text:p>
          </table:table-cell>
          <table:table-cell/>
        </table:table-row>
        <table:table-row table:style-name="ro1">
          <table:table-cell office:value-type="string" calcext:value-type="string">
            <text:p>0x37e9bb9354e36bb864d26f07f8f4830001dc8080</text:p>
          </table:table-cell>
          <table:table-cell office:value-type="float" office:value="0.0411651269756299" calcext:value-type="float">
            <text:p>0.0411651269756299</text:p>
          </table:table-cell>
          <table:table-cell/>
        </table:table-row>
        <table:table-row table:style-name="ro1">
          <table:table-cell office:value-type="string" calcext:value-type="string">
            <text:p>0x282f06cd09b486bd825c7ed397d94df8f2112355</text:p>
          </table:table-cell>
          <table:table-cell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string" calcext:value-type="string">
            <text:p>0xc677be80fbc9783413a6f9623e2e43a47a3d40a4</text:p>
          </table:table-cell>
          <table:table-cell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string" calcext:value-type="string">
            <text:p>0xf95d06bd3adef67ef3f99f2289e5c241f165ad74</text:p>
          </table:table-cell>
          <table:table-cell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string" calcext:value-type="string">
            <text:p>0xe0e163f0f6c3af40d814671e21d3c09dbb1809d6</text:p>
          </table:table-cell>
          <table:table-cell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string" calcext:value-type="string">
            <text:p>0xb8dbf91ff0559df6409680ee5571d8d3f354f9bc</text:p>
          </table:table-cell>
          <table:table-cell office:value-type="float" office:value="0.0393652381306344" calcext:value-type="float">
            <text:p>0.0393652381306344</text:p>
          </table:table-cell>
          <table:table-cell/>
        </table:table-row>
        <table:table-row table:style-name="ro1">
          <table:table-cell office:value-type="string" calcext:value-type="string">
            <text:p>0xa5a43ff72dbb4e8d91f9e77da6562b4f3630d6ef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string" calcext:value-type="string">
            <text:p>0x95eeaf6d0082b611a8d97752acae0dad19a07a42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string" calcext:value-type="string">
            <text:p>0xd6ce5d2c37d3fceaf581c934c9f5ad1b8fdc1c80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string" calcext:value-type="string">
            <text:p>0x53552f4fb5b11a6813624a23261d94d92a1df9ad</text:p>
          </table:table-cell>
          <table:table-cell office:value-type="float" office:value="0.028" calcext:value-type="float">
            <text:p>0.028</text:p>
          </table:table-cell>
          <table:table-cell/>
        </table:table-row>
        <table:table-row table:style-name="ro1">
          <table:table-cell office:value-type="string" calcext:value-type="string">
            <text:p>0x5480a1ddf6066ca3db9f392a68c3abbf160ea24f</text:p>
          </table:table-cell>
          <table:table-cell office:value-type="float" office:value="0.0266967727519182" calcext:value-type="float">
            <text:p>0.0266967727519182</text:p>
          </table:table-cell>
          <table:table-cell/>
        </table:table-row>
        <table:table-row table:style-name="ro1">
          <table:table-cell office:value-type="string" calcext:value-type="string">
            <text:p>0x0d85070d05a4a007f2d03a5bf13f3c9820c021ef</text:p>
          </table:table-cell>
          <table:table-cell office:value-type="float" office:value="0.0256315335866829" calcext:value-type="float">
            <text:p>0.0256315335866829</text:p>
          </table:table-cell>
          <table:table-cell/>
        </table:table-row>
        <table:table-row table:style-name="ro1">
          <table:table-cell office:value-type="string" calcext:value-type="string">
            <text:p>0x57ff493016ac1391c84d33c573dd47a63235d6c1</text:p>
          </table:table-cell>
          <table:table-cell office:value-type="float" office:value="0.025" calcext:value-type="float">
            <text:p>0.025</text:p>
          </table:table-cell>
          <table:table-cell/>
        </table:table-row>
        <table:table-row table:style-name="ro1">
          <table:table-cell office:value-type="string" calcext:value-type="string">
            <text:p>0x0000000000007f150bd6f54c40a34d7c3d5e9f56</text:p>
          </table:table-cell>
          <table:table-cell office:value-type="float" office:value="0.0245068622600453" calcext:value-type="float">
            <text:p>0.0245068622600453</text:p>
          </table:table-cell>
          <table:table-cell/>
        </table:table-row>
        <table:table-row table:style-name="ro1">
          <table:table-cell office:value-type="string" calcext:value-type="string">
            <text:p>0xddab4f34e246572b40891d1671f7e65d55dcac5a</text:p>
          </table:table-cell>
          <table:table-cell office:value-type="float" office:value="0.023654941409901" calcext:value-type="float">
            <text:p>0.023654941409901</text:p>
          </table:table-cell>
          <table:table-cell/>
        </table:table-row>
        <table:table-row table:style-name="ro1">
          <table:table-cell office:value-type="string" calcext:value-type="string">
            <text:p>0x315fe027b547453e2e76f1418b50ea341898e06a</text:p>
          </table:table-cell>
          <table:table-cell office:value-type="float" office:value="0.0217007918597958" calcext:value-type="float">
            <text:p>0.0217007918597958</text:p>
          </table:table-cell>
          <table:table-cell/>
        </table:table-row>
        <table:table-row table:style-name="ro1">
          <table:table-cell office:value-type="string" calcext:value-type="string">
            <text:p>0x55a5cfa8dd018f088313ca7f6eb6389dd4c64e5d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string" calcext:value-type="string">
            <text:p>0x009d7053fb15023f7090a15e52eb71df2d0a0f37</text:p>
          </table:table-cell>
          <table:table-cell office:value-type="float" office:value="0.0199381916060401" calcext:value-type="float">
            <text:p>0.0199381916060401</text:p>
          </table:table-cell>
          <table:table-cell/>
        </table:table-row>
        <table:table-row table:style-name="ro1">
          <table:table-cell office:value-type="string" calcext:value-type="string">
            <text:p>0x3b8a2474db97272aba367f5145f05fd6d969dbb9</text:p>
          </table:table-cell>
          <table:table-cell office:value-type="float" office:value="0.0197654428346983" calcext:value-type="float">
            <text:p>0.0197654428346983</text:p>
          </table:table-cell>
          <table:table-cell/>
        </table:table-row>
        <table:table-row table:style-name="ro1">
          <table:table-cell office:value-type="string" calcext:value-type="string">
            <text:p>0x2f0a3b2c951290faa57e3395bac7ff28cb4e14a4</text:p>
          </table:table-cell>
          <table:table-cell office:value-type="float" office:value="0.019" calcext:value-type="float">
            <text:p>0.019</text:p>
          </table:table-cell>
          <table:table-cell/>
        </table:table-row>
        <table:table-row table:style-name="ro1">
          <table:table-cell office:value-type="string" calcext:value-type="string">
            <text:p>0xff31cc56ae2698aefd66b9cd16ffd0b92daddd4a</text:p>
          </table:table-cell>
          <table:table-cell office:value-type="float" office:value="0.019" calcext:value-type="float">
            <text:p>0.019</text:p>
          </table:table-cell>
          <table:table-cell/>
        </table:table-row>
        <table:table-row table:style-name="ro1">
          <table:table-cell office:value-type="string" calcext:value-type="string">
            <text:p>0x669f0ab96fd3beb68bc836bb874894bbb516331a</text:p>
          </table:table-cell>
          <table:table-cell office:value-type="float" office:value="0.0187998025580701" calcext:value-type="float">
            <text:p>0.0187998025580701</text:p>
          </table:table-cell>
          <table:table-cell/>
        </table:table-row>
        <table:table-row table:style-name="ro1">
          <table:table-cell office:value-type="string" calcext:value-type="string">
            <text:p>0x9a576a64b3cdd05fc9de13482f9ec484fb83dce4</text:p>
          </table:table-cell>
          <table:table-cell office:value-type="float" office:value="0.01813077" calcext:value-type="float">
            <text:p>0.01813077</text:p>
          </table:table-cell>
          <table:table-cell/>
        </table:table-row>
        <table:table-row table:style-name="ro1">
          <table:table-cell office:value-type="string" calcext:value-type="string">
            <text:p>0x3317d73f7678680a1cb26a5badb2a7e0cfc399f7</text:p>
          </table:table-cell>
          <table:table-cell office:value-type="float" office:value="0.017" calcext:value-type="float">
            <text:p>0.017</text:p>
          </table:table-cell>
          <table:table-cell/>
        </table:table-row>
        <table:table-row table:style-name="ro1">
          <table:table-cell office:value-type="string" calcext:value-type="string">
            <text:p>0x2d0e86f1a1ae8b2b0bda50654564ec95ec76d616</text:p>
          </table:table-cell>
          <table:table-cell office:value-type="float" office:value="0.0145946638519711" calcext:value-type="float">
            <text:p>0.0145946638519711</text:p>
          </table:table-cell>
          <table:table-cell/>
        </table:table-row>
        <table:table-row table:style-name="ro1">
          <table:table-cell office:value-type="string" calcext:value-type="string">
            <text:p>0x6ecd5bbd600931d2ffad11e2948939b284afd5d6</text:p>
          </table:table-cell>
          <table:table-cell office:value-type="float" office:value="0.01369753763333" calcext:value-type="float">
            <text:p>0.01369753763333</text:p>
          </table:table-cell>
          <table:table-cell/>
        </table:table-row>
        <table:table-row table:style-name="ro1">
          <table:table-cell office:value-type="string" calcext:value-type="string">
            <text:p>0x3d5a58b25cd2a95a73b69751b4f7d56f5d38a2b0</text:p>
          </table:table-cell>
          <table:table-cell office:value-type="float" office:value="0.0129009071877181" calcext:value-type="float">
            <text:p>0.0129009071877181</text:p>
          </table:table-cell>
          <table:table-cell/>
        </table:table-row>
        <table:table-row table:style-name="ro1">
          <table:table-cell office:value-type="string" calcext:value-type="string">
            <text:p>0x122efb8654b841d3925ac1a3b996f30b9f60543c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0x9778550d76b07ac9f5e57392f68ecdf6efc1774e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0x0ad747e3c2ad81b8ffa61df6c6223b01c21c8ffc</text:p>
          </table:table-cell>
          <table:table-cell office:value-type="float" office:value="0.0097200754745034" calcext:value-type="float">
            <text:p>0.0097200754745034</text:p>
          </table:table-cell>
          <table:table-cell/>
        </table:table-row>
        <table:table-row table:style-name="ro1">
          <table:table-cell office:value-type="string" calcext:value-type="string">
            <text:p>0x12695b129727fedf839f33113a552d4533619379</text:p>
          </table:table-cell>
          <table:table-cell office:value-type="float" office:value="0.0097180739706908" calcext:value-type="float">
            <text:p>0.0097180739706908</text:p>
          </table:table-cell>
          <table:table-cell/>
        </table:table-row>
        <table:table-row table:style-name="ro1">
          <table:table-cell office:value-type="string" calcext:value-type="string">
            <text:p>0xa3576c2a4c755ff0bf291ff5d216f143eb8926f8</text:p>
          </table:table-cell>
          <table:table-cell office:value-type="float" office:value="0.009698059515556" calcext:value-type="float">
            <text:p>0.009698059515556</text:p>
          </table:table-cell>
          <table:table-cell/>
        </table:table-row>
        <table:table-row table:style-name="ro1">
          <table:table-cell office:value-type="string" calcext:value-type="string">
            <text:p>0x78f87cc02fa8a0ac98fbf66cebfb27260ecee60b</text:p>
          </table:table-cell>
          <table:table-cell office:value-type="float" office:value="0.0096468780618624" calcext:value-type="float">
            <text:p>0.0096468780618624</text:p>
          </table:table-cell>
          <table:table-cell/>
        </table:table-row>
        <table:table-row table:style-name="ro1">
          <table:table-cell office:value-type="string" calcext:value-type="string">
            <text:p>0xba5ca91bced1ae1e5af016e58cf7bdf76d078500</text:p>
          </table:table-cell>
          <table:table-cell office:value-type="float" office:value="0.009" calcext:value-type="float">
            <text:p>0.009</text:p>
          </table:table-cell>
          <table:table-cell/>
        </table:table-row>
        <table:table-row table:style-name="ro1">
          <table:table-cell office:value-type="string" calcext:value-type="string">
            <text:p>0x8a18b92e7f1ec5724f4e1e94656d63f09f5ee974</text:p>
          </table:table-cell>
          <table:table-cell office:value-type="float" office:value="0.0089117104344952" calcext:value-type="float">
            <text:p>0.0089117104344952</text:p>
          </table:table-cell>
          <table:table-cell/>
        </table:table-row>
        <table:table-row table:style-name="ro1">
          <table:table-cell office:value-type="string" calcext:value-type="string">
            <text:p>0x07c91b3993a696b0bedcbe146948cebce5a2d774</text:p>
          </table:table-cell>
          <table:table-cell office:value-type="float" office:value="0.008884776241271" calcext:value-type="float">
            <text:p>0.008884776241271</text:p>
          </table:table-cell>
          <table:table-cell/>
        </table:table-row>
        <table:table-row table:style-name="ro1">
          <table:table-cell office:value-type="string" calcext:value-type="string">
            <text:p>0x8f72dd93a74a961736e967572ffa11e053fd6b37</text:p>
          </table:table-cell>
          <table:table-cell office:value-type="float" office:value="0.0088273569539542" calcext:value-type="float">
            <text:p>0.0088273569539542</text:p>
          </table:table-cell>
          <table:table-cell/>
        </table:table-row>
        <table:table-row table:style-name="ro1">
          <table:table-cell office:value-type="string" calcext:value-type="string">
            <text:p>0x2d94b33fd4ab6968c0dce5f2b73a3eae1e126a4e</text:p>
          </table:table-cell>
          <table:table-cell office:value-type="float" office:value="0.00830289" calcext:value-type="float">
            <text:p>0.00830289</text:p>
          </table:table-cell>
          <table:table-cell/>
        </table:table-row>
        <table:table-row table:style-name="ro1">
          <table:table-cell office:value-type="string" calcext:value-type="string">
            <text:p>0x02ef7feba66bd8084be5b90000bbf66cab109d2c</text:p>
          </table:table-cell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office:value-type="string" calcext:value-type="string">
            <text:p>0x0050d80c83870632757e0d383699201026b09ae4</text:p>
          </table:table-cell>
          <table:table-cell office:value-type="float" office:value="0.007954453079" calcext:value-type="float">
            <text:p>0.007954453079</text:p>
          </table:table-cell>
          <table:table-cell/>
        </table:table-row>
        <table:table-row table:style-name="ro1">
          <table:table-cell office:value-type="string" calcext:value-type="string">
            <text:p>0x0dde2e438d72e54c8d2e81f1bf51f42646e6c467</text:p>
          </table:table-cell>
          <table:table-cell office:value-type="float" office:value="0.00767" calcext:value-type="float">
            <text:p>0.00767</text:p>
          </table:table-cell>
          <table:table-cell/>
        </table:table-row>
        <table:table-row table:style-name="ro1">
          <table:table-cell office:value-type="string" calcext:value-type="string">
            <text:p>0xe2bf8a7348aedd5438fcaad590e6cf55c5fb9f9f</text:p>
          </table:table-cell>
          <table:table-cell office:value-type="float" office:value="0.007590058547" calcext:value-type="float">
            <text:p>0.007590058547</text:p>
          </table:table-cell>
          <table:table-cell/>
        </table:table-row>
        <table:table-row table:style-name="ro1">
          <table:table-cell office:value-type="string" calcext:value-type="string">
            <text:p>0x5899beec533cd778f8886e1739e49e85b80b0d9e</text:p>
          </table:table-cell>
          <table:table-cell office:value-type="float" office:value="0.0075877161292366" calcext:value-type="float">
            <text:p>0.0075877161292366</text:p>
          </table:table-cell>
          <table:table-cell/>
        </table:table-row>
        <table:table-row table:style-name="ro1">
          <table:table-cell office:value-type="string" calcext:value-type="string">
            <text:p>0xa0ac7f938afae641968b49ad89e9415e0ec51909</text:p>
          </table:table-cell>
          <table:table-cell office:value-type="float" office:value="0.0074194156418843" calcext:value-type="float">
            <text:p>0.0074194156418843</text:p>
          </table:table-cell>
          <table:table-cell/>
        </table:table-row>
        <table:table-row table:style-name="ro1">
          <table:table-cell office:value-type="string" calcext:value-type="string">
            <text:p>0x5ea1dc867bd84482c747c9fecd30da2f8784f38d</text:p>
          </table:table-cell>
          <table:table-cell office:value-type="float" office:value="0.0069557076924195" calcext:value-type="float">
            <text:p>0.0069557076924195</text:p>
          </table:table-cell>
          <table:table-cell/>
        </table:table-row>
        <table:table-row table:style-name="ro1">
          <table:table-cell office:value-type="string" calcext:value-type="string">
            <text:p>0x00000000003b3cc22af3ae1eac0440bcee416b40</text:p>
          </table:table-cell>
          <table:table-cell office:value-type="float" office:value="0.0068958090087278" calcext:value-type="float">
            <text:p>0.0068958090087278</text:p>
          </table:table-cell>
          <table:table-cell/>
        </table:table-row>
        <table:table-row table:style-name="ro1">
          <table:table-cell office:value-type="string" calcext:value-type="string">
            <text:p>0x4d9c10de8b36695a59e5d14a2a2a1e7ad4aa3f33</text:p>
          </table:table-cell>
          <table:table-cell office:value-type="float" office:value="0.0066015784421661" calcext:value-type="float">
            <text:p>0.0066015784421661</text:p>
          </table:table-cell>
          <table:table-cell/>
        </table:table-row>
        <table:table-row table:style-name="ro1">
          <table:table-cell office:value-type="string" calcext:value-type="string">
            <text:p>0x003ebcb132acd9cd225a366d79fc480ae805ad6c</text:p>
          </table:table-cell>
          <table:table-cell office:value-type="float" office:value="0.006" calcext:value-type="float">
            <text:p>0.006</text:p>
          </table:table-cell>
          <table:table-cell/>
        </table:table-row>
        <table:table-row table:style-name="ro1">
          <table:table-cell office:value-type="string" calcext:value-type="string">
            <text:p>0x840b83e869ba8b125362ea8d1bb11db40062af02</text:p>
          </table:table-cell>
          <table:table-cell office:value-type="float" office:value="0.0058861539996899" calcext:value-type="float">
            <text:p>0.0058861539996899</text:p>
          </table:table-cell>
          <table:table-cell/>
        </table:table-row>
        <table:table-row table:style-name="ro1">
          <table:table-cell office:value-type="string" calcext:value-type="string">
            <text:p>0xed412460df067737e0dd7104308a8478e6e2719a</text:p>
          </table:table-cell>
          <table:table-cell office:value-type="float" office:value="0.0057095044093797" calcext:value-type="float">
            <text:p>0.0057095044093797</text:p>
          </table:table-cell>
          <table:table-cell/>
        </table:table-row>
        <table:table-row table:style-name="ro1">
          <table:table-cell office:value-type="string" calcext:value-type="string">
            <text:p>0x06c5b23b5f300f5216ffa800f67c020e210b7c02</text:p>
          </table:table-cell>
          <table:table-cell office:value-type="float" office:value="0.0053876754178374" calcext:value-type="float">
            <text:p>0.0053876754178374</text:p>
          </table:table-cell>
          <table:table-cell/>
        </table:table-row>
        <table:table-row table:style-name="ro1">
          <table:table-cell office:value-type="string" calcext:value-type="string">
            <text:p>0x44ccdcd59984848a749e9f999b08f2b68153e123</text:p>
          </table:table-cell>
          <table:table-cell office:value-type="float" office:value="0.0050001328070477" calcext:value-type="float">
            <text:p>0.0050001328070477</text:p>
          </table:table-cell>
          <table:table-cell/>
        </table:table-row>
        <table:table-row table:style-name="ro1">
          <table:table-cell office:value-type="string" calcext:value-type="string">
            <text:p>0x1d04e3702ee25c6f74c56347d5f87ee4fccd7581</text:p>
          </table:table-cell>
          <table:table-cell office:value-type="float" office:value="0.005" calcext:value-type="float">
            <text:p>0.005</text:p>
          </table:table-cell>
          <table:table-cell/>
        </table:table-row>
        <table:table-row table:style-name="ro1">
          <table:table-cell office:value-type="string" calcext:value-type="string">
            <text:p>0x0a1e203e12d1fd0eda2d14bf36493ed41a07cb51</text:p>
          </table:table-cell>
          <table:table-cell office:value-type="float" office:value="0.004999999999999" calcext:value-type="float">
            <text:p>0.004999999999999</text:p>
          </table:table-cell>
          <table:table-cell/>
        </table:table-row>
        <table:table-row table:style-name="ro1">
          <table:table-cell office:value-type="string" calcext:value-type="string">
            <text:p>0x6dc2998b4ca23b47906214a2d8c7b0eb28eebbaf</text:p>
          </table:table-cell>
          <table:table-cell office:value-type="float" office:value="0.0049100633553738" calcext:value-type="float">
            <text:p>0.0049100633553738</text:p>
          </table:table-cell>
          <table:table-cell/>
        </table:table-row>
        <table:table-row table:style-name="ro1">
          <table:table-cell office:value-type="string" calcext:value-type="string">
            <text:p>0x886a8011abb8ec613c53f01eb54bb5807f592e8f</text:p>
          </table:table-cell>
          <table:table-cell office:value-type="float" office:value="0.004869760684877" calcext:value-type="float">
            <text:p>0.004869760684877</text:p>
          </table:table-cell>
          <table:table-cell/>
        </table:table-row>
        <table:table-row table:style-name="ro1">
          <table:table-cell office:value-type="string" calcext:value-type="string">
            <text:p>0x4ce8e576157e1b3d334e8db5aff34e5164fe00ec</text:p>
          </table:table-cell>
          <table:table-cell office:value-type="float" office:value="0.0036354659529817" calcext:value-type="float">
            <text:p>0.0036354659529817</text:p>
          </table:table-cell>
          <table:table-cell/>
        </table:table-row>
        <table:table-row table:style-name="ro1">
          <table:table-cell office:value-type="string" calcext:value-type="string">
            <text:p>0x5d9b984abd33cf91796f56de6a2f342339b934a1</text:p>
          </table:table-cell>
          <table:table-cell office:value-type="float" office:value="0.0034659203974364" calcext:value-type="float">
            <text:p>0.0034659203974364</text:p>
          </table:table-cell>
          <table:table-cell/>
        </table:table-row>
        <table:table-row table:style-name="ro1">
          <table:table-cell office:value-type="string" calcext:value-type="string">
            <text:p>0xfc10f4017b3c1b1d24fdfa03a920cb5e4adca9ba</text:p>
          </table:table-cell>
          <table:table-cell office:value-type="float" office:value="0.0033982982086101" calcext:value-type="float">
            <text:p>0.0033982982086101</text:p>
          </table:table-cell>
          <table:table-cell/>
        </table:table-row>
        <table:table-row table:style-name="ro1">
          <table:table-cell office:value-type="string" calcext:value-type="string">
            <text:p>0x73aa55afb6f0258b2e8b723b7598eb3b3a8312ed</text:p>
          </table:table-cell>
          <table:table-cell office:value-type="float" office:value="0.003" calcext:value-type="float">
            <text:p>0.003</text:p>
          </table:table-cell>
          <table:table-cell/>
        </table:table-row>
        <table:table-row table:style-name="ro1">
          <table:table-cell office:value-type="string" calcext:value-type="string">
            <text:p>0x7580b15a5243897c62a9bd045f5b8c5b3e9797f6</text:p>
          </table:table-cell>
          <table:table-cell office:value-type="float" office:value="0.0029825821248219" calcext:value-type="float">
            <text:p>0.0029825821248219</text:p>
          </table:table-cell>
          <table:table-cell/>
        </table:table-row>
        <table:table-row table:style-name="ro1">
          <table:table-cell office:value-type="string" calcext:value-type="string">
            <text:p>0xc7a5f848d14ad9617e9680c71846e12ddaaf0f36</text:p>
          </table:table-cell>
          <table:table-cell office:value-type="float" office:value="0.0029426561674204" calcext:value-type="float">
            <text:p>0.0029426561674204</text:p>
          </table:table-cell>
          <table:table-cell/>
        </table:table-row>
        <table:table-row table:style-name="ro1">
          <table:table-cell office:value-type="string" calcext:value-type="string">
            <text:p>0x9aebedadc45442e95146a7d5f45e84c66fac2db9</text:p>
          </table:table-cell>
          <table:table-cell office:value-type="float" office:value="0.0027493706269641" calcext:value-type="float">
            <text:p>0.0027493706269641</text:p>
          </table:table-cell>
          <table:table-cell/>
        </table:table-row>
        <table:table-row table:style-name="ro1">
          <table:table-cell office:value-type="string" calcext:value-type="string">
            <text:p>0x03210e87a95b2c84ad09472aeb857d03a5114698</text:p>
          </table:table-cell>
          <table:table-cell office:value-type="float" office:value="0.0027232855599934" calcext:value-type="float">
            <text:p>0.0027232855599934</text:p>
          </table:table-cell>
          <table:table-cell/>
        </table:table-row>
        <table:table-row table:style-name="ro1">
          <table:table-cell office:value-type="string" calcext:value-type="string">
            <text:p>0xe1420b828cd2cb6c0d0488992e8176c25b4d7748</text:p>
          </table:table-cell>
          <table:table-cell office:value-type="float" office:value="0.002692922211" calcext:value-type="float">
            <text:p>0.002692922211</text:p>
          </table:table-cell>
          <table:table-cell/>
        </table:table-row>
        <table:table-row table:style-name="ro1">
          <table:table-cell office:value-type="string" calcext:value-type="string">
            <text:p>0xa6e89e0703903d29a2825edbca30a9af136904c5</text:p>
          </table:table-cell>
          <table:table-cell office:value-type="float" office:value="0.0024835678422665" calcext:value-type="float">
            <text:p>0.0024835678422665</text:p>
          </table:table-cell>
          <table:table-cell/>
        </table:table-row>
        <table:table-row table:style-name="ro1">
          <table:table-cell office:value-type="string" calcext:value-type="string">
            <text:p>0xb2c30eb4aacfe40c97025cab7c2521d798fba37c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1">
          <table:table-cell office:value-type="string" calcext:value-type="string">
            <text:p>0xe39acc713cf4eed718870260bf0cf49c61fb5b03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1">
          <table:table-cell office:value-type="string" calcext:value-type="string">
            <text:p>0x00284d4348a82871d1d5234e98050e6082b0b053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1">
          <table:table-cell office:value-type="string" calcext:value-type="string">
            <text:p>0x7438496e0c8f129fd8ba5d78115ae29e49fb6610</text:p>
          </table:table-cell>
          <table:table-cell office:value-type="float" office:value="0.0019067889542426" calcext:value-type="float">
            <text:p>0.0019067889542426</text:p>
          </table:table-cell>
          <table:table-cell/>
        </table:table-row>
        <table:table-row table:style-name="ro1">
          <table:table-cell office:value-type="string" calcext:value-type="string">
            <text:p>0x34a2860bbba761ae27005799b02d3dbd8b4b5feb</text:p>
          </table:table-cell>
          <table:table-cell office:value-type="float" office:value="0.001115288607018" calcext:value-type="float">
            <text:p>0.001115288607018</text:p>
          </table:table-cell>
          <table:table-cell/>
        </table:table-row>
        <table:table-row table:style-name="ro1">
          <table:table-cell office:value-type="string" calcext:value-type="string">
            <text:p>0x34e6ce75125ebb2aac5a255283bfe1139b36f2f3</text:p>
          </table:table-cell>
          <table:table-cell office:value-type="float" office:value="0.00107" calcext:value-type="float">
            <text:p>0.00107</text:p>
          </table:table-cell>
          <table:table-cell/>
        </table:table-row>
        <table:table-row table:style-name="ro1">
          <table:table-cell office:value-type="string" calcext:value-type="string">
            <text:p>0xc4e2d48b0483dbd0080cec9879904faa9f4567ca</text:p>
          </table:table-cell>
          <table:table-cell office:value-type="float" office:value="0.0010004809058958" calcext:value-type="float">
            <text:p>0.0010004809058958</text:p>
          </table:table-cell>
          <table:table-cell/>
        </table:table-row>
        <table:table-row table:style-name="ro1">
          <table:table-cell office:value-type="string" calcext:value-type="string">
            <text:p>0x0c4481e3a6e575352cfc8c4d4e4bbfd2913a6eaf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string" calcext:value-type="string">
            <text:p>0xb3ff30637b20a6809f0fb6ef5efddc155a2bab54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string" calcext:value-type="string">
            <text:p>0xcef658dd711aeedcd839f36456eccdfd724caa26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string" calcext:value-type="string">
            <text:p>0x3e15da639206f6b0b072bf17a6dc856fb450cb4e</text:p>
          </table:table-cell>
          <table:table-cell office:value-type="float" office:value="0.000984310279932" calcext:value-type="float">
            <text:p>0.000984310279932</text:p>
          </table:table-cell>
          <table:table-cell/>
        </table:table-row>
        <table:table-row table:style-name="ro1">
          <table:table-cell office:value-type="string" calcext:value-type="string">
            <text:p>0x2084c89d69e13ebccebf47a60ddc588b25561cfc</text:p>
          </table:table-cell>
          <table:table-cell office:value-type="float" office:value="0.0009217164731368" calcext:value-type="float">
            <text:p>0.0009217164731368</text:p>
          </table:table-cell>
          <table:table-cell/>
        </table:table-row>
        <table:table-row table:style-name="ro1">
          <table:table-cell office:value-type="string" calcext:value-type="string">
            <text:p>0xb408759a4c1a858aff0c64b005a66c9b746c19a9</text:p>
          </table:table-cell>
          <table:table-cell office:value-type="float" office:value="0.0008704864187026" calcext:value-type="float">
            <text:p>0.0008704864187026</text:p>
          </table:table-cell>
          <table:table-cell/>
        </table:table-row>
        <table:table-row table:style-name="ro1">
          <table:table-cell office:value-type="string" calcext:value-type="string">
            <text:p>0xfe20f571d9e8f13fc2eea8e9b6d9ff0b36565532</text:p>
          </table:table-cell>
          <table:table-cell office:value-type="float" office:value="0.0008357374753559" calcext:value-type="float">
            <text:p>0.0008357374753559</text:p>
          </table:table-cell>
          <table:table-cell/>
        </table:table-row>
        <table:table-row table:style-name="ro1">
          <table:table-cell office:value-type="string" calcext:value-type="string">
            <text:p>0x01f2f422cd77c0b432ac0f76078d5a218d18e991</text:p>
          </table:table-cell>
          <table:table-cell office:value-type="float" office:value="0.000750437499517" calcext:value-type="float">
            <text:p>0.000750437499517</text:p>
          </table:table-cell>
          <table:table-cell/>
        </table:table-row>
        <table:table-row table:style-name="ro1">
          <table:table-cell office:value-type="string" calcext:value-type="string">
            <text:p>0x04c493279365dad24aaeba7e696ad90025012751</text:p>
          </table:table-cell>
          <table:table-cell office:value-type="float" office:value="0.0007283132405285" calcext:value-type="float">
            <text:p>0.0007283132405285</text:p>
          </table:table-cell>
          <table:table-cell/>
        </table:table-row>
        <table:table-row table:style-name="ro1">
          <table:table-cell office:value-type="string" calcext:value-type="string">
            <text:p>0x00ac3e6744f539d515c7cd2ab328eb1a46ef534b</text:p>
          </table:table-cell>
          <table:table-cell office:value-type="float" office:value="0.0006805535652608" calcext:value-type="float">
            <text:p>0.0006805535652608</text:p>
          </table:table-cell>
          <table:table-cell/>
        </table:table-row>
        <table:table-row table:style-name="ro1">
          <table:table-cell office:value-type="string" calcext:value-type="string">
            <text:p>0xd8af708b8363eff53f711aff73124556c11fb32b</text:p>
          </table:table-cell>
          <table:table-cell office:value-type="float" office:value="0.0006581327915348" calcext:value-type="float">
            <text:p>0.0006581327915348</text:p>
          </table:table-cell>
          <table:table-cell/>
        </table:table-row>
        <table:table-row table:style-name="ro1">
          <table:table-cell office:value-type="string" calcext:value-type="string">
            <text:p>0x205e646fe90205ae853aaa4b15de4aad8088ac3e</text:p>
          </table:table-cell>
          <table:table-cell office:value-type="float" office:value="0.0006494565208994" calcext:value-type="float">
            <text:p>0.0006494565208994</text:p>
          </table:table-cell>
          <table:table-cell/>
        </table:table-row>
        <table:table-row table:style-name="ro1">
          <table:table-cell office:value-type="string" calcext:value-type="string">
            <text:p>0xc02cd27f12aeb0c538ccbf57dfb36f07105698f8</text:p>
          </table:table-cell>
          <table:table-cell office:value-type="float" office:value="0.0006486889906114" calcext:value-type="float">
            <text:p>0.0006486889906114</text:p>
          </table:table-cell>
          <table:table-cell/>
        </table:table-row>
        <table:table-row table:style-name="ro1">
          <table:table-cell office:value-type="string" calcext:value-type="string">
            <text:p>0xff6df310fd2fc23af0774ed9fba1454dfc21bb4b</text:p>
          </table:table-cell>
          <table:table-cell office:value-type="float" office:value="0.0006422189470873" calcext:value-type="float">
            <text:p>0.0006422189470873</text:p>
          </table:table-cell>
          <table:table-cell/>
        </table:table-row>
        <table:table-row table:style-name="ro1">
          <table:table-cell office:value-type="string" calcext:value-type="string">
            <text:p>0xef44dffa5ea7fe9ea380156aa505b45a76d5d1ce</text:p>
          </table:table-cell>
          <table:table-cell office:value-type="float" office:value="0.0006194434548879" calcext:value-type="float">
            <text:p>0.0006194434548879</text:p>
          </table:table-cell>
          <table:table-cell/>
        </table:table-row>
        <table:table-row table:style-name="ro1">
          <table:table-cell office:value-type="string" calcext:value-type="string">
            <text:p>0x8358b479d298414aa949ffdb0aba22af7263dc20</text:p>
          </table:table-cell>
          <table:table-cell office:value-type="float" office:value="0.0005779229666482" calcext:value-type="float">
            <text:p>0.0005779229666482</text:p>
          </table:table-cell>
          <table:table-cell/>
        </table:table-row>
        <table:table-row table:style-name="ro1">
          <table:table-cell office:value-type="string" calcext:value-type="string">
            <text:p>0xafdfabcd89d64482aa60721019d7dacd46790374</text:p>
          </table:table-cell>
          <table:table-cell office:value-type="float" office:value="0.0005111342707859" calcext:value-type="float">
            <text:p>0.0005111342707859</text:p>
          </table:table-cell>
          <table:table-cell/>
        </table:table-row>
        <table:table-row table:style-name="ro1">
          <table:table-cell office:value-type="string" calcext:value-type="string">
            <text:p>0x23ec694eb9d0ebef0d1ef8cb2f79e2b8f0de4e3c</text:p>
          </table:table-cell>
          <table:table-cell office:value-type="float" office:value="0.0004804731554014" calcext:value-type="float">
            <text:p>0.0004804731554014</text:p>
          </table:table-cell>
          <table:table-cell/>
        </table:table-row>
        <table:table-row table:style-name="ro1">
          <table:table-cell office:value-type="string" calcext:value-type="string">
            <text:p>0xb59a73936dd485e0f2add503d522640527c510fe</text:p>
          </table:table-cell>
          <table:table-cell office:value-type="float" office:value="0.0004802153931149" calcext:value-type="float">
            <text:p>0.0004802153931149</text:p>
          </table:table-cell>
          <table:table-cell/>
        </table:table-row>
        <table:table-row table:style-name="ro1">
          <table:table-cell office:value-type="string" calcext:value-type="string">
            <text:p>0x1e2cd706ee999fc6d67e44e5abc31aa8461458b3</text:p>
          </table:table-cell>
          <table:table-cell office:value-type="float" office:value="0.0004678515381659" calcext:value-type="float">
            <text:p>0.0004678515381659</text:p>
          </table:table-cell>
          <table:table-cell/>
        </table:table-row>
        <table:table-row table:style-name="ro1">
          <table:table-cell office:value-type="string" calcext:value-type="string">
            <text:p>0xc4b3f4622c7c7526f9721d8687c3ce07a99d5624</text:p>
          </table:table-cell>
          <table:table-cell office:value-type="float" office:value="0.0004590846462135" calcext:value-type="float">
            <text:p>0.0004590846462135</text:p>
          </table:table-cell>
          <table:table-cell/>
        </table:table-row>
        <table:table-row table:style-name="ro1">
          <table:table-cell office:value-type="string" calcext:value-type="string">
            <text:p>0x34186b7394e93bd6732e98c555d211245e8a1efc</text:p>
          </table:table-cell>
          <table:table-cell office:value-type="float" office:value="0.0004536728156192" calcext:value-type="float">
            <text:p>0.0004536728156192</text:p>
          </table:table-cell>
          <table:table-cell/>
        </table:table-row>
        <table:table-row table:style-name="ro1">
          <table:table-cell office:value-type="string" calcext:value-type="string">
            <text:p>0x366793b71fdf50d6214bf6f21059522777752093</text:p>
          </table:table-cell>
          <table:table-cell office:value-type="float" office:value="0.0004464659688725" calcext:value-type="float">
            <text:p>0.0004464659688725</text:p>
          </table:table-cell>
          <table:table-cell/>
        </table:table-row>
        <table:table-row table:style-name="ro1">
          <table:table-cell office:value-type="string" calcext:value-type="string">
            <text:p>0x6c27c2f4a99572a808655bee2c3366de078880c6</text:p>
          </table:table-cell>
          <table:table-cell office:value-type="float" office:value="0.0004428296036291" calcext:value-type="float">
            <text:p>0.0004428296036291</text:p>
          </table:table-cell>
          <table:table-cell/>
        </table:table-row>
        <table:table-row table:style-name="ro1">
          <table:table-cell office:value-type="string" calcext:value-type="string">
            <text:p>0x1d8ad0b07f67b701f591cd00ee70164c4daf944f</text:p>
          </table:table-cell>
          <table:table-cell office:value-type="float" office:value="0.0004310059488483" calcext:value-type="float">
            <text:p>0.0004310059488483</text:p>
          </table:table-cell>
          <table:table-cell/>
        </table:table-row>
        <table:table-row table:style-name="ro1">
          <table:table-cell office:value-type="string" calcext:value-type="string">
            <text:p>0x4e15297d68a4998a1096fd4d63968d8206bcdc4a</text:p>
          </table:table-cell>
          <table:table-cell office:value-type="float" office:value="0.000424961497" calcext:value-type="float">
            <text:p>0.000424961497</text:p>
          </table:table-cell>
          <table:table-cell/>
        </table:table-row>
        <table:table-row table:style-name="ro1">
          <table:table-cell office:value-type="string" calcext:value-type="string">
            <text:p>0xceaf5253efcef56b61be369b928213d091f81a9a</text:p>
          </table:table-cell>
          <table:table-cell office:value-type="float" office:value="0.0004194102777602" calcext:value-type="float">
            <text:p>0.0004194102777602</text:p>
          </table:table-cell>
          <table:table-cell/>
        </table:table-row>
        <table:table-row table:style-name="ro1">
          <table:table-cell office:value-type="string" calcext:value-type="string">
            <text:p>0x98cb48f775c5bbf810c0f464ee1a092cb84369ac</text:p>
          </table:table-cell>
          <table:table-cell office:value-type="float" office:value="0.000418872417384" calcext:value-type="float">
            <text:p>0.000418872417384</text:p>
          </table:table-cell>
          <table:table-cell/>
        </table:table-row>
        <table:table-row table:style-name="ro1">
          <table:table-cell office:value-type="string" calcext:value-type="string">
            <text:p>0xa42db4cca62b01b421d4678d0b3e4b4ee31dd2ec</text:p>
          </table:table-cell>
          <table:table-cell office:value-type="float" office:value="0.0004115308861134" calcext:value-type="float">
            <text:p>0.0004115308861134</text:p>
          </table:table-cell>
          <table:table-cell/>
        </table:table-row>
        <table:table-row table:style-name="ro1">
          <table:table-cell office:value-type="string" calcext:value-type="string">
            <text:p>0xf07c725496edc9d8aa36f1ab31851970fb8faaa5</text:p>
          </table:table-cell>
          <table:table-cell office:value-type="float" office:value="0.0004047027481539" calcext:value-type="float">
            <text:p>0.0004047027481539</text:p>
          </table:table-cell>
          <table:table-cell/>
        </table:table-row>
        <table:table-row table:style-name="ro1">
          <table:table-cell office:value-type="string" calcext:value-type="string">
            <text:p>0xc41c92ebba959d3be9f7affaaccbdb648eedb70d</text:p>
          </table:table-cell>
          <table:table-cell office:value-type="float" office:value="0.0003859102818642" calcext:value-type="float">
            <text:p>0.0003859102818642</text:p>
          </table:table-cell>
          <table:table-cell/>
        </table:table-row>
        <table:table-row table:style-name="ro1">
          <table:table-cell office:value-type="string" calcext:value-type="string">
            <text:p>0x00c7d9631640ddf83e7570aad65459911a40dd15</text:p>
          </table:table-cell>
          <table:table-cell office:value-type="float" office:value="0.0003712234567232" calcext:value-type="float">
            <text:p>0.0003712234567232</text:p>
          </table:table-cell>
          <table:table-cell/>
        </table:table-row>
        <table:table-row table:style-name="ro1">
          <table:table-cell office:value-type="string" calcext:value-type="string">
            <text:p>0x81fbef07e47e93bd2c1a808c1c0a390b1afbb1c1</text:p>
          </table:table-cell>
          <table:table-cell office:value-type="float" office:value="0.0003633218063119" calcext:value-type="float">
            <text:p>0.0003633218063119</text:p>
          </table:table-cell>
          <table:table-cell/>
        </table:table-row>
        <table:table-row table:style-name="ro1">
          <table:table-cell office:value-type="string" calcext:value-type="string">
            <text:p>0xb4bdca19972419a5ccd36c7662ac719c3b53140a</text:p>
          </table:table-cell>
          <table:table-cell office:value-type="float" office:value="0.0003469543454413" calcext:value-type="float">
            <text:p>0.0003469543454413</text:p>
          </table:table-cell>
          <table:table-cell/>
        </table:table-row>
        <table:table-row table:style-name="ro1">
          <table:table-cell office:value-type="string" calcext:value-type="string">
            <text:p>0xd6a74eb1661b262a1699ff4b8c4a6ce59624a50b</text:p>
          </table:table-cell>
          <table:table-cell office:value-type="float" office:value="0.0003392484793927" calcext:value-type="float">
            <text:p>0.0003392484793927</text:p>
          </table:table-cell>
          <table:table-cell/>
        </table:table-row>
        <table:table-row table:style-name="ro1">
          <table:table-cell office:value-type="string" calcext:value-type="string">
            <text:p>0x328e9986f235477911156c434da05ddd64f8d27f</text:p>
          </table:table-cell>
          <table:table-cell office:value-type="float" office:value="0.0003332" calcext:value-type="float">
            <text:p>0.0003332</text:p>
          </table:table-cell>
          <table:table-cell/>
        </table:table-row>
        <table:table-row table:style-name="ro1">
          <table:table-cell office:value-type="string" calcext:value-type="string">
            <text:p>0xc47b9ca2e0ab425eb0296308b908eba26634b908</text:p>
          </table:table-cell>
          <table:table-cell office:value-type="float" office:value="0.0003219480748143" calcext:value-type="float">
            <text:p>0.0003219480748143</text:p>
          </table:table-cell>
          <table:table-cell/>
        </table:table-row>
        <table:table-row table:style-name="ro1">
          <table:table-cell office:value-type="string" calcext:value-type="string">
            <text:p>0x1cac88eaf6a69edd89d2639b3da0fd242d74b34c</text:p>
          </table:table-cell>
          <table:table-cell office:value-type="float" office:value="0.0003069" calcext:value-type="float">
            <text:p>0.0003069</text:p>
          </table:table-cell>
          <table:table-cell/>
        </table:table-row>
        <table:table-row table:style-name="ro1">
          <table:table-cell office:value-type="string" calcext:value-type="string">
            <text:p>0x463d8d090c33a73909a356ef210e7df74663579c</text:p>
          </table:table-cell>
          <table:table-cell office:value-type="float" office:value="0.0003011098008877" calcext:value-type="float">
            <text:p>0.0003011098008877</text:p>
          </table:table-cell>
          <table:table-cell/>
        </table:table-row>
        <table:table-row table:style-name="ro1">
          <table:table-cell office:value-type="string" calcext:value-type="string">
            <text:p>0x916f0a835178070a866dfd3112067a8ae5e6749c</text:p>
          </table:table-cell>
          <table:table-cell office:value-type="float" office:value="0.000297574457934" calcext:value-type="float">
            <text:p>0.000297574457934</text:p>
          </table:table-cell>
          <table:table-cell/>
        </table:table-row>
        <table:table-row table:style-name="ro1">
          <table:table-cell office:value-type="string" calcext:value-type="string">
            <text:p>0xe20e3b0ebb85d988b434d862601ddf0806db2471</text:p>
          </table:table-cell>
          <table:table-cell office:value-type="float" office:value="0.0002939808167507" calcext:value-type="float">
            <text:p>0.0002939808167507</text:p>
          </table:table-cell>
          <table:table-cell/>
        </table:table-row>
        <table:table-row table:style-name="ro1">
          <table:table-cell office:value-type="string" calcext:value-type="string">
            <text:p>0x8a525d01f8bd4dd761a3f0e9f6e0f1e432804f22</text:p>
          </table:table-cell>
          <table:table-cell office:value-type="float" office:value="0.000289227465396" calcext:value-type="float">
            <text:p>0.000289227465396</text:p>
          </table:table-cell>
          <table:table-cell/>
        </table:table-row>
        <table:table-row table:style-name="ro1">
          <table:table-cell office:value-type="string" calcext:value-type="string">
            <text:p>0x9cd4d774ad3403ccc297a7fd13ea5fda37640b95</text:p>
          </table:table-cell>
          <table:table-cell office:value-type="float" office:value="0.0002857142857143" calcext:value-type="float">
            <text:p>0.0002857142857143</text:p>
          </table:table-cell>
          <table:table-cell/>
        </table:table-row>
        <table:table-row table:style-name="ro1">
          <table:table-cell office:value-type="string" calcext:value-type="string">
            <text:p>0xacb0d0cf424b6320c9a575900d06691e9bc230a5</text:p>
          </table:table-cell>
          <table:table-cell office:value-type="float" office:value="0.0002853369734981" calcext:value-type="float">
            <text:p>0.0002853369734981</text:p>
          </table:table-cell>
          <table:table-cell/>
        </table:table-row>
        <table:table-row table:style-name="ro1">
          <table:table-cell office:value-type="string" calcext:value-type="string">
            <text:p>0x617392bb7094209b50ca1a786c95319d748d35b4</text:p>
          </table:table-cell>
          <table:table-cell office:value-type="float" office:value="0.000273875087" calcext:value-type="float">
            <text:p>0.000273875087</text:p>
          </table:table-cell>
          <table:table-cell/>
        </table:table-row>
        <table:table-row table:style-name="ro1">
          <table:table-cell office:value-type="string" calcext:value-type="string">
            <text:p>0x07a67d27f955c8c6d88e7b9bcdca2e3b3d43a5d6</text:p>
          </table:table-cell>
          <table:table-cell office:value-type="float" office:value="0.0002706531679232" calcext:value-type="float">
            <text:p>0.0002706531679232</text:p>
          </table:table-cell>
          <table:table-cell/>
        </table:table-row>
        <table:table-row table:style-name="ro1">
          <table:table-cell office:value-type="string" calcext:value-type="string">
            <text:p>0x3a8faf12e6afaa4d4d79a879dcdfd489adf279f6</text:p>
          </table:table-cell>
          <table:table-cell office:value-type="float" office:value="0.000267706231834" calcext:value-type="float">
            <text:p>0.000267706231834</text:p>
          </table:table-cell>
          <table:table-cell/>
        </table:table-row>
        <table:table-row table:style-name="ro1">
          <table:table-cell office:value-type="string" calcext:value-type="string">
            <text:p>0xb549b59492494b4be2219110e0ee651a54621664</text:p>
          </table:table-cell>
          <table:table-cell office:value-type="float" office:value="0.0002663103271354" calcext:value-type="float">
            <text:p>0.0002663103271354</text:p>
          </table:table-cell>
          <table:table-cell/>
        </table:table-row>
        <table:table-row table:style-name="ro1">
          <table:table-cell office:value-type="string" calcext:value-type="string">
            <text:p>0x62318c96f1dbd946dc7d99517ce46e70dbcbf3fe</text:p>
          </table:table-cell>
          <table:table-cell office:value-type="float" office:value="0.0002617819390467" calcext:value-type="float">
            <text:p>0.0002617819390467</text:p>
          </table:table-cell>
          <table:table-cell/>
        </table:table-row>
        <table:table-row table:style-name="ro1">
          <table:table-cell office:value-type="string" calcext:value-type="string">
            <text:p>0xba6ee746611f15a3e11fe95316c37ac86c625834</text:p>
          </table:table-cell>
          <table:table-cell office:value-type="float" office:value="0.0002376251693431" calcext:value-type="float">
            <text:p>0.0002376251693431</text:p>
          </table:table-cell>
          <table:table-cell/>
        </table:table-row>
        <table:table-row table:style-name="ro1">
          <table:table-cell office:value-type="string" calcext:value-type="string">
            <text:p>0x6c36f3c98a409911a148272740b32ba5a64ee5b1</text:p>
          </table:table-cell>
          <table:table-cell office:value-type="float" office:value="0.0002262234822311" calcext:value-type="float">
            <text:p>0.0002262234822311</text:p>
          </table:table-cell>
          <table:table-cell/>
        </table:table-row>
        <table:table-row table:style-name="ro1">
          <table:table-cell office:value-type="string" calcext:value-type="string">
            <text:p>0x3b025f6054b99fd2312bd6aa4ab01b5c49982001</text:p>
          </table:table-cell>
          <table:table-cell office:value-type="float" office:value="0.0002248" calcext:value-type="float">
            <text:p>0.0002248</text:p>
          </table:table-cell>
          <table:table-cell/>
        </table:table-row>
        <table:table-row table:style-name="ro1">
          <table:table-cell office:value-type="string" calcext:value-type="string">
            <text:p>0xa2177f1c7b7552c69de0899c937e549987fad35d</text:p>
          </table:table-cell>
          <table:table-cell office:value-type="float" office:value="0.0002171237703149" calcext:value-type="float">
            <text:p>0.0002171237703149</text:p>
          </table:table-cell>
          <table:table-cell/>
        </table:table-row>
        <table:table-row table:style-name="ro1">
          <table:table-cell office:value-type="string" calcext:value-type="string">
            <text:p>0x43fb4f276b2f38f89a324ab9f57721cc7f051eca</text:p>
          </table:table-cell>
          <table:table-cell office:value-type="float" office:value="0.0002088" calcext:value-type="float">
            <text:p>0.0002088</text:p>
          </table:table-cell>
          <table:table-cell/>
        </table:table-row>
        <table:table-row table:style-name="ro1">
          <table:table-cell office:value-type="string" calcext:value-type="string">
            <text:p>0x98d29f6b55b59cef1d6c4c9f9b065302989d23d1</text:p>
          </table:table-cell>
          <table:table-cell office:value-type="float" office:value="0.0002039527953342" calcext:value-type="float">
            <text:p>0.0002039527953342</text:p>
          </table:table-cell>
          <table:table-cell/>
        </table:table-row>
        <table:table-row table:style-name="ro1">
          <table:table-cell office:value-type="string" calcext:value-type="string">
            <text:p>0xf3617ee7e3b8cf2a4298cdd519296e36a1fc666d</text:p>
          </table:table-cell>
          <table:table-cell office:value-type="float" office:value="0.0001972319230337" calcext:value-type="float">
            <text:p>0.0001972319230337</text:p>
          </table:table-cell>
          <table:table-cell/>
        </table:table-row>
        <table:table-row table:style-name="ro1">
          <table:table-cell office:value-type="string" calcext:value-type="string">
            <text:p>0x53403250bbc5105bfe8ce6c8e881897bca85ad23</text:p>
          </table:table-cell>
          <table:table-cell office:value-type="float" office:value="0.0001918923685389" calcext:value-type="float">
            <text:p>0.0001918923685389</text:p>
          </table:table-cell>
          <table:table-cell/>
        </table:table-row>
        <table:table-row table:style-name="ro1">
          <table:table-cell office:value-type="string" calcext:value-type="string">
            <text:p>0xc9ad18e738960abb759f1f7a8f5d9a4e9986346d</text:p>
          </table:table-cell>
          <table:table-cell office:value-type="float" office:value="0.000179767181206" calcext:value-type="float">
            <text:p>0.000179767181206</text:p>
          </table:table-cell>
          <table:table-cell/>
        </table:table-row>
        <table:table-row table:style-name="ro1">
          <table:table-cell office:value-type="string" calcext:value-type="string">
            <text:p>0xc73ac254d05d4d88689a039df7086f1ccaabc172</text:p>
          </table:table-cell>
          <table:table-cell office:value-type="float" office:value="0.0001753387153136" calcext:value-type="float">
            <text:p>0.0001753387153136</text:p>
          </table:table-cell>
          <table:table-cell/>
        </table:table-row>
        <table:table-row table:style-name="ro1">
          <table:table-cell office:value-type="string" calcext:value-type="string">
            <text:p>0xf732b16f5aee6cd2db5b30a7a3860764a48b19ff</text:p>
          </table:table-cell>
          <table:table-cell office:value-type="float" office:value="0.00016229" calcext:value-type="float">
            <text:p>0.00016229</text:p>
          </table:table-cell>
          <table:table-cell/>
        </table:table-row>
        <table:table-row table:style-name="ro1">
          <table:table-cell office:value-type="string" calcext:value-type="string">
            <text:p>0x11a137156cf233791a756677219f88cf921b4240</text:p>
          </table:table-cell>
          <table:table-cell office:value-type="float" office:value="0.0001573053857968" calcext:value-type="float">
            <text:p>0.0001573053857968</text:p>
          </table:table-cell>
          <table:table-cell/>
        </table:table-row>
        <table:table-row table:style-name="ro1">
          <table:table-cell office:value-type="string" calcext:value-type="string">
            <text:p>0x59b358ef9415066124daed9068bbb9e2f874512c</text:p>
          </table:table-cell>
          <table:table-cell office:value-type="float" office:value="0.0001572" calcext:value-type="float">
            <text:p>0.0001572</text:p>
          </table:table-cell>
          <table:table-cell/>
        </table:table-row>
        <table:table-row table:style-name="ro1">
          <table:table-cell office:value-type="string" calcext:value-type="string">
            <text:p>0xcdb1978195f0f6694d0fc4c5770660f12aad65c3</text:p>
          </table:table-cell>
          <table:table-cell office:value-type="float" office:value="0.0001524847788191" calcext:value-type="float">
            <text:p>0.0001524847788191</text:p>
          </table:table-cell>
          <table:table-cell/>
        </table:table-row>
        <table:table-row table:style-name="ro1">
          <table:table-cell office:value-type="string" calcext:value-type="string">
            <text:p>0x967dda52e672061d2ce341aea2ddc0a668929af5</text:p>
          </table:table-cell>
          <table:table-cell office:value-type="float" office:value="0.0001457567468796" calcext:value-type="float">
            <text:p>0.0001457567468796</text:p>
          </table:table-cell>
          <table:table-cell/>
        </table:table-row>
        <table:table-row table:style-name="ro1">
          <table:table-cell office:value-type="string" calcext:value-type="string">
            <text:p>0x25cbd585a32f679296224bae9667ba68f54dbe2c</text:p>
          </table:table-cell>
          <table:table-cell office:value-type="float" office:value="0.000144067319119" calcext:value-type="float">
            <text:p>0.000144067319119</text:p>
          </table:table-cell>
          <table:table-cell/>
        </table:table-row>
        <table:table-row table:style-name="ro1">
          <table:table-cell office:value-type="string" calcext:value-type="string">
            <text:p>0x4737b3a3708056cc4bc69e9df1f43c7e158b3bfe</text:p>
          </table:table-cell>
          <table:table-cell office:value-type="float" office:value="0.0001345697991706" calcext:value-type="float">
            <text:p>0.0001345697991706</text:p>
          </table:table-cell>
          <table:table-cell/>
        </table:table-row>
        <table:table-row table:style-name="ro1">
          <table:table-cell office:value-type="string" calcext:value-type="string">
            <text:p>0x85a778379884fc0b00e026522115f4131e29c90f</text:p>
          </table:table-cell>
          <table:table-cell office:value-type="float" office:value="0.000128" calcext:value-type="float">
            <text:p>0.000128</text:p>
          </table:table-cell>
          <table:table-cell/>
        </table:table-row>
        <table:table-row table:style-name="ro1">
          <table:table-cell office:value-type="string" calcext:value-type="string">
            <text:p>0x9536ba25515fc24db7b83b83f7037f8e902f70a5</text:p>
          </table:table-cell>
          <table:table-cell office:value-type="float" office:value="0.0001225639550989" calcext:value-type="float">
            <text:p>0.0001225639550989</text:p>
          </table:table-cell>
          <table:table-cell/>
        </table:table-row>
        <table:table-row table:style-name="ro1">
          <table:table-cell office:value-type="string" calcext:value-type="string">
            <text:p>0xb3eef3517192d8fe6a73dbaf4c1120374f404b08</text:p>
          </table:table-cell>
          <table:table-cell office:value-type="float" office:value="0.0001019612118033" calcext:value-type="float">
            <text:p>0.0001019612118033</text:p>
          </table:table-cell>
          <table:table-cell/>
        </table:table-row>
        <table:table-row table:style-name="ro1">
          <table:table-cell office:value-type="string" calcext:value-type="string">
            <text:p>0x560c94f8bc512d2ef9229565cb0a52c675b1c881</text:p>
          </table:table-cell>
          <table:table-cell office:value-type="float" office:value="0.0000992239845951" calcext:value-type="float">
            <text:p>0.0000992239845951</text:p>
          </table:table-cell>
          <table:table-cell/>
        </table:table-row>
        <table:table-row table:style-name="ro1">
          <table:table-cell office:value-type="string" calcext:value-type="string">
            <text:p>0xd02e4dfb47555722c26724ff05597ef74830c54c</text:p>
          </table:table-cell>
          <table:table-cell office:value-type="float" office:value="0.0000933453490515" calcext:value-type="float">
            <text:p>0.0000933453490515</text:p>
          </table:table-cell>
          <table:table-cell/>
        </table:table-row>
        <table:table-row table:style-name="ro1">
          <table:table-cell office:value-type="string" calcext:value-type="string">
            <text:p>0xfbee3aeb035d5e44ce825fcd7a3f6fba0105f544</text:p>
          </table:table-cell>
          <table:table-cell office:value-type="float" office:value="0.0000917156813878" calcext:value-type="float">
            <text:p>0.0000917156813878</text:p>
          </table:table-cell>
          <table:table-cell/>
        </table:table-row>
        <table:table-row table:style-name="ro1">
          <table:table-cell office:value-type="string" calcext:value-type="string">
            <text:p>0x8e40e326ea4d62034a0c2aa238d5441c0db80154</text:p>
          </table:table-cell>
          <table:table-cell office:value-type="float" office:value="0.0000772805361481" calcext:value-type="float">
            <text:p>0.0000772805361481</text:p>
          </table:table-cell>
          <table:table-cell/>
        </table:table-row>
        <table:table-row table:style-name="ro1">
          <table:table-cell office:value-type="string" calcext:value-type="string">
            <text:p>0x677f1e5269a8eca9d5e9f782a176c3ea2dcf70c3</text:p>
          </table:table-cell>
          <table:table-cell office:value-type="float" office:value="0.0000767065653507" calcext:value-type="float">
            <text:p>0.0000767065653507</text:p>
          </table:table-cell>
          <table:table-cell/>
        </table:table-row>
        <table:table-row table:style-name="ro1">
          <table:table-cell office:value-type="string" calcext:value-type="string">
            <text:p>0x1334bdad211a96bcc1260a7e708a05353aa6e05c</text:p>
          </table:table-cell>
          <table:table-cell office:value-type="float" office:value="0.00007540086073" calcext:value-type="float">
            <text:p>0.00007540086073</text:p>
          </table:table-cell>
          <table:table-cell/>
        </table:table-row>
        <table:table-row table:style-name="ro1">
          <table:table-cell office:value-type="string" calcext:value-type="string">
            <text:p>0xdda2d57aa2cb55af90e42cc8c71f6c63fae58a56</text:p>
          </table:table-cell>
          <table:table-cell office:value-type="float" office:value="0.0000699743001389" calcext:value-type="float">
            <text:p>0.0000699743001389</text:p>
          </table:table-cell>
          <table:table-cell/>
        </table:table-row>
        <table:table-row table:style-name="ro1">
          <table:table-cell office:value-type="string" calcext:value-type="string">
            <text:p>0x09ea3b51a230c76ca0765de75d960f44037da662</text:p>
          </table:table-cell>
          <table:table-cell office:value-type="float" office:value="0.0000574439255352" calcext:value-type="float">
            <text:p>0.0000574439255352</text:p>
          </table:table-cell>
          <table:table-cell/>
        </table:table-row>
        <table:table-row table:style-name="ro1">
          <table:table-cell office:value-type="string" calcext:value-type="string">
            <text:p>0x20c51fa3db8c0817221ed4a8553815134002d37d</text:p>
          </table:table-cell>
          <table:table-cell office:value-type="float" office:value="0.0000529912226408" calcext:value-type="float">
            <text:p>0.0000529912226408</text:p>
          </table:table-cell>
          <table:table-cell/>
        </table:table-row>
        <table:table-row table:style-name="ro1">
          <table:table-cell office:value-type="string" calcext:value-type="string">
            <text:p>0xd94d39acac4ba92558b079c58685853ac2655515</text:p>
          </table:table-cell>
          <table:table-cell office:value-type="float" office:value="0.0000503078125799" calcext:value-type="float">
            <text:p>0.0000503078125799</text:p>
          </table:table-cell>
          <table:table-cell/>
        </table:table-row>
        <table:table-row table:style-name="ro1">
          <table:table-cell office:value-type="string" calcext:value-type="string">
            <text:p>0x3c4f066c6b3a25d0d40ddf0b17ec8c63d0df1bb4</text:p>
          </table:table-cell>
          <table:table-cell office:value-type="float" office:value="0.0000484644601194" calcext:value-type="float">
            <text:p>0.0000484644601194</text:p>
          </table:table-cell>
          <table:table-cell/>
        </table:table-row>
        <table:table-row table:style-name="ro1">
          <table:table-cell office:value-type="string" calcext:value-type="string">
            <text:p>0x80fa8a1b1240de5fd1bcfc74c355b174cd5e4d3d</text:p>
          </table:table-cell>
          <table:table-cell office:value-type="float" office:value="0.0000454518496957" calcext:value-type="float">
            <text:p>0.0000454518496957</text:p>
          </table:table-cell>
          <table:table-cell/>
        </table:table-row>
        <table:table-row table:style-name="ro1">
          <table:table-cell office:value-type="string" calcext:value-type="string">
            <text:p>0x245d3c6b38fa628af242147ffbb26f3b880c5287</text:p>
          </table:table-cell>
          <table:table-cell office:value-type="float" office:value="0.0000412466334674" calcext:value-type="float">
            <text:p>0.0000412466334674</text:p>
          </table:table-cell>
          <table:table-cell/>
        </table:table-row>
        <table:table-row table:style-name="ro1">
          <table:table-cell office:value-type="string" calcext:value-type="string">
            <text:p>0x1b7a815f2536d3f3a9be1b1e65b035d0dbc52de7</text:p>
          </table:table-cell>
          <table:table-cell office:value-type="float" office:value="0.0000364608931293" calcext:value-type="float">
            <text:p>0.0000364608931293</text:p>
          </table:table-cell>
          <table:table-cell/>
        </table:table-row>
        <table:table-row table:style-name="ro1">
          <table:table-cell office:value-type="string" calcext:value-type="string">
            <text:p>0x287e2c76aab4720786076c3deedd7dd386092050</text:p>
          </table:table-cell>
          <table:table-cell office:value-type="float" office:value="0.00002496052" calcext:value-type="float">
            <text:p>0.00002496052</text:p>
          </table:table-cell>
          <table:table-cell/>
        </table:table-row>
        <table:table-row table:style-name="ro1">
          <table:table-cell office:value-type="string" calcext:value-type="string">
            <text:p>0x09862dbedff41bc6197167a457c8e1c9429553b8</text:p>
          </table:table-cell>
          <table:table-cell office:value-type="float" office:value="0.0000243902439025" calcext:value-type="float">
            <text:p>0.0000243902439025</text:p>
          </table:table-cell>
          <table:table-cell/>
        </table:table-row>
        <table:table-row table:style-name="ro1">
          <table:table-cell office:value-type="string" calcext:value-type="string">
            <text:p>0xa02565070199d4cf814d486f7e39ca1b4c6d320d</text:p>
          </table:table-cell>
          <table:table-cell office:value-type="float" office:value="0.0000225126448953" calcext:value-type="float">
            <text:p>0.0000225126448953</text:p>
          </table:table-cell>
          <table:table-cell/>
        </table:table-row>
        <table:table-row table:style-name="ro1">
          <table:table-cell office:value-type="string" calcext:value-type="string">
            <text:p>0x0d6e069105897e3c56d4e65896267b999dbb5f73</text:p>
          </table:table-cell>
          <table:table-cell office:value-type="float" office:value="0.0000212" calcext:value-type="float">
            <text:p>0.0000212</text:p>
          </table:table-cell>
          <table:table-cell/>
        </table:table-row>
        <table:table-row table:style-name="ro1">
          <table:table-cell office:value-type="string" calcext:value-type="string">
            <text:p>0x549022ad5cd11816eb7ce6ea15ae61c1fb4edb8a</text:p>
          </table:table-cell>
          <table:table-cell office:value-type="float" office:value="0.00002" calcext:value-type="float">
            <text:p>0.00002</text:p>
          </table:table-cell>
          <table:table-cell/>
        </table:table-row>
        <table:table-row table:style-name="ro1">
          <table:table-cell office:value-type="string" calcext:value-type="string">
            <text:p>0x4eeeb65a2b299361ed40ded28d91bb3d3002886f</text:p>
          </table:table-cell>
          <table:table-cell office:value-type="float" office:value="0.0000179322106712" calcext:value-type="float">
            <text:p>0.0000179322106712</text:p>
          </table:table-cell>
          <table:table-cell/>
        </table:table-row>
        <table:table-row table:style-name="ro1">
          <table:table-cell office:value-type="string" calcext:value-type="string">
            <text:p>0x22ee2852f0710d85d7953b30aa0a6e11af4da79f</text:p>
          </table:table-cell>
          <table:table-cell office:value-type="float" office:value="0.00001644334" calcext:value-type="float">
            <text:p>0.00001644334</text:p>
          </table:table-cell>
          <table:table-cell/>
        </table:table-row>
        <table:table-row table:style-name="ro1">
          <table:table-cell office:value-type="string" calcext:value-type="string">
            <text:p>0x45e6676771b08f9b79f7fb8600043f035eb78181</text:p>
          </table:table-cell>
          <table:table-cell office:value-type="float" office:value="0.0000151096245163" calcext:value-type="float">
            <text:p>0.0000151096245163</text:p>
          </table:table-cell>
          <table:table-cell/>
        </table:table-row>
        <table:table-row table:style-name="ro1">
          <table:table-cell office:value-type="string" calcext:value-type="string">
            <text:p>0x20dc27b4118fc210c445847c7936e3df28118705</text:p>
          </table:table-cell>
          <table:table-cell office:value-type="float" office:value="0.000011282051282" calcext:value-type="float">
            <text:p>0.000011282051282</text:p>
          </table:table-cell>
          <table:table-cell/>
        </table:table-row>
        <table:table-row table:style-name="ro1">
          <table:table-cell office:value-type="string" calcext:value-type="string">
            <text:p>0x693c188e40f760ecf00d2946ef45260b84fbc43e</text:p>
          </table:table-cell>
          <table:table-cell office:value-type="float" office:value="0.0000050438998825" calcext:value-type="float">
            <text:p>0.0000050438998825</text:p>
          </table:table-cell>
          <table:table-cell/>
        </table:table-row>
        <table:table-row table:style-name="ro1">
          <table:table-cell office:value-type="string" calcext:value-type="string">
            <text:p>0xf1378bf50a4d5ce7eceeb524df5b57771bf3c74d</text:p>
          </table:table-cell>
          <table:table-cell office:value-type="float" office:value="0.000004920356414" calcext:value-type="float">
            <text:p>0.000004920356414</text:p>
          </table:table-cell>
          <table:table-cell/>
        </table:table-row>
        <table:table-row table:style-name="ro1">
          <table:table-cell office:value-type="string" calcext:value-type="string">
            <text:p>0x2d202985a7c85e7a483671c6dfb93acdb5757fc3</text:p>
          </table:table-cell>
          <table:table-cell office:value-type="float" office:value="0.0000020378235969" calcext:value-type="float">
            <text:p>0.0000020378235969</text:p>
          </table:table-cell>
          <table:table-cell/>
        </table:table-row>
        <table:table-row table:style-name="ro1">
          <table:table-cell office:value-type="string" calcext:value-type="string">
            <text:p>0x7ce61938dd026806de65cc62d71e415a8f0535ce</text:p>
          </table:table-cell>
          <table:table-cell office:value-type="float" office:value="0.0000012879992985" calcext:value-type="float">
            <text:p>0.0000012879992985</text:p>
          </table:table-cell>
          <table:table-cell/>
        </table:table-row>
        <table:table-row table:style-name="ro1">
          <table:table-cell office:value-type="string" calcext:value-type="string">
            <text:p>0xd3300aebbfb58787efc9448b389744f3736c3c44</text:p>
          </table:table-cell>
          <table:table-cell office:value-type="float" office:value="0.0000012188296212" calcext:value-type="float">
            <text:p>0.0000012188296212</text:p>
          </table:table-cell>
          <table:table-cell/>
        </table:table-row>
        <table:table-row table:style-name="ro1">
          <table:table-cell office:value-type="string" calcext:value-type="string">
            <text:p>0xa2c089d1d79624fdfde0cb82d14a514b16e9796a</text:p>
          </table:table-cell>
          <table:table-cell office:value-type="float" office:value="0.0000007688784883" calcext:value-type="float">
            <text:p>0.0000007688784883</text:p>
          </table:table-cell>
          <table:table-cell/>
        </table:table-row>
        <table:table-row table:style-name="ro1">
          <table:table-cell office:value-type="string" calcext:value-type="string">
            <text:p>0x632fc4449f4da91d6994c8ffd77f24027fac2567</text:p>
          </table:table-cell>
          <table:table-cell office:value-type="float" office:value="0.0000004777753802" calcext:value-type="float">
            <text:p>0.0000004777753802</text:p>
          </table:table-cell>
          <table:table-cell/>
        </table:table-row>
        <table:table-row table:style-name="ro1">
          <table:table-cell office:value-type="string" calcext:value-type="string">
            <text:p>0xf783396bfd48311b8f71f4a9a4db0bd099c970f7</text:p>
          </table:table-cell>
          <table:table-cell office:value-type="float" office:value="0.0000001" calcext:value-type="float">
            <text:p>0.0000001</text:p>
          </table:table-cell>
          <table:table-cell/>
        </table:table-row>
        <table:table-row table:style-name="ro1">
          <table:table-cell office:value-type="string" calcext:value-type="string">
            <text:p>0x445e2763f58d6e50fdfb1592e90e007d260a8b9b</text:p>
          </table:table-cell>
          <table:table-cell office:value-type="float" office:value="0.000000076673" calcext:value-type="float">
            <text:p>0.000000076673</text:p>
          </table:table-cell>
          <table:table-cell/>
        </table:table-row>
        <table:table-row table:style-name="ro1">
          <table:table-cell office:value-type="string" calcext:value-type="string">
            <text:p>0x6fa3364792c9474b3b74a7d9a41d37be30c84d6b</text:p>
          </table:table-cell>
          <table:table-cell office:value-type="float" office:value="0.0000000692715234" calcext:value-type="float">
            <text:p>0.0000000692715234</text:p>
          </table:table-cell>
          <table:table-cell/>
        </table:table-row>
        <table:table-row table:style-name="ro1">
          <table:table-cell office:value-type="string" calcext:value-type="string">
            <text:p>0x86c8f569afa510871622be83aa936d7109f442d8</text:p>
          </table:table-cell>
          <table:table-cell office:value-type="float" office:value="0.0000000666666666" calcext:value-type="float">
            <text:p>0.0000000666666666</text:p>
          </table:table-cell>
          <table:table-cell/>
        </table:table-row>
        <table:table-row table:style-name="ro1">
          <table:table-cell office:value-type="string" calcext:value-type="string">
            <text:p>0x5e07edff3200d3deef4f7316ca16e5f355fa4ed2</text:p>
          </table:table-cell>
          <table:table-cell office:value-type="float" office:value="0.0000000041539562" calcext:value-type="float">
            <text:p>0.0000000041539562</text:p>
          </table:table-cell>
          <table:table-cell/>
        </table:table-row>
        <table:table-row table:style-name="ro1">
          <table:table-cell office:value-type="string" calcext:value-type="string">
            <text:p>0x80dad9f8184ba18297948ad8ad6a40e1d5e84a86</text:p>
          </table:table-cell>
          <table:table-cell office:value-type="float" office:value="0.0000000025628449" calcext:value-type="float">
            <text:p>0.0000000025628449</text:p>
          </table:table-cell>
          <table:table-cell/>
        </table:table-row>
        <table:table-row table:style-name="ro1">
          <table:table-cell office:value-type="string" calcext:value-type="string">
            <text:p>0xc3dd7ad4534dc0e399e258081b742bb501bdbcb6</text:p>
          </table:table-cell>
          <table:table-cell office:value-type="float" office:value="0.0000000019297637" calcext:value-type="float">
            <text:p>0.0000000019297637</text:p>
          </table:table-cell>
          <table:table-cell/>
        </table:table-row>
        <table:table-row table:style-name="ro1">
          <table:table-cell office:value-type="string" calcext:value-type="string">
            <text:p>0x0d25cc0e8a41d90b13c2e7014c01c8452adc6811</text:p>
          </table:table-cell>
          <table:table-cell office:value-type="float" office:value="0.0000000018099998" calcext:value-type="float">
            <text:p>0.0000000018099998</text:p>
          </table:table-cell>
          <table:table-cell/>
        </table:table-row>
        <table:table-row table:style-name="ro1">
          <table:table-cell office:value-type="string" calcext:value-type="string">
            <text:p>0xf17871042913d86d93d3ad7c5c5ccc5bd60cb5ac</text:p>
          </table:table-cell>
          <table:table-cell office:value-type="float" office:value="0.0000000008810007" calcext:value-type="float">
            <text:p>8.810007E-10</text:p>
          </table:table-cell>
          <table:table-cell/>
        </table:table-row>
        <table:table-row table:style-name="ro1">
          <table:table-cell office:value-type="string" calcext:value-type="string">
            <text:p>0x5ab24d55d2a1d8c50f9ab4e7e3e65163bf807551</text:p>
          </table:table-cell>
          <table:table-cell office:value-type="float" office:value="0.000000000001" calcext:value-type="float">
            <text:p>1E-12</text:p>
          </table:table-cell>
          <table:table-cell/>
        </table:table-row>
        <table:table-row table:style-name="ro1">
          <table:table-cell office:value-type="string" calcext:value-type="string">
            <text:p>0xcb3ae99342e1380a596c922688f225d2391d5958</text:p>
          </table:table-cell>
          <table:table-cell office:value-type="float" office:value="0.0000000000006315" calcext:value-type="float">
            <text:p>6.315E-13</text:p>
          </table:table-cell>
          <table:table-cell/>
        </table:table-row>
        <table:table-row table:style-name="ro1">
          <table:table-cell office:value-type="string" calcext:value-type="string">
            <text:p>0x031aae5f3efc8dc3778aba6eef4d5387625fb2e1</text:p>
          </table:table-cell>
          <table:table-cell office:value-type="float" office:value="0.0000000000005563" calcext:value-type="float">
            <text:p>5.563E-13</text:p>
          </table:table-cell>
          <table:table-cell/>
        </table:table-row>
        <table:table-row table:style-name="ro1">
          <table:table-cell office:value-type="string" calcext:value-type="string">
            <text:p>0x86b7008723acc82651374ba81b951b2a8413743f</text:p>
          </table:table-cell>
          <table:table-cell office:value-type="float" office:value="0.0000000000005048" calcext:value-type="float">
            <text:p>5.048E-13</text:p>
          </table:table-cell>
          <table:table-cell/>
        </table:table-row>
        <table:table-row table:style-name="ro1">
          <table:table-cell office:value-type="string" calcext:value-type="string">
            <text:p>0xc59b83ff69f2c02f53d0a29aaa28b4a896d9e76e</text:p>
          </table:table-cell>
          <table:table-cell office:value-type="float" office:value="0.0000000000004596" calcext:value-type="float">
            <text:p>4.596E-13</text:p>
          </table:table-cell>
          <table:table-cell/>
        </table:table-row>
        <table:table-row table:style-name="ro1">
          <table:table-cell office:value-type="string" calcext:value-type="string">
            <text:p>0x30ad3b0451b2595263b68fd4e04e5c3d052d3698</text:p>
          </table:table-cell>
          <table:table-cell office:value-type="float" office:value="0.0000000000004244" calcext:value-type="float">
            <text:p>4.244E-13</text:p>
          </table:table-cell>
          <table:table-cell/>
        </table:table-row>
        <table:table-row table:style-name="ro1">
          <table:table-cell office:value-type="string" calcext:value-type="string">
            <text:p>0xac0c6f22545e63388aa0969bb051d73cb416a196</text:p>
          </table:table-cell>
          <table:table-cell office:value-type="float" office:value="0.0000000000003769" calcext:value-type="float">
            <text:p>3.769E-13</text:p>
          </table:table-cell>
          <table:table-cell/>
        </table:table-row>
        <table:table-row table:style-name="ro1">
          <table:table-cell office:value-type="string" calcext:value-type="string">
            <text:p>0x835645d253071e56ed9e7c19701930485edda034</text:p>
          </table:table-cell>
          <table:table-cell office:value-type="float" office:value="0.00000000000034" calcext:value-type="float">
            <text:p>3.4E-13</text:p>
          </table:table-cell>
          <table:table-cell/>
        </table:table-row>
        <table:table-row table:style-name="ro1">
          <table:table-cell office:value-type="string" calcext:value-type="string">
            <text:p>0x19c32bf7ca3f5d7e73a47f55ccb5f0452b47f299</text:p>
          </table:table-cell>
          <table:table-cell office:value-type="float" office:value="0.0000000000002778" calcext:value-type="float">
            <text:p>2.778E-13</text:p>
          </table:table-cell>
          <table:table-cell/>
        </table:table-row>
        <table:table-row table:style-name="ro1">
          <table:table-cell office:value-type="string" calcext:value-type="string">
            <text:p>0xc90b9bf4f60618886c3e05b848832e71ca960f8c</text:p>
          </table:table-cell>
          <table:table-cell office:value-type="float" office:value="0.000000000000233" calcext:value-type="float">
            <text:p>2.33E-13</text:p>
          </table:table-cell>
          <table:table-cell/>
        </table:table-row>
        <table:table-row table:style-name="ro1">
          <table:table-cell office:value-type="string" calcext:value-type="string">
            <text:p>0x34902a7399b3442addc354e3ed28e6c03faf2684</text:p>
          </table:table-cell>
          <table:table-cell office:value-type="float" office:value="0.0000000000001577" calcext:value-type="float">
            <text:p>1.577E-13</text:p>
          </table:table-cell>
          <table:table-cell/>
        </table:table-row>
        <table:table-row table:style-name="ro1">
          <table:table-cell office:value-type="string" calcext:value-type="string">
            <text:p>0xd879f9d3451ab1c9904b0120be59ac9e5b26ce0a</text:p>
          </table:table-cell>
          <table:table-cell office:value-type="float" office:value="0.0000000000001273" calcext:value-type="float">
            <text:p>1.273E-13</text:p>
          </table:table-cell>
          <table:table-cell/>
        </table:table-row>
        <table:table-row table:style-name="ro1">
          <table:table-cell office:value-type="string" calcext:value-type="string">
            <text:p>0x0000000094acb89a43eac2fbb3a07973efc2435c</text:p>
          </table:table-cell>
          <table:table-cell office:value-type="float" office:value="0.0000000000001161" calcext:value-type="float">
            <text:p>1.161E-13</text:p>
          </table:table-cell>
          <table:table-cell/>
        </table:table-row>
        <table:table-row table:style-name="ro1">
          <table:table-cell office:value-type="string" calcext:value-type="string">
            <text:p>0xdb5d1aaa594a8867743f5ae75a36e59c4b19629f</text:p>
          </table:table-cell>
          <table:table-cell office:value-type="float" office:value="0.0000000000001" calcext:value-type="float">
            <text:p>1E-13</text:p>
          </table:table-cell>
          <table:table-cell/>
        </table:table-row>
        <table:table-row table:style-name="ro1">
          <table:table-cell office:value-type="string" calcext:value-type="string">
            <text:p>0x505e0182eedfde30b3ba301572455320e02a9198</text:p>
          </table:table-cell>
          <table:table-cell office:value-type="float" office:value="0.0000000000000978" calcext:value-type="float">
            <text:p>9.78E-14</text:p>
          </table:table-cell>
          <table:table-cell/>
        </table:table-row>
        <table:table-row table:style-name="ro1">
          <table:table-cell office:value-type="string" calcext:value-type="string">
            <text:p>0x11bc4776b84f5b2af809761127d2cc04e143e588</text:p>
          </table:table-cell>
          <table:table-cell office:value-type="float" office:value="0.0000000000000977" calcext:value-type="float">
            <text:p>9.77E-14</text:p>
          </table:table-cell>
          <table:table-cell/>
        </table:table-row>
        <table:table-row table:style-name="ro1">
          <table:table-cell office:value-type="string" calcext:value-type="string">
            <text:p>0xbfad80ed7284b2da9bc80cacf93431ba8e48ed3c</text:p>
          </table:table-cell>
          <table:table-cell office:value-type="float" office:value="0.0000000000000782" calcext:value-type="float">
            <text:p>7.82E-14</text:p>
          </table:table-cell>
          <table:table-cell/>
        </table:table-row>
        <table:table-row table:style-name="ro1">
          <table:table-cell office:value-type="string" calcext:value-type="string">
            <text:p>0x30d53bb9b353f382290d2adea92ddf4dfb6694e6</text:p>
          </table:table-cell>
          <table:table-cell office:value-type="float" office:value="0.000000000000073" calcext:value-type="float">
            <text:p>7.3E-14</text:p>
          </table:table-cell>
          <table:table-cell/>
        </table:table-row>
        <table:table-row table:style-name="ro1">
          <table:table-cell office:value-type="string" calcext:value-type="string">
            <text:p>0x0000fee6275dab194ab538a01dd8b18b02b20000</text:p>
          </table:table-cell>
          <table:table-cell office:value-type="float" office:value="0.0000000000000183" calcext:value-type="float">
            <text:p>1.83E-14</text:p>
          </table:table-cell>
          <table:table-cell/>
        </table:table-row>
        <table:table-row table:style-name="ro1">
          <table:table-cell office:value-type="string" calcext:value-type="string">
            <text:p>0x467f638e4ba7e22dfbd9331d5475120572ba2ac7</text:p>
          </table:table-cell>
          <table:table-cell office:value-type="float" office:value="8.1E-015" calcext:value-type="float">
            <text:p>8.1E-15</text:p>
          </table:table-cell>
          <table:table-cell/>
        </table:table-row>
        <table:table-row table:style-name="ro1">
          <table:table-cell office:value-type="string" calcext:value-type="string">
            <text:p>0xf124291b6387e046aaae24a7a1927d159b6f3f7b</text:p>
          </table:table-cell>
          <table:table-cell office:value-type="float" office:value="3.8E-015" calcext:value-type="float">
            <text:p>3.8E-15</text:p>
          </table:table-cell>
          <table:table-cell/>
        </table:table-row>
        <table:table-row table:style-name="ro1">
          <table:table-cell office:value-type="string" calcext:value-type="string">
            <text:p>0xc8247832897730fae73c3fdf90ebc8d473f34f3e</text:p>
          </table:table-cell>
          <table:table-cell office:value-type="float" office:value="2.7E-015" calcext:value-type="float">
            <text:p>2.7E-15</text:p>
          </table:table-cell>
          <table:table-cell/>
        </table:table-row>
        <table:table-row table:style-name="ro1">
          <table:table-cell office:value-type="string" calcext:value-type="string">
            <text:p>0x001844f3aa3ea6a8e7e4051e832d273bae4c37f3</text:p>
          </table:table-cell>
          <table:table-cell office:value-type="float" office:value="1E-015" calcext:value-type="float">
            <text:p>1E-15</text:p>
          </table:table-cell>
          <table:table-cell/>
        </table:table-row>
        <table:table-row table:style-name="ro1">
          <table:table-cell office:value-type="string" calcext:value-type="string">
            <text:p>0xc18842d634a683e6ea5392e3f9f23a6966c88371</text:p>
          </table:table-cell>
          <table:table-cell office:value-type="float" office:value="9E-016" calcext:value-type="float">
            <text:p>9E-16</text:p>
          </table:table-cell>
          <table:table-cell/>
        </table:table-row>
        <table:table-row table:style-name="ro1">
          <table:table-cell office:value-type="string" calcext:value-type="string">
            <text:p>0x8521ea5a8e36da59660236fee0961b856488acad</text:p>
          </table:table-cell>
          <table:table-cell office:value-type="float" office:value="7E-016" calcext:value-type="float">
            <text:p>7E-16</text:p>
          </table:table-cell>
          <table:table-cell/>
        </table:table-row>
        <table:table-row table:style-name="ro1">
          <table:table-cell office:value-type="string" calcext:value-type="string">
            <text:p>0x000000005736775feb0c8568e7dee77222a26880</text:p>
          </table:table-cell>
          <table:table-cell office:value-type="float" office:value="6E-016" calcext:value-type="float">
            <text:p>6E-16</text:p>
          </table:table-cell>
          <table:table-cell/>
        </table:table-row>
        <table:table-row table:style-name="ro1">
          <table:table-cell office:value-type="string" calcext:value-type="string">
            <text:p>0x66f049111958809841bbe4b81c034da2d953aa0c</text:p>
          </table:table-cell>
          <table:table-cell office:value-type="float" office:value="3E-016" calcext:value-type="float">
            <text:p>3E-16</text:p>
          </table:table-cell>
          <table:table-cell/>
        </table:table-row>
        <table:table-row table:style-name="ro1">
          <table:table-cell office:value-type="string" calcext:value-type="string">
            <text:p>0x5db6bef5efbd759c4fcae0c18986b12240b5843f</text:p>
          </table:table-cell>
          <table:table-cell office:value-type="float" office:value="2E-016" calcext:value-type="float">
            <text:p>2E-16</text:p>
          </table:table-cell>
          <table:table-cell/>
        </table:table-row>
        <table:table-row table:style-name="ro1">
          <table:table-cell office:value-type="string" calcext:value-type="string">
            <text:p>0xb625cdd06bfa814357a186731a4eb1b7c9e6c52b</text:p>
          </table:table-cell>
          <table:table-cell office:value-type="float" office:value="2E-016" calcext:value-type="float">
            <text:p>2E-16</text:p>
          </table:table-cell>
          <table:table-cell/>
        </table:table-row>
        <table:table-row table:style-name="ro1">
          <table:table-cell office:value-type="string" calcext:value-type="string">
            <text:p>0x000000000000084e91743124a982076c59f10084</text:p>
          </table:table-cell>
          <table:table-cell office:value-type="float" office:value="1E-016" calcext:value-type="float">
            <text:p>1E-16</text:p>
          </table:table-cell>
          <table:table-cell/>
        </table:table-row>
        <table:table-row table:style-name="ro1">
          <table:table-cell office:value-type="string" calcext:value-type="string">
            <text:p>0xf2972a2b8eda253678877995147869ed99b50e39</text:p>
          </table:table-cell>
          <table:table-cell office:value-type="float" office:value="1E-016" calcext:value-type="float">
            <text:p>1E-16</text:p>
          </table:table-cell>
          <table:table-cell/>
        </table:table-row>
        <table:table-row table:style-name="ro1">
          <table:table-cell office:value-type="string" calcext:value-type="string">
            <text:p>0x00000000002664633b221687a4ec73d78328d4b2</text:p>
          </table:table-cell>
          <table:table-cell office:value-type="float" office:value="1E-016" calcext:value-type="float">
            <text:p>1E-16</text:p>
          </table:table-cell>
          <table:table-cell/>
        </table:table-row>
        <table:table-row table:style-name="ro1">
          <table:table-cell office:value-type="string" calcext:value-type="string">
            <text:p>0x7cf09d7a9a74f746edcb06949b9d64bcd9d1604f</text:p>
          </table:table-cell>
          <table:table-cell office:value-type="float" office:value="1E-016" calcext:value-type="float">
            <text:p>1E-16</text:p>
          </table:table-cell>
          <table:table-cell/>
        </table:table-row>
        <table:table-row table:style-name="ro1">
          <table:table-cell office:value-type="string" calcext:value-type="string">
            <text:p>0x46c4128981525aa446e02ffb2ff762f1d6a49170</text:p>
          </table:table-cell>
          <table:table-cell office:value-type="float" office:value="1E-016" calcext:value-type="float">
            <text:p>1E-16</text:p>
          </table:table-cell>
          <table:table-cell/>
        </table:table-row>
        <table:table-row table:style-name="ro1">
          <table:table-cell office:value-type="string" calcext:value-type="string">
            <text:p>0xcfe5a2626c94fd9a372849023907b93dab5ab021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0xe902a442ca08073160c462490aa314959fd34136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0x0d92717d58ed571116c1222894dc0d952ec4a0e0</text:p>
          </table:table-cell>
          <table:table-cell office:value-type="float" office:value="4976.47133533" calcext:value-type="float">
            <text:p>4976.47133533</text:p>
          </table:table-cell>
          <table:table-cell/>
        </table:table-row>
        <table:table-row table:style-name="ro1">
          <table:table-cell office:value-type="string" calcext:value-type="string">
            <text:p>0xfb68baccedfefd3853b7f40a001e991fd5fcb398</text:p>
          </table:table-cell>
          <table:table-cell office:value-type="float" office:value="4925.37313433" calcext:value-type="float">
            <text:p>4925.37313433</text:p>
          </table:table-cell>
          <table:table-cell/>
        </table:table-row>
        <table:table-row table:style-name="ro1">
          <table:table-cell office:value-type="string" calcext:value-type="string">
            <text:p>0x04cd228eacee562806210d4ff2f26a271b1b0f03</text:p>
          </table:table-cell>
          <table:table-cell office:value-type="float" office:value="4900" calcext:value-type="float">
            <text:p>4900</text:p>
          </table:table-cell>
          <table:table-cell/>
        </table:table-row>
        <table:table-row table:style-name="ro1">
          <table:table-cell office:value-type="string" calcext:value-type="string">
            <text:p>0x32865f7e3e913a2a5ee22b94900f6ac0c75a061d</text:p>
          </table:table-cell>
          <table:table-cell office:value-type="float" office:value="4455.68013338" calcext:value-type="float">
            <text:p>4455.68013338</text:p>
          </table:table-cell>
          <table:table-cell/>
        </table:table-row>
        <table:table-row table:style-name="ro1">
          <table:table-cell office:value-type="string" calcext:value-type="string">
            <text:p>0xf3f2ed3d1790e535d364b152392f31ca0bdbf966</text:p>
          </table:table-cell>
          <table:table-cell office:value-type="float" office:value="4406.81119255" calcext:value-type="float">
            <text:p>4406.81119255</text:p>
          </table:table-cell>
          <table:table-cell/>
        </table:table-row>
        <table:table-row table:style-name="ro1">
          <table:table-cell office:value-type="string" calcext:value-type="string">
            <text:p>0xf0d72edb6a4aa8978b605b03e1ce5b446b06ea50</text:p>
          </table:table-cell>
          <table:table-cell office:value-type="float" office:value="4353.05913169" calcext:value-type="float">
            <text:p>4353.05913169</text:p>
          </table:table-cell>
          <table:table-cell/>
        </table:table-row>
        <table:table-row table:style-name="ro1">
          <table:table-cell office:value-type="string" calcext:value-type="string">
            <text:p>0x5e61e9c034c1184661c172e8a148743457364e77</text:p>
          </table:table-cell>
          <table:table-cell office:value-type="float" office:value="4159.61819611" calcext:value-type="float">
            <text:p>4159.61819611</text:p>
          </table:table-cell>
          <table:table-cell/>
        </table:table-row>
        <table:table-row table:style-name="ro1">
          <table:table-cell office:value-type="string" calcext:value-type="string">
            <text:p>0x0ce6fbace265c8a21a3466f3177c1707344de819</text:p>
          </table:table-cell>
          <table:table-cell office:value-type="float" office:value="3881" calcext:value-type="float">
            <text:p>3881</text:p>
          </table:table-cell>
          <table:table-cell/>
        </table:table-row>
        <table:table-row table:style-name="ro1">
          <table:table-cell office:value-type="string" calcext:value-type="string">
            <text:p>0x12f7a5436da14c6a2d9066fa4b0c0c62b450d1c9</text:p>
          </table:table-cell>
          <table:table-cell office:value-type="float" office:value="3536.85662386" calcext:value-type="float">
            <text:p>3536.85662386</text:p>
          </table:table-cell>
          <table:table-cell/>
        </table:table-row>
        <table:table-row table:style-name="ro1">
          <table:table-cell office:value-type="string" calcext:value-type="string">
            <text:p>0x1ee19a95beac160eaced1b118f2cf5548ab375e0</text:p>
          </table:table-cell>
          <table:table-cell office:value-type="float" office:value="3424.45637755" calcext:value-type="float">
            <text:p>3424.45637755</text:p>
          </table:table-cell>
          <table:table-cell/>
        </table:table-row>
        <table:table-row table:style-name="ro1">
          <table:table-cell office:value-type="string" calcext:value-type="string">
            <text:p>0x254aa3196f328d36eceb9c4017debdd82a71e1af</text:p>
          </table:table-cell>
          <table:table-cell office:value-type="float" office:value="3416.29095818" calcext:value-type="float">
            <text:p>3416.29095818</text:p>
          </table:table-cell>
          <table:table-cell/>
        </table:table-row>
        <table:table-row table:style-name="ro1">
          <table:table-cell office:value-type="string" calcext:value-type="string">
            <text:p>0x3328f5f2cecaf00a2443082b657cedeaf70bfaef</text:p>
          </table:table-cell>
          <table:table-cell office:value-type="float" office:value="2633.45269745" calcext:value-type="float">
            <text:p>2633.45269745</text:p>
          </table:table-cell>
          <table:table-cell/>
        </table:table-row>
        <table:table-row table:style-name="ro1">
          <table:table-cell office:value-type="string" calcext:value-type="string">
            <text:p>0x04ab9fe4ca8d814c2dec3af13909d152d53891f4</text:p>
          </table:table-cell>
          <table:table-cell office:value-type="float" office:value="2532.29072494" calcext:value-type="float">
            <text:p>2532.29072494</text:p>
          </table:table-cell>
          <table:table-cell/>
        </table:table-row>
        <table:table-row table:style-name="ro1">
          <table:table-cell office:value-type="string" calcext:value-type="string">
            <text:p>0x8d982897a8d40638713616cb830f03dc0daf7783</text:p>
          </table:table-cell>
          <table:table-cell office:value-type="float" office:value="2321.07873576" calcext:value-type="float">
            <text:p>2321.07873576</text:p>
          </table:table-cell>
          <table:table-cell/>
        </table:table-row>
        <table:table-row table:style-name="ro1">
          <table:table-cell office:value-type="string" calcext:value-type="string">
            <text:p>0x96e169fb00fba1225ef165b8ff00ea061e566752</text:p>
          </table:table-cell>
          <table:table-cell office:value-type="float" office:value="2192.99614619" calcext:value-type="float">
            <text:p>2192.99614619</text:p>
          </table:table-cell>
          <table:table-cell/>
        </table:table-row>
        <table:table-row table:style-name="ro1">
          <table:table-cell office:value-type="string" calcext:value-type="string">
            <text:p>0xf627f04aada6ad8878a0c4928a91ff3e5116a2d9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0x9610be5bad9850c5b30b4504a43e018089475494</text:p>
          </table:table-cell>
          <table:table-cell office:value-type="float" office:value="1816.80742162" calcext:value-type="float">
            <text:p>1816.80742162</text:p>
          </table:table-cell>
          <table:table-cell/>
        </table:table-row>
        <table:table-row table:style-name="ro1">
          <table:table-cell office:value-type="string" calcext:value-type="string">
            <text:p>0xda28ca49a432f74517d23ecd2821270ba49418b8</text:p>
          </table:table-cell>
          <table:table-cell office:value-type="float" office:value="1729.9700733" calcext:value-type="float">
            <text:p>1729.9700733</text:p>
          </table:table-cell>
          <table:table-cell/>
        </table:table-row>
        <table:table-row table:style-name="ro1">
          <table:table-cell office:value-type="string" calcext:value-type="string">
            <text:p>0x506f1823ba9684129b93e8b7fc98798a2e9248f2</text:p>
          </table:table-cell>
          <table:table-cell office:value-type="float" office:value="1623.69963732" calcext:value-type="float">
            <text:p>1623.69963732</text:p>
          </table:table-cell>
          <table:table-cell/>
        </table:table-row>
        <table:table-row table:style-name="ro1">
          <table:table-cell office:value-type="string" calcext:value-type="string">
            <text:p>0x4d3877abc39d131a39ce21dd0675ad3c1e3f3f32</text:p>
          </table:table-cell>
          <table:table-cell office:value-type="float" office:value="1615" calcext:value-type="float">
            <text:p>1615</text:p>
          </table:table-cell>
          <table:table-cell/>
        </table:table-row>
        <table:table-row table:style-name="ro1">
          <table:table-cell office:value-type="string" calcext:value-type="string">
            <text:p>0x6ff83014c69da30f78bea257190f7b096410ed73</text:p>
          </table:table-cell>
          <table:table-cell office:value-type="float" office:value="1434.79947517" calcext:value-type="float">
            <text:p>1434.79947517</text:p>
          </table:table-cell>
          <table:table-cell/>
        </table:table-row>
        <table:table-row table:style-name="ro1">
          <table:table-cell office:value-type="string" calcext:value-type="string">
            <text:p>0x2651aa54f3d5df572dcae2dabf6a49e2e56f4103</text:p>
          </table:table-cell>
          <table:table-cell office:value-type="float" office:value="1356.79958687" calcext:value-type="float">
            <text:p>1356.79958687</text:p>
          </table:table-cell>
          <table:table-cell/>
        </table:table-row>
        <table:table-row table:style-name="ro1">
          <table:table-cell office:value-type="string" calcext:value-type="string">
            <text:p>0xcec18b27e27b83ecfa7e6e5d5e35d68f335c4245</text:p>
          </table:table-cell>
          <table:table-cell office:value-type="float" office:value="1298.09308426" calcext:value-type="float">
            <text:p>1298.09308426</text:p>
          </table:table-cell>
          <table:table-cell/>
        </table:table-row>
        <table:table-row table:style-name="ro1">
          <table:table-cell office:value-type="string" calcext:value-type="string">
            <text:p>0x8152c9278dfaafeebbaa9c91df6e0097d9672ef1</text:p>
          </table:table-cell>
          <table:table-cell office:value-type="float" office:value="1295.64360075" calcext:value-type="float">
            <text:p>1295.64360075</text:p>
          </table:table-cell>
          <table:table-cell/>
        </table:table-row>
        <table:table-row table:style-name="ro1">
          <table:table-cell office:value-type="string" calcext:value-type="string">
            <text:p>0xa804e933301aa2c919d3a9834082cddda877c205</text:p>
          </table:table-cell>
          <table:table-cell office:value-type="float" office:value="1248.41670084" calcext:value-type="float">
            <text:p>1248.41670084</text:p>
          </table:table-cell>
          <table:table-cell/>
        </table:table-row>
        <table:table-row table:style-name="ro1">
          <table:table-cell office:value-type="string" calcext:value-type="string">
            <text:p>0x96c195f6643a3d797cb90cb6ba0ae2776d51b5f3</text:p>
          </table:table-cell>
          <table:table-cell office:value-type="float" office:value="1197.32756118" calcext:value-type="float">
            <text:p>1197.32756118</text:p>
          </table:table-cell>
          <table:table-cell/>
        </table:table-row>
        <table:table-row table:style-name="ro1">
          <table:table-cell office:value-type="string" calcext:value-type="string">
            <text:p>0xdd9f24efc84d93deef3c8745c837ab63e80abd27</text:p>
          </table:table-cell>
          <table:table-cell office:value-type="float" office:value="1195.3112206" calcext:value-type="float">
            <text:p>1195.3112206</text:p>
          </table:table-cell>
          <table:table-cell/>
        </table:table-row>
        <table:table-row table:style-name="ro1">
          <table:table-cell office:value-type="string" calcext:value-type="string">
            <text:p>0x735c9b2f7601384325b7295f72c406a69a37aab1</text:p>
          </table:table-cell>
          <table:table-cell office:value-type="float" office:value="1119" calcext:value-type="float">
            <text:p>1119</text:p>
          </table:table-cell>
          <table:table-cell/>
        </table:table-row>
        <table:table-row table:style-name="ro1">
          <table:table-cell office:value-type="string" calcext:value-type="string">
            <text:p>0xee0232e292ee48203656e18c8b1d9e7fe5ede212</text:p>
          </table:table-cell>
          <table:table-cell office:value-type="float" office:value="1030.92783505" calcext:value-type="float">
            <text:p>1030.92783505</text:p>
          </table:table-cell>
          <table:table-cell/>
        </table:table-row>
        <table:table-row table:style-name="ro1">
          <table:table-cell office:value-type="string" calcext:value-type="string">
            <text:p>0x48858fb8b087c945685aa879d73139a5a278688d</text:p>
          </table:table-cell>
          <table:table-cell office:value-type="float" office:value="1014.51303921" calcext:value-type="float">
            <text:p>1014.51303921</text:p>
          </table:table-cell>
          <table:table-cell/>
        </table:table-row>
        <table:table-row table:style-name="ro1">
          <table:table-cell office:value-type="string" calcext:value-type="string">
            <text:p>0x008024771614f4290696b63ba3dd3a1ceb34d4d9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0xd00995a10db2e58a1a90270485056629134b151b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0xdf7343b1c1b756d72e4c2140e56d057b41c5123f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0xe570f313a6bd0145d9dfb8105d7c241d1523c72a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0x7c4aadec857e13e4a5642b4041a2f36274ffe8ce</text:p>
          </table:table-cell>
          <table:table-cell office:value-type="float" office:value="960.25328115" calcext:value-type="float">
            <text:p>960.25328115</text:p>
          </table:table-cell>
          <table:table-cell/>
        </table:table-row>
        <table:table-row table:style-name="ro1">
          <table:table-cell office:value-type="string" calcext:value-type="string">
            <text:p>0x8af598781efe41145811f84fc4f2a00b05ffea15</text:p>
          </table:table-cell>
          <table:table-cell office:value-type="float" office:value="773.02154392" calcext:value-type="float">
            <text:p>773.02154392</text:p>
          </table:table-cell>
          <table:table-cell/>
        </table:table-row>
        <table:table-row table:style-name="ro1">
          <table:table-cell office:value-type="string" calcext:value-type="string">
            <text:p>0x12a708df017e12c27307bbc33e0cd22aa2ebe8c9</text:p>
          </table:table-cell>
          <table:table-cell office:value-type="float" office:value="768.72307013" calcext:value-type="float">
            <text:p>768.72307013</text:p>
          </table:table-cell>
          <table:table-cell/>
        </table:table-row>
        <table:table-row table:style-name="ro1">
          <table:table-cell office:value-type="string" calcext:value-type="string">
            <text:p>0x20b5f69d108dfc446f64e7393ff4ffd5130ed268</text:p>
          </table:table-cell>
          <table:table-cell office:value-type="float" office:value="589.99999999" calcext:value-type="float">
            <text:p>589.99999999</text:p>
          </table:table-cell>
          <table:table-cell/>
        </table:table-row>
        <table:table-row table:style-name="ro1">
          <table:table-cell office:value-type="string" calcext:value-type="string">
            <text:p>0xd3d89661a2abd76e6d2764eb74cb3d070be965d9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0xfaa3956c6cba71139481d0d5643da190ca4b8712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0xa14804e58d6a4c73b51fc575b77a10de0251495e</text:p>
          </table:table-cell>
          <table:table-cell office:value-type="float" office:value="416.06896551" calcext:value-type="float">
            <text:p>416.06896551</text:p>
          </table:table-cell>
          <table:table-cell/>
        </table:table-row>
        <table:table-row table:style-name="ro1">
          <table:table-cell office:value-type="string" calcext:value-type="string">
            <text:p>0x6e5dfc9899b3f292e323d85e17d53f1301c893a8</text:p>
          </table:table-cell>
          <table:table-cell office:value-type="float" office:value="399.56059775" calcext:value-type="float">
            <text:p>399.56059775</text:p>
          </table:table-cell>
          <table:table-cell/>
        </table:table-row>
        <table:table-row table:style-name="ro1">
          <table:table-cell office:value-type="string" calcext:value-type="string">
            <text:p>0x4fd7d5cb9306b88489aaa76f658b88e48e4c0206</text:p>
          </table:table-cell>
          <table:table-cell office:value-type="float" office:value="346.39160952" calcext:value-type="float">
            <text:p>346.39160952</text:p>
          </table:table-cell>
          <table:table-cell/>
        </table:table-row>
        <table:table-row table:style-name="ro1">
          <table:table-cell office:value-type="string" calcext:value-type="string">
            <text:p>0x415313d949570f626ee15574d535e77bb6f2da0f</text:p>
          </table:table-cell>
          <table:table-cell office:value-type="float" office:value="326.27708589" calcext:value-type="float">
            <text:p>326.27708589</text:p>
          </table:table-cell>
          <table:table-cell/>
        </table:table-row>
        <table:table-row table:style-name="ro1">
          <table:table-cell office:value-type="string" calcext:value-type="string">
            <text:p>0xcb59b8a261bbb6ffcb376b4c198baa0bb896e6d6</text:p>
          </table:table-cell>
          <table:table-cell office:value-type="float" office:value="303.85248528" calcext:value-type="float">
            <text:p>303.85248528</text:p>
          </table:table-cell>
          <table:table-cell/>
        </table:table-row>
        <table:table-row table:style-name="ro1">
          <table:table-cell office:value-type="string" calcext:value-type="string">
            <text:p>0xd5824d5ce80e2898e12f8ddd1faa010cf0d187fc</text:p>
          </table:table-cell>
          <table:table-cell office:value-type="float" office:value="280.16361957" calcext:value-type="float">
            <text:p>280.16361957</text:p>
          </table:table-cell>
          <table:table-cell/>
        </table:table-row>
        <table:table-row table:style-name="ro1">
          <table:table-cell office:value-type="string" calcext:value-type="string">
            <text:p>0xa38cdf818366645ee5fe72608e730f997d81de97</text:p>
          </table:table-cell>
          <table:table-cell office:value-type="float" office:value="140.65934181" calcext:value-type="float">
            <text:p>140.65934181</text:p>
          </table:table-cell>
          <table:table-cell/>
        </table:table-row>
        <table:table-row table:style-name="ro1">
          <table:table-cell office:value-type="string" calcext:value-type="string">
            <text:p>0x68a17b587caf4f9329f0e372e3a78d23a46de6b5</text:p>
          </table:table-cell>
          <table:table-cell office:value-type="float" office:value="137.82585313" calcext:value-type="float">
            <text:p>137.82585313</text:p>
          </table:table-cell>
          <table:table-cell/>
        </table:table-row>
        <table:table-row table:style-name="ro1">
          <table:table-cell office:value-type="string" calcext:value-type="string">
            <text:p>0xf1bbeec0ef46c1ac93b6fbf5b93e047231a9a6aa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string" calcext:value-type="string">
            <text:p>0xa927e8d32112071c46a92c373308b49ed45668d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86119cd5d046bc3afa514b78f2fdbbb6df3bdddc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0xdbb59151b18dd72e9ac092706e93de5b5d7a9325</text:p>
          </table:table-cell>
          <table:table-cell office:value-type="float" office:value="54.48412826" calcext:value-type="float">
            <text:p>54.48412826</text:p>
          </table:table-cell>
          <table:table-cell/>
        </table:table-row>
        <table:table-row table:style-name="ro1">
          <table:table-cell office:value-type="string" calcext:value-type="string">
            <text:p>0xd18c510256fbf6c785b708fb7d25687ddfdb1fb5</text:p>
          </table:table-cell>
          <table:table-cell office:value-type="float" office:value="51.88914833" calcext:value-type="float">
            <text:p>51.88914833</text:p>
          </table:table-cell>
          <table:table-cell/>
        </table:table-row>
        <table:table-row table:style-name="ro1">
          <table:table-cell office:value-type="string" calcext:value-type="string">
            <text:p>0x406f4533b2f6209812d7ef9c7d69b8c54217c20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0xfc7b32b6ec318556a409ec26b63a2d255670eabf</text:p>
          </table:table-cell>
          <table:table-cell office:value-type="float" office:value="23.31344373" calcext:value-type="float">
            <text:p>23.31344373</text:p>
          </table:table-cell>
          <table:table-cell/>
        </table:table-row>
        <table:table-row table:style-name="ro1">
          <table:table-cell office:value-type="string" calcext:value-type="string">
            <text:p>0x7ca20e06604cb4f55ece6532db5e075383d7db18</text:p>
          </table:table-cell>
          <table:table-cell office:value-type="float" office:value="22.898" calcext:value-type="float">
            <text:p>22.898</text:p>
          </table:table-cell>
          <table:table-cell/>
        </table:table-row>
        <table:table-row table:style-name="ro1">
          <table:table-cell office:value-type="string" calcext:value-type="string">
            <text:p>0x592878b048316cb98864b716c084ea9c418d7ed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0x6b282d63062daf8de00619bcbec95550699d276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0x0000000000007f150bd6f54c40a34d7c3d5e9f56</text:p>
          </table:table-cell>
          <table:table-cell office:value-type="float" office:value="9.47871352" calcext:value-type="float">
            <text:p>9.47871352</text:p>
          </table:table-cell>
          <table:table-cell/>
        </table:table-row>
        <table:table-row table:style-name="ro1">
          <table:table-cell office:value-type="string" calcext:value-type="string">
            <text:p>0x797c7b11f619dfe9665b8e9f17f6666d3142f378</text:p>
          </table:table-cell>
          <table:table-cell office:value-type="float" office:value="8.39385854" calcext:value-type="float">
            <text:p>8.39385854</text:p>
          </table:table-cell>
          <table:table-cell/>
        </table:table-row>
        <table:table-row table:style-name="ro1">
          <table:table-cell office:value-type="string" calcext:value-type="string">
            <text:p>0xa1a3e2fcc1e7c805994ca7309f9a829908a18b4c</text:p>
          </table:table-cell>
          <table:table-cell office:value-type="float" office:value="7.93741841" calcext:value-type="float">
            <text:p>7.93741841</text:p>
          </table:table-cell>
          <table:table-cell/>
        </table:table-row>
        <table:table-row table:style-name="ro1">
          <table:table-cell office:value-type="string" calcext:value-type="string">
            <text:p>0xc7d2e623dcb6c71fa05060cd5dfb72d96465f228</text:p>
          </table:table-cell>
          <table:table-cell office:value-type="float" office:value="7.04719694" calcext:value-type="float">
            <text:p>7.04719694</text:p>
          </table:table-cell>
          <table:table-cell/>
        </table:table-row>
        <table:table-row table:style-name="ro1">
          <table:table-cell office:value-type="string" calcext:value-type="string">
            <text:p>0x88b25acd145bdee0f6f0b23ccc32a50173ff7ca3</text:p>
          </table:table-cell>
          <table:table-cell office:value-type="float" office:value="6.98641417" calcext:value-type="float">
            <text:p>6.98641417</text:p>
          </table:table-cell>
          <table:table-cell/>
        </table:table-row>
        <table:table-row table:style-name="ro1">
          <table:table-cell office:value-type="string" calcext:value-type="string">
            <text:p>0xe33c8e3a0d14a81f0dd7e174830089e82f65fc85</text:p>
          </table:table-cell>
          <table:table-cell office:value-type="float" office:value="1.41552797" calcext:value-type="float">
            <text:p>1.41552797</text:p>
          </table:table-cell>
          <table:table-cell/>
        </table:table-row>
        <table:table-row table:style-name="ro1">
          <table:table-cell office:value-type="string" calcext:value-type="string">
            <text:p>0x007b57c5861e43191ffe80aa79cee15c5d8043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x5b4eec7fa30fe4e8199f85440e72a5bed432aab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x62f12407d27b8dc6e13fe6dadc9a78dbbb40510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xb0e2f3c4b2b62a33922e537de198f82ed14537ea</text:p>
          </table:table-cell>
          <table:table-cell office:value-type="float" office:value="0.96273289" calcext:value-type="float">
            <text:p>0.96273289</text:p>
          </table:table-cell>
          <table:table-cell/>
        </table:table-row>
        <table:table-row table:style-name="ro1">
          <table:table-cell office:value-type="string" calcext:value-type="string">
            <text:p>0xb95e73146c895fb3f3146e8b6e61a5f62074e4b2</text:p>
          </table:table-cell>
          <table:table-cell office:value-type="float" office:value="0.94527883" calcext:value-type="float">
            <text:p>0.94527883</text:p>
          </table:table-cell>
          <table:table-cell/>
        </table:table-row>
        <table:table-row table:style-name="ro1">
          <table:table-cell office:value-type="string" calcext:value-type="string">
            <text:p>0x4eefc2d3a8d4d1b0a246405379de82070d55b0ad</text:p>
          </table:table-cell>
          <table:table-cell office:value-type="float" office:value="0.93865713" calcext:value-type="float">
            <text:p>0.93865713</text:p>
          </table:table-cell>
          <table:table-cell/>
        </table:table-row>
        <table:table-row table:style-name="ro1">
          <table:table-cell office:value-type="string" calcext:value-type="string">
            <text:p>0x22dd964193df4de2e6954a2a9d9cbbd6f44f0b28</text:p>
          </table:table-cell>
          <table:table-cell office:value-type="float" office:value="0.42621438" calcext:value-type="float">
            <text:p>0.42621438</text:p>
          </table:table-cell>
          <table:table-cell/>
        </table:table-row>
        <table:table-row table:style-name="ro1">
          <table:table-cell office:value-type="string" calcext:value-type="string">
            <text:p>0x984309f01b0018601254bb2832a1aff1ee21668d</text:p>
          </table:table-cell>
          <table:table-cell office:value-type="float" office:value="0.04972532" calcext:value-type="float">
            <text:p>0.04972532</text:p>
          </table:table-cell>
          <table:table-cell/>
        </table:table-row>
        <table:table-row table:style-name="ro1">
          <table:table-cell office:value-type="string" calcext:value-type="string">
            <text:p>0x693c188e40f760ecf00d2946ef45260b84fbc43e</text:p>
          </table:table-cell>
          <table:table-cell office:value-type="float" office:value="0.04278771" calcext:value-type="float">
            <text:p>0.04278771</text:p>
          </table:table-cell>
          <table:table-cell/>
        </table:table-row>
        <table:table-row table:style-name="ro1">
          <table:table-cell office:value-type="string" calcext:value-type="string">
            <text:p>0x78941f3037fd976a1a72fcd665a76dd88d11bf1e</text:p>
          </table:table-cell>
          <table:table-cell office:value-type="float" office:value="0.03250519" calcext:value-type="float">
            <text:p>0.03250519</text:p>
          </table:table-cell>
          <table:table-cell/>
        </table:table-row>
        <table:table-row table:style-name="ro1">
          <table:table-cell office:value-type="string" calcext:value-type="string">
            <text:p>0xc7b3601cd694cd40333b791dad0a4f10c4cf0bf5</text:p>
          </table:table-cell>
          <table:table-cell office:value-type="float" office:value="0.0247379" calcext:value-type="float">
            <text:p>0.0247379</text:p>
          </table:table-cell>
          <table:table-cell/>
        </table:table-row>
        <table:table-row table:style-name="ro1">
          <table:table-cell office:value-type="string" calcext:value-type="string">
            <text:p>0x5db754952a32c0349a2b2a1b54477a40043e3dca</text:p>
          </table:table-cell>
          <table:table-cell office:value-type="float" office:value="0.00691803" calcext:value-type="float">
            <text:p>0.00691803</text:p>
          </table:table-cell>
          <table:table-cell/>
        </table:table-row>
        <table:table-row table:style-name="ro1">
          <table:table-cell office:value-type="string" calcext:value-type="string">
            <text:p>0x8adf1511ac821dbf5c0299b517f6daff60e7a96b</text:p>
          </table:table-cell>
          <table:table-cell office:value-type="float" office:value="0.0000067" calcext:value-type="float">
            <text:p>0.0000067</text:p>
          </table:table-cell>
          <table:table-cell/>
        </table:table-row>
        <table:table-row table:style-name="ro1">
          <table:table-cell office:value-type="string" calcext:value-type="string">
            <text:p>0xb9307de3a136c00b6e6980dfe4638df30f6df1f8</text:p>
          </table:table-cell>
          <table:table-cell office:value-type="float" office:value="0.00000049" calcext:value-type="float">
            <text:p>0.00000049</text:p>
          </table:table-cell>
          <table:table-cell/>
        </table:table-row>
        <table:table-row table:style-name="ro1">
          <table:table-cell office:value-type="string" calcext:value-type="string">
            <text:p>0x1cff53fc9a1a7d9df6b94b2721d7d786d448e60a</text:p>
          </table:table-cell>
          <table:table-cell office:value-type="float" office:value="0.00000007" calcext:value-type="float">
            <text:p>0.00000007</text:p>
          </table:table-cell>
          <table:table-cell/>
        </table:table-row>
        <table:table-row table:style-name="ro1">
          <table:table-cell office:value-type="string" calcext:value-type="string">
            <text:p>0x90e8d42039024f0cbefe0c2da84c447c6d5dd942</text:p>
          </table:table-cell>
          <table:table-cell office:value-type="float" office:value="0.00000002" calcext:value-type="float">
            <text:p>0.00000002</text:p>
          </table:table-cell>
          <table:table-cell/>
        </table:table-row>
        <table:table-row table:style-name="ro1">
          <table:table-cell office:value-type="string" calcext:value-type="string">
            <text:p>0x2cc4b2c15741bce423510454bd6caacf66354028</text:p>
          </table:table-cell>
          <table:table-cell office:value-type="float" office:value="0.00000001" calcext:value-type="float">
            <text:p>0.00000001</text:p>
          </table:table-cell>
          <table:table-cell/>
        </table:table-row>
        <table:table-row table:style-name="ro1">
          <table:table-cell office:value-type="string" calcext:value-type="string">
            <text:p>0x653bf186bdc476c7d0e96991f0b6043a3f83eae6</text:p>
          </table:table-cell>
          <table:table-cell office:value-type="float" office:value="0.00000001" calcext:value-type="float">
            <text:p>0.00000001</text:p>
          </table:table-cell>
          <table:table-cell/>
        </table:table-row>
        <table:table-row table:style-name="ro1">
          <table:table-cell office:value-type="string" calcext:value-type="string">
            <text:p>0x6761a379d294d7f6c554ac68929a7a1215acf5a9</text:p>
          </table:table-cell>
          <table:table-cell office:value-type="float" office:value="0.00000001" calcext:value-type="float">
            <text:p>0.00000001</text:p>
          </table:table-cell>
          <table:table-cell/>
        </table:table-row>
        <table:table-row table:style-name="ro1">
          <table:table-cell office:value-type="string" calcext:value-type="string">
            <text:p>0x6d5e23683c1daf0d5e818aa2d9eb77b6af9f7e03</text:p>
          </table:table-cell>
          <table:table-cell office:value-type="float" office:value="0.00000001" calcext:value-type="float">
            <text:p>0.00000001</text:p>
          </table:table-cell>
          <table:table-cell/>
        </table:table-row>
        <table:table-row table:style-name="ro1">
          <table:table-cell office:value-type="string" calcext:value-type="string">
            <text:p>0x8521ea5a8e36da59660236fee0961b856488acad</text:p>
          </table:table-cell>
          <table:table-cell office:value-type="float" office:value="0.00000001" calcext:value-type="float">
            <text:p>0.00000001</text:p>
          </table:table-cell>
          <table:table-cell/>
        </table:table-row>
        <table:table-row table:style-name="ro1">
          <table:table-cell office:value-type="string" calcext:value-type="string">
            <text:p>0xfb0ef393bdfe87e6c63ad812c2ff49d788db73de</text:p>
          </table:table-cell>
          <table:table-cell office:value-type="float" office:value="0.00000001" calcext:value-type="float">
            <text:p>0.00000001</text:p>
          </table:table-cell>
          <table:table-cell/>
        </table:table-row>
        <table:table-row table:style-name="ro1">
          <table:table-cell office:value-type="string" calcext:value-type="string">
            <text:p>0x02467e57e12a3f4f7b43834f24684e9d1906784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0x0944fbc62d5cd5c9206f3490c1033ca97114fa2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0x09cba7a42d174e0fcfabce462dd27db78bedfd5a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0x8763e7ebfc75b29f03a767cac590ee3d9f6bd6b5</text:p>
          </table:table-cell>
          <table:table-cell office:value-type="float" office:value="9.84326583" calcext:value-type="float">
            <text:p>9.84326583</text:p>
          </table:table-cell>
          <table:table-cell/>
        </table:table-row>
        <table:table-row table:style-name="ro1">
          <table:table-cell office:value-type="string" calcext:value-type="string">
            <text:p>0x58c95aec7bf378634310f139a2d9187b0d2fa66d</text:p>
          </table:table-cell>
          <table:table-cell office:value-type="float" office:value="9.67522211" calcext:value-type="float">
            <text:p>9.67522211</text:p>
          </table:table-cell>
          <table:table-cell/>
        </table:table-row>
        <table:table-row table:style-name="ro1">
          <table:table-cell office:value-type="string" calcext:value-type="string">
            <text:p>0xd99feefdebd52ab9135add5a6214f82ac89cb50b</text:p>
          </table:table-cell>
          <table:table-cell office:value-type="float" office:value="9.39409546" calcext:value-type="float">
            <text:p>9.39409546</text:p>
          </table:table-cell>
          <table:table-cell/>
        </table:table-row>
        <table:table-row table:style-name="ro1">
          <table:table-cell office:value-type="string" calcext:value-type="string">
            <text:p>0xe86178213479e50eff9642e2dc867102c093d0ed</text:p>
          </table:table-cell>
          <table:table-cell office:value-type="float" office:value="9.23918266" calcext:value-type="float">
            <text:p>9.23918266</text:p>
          </table:table-cell>
          <table:table-cell/>
        </table:table-row>
        <table:table-row table:style-name="ro1">
          <table:table-cell office:value-type="string" calcext:value-type="string">
            <text:p>0x211a4f703726c173ffba3e3aa3ba2e948dc56f0c</text:p>
          </table:table-cell>
          <table:table-cell office:value-type="float" office:value="9.17808457" calcext:value-type="float">
            <text:p>9.17808457</text:p>
          </table:table-cell>
          <table:table-cell/>
        </table:table-row>
        <table:table-row table:style-name="ro1">
          <table:table-cell office:value-type="string" calcext:value-type="string">
            <text:p>0x544b199505266403ee49830b876a6baf350b937b</text:p>
          </table:table-cell>
          <table:table-cell office:value-type="float" office:value="9.04867536" calcext:value-type="float">
            <text:p>9.04867536</text:p>
          </table:table-cell>
          <table:table-cell/>
        </table:table-row>
        <table:table-row table:style-name="ro1">
          <table:table-cell office:value-type="string" calcext:value-type="string">
            <text:p>0x82ad1f8d7ef1123e4e822a6858100cb47900a9f7</text:p>
          </table:table-cell>
          <table:table-cell office:value-type="float" office:value="8.96182038" calcext:value-type="float">
            <text:p>8.96182038</text:p>
          </table:table-cell>
          <table:table-cell/>
        </table:table-row>
        <table:table-row table:style-name="ro1">
          <table:table-cell office:value-type="string" calcext:value-type="string">
            <text:p>0xd68201ae88b4e06598386d4d1d470cd24673f2f2</text:p>
          </table:table-cell>
          <table:table-cell office:value-type="float" office:value="8.85357982" calcext:value-type="float">
            <text:p>8.85357982</text:p>
          </table:table-cell>
          <table:table-cell/>
        </table:table-row>
        <table:table-row table:style-name="ro1">
          <table:table-cell office:value-type="string" calcext:value-type="string">
            <text:p>0x52812cca5e3af1d43725d39fb6a18f2a868487bd</text:p>
          </table:table-cell>
          <table:table-cell office:value-type="float" office:value="8.77140173" calcext:value-type="float">
            <text:p>8.77140173</text:p>
          </table:table-cell>
          <table:table-cell/>
        </table:table-row>
        <table:table-row table:style-name="ro1">
          <table:table-cell office:value-type="string" calcext:value-type="string">
            <text:p>0x6f45bdfdb9e9f59ce979edba3db08fd1cc5bac92</text:p>
          </table:table-cell>
          <table:table-cell office:value-type="float" office:value="8.67771597" calcext:value-type="float">
            <text:p>8.67771597</text:p>
          </table:table-cell>
          <table:table-cell/>
        </table:table-row>
        <table:table-row table:style-name="ro1">
          <table:table-cell office:value-type="string" calcext:value-type="string">
            <text:p>0x5f53199c287fbc10c24e0152cf7c156639bfb65f</text:p>
          </table:table-cell>
          <table:table-cell office:value-type="float" office:value="8.5113442" calcext:value-type="float">
            <text:p>8.5113442</text:p>
          </table:table-cell>
          <table:table-cell/>
        </table:table-row>
        <table:table-row table:style-name="ro1">
          <table:table-cell office:value-type="string" calcext:value-type="string">
            <text:p>0xbf1d8e93f6373cf6e14d77929fa89b9e227f91e8</text:p>
          </table:table-cell>
          <table:table-cell office:value-type="float" office:value="8.51040658" calcext:value-type="float">
            <text:p>8.51040658</text:p>
          </table:table-cell>
          <table:table-cell/>
        </table:table-row>
        <table:table-row table:style-name="ro1">
          <table:table-cell office:value-type="string" calcext:value-type="string">
            <text:p>0xbd0c7faa8a47471734f46d8432d518c7ee30dac9</text:p>
          </table:table-cell>
          <table:table-cell office:value-type="float" office:value="8.41255244" calcext:value-type="float">
            <text:p>8.41255244</text:p>
          </table:table-cell>
          <table:table-cell/>
        </table:table-row>
        <table:table-row table:style-name="ro1">
          <table:table-cell office:value-type="string" calcext:value-type="string">
            <text:p>0xc478f1ce3a4edf011a3928752cbb9662470893b4</text:p>
          </table:table-cell>
          <table:table-cell office:value-type="float" office:value="8.12915664" calcext:value-type="float">
            <text:p>8.12915664</text:p>
          </table:table-cell>
          <table:table-cell/>
        </table:table-row>
        <table:table-row table:style-name="ro1">
          <table:table-cell office:value-type="string" calcext:value-type="string">
            <text:p>0xd05149eda3a9527492db378d9f84f01bf04884ea</text:p>
          </table:table-cell>
          <table:table-cell office:value-type="float" office:value="8.09008058" calcext:value-type="float">
            <text:p>8.09008058</text:p>
          </table:table-cell>
          <table:table-cell/>
        </table:table-row>
        <table:table-row table:style-name="ro1">
          <table:table-cell office:value-type="string" calcext:value-type="string">
            <text:p>0x355640cf66a44175eb091496a0aa9b91847d0c37</text:p>
          </table:table-cell>
          <table:table-cell office:value-type="float" office:value="8.00377281" calcext:value-type="float">
            <text:p>8.00377281</text:p>
          </table:table-cell>
          <table:table-cell/>
        </table:table-row>
        <table:table-row table:style-name="ro1">
          <table:table-cell office:value-type="string" calcext:value-type="string">
            <text:p>0x160ddd2d576fb10ab3145f5ee007315a74ab4075</text:p>
          </table:table-cell>
          <table:table-cell office:value-type="float" office:value="7.8637599" calcext:value-type="float">
            <text:p>7.8637599</text:p>
          </table:table-cell>
          <table:table-cell/>
        </table:table-row>
        <table:table-row table:style-name="ro1">
          <table:table-cell office:value-type="string" calcext:value-type="string">
            <text:p>0x26f755908c957ace3d91f89d7c841e021ba1f838</text:p>
          </table:table-cell>
          <table:table-cell office:value-type="float" office:value="7.50214575" calcext:value-type="float">
            <text:p>7.50214575</text:p>
          </table:table-cell>
          <table:table-cell/>
        </table:table-row>
        <table:table-row table:style-name="ro1">
          <table:table-cell office:value-type="string" calcext:value-type="string">
            <text:p>0x81e0b2780b7df1ff0ff7c44838b39dab10831f3b</text:p>
          </table:table-cell>
          <table:table-cell office:value-type="float" office:value="7.50012042" calcext:value-type="float">
            <text:p>7.50012042</text:p>
          </table:table-cell>
          <table:table-cell/>
        </table:table-row>
        <table:table-row table:style-name="ro1">
          <table:table-cell office:value-type="string" calcext:value-type="string">
            <text:p>0x2fbc30a1ea5e4cf44f3999fa1e333b53118624e1</text:p>
          </table:table-cell>
          <table:table-cell office:value-type="float" office:value="7.36093979" calcext:value-type="float">
            <text:p>7.36093979</text:p>
          </table:table-cell>
          <table:table-cell/>
        </table:table-row>
        <table:table-row table:style-name="ro1">
          <table:table-cell office:value-type="string" calcext:value-type="string">
            <text:p>0x83a10f39a5d70732df6ac773325c531e2fb8bdf7</text:p>
          </table:table-cell>
          <table:table-cell office:value-type="float" office:value="7.27347903" calcext:value-type="float">
            <text:p>7.27347903</text:p>
          </table:table-cell>
          <table:table-cell/>
        </table:table-row>
        <table:table-row table:style-name="ro1">
          <table:table-cell office:value-type="string" calcext:value-type="string">
            <text:p>0xb6d2d6c3fb6f0f2cba670a4e61a27e273d5a9edb</text:p>
          </table:table-cell>
          <table:table-cell office:value-type="float" office:value="7.20238285" calcext:value-type="float">
            <text:p>7.20238285</text:p>
          </table:table-cell>
          <table:table-cell/>
        </table:table-row>
        <table:table-row table:style-name="ro1">
          <table:table-cell office:value-type="string" calcext:value-type="string">
            <text:p>0xee932c9ec8d154d01bf0a0470fc2cbb619787cab</text:p>
          </table:table-cell>
          <table:table-cell office:value-type="float" office:value="7.02526028" calcext:value-type="float">
            <text:p>7.02526028</text:p>
          </table:table-cell>
          <table:table-cell/>
        </table:table-row>
        <table:table-row table:style-name="ro1">
          <table:table-cell office:value-type="string" calcext:value-type="string">
            <text:p>0xdfeaea82feb87cbc902645b03cea436c7d5ac342</text:p>
          </table:table-cell>
          <table:table-cell office:value-type="float" office:value="7.01216291" calcext:value-type="float">
            <text:p>7.01216291</text:p>
          </table:table-cell>
          <table:table-cell/>
        </table:table-row>
        <table:table-row table:style-name="ro1">
          <table:table-cell office:value-type="string" calcext:value-type="string">
            <text:p>0x032f079f44142dd77b68fa912d9ec0f75d1d0f3b</text:p>
          </table:table-cell>
          <table:table-cell office:value-type="float" office:value="7.00551693" calcext:value-type="float">
            <text:p>7.00551693</text:p>
          </table:table-cell>
          <table:table-cell/>
        </table:table-row>
        <table:table-row table:style-name="ro1">
          <table:table-cell office:value-type="string" calcext:value-type="string">
            <text:p>0x632a891e1f59593d60a1274ad20e8fccd2976ff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0xd1f00d4fca3651e1240bf012be7cc08577cf8828</text:p>
          </table:table-cell>
          <table:table-cell office:value-type="float" office:value="6.89678252" calcext:value-type="float">
            <text:p>6.89678252</text:p>
          </table:table-cell>
          <table:table-cell/>
        </table:table-row>
        <table:table-row table:style-name="ro1">
          <table:table-cell office:value-type="string" calcext:value-type="string">
            <text:p>0x9e74320049a33627f16ff66082bf93e6831a21cb</text:p>
          </table:table-cell>
          <table:table-cell office:value-type="float" office:value="6.80808102" calcext:value-type="float">
            <text:p>6.80808102</text:p>
          </table:table-cell>
          <table:table-cell/>
        </table:table-row>
        <table:table-row table:style-name="ro1">
          <table:table-cell office:value-type="string" calcext:value-type="string">
            <text:p>0x1269e35152552068500a406ad2c264f7006f24de</text:p>
          </table:table-cell>
          <table:table-cell office:value-type="float" office:value="6.7504278" calcext:value-type="float">
            <text:p>6.7504278</text:p>
          </table:table-cell>
          <table:table-cell/>
        </table:table-row>
        <table:table-row table:style-name="ro1">
          <table:table-cell office:value-type="string" calcext:value-type="string">
            <text:p>0x4d71749b5cba5f4ca891d2fc054d5d1624602efd</text:p>
          </table:table-cell>
          <table:table-cell office:value-type="float" office:value="6.6254535" calcext:value-type="float">
            <text:p>6.6254535</text:p>
          </table:table-cell>
          <table:table-cell/>
        </table:table-row>
        <table:table-row table:style-name="ro1">
          <table:table-cell office:value-type="string" calcext:value-type="string">
            <text:p>0x230a9022952739fec496f94e26acaed54823f142</text:p>
          </table:table-cell>
          <table:table-cell office:value-type="float" office:value="6.50615383" calcext:value-type="float">
            <text:p>6.50615383</text:p>
          </table:table-cell>
          <table:table-cell/>
        </table:table-row>
        <table:table-row table:style-name="ro1">
          <table:table-cell office:value-type="string" calcext:value-type="string">
            <text:p>0xa82ae18da45ad4ef0692ffc2596b1cba429ca39b</text:p>
          </table:table-cell>
          <table:table-cell office:value-type="float" office:value="6.38666518" calcext:value-type="float">
            <text:p>6.38666518</text:p>
          </table:table-cell>
          <table:table-cell/>
        </table:table-row>
        <table:table-row table:style-name="ro1">
          <table:table-cell office:value-type="string" calcext:value-type="string">
            <text:p>0xef0499120681fb7e8ebc5ea504e8d655d2aa8c4b</text:p>
          </table:table-cell>
          <table:table-cell office:value-type="float" office:value="6.37793727" calcext:value-type="float">
            <text:p>6.37793727</text:p>
          </table:table-cell>
          <table:table-cell/>
        </table:table-row>
        <table:table-row table:style-name="ro1">
          <table:table-cell office:value-type="string" calcext:value-type="string">
            <text:p>0x4663747fa09a29c4baa954894d34657a373625f2</text:p>
          </table:table-cell>
          <table:table-cell office:value-type="float" office:value="6.37605743" calcext:value-type="float">
            <text:p>6.37605743</text:p>
          </table:table-cell>
          <table:table-cell/>
        </table:table-row>
        <table:table-row table:style-name="ro1">
          <table:table-cell office:value-type="string" calcext:value-type="string">
            <text:p>0xa8172a3a34fdb1ef39ab4ebcfc8af096d7b583a4</text:p>
          </table:table-cell>
          <table:table-cell office:value-type="float" office:value="6.23235475" calcext:value-type="float">
            <text:p>6.23235475</text:p>
          </table:table-cell>
          <table:table-cell/>
        </table:table-row>
        <table:table-row table:style-name="ro1">
          <table:table-cell office:value-type="string" calcext:value-type="string">
            <text:p>0x712ce01a10dc8e1d13faac7ed6c28de4b2d01d00</text:p>
          </table:table-cell>
          <table:table-cell office:value-type="float" office:value="6.22753602" calcext:value-type="float">
            <text:p>6.22753602</text:p>
          </table:table-cell>
          <table:table-cell/>
        </table:table-row>
        <table:table-row table:style-name="ro1">
          <table:table-cell office:value-type="string" calcext:value-type="string">
            <text:p>0xf455ace604ddf30bed3a9ea8c41cbbb7f4ff0124</text:p>
          </table:table-cell>
          <table:table-cell office:value-type="float" office:value="6.04664313" calcext:value-type="float">
            <text:p>6.04664313</text:p>
          </table:table-cell>
          <table:table-cell/>
        </table:table-row>
        <table:table-row table:style-name="ro1">
          <table:table-cell office:value-type="string" calcext:value-type="string">
            <text:p>0x1a75beecdf38627d56d3d07235a57aaa04d14148</text:p>
          </table:table-cell>
          <table:table-cell office:value-type="float" office:value="6.02149786" calcext:value-type="float">
            <text:p>6.02149786</text:p>
          </table:table-cell>
          <table:table-cell/>
        </table:table-row>
        <table:table-row table:style-name="ro1">
          <table:table-cell office:value-type="string" calcext:value-type="string">
            <text:p>0xd61f9a98fb82444478042bd001a4c81737b95e47</text:p>
          </table:table-cell>
          <table:table-cell office:value-type="float" office:value="5.99000444" calcext:value-type="float">
            <text:p>5.99000444</text:p>
          </table:table-cell>
          <table:table-cell/>
        </table:table-row>
        <table:table-row table:style-name="ro1">
          <table:table-cell office:value-type="string" calcext:value-type="string">
            <text:p>0x85c3d3054c1d0f8d57d28a1e5c1203d490a130b8</text:p>
          </table:table-cell>
          <table:table-cell office:value-type="float" office:value="5.80678086" calcext:value-type="float">
            <text:p>5.80678086</text:p>
          </table:table-cell>
          <table:table-cell/>
        </table:table-row>
        <table:table-row table:style-name="ro1">
          <table:table-cell office:value-type="string" calcext:value-type="string">
            <text:p>0x2d5aa411b5aa66d2bd0ea48ab0b4f5087c3a2f82</text:p>
          </table:table-cell>
          <table:table-cell office:value-type="float" office:value="5.75418349" calcext:value-type="float">
            <text:p>5.75418349</text:p>
          </table:table-cell>
          <table:table-cell/>
        </table:table-row>
        <table:table-row table:style-name="ro1">
          <table:table-cell office:value-type="string" calcext:value-type="string">
            <text:p>0x9e173cea4d027d55c4e199b0a8dbe62539110204</text:p>
          </table:table-cell>
          <table:table-cell office:value-type="float" office:value="5.7509326" calcext:value-type="float">
            <text:p>5.7509326</text:p>
          </table:table-cell>
          <table:table-cell/>
        </table:table-row>
        <table:table-row table:style-name="ro1">
          <table:table-cell office:value-type="string" calcext:value-type="string">
            <text:p>0x607f963441139f78f5f24b8c0de80ec8d0e53f2b</text:p>
          </table:table-cell>
          <table:table-cell office:value-type="float" office:value="5.74446919" calcext:value-type="float">
            <text:p>5.74446919</text:p>
          </table:table-cell>
          <table:table-cell/>
        </table:table-row>
        <table:table-row table:style-name="ro1">
          <table:table-cell office:value-type="string" calcext:value-type="string">
            <text:p>0x95961c674e89b466d935358aaffc656e1c29f0de</text:p>
          </table:table-cell>
          <table:table-cell office:value-type="float" office:value="5.50486191" calcext:value-type="float">
            <text:p>5.50486191</text:p>
          </table:table-cell>
          <table:table-cell/>
        </table:table-row>
        <table:table-row table:style-name="ro1">
          <table:table-cell office:value-type="string" calcext:value-type="string">
            <text:p>0x53a858477aad4291a13f5d89c0c82308c8dd7b0c</text:p>
          </table:table-cell>
          <table:table-cell office:value-type="float" office:value="5.50390165" calcext:value-type="float">
            <text:p>5.50390165</text:p>
          </table:table-cell>
          <table:table-cell/>
        </table:table-row>
        <table:table-row table:style-name="ro1">
          <table:table-cell office:value-type="string" calcext:value-type="string">
            <text:p>0xedb1fe1d43cb65aae99a202ef93aabd7e46c2623</text:p>
          </table:table-cell>
          <table:table-cell office:value-type="float" office:value="5.48892599" calcext:value-type="float">
            <text:p>5.48892599</text:p>
          </table:table-cell>
          <table:table-cell/>
        </table:table-row>
        <table:table-row table:style-name="ro1">
          <table:table-cell office:value-type="string" calcext:value-type="string">
            <text:p>0x34b456e8587a21ac29aab1cd60cadf178c3d91f6</text:p>
          </table:table-cell>
          <table:table-cell office:value-type="float" office:value="5.44514908" calcext:value-type="float">
            <text:p>5.44514908</text:p>
          </table:table-cell>
          <table:table-cell/>
        </table:table-row>
        <table:table-row table:style-name="ro1">
          <table:table-cell office:value-type="string" calcext:value-type="string">
            <text:p>0xe7321ad51a43d5bf4dbf593dba0f5c7848ea1328</text:p>
          </table:table-cell>
          <table:table-cell office:value-type="float" office:value="5.420528" calcext:value-type="float">
            <text:p>5.420528</text:p>
          </table:table-cell>
          <table:table-cell/>
        </table:table-row>
        <table:table-row table:style-name="ro1">
          <table:table-cell office:value-type="string" calcext:value-type="string">
            <text:p>0x2d2170d22d67d3eb3096feb73b8100ba01d76e6a</text:p>
          </table:table-cell>
          <table:table-cell office:value-type="float" office:value="5.15605145" calcext:value-type="float">
            <text:p>5.15605145</text:p>
          </table:table-cell>
          <table:table-cell/>
        </table:table-row>
        <table:table-row table:style-name="ro1">
          <table:table-cell office:value-type="string" calcext:value-type="string">
            <text:p>0x954933147bf9e6a919c8822ae36d98868026606f</text:p>
          </table:table-cell>
          <table:table-cell office:value-type="float" office:value="5.04695412" calcext:value-type="float">
            <text:p>5.04695412</text:p>
          </table:table-cell>
          <table:table-cell/>
        </table:table-row>
        <table:table-row table:style-name="ro1">
          <table:table-cell office:value-type="string" calcext:value-type="string">
            <text:p>0x146912b44ec7ec2e48a6dac9b7a32f99fb22cae1</text:p>
          </table:table-cell>
          <table:table-cell office:value-type="float" office:value="5.04646937" calcext:value-type="float">
            <text:p>5.04646937</text:p>
          </table:table-cell>
          <table:table-cell/>
        </table:table-row>
        <table:table-row table:style-name="ro1">
          <table:table-cell office:value-type="string" calcext:value-type="string">
            <text:p>0x32ed2664c8a74987ce3615e9087565adbd5a56a4</text:p>
          </table:table-cell>
          <table:table-cell office:value-type="float" office:value="5.0448869" calcext:value-type="float">
            <text:p>5.0448869</text:p>
          </table:table-cell>
          <table:table-cell/>
        </table:table-row>
        <table:table-row table:style-name="ro1">
          <table:table-cell office:value-type="string" calcext:value-type="string">
            <text:p>0xc4dfb7b4784d087759ffa35a3b7a7629e548c8f5</text:p>
          </table:table-cell>
          <table:table-cell office:value-type="float" office:value="5.02536192" calcext:value-type="float">
            <text:p>5.02536192</text:p>
          </table:table-cell>
          <table:table-cell/>
        </table:table-row>
        <table:table-row table:style-name="ro1">
          <table:table-cell office:value-type="string" calcext:value-type="string">
            <text:p>0xb6ed7644c69416d67b522e20bc294a9a9b405b31</text:p>
          </table:table-cell>
          <table:table-cell office:value-type="float" office:value="5.00996525" calcext:value-type="float">
            <text:p>5.00996525</text:p>
          </table:table-cell>
          <table:table-cell/>
        </table:table-row>
        <table:table-row table:style-name="ro1">
          <table:table-cell office:value-type="string" calcext:value-type="string">
            <text:p>0x881a82abce6d2e467a90defd42ff515b596b3492</text:p>
          </table:table-cell>
          <table:table-cell office:value-type="float" office:value="5.00478146" calcext:value-type="float">
            <text:p>5.00478146</text:p>
          </table:table-cell>
          <table:table-cell/>
        </table:table-row>
        <table:table-row table:style-name="ro1">
          <table:table-cell office:value-type="string" calcext:value-type="string">
            <text:p>0x122241ded3978bfbcdc8c17cdc739d869d9203af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x28b80c3ca4bf3aa00e5e95757fd052e582e0551a</text:p>
          </table:table-cell>
          <table:table-cell office:value-type="float" office:value="4.97141206" calcext:value-type="float">
            <text:p>4.97141206</text:p>
          </table:table-cell>
          <table:table-cell/>
        </table:table-row>
        <table:table-row table:style-name="ro1">
          <table:table-cell office:value-type="string" calcext:value-type="string">
            <text:p>0x542a75a34d1e91036e79696ba211393fad04a20f</text:p>
          </table:table-cell>
          <table:table-cell office:value-type="float" office:value="4.86133309" calcext:value-type="float">
            <text:p>4.86133309</text:p>
          </table:table-cell>
          <table:table-cell/>
        </table:table-row>
        <table:table-row table:style-name="ro1">
          <table:table-cell office:value-type="string" calcext:value-type="string">
            <text:p>0xab0486dd63b2864cf3e349e03c6ff30999e4edd1</text:p>
          </table:table-cell>
          <table:table-cell office:value-type="float" office:value="4.73684982" calcext:value-type="float">
            <text:p>4.73684982</text:p>
          </table:table-cell>
          <table:table-cell/>
        </table:table-row>
        <table:table-row table:style-name="ro1">
          <table:table-cell office:value-type="string" calcext:value-type="string">
            <text:p>0x2b77dc1c7315be13691964a6ea9b157eb60d5e6c</text:p>
          </table:table-cell>
          <table:table-cell office:value-type="float" office:value="4.69949433" calcext:value-type="float">
            <text:p>4.69949433</text:p>
          </table:table-cell>
          <table:table-cell/>
        </table:table-row>
        <table:table-row table:style-name="ro1">
          <table:table-cell office:value-type="string" calcext:value-type="string">
            <text:p>0x1e66fa8cbf213102b749bf5801f59b83cb05a134</text:p>
          </table:table-cell>
          <table:table-cell office:value-type="float" office:value="4.57913904" calcext:value-type="float">
            <text:p>4.57913904</text:p>
          </table:table-cell>
          <table:table-cell/>
        </table:table-row>
        <table:table-row table:style-name="ro1">
          <table:table-cell office:value-type="string" calcext:value-type="string">
            <text:p>0x85ae7bd6e34cfce4bb92445436600ee585124c3b</text:p>
          </table:table-cell>
          <table:table-cell office:value-type="float" office:value="4.55054159" calcext:value-type="float">
            <text:p>4.55054159</text:p>
          </table:table-cell>
          <table:table-cell/>
        </table:table-row>
        <table:table-row table:style-name="ro1">
          <table:table-cell office:value-type="string" calcext:value-type="string">
            <text:p>0xe8f8e609eeddcd2329eb4ec3d5b955ffad2ea4af</text:p>
          </table:table-cell>
          <table:table-cell office:value-type="float" office:value="4.53641744" calcext:value-type="float">
            <text:p>4.53641744</text:p>
          </table:table-cell>
          <table:table-cell/>
        </table:table-row>
        <table:table-row table:style-name="ro1">
          <table:table-cell office:value-type="string" calcext:value-type="string">
            <text:p>0x555095a68611cd7fa8d00d2dfc7ddee1822fcf90</text:p>
          </table:table-cell>
          <table:table-cell office:value-type="float" office:value="4.50358592" calcext:value-type="float">
            <text:p>4.50358592</text:p>
          </table:table-cell>
          <table:table-cell/>
        </table:table-row>
        <table:table-row table:style-name="ro1">
          <table:table-cell office:value-type="string" calcext:value-type="string">
            <text:p>0x9fc3620cf39fa7fdc4c9250abf7e45efad36b3c9</text:p>
          </table:table-cell>
          <table:table-cell office:value-type="float" office:value="4.50273002" calcext:value-type="float">
            <text:p>4.50273002</text:p>
          </table:table-cell>
          <table:table-cell/>
        </table:table-row>
        <table:table-row table:style-name="ro1">
          <table:table-cell office:value-type="string" calcext:value-type="string">
            <text:p>0x2cedb34ae4114c0e9a974ce812d382a59c86764d</text:p>
          </table:table-cell>
          <table:table-cell office:value-type="float" office:value="4.4920368" calcext:value-type="float">
            <text:p>4.4920368</text:p>
          </table:table-cell>
          <table:table-cell/>
        </table:table-row>
        <table:table-row table:style-name="ro1">
          <table:table-cell office:value-type="string" calcext:value-type="string">
            <text:p>0x1205cbddb98d2ee378cad337df5d8063bf845f32</text:p>
          </table:table-cell>
          <table:table-cell office:value-type="float" office:value="4.46513759" calcext:value-type="float">
            <text:p>4.46513759</text:p>
          </table:table-cell>
          <table:table-cell/>
        </table:table-row>
        <table:table-row table:style-name="ro1">
          <table:table-cell office:value-type="string" calcext:value-type="string">
            <text:p>0x2cc4b2c15741bce423510454bd6caacf66354028</text:p>
          </table:table-cell>
          <table:table-cell office:value-type="float" office:value="4.41662894" calcext:value-type="float">
            <text:p>4.41662894</text:p>
          </table:table-cell>
          <table:table-cell/>
        </table:table-row>
        <table:table-row table:style-name="ro1">
          <table:table-cell office:value-type="string" calcext:value-type="string">
            <text:p>0xf5fc5372680ff333ad137a7c0e2c3853b89905dd</text:p>
          </table:table-cell>
          <table:table-cell office:value-type="float" office:value="4.3799215" calcext:value-type="float">
            <text:p>4.3799215</text:p>
          </table:table-cell>
          <table:table-cell/>
        </table:table-row>
        <table:table-row table:style-name="ro1">
          <table:table-cell office:value-type="string" calcext:value-type="string">
            <text:p>0xf0efdbd0c89fdc49d41279ac5a149f71b544d104</text:p>
          </table:table-cell>
          <table:table-cell office:value-type="float" office:value="4.33303056" calcext:value-type="float">
            <text:p>4.33303056</text:p>
          </table:table-cell>
          <table:table-cell/>
        </table:table-row>
        <table:table-row table:style-name="ro1">
          <table:table-cell office:value-type="string" calcext:value-type="string">
            <text:p>0x2f13afd5a769ed227887740843ecf29b49b73e0a</text:p>
          </table:table-cell>
          <table:table-cell office:value-type="float" office:value="4.20000076" calcext:value-type="float">
            <text:p>4.20000076</text:p>
          </table:table-cell>
          <table:table-cell/>
        </table:table-row>
        <table:table-row table:style-name="ro1">
          <table:table-cell office:value-type="string" calcext:value-type="string">
            <text:p>0xa67f4d6dd924cd89587fc742365970716f9a8f51</text:p>
          </table:table-cell>
          <table:table-cell office:value-type="float" office:value="4.06442909" calcext:value-type="float">
            <text:p>4.06442909</text:p>
          </table:table-cell>
          <table:table-cell/>
        </table:table-row>
        <table:table-row table:style-name="ro1">
          <table:table-cell office:value-type="string" calcext:value-type="string">
            <text:p>0x945f4f35eb97a7baaac343e07de61e9697adddaa</text:p>
          </table:table-cell>
          <table:table-cell office:value-type="float" office:value="4.03205162" calcext:value-type="float">
            <text:p>4.03205162</text:p>
          </table:table-cell>
          <table:table-cell/>
        </table:table-row>
        <table:table-row table:style-name="ro1">
          <table:table-cell office:value-type="string" calcext:value-type="string">
            <text:p>0x336a203c362b0b18de62b2f110b49792248e7350</text:p>
          </table:table-cell>
          <table:table-cell office:value-type="float" office:value="4.02925826" calcext:value-type="float">
            <text:p>4.02925826</text:p>
          </table:table-cell>
          <table:table-cell/>
        </table:table-row>
        <table:table-row table:style-name="ro1">
          <table:table-cell office:value-type="string" calcext:value-type="string">
            <text:p>0x8ee1ec7cc5ef927d75b4c1a894bad47956ed726b</text:p>
          </table:table-cell>
          <table:table-cell office:value-type="float" office:value="4.00742548" calcext:value-type="float">
            <text:p>4.00742548</text:p>
          </table:table-cell>
          <table:table-cell/>
        </table:table-row>
        <table:table-row table:style-name="ro1">
          <table:table-cell office:value-type="string" calcext:value-type="string">
            <text:p>0xdaa7c516cb0be3c38a842065fa883aba84e384c8</text:p>
          </table:table-cell>
          <table:table-cell office:value-type="float" office:value="4.00428927" calcext:value-type="float">
            <text:p>4.00428927</text:p>
          </table:table-cell>
          <table:table-cell/>
        </table:table-row>
        <table:table-row table:style-name="ro1">
          <table:table-cell office:value-type="string" calcext:value-type="string">
            <text:p>0x036c439e908079a3d309a214aba5b75b32beca43</text:p>
          </table:table-cell>
          <table:table-cell office:value-type="float" office:value="4.0019444" calcext:value-type="float">
            <text:p>4.0019444</text:p>
          </table:table-cell>
          <table:table-cell/>
        </table:table-row>
        <table:table-row table:style-name="ro1">
          <table:table-cell office:value-type="string" calcext:value-type="string">
            <text:p>0x6401b5dec4032b2a245242c642c07429425c5ad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0x30a6521a91bf6e69d6cbaf2eb98b9d5ec863d0ba</text:p>
          </table:table-cell>
          <table:table-cell office:value-type="float" office:value="3.98485114" calcext:value-type="float">
            <text:p>3.98485114</text:p>
          </table:table-cell>
          <table:table-cell/>
        </table:table-row>
        <table:table-row table:style-name="ro1">
          <table:table-cell office:value-type="string" calcext:value-type="string">
            <text:p>0xadee9c1f56e1b9d933efc8fd411cb08d164cf4ba</text:p>
          </table:table-cell>
          <table:table-cell office:value-type="float" office:value="3.94081194" calcext:value-type="float">
            <text:p>3.94081194</text:p>
          </table:table-cell>
          <table:table-cell/>
        </table:table-row>
        <table:table-row table:style-name="ro1">
          <table:table-cell office:value-type="string" calcext:value-type="string">
            <text:p>0xb43f7be1cbbb7c96aeaeaff4598044052a8a2097</text:p>
          </table:table-cell>
          <table:table-cell office:value-type="float" office:value="3.94007512" calcext:value-type="float">
            <text:p>3.94007512</text:p>
          </table:table-cell>
          <table:table-cell/>
        </table:table-row>
        <table:table-row table:style-name="ro1">
          <table:table-cell office:value-type="string" calcext:value-type="string">
            <text:p>0xdbb59151b18dd72e9ac092706e93de5b5d7a9325</text:p>
          </table:table-cell>
          <table:table-cell office:value-type="float" office:value="3.81866277" calcext:value-type="float">
            <text:p>3.81866277</text:p>
          </table:table-cell>
          <table:table-cell/>
        </table:table-row>
        <table:table-row table:style-name="ro1">
          <table:table-cell office:value-type="string" calcext:value-type="string">
            <text:p>0x5407d3838c6457e085c122dc9a08b9c4f688f9d5</text:p>
          </table:table-cell>
          <table:table-cell office:value-type="float" office:value="3.80399196" calcext:value-type="float">
            <text:p>3.80399196</text:p>
          </table:table-cell>
          <table:table-cell/>
        </table:table-row>
        <table:table-row table:style-name="ro1">
          <table:table-cell office:value-type="string" calcext:value-type="string">
            <text:p>0xa4db0d06dd73fec05c7bc997565aaff39e975952</text:p>
          </table:table-cell>
          <table:table-cell office:value-type="float" office:value="3.75" calcext:value-type="float">
            <text:p>3.75</text:p>
          </table:table-cell>
          <table:table-cell/>
        </table:table-row>
        <table:table-row table:style-name="ro1">
          <table:table-cell office:value-type="string" calcext:value-type="string">
            <text:p>0x41006c98475f4af8978e0ae07a9fe6fc239eed2e</text:p>
          </table:table-cell>
          <table:table-cell office:value-type="float" office:value="3.70725345" calcext:value-type="float">
            <text:p>3.70725345</text:p>
          </table:table-cell>
          <table:table-cell/>
        </table:table-row>
        <table:table-row table:style-name="ro1">
          <table:table-cell office:value-type="string" calcext:value-type="string">
            <text:p>0xa3462b5a25763459375a169c9b804f57b61e7a43</text:p>
          </table:table-cell>
          <table:table-cell office:value-type="float" office:value="3.70459622" calcext:value-type="float">
            <text:p>3.70459622</text:p>
          </table:table-cell>
          <table:table-cell/>
        </table:table-row>
        <table:table-row table:style-name="ro1">
          <table:table-cell office:value-type="string" calcext:value-type="string">
            <text:p>0x71c4c27903bc1f9be72bb28c346d85c0c43cf7e9</text:p>
          </table:table-cell>
          <table:table-cell office:value-type="float" office:value="3.680766" calcext:value-type="float">
            <text:p>3.680766</text:p>
          </table:table-cell>
          <table:table-cell/>
        </table:table-row>
        <table:table-row table:style-name="ro1">
          <table:table-cell office:value-type="string" calcext:value-type="string">
            <text:p>0x681a194ce6a05b0b5de0fe41818c19509bd079ff</text:p>
          </table:table-cell>
          <table:table-cell office:value-type="float" office:value="3.6414164" calcext:value-type="float">
            <text:p>3.6414164</text:p>
          </table:table-cell>
          <table:table-cell/>
        </table:table-row>
        <table:table-row table:style-name="ro1">
          <table:table-cell office:value-type="string" calcext:value-type="string">
            <text:p>0x382ffce2287252f930e1c8dc9328dac5bf282ba1</text:p>
          </table:table-cell>
          <table:table-cell office:value-type="float" office:value="3.60916039" calcext:value-type="float">
            <text:p>3.60916039</text:p>
          </table:table-cell>
          <table:table-cell/>
        </table:table-row>
        <table:table-row table:style-name="ro1">
          <table:table-cell office:value-type="string" calcext:value-type="string">
            <text:p>0x6cf783bb1676db6eab78e2c3b845efb7454712b5</text:p>
          </table:table-cell>
          <table:table-cell office:value-type="float" office:value="3.56558498" calcext:value-type="float">
            <text:p>3.56558498</text:p>
          </table:table-cell>
          <table:table-cell/>
        </table:table-row>
        <table:table-row table:style-name="ro1">
          <table:table-cell office:value-type="string" calcext:value-type="string">
            <text:p>0xb3787aef40a0c4884f4803b2337a0e96896f4410</text:p>
          </table:table-cell>
          <table:table-cell office:value-type="float" office:value="3.53047586" calcext:value-type="float">
            <text:p>3.53047586</text:p>
          </table:table-cell>
          <table:table-cell/>
        </table:table-row>
        <table:table-row table:style-name="ro1">
          <table:table-cell office:value-type="string" calcext:value-type="string">
            <text:p>0x74f5e2002a5a1e6890dea5b77f0d794cc9f1ce5d</text:p>
          </table:table-cell>
          <table:table-cell office:value-type="float" office:value="3.51223092" calcext:value-type="float">
            <text:p>3.51223092</text:p>
          </table:table-cell>
          <table:table-cell/>
        </table:table-row>
        <table:table-row table:style-name="ro1">
          <table:table-cell office:value-type="string" calcext:value-type="string">
            <text:p>0xf45283911c4702bd10ce0bd8787439a0e944f331</text:p>
          </table:table-cell>
          <table:table-cell office:value-type="float" office:value="3.50952438" calcext:value-type="float">
            <text:p>3.50952438</text:p>
          </table:table-cell>
          <table:table-cell/>
        </table:table-row>
        <table:table-row table:style-name="ro1">
          <table:table-cell office:value-type="string" calcext:value-type="string">
            <text:p>0x1672d48ee69236e91c4c67c0d5dceb70db49a227</text:p>
          </table:table-cell>
          <table:table-cell office:value-type="float" office:value="3.50346142" calcext:value-type="float">
            <text:p>3.50346142</text:p>
          </table:table-cell>
          <table:table-cell/>
        </table:table-row>
        <table:table-row table:style-name="ro1">
          <table:table-cell office:value-type="string" calcext:value-type="string">
            <text:p>0xbbf0157b4a97c674e0a924967d59a20610510429</text:p>
          </table:table-cell>
          <table:table-cell office:value-type="float" office:value="3.50158212" calcext:value-type="float">
            <text:p>3.50158212</text:p>
          </table:table-cell>
          <table:table-cell/>
        </table:table-row>
        <table:table-row table:style-name="ro1">
          <table:table-cell office:value-type="string" calcext:value-type="string">
            <text:p>0x14ce793a8663b6e6aa8dc7bba78c486731d7c8f2</text:p>
          </table:table-cell>
          <table:table-cell office:value-type="float" office:value="3.50079042" calcext:value-type="float">
            <text:p>3.50079042</text:p>
          </table:table-cell>
          <table:table-cell/>
        </table:table-row>
        <table:table-row table:style-name="ro1">
          <table:table-cell office:value-type="string" calcext:value-type="string">
            <text:p>0x9f92068180875738d0f09e9aaee193cd4f416e9d</text:p>
          </table:table-cell>
          <table:table-cell office:value-type="float" office:value="3.5006171" calcext:value-type="float">
            <text:p>3.5006171</text:p>
          </table:table-cell>
          <table:table-cell/>
        </table:table-row>
        <table:table-row table:style-name="ro1">
          <table:table-cell office:value-type="string" calcext:value-type="string">
            <text:p>0xfe22a36fbfb8f797e5b39c061d522adc8577c1f6</text:p>
          </table:table-cell>
          <table:table-cell office:value-type="float" office:value="3.48966491" calcext:value-type="float">
            <text:p>3.48966491</text:p>
          </table:table-cell>
          <table:table-cell/>
        </table:table-row>
        <table:table-row table:style-name="ro1">
          <table:table-cell office:value-type="string" calcext:value-type="string">
            <text:p>0xed9490eb47478b11e0c6352446fa70542a093ef5</text:p>
          </table:table-cell>
          <table:table-cell office:value-type="float" office:value="3.42324364" calcext:value-type="float">
            <text:p>3.42324364</text:p>
          </table:table-cell>
          <table:table-cell/>
        </table:table-row>
        <table:table-row table:style-name="ro1">
          <table:table-cell office:value-type="string" calcext:value-type="string">
            <text:p>0x6443a5235de4b9fc3e5ffdfb15496ba36020b52f</text:p>
          </table:table-cell>
          <table:table-cell office:value-type="float" office:value="3.41107867" calcext:value-type="float">
            <text:p>3.41107867</text:p>
          </table:table-cell>
          <table:table-cell/>
        </table:table-row>
        <table:table-row table:style-name="ro1">
          <table:table-cell office:value-type="string" calcext:value-type="string">
            <text:p>0x7450fb048bd81d69c27676b93129f611af948c28</text:p>
          </table:table-cell>
          <table:table-cell office:value-type="float" office:value="3.39245754" calcext:value-type="float">
            <text:p>3.39245754</text:p>
          </table:table-cell>
          <table:table-cell/>
        </table:table-row>
        <table:table-row table:style-name="ro1">
          <table:table-cell office:value-type="string" calcext:value-type="string">
            <text:p>0xfdfeee0a461b90d355fa42ea143bb8abb20c875e</text:p>
          </table:table-cell>
          <table:table-cell office:value-type="float" office:value="3.35325672" calcext:value-type="float">
            <text:p>3.35325672</text:p>
          </table:table-cell>
          <table:table-cell/>
        </table:table-row>
        <table:table-row table:style-name="ro1">
          <table:table-cell office:value-type="string" calcext:value-type="string">
            <text:p>0x3aa63776e6802118bcd5c102cdd26bad6f019c82</text:p>
          </table:table-cell>
          <table:table-cell office:value-type="float" office:value="3.34760172" calcext:value-type="float">
            <text:p>3.34760172</text:p>
          </table:table-cell>
          <table:table-cell/>
        </table:table-row>
        <table:table-row table:style-name="ro1">
          <table:table-cell office:value-type="string" calcext:value-type="string">
            <text:p>0x9edc7aeda77078fd5f6bf2ea1a6c927a6de02054</text:p>
          </table:table-cell>
          <table:table-cell office:value-type="float" office:value="3.34594076" calcext:value-type="float">
            <text:p>3.34594076</text:p>
          </table:table-cell>
          <table:table-cell/>
        </table:table-row>
        <table:table-row table:style-name="ro1">
          <table:table-cell office:value-type="string" calcext:value-type="string">
            <text:p>0x41cbe54ccdcca91177cb8c1cd0bc8e1d86251788</text:p>
          </table:table-cell>
          <table:table-cell office:value-type="float" office:value="3.34142458" calcext:value-type="float">
            <text:p>3.34142458</text:p>
          </table:table-cell>
          <table:table-cell/>
        </table:table-row>
        <table:table-row table:style-name="ro1">
          <table:table-cell office:value-type="string" calcext:value-type="string">
            <text:p>0x33e09beeac25ec9bfab001f6a8a324e77caaf780</text:p>
          </table:table-cell>
          <table:table-cell office:value-type="float" office:value="3.33007183" calcext:value-type="float">
            <text:p>3.33007183</text:p>
          </table:table-cell>
          <table:table-cell/>
        </table:table-row>
        <table:table-row table:style-name="ro1">
          <table:table-cell office:value-type="string" calcext:value-type="string">
            <text:p>0x525feeec7fd4b0b59fa8b5ac145e287686e1dc4b</text:p>
          </table:table-cell>
          <table:table-cell office:value-type="float" office:value="3.32949374" calcext:value-type="float">
            <text:p>3.32949374</text:p>
          </table:table-cell>
          <table:table-cell/>
        </table:table-row>
        <table:table-row table:style-name="ro1">
          <table:table-cell office:value-type="string" calcext:value-type="string">
            <text:p>0x1436653e531d25d62b2d7096b0252d669ffb0413</text:p>
          </table:table-cell>
          <table:table-cell office:value-type="float" office:value="3.31270155" calcext:value-type="float">
            <text:p>3.31270155</text:p>
          </table:table-cell>
          <table:table-cell/>
        </table:table-row>
        <table:table-row table:style-name="ro1">
          <table:table-cell office:value-type="string" calcext:value-type="string">
            <text:p>0x852e38f70230e1661a4b4a6f52aac9923dc05747</text:p>
          </table:table-cell>
          <table:table-cell office:value-type="float" office:value="3.27729052" calcext:value-type="float">
            <text:p>3.27729052</text:p>
          </table:table-cell>
          <table:table-cell/>
        </table:table-row>
        <table:table-row table:style-name="ro1">
          <table:table-cell office:value-type="string" calcext:value-type="string">
            <text:p>0x475fca9fe1a76993f9919d2169863f9f312a8059</text:p>
          </table:table-cell>
          <table:table-cell office:value-type="float" office:value="3.26496377" calcext:value-type="float">
            <text:p>3.26496377</text:p>
          </table:table-cell>
          <table:table-cell/>
        </table:table-row>
        <table:table-row table:style-name="ro1">
          <table:table-cell office:value-type="string" calcext:value-type="string">
            <text:p>0xe24600182e648d306b74d2b0bb476016490fd81d</text:p>
          </table:table-cell>
          <table:table-cell office:value-type="float" office:value="3.2638466" calcext:value-type="float">
            <text:p>3.2638466</text:p>
          </table:table-cell>
          <table:table-cell/>
        </table:table-row>
        <table:table-row table:style-name="ro1">
          <table:table-cell office:value-type="string" calcext:value-type="string">
            <text:p>0x7b861609f4f5977997a6478b09d81a7256d6c748</text:p>
          </table:table-cell>
          <table:table-cell office:value-type="float" office:value="3.25861874" calcext:value-type="float">
            <text:p>3.25861874</text:p>
          </table:table-cell>
          <table:table-cell/>
        </table:table-row>
        <table:table-row table:style-name="ro1">
          <table:table-cell office:value-type="string" calcext:value-type="string">
            <text:p>0x3018fad6b9e5ae3d12a29c5dd05d420efb583678</text:p>
          </table:table-cell>
          <table:table-cell office:value-type="float" office:value="3.20075773" calcext:value-type="float">
            <text:p>3.20075773</text:p>
          </table:table-cell>
          <table:table-cell/>
        </table:table-row>
        <table:table-row table:style-name="ro1">
          <table:table-cell office:value-type="string" calcext:value-type="string">
            <text:p>0x687cad95e0676489b532495244c19eb623420966</text:p>
          </table:table-cell>
          <table:table-cell office:value-type="float" office:value="3.17837535" calcext:value-type="float">
            <text:p>3.17837535</text:p>
          </table:table-cell>
          <table:table-cell/>
        </table:table-row>
        <table:table-row table:style-name="ro1">
          <table:table-cell office:value-type="string" calcext:value-type="string">
            <text:p>0x968a0e5603c5d4dbf24cbd7df562921d158ad19c</text:p>
          </table:table-cell>
          <table:table-cell office:value-type="float" office:value="3.15524972" calcext:value-type="float">
            <text:p>3.15524972</text:p>
          </table:table-cell>
          <table:table-cell/>
        </table:table-row>
        <table:table-row table:style-name="ro1">
          <table:table-cell office:value-type="string" calcext:value-type="string">
            <text:p>0x8d2c237080f787cb0cc880d803189ee44499421e</text:p>
          </table:table-cell>
          <table:table-cell office:value-type="float" office:value="3.1" calcext:value-type="float">
            <text:p>3.1</text:p>
          </table:table-cell>
          <table:table-cell/>
        </table:table-row>
        <table:table-row table:style-name="ro1">
          <table:table-cell office:value-type="string" calcext:value-type="string">
            <text:p>0x1988885fbb6dab7417f2b46ac8763b4a9019100b</text:p>
          </table:table-cell>
          <table:table-cell office:value-type="float" office:value="3.05604445" calcext:value-type="float">
            <text:p>3.05604445</text:p>
          </table:table-cell>
          <table:table-cell/>
        </table:table-row>
        <table:table-row table:style-name="ro1">
          <table:table-cell office:value-type="string" calcext:value-type="string">
            <text:p>0xe84efaa8f7d367860b18cbc2568a657c48454955</text:p>
          </table:table-cell>
          <table:table-cell office:value-type="float" office:value="3.01472975" calcext:value-type="float">
            <text:p>3.01472975</text:p>
          </table:table-cell>
          <table:table-cell/>
        </table:table-row>
        <table:table-row table:style-name="ro1">
          <table:table-cell office:value-type="string" calcext:value-type="string">
            <text:p>0xb3d1e41f84acd0e77f83473aa62fc8560c2a3c0c</text:p>
          </table:table-cell>
          <table:table-cell office:value-type="float" office:value="3.00166578" calcext:value-type="float">
            <text:p>3.00166578</text:p>
          </table:table-cell>
          <table:table-cell/>
        </table:table-row>
        <table:table-row table:style-name="ro1">
          <table:table-cell office:value-type="string" calcext:value-type="string">
            <text:p>0x00c6bf08de7e3c560357b0b4e27da2fa6f8519eb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x94465700e949b7ef23bb7fabb288750da8cb614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xa2b61352b0947bb4a6229975d3d0fd7387c5995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xdb44fe7f438926b5c08e640589fa45013b06366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x16942f56afc7abc87971143f5093b532e70d566d</text:p>
          </table:table-cell>
          <table:table-cell office:value-type="float" office:value="2.99126938" calcext:value-type="float">
            <text:p>2.99126938</text:p>
          </table:table-cell>
          <table:table-cell/>
        </table:table-row>
        <table:table-row table:style-name="ro1">
          <table:table-cell office:value-type="string" calcext:value-type="string">
            <text:p>0xb770f6ce991e106d2bd18d4084252fdf2031820e</text:p>
          </table:table-cell>
          <table:table-cell office:value-type="float" office:value="2.9845913" calcext:value-type="float">
            <text:p>2.9845913</text:p>
          </table:table-cell>
          <table:table-cell/>
        </table:table-row>
        <table:table-row table:style-name="ro1">
          <table:table-cell office:value-type="string" calcext:value-type="string">
            <text:p>0x223228e5dea62256ec37baf796cdb546efd8bd2a</text:p>
          </table:table-cell>
          <table:table-cell office:value-type="float" office:value="2.9742369" calcext:value-type="float">
            <text:p>2.9742369</text:p>
          </table:table-cell>
          <table:table-cell/>
        </table:table-row>
        <table:table-row table:style-name="ro1">
          <table:table-cell office:value-type="string" calcext:value-type="string">
            <text:p>0x3b3fe6c515f9ccfc518ccccdc4a6a970ee650ad9</text:p>
          </table:table-cell>
          <table:table-cell office:value-type="float" office:value="2.95957872" calcext:value-type="float">
            <text:p>2.95957872</text:p>
          </table:table-cell>
          <table:table-cell/>
        </table:table-row>
        <table:table-row table:style-name="ro1">
          <table:table-cell office:value-type="string" calcext:value-type="string">
            <text:p>0x60bbb5af0bbb577cdcd2fa721404ae6ce46a9d3a</text:p>
          </table:table-cell>
          <table:table-cell office:value-type="float" office:value="2.95439421" calcext:value-type="float">
            <text:p>2.95439421</text:p>
          </table:table-cell>
          <table:table-cell/>
        </table:table-row>
        <table:table-row table:style-name="ro1">
          <table:table-cell office:value-type="string" calcext:value-type="string">
            <text:p>0xfcdd21e1fe6d09f6b6b2125ffd55b2a486767255</text:p>
          </table:table-cell>
          <table:table-cell office:value-type="float" office:value="2.9048852" calcext:value-type="float">
            <text:p>2.9048852</text:p>
          </table:table-cell>
          <table:table-cell/>
        </table:table-row>
        <table:table-row table:style-name="ro1">
          <table:table-cell office:value-type="string" calcext:value-type="string">
            <text:p>0xeef815216e4af88e6f38c1e06509842ae271905b</text:p>
          </table:table-cell>
          <table:table-cell office:value-type="float" office:value="2.87140339" calcext:value-type="float">
            <text:p>2.87140339</text:p>
          </table:table-cell>
          <table:table-cell/>
        </table:table-row>
        <table:table-row table:style-name="ro1">
          <table:table-cell office:value-type="string" calcext:value-type="string">
            <text:p>0x0030de8f624d2b2513c6dbbff788bb109b80304d</text:p>
          </table:table-cell>
          <table:table-cell office:value-type="float" office:value="2.86628643" calcext:value-type="float">
            <text:p>2.86628643</text:p>
          </table:table-cell>
          <table:table-cell/>
        </table:table-row>
        <table:table-row table:style-name="ro1">
          <table:table-cell office:value-type="string" calcext:value-type="string">
            <text:p>0x484c8e5d70babe02bb1ec57edc6822b519adf603</text:p>
          </table:table-cell>
          <table:table-cell office:value-type="float" office:value="2.85413239" calcext:value-type="float">
            <text:p>2.85413239</text:p>
          </table:table-cell>
          <table:table-cell/>
        </table:table-row>
        <table:table-row table:style-name="ro1">
          <table:table-cell office:value-type="string" calcext:value-type="string">
            <text:p>0x1edd79aa4cca19e362ea8fedd745e12b7f8b2bc2</text:p>
          </table:table-cell>
          <table:table-cell office:value-type="float" office:value="2.85250216" calcext:value-type="float">
            <text:p>2.85250216</text:p>
          </table:table-cell>
          <table:table-cell/>
        </table:table-row>
        <table:table-row table:style-name="ro1">
          <table:table-cell office:value-type="string" calcext:value-type="string">
            <text:p>0x2ba2532c3c5dae67ff02679794d9341cc1122d9c</text:p>
          </table:table-cell>
          <table:table-cell office:value-type="float" office:value="2.85218837" calcext:value-type="float">
            <text:p>2.85218837</text:p>
          </table:table-cell>
          <table:table-cell/>
        </table:table-row>
        <table:table-row table:style-name="ro1">
          <table:table-cell office:value-type="string" calcext:value-type="string">
            <text:p>0xdf2bc5a80c69e77512705203ccf5aa507a509d82</text:p>
          </table:table-cell>
          <table:table-cell office:value-type="float" office:value="2.83455093" calcext:value-type="float">
            <text:p>2.83455093</text:p>
          </table:table-cell>
          <table:table-cell/>
        </table:table-row>
        <table:table-row table:style-name="ro1">
          <table:table-cell office:value-type="string" calcext:value-type="string">
            <text:p>0x74884b28b0c2474fd467c245ee070cb18a0dd74f</text:p>
          </table:table-cell>
          <table:table-cell office:value-type="float" office:value="2.83359793" calcext:value-type="float">
            <text:p>2.83359793</text:p>
          </table:table-cell>
          <table:table-cell/>
        </table:table-row>
        <table:table-row table:style-name="ro1">
          <table:table-cell office:value-type="string" calcext:value-type="string">
            <text:p>0xf03c1aaacefd47c0f16b81fa3ea75b00f50497ad</text:p>
          </table:table-cell>
          <table:table-cell office:value-type="float" office:value="2.81549316" calcext:value-type="float">
            <text:p>2.81549316</text:p>
          </table:table-cell>
          <table:table-cell/>
        </table:table-row>
        <table:table-row table:style-name="ro1">
          <table:table-cell office:value-type="string" calcext:value-type="string">
            <text:p>0x76161a505200282b0d44f578011d0068958db29e</text:p>
          </table:table-cell>
          <table:table-cell office:value-type="float" office:value="2.80642095" calcext:value-type="float">
            <text:p>2.80642095</text:p>
          </table:table-cell>
          <table:table-cell/>
        </table:table-row>
        <table:table-row table:style-name="ro1">
          <table:table-cell office:value-type="string" calcext:value-type="string">
            <text:p>0x04cb9f14ec7372bc0cce89756a395787703d8bd2</text:p>
          </table:table-cell>
          <table:table-cell office:value-type="float" office:value="2.80444322" calcext:value-type="float">
            <text:p>2.80444322</text:p>
          </table:table-cell>
          <table:table-cell/>
        </table:table-row>
        <table:table-row table:style-name="ro1">
          <table:table-cell office:value-type="string" calcext:value-type="string">
            <text:p>0xb5860fb66477149695d65c3dbf3483a89853398d</text:p>
          </table:table-cell>
          <table:table-cell office:value-type="float" office:value="2.80260017" calcext:value-type="float">
            <text:p>2.80260017</text:p>
          </table:table-cell>
          <table:table-cell/>
        </table:table-row>
        <table:table-row table:style-name="ro1">
          <table:table-cell office:value-type="string" calcext:value-type="string">
            <text:p>0x63bb20ccbe001b74dbc48588dff9c704b08aa23a</text:p>
          </table:table-cell>
          <table:table-cell office:value-type="float" office:value="2.79819013" calcext:value-type="float">
            <text:p>2.79819013</text:p>
          </table:table-cell>
          <table:table-cell/>
        </table:table-row>
        <table:table-row table:style-name="ro1">
          <table:table-cell office:value-type="string" calcext:value-type="string">
            <text:p>0x1c5c107a388cb6a51a50c629b96f10217cd1e58a</text:p>
          </table:table-cell>
          <table:table-cell office:value-type="float" office:value="2.79601494" calcext:value-type="float">
            <text:p>2.79601494</text:p>
          </table:table-cell>
          <table:table-cell/>
        </table:table-row>
        <table:table-row table:style-name="ro1">
          <table:table-cell office:value-type="string" calcext:value-type="string">
            <text:p>0xd3b94ad212f8b1f8830fb8bd200df568345e5731</text:p>
          </table:table-cell>
          <table:table-cell office:value-type="float" office:value="2.79592105" calcext:value-type="float">
            <text:p>2.79592105</text:p>
          </table:table-cell>
          <table:table-cell/>
        </table:table-row>
        <table:table-row table:style-name="ro1">
          <table:table-cell office:value-type="string" calcext:value-type="string">
            <text:p>0x217477900c926440709f34225a5c672e01d3751b</text:p>
          </table:table-cell>
          <table:table-cell office:value-type="float" office:value="2.79384228" calcext:value-type="float">
            <text:p>2.79384228</text:p>
          </table:table-cell>
          <table:table-cell/>
        </table:table-row>
        <table:table-row table:style-name="ro1">
          <table:table-cell office:value-type="string" calcext:value-type="string">
            <text:p>0x03dd0e9b8b8fde45a5c3b74eed9a87ad5261e85b</text:p>
          </table:table-cell>
          <table:table-cell office:value-type="float" office:value="2.79153978" calcext:value-type="float">
            <text:p>2.79153978</text:p>
          </table:table-cell>
          <table:table-cell/>
        </table:table-row>
        <table:table-row table:style-name="ro1">
          <table:table-cell office:value-type="string" calcext:value-type="string">
            <text:p>0xf70459318c77f131b17b27c6ebad7a0fd423cbd2</text:p>
          </table:table-cell>
          <table:table-cell office:value-type="float" office:value="2.741316" calcext:value-type="float">
            <text:p>2.741316</text:p>
          </table:table-cell>
          <table:table-cell/>
        </table:table-row>
        <table:table-row table:style-name="ro1">
          <table:table-cell office:value-type="string" calcext:value-type="string">
            <text:p>0xccd6e76e3476c37ca03f4a8934e02ed1dbf1cce4</text:p>
          </table:table-cell>
          <table:table-cell office:value-type="float" office:value="2.73571085" calcext:value-type="float">
            <text:p>2.73571085</text:p>
          </table:table-cell>
          <table:table-cell/>
        </table:table-row>
        <table:table-row table:style-name="ro1">
          <table:table-cell office:value-type="string" calcext:value-type="string">
            <text:p>0xfeba20b624dae9ab4adda9a63d9d2e9110d7358d</text:p>
          </table:table-cell>
          <table:table-cell office:value-type="float" office:value="2.71460268" calcext:value-type="float">
            <text:p>2.71460268</text:p>
          </table:table-cell>
          <table:table-cell/>
        </table:table-row>
        <table:table-row table:style-name="ro1">
          <table:table-cell office:value-type="string" calcext:value-type="string">
            <text:p>0xd9cd135c2da48f427fa08d54672772c11af90923</text:p>
          </table:table-cell>
          <table:table-cell office:value-type="float" office:value="2.66890645" calcext:value-type="float">
            <text:p>2.66890645</text:p>
          </table:table-cell>
          <table:table-cell/>
        </table:table-row>
        <table:table-row table:style-name="ro1">
          <table:table-cell office:value-type="string" calcext:value-type="string">
            <text:p>0xbe1acaae49c7396f6599333c1b548c7fa211278d</text:p>
          </table:table-cell>
          <table:table-cell office:value-type="float" office:value="2.66476442" calcext:value-type="float">
            <text:p>2.66476442</text:p>
          </table:table-cell>
          <table:table-cell/>
        </table:table-row>
        <table:table-row table:style-name="ro1">
          <table:table-cell office:value-type="string" calcext:value-type="string">
            <text:p>0x348286df6e76bddd6c2ef2d7e2eeb03d596e5744</text:p>
          </table:table-cell>
          <table:table-cell office:value-type="float" office:value="2.64254285" calcext:value-type="float">
            <text:p>2.64254285</text:p>
          </table:table-cell>
          <table:table-cell/>
        </table:table-row>
        <table:table-row table:style-name="ro1">
          <table:table-cell office:value-type="string" calcext:value-type="string">
            <text:p>0xaff7cae93aa77b5062f3bdf33bc90d5b015eaf6f</text:p>
          </table:table-cell>
          <table:table-cell office:value-type="float" office:value="2.62991587" calcext:value-type="float">
            <text:p>2.62991587</text:p>
          </table:table-cell>
          <table:table-cell/>
        </table:table-row>
        <table:table-row table:style-name="ro1">
          <table:table-cell office:value-type="string" calcext:value-type="string">
            <text:p>0x1d86d6f4dc8e179671a49b1246d83e5affe44935</text:p>
          </table:table-cell>
          <table:table-cell office:value-type="float" office:value="2.61648253" calcext:value-type="float">
            <text:p>2.61648253</text:p>
          </table:table-cell>
          <table:table-cell/>
        </table:table-row>
        <table:table-row table:style-name="ro1">
          <table:table-cell office:value-type="string" calcext:value-type="string">
            <text:p>0xc6e87adf4133cc61cacda134e79c243de9db3e69</text:p>
          </table:table-cell>
          <table:table-cell office:value-type="float" office:value="2.60639986" calcext:value-type="float">
            <text:p>2.60639986</text:p>
          </table:table-cell>
          <table:table-cell/>
        </table:table-row>
        <table:table-row table:style-name="ro1">
          <table:table-cell office:value-type="string" calcext:value-type="string">
            <text:p>0x078c53056eeda3e61176c99ba4d76073c5545621</text:p>
          </table:table-cell>
          <table:table-cell office:value-type="float" office:value="2.58137785" calcext:value-type="float">
            <text:p>2.58137785</text:p>
          </table:table-cell>
          <table:table-cell/>
        </table:table-row>
        <table:table-row table:style-name="ro1">
          <table:table-cell office:value-type="string" calcext:value-type="string">
            <text:p>0x7abd035ee2cb82330389d156e8eded6b3e6c2e53</text:p>
          </table:table-cell>
          <table:table-cell office:value-type="float" office:value="2.56638709" calcext:value-type="float">
            <text:p>2.56638709</text:p>
          </table:table-cell>
          <table:table-cell/>
        </table:table-row>
        <table:table-row table:style-name="ro1">
          <table:table-cell office:value-type="string" calcext:value-type="string">
            <text:p>0xbce75ec0877697d012eeb0386c64f9bae25adff1</text:p>
          </table:table-cell>
          <table:table-cell office:value-type="float" office:value="2.55914903" calcext:value-type="float">
            <text:p>2.55914903</text:p>
          </table:table-cell>
          <table:table-cell/>
        </table:table-row>
        <table:table-row table:style-name="ro1">
          <table:table-cell office:value-type="string" calcext:value-type="string">
            <text:p>0x68d7783a98a3a41bafc558549e3465cd1e665ca6</text:p>
          </table:table-cell>
          <table:table-cell office:value-type="float" office:value="2.55901644" calcext:value-type="float">
            <text:p>2.55901644</text:p>
          </table:table-cell>
          <table:table-cell/>
        </table:table-row>
        <table:table-row table:style-name="ro1">
          <table:table-cell office:value-type="string" calcext:value-type="string">
            <text:p>0x48a964529817fb69ac11242e1682a045608d2cdf</text:p>
          </table:table-cell>
          <table:table-cell office:value-type="float" office:value="2.52689394" calcext:value-type="float">
            <text:p>2.52689394</text:p>
          </table:table-cell>
          <table:table-cell/>
        </table:table-row>
        <table:table-row table:style-name="ro1">
          <table:table-cell office:value-type="string" calcext:value-type="string">
            <text:p>0x32580910d5ff10314a8b87f33efba00a34a051d6</text:p>
          </table:table-cell>
          <table:table-cell office:value-type="float" office:value="2.52657687" calcext:value-type="float">
            <text:p>2.52657687</text:p>
          </table:table-cell>
          <table:table-cell/>
        </table:table-row>
        <table:table-row table:style-name="ro1">
          <table:table-cell office:value-type="string" calcext:value-type="string">
            <text:p>0xe201d6779c5ec1e63c079a8be52feaa342339aa1</text:p>
          </table:table-cell>
          <table:table-cell office:value-type="float" office:value="2.52006449" calcext:value-type="float">
            <text:p>2.52006449</text:p>
          </table:table-cell>
          <table:table-cell/>
        </table:table-row>
        <table:table-row table:style-name="ro1">
          <table:table-cell office:value-type="string" calcext:value-type="string">
            <text:p>0x8da786111f314a7b60ca149ba2a080e8d3943719</text:p>
          </table:table-cell>
          <table:table-cell office:value-type="float" office:value="2.51382903" calcext:value-type="float">
            <text:p>2.51382903</text:p>
          </table:table-cell>
          <table:table-cell/>
        </table:table-row>
        <table:table-row table:style-name="ro1">
          <table:table-cell office:value-type="string" calcext:value-type="string">
            <text:p>0xfa905569210797ecc2f9df4b81966e6b55f2ff1e</text:p>
          </table:table-cell>
          <table:table-cell office:value-type="float" office:value="2.50578518" calcext:value-type="float">
            <text:p>2.50578518</text:p>
          </table:table-cell>
          <table:table-cell/>
        </table:table-row>
        <table:table-row table:style-name="ro1">
          <table:table-cell office:value-type="string" calcext:value-type="string">
            <text:p>0x852a8780e2c3606afba48b72cbf77f334e95bf8d</text:p>
          </table:table-cell>
          <table:table-cell office:value-type="float" office:value="2.50507868" calcext:value-type="float">
            <text:p>2.50507868</text:p>
          </table:table-cell>
          <table:table-cell/>
        </table:table-row>
        <table:table-row table:style-name="ro1">
          <table:table-cell office:value-type="string" calcext:value-type="string">
            <text:p>0x5e84ba7be85eaac00e036f3b54555da5ecd94e47</text:p>
          </table:table-cell>
          <table:table-cell office:value-type="float" office:value="2.50494298" calcext:value-type="float">
            <text:p>2.50494298</text:p>
          </table:table-cell>
          <table:table-cell/>
        </table:table-row>
        <table:table-row table:style-name="ro1">
          <table:table-cell office:value-type="string" calcext:value-type="string">
            <text:p>0xe8c87b2d6bb1d581a7055e6901aac90814482196</text:p>
          </table:table-cell>
          <table:table-cell office:value-type="float" office:value="2.50363715" calcext:value-type="float">
            <text:p>2.50363715</text:p>
          </table:table-cell>
          <table:table-cell/>
        </table:table-row>
        <table:table-row table:style-name="ro1">
          <table:table-cell office:value-type="string" calcext:value-type="string">
            <text:p>0x821eb9482d68694709be7cfe23fe779f95517753</text:p>
          </table:table-cell>
          <table:table-cell office:value-type="float" office:value="2.50333547" calcext:value-type="float">
            <text:p>2.50333547</text:p>
          </table:table-cell>
          <table:table-cell/>
        </table:table-row>
        <table:table-row table:style-name="ro1">
          <table:table-cell office:value-type="string" calcext:value-type="string">
            <text:p>0x11e0381a9456f3bfdec08f283f31b49c0a22dd75</text:p>
          </table:table-cell>
          <table:table-cell office:value-type="float" office:value="2.50214306" calcext:value-type="float">
            <text:p>2.50214306</text:p>
          </table:table-cell>
          <table:table-cell/>
        </table:table-row>
        <table:table-row table:style-name="ro1">
          <table:table-cell office:value-type="string" calcext:value-type="string">
            <text:p>0x3646d3c2e96b9a5dfda903598c250d81166db652</text:p>
          </table:table-cell>
          <table:table-cell office:value-type="float" office:value="2.49586269" calcext:value-type="float">
            <text:p>2.49586269</text:p>
          </table:table-cell>
          <table:table-cell/>
        </table:table-row>
        <table:table-row table:style-name="ro1">
          <table:table-cell office:value-type="string" calcext:value-type="string">
            <text:p>0x00d278f3163bf68e67b2eb05ef209e6f28bc7924</text:p>
          </table:table-cell>
          <table:table-cell office:value-type="float" office:value="2.49491808" calcext:value-type="float">
            <text:p>2.49491808</text:p>
          </table:table-cell>
          <table:table-cell/>
        </table:table-row>
        <table:table-row table:style-name="ro1">
          <table:table-cell office:value-type="string" calcext:value-type="string">
            <text:p>0xa09cab7d6fc09bf0af629c1544b7c0d987166ce6</text:p>
          </table:table-cell>
          <table:table-cell office:value-type="float" office:value="2.48667313" calcext:value-type="float">
            <text:p>2.48667313</text:p>
          </table:table-cell>
          <table:table-cell/>
        </table:table-row>
        <table:table-row table:style-name="ro1">
          <table:table-cell office:value-type="string" calcext:value-type="string">
            <text:p>0xddc3813f2dbf7e855827a6a64f994123bbc41e4b</text:p>
          </table:table-cell>
          <table:table-cell office:value-type="float" office:value="2.45904474" calcext:value-type="float">
            <text:p>2.45904474</text:p>
          </table:table-cell>
          <table:table-cell/>
        </table:table-row>
        <table:table-row table:style-name="ro1">
          <table:table-cell office:value-type="string" calcext:value-type="string">
            <text:p>0x128a726a0f462be0d817e5ec13a0b39e61de7e4d</text:p>
          </table:table-cell>
          <table:table-cell office:value-type="float" office:value="2.44605466" calcext:value-type="float">
            <text:p>2.44605466</text:p>
          </table:table-cell>
          <table:table-cell/>
        </table:table-row>
        <table:table-row table:style-name="ro1">
          <table:table-cell office:value-type="string" calcext:value-type="string">
            <text:p>0xdb922ef5384a968b6cfc0ad3d737c3b4bc838ae0</text:p>
          </table:table-cell>
          <table:table-cell office:value-type="float" office:value="2.44555492" calcext:value-type="float">
            <text:p>2.44555492</text:p>
          </table:table-cell>
          <table:table-cell/>
        </table:table-row>
        <table:table-row table:style-name="ro1">
          <table:table-cell office:value-type="string" calcext:value-type="string">
            <text:p>0xe2bec4306247a902fac24f9b36953f63946be731</text:p>
          </table:table-cell>
          <table:table-cell office:value-type="float" office:value="2.43675204" calcext:value-type="float">
            <text:p>2.43675204</text:p>
          </table:table-cell>
          <table:table-cell/>
        </table:table-row>
        <table:table-row table:style-name="ro1">
          <table:table-cell office:value-type="string" calcext:value-type="string">
            <text:p>0xc1bdee3ee92c894ca0841f75b9cd342e16c9833f</text:p>
          </table:table-cell>
          <table:table-cell office:value-type="float" office:value="2.42741719" calcext:value-type="float">
            <text:p>2.42741719</text:p>
          </table:table-cell>
          <table:table-cell/>
        </table:table-row>
        <table:table-row table:style-name="ro1">
          <table:table-cell office:value-type="string" calcext:value-type="string">
            <text:p>0xcf650cde61dbe534935ccba9d13ac4ab6f66c81e</text:p>
          </table:table-cell>
          <table:table-cell office:value-type="float" office:value="2.42701036" calcext:value-type="float">
            <text:p>2.42701036</text:p>
          </table:table-cell>
          <table:table-cell/>
        </table:table-row>
        <table:table-row table:style-name="ro1">
          <table:table-cell office:value-type="string" calcext:value-type="string">
            <text:p>0x2cf3c3981f8323658bee4506e4ed9d7cfff20e89</text:p>
          </table:table-cell>
          <table:table-cell office:value-type="float" office:value="2.41021232" calcext:value-type="float">
            <text:p>2.41021232</text:p>
          </table:table-cell>
          <table:table-cell/>
        </table:table-row>
        <table:table-row table:style-name="ro1">
          <table:table-cell office:value-type="string" calcext:value-type="string">
            <text:p>0x00000000003e04625c9001717346dd811ae5eba2</text:p>
          </table:table-cell>
          <table:table-cell office:value-type="float" office:value="2.40729925" calcext:value-type="float">
            <text:p>2.40729925</text:p>
          </table:table-cell>
          <table:table-cell/>
        </table:table-row>
        <table:table-row table:style-name="ro1">
          <table:table-cell office:value-type="string" calcext:value-type="string">
            <text:p>0x9ea94cf6a143902527998cd909af1fc7ae43ad8b</text:p>
          </table:table-cell>
          <table:table-cell office:value-type="float" office:value="2.38735178" calcext:value-type="float">
            <text:p>2.38735178</text:p>
          </table:table-cell>
          <table:table-cell/>
        </table:table-row>
        <table:table-row table:style-name="ro1">
          <table:table-cell office:value-type="string" calcext:value-type="string">
            <text:p>0xf6836d198a6a3a64f7103316f2e36b23ff990992</text:p>
          </table:table-cell>
          <table:table-cell office:value-type="float" office:value="2.36411816" calcext:value-type="float">
            <text:p>2.36411816</text:p>
          </table:table-cell>
          <table:table-cell/>
        </table:table-row>
        <table:table-row table:style-name="ro1">
          <table:table-cell office:value-type="string" calcext:value-type="string">
            <text:p>0x1b939869bc8782274f8a3c433a9d940148b2765b</text:p>
          </table:table-cell>
          <table:table-cell office:value-type="float" office:value="2.35841722" calcext:value-type="float">
            <text:p>2.35841722</text:p>
          </table:table-cell>
          <table:table-cell/>
        </table:table-row>
        <table:table-row table:style-name="ro1">
          <table:table-cell office:value-type="string" calcext:value-type="string">
            <text:p>0x90f37c89d2c6d7e384645a4aaae7b0cfbe2e0c33</text:p>
          </table:table-cell>
          <table:table-cell office:value-type="float" office:value="2.34681095" calcext:value-type="float">
            <text:p>2.34681095</text:p>
          </table:table-cell>
          <table:table-cell/>
        </table:table-row>
        <table:table-row table:style-name="ro1">
          <table:table-cell office:value-type="string" calcext:value-type="string">
            <text:p>0xf02e14e44d928f1152331d411d30c75e51a1fc70</text:p>
          </table:table-cell>
          <table:table-cell office:value-type="float" office:value="2.33880481" calcext:value-type="float">
            <text:p>2.33880481</text:p>
          </table:table-cell>
          <table:table-cell/>
        </table:table-row>
        <table:table-row table:style-name="ro1">
          <table:table-cell office:value-type="string" calcext:value-type="string">
            <text:p>0xca8252afdf0dc2a94eadef82536bb53c0be7716a</text:p>
          </table:table-cell>
          <table:table-cell office:value-type="float" office:value="2.3067697" calcext:value-type="float">
            <text:p>2.3067697</text:p>
          </table:table-cell>
          <table:table-cell/>
        </table:table-row>
        <table:table-row table:style-name="ro1">
          <table:table-cell office:value-type="string" calcext:value-type="string">
            <text:p>0x13c7ada333c8d820eeb062f9ca99f6b93fd30ae6</text:p>
          </table:table-cell>
          <table:table-cell office:value-type="float" office:value="2.30176949" calcext:value-type="float">
            <text:p>2.30176949</text:p>
          </table:table-cell>
          <table:table-cell/>
        </table:table-row>
        <table:table-row table:style-name="ro1">
          <table:table-cell office:value-type="string" calcext:value-type="string">
            <text:p>0x04c9b1744e0cc0e2879bbbb41b6a77e10625b87a</text:p>
          </table:table-cell>
          <table:table-cell office:value-type="float" office:value="2.30038095" calcext:value-type="float">
            <text:p>2.30038095</text:p>
          </table:table-cell>
          <table:table-cell/>
        </table:table-row>
        <table:table-row table:style-name="ro1">
          <table:table-cell office:value-type="string" calcext:value-type="string">
            <text:p>0x0090bc4b1bb5481b6bcbbcdbdf5c10ce9367e791</text:p>
          </table:table-cell>
          <table:table-cell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string" calcext:value-type="string">
            <text:p>0x19c2fa0531c9eb59793e39d8bd403851089f39c6</text:p>
          </table:table-cell>
          <table:table-cell office:value-type="float" office:value="2.29700161" calcext:value-type="float">
            <text:p>2.29700161</text:p>
          </table:table-cell>
          <table:table-cell/>
        </table:table-row>
        <table:table-row table:style-name="ro1">
          <table:table-cell office:value-type="string" calcext:value-type="string">
            <text:p>0xa99dd52fbe48c0c034e46418be8086097b1036c0</text:p>
          </table:table-cell>
          <table:table-cell office:value-type="float" office:value="2.29516395" calcext:value-type="float">
            <text:p>2.29516395</text:p>
          </table:table-cell>
          <table:table-cell/>
        </table:table-row>
        <table:table-row table:style-name="ro1">
          <table:table-cell office:value-type="string" calcext:value-type="string">
            <text:p>0x157b6c44f47ecd30c0a2c428a6f35dbc606aa81b</text:p>
          </table:table-cell>
          <table:table-cell office:value-type="float" office:value="2.26379034" calcext:value-type="float">
            <text:p>2.26379034</text:p>
          </table:table-cell>
          <table:table-cell/>
        </table:table-row>
        <table:table-row table:style-name="ro1">
          <table:table-cell office:value-type="string" calcext:value-type="string">
            <text:p>0x276e47a17a1410fbdbb1d6029b6a699b1dc02bda</text:p>
          </table:table-cell>
          <table:table-cell office:value-type="float" office:value="2.25967777" calcext:value-type="float">
            <text:p>2.25967777</text:p>
          </table:table-cell>
          <table:table-cell/>
        </table:table-row>
        <table:table-row table:style-name="ro1">
          <table:table-cell office:value-type="string" calcext:value-type="string">
            <text:p>0x996e33c121659deab54ffd790ead0a95116e6555</text:p>
          </table:table-cell>
          <table:table-cell office:value-type="float" office:value="2.25451551" calcext:value-type="float">
            <text:p>2.25451551</text:p>
          </table:table-cell>
          <table:table-cell/>
        </table:table-row>
        <table:table-row table:style-name="ro1">
          <table:table-cell office:value-type="string" calcext:value-type="string">
            <text:p>0xa484ea0aa940c16b3e0ea3a3ba130366cfb38082</text:p>
          </table:table-cell>
          <table:table-cell office:value-type="float" office:value="2.24750433" calcext:value-type="float">
            <text:p>2.24750433</text:p>
          </table:table-cell>
          <table:table-cell/>
        </table:table-row>
        <table:table-row table:style-name="ro1">
          <table:table-cell office:value-type="string" calcext:value-type="string">
            <text:p>0xbdf531237210e4e765d524103df71e6027cc2480</text:p>
          </table:table-cell>
          <table:table-cell office:value-type="float" office:value="2.23544301" calcext:value-type="float">
            <text:p>2.23544301</text:p>
          </table:table-cell>
          <table:table-cell/>
        </table:table-row>
        <table:table-row table:style-name="ro1">
          <table:table-cell office:value-type="string" calcext:value-type="string">
            <text:p>0xda5596fe1fda28e31067a061c411012c5bd7a1d2</text:p>
          </table:table-cell>
          <table:table-cell office:value-type="float" office:value="2.22700878" calcext:value-type="float">
            <text:p>2.22700878</text:p>
          </table:table-cell>
          <table:table-cell/>
        </table:table-row>
        <table:table-row table:style-name="ro1">
          <table:table-cell office:value-type="string" calcext:value-type="string">
            <text:p>0xdfc19b7446b7a92c1a8b202c93c421338c9f5f87</text:p>
          </table:table-cell>
          <table:table-cell office:value-type="float" office:value="2.18941555" calcext:value-type="float">
            <text:p>2.18941555</text:p>
          </table:table-cell>
          <table:table-cell/>
        </table:table-row>
        <table:table-row table:style-name="ro1">
          <table:table-cell office:value-type="string" calcext:value-type="string">
            <text:p>0x6d312d668c364d8ff119315d10ece8789fcf1e87</text:p>
          </table:table-cell>
          <table:table-cell office:value-type="float" office:value="2.17762685" calcext:value-type="float">
            <text:p>2.17762685</text:p>
          </table:table-cell>
          <table:table-cell/>
        </table:table-row>
        <table:table-row table:style-name="ro1">
          <table:table-cell office:value-type="string" calcext:value-type="string">
            <text:p>0x26f785d4985c9f04821613b3e8751940b0b32e7a</text:p>
          </table:table-cell>
          <table:table-cell office:value-type="float" office:value="2.09196474" calcext:value-type="float">
            <text:p>2.09196474</text:p>
          </table:table-cell>
          <table:table-cell/>
        </table:table-row>
        <table:table-row table:style-name="ro1">
          <table:table-cell office:value-type="string" calcext:value-type="string">
            <text:p>0xc2a5971965b5bd796c21a8093bfb24853d7651df</text:p>
          </table:table-cell>
          <table:table-cell office:value-type="float" office:value="2.0628905" calcext:value-type="float">
            <text:p>2.0628905</text:p>
          </table:table-cell>
          <table:table-cell/>
        </table:table-row>
        <table:table-row table:style-name="ro1">
          <table:table-cell office:value-type="string" calcext:value-type="string">
            <text:p>0xbd54ed06cead602b8bceb9d2c10e1304df123ee3</text:p>
          </table:table-cell>
          <table:table-cell office:value-type="float" office:value="2.05187779" calcext:value-type="float">
            <text:p>2.05187779</text:p>
          </table:table-cell>
          <table:table-cell/>
        </table:table-row>
        <table:table-row table:style-name="ro1">
          <table:table-cell office:value-type="string" calcext:value-type="string">
            <text:p>0x15044445b4491de2d555fe91a7347bbf4c0a41fa</text:p>
          </table:table-cell>
          <table:table-cell office:value-type="float" office:value="2.04733737" calcext:value-type="float">
            <text:p>2.04733737</text:p>
          </table:table-cell>
          <table:table-cell/>
        </table:table-row>
        <table:table-row table:style-name="ro1">
          <table:table-cell office:value-type="string" calcext:value-type="string">
            <text:p>0xe2abb449f192bc55593c26993d354be81b086087</text:p>
          </table:table-cell>
          <table:table-cell office:value-type="float" office:value="2.02952586" calcext:value-type="float">
            <text:p>2.02952586</text:p>
          </table:table-cell>
          <table:table-cell/>
        </table:table-row>
        <table:table-row table:style-name="ro1">
          <table:table-cell office:value-type="string" calcext:value-type="string">
            <text:p>0x9095fe071e2f81d3fdfe087a98f2a3c43ef3ea09</text:p>
          </table:table-cell>
          <table:table-cell office:value-type="float" office:value="2.01304088" calcext:value-type="float">
            <text:p>2.01304088</text:p>
          </table:table-cell>
          <table:table-cell/>
        </table:table-row>
        <table:table-row table:style-name="ro1">
          <table:table-cell office:value-type="string" calcext:value-type="string">
            <text:p>0x6bafd8ead13ac1b7ac202d0fa1b228bef3e407f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x89b4076164c5a26ab792e0e2d649ff9ae8ee094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xe6ed0b124483eb555bbcf01ce3c109c9086b84f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x06e0badbaa2ebb4c6321aca4ba38a8a5157dc3a0</text:p>
          </table:table-cell>
          <table:table-cell office:value-type="float" office:value="1.99368821" calcext:value-type="float">
            <text:p>1.99368821</text:p>
          </table:table-cell>
          <table:table-cell/>
        </table:table-row>
        <table:table-row table:style-name="ro1">
          <table:table-cell office:value-type="string" calcext:value-type="string">
            <text:p>0xdafd76e24ed5f31fa5bbfb286c66929adb0a5fcf</text:p>
          </table:table-cell>
          <table:table-cell office:value-type="float" office:value="1.9880651" calcext:value-type="float">
            <text:p>1.9880651</text:p>
          </table:table-cell>
          <table:table-cell/>
        </table:table-row>
        <table:table-row table:style-name="ro1">
          <table:table-cell office:value-type="string" calcext:value-type="string">
            <text:p>0x8b39b41219163d0758a4deec7bd13fe6e8646615</text:p>
          </table:table-cell>
          <table:table-cell office:value-type="float" office:value="1.96571451" calcext:value-type="float">
            <text:p>1.96571451</text:p>
          </table:table-cell>
          <table:table-cell/>
        </table:table-row>
        <table:table-row table:style-name="ro1">
          <table:table-cell office:value-type="string" calcext:value-type="string">
            <text:p>0xd1ab10ea23535fb2a5c5395278634ff66caeb0c8</text:p>
          </table:table-cell>
          <table:table-cell office:value-type="float" office:value="1.95718686" calcext:value-type="float">
            <text:p>1.95718686</text:p>
          </table:table-cell>
          <table:table-cell/>
        </table:table-row>
        <table:table-row table:style-name="ro1">
          <table:table-cell office:value-type="string" calcext:value-type="string">
            <text:p>0x610360accab41b78051f9e53a3204cc695afff37</text:p>
          </table:table-cell>
          <table:table-cell office:value-type="float" office:value="1.8875033" calcext:value-type="float">
            <text:p>1.8875033</text:p>
          </table:table-cell>
          <table:table-cell/>
        </table:table-row>
        <table:table-row table:style-name="ro1">
          <table:table-cell office:value-type="string" calcext:value-type="string">
            <text:p>0xd76d0adaaa9fbb6a5b6a64dd60242893f746b1dc</text:p>
          </table:table-cell>
          <table:table-cell office:value-type="float" office:value="1.87660941" calcext:value-type="float">
            <text:p>1.87660941</text:p>
          </table:table-cell>
          <table:table-cell/>
        </table:table-row>
        <table:table-row table:style-name="ro1">
          <table:table-cell office:value-type="string" calcext:value-type="string">
            <text:p>0xc637fa52b0e7739af1fff3e86fc45b331d034c61</text:p>
          </table:table-cell>
          <table:table-cell office:value-type="float" office:value="1.86505614" calcext:value-type="float">
            <text:p>1.86505614</text:p>
          </table:table-cell>
          <table:table-cell/>
        </table:table-row>
        <table:table-row table:style-name="ro1">
          <table:table-cell office:value-type="string" calcext:value-type="string">
            <text:p>0xbcb0d39073ad99aa68fb6d7b2c2a433892af6fb3</text:p>
          </table:table-cell>
          <table:table-cell office:value-type="float" office:value="1.86039374" calcext:value-type="float">
            <text:p>1.86039374</text:p>
          </table:table-cell>
          <table:table-cell/>
        </table:table-row>
        <table:table-row table:style-name="ro1">
          <table:table-cell office:value-type="string" calcext:value-type="string">
            <text:p>0x14f5fca21225898c41c6b999377cd99863360cae</text:p>
          </table:table-cell>
          <table:table-cell office:value-type="float" office:value="1.85983006" calcext:value-type="float">
            <text:p>1.85983006</text:p>
          </table:table-cell>
          <table:table-cell/>
        </table:table-row>
        <table:table-row table:style-name="ro1">
          <table:table-cell office:value-type="string" calcext:value-type="string">
            <text:p>0x9e7b74aa3cd1bedeea476578ad401bf43e31c932</text:p>
          </table:table-cell>
          <table:table-cell office:value-type="float" office:value="1.8460365" calcext:value-type="float">
            <text:p>1.8460365</text:p>
          </table:table-cell>
          <table:table-cell/>
        </table:table-row>
        <table:table-row table:style-name="ro1">
          <table:table-cell office:value-type="string" calcext:value-type="string">
            <text:p>0x7acaae8c0f6f0b9b1fbe4080299aaa754c56b4d7</text:p>
          </table:table-cell>
          <table:table-cell office:value-type="float" office:value="1.83752699" calcext:value-type="float">
            <text:p>1.83752699</text:p>
          </table:table-cell>
          <table:table-cell/>
        </table:table-row>
        <table:table-row table:style-name="ro1">
          <table:table-cell office:value-type="string" calcext:value-type="string">
            <text:p>0x6553d39fdc764b6a5b8f5c7dcb56caf2da462ecb</text:p>
          </table:table-cell>
          <table:table-cell office:value-type="float" office:value="1.77404095" calcext:value-type="float">
            <text:p>1.77404095</text:p>
          </table:table-cell>
          <table:table-cell/>
        </table:table-row>
        <table:table-row table:style-name="ro1">
          <table:table-cell office:value-type="string" calcext:value-type="string">
            <text:p>0x83dfac97f631daa73dae1977163e81378e4c804f</text:p>
          </table:table-cell>
          <table:table-cell office:value-type="float" office:value="1.76717512" calcext:value-type="float">
            <text:p>1.76717512</text:p>
          </table:table-cell>
          <table:table-cell/>
        </table:table-row>
        <table:table-row table:style-name="ro1">
          <table:table-cell office:value-type="string" calcext:value-type="string">
            <text:p>0xc1e92bd5d1aa6e5f5f299d0490befd9d8e5a887a</text:p>
          </table:table-cell>
          <table:table-cell office:value-type="float" office:value="1.75961629" calcext:value-type="float">
            <text:p>1.75961629</text:p>
          </table:table-cell>
          <table:table-cell/>
        </table:table-row>
        <table:table-row table:style-name="ro1">
          <table:table-cell office:value-type="string" calcext:value-type="string">
            <text:p>0xaf701a27100a479359ce34962522755afe7163ba</text:p>
          </table:table-cell>
          <table:table-cell office:value-type="float" office:value="1.74851394" calcext:value-type="float">
            <text:p>1.74851394</text:p>
          </table:table-cell>
          <table:table-cell/>
        </table:table-row>
        <table:table-row table:style-name="ro1">
          <table:table-cell office:value-type="string" calcext:value-type="string">
            <text:p>0xaf360d70feeb04d7ab26777ade69f8bb76cb34c6</text:p>
          </table:table-cell>
          <table:table-cell office:value-type="float" office:value="1.72482244" calcext:value-type="float">
            <text:p>1.72482244</text:p>
          </table:table-cell>
          <table:table-cell/>
        </table:table-row>
        <table:table-row table:style-name="ro1">
          <table:table-cell office:value-type="string" calcext:value-type="string">
            <text:p>0xece973b0e1088d81b65ebaa233f4a4cf459651c3</text:p>
          </table:table-cell>
          <table:table-cell office:value-type="float" office:value="1.71513002" calcext:value-type="float">
            <text:p>1.71513002</text:p>
          </table:table-cell>
          <table:table-cell/>
        </table:table-row>
        <table:table-row table:style-name="ro1">
          <table:table-cell office:value-type="string" calcext:value-type="string">
            <text:p>0x7b8e32ad58ecf20126614fd47a06e54d57f7156b</text:p>
          </table:table-cell>
          <table:table-cell office:value-type="float" office:value="1.69041568" calcext:value-type="float">
            <text:p>1.69041568</text:p>
          </table:table-cell>
          <table:table-cell/>
        </table:table-row>
        <table:table-row table:style-name="ro1">
          <table:table-cell office:value-type="string" calcext:value-type="string">
            <text:p>0x4dd2ec52f8026551a3e90531a8b17b08e985c289</text:p>
          </table:table-cell>
          <table:table-cell office:value-type="float" office:value="1.67903576" calcext:value-type="float">
            <text:p>1.67903576</text:p>
          </table:table-cell>
          <table:table-cell/>
        </table:table-row>
        <table:table-row table:style-name="ro1">
          <table:table-cell office:value-type="string" calcext:value-type="string">
            <text:p>0x50808cc314d5434edc6c4181708b6c82624a923c</text:p>
          </table:table-cell>
          <table:table-cell office:value-type="float" office:value="1.67858191" calcext:value-type="float">
            <text:p>1.67858191</text:p>
          </table:table-cell>
          <table:table-cell/>
        </table:table-row>
        <table:table-row table:style-name="ro1">
          <table:table-cell office:value-type="string" calcext:value-type="string">
            <text:p>0x1e77f06299f2e0125c56fc7c4420110e103bbf25</text:p>
          </table:table-cell>
          <table:table-cell office:value-type="float" office:value="1.66933201" calcext:value-type="float">
            <text:p>1.66933201</text:p>
          </table:table-cell>
          <table:table-cell/>
        </table:table-row>
        <table:table-row table:style-name="ro1">
          <table:table-cell office:value-type="string" calcext:value-type="string">
            <text:p>0x0672bd5e83132fc0f9571ad8193e181d49a929f0</text:p>
          </table:table-cell>
          <table:table-cell office:value-type="float" office:value="1.66110334" calcext:value-type="float">
            <text:p>1.66110334</text:p>
          </table:table-cell>
          <table:table-cell/>
        </table:table-row>
        <table:table-row table:style-name="ro1">
          <table:table-cell office:value-type="string" calcext:value-type="string">
            <text:p>0x79cf3613cf7c6b37546e0ca5cd9c2435209226aa</text:p>
          </table:table-cell>
          <table:table-cell office:value-type="float" office:value="1.65333826" calcext:value-type="float">
            <text:p>1.65333826</text:p>
          </table:table-cell>
          <table:table-cell/>
        </table:table-row>
        <table:table-row table:style-name="ro1">
          <table:table-cell office:value-type="string" calcext:value-type="string">
            <text:p>0x268f5b3962c80fce5be83bcea9444b5918f1a44a</text:p>
          </table:table-cell>
          <table:table-cell office:value-type="float" office:value="1.64900045" calcext:value-type="float">
            <text:p>1.64900045</text:p>
          </table:table-cell>
          <table:table-cell/>
        </table:table-row>
        <table:table-row table:style-name="ro1">
          <table:table-cell office:value-type="string" calcext:value-type="string">
            <text:p>0x52e4e99b23cbfca96edf995acdba917f4d919aaa</text:p>
          </table:table-cell>
          <table:table-cell office:value-type="float" office:value="1.64864293" calcext:value-type="float">
            <text:p>1.64864293</text:p>
          </table:table-cell>
          <table:table-cell/>
        </table:table-row>
        <table:table-row table:style-name="ro1">
          <table:table-cell office:value-type="string" calcext:value-type="string">
            <text:p>0x56682dd36c929be975e6af0d734a658e4dda04cb</text:p>
          </table:table-cell>
          <table:table-cell office:value-type="float" office:value="1.63997468" calcext:value-type="float">
            <text:p>1.63997468</text:p>
          </table:table-cell>
          <table:table-cell/>
        </table:table-row>
        <table:table-row table:style-name="ro1">
          <table:table-cell office:value-type="string" calcext:value-type="string">
            <text:p>0x914700e742f86931bd66e282e12958d85253a3c2</text:p>
          </table:table-cell>
          <table:table-cell office:value-type="float" office:value="1.62135418" calcext:value-type="float">
            <text:p>1.62135418</text:p>
          </table:table-cell>
          <table:table-cell/>
        </table:table-row>
        <table:table-row table:style-name="ro1">
          <table:table-cell office:value-type="string" calcext:value-type="string">
            <text:p>0x86431fab79b8fd06b220671751e9c90d39dc9300</text:p>
          </table:table-cell>
          <table:table-cell office:value-type="float" office:value="1.6099788" calcext:value-type="float">
            <text:p>1.6099788</text:p>
          </table:table-cell>
          <table:table-cell/>
        </table:table-row>
        <table:table-row table:style-name="ro1">
          <table:table-cell office:value-type="string" calcext:value-type="string">
            <text:p>0x12b809ede690bfcf6f4a6758a20e5ecb3acdc57c</text:p>
          </table:table-cell>
          <table:table-cell office:value-type="float" office:value="1.60405088" calcext:value-type="float">
            <text:p>1.60405088</text:p>
          </table:table-cell>
          <table:table-cell/>
        </table:table-row>
        <table:table-row table:style-name="ro1">
          <table:table-cell office:value-type="string" calcext:value-type="string">
            <text:p>0x3202051a599a2b35363d59b321be4b072d1f93a3</text:p>
          </table:table-cell>
          <table:table-cell office:value-type="float" office:value="1.59945468" calcext:value-type="float">
            <text:p>1.59945468</text:p>
          </table:table-cell>
          <table:table-cell/>
        </table:table-row>
        <table:table-row table:style-name="ro1">
          <table:table-cell office:value-type="string" calcext:value-type="string">
            <text:p>0xf1d271bc259349f9b47eedf7066decd72424bd19</text:p>
          </table:table-cell>
          <table:table-cell office:value-type="float" office:value="1.5951183" calcext:value-type="float">
            <text:p>1.5951183</text:p>
          </table:table-cell>
          <table:table-cell/>
        </table:table-row>
        <table:table-row table:style-name="ro1">
          <table:table-cell office:value-type="string" calcext:value-type="string">
            <text:p>0xf180c99f483f61f117f892b442c4507667f82676</text:p>
          </table:table-cell>
          <table:table-cell office:value-type="float" office:value="1.58553479" calcext:value-type="float">
            <text:p>1.58553479</text:p>
          </table:table-cell>
          <table:table-cell/>
        </table:table-row>
        <table:table-row table:style-name="ro1">
          <table:table-cell office:value-type="string" calcext:value-type="string">
            <text:p>0xaafe52c08f2f3e4e27f080b329d30afe662ff0b6</text:p>
          </table:table-cell>
          <table:table-cell office:value-type="float" office:value="1.56552804" calcext:value-type="float">
            <text:p>1.56552804</text:p>
          </table:table-cell>
          <table:table-cell/>
        </table:table-row>
        <table:table-row table:style-name="ro1">
          <table:table-cell office:value-type="string" calcext:value-type="string">
            <text:p>0x611fc4b11bb2f0c3d57cdf2bb3f7379f6eeb9031</text:p>
          </table:table-cell>
          <table:table-cell office:value-type="float" office:value="1.55832112" calcext:value-type="float">
            <text:p>1.55832112</text:p>
          </table:table-cell>
          <table:table-cell/>
        </table:table-row>
        <table:table-row table:style-name="ro1">
          <table:table-cell office:value-type="string" calcext:value-type="string">
            <text:p>0xa86032f7b46ba865a451002288c58ea9d27540f4</text:p>
          </table:table-cell>
          <table:table-cell office:value-type="float" office:value="1.55316008" calcext:value-type="float">
            <text:p>1.55316008</text:p>
          </table:table-cell>
          <table:table-cell/>
        </table:table-row>
        <table:table-row table:style-name="ro1">
          <table:table-cell office:value-type="string" calcext:value-type="string">
            <text:p>0xe93662b72e3b5af2e2484200fcc24a5b3fd8409c</text:p>
          </table:table-cell>
          <table:table-cell office:value-type="float" office:value="1.54884377" calcext:value-type="float">
            <text:p>1.54884377</text:p>
          </table:table-cell>
          <table:table-cell/>
        </table:table-row>
        <table:table-row table:style-name="ro1">
          <table:table-cell office:value-type="string" calcext:value-type="string">
            <text:p>0xe15be2c6771713077500d29634eb19d20bbb8bb1</text:p>
          </table:table-cell>
          <table:table-cell office:value-type="float" office:value="1.52649615" calcext:value-type="float">
            <text:p>1.52649615</text:p>
          </table:table-cell>
          <table:table-cell/>
        </table:table-row>
        <table:table-row table:style-name="ro1">
          <table:table-cell office:value-type="string" calcext:value-type="string">
            <text:p>0x0bb21edce13500147ed84dc7d3ba47bcbc6dacfa</text:p>
          </table:table-cell>
          <table:table-cell office:value-type="float" office:value="1.52285816" calcext:value-type="float">
            <text:p>1.52285816</text:p>
          </table:table-cell>
          <table:table-cell/>
        </table:table-row>
        <table:table-row table:style-name="ro1">
          <table:table-cell office:value-type="string" calcext:value-type="string">
            <text:p>0x06f6d13831846bac5b5fde670049ae7c634f6550</text:p>
          </table:table-cell>
          <table:table-cell office:value-type="float" office:value="1.52167355" calcext:value-type="float">
            <text:p>1.52167355</text:p>
          </table:table-cell>
          <table:table-cell/>
        </table:table-row>
        <table:table-row table:style-name="ro1">
          <table:table-cell office:value-type="string" calcext:value-type="string">
            <text:p>0xc9a5ba8a6c96b085fbcf4ddc682c8ef2c8885fb1</text:p>
          </table:table-cell>
          <table:table-cell office:value-type="float" office:value="1.5180772" calcext:value-type="float">
            <text:p>1.5180772</text:p>
          </table:table-cell>
          <table:table-cell/>
        </table:table-row>
        <table:table-row table:style-name="ro1">
          <table:table-cell office:value-type="string" calcext:value-type="string">
            <text:p>0xec847d8957904f2acabc6af1ddc6365922a7d700</text:p>
          </table:table-cell>
          <table:table-cell office:value-type="float" office:value="1.51683759" calcext:value-type="float">
            <text:p>1.51683759</text:p>
          </table:table-cell>
          <table:table-cell/>
        </table:table-row>
        <table:table-row table:style-name="ro1">
          <table:table-cell office:value-type="string" calcext:value-type="string">
            <text:p>0x22cd70e154fb2096730cbc4637628b14f10796c1</text:p>
          </table:table-cell>
          <table:table-cell office:value-type="float" office:value="1.51667076" calcext:value-type="float">
            <text:p>1.51667076</text:p>
          </table:table-cell>
          <table:table-cell/>
        </table:table-row>
        <table:table-row table:style-name="ro1">
          <table:table-cell office:value-type="string" calcext:value-type="string">
            <text:p>0xf96ab50a7f73601fc01fd34e1a9804caa271a297</text:p>
          </table:table-cell>
          <table:table-cell office:value-type="float" office:value="1.5042668" calcext:value-type="float">
            <text:p>1.5042668</text:p>
          </table:table-cell>
          <table:table-cell/>
        </table:table-row>
        <table:table-row table:style-name="ro1">
          <table:table-cell office:value-type="string" calcext:value-type="string">
            <text:p>0x19fbad9480aaf449aea5343b5bbca864a3124d4f</text:p>
          </table:table-cell>
          <table:table-cell office:value-type="float" office:value="1.50204552" calcext:value-type="float">
            <text:p>1.50204552</text:p>
          </table:table-cell>
          <table:table-cell/>
        </table:table-row>
        <table:table-row table:style-name="ro1">
          <table:table-cell office:value-type="string" calcext:value-type="string">
            <text:p>0x66b9e09f59d3b761166b07c3ddb4472e1290e252</text:p>
          </table:table-cell>
          <table:table-cell office:value-type="float" office:value="1.50161547" calcext:value-type="float">
            <text:p>1.50161547</text:p>
          </table:table-cell>
          <table:table-cell/>
        </table:table-row>
        <table:table-row table:style-name="ro1">
          <table:table-cell office:value-type="string" calcext:value-type="string">
            <text:p>0x83572ab886692d747789aeb0a274b968e769dd0f</text:p>
          </table:table-cell>
          <table:table-cell office:value-type="float" office:value="1.50099897" calcext:value-type="float">
            <text:p>1.50099897</text:p>
          </table:table-cell>
          <table:table-cell/>
        </table:table-row>
        <table:table-row table:style-name="ro1">
          <table:table-cell office:value-type="string" calcext:value-type="string">
            <text:p>0xaf5f36301f969e484c315528bcd8740925b8b52d</text:p>
          </table:table-cell>
          <table:table-cell office:value-type="float" office:value="1.50082405" calcext:value-type="float">
            <text:p>1.50082405</text:p>
          </table:table-cell>
          <table:table-cell/>
        </table:table-row>
        <table:table-row table:style-name="ro1">
          <table:table-cell office:value-type="string" calcext:value-type="string">
            <text:p>0x3405831995baff5af0caf1912c055127ff21691c</text:p>
          </table:table-cell>
          <table:table-cell office:value-type="float" office:value="1.50074016" calcext:value-type="float">
            <text:p>1.50074016</text:p>
          </table:table-cell>
          <table:table-cell/>
        </table:table-row>
        <table:table-row table:style-name="ro1">
          <table:table-cell office:value-type="string" calcext:value-type="string">
            <text:p>0xc8ec99a59486550c1befa4001357911886c8d0e1</text:p>
          </table:table-cell>
          <table:table-cell office:value-type="float" office:value="1.50061698" calcext:value-type="float">
            <text:p>1.50061698</text:p>
          </table:table-cell>
          <table:table-cell/>
        </table:table-row>
        <table:table-row table:style-name="ro1">
          <table:table-cell office:value-type="string" calcext:value-type="string">
            <text:p>0xefb3c82ae6e46cde0b89cf90aabd32ebc38e54f5</text:p>
          </table:table-cell>
          <table:table-cell office:value-type="float" office:value="1.50061276" calcext:value-type="float">
            <text:p>1.50061276</text:p>
          </table:table-cell>
          <table:table-cell/>
        </table:table-row>
        <table:table-row table:style-name="ro1">
          <table:table-cell office:value-type="string" calcext:value-type="string">
            <text:p>0xa8eb1137a62db1d8f452b2bb15ffe7b8534e09c7</text:p>
          </table:table-cell>
          <table:table-cell office:value-type="float" office:value="1.50005822" calcext:value-type="float">
            <text:p>1.50005822</text:p>
          </table:table-cell>
          <table:table-cell/>
        </table:table-row>
        <table:table-row table:style-name="ro1">
          <table:table-cell office:value-type="string" calcext:value-type="string">
            <text:p>0x0c3eb1ec4468112e324e22f93ac5a1527f6d6b6f</text:p>
          </table:table-cell>
          <table:table-cell office:value-type="float" office:value="1.49964024" calcext:value-type="float">
            <text:p>1.49964024</text:p>
          </table:table-cell>
          <table:table-cell/>
        </table:table-row>
        <table:table-row table:style-name="ro1">
          <table:table-cell office:value-type="string" calcext:value-type="string">
            <text:p>0x7b1edd6a190851bd35b82d6839b3818fccb82faf</text:p>
          </table:table-cell>
          <table:table-cell office:value-type="float" office:value="1.49056038" calcext:value-type="float">
            <text:p>1.49056038</text:p>
          </table:table-cell>
          <table:table-cell/>
        </table:table-row>
        <table:table-row table:style-name="ro1">
          <table:table-cell office:value-type="string" calcext:value-type="string">
            <text:p>0x67981faec29797cbd014746bcd1b6b3a2d14ec8f</text:p>
          </table:table-cell>
          <table:table-cell office:value-type="float" office:value="1.49056037" calcext:value-type="float">
            <text:p>1.49056037</text:p>
          </table:table-cell>
          <table:table-cell/>
        </table:table-row>
        <table:table-row table:style-name="ro1">
          <table:table-cell office:value-type="string" calcext:value-type="string">
            <text:p>0x28c24141ec700667099bf1369bf1befd1faf1d03</text:p>
          </table:table-cell>
          <table:table-cell office:value-type="float" office:value="1.48739446" calcext:value-type="float">
            <text:p>1.48739446</text:p>
          </table:table-cell>
          <table:table-cell/>
        </table:table-row>
        <table:table-row table:style-name="ro1">
          <table:table-cell office:value-type="string" calcext:value-type="string">
            <text:p>0xcec8505166c5745edaf436fe77e80d116371d59d</text:p>
          </table:table-cell>
          <table:table-cell office:value-type="float" office:value="1.48160153" calcext:value-type="float">
            <text:p>1.48160153</text:p>
          </table:table-cell>
          <table:table-cell/>
        </table:table-row>
        <table:table-row table:style-name="ro1">
          <table:table-cell office:value-type="string" calcext:value-type="string">
            <text:p>0xc233397073b6901a69f91a60168e1bdb03fb9925</text:p>
          </table:table-cell>
          <table:table-cell office:value-type="float" office:value="1.47707905" calcext:value-type="float">
            <text:p>1.47707905</text:p>
          </table:table-cell>
          <table:table-cell/>
        </table:table-row>
        <table:table-row table:style-name="ro1">
          <table:table-cell office:value-type="string" calcext:value-type="string">
            <text:p>0xb8dcd839b3201092958aad210779e4cb3e646616</text:p>
          </table:table-cell>
          <table:table-cell office:value-type="float" office:value="1.46946649" calcext:value-type="float">
            <text:p>1.46946649</text:p>
          </table:table-cell>
          <table:table-cell/>
        </table:table-row>
        <table:table-row table:style-name="ro1">
          <table:table-cell office:value-type="string" calcext:value-type="string">
            <text:p>0xaf1043c01caeb6f2735662ce388ebc15d8c442d0</text:p>
          </table:table-cell>
          <table:table-cell office:value-type="float" office:value="1.45448168" calcext:value-type="float">
            <text:p>1.45448168</text:p>
          </table:table-cell>
          <table:table-cell/>
        </table:table-row>
        <table:table-row table:style-name="ro1">
          <table:table-cell office:value-type="string" calcext:value-type="string">
            <text:p>0xc7994258f50e7c746b0c4ecf7cbffa89caa04c0e</text:p>
          </table:table-cell>
          <table:table-cell office:value-type="float" office:value="1.45327148" calcext:value-type="float">
            <text:p>1.45327148</text:p>
          </table:table-cell>
          <table:table-cell/>
        </table:table-row>
        <table:table-row table:style-name="ro1">
          <table:table-cell office:value-type="string" calcext:value-type="string">
            <text:p>0x0866f462829acdfa95ce8255ca2d05d405973e55</text:p>
          </table:table-cell>
          <table:table-cell office:value-type="float" office:value="1.45138247" calcext:value-type="float">
            <text:p>1.45138247</text:p>
          </table:table-cell>
          <table:table-cell/>
        </table:table-row>
        <table:table-row table:style-name="ro1">
          <table:table-cell office:value-type="string" calcext:value-type="string">
            <text:p>0x96df01052a1061b75a0282e0a51122286b6ea05a</text:p>
          </table:table-cell>
          <table:table-cell office:value-type="float" office:value="1.45060036" calcext:value-type="float">
            <text:p>1.45060036</text:p>
          </table:table-cell>
          <table:table-cell/>
        </table:table-row>
        <table:table-row table:style-name="ro1">
          <table:table-cell office:value-type="string" calcext:value-type="string">
            <text:p>0xc81dd105bf7f2d8054c872ea0b7d03136919e950</text:p>
          </table:table-cell>
          <table:table-cell office:value-type="float" office:value="1.42309692" calcext:value-type="float">
            <text:p>1.42309692</text:p>
          </table:table-cell>
          <table:table-cell/>
        </table:table-row>
        <table:table-row table:style-name="ro1">
          <table:table-cell office:value-type="string" calcext:value-type="string">
            <text:p>0x70956595d7d6d857e8e4bdc780efdd29609d37ce</text:p>
          </table:table-cell>
          <table:table-cell office:value-type="float" office:value="1.40196434" calcext:value-type="float">
            <text:p>1.40196434</text:p>
          </table:table-cell>
          <table:table-cell/>
        </table:table-row>
        <table:table-row table:style-name="ro1">
          <table:table-cell office:value-type="string" calcext:value-type="string">
            <text:p>0x4ca790b2c94af33009f5e7e2a419d766d77aa88a</text:p>
          </table:table-cell>
          <table:table-cell office:value-type="float" office:value="1.40168688" calcext:value-type="float">
            <text:p>1.40168688</text:p>
          </table:table-cell>
          <table:table-cell/>
        </table:table-row>
        <table:table-row table:style-name="ro1">
          <table:table-cell office:value-type="string" calcext:value-type="string">
            <text:p>0x51f4650bbbd02c3d86ccca0d6d66826d842a78a5</text:p>
          </table:table-cell>
          <table:table-cell office:value-type="float" office:value="1.39939425" calcext:value-type="float">
            <text:p>1.39939425</text:p>
          </table:table-cell>
          <table:table-cell/>
        </table:table-row>
        <table:table-row table:style-name="ro1">
          <table:table-cell office:value-type="string" calcext:value-type="string">
            <text:p>0x0f678d9c613f825d41e6f72ae00c01a4b6e66939</text:p>
          </table:table-cell>
          <table:table-cell office:value-type="float" office:value="1.38855284" calcext:value-type="float">
            <text:p>1.38855284</text:p>
          </table:table-cell>
          <table:table-cell/>
        </table:table-row>
        <table:table-row table:style-name="ro1">
          <table:table-cell office:value-type="string" calcext:value-type="string">
            <text:p>0xa27aa0e66c21ab6b68e832e2d1bd1d8620818fd0</text:p>
          </table:table-cell>
          <table:table-cell office:value-type="float" office:value="1.361994" calcext:value-type="float">
            <text:p>1.361994</text:p>
          </table:table-cell>
          <table:table-cell/>
        </table:table-row>
        <table:table-row table:style-name="ro1">
          <table:table-cell office:value-type="string" calcext:value-type="string">
            <text:p>0x7e99e68df5f7bbeeea96c1c18825bb1debf166f1</text:p>
          </table:table-cell>
          <table:table-cell office:value-type="float" office:value="1.35778652" calcext:value-type="float">
            <text:p>1.35778652</text:p>
          </table:table-cell>
          <table:table-cell/>
        </table:table-row>
        <table:table-row table:style-name="ro1">
          <table:table-cell office:value-type="string" calcext:value-type="string">
            <text:p>0x2dfe9a6f16499993f98ec87356f37744e4300133</text:p>
          </table:table-cell>
          <table:table-cell office:value-type="float" office:value="1.33754007" calcext:value-type="float">
            <text:p>1.33754007</text:p>
          </table:table-cell>
          <table:table-cell/>
        </table:table-row>
        <table:table-row table:style-name="ro1">
          <table:table-cell office:value-type="string" calcext:value-type="string">
            <text:p>0x69511222101d928c30620c59b32ff5a30c74ebcf</text:p>
          </table:table-cell>
          <table:table-cell office:value-type="float" office:value="1.33457141" calcext:value-type="float">
            <text:p>1.33457141</text:p>
          </table:table-cell>
          <table:table-cell/>
        </table:table-row>
        <table:table-row table:style-name="ro1">
          <table:table-cell office:value-type="string" calcext:value-type="string">
            <text:p>0xe40e5e630fdde18213c8fc9f84f2c5751a642e68</text:p>
          </table:table-cell>
          <table:table-cell office:value-type="float" office:value="1.33434758" calcext:value-type="float">
            <text:p>1.33434758</text:p>
          </table:table-cell>
          <table:table-cell/>
        </table:table-row>
        <table:table-row table:style-name="ro1">
          <table:table-cell office:value-type="string" calcext:value-type="string">
            <text:p>0xcb1d56d7ca4e5df905d63054ff373a2d8b38eb5d</text:p>
          </table:table-cell>
          <table:table-cell office:value-type="float" office:value="1.33178609" calcext:value-type="float">
            <text:p>1.33178609</text:p>
          </table:table-cell>
          <table:table-cell/>
        </table:table-row>
        <table:table-row table:style-name="ro1">
          <table:table-cell office:value-type="string" calcext:value-type="string">
            <text:p>0x5c8bb512479c4a62a390b77463d8cb605be6c339</text:p>
          </table:table-cell>
          <table:table-cell office:value-type="float" office:value="1.33132312" calcext:value-type="float">
            <text:p>1.33132312</text:p>
          </table:table-cell>
          <table:table-cell/>
        </table:table-row>
        <table:table-row table:style-name="ro1">
          <table:table-cell office:value-type="string" calcext:value-type="string">
            <text:p>0x8bbbdc65ea4b05d36fc3a616b677fb5ee9a0e709</text:p>
          </table:table-cell>
          <table:table-cell office:value-type="float" office:value="1.32894994" calcext:value-type="float">
            <text:p>1.32894994</text:p>
          </table:table-cell>
          <table:table-cell/>
        </table:table-row>
        <table:table-row table:style-name="ro1">
          <table:table-cell office:value-type="string" calcext:value-type="string">
            <text:p>0xa158031686857e84b10ca7287a57c12187a009cb</text:p>
          </table:table-cell>
          <table:table-cell office:value-type="float" office:value="1.32682304" calcext:value-type="float">
            <text:p>1.32682304</text:p>
          </table:table-cell>
          <table:table-cell/>
        </table:table-row>
        <table:table-row table:style-name="ro1">
          <table:table-cell office:value-type="string" calcext:value-type="string">
            <text:p>0xd96a32bdafb49035fa2ad8937b0cc85d406d24e0</text:p>
          </table:table-cell>
          <table:table-cell office:value-type="float" office:value="1.31693686" calcext:value-type="float">
            <text:p>1.31693686</text:p>
          </table:table-cell>
          <table:table-cell/>
        </table:table-row>
        <table:table-row table:style-name="ro1">
          <table:table-cell office:value-type="string" calcext:value-type="string">
            <text:p>0xe72a45b888b0f0c7ddc4726e496f716451e0020b</text:p>
          </table:table-cell>
          <table:table-cell office:value-type="float" office:value="1.3139463" calcext:value-type="float">
            <text:p>1.3139463</text:p>
          </table:table-cell>
          <table:table-cell/>
        </table:table-row>
        <table:table-row table:style-name="ro1">
          <table:table-cell office:value-type="string" calcext:value-type="string">
            <text:p>0xf6ef00dcbbd37784002ddac34aa88f2ce060149e</text:p>
          </table:table-cell>
          <table:table-cell office:value-type="float" office:value="1.30703301" calcext:value-type="float">
            <text:p>1.30703301</text:p>
          </table:table-cell>
          <table:table-cell/>
        </table:table-row>
        <table:table-row table:style-name="ro1">
          <table:table-cell office:value-type="string" calcext:value-type="string">
            <text:p>0xb69736f973129a60250243d7359a25af378ce9b7</text:p>
          </table:table-cell>
          <table:table-cell office:value-type="float" office:value="1.30268561" calcext:value-type="float">
            <text:p>1.30268561</text:p>
          </table:table-cell>
          <table:table-cell/>
        </table:table-row>
        <table:table-row table:style-name="ro1">
          <table:table-cell office:value-type="string" calcext:value-type="string">
            <text:p>0x1fdc5e69729eecf8e933c904e86faf7a8886f661</text:p>
          </table:table-cell>
          <table:table-cell office:value-type="float" office:value="1.29830988" calcext:value-type="float">
            <text:p>1.29830988</text:p>
          </table:table-cell>
          <table:table-cell/>
        </table:table-row>
        <table:table-row table:style-name="ro1">
          <table:table-cell office:value-type="string" calcext:value-type="string">
            <text:p>0xe35f0c92d65f06e3c0a63baea8212ae38882cca7</text:p>
          </table:table-cell>
          <table:table-cell office:value-type="float" office:value="1.29714786" calcext:value-type="float">
            <text:p>1.29714786</text:p>
          </table:table-cell>
          <table:table-cell/>
        </table:table-row>
        <table:table-row table:style-name="ro1">
          <table:table-cell office:value-type="string" calcext:value-type="string">
            <text:p>0x52b5e7ba326bfcc6df9c80990ed4626056185d38</text:p>
          </table:table-cell>
          <table:table-cell office:value-type="float" office:value="1.29018077" calcext:value-type="float">
            <text:p>1.29018077</text:p>
          </table:table-cell>
          <table:table-cell/>
        </table:table-row>
        <table:table-row table:style-name="ro1">
          <table:table-cell office:value-type="string" calcext:value-type="string">
            <text:p>0x1a87fe212028dd92fe97bba8e2bafda2f146bea7</text:p>
          </table:table-cell>
          <table:table-cell office:value-type="float" office:value="1.27916143" calcext:value-type="float">
            <text:p>1.27916143</text:p>
          </table:table-cell>
          <table:table-cell/>
        </table:table-row>
        <table:table-row table:style-name="ro1">
          <table:table-cell office:value-type="string" calcext:value-type="string">
            <text:p>0x56e3716eea7a822de6185fba0d74fc2f8cc18a88</text:p>
          </table:table-cell>
          <table:table-cell office:value-type="float" office:value="1.275" calcext:value-type="float">
            <text:p>1.275</text:p>
          </table:table-cell>
          <table:table-cell/>
        </table:table-row>
        <table:table-row table:style-name="ro1">
          <table:table-cell office:value-type="string" calcext:value-type="string">
            <text:p>0x72909e1cb954a851e34c56cc0e65632bbaa7c123</text:p>
          </table:table-cell>
          <table:table-cell office:value-type="float" office:value="1.27342042" calcext:value-type="float">
            <text:p>1.27342042</text:p>
          </table:table-cell>
          <table:table-cell/>
        </table:table-row>
        <table:table-row table:style-name="ro1">
          <table:table-cell office:value-type="string" calcext:value-type="string">
            <text:p>0x29b25335b7bccadad30b7874f9cf250a2fd4ef41</text:p>
          </table:table-cell>
          <table:table-cell office:value-type="float" office:value="1.25607279" calcext:value-type="float">
            <text:p>1.25607279</text:p>
          </table:table-cell>
          <table:table-cell/>
        </table:table-row>
        <table:table-row table:style-name="ro1">
          <table:table-cell office:value-type="string" calcext:value-type="string">
            <text:p>0xcd6249830bc9bc34aed1d357c43b16c3a878fd91</text:p>
          </table:table-cell>
          <table:table-cell office:value-type="float" office:value="1.24732838" calcext:value-type="float">
            <text:p>1.24732838</text:p>
          </table:table-cell>
          <table:table-cell/>
        </table:table-row>
        <table:table-row table:style-name="ro1">
          <table:table-cell office:value-type="string" calcext:value-type="string">
            <text:p>0x51534ad69d20343bf0a542726e3e0abafe48324f</text:p>
          </table:table-cell>
          <table:table-cell office:value-type="float" office:value="1.24688511" calcext:value-type="float">
            <text:p>1.24688511</text:p>
          </table:table-cell>
          <table:table-cell/>
        </table:table-row>
        <table:table-row table:style-name="ro1">
          <table:table-cell office:value-type="string" calcext:value-type="string">
            <text:p>0x4602525fdeee4084ae863c5a81d605b498f4714e</text:p>
          </table:table-cell>
          <table:table-cell office:value-type="float" office:value="1.24481886" calcext:value-type="float">
            <text:p>1.24481886</text:p>
          </table:table-cell>
          <table:table-cell/>
        </table:table-row>
        <table:table-row table:style-name="ro1">
          <table:table-cell office:value-type="string" calcext:value-type="string">
            <text:p>0x69397bca09124f98bbc176351b75d94495f9983f</text:p>
          </table:table-cell>
          <table:table-cell office:value-type="float" office:value="1.24422743" calcext:value-type="float">
            <text:p>1.24422743</text:p>
          </table:table-cell>
          <table:table-cell/>
        </table:table-row>
        <table:table-row table:style-name="ro1">
          <table:table-cell office:value-type="string" calcext:value-type="string">
            <text:p>0x95cb3f93a918754206a1fad9d6f95bd244e0d5d6</text:p>
          </table:table-cell>
          <table:table-cell office:value-type="float" office:value="1.24046228" calcext:value-type="float">
            <text:p>1.24046228</text:p>
          </table:table-cell>
          <table:table-cell/>
        </table:table-row>
        <table:table-row table:style-name="ro1">
          <table:table-cell office:value-type="string" calcext:value-type="string">
            <text:p>0xffc8d9ed56b6e8ab480aa8d35178f8d63409709b</text:p>
          </table:table-cell>
          <table:table-cell office:value-type="float" office:value="1.23599885" calcext:value-type="float">
            <text:p>1.23599885</text:p>
          </table:table-cell>
          <table:table-cell/>
        </table:table-row>
        <table:table-row table:style-name="ro1">
          <table:table-cell office:value-type="string" calcext:value-type="string">
            <text:p>0x95bab1e13496c41a06763ecb158a5db3447c3e43</text:p>
          </table:table-cell>
          <table:table-cell office:value-type="float" office:value="1.23597343" calcext:value-type="float">
            <text:p>1.23597343</text:p>
          </table:table-cell>
          <table:table-cell/>
        </table:table-row>
        <table:table-row table:style-name="ro1">
          <table:table-cell office:value-type="string" calcext:value-type="string">
            <text:p>0xa7a8b64a76acb5c48e461cf683edbd51720dbd38</text:p>
          </table:table-cell>
          <table:table-cell office:value-type="float" office:value="1.23024989" calcext:value-type="float">
            <text:p>1.23024989</text:p>
          </table:table-cell>
          <table:table-cell/>
        </table:table-row>
        <table:table-row table:style-name="ro1">
          <table:table-cell office:value-type="string" calcext:value-type="string">
            <text:p>0x0f89ccb1345fe6006fa60a79895080088848a351</text:p>
          </table:table-cell>
          <table:table-cell office:value-type="float" office:value="1.22541736" calcext:value-type="float">
            <text:p>1.22541736</text:p>
          </table:table-cell>
          <table:table-cell/>
        </table:table-row>
        <table:table-row table:style-name="ro1">
          <table:table-cell office:value-type="string" calcext:value-type="string">
            <text:p>0x1106da208ded667376909216b68e0c5d4628784d</text:p>
          </table:table-cell>
          <table:table-cell office:value-type="float" office:value="1.22222147" calcext:value-type="float">
            <text:p>1.22222147</text:p>
          </table:table-cell>
          <table:table-cell/>
        </table:table-row>
        <table:table-row table:style-name="ro1">
          <table:table-cell office:value-type="string" calcext:value-type="string">
            <text:p>0xce11bcf5b4f09767548df5018a91eb97ac925cc6</text:p>
          </table:table-cell>
          <table:table-cell office:value-type="float" office:value="1.20323634" calcext:value-type="float">
            <text:p>1.20323634</text:p>
          </table:table-cell>
          <table:table-cell/>
        </table:table-row>
        <table:table-row table:style-name="ro1">
          <table:table-cell office:value-type="string" calcext:value-type="string">
            <text:p>0xdbcbf45adee3c5d9af49b055f0e732e75d7fae3f</text:p>
          </table:table-cell>
          <table:table-cell office:value-type="float" office:value="1.19349305" calcext:value-type="float">
            <text:p>1.19349305</text:p>
          </table:table-cell>
          <table:table-cell/>
        </table:table-row>
        <table:table-row table:style-name="ro1">
          <table:table-cell office:value-type="string" calcext:value-type="string">
            <text:p>0x4f3588bb04456695c932e77457fda072ea9793f6</text:p>
          </table:table-cell>
          <table:table-cell office:value-type="float" office:value="1.18732461" calcext:value-type="float">
            <text:p>1.18732461</text:p>
          </table:table-cell>
          <table:table-cell/>
        </table:table-row>
        <table:table-row table:style-name="ro1">
          <table:table-cell office:value-type="string" calcext:value-type="string">
            <text:p>0x12eed2e57b834b726975050b358b96efaac82853</text:p>
          </table:table-cell>
          <table:table-cell office:value-type="float" office:value="1.17071756" calcext:value-type="float">
            <text:p>1.17071756</text:p>
          </table:table-cell>
          <table:table-cell/>
        </table:table-row>
        <table:table-row table:style-name="ro1">
          <table:table-cell office:value-type="string" calcext:value-type="string">
            <text:p>0x9a2db07402f2be7b02b2415dcb9fbbbb91ec087c</text:p>
          </table:table-cell>
          <table:table-cell office:value-type="float" office:value="1.16041316" calcext:value-type="float">
            <text:p>1.16041316</text:p>
          </table:table-cell>
          <table:table-cell/>
        </table:table-row>
        <table:table-row table:style-name="ro1">
          <table:table-cell office:value-type="string" calcext:value-type="string">
            <text:p>0xcb59b8a261bbb6ffcb376b4c198baa0bb896e6d6</text:p>
          </table:table-cell>
          <table:table-cell office:value-type="float" office:value="1.15253356" calcext:value-type="float">
            <text:p>1.15253356</text:p>
          </table:table-cell>
          <table:table-cell/>
        </table:table-row>
        <table:table-row table:style-name="ro1">
          <table:table-cell office:value-type="string" calcext:value-type="string">
            <text:p>0x4103f0bbf0dcb23687a007519cb20b1c926db5e0</text:p>
          </table:table-cell>
          <table:table-cell office:value-type="float" office:value="1.14657632" calcext:value-type="float">
            <text:p>1.14657632</text:p>
          </table:table-cell>
          <table:table-cell/>
        </table:table-row>
        <table:table-row table:style-name="ro1">
          <table:table-cell office:value-type="string" calcext:value-type="string">
            <text:p>0xbe55369bfbfd4bccf13bd197ee7b1165c0b7a4f8</text:p>
          </table:table-cell>
          <table:table-cell office:value-type="float" office:value="1.14569" calcext:value-type="float">
            <text:p>1.14569</text:p>
          </table:table-cell>
          <table:table-cell/>
        </table:table-row>
        <table:table-row table:style-name="ro1">
          <table:table-cell office:value-type="string" calcext:value-type="string">
            <text:p>0x5817beb1c3d08c2fb1c60b1fe4b5caa5e8e37d88</text:p>
          </table:table-cell>
          <table:table-cell office:value-type="float" office:value="1.14538613" calcext:value-type="float">
            <text:p>1.14538613</text:p>
          </table:table-cell>
          <table:table-cell/>
        </table:table-row>
        <table:table-row table:style-name="ro1">
          <table:table-cell office:value-type="string" calcext:value-type="string">
            <text:p>0x4e52786329b43cbe78675586f5b0c9c8744bfb5c</text:p>
          </table:table-cell>
          <table:table-cell office:value-type="float" office:value="1.13372659" calcext:value-type="float">
            <text:p>1.13372659</text:p>
          </table:table-cell>
          <table:table-cell/>
        </table:table-row>
        <table:table-row table:style-name="ro1">
          <table:table-cell office:value-type="string" calcext:value-type="string">
            <text:p>0x6a1f3bf3001755bf95af52660f24ffbc2028df29</text:p>
          </table:table-cell>
          <table:table-cell office:value-type="float" office:value="1.13342044" calcext:value-type="float">
            <text:p>1.13342044</text:p>
          </table:table-cell>
          <table:table-cell/>
        </table:table-row>
        <table:table-row table:style-name="ro1">
          <table:table-cell office:value-type="string" calcext:value-type="string">
            <text:p>0x1426fbd146942e153653863cbe633780c17268da</text:p>
          </table:table-cell>
          <table:table-cell office:value-type="float" office:value="1.13247835" calcext:value-type="float">
            <text:p>1.13247835</text:p>
          </table:table-cell>
          <table:table-cell/>
        </table:table-row>
        <table:table-row table:style-name="ro1">
          <table:table-cell office:value-type="string" calcext:value-type="string">
            <text:p>0x5cac5969bd2c471030c06f9f5df4e1b6d9569587</text:p>
          </table:table-cell>
          <table:table-cell office:value-type="float" office:value="1.12347977" calcext:value-type="float">
            <text:p>1.12347977</text:p>
          </table:table-cell>
          <table:table-cell/>
        </table:table-row>
        <table:table-row table:style-name="ro1">
          <table:table-cell office:value-type="string" calcext:value-type="string">
            <text:p>0x972658b6534d3fd183fe48e99d6804b7238d677b</text:p>
          </table:table-cell>
          <table:table-cell office:value-type="float" office:value="1.09787642" calcext:value-type="float">
            <text:p>1.09787642</text:p>
          </table:table-cell>
          <table:table-cell/>
        </table:table-row>
        <table:table-row table:style-name="ro1">
          <table:table-cell office:value-type="string" calcext:value-type="string">
            <text:p>0xdccf6c4dbcf95848fc1a040c9f73ab23335bb553</text:p>
          </table:table-cell>
          <table:table-cell office:value-type="float" office:value="1.0787646" calcext:value-type="float">
            <text:p>1.0787646</text:p>
          </table:table-cell>
          <table:table-cell/>
        </table:table-row>
        <table:table-row table:style-name="ro1">
          <table:table-cell office:value-type="string" calcext:value-type="string">
            <text:p>0xc9dc9d5faff0099137b62ba56643cc2dede8ce4d</text:p>
          </table:table-cell>
          <table:table-cell office:value-type="float" office:value="1.06858681" calcext:value-type="float">
            <text:p>1.06858681</text:p>
          </table:table-cell>
          <table:table-cell/>
        </table:table-row>
        <table:table-row table:style-name="ro1">
          <table:table-cell office:value-type="string" calcext:value-type="string">
            <text:p>0x288afeb632eebf14aea376ab263b15bc155b0384</text:p>
          </table:table-cell>
          <table:table-cell office:value-type="float" office:value="1.04957255" calcext:value-type="float">
            <text:p>1.04957255</text:p>
          </table:table-cell>
          <table:table-cell/>
        </table:table-row>
        <table:table-row table:style-name="ro1">
          <table:table-cell office:value-type="string" calcext:value-type="string">
            <text:p>0x4e40ad692bf39abd5c5076d6d2c0b42cd9acfee5</text:p>
          </table:table-cell>
          <table:table-cell office:value-type="float" office:value="1.03397664" calcext:value-type="float">
            <text:p>1.03397664</text:p>
          </table:table-cell>
          <table:table-cell/>
        </table:table-row>
        <table:table-row table:style-name="ro1">
          <table:table-cell office:value-type="string" calcext:value-type="string">
            <text:p>0x34b8e7a31879185c421468033896d67a4d799a88</text:p>
          </table:table-cell>
          <table:table-cell office:value-type="float" office:value="1.01809862" calcext:value-type="float">
            <text:p>1.01809862</text:p>
          </table:table-cell>
          <table:table-cell/>
        </table:table-row>
        <table:table-row table:style-name="ro1">
          <table:table-cell office:value-type="string" calcext:value-type="string">
            <text:p>0x67c4e964c18fb4756342e80c4271ec8d022e7539</text:p>
          </table:table-cell>
          <table:table-cell office:value-type="float" office:value="1.01799873" calcext:value-type="float">
            <text:p>1.01799873</text:p>
          </table:table-cell>
          <table:table-cell/>
        </table:table-row>
        <table:table-row table:style-name="ro1">
          <table:table-cell office:value-type="string" calcext:value-type="string">
            <text:p>0x2cd4aab8031971af4824e760afb56c9737e42d9c</text:p>
          </table:table-cell>
          <table:table-cell office:value-type="float" office:value="1.01454776" calcext:value-type="float">
            <text:p>1.01454776</text:p>
          </table:table-cell>
          <table:table-cell/>
        </table:table-row>
        <table:table-row table:style-name="ro1">
          <table:table-cell office:value-type="string" calcext:value-type="string">
            <text:p>0xd8cb1da9821188b27eae4e17aaa7b6f5ccdf515b</text:p>
          </table:table-cell>
          <table:table-cell office:value-type="float" office:value="1.01331353" calcext:value-type="float">
            <text:p>1.01331353</text:p>
          </table:table-cell>
          <table:table-cell/>
        </table:table-row>
        <table:table-row table:style-name="ro1">
          <table:table-cell office:value-type="string" calcext:value-type="string">
            <text:p>0x0e62f9fa1f9b3e49759dc94494f5bc37a83d1fad</text:p>
          </table:table-cell>
          <table:table-cell office:value-type="float" office:value="1.0101492" calcext:value-type="float">
            <text:p>1.0101492</text:p>
          </table:table-cell>
          <table:table-cell/>
        </table:table-row>
        <table:table-row table:style-name="ro1">
          <table:table-cell office:value-type="string" calcext:value-type="string">
            <text:p>0xf42ba5db163e6fbde584ab597673248b92d39c7d</text:p>
          </table:table-cell>
          <table:table-cell office:value-type="float" office:value="1.00993372" calcext:value-type="float">
            <text:p>1.00993372</text:p>
          </table:table-cell>
          <table:table-cell/>
        </table:table-row>
        <table:table-row table:style-name="ro1">
          <table:table-cell office:value-type="string" calcext:value-type="string">
            <text:p>0x3a08f2a366802a3381c3bf6fb6e208e96d560a94</text:p>
          </table:table-cell>
          <table:table-cell office:value-type="float" office:value="1.00649337" calcext:value-type="float">
            <text:p>1.00649337</text:p>
          </table:table-cell>
          <table:table-cell/>
        </table:table-row>
        <table:table-row table:style-name="ro1">
          <table:table-cell office:value-type="string" calcext:value-type="string">
            <text:p>0xa9afdf445cf90e364bc4c2f21d1ee84e72cce7bd</text:p>
          </table:table-cell>
          <table:table-cell office:value-type="float" office:value="1.00518523" calcext:value-type="float">
            <text:p>1.00518523</text:p>
          </table:table-cell>
          <table:table-cell/>
        </table:table-row>
        <table:table-row table:style-name="ro1">
          <table:table-cell office:value-type="string" calcext:value-type="string">
            <text:p>0x3367dc2a3d252fe0d357eaade9058032f8e6a95b</text:p>
          </table:table-cell>
          <table:table-cell office:value-type="float" office:value="1.00302288" calcext:value-type="float">
            <text:p>1.00302288</text:p>
          </table:table-cell>
          <table:table-cell/>
        </table:table-row>
        <table:table-row table:style-name="ro1">
          <table:table-cell office:value-type="string" calcext:value-type="string">
            <text:p>0xf96b1deadebf731ce1f741cb07d1feb5cbff26d7</text:p>
          </table:table-cell>
          <table:table-cell office:value-type="float" office:value="1.00272962" calcext:value-type="float">
            <text:p>1.00272962</text:p>
          </table:table-cell>
          <table:table-cell/>
        </table:table-row>
        <table:table-row table:style-name="ro1">
          <table:table-cell office:value-type="string" calcext:value-type="string">
            <text:p>0x9b791484043775173a29896b942c05b0d301d4a1</text:p>
          </table:table-cell>
          <table:table-cell office:value-type="float" office:value="1.00247776" calcext:value-type="float">
            <text:p>1.00247776</text:p>
          </table:table-cell>
          <table:table-cell/>
        </table:table-row>
        <table:table-row table:style-name="ro1">
          <table:table-cell office:value-type="string" calcext:value-type="string">
            <text:p>0x845efcb330bad6c31235f9115f1aa496135be4ad</text:p>
          </table:table-cell>
          <table:table-cell office:value-type="float" office:value="1.00246555" calcext:value-type="float">
            <text:p>1.00246555</text:p>
          </table:table-cell>
          <table:table-cell/>
        </table:table-row>
        <table:table-row table:style-name="ro1">
          <table:table-cell office:value-type="string" calcext:value-type="string">
            <text:p>0xb95322a84a70d88f5e4b3bb47ce0d037d7ec88e7</text:p>
          </table:table-cell>
          <table:table-cell office:value-type="float" office:value="1.00212171" calcext:value-type="float">
            <text:p>1.00212171</text:p>
          </table:table-cell>
          <table:table-cell/>
        </table:table-row>
        <table:table-row table:style-name="ro1">
          <table:table-cell office:value-type="string" calcext:value-type="string">
            <text:p>0x0b5693a8a89f4d9a2bd7f9a4d732b80389db598a</text:p>
          </table:table-cell>
          <table:table-cell office:value-type="float" office:value="1.00133867" calcext:value-type="float">
            <text:p>1.00133867</text:p>
          </table:table-cell>
          <table:table-cell/>
        </table:table-row>
        <table:table-row table:style-name="ro1">
          <table:table-cell office:value-type="string" calcext:value-type="string">
            <text:p>0x4fe95dd8e63b78a99584fb6a82153db58ee5bb0b</text:p>
          </table:table-cell>
          <table:table-cell office:value-type="float" office:value="1.00112234" calcext:value-type="float">
            <text:p>1.00112234</text:p>
          </table:table-cell>
          <table:table-cell/>
        </table:table-row>
        <table:table-row table:style-name="ro1">
          <table:table-cell office:value-type="string" calcext:value-type="string">
            <text:p>0xa8b8ea4c083890833f24817b4657888431486444</text:p>
          </table:table-cell>
          <table:table-cell office:value-type="float" office:value="1.00098197" calcext:value-type="float">
            <text:p>1.00098197</text:p>
          </table:table-cell>
          <table:table-cell/>
        </table:table-row>
        <table:table-row table:style-name="ro1">
          <table:table-cell office:value-type="string" calcext:value-type="string">
            <text:p>0xbcfd9b7bbb26b496c215fd8c950d2ab8390f333c</text:p>
          </table:table-cell>
          <table:table-cell office:value-type="float" office:value="1.0007153" calcext:value-type="float">
            <text:p>1.0007153</text:p>
          </table:table-cell>
          <table:table-cell/>
        </table:table-row>
        <table:table-row table:style-name="ro1">
          <table:table-cell office:value-type="string" calcext:value-type="string">
            <text:p>0x211c5bbe8e99026679e742f8a413472f99bdb854</text:p>
          </table:table-cell>
          <table:table-cell office:value-type="float" office:value="1.00038276" calcext:value-type="float">
            <text:p>1.00038276</text:p>
          </table:table-cell>
          <table:table-cell/>
        </table:table-row>
        <table:table-row table:style-name="ro1">
          <table:table-cell office:value-type="string" calcext:value-type="string">
            <text:p>0x9b40ba31b226d4721149bc6d7314acc73efd7480</text:p>
          </table:table-cell>
          <table:table-cell office:value-type="float" office:value="1.00028963" calcext:value-type="float">
            <text:p>1.00028963</text:p>
          </table:table-cell>
          <table:table-cell/>
        </table:table-row>
        <table:table-row table:style-name="ro1">
          <table:table-cell office:value-type="string" calcext:value-type="string">
            <text:p>0xcce083124657ab95b3067132c549f91b726571c0</text:p>
          </table:table-cell>
          <table:table-cell office:value-type="float" office:value="1.00024021" calcext:value-type="float">
            <text:p>1.00024021</text:p>
          </table:table-cell>
          <table:table-cell/>
        </table:table-row>
        <table:table-row table:style-name="ro1">
          <table:table-cell office:value-type="string" calcext:value-type="string">
            <text:p>0xd05d56a854e80b152fdc4f80bbf803688e4de314</text:p>
          </table:table-cell>
          <table:table-cell office:value-type="float" office:value="1.00018262" calcext:value-type="float">
            <text:p>1.00018262</text:p>
          </table:table-cell>
          <table:table-cell/>
        </table:table-row>
        <table:table-row table:style-name="ro1">
          <table:table-cell office:value-type="string" calcext:value-type="string">
            <text:p>0x9f90ec73894f772f32958129a77479681ea329d9</text:p>
          </table:table-cell>
          <table:table-cell office:value-type="float" office:value="1.00015133" calcext:value-type="float">
            <text:p>1.00015133</text:p>
          </table:table-cell>
          <table:table-cell/>
        </table:table-row>
        <table:table-row table:style-name="ro1">
          <table:table-cell office:value-type="string" calcext:value-type="string">
            <text:p>0xab47443f901cf9835c562953e2d0f372182362cd</text:p>
          </table:table-cell>
          <table:table-cell office:value-type="float" office:value="1.00000366" calcext:value-type="float">
            <text:p>1.00000366</text:p>
          </table:table-cell>
          <table:table-cell/>
        </table:table-row>
        <table:table-row table:style-name="ro1">
          <table:table-cell office:value-type="string" calcext:value-type="string">
            <text:p>0xdfd18d5374df275a8ede107f981f78b1e60f63e4</text:p>
          </table:table-cell>
          <table:table-cell office:value-type="float" office:value="1.00000027" calcext:value-type="float">
            <text:p>1.00000027</text:p>
          </table:table-cell>
          <table:table-cell/>
        </table:table-row>
        <table:table-row table:style-name="ro1">
          <table:table-cell office:value-type="string" calcext:value-type="string">
            <text:p>0x9d6ce53504350e2ea9591cf6629a1133c3253154</text:p>
          </table:table-cell>
          <table:table-cell office:value-type="float" office:value="1643.99999999" calcext:value-type="float">
            <text:p>1643.99999999</text:p>
          </table:table-cell>
          <table:table-cell/>
        </table:table-row>
        <table:table-row table:style-name="ro1">
          <table:table-cell office:value-type="string" calcext:value-type="string">
            <text:p>0xbb74c8e5779247d846df8d029fbcaab762dc85f6</text:p>
          </table:table-cell>
          <table:table-cell office:value-type="float" office:value="1643.99999999" calcext:value-type="float">
            <text:p>1643.99999999</text:p>
          </table:table-cell>
          <table:table-cell/>
        </table:table-row>
        <table:table-row table:style-name="ro1">
          <table:table-cell office:value-type="string" calcext:value-type="string">
            <text:p>0xf6ffa7aad6ae31b10d6ff6aeaa4aea5fcb90fe3a</text:p>
          </table:table-cell>
          <table:table-cell office:value-type="float" office:value="1643.99999999" calcext:value-type="float">
            <text:p>1643.99999999</text:p>
          </table:table-cell>
          <table:table-cell/>
        </table:table-row>
        <table:table-row table:style-name="ro1">
          <table:table-cell office:value-type="string" calcext:value-type="string">
            <text:p>0xfe12550ca55cd59a91ea5a05c7cda8a467b3892c</text:p>
          </table:table-cell>
          <table:table-cell office:value-type="float" office:value="1643.99999999" calcext:value-type="float">
            <text:p>1643.99999999</text:p>
          </table:table-cell>
          <table:table-cell/>
        </table:table-row>
        <table:table-row table:style-name="ro1">
          <table:table-cell office:value-type="string" calcext:value-type="string">
            <text:p>0xc33e52b7b83f4ac9eaa3a3741674b4c42af941c6</text:p>
          </table:table-cell>
          <table:table-cell office:value-type="float" office:value="1562.09582967" calcext:value-type="float">
            <text:p>1562.09582967</text:p>
          </table:table-cell>
          <table:table-cell/>
        </table:table-row>
        <table:table-row table:style-name="ro1">
          <table:table-cell office:value-type="string" calcext:value-type="string">
            <text:p>0x7b7a1d5a0dce20a8defe6edc687b2342e0c40945</text:p>
          </table:table-cell>
          <table:table-cell office:value-type="float" office:value="1554.74" calcext:value-type="float">
            <text:p>1554.74</text:p>
          </table:table-cell>
          <table:table-cell/>
        </table:table-row>
        <table:table-row table:style-name="ro1">
          <table:table-cell office:value-type="string" calcext:value-type="string">
            <text:p>0x7e82da1b20018cc825d7a75df76cbe78bb63447d</text:p>
          </table:table-cell>
          <table:table-cell office:value-type="float" office:value="1554.23" calcext:value-type="float">
            <text:p>1554.23</text:p>
          </table:table-cell>
          <table:table-cell/>
        </table:table-row>
        <table:table-row table:style-name="ro1">
          <table:table-cell office:value-type="string" calcext:value-type="string">
            <text:p>0x7e6e958c3b41e42f24b3dab88919026fd37a5569</text:p>
          </table:table-cell>
          <table:table-cell office:value-type="float" office:value="1472.88999999" calcext:value-type="float">
            <text:p>1472.88999999</text:p>
          </table:table-cell>
          <table:table-cell/>
        </table:table-row>
        <table:table-row table:style-name="ro1">
          <table:table-cell office:value-type="string" calcext:value-type="string">
            <text:p>0x6b0b5efa177266bcb581517c1693afb5cf6daf72</text:p>
          </table:table-cell>
          <table:table-cell office:value-type="float" office:value="1460.36" calcext:value-type="float">
            <text:p>1460.36</text:p>
          </table:table-cell>
          <table:table-cell/>
        </table:table-row>
        <table:table-row table:style-name="ro1">
          <table:table-cell office:value-type="string" calcext:value-type="string">
            <text:p>0x608008d88e9a637d541362aff847023f08d9a327</text:p>
          </table:table-cell>
          <table:table-cell office:value-type="float" office:value="1441.92199606" calcext:value-type="float">
            <text:p>1441.92199606</text:p>
          </table:table-cell>
          <table:table-cell/>
        </table:table-row>
        <table:table-row table:style-name="ro1">
          <table:table-cell office:value-type="string" calcext:value-type="string">
            <text:p>0xb8760891cc0ada4bb72308cc777321a0102cb0d4</text:p>
          </table:table-cell>
          <table:table-cell office:value-type="float" office:value="1427.1635623" calcext:value-type="float">
            <text:p>1427.1635623</text:p>
          </table:table-cell>
          <table:table-cell/>
        </table:table-row>
        <table:table-row table:style-name="ro1">
          <table:table-cell office:value-type="string" calcext:value-type="string">
            <text:p>0x3a9d4c240557a529e48f8f2411b690fb2f6892ef</text:p>
          </table:table-cell>
          <table:table-cell office:value-type="float" office:value="1274.12280051" calcext:value-type="float">
            <text:p>1274.12280051</text:p>
          </table:table-cell>
          <table:table-cell/>
        </table:table-row>
        <table:table-row table:style-name="ro1">
          <table:table-cell office:value-type="string" calcext:value-type="string">
            <text:p>0x5491506fd9549797097ff45c566f123a294497aa</text:p>
          </table:table-cell>
          <table:table-cell office:value-type="float" office:value="1202.4125832" calcext:value-type="float">
            <text:p>1202.4125832</text:p>
          </table:table-cell>
          <table:table-cell/>
        </table:table-row>
        <table:table-row table:style-name="ro1">
          <table:table-cell office:value-type="string" calcext:value-type="string">
            <text:p>0x9520b26f843414a59d57775a2046acb2bdd2020f</text:p>
          </table:table-cell>
          <table:table-cell office:value-type="float" office:value="1038.51384995" calcext:value-type="float">
            <text:p>1038.51384995</text:p>
          </table:table-cell>
          <table:table-cell/>
        </table:table-row>
        <table:table-row table:style-name="ro1">
          <table:table-cell office:value-type="string" calcext:value-type="string">
            <text:p>0xfe1323b8819a3e5ee9a9737db2778cf3bfa30d2f</text:p>
          </table:table-cell>
          <table:table-cell office:value-type="float" office:value="1032.00000505" calcext:value-type="float">
            <text:p>1032.00000505</text:p>
          </table:table-cell>
          <table:table-cell/>
        </table:table-row>
        <table:table-row table:style-name="ro1">
          <table:table-cell office:value-type="string" calcext:value-type="string">
            <text:p>0x6ed7f81208839e31e11840049201201c469a7a56</text:p>
          </table:table-cell>
          <table:table-cell office:value-type="float" office:value="1010.51" calcext:value-type="float">
            <text:p>1010.51</text:p>
          </table:table-cell>
          <table:table-cell/>
        </table:table-row>
        <table:table-row table:style-name="ro1">
          <table:table-cell office:value-type="string" calcext:value-type="string">
            <text:p>0x859f037b6bff9d053a61dbb8cd0d8f48d7007d96</text:p>
          </table:table-cell>
          <table:table-cell office:value-type="float" office:value="1010.02" calcext:value-type="float">
            <text:p>1010.02</text:p>
          </table:table-cell>
          <table:table-cell/>
        </table:table-row>
        <table:table-row table:style-name="ro1">
          <table:table-cell office:value-type="string" calcext:value-type="string">
            <text:p>0x0b3109af3286f014eca6cf18b54de9020d6d8006</text:p>
          </table:table-cell>
          <table:table-cell office:value-type="float" office:value="1009.39" calcext:value-type="float">
            <text:p>1009.39</text:p>
          </table:table-cell>
          <table:table-cell/>
        </table:table-row>
        <table:table-row table:style-name="ro1">
          <table:table-cell office:value-type="string" calcext:value-type="string">
            <text:p>0x246469a8695c710f34812032e4fb537a9a7c8b5e</text:p>
          </table:table-cell>
          <table:table-cell office:value-type="float" office:value="1009.39" calcext:value-type="float">
            <text:p>1009.39</text:p>
          </table:table-cell>
          <table:table-cell/>
        </table:table-row>
        <table:table-row table:style-name="ro1">
          <table:table-cell office:value-type="string" calcext:value-type="string">
            <text:p>0x20a9f42cc8e1872104689e0d7018c790630147f0</text:p>
          </table:table-cell>
          <table:table-cell office:value-type="float" office:value="1000.49" calcext:value-type="float">
            <text:p>1000.49</text:p>
          </table:table-cell>
          <table:table-cell/>
        </table:table-row>
        <table:table-row table:style-name="ro1">
          <table:table-cell office:value-type="string" calcext:value-type="string">
            <text:p>0x0d8e737bc7b16787fe439097a3b54a26ea760223</text:p>
          </table:table-cell>
          <table:table-cell office:value-type="float" office:value="1000.13" calcext:value-type="float">
            <text:p>1000.13</text:p>
          </table:table-cell>
          <table:table-cell/>
        </table:table-row>
        <table:table-row table:style-name="ro1">
          <table:table-cell office:value-type="string" calcext:value-type="string">
            <text:p>0x5bb16661d9d8056c0156d2423fbf4ef6c0fc896c</text:p>
          </table:table-cell>
          <table:table-cell office:value-type="float" office:value="1000.13" calcext:value-type="float">
            <text:p>1000.13</text:p>
          </table:table-cell>
          <table:table-cell/>
        </table:table-row>
        <table:table-row table:style-name="ro1">
          <table:table-cell office:value-type="string" calcext:value-type="string">
            <text:p>0x3efa2d0c9929ee7d66cc61c899996e8673a6dab8</text:p>
          </table:table-cell>
          <table:table-cell office:value-type="float" office:value="1000.1" calcext:value-type="float">
            <text:p>1000.1</text:p>
          </table:table-cell>
          <table:table-cell/>
        </table:table-row>
        <table:table-row table:style-name="ro1">
          <table:table-cell office:value-type="string" calcext:value-type="string">
            <text:p>0x199141d68e88eee2f6805e35e401e10d0a53b153</text:p>
          </table:table-cell>
          <table:table-cell office:value-type="float" office:value="1000.07" calcext:value-type="float">
            <text:p>1000.07</text:p>
          </table:table-cell>
          <table:table-cell/>
        </table:table-row>
        <table:table-row table:style-name="ro1">
          <table:table-cell office:value-type="string" calcext:value-type="string">
            <text:p>0x261f8ef049b70963e18a9a52f3fdce6760e7b1af</text:p>
          </table:table-cell>
          <table:table-cell office:value-type="float" office:value="1000.07" calcext:value-type="float">
            <text:p>1000.07</text:p>
          </table:table-cell>
          <table:table-cell/>
        </table:table-row>
        <table:table-row table:style-name="ro1">
          <table:table-cell office:value-type="string" calcext:value-type="string">
            <text:p>0xaef548049cb5ff92dbfcb972681c9803118c35bf</text:p>
          </table:table-cell>
          <table:table-cell office:value-type="float" office:value="1000.01" calcext:value-type="float">
            <text:p>1000.01</text:p>
          </table:table-cell>
          <table:table-cell/>
        </table:table-row>
        <table:table-row table:style-name="ro1">
          <table:table-cell office:value-type="string" calcext:value-type="string">
            <text:p>0xb28f97cf4f40f7f3ddc58707f34253abd4f9e191</text:p>
          </table:table-cell>
          <table:table-cell office:value-type="float" office:value="1000.01" calcext:value-type="float">
            <text:p>1000.01</text:p>
          </table:table-cell>
          <table:table-cell/>
        </table:table-row>
        <table:table-row table:style-name="ro1">
          <table:table-cell office:value-type="string" calcext:value-type="string">
            <text:p>0xe3acd7bbb91fe9ee294e9ade2fac242e49f27b6c</text:p>
          </table:table-cell>
          <table:table-cell office:value-type="float" office:value="1000.01" calcext:value-type="float">
            <text:p>1000.01</text:p>
          </table:table-cell>
          <table:table-cell/>
        </table:table-row>
        <table:table-row table:style-name="ro1">
          <table:table-cell office:value-type="string" calcext:value-type="string">
            <text:p>0xf9438363d26659e7f5ebd3aad61b3b90e3442de4</text:p>
          </table:table-cell>
          <table:table-cell office:value-type="float" office:value="1000.01" calcext:value-type="float">
            <text:p>1000.01</text:p>
          </table:table-cell>
          <table:table-cell/>
        </table:table-row>
        <table:table-row table:style-name="ro1">
          <table:table-cell office:value-type="string" calcext:value-type="string">
            <text:p>0x10796b53d53bad010277737204a1bab224c5863f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0x1daa9c49711b6bb41f1714f9697d2e4ad092d1a3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0x33740108b7fc9d3505bda99010b18c2020b44471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0x9ae23683872dd317cd400b845d0d9a09339ac53b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0xabc82e1d3833c92f28ad5fe92d50083e038811a6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0x49dbe095984dcec7762d7724eb68ce3860549862</text:p>
          </table:table-cell>
          <table:table-cell office:value-type="float" office:value="978.09" calcext:value-type="float">
            <text:p>978.09</text:p>
          </table:table-cell>
          <table:table-cell/>
        </table:table-row>
        <table:table-row table:style-name="ro1">
          <table:table-cell office:value-type="string" calcext:value-type="string">
            <text:p>0xc8b93c4079841353760dc7d268490ed61040d91c</text:p>
          </table:table-cell>
          <table:table-cell office:value-type="float" office:value="947.27431539" calcext:value-type="float">
            <text:p>947.27431539</text:p>
          </table:table-cell>
          <table:table-cell/>
        </table:table-row>
        <table:table-row table:style-name="ro1">
          <table:table-cell office:value-type="string" calcext:value-type="string">
            <text:p>0x435f505af3ebe1fb79d702143336fbf0757660d4</text:p>
          </table:table-cell>
          <table:table-cell office:value-type="float" office:value="947.06427717" calcext:value-type="float">
            <text:p>947.06427717</text:p>
          </table:table-cell>
          <table:table-cell/>
        </table:table-row>
        <table:table-row table:style-name="ro1">
          <table:table-cell office:value-type="string" calcext:value-type="string">
            <text:p>0x941051f6c06c72c2906896ff4716f4dd34b4cdad</text:p>
          </table:table-cell>
          <table:table-cell office:value-type="float" office:value="918.80428333" calcext:value-type="float">
            <text:p>918.80428333</text:p>
          </table:table-cell>
          <table:table-cell/>
        </table:table-row>
        <table:table-row table:style-name="ro1">
          <table:table-cell office:value-type="string" calcext:value-type="string">
            <text:p>0xdbb59151b18dd72e9ac092706e93de5b5d7a9325</text:p>
          </table:table-cell>
          <table:table-cell office:value-type="float" office:value="907.72481449" calcext:value-type="float">
            <text:p>907.72481449</text:p>
          </table:table-cell>
          <table:table-cell/>
        </table:table-row>
        <table:table-row table:style-name="ro1">
          <table:table-cell office:value-type="string" calcext:value-type="string">
            <text:p>0xa25ebc740218974d39fd24ba45c2a96329a30b88</text:p>
          </table:table-cell>
          <table:table-cell office:value-type="float" office:value="896.1300036" calcext:value-type="float">
            <text:p>896.1300036</text:p>
          </table:table-cell>
          <table:table-cell/>
        </table:table-row>
        <table:table-row table:style-name="ro1">
          <table:table-cell office:value-type="string" calcext:value-type="string">
            <text:p>0x19dfdc194bb5cf599af78b1967dbb3783c590720</text:p>
          </table:table-cell>
          <table:table-cell office:value-type="float" office:value="843.48733599" calcext:value-type="float">
            <text:p>843.48733599</text:p>
          </table:table-cell>
          <table:table-cell/>
        </table:table-row>
        <table:table-row table:style-name="ro1">
          <table:table-cell office:value-type="string" calcext:value-type="string">
            <text:p>0xa1d38da3ce3ebe5081e7ad8a0ac2ab5d08541de0</text:p>
          </table:table-cell>
          <table:table-cell office:value-type="float" office:value="818.78" calcext:value-type="float">
            <text:p>818.78</text:p>
          </table:table-cell>
          <table:table-cell/>
        </table:table-row>
        <table:table-row table:style-name="ro1">
          <table:table-cell office:value-type="string" calcext:value-type="string">
            <text:p>0x01b2f6622b0815194b805df29b053c13a75f7363</text:p>
          </table:table-cell>
          <table:table-cell office:value-type="float" office:value="730.69" calcext:value-type="float">
            <text:p>730.69</text:p>
          </table:table-cell>
          <table:table-cell/>
        </table:table-row>
        <table:table-row table:style-name="ro1">
          <table:table-cell office:value-type="string" calcext:value-type="string">
            <text:p>0xc05f33013a2f224e9e78808b9b90b3e32b42a8a1</text:p>
          </table:table-cell>
          <table:table-cell office:value-type="float" office:value="666.17999999" calcext:value-type="float">
            <text:p>666.17999999</text:p>
          </table:table-cell>
          <table:table-cell/>
        </table:table-row>
        <table:table-row table:style-name="ro1">
          <table:table-cell office:value-type="string" calcext:value-type="string">
            <text:p>0x478f2101cb714ad0eecc4d4dbcc4c1b07a9c6d93</text:p>
          </table:table-cell>
          <table:table-cell office:value-type="float" office:value="630.2" calcext:value-type="float">
            <text:p>630.2</text:p>
          </table:table-cell>
          <table:table-cell/>
        </table:table-row>
        <table:table-row table:style-name="ro1">
          <table:table-cell office:value-type="string" calcext:value-type="string">
            <text:p>0xf61b22905e6af64baf3b560bd1bd55b2527ac0a5</text:p>
          </table:table-cell>
          <table:table-cell office:value-type="float" office:value="593.68004183" calcext:value-type="float">
            <text:p>593.68004183</text:p>
          </table:table-cell>
          <table:table-cell/>
        </table:table-row>
        <table:table-row table:style-name="ro1">
          <table:table-cell office:value-type="string" calcext:value-type="string">
            <text:p>0x4737b94201e8edbde5de43582dd6017bb30419c3</text:p>
          </table:table-cell>
          <table:table-cell office:value-type="float" office:value="592.10810594" calcext:value-type="float">
            <text:p>592.10810594</text:p>
          </table:table-cell>
          <table:table-cell/>
        </table:table-row>
        <table:table-row table:style-name="ro1">
          <table:table-cell office:value-type="string" calcext:value-type="string">
            <text:p>0x3fd0f7ce3c3e1d4501fa8bf7b79dbf10970a9ed5</text:p>
          </table:table-cell>
          <table:table-cell office:value-type="float" office:value="557.25" calcext:value-type="float">
            <text:p>557.25</text:p>
          </table:table-cell>
          <table:table-cell/>
        </table:table-row>
        <table:table-row table:style-name="ro1">
          <table:table-cell office:value-type="string" calcext:value-type="string">
            <text:p>0xd2741797bab0ec04fdc3fe8b925285e327611095</text:p>
          </table:table-cell>
          <table:table-cell office:value-type="float" office:value="553.92" calcext:value-type="float">
            <text:p>553.92</text:p>
          </table:table-cell>
          <table:table-cell/>
        </table:table-row>
        <table:table-row table:style-name="ro1">
          <table:table-cell office:value-type="string" calcext:value-type="string">
            <text:p>0x23c03b3df5e56fcabfbbba5747c5c0621ffcbbd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0xf1e65cd0b31fcb8713ac1902002b262d57c9da33</text:p>
          </table:table-cell>
          <table:table-cell office:value-type="float" office:value="481.3003715" calcext:value-type="float">
            <text:p>481.3003715</text:p>
          </table:table-cell>
          <table:table-cell/>
        </table:table-row>
        <table:table-row table:style-name="ro1">
          <table:table-cell office:value-type="string" calcext:value-type="string">
            <text:p>0x66f3125acb3c070b323e354156a1a370706990e9</text:p>
          </table:table-cell>
          <table:table-cell office:value-type="float" office:value="389.39286819" calcext:value-type="float">
            <text:p>389.39286819</text:p>
          </table:table-cell>
          <table:table-cell/>
        </table:table-row>
        <table:table-row table:style-name="ro1">
          <table:table-cell office:value-type="string" calcext:value-type="string">
            <text:p>0xd38bcceda4ff7733f31f78006c425aad81e55bfa</text:p>
          </table:table-cell>
          <table:table-cell office:value-type="float" office:value="367.84" calcext:value-type="float">
            <text:p>367.84</text:p>
          </table:table-cell>
          <table:table-cell/>
        </table:table-row>
        <table:table-row table:style-name="ro1">
          <table:table-cell office:value-type="string" calcext:value-type="string">
            <text:p>0xc15961e9c61a2fa457221a4797ace935c043888b</text:p>
          </table:table-cell>
          <table:table-cell office:value-type="float" office:value="339.31" calcext:value-type="float">
            <text:p>339.31</text:p>
          </table:table-cell>
          <table:table-cell/>
        </table:table-row>
        <table:table-row table:style-name="ro1">
          <table:table-cell office:value-type="string" calcext:value-type="string">
            <text:p>0xa698a575b6a2141a189ae2a9293a92fa1db08129</text:p>
          </table:table-cell>
          <table:table-cell office:value-type="float" office:value="330.04" calcext:value-type="float">
            <text:p>330.04</text:p>
          </table:table-cell>
          <table:table-cell/>
        </table:table-row>
        <table:table-row table:style-name="ro1">
          <table:table-cell office:value-type="string" calcext:value-type="string">
            <text:p>0x7947c781725b5a8896ac21de852b02a9f6258858</text:p>
          </table:table-cell>
          <table:table-cell office:value-type="float" office:value="324.9" calcext:value-type="float">
            <text:p>324.9</text:p>
          </table:table-cell>
          <table:table-cell/>
        </table:table-row>
        <table:table-row table:style-name="ro1">
          <table:table-cell office:value-type="string" calcext:value-type="string">
            <text:p>0xf8744fdda5534391d5df5df2d7411b94714b386c</text:p>
          </table:table-cell>
          <table:table-cell office:value-type="float" office:value="295.43999999" calcext:value-type="float">
            <text:p>295.43999999</text:p>
          </table:table-cell>
          <table:table-cell/>
        </table:table-row>
        <table:table-row table:style-name="ro1">
          <table:table-cell office:value-type="string" calcext:value-type="string">
            <text:p>0x5b32bed0fd73008e6187906e1d743ff0e4273948</text:p>
          </table:table-cell>
          <table:table-cell office:value-type="float" office:value="290.25" calcext:value-type="float">
            <text:p>290.25</text:p>
          </table:table-cell>
          <table:table-cell/>
        </table:table-row>
        <table:table-row table:style-name="ro1">
          <table:table-cell office:value-type="string" calcext:value-type="string">
            <text:p>0xaed659f1860fab116aec588396eb3c07372fa3df</text:p>
          </table:table-cell>
          <table:table-cell office:value-type="float" office:value="252.97999999" calcext:value-type="float">
            <text:p>252.97999999</text:p>
          </table:table-cell>
          <table:table-cell/>
        </table:table-row>
        <table:table-row table:style-name="ro1">
          <table:table-cell office:value-type="string" calcext:value-type="string">
            <text:p>0x523974e42d13903edb515d586ed419d6862fffec</text:p>
          </table:table-cell>
          <table:table-cell office:value-type="float" office:value="213.65591228" calcext:value-type="float">
            <text:p>213.65591228</text:p>
          </table:table-cell>
          <table:table-cell/>
        </table:table-row>
        <table:table-row table:style-name="ro1">
          <table:table-cell office:value-type="string" calcext:value-type="string">
            <text:p>0x1a756c2e0468556cbf63271747937460bc2ce5e5</text:p>
          </table:table-cell>
          <table:table-cell office:value-type="float" office:value="210.83763598" calcext:value-type="float">
            <text:p>210.83763598</text:p>
          </table:table-cell>
          <table:table-cell/>
        </table:table-row>
        <table:table-row table:style-name="ro1">
          <table:table-cell office:value-type="string" calcext:value-type="string">
            <text:p>0x1e77efd16df28c774e1d0fb8ad2d9afddff12c0a</text:p>
          </table:table-cell>
          <table:table-cell office:value-type="float" office:value="205.68" calcext:value-type="float">
            <text:p>205.68</text:p>
          </table:table-cell>
          <table:table-cell/>
        </table:table-row>
        <table:table-row table:style-name="ro1">
          <table:table-cell office:value-type="string" calcext:value-type="string">
            <text:p>0x4a825d95ee45db286ae3694b7bc7f7090c9f8bf3</text:p>
          </table:table-cell>
          <table:table-cell office:value-type="float" office:value="200.44995107" calcext:value-type="float">
            <text:p>200.44995107</text:p>
          </table:table-cell>
          <table:table-cell/>
        </table:table-row>
        <table:table-row table:style-name="ro1">
          <table:table-cell office:value-type="string" calcext:value-type="string">
            <text:p>0x53bb7d76d07fd834ce9f39c50d2435f014ef4f36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string" calcext:value-type="string">
            <text:p>0x1ba8c4d7ed3ad5a5c6d8a5e93df01592baef431d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string" calcext:value-type="string">
            <text:p>0x6e4172de117611ca027410af71939890d40934cd</text:p>
          </table:table-cell>
          <table:table-cell office:value-type="float" office:value="171.993" calcext:value-type="float">
            <text:p>171.993</text:p>
          </table:table-cell>
          <table:table-cell/>
        </table:table-row>
        <table:table-row table:style-name="ro1">
          <table:table-cell office:value-type="string" calcext:value-type="string">
            <text:p>0x2ee07cd97fce3cabd5df4b92022559fbed75ca1d</text:p>
          </table:table-cell>
          <table:table-cell office:value-type="float" office:value="167.84348998" calcext:value-type="float">
            <text:p>167.84348998</text:p>
          </table:table-cell>
          <table:table-cell/>
        </table:table-row>
        <table:table-row table:style-name="ro1">
          <table:table-cell office:value-type="string" calcext:value-type="string">
            <text:p>0x26a6d3e1c41ab1244eb64c85578b4f5b9829c6ba</text:p>
          </table:table-cell>
          <table:table-cell office:value-type="float" office:value="158.36308975" calcext:value-type="float">
            <text:p>158.36308975</text:p>
          </table:table-cell>
          <table:table-cell/>
        </table:table-row>
        <table:table-row table:style-name="ro1">
          <table:table-cell office:value-type="string" calcext:value-type="string">
            <text:p>0x8844a6ed10e703c667c5bbed38715dbcd858f1e7</text:p>
          </table:table-cell>
          <table:table-cell office:value-type="float" office:value="149.24" calcext:value-type="float">
            <text:p>149.24</text:p>
          </table:table-cell>
          <table:table-cell/>
        </table:table-row>
        <table:table-row table:style-name="ro1">
          <table:table-cell office:value-type="string" calcext:value-type="string">
            <text:p>0x7d814ce0545b1ddcb378b5762197ec3a70c12bf9</text:p>
          </table:table-cell>
          <table:table-cell office:value-type="float" office:value="132.83999999" calcext:value-type="float">
            <text:p>132.83999999</text:p>
          </table:table-cell>
          <table:table-cell/>
        </table:table-row>
        <table:table-row table:style-name="ro1">
          <table:table-cell office:value-type="string" calcext:value-type="string">
            <text:p>0x8604f99f69c486ba978a56e14faa0453cf9c4490</text:p>
          </table:table-cell>
          <table:table-cell office:value-type="float" office:value="115.4" calcext:value-type="float">
            <text:p>115.4</text:p>
          </table:table-cell>
          <table:table-cell/>
        </table:table-row>
        <table:table-row table:style-name="ro1">
          <table:table-cell office:value-type="string" calcext:value-type="string">
            <text:p>0x11ededebf63bef0ea2d2d071bdf88f71543ec6fb</text:p>
          </table:table-cell>
          <table:table-cell office:value-type="float" office:value="115.09743441" calcext:value-type="float">
            <text:p>115.09743441</text:p>
          </table:table-cell>
          <table:table-cell/>
        </table:table-row>
        <table:table-row table:style-name="ro1">
          <table:table-cell office:value-type="string" calcext:value-type="string">
            <text:p>0xc2a5971965b5bd796c21a8093bfb24853d7651df</text:p>
          </table:table-cell>
          <table:table-cell office:value-type="float" office:value="109.59539025" calcext:value-type="float">
            <text:p>109.59539025</text:p>
          </table:table-cell>
          <table:table-cell/>
        </table:table-row>
        <table:table-row table:style-name="ro1">
          <table:table-cell office:value-type="string" calcext:value-type="string">
            <text:p>0x915e664b74e0b65a9e454a77c128a559f265caa1</text:p>
          </table:table-cell>
          <table:table-cell office:value-type="float" office:value="108.75" calcext:value-type="float">
            <text:p>108.75</text:p>
          </table:table-cell>
          <table:table-cell/>
        </table:table-row>
        <table:table-row table:style-name="ro1">
          <table:table-cell office:value-type="string" calcext:value-type="string">
            <text:p>0x91e04c5fe50a02440d822092f87ae6b8b957f4d4</text:p>
          </table:table-cell>
          <table:table-cell office:value-type="float" office:value="105.8" calcext:value-type="float">
            <text:p>105.8</text:p>
          </table:table-cell>
          <table:table-cell/>
        </table:table-row>
        <table:table-row table:style-name="ro1">
          <table:table-cell office:value-type="string" calcext:value-type="string">
            <text:p>0xb1608c551aabd653f9a8d6abca553cd21f1e5a42</text:p>
          </table:table-cell>
          <table:table-cell office:value-type="float" office:value="100.75" calcext:value-type="float">
            <text:p>100.75</text:p>
          </table:table-cell>
          <table:table-cell/>
        </table:table-row>
        <table:table-row table:style-name="ro1">
          <table:table-cell office:value-type="string" calcext:value-type="string">
            <text:p>0x90dc752a6b7f0a43cfdf15a6525e36370001b7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ba2be2c46a1a9c6b1b739a1a49c16cf8da3f7a0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x53270d44eee663e509f0b715525703b12c353e30</text:p>
          </table:table-cell>
          <table:table-cell office:value-type="float" office:value="93.68" calcext:value-type="float">
            <text:p>93.68</text:p>
          </table:table-cell>
          <table:table-cell/>
        </table:table-row>
        <table:table-row table:style-name="ro1">
          <table:table-cell office:value-type="string" calcext:value-type="string">
            <text:p>0xff1b0cd38f7f6811028b5caca3b332fc8183e849</text:p>
          </table:table-cell>
          <table:table-cell office:value-type="float" office:value="91.42390501" calcext:value-type="float">
            <text:p>91.42390501</text:p>
          </table:table-cell>
          <table:table-cell/>
        </table:table-row>
        <table:table-row table:style-name="ro1">
          <table:table-cell office:value-type="string" calcext:value-type="string">
            <text:p>0xe62d5c2a5c0a13a0a4123a2fa9be33676f130a2f</text:p>
          </table:table-cell>
          <table:table-cell office:value-type="float" office:value="90.24" calcext:value-type="float">
            <text:p>90.24</text:p>
          </table:table-cell>
          <table:table-cell/>
        </table:table-row>
        <table:table-row table:style-name="ro1">
          <table:table-cell office:value-type="string" calcext:value-type="string">
            <text:p>0x67981faec29797cbd014746bcd1b6b3a2d14ec8f</text:p>
          </table:table-cell>
          <table:table-cell office:value-type="float" office:value="83.06211443" calcext:value-type="float">
            <text:p>83.06211443</text:p>
          </table:table-cell>
          <table:table-cell/>
        </table:table-row>
        <table:table-row table:style-name="ro1">
          <table:table-cell office:value-type="string" calcext:value-type="string">
            <text:p>0x7b1edd6a190851bd35b82d6839b3818fccb82faf</text:p>
          </table:table-cell>
          <table:table-cell office:value-type="float" office:value="83.06211443" calcext:value-type="float">
            <text:p>83.06211443</text:p>
          </table:table-cell>
          <table:table-cell/>
        </table:table-row>
        <table:table-row table:style-name="ro1">
          <table:table-cell office:value-type="string" calcext:value-type="string">
            <text:p>0x4e47b02441c5fc9c529b11bd0e226c658d51f70e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0x3dae43a5fc77a4b18eb50fd95c66c949d6eb598a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0x1df174f09ca9211dc7ea23b44413a5aa13fb353d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0x81ef957c029e74c179f4b3efdb39a7cd3093c472</text:p>
          </table:table-cell>
          <table:table-cell office:value-type="float" office:value="67.09004997" calcext:value-type="float">
            <text:p>67.09004997</text:p>
          </table:table-cell>
          <table:table-cell/>
        </table:table-row>
        <table:table-row table:style-name="ro1">
          <table:table-cell office:value-type="string" calcext:value-type="string">
            <text:p>0xc8cbaf3570228239bd1401688aed778bf4468cc6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0x957964db0510bdd6e87e7516af59b74af7e68c63</text:p>
          </table:table-cell>
          <table:table-cell office:value-type="float" office:value="65.40603961" calcext:value-type="float">
            <text:p>65.40603961</text:p>
          </table:table-cell>
          <table:table-cell/>
        </table:table-row>
        <table:table-row table:style-name="ro1">
          <table:table-cell office:value-type="string" calcext:value-type="string">
            <text:p>0x64a5b082e7592f09de33bf7ecf0a066445a0efc3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0xdbf2e861e0292448090224c49232ca052cf429b9</text:p>
          </table:table-cell>
          <table:table-cell office:value-type="float" office:value="51.79760967" calcext:value-type="float">
            <text:p>51.79760967</text:p>
          </table:table-cell>
          <table:table-cell/>
        </table:table-row>
        <table:table-row table:style-name="ro1">
          <table:table-cell office:value-type="string" calcext:value-type="string">
            <text:p>0x0d6a1dcfd6102d31cf956c41534a49dcdbe3ced2</text:p>
          </table:table-cell>
          <table:table-cell office:value-type="float" office:value="50.24165737" calcext:value-type="float">
            <text:p>50.24165737</text:p>
          </table:table-cell>
          <table:table-cell/>
        </table:table-row>
        <table:table-row table:style-name="ro1">
          <table:table-cell office:value-type="string" calcext:value-type="string">
            <text:p>0x2f33f5de63e8b0c6a539e5c51c334ce51a96f9f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0xf7f2dc00650311c39a24877691c5a63717be667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0xa0e8c0f24b93d26f43343a085b91f0f6ee46ffed</text:p>
          </table:table-cell>
          <table:table-cell office:value-type="float" office:value="41.04881919" calcext:value-type="float">
            <text:p>41.04881919</text:p>
          </table:table-cell>
          <table:table-cell/>
        </table:table-row>
        <table:table-row table:style-name="ro1">
          <table:table-cell office:value-type="string" calcext:value-type="string">
            <text:p>0xafda18102a2b9c71003e659c2635cb630016e3cd</text:p>
          </table:table-cell>
          <table:table-cell office:value-type="float" office:value="40.49200127" calcext:value-type="float">
            <text:p>40.49200127</text:p>
          </table:table-cell>
          <table:table-cell/>
        </table:table-row>
        <table:table-row table:style-name="ro1">
          <table:table-cell office:value-type="string" calcext:value-type="string">
            <text:p>0xe4ca1accb4fbae8953ab4e47006b342e720c8637</text:p>
          </table:table-cell>
          <table:table-cell office:value-type="float" office:value="33.68" calcext:value-type="float">
            <text:p>33.68</text:p>
          </table:table-cell>
          <table:table-cell/>
        </table:table-row>
        <table:table-row table:style-name="ro1">
          <table:table-cell office:value-type="string" calcext:value-type="string">
            <text:p>0xec027bc72251d66db7343efcf8e3ccdad8bf78fc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0x7441e4ea4d29ba2c65887c95c40613045e5bf73d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0xec17d0bdf47f5c77dd91ae3e08d73aa80b59156b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0x72e570b7bc8470013f18b9c08940355fa1417863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0x85688ca24ab493f86a4a63c703083aef07978e05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0x6fcfa91a0c6e6e9b7e162406ee896db7a206101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0x2dc6586e9555599c1dc38d0c395bc02fdac7fa0e</text:p>
          </table:table-cell>
          <table:table-cell office:value-type="float" office:value="20.11" calcext:value-type="float">
            <text:p>20.11</text:p>
          </table:table-cell>
          <table:table-cell/>
        </table:table-row>
        <table:table-row table:style-name="ro1">
          <table:table-cell office:value-type="string" calcext:value-type="string">
            <text:p>0x2755865624377194e5e10934bfd3c6d9265c7e2b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x605acb31e01a3cb6ae11500294f25872c31ee30a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0x689c61783100654dc72f2825b8e6050ee65a5419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0xbbc43c282b2f829176f4fc3802436d8fad3413f3</text:p>
          </table:table-cell>
          <table:table-cell office:value-type="float" office:value="16.64610185" calcext:value-type="float">
            <text:p>16.64610185</text:p>
          </table:table-cell>
          <table:table-cell/>
        </table:table-row>
        <table:table-row table:style-name="ro1">
          <table:table-cell office:value-type="string" calcext:value-type="string">
            <text:p>0xda2392917ef5e3b79186ef348274da65e9b03dce</text:p>
          </table:table-cell>
          <table:table-cell office:value-type="float" office:value="16.23" calcext:value-type="float">
            <text:p>16.23</text:p>
          </table:table-cell>
          <table:table-cell/>
        </table:table-row>
        <table:table-row table:style-name="ro1">
          <table:table-cell office:value-type="string" calcext:value-type="string">
            <text:p>0x948c80f506df2daba79aa1f92d41e443c5039cd5</text:p>
          </table:table-cell>
          <table:table-cell office:value-type="float" office:value="14.54702514" calcext:value-type="float">
            <text:p>14.54702514</text:p>
          </table:table-cell>
          <table:table-cell/>
        </table:table-row>
        <table:table-row table:style-name="ro1">
          <table:table-cell office:value-type="string" calcext:value-type="string">
            <text:p>0x06d96d0e4f9d8f485dcee8d21e7eca4e08847ddf</text:p>
          </table:table-cell>
          <table:table-cell office:value-type="float" office:value="14.24851149" calcext:value-type="float">
            <text:p>14.24851149</text:p>
          </table:table-cell>
          <table:table-cell/>
        </table:table-row>
        <table:table-row table:style-name="ro1">
          <table:table-cell office:value-type="string" calcext:value-type="string">
            <text:p>0xed012ba065f85971cff28e717cb9799ef3ad250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0x0050d80c83870632757e0d383699201026b09ae4</text:p>
          </table:table-cell>
          <table:table-cell office:value-type="float" office:value="12.64585875" calcext:value-type="float">
            <text:p>12.64585875</text:p>
          </table:table-cell>
          <table:table-cell/>
        </table:table-row>
        <table:table-row table:style-name="ro1">
          <table:table-cell office:value-type="string" calcext:value-type="string">
            <text:p>0xae04f47fee9b3bdac1ed2afddf4b38a798c991dd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0xb164b06918f2e3b4fb2149bccbb723f3fee7025a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0xc67d3c611944f4bcd86ae8eca350f6b678d115a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0xd73932d48607076009715b6fa170faf5e1ec294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0xa0d8fa6bccb44fc7bd4ca610c9675944773dfc62</text:p>
          </table:table-cell>
          <table:table-cell office:value-type="float" office:value="10.72" calcext:value-type="float">
            <text:p>10.72</text:p>
          </table:table-cell>
          <table:table-cell/>
        </table:table-row>
        <table:table-row table:style-name="ro1">
          <table:table-cell office:value-type="string" calcext:value-type="string">
            <text:p>0x2b4d8efa8c4b5d9a3bd1ff59fa9f079f94a29cef</text:p>
          </table:table-cell>
          <table:table-cell office:value-type="float" office:value="10.13" calcext:value-type="float">
            <text:p>10.13</text:p>
          </table:table-cell>
          <table:table-cell/>
        </table:table-row>
        <table:table-row table:style-name="ro1">
          <table:table-cell office:value-type="string" calcext:value-type="string">
            <text:p>0xb62cd56001329af8e664813bf6ff014385dd9b6b</text:p>
          </table:table-cell>
          <table:table-cell office:value-type="float" office:value="10.01" calcext:value-type="float">
            <text:p>10.01</text:p>
          </table:table-cell>
          <table:table-cell/>
        </table:table-row>
        <table:table-row table:style-name="ro1">
          <table:table-cell office:value-type="string" calcext:value-type="string">
            <text:p>0x345c4c2522b60240ce3607951d9fd75a7bd4bc6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0x6c29955c1fa28b9822c766f839b518067316c80b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0x6e84b0653117432d7bc7c7c7f7f0b691e64017f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0x7a0f7e135e1a60d03c16833c5e7b23ddd13e3d3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0x7abd035ee2cb82330389d156e8eded6b3e6c2e5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0x95859ed507ed13535de6fe0551f7363d4cb878c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0xade4a1668b69b7d268ffc174af57f060d141987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0xd241a96204d5bb89c5a9052013d924b06a46f56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0x30f89f5f4cf25f457b4d9cbfb64a64a97f00bed0</text:p>
          </table:table-cell>
          <table:table-cell office:value-type="float" office:value="9.96717483" calcext:value-type="float">
            <text:p>9.96717483</text:p>
          </table:table-cell>
          <table:table-cell/>
        </table:table-row>
        <table:table-row table:style-name="ro1">
          <table:table-cell office:value-type="string" calcext:value-type="string">
            <text:p>0x0a95182e1b5b3f85b0a9d829adc57ecf42ce3685</text:p>
          </table:table-cell>
          <table:table-cell office:value-type="float" office:value="9.85310395" calcext:value-type="float">
            <text:p>9.85310395</text:p>
          </table:table-cell>
          <table:table-cell/>
        </table:table-row>
        <table:table-row table:style-name="ro1">
          <table:table-cell office:value-type="string" calcext:value-type="string">
            <text:p>0x98ce3b04dac721e9dadf93e6d3c8bea0ab84ab68</text:p>
          </table:table-cell>
          <table:table-cell office:value-type="float" office:value="9.41645927" calcext:value-type="float">
            <text:p>9.41645927</text:p>
          </table:table-cell>
          <table:table-cell/>
        </table:table-row>
        <table:table-row table:style-name="ro1">
          <table:table-cell office:value-type="string" calcext:value-type="string">
            <text:p>0xc54e47541f0c01a2d3718368dfa8ace93730f55a</text:p>
          </table:table-cell>
          <table:table-cell office:value-type="float" office:value="8.90719972" calcext:value-type="float">
            <text:p>8.90719972</text:p>
          </table:table-cell>
          <table:table-cell/>
        </table:table-row>
        <table:table-row table:style-name="ro1">
          <table:table-cell office:value-type="string" calcext:value-type="string">
            <text:p>0x21f960d163def25130baf138d51cd38092a108e3</text:p>
          </table:table-cell>
          <table:table-cell office:value-type="float" office:value="8.65303865" calcext:value-type="float">
            <text:p>8.65303865</text:p>
          </table:table-cell>
          <table:table-cell/>
        </table:table-row>
        <table:table-row table:style-name="ro1">
          <table:table-cell office:value-type="string" calcext:value-type="string">
            <text:p>0x71e0083a42196576e29b64a37ce91209b1911c9f</text:p>
          </table:table-cell>
          <table:table-cell office:value-type="float" office:value="6.87589339" calcext:value-type="float">
            <text:p>6.87589339</text:p>
          </table:table-cell>
          <table:table-cell/>
        </table:table-row>
        <table:table-row table:style-name="ro1">
          <table:table-cell office:value-type="string" calcext:value-type="string">
            <text:p>0xb180406f889dcb6c1758fd685a236aa14b8c991e</text:p>
          </table:table-cell>
          <table:table-cell office:value-type="float" office:value="6.77585945" calcext:value-type="float">
            <text:p>6.77585945</text:p>
          </table:table-cell>
          <table:table-cell/>
        </table:table-row>
        <table:table-row table:style-name="ro1">
          <table:table-cell office:value-type="string" calcext:value-type="string">
            <text:p>0xe71a36350784e875d6e281d53315d1188da2b182</text:p>
          </table:table-cell>
          <table:table-cell office:value-type="float" office:value="4.70973735" calcext:value-type="float">
            <text:p>4.70973735</text:p>
          </table:table-cell>
          <table:table-cell/>
        </table:table-row>
        <table:table-row table:style-name="ro1">
          <table:table-cell office:value-type="string" calcext:value-type="string">
            <text:p>0x75f6c2edade8ecec07de7171e31d2eba73f7afb1</text:p>
          </table:table-cell>
          <table:table-cell office:value-type="float" office:value="4.15728361" calcext:value-type="float">
            <text:p>4.15728361</text:p>
          </table:table-cell>
          <table:table-cell/>
        </table:table-row>
        <table:table-row table:style-name="ro1">
          <table:table-cell office:value-type="string" calcext:value-type="string">
            <text:p>0x157b6c44f47ecd30c0a2c428a6f35dbc606aa81b</text:p>
          </table:table-cell>
          <table:table-cell office:value-type="float" office:value="3.21175465" calcext:value-type="float">
            <text:p>3.21175465</text:p>
          </table:table-cell>
          <table:table-cell/>
        </table:table-row>
        <table:table-row table:style-name="ro1">
          <table:table-cell office:value-type="string" calcext:value-type="string">
            <text:p>0xcd2b3c517d3de4f962dc01700dc57960cdbeb5e9</text:p>
          </table:table-cell>
          <table:table-cell office:value-type="float" office:value="3.21175464" calcext:value-type="float">
            <text:p>3.21175464</text:p>
          </table:table-cell>
          <table:table-cell/>
        </table:table-row>
        <table:table-row table:style-name="ro1">
          <table:table-cell office:value-type="string" calcext:value-type="string">
            <text:p>0x9185b2256d2fedc9b5b46b8111f8ca81a1573159</text:p>
          </table:table-cell>
          <table:table-cell office:value-type="float" office:value="2.79027383" calcext:value-type="float">
            <text:p>2.79027383</text:p>
          </table:table-cell>
          <table:table-cell/>
        </table:table-row>
        <table:table-row table:style-name="ro1">
          <table:table-cell office:value-type="string" calcext:value-type="string">
            <text:p>0x8b48f1f8eceac14f14ffd7cda77898e6e0e89a4d</text:p>
          </table:table-cell>
          <table:table-cell office:value-type="float" office:value="2.58780809" calcext:value-type="float">
            <text:p>2.58780809</text:p>
          </table:table-cell>
          <table:table-cell/>
        </table:table-row>
        <table:table-row table:style-name="ro1">
          <table:table-cell office:value-type="string" calcext:value-type="string">
            <text:p>0xeaaedc7a51d103b694b7c337ddb90007d526cf4c</text:p>
          </table:table-cell>
          <table:table-cell office:value-type="float" office:value="2.45349317" calcext:value-type="float">
            <text:p>2.45349317</text:p>
          </table:table-cell>
          <table:table-cell/>
        </table:table-row>
        <table:table-row table:style-name="ro1">
          <table:table-cell office:value-type="string" calcext:value-type="string">
            <text:p>0x05763c047c7d7f2ba76390c6178f224c2ede71e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xc194765f438294595eb4a620ca6d403f7c7e64c7</text:p>
          </table:table-cell>
          <table:table-cell office:value-type="float" office:value="1.71415439" calcext:value-type="float">
            <text:p>1.71415439</text:p>
          </table:table-cell>
          <table:table-cell/>
        </table:table-row>
        <table:table-row table:style-name="ro1">
          <table:table-cell office:value-type="string" calcext:value-type="string">
            <text:p>0x7d31bf2004eeb4e67cb0fa1db2d6c0dc5c585cd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xa64e54a9a5d91384d268bb4e81ea483df8ce02d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xd4394dd15a315f14005c657cc3aa90389427833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xe4c1adebc0e8b91d2f4b80c58c8accf7ace061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x592878b048316cb98864b716c084ea9c418d7ed9</text:p>
          </table:table-cell>
          <table:table-cell office:value-type="float" office:value="0.73405518" calcext:value-type="float">
            <text:p>0.73405518</text:p>
          </table:table-cell>
          <table:table-cell/>
        </table:table-row>
        <table:table-row table:style-name="ro1">
          <table:table-cell office:value-type="string" calcext:value-type="string">
            <text:p>0x91c0ccb6962ce2d288012adc92a44a8ea66cf7d9</text:p>
          </table:table-cell>
          <table:table-cell office:value-type="float" office:value="0.65" calcext:value-type="float">
            <text:p>0.65</text:p>
          </table:table-cell>
          <table:table-cell/>
        </table:table-row>
        <table:table-row table:style-name="ro1">
          <table:table-cell office:value-type="string" calcext:value-type="string">
            <text:p>0xe647fec0191e51eb31865d276ac2b6f02d24ab26</text:p>
          </table:table-cell>
          <table:table-cell office:value-type="float" office:value="0.49686042" calcext:value-type="float">
            <text:p>0.49686042</text:p>
          </table:table-cell>
          <table:table-cell/>
        </table:table-row>
        <table:table-row table:style-name="ro1">
          <table:table-cell office:value-type="string" calcext:value-type="string">
            <text:p>0x192bd9e5d03c9a4a7d0f3e13db2c48fc2f9ef5e2</text:p>
          </table:table-cell>
          <table:table-cell office:value-type="float" office:value="0.35322883" calcext:value-type="float">
            <text:p>0.35322883</text:p>
          </table:table-cell>
          <table:table-cell/>
        </table:table-row>
        <table:table-row table:style-name="ro1">
          <table:table-cell office:value-type="string" calcext:value-type="string">
            <text:p>0x984309f01b0018601254bb2832a1aff1ee21668d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x01d7398edab9ff15b8cd6338a0a59e08a472c7c3</text:p>
          </table:table-cell>
          <table:table-cell office:value-type="float" office:value="0.28108148" calcext:value-type="float">
            <text:p>0.28108148</text:p>
          </table:table-cell>
          <table:table-cell/>
        </table:table-row>
        <table:table-row table:style-name="ro1">
          <table:table-cell office:value-type="string" calcext:value-type="string">
            <text:p>0x435889edd67fb4d1a531bbe32fe53f306064650e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0x9f1c6b37dede7584e722681c8f9d55e5cf1788f5</text:p>
          </table:table-cell>
          <table:table-cell office:value-type="float" office:value="0.095" calcext:value-type="float">
            <text:p>0.095</text:p>
          </table:table-cell>
          <table:table-cell/>
        </table:table-row>
        <table:table-row table:style-name="ro1">
          <table:table-cell office:value-type="string" calcext:value-type="string">
            <text:p>0x9172ff7884cefed19327adace9c470ef1796105c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string" calcext:value-type="string">
            <text:p>0x1280203992caa0d06a860d45bc28d3df6172f104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string" calcext:value-type="string">
            <text:p>0xc0893fa01108f50fa2a04e2ccee815376ec56233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string" calcext:value-type="string">
            <text:p>0x1b7d1b60a6e074d6512dac26c1f5020c506be5a8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0x217b9dcec0a24312364966ae7c745a347ee4eb97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0x27fdf6196d6ec626807ab4580f29c04c730f9046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0x56580fd68cbc3fe01decab203689c15f6a8077f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0x64e75f7cb9de8bcf5ea778ea7297a9385e737e18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0x9f63734f3b491fd925ad108c32bbd91dad0276d7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0xf0d4f0fa3ce10236eafc07f0410f22bb7927b667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0x0f031d7216c7260fc31378f194ee3a0183377976</text:p>
          </table:table-cell>
          <table:table-cell office:value-type="float" office:value="0.00575271" calcext:value-type="float">
            <text:p>0.00575271</text:p>
          </table:table-cell>
          <table:table-cell/>
        </table:table-row>
        <table:table-row table:style-name="ro1">
          <table:table-cell office:value-type="string" calcext:value-type="string">
            <text:p>0xf115308e8347e816d23566eaafb4c0bcb1349432</text:p>
          </table:table-cell>
          <table:table-cell office:value-type="float" office:value="0.00035195" calcext:value-type="float">
            <text:p>0.00035195</text:p>
          </table:table-cell>
          <table:table-cell/>
        </table:table-row>
        <table:table-row table:style-name="ro1">
          <table:table-cell office:value-type="string" calcext:value-type="string">
            <text:p>0xefb89cf6c608bf7cde59e0e0ec10734cc42894d5</text:p>
          </table:table-cell>
          <table:table-cell office:value-type="float" office:value="0.00001891" calcext:value-type="float">
            <text:p>0.00001891</text:p>
          </table:table-cell>
          <table:table-cell/>
        </table:table-row>
        <table:table-row table:style-name="ro1">
          <table:table-cell office:value-type="string" calcext:value-type="string">
            <text:p>0x30ab59588683a61201428ebf6cae274709d4bb62</text:p>
          </table:table-cell>
          <table:table-cell office:value-type="float" office:value="0.00000001" calcext:value-type="float">
            <text:p>0.00000001</text:p>
          </table:table-cell>
          <table:table-cell/>
        </table:table-row>
        <table:table-row table:style-name="ro1">
          <table:table-cell office:value-type="string" calcext:value-type="string">
            <text:p>0x4e3a3d3071869e04409506aae84b4fe0fbc16f70</text:p>
          </table:table-cell>
          <table:table-cell office:value-type="float" office:value="8.991" calcext:value-type="float">
            <text:p>8.991</text:p>
          </table:table-cell>
          <table:table-cell/>
        </table:table-row>
        <table:table-row table:style-name="ro1">
          <table:table-cell office:value-type="string" calcext:value-type="string">
            <text:p>0xf8e9e12bc1a51b4de0a95feb5c58c49a89df7cd6</text:p>
          </table:table-cell>
          <table:table-cell office:value-type="float" office:value="8.94087333979814" calcext:value-type="float">
            <text:p>8.94087333979814</text:p>
          </table:table-cell>
          <table:table-cell/>
        </table:table-row>
        <table:table-row table:style-name="ro1">
          <table:table-cell office:value-type="string" calcext:value-type="string">
            <text:p>0xce09216b24b34d21d23525a7a4eefd4d3ea44ae7</text:p>
          </table:table-cell>
          <table:table-cell office:value-type="float" office:value="8.62254563447013" calcext:value-type="float">
            <text:p>8.62254563447013</text:p>
          </table:table-cell>
          <table:table-cell/>
        </table:table-row>
        <table:table-row table:style-name="ro1">
          <table:table-cell office:value-type="string" calcext:value-type="string">
            <text:p>0xe799b124264577e881a66cab6333acc6ee18fb55</text:p>
          </table:table-cell>
          <table:table-cell office:value-type="float" office:value="8.56541187437573" calcext:value-type="float">
            <text:p>8.56541187437573</text:p>
          </table:table-cell>
          <table:table-cell/>
        </table:table-row>
        <table:table-row table:style-name="ro1">
          <table:table-cell office:value-type="string" calcext:value-type="string">
            <text:p>0x37ba3d8a1f1812bca08d1d759a5e9c3d1599eb95</text:p>
          </table:table-cell>
          <table:table-cell office:value-type="float" office:value="8.5023386351872" calcext:value-type="float">
            <text:p>8.5023386351872</text:p>
          </table:table-cell>
          <table:table-cell/>
        </table:table-row>
        <table:table-row table:style-name="ro1">
          <table:table-cell office:value-type="string" calcext:value-type="string">
            <text:p>0x5fa521a9ec04b74fb7027a588306c8f1b16ac0ed</text:p>
          </table:table-cell>
          <table:table-cell office:value-type="float" office:value="8.42196826445155" calcext:value-type="float">
            <text:p>8.42196826445155</text:p>
          </table:table-cell>
          <table:table-cell/>
        </table:table-row>
        <table:table-row table:style-name="ro1">
          <table:table-cell office:value-type="string" calcext:value-type="string">
            <text:p>0x6359ef876d6f82f669709950bb2c8e19b8e82481</text:p>
          </table:table-cell>
          <table:table-cell office:value-type="float" office:value="8.33859515646257" calcext:value-type="float">
            <text:p>8.33859515646257</text:p>
          </table:table-cell>
          <table:table-cell/>
        </table:table-row>
        <table:table-row table:style-name="ro1">
          <table:table-cell office:value-type="string" calcext:value-type="string">
            <text:p>0x50b4a84c42925c8eb67b64733cf9593146b972e1</text:p>
          </table:table-cell>
          <table:table-cell office:value-type="float" office:value="8.27730216889998" calcext:value-type="float">
            <text:p>8.27730216889998</text:p>
          </table:table-cell>
          <table:table-cell/>
        </table:table-row>
        <table:table-row table:style-name="ro1">
          <table:table-cell office:value-type="string" calcext:value-type="string">
            <text:p>0x97c9d92326b896cf870dccb714bf0e1a9d45e2d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0x60458a7e828b4eb8f229d526e21fd6b3522c63c9</text:p>
          </table:table-cell>
          <table:table-cell office:value-type="float" office:value="7.992" calcext:value-type="float">
            <text:p>7.992</text:p>
          </table:table-cell>
          <table:table-cell/>
        </table:table-row>
        <table:table-row table:style-name="ro1">
          <table:table-cell office:value-type="string" calcext:value-type="string">
            <text:p>0x807195561cdcd8827f2b68c56e2602a52ccbc801</text:p>
          </table:table-cell>
          <table:table-cell office:value-type="float" office:value="7.992" calcext:value-type="float">
            <text:p>7.992</text:p>
          </table:table-cell>
          <table:table-cell/>
        </table:table-row>
        <table:table-row table:style-name="ro1">
          <table:table-cell office:value-type="string" calcext:value-type="string">
            <text:p>0xb61840c899d9ad0c5a18dec7388640ebf0ed12f2</text:p>
          </table:table-cell>
          <table:table-cell office:value-type="float" office:value="7.992" calcext:value-type="float">
            <text:p>7.992</text:p>
          </table:table-cell>
          <table:table-cell/>
        </table:table-row>
        <table:table-row table:style-name="ro1">
          <table:table-cell office:value-type="string" calcext:value-type="string">
            <text:p>0x756a9266fa5fad00da6d7febc6ecba42a730a302</text:p>
          </table:table-cell>
          <table:table-cell office:value-type="float" office:value="7.96036336466697" calcext:value-type="float">
            <text:p>7.96036336466697</text:p>
          </table:table-cell>
          <table:table-cell/>
        </table:table-row>
        <table:table-row table:style-name="ro1">
          <table:table-cell office:value-type="string" calcext:value-type="string">
            <text:p>0x44f47f337d546984fd593c76e82bf61a8ef504ac</text:p>
          </table:table-cell>
          <table:table-cell office:value-type="float" office:value="7.54244073604736" calcext:value-type="float">
            <text:p>7.54244073604736</text:p>
          </table:table-cell>
          <table:table-cell/>
        </table:table-row>
        <table:table-row table:style-name="ro1">
          <table:table-cell office:value-type="string" calcext:value-type="string">
            <text:p>0x6534f2e10fafbe734b02d271b9449f6d93f6980a</text:p>
          </table:table-cell>
          <table:table-cell office:value-type="float" office:value="7.52354032983123" calcext:value-type="float">
            <text:p>7.52354032983123</text:p>
          </table:table-cell>
          <table:table-cell/>
        </table:table-row>
        <table:table-row table:style-name="ro1">
          <table:table-cell office:value-type="string" calcext:value-type="string">
            <text:p>0xb66190f67ed8f0ca790ddfe541ee1bd0da53fe70</text:p>
          </table:table-cell>
          <table:table-cell office:value-type="float" office:value="7.40820078685482" calcext:value-type="float">
            <text:p>7.40820078685482</text:p>
          </table:table-cell>
          <table:table-cell/>
        </table:table-row>
        <table:table-row table:style-name="ro1">
          <table:table-cell office:value-type="string" calcext:value-type="string">
            <text:p>0x16cea4894e7af78c615eb4d3d555e1fac1c6162f</text:p>
          </table:table-cell>
          <table:table-cell office:value-type="float" office:value="7.19475773684937" calcext:value-type="float">
            <text:p>7.19475773684937</text:p>
          </table:table-cell>
          <table:table-cell/>
        </table:table-row>
        <table:table-row table:style-name="ro1">
          <table:table-cell office:value-type="string" calcext:value-type="string">
            <text:p>0x9c1a8a57457855806cfd10f0f1740d40023763f9</text:p>
          </table:table-cell>
          <table:table-cell office:value-type="float" office:value="7.12176760305029" calcext:value-type="float">
            <text:p>7.12176760305029</text:p>
          </table:table-cell>
          <table:table-cell/>
        </table:table-row>
        <table:table-row table:style-name="ro1">
          <table:table-cell office:value-type="string" calcext:value-type="string">
            <text:p>0x79e859fe37740e862352470c237f7529146a45e6</text:p>
          </table:table-cell>
          <table:table-cell office:value-type="float" office:value="7.04736774130144" calcext:value-type="float">
            <text:p>7.04736774130144</text:p>
          </table:table-cell>
          <table:table-cell/>
        </table:table-row>
        <table:table-row table:style-name="ro1">
          <table:table-cell office:value-type="string" calcext:value-type="string">
            <text:p>0x1bc03671f5ae5e9889f907aaacce336b3c392fd9</text:p>
          </table:table-cell>
          <table:table-cell office:value-type="float" office:value="7.03088069080195" calcext:value-type="float">
            <text:p>7.03088069080195</text:p>
          </table:table-cell>
          <table:table-cell/>
        </table:table-row>
        <table:table-row table:style-name="ro1">
          <table:table-cell office:value-type="string" calcext:value-type="string">
            <text:p>0x9549e5fb042fcaa24b343a0c8b0092db3d7a3f5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0x14cf55e3ca0f1de2e30112b33d342b4337da596f</text:p>
          </table:table-cell>
          <table:table-cell office:value-type="float" office:value="6.98318254322057" calcext:value-type="float">
            <text:p>6.98318254322057</text:p>
          </table:table-cell>
          <table:table-cell/>
        </table:table-row>
        <table:table-row table:style-name="ro1">
          <table:table-cell office:value-type="string" calcext:value-type="string">
            <text:p>0x6ebaa85103546cba798c1483559a6ae407ced3ef</text:p>
          </table:table-cell>
          <table:table-cell office:value-type="float" office:value="6.46767682224581" calcext:value-type="float">
            <text:p>6.46767682224581</text:p>
          </table:table-cell>
          <table:table-cell/>
        </table:table-row>
        <table:table-row table:style-name="ro1">
          <table:table-cell office:value-type="string" calcext:value-type="string">
            <text:p>0xad61de907717e5c3278eba4d5335884136d683c5</text:p>
          </table:table-cell>
          <table:table-cell office:value-type="float" office:value="6.34988012058314" calcext:value-type="float">
            <text:p>6.34988012058314</text:p>
          </table:table-cell>
          <table:table-cell/>
        </table:table-row>
        <table:table-row table:style-name="ro1">
          <table:table-cell office:value-type="string" calcext:value-type="string">
            <text:p>0xf7df609fe9408eeecd9d189fefecc60a430ba269</text:p>
          </table:table-cell>
          <table:table-cell office:value-type="float" office:value="6.32567667068629" calcext:value-type="float">
            <text:p>6.32567667068629</text:p>
          </table:table-cell>
          <table:table-cell/>
        </table:table-row>
        <table:table-row table:style-name="ro1">
          <table:table-cell office:value-type="string" calcext:value-type="string">
            <text:p>0xb746b1958f5180bfc22954371623c5b1d09a3a6b</text:p>
          </table:table-cell>
          <table:table-cell office:value-type="float" office:value="6.15688951688518" calcext:value-type="float">
            <text:p>6.15688951688518</text:p>
          </table:table-cell>
          <table:table-cell/>
        </table:table-row>
        <table:table-row table:style-name="ro1">
          <table:table-cell office:value-type="string" calcext:value-type="string">
            <text:p>0x71179c2f2cde8af9d55ae0c9d56316168693fbca</text:p>
          </table:table-cell>
          <table:table-cell office:value-type="float" office:value="6.10985731103695" calcext:value-type="float">
            <text:p>6.10985731103695</text:p>
          </table:table-cell>
          <table:table-cell/>
        </table:table-row>
        <table:table-row table:style-name="ro1">
          <table:table-cell office:value-type="string" calcext:value-type="string">
            <text:p>0xa4e71328151667414485bf1d9b26e3ceb429edb8</text:p>
          </table:table-cell>
          <table:table-cell office:value-type="float" office:value="6.09539930993197" calcext:value-type="float">
            <text:p>6.09539930993197</text:p>
          </table:table-cell>
          <table:table-cell/>
        </table:table-row>
        <table:table-row table:style-name="ro1">
          <table:table-cell office:value-type="string" calcext:value-type="string">
            <text:p>0xb05b7199835ad974ada1bdc62e1ea11538ccbd7e</text:p>
          </table:table-cell>
          <table:table-cell office:value-type="float" office:value="6.05490002772887" calcext:value-type="float">
            <text:p>6.05490002772887</text:p>
          </table:table-cell>
          <table:table-cell/>
        </table:table-row>
        <table:table-row table:style-name="ro1">
          <table:table-cell office:value-type="string" calcext:value-type="string">
            <text:p>0x493221aca0d732098f36fd43e414a7c98d05621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0xf2528b134b79d034bb1000faf06d1c49acd0833d</text:p>
          </table:table-cell>
          <table:table-cell office:value-type="float" office:value="5.994" calcext:value-type="float">
            <text:p>5.994</text:p>
          </table:table-cell>
          <table:table-cell/>
        </table:table-row>
        <table:table-row table:style-name="ro1">
          <table:table-cell office:value-type="string" calcext:value-type="string">
            <text:p>0xb2f75f01f48c082912f657431eacf2e7aa9fffa8</text:p>
          </table:table-cell>
          <table:table-cell office:value-type="float" office:value="5.96372797226256" calcext:value-type="float">
            <text:p>5.96372797226256</text:p>
          </table:table-cell>
          <table:table-cell/>
        </table:table-row>
        <table:table-row table:style-name="ro1">
          <table:table-cell office:value-type="string" calcext:value-type="string">
            <text:p>0x1b4070c128934e5afcc524a9d66be4a0eb7fc366</text:p>
          </table:table-cell>
          <table:table-cell office:value-type="float" office:value="5.96354970881105" calcext:value-type="float">
            <text:p>5.96354970881105</text:p>
          </table:table-cell>
          <table:table-cell/>
        </table:table-row>
        <table:table-row table:style-name="ro1">
          <table:table-cell office:value-type="string" calcext:value-type="string">
            <text:p>0x43d8a21da117d060083668b5ee6b304c54c4c227</text:p>
          </table:table-cell>
          <table:table-cell office:value-type="float" office:value="5.88033908014771" calcext:value-type="float">
            <text:p>5.88033908014771</text:p>
          </table:table-cell>
          <table:table-cell/>
        </table:table-row>
        <table:table-row table:style-name="ro1">
          <table:table-cell office:value-type="string" calcext:value-type="string">
            <text:p>0xe94a4d740e9f81dd201497a093477ff1dee2c1d1</text:p>
          </table:table-cell>
          <table:table-cell office:value-type="float" office:value="5.70134631174914" calcext:value-type="float">
            <text:p>5.70134631174914</text:p>
          </table:table-cell>
          <table:table-cell/>
        </table:table-row>
        <table:table-row table:style-name="ro1">
          <table:table-cell office:value-type="string" calcext:value-type="string">
            <text:p>0xc9e61985359f49bebe66c6de28b841d6b90badac</text:p>
          </table:table-cell>
          <table:table-cell office:value-type="float" office:value="5.65745856353591" calcext:value-type="float">
            <text:p>5.65745856353591</text:p>
          </table:table-cell>
          <table:table-cell/>
        </table:table-row>
        <table:table-row table:style-name="ro1">
          <table:table-cell office:value-type="string" calcext:value-type="string">
            <text:p>0x930d10715e1f5a83f791d47f3c362a3cc5354d23</text:p>
          </table:table-cell>
          <table:table-cell office:value-type="float" office:value="5.56949643539321" calcext:value-type="float">
            <text:p>5.56949643539321</text:p>
          </table:table-cell>
          <table:table-cell/>
        </table:table-row>
        <table:table-row table:style-name="ro1">
          <table:table-cell office:value-type="string" calcext:value-type="string">
            <text:p>0x9aad8f9c2434e3e0e833a7fb8b4ef5810e6ea5e9</text:p>
          </table:table-cell>
          <table:table-cell office:value-type="float" office:value="5.48889780560711" calcext:value-type="float">
            <text:p>5.48889780560711</text:p>
          </table:table-cell>
          <table:table-cell/>
        </table:table-row>
        <table:table-row table:style-name="ro1">
          <table:table-cell office:value-type="string" calcext:value-type="string">
            <text:p>0xcfa36bc1c88d31755fdb891fca607dd5dd101994</text:p>
          </table:table-cell>
          <table:table-cell office:value-type="float" office:value="5.47851094570685" calcext:value-type="float">
            <text:p>5.47851094570685</text:p>
          </table:table-cell>
          <table:table-cell/>
        </table:table-row>
        <table:table-row table:style-name="ro1">
          <table:table-cell office:value-type="string" calcext:value-type="string">
            <text:p>0x24a351c8ecb6e999ea643ddd3d24f88950e94a0c</text:p>
          </table:table-cell>
          <table:table-cell office:value-type="float" office:value="5.4419918429684" calcext:value-type="float">
            <text:p>5.4419918429684</text:p>
          </table:table-cell>
          <table:table-cell/>
        </table:table-row>
        <table:table-row table:style-name="ro1">
          <table:table-cell office:value-type="string" calcext:value-type="string">
            <text:p>0x7ac84c73e2ed3b520511a126c1cc0e3501e616b8</text:p>
          </table:table-cell>
          <table:table-cell office:value-type="float" office:value="5.41868743976583" calcext:value-type="float">
            <text:p>5.41868743976583</text:p>
          </table:table-cell>
          <table:table-cell/>
        </table:table-row>
        <table:table-row table:style-name="ro1">
          <table:table-cell office:value-type="string" calcext:value-type="string">
            <text:p>0x9b2d601aef30ed19664ae44b04d045aaa4b91743</text:p>
          </table:table-cell>
          <table:table-cell office:value-type="float" office:value="5.38578104730336" calcext:value-type="float">
            <text:p>5.38578104730336</text:p>
          </table:table-cell>
          <table:table-cell/>
        </table:table-row>
        <table:table-row table:style-name="ro1">
          <table:table-cell office:value-type="string" calcext:value-type="string">
            <text:p>0x8ccad1c78a77fb8820947a1cc58b494640f745b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xe9b1659c6247ad22a83586d7ddb93dd9de250b1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x4812be03aaba5a6cb01e37245ece3c04258e5483</text:p>
          </table:table-cell>
          <table:table-cell office:value-type="float" office:value="4.995" calcext:value-type="float">
            <text:p>4.995</text:p>
          </table:table-cell>
          <table:table-cell/>
        </table:table-row>
        <table:table-row table:style-name="ro1">
          <table:table-cell office:value-type="string" calcext:value-type="string">
            <text:p>0x8376ca555642ad64a17ddfc86dd190f67844f756</text:p>
          </table:table-cell>
          <table:table-cell office:value-type="float" office:value="4.995" calcext:value-type="float">
            <text:p>4.995</text:p>
          </table:table-cell>
          <table:table-cell/>
        </table:table-row>
        <table:table-row table:style-name="ro1">
          <table:table-cell office:value-type="string" calcext:value-type="string">
            <text:p>0xa419cce6bbc96d3cb39e4edb1238796a6897c21b</text:p>
          </table:table-cell>
          <table:table-cell office:value-type="float" office:value="4.995" calcext:value-type="float">
            <text:p>4.995</text:p>
          </table:table-cell>
          <table:table-cell/>
        </table:table-row>
        <table:table-row table:style-name="ro1">
          <table:table-cell office:value-type="string" calcext:value-type="string">
            <text:p>0xa74d4f380efea721164e4514d0faf731f5f91bbe</text:p>
          </table:table-cell>
          <table:table-cell office:value-type="float" office:value="4.995" calcext:value-type="float">
            <text:p>4.995</text:p>
          </table:table-cell>
          <table:table-cell/>
        </table:table-row>
        <table:table-row table:style-name="ro1">
          <table:table-cell office:value-type="string" calcext:value-type="string">
            <text:p>0xf96dc79fafc7c4e26370f63d412b671a17c81eab</text:p>
          </table:table-cell>
          <table:table-cell office:value-type="float" office:value="4.93258424176224" calcext:value-type="float">
            <text:p>4.93258424176224</text:p>
          </table:table-cell>
          <table:table-cell/>
        </table:table-row>
        <table:table-row table:style-name="ro1">
          <table:table-cell office:value-type="string" calcext:value-type="string">
            <text:p>0xe8f1b51cfc9e01f32177949a69e647da46e54c3c</text:p>
          </table:table-cell>
          <table:table-cell office:value-type="float" office:value="4.92118230684603" calcext:value-type="float">
            <text:p>4.92118230684603</text:p>
          </table:table-cell>
          <table:table-cell/>
        </table:table-row>
        <table:table-row table:style-name="ro1">
          <table:table-cell office:value-type="string" calcext:value-type="string">
            <text:p>0xc7d352b24957e25e654f21b38b8409f1ee5cd4ba</text:p>
          </table:table-cell>
          <table:table-cell office:value-type="float" office:value="4.6352590821192" calcext:value-type="float">
            <text:p>4.6352590821192</text:p>
          </table:table-cell>
          <table:table-cell/>
        </table:table-row>
        <table:table-row table:style-name="ro1">
          <table:table-cell office:value-type="string" calcext:value-type="string">
            <text:p>0x149bd847b83af05998963f61fb5c442208c88ce8</text:p>
          </table:table-cell>
          <table:table-cell office:value-type="float" office:value="4.54408518501058" calcext:value-type="float">
            <text:p>4.54408518501058</text:p>
          </table:table-cell>
          <table:table-cell/>
        </table:table-row>
        <table:table-row table:style-name="ro1">
          <table:table-cell office:value-type="string" calcext:value-type="string">
            <text:p>0x00f773dbdcb72ba7e4b85580adb2e54771084103</text:p>
          </table:table-cell>
          <table:table-cell office:value-type="float" office:value="4.54145184681183" calcext:value-type="float">
            <text:p>4.54145184681183</text:p>
          </table:table-cell>
          <table:table-cell/>
        </table:table-row>
        <table:table-row table:style-name="ro1">
          <table:table-cell office:value-type="string" calcext:value-type="string">
            <text:p>0xedb5e511e65d5c62a1cf530b1d6ba5e04fd1e5ca</text:p>
          </table:table-cell>
          <table:table-cell office:value-type="float" office:value="4.4879373592874" calcext:value-type="float">
            <text:p>4.4879373592874</text:p>
          </table:table-cell>
          <table:table-cell/>
        </table:table-row>
        <table:table-row table:style-name="ro1">
          <table:table-cell office:value-type="string" calcext:value-type="string">
            <text:p>0x97b0fbbc81044442fdcd88b2be36b3df190fe411</text:p>
          </table:table-cell>
          <table:table-cell office:value-type="float" office:value="4.42167127390833" calcext:value-type="float">
            <text:p>4.42167127390833</text:p>
          </table:table-cell>
          <table:table-cell/>
        </table:table-row>
        <table:table-row table:style-name="ro1">
          <table:table-cell office:value-type="string" calcext:value-type="string">
            <text:p>0x60963e2a899797ff6c0259abcba37bcdfdfbaff2</text:p>
          </table:table-cell>
          <table:table-cell office:value-type="float" office:value="4.40832718125037" calcext:value-type="float">
            <text:p>4.40832718125037</text:p>
          </table:table-cell>
          <table:table-cell/>
        </table:table-row>
        <table:table-row table:style-name="ro1">
          <table:table-cell office:value-type="string" calcext:value-type="string">
            <text:p>0x41397ab5acb1b380a5e0b4ca8b081d0859de24d0</text:p>
          </table:table-cell>
          <table:table-cell office:value-type="float" office:value="4.34609863721738" calcext:value-type="float">
            <text:p>4.34609863721738</text:p>
          </table:table-cell>
          <table:table-cell/>
        </table:table-row>
        <table:table-row table:style-name="ro1">
          <table:table-cell office:value-type="string" calcext:value-type="string">
            <text:p>0x08769487f51899b4bb3d48b11752dd217b297cf7</text:p>
          </table:table-cell>
          <table:table-cell office:value-type="float" office:value="4.1958" calcext:value-type="float">
            <text:p>4.1958</text:p>
          </table:table-cell>
          <table:table-cell/>
        </table:table-row>
        <table:table-row table:style-name="ro1">
          <table:table-cell office:value-type="string" calcext:value-type="string">
            <text:p>0xb0b16eb99685592dcd763f37e5b4207ae1c760d4</text:p>
          </table:table-cell>
          <table:table-cell office:value-type="float" office:value="4.19338173976128" calcext:value-type="float">
            <text:p>4.19338173976128</text:p>
          </table:table-cell>
          <table:table-cell/>
        </table:table-row>
        <table:table-row table:style-name="ro1">
          <table:table-cell office:value-type="string" calcext:value-type="string">
            <text:p>0xc5ed6e0ac71fdc67003439a576b69df2bd731f3d</text:p>
          </table:table-cell>
          <table:table-cell office:value-type="float" office:value="4.07840058963889" calcext:value-type="float">
            <text:p>4.07840058963889</text:p>
          </table:table-cell>
          <table:table-cell/>
        </table:table-row>
        <table:table-row table:style-name="ro1">
          <table:table-cell office:value-type="string" calcext:value-type="string">
            <text:p>0x432aedaeda4586a2b5335f7a5db89154d9884c87</text:p>
          </table:table-cell>
          <table:table-cell office:value-type="float" office:value="4.00008680753855" calcext:value-type="float">
            <text:p>4.00008680753855</text:p>
          </table:table-cell>
          <table:table-cell/>
        </table:table-row>
        <table:table-row table:style-name="ro1">
          <table:table-cell office:value-type="string" calcext:value-type="string">
            <text:p>0xb5564ff1b5ea9b30fc47c4db8c8664efc31a11cc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0x756b5f380192e66c0589685c126931a159ee49b7</text:p>
          </table:table-cell>
          <table:table-cell office:value-type="float" office:value="3.996" calcext:value-type="float">
            <text:p>3.996</text:p>
          </table:table-cell>
          <table:table-cell/>
        </table:table-row>
        <table:table-row table:style-name="ro1">
          <table:table-cell office:value-type="string" calcext:value-type="string">
            <text:p>0xa3f0ece1094d1b9f7be55b8a6120b62bcb8cf4bd</text:p>
          </table:table-cell>
          <table:table-cell office:value-type="float" office:value="3.992004" calcext:value-type="float">
            <text:p>3.992004</text:p>
          </table:table-cell>
          <table:table-cell/>
        </table:table-row>
        <table:table-row table:style-name="ro1">
          <table:table-cell office:value-type="string" calcext:value-type="string">
            <text:p>0xa7e6f51af4fbd7d1f4d95764bbc965cec4ad5b91</text:p>
          </table:table-cell>
          <table:table-cell office:value-type="float" office:value="3.92636854714711" calcext:value-type="float">
            <text:p>3.92636854714711</text:p>
          </table:table-cell>
          <table:table-cell/>
        </table:table-row>
        <table:table-row table:style-name="ro1">
          <table:table-cell office:value-type="string" calcext:value-type="string">
            <text:p>0x3f80133dc6d2ce69a5e94143272536e29f602ec1</text:p>
          </table:table-cell>
          <table:table-cell office:value-type="float" office:value="3.8960681707114" calcext:value-type="float">
            <text:p>3.8960681707114</text:p>
          </table:table-cell>
          <table:table-cell/>
        </table:table-row>
        <table:table-row table:style-name="ro1">
          <table:table-cell office:value-type="string" calcext:value-type="string">
            <text:p>0x208fcfe48f16d8676bf2add9a2f2481a5a8b6d3f</text:p>
          </table:table-cell>
          <table:table-cell office:value-type="float" office:value="3.87254711675277" calcext:value-type="float">
            <text:p>3.87254711675277</text:p>
          </table:table-cell>
          <table:table-cell/>
        </table:table-row>
        <table:table-row table:style-name="ro1">
          <table:table-cell office:value-type="string" calcext:value-type="string">
            <text:p>0xc2aeac4502c9a55ea5e229ac26d481e7300f2516</text:p>
          </table:table-cell>
          <table:table-cell office:value-type="float" office:value="3.82017605761642" calcext:value-type="float">
            <text:p>3.82017605761642</text:p>
          </table:table-cell>
          <table:table-cell/>
        </table:table-row>
        <table:table-row table:style-name="ro1">
          <table:table-cell office:value-type="string" calcext:value-type="string">
            <text:p>0xe739fc892dc0253a944914683079178d0e3a90d3</text:p>
          </table:table-cell>
          <table:table-cell office:value-type="float" office:value="3.78755076663155" calcext:value-type="float">
            <text:p>3.78755076663155</text:p>
          </table:table-cell>
          <table:table-cell/>
        </table:table-row>
        <table:table-row table:style-name="ro1">
          <table:table-cell office:value-type="string" calcext:value-type="string">
            <text:p>0x7eab07c19b0521c2a3a5251a537c650df8a7b61f</text:p>
          </table:table-cell>
          <table:table-cell office:value-type="float" office:value="3.7324997994682" calcext:value-type="float">
            <text:p>3.7324997994682</text:p>
          </table:table-cell>
          <table:table-cell/>
        </table:table-row>
        <table:table-row table:style-name="ro1">
          <table:table-cell office:value-type="string" calcext:value-type="string">
            <text:p>0xa8b8ea4c083890833f24817b4657888431486444</text:p>
          </table:table-cell>
          <table:table-cell office:value-type="float" office:value="3.71405783819462" calcext:value-type="float">
            <text:p>3.71405783819462</text:p>
          </table:table-cell>
          <table:table-cell/>
        </table:table-row>
        <table:table-row table:style-name="ro1">
          <table:table-cell office:value-type="string" calcext:value-type="string">
            <text:p>0x9d9a4cccaf9a4080a5cfbc78decafece02c1ca51</text:p>
          </table:table-cell>
          <table:table-cell office:value-type="float" office:value="3.59660206680308" calcext:value-type="float">
            <text:p>3.59660206680308</text:p>
          </table:table-cell>
          <table:table-cell/>
        </table:table-row>
        <table:table-row table:style-name="ro1">
          <table:table-cell office:value-type="string" calcext:value-type="string">
            <text:p>0xcd5578af493be43a085c7fe0936562389ea4242a</text:p>
          </table:table-cell>
          <table:table-cell office:value-type="float" office:value="3.50236473831111" calcext:value-type="float">
            <text:p>3.50236473831111</text:p>
          </table:table-cell>
          <table:table-cell/>
        </table:table-row>
        <table:table-row table:style-name="ro1">
          <table:table-cell office:value-type="string" calcext:value-type="string">
            <text:p>0xbfe9ff3733ef60848180046b6aa7d87ede757be5</text:p>
          </table:table-cell>
          <table:table-cell office:value-type="float" office:value="3.4965" calcext:value-type="float">
            <text:p>3.4965</text:p>
          </table:table-cell>
          <table:table-cell/>
        </table:table-row>
        <table:table-row table:style-name="ro1">
          <table:table-cell office:value-type="string" calcext:value-type="string">
            <text:p>0x48d29c8cc27a4fc5e80165b50c68a7fdbe9c2c65</text:p>
          </table:table-cell>
          <table:table-cell office:value-type="float" office:value="3.39306555184399" calcext:value-type="float">
            <text:p>3.39306555184399</text:p>
          </table:table-cell>
          <table:table-cell/>
        </table:table-row>
        <table:table-row table:style-name="ro1">
          <table:table-cell office:value-type="string" calcext:value-type="string">
            <text:p>0xe99f3ca693c9e96b01f4158e252a3041b4d74a59</text:p>
          </table:table-cell>
          <table:table-cell office:value-type="float" office:value="3.32230764114535" calcext:value-type="float">
            <text:p>3.32230764114535</text:p>
          </table:table-cell>
          <table:table-cell/>
        </table:table-row>
        <table:table-row table:style-name="ro1">
          <table:table-cell office:value-type="string" calcext:value-type="string">
            <text:p>0x5eaede0014250a4c3351ad6706c48b0f0569aeb9</text:p>
          </table:table-cell>
          <table:table-cell office:value-type="float" office:value="3.29433451427693" calcext:value-type="float">
            <text:p>3.29433451427693</text:p>
          </table:table-cell>
          <table:table-cell/>
        </table:table-row>
        <table:table-row table:style-name="ro1">
          <table:table-cell office:value-type="string" calcext:value-type="string">
            <text:p>0xd46f7c5b3661bb2e4a81cd1eeef7fa8acff43491</text:p>
          </table:table-cell>
          <table:table-cell office:value-type="float" office:value="3.27451498257331" calcext:value-type="float">
            <text:p>3.27451498257331</text:p>
          </table:table-cell>
          <table:table-cell/>
        </table:table-row>
        <table:table-row table:style-name="ro1">
          <table:table-cell office:value-type="string" calcext:value-type="string">
            <text:p>0xb39f6c0e352185b1b5887ce02ef878551fca10e2</text:p>
          </table:table-cell>
          <table:table-cell office:value-type="float" office:value="3.27205957752821" calcext:value-type="float">
            <text:p>3.27205957752821</text:p>
          </table:table-cell>
          <table:table-cell/>
        </table:table-row>
        <table:table-row table:style-name="ro1">
          <table:table-cell office:value-type="string" calcext:value-type="string">
            <text:p>0xc968c23b252e232d77474a336c32062a7b9ec491</text:p>
          </table:table-cell>
          <table:table-cell office:value-type="float" office:value="3.23717575901397" calcext:value-type="float">
            <text:p>3.23717575901397</text:p>
          </table:table-cell>
          <table:table-cell/>
        </table:table-row>
        <table:table-row table:style-name="ro1">
          <table:table-cell office:value-type="string" calcext:value-type="string">
            <text:p>0xc90acf2f915d77a52cffbceee37fab04a57e29fd</text:p>
          </table:table-cell>
          <table:table-cell office:value-type="float" office:value="3.20905197905559" calcext:value-type="float">
            <text:p>3.20905197905559</text:p>
          </table:table-cell>
          <table:table-cell/>
        </table:table-row>
        <table:table-row table:style-name="ro1">
          <table:table-cell office:value-type="string" calcext:value-type="string">
            <text:p>0x0cd703f6ab401d1681ce0aa67376809cf9aaf32f</text:p>
          </table:table-cell>
          <table:table-cell office:value-type="float" office:value="3.20280245214563" calcext:value-type="float">
            <text:p>3.20280245214563</text:p>
          </table:table-cell>
          <table:table-cell/>
        </table:table-row>
        <table:table-row table:style-name="ro1">
          <table:table-cell office:value-type="string" calcext:value-type="string">
            <text:p>0x3a70e8c00f3bcf3eb845b6b6928aba92b465c183</text:p>
          </table:table-cell>
          <table:table-cell office:value-type="float" office:value="3.19317591829146" calcext:value-type="float">
            <text:p>3.19317591829146</text:p>
          </table:table-cell>
          <table:table-cell/>
        </table:table-row>
        <table:table-row table:style-name="ro1">
          <table:table-cell office:value-type="string" calcext:value-type="string">
            <text:p>0x54e692f0ccc11a3cde8cd2730e220038066ace4f</text:p>
          </table:table-cell>
          <table:table-cell office:value-type="float" office:value="3.18018938354539" calcext:value-type="float">
            <text:p>3.18018938354539</text:p>
          </table:table-cell>
          <table:table-cell/>
        </table:table-row>
        <table:table-row table:style-name="ro1">
          <table:table-cell office:value-type="string" calcext:value-type="string">
            <text:p>0xae3104463a6f35831c0f9dc7f766d8c9485e6a64</text:p>
          </table:table-cell>
          <table:table-cell office:value-type="float" office:value="3.14889395893265" calcext:value-type="float">
            <text:p>3.14889395893265</text:p>
          </table:table-cell>
          <table:table-cell/>
        </table:table-row>
        <table:table-row table:style-name="ro1">
          <table:table-cell office:value-type="string" calcext:value-type="string">
            <text:p>0x1a1e8e606223e3e1cef1aefd2a65471d73a8a48d</text:p>
          </table:table-cell>
          <table:table-cell office:value-type="float" office:value="3.06607889007379" calcext:value-type="float">
            <text:p>3.06607889007379</text:p>
          </table:table-cell>
          <table:table-cell/>
        </table:table-row>
        <table:table-row table:style-name="ro1">
          <table:table-cell office:value-type="string" calcext:value-type="string">
            <text:p>0x6866b9b6ee721f37b161501c56f457de38796d0c</text:p>
          </table:table-cell>
          <table:table-cell office:value-type="float" office:value="3.04593927463815" calcext:value-type="float">
            <text:p>3.04593927463815</text:p>
          </table:table-cell>
          <table:table-cell/>
        </table:table-row>
        <table:table-row table:style-name="ro1">
          <table:table-cell office:value-type="string" calcext:value-type="string">
            <text:p>0x86d10751b18f3fe331c146546868a07224a8598b</text:p>
          </table:table-cell>
          <table:table-cell office:value-type="float" office:value="3.04333482924336" calcext:value-type="float">
            <text:p>3.04333482924336</text:p>
          </table:table-cell>
          <table:table-cell/>
        </table:table-row>
        <table:table-row table:style-name="ro1">
          <table:table-cell office:value-type="string" calcext:value-type="string">
            <text:p>0xfe08b6b15339019c633599c6e81879ed26e7357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x06eb061298400ae581b5a61a200548a757ebbd26</text:p>
          </table:table-cell>
          <table:table-cell office:value-type="float" office:value="2.997" calcext:value-type="float">
            <text:p>2.997</text:p>
          </table:table-cell>
          <table:table-cell/>
        </table:table-row>
        <table:table-row table:style-name="ro1">
          <table:table-cell office:value-type="string" calcext:value-type="string">
            <text:p>0x2ae7ac4d95e1bfe1172fae1c8efe9097119216cf</text:p>
          </table:table-cell>
          <table:table-cell office:value-type="float" office:value="2.997" calcext:value-type="float">
            <text:p>2.997</text:p>
          </table:table-cell>
          <table:table-cell/>
        </table:table-row>
        <table:table-row table:style-name="ro1">
          <table:table-cell office:value-type="string" calcext:value-type="string">
            <text:p>0x2af95e36333732070f856a388b7e03376178cfeb</text:p>
          </table:table-cell>
          <table:table-cell office:value-type="float" office:value="2.997" calcext:value-type="float">
            <text:p>2.997</text:p>
          </table:table-cell>
          <table:table-cell/>
        </table:table-row>
        <table:table-row table:style-name="ro1">
          <table:table-cell office:value-type="string" calcext:value-type="string">
            <text:p>0x3b5e61381eb9ce67e3abd71c51633e4ca95e4d14</text:p>
          </table:table-cell>
          <table:table-cell office:value-type="float" office:value="2.997" calcext:value-type="float">
            <text:p>2.997</text:p>
          </table:table-cell>
          <table:table-cell/>
        </table:table-row>
        <table:table-row table:style-name="ro1">
          <table:table-cell office:value-type="string" calcext:value-type="string">
            <text:p>0x52731a7d7d90b6f96d510699d8945a24e4cd2e1b</text:p>
          </table:table-cell>
          <table:table-cell office:value-type="float" office:value="2.997" calcext:value-type="float">
            <text:p>2.997</text:p>
          </table:table-cell>
          <table:table-cell/>
        </table:table-row>
        <table:table-row table:style-name="ro1">
          <table:table-cell office:value-type="string" calcext:value-type="string">
            <text:p>0xa5105e44ec02c23cf3f5bf25d2ace50927b9220d</text:p>
          </table:table-cell>
          <table:table-cell office:value-type="float" office:value="2.997" calcext:value-type="float">
            <text:p>2.997</text:p>
          </table:table-cell>
          <table:table-cell/>
        </table:table-row>
        <table:table-row table:style-name="ro1">
          <table:table-cell office:value-type="string" calcext:value-type="string">
            <text:p>0xbc4cb25efc8562ca33bbc687f735bd7ffc0f7afb</text:p>
          </table:table-cell>
          <table:table-cell office:value-type="float" office:value="2.9911185266125" calcext:value-type="float">
            <text:p>2.9911185266125</text:p>
          </table:table-cell>
          <table:table-cell/>
        </table:table-row>
        <table:table-row table:style-name="ro1">
          <table:table-cell office:value-type="string" calcext:value-type="string">
            <text:p>0x3e5e7b957efca8fd26b5b510c5c716ab514f8c41</text:p>
          </table:table-cell>
          <table:table-cell office:value-type="float" office:value="2.988017988003" calcext:value-type="float">
            <text:p>2.988017988003</text:p>
          </table:table-cell>
          <table:table-cell/>
        </table:table-row>
        <table:table-row table:style-name="ro1">
          <table:table-cell office:value-type="string" calcext:value-type="string">
            <text:p>0xa396520964eb13dc4a79c7bb00739b4481bfd29b</text:p>
          </table:table-cell>
          <table:table-cell office:value-type="float" office:value="2.95950940611073" calcext:value-type="float">
            <text:p>2.95950940611073</text:p>
          </table:table-cell>
          <table:table-cell/>
        </table:table-row>
        <table:table-row table:style-name="ro1">
          <table:table-cell office:value-type="string" calcext:value-type="string">
            <text:p>0xc9b16bd090c29c8b123a0e394d35c89dfe8e9eb0</text:p>
          </table:table-cell>
          <table:table-cell office:value-type="float" office:value="2.92328167409504" calcext:value-type="float">
            <text:p>2.92328167409504</text:p>
          </table:table-cell>
          <table:table-cell/>
        </table:table-row>
        <table:table-row table:style-name="ro1">
          <table:table-cell office:value-type="string" calcext:value-type="string">
            <text:p>0x0468d33352e59e6fd035a470fa58d07cb5232e7b</text:p>
          </table:table-cell>
          <table:table-cell office:value-type="float" office:value="2.87416167606424" calcext:value-type="float">
            <text:p>2.87416167606424</text:p>
          </table:table-cell>
          <table:table-cell/>
        </table:table-row>
        <table:table-row table:style-name="ro1">
          <table:table-cell office:value-type="string" calcext:value-type="string">
            <text:p>0x78702791bd50ef4f96c2705865c3cf211aceb630</text:p>
          </table:table-cell>
          <table:table-cell office:value-type="float" office:value="2.841727428" calcext:value-type="float">
            <text:p>2.841727428</text:p>
          </table:table-cell>
          <table:table-cell/>
        </table:table-row>
        <table:table-row table:style-name="ro1">
          <table:table-cell office:value-type="string" calcext:value-type="string">
            <text:p>0x3a72f2e0e28c4467970f4a5fd4b42fa541d15515</text:p>
          </table:table-cell>
          <table:table-cell office:value-type="float" office:value="2.78576766110837" calcext:value-type="float">
            <text:p>2.78576766110837</text:p>
          </table:table-cell>
          <table:table-cell/>
        </table:table-row>
        <table:table-row table:style-name="ro1">
          <table:table-cell office:value-type="string" calcext:value-type="string">
            <text:p>0x1e29170e6f5c2e8c8773f829e0d24a59ae0f887b</text:p>
          </table:table-cell>
          <table:table-cell office:value-type="float" office:value="2.74956200930341" calcext:value-type="float">
            <text:p>2.74956200930341</text:p>
          </table:table-cell>
          <table:table-cell/>
        </table:table-row>
        <table:table-row table:style-name="ro1">
          <table:table-cell office:value-type="string" calcext:value-type="string">
            <text:p>0x5559f6ce83e89149cc925e0cd51232c83f12a0c5</text:p>
          </table:table-cell>
          <table:table-cell office:value-type="float" office:value="2.6600877548239" calcext:value-type="float">
            <text:p>2.6600877548239</text:p>
          </table:table-cell>
          <table:table-cell/>
        </table:table-row>
        <table:table-row table:style-name="ro1">
          <table:table-cell office:value-type="string" calcext:value-type="string">
            <text:p>0x67f9fbaf8c395608b26e915f07c00d653522c955</text:p>
          </table:table-cell>
          <table:table-cell office:value-type="float" office:value="2.63888162352516" calcext:value-type="float">
            <text:p>2.63888162352516</text:p>
          </table:table-cell>
          <table:table-cell/>
        </table:table-row>
        <table:table-row table:style-name="ro1">
          <table:table-cell office:value-type="string" calcext:value-type="string">
            <text:p>0x56f5d1ce7bb6e91e9142009f8488fc7e0e558fb4</text:p>
          </table:table-cell>
          <table:table-cell office:value-type="float" office:value="2.6031570074429" calcext:value-type="float">
            <text:p>2.6031570074429</text:p>
          </table:table-cell>
          <table:table-cell/>
        </table:table-row>
        <table:table-row table:style-name="ro1">
          <table:table-cell office:value-type="string" calcext:value-type="string">
            <text:p>0x82b6a3abf0b586e68353c5e374e06fa14f484680</text:p>
          </table:table-cell>
          <table:table-cell office:value-type="float" office:value="2.50804227334316" calcext:value-type="float">
            <text:p>2.50804227334316</text:p>
          </table:table-cell>
          <table:table-cell/>
        </table:table-row>
        <table:table-row table:style-name="ro1">
          <table:table-cell office:value-type="string" calcext:value-type="string">
            <text:p>0xd33d714f5173a5be2f9a2a2af9dcb33d790e5c87</text:p>
          </table:table-cell>
          <table:table-cell office:value-type="float" office:value="2.49173073085901" calcext:value-type="float">
            <text:p>2.49173073085901</text:p>
          </table:table-cell>
          <table:table-cell/>
        </table:table-row>
        <table:table-row table:style-name="ro1">
          <table:table-cell office:value-type="string" calcext:value-type="string">
            <text:p>0xee620a0991d57f464aad452789a4564ba51245e8</text:p>
          </table:table-cell>
          <table:table-cell office:value-type="float" office:value="2.40243058406747" calcext:value-type="float">
            <text:p>2.40243058406747</text:p>
          </table:table-cell>
          <table:table-cell/>
        </table:table-row>
        <table:table-row table:style-name="ro1">
          <table:table-cell office:value-type="string" calcext:value-type="string">
            <text:p>0xf21f468c31b1742d23fa47bd172e0bf48a2b5d8b</text:p>
          </table:table-cell>
          <table:table-cell office:value-type="float" office:value="2.24816121045601" calcext:value-type="float">
            <text:p>2.24816121045601</text:p>
          </table:table-cell>
          <table:table-cell/>
        </table:table-row>
        <table:table-row table:style-name="ro1">
          <table:table-cell office:value-type="string" calcext:value-type="string">
            <text:p>0x074dccdb202ac9fe0f4b25bdaa33762287579ea2</text:p>
          </table:table-cell>
          <table:table-cell office:value-type="float" office:value="2.12448132780083" calcext:value-type="float">
            <text:p>2.12448132780083</text:p>
          </table:table-cell>
          <table:table-cell/>
        </table:table-row>
        <table:table-row table:style-name="ro1">
          <table:table-cell office:value-type="string" calcext:value-type="string">
            <text:p>0x5038b6848222a8436c4105c19071a40231fc864a</text:p>
          </table:table-cell>
          <table:table-cell office:value-type="float" office:value="2.09743874278822" calcext:value-type="float">
            <text:p>2.09743874278822</text:p>
          </table:table-cell>
          <table:table-cell/>
        </table:table-row>
        <table:table-row table:style-name="ro1">
          <table:table-cell office:value-type="string" calcext:value-type="string">
            <text:p>0x903232d86919596667a493bbb006b10e1ecde93c</text:p>
          </table:table-cell>
          <table:table-cell office:value-type="float" office:value="2.09427552133145" calcext:value-type="float">
            <text:p>2.09427552133145</text:p>
          </table:table-cell>
          <table:table-cell/>
        </table:table-row>
        <table:table-row table:style-name="ro1">
          <table:table-cell office:value-type="string" calcext:value-type="string">
            <text:p>0x11b1785d9ac81480c03210e89f1508c8c115888e</text:p>
          </table:table-cell>
          <table:table-cell office:value-type="float" office:value="2.07712447214084" calcext:value-type="float">
            <text:p>2.07712447214084</text:p>
          </table:table-cell>
          <table:table-cell/>
        </table:table-row>
        <table:table-row table:style-name="ro1">
          <table:table-cell office:value-type="string" calcext:value-type="string">
            <text:p>0x12e673b2834506f377ef3461b987dcdbbfdc5039</text:p>
          </table:table-cell>
          <table:table-cell office:value-type="float" office:value="2.02548269444845" calcext:value-type="float">
            <text:p>2.02548269444845</text:p>
          </table:table-cell>
          <table:table-cell/>
        </table:table-row>
        <table:table-row table:style-name="ro1">
          <table:table-cell office:value-type="string" calcext:value-type="string">
            <text:p>0x407c94d2e4463866398f2b7e23c481ef6eed24dc</text:p>
          </table:table-cell>
          <table:table-cell office:value-type="float" office:value="2.01043376103692" calcext:value-type="float">
            <text:p>2.01043376103692</text:p>
          </table:table-cell>
          <table:table-cell/>
        </table:table-row>
        <table:table-row table:style-name="ro1">
          <table:table-cell office:value-type="string" calcext:value-type="string">
            <text:p>0x66901269ad9bd6b773febbabe9dc5e2b36793611</text:p>
          </table:table-cell>
          <table:table-cell office:value-type="float" office:value="2.01" calcext:value-type="float">
            <text:p>2.01</text:p>
          </table:table-cell>
          <table:table-cell/>
        </table:table-row>
        <table:table-row table:style-name="ro1">
          <table:table-cell office:value-type="string" calcext:value-type="string">
            <text:p>0x3120670b117855b54306c548216a4c25dc704982</text:p>
          </table:table-cell>
          <table:table-cell office:value-type="float" office:value="1.998" calcext:value-type="float">
            <text:p>1.998</text:p>
          </table:table-cell>
          <table:table-cell/>
        </table:table-row>
        <table:table-row table:style-name="ro1">
          <table:table-cell office:value-type="string" calcext:value-type="string">
            <text:p>0x32b351e62a5d23d1e38e3cde68f2bb79ecb77ada</text:p>
          </table:table-cell>
          <table:table-cell office:value-type="float" office:value="1.998" calcext:value-type="float">
            <text:p>1.998</text:p>
          </table:table-cell>
          <table:table-cell/>
        </table:table-row>
        <table:table-row table:style-name="ro1">
          <table:table-cell office:value-type="string" calcext:value-type="string">
            <text:p>0x661da416a162c87a581b7bd56328a7a3cecc2f21</text:p>
          </table:table-cell>
          <table:table-cell office:value-type="float" office:value="1.998" calcext:value-type="float">
            <text:p>1.998</text:p>
          </table:table-cell>
          <table:table-cell/>
        </table:table-row>
        <table:table-row table:style-name="ro1">
          <table:table-cell office:value-type="string" calcext:value-type="string">
            <text:p>0x918b9db1775a9a7833ab348b2080b07238c61b8e</text:p>
          </table:table-cell>
          <table:table-cell office:value-type="float" office:value="1.998" calcext:value-type="float">
            <text:p>1.998</text:p>
          </table:table-cell>
          <table:table-cell/>
        </table:table-row>
        <table:table-row table:style-name="ro1">
          <table:table-cell office:value-type="string" calcext:value-type="string">
            <text:p>0x0271fa47099d68ef34ce5ada1c5950aea1e2db99</text:p>
          </table:table-cell>
          <table:table-cell office:value-type="float" office:value="1.996002" calcext:value-type="float">
            <text:p>1.996002</text:p>
          </table:table-cell>
          <table:table-cell/>
        </table:table-row>
        <table:table-row table:style-name="ro1">
          <table:table-cell office:value-type="string" calcext:value-type="string">
            <text:p>0x4a56e73a7df0e6f7a3078c444deaf431ab173cc5</text:p>
          </table:table-cell>
          <table:table-cell office:value-type="float" office:value="1.87319886762842" calcext:value-type="float">
            <text:p>1.87319886762842</text:p>
          </table:table-cell>
          <table:table-cell/>
        </table:table-row>
        <table:table-row table:style-name="ro1">
          <table:table-cell office:value-type="string" calcext:value-type="string">
            <text:p>0x106b2316762dda0dbff65e4d038e00c1763bc468</text:p>
          </table:table-cell>
          <table:table-cell office:value-type="float" office:value="1.73443660816952" calcext:value-type="float">
            <text:p>1.73443660816952</text:p>
          </table:table-cell>
          <table:table-cell/>
        </table:table-row>
        <table:table-row table:style-name="ro1">
          <table:table-cell office:value-type="string" calcext:value-type="string">
            <text:p>0x74fae191f05867b4bd240741f33edd606241e16a</text:p>
          </table:table-cell>
          <table:table-cell office:value-type="float" office:value="1.71753051803831" calcext:value-type="float">
            <text:p>1.71753051803831</text:p>
          </table:table-cell>
          <table:table-cell/>
        </table:table-row>
        <table:table-row table:style-name="ro1">
          <table:table-cell office:value-type="string" calcext:value-type="string">
            <text:p>0x11271550adc85b7f3c009191dc1f1462caae699f</text:p>
          </table:table-cell>
          <table:table-cell office:value-type="float" office:value="1.70272973260257" calcext:value-type="float">
            <text:p>1.70272973260257</text:p>
          </table:table-cell>
          <table:table-cell/>
        </table:table-row>
        <table:table-row table:style-name="ro1">
          <table:table-cell office:value-type="string" calcext:value-type="string">
            <text:p>0xeef549f43cce8b65c765a3b2611627bde1663f9b</text:p>
          </table:table-cell>
          <table:table-cell office:value-type="float" office:value="1.6983" calcext:value-type="float">
            <text:p>1.6983</text:p>
          </table:table-cell>
          <table:table-cell/>
        </table:table-row>
        <table:table-row table:style-name="ro1">
          <table:table-cell office:value-type="string" calcext:value-type="string">
            <text:p>0x71cdfcc0051dddaa3cc779d59545c1acabe8532c</text:p>
          </table:table-cell>
          <table:table-cell office:value-type="float" office:value="1.69594032693094" calcext:value-type="float">
            <text:p>1.69594032693094</text:p>
          </table:table-cell>
          <table:table-cell/>
        </table:table-row>
        <table:table-row table:style-name="ro1">
          <table:table-cell office:value-type="string" calcext:value-type="string">
            <text:p>0xf10eae6fe758b2f7931a50adbebd22cd92e43cb1</text:p>
          </table:table-cell>
          <table:table-cell office:value-type="float" office:value="1.62046664819259" calcext:value-type="float">
            <text:p>1.62046664819259</text:p>
          </table:table-cell>
          <table:table-cell/>
        </table:table-row>
        <table:table-row table:style-name="ro1">
          <table:table-cell office:value-type="string" calcext:value-type="string">
            <text:p>0x85074d8f0a54725279344484a7b8bfe335fe02d6</text:p>
          </table:table-cell>
          <table:table-cell office:value-type="float" office:value="1.55569214739503" calcext:value-type="float">
            <text:p>1.55569214739503</text:p>
          </table:table-cell>
          <table:table-cell/>
        </table:table-row>
        <table:table-row table:style-name="ro1">
          <table:table-cell office:value-type="string" calcext:value-type="string">
            <text:p>0x1fe0138820356a3c65f64c6480723a76734be75c</text:p>
          </table:table-cell>
          <table:table-cell office:value-type="float" office:value="1.4985" calcext:value-type="float">
            <text:p>1.4985</text:p>
          </table:table-cell>
          <table:table-cell/>
        </table:table-row>
        <table:table-row table:style-name="ro1">
          <table:table-cell office:value-type="string" calcext:value-type="string">
            <text:p>0xcb23a7e0b5a62fa998d710c5c2419bca49a556a1</text:p>
          </table:table-cell>
          <table:table-cell office:value-type="float" office:value="1.4985" calcext:value-type="float">
            <text:p>1.4985</text:p>
          </table:table-cell>
          <table:table-cell/>
        </table:table-row>
        <table:table-row table:style-name="ro1">
          <table:table-cell office:value-type="string" calcext:value-type="string">
            <text:p>0x2dc2b7fce71e3680588197b83e8f9edbad8ef999</text:p>
          </table:table-cell>
          <table:table-cell office:value-type="float" office:value="1.49503843851541" calcext:value-type="float">
            <text:p>1.49503843851541</text:p>
          </table:table-cell>
          <table:table-cell/>
        </table:table-row>
        <table:table-row table:style-name="ro1">
          <table:table-cell office:value-type="string" calcext:value-type="string">
            <text:p>0xf18335ec69a1a2ebfdbcc6c04b958adf2b66f71f</text:p>
          </table:table-cell>
          <table:table-cell office:value-type="float" office:value="1.46984073614833" calcext:value-type="float">
            <text:p>1.46984073614833</text:p>
          </table:table-cell>
          <table:table-cell/>
        </table:table-row>
        <table:table-row table:style-name="ro1">
          <table:table-cell office:value-type="string" calcext:value-type="string">
            <text:p>0x4aeec0a058632e373df2ee83730bb19f00bca197</text:p>
          </table:table-cell>
          <table:table-cell office:value-type="float" office:value="1.43820884880937" calcext:value-type="float">
            <text:p>1.43820884880937</text:p>
          </table:table-cell>
          <table:table-cell/>
        </table:table-row>
        <table:table-row table:style-name="ro1">
          <table:table-cell office:value-type="string" calcext:value-type="string">
            <text:p>0x3268125732629fbf9c95acb22570a9d4d1877203</text:p>
          </table:table-cell>
          <table:table-cell office:value-type="float" office:value="1.40438875430893" calcext:value-type="float">
            <text:p>1.40438875430893</text:p>
          </table:table-cell>
          <table:table-cell/>
        </table:table-row>
        <table:table-row table:style-name="ro1">
          <table:table-cell office:value-type="string" calcext:value-type="string">
            <text:p>0x54719cb3588604b9df58448ddaddadc6bf21513f</text:p>
          </table:table-cell>
          <table:table-cell office:value-type="float" office:value="1.3444425344459" calcext:value-type="float">
            <text:p>1.3444425344459</text:p>
          </table:table-cell>
          <table:table-cell/>
        </table:table-row>
        <table:table-row table:style-name="ro1">
          <table:table-cell office:value-type="string" calcext:value-type="string">
            <text:p>0xbe2da9c2d3219f7a874e813c51ece71a160d93fd</text:p>
          </table:table-cell>
          <table:table-cell office:value-type="float" office:value="1.3305005050009" calcext:value-type="float">
            <text:p>1.3305005050009</text:p>
          </table:table-cell>
          <table:table-cell/>
        </table:table-row>
        <table:table-row table:style-name="ro1">
          <table:table-cell office:value-type="string" calcext:value-type="string">
            <text:p>0x519c4ba8430008e74f45560b783846b4e8bf5850</text:p>
          </table:table-cell>
          <table:table-cell office:value-type="float" office:value="1.27816930491588" calcext:value-type="float">
            <text:p>1.27816930491588</text:p>
          </table:table-cell>
          <table:table-cell/>
        </table:table-row>
        <table:table-row table:style-name="ro1">
          <table:table-cell office:value-type="string" calcext:value-type="string">
            <text:p>0xcf19cdf3fceb7c670f55a897031fe5a66dce7946</text:p>
          </table:table-cell>
          <table:table-cell office:value-type="float" office:value="1.27165476560075" calcext:value-type="float">
            <text:p>1.27165476560075</text:p>
          </table:table-cell>
          <table:table-cell/>
        </table:table-row>
        <table:table-row table:style-name="ro1">
          <table:table-cell office:value-type="string" calcext:value-type="string">
            <text:p>0x03f21dc9abbe865aaa07e4edda4a1bb735155b1f</text:p>
          </table:table-cell>
          <table:table-cell office:value-type="float" office:value="1.1988" calcext:value-type="float">
            <text:p>1.1988</text:p>
          </table:table-cell>
          <table:table-cell/>
        </table:table-row>
        <table:table-row table:style-name="ro1">
          <table:table-cell office:value-type="string" calcext:value-type="string">
            <text:p>0x8376231c40cfc10857b9a60b516768ff6bff5134</text:p>
          </table:table-cell>
          <table:table-cell office:value-type="float" office:value="1.1988" calcext:value-type="float">
            <text:p>1.1988</text:p>
          </table:table-cell>
          <table:table-cell/>
        </table:table-row>
        <table:table-row table:style-name="ro1">
          <table:table-cell office:value-type="string" calcext:value-type="string">
            <text:p>0xfe58edc26346ff0afc6882f3530f7540edd3be90</text:p>
          </table:table-cell>
          <table:table-cell office:value-type="float" office:value="1.1988" calcext:value-type="float">
            <text:p>1.1988</text:p>
          </table:table-cell>
          <table:table-cell/>
        </table:table-row>
        <table:table-row table:style-name="ro1">
          <table:table-cell office:value-type="string" calcext:value-type="string">
            <text:p>0xfc322d9fb7f4989510e8fc024c46786b4c993144</text:p>
          </table:table-cell>
          <table:table-cell office:value-type="float" office:value="1.18772704709933" calcext:value-type="float">
            <text:p>1.18772704709933</text:p>
          </table:table-cell>
          <table:table-cell/>
        </table:table-row>
        <table:table-row table:style-name="ro1">
          <table:table-cell office:value-type="string" calcext:value-type="string">
            <text:p>0x417b7f6bd055a53b868995e920c508903cd53154</text:p>
          </table:table-cell>
          <table:table-cell office:value-type="float" office:value="1.18192975268777" calcext:value-type="float">
            <text:p>1.18192975268777</text:p>
          </table:table-cell>
          <table:table-cell/>
        </table:table-row>
        <table:table-row table:style-name="ro1">
          <table:table-cell office:value-type="string" calcext:value-type="string">
            <text:p>0x73b354cae54bf4010e2ebe18ea0b3b42007f7fbc</text:p>
          </table:table-cell>
          <table:table-cell office:value-type="float" office:value="1.16883" calcext:value-type="float">
            <text:p>1.16883</text:p>
          </table:table-cell>
          <table:table-cell/>
        </table:table-row>
        <table:table-row table:style-name="ro1">
          <table:table-cell office:value-type="string" calcext:value-type="string">
            <text:p>0x4580e9a1b4e24855f37989e78e8066582294d794</text:p>
          </table:table-cell>
          <table:table-cell office:value-type="float" office:value="1.14451609144989" calcext:value-type="float">
            <text:p>1.14451609144989</text:p>
          </table:table-cell>
          <table:table-cell/>
        </table:table-row>
        <table:table-row table:style-name="ro1">
          <table:table-cell office:value-type="string" calcext:value-type="string">
            <text:p>0x83941fd22d880db712147060d8e1879569cf5ebf</text:p>
          </table:table-cell>
          <table:table-cell office:value-type="float" office:value="1.13805603759895" calcext:value-type="float">
            <text:p>1.13805603759895</text:p>
          </table:table-cell>
          <table:table-cell/>
        </table:table-row>
        <table:table-row table:style-name="ro1">
          <table:table-cell office:value-type="string" calcext:value-type="string">
            <text:p>0xd50e7b50333b732dc6f9205ccda291473dd25bbe</text:p>
          </table:table-cell>
          <table:table-cell office:value-type="float" office:value="1.13738893873932" calcext:value-type="float">
            <text:p>1.13738893873932</text:p>
          </table:table-cell>
          <table:table-cell/>
        </table:table-row>
        <table:table-row table:style-name="ro1">
          <table:table-cell office:value-type="string" calcext:value-type="string">
            <text:p>0x6ebc8b043b5b444faf3f7bfd28c0032cf4b8e7fd</text:p>
          </table:table-cell>
          <table:table-cell office:value-type="float" office:value="1.06518951105689" calcext:value-type="float">
            <text:p>1.06518951105689</text:p>
          </table:table-cell>
          <table:table-cell/>
        </table:table-row>
        <table:table-row table:style-name="ro1">
          <table:table-cell office:value-type="string" calcext:value-type="string">
            <text:p>0x40f8ba05786c5c8a5b2a5b20f094d650ef00bf8e</text:p>
          </table:table-cell>
          <table:table-cell office:value-type="float" office:value="1.05374178155371" calcext:value-type="float">
            <text:p>1.05374178155371</text:p>
          </table:table-cell>
          <table:table-cell/>
        </table:table-row>
        <table:table-row table:style-name="ro1">
          <table:table-cell office:value-type="string" calcext:value-type="string">
            <text:p>0xa07f5976b3601b40ea9c628297a725840bc97892</text:p>
          </table:table-cell>
          <table:table-cell office:value-type="float" office:value="1.02440512059983" calcext:value-type="float">
            <text:p>1.02440512059983</text:p>
          </table:table-cell>
          <table:table-cell/>
        </table:table-row>
        <table:table-row table:style-name="ro1">
          <table:table-cell office:value-type="string" calcext:value-type="string">
            <text:p>0x7eeb0a2d4734ea10bc260686bea5cc6b051585ce</text:p>
          </table:table-cell>
          <table:table-cell office:value-type="float" office:value="1.02195608782435" calcext:value-type="float">
            <text:p>1.02195608782435</text:p>
          </table:table-cell>
          <table:table-cell/>
        </table:table-row>
        <table:table-row table:style-name="ro1">
          <table:table-cell office:value-type="string" calcext:value-type="string">
            <text:p>0xb955f5ebd446699c5e019052de831950e1c518d6</text:p>
          </table:table-cell>
          <table:table-cell office:value-type="float" office:value="1.01345987655529" calcext:value-type="float">
            <text:p>1.01345987655529</text:p>
          </table:table-cell>
          <table:table-cell/>
        </table:table-row>
        <table:table-row table:style-name="ro1">
          <table:table-cell office:value-type="string" calcext:value-type="string">
            <text:p>0x613d7e7b4fb5b2ae7c1e0d7a252545a07d0721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xa14e5a10476b117b28c6ec5111f699c989bf06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xb0c56599e1f2161761b76c948d88b1050374f5f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xe70b69fb9f7caf48368ffd359816634b7f8d6e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x0ffaa8eeb2ee18c9174e4c5d6af6ce48199c6879</text:p>
          </table:table-cell>
          <table:table-cell office:value-type="float" office:value="0.999" calcext:value-type="float">
            <text:p>0.999</text:p>
          </table:table-cell>
          <table:table-cell/>
        </table:table-row>
        <table:table-row table:style-name="ro1">
          <table:table-cell office:value-type="string" calcext:value-type="string">
            <text:p>0x4021b59c961ea7f1fc00fc9670325d44e879e773</text:p>
          </table:table-cell>
          <table:table-cell office:value-type="float" office:value="0.999" calcext:value-type="float">
            <text:p>0.999</text:p>
          </table:table-cell>
          <table:table-cell/>
        </table:table-row>
        <table:table-row table:style-name="ro1">
          <table:table-cell office:value-type="string" calcext:value-type="string">
            <text:p>0x47804257c76cf6404202d153783884518ff66651</text:p>
          </table:table-cell>
          <table:table-cell office:value-type="float" office:value="0.999" calcext:value-type="float">
            <text:p>0.999</text:p>
          </table:table-cell>
          <table:table-cell/>
        </table:table-row>
        <table:table-row table:style-name="ro1">
          <table:table-cell office:value-type="string" calcext:value-type="string">
            <text:p>0x4f30d6140665edac942635f9b58bc321471759c8</text:p>
          </table:table-cell>
          <table:table-cell office:value-type="float" office:value="0.999" calcext:value-type="float">
            <text:p>0.999</text:p>
          </table:table-cell>
          <table:table-cell/>
        </table:table-row>
        <table:table-row table:style-name="ro1">
          <table:table-cell office:value-type="string" calcext:value-type="string">
            <text:p>0x52777f6c8b6edacda548a6eb2242a0723cde6ae6</text:p>
          </table:table-cell>
          <table:table-cell office:value-type="float" office:value="0.999" calcext:value-type="float">
            <text:p>0.999</text:p>
          </table:table-cell>
          <table:table-cell/>
        </table:table-row>
        <table:table-row table:style-name="ro1">
          <table:table-cell office:value-type="string" calcext:value-type="string">
            <text:p>0x634191d3e738ed5148cd05bfecf6f75dd0e1ce5a</text:p>
          </table:table-cell>
          <table:table-cell office:value-type="float" office:value="0.999" calcext:value-type="float">
            <text:p>0.999</text:p>
          </table:table-cell>
          <table:table-cell/>
        </table:table-row>
        <table:table-row table:style-name="ro1">
          <table:table-cell office:value-type="string" calcext:value-type="string">
            <text:p>0xc3eff84bc851de69399b96ce55cc9e872de1a249</text:p>
          </table:table-cell>
          <table:table-cell office:value-type="float" office:value="0.999" calcext:value-type="float">
            <text:p>0.999</text:p>
          </table:table-cell>
          <table:table-cell/>
        </table:table-row>
        <table:table-row table:style-name="ro1">
          <table:table-cell office:value-type="string" calcext:value-type="string">
            <text:p>0xdf4f2dae1acdf006f969d059dfe28aab7276ced9</text:p>
          </table:table-cell>
          <table:table-cell office:value-type="float" office:value="0.999" calcext:value-type="float">
            <text:p>0.999</text:p>
          </table:table-cell>
          <table:table-cell/>
        </table:table-row>
        <table:table-row table:style-name="ro1">
          <table:table-cell office:value-type="string" calcext:value-type="string">
            <text:p>0xeebb8d649c66ab68757f5ba154a41a6dd589fbbc</text:p>
          </table:table-cell>
          <table:table-cell office:value-type="float" office:value="0.999" calcext:value-type="float">
            <text:p>0.999</text:p>
          </table:table-cell>
          <table:table-cell/>
        </table:table-row>
        <table:table-row table:style-name="ro1">
          <table:table-cell office:value-type="string" calcext:value-type="string">
            <text:p>0xf81756f9e6f82506044b448c7282ff5907f31f98</text:p>
          </table:table-cell>
          <table:table-cell office:value-type="float" office:value="0.999" calcext:value-type="float">
            <text:p>0.999</text:p>
          </table:table-cell>
          <table:table-cell/>
        </table:table-row>
        <table:table-row table:style-name="ro1">
          <table:table-cell office:value-type="string" calcext:value-type="string">
            <text:p>0xfbdc29a805b1540d1bd598ec33d9dc6a3663cb8a</text:p>
          </table:table-cell>
          <table:table-cell office:value-type="float" office:value="0.999" calcext:value-type="float">
            <text:p>0.999</text:p>
          </table:table-cell>
          <table:table-cell/>
        </table:table-row>
        <table:table-row table:style-name="ro1">
          <table:table-cell office:value-type="string" calcext:value-type="string">
            <text:p>0x7b244871453b162beb1ca4f781d870f8091c9160</text:p>
          </table:table-cell>
          <table:table-cell office:value-type="float" office:value="0.997894310108037" calcext:value-type="float">
            <text:p>0.997894310108037</text:p>
          </table:table-cell>
          <table:table-cell/>
        </table:table-row>
        <table:table-row table:style-name="ro1">
          <table:table-cell office:value-type="string" calcext:value-type="string">
            <text:p>0xb6e66d2a4f0c94cb00beb1b0d923a7a8fbccebbe</text:p>
          </table:table-cell>
          <table:table-cell office:value-type="float" office:value="0.960840735643688" calcext:value-type="float">
            <text:p>0.960840735643688</text:p>
          </table:table-cell>
          <table:table-cell/>
        </table:table-row>
        <table:table-row table:style-name="ro1">
          <table:table-cell office:value-type="string" calcext:value-type="string">
            <text:p>0x7c1ac7ea4f37e31019abf7aa8783af9ed20978c9</text:p>
          </table:table-cell>
          <table:table-cell office:value-type="float" office:value="0.956772020474465" calcext:value-type="float">
            <text:p>0.956772020474465</text:p>
          </table:table-cell>
          <table:table-cell/>
        </table:table-row>
        <table:table-row table:style-name="ro1">
          <table:table-cell office:value-type="string" calcext:value-type="string">
            <text:p>0x35ab83b2c7e6e7d1cd470b8a53a958c192e4f66e</text:p>
          </table:table-cell>
          <table:table-cell office:value-type="float" office:value="0.936585515133554" calcext:value-type="float">
            <text:p>0.936585515133554</text:p>
          </table:table-cell>
          <table:table-cell/>
        </table:table-row>
        <table:table-row table:style-name="ro1">
          <table:table-cell office:value-type="string" calcext:value-type="string">
            <text:p>0xdb6f47e34ea7b6b4095009e90dfa91d39fbc5cc0</text:p>
          </table:table-cell>
          <table:table-cell office:value-type="float" office:value="0.904385165664697" calcext:value-type="float">
            <text:p>0.904385165664697</text:p>
          </table:table-cell>
          <table:table-cell/>
        </table:table-row>
        <table:table-row table:style-name="ro1">
          <table:table-cell office:value-type="string" calcext:value-type="string">
            <text:p>0x62bd27a25c6f5e44dd5fdd27e60126b0e1bec686</text:p>
          </table:table-cell>
          <table:table-cell office:value-type="float" office:value="0.89950383337953" calcext:value-type="float">
            <text:p>0.89950383337953</text:p>
          </table:table-cell>
          <table:table-cell/>
        </table:table-row>
        <table:table-row table:style-name="ro1">
          <table:table-cell office:value-type="string" calcext:value-type="string">
            <text:p>0x43c72694380933a883497d7800f7c2c191fcdb7f</text:p>
          </table:table-cell>
          <table:table-cell office:value-type="float" office:value="0.86569487132353" calcext:value-type="float">
            <text:p>0.86569487132353</text:p>
          </table:table-cell>
          <table:table-cell/>
        </table:table-row>
        <table:table-row table:style-name="ro1">
          <table:table-cell office:value-type="string" calcext:value-type="string">
            <text:p>0x3de85b270de7fd0652abb8a07d333b241e52eccb</text:p>
          </table:table-cell>
          <table:table-cell office:value-type="float" office:value="0.864326965792981" calcext:value-type="float">
            <text:p>0.864326965792981</text:p>
          </table:table-cell>
          <table:table-cell/>
        </table:table-row>
        <table:table-row table:style-name="ro1">
          <table:table-cell office:value-type="string" calcext:value-type="string">
            <text:p>0xac34e99b913b5eeb6c1e57ef4626d7e3f5524dc1</text:p>
          </table:table-cell>
          <table:table-cell office:value-type="float" office:value="0.861949090821501" calcext:value-type="float">
            <text:p>0.861949090821501</text:p>
          </table:table-cell>
          <table:table-cell/>
        </table:table-row>
        <table:table-row table:style-name="ro1">
          <table:table-cell office:value-type="string" calcext:value-type="string">
            <text:p>0xe4bc96b24e0bdf87b4b92ed39c1aef8839b090dd</text:p>
          </table:table-cell>
          <table:table-cell office:value-type="float" office:value="0.823469747855872" calcext:value-type="float">
            <text:p>0.823469747855872</text:p>
          </table:table-cell>
          <table:table-cell/>
        </table:table-row>
        <table:table-row table:style-name="ro1">
          <table:table-cell office:value-type="string" calcext:value-type="string">
            <text:p>0x40c20277b64d8e586358b26da2b8c6af98184977</text:p>
          </table:table-cell>
          <table:table-cell office:value-type="float" office:value="0.770553564841182" calcext:value-type="float">
            <text:p>0.770553564841182</text:p>
          </table:table-cell>
          <table:table-cell/>
        </table:table-row>
        <table:table-row table:style-name="ro1">
          <table:table-cell office:value-type="string" calcext:value-type="string">
            <text:p>0x8bc8e9944fa3624223dd3a351a8e3b3e49f1962d</text:p>
          </table:table-cell>
          <table:table-cell office:value-type="float" office:value="0.744301957323088" calcext:value-type="float">
            <text:p>0.744301957323088</text:p>
          </table:table-cell>
          <table:table-cell/>
        </table:table-row>
        <table:table-row table:style-name="ro1">
          <table:table-cell office:value-type="string" calcext:value-type="string">
            <text:p>0x6d979a3d0588ac26612f210195ab3ccf8bb25fca</text:p>
          </table:table-cell>
          <table:table-cell office:value-type="float" office:value="0.715850700989265" calcext:value-type="float">
            <text:p>0.715850700989265</text:p>
          </table:table-cell>
          <table:table-cell/>
        </table:table-row>
        <table:table-row table:style-name="ro1">
          <table:table-cell office:value-type="string" calcext:value-type="string">
            <text:p>0x3e852b2fb78f3dbef75991a49c7523f1aa0a6151</text:p>
          </table:table-cell>
          <table:table-cell office:value-type="float" office:value="0.71531846623475" calcext:value-type="float">
            <text:p>0.71531846623475</text:p>
          </table:table-cell>
          <table:table-cell/>
        </table:table-row>
        <table:table-row table:style-name="ro1">
          <table:table-cell office:value-type="string" calcext:value-type="string">
            <text:p>0x0f3d8ddfcaf9af997da6be047c8f51bac363f6ab</text:p>
          </table:table-cell>
          <table:table-cell office:value-type="float" office:value="0.714510167284442" calcext:value-type="float">
            <text:p>0.714510167284442</text:p>
          </table:table-cell>
          <table:table-cell/>
        </table:table-row>
        <table:table-row table:style-name="ro1">
          <table:table-cell office:value-type="string" calcext:value-type="string">
            <text:p>0xd9918d3f54c4d37e51cb37f28e4700a86919e4da</text:p>
          </table:table-cell>
          <table:table-cell office:value-type="float" office:value="0.70272455414475" calcext:value-type="float">
            <text:p>0.70272455414475</text:p>
          </table:table-cell>
          <table:table-cell/>
        </table:table-row>
        <table:table-row table:style-name="ro1">
          <table:table-cell office:value-type="string" calcext:value-type="string">
            <text:p>0x4136120eccc7bfe502d75b050ae3634098ff383a</text:p>
          </table:table-cell>
          <table:table-cell office:value-type="float" office:value="0.696218087596219" calcext:value-type="float">
            <text:p>0.696218087596219</text:p>
          </table:table-cell>
          <table:table-cell/>
        </table:table-row>
        <table:table-row table:style-name="ro1">
          <table:table-cell office:value-type="string" calcext:value-type="string">
            <text:p>0xd472ad83a12f33c0e52c1ba79b35f659e8cc5790</text:p>
          </table:table-cell>
          <table:table-cell office:value-type="float" office:value="0.646188836202771" calcext:value-type="float">
            <text:p>0.646188836202771</text:p>
          </table:table-cell>
          <table:table-cell/>
        </table:table-row>
        <table:table-row table:style-name="ro1">
          <table:table-cell office:value-type="string" calcext:value-type="string">
            <text:p>0xbe23d76b55840129c9e0ae0e1b7ef7ca618db0c3</text:p>
          </table:table-cell>
          <table:table-cell office:value-type="float" office:value="0.645839967243095" calcext:value-type="float">
            <text:p>0.645839967243095</text:p>
          </table:table-cell>
          <table:table-cell/>
        </table:table-row>
        <table:table-row table:style-name="ro1">
          <table:table-cell office:value-type="string" calcext:value-type="string">
            <text:p>0xfeeaa6a2ae0d4a15e947afc71dc249a29dc2778d</text:p>
          </table:table-cell>
          <table:table-cell office:value-type="float" office:value="0.644334946512746" calcext:value-type="float">
            <text:p>0.644334946512746</text:p>
          </table:table-cell>
          <table:table-cell/>
        </table:table-row>
        <table:table-row table:style-name="ro1">
          <table:table-cell office:value-type="string" calcext:value-type="string">
            <text:p>0xa84c1c9e1702e42fe467bc32eb3a783ef64f6eeb</text:p>
          </table:table-cell>
          <table:table-cell office:value-type="float" office:value="0.632511962862646" calcext:value-type="float">
            <text:p>0.632511962862646</text:p>
          </table:table-cell>
          <table:table-cell/>
        </table:table-row>
        <table:table-row table:style-name="ro1">
          <table:table-cell office:value-type="string" calcext:value-type="string">
            <text:p>0xfd1cd201e0bee6221adcda7619f8ff7e863e93d0</text:p>
          </table:table-cell>
          <table:table-cell office:value-type="float" office:value="0.615213320319583" calcext:value-type="float">
            <text:p>0.615213320319583</text:p>
          </table:table-cell>
          <table:table-cell/>
        </table:table-row>
        <table:table-row table:style-name="ro1">
          <table:table-cell office:value-type="string" calcext:value-type="string">
            <text:p>0x27eac0009c273f56d37f584e422c121648e3e9eb</text:p>
          </table:table-cell>
          <table:table-cell office:value-type="float" office:value="0.604772029293645" calcext:value-type="float">
            <text:p>0.604772029293645</text:p>
          </table:table-cell>
          <table:table-cell/>
        </table:table-row>
        <table:table-row table:style-name="ro1">
          <table:table-cell office:value-type="string" calcext:value-type="string">
            <text:p>0xf89871d16c16733cc75276b9459b1d13a41be0c4</text:p>
          </table:table-cell>
          <table:table-cell office:value-type="float" office:value="0.5994" calcext:value-type="float">
            <text:p>0.5994</text:p>
          </table:table-cell>
          <table:table-cell/>
        </table:table-row>
        <table:table-row table:style-name="ro1">
          <table:table-cell office:value-type="string" calcext:value-type="string">
            <text:p>0x39b301d3429dceb69a7a1ba05284d4c83fffb5d7</text:p>
          </table:table-cell>
          <table:table-cell office:value-type="float" office:value="0.590149768085853" calcext:value-type="float">
            <text:p>0.590149768085853</text:p>
          </table:table-cell>
          <table:table-cell/>
        </table:table-row>
        <table:table-row table:style-name="ro1">
          <table:table-cell office:value-type="string" calcext:value-type="string">
            <text:p>0x26424907e46c9fabcef7c7e5c8630fffa4ff0037</text:p>
          </table:table-cell>
          <table:table-cell office:value-type="float" office:value="0.550248334551006" calcext:value-type="float">
            <text:p>0.550248334551006</text:p>
          </table:table-cell>
          <table:table-cell/>
        </table:table-row>
        <table:table-row table:style-name="ro1">
          <table:table-cell office:value-type="string" calcext:value-type="string">
            <text:p>0xdd0b43eb9a6d518184d1c2bac2a3b987e78a8812</text:p>
          </table:table-cell>
          <table:table-cell office:value-type="float" office:value="0.547317659315498" calcext:value-type="float">
            <text:p>0.547317659315498</text:p>
          </table:table-cell>
          <table:table-cell/>
        </table:table-row>
        <table:table-row table:style-name="ro1">
          <table:table-cell office:value-type="string" calcext:value-type="string">
            <text:p>0xa3a4a2169a5eeff7183cdff56f2c117663f1ac2e</text:p>
          </table:table-cell>
          <table:table-cell office:value-type="float" office:value="0.543045251731076" calcext:value-type="float">
            <text:p>0.543045251731076</text:p>
          </table:table-cell>
          <table:table-cell/>
        </table:table-row>
        <table:table-row table:style-name="ro1">
          <table:table-cell office:value-type="string" calcext:value-type="string">
            <text:p>0x2135a897998ed441a806456fab5328375341cac7</text:p>
          </table:table-cell>
          <table:table-cell office:value-type="float" office:value="0.514660044303224" calcext:value-type="float">
            <text:p>0.514660044303224</text:p>
          </table:table-cell>
          <table:table-cell/>
        </table:table-row>
        <table:table-row table:style-name="ro1">
          <table:table-cell office:value-type="string" calcext:value-type="string">
            <text:p>0x5e1b683a0b81cf8e6fb1c116cfed8853ea18fc27</text:p>
          </table:table-cell>
          <table:table-cell office:value-type="float" office:value="0.4995" calcext:value-type="float">
            <text:p>0.4995</text:p>
          </table:table-cell>
          <table:table-cell/>
        </table:table-row>
        <table:table-row table:style-name="ro1">
          <table:table-cell office:value-type="string" calcext:value-type="string">
            <text:p>0x65d7454b1bbc22368320183b54768aeb31e65bea</text:p>
          </table:table-cell>
          <table:table-cell office:value-type="float" office:value="0.4995" calcext:value-type="float">
            <text:p>0.4995</text:p>
          </table:table-cell>
          <table:table-cell/>
        </table:table-row>
        <table:table-row table:style-name="ro1">
          <table:table-cell office:value-type="string" calcext:value-type="string">
            <text:p>0xeb959caad3bb6e28ba3d9312a8a7ce745767249d</text:p>
          </table:table-cell>
          <table:table-cell office:value-type="float" office:value="0.499296140057598" calcext:value-type="float">
            <text:p>0.499296140057598</text:p>
          </table:table-cell>
          <table:table-cell/>
        </table:table-row>
        <table:table-row table:style-name="ro1">
          <table:table-cell office:value-type="string" calcext:value-type="string">
            <text:p>0x68d78cbab080a6d6c20437fd7f83c41c2c41a16a</text:p>
          </table:table-cell>
          <table:table-cell office:value-type="float" office:value="0.469121110370611" calcext:value-type="float">
            <text:p>0.469121110370611</text:p>
          </table:table-cell>
          <table:table-cell/>
        </table:table-row>
        <table:table-row table:style-name="ro1">
          <table:table-cell office:value-type="string" calcext:value-type="string">
            <text:p>0xbc60aa031a9f34bd7992c99eae5e2c4dd1b5dbc3</text:p>
          </table:table-cell>
          <table:table-cell office:value-type="float" office:value="0.46530969362183" calcext:value-type="float">
            <text:p>0.46530969362183</text:p>
          </table:table-cell>
          <table:table-cell/>
        </table:table-row>
        <table:table-row table:style-name="ro1">
          <table:table-cell office:value-type="string" calcext:value-type="string">
            <text:p>0xbdfac0c77b3f4031f560e22919de243f49341249</text:p>
          </table:table-cell>
          <table:table-cell office:value-type="float" office:value="0.464716520282943" calcext:value-type="float">
            <text:p>0.464716520282943</text:p>
          </table:table-cell>
          <table:table-cell/>
        </table:table-row>
        <table:table-row table:style-name="ro1">
          <table:table-cell office:value-type="string" calcext:value-type="string">
            <text:p>0xe1cda441ffa203eca692e3398f3c3346ee2b786e</text:p>
          </table:table-cell>
          <table:table-cell office:value-type="float" office:value="0.457616486503081" calcext:value-type="float">
            <text:p>0.457616486503081</text:p>
          </table:table-cell>
          <table:table-cell/>
        </table:table-row>
        <table:table-row table:style-name="ro1">
          <table:table-cell office:value-type="string" calcext:value-type="string">
            <text:p>0xdd324b636ac9f60d236b6ba40534bd257832dd03</text:p>
          </table:table-cell>
          <table:table-cell office:value-type="float" office:value="0.424478175901716" calcext:value-type="float">
            <text:p>0.424478175901716</text:p>
          </table:table-cell>
          <table:table-cell/>
        </table:table-row>
        <table:table-row table:style-name="ro1">
          <table:table-cell office:value-type="string" calcext:value-type="string">
            <text:p>0x209a2708ce1f3c263cd09496aa9148c496f9557a</text:p>
          </table:table-cell>
          <table:table-cell office:value-type="float" office:value="0.41931604295101" calcext:value-type="float">
            <text:p>0.41931604295101</text:p>
          </table:table-cell>
          <table:table-cell/>
        </table:table-row>
        <table:table-row table:style-name="ro1">
          <table:table-cell office:value-type="string" calcext:value-type="string">
            <text:p>0x64b44f7a5afbb04029edb5c2d4b5a9a4e4a09553</text:p>
          </table:table-cell>
          <table:table-cell office:value-type="float" office:value="0.397829212267578" calcext:value-type="float">
            <text:p>0.397829212267578</text:p>
          </table:table-cell>
          <table:table-cell/>
        </table:table-row>
        <table:table-row table:style-name="ro1">
          <table:table-cell office:value-type="string" calcext:value-type="string">
            <text:p>0x69696562885eb3c9a609f957efd150df93ba8c2e</text:p>
          </table:table-cell>
          <table:table-cell office:value-type="float" office:value="0.396037061267699" calcext:value-type="float">
            <text:p>0.396037061267699</text:p>
          </table:table-cell>
          <table:table-cell/>
        </table:table-row>
        <table:table-row table:style-name="ro1">
          <table:table-cell office:value-type="string" calcext:value-type="string">
            <text:p>0xd3476faf7dfbf061bafc98c9ec1032da0ef966a4</text:p>
          </table:table-cell>
          <table:table-cell office:value-type="float" office:value="0.388021" calcext:value-type="float">
            <text:p>0.388021</text:p>
          </table:table-cell>
          <table:table-cell/>
        </table:table-row>
        <table:table-row table:style-name="ro1">
          <table:table-cell office:value-type="string" calcext:value-type="string">
            <text:p>0x99d8c50985aa9cad0555baeb3101b355e2502e3e</text:p>
          </table:table-cell>
          <table:table-cell office:value-type="float" office:value="0.363304543763018" calcext:value-type="float">
            <text:p>0.363304543763018</text:p>
          </table:table-cell>
          <table:table-cell/>
        </table:table-row>
        <table:table-row table:style-name="ro1">
          <table:table-cell office:value-type="string" calcext:value-type="string">
            <text:p>0x563105c20b383e7875e262b630dc8fcc46b84a17</text:p>
          </table:table-cell>
          <table:table-cell office:value-type="float" office:value="0.356597296576017" calcext:value-type="float">
            <text:p>0.356597296576017</text:p>
          </table:table-cell>
          <table:table-cell/>
        </table:table-row>
        <table:table-row table:style-name="ro1">
          <table:table-cell office:value-type="string" calcext:value-type="string">
            <text:p>0xa25e271a93dca74dc47b8f3193430b33845e9a37</text:p>
          </table:table-cell>
          <table:table-cell office:value-type="float" office:value="0.340425200655998" calcext:value-type="float">
            <text:p>0.340425200655998</text:p>
          </table:table-cell>
          <table:table-cell/>
        </table:table-row>
        <table:table-row table:style-name="ro1">
          <table:table-cell office:value-type="string" calcext:value-type="string">
            <text:p>0x5febb5ccf94a3aec32949c4e70dcb8ad40b749db</text:p>
          </table:table-cell>
          <table:table-cell office:value-type="float" office:value="0.330342381556515" calcext:value-type="float">
            <text:p>0.330342381556515</text:p>
          </table:table-cell>
          <table:table-cell/>
        </table:table-row>
        <table:table-row table:style-name="ro1">
          <table:table-cell office:value-type="string" calcext:value-type="string">
            <text:p>0x610cb8badd2488707f043dd9fca5be160f7e0b97</text:p>
          </table:table-cell>
          <table:table-cell office:value-type="float" office:value="0.316665524661846" calcext:value-type="float">
            <text:p>0.316665524661846</text:p>
          </table:table-cell>
          <table:table-cell/>
        </table:table-row>
        <table:table-row table:style-name="ro1">
          <table:table-cell office:value-type="string" calcext:value-type="string">
            <text:p>0xae698c0e0d0629c2ab1c3295b1a011ff5f7c34da</text:p>
          </table:table-cell>
          <table:table-cell office:value-type="float" office:value="0.316140506891952" calcext:value-type="float">
            <text:p>0.316140506891952</text:p>
          </table:table-cell>
          <table:table-cell/>
        </table:table-row>
        <table:table-row table:style-name="ro1">
          <table:table-cell office:value-type="string" calcext:value-type="string">
            <text:p>0x91cc3b611b13edac2a2d8318034584cfb0874bfc</text:p>
          </table:table-cell>
          <table:table-cell office:value-type="float" office:value="0.315892749888751" calcext:value-type="float">
            <text:p>0.315892749888751</text:p>
          </table:table-cell>
          <table:table-cell/>
        </table:table-row>
        <table:table-row table:style-name="ro1">
          <table:table-cell office:value-type="string" calcext:value-type="string">
            <text:p>0x66c6030531b98ee057dd5fa912ecf18b76adac37</text:p>
          </table:table-cell>
          <table:table-cell office:value-type="float" office:value="0.313102798502934" calcext:value-type="float">
            <text:p>0.313102798502934</text:p>
          </table:table-cell>
          <table:table-cell/>
        </table:table-row>
        <table:table-row table:style-name="ro1">
          <table:table-cell office:value-type="string" calcext:value-type="string">
            <text:p>0x7d8bcd6dc8ee327d7191875b247bc4c0b8064dd0</text:p>
          </table:table-cell>
          <table:table-cell office:value-type="float" office:value="0.307370463170513" calcext:value-type="float">
            <text:p>0.307370463170513</text:p>
          </table:table-cell>
          <table:table-cell/>
        </table:table-row>
        <table:table-row table:style-name="ro1">
          <table:table-cell office:value-type="string" calcext:value-type="string">
            <text:p>0x246cc36248f06b27acc258d5ca57fae320447504</text:p>
          </table:table-cell>
          <table:table-cell office:value-type="float" office:value="0.303698645516507" calcext:value-type="float">
            <text:p>0.303698645516507</text:p>
          </table:table-cell>
          <table:table-cell/>
        </table:table-row>
        <table:table-row table:style-name="ro1">
          <table:table-cell office:value-type="string" calcext:value-type="string">
            <text:p>0x8dfd12836ff894d42d463ba9cbd5779765f06421</text:p>
          </table:table-cell>
          <table:table-cell office:value-type="float" office:value="0.294169620203977" calcext:value-type="float">
            <text:p>0.294169620203977</text:p>
          </table:table-cell>
          <table:table-cell/>
        </table:table-row>
        <table:table-row table:style-name="ro1">
          <table:table-cell office:value-type="string" calcext:value-type="string">
            <text:p>0x284ca01fff5a0e353b8fca0a882693d41c872894</text:p>
          </table:table-cell>
          <table:table-cell office:value-type="float" office:value="0.279846171860233" calcext:value-type="float">
            <text:p>0.279846171860233</text:p>
          </table:table-cell>
          <table:table-cell/>
        </table:table-row>
        <table:table-row table:style-name="ro1">
          <table:table-cell office:value-type="string" calcext:value-type="string">
            <text:p>0x96c195f6643a3d797cb90cb6ba0ae2776d51b5f3</text:p>
          </table:table-cell>
          <table:table-cell office:value-type="float" office:value="0.273858973449959" calcext:value-type="float">
            <text:p>0.273858973449959</text:p>
          </table:table-cell>
          <table:table-cell/>
        </table:table-row>
        <table:table-row table:style-name="ro1">
          <table:table-cell office:value-type="string" calcext:value-type="string">
            <text:p>0x9d46ea4ecc8b9d218846b5d342b412e670851c3d</text:p>
          </table:table-cell>
          <table:table-cell office:value-type="float" office:value="0.25771" calcext:value-type="float">
            <text:p>0.25771</text:p>
          </table:table-cell>
          <table:table-cell/>
        </table:table-row>
        <table:table-row table:style-name="ro1">
          <table:table-cell office:value-type="string" calcext:value-type="string">
            <text:p>0x7050f80a9a3cb7746e1ed9cdd6a2b5eb4a66693f</text:p>
          </table:table-cell>
          <table:table-cell office:value-type="float" office:value="0.25708707525657" calcext:value-type="float">
            <text:p>0.25708707525657</text:p>
          </table:table-cell>
          <table:table-cell/>
        </table:table-row>
        <table:table-row table:style-name="ro1">
          <table:table-cell office:value-type="string" calcext:value-type="string">
            <text:p>0x5aed00f4ac859f317cbb9e54b94b4a5684c052c9</text:p>
          </table:table-cell>
          <table:table-cell office:value-type="float" office:value="0.241951894840669" calcext:value-type="float">
            <text:p>0.241951894840669</text:p>
          </table:table-cell>
          <table:table-cell/>
        </table:table-row>
        <table:table-row table:style-name="ro1">
          <table:table-cell office:value-type="string" calcext:value-type="string">
            <text:p>0xc1758eea027f8d92e6ddd13d17e19e592845188a</text:p>
          </table:table-cell>
          <table:table-cell office:value-type="float" office:value="0.229299072664684" calcext:value-type="float">
            <text:p>0.229299072664684</text:p>
          </table:table-cell>
          <table:table-cell/>
        </table:table-row>
        <table:table-row table:style-name="ro1">
          <table:table-cell office:value-type="string" calcext:value-type="string">
            <text:p>0x714d0981075e661dcca96dc58a517143bce12c85</text:p>
          </table:table-cell>
          <table:table-cell office:value-type="float" office:value="0.228877193657149" calcext:value-type="float">
            <text:p>0.228877193657149</text:p>
          </table:table-cell>
          <table:table-cell/>
        </table:table-row>
        <table:table-row table:style-name="ro1">
          <table:table-cell office:value-type="string" calcext:value-type="string">
            <text:p>0x3e51e6b9cfc25c34afbc6157682357ed07dc90f7</text:p>
          </table:table-cell>
          <table:table-cell office:value-type="float" office:value="0.21463075444363" calcext:value-type="float">
            <text:p>0.21463075444363</text:p>
          </table:table-cell>
          <table:table-cell/>
        </table:table-row>
        <table:table-row table:style-name="ro1">
          <table:table-cell office:value-type="string" calcext:value-type="string">
            <text:p>0x68cc611de0eae804bcfcdccb4b267ebfe77359b4</text:p>
          </table:table-cell>
          <table:table-cell office:value-type="float" office:value="0.202641732130256" calcext:value-type="float">
            <text:p>0.202641732130256</text:p>
          </table:table-cell>
          <table:table-cell/>
        </table:table-row>
        <table:table-row table:style-name="ro1">
          <table:table-cell office:value-type="string" calcext:value-type="string">
            <text:p>0x178a61498172d59bad609b7ad2469dd555642151</text:p>
          </table:table-cell>
          <table:table-cell office:value-type="float" office:value="0.199311561356399" calcext:value-type="float">
            <text:p>0.199311561356399</text:p>
          </table:table-cell>
          <table:table-cell/>
        </table:table-row>
        <table:table-row table:style-name="ro1">
          <table:table-cell office:value-type="string" calcext:value-type="string">
            <text:p>0x3c86a2d53523e850c8d94f20f4f17251f3fa3fdd</text:p>
          </table:table-cell>
          <table:table-cell office:value-type="float" office:value="0.197925493094128" calcext:value-type="float">
            <text:p>0.197925493094128</text:p>
          </table:table-cell>
          <table:table-cell/>
        </table:table-row>
        <table:table-row table:style-name="ro1">
          <table:table-cell office:value-type="string" calcext:value-type="string">
            <text:p>0x8c128f336b479b142429a5f351af225457a987fa</text:p>
          </table:table-cell>
          <table:table-cell office:value-type="float" office:value="0.197407186013342" calcext:value-type="float">
            <text:p>0.197407186013342</text:p>
          </table:table-cell>
          <table:table-cell/>
        </table:table-row>
        <table:table-row table:style-name="ro1">
          <table:table-cell office:value-type="string" calcext:value-type="string">
            <text:p>0x75b5668dde98fde8d6e073e0490d0da04701e682</text:p>
          </table:table-cell>
          <table:table-cell office:value-type="float" office:value="0.183214927627363" calcext:value-type="float">
            <text:p>0.183214927627363</text:p>
          </table:table-cell>
          <table:table-cell/>
        </table:table-row>
        <table:table-row table:style-name="ro1">
          <table:table-cell office:value-type="string" calcext:value-type="string">
            <text:p>0x1394fa048b6ff2c9cf9901ebc34ed00eaf8d085f</text:p>
          </table:table-cell>
          <table:table-cell office:value-type="float" office:value="0.159301721975957" calcext:value-type="float">
            <text:p>0.159301721975957</text:p>
          </table:table-cell>
          <table:table-cell/>
        </table:table-row>
        <table:table-row table:style-name="ro1">
          <table:table-cell office:value-type="string" calcext:value-type="string">
            <text:p>0x38fc5007f655376344e5451d6a4e12614ac16cec</text:p>
          </table:table-cell>
          <table:table-cell office:value-type="float" office:value="0.156349139539563" calcext:value-type="float">
            <text:p>0.156349139539563</text:p>
          </table:table-cell>
          <table:table-cell/>
        </table:table-row>
        <table:table-row table:style-name="ro1">
          <table:table-cell office:value-type="string" calcext:value-type="string">
            <text:p>0x81ce31553a242403dde437fcec9c90be4027a719</text:p>
          </table:table-cell>
          <table:table-cell office:value-type="float" office:value="0.139481633367696" calcext:value-type="float">
            <text:p>0.139481633367696</text:p>
          </table:table-cell>
          <table:table-cell/>
        </table:table-row>
        <table:table-row table:style-name="ro1">
          <table:table-cell office:value-type="string" calcext:value-type="string">
            <text:p>0x1159d0309f73f0891a8d4facf65fc4656180c9a2</text:p>
          </table:table-cell>
          <table:table-cell office:value-type="float" office:value="0.135473490786372" calcext:value-type="float">
            <text:p>0.135473490786372</text:p>
          </table:table-cell>
          <table:table-cell/>
        </table:table-row>
        <table:table-row table:style-name="ro1">
          <table:table-cell office:value-type="string" calcext:value-type="string">
            <text:p>0xda65e2cf7d9625c6bf95b0216404ee1279870c52</text:p>
          </table:table-cell>
          <table:table-cell office:value-type="float" office:value="0.124148669497409" calcext:value-type="float">
            <text:p>0.124148669497409</text:p>
          </table:table-cell>
          <table:table-cell/>
        </table:table-row>
        <table:table-row table:style-name="ro1">
          <table:table-cell office:value-type="string" calcext:value-type="string">
            <text:p>0x09d7546896fa7bb6368ed90a8a87ec7ef92b1c90</text:p>
          </table:table-cell>
          <table:table-cell office:value-type="float" office:value="0.119831405454537" calcext:value-type="float">
            <text:p>0.119831405454537</text:p>
          </table:table-cell>
          <table:table-cell/>
        </table:table-row>
        <table:table-row table:style-name="ro1">
          <table:table-cell office:value-type="string" calcext:value-type="string">
            <text:p>0xdafe07ab611c37fd2263f84307b9e4555fc68fcd</text:p>
          </table:table-cell>
          <table:table-cell office:value-type="float" office:value="0.114594447655855" calcext:value-type="float">
            <text:p>0.114594447655855</text:p>
          </table:table-cell>
          <table:table-cell/>
        </table:table-row>
        <table:table-row table:style-name="ro1">
          <table:table-cell office:value-type="string" calcext:value-type="string">
            <text:p>0x2e7e5de7d87a29b16284092b19891c80b0f43eca</text:p>
          </table:table-cell>
          <table:table-cell office:value-type="float" office:value="0.108562250455401" calcext:value-type="float">
            <text:p>0.108562250455401</text:p>
          </table:table-cell>
          <table:table-cell/>
        </table:table-row>
        <table:table-row table:style-name="ro1">
          <table:table-cell office:value-type="string" calcext:value-type="string">
            <text:p>0x786c9fb9494cc3c82d5a47a62b4392c7004106ca</text:p>
          </table:table-cell>
          <table:table-cell office:value-type="float" office:value="0.103609440029748" calcext:value-type="float">
            <text:p>0.103609440029748</text:p>
          </table:table-cell>
          <table:table-cell/>
        </table:table-row>
        <table:table-row table:style-name="ro1">
          <table:table-cell office:value-type="string" calcext:value-type="string">
            <text:p>0x00a0ffc39fdf7c36d8227bb4d745584352c24fb1</text:p>
          </table:table-cell>
          <table:table-cell office:value-type="float" office:value="0.101785053407987" calcext:value-type="float">
            <text:p>0.101785053407987</text:p>
          </table:table-cell>
          <table:table-cell/>
        </table:table-row>
        <table:table-row table:style-name="ro1">
          <table:table-cell office:value-type="string" calcext:value-type="string">
            <text:p>0x403e102e31f03ee1e7d4f99db6104119d894b757</text:p>
          </table:table-cell>
          <table:table-cell office:value-type="float" office:value="0.101585569057433" calcext:value-type="float">
            <text:p>0.101585569057433</text:p>
          </table:table-cell>
          <table:table-cell/>
        </table:table-row>
        <table:table-row table:style-name="ro1">
          <table:table-cell office:value-type="string" calcext:value-type="string">
            <text:p>0xb5f553ca4cf021f20237ba91c79d8e3dedb75530</text:p>
          </table:table-cell>
          <table:table-cell office:value-type="float" office:value="0.100661403224127" calcext:value-type="float">
            <text:p>0.100661403224127</text:p>
          </table:table-cell>
          <table:table-cell/>
        </table:table-row>
        <table:table-row table:style-name="ro1">
          <table:table-cell office:value-type="string" calcext:value-type="string">
            <text:p>0xb63027a47526b139fd51c0754d3542d850879e43</text:p>
          </table:table-cell>
          <table:table-cell office:value-type="float" office:value="0.0943013679959932" calcext:value-type="float">
            <text:p>0.0943013679959932</text:p>
          </table:table-cell>
          <table:table-cell/>
        </table:table-row>
        <table:table-row table:style-name="ro1">
          <table:table-cell office:value-type="string" calcext:value-type="string">
            <text:p>0x5fe1eddb81a6e2ad3c10391c74c4f3e55c30f6f9</text:p>
          </table:table-cell>
          <table:table-cell office:value-type="float" office:value="0.0936444365682551" calcext:value-type="float">
            <text:p>0.0936444365682551</text:p>
          </table:table-cell>
          <table:table-cell/>
        </table:table-row>
        <table:table-row table:style-name="ro1">
          <table:table-cell office:value-type="string" calcext:value-type="string">
            <text:p>0xb94f5d34cd89c226f64aa23c41f331239bd04b03</text:p>
          </table:table-cell>
          <table:table-cell office:value-type="float" office:value="0.0871656830822664" calcext:value-type="float">
            <text:p>0.0871656830822664</text:p>
          </table:table-cell>
          <table:table-cell/>
        </table:table-row>
        <table:table-row table:style-name="ro1">
          <table:table-cell office:value-type="string" calcext:value-type="string">
            <text:p>0xb07efc58868264c5c696623a0ac6f0c70b2bea04</text:p>
          </table:table-cell>
          <table:table-cell office:value-type="float" office:value="0.0869399527112059" calcext:value-type="float">
            <text:p>0.0869399527112059</text:p>
          </table:table-cell>
          <table:table-cell/>
        </table:table-row>
        <table:table-row table:style-name="ro1">
          <table:table-cell office:value-type="string" calcext:value-type="string">
            <text:p>0xd090e2dd8fe68f445d274f76b389a6dca5c29b3e</text:p>
          </table:table-cell>
          <table:table-cell office:value-type="float" office:value="0.0845573525180342" calcext:value-type="float">
            <text:p>0.0845573525180342</text:p>
          </table:table-cell>
          <table:table-cell/>
        </table:table-row>
        <table:table-row table:style-name="ro1">
          <table:table-cell office:value-type="string" calcext:value-type="string">
            <text:p>0xa1242fca24eda04b2f2fb69a26035e77c5ffadac</text:p>
          </table:table-cell>
          <table:table-cell office:value-type="float" office:value="0.0774881239014772" calcext:value-type="float">
            <text:p>0.0774881239014772</text:p>
          </table:table-cell>
          <table:table-cell/>
        </table:table-row>
        <table:table-row table:style-name="ro1">
          <table:table-cell office:value-type="string" calcext:value-type="string">
            <text:p>0xf9d96cdba21e917d2545e25300e96536070fa0d4</text:p>
          </table:table-cell>
          <table:table-cell office:value-type="float" office:value="0.0757840323656714" calcext:value-type="float">
            <text:p>0.0757840323656714</text:p>
          </table:table-cell>
          <table:table-cell/>
        </table:table-row>
        <table:table-row table:style-name="ro1">
          <table:table-cell office:value-type="string" calcext:value-type="string">
            <text:p>0xa5e8537ef2f9f2a4c1d7e23efe24166b8b4937d4</text:p>
          </table:table-cell>
          <table:table-cell office:value-type="float" office:value="0.07" calcext:value-type="float">
            <text:p>0.07</text:p>
          </table:table-cell>
          <table:table-cell/>
        </table:table-row>
        <table:table-row table:style-name="ro1">
          <table:table-cell office:value-type="string" calcext:value-type="string">
            <text:p>0xe3d0a22ddf8b4eb3dccf6a84dabcc27ede9aec36</text:p>
          </table:table-cell>
          <table:table-cell office:value-type="float" office:value="0.0695268375499431" calcext:value-type="float">
            <text:p>0.0695268375499431</text:p>
          </table:table-cell>
          <table:table-cell/>
        </table:table-row>
        <table:table-row table:style-name="ro1">
          <table:table-cell office:value-type="string" calcext:value-type="string">
            <text:p>0x2cc00f1c5e56f2b20d25e4f4cfe9c9ed11a7f7c0</text:p>
          </table:table-cell>
          <table:table-cell office:value-type="float" office:value="0.05475940248" calcext:value-type="float">
            <text:p>0.05475940248</text:p>
          </table:table-cell>
          <table:table-cell/>
        </table:table-row>
        <table:table-row table:style-name="ro1">
          <table:table-cell office:value-type="string" calcext:value-type="string">
            <text:p>0x12b0a3d6dd087533d1958a235e3c3a854c09b0dc</text:p>
          </table:table-cell>
          <table:table-cell office:value-type="float" office:value="0.0499" calcext:value-type="float">
            <text:p>0.0499</text:p>
          </table:table-cell>
          <table:table-cell/>
        </table:table-row>
        <table:table-row table:style-name="ro1">
          <table:table-cell office:value-type="string" calcext:value-type="string">
            <text:p>0xb6b7c71afa27133d856fbad150ad070a537227e0</text:p>
          </table:table-cell>
          <table:table-cell office:value-type="float" office:value="0.0487369599020249" calcext:value-type="float">
            <text:p>0.0487369599020249</text:p>
          </table:table-cell>
          <table:table-cell/>
        </table:table-row>
        <table:table-row table:style-name="ro1">
          <table:table-cell office:value-type="string" calcext:value-type="string">
            <text:p>0x801a8b12c6a6bd62dad7f2a8b3d8496c8d0857af</text:p>
          </table:table-cell>
          <table:table-cell office:value-type="float" office:value="0.0416452835749525" calcext:value-type="float">
            <text:p>0.0416452835749525</text:p>
          </table:table-cell>
          <table:table-cell/>
        </table:table-row>
        <table:table-row table:style-name="ro1">
          <table:table-cell office:value-type="string" calcext:value-type="string">
            <text:p>0xfa625d05c5d119812006cfc17ee76b0e3b754dd3</text:p>
          </table:table-cell>
          <table:table-cell office:value-type="float" office:value="0.0410834581672383" calcext:value-type="float">
            <text:p>0.0410834581672383</text:p>
          </table:table-cell>
          <table:table-cell/>
        </table:table-row>
        <table:table-row table:style-name="ro1">
          <table:table-cell office:value-type="string" calcext:value-type="string">
            <text:p>0x8a09d9c7d529fbdb04bb5dab7294fcf3e5a3c762</text:p>
          </table:table-cell>
          <table:table-cell office:value-type="float" office:value="0.0373487945853041" calcext:value-type="float">
            <text:p>0.0373487945853041</text:p>
          </table:table-cell>
          <table:table-cell/>
        </table:table-row>
        <table:table-row table:style-name="ro1">
          <table:table-cell office:value-type="string" calcext:value-type="string">
            <text:p>0xa5cf5e87514e971d88e5ca7572aae52e27b51fb5</text:p>
          </table:table-cell>
          <table:table-cell office:value-type="float" office:value="0.0192637105392284" calcext:value-type="float">
            <text:p>0.0192637105392284</text:p>
          </table:table-cell>
          <table:table-cell/>
        </table:table-row>
        <table:table-row table:style-name="ro1">
          <table:table-cell office:value-type="string" calcext:value-type="string">
            <text:p>0xf62618f729223204c3e454964245e3820e05300c</text:p>
          </table:table-cell>
          <table:table-cell office:value-type="float" office:value="0.0188540518930854" calcext:value-type="float">
            <text:p>0.0188540518930854</text:p>
          </table:table-cell>
          <table:table-cell/>
        </table:table-row>
        <table:table-row table:style-name="ro1">
          <table:table-cell office:value-type="string" calcext:value-type="string">
            <text:p>0x52decc80d5233d35d3e2dcdc0ad2ba0373155c45</text:p>
          </table:table-cell>
          <table:table-cell office:value-type="float" office:value="0.0174762381437668" calcext:value-type="float">
            <text:p>0.0174762381437668</text:p>
          </table:table-cell>
          <table:table-cell/>
        </table:table-row>
        <table:table-row table:style-name="ro1">
          <table:table-cell office:value-type="string" calcext:value-type="string">
            <text:p>0xf8387e6741caa88cac50c4c52cb93b88a23471c8</text:p>
          </table:table-cell>
          <table:table-cell office:value-type="float" office:value="0.0157525827518884" calcext:value-type="float">
            <text:p>0.0157525827518884</text:p>
          </table:table-cell>
          <table:table-cell/>
        </table:table-row>
        <table:table-row table:style-name="ro1">
          <table:table-cell office:value-type="string" calcext:value-type="string">
            <text:p>0x3e70c041f87c66828a8adb1586150e7096c77220</text:p>
          </table:table-cell>
          <table:table-cell office:value-type="float" office:value="0.0154521899054827" calcext:value-type="float">
            <text:p>0.0154521899054827</text:p>
          </table:table-cell>
          <table:table-cell/>
        </table:table-row>
        <table:table-row table:style-name="ro1">
          <table:table-cell office:value-type="string" calcext:value-type="string">
            <text:p>0x17235f4a123726bf62c2dd7fa3a0edba99900853</text:p>
          </table:table-cell>
          <table:table-cell office:value-type="float" office:value="0.0115417965532825" calcext:value-type="float">
            <text:p>0.0115417965532825</text:p>
          </table:table-cell>
          <table:table-cell/>
        </table:table-row>
        <table:table-row table:style-name="ro1">
          <table:table-cell office:value-type="string" calcext:value-type="string">
            <text:p>0xf42df5f735c86495fa3ec321741e09a0663d91df</text:p>
          </table:table-cell>
          <table:table-cell office:value-type="float" office:value="0.00988376606923374" calcext:value-type="float">
            <text:p>0.00988376606923374</text:p>
          </table:table-cell>
          <table:table-cell/>
        </table:table-row>
        <table:table-row table:style-name="ro1">
          <table:table-cell office:value-type="string" calcext:value-type="string">
            <text:p>0xa9f46ec1289a83cfcdd27174bbcd1a794c3aff55</text:p>
          </table:table-cell>
          <table:table-cell office:value-type="float" office:value="0.00922695534104884" calcext:value-type="float">
            <text:p>0.00922695534104884</text:p>
          </table:table-cell>
          <table:table-cell/>
        </table:table-row>
        <table:table-row table:style-name="ro1">
          <table:table-cell office:value-type="string" calcext:value-type="string">
            <text:p>0x92ac8a9c4b5975ef70056c82242eb8515f85ffce</text:p>
          </table:table-cell>
          <table:table-cell office:value-type="float" office:value="0.00663081104312709" calcext:value-type="float">
            <text:p>0.00663081104312709</text:p>
          </table:table-cell>
          <table:table-cell/>
        </table:table-row>
        <table:table-row table:style-name="ro1">
          <table:table-cell office:value-type="string" calcext:value-type="string">
            <text:p>0xc7c8ee6d5b6460c96cc5a7c0f424ce087c6bbfbb</text:p>
          </table:table-cell>
          <table:table-cell office:value-type="float" office:value="0.00520862216234842" calcext:value-type="float">
            <text:p>0.00520862216234842</text:p>
          </table:table-cell>
          <table:table-cell/>
        </table:table-row>
        <table:table-row table:style-name="ro1">
          <table:table-cell office:value-type="string" calcext:value-type="string">
            <text:p>0xd8a20e07328a0191cb4f7730ce0eaec422cbd274</text:p>
          </table:table-cell>
          <table:table-cell office:value-type="float" office:value="0.00519371528791564" calcext:value-type="float">
            <text:p>0.00519371528791564</text:p>
          </table:table-cell>
          <table:table-cell/>
        </table:table-row>
        <table:table-row table:style-name="ro1">
          <table:table-cell office:value-type="string" calcext:value-type="string">
            <text:p>0xec7f5f7e2c482ea5f60bad08c25154742c87c8e9</text:p>
          </table:table-cell>
          <table:table-cell office:value-type="float" office:value="0.00497379894983306" calcext:value-type="float">
            <text:p>0.00497379894983306</text:p>
          </table:table-cell>
          <table:table-cell/>
        </table:table-row>
        <table:table-row table:style-name="ro1">
          <table:table-cell office:value-type="string" calcext:value-type="string">
            <text:p>0xa0065700d584f4530265d710d02602ac934ad6d7</text:p>
          </table:table-cell>
          <table:table-cell office:value-type="float" office:value="0.00462476749368284" calcext:value-type="float">
            <text:p>0.00462476749368284</text:p>
          </table:table-cell>
          <table:table-cell/>
        </table:table-row>
        <table:table-row table:style-name="ro1">
          <table:table-cell office:value-type="string" calcext:value-type="string">
            <text:p>0x3f5ce5fbfe3e9af3971dd833d26ba9b5c936f0be</text:p>
          </table:table-cell>
          <table:table-cell office:value-type="float" office:value="0.00444558893772045" calcext:value-type="float">
            <text:p>0.00444558893772045</text:p>
          </table:table-cell>
          <table:table-cell/>
        </table:table-row>
        <table:table-row table:style-name="ro1">
          <table:table-cell office:value-type="string" calcext:value-type="string">
            <text:p>0x0e86e122675034d745f2d8c4c724d288776cd4e8</text:p>
          </table:table-cell>
          <table:table-cell office:value-type="float" office:value="0.00350170221155214" calcext:value-type="float">
            <text:p>0.00350170221155214</text:p>
          </table:table-cell>
          <table:table-cell/>
        </table:table-row>
        <table:table-row table:style-name="ro1">
          <table:table-cell office:value-type="string" calcext:value-type="string">
            <text:p>0xc21afaa1b2b3ad936452ff6ca113f45cee2425cc</text:p>
          </table:table-cell>
          <table:table-cell office:value-type="float" office:value="0.00194174757281553" calcext:value-type="float">
            <text:p>0.00194174757281553</text:p>
          </table:table-cell>
          <table:table-cell/>
        </table:table-row>
        <table:table-row table:style-name="ro1">
          <table:table-cell office:value-type="string" calcext:value-type="string">
            <text:p>0x05c111014a6fafca2714cee52e7f3a6c1c246073</text:p>
          </table:table-cell>
          <table:table-cell office:value-type="float" office:value="0.00172561608092777" calcext:value-type="float">
            <text:p>0.00172561608092777</text:p>
          </table:table-cell>
          <table:table-cell/>
        </table:table-row>
        <table:table-row table:style-name="ro1">
          <table:table-cell office:value-type="string" calcext:value-type="string">
            <text:p>0x00000000500e2fece27a7600435d0c48d64e0c00</text:p>
          </table:table-cell>
          <table:table-cell office:value-type="float" office:value="0.00147298423608548" calcext:value-type="float">
            <text:p>0.00147298423608548</text:p>
          </table:table-cell>
          <table:table-cell/>
        </table:table-row>
        <table:table-row table:style-name="ro1">
          <table:table-cell office:value-type="string" calcext:value-type="string">
            <text:p>0x94b2f048882eca06388d12a82596a8c998928867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string" calcext:value-type="string">
            <text:p>0x6ab445e2ff9d54eaef838b21374ec831f89909d1</text:p>
          </table:table-cell>
          <table:table-cell office:value-type="float" office:value="0.000998235555941663" calcext:value-type="float">
            <text:p>0.000998235555941663</text:p>
          </table:table-cell>
          <table:table-cell/>
        </table:table-row>
        <table:table-row table:style-name="ro1">
          <table:table-cell office:value-type="string" calcext:value-type="string">
            <text:p>0x13374200c29c757fdcc72f15da98fb94f286d71e</text:p>
          </table:table-cell>
          <table:table-cell office:value-type="float" office:value="0.000998001" calcext:value-type="float">
            <text:p>0.000998001</text:p>
          </table:table-cell>
          <table:table-cell/>
        </table:table-row>
        <table:table-row table:style-name="ro1">
          <table:table-cell office:value-type="string" calcext:value-type="string">
            <text:p>0xd48d8cef2f1a7b29bafb5e17e8b88bfebaec602a</text:p>
          </table:table-cell>
          <table:table-cell office:value-type="float" office:value="0.000987277353689567" calcext:value-type="float">
            <text:p>0.000987277353689567</text:p>
          </table:table-cell>
          <table:table-cell/>
        </table:table-row>
        <table:table-row table:style-name="ro1">
          <table:table-cell office:value-type="string" calcext:value-type="string">
            <text:p>0x9a6c0aa8f0fd4a3282cfacd352ce4f998d7ef466</text:p>
          </table:table-cell>
          <table:table-cell office:value-type="float" office:value="0.000932014403424517" calcext:value-type="float">
            <text:p>0.000932014403424517</text:p>
          </table:table-cell>
          <table:table-cell/>
        </table:table-row>
        <table:table-row table:style-name="ro1">
          <table:table-cell office:value-type="string" calcext:value-type="string">
            <text:p>0x00000000003b3cc22af3ae1eac0440bcee416b40</text:p>
          </table:table-cell>
          <table:table-cell office:value-type="float" office:value="0.000768934795342201" calcext:value-type="float">
            <text:p>0.000768934795342201</text:p>
          </table:table-cell>
          <table:table-cell/>
        </table:table-row>
        <table:table-row table:style-name="ro1">
          <table:table-cell office:value-type="string" calcext:value-type="string">
            <text:p>0x35a9304d2fb4b365b341c708551fc06650cdfaa0</text:p>
          </table:table-cell>
          <table:table-cell office:value-type="float" office:value="0.000712263114361938" calcext:value-type="float">
            <text:p>0.000712263114361938</text:p>
          </table:table-cell>
          <table:table-cell/>
        </table:table-row>
        <table:table-row table:style-name="ro1">
          <table:table-cell office:value-type="string" calcext:value-type="string">
            <text:p>0x787aa24888876ea08ed99bf4f8b618737881cb16</text:p>
          </table:table-cell>
          <table:table-cell office:value-type="float" office:value="0.000619475133410615" calcext:value-type="float">
            <text:p>0.000619475133410615</text:p>
          </table:table-cell>
          <table:table-cell/>
        </table:table-row>
        <table:table-row table:style-name="ro1">
          <table:table-cell office:value-type="string" calcext:value-type="string">
            <text:p>0x79627fd4ed05775e6a847941c945682ed0776281</text:p>
          </table:table-cell>
          <table:table-cell office:value-type="float" office:value="0.000614811702142507" calcext:value-type="float">
            <text:p>0.000614811702142507</text:p>
          </table:table-cell>
          <table:table-cell/>
        </table:table-row>
        <table:table-row table:style-name="ro1">
          <table:table-cell office:value-type="string" calcext:value-type="string">
            <text:p>0x5d55a4e4cbae2c4f1ef13a3055f2d10d7b344478</text:p>
          </table:table-cell>
          <table:table-cell office:value-type="float" office:value="0.000527801826458513" calcext:value-type="float">
            <text:p>0.000527801826458513</text:p>
          </table:table-cell>
          <table:table-cell/>
        </table:table-row>
        <table:table-row table:style-name="ro1">
          <table:table-cell office:value-type="string" calcext:value-type="string">
            <text:p>0x4cbb4ef42d771dffadeb690ab1769d47cc18bfeb</text:p>
          </table:table-cell>
          <table:table-cell office:value-type="float" office:value="0.000494746895893028" calcext:value-type="float">
            <text:p>0.000494746895893028</text:p>
          </table:table-cell>
          <table:table-cell/>
        </table:table-row>
        <table:table-row table:style-name="ro1">
          <table:table-cell office:value-type="string" calcext:value-type="string">
            <text:p>0x88ac4300158cb03dfdc3bfaf857681f8cabd198f</text:p>
          </table:table-cell>
          <table:table-cell office:value-type="float" office:value="0.000492116579073101" calcext:value-type="float">
            <text:p>0.000492116579073101</text:p>
          </table:table-cell>
          <table:table-cell/>
        </table:table-row>
        <table:table-row table:style-name="ro1">
          <table:table-cell office:value-type="string" calcext:value-type="string">
            <text:p>0x1b42a9a7d8d8856762cb5cb6dc8d77cb4a3a82eb</text:p>
          </table:table-cell>
          <table:table-cell office:value-type="float" office:value="0.000294248795461392" calcext:value-type="float">
            <text:p>0.000294248795461392</text:p>
          </table:table-cell>
          <table:table-cell/>
        </table:table-row>
        <table:table-row table:style-name="ro1">
          <table:table-cell office:value-type="string" calcext:value-type="string">
            <text:p>0x1f80998e48f1472777137458f86e89c66f71cf50</text:p>
          </table:table-cell>
          <table:table-cell office:value-type="float" office:value="0.000276608327601337" calcext:value-type="float">
            <text:p>0.000276608327601337</text:p>
          </table:table-cell>
          <table:table-cell/>
        </table:table-row>
        <table:table-row table:style-name="ro1">
          <table:table-cell office:value-type="string" calcext:value-type="string">
            <text:p>0xf237188b25612afde01bb7746e0484c59f0f4a5e</text:p>
          </table:table-cell>
          <table:table-cell office:value-type="float" office:value="0.00020460729579714" calcext:value-type="float">
            <text:p>0.00020460729579714</text:p>
          </table:table-cell>
          <table:table-cell/>
        </table:table-row>
        <table:table-row table:style-name="ro1">
          <table:table-cell office:value-type="string" calcext:value-type="string">
            <text:p>0xc0ab185f1c4a237b77787252a1720ab5918b0b0d</text:p>
          </table:table-cell>
          <table:table-cell office:value-type="float" office:value="0.000099233835357578" calcext:value-type="float">
            <text:p>9.9233835357578E-05</text:p>
          </table:table-cell>
          <table:table-cell/>
        </table:table-row>
        <table:table-row table:style-name="ro1">
          <table:table-cell office:value-type="string" calcext:value-type="string">
            <text:p>0xfa3aa2c2c77a8b5f2a094ec301a747277599c51b</text:p>
          </table:table-cell>
          <table:table-cell office:value-type="float" office:value="0.000097372953822235" calcext:value-type="float">
            <text:p>9.7372953822235E-05</text:p>
          </table:table-cell>
          <table:table-cell/>
        </table:table-row>
        <table:table-row table:style-name="ro1">
          <table:table-cell office:value-type="string" calcext:value-type="string">
            <text:p>0xd4313d8f4ca838943f5e79572fe7b353c834b73a</text:p>
          </table:table-cell>
          <table:table-cell office:value-type="float" office:value="0.000091861882631438" calcext:value-type="float">
            <text:p>9.1861882631438E-05</text:p>
          </table:table-cell>
          <table:table-cell/>
        </table:table-row>
        <table:table-row table:style-name="ro1">
          <table:table-cell office:value-type="string" calcext:value-type="string">
            <text:p>0x1f1ddd6734b8c077b87870fe86b2b732839340b2</text:p>
          </table:table-cell>
          <table:table-cell office:value-type="float" office:value="0.000091135539097965" calcext:value-type="float">
            <text:p>9.1135539097965E-05</text:p>
          </table:table-cell>
          <table:table-cell/>
        </table:table-row>
        <table:table-row table:style-name="ro1">
          <table:table-cell office:value-type="string" calcext:value-type="string">
            <text:p>0x366059a179d1d0c2f7813dd660acf668be083419</text:p>
          </table:table-cell>
          <table:table-cell office:value-type="float" office:value="0.000082941433141224" calcext:value-type="float">
            <text:p>8.2941433141224E-05</text:p>
          </table:table-cell>
          <table:table-cell/>
        </table:table-row>
        <table:table-row table:style-name="ro1">
          <table:table-cell office:value-type="string" calcext:value-type="string">
            <text:p>0xacac397509cb506afe8112f586dcd5353ba7213a</text:p>
          </table:table-cell>
          <table:table-cell office:value-type="float" office:value="0.000077049343397903" calcext:value-type="float">
            <text:p>7.7049343397903E-05</text:p>
          </table:table-cell>
          <table:table-cell/>
        </table:table-row>
        <table:table-row table:style-name="ro1">
          <table:table-cell office:value-type="string" calcext:value-type="string">
            <text:p>0x250f48c2eb50f418de576f3c8eae8a18053c2522</text:p>
          </table:table-cell>
          <table:table-cell office:value-type="float" office:value="0.00006710407731385" calcext:value-type="float">
            <text:p>6.710407731385E-05</text:p>
          </table:table-cell>
          <table:table-cell/>
        </table:table-row>
        <table:table-row table:style-name="ro1">
          <table:table-cell office:value-type="string" calcext:value-type="string">
            <text:p>0xdde19e8ee200f79b83cf90c57042af0e7740fe36</text:p>
          </table:table-cell>
          <table:table-cell office:value-type="float" office:value="0.000057143707298938" calcext:value-type="float">
            <text:p>5.7143707298938E-05</text:p>
          </table:table-cell>
          <table:table-cell/>
        </table:table-row>
        <table:table-row table:style-name="ro1">
          <table:table-cell office:value-type="string" calcext:value-type="string">
            <text:p>0x1fec22b25e2200ca88d30b6ba1d8b5696b2b7d52</text:p>
          </table:table-cell>
          <table:table-cell office:value-type="float" office:value="0.00005531496490163" calcext:value-type="float">
            <text:p>5.531496490163E-05</text:p>
          </table:table-cell>
          <table:table-cell/>
        </table:table-row>
        <table:table-row table:style-name="ro1">
          <table:table-cell office:value-type="string" calcext:value-type="string">
            <text:p>0xe8b2ccfdfa7056006a7c320321f71ab0203f2544</text:p>
          </table:table-cell>
          <table:table-cell office:value-type="float" office:value="0.000053117517166311" calcext:value-type="float">
            <text:p>5.3117517166311E-05</text:p>
          </table:table-cell>
          <table:table-cell/>
        </table:table-row>
        <table:table-row table:style-name="ro1">
          <table:table-cell office:value-type="string" calcext:value-type="string">
            <text:p>0xce9930899534331524ba41457a426044e593204c</text:p>
          </table:table-cell>
          <table:table-cell office:value-type="float" office:value="0.000045423312157997" calcext:value-type="float">
            <text:p>4.5423312157997E-05</text:p>
          </table:table-cell>
          <table:table-cell/>
        </table:table-row>
        <table:table-row table:style-name="ro1">
          <table:table-cell office:value-type="string" calcext:value-type="string">
            <text:p>0xadd90f648aeefb2b23896a6f3fece1cbdbca740e</text:p>
          </table:table-cell>
          <table:table-cell office:value-type="float" office:value="0.000041742128220617" calcext:value-type="float">
            <text:p>4.1742128220617E-05</text:p>
          </table:table-cell>
          <table:table-cell/>
        </table:table-row>
        <table:table-row table:style-name="ro1">
          <table:table-cell office:value-type="string" calcext:value-type="string">
            <text:p>0x6e0df8dc9e37fa295d1ebb01919ef04dfd818c7a</text:p>
          </table:table-cell>
          <table:table-cell office:value-type="float" office:value="0.000038656647359642" calcext:value-type="float">
            <text:p>3.8656647359642E-05</text:p>
          </table:table-cell>
          <table:table-cell/>
        </table:table-row>
        <table:table-row table:style-name="ro1">
          <table:table-cell office:value-type="string" calcext:value-type="string">
            <text:p>0x31836a1fad42be8b047416796204e992b691eb65</text:p>
          </table:table-cell>
          <table:table-cell office:value-type="float" office:value="0.000038428691561875" calcext:value-type="float">
            <text:p>3.8428691561875E-05</text:p>
          </table:table-cell>
          <table:table-cell/>
        </table:table-row>
        <table:table-row table:style-name="ro1">
          <table:table-cell office:value-type="string" calcext:value-type="string">
            <text:p>0x1611c227725c5e420ef058275ae772b41775e261</text:p>
          </table:table-cell>
          <table:table-cell office:value-type="float" office:value="0.000038177939466531" calcext:value-type="float">
            <text:p>3.8177939466531E-05</text:p>
          </table:table-cell>
          <table:table-cell/>
        </table:table-row>
        <table:table-row table:style-name="ro1">
          <table:table-cell office:value-type="string" calcext:value-type="string">
            <text:p>0x6d61dafffcad9d6b8dfea8936d0408e7872952f3</text:p>
          </table:table-cell>
          <table:table-cell office:value-type="float" office:value="0.000037906485877809" calcext:value-type="float">
            <text:p>3.7906485877809E-05</text:p>
          </table:table-cell>
          <table:table-cell/>
        </table:table-row>
        <table:table-row table:style-name="ro1">
          <table:table-cell office:value-type="string" calcext:value-type="string">
            <text:p>0x0e48d69f287c3db58de1fe6fb6828e669be78453</text:p>
          </table:table-cell>
          <table:table-cell office:value-type="float" office:value="0.000035189291748652" calcext:value-type="float">
            <text:p>3.5189291748652E-05</text:p>
          </table:table-cell>
          <table:table-cell/>
        </table:table-row>
        <table:table-row table:style-name="ro1">
          <table:table-cell office:value-type="string" calcext:value-type="string">
            <text:p>0x3596a0e07fc347caad8ecf8faaaa3be6814cd15f</text:p>
          </table:table-cell>
          <table:table-cell office:value-type="float" office:value="0.00003040186470092" calcext:value-type="float">
            <text:p>3.040186470092E-05</text:p>
          </table:table-cell>
          <table:table-cell/>
        </table:table-row>
        <table:table-row table:style-name="ro1">
          <table:table-cell office:value-type="string" calcext:value-type="string">
            <text:p>0x137fba6795aad7a6f0dab782a2bffe93434f26de</text:p>
          </table:table-cell>
          <table:table-cell office:value-type="float" office:value="0.000020894131751134" calcext:value-type="float">
            <text:p>2.0894131751134E-05</text:p>
          </table:table-cell>
          <table:table-cell/>
        </table:table-row>
        <table:table-row table:style-name="ro1">
          <table:table-cell office:value-type="string" calcext:value-type="string">
            <text:p>0x3702345d0f44cf3451cb3f71f792529eb6b4f72a</text:p>
          </table:table-cell>
          <table:table-cell office:value-type="float" office:value="0.000017296613521176" calcext:value-type="float">
            <text:p>1.7296613521176E-05</text:p>
          </table:table-cell>
          <table:table-cell/>
        </table:table-row>
        <table:table-row table:style-name="ro1">
          <table:table-cell office:value-type="string" calcext:value-type="string">
            <text:p>0x04b32aa87405f6dba6b34a91a24d27411771f902</text:p>
          </table:table-cell>
          <table:table-cell office:value-type="float" office:value="0.000017004064216169" calcext:value-type="float">
            <text:p>1.7004064216169E-05</text:p>
          </table:table-cell>
          <table:table-cell/>
        </table:table-row>
        <table:table-row table:style-name="ro1">
          <table:table-cell office:value-type="string" calcext:value-type="string">
            <text:p>0x6379d724d06d5ffe0b0f52ca0595bab99bb5f1b9</text:p>
          </table:table-cell>
          <table:table-cell office:value-type="float" office:value="0.00001612034394232" calcext:value-type="float">
            <text:p>1.612034394232E-05</text:p>
          </table:table-cell>
          <table:table-cell/>
        </table:table-row>
        <table:table-row table:style-name="ro1">
          <table:table-cell office:value-type="string" calcext:value-type="string">
            <text:p>0x20b13507f942071b4b245be88d2053013efbbcba</text:p>
          </table:table-cell>
          <table:table-cell office:value-type="float" office:value="0.000007756190621753" calcext:value-type="float">
            <text:p>7.756190621753E-06</text:p>
          </table:table-cell>
          <table:table-cell/>
        </table:table-row>
        <table:table-row table:style-name="ro1">
          <table:table-cell office:value-type="string" calcext:value-type="string">
            <text:p>0x65e57f0ac0a2430b2b254ed87665b3c464b6a736</text:p>
          </table:table-cell>
          <table:table-cell office:value-type="float" office:value="0.000007556151397246" calcext:value-type="float">
            <text:p>7.556151397246E-06</text:p>
          </table:table-cell>
          <table:table-cell/>
        </table:table-row>
        <table:table-row table:style-name="ro1">
          <table:table-cell office:value-type="string" calcext:value-type="string">
            <text:p>0x4959e9198dd497244d6964865016118e130de400</text:p>
          </table:table-cell>
          <table:table-cell office:value-type="float" office:value="0.000004107990324301" calcext:value-type="float">
            <text:p>4.107990324301E-06</text:p>
          </table:table-cell>
          <table:table-cell/>
        </table:table-row>
        <table:table-row table:style-name="ro1">
          <table:table-cell office:value-type="string" calcext:value-type="string">
            <text:p>0xec734bb679b136d38c4348cb7acafea5ea749718</text:p>
          </table:table-cell>
          <table:table-cell office:value-type="float" office:value="0.000002956289587546" calcext:value-type="float">
            <text:p>2.956289587546E-06</text:p>
          </table:table-cell>
          <table:table-cell/>
        </table:table-row>
        <table:table-row table:style-name="ro1">
          <table:table-cell office:value-type="string" calcext:value-type="string">
            <text:p>0xbc856f539ef84944c75d1e1383e2113b90b00595</text:p>
          </table:table-cell>
          <table:table-cell office:value-type="float" office:value="0.000001656808167216" calcext:value-type="float">
            <text:p>1.656808167216E-06</text:p>
          </table:table-cell>
          <table:table-cell/>
        </table:table-row>
        <table:table-row table:style-name="ro1">
          <table:table-cell office:value-type="string" calcext:value-type="string">
            <text:p>0xdc2a367622965077c166597a5d00c4622a84236d</text:p>
          </table:table-cell>
          <table:table-cell office:value-type="float" office:value="0.000000551301684532" calcext:value-type="float">
            <text:p>5.51301684532E-07</text:p>
          </table:table-cell>
          <table:table-cell/>
        </table:table-row>
        <table:table-row table:style-name="ro1">
          <table:table-cell office:value-type="string" calcext:value-type="string">
            <text:p>0x25844caafc4edb9bda2f24ea40bee7b572f8226c</text:p>
          </table:table-cell>
          <table:table-cell office:value-type="float" office:value="0.000000315822524957" calcext:value-type="float">
            <text:p>3.15822524957E-07</text:p>
          </table:table-cell>
          <table:table-cell/>
        </table:table-row>
        <table:table-row table:style-name="ro1">
          <table:table-cell office:value-type="string" calcext:value-type="string">
            <text:p>0xd0d278e1bd57f951b970b8af7477c4cd27d59cee</text:p>
          </table:table-cell>
          <table:table-cell office:value-type="float" office:value="0.00000004058310877" calcext:value-type="float">
            <text:p>4.058310877E-08</text:p>
          </table:table-cell>
          <table:table-cell/>
        </table:table-row>
        <table:table-row table:style-name="ro1">
          <table:table-cell office:value-type="string" calcext:value-type="string">
            <text:p>0xe95e648eb37f4ed8667d1a267ea0e11e804bd2cc</text:p>
          </table:table-cell>
          <table:table-cell office:value-type="float" office:value="0.000000006310718207" calcext:value-type="float">
            <text:p>6.310718207E-09</text:p>
          </table:table-cell>
          <table:table-cell/>
        </table:table-row>
        <table:table-row table:style-name="ro1">
          <table:table-cell office:value-type="string" calcext:value-type="string">
            <text:p>0x8cd84e18bfc7bc78354267b6b3198d1da45cbcf6</text:p>
          </table:table-cell>
          <table:table-cell office:value-type="float" office:value="0.000000006063566767" calcext:value-type="float">
            <text:p>6.063566767E-09</text:p>
          </table:table-cell>
          <table:table-cell/>
        </table:table-row>
        <table:table-row table:style-name="ro1">
          <table:table-cell office:value-type="string" calcext:value-type="string">
            <text:p>0x088873f2bf4490e7676536c261d96f47c78df56b</text:p>
          </table:table-cell>
          <table:table-cell office:value-type="float" office:value="0.000000005756444249" calcext:value-type="float">
            <text:p>5.756444249E-09</text:p>
          </table:table-cell>
          <table:table-cell/>
        </table:table-row>
        <table:table-row table:style-name="ro1">
          <table:table-cell office:value-type="string" calcext:value-type="string">
            <text:p>0x4b7df04c03f4b1a38e08f053478187ef95383c06</text:p>
          </table:table-cell>
          <table:table-cell office:value-type="float" office:value="0.000000000751288165" calcext:value-type="float">
            <text:p>7.51288165E-10</text:p>
          </table:table-cell>
          <table:table-cell/>
        </table:table-row>
        <table:table-row table:style-name="ro1">
          <table:table-cell office:value-type="string" calcext:value-type="string">
            <text:p>0xe6a789c71208774a408eb0185016b121bf12e841</text:p>
          </table:table-cell>
          <table:table-cell office:value-type="float" office:value="0.000000000288197963" calcext:value-type="float">
            <text:p>2.88197963E-10</text:p>
          </table:table-cell>
          <table:table-cell/>
        </table:table-row>
        <table:table-row table:style-name="ro1">
          <table:table-cell office:value-type="string" calcext:value-type="string">
            <text:p>0x8c8f89957db4f1c59537ef6b499dd19063adc923</text:p>
          </table:table-cell>
          <table:table-cell office:value-type="float" office:value="0.000000000004434269" calcext:value-type="float">
            <text:p>4.434269E-12</text:p>
          </table:table-cell>
          <table:table-cell/>
        </table:table-row>
        <table:table-row table:style-name="ro1">
          <table:table-cell office:value-type="string" calcext:value-type="string">
            <text:p>0x0000000000d1d773661e4b2102bbe07d4dcde777</text:p>
          </table:table-cell>
          <table:table-cell office:value-type="float" office:value="0.000000000000015014" calcext:value-type="float">
            <text:p>1.5014E-14</text:p>
          </table:table-cell>
          <table:table-cell/>
        </table:table-row>
        <table:table-row table:style-name="ro1">
          <table:table-cell office:value-type="string" calcext:value-type="string">
            <text:p>0xf58bde0c2cc4f484ce01154e4fa9df9cfd3e4dfc</text:p>
          </table:table-cell>
          <table:table-cell office:value-type="float" office:value="0.000000000000014471" calcext:value-type="float">
            <text:p>1.4471E-14</text:p>
          </table:table-cell>
          <table:table-cell/>
        </table:table-row>
        <table:table-row table:style-name="ro1">
          <table:table-cell office:value-type="string" calcext:value-type="string">
            <text:p>0x16027fca7230f8c5cd7dd8cf4a3ab6ec61238c20</text:p>
          </table:table-cell>
          <table:table-cell office:value-type="float" office:value="1.019E-015" calcext:value-type="float">
            <text:p>1.019E-15</text:p>
          </table:table-cell>
          <table:table-cell/>
        </table:table-row>
        <table:table-row table:style-name="ro1">
          <table:table-cell office:value-type="string" calcext:value-type="string">
            <text:p>0x3bd97792850d82641021c9a2e0ec621ca070b9d8</text:p>
          </table:table-cell>
          <table:table-cell office:value-type="float" office:value="8.71E-016" calcext:value-type="float">
            <text:p>8.71E-16</text:p>
          </table:table-cell>
          <table:table-cell/>
        </table:table-row>
        <table:table-row table:style-name="ro1">
          <table:table-cell office:value-type="string" calcext:value-type="string">
            <text:p>0x0273fa2b8e74118e2206c481c447083bc3ada118</text:p>
          </table:table-cell>
          <table:table-cell office:value-type="float" office:value="2.9E-017" calcext:value-type="float">
            <text:p>2.9E-17</text:p>
          </table:table-cell>
          <table:table-cell/>
        </table:table-row>
      </table:table>
      <table:named-expressions/>
      <table:database-ranges>
        <table:database-range table:name="__Anonymous_Sheet_DB__0" table:target-range-address="'export-tokenholders-for-contract-0xb6ed7644c69416d67b522e20bc294a9a9b405b31'.A1:'export-tokenholders-for-contract-0xb6ed7644c69416d67b522e20bc294a9a9b405b31'.B1048576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7">00/00/0000</text:date>, <text:time style:data-style-name="N2" text:time-value="11:06:28.16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7T11:13:22.245000000</dc:date>
    <meta:editing-duration>PT21M57S</meta:editing-duration>
    <meta:editing-cycles>4</meta:editing-cycles>
    <meta:generator>LibreOffice/7.3.2.2$Windows_X86_64 LibreOffice_project/49f2b1bff42cfccbd8f788c8dc32c1c309559be0</meta:generator>
    <meta:document-statistic meta:table-count="1" meta:cell-count="15802" meta:object-count="0"/>
  </office:meta>
</office:document-meta>
</file>